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81D41A"/>
    </style:style>
    <style:style style:name="ce4" style:family="table-cell" style:parent-style-name="Default" style:data-style-name="N30">
      <style:table-cell-properties fo:background-color="#81D41A"/>
    </style:style>
    <style:style style:name="ce5" style:family="table-cell" style:parent-style-name="Default" style:data-style-name="N0">
      <style:table-cell-properties fo:background-color="#FFBF00"/>
    </style:style>
    <style:style style:name="ce6" style:family="table-cell" style:parent-style-name="Default" style:data-style-name="N0">
      <style:table-cell-properties fo:background-color="#81D41A"/>
      <style:text-properties fo:color="#0000FF"/>
    </style:style>
    <style:style style:name="ce7" style:family="table-cell" style:parent-style-name="Default" style:data-style-name="N30">
      <style:table-cell-properties fo:background-color="#FFBF00"/>
    </style:style>
    <style:style style:name="ce8" style:family="table-cell" style:parent-style-name="Default" style:data-style-name="N0">
      <style:table-cell-properties fo:background-color="#92D050"/>
    </style:style>
    <style:style style:name="ce9" style:family="table-cell" style:parent-style-name="Default" style:data-style-name="N30">
      <style:table-cell-properties fo:background-color="#92D050"/>
    </style:style>
    <style:style style:name="ce10" style:family="table-cell" style:parent-style-name="Default" style:data-style-name="N0">
      <style:table-cell-properties fo:background-color="#92D050"/>
    </style:style>
    <style:style style:name="ce11" style:family="table-cell" style:parent-style-name="Default" style:data-style-name="N0">
      <style:table-cell-properties fo:background-color="#92D050"/>
    </style:style>
    <style:style style:name="ce12" style:family="table-cell" style:parent-style-name="Default" style:data-style-name="N0">
      <style:table-cell-properties fo:background-color="#92D050"/>
    </style:style>
    <style:style style:name="ce13" style:family="table-cell" style:parent-style-name="Default" style:data-style-name="N0">
      <style:table-cell-properties fo:background-color="#FFC000"/>
    </style:style>
    <style:style style:name="ce14" style:family="table-cell" style:parent-style-name="Default" style:data-style-name="N0">
      <style:table-cell-properties fo:background-color="#FFC000"/>
    </style:style>
    <style:style style:name="ce15" style:family="table-cell" style:parent-style-name="Link" style:data-style-name="N0">
      <style:text-properties fo:color="#0563C1" style:text-underline-style="solid" style:text-underline-type="single"/>
    </style:style>
    <style:style style:name="ce16" style:family="table-cell" style:parent-style-name="Link" style:data-style-name="N0">
      <style:table-cell-properties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Link" style:data-style-name="N0">
      <style:table-cell-properties fo:background-color="#FFC000"/>
      <style:text-properties fo:color="#0563C1" style:text-underline-style="solid" style:text-underline-type="single"/>
    </style:style>
    <style:style style:name="ce19" style:family="table-cell" style:parent-style-name="Default" style:data-style-name="N30">
      <style:table-cell-properties fo:background-color="#FFC000"/>
    </style:style>
    <style:style style:name="ce20" style:family="table-cell" style:parent-style-name="Default" style:data-style-name="N0">
      <style:table-cell-properties fo:background-color="#FFC000"/>
    </style:style>
    <style:style style:name="ce21" style:family="table-cell" style:parent-style-name="Default" style:data-style-name="N0">
      <style:table-cell-properties style:vertical-align="automatic" fo:wrap-option="wrap" fo:background-color="#92D050"/>
    </style:style>
    <style:style style:name="ce22" style:family="table-cell" style:parent-style-name="Link" style:data-style-name="N0">
      <style:table-cell-properties fo:background-color="#92D050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style:vertical-align="automatic" fo:background-color="#92D050"/>
    </style:style>
    <style:style style:name="ce24" style:family="table-cell" style:parent-style-name="Default" style:data-style-name="N0">
      <style:table-cell-properties style:vertical-align="automatic" fo:wrap-option="wrap" fo:background-color="#FFC000"/>
    </style:style>
    <style:style style:name="ce25" style:family="table-cell" style:parent-style-name="Default" style:data-style-name="N0">
      <style:table-cell-properties style:vertical-align="automatic" fo:wrap-option="wrap" fo:background-color="#FFC000"/>
    </style:style>
    <style:style style:name="ce26" style:family="table-cell" style:parent-style-name="Default" style:data-style-name="N0">
      <style:table-cell-properties style:vertical-align="automatic" fo:background-color="#FFC000"/>
    </style:style>
    <style:style style:name="ce27" style:family="table-cell" style:parent-style-name="Link" style:data-style-name="N0">
      <style:table-cell-properties fo:background-color="#FFC000"/>
      <style:text-properties fo:color="#0563C1" style:text-underline-style="solid" style:text-underline-type="single"/>
    </style:style>
    <style:style style:name="ce28" style:family="table-cell" style:parent-style-name="Default" style:data-style-name="N0">
      <style:table-cell-properties fo:background-color="#FF0000"/>
    </style:style>
    <style:style style:name="ce29" style:family="table-cell" style:parent-style-name="Default" style:data-style-name="N0">
      <style:table-cell-properties fo:background-color="#FF0000"/>
    </style:style>
    <style:style style:name="ce30" style:family="table-cell" style:parent-style-name="Default" style:data-style-name="N0">
      <style:table-cell-properties style:vertical-align="automatic" fo:background-color="#FFC000"/>
    </style:style>
    <style:style style:name="ce31" style:family="table-cell" style:parent-style-name="Default" style:data-style-name="N0">
      <style:table-cell-properties fo:background-color="#FFC000"/>
      <style:text-properties fo:color="#333333" style:font-name="Georgia" style:font-name-asian="Georgia" style:font-name-complex="Georgia" fo:font-size="11pt" style:font-size-asian="11pt" style:font-size-complex="11pt" style:font-family-generic="roman"/>
    </style:style>
    <style:style style:name="ce32" style:family="table-cell" style:parent-style-name="Default" style:data-style-name="N30">
      <style:table-cell-properties fo:background-color="#FFC000"/>
    </style:style>
    <style:style style:name="ce33" style:family="table-cell" style:parent-style-name="Default" style:data-style-name="N0">
      <style:table-cell-properties fo:background-color="#FFC000"/>
    </style:style>
    <style:style style:name="ce34" style:family="table-cell" style:parent-style-name="Default" style:data-style-name="N30">
      <style:table-cell-properties fo:background-color="#FF0000"/>
    </style:style>
    <style:style style:name="ce35" style:family="table-cell" style:parent-style-name="Default" style:data-style-name="N0">
      <style:table-cell-properties fo:background-color="#FF0000"/>
    </style:style>
    <style:style style:name="ce36" style:family="table-cell" style:parent-style-name="Default" style:data-style-name="N0">
      <style:table-cell-properties style:vertical-align="automatic" fo:background-color="#FF0000"/>
    </style:style>
    <style:style style:name="co1" style:family="table-column">
      <style:table-column-properties fo:break-before="auto" style:column-width="1.98966666666667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6.5405cm"/>
    </style:style>
    <style:style style:name="co4" style:family="table-column">
      <style:table-column-properties fo:break-before="auto" style:column-width="6.51933333333333cm"/>
    </style:style>
    <style:style style:name="co5" style:family="table-column">
      <style:table-column-properties fo:break-before="auto" style:column-width="16.891cm"/>
    </style:style>
    <style:style style:name="co6" style:family="table-column">
      <style:table-column-properties fo:break-before="auto" style:column-width="17.3566666666667cm"/>
    </style:style>
    <style:style style:name="co7" style:family="table-column">
      <style:table-column-properties fo:break-before="auto" style:column-width="17.9705cm"/>
    </style:style>
    <style:style style:name="co8" style:family="table-column">
      <style:table-column-properties fo:break-before="auto" style:column-width="12.954cm"/>
    </style:style>
    <style:style style:name="co9" style:family="table-column">
      <style:table-column-properties fo:break-before="auto" style:column-width="13.4408333333333cm"/>
    </style:style>
    <style:style style:name="co10" style:family="table-column">
      <style:table-column-properties fo:break-before="auto" style:column-width="14.0546666666667cm"/>
    </style:style>
    <style:style style:name="co11" style:family="table-column">
      <style:table-column-properties fo:break-before="auto" style:column-width="10.5621666666667cm"/>
    </style:style>
    <style:style style:name="co12" style:family="table-column">
      <style:table-column-properties fo:break-before="auto" style:column-width="13.081cm"/>
    </style:style>
    <style:style style:name="co13" style:family="table-column">
      <style:table-column-properties fo:break-before="auto" style:column-width="3.95816666666667cm"/>
    </style:style>
    <style:style style:name="co14" style:family="table-column">
      <style:table-column-properties fo:break-before="auto" style:column-width="11.6416666666667cm"/>
    </style:style>
    <style:style style:name="co15" style:family="table-column">
      <style:table-column-properties fo:break-before="auto" style:column-width="12.9116666666667cm"/>
    </style:style>
    <style:style style:name="co16" style:family="table-column">
      <style:table-column-properties fo:break-before="auto" style:column-width="12.7423333333333cm"/>
    </style:style>
    <style:style style:name="co17" style:family="table-column">
      <style:table-column-properties fo:break-before="auto" style:column-width="12.8693333333333cm"/>
    </style:style>
    <style:style style:name="co18" style:family="table-column">
      <style:table-column-properties fo:break-before="auto" style:column-width="13.335cm"/>
    </style:style>
    <style:style style:name="co19" style:family="table-column">
      <style:table-column-properties fo:break-before="auto" style:column-width="13.9488333333333cm"/>
    </style:style>
    <style:style style:name="co20" style:family="table-column">
      <style:table-column-properties fo:break-before="auto" style:column-width="12.9963333333333cm"/>
    </style:style>
    <style:style style:name="co21" style:family="table-column">
      <style:table-column-properties fo:break-before="auto" style:column-width="13.4831666666667cm"/>
    </style:style>
    <style:style style:name="co22" style:family="table-column">
      <style:table-column-properties fo:break-before="auto" style:column-width="14.097cm"/>
    </style:style>
    <style:style style:name="co23" style:family="table-column">
      <style:table-column-properties fo:break-before="auto" style:column-width="17.6106666666667cm"/>
    </style:style>
    <style:style style:name="co24" style:family="table-column">
      <style:table-column-properties fo:break-before="auto" style:column-width="18.0763333333333cm"/>
    </style:style>
    <style:style style:name="co25" style:family="table-column">
      <style:table-column-properties fo:break-before="auto" style:column-width="9.67316666666667cm"/>
    </style:style>
    <style:style style:name="co26" style:family="table-column">
      <style:table-column-properties fo:break-before="auto" style:column-width="12.6153333333333cm"/>
    </style:style>
    <style:style style:name="co27" style:family="table-column">
      <style:table-column-properties fo:break-before="auto" style:column-width="18.4785cm"/>
    </style:style>
    <style:style style:name="co28" style:family="table-column">
      <style:table-column-properties fo:break-before="auto" style:column-width="11.0701666666667cm"/>
    </style:style>
    <style:style style:name="co29" style:family="table-column">
      <style:table-column-properties fo:break-before="auto" style:column-width="12.1496666666667cm"/>
    </style:style>
    <style:style style:name="co30" style:family="table-column">
      <style:table-column-properties fo:break-before="auto" style:column-width="16.3618333333333cm"/>
    </style:style>
    <style:style style:name="co31" style:family="table-column">
      <style:table-column-properties fo:break-before="auto" style:column-width="16.8486666666667cm"/>
    </style:style>
    <style:style style:name="co32" style:family="table-column">
      <style:table-column-properties fo:break-before="auto" style:column-width="17.4625cm"/>
    </style:style>
    <style:style style:name="co33" style:family="table-column">
      <style:table-column-properties fo:break-before="auto" style:column-width="12.192cm"/>
    </style:style>
    <style:style style:name="co34" style:family="table-column">
      <style:table-column-properties fo:break-before="auto" style:column-width="15.5575cm"/>
    </style:style>
    <style:style style:name="co35" style:family="table-column">
      <style:table-column-properties fo:break-before="auto" style:column-width="16.0443333333333cm"/>
    </style:style>
    <style:style style:name="co36" style:family="table-column">
      <style:table-column-properties fo:break-before="auto" style:column-width="16.6581666666667cm"/>
    </style:style>
    <style:style style:name="co37" style:family="table-column">
      <style:table-column-properties fo:break-before="auto" style:column-width="14.7743333333333cm"/>
    </style:style>
    <style:style style:name="co38" style:family="table-column">
      <style:table-column-properties fo:break-before="auto" style:column-width="15.2611666666667cm"/>
    </style:style>
    <style:style style:name="co39" style:family="table-column">
      <style:table-column-properties fo:break-before="auto" style:column-width="16.2136666666667cm"/>
    </style:style>
    <style:style style:name="co40" style:family="table-column">
      <style:table-column-properties fo:break-before="auto" style:column-width="16.7005cm"/>
    </style:style>
    <style:style style:name="co41" style:family="table-column">
      <style:table-column-properties fo:break-before="auto" style:column-width="17.3143333333333cm"/>
    </style:style>
    <style:style style:name="co42" style:family="table-column">
      <style:table-column-properties fo:break-before="auto" style:column-width="10.287cm"/>
    </style:style>
    <style:style style:name="co43" style:family="table-column">
      <style:table-column-properties fo:break-before="auto" style:column-width="12.2131666666667cm"/>
    </style:style>
    <style:style style:name="co44" style:family="table-column">
      <style:table-column-properties fo:break-before="auto" style:column-width="11.3453333333333cm"/>
    </style:style>
    <style:style style:name="co45" style:family="table-column">
      <style:table-column-properties fo:break-before="auto" style:column-width="13.6948333333333cm"/>
    </style:style>
    <style:style style:name="co46" style:family="table-column">
      <style:table-column-properties fo:break-before="auto" style:column-width="14.3298333333333cm"/>
    </style:style>
    <style:style style:name="co47" style:family="table-column">
      <style:table-column-properties fo:break-before="auto" style:column-width="7.76816666666667cm"/>
    </style:style>
    <style:style style:name="co48" style:family="table-column">
      <style:table-column-properties fo:break-before="auto" style:column-width="16.0866666666667cm"/>
    </style:style>
    <style:style style:name="co49" style:family="table-column">
      <style:table-column-properties fo:break-before="auto" style:column-width="14.0758333333333cm"/>
    </style:style>
    <style:style style:name="co50" style:family="table-column">
      <style:table-column-properties fo:break-before="auto" style:column-width="14.5415cm"/>
    </style:style>
    <style:style style:name="co51" style:family="table-column">
      <style:table-column-properties fo:break-before="auto" style:column-width="15.1765cm"/>
    </style:style>
    <style:style style:name="co52" style:family="table-column">
      <style:table-column-properties fo:break-before="auto" style:column-width="11.2606666666667cm"/>
    </style:style>
    <style:style style:name="co53" style:family="table-column">
      <style:table-column-properties fo:break-before="auto" style:column-width="12.5941666666667cm"/>
    </style:style>
    <style:style style:name="co54" style:family="table-column">
      <style:table-column-properties fo:break-before="auto" style:column-width="15.875cm"/>
    </style:style>
    <style:style style:name="co55" style:family="table-column">
      <style:table-column-properties fo:break-before="auto" style:column-width="13.589cm"/>
    </style:style>
    <style:style style:name="co56" style:family="table-column">
      <style:table-column-properties fo:break-before="auto" style:column-width="10.8796666666667cm"/>
    </style:style>
    <style:style style:name="co57" style:family="table-column">
      <style:table-column-properties fo:break-before="auto" style:column-width="11.9803333333333cm"/>
    </style:style>
    <style:style style:name="co58" style:family="table-column">
      <style:table-column-properties fo:break-before="auto" style:column-width="11.5358333333333cm"/>
    </style:style>
    <style:style style:name="co59" style:family="table-column">
      <style:table-column-properties fo:break-before="auto" style:column-width="12.6365cm"/>
    </style:style>
    <style:style style:name="co60" style:family="table-column">
      <style:table-column-properties fo:break-before="auto" style:column-width="25.7598333333333cm"/>
    </style:style>
    <style:style style:name="co61" style:family="table-column">
      <style:table-column-properties fo:break-before="auto" style:column-width="14.5203333333333cm"/>
    </style:style>
    <style:style style:name="co62" style:family="table-column">
      <style:table-column-properties fo:break-before="auto" style:column-width="15.1553333333333cm"/>
    </style:style>
    <style:style style:name="co63" style:family="table-column">
      <style:table-column-properties fo:break-before="auto" style:column-width="15.5786666666667cm"/>
    </style:style>
    <style:style style:name="co64" style:family="table-column">
      <style:table-column-properties fo:break-before="auto" style:column-width="12.827cm"/>
    </style:style>
    <style:style style:name="co65" style:family="table-column">
      <style:table-column-properties fo:break-before="auto" style:column-width="15.8115cm"/>
    </style:style>
    <style:style style:name="co66" style:family="table-column">
      <style:table-column-properties fo:break-before="auto" style:column-width="16.2771666666667cm"/>
    </style:style>
    <style:style style:name="co67" style:family="table-column">
      <style:table-column-properties fo:break-before="auto" style:column-width="16.9121666666667cm"/>
    </style:style>
    <style:style style:name="co68" style:family="table-column">
      <style:table-column-properties fo:break-before="auto" style:column-width="11.8956666666667cm"/>
    </style:style>
    <style:style style:name="co69" style:family="table-column">
      <style:table-column-properties fo:break-before="auto" style:column-width="12.9751666666667cm"/>
    </style:style>
    <style:style style:name="co70" style:family="table-column">
      <style:table-column-properties fo:break-before="auto" style:column-width="13.1445cm"/>
    </style:style>
    <style:style style:name="co71" style:family="table-column">
      <style:table-column-properties fo:break-before="auto" style:column-width="13.6313333333333cm"/>
    </style:style>
    <style:style style:name="co72" style:family="table-column">
      <style:table-column-properties fo:break-before="auto" style:column-width="14.2451666666667cm"/>
    </style:style>
    <style:style style:name="co73" style:family="table-column">
      <style:table-column-properties fo:break-before="auto" style:column-width="24.8073333333333cm"/>
    </style:style>
    <style:style style:name="co74" style:family="table-column">
      <style:table-column-properties fo:break-before="auto" style:column-width="19.1558333333333cm"/>
    </style:style>
    <style:style style:name="co75" style:family="table-column">
      <style:table-column-properties fo:break-before="auto" style:column-width="13.3773333333333cm"/>
    </style:style>
    <style:style style:name="co76" style:family="table-column">
      <style:table-column-properties fo:break-before="auto" style:column-width="16.4888333333333cm"/>
    </style:style>
    <style:style style:name="co77" style:family="table-column">
      <style:table-column-properties fo:break-before="auto" style:column-width="16.9756666666667cm"/>
    </style:style>
    <style:style style:name="co78" style:family="table-column">
      <style:table-column-properties fo:break-before="auto" style:column-width="17.5895cm"/>
    </style:style>
    <style:style style:name="co79" style:family="table-column">
      <style:table-column-properties fo:break-before="auto" style:column-width="13.6736666666667cm"/>
    </style:style>
    <style:style style:name="co80" style:family="table-column">
      <style:table-column-properties fo:break-before="auto" style:column-width="14.1605cm"/>
    </style:style>
    <style:style style:name="co81" style:family="table-column">
      <style:table-column-properties fo:break-before="auto" style:column-width="18.0551666666667cm"/>
    </style:style>
    <style:style style:name="co82" style:family="table-column">
      <style:table-column-properties fo:break-before="auto" style:column-width="4.67783333333333cm"/>
    </style:style>
    <style:style style:name="co83" style:family="table-column">
      <style:table-column-properties fo:break-before="auto" style:column-width="16.8275cm"/>
    </style:style>
    <style:style style:name="co84" style:family="table-column">
      <style:table-column-properties fo:break-before="auto" style:column-width="17.2931666666667cm"/>
    </style:style>
    <style:style style:name="co85" style:family="table-column">
      <style:table-column-properties fo:break-before="auto" style:column-width="17.907cm"/>
    </style:style>
    <style:style style:name="co86" style:family="table-column">
      <style:table-column-properties fo:break-before="auto" style:column-width="15.0071666666667cm"/>
    </style:style>
    <style:style style:name="co87" style:family="table-column">
      <style:table-column-properties fo:break-before="auto" style:column-width="15.4728333333333cm"/>
    </style:style>
    <style:style style:name="co88" style:family="table-column">
      <style:table-column-properties fo:break-before="auto" style:column-width="16.1078333333333cm"/>
    </style:style>
    <style:style style:name="co89" style:family="table-column">
      <style:table-column-properties fo:break-before="auto" style:column-width="10.1811666666667cm"/>
    </style:style>
    <style:style style:name="co90" style:family="table-column">
      <style:table-column-properties fo:break-before="auto" style:column-width="16.4676666666667cm"/>
    </style:style>
    <style:style style:name="co91" style:family="table-column">
      <style:table-column-properties fo:break-before="auto" style:column-width="16.9545cm"/>
    </style:style>
    <style:style style:name="co92" style:family="table-column">
      <style:table-column-properties fo:break-before="auto" style:column-width="17.5683333333333cm"/>
    </style:style>
    <style:style style:name="co93" style:family="table-column">
      <style:table-column-properties fo:break-before="auto" style:column-width="14.9225cm"/>
    </style:style>
    <style:style style:name="co94" style:family="table-column">
      <style:table-column-properties fo:break-before="auto" style:column-width="15.3881666666667cm"/>
    </style:style>
    <style:style style:name="co95" style:family="table-column">
      <style:table-column-properties fo:break-before="auto" style:column-width="16.0231666666667cm"/>
    </style:style>
    <style:style style:name="co96" style:family="table-column">
      <style:table-column-properties fo:break-before="auto" style:column-width="12.7211666666667cm"/>
    </style:style>
    <style:style style:name="co97" style:family="table-column">
      <style:table-column-properties fo:break-before="auto" style:column-width="13.1868333333333cm"/>
    </style:style>
    <style:style style:name="co98" style:family="table-column">
      <style:table-column-properties fo:break-before="auto" style:column-width="13.8006666666667cm"/>
    </style:style>
    <style:style style:name="co99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ystematic_Review_and_Meta-anal" table:style-name="ta1">
        <table:table-column table:style-name="co1" table:default-cell-style-name="ce1" table:visibility="collapse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 table:visibility="collapse"/>
        <table:table-column table:style-name="co7" table:default-cell-style-name="ce1" table:visibility="collapse"/>
        <table:table-column table:style-name="co8" table:default-cell-style-name="ce1"/>
        <table:table-column table:style-name="co9" table:default-cell-style-name="ce1" table:visibility="collapse"/>
        <table:table-column table:style-name="co10" table:default-cell-style-name="ce1" table:visibility="collapse"/>
        <table:table-column table:style-name="co11" table:default-cell-style-name="ce1"/>
        <table:table-column table:style-name="co12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 table:visibility="collapse"/>
        <table:table-column table:style-name="co16" table:default-cell-style-name="ce1"/>
        <table:table-column table:style-name="co17" table:default-cell-style-name="ce1"/>
        <table:table-column table:style-name="co18" table:default-cell-style-name="ce1" table:visibility="collapse"/>
        <table:table-column table:style-name="co19" table:default-cell-style-name="ce1" table:visibility="collapse"/>
        <table:table-column table:style-name="co20" table:default-cell-style-name="ce1"/>
        <table:table-column table:style-name="co21" table:default-cell-style-name="ce1" table:visibility="collapse"/>
        <table:table-column table:style-name="co22" table:default-cell-style-name="ce1" table:visibility="collapse"/>
        <table:table-column table:style-name="co23" table:default-cell-style-name="ce1"/>
        <table:table-column table:style-name="co24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12" table:default-cell-style-name="ce1" table:visibility="collapse"/>
        <table:table-column table:style-name="co27" table:default-cell-style-name="ce1"/>
        <table:table-column table:style-name="co28" table:default-cell-style-name="ce1"/>
        <table:table-column table:style-name="co15" table:default-cell-style-name="ce1" table:visibility="collapse"/>
        <table:table-column table:style-name="co29" table:default-cell-style-name="ce1" table:visibility="collapse"/>
        <table:table-column table:style-name="co30" table:default-cell-style-name="ce1"/>
        <table:table-column table:style-name="co31" table:default-cell-style-name="ce1" table:visibility="collapse"/>
        <table:table-column table:style-name="co32" table:default-cell-style-name="ce1" table:visibility="collapse"/>
        <table:table-column table:style-name="co33" table:default-cell-style-name="ce1"/>
        <table:table-column table:style-name="co17" table:default-cell-style-name="ce1" table:visibility="collapse"/>
        <table:table-column table:style-name="co25" table:default-cell-style-name="ce1"/>
        <table:table-column table:style-name="co34" table:default-cell-style-name="ce1"/>
        <table:table-column table:style-name="co35" table:default-cell-style-name="ce1" table:visibility="collapse"/>
        <table:table-column table:style-name="co36" table:default-cell-style-name="ce1"/>
        <table:table-column table:style-name="co37" table:default-cell-style-name="ce1"/>
        <table:table-column table:style-name="co38" table:default-cell-style-name="ce1" table:visibility="collapse"/>
        <table:table-column table:style-name="co25" table:default-cell-style-name="ce1"/>
        <table:table-column table:style-name="co39" table:default-cell-style-name="ce1"/>
        <table:table-column table:style-name="co40" table:default-cell-style-name="ce1" table:visibility="collapse"/>
        <table:table-column table:style-name="co41" table:default-cell-style-name="ce1" table:visibility="collapse"/>
        <table:table-column table:style-name="co42" table:default-cell-style-name="ce1"/>
        <table:table-column table:style-name="co43" table:default-cell-style-name="ce1" table:visibility="collapse"/>
        <table:table-column table:style-name="co44" table:default-cell-style-name="ce1"/>
        <table:table-column table:style-name="co25" table:default-cell-style-name="ce1"/>
        <table:table-column table:style-name="co45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48" table:default-cell-style-name="ce1" table:visibility="collapse"/>
        <table:table-column table:style-name="co40" table:default-cell-style-name="ce1"/>
        <table:table-column table:style-name="co49" table:default-cell-style-name="ce1"/>
        <table:table-column table:style-name="co50" table:default-cell-style-name="ce1" table:visibility="collapse"/>
        <table:table-column table:style-name="co51" table:default-cell-style-name="ce1"/>
        <table:table-column table:style-name="co52" table:default-cell-style-name="ce1"/>
        <table:table-column table:style-name="co53" table:default-cell-style-name="ce1" table:visibility="collapse"/>
        <table:table-column table:style-name="co25" table:default-cell-style-name="ce1"/>
        <table:table-column table:style-name="co54" table:default-cell-style-name="ce1"/>
        <table:table-column table:style-name="co8" table:default-cell-style-name="ce1" table:visibility="collapse"/>
        <table:table-column table:style-name="co55" table:default-cell-style-name="ce1" table:visibility="collapse"/>
        <table:table-column table:style-name="co56" table:default-cell-style-name="ce1"/>
        <table:table-column table:style-name="co15" table:default-cell-style-name="ce1" table:visibility="collapse"/>
        <table:table-column table:style-name="co57" table:default-cell-style-name="ce1"/>
        <table:table-column table:style-name="co58" table:default-cell-style-name="ce1"/>
        <table:table-column table:style-name="co53" table:default-cell-style-name="ce1" table:visibility="collapse"/>
        <table:table-column table:style-name="co59" table:default-cell-style-name="ce1" table:visibility="collapse"/>
        <table:table-column table:style-name="co60" table:default-cell-style-name="ce1"/>
        <table:table-column table:style-name="co61" table:default-cell-style-name="ce1" table:visibility="collapse"/>
        <table:table-column table:style-name="co62" table:default-cell-style-name="ce1" table:visibility="collapse"/>
        <table:table-column table:style-name="co63" table:default-cell-style-name="ce1"/>
        <table:table-column table:style-name="co33" table:default-cell-style-name="ce1" table:visibility="collapse"/>
        <table:table-column table:style-name="co64" table:default-cell-style-name="ce1" table:visibility="collapse"/>
        <table:table-column table:style-name="co65" table:default-cell-style-name="ce1"/>
        <table:table-column table:style-name="co66" table:default-cell-style-name="ce1" table:visibility="collapse"/>
        <table:table-column table:style-name="co67" table:default-cell-style-name="ce1" table:visibility="collapse"/>
        <table:table-column table:style-name="co68" table:default-cell-style-name="ce1"/>
        <table:table-column table:style-name="co12" table:default-cell-style-name="ce1" table:visibility="collapse"/>
        <table:table-column table:style-name="co69" table:default-cell-style-name="ce1" table:visibility="collapse"/>
        <table:table-column table:style-name="co70" table:default-cell-style-name="ce1"/>
        <table:table-column table:style-name="co71" table:default-cell-style-name="ce1" table:visibility="collapse"/>
        <table:table-column table:style-name="co72" table:default-cell-style-name="ce1" table:visibility="collapse"/>
        <table:table-column table:style-name="co28" table:default-cell-style-name="ce1"/>
        <table:table-column table:style-name="co53" table:default-cell-style-name="ce1" table:visibility="collapse"/>
        <table:table-column table:style-name="co73" table:default-cell-style-name="ce1" table:visibility="collapse"/>
        <table:table-column table:style-name="co74" table:default-cell-style-name="ce1"/>
        <table:table-column table:style-name="co75" table:default-cell-style-name="ce1" table:visibility="collapse"/>
        <table:table-column table:style-name="co25" table:default-cell-style-name="ce1"/>
        <table:table-column table:style-name="co76" table:default-cell-style-name="ce1"/>
        <table:table-column table:style-name="co77" table:default-cell-style-name="ce1" table:visibility="collapse"/>
        <table:table-column table:style-name="co78" table:default-cell-style-name="ce1" table:visibility="collapse"/>
        <table:table-column table:style-name="co79" table:default-cell-style-name="ce1"/>
        <table:table-column table:style-name="co80" table:default-cell-style-name="ce1" table:visibility="collapse"/>
        <table:table-column table:style-name="co37" table:default-cell-style-name="ce1"/>
        <table:table-column table:style-name="co25" table:default-cell-style-name="ce1"/>
        <table:table-column table:style-name="co81" table:default-cell-style-name="ce1" table:visibility="collapse"/>
        <table:table-column table:style-name="co82" table:default-cell-style-name="ce1" table:visibility="collapse"/>
        <table:table-column table:style-name="co83" table:default-cell-style-name="ce1"/>
        <table:table-column table:style-name="co84" table:default-cell-style-name="ce1" table:visibility="collapse"/>
        <table:table-column table:style-name="co85" table:default-cell-style-name="ce1" table:visibility="collapse"/>
        <table:table-column table:style-name="co86" table:default-cell-style-name="ce1"/>
        <table:table-column table:style-name="co87" table:default-cell-style-name="ce1" table:visibility="collapse"/>
        <table:table-column table:style-name="co88" table:default-cell-style-name="ce1"/>
        <table:table-column table:style-name="co89" table:default-cell-style-name="ce1"/>
        <table:table-column table:style-name="co12" table:default-cell-style-name="ce1" table:visibility="collapse"/>
        <table:table-column table:style-name="co52" table:default-cell-style-name="ce1" table:visibility="collapse"/>
        <table:table-column table:style-name="co90" table:default-cell-style-name="ce1"/>
        <table:table-column table:style-name="co91" table:default-cell-style-name="ce1" table:visibility="collapse"/>
        <table:table-column table:style-name="co92" table:default-cell-style-name="ce1" table:visibility="collapse"/>
        <table:table-column table:style-name="co93" table:default-cell-style-name="ce1"/>
        <table:table-column table:style-name="co94" table:default-cell-style-name="ce1" table:visibility="collapse"/>
        <table:table-column table:style-name="co95" table:default-cell-style-name="ce1" table:visibility="collapse"/>
        <table:table-column table:style-name="co96" table:default-cell-style-name="ce1"/>
        <table:table-column table:style-name="co97" table:default-cell-style-name="ce1" table:visibility="collapse"/>
        <table:table-column table:style-name="co98" table:default-cell-style-name="ce1" table:visibility="collapse"/>
        <table:table-column table:style-name="co99" table:number-columns-repeated="16266" table:default-cell-style-name="ce1"/>
        <table:table-row table:style-name="ro1">
          <table:table-cell office:value-type="string" table:style-name="ce1">
            <text:p>StudyLabel</text:p>
          </table:table-cell>
          <table:table-cell office:value-type="string" table:style-name="ce1">
            <text:p>DateTimeCreated</text:p>
          </table:table-cell>
          <table:table-cell office:value-type="string" table:style-name="ce1">
            <text:p>StudyIdStr</text:p>
          </table:table-cell>
          <table:table-cell office:value-type="string" table:style-name="ce1">
            <text:p>AnnotatorIdStr</text:p>
          </table:table-cell>
          <table:table-cell office:value-type="string" table:style-name="ce1">
            <text:p>041138a4-9468-45b1-8eea-7bd17ca09840_Was the size of the filament used for perforation model reported?</text:p>
          </table:table-cell>
          <table:table-cell office:value-type="string" table:style-name="ce1">
            <text:p>041138a4-9468-45b1-8eea-7bd17ca09840_Was the size of the filament used for perforation model reported?_Id</text:p>
          </table:table-cell>
          <table:table-cell office:value-type="string" table:style-name="ce1">
            <text:p>041138a4-9468-45b1-8eea-7bd17ca09840_Was the size of the filament used for perforation model reported?_Notes</text:p>
          </table:table-cell>
          <table:table-cell office:value-type="string" table:style-name="ce1">
            <text:p>0bd6c847-545f-466f-bb0e-16bdfbbb4369_Was the perforation entry point reported?</text:p>
          </table:table-cell>
          <table:table-cell office:value-type="string" table:style-name="ce1">
            <text:p>0bd6c847-545f-466f-bb0e-16bdfbbb4369_Was the perforation entry point reported?_Id</text:p>
          </table:table-cell>
          <table:table-cell office:value-type="string" table:style-name="ce1">
            <text:p>0bd6c847-545f-466f-bb0e-16bdfbbb4369_Was the perforation entry point reported?_Notes</text:p>
          </table:table-cell>
          <table:table-cell office:value-type="string" table:style-name="ce1">
            <text:p>1576fbb4-2a1a-4ed0-ba1e-9760ae3e8cff_Were the mice intubated?</text:p>
          </table:table-cell>
          <table:table-cell office:value-type="string" table:style-name="ce1">
            <text:p>1576fbb4-2a1a-4ed0-ba1e-9760ae3e8cff_Were the mice intubated?_Id</text:p>
          </table:table-cell>
          <table:table-cell office:value-type="string" table:style-name="ce1">
            <text:p>1576fbb4-2a1a-4ed0-ba1e-9760ae3e8cff_Were the mice intubated?_Notes</text:p>
          </table:table-cell>
          <table:table-cell office:value-type="string" table:style-name="ce1">
            <text:p>18379abd-003c-4af8-8186-91b5c45b2c65_Which mouse strain was used?</text:p>
          </table:table-cell>
          <table:table-cell office:value-type="string" table:style-name="ce1">
            <text:p>18379abd-003c-4af8-8186-91b5c45b2c65_Which mouse strain was used?_Id</text:p>
          </table:table-cell>
          <table:table-cell office:value-type="string" table:style-name="ce1">
            <text:p>18379abd-003c-4af8-8186-91b5c45b2c65_Which mouse strain was used?_Notes</text:p>
          </table:table-cell>
          <table:table-cell office:value-type="string" table:style-name="ce1">
            <text:p>1b642852-1651-4649-8659-ceb696562040_What are the information on mice sex?</text:p>
          </table:table-cell>
          <table:table-cell office:value-type="string" table:style-name="ce1">
            <text:p>1b642852-1651-4649-8659-ceb696562040_What are the information on mice sex?_Id</text:p>
          </table:table-cell>
          <table:table-cell office:value-type="string" table:style-name="ce1">
            <text:p>1b642852-1651-4649-8659-ceb696562040_What are the information on mice sex?_Notes</text:p>
          </table:table-cell>
          <table:table-cell office:value-type="string" table:style-name="ce1">
            <text:p>1c85e257-be79-41dd-8fc1-15f288825871_Was the location of perforation reported?</text:p>
          </table:table-cell>
          <table:table-cell office:value-type="string" table:style-name="ce1">
            <text:p>1c85e257-be79-41dd-8fc1-15f288825871_Was the location of perforation reported?_Id</text:p>
          </table:table-cell>
          <table:table-cell office:value-type="string" table:style-name="ce1">
            <text:p>1c85e257-be79-41dd-8fc1-15f288825871_Was the location of perforation reported?_Notes</text:p>
          </table:table-cell>
          <table:table-cell office:value-type="string" table:style-name="ce1">
            <text:p>29507fcf-6301-423d-8d54-ea3e700a2e46_Were any methods to reduce postsurgical pain/stress of mice reported</text:p>
          </table:table-cell>
          <table:table-cell office:value-type="string" table:style-name="ce1">
            <text:p>29507fcf-6301-423d-8d54-ea3e700a2e46_Were any methods to reduce postsurgical pain/stress of mice reported_Id</text:p>
          </table:table-cell>
          <table:table-cell office:value-type="string" table:style-name="ce1">
            <text:p>29507fcf-6301-423d-8d54-ea3e700a2e46_Were any methods to reduce postsurgical pain/stress of mice reported_Notes</text:p>
          </table:table-cell>
          <table:table-cell office:value-type="string" table:style-name="ce1">
            <text:p>35ac3c0e-ce1b-46b7-b6c1-13f58f6bd78a_Was intracranial pressure montitored?</text:p>
          </table:table-cell>
          <table:table-cell office:value-type="string" table:style-name="ce1">
            <text:p>35ac3c0e-ce1b-46b7-b6c1-13f58f6bd78a_Was intracranial pressure montitored?_Id</text:p>
          </table:table-cell>
          <table:table-cell office:value-type="string" table:style-name="ce1">
            <text:p>35ac3c0e-ce1b-46b7-b6c1-13f58f6bd78a_Was intracranial pressure montitored?_Notes</text:p>
          </table:table-cell>
          <table:table-cell office:value-type="string" table:style-name="ce1">
            <text:p>39ea6d16-f016-44af-8623-078ab94a92bc_Did they use a sham group?</text:p>
          </table:table-cell>
          <table:table-cell office:value-type="string" table:style-name="ce1">
            <text:p>39ea6d16-f016-44af-8623-078ab94a92bc_Did they use a sham group?_Id</text:p>
          </table:table-cell>
          <table:table-cell office:value-type="string" table:style-name="ce1">
            <text:p>39ea6d16-f016-44af-8623-078ab94a92bc_Did they use a sham group?_Notes</text:p>
          </table:table-cell>
          <table:table-cell office:value-type="string" table:style-name="ce1">
            <text:p>4ee728ab-4cb9-444e-96ae-c2e96b1864a9_What was the size of the filament used for perforation model?</text:p>
          </table:table-cell>
          <table:table-cell office:value-type="string" table:style-name="ce1">
            <text:p>4ee728ab-4cb9-444e-96ae-c2e96b1864a9_What was the size of the filament used for perforation model?_Id</text:p>
          </table:table-cell>
          <table:table-cell office:value-type="string" table:style-name="ce1">
            <text:p>4ee728ab-4cb9-444e-96ae-c2e96b1864a9_What was the size of the filament used for perforation model?_Notes</text:p>
          </table:table-cell>
          <table:table-cell office:value-type="string" table:style-name="ce1">
            <text:p>552b6157-e446-49ad-90c1-09ee1c4f929d_How were the mice anaesthetised?</text:p>
          </table:table-cell>
          <table:table-cell office:value-type="string" table:style-name="ce1">
            <text:p>552b6157-e446-49ad-90c1-09ee1c4f929d_How were the mice anaesthetised?_Id</text:p>
          </table:table-cell>
          <table:table-cell office:value-type="string" table:style-name="ce1">
            <text:p>552b6157-e446-49ad-90c1-09ee1c4f929d_How were the mice anaesthetised?_Notes</text:p>
          </table:table-cell>
          <table:table-cell office:value-type="string" table:style-name="ce1">
            <text:p>5de3f517-5035-49a4-bcfc-10e412a8a24c_What was the number of mice in untreated control group?</text:p>
          </table:table-cell>
          <table:table-cell office:value-type="string" table:style-name="ce1">
            <text:p>5de3f517-5035-49a4-bcfc-10e412a8a24c_What was the number of mice in untreated control group?_Id</text:p>
          </table:table-cell>
          <table:table-cell office:value-type="string" table:style-name="ce1">
            <text:p>5de3f517-5035-49a4-bcfc-10e412a8a24c_What was the number of mice in untreated control group?_Notes</text:p>
          </table:table-cell>
          <table:table-cell office:value-type="string" table:style-name="ce1">
            <text:p>63c6d74f-9c40-4ee4-b929-110a1b46dba8_How were the animal housing conditions described?</text:p>
          </table:table-cell>
          <table:table-cell office:value-type="string" table:style-name="ce1">
            <text:p>63c6d74f-9c40-4ee4-b929-110a1b46dba8_How were the animal housing conditions described?_Id</text:p>
          </table:table-cell>
          <table:table-cell office:value-type="string" table:style-name="ce1">
            <text:p>63c6d74f-9c40-4ee4-b929-110a1b46dba8_How were the animal housing conditions described?_Notes</text:p>
          </table:table-cell>
          <table:table-cell office:value-type="string" table:style-name="ce1">
            <text:p>740b1a07-0128-4e83-b958-a721e289f57a_Were animals with immunodepression used for experiments?</text:p>
          </table:table-cell>
          <table:table-cell office:value-type="string" table:style-name="ce1">
            <text:p>740b1a07-0128-4e83-b958-a721e289f57a_Were animals with immunodepression used for experiments?_Id</text:p>
          </table:table-cell>
          <table:table-cell office:value-type="string" table:style-name="ce1">
            <text:p>740b1a07-0128-4e83-b958-a721e289f57a_Were animals with immunodepression used for experiments?_Notes</text:p>
          </table:table-cell>
          <table:table-cell office:value-type="string" table:style-name="ce1">
            <text:p>7486883f-8d16-46ed-b02d-c6e86f8d6f5d_Is SAH grade reported?</text:p>
          </table:table-cell>
          <table:table-cell office:value-type="string" table:style-name="ce1">
            <text:p>7486883f-8d16-46ed-b02d-c6e86f8d6f5d_Is SAH grade reported?_Id</text:p>
          </table:table-cell>
          <table:table-cell office:value-type="string" table:style-name="ce1">
            <text:p>7486883f-8d16-46ed-b02d-c6e86f8d6f5d_Is SAH grade reported?_Notes</text:p>
          </table:table-cell>
          <table:table-cell office:value-type="string" table:style-name="ce1">
            <text:p>75220509-5fa4-4765-94f0-b1b618b8da28_Which intravenous anaesthetic was used?</text:p>
          </table:table-cell>
          <table:table-cell office:value-type="string" table:style-name="ce1">
            <text:p>75220509-5fa4-4765-94f0-b1b618b8da28_Which intravenous anaesthetic was used?_Id</text:p>
          </table:table-cell>
          <table:table-cell office:value-type="string" table:style-name="ce1">
            <text:p>75220509-5fa4-4765-94f0-b1b618b8da28_Which intravenous anaesthetic was used?_Notes</text:p>
          </table:table-cell>
          <table:table-cell office:value-type="string" table:style-name="ce1">
            <text:p>78b2e595-fe44-4727-9a0c-664e936af6e1_How were the other animal housing conditions described?</text:p>
          </table:table-cell>
          <table:table-cell office:value-type="string" table:style-name="ce1">
            <text:p>78b2e595-fe44-4727-9a0c-664e936af6e1_How were the other animal housing conditions described?_Id</text:p>
          </table:table-cell>
          <table:table-cell office:value-type="string" table:style-name="ce1">
            <text:p>78b2e595-fe44-4727-9a0c-664e936af6e1_How were the other animal housing conditions described?_Notes</text:p>
          </table:table-cell>
          <table:table-cell office:value-type="string" table:style-name="ce1">
            <text:p>799fbc30-2d1d-4713-a549-9f0a56bdd329_Which filament was used for perforation model?</text:p>
          </table:table-cell>
          <table:table-cell office:value-type="string" table:style-name="ce1">
            <text:p>799fbc30-2d1d-4713-a549-9f0a56bdd329_Which filament was used for perforation model?_Id</text:p>
          </table:table-cell>
          <table:table-cell office:value-type="string" table:style-name="ce1">
            <text:p>799fbc30-2d1d-4713-a549-9f0a56bdd329_Which filament was used for perforation model?_Notes</text:p>
          </table:table-cell>
          <table:table-cell office:value-type="string" table:style-name="ce1">
            <text:p>7a3aa450-695f-458a-8823-272590a53c6e_Corresponding authors name</text:p>
          </table:table-cell>
          <table:table-cell office:value-type="string" table:style-name="ce1">
            <text:p>7a3aa450-695f-458a-8823-272590a53c6e_Corresponding authors name_Id</text:p>
          </table:table-cell>
          <table:table-cell office:value-type="string" table:style-name="ce1">
            <text:p>7a3aa450-695f-458a-8823-272590a53c6e_Corresponding authors name_Notes</text:p>
          </table:table-cell>
          <table:table-cell office:value-type="string" table:style-name="ce1">
            <text:p>7cf59b31-bba7-4207-8ff5-750bec9bfd9c_Where was the location of perforation?</text:p>
          </table:table-cell>
          <table:table-cell office:value-type="string" table:style-name="ce1">
            <text:p>7cf59b31-bba7-4207-8ff5-750bec9bfd9c_Where was the location of perforation?_Id</text:p>
          </table:table-cell>
          <table:table-cell office:value-type="string" table:style-name="ce1">
            <text:p>7cf59b31-bba7-4207-8ff5-750bec9bfd9c_Where was the location of perforation?_Notes</text:p>
          </table:table-cell>
          <table:table-cell office:value-type="string" table:style-name="ce1">
            <text:p>847f84e6-8338-45b9-81f0-7a578f6ff564_What is the age of the mice?</text:p>
          </table:table-cell>
          <table:table-cell office:value-type="string" table:style-name="ce1">
            <text:p>847f84e6-8338-45b9-81f0-7a578f6ff564_What is the age of the mice?_Id</text:p>
          </table:table-cell>
          <table:table-cell office:value-type="string" table:style-name="ce1">
            <text:p>847f84e6-8338-45b9-81f0-7a578f6ff564_What is the age of the mice?_Notes</text:p>
          </table:table-cell>
          <table:table-cell office:value-type="string" table:style-name="ce1">
            <text:p>8c711833-0304-4bf5-841c-821fa677f4d6_Is the age of the mice reported?</text:p>
          </table:table-cell>
          <table:table-cell office:value-type="string" table:style-name="ce1">
            <text:p>8c711833-0304-4bf5-841c-821fa677f4d6_Is the age of the mice reported?_Id</text:p>
          </table:table-cell>
          <table:table-cell office:value-type="string" table:style-name="ce1">
            <text:p>8c711833-0304-4bf5-841c-821fa677f4d6_Is the age of the mice reported?_Notes</text:p>
          </table:table-cell>
          <table:table-cell office:value-type="string" table:style-name="ce1">
            <text:p>90048d0f-3575-4024-9cc6-72d98225efbf_Which other anaesthetical procedure was used?</text:p>
          </table:table-cell>
          <table:table-cell office:value-type="string" table:style-name="ce1">
            <text:p>90048d0f-3575-4024-9cc6-72d98225efbf_Which other anaesthetical procedure was used?_Id</text:p>
          </table:table-cell>
          <table:table-cell office:value-type="string" table:style-name="ce1">
            <text:p>90048d0f-3575-4024-9cc6-72d98225efbf_Which other anaesthetical procedure was used?_Notes</text:p>
          </table:table-cell>
          <table:table-cell office:value-type="string" table:style-name="ce1">
            <text:p>94ba69b7-d5c7-4a3a-b47a-db502d436b44_Which intervention was tested?</text:p>
          </table:table-cell>
          <table:table-cell office:value-type="string" table:style-name="ce1">
            <text:p>94ba69b7-d5c7-4a3a-b47a-db502d436b44_Which intervention was tested?_Id</text:p>
          </table:table-cell>
          <table:table-cell office:value-type="string" table:style-name="ce1">
            <text:p>94ba69b7-d5c7-4a3a-b47a-db502d436b44_Which intervention was tested?_Notes</text:p>
          </table:table-cell>
          <table:table-cell office:value-type="string" table:style-name="ce1">
            <text:p>9d26e1f7-7cc8-4cd8-be95-ab5576e4cb13_Which other filament type was used for perforation model?</text:p>
          </table:table-cell>
          <table:table-cell office:value-type="string" table:style-name="ce1">
            <text:p>9d26e1f7-7cc8-4cd8-be95-ab5576e4cb13_Which other filament type was used for perforation model?_Id</text:p>
          </table:table-cell>
          <table:table-cell office:value-type="string" table:style-name="ce1">
            <text:p>9d26e1f7-7cc8-4cd8-be95-ab5576e4cb13_Which other filament type was used for perforation model?_Notes</text:p>
          </table:table-cell>
          <table:table-cell office:value-type="string" table:style-name="ce1">
            <text:p>a519b196-b50e-4e4d-bfa9-5e01e6157ad8_How was the weight of the mice?</text:p>
          </table:table-cell>
          <table:table-cell office:value-type="string" table:style-name="ce1">
            <text:p>a519b196-b50e-4e4d-bfa9-5e01e6157ad8_How was the weight of the mice?_Id</text:p>
          </table:table-cell>
          <table:table-cell office:value-type="string" table:style-name="ce1">
            <text:p>a519b196-b50e-4e4d-bfa9-5e01e6157ad8_How was the weight of the mice?_Notes</text:p>
          </table:table-cell>
          <table:table-cell office:value-type="string" table:style-name="ce1">
            <text:p>a7f39979-19d3-4002-8991-53cf79f9ae8e_Were information about mouse sex given?</text:p>
          </table:table-cell>
          <table:table-cell office:value-type="string" table:style-name="ce1">
            <text:p>a7f39979-19d3-4002-8991-53cf79f9ae8e_Were information about mouse sex given?_Id</text:p>
          </table:table-cell>
          <table:table-cell office:value-type="string" table:style-name="ce1">
            <text:p>a7f39979-19d3-4002-8991-53cf79f9ae8e_Were information about mouse sex given?_Notes</text:p>
          </table:table-cell>
          <table:table-cell office:value-type="string" table:style-name="ce1">
            <text:p>ab24a0fe-44e6-449a-8e3d-354915de6710_Corresponding author email</text:p>
          </table:table-cell>
          <table:table-cell office:value-type="string" table:style-name="ce1">
            <text:p>ab24a0fe-44e6-449a-8e3d-354915de6710_Corresponding author email_Id</text:p>
          </table:table-cell>
          <table:table-cell office:value-type="string" table:style-name="ce1">
            <text:p>ab24a0fe-44e6-449a-8e3d-354915de6710_Corresponding author email_Notes</text:p>
          </table:table-cell>
          <table:table-cell office:value-type="string" table:style-name="ce1">
            <text:p>acd50172-1d29-4bf1-a5ec-e5320c86e83f_Which inhalative anaesthetic was used?</text:p>
          </table:table-cell>
          <table:table-cell office:value-type="string" table:style-name="ce1">
            <text:p>acd50172-1d29-4bf1-a5ec-e5320c86e83f_Which inhalative anaesthetic was used?_Id</text:p>
          </table:table-cell>
          <table:table-cell office:value-type="string" table:style-name="ce1">
            <text:p>acd50172-1d29-4bf1-a5ec-e5320c86e83f_Which inhalative anaesthetic was used?_Notes</text:p>
          </table:table-cell>
          <table:table-cell office:value-type="string" table:style-name="ce1">
            <text:p>b56d53d2-9833-4916-8493-24526add7cd0_Was the duration of surgical treatment of perforation reported?</text:p>
          </table:table-cell>
          <table:table-cell office:value-type="string" table:style-name="ce1">
            <text:p>b56d53d2-9833-4916-8493-24526add7cd0_Was the duration of surgical treatment of perforation reported?_Id</text:p>
          </table:table-cell>
          <table:table-cell office:value-type="string" table:style-name="ce1">
            <text:p>b56d53d2-9833-4916-8493-24526add7cd0_Was the duration of surgical treatment of perforation reported?_Notes</text:p>
          </table:table-cell>
          <table:table-cell office:value-type="string" table:style-name="ce1">
            <text:p>bf02680d-45ff-4476-bf32-2bfa4de5b2cf_What is the number of mice in the sham group?</text:p>
          </table:table-cell>
          <table:table-cell office:value-type="string" table:style-name="ce1">
            <text:p>bf02680d-45ff-4476-bf32-2bfa4de5b2cf_What is the number of mice in the sham group?_Id</text:p>
          </table:table-cell>
          <table:table-cell office:value-type="string" table:style-name="ce1">
            <text:p>bf02680d-45ff-4476-bf32-2bfa4de5b2cf_What is the number of mice in the sham group?_Notes</text:p>
          </table:table-cell>
          <table:table-cell office:value-type="string" table:style-name="ce1">
            <text:p>c76b9578-c4de-47cf-adad-1829bf125b1e_Which methods to reduce postsurgical pain/stress of mice were used?</text:p>
          </table:table-cell>
          <table:table-cell office:value-type="string" table:style-name="ce1">
            <text:p>c76b9578-c4de-47cf-adad-1829bf125b1e_Which methods to reduce postsurgical pain/stress of mice were used?_Id</text:p>
          </table:table-cell>
          <table:table-cell office:value-type="string" table:style-name="ce1">
            <text:p>c76b9578-c4de-47cf-adad-1829bf125b1e_Which methods to reduce postsurgical pain/stress of mice were used?_Notes</text:p>
          </table:table-cell>
          <table:table-cell office:value-type="string" table:style-name="ce1">
            <text:p>e31c9b2d-d45b-4e81-ad3d-6bbc11ecaca8_Was the number of mice in the untreated control group reported?</text:p>
          </table:table-cell>
          <table:table-cell office:value-type="string" table:style-name="ce1">
            <text:p>e31c9b2d-d45b-4e81-ad3d-6bbc11ecaca8_Was the number of mice in the untreated control group reported?_Id</text:p>
          </table:table-cell>
          <table:table-cell office:value-type="string" table:style-name="ce1">
            <text:p>e31c9b2d-d45b-4e81-ad3d-6bbc11ecaca8_Was the number of mice in the untreated control group reported?_Notes</text:p>
          </table:table-cell>
          <table:table-cell office:value-type="string" table:style-name="ce1">
            <text:p>e77c7567-0b64-4efe-aa86-4e47be347622_Was the number of mice in the sham group reported?</text:p>
          </table:table-cell>
          <table:table-cell office:value-type="string" table:style-name="ce1">
            <text:p>e77c7567-0b64-4efe-aa86-4e47be347622_Was the number of mice in the sham group reported?_Id</text:p>
          </table:table-cell>
          <table:table-cell office:value-type="string" table:style-name="ce1">
            <text:p>e77c7567-0b64-4efe-aa86-4e47be347622_Was the number of mice in the sham group reported?_Notes</text:p>
          </table:table-cell>
          <table:table-cell office:value-type="string" table:style-name="ce1">
            <text:p>ec5e59fb-753d-4d95-a11e-1c15ff803d14_Mouse strain reported?</text:p>
          </table:table-cell>
          <table:table-cell office:value-type="string" table:style-name="ce1">
            <text:p>ec5e59fb-753d-4d95-a11e-1c15ff803d14_Mouse strain reported?_Id</text:p>
          </table:table-cell>
          <table:table-cell office:value-type="string" table:style-name="ce1">
            <text:p>ec5e59fb-753d-4d95-a11e-1c15ff803d14_Mouse strain reported?_Notes</text:p>
          </table:table-cell>
          <table:table-cell office:value-type="string" table:style-name="ce1">
            <text:p>efea8113-a97b-4bb6-8940-2205a6b5b482_How long was the duration of surgical treatment of perforation?</text:p>
          </table:table-cell>
          <table:table-cell office:value-type="string" table:style-name="ce1">
            <text:p>efea8113-a97b-4bb6-8940-2205a6b5b482_How long was the duration of surgical treatment of perforation?_Id</text:p>
          </table:table-cell>
          <table:table-cell office:value-type="string" table:style-name="ce1">
            <text:p>efea8113-a97b-4bb6-8940-2205a6b5b482_How long was the duration of surgical treatment of perforation?_Notes</text:p>
          </table:table-cell>
          <table:table-cell office:value-type="string" table:style-name="ce1">
            <text:p>fa4eee38-02d9-40f4-aebd-93cb546881cd_Were information about the weight of the mice given?</text:p>
          </table:table-cell>
          <table:table-cell office:value-type="string" table:style-name="ce1">
            <text:p>fa4eee38-02d9-40f4-aebd-93cb546881cd_Were information about the weight of the mice given?_Id</text:p>
          </table:table-cell>
          <table:table-cell office:value-type="string" table:style-name="ce1">
            <text:p>fa4eee38-02d9-40f4-aebd-93cb546881cd_Were information about the weight of the mice given?_Notes</text:p>
          </table:table-cell>
          <table:table-cell office:value-type="string" table:style-name="ce1">
            <text:p>feef2370-3b71-4e0c-9724-8c0c3eba7970_Where was the perforation entry point?</text:p>
          </table:table-cell>
          <table:table-cell office:value-type="string" table:style-name="ce1">
            <text:p>feef2370-3b71-4e0c-9724-8c0c3eba7970_Where was the perforation entry point?_Id</text:p>
          </table:table-cell>
          <table:table-cell office:value-type="string" table:style-name="ce1">
            <text:p>feef2370-3b71-4e0c-9724-8c0c3eba7970_Where was the perforation entry point?_Notes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9 20:04:19</text:p>
          </table:table-cell>
          <table:table-cell office:value-type="string" table:style-name="ce1">
            <text:p>03958613-4da9-4de2-8e6b-f63c33a392e1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307a9251-65ac-4bb4-802d-f08fea7b1fe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5df692c-316f-4fb9-a5f5-1712e69ac16d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d29f7e80-c218-4463-ba3b-ef3c4cca4467</text:p>
          </table:table-cell>
          <table:table-cell table:style-name="ce1"/>
          <table:table-cell office:value-type="string" table:style-name="ce1">
            <text:p>C57Bl6</text:p>
          </table:table-cell>
          <table:table-cell office:value-type="string" table:style-name="ce1">
            <text:p>52f92100-a18e-4e24-a510-e780521db7bc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cbd8d685-bc93-46b3-869c-8be46cee3b9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c5ba229-d54f-40c6-83a8-6f56073eabf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d3a8c7e-fe39-4cb7-b9f4-2a9ebc802124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e6ebeeb4-35a5-403e-adaf-e67077e8e16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e61a951-91f4-4832-8107-78226b2ce13d</text:p>
          </table:table-cell>
          <table:table-cell table:style-name="ce1"/>
          <table:table-cell office:value-type="string" table:style-name="ce1">
            <text:p>5-0 monofilament</text:p>
          </table:table-cell>
          <table:table-cell office:value-type="string" table:style-name="ce1">
            <text:p>c80def61-d4f8-4e2b-9924-88c867d9e4b4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0aa2359e-d9f9-4c0b-b625-a5d9340f8b3d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e25e9a02-51ad-4602-a1fc-287291ddf777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810aa0b7-94e6-4bb9-8dea-098b5bbdeed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fe137b6-2383-42ea-acac-4aa0cf45a818</text:p>
          </table:table-cell>
          <table:table-cell table:style-name="ce1"/>
          <table:table-cell office:value-type="string" table:style-name="ce1">
            <text:p>midazolam fentanyl <text:s/>medetomidin</text:p>
          </table:table-cell>
          <table:table-cell office:value-type="string" table:style-name="ce1">
            <text:p>d7755f87-89ed-41b1-81bb-70fae26b6447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c89a8a59-5b6a-4d7f-bc30-21b2cd0a8b5f</text:p>
          </table:table-cell>
          <table:table-cell table:style-name="ce1"/>
          <table:table-cell office:value-type="string" table:style-name="ce1">
            <text:p><text:s/>Nikolaus Plesnila</text:p>
          </table:table-cell>
          <table:table-cell office:value-type="string" table:style-name="ce1">
            <text:p>7233ed4a-4f8a-41c0-bd0d-44e82922f958</text:p>
          </table:table-cell>
          <table:table-cell table:style-name="ce1"/>
          <table:table-cell office:value-type="string" table:style-name="ce1">
            <text:p>bifurcation of the ICA and the MCA</text:p>
          </table:table-cell>
          <table:table-cell office:value-type="string" table:style-name="ce1">
            <text:p>ca6ad55f-ec52-47ad-b5ce-279d437aae2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3a97083-30be-4af4-8620-f9d06cd5c536</text:p>
          </table:table-cell>
          <table:table-cell table:number-columns-repeated="4" table:style-name="ce1"/>
          <table:table-cell office:value-type="string" table:style-name="ce1">
            <text:p>perforation</text:p>
          </table:table-cell>
          <table:table-cell office:value-type="string" table:style-name="ce1">
            <text:p>02008aec-6172-42be-9e8a-d6df319854f5</text:p>
          </table:table-cell>
          <table:table-cell table:number-columns-repeated="4" table:style-name="ce1"/>
          <table:table-cell office:value-type="string" table:style-name="ce1">
            <text:p>23-25g</text:p>
          </table:table-cell>
          <table:table-cell office:value-type="string" table:style-name="ce1">
            <text:p>909e45aa-1f66-4a97-a6f1-b1eefdced45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e893ebf-fe85-4d93-97f2-f40989168c75</text:p>
          </table:table-cell>
          <table:table-cell table:style-name="ce1"/>
          <table:table-cell office:value-type="string" table:style-name="ce1">
            <text:p>nikolausplesnila@rcsi.ie</text:p>
          </table:table-cell>
          <table:table-cell office:value-type="string" table:style-name="ce1">
            <text:p>b7a831bb-e2c2-4b57-8d43-491f4f7549c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24bd3e6d-3aa8-42f0-80c5-75b42380912d</text:p>
          </table:table-cell>
          <table:table-cell table:style-name="ce1"/>
          <table:table-cell office:value-type="string" table:style-name="ce1">
            <text:p>equal to the experiment group</text:p>
          </table:table-cell>
          <table:table-cell office:value-type="string" table:style-name="ce1">
            <text:p>a640e027-367e-4743-a51f-b8119816f1a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acd033c0-7312-432e-ba7f-c017cf8f93d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e25e765-4299-41d3-9467-8106da80225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82a1938-1c4d-49e9-b756-65c48aed8b57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488bb01-cb29-4bad-83ed-0548c3df8f7c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b9f4953f-28c3-42ee-966b-bf546e2bf967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09:48:20</text:p>
          </table:table-cell>
          <table:table-cell office:value-type="string" table:style-name="ce1">
            <text:p>03958613-4da9-4de2-8e6b-f63c33a392e1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478d2b62-070e-45d7-80ab-a9a2560e06b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52e1d21-cedb-4d5b-9a06-6c51ff6ae08a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2a17df3a-0ad9-4def-ac6e-8ab6dc6d6684</text:p>
          </table:table-cell>
          <table:table-cell table:style-name="ce1"/>
          <table:table-cell office:value-type="string" table:style-name="ce1">
            <text:p>C57Bl</text:p>
          </table:table-cell>
          <table:table-cell office:value-type="string" table:style-name="ce1">
            <text:p>f951c090-78c4-4e24-bb25-62280e36d97f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896e1357-c713-41ad-911b-9ee6088bff0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4cd27a9-e2b4-4566-9200-40a8dd217a6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8ecb46d-ef19-4f95-bb0b-efe67bef313e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4da1de5d-8fe2-49bf-b22d-44dd13a1671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f4ce3c9-885f-4317-86bc-f94df492f594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663976b3-4a27-4b4f-b854-8e1d6f44557a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60a028b8-0d6f-41b9-8c84-4581e960034b</text:p>
          </table:table-cell>
          <table:table-cell office:value-type="string" table:style-name="ce1">
            <text:p>intraperitoneal injec-tion of midazolam (5mg/kg; Ratiopharm, Ulm, Germany), fentanyl(0.05mg/kg; CuraMed, Karlsruhe, Germany), and medetomidin(0.5mg/kg; Pfizer, German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62c3faf-8a5a-4bdd-b274-e5541d2320d1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8637ed2-8f5f-466b-bf39-928e1a7c6f5b</text:p>
          </table:table-cell>
          <table:table-cell office:value-type="string" table:style-name="ce1">
            <text:p>Animals had free access to food and water prior to andafter surgery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215d97a-9cfc-4028-81fc-9d431e6aaf2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4619c8f-77fc-4085-a83b-9ed1798bbe41</text:p>
          </table:table-cell>
          <table:table-cell table:style-name="ce1"/>
          <table:table-cell office:value-type="string" table:style-name="ce1">
            <text:p>midazolam (5mg/kg;), fentanyl(0.05mg/kg; , and medetomidin(0.5mg/kg;)</text:p>
          </table:table-cell>
          <table:table-cell office:value-type="string" table:style-name="ce1">
            <text:p>ec20d96f-e9b8-4c5d-9105-51e272440c50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47fc58cb-ad69-460c-a222-3753b156162b</text:p>
          </table:table-cell>
          <table:table-cell table:style-name="ce1"/>
          <table:table-cell office:value-type="string" table:style-name="ce1">
            <text:p><text:s/>Nikolaus Plesnila</text:p>
          </table:table-cell>
          <table:table-cell office:value-type="string" table:style-name="ce1">
            <text:p>e368a72b-adea-4675-95f7-6c90452857f9</text:p>
          </table:table-cell>
          <table:table-cell table:style-name="ce1"/>
          <table:table-cell office:value-type="string" table:style-name="ce1">
            <text:p>near the bifurcation of internal carotid artery and middle cerebral arterty</text:p>
          </table:table-cell>
          <table:table-cell office:value-type="string" table:style-name="ce1">
            <text:p>6db050fe-dbaa-4547-b569-3e2b5e40933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3c94915-9958-4a52-b343-56d4c2466ab3</text:p>
          </table:table-cell>
          <table:table-cell table:number-columns-repeated="4" table:style-name="ce1"/>
          <table:table-cell office:value-type="string" table:style-name="ce1">
            <text:p>detection of suitable parameters<text:s/></text:p>
          </table:table-cell>
          <table:table-cell office:value-type="string" table:style-name="ce1">
            <text:p>eb89db69-a196-4fb7-b402-347c4f3a63f9</text:p>
          </table:table-cell>
          <table:table-cell table:style-name="ce1"/>
          <table:table-cell office:value-type="string" table:style-name="ce1">
            <text:p>monofilament</text:p>
          </table:table-cell>
          <table:table-cell office:value-type="string" table:style-name="ce1">
            <text:p>779434d6-01ab-411b-9209-a8c6de278ff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51115f3-8985-492d-9ca1-d75aa27d5f90</text:p>
          </table:table-cell>
          <table:table-cell table:style-name="ce1"/>
          <table:table-cell office:value-type="string" table:style-name="ce1">
            <text:p>nikolausplesnila@rcsi.ie</text:p>
          </table:table-cell>
          <table:table-cell office:value-type="string" table:style-name="ce1">
            <text:p>82279656-f4e0-4ff6-9339-36e6e5ef92ca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3a0bff21-80a2-41f5-8534-a050b434e92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d5dfdeb3-98e1-45d1-a010-0e2622c1e88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177afc22-72ef-4a5c-b6f4-daa7d3e5464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8ae6356-463a-4c69-980c-b44ce6bcea3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6270c98-7fc0-48a2-8a4a-2e5f9ee0f93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83e34979-b303-43ba-a0e2-ef31cd382a46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7bd187e0-e063-4aab-8ede-f0e562d8f42a</text:p>
          </table:table-cell>
          <table:table-cell table:number-columns-repeated="16267" table:style-name="ce1"/>
        </table:table-row>
        <table:table-row table:style-name="ro1">
          <table:table-cell table:style-name="ce3"/>
          <table:table-cell table:style-name="ce4"/>
          <table:table-cell office:value-type="string" table:style-name="ce3">
            <text:p>03958613-4da9-4de2-8e6b-f63c33a392e1</text:p>
          </table:table-cell>
          <table:table-cell office:value-type="string" table:style-name="ce3">
            <text:p>TIMO</text:p>
          </table:table-cell>
          <table:table-cell office:value-type="string" table:style-name="ce4">
            <text:p>TRUE</text:p>
          </table:table-cell>
          <table:table-cell table:number-columns-repeated="2" table:style-name="ce3"/>
          <table:table-cell office:value-type="string" table:style-name="ce4">
            <text:p>TRUE</text:p>
          </table:table-cell>
          <table:table-cell table:number-columns-repeated="2" table:style-name="ce3"/>
          <table:table-cell office:value-type="string" table:style-name="ce3">
            <text:p>yes</text:p>
          </table:table-cell>
          <table:table-cell table:number-columns-repeated="2" table:style-name="ce3"/>
          <table:table-cell office:value-type="string" table:style-name="ce5">
            <text:p>C57Bl6</text:p>
          </table:table-cell>
          <table:table-cell table:number-columns-repeated="2" table:style-name="ce3"/>
          <table:table-cell office:value-type="string" table:style-name="ce3">
            <text:p>male</text:p>
          </table:table-cell>
          <table:table-cell table:number-columns-repeated="2" table:style-name="ce3"/>
          <table:table-cell office:value-type="string" table:style-name="ce4">
            <text:p>TRUE</text:p>
          </table:table-cell>
          <table:table-cell table:number-columns-repeated="2" table:style-name="ce3"/>
          <table:table-cell office:value-type="string" table:style-name="ce4">
            <text:p>FALSE</text:p>
          </table:table-cell>
          <table:table-cell table:number-columns-repeated="2" table:style-name="ce3"/>
          <table:table-cell office:value-type="string" table:style-name="ce3">
            <text:p>yes</text:p>
          </table:table-cell>
          <table:table-cell table:number-columns-repeated="2" table:style-name="ce3"/>
          <table:table-cell office:value-type="string" table:style-name="ce4">
            <text:p>TRUE</text:p>
          </table:table-cell>
          <table:table-cell table:number-columns-repeated="2" table:style-name="ce3"/>
          <table:table-cell office:value-type="string" table:style-name="ce3">
            <text:p>5-0 monofilament</text:p>
          </table:table-cell>
          <table:table-cell table:number-columns-repeated="2" table:style-name="ce3"/>
          <table:table-cell office:value-type="string" table:style-name="ce3">
            <text:p>Injective</text:p>
          </table:table-cell>
          <table:table-cell table:style-name="ce3"/>
          <table:table-cell office:value-type="string" table:style-name="ce3">
            <text:p>intraperitoneal injec-tion of midazolam (5mg/kg; Ratiopharm, Ulm, Germany), fentanyl(0.05mg/kg; CuraMed, Karlsruhe, Germany), and medetomidin(0.5mg/kg; Pfizer, Germany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3"/>
          <table:table-cell office:value-type="string" table:style-name="ce3">
            <text:p>not reported</text:p>
          </table:table-cell>
          <table:table-cell table:number-columns-repeated="2" table:style-name="ce3"/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4">
            <text:p>FALSE</text:p>
          </table:table-cell>
          <table:table-cell table:number-columns-repeated="2" table:style-name="ce3"/>
          <table:table-cell office:value-type="string" table:style-name="ce3">
            <text:p>midazolam (5mg/kg;), fentanyl(0.05mg/kg; , and medetomidin(0.5mg/kg;)</text:p>
          </table:table-cell>
          <table:table-cell table:number-columns-repeated="5" table:style-name="ce3"/>
          <table:table-cell office:value-type="string" table:style-name="ce5">
            <text:p>other</text:p>
          </table:table-cell>
          <table:table-cell table:number-columns-repeated="2" table:style-name="ce3"/>
          <table:table-cell office:value-type="string" table:style-name="ce3">
            <text:p>Nikolaus Plesnila</text:p>
          </table:table-cell>
          <table:table-cell table:number-columns-repeated="2" table:style-name="ce3"/>
          <table:table-cell office:value-type="string" table:style-name="ce3">
            <text:p>near the bifurcation of internal carotid artery and middle cerebral arterty</text:p>
          </table:table-cell>
          <table:table-cell table:number-columns-repeated="5" table:style-name="ce3"/>
          <table:table-cell office:value-type="string" table:style-name="ce4">
            <text:p>FALSE</text:p>
          </table:table-cell>
          <table:table-cell table:number-columns-repeated="5" table:style-name="ce3"/>
          <table:table-cell office:value-type="string" table:style-name="ce5">
            <text:p>detection of suitable parameters for perforation model (e.g. ICP monitoring)</text:p>
          </table:table-cell>
          <table:table-cell table:number-columns-repeated="2" table:style-name="ce3"/>
          <table:table-cell office:value-type="string" table:style-name="ce5">
            <text:p>monofilament</text:p>
          </table:table-cell>
          <table:table-cell table:number-columns-repeated="2" table:style-name="ce3"/>
          <table:table-cell office:value-type="string" table:style-name="ce5">
            <text:p>23-25g</text:p>
          </table:table-cell>
          <table:table-cell table:number-columns-repeated="2" table:style-name="ce3"/>
          <table:table-cell office:value-type="string" table:style-name="ce4">
            <text:p>TRUE</text:p>
          </table:table-cell>
          <table:table-cell table:number-columns-repeated="2" table:style-name="ce3"/>
          <table:table-cell office:value-type="string" table:style-name="ce6">
            <text:p><text:a xlink:href="mailto:nikolausplesnila@rcsi.ie">nikolausplesnila@rcsi.ie</text:a></text:p>
          </table:table-cell>
          <table:table-cell table:number-columns-repeated="5" table:style-name="ce3"/>
          <table:table-cell office:value-type="string" table:style-name="ce4">
            <text:p>FALSE</text:p>
          </table:table-cell>
          <table:table-cell table:number-columns-repeated="2" table:style-name="ce3"/>
          <table:table-cell office:value-type="float" office:value="10" table:style-name="ce5">
            <text:p>10</text:p>
          </table:table-cell>
          <table:table-cell table:number-columns-repeated="5" table:style-name="ce3"/>
          <table:table-cell office:value-type="string" table:style-name="ce7">
            <text:p>TRUE</text:p>
          </table:table-cell>
          <table:table-cell table:number-columns-repeated="2" table:style-name="ce3"/>
          <table:table-cell office:value-type="string" table:style-name="ce4">
            <text:p>TRUE</text:p>
          </table:table-cell>
          <table:table-cell table:number-columns-repeated="2" table:style-name="ce3"/>
          <table:table-cell office:value-type="string" table:style-name="ce4">
            <text:p>TRUE</text:p>
          </table:table-cell>
          <table:table-cell table:number-columns-repeated="5" table:style-name="ce3"/>
          <table:table-cell office:value-type="string" table:style-name="ce7">
            <text:p>TRUE</text:p>
          </table:table-cell>
          <table:table-cell table:number-columns-repeated="2" table:style-name="ce3"/>
          <table:table-cell office:value-type="string" table:style-name="ce3">
            <text:p>external carotid artery</text:p>
          </table:table-cell>
          <table:table-cell table:number-columns-repeated="16268" table:style-name="ce3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0:35:37</text:p>
          </table:table-cell>
          <table:table-cell office:value-type="string" table:style-name="ce1">
            <text:p>06ef88df-9f8d-4e1b-a4cf-cd89c4739518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4760aaab-b2ff-48ef-b77c-3a0bd33f977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d00c73e-a5e6-42ea-82e3-4e8283fa4528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5770267b-23a1-4cfc-aec9-ce47eca2f39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3e7c209-7f29-43e6-a648-151cb15bca5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426a5a8-b690-4537-a9f4-95f83afb3082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b6400be7-976f-4e50-8053-a29f8afd7063</text:p>
          </table:table-cell>
          <table:table-cell table:number-columns-repeated="10" table:style-name="ce1"/>
          <table:table-cell office:value-type="string" table:style-name="ce1">
            <text:p>Marc A Brockmann</text:p>
          </table:table-cell>
          <table:table-cell office:value-type="string" table:style-name="ce1">
            <text:p>511b0b70-9498-4474-b338-d87f885ac853</text:p>
          </table:table-cell>
          <table:table-cell office:value-type="string" table:style-name="ce1">
            <text:p>use female data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031ada04-2cc6-48f9-a301-ac2453bc9065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7492f746-2bdc-4cad-aa3a-73e0bfac553a</text:p>
          </table:table-cell>
          <table:table-cell table:style-name="ce1"/>
          <table:table-cell office:value-type="string" table:style-name="ce1">
            <text:p>brockmann@gmx.de</text:p>
          </table:table-cell>
          <table:table-cell office:value-type="string" table:style-name="ce1">
            <text:p>61b7e5ed-3db4-4918-a91c-abe937ce318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a3e6f76-b5be-4415-84f3-5e70af0dd4fa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f3f6fc00-e3cd-4229-8293-a003c34b5c9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96296f2-1966-4a2a-af0a-1a38114ab48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6c2cd66-8010-410d-9bdf-3ed43beebac0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2:41:28</text:p>
          </table:table-cell>
          <table:table-cell office:value-type="string" table:style-name="ce1">
            <text:p>06ef88df-9f8d-4e1b-a4cf-cd89c4739518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e609cd09-a5b0-43e5-b473-6525acb98db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f2e9b5a-d065-4a02-bf31-5b7e42799516</text:p>
          </table:table-cell>
          <table:table-cell table:number-columns-repeated="4" table:style-name="ce1"/>
          <table:table-cell office:value-type="string" table:style-name="ce1">
            <text:p><text:s/>C57Bl/6J-mice</text:p>
          </table:table-cell>
          <table:table-cell office:value-type="string" table:style-name="ce1">
            <text:p>5f37ee58-ea2b-4980-ad3b-594522c7ec7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01df7145-deed-4586-b041-c679dcd6c97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bbc72af-ba59-4c51-b5b0-e5511605d4e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8b18d750-0669-43e2-bfb2-aa4b288657da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86f51fcc-d64b-4811-9997-0cc7b9b39b68</text:p>
          </table:table-cell>
          <table:table-cell table:number-columns-repeated="10" table:style-name="ce1"/>
          <table:table-cell office:value-type="string" table:style-name="ce1">
            <text:p>Marc A Brockmann</text:p>
          </table:table-cell>
          <table:table-cell office:value-type="string" table:style-name="ce1">
            <text:p>9eecbaa5-d6a7-4225-90c5-d0699c1737fc</text:p>
          </table:table-cell>
          <table:table-cell office:value-type="string" table:style-name="ce1">
            <text:p>Female mice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16ecf2f7-e2b6-4b03-8208-a17c9b69d321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d46cbab1-9de8-48d1-8b8b-5fa78232d770</text:p>
          </table:table-cell>
          <table:table-cell table:style-name="ce1"/>
          <table:table-cell office:value-type="string" table:style-name="ce1">
            <text:p>brockmann@gmx.de</text:p>
          </table:table-cell>
          <table:table-cell office:value-type="string" table:style-name="ce1">
            <text:p>59ffbaf5-3f9c-4987-af2d-1925e287004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8bac3fb3-f0db-4216-8754-54e31ab870e8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66904d11-2457-4aa7-913a-42f700a6b66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2cfa748-e2be-46eb-b5a9-e7096ad7fed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afa0f139-cf5a-4238-b85e-8570f3958f0f</text:p>
          </table:table-cell>
          <table:table-cell table:number-columns-repeated="16270" table:style-name="ce1"/>
        </table:table-row>
        <table:table-row table:style-name="ro1">
          <table:table-cell table:style-name="ce8"/>
          <table:table-cell table:style-name="ce9"/>
          <table:table-cell office:value-type="string" table:style-name="ce10">
            <text:p>06ef88df-9f8d-4e1b-a4cf-cd89c4739518</text:p>
          </table:table-cell>
          <table:table-cell office:value-type="string" table:style-name="ce11">
            <text:p>TIMO</text:p>
          </table:table-cell>
          <table:table-cell office:value-type="string" office:string-value="FALSE" table:formula="of:=IF([.E5]=[.E6];[.E6];&quot;RECONCILIATION!!!&quot;)" table:style-name="ce12">
            <text:p>FALSE</text:p>
          </table:table-cell>
          <table:table-cell office:value-type="string" office:string-value="RECONCILIATION!!!" table:formula="of:=IF([.F5]=[.F6];[.F6];&quot;RECONCILIATION!!!&quot;)" table:style-name="ce12">
            <text:p>RECONCILIATION!!!</text:p>
          </table:table-cell>
          <table:table-cell office:value-type="float" office:value="0" table:formula="of:=IF([.G5]=[.G6];[.G6];&quot;RECONCILIATION!!!&quot;)" table:style-name="ce12">
            <text:p>0</text:p>
          </table:table-cell>
          <table:table-cell office:value-type="string" office:string-value="FALSE" table:formula="of:=IF([.H5]=[.H6];[.H6];&quot;RECONCILIATION!!!&quot;)" table:style-name="ce12">
            <text:p>FALSE</text:p>
          </table:table-cell>
          <table:table-cell office:value-type="string" office:string-value="RECONCILIATION!!!" table:formula="of:=IF([.I5]=[.I6];[.I6];&quot;RECONCILIATION!!!&quot;)" table:style-name="ce12">
            <text:p>RECONCILIATION!!!</text:p>
          </table:table-cell>
          <table:table-cell office:value-type="float" office:value="0" table:formula="of:=IF([.J5]=[.J6];[.J6];&quot;RECONCILIATION!!!&quot;)" table:style-name="ce12">
            <text:p>0</text:p>
          </table:table-cell>
          <table:table-cell office:value-type="float" office:value="0" table:formula="of:=IF([.K5]=[.K6];[.K6];&quot;RECONCILIATION!!!&quot;)" table:style-name="ce12">
            <text:p>0</text:p>
          </table:table-cell>
          <table:table-cell office:value-type="float" office:value="0" table:formula="of:=IF([.L5]=[.L6];[.L6];&quot;RECONCILIATION!!!&quot;)" table:style-name="ce12">
            <text:p>0</text:p>
          </table:table-cell>
          <table:table-cell office:value-type="float" office:value="0" table:formula="of:=IF([.M5]=[.M6];[.M6];&quot;RECONCILIATION!!!&quot;)" table:style-name="ce12">
            <text:p>0</text:p>
          </table:table-cell>
          <table:table-cell office:value-type="string" table:style-name="ce13">
            <text:p>C57Bl/6J</text:p>
          </table:table-cell>
          <table:table-cell office:value-type="string" office:string-value="RECONCILIATION!!!" table:formula="of:=IF([.O5]=[.O6];[.O6];&quot;RECONCILIATION!!!&quot;)" table:style-name="ce12">
            <text:p>RECONCILIATION!!!</text:p>
          </table:table-cell>
          <table:table-cell office:value-type="float" office:value="0" table:formula="of:=IF([.P5]=[.P6];[.P6];&quot;RECONCILIATION!!!&quot;)" table:style-name="ce12">
            <text:p>0</text:p>
          </table:table-cell>
          <table:table-cell office:value-type="float" office:value="0" table:formula="of:=IF([.Q5]=[.Q6];[.Q6];&quot;RECONCILIATION!!!&quot;)" table:style-name="ce12">
            <text:p>0</text:p>
          </table:table-cell>
          <table:table-cell office:value-type="float" office:value="0" table:formula="of:=IF([.R5]=[.R6];[.R6];&quot;RECONCILIATION!!!&quot;)" table:style-name="ce12">
            <text:p>0</text:p>
          </table:table-cell>
          <table:table-cell office:value-type="float" office:value="0" table:formula="of:=IF([.S5]=[.S6];[.S6];&quot;RECONCILIATION!!!&quot;)" table:style-name="ce12">
            <text:p>0</text:p>
          </table:table-cell>
          <table:table-cell office:value-type="string" office:string-value="FALSE" table:formula="of:=IF([.T5]=[.T6];[.T6];&quot;RECONCILIATION!!!&quot;)" table:style-name="ce12">
            <text:p>FALSE</text:p>
          </table:table-cell>
          <table:table-cell office:value-type="string" office:string-value="RECONCILIATION!!!" table:formula="of:=IF([.U5]=[.U6];[.U6];&quot;RECONCILIATION!!!&quot;)" table:style-name="ce12">
            <text:p>RECONCILIATION!!!</text:p>
          </table:table-cell>
          <table:table-cell office:value-type="float" office:value="0" table:formula="of:=IF([.V5]=[.V6];[.V6];&quot;RECONCILIATION!!!&quot;)" table:style-name="ce12">
            <text:p>0</text:p>
          </table:table-cell>
          <table:table-cell office:value-type="string" office:string-value="FALSE" table:formula="of:=IF([.W5]=[.W6];[.W6];&quot;RECONCILIATION!!!&quot;)" table:style-name="ce12">
            <text:p>FALSE</text:p>
          </table:table-cell>
          <table:table-cell office:value-type="string" office:string-value="RECONCILIATION!!!" table:formula="of:=IF([.X5]=[.X6];[.X6];&quot;RECONCILIATION!!!&quot;)" table:style-name="ce12">
            <text:p>RECONCILIATION!!!</text:p>
          </table:table-cell>
          <table:table-cell office:value-type="float" office:value="0" table:formula="of:=IF([.Y5]=[.Y6];[.Y6];&quot;RECONCILIATION!!!&quot;)" table:style-name="ce12">
            <text:p>0</text:p>
          </table:table-cell>
          <table:table-cell office:value-type="float" office:value="0" table:formula="of:=IF([.Z5]=[.Z6];[.Z6];&quot;RECONCILIATION!!!&quot;)" table:style-name="ce12">
            <text:p>0</text:p>
          </table:table-cell>
          <table:table-cell office:value-type="float" office:value="0" table:formula="of:=IF([.AA5]=[.AA6];[.AA6];&quot;RECONCILIATION!!!&quot;)" table:style-name="ce12">
            <text:p>0</text:p>
          </table:table-cell>
          <table:table-cell office:value-type="float" office:value="0" table:formula="of:=IF([.AB5]=[.AB6];[.AB6];&quot;RECONCILIATION!!!&quot;)" table:style-name="ce12">
            <text:p>0</text:p>
          </table:table-cell>
          <table:table-cell office:value-type="string" office:string-value="FALSE" table:formula="of:=IF([.AC5]=[.AC6];[.AC6];&quot;RECONCILIATION!!!&quot;)" table:style-name="ce12">
            <text:p>FALSE</text:p>
          </table:table-cell>
          <table:table-cell office:value-type="string" office:string-value="RECONCILIATION!!!" table:formula="of:=IF([.AD5]=[.AD6];[.AD6];&quot;RECONCILIATION!!!&quot;)" table:style-name="ce12">
            <text:p>RECONCILIATION!!!</text:p>
          </table:table-cell>
          <table:table-cell office:value-type="float" office:value="0" table:formula="of:=IF([.AE5]=[.AE6];[.AE6];&quot;RECONCILIATION!!!&quot;)" table:style-name="ce12">
            <text:p>0</text:p>
          </table:table-cell>
          <table:table-cell office:value-type="float" office:value="0" table:formula="of:=IF([.AF5]=[.AF6];[.AF6];&quot;RECONCILIATION!!!&quot;)" table:style-name="ce12">
            <text:p>0</text:p>
          </table:table-cell>
          <table:table-cell office:value-type="float" office:value="0" table:formula="of:=IF([.AG5]=[.AG6];[.AG6];&quot;RECONCILIATION!!!&quot;)" table:style-name="ce12">
            <text:p>0</text:p>
          </table:table-cell>
          <table:table-cell office:value-type="float" office:value="0" table:formula="of:=IF([.AH5]=[.AH6];[.AH6];&quot;RECONCILIATION!!!&quot;)" table:style-name="ce12">
            <text:p>0</text:p>
          </table:table-cell>
          <table:table-cell office:value-type="float" office:value="0" table:formula="of:=IF([.AI5]=[.AI6];[.AI6];&quot;RECONCILIATION!!!&quot;)" table:style-name="ce12">
            <text:p>0</text:p>
          </table:table-cell>
          <table:table-cell office:value-type="float" office:value="0" table:formula="of:=IF([.AJ5]=[.AJ6];[.AJ6];&quot;RECONCILIATION!!!&quot;)" table:style-name="ce12">
            <text:p>0</text:p>
          </table:table-cell>
          <table:table-cell office:value-type="float" office:value="0" table:formula="of:=IF([.AK5]=[.AK6];[.AK6];&quot;RECONCILIATION!!!&quot;)" table:style-name="ce12">
            <text:p>0</text:p>
          </table:table-cell>
          <table:table-cell office:value-type="float" office:value="0" table:formula="of:=IF([.AL5]=[.AL6];[.AL6];&quot;RECONCILIATION!!!&quot;)" table:style-name="ce12">
            <text:p>0</text:p>
          </table:table-cell>
          <table:table-cell office:value-type="float" office:value="0" table:formula="of:=IF([.AM5]=[.AM6];[.AM6];&quot;RECONCILIATION!!!&quot;)" table:style-name="ce12">
            <text:p>0</text:p>
          </table:table-cell>
          <table:table-cell office:value-type="float" office:value="0" table:formula="of:=IF([.AN5]=[.AN6];[.AN6];&quot;RECONCILIATION!!!&quot;)" table:style-name="ce12">
            <text:p>0</text:p>
          </table:table-cell>
          <table:table-cell office:value-type="float" office:value="0" table:formula="of:=IF([.AO5]=[.AO6];[.AO6];&quot;RECONCILIATION!!!&quot;)" table:style-name="ce12">
            <text:p>0</text:p>
          </table:table-cell>
          <table:table-cell office:value-type="float" office:value="0" table:formula="of:=IF([.AP5]=[.AP6];[.AP6];&quot;RECONCILIATION!!!&quot;)" table:style-name="ce12">
            <text:p>0</text:p>
          </table:table-cell>
          <table:table-cell office:value-type="float" office:value="0" table:formula="of:=IF([.AQ5]=[.AQ6];[.AQ6];&quot;RECONCILIATION!!!&quot;)" table:style-name="ce12">
            <text:p>0</text:p>
          </table:table-cell>
          <table:table-cell office:value-type="float" office:value="0" table:formula="of:=IF([.AR5]=[.AR6];[.AR6];&quot;RECONCILIATION!!!&quot;)" table:style-name="ce12">
            <text:p>0</text:p>
          </table:table-cell>
          <table:table-cell office:value-type="float" office:value="0" table:formula="of:=IF([.AS5]=[.AS6];[.AS6];&quot;RECONCILIATION!!!&quot;)" table:style-name="ce12">
            <text:p>0</text:p>
          </table:table-cell>
          <table:table-cell office:value-type="float" office:value="0" table:formula="of:=IF([.AT5]=[.AT6];[.AT6];&quot;RECONCILIATION!!!&quot;)" table:style-name="ce12">
            <text:p>0</text:p>
          </table:table-cell>
          <table:table-cell office:value-type="string" office:string-value="FALSE" table:formula="of:=IF([.AU5]=[.AU6];[.AU6];&quot;RECONCILIATION!!!&quot;)" table:style-name="ce12">
            <text:p>FALSE</text:p>
          </table:table-cell>
          <table:table-cell office:value-type="string" office:string-value="RECONCILIATION!!!" table:formula="of:=IF([.AV5]=[.AV6];[.AV6];&quot;RECONCILIATION!!!&quot;)" table:style-name="ce12">
            <text:p>RECONCILIATION!!!</text:p>
          </table:table-cell>
          <table:table-cell office:value-type="float" office:value="0" table:formula="of:=IF([.AW5]=[.AW6];[.AW6];&quot;RECONCILIATION!!!&quot;)" table:style-name="ce12">
            <text:p>0</text:p>
          </table:table-cell>
          <table:table-cell office:value-type="float" office:value="0" table:formula="of:=IF([.AX5]=[.AX6];[.AX6];&quot;RECONCILIATION!!!&quot;)" table:style-name="ce12">
            <text:p>0</text:p>
          </table:table-cell>
          <table:table-cell office:value-type="float" office:value="0" table:formula="of:=IF([.AY5]=[.AY6];[.AY6];&quot;RECONCILIATION!!!&quot;)" table:style-name="ce12">
            <text:p>0</text:p>
          </table:table-cell>
          <table:table-cell office:value-type="float" office:value="0" table:formula="of:=IF([.AZ5]=[.AZ6];[.AZ6];&quot;RECONCILIATION!!!&quot;)" table:style-name="ce12">
            <text:p>0</text:p>
          </table:table-cell>
          <table:table-cell office:value-type="float" office:value="0" table:formula="of:=IF([.BA5]=[.BA6];[.BA6];&quot;RECONCILIATION!!!&quot;)" table:style-name="ce12">
            <text:p>0</text:p>
          </table:table-cell>
          <table:table-cell office:value-type="float" office:value="0" table:formula="of:=IF([.BB5]=[.BB6];[.BB6];&quot;RECONCILIATION!!!&quot;)" table:style-name="ce12">
            <text:p>0</text:p>
          </table:table-cell>
          <table:table-cell office:value-type="float" office:value="0" table:formula="of:=IF([.BC5]=[.BC6];[.BC6];&quot;RECONCILIATION!!!&quot;)" table:style-name="ce12">
            <text:p>0</text:p>
          </table:table-cell>
          <table:table-cell office:value-type="float" office:value="0" table:formula="of:=IF([.BD5]=[.BD6];[.BD6];&quot;RECONCILIATION!!!&quot;)" table:style-name="ce12">
            <text:p>0</text:p>
          </table:table-cell>
          <table:table-cell office:value-type="float" office:value="0" table:formula="of:=IF([.BE5]=[.BE6];[.BE6];&quot;RECONCILIATION!!!&quot;)" table:style-name="ce12">
            <text:p>0</text:p>
          </table:table-cell>
          <table:table-cell office:value-type="float" office:value="0" table:formula="of:=IF([.BF5]=[.BF6];[.BF6];&quot;RECONCILIATION!!!&quot;)" table:style-name="ce12">
            <text:p>0</text:p>
          </table:table-cell>
          <table:table-cell office:value-type="string" office:string-value="Marc A Brockmann" table:formula="of:=IF([.BG5]=[.BG6];[.BG6];&quot;RECONCILIATION!!!&quot;)" table:style-name="ce12">
            <text:p>Marc A Brockmann</text:p>
          </table:table-cell>
          <table:table-cell office:value-type="string" office:string-value="RECONCILIATION!!!" table:formula="of:=IF([.BH5]=[.BH6];[.BH6];&quot;RECONCILIATION!!!&quot;)" table:style-name="ce12">
            <text:p>RECONCILIATION!!!</text:p>
          </table:table-cell>
          <table:table-cell table:style-name="ce12"/>
          <table:table-cell office:value-type="float" office:value="0" table:formula="of:=IF([.BJ5]=[.BJ6];[.BJ6];&quot;RECONCILIATION!!!&quot;)" table:style-name="ce12">
            <text:p>0</text:p>
          </table:table-cell>
          <table:table-cell office:value-type="float" office:value="0" table:formula="of:=IF([.BK5]=[.BK6];[.BK6];&quot;RECONCILIATION!!!&quot;)" table:style-name="ce12">
            <text:p>0</text:p>
          </table:table-cell>
          <table:table-cell office:value-type="float" office:value="0" table:formula="of:=IF([.BL5]=[.BL6];[.BL6];&quot;RECONCILIATION!!!&quot;)" table:style-name="ce12">
            <text:p>0</text:p>
          </table:table-cell>
          <table:table-cell office:value-type="float" office:value="0" table:formula="of:=IF([.BM5]=[.BM6];[.BM6];&quot;RECONCILIATION!!!&quot;)" table:style-name="ce12">
            <text:p>0</text:p>
          </table:table-cell>
          <table:table-cell office:value-type="float" office:value="0" table:formula="of:=IF([.BN5]=[.BN6];[.BN6];&quot;RECONCILIATION!!!&quot;)" table:style-name="ce12">
            <text:p>0</text:p>
          </table:table-cell>
          <table:table-cell office:value-type="float" office:value="0" table:formula="of:=IF([.BO5]=[.BO6];[.BO6];&quot;RECONCILIATION!!!&quot;)" table:style-name="ce12">
            <text:p>0</text:p>
          </table:table-cell>
          <table:table-cell office:value-type="string" office:string-value="FALSE" table:formula="of:=IF([.BP5]=[.BP6];[.BP6];&quot;RECONCILIATION!!!&quot;)" table:style-name="ce12">
            <text:p>FALSE</text:p>
          </table:table-cell>
          <table:table-cell office:value-type="string" office:string-value="RECONCILIATION!!!" table:formula="of:=IF([.BQ5]=[.BQ6];[.BQ6];&quot;RECONCILIATION!!!&quot;)" table:style-name="ce12">
            <text:p>RECONCILIATION!!!</text:p>
          </table:table-cell>
          <table:table-cell office:value-type="float" office:value="0" table:formula="of:=IF([.BR5]=[.BR6];[.BR6];&quot;RECONCILIATION!!!&quot;)" table:style-name="ce12">
            <text:p>0</text:p>
          </table:table-cell>
          <table:table-cell office:value-type="float" office:value="0" table:formula="of:=IF([.BS5]=[.BS6];[.BS6];&quot;RECONCILIATION!!!&quot;)" table:style-name="ce12">
            <text:p>0</text:p>
          </table:table-cell>
          <table:table-cell office:value-type="float" office:value="0" table:formula="of:=IF([.BT5]=[.BT6];[.BT6];&quot;RECONCILIATION!!!&quot;)" table:style-name="ce12">
            <text:p>0</text:p>
          </table:table-cell>
          <table:table-cell office:value-type="float" office:value="0" table:formula="of:=IF([.BU5]=[.BU6];[.BU6];&quot;RECONCILIATION!!!&quot;)" table:style-name="ce12">
            <text:p>0</text:p>
          </table:table-cell>
          <table:table-cell office:value-type="float" office:value="0" table:formula="of:=IF([.BV5]=[.BV6];[.BV6];&quot;RECONCILIATION!!!&quot;)" table:style-name="ce12">
            <text:p>0</text:p>
          </table:table-cell>
          <table:table-cell office:value-type="float" office:value="0" table:formula="of:=IF([.BW5]=[.BW6];[.BW6];&quot;RECONCILIATION!!!&quot;)" table:style-name="ce12">
            <text:p>0</text:p>
          </table:table-cell>
          <table:table-cell office:value-type="float" office:value="0" table:formula="of:=IF([.BX5]=[.BX6];[.BX6];&quot;RECONCILIATION!!!&quot;)" table:style-name="ce12">
            <text:p>0</text:p>
          </table:table-cell>
          <table:table-cell office:value-type="float" office:value="0" table:formula="of:=IF([.BY5]=[.BY6];[.BY6];&quot;RECONCILIATION!!!&quot;)" table:style-name="ce12">
            <text:p>0</text:p>
          </table:table-cell>
          <table:table-cell office:value-type="float" office:value="0" table:formula="of:=IF([.BZ5]=[.BZ6];[.BZ6];&quot;RECONCILIATION!!!&quot;)" table:style-name="ce12">
            <text:p>0</text:p>
          </table:table-cell>
          <table:table-cell office:value-type="float" office:value="0" table:formula="of:=IF([.CA5]=[.CA6];[.CA6];&quot;RECONCILIATION!!!&quot;)" table:style-name="ce12">
            <text:p>0</text:p>
          </table:table-cell>
          <table:table-cell office:value-type="float" office:value="0" table:formula="of:=IF([.CB5]=[.CB6];[.CB6];&quot;RECONCILIATION!!!&quot;)" table:style-name="ce12">
            <text:p>0</text:p>
          </table:table-cell>
          <table:table-cell office:value-type="float" office:value="0" table:formula="of:=IF([.CC5]=[.CC6];[.CC6];&quot;RECONCILIATION!!!&quot;)" table:style-name="ce12">
            <text:p>0</text:p>
          </table:table-cell>
          <table:table-cell office:value-type="float" office:value="0" table:formula="of:=IF([.CD5]=[.CD6];[.CD6];&quot;RECONCILIATION!!!&quot;)" table:style-name="ce12">
            <text:p>0</text:p>
          </table:table-cell>
          <table:table-cell office:value-type="string" office:string-value="FALSE" table:formula="of:=IF([.CE5]=[.CE6];[.CE6];&quot;RECONCILIATION!!!&quot;)" table:style-name="ce12">
            <text:p>FALSE</text:p>
          </table:table-cell>
          <table:table-cell office:value-type="string" office:string-value="RECONCILIATION!!!" table:formula="of:=IF([.CF5]=[.CF6];[.CF6];&quot;RECONCILIATION!!!&quot;)" table:style-name="ce12">
            <text:p>RECONCILIATION!!!</text:p>
          </table:table-cell>
          <table:table-cell office:value-type="float" office:value="0" table:formula="of:=IF([.CG5]=[.CG6];[.CG6];&quot;RECONCILIATION!!!&quot;)" table:style-name="ce12">
            <text:p>0</text:p>
          </table:table-cell>
          <table:table-cell office:value-type="string" office:string-value="brockmann@gmx.de" table:formula="of:=IF([.CH5]=[.CH6];[.CH6];&quot;RECONCILIATION!!!&quot;)" table:style-name="ce12">
            <text:p>brockmann@gmx.de</text:p>
          </table:table-cell>
          <table:table-cell office:value-type="string" office:string-value="RECONCILIATION!!!" table:formula="of:=IF([.CI5]=[.CI6];[.CI6];&quot;RECONCILIATION!!!&quot;)" table:style-name="ce12">
            <text:p>RECONCILIATION!!!</text:p>
          </table:table-cell>
          <table:table-cell office:value-type="float" office:value="0" table:formula="of:=IF([.CJ5]=[.CJ6];[.CJ6];&quot;RECONCILIATION!!!&quot;)" table:style-name="ce12">
            <text:p>0</text:p>
          </table:table-cell>
          <table:table-cell office:value-type="float" office:value="0" table:formula="of:=IF([.CK5]=[.CK6];[.CK6];&quot;RECONCILIATION!!!&quot;)" table:style-name="ce12">
            <text:p>0</text:p>
          </table:table-cell>
          <table:table-cell office:value-type="float" office:value="0" table:formula="of:=IF([.CL5]=[.CL6];[.CL6];&quot;RECONCILIATION!!!&quot;)" table:style-name="ce12">
            <text:p>0</text:p>
          </table:table-cell>
          <table:table-cell office:value-type="float" office:value="0" table:formula="of:=IF([.CM5]=[.CM6];[.CM6];&quot;RECONCILIATION!!!&quot;)" table:style-name="ce12">
            <text:p>0</text:p>
          </table:table-cell>
          <table:table-cell office:value-type="string" office:string-value="FALSE" table:formula="of:=IF([.CN5]=[.CN6];[.CN6];&quot;RECONCILIATION!!!&quot;)" table:style-name="ce12">
            <text:p>FALSE</text:p>
          </table:table-cell>
          <table:table-cell office:value-type="string" office:string-value="RECONCILIATION!!!" table:formula="of:=IF([.CO5]=[.CO6];[.CO6];&quot;RECONCILIATION!!!&quot;)" table:style-name="ce12">
            <text:p>RECONCILIATION!!!</text:p>
          </table:table-cell>
          <table:table-cell office:value-type="float" office:value="0" table:formula="of:=IF([.CP5]=[.CP6];[.CP6];&quot;RECONCILIATION!!!&quot;)" table:style-name="ce12">
            <text:p>0</text:p>
          </table:table-cell>
          <table:table-cell office:value-type="float" office:value="0" table:formula="of:=IF([.CQ5]=[.CQ6];[.CQ6];&quot;RECONCILIATION!!!&quot;)" table:style-name="ce12">
            <text:p>0</text:p>
          </table:table-cell>
          <table:table-cell office:value-type="float" office:value="0" table:formula="of:=IF([.CR5]=[.CR6];[.CR6];&quot;RECONCILIATION!!!&quot;)" table:style-name="ce12">
            <text:p>0</text:p>
          </table:table-cell>
          <table:table-cell office:value-type="float" office:value="0" table:formula="of:=IF([.CS5]=[.CS6];[.CS6];&quot;RECONCILIATION!!!&quot;)" table:style-name="ce12">
            <text:p>0</text:p>
          </table:table-cell>
          <table:table-cell office:value-type="float" office:value="0" table:formula="of:=IF([.CT5]=[.CT6];[.CT6];&quot;RECONCILIATION!!!&quot;)" table:style-name="ce12">
            <text:p>0</text:p>
          </table:table-cell>
          <table:table-cell office:value-type="float" office:value="0" table:formula="of:=IF([.CU5]=[.CU6];[.CU6];&quot;RECONCILIATION!!!&quot;)" table:style-name="ce12">
            <text:p>0</text:p>
          </table:table-cell>
          <table:table-cell office:value-type="float" office:value="0" table:formula="of:=IF([.CV5]=[.CV6];[.CV6];&quot;RECONCILIATION!!!&quot;)" table:style-name="ce12">
            <text:p>0</text:p>
          </table:table-cell>
          <table:table-cell office:value-type="string" office:string-value="FALSE" table:formula="of:=IF([.CW5]=[.CW6];[.CW6];&quot;RECONCILIATION!!!&quot;)" table:style-name="ce12">
            <text:p>FALSE</text:p>
          </table:table-cell>
          <table:table-cell office:value-type="string" office:string-value="RECONCILIATION!!!" table:formula="of:=IF([.CX5]=[.CX6];[.CX6];&quot;RECONCILIATION!!!&quot;)" table:style-name="ce12">
            <text:p>RECONCILIATION!!!</text:p>
          </table:table-cell>
          <table:table-cell office:value-type="float" office:value="0" table:formula="of:=IF([.CY5]=[.CY6];[.CY6];&quot;RECONCILIATION!!!&quot;)" table:style-name="ce12">
            <text:p>0</text:p>
          </table:table-cell>
          <table:table-cell office:value-type="float" office:value="0" table:formula="of:=IF([.CZ5]=[.CZ6];[.CZ6];&quot;RECONCILIATION!!!&quot;)" table:style-name="ce12">
            <text:p>0</text:p>
          </table:table-cell>
          <table:table-cell office:value-type="float" office:value="0" table:formula="of:=IF([.DA5]=[.DA6];[.DA6];&quot;RECONCILIATION!!!&quot;)" table:style-name="ce12">
            <text:p>0</text:p>
          </table:table-cell>
          <table:table-cell office:value-type="float" office:value="0" table:formula="of:=IF([.DB5]=[.DB6];[.DB6];&quot;RECONCILIATION!!!&quot;)" table:style-name="ce12">
            <text:p>0</text:p>
          </table:table-cell>
          <table:table-cell office:value-type="string" office:string-value="TRUE" table:formula="of:=IF([.DC5]=[.DC6];[.DC6];&quot;RECONCILIATION!!!&quot;)" table:style-name="ce12">
            <text:p>TRUE</text:p>
          </table:table-cell>
          <table:table-cell office:value-type="string" office:string-value="RECONCILIATION!!!" table:formula="of:=IF([.DD5]=[.DD6];[.DD6];&quot;RECONCILIATION!!!&quot;)" table:style-name="ce12">
            <text:p>RECONCILIATION!!!</text:p>
          </table:table-cell>
          <table:table-cell office:value-type="float" office:value="0" table:formula="of:=IF([.DE5]=[.DE6];[.DE6];&quot;RECONCILIATION!!!&quot;)" table:style-name="ce12">
            <text:p>0</text:p>
          </table:table-cell>
          <table:table-cell office:value-type="float" office:value="0" table:formula="of:=IF([.DF5]=[.DF6];[.DF6];&quot;RECONCILIATION!!!&quot;)" table:style-name="ce12">
            <text:p>0</text:p>
          </table:table-cell>
          <table:table-cell office:value-type="float" office:value="0" table:formula="of:=IF([.DG5]=[.DG6];[.DG6];&quot;RECONCILIATION!!!&quot;)" table:style-name="ce12">
            <text:p>0</text:p>
          </table:table-cell>
          <table:table-cell office:value-type="float" office:value="0" table:formula="of:=IF([.DH5]=[.DH6];[.DH6];&quot;RECONCILIATION!!!&quot;)" table:style-name="ce12">
            <text:p>0</text:p>
          </table:table-cell>
          <table:table-cell office:value-type="string" office:string-value="FALSE" table:formula="of:=IF([.DI5]=[.DI6];[.DI6];&quot;RECONCILIATION!!!&quot;)" table:style-name="ce12">
            <text:p>FALSE</text:p>
          </table:table-cell>
          <table:table-cell office:value-type="string" office:string-value="RECONCILIATION!!!" table:formula="of:=IF([.DJ5]=[.DJ6];[.DJ6];&quot;RECONCILIATION!!!&quot;)" table:style-name="ce12">
            <text:p>RECONCILIATION!!!</text:p>
          </table:table-cell>
          <table:table-cell office:value-type="float" office:value="0" table:formula="of:=IF([.DK5]=[.DK6];[.DK6];&quot;RECONCILIATION!!!&quot;)" table:style-name="ce12">
            <text:p>0</text:p>
          </table:table-cell>
          <table:table-cell office:value-type="float" office:value="0" table:formula="of:=IF([.DL5]=[.DL6];[.DL6];&quot;RECONCILIATION!!!&quot;)" table:style-name="ce12">
            <text:p>0</text:p>
          </table:table-cell>
          <table:table-cell table:number-columns-repeated="16268" table:style-name="ce8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09:15:38</text:p>
          </table:table-cell>
          <table:table-cell office:value-type="string" table:style-name="ce1">
            <text:p>11660f81-c343-4396-a097-74ca3430d6fa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975fac95-945c-4216-9160-47b1a603ef5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26d6d58-ea53-4289-954d-7bf17afcc6d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fcadae4c-c5a1-41f1-9e58-610deae7a157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814cdde7-74aa-4173-92df-824bc610d05e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5156fda9-0132-456e-940c-b43a8a34edd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3af122a-5f36-43f7-9759-a3fc93dee07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694bbbc-7aba-494c-b284-1e927dab98ed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d81428e5-28da-4c18-be36-5d095743200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5bcc20f-8024-45b7-aa38-dd98973230d7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fcbb43b8-12c9-4a8f-95f4-0de10b2214fa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70fe6179-a26c-4907-bf33-857bcc75be0e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ff1f17c4-3252-4bdc-a9a8-f0e34530d701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e9f56a75-1da7-480e-b76c-354b49401c8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63568581-8f19-474d-bfad-445d2c9288e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513a729-55b0-4f1f-9351-812328bc11c6</text:p>
          </table:table-cell>
          <table:table-cell table:style-name="ce1"/>
          <table:table-cell office:value-type="string" table:style-name="ce1">
            <text:p>sodium pentobarbital (60 mg/kg)</text:p>
          </table:table-cell>
          <table:table-cell office:value-type="string" table:style-name="ce1">
            <text:p>41a0c63e-a550-4197-8b73-9839518e4171</text:p>
          </table:table-cell>
          <table:table-cell table:style-name="ce1"/>
          <table:table-cell office:value-type="string" table:style-name="ce1">
            <text:p>All mice were kept at the Laboratory Animal Center of Southwest Medical University under the same tem- perature and humidity, with food and water available</text:p>
          </table:table-cell>
          <table:table-cell office:value-type="string" table:style-name="ce1">
            <text:p>30d31c73-1afa-4240-ad15-e436ab0798e5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c3a82f2b-7247-42b7-9cbd-4bba64c6f118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74dade30-f8cf-4b2f-8a2e-383206e0f601</text:p>
          </table:table-cell>
          <table:table-cell table:style-name="ce1"/>
          <table:table-cell office:value-type="string" table:style-name="ce1">
            <text:p>bifurcation of anterior <text:s/>and middle <text:s/>cerebral artery</text:p>
          </table:table-cell>
          <table:table-cell office:value-type="string" table:style-name="ce1">
            <text:p>6bc7d48a-bcb9-41f3-9da6-6fe269b45833</text:p>
          </table:table-cell>
          <table:table-cell table:style-name="ce1"/>
          <table:table-cell office:value-type="string" table:style-name="ce1">
            <text:p>6-8 weeks</text:p>
          </table:table-cell>
          <table:table-cell office:value-type="string" table:style-name="ce1">
            <text:p>c12b14ac-81d0-4165-a098-6da26557a0b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05b7ce3-b868-4a72-8b25-820237082c22</text:p>
          </table:table-cell>
          <table:table-cell table:number-columns-repeated="4" table:style-name="ce1"/>
          <table:table-cell office:value-type="string" table:style-name="ce1">
            <text:p>Ro5-4864</text:p>
          </table:table-cell>
          <table:table-cell office:value-type="string" table:style-name="ce1">
            <text:p>06b16fce-cd2a-413d-9ce3-1b702b3e7326</text:p>
          </table:table-cell>
          <table:table-cell table:number-columns-repeated="4" table:style-name="ce1"/>
          <table:table-cell office:value-type="string" table:style-name="ce1">
            <text:p>18-22g</text:p>
          </table:table-cell>
          <table:table-cell office:value-type="string" table:style-name="ce1">
            <text:p>6da40d97-38f2-45e6-a101-8245360ac7d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730551b-9814-4066-b395-2e0c88340dac</text:p>
          </table:table-cell>
          <table:table-cell table:style-name="ce1"/>
          <table:table-cell office:value-type="string" table:style-name="ce15">
            <text:p><text:a xlink:href="mailto:jiangyong@swmu.edu.cn">jiangyong@swmu.edu.cn<text:s/></text:a></text:p>
          </table:table-cell>
          <table:table-cell office:value-type="string" table:style-name="ce1">
            <text:p>ad561d74-cb64-4bb4-9c95-ddb68761a29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a38f73e-df5f-4f66-80f3-829b2f7d48f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2e9302a0-9595-48fb-9a0e-15b4d68779bf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f0270426-6bb1-48a3-993d-12cbec0a38b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9973982-3b25-413d-8941-5f7c9208509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3773c52-723d-4746-a652-d307b19cfa67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8e58e92-1e52-4e54-8de1-6315b73e5492</text:p>
          </table:table-cell>
          <table:table-cell table:style-name="ce1"/>
          <table:table-cell office:value-type="string" table:style-name="ce1">
            <text:p>right ECA</text:p>
          </table:table-cell>
          <table:table-cell office:value-type="string" table:style-name="ce1">
            <text:p>010c7f85-0ed1-451f-b37d-b44e9e2869cb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5 12:47:01</text:p>
          </table:table-cell>
          <table:table-cell office:value-type="string" table:style-name="ce1">
            <text:p>11660f81-c343-4396-a097-74ca3430d6fa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9e1ff1d8-ee56-4fe2-924e-cf31734f17e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6c3786d-2c8a-425a-99da-46f7fb35167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52907ba-1fcf-45c8-a391-5e289cd156f0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788b553d-4edb-4097-929d-10d11182f59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8634cb23-0575-4275-8f26-ed0dd28067e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56deb3b-c5da-4e05-aa7c-01a54c75fde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c49a169-f63f-4df5-8426-4321bfc7fe3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2b01f86-30ad-4f22-85b5-b05c22e8d6b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e099de7-282c-4467-b148-4a8098208778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2ead5226-03c9-4c66-b4bf-06b1e0e2d64d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d519a126-c625-47ec-92a6-5a0ff11efa14</text:p>
          </table:table-cell>
          <table:table-cell office:value-type="string" table:style-name="ce1">
            <text:p>isoflurane inhalation followed by an intraperitoneal injection of sodium pentobarbital (60 mg/kg).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08b7ec8d-8f38-4e1b-87b1-d5e7899dab7b</text:p>
          </table:table-cell>
          <table:table-cell table:style-name="ce1"/>
          <table:table-cell office:value-type="string" table:style-name="ce1">
            <text:p>single cage</text:p>
          </table:table-cell>
          <table:table-cell office:value-type="string" table:style-name="ce1">
            <text:p>fa16aa7d-31d9-41fb-b782-d8e34044b8e7</text:p>
          </table:table-cell>
          <table:table-cell office:value-type="string" table:style-name="ce1">
            <text:p>All mice were kept at the Laboratory Animal Center of Southwest Medical University under the same temperature and humidity, with food and water available. A total of 72 adult male mice were used in the current study. After the operation, the mice were kept in a single cage and fed freely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56ffd85-683b-4905-8e6d-b2f50fbf256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e0fc85c-dde1-4004-8e6a-88fe6e99833c</text:p>
          </table:table-cell>
          <table:table-cell office:value-type="string" table:style-name="ce1">
            <text:p>but only for experiment 2 where they use dmso also in sham for control<text:s/></text:p>
          </table:table-cell>
          <table:table-cell office:value-type="string" table:style-name="ce1">
            <text:p>sodium pentobarbital (60 mg/kg).</text:p>
          </table:table-cell>
          <table:table-cell office:value-type="string" table:style-name="ce1">
            <text:p>827a9a59-1b45-4c7b-8e46-b69e69f0d544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8954f526-3dc7-45d6-a4c4-67a16d150375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7b005044-42f1-4da0-bc5e-333115329e0e</text:p>
          </table:table-cell>
          <table:table-cell office:value-type="string" table:style-name="ce1">
            <text:p>only animals from experimental setting 1</text:p>
          </table:table-cell>
          <table:table-cell office:value-type="string" table:style-name="ce1">
            <text:p>bifurcation of anterior and middle cerebral artery</text:p>
          </table:table-cell>
          <table:table-cell office:value-type="string" table:style-name="ce1">
            <text:p>2ccf8f34-d650-40bf-921f-271f7a6dddac</text:p>
          </table:table-cell>
          <table:table-cell table:style-name="ce1"/>
          <table:table-cell office:value-type="string" table:style-name="ce1">
            <text:p>6-8 weeks</text:p>
          </table:table-cell>
          <table:table-cell office:value-type="string" table:style-name="ce1">
            <text:p>bd6bb348-4640-485e-b0bd-59acb161646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761ee60-5005-4965-9604-ed3b663b5186</text:p>
          </table:table-cell>
          <table:table-cell table:number-columns-repeated="4" table:style-name="ce1"/>
          <table:table-cell office:value-type="string" table:style-name="ce1">
            <text:p>DMSO and Ro5-4864</text:p>
          </table:table-cell>
          <table:table-cell office:value-type="string" table:style-name="ce1">
            <text:p>ce10e9ae-3cbe-4496-9c14-eb7d81cdc81d</text:p>
          </table:table-cell>
          <table:table-cell table:style-name="ce1"/>
          <table:table-cell office:value-type="string" table:style-name="ce1">
            <text:p>5–0 prolene filament</text:p>
          </table:table-cell>
          <table:table-cell office:value-type="string" table:style-name="ce1">
            <text:p>06131f3d-2f31-4d6b-9bbb-6efa9b929c32</text:p>
          </table:table-cell>
          <table:table-cell table:style-name="ce1"/>
          <table:table-cell office:value-type="string" table:style-name="ce1">
            <text:p>18-22 g</text:p>
          </table:table-cell>
          <table:table-cell office:value-type="string" table:style-name="ce1">
            <text:p>b284b571-6e98-4ecc-afa7-76f6763b466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f3006a4-be3f-401f-9748-3caf1a1a0814</text:p>
          </table:table-cell>
          <table:table-cell table:style-name="ce1"/>
          <table:table-cell office:value-type="string" table:style-name="ce15">
            <text:p><text:a xlink:href="mailto:jiangyong@swmu.edu.cn">jiangyong@swmu.edu.cn</text:a></text:p>
          </table:table-cell>
          <table:table-cell office:value-type="string" table:style-name="ce1">
            <text:p>83fe1cff-045a-43c8-8446-de7cff5b665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7588ab9-47e3-4581-84fb-72f061729aa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64375aff-335f-4b5f-8249-fe57296b0de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69fc52e-4f10-4e08-9cf0-66f986bda21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ab78110-812a-4c3c-87da-b44d3d1bb41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9de17c6-06c3-45ef-b6b2-62ff9a291cb2</text:p>
          </table:table-cell>
          <table:table-cell table:style-name="ce1"/>
          <table:table-cell office:value-type="string" table:style-name="ce1">
            <text:p>30 min</text:p>
          </table:table-cell>
          <table:table-cell office:value-type="string" table:style-name="ce1">
            <text:p>0afbdc08-2cea-4bad-9afc-c6ef0578245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c680185-9304-4235-8cdc-a084cd90390c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bd0a6ddb-1a30-426e-bd70-2308c6c70d2b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11660f81-c343-4396-a097-74ca3430d6fa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8]=[.E9];[.E9];&quot;RECONCILIATION!!!&quot;)" table:style-name="ce12">
            <text:p>TRUE</text:p>
          </table:table-cell>
          <table:table-cell office:value-type="string" office:string-value="RECONCILIATION!!!" table:formula="of:=IF([.F8]=[.F9];[.F9];&quot;RECONCILIATION!!!&quot;)" table:style-name="ce12">
            <text:p>RECONCILIATION!!!</text:p>
          </table:table-cell>
          <table:table-cell office:value-type="float" office:value="0" table:formula="of:=IF([.G8]=[.G9];[.G9];&quot;RECONCILIATION!!!&quot;)" table:style-name="ce12">
            <text:p>0</text:p>
          </table:table-cell>
          <table:table-cell office:value-type="string" office:string-value="TRUE" table:formula="of:=IF([.H8]=[.H9];[.H9];&quot;RECONCILIATION!!!&quot;)" table:style-name="ce12">
            <text:p>TRUE</text:p>
          </table:table-cell>
          <table:table-cell office:value-type="string" office:string-value="RECONCILIATION!!!" table:formula="of:=IF([.I8]=[.I9];[.I9];&quot;RECONCILIATION!!!&quot;)" table:style-name="ce12">
            <text:p>RECONCILIATION!!!</text:p>
          </table:table-cell>
          <table:table-cell office:value-type="float" office:value="0" table:formula="of:=IF([.J8]=[.J9];[.J9];&quot;RECONCILIATION!!!&quot;)" table:style-name="ce12">
            <text:p>0</text:p>
          </table:table-cell>
          <table:table-cell office:value-type="string" table:style-name="ce13">
            <text:p>not reported</text:p>
          </table:table-cell>
          <table:table-cell office:value-type="string" office:string-value="RECONCILIATION!!!" table:formula="of:=IF([.L8]=[.L9];[.L9];&quot;RECONCILIATION!!!&quot;)" table:style-name="ce12">
            <text:p>RECONCILIATION!!!</text:p>
          </table:table-cell>
          <table:table-cell office:value-type="float" office:value="0" table:formula="of:=IF([.M8]=[.M9];[.M9];&quot;RECONCILIATION!!!&quot;)" table:style-name="ce12">
            <text:p>0</text:p>
          </table:table-cell>
          <table:table-cell office:value-type="string" office:string-value="C57BL/6J" table:formula="of:=IF([.N8]=[.N9];[.N9];&quot;RECONCILIATION!!!&quot;)" table:style-name="ce12">
            <text:p>C57BL/6J</text:p>
          </table:table-cell>
          <table:table-cell office:value-type="string" office:string-value="RECONCILIATION!!!" table:formula="of:=IF([.O8]=[.O9];[.O9];&quot;RECONCILIATION!!!&quot;)" table:style-name="ce12">
            <text:p>RECONCILIATION!!!</text:p>
          </table:table-cell>
          <table:table-cell office:value-type="float" office:value="0" table:formula="of:=IF([.P8]=[.P9];[.P9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8]=[.R9];[.R9];&quot;RECONCILIATION!!!&quot;)" table:style-name="ce12">
            <text:p>RECONCILIATION!!!</text:p>
          </table:table-cell>
          <table:table-cell office:value-type="float" office:value="0" table:formula="of:=IF([.S8]=[.S9];[.S9];&quot;RECONCILIATION!!!&quot;)" table:style-name="ce12">
            <text:p>0</text:p>
          </table:table-cell>
          <table:table-cell office:value-type="string" office:string-value="TRUE" table:formula="of:=IF([.T8]=[.T9];[.T9];&quot;RECONCILIATION!!!&quot;)" table:style-name="ce12">
            <text:p>TRUE</text:p>
          </table:table-cell>
          <table:table-cell office:value-type="string" office:string-value="RECONCILIATION!!!" table:formula="of:=IF([.U8]=[.U9];[.U9];&quot;RECONCILIATION!!!&quot;)" table:style-name="ce12">
            <text:p>RECONCILIATION!!!</text:p>
          </table:table-cell>
          <table:table-cell office:value-type="float" office:value="0" table:formula="of:=IF([.V8]=[.V9];[.V9];&quot;RECONCILIATION!!!&quot;)" table:style-name="ce12">
            <text:p>0</text:p>
          </table:table-cell>
          <table:table-cell office:value-type="string" office:string-value="FALSE" table:formula="of:=IF([.W8]=[.W9];[.W9];&quot;RECONCILIATION!!!&quot;)" table:style-name="ce12">
            <text:p>FALSE</text:p>
          </table:table-cell>
          <table:table-cell office:value-type="string" office:string-value="RECONCILIATION!!!" table:formula="of:=IF([.X8]=[.X9];[.X9];&quot;RECONCILIATION!!!&quot;)" table:style-name="ce12">
            <text:p>RECONCILIATION!!!</text:p>
          </table:table-cell>
          <table:table-cell office:value-type="float" office:value="0" table:formula="of:=IF([.Y8]=[.Y9];[.Y9];&quot;RECONCILIATION!!!&quot;)" table:style-name="ce12">
            <text:p>0</text:p>
          </table:table-cell>
          <table:table-cell office:value-type="string" table:style-name="ce13">
            <text:p>not reported</text:p>
          </table:table-cell>
          <table:table-cell office:value-type="string" office:string-value="RECONCILIATION!!!" table:formula="of:=IF([.AA8]=[.AA9];[.AA9];&quot;RECONCILIATION!!!&quot;)" table:style-name="ce12">
            <text:p>RECONCILIATION!!!</text:p>
          </table:table-cell>
          <table:table-cell office:value-type="float" office:value="0" table:formula="of:=IF([.AB8]=[.AB9];[.AB9];&quot;RECONCILIATION!!!&quot;)" table:style-name="ce12">
            <text:p>0</text:p>
          </table:table-cell>
          <table:table-cell office:value-type="string" office:string-value="TRUE" table:formula="of:=IF([.AC8]=[.AC9];[.AC9];&quot;RECONCILIATION!!!&quot;)" table:style-name="ce12">
            <text:p>TRUE</text:p>
          </table:table-cell>
          <table:table-cell office:value-type="string" office:string-value="RECONCILIATION!!!" table:formula="of:=IF([.AD8]=[.AD9];[.AD9];&quot;RECONCILIATION!!!&quot;)" table:style-name="ce12">
            <text:p>RECONCILIATION!!!</text:p>
          </table:table-cell>
          <table:table-cell office:value-type="float" office:value="0" table:formula="of:=IF([.AE8]=[.AE9];[.AE9];&quot;RECONCILIATION!!!&quot;)" table:style-name="ce12">
            <text:p>0</text:p>
          </table:table-cell>
          <table:table-cell office:value-type="string" office:string-value="5-0" table:formula="of:=IF([.AF8]=[.AF9];[.AF9];&quot;RECONCILIATION!!!&quot;)" table:style-name="ce12">
            <text:p>5-0</text:p>
          </table:table-cell>
          <table:table-cell office:value-type="string" office:string-value="RECONCILIATION!!!" table:formula="of:=IF([.AG8]=[.AG9];[.AG9];&quot;RECONCILIATION!!!&quot;)" table:style-name="ce12">
            <text:p>RECONCILIATION!!!</text:p>
          </table:table-cell>
          <table:table-cell office:value-type="float" office:value="0" table:formula="of:=IF([.AH8]=[.AH9];[.AH9];&quot;RECONCILIATION!!!&quot;)" table:style-name="ce12">
            <text:p>0</text:p>
          </table:table-cell>
          <table:table-cell office:value-type="string" office:string-value="Injective" table:formula="of:=IF([.AI8]=[.AI9];[.AI9];&quot;RECONCILIATION!!!&quot;)" table:style-name="ce12">
            <text:p>Injective</text:p>
          </table:table-cell>
          <table:table-cell office:value-type="string" office:string-value="RECONCILIATION!!!" table:formula="of:=IF([.AJ8]=[.AJ9];[.AJ9];&quot;RECONCILIATION!!!&quot;)" table:style-name="ce12">
            <text:p>RECONCILIATION!!!</text:p>
          </table:table-cell>
          <table:table-cell office:value-type="string" table:style-name="ce12">
            <text:p>isoflurane inhalation followed by an intraperitoneal injection of sodium pentobarbital (60 mg/kg).</text:p>
          </table:table-cell>
          <table:table-cell office:value-type="float" office:value="32" table:formula="of:=IF([.AL8]=[.AL9];[.AL9];&quot;RECONCILIATION!!!&quot;)" table:style-name="ce12">
            <text:p>32</text:p>
          </table:table-cell>
          <table:table-cell office:value-type="string" office:string-value="RECONCILIATION!!!" table:formula="of:=IF([.AM8]=[.AM9];[.AM9];&quot;RECONCILIATION!!!&quot;)" table:style-name="ce12">
            <text:p>RECONCILIATION!!!</text:p>
          </table:table-cell>
          <table:table-cell office:value-type="float" office:value="0" table:formula="of:=IF([.AN8]=[.AN9];[.AN9];&quot;RECONCILIATION!!!&quot;)" table:style-name="ce12">
            <text:p>0</text:p>
          </table:table-cell>
          <table:table-cell office:value-type="string" table:style-name="ce13">
            <text:p>single cage</text:p>
          </table:table-cell>
          <table:table-cell office:value-type="string" office:string-value="RECONCILIATION!!!" table:formula="of:=IF([.AP8]=[.AP9];[.AP9];&quot;RECONCILIATION!!!&quot;)" table:style-name="ce12">
            <text:p>RECONCILIATION!!!</text:p>
          </table:table-cell>
          <table:table-cell office:value-type="string" table:style-name="ce12">
            <text:p>All mice were kept at the Laboratory Animal Center of Southwest Medical University under the same temperature and humidity, with food and water available. A total of 72 adult male mice were used in the current study. After the operation, the mice were kept in a single cage and fed freely.</text:p>
          </table:table-cell>
          <table:table-cell office:value-type="string" office:string-value="no" table:formula="of:=IF([.AR8]=[.AR9];[.AR9];&quot;RECONCILIATION!!!&quot;)" table:style-name="ce12">
            <text:p>no</text:p>
          </table:table-cell>
          <table:table-cell office:value-type="string" office:string-value="RECONCILIATION!!!" table:formula="of:=IF([.AS8]=[.AS9];[.AS9];&quot;RECONCILIATION!!!&quot;)" table:style-name="ce12">
            <text:p>RECONCILIATION!!!</text:p>
          </table:table-cell>
          <table:table-cell office:value-type="float" office:value="0" table:formula="of:=IF([.AT8]=[.AT9];[.AT9];&quot;RECONCILIATION!!!&quot;)" table:style-name="ce12">
            <text:p>0</text:p>
          </table:table-cell>
          <table:table-cell office:value-type="string" office:string-value="TRUE" table:formula="of:=IF([.AU8]=[.AU9];[.AU9];&quot;RECONCILIATION!!!&quot;)" table:style-name="ce12">
            <text:p>TRUE</text:p>
          </table:table-cell>
          <table:table-cell office:value-type="string" office:string-value="RECONCILIATION!!!" table:formula="of:=IF([.AV8]=[.AV9];[.AV9];&quot;RECONCILIATION!!!&quot;)" table:style-name="ce12">
            <text:p>RECONCILIATION!!!</text:p>
          </table:table-cell>
          <table:table-cell office:value-type="string" table:style-name="ce8">
            <text:p>but only for experiment 2 where they use dmso also in sham for control<text:s/></text:p>
          </table:table-cell>
          <table:table-cell office:value-type="string" table:style-name="ce12">
            <text:p>sodium pentobarbital (60 mg/kg)</text:p>
          </table:table-cell>
          <table:table-cell office:value-type="string" office:string-value="RECONCILIATION!!!" table:formula="of:=IF([.AY8]=[.AY9];[.AY9];&quot;RECONCILIATION!!!&quot;)" table:style-name="ce12">
            <text:p>RECONCILIATION!!!</text:p>
          </table:table-cell>
          <table:table-cell office:value-type="float" office:value="0" table:formula="of:=IF([.AZ8]=[.AZ9];[.AZ9];&quot;RECONCILIATION!!!&quot;)" table:style-name="ce12">
            <text:p>0</text:p>
          </table:table-cell>
          <table:table-cell office:value-type="string" office:string-value="RECONCILIATION!!!" table:formula="of:=IF([.BA8]=[.BA9];[.BA9];&quot;RECONCILIATION!!!&quot;)" table:style-name="ce12">
            <text:p>RECONCILIATION!!!</text:p>
          </table:table-cell>
          <table:table-cell office:value-type="string" office:string-value="RECONCILIATION!!!" table:formula="of:=IF([.BB8]=[.BB9];[.BB9];&quot;RECONCILIATION!!!&quot;)" table:style-name="ce12">
            <text:p>RECONCILIATION!!!</text:p>
          </table:table-cell>
          <table:table-cell office:value-type="float" office:value="0" table:formula="of:=IF([.BC8]=[.BC9];[.BC9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8]=[.BE9];[.BE9];&quot;RECONCILIATION!!!&quot;)" table:style-name="ce12">
            <text:p>RECONCILIATION!!!</text:p>
          </table:table-cell>
          <table:table-cell office:value-type="float" office:value="0" table:formula="of:=IF([.BF8]=[.BF9];[.BF9];&quot;RECONCILIATION!!!&quot;)" table:style-name="ce12">
            <text:p>0</text:p>
          </table:table-cell>
          <table:table-cell office:value-type="string" office:string-value="Yong Jiang" table:formula="of:=IF([.BG8]=[.BG9];[.BG9];&quot;RECONCILIATION!!!&quot;)" table:style-name="ce12">
            <text:p>Yong Jiang</text:p>
          </table:table-cell>
          <table:table-cell office:value-type="string" office:string-value="RECONCILIATION!!!" table:formula="of:=IF([.BH8]=[.BH9];[.BH9];&quot;RECONCILIATION!!!&quot;)" table:style-name="ce12">
            <text:p>RECONCILIATION!!!</text:p>
          </table:table-cell>
          <table:table-cell table:style-name="ce12"/>
          <table:table-cell office:value-type="string" table:style-name="ce12">
            <text:p>bifurcation of anterior and middle cerebral artery</text:p>
          </table:table-cell>
          <table:table-cell office:value-type="string" office:string-value="RECONCILIATION!!!" table:formula="of:=IF([.BK8]=[.BK9];[.BK9];&quot;RECONCILIATION!!!&quot;)" table:style-name="ce12">
            <text:p>RECONCILIATION!!!</text:p>
          </table:table-cell>
          <table:table-cell office:value-type="float" office:value="0" table:formula="of:=IF([.BL8]=[.BL9];[.BL9];&quot;RECONCILIATION!!!&quot;)" table:style-name="ce12">
            <text:p>0</text:p>
          </table:table-cell>
          <table:table-cell office:value-type="string" office:string-value="6-8 weeks" table:formula="of:=IF([.BM8]=[.BM9];[.BM9];&quot;RECONCILIATION!!!&quot;)" table:style-name="ce12">
            <text:p>6-8 weeks</text:p>
          </table:table-cell>
          <table:table-cell office:value-type="string" office:string-value="RECONCILIATION!!!" table:formula="of:=IF([.BN8]=[.BN9];[.BN9];&quot;RECONCILIATION!!!&quot;)" table:style-name="ce12">
            <text:p>RECONCILIATION!!!</text:p>
          </table:table-cell>
          <table:table-cell office:value-type="float" office:value="0" table:formula="of:=IF([.BO8]=[.BO9];[.BO9];&quot;RECONCILIATION!!!&quot;)" table:style-name="ce12">
            <text:p>0</text:p>
          </table:table-cell>
          <table:table-cell office:value-type="string" office:string-value="TRUE" table:formula="of:=IF([.BP8]=[.BP9];[.BP9];&quot;RECONCILIATION!!!&quot;)" table:style-name="ce12">
            <text:p>TRUE</text:p>
          </table:table-cell>
          <table:table-cell office:value-type="string" office:string-value="RECONCILIATION!!!" table:formula="of:=IF([.BQ8]=[.BQ9];[.BQ9];&quot;RECONCILIATION!!!&quot;)" table:style-name="ce12">
            <text:p>RECONCILIATION!!!</text:p>
          </table:table-cell>
          <table:table-cell office:value-type="float" office:value="0" table:formula="of:=IF([.BR8]=[.BR9];[.BR9];&quot;RECONCILIATION!!!&quot;)" table:style-name="ce12">
            <text:p>0</text:p>
          </table:table-cell>
          <table:table-cell office:value-type="float" office:value="0" table:formula="of:=IF([.BS8]=[.BS9];[.BS9];&quot;RECONCILIATION!!!&quot;)" table:style-name="ce12">
            <text:p>0</text:p>
          </table:table-cell>
          <table:table-cell office:value-type="float" office:value="0" table:formula="of:=IF([.BT8]=[.BT9];[.BT9];&quot;RECONCILIATION!!!&quot;)" table:style-name="ce12">
            <text:p>0</text:p>
          </table:table-cell>
          <table:table-cell office:value-type="float" office:value="0" table:formula="of:=IF([.BU8]=[.BU9];[.BU9];&quot;RECONCILIATION!!!&quot;)" table:style-name="ce12">
            <text:p>0</text:p>
          </table:table-cell>
          <table:table-cell office:value-type="string" table:style-name="ce12">
            <text:p>Ro5-4864</text:p>
          </table:table-cell>
          <table:table-cell office:value-type="string" office:string-value="RECONCILIATION!!!" table:formula="of:=IF([.BW8]=[.BW9];[.BW9];&quot;RECONCILIATION!!!&quot;)" table:style-name="ce12">
            <text:p>RECONCILIATION!!!</text:p>
          </table:table-cell>
          <table:table-cell office:value-type="float" office:value="0" table:formula="of:=IF([.BX8]=[.BX9];[.BX9];&quot;RECONCILIATION!!!&quot;)" table:style-name="ce12">
            <text:p>0</text:p>
          </table:table-cell>
          <table:table-cell office:value-type="string" table:style-name="ce14">
            <text:p>5–0 prolene filament</text:p>
          </table:table-cell>
          <table:table-cell office:value-type="string" office:string-value="RECONCILIATION!!!" table:formula="of:=IF([.BZ8]=[.BZ9];[.BZ9];&quot;RECONCILIATION!!!&quot;)" table:style-name="ce12">
            <text:p>RECONCILIATION!!!</text:p>
          </table:table-cell>
          <table:table-cell office:value-type="float" office:value="0" table:formula="of:=IF([.CA8]=[.CA9];[.CA9];&quot;RECONCILIATION!!!&quot;)" table:style-name="ce12">
            <text:p>0</text:p>
          </table:table-cell>
          <table:table-cell office:value-type="string" office:string-value="RECONCILIATION!!!" table:formula="of:=IF([.CB8]=[.CB9];[.CB9];&quot;RECONCILIATION!!!&quot;)" table:style-name="ce12">
            <text:p>RECONCILIATION!!!</text:p>
          </table:table-cell>
          <table:table-cell office:value-type="string" office:string-value="RECONCILIATION!!!" table:formula="of:=IF([.CC8]=[.CC9];[.CC9];&quot;RECONCILIATION!!!&quot;)" table:style-name="ce12">
            <text:p>RECONCILIATION!!!</text:p>
          </table:table-cell>
          <table:table-cell office:value-type="float" office:value="0" table:formula="of:=IF([.CD8]=[.CD9];[.CD9];&quot;RECONCILIATION!!!&quot;)" table:style-name="ce12">
            <text:p>0</text:p>
          </table:table-cell>
          <table:table-cell office:value-type="string" office:string-value="TRUE" table:formula="of:=IF([.CE8]=[.CE9];[.CE9];&quot;RECONCILIATION!!!&quot;)" table:style-name="ce12">
            <text:p>TRUE</text:p>
          </table:table-cell>
          <table:table-cell office:value-type="string" office:string-value="RECONCILIATION!!!" table:formula="of:=IF([.CF8]=[.CF9];[.CF9];&quot;RECONCILIATION!!!&quot;)" table:style-name="ce12">
            <text:p>RECONCILIATION!!!</text:p>
          </table:table-cell>
          <table:table-cell office:value-type="float" office:value="0" table:formula="of:=IF([.CG8]=[.CG9];[.CG9];&quot;RECONCILIATION!!!&quot;)" table:style-name="ce12">
            <text:p>0</text:p>
          </table:table-cell>
          <table:table-cell office:value-type="string" table:style-name="ce16">
            <text:p><text:a xlink:href="mailto:jiangyong@swmu.edu.cn">jiangyong@swmu.edu.cn</text:a></text:p>
          </table:table-cell>
          <table:table-cell office:value-type="string" office:string-value="RECONCILIATION!!!" table:formula="of:=IF([.CI8]=[.CI9];[.CI9];&quot;RECONCILIATION!!!&quot;)" table:style-name="ce12">
            <text:p>RECONCILIATION!!!</text:p>
          </table:table-cell>
          <table:table-cell office:value-type="float" office:value="0" table:formula="of:=IF([.CJ8]=[.CJ9];[.CJ9];&quot;RECONCILIATION!!!&quot;)" table:style-name="ce12">
            <text:p>0</text:p>
          </table:table-cell>
          <table:table-cell office:value-type="float" office:value="0" table:formula="of:=IF([.CK8]=[.CK9];[.CK9];&quot;RECONCILIATION!!!&quot;)" table:style-name="ce12">
            <text:p>0</text:p>
          </table:table-cell>
          <table:table-cell office:value-type="float" office:value="0" table:formula="of:=IF([.CL8]=[.CL9];[.CL9];&quot;RECONCILIATION!!!&quot;)" table:style-name="ce12">
            <text:p>0</text:p>
          </table:table-cell>
          <table:table-cell office:value-type="float" office:value="0" table:formula="of:=IF([.CM8]=[.CM9];[.CM9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CO8]=[.CO9];[.CO9];&quot;RECONCILIATION!!!&quot;)" table:style-name="ce12">
            <text:p>RECONCILIATION!!!</text:p>
          </table:table-cell>
          <table:table-cell office:value-type="float" office:value="0" table:formula="of:=IF([.CP8]=[.CP9];[.CP9];&quot;RECONCILIATION!!!&quot;)" table:style-name="ce12">
            <text:p>0</text:p>
          </table:table-cell>
          <table:table-cell office:value-type="float" office:value="8" table:formula="of:=IF([.CQ8]=[.CQ9];[.CQ9];&quot;RECONCILIATION!!!&quot;)" table:style-name="ce12">
            <text:p>8</text:p>
          </table:table-cell>
          <table:table-cell office:value-type="string" office:string-value="RECONCILIATION!!!" table:formula="of:=IF([.CR8]=[.CR9];[.CR9];&quot;RECONCILIATION!!!&quot;)" table:style-name="ce12">
            <text:p>RECONCILIATION!!!</text:p>
          </table:table-cell>
          <table:table-cell office:value-type="float" office:value="0" table:formula="of:=IF([.CS8]=[.CS9];[.CS9];&quot;RECONCILIATION!!!&quot;)" table:style-name="ce12">
            <text:p>0</text:p>
          </table:table-cell>
          <table:table-cell office:value-type="float" office:value="0" table:formula="of:=IF([.CT8]=[.CT9];[.CT9];&quot;RECONCILIATION!!!&quot;)" table:style-name="ce12">
            <text:p>0</text:p>
          </table:table-cell>
          <table:table-cell office:value-type="float" office:value="0" table:formula="of:=IF([.CU8]=[.CU9];[.CU9];&quot;RECONCILIATION!!!&quot;)" table:style-name="ce12">
            <text:p>0</text:p>
          </table:table-cell>
          <table:table-cell office:value-type="float" office:value="0" table:formula="of:=IF([.CV8]=[.CV9];[.CV9];&quot;RECONCILIATION!!!&quot;)" table:style-name="ce12">
            <text:p>0</text:p>
          </table:table-cell>
          <table:table-cell office:value-type="string" office:string-value="TRUE" table:formula="of:=IF([.CW8]=[.CW9];[.CW9];&quot;RECONCILIATION!!!&quot;)" table:style-name="ce12">
            <text:p>TRUE</text:p>
          </table:table-cell>
          <table:table-cell office:value-type="string" office:string-value="RECONCILIATION!!!" table:formula="of:=IF([.CX8]=[.CX9];[.CX9];&quot;RECONCILIATION!!!&quot;)" table:style-name="ce12">
            <text:p>RECONCILIATION!!!</text:p>
          </table:table-cell>
          <table:table-cell office:value-type="float" office:value="0" table:formula="of:=IF([.CY8]=[.CY9];[.CY9];&quot;RECONCILIATION!!!&quot;)" table:style-name="ce12">
            <text:p>0</text:p>
          </table:table-cell>
          <table:table-cell office:value-type="string" office:string-value="TRUE" table:formula="of:=IF([.CZ8]=[.CZ9];[.CZ9];&quot;RECONCILIATION!!!&quot;)" table:style-name="ce12">
            <text:p>TRUE</text:p>
          </table:table-cell>
          <table:table-cell office:value-type="string" office:string-value="RECONCILIATION!!!" table:formula="of:=IF([.DA8]=[.DA9];[.DA9];&quot;RECONCILIATION!!!&quot;)" table:style-name="ce12">
            <text:p>RECONCILIATION!!!</text:p>
          </table:table-cell>
          <table:table-cell office:value-type="float" office:value="0" table:formula="of:=IF([.DB8]=[.DB9];[.DB9];&quot;RECONCILIATION!!!&quot;)" table:style-name="ce12">
            <text:p>0</text:p>
          </table:table-cell>
          <table:table-cell office:value-type="string" office:string-value="TRUE" table:formula="of:=IF([.DC8]=[.DC9];[.DC9];&quot;RECONCILIATION!!!&quot;)" table:style-name="ce12">
            <text:p>TRUE</text:p>
          </table:table-cell>
          <table:table-cell office:value-type="string" office:string-value="RECONCILIATION!!!" table:formula="of:=IF([.DD8]=[.DD9];[.DD9];&quot;RECONCILIATION!!!&quot;)" table:style-name="ce12">
            <text:p>RECONCILIATION!!!</text:p>
          </table:table-cell>
          <table:table-cell office:value-type="float" office:value="0" table:formula="of:=IF([.DE8]=[.DE9];[.DE9];&quot;RECONCILIATION!!!&quot;)" table:style-name="ce12">
            <text:p>0</text:p>
          </table:table-cell>
          <table:table-cell office:value-type="string" table:style-name="ce12">
            <text:p>30 min</text:p>
          </table:table-cell>
          <table:table-cell office:value-type="string" office:string-value="RECONCILIATION!!!" table:formula="of:=IF([.DG8]=[.DG9];[.DG9];&quot;RECONCILIATION!!!&quot;)" table:style-name="ce12">
            <text:p>RECONCILIATION!!!</text:p>
          </table:table-cell>
          <table:table-cell office:value-type="float" office:value="0" table:formula="of:=IF([.DH8]=[.DH9];[.DH9];&quot;RECONCILIATION!!!&quot;)" table:style-name="ce12">
            <text:p>0</text:p>
          </table:table-cell>
          <table:table-cell office:value-type="string" office:string-value="TRUE" table:formula="of:=IF([.DI8]=[.DI9];[.DI9];&quot;RECONCILIATION!!!&quot;)" table:style-name="ce12">
            <text:p>TRUE</text:p>
          </table:table-cell>
          <table:table-cell office:value-type="string" office:string-value="RECONCILIATION!!!" table:formula="of:=IF([.DJ8]=[.DJ9];[.DJ9];&quot;RECONCILIATION!!!&quot;)" table:style-name="ce12">
            <text:p>RECONCILIATION!!!</text:p>
          </table:table-cell>
          <table:table-cell office:value-type="float" office:value="0" table:formula="of:=IF([.DK8]=[.DK9];[.DK9];&quot;RECONCILIATION!!!&quot;)" table:style-name="ce12">
            <text:p>0</text:p>
          </table:table-cell>
          <table:table-cell office:value-type="string" table:style-name="ce14">
            <text:p>right external carotid artery</text:p>
          </table:table-cell>
          <table:table-cell office:value-type="string" office:string-value="RECONCILIATION!!!" table:formula="of:=IF([.DM8]=[.DM9];[.DM9];&quot;RECONCILIATION!!!&quot;)" table:style-name="ce12">
            <text:p>RECONCILIATION!!!</text:p>
          </table:table-cell>
          <table:table-cell office:value-type="float" office:value="0" table:formula="of:=IF([.DN8]=[.DN9];[.DN9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09:23:52</text:p>
          </table:table-cell>
          <table:table-cell office:value-type="string" table:style-name="ce1">
            <text:p>1a12d870-e9b4-43c4-af98-a3f1b5caad5e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b12dd623-b565-42b2-8454-818cd7f9a8b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57f8c83-8b73-47c2-ada8-08c7334db54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2f1cf0b-92ba-41e8-8506-dbd2fd7a9508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62eb41f7-ebb1-461d-a398-b19ca3dcdcbe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8d9316be-1b13-430b-b50b-8219e30c562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8c77b47-65e8-4537-b92e-28407dba145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b0f4db1-839d-4828-8c30-03b5b1bdf38d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4f518f6-55c2-4b8a-b3e2-fd46b597d1e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606eafe-c867-4486-846d-37d454e190ce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d43d5988-3728-442c-896c-6bd5c5db634c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de3955f5-a494-442c-b550-ab9e7942067c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cdadb02c-ada9-4eca-8535-eca6c74b1890</text:p>
          </table:table-cell>
          <table:table-cell table:style-name="ce1"/>
          <table:table-cell office:value-type="string" table:style-name="ce1">
            <text:p>group</text:p>
          </table:table-cell>
          <table:table-cell office:value-type="string" table:style-name="ce1">
            <text:p>81d18bec-f81d-4640-bb13-747868fb441d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9bd3253a-057c-4375-ad18-3ab325be8f6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17a25f8-47c6-4bce-ad55-8f1de2b9c8ed</text:p>
          </table:table-cell>
          <table:table-cell table:number-columns-repeated="7" table:style-name="ce1"/>
          <table:table-cell office:value-type="string" table:style-name="ce1">
            <text:p>uncoated</text:p>
          </table:table-cell>
          <table:table-cell office:value-type="string" table:style-name="ce1">
            <text:p>b1fc0f2a-8feb-4d48-bd05-c7c025deac6f</text:p>
          </table:table-cell>
          <table:table-cell table:style-name="ce1"/>
          <table:table-cell office:value-type="string" table:style-name="ce1">
            <text:p>Umeshkumar Athiraman</text:p>
          </table:table-cell>
          <table:table-cell office:value-type="string" table:style-name="ce1">
            <text:p>129ea1af-c16c-4161-9aa3-b8d017134be6</text:p>
          </table:table-cell>
          <table:table-cell table:style-name="ce1"/>
          <table:table-cell office:value-type="string" table:style-name="ce1">
            <text:p><text:s/>ICA bifurcation</text:p>
          </table:table-cell>
          <table:table-cell office:value-type="string" table:style-name="ce1">
            <text:p>7e8ba7b9-ba94-4bb1-a2cc-6bd417cc9c6f</text:p>
          </table:table-cell>
          <table:table-cell table:style-name="ce1"/>
          <table:table-cell office:value-type="string" table:style-name="ce1">
            <text:p>10-14 weeks</text:p>
          </table:table-cell>
          <table:table-cell office:value-type="string" table:style-name="ce1">
            <text:p>9bbdd159-7ac2-4c2e-bf86-a6916f230ec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3969166-496d-401c-af9a-50d800270cb0</text:p>
          </table:table-cell>
          <table:table-cell table:number-columns-repeated="4" table:style-name="ce1"/>
          <table:table-cell office:value-type="string" table:style-name="ce1">
            <text:p>isoflurane concentration</text:p>
          </table:table-cell>
          <table:table-cell office:value-type="string" table:style-name="ce1">
            <text:p>37e31b47-8017-4e83-8fac-194d625c50dc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4b44c51a-e01d-4ba5-9fcb-9e74ed1d6199</text:p>
          </table:table-cell>
          <table:table-cell table:style-name="ce1"/>
          <table:table-cell office:value-type="string" table:style-name="ce1">
            <text:p>uathira@wustl.edu</text:p>
          </table:table-cell>
          <table:table-cell office:value-type="string" table:style-name="ce1">
            <text:p>d6d095b8-30a5-4beb-9c3d-e884f134016b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4cf9332a-fb6e-4668-b224-3471b78cf96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ea941d5-63d0-443a-9cc2-fe7c46ec10b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26c0cbdf-0945-4329-b456-5ea5f2f1cba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1f3c65a-8be1-4465-b458-7114f39cc6c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351cd16-cad7-4c15-bebd-c2d0adf272a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a803fc1-74d5-4dbe-9b90-5127d16580ad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69e740f-9beb-48e0-b65f-811749ed08c1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671d756b-0353-447f-9543-cd62cc0c11a6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30 12:24:27</text:p>
          </table:table-cell>
          <table:table-cell office:value-type="string" table:style-name="ce1">
            <text:p>1a12d870-e9b4-43c4-af98-a3f1b5caad5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2c260f08-f8bf-4824-8ddd-8ac7b4d7649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504deef-e5ef-433f-9b95-5e15360bca5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b225b16c-67e4-462f-89a6-ac368569c7de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b321762c-4586-4483-94cb-1998d0a5551b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a475ad42-57a8-4cb8-9372-48a38e80d56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8c85c7e-b52f-4fda-b33a-b9257b8ddcb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b0f1aa9-731b-4fbf-a9a7-4acde4cc8c9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086ff0c-a40c-41be-b886-d0d8e1760f8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13a321e-248e-44b6-8a47-eb12f1204ce3</text:p>
          </table:table-cell>
          <table:table-cell table:number-columns-repeated="4" table:style-name="ce1"/>
          <table:table-cell office:value-type="string" table:style-name="ce1">
            <text:p>Inhalative</text:p>
          </table:table-cell>
          <table:table-cell office:value-type="string" table:style-name="ce1">
            <text:p>c4fd1a09-3db5-412f-89e2-efba0bdda06f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64762958-29c0-43e5-97f7-3cfa9abd006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1d51d39b-c834-4fe2-b211-fca894b74ed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8ffacfa-c166-437b-aea0-eef7c1f508d8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70f9c905-5b49-4b68-8b20-39f21a090b6b</text:p>
          </table:table-cell>
          <table:table-cell table:style-name="ce1"/>
          <table:table-cell office:value-type="string" table:style-name="ce1">
            <text:p>Umeshkumar Athiraman</text:p>
          </table:table-cell>
          <table:table-cell office:value-type="string" table:style-name="ce1">
            <text:p>ea2497b8-f369-4c54-85dc-8b2a0337a290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bd61c3ab-fc10-4ca1-8174-1918cd34e772</text:p>
          </table:table-cell>
          <table:table-cell table:number-columns-repeated="4" table:style-name="ce1"/>
          <table:table-cell office:value-type="string" table:style-name="ce1">
            <text:p>Isoflurane conditioning</text:p>
          </table:table-cell>
          <table:table-cell office:value-type="string" table:style-name="ce1">
            <text:p>d21666c4-3e7a-4603-8108-bae8a30193bd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4be087c1-96d8-45ac-8fa7-3b4b0e84f0eb</text:p>
          </table:table-cell>
          <table:table-cell table:style-name="ce1"/>
          <table:table-cell office:value-type="string" table:style-name="ce1">
            <text:p>uathira@wustl.edu</text:p>
          </table:table-cell>
          <table:table-cell office:value-type="string" table:style-name="ce1">
            <text:p>f1dc4f0e-722b-4a70-b3f2-17ccaf59d5e4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06b8696b-5f52-4908-8496-dbe4de4dc0f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b34ee6f-3001-48cc-b5bd-53f15dae15f6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737cbd47-fb07-4839-9e88-42f9f4bcdf6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cb6b1a4-3e4b-4d45-9ce0-15e80131246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b8cf7dd-b403-420c-811f-1b8140e95f5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7b80692-75dd-45a6-9382-1a221d387ba1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1a12d870-e9b4-43c4-af98-a3f1b5caad5e</text:p>
          </table:table-cell>
          <table:table-cell office:value-type="string" table:style-name="ce11">
            <text:p>TIMO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11]=[.F12];[.F12];&quot;RECONCILIATION!!!&quot;)" table:style-name="ce12">
            <text:p>RECONCILIATION!!!</text:p>
          </table:table-cell>
          <table:table-cell office:value-type="float" office:value="0" table:formula="of:=IF([.G11]=[.G12];[.G1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11]=[.I12];[.I12];&quot;RECONCILIATION!!!&quot;)" table:style-name="ce12">
            <text:p>RECONCILIATION!!!</text:p>
          </table:table-cell>
          <table:table-cell office:value-type="float" office:value="0" table:formula="of:=IF([.J11]=[.J12];[.J12];&quot;RECONCILIATION!!!&quot;)" table:style-name="ce12">
            <text:p>0</text:p>
          </table:table-cell>
          <table:table-cell office:value-type="string" office:string-value="not reported" table:formula="of:=IF([.K11]=[.K12];[.K12];&quot;RECONCILIATION!!!&quot;)" table:style-name="ce12">
            <text:p>not reported</text:p>
          </table:table-cell>
          <table:table-cell office:value-type="string" office:string-value="RECONCILIATION!!!" table:formula="of:=IF([.L11]=[.L12];[.L12];&quot;RECONCILIATION!!!&quot;)" table:style-name="ce12">
            <text:p>RECONCILIATION!!!</text:p>
          </table:table-cell>
          <table:table-cell office:value-type="float" office:value="0" table:formula="of:=IF([.M11]=[.M12];[.M12];&quot;RECONCILIATION!!!&quot;)" table:style-name="ce12">
            <text:p>0</text:p>
          </table:table-cell>
          <table:table-cell office:value-type="string" table:style-name="ce8">
            <text:p>C57BL/6J</text:p>
          </table:table-cell>
          <table:table-cell office:value-type="string" office:string-value="RECONCILIATION!!!" table:formula="of:=IF([.O11]=[.O12];[.O12];&quot;RECONCILIATION!!!&quot;)" table:style-name="ce12">
            <text:p>RECONCILIATION!!!</text:p>
          </table:table-cell>
          <table:table-cell office:value-type="float" office:value="0" table:formula="of:=IF([.P11]=[.P12];[.P12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1]=[.R12];[.R12];&quot;RECONCILIATION!!!&quot;)" table:style-name="ce12">
            <text:p>RECONCILIATION!!!</text:p>
          </table:table-cell>
          <table:table-cell office:value-type="float" office:value="0" table:formula="of:=IF([.S11]=[.S12];[.S1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11]=[.U12];[.U12];&quot;RECONCILIATION!!!&quot;)" table:style-name="ce12">
            <text:p>RECONCILIATION!!!</text:p>
          </table:table-cell>
          <table:table-cell office:value-type="float" office:value="0" table:formula="of:=IF([.V11]=[.V12];[.V12];&quot;RECONCILIATION!!!&quot;)" table:style-name="ce12">
            <text:p>0</text:p>
          </table:table-cell>
          <table:table-cell office:value-type="string" office:string-value="FALSE" table:formula="of:=IF([.W11]=[.W12];[.W12];&quot;RECONCILIATION!!!&quot;)" table:style-name="ce12">
            <text:p>FALSE</text:p>
          </table:table-cell>
          <table:table-cell office:value-type="string" office:string-value="RECONCILIATION!!!" table:formula="of:=IF([.X11]=[.X12];[.X12];&quot;RECONCILIATION!!!&quot;)" table:style-name="ce12">
            <text:p>RECONCILIATION!!!</text:p>
          </table:table-cell>
          <table:table-cell office:value-type="float" office:value="0" table:formula="of:=IF([.Y11]=[.Y12];[.Y12];&quot;RECONCILIATION!!!&quot;)" table:style-name="ce12">
            <text:p>0</text:p>
          </table:table-cell>
          <table:table-cell office:value-type="string" office:string-value="not reported" table:formula="of:=IF([.Z11]=[.Z12];[.Z12];&quot;RECONCILIATION!!!&quot;)" table:style-name="ce12">
            <text:p>not reported</text:p>
          </table:table-cell>
          <table:table-cell office:value-type="string" office:string-value="RECONCILIATION!!!" table:formula="of:=IF([.AA11]=[.AA12];[.AA12];&quot;RECONCILIATION!!!&quot;)" table:style-name="ce12">
            <text:p>RECONCILIATION!!!</text:p>
          </table:table-cell>
          <table:table-cell office:value-type="float" office:value="0" table:formula="of:=IF([.AB11]=[.AB12];[.AB12];&quot;RECONCILIATION!!!&quot;)" table:style-name="ce12">
            <text:p>0</text:p>
          </table:table-cell>
          <table:table-cell office:value-type="string" office:string-value="TRUE" table:formula="of:=IF([.AC11]=[.AC12];[.AC12];&quot;RECONCILIATION!!!&quot;)" table:style-name="ce12">
            <text:p>TRUE</text:p>
          </table:table-cell>
          <table:table-cell office:value-type="string" office:string-value="RECONCILIATION!!!" table:formula="of:=IF([.AD11]=[.AD12];[.AD12];&quot;RECONCILIATION!!!&quot;)" table:style-name="ce12">
            <text:p>RECONCILIATION!!!</text:p>
          </table:table-cell>
          <table:table-cell office:value-type="float" office:value="0" table:formula="of:=IF([.AE11]=[.AE12];[.AE12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1]=[.AG12];[.AG12];&quot;RECONCILIATION!!!&quot;)" table:style-name="ce12">
            <text:p>RECONCILIATION!!!</text:p>
          </table:table-cell>
          <table:table-cell office:value-type="float" office:value="0" table:formula="of:=IF([.AH11]=[.AH12];[.AH12];&quot;RECONCILIATION!!!&quot;)" table:style-name="ce12">
            <text:p>0</text:p>
          </table:table-cell>
          <table:table-cell office:value-type="string" office:string-value="Inhalative" table:formula="of:=IF([.AI11]=[.AI12];[.AI12];&quot;RECONCILIATION!!!&quot;)" table:style-name="ce12">
            <text:p>Inhalative</text:p>
          </table:table-cell>
          <table:table-cell office:value-type="string" office:string-value="RECONCILIATION!!!" table:formula="of:=IF([.AJ11]=[.AJ12];[.AJ12];&quot;RECONCILIATION!!!&quot;)" table:style-name="ce12">
            <text:p>RECONCILIATION!!!</text:p>
          </table:table-cell>
          <table:table-cell office:value-type="float" office:value="0" table:formula="of:=IF([.AK11]=[.AK12];[.AK12];&quot;RECONCILIATION!!!&quot;)" table:style-name="ce12">
            <text:p>0</text:p>
          </table:table-cell>
          <table:table-cell office:value-type="float" office:value="19" table:style-name="ce12">
            <text:p>19</text:p>
          </table:table-cell>
          <table:table-cell office:value-type="string" office:string-value="RECONCILIATION!!!" table:formula="of:=IF([.AM11]=[.AM12];[.AM12];&quot;RECONCILIATION!!!&quot;)" table:style-name="ce12">
            <text:p>RECONCILIATION!!!</text:p>
          </table:table-cell>
          <table:table-cell office:value-type="float" office:value="0" table:formula="of:=IF([.AN11]=[.AN12];[.AN12];&quot;RECONCILIATION!!!&quot;)" table:style-name="ce12">
            <text:p>0</text:p>
          </table:table-cell>
          <table:table-cell office:value-type="string" table:style-name="ce14">
            <text:p>group</text:p>
          </table:table-cell>
          <table:table-cell office:value-type="string" office:string-value="RECONCILIATION!!!" table:formula="of:=IF([.AP11]=[.AP12];[.AP12];&quot;RECONCILIATION!!!&quot;)" table:style-name="ce12">
            <text:p>RECONCILIATION!!!</text:p>
          </table:table-cell>
          <table:table-cell office:value-type="string" table:style-name="ce14">
            <text:p>five per cage and had ad libitum access to laboratory chow and tap water</text:p>
          </table:table-cell>
          <table:table-cell office:value-type="string" office:string-value="no" table:formula="of:=IF([.AR11]=[.AR12];[.AR12];&quot;RECONCILIATION!!!&quot;)" table:style-name="ce12">
            <text:p>no</text:p>
          </table:table-cell>
          <table:table-cell office:value-type="string" office:string-value="RECONCILIATION!!!" table:formula="of:=IF([.AS11]=[.AS12];[.AS12];&quot;RECONCILIATION!!!&quot;)" table:style-name="ce12">
            <text:p>RECONCILIATION!!!</text:p>
          </table:table-cell>
          <table:table-cell office:value-type="float" office:value="0" table:formula="of:=IF([.AT11]=[.AT12];[.AT12];&quot;RECONCILIATION!!!&quot;)" table:style-name="ce12">
            <text:p>0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AV11]=[.AV12];[.AV12];&quot;RECONCILIATION!!!&quot;)" table:style-name="ce12">
            <text:p>RECONCILIATION!!!</text:p>
          </table:table-cell>
          <table:table-cell office:value-type="float" office:value="0" table:formula="of:=IF([.AW11]=[.AW12];[.AW12];&quot;RECONCILIATION!!!&quot;)" table:style-name="ce12">
            <text:p>0</text:p>
          </table:table-cell>
          <table:table-cell office:value-type="float" office:value="0" table:formula="of:=IF([.AX11]=[.AX12];[.AX12];&quot;RECONCILIATION!!!&quot;)" table:style-name="ce12">
            <text:p>0</text:p>
          </table:table-cell>
          <table:table-cell office:value-type="float" office:value="0" table:formula="of:=IF([.AY11]=[.AY12];[.AY12];&quot;RECONCILIATION!!!&quot;)" table:style-name="ce12">
            <text:p>0</text:p>
          </table:table-cell>
          <table:table-cell office:value-type="float" office:value="0" table:formula="of:=IF([.AZ11]=[.AZ12];[.AZ12];&quot;RECONCILIATION!!!&quot;)" table:style-name="ce12">
            <text:p>0</text:p>
          </table:table-cell>
          <table:table-cell office:value-type="float" office:value="0" table:formula="of:=IF([.BA11]=[.BA12];[.BA12];&quot;RECONCILIATION!!!&quot;)" table:style-name="ce12">
            <text:p>0</text:p>
          </table:table-cell>
          <table:table-cell office:value-type="float" office:value="0" table:formula="of:=IF([.BB11]=[.BB12];[.BB12];&quot;RECONCILIATION!!!&quot;)" table:style-name="ce12">
            <text:p>0</text:p>
          </table:table-cell>
          <table:table-cell office:value-type="float" office:value="0" table:formula="of:=IF([.BC11]=[.BC12];[.BC12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1]=[.BE12];[.BE12];&quot;RECONCILIATION!!!&quot;)" table:style-name="ce12">
            <text:p>RECONCILIATION!!!</text:p>
          </table:table-cell>
          <table:table-cell office:value-type="float" office:value="0" table:formula="of:=IF([.BF11]=[.BF12];[.BF12];&quot;RECONCILIATION!!!&quot;)" table:style-name="ce12">
            <text:p>0</text:p>
          </table:table-cell>
          <table:table-cell office:value-type="string" office:string-value="Umeshkumar Athiraman" table:formula="of:=IF([.BG11]=[.BG12];[.BG12];&quot;RECONCILIATION!!!&quot;)" table:style-name="ce12">
            <text:p>Umeshkumar Athiraman</text:p>
          </table:table-cell>
          <table:table-cell office:value-type="string" office:string-value="RECONCILIATION!!!" table:formula="of:=IF([.BH11]=[.BH12];[.BH12];&quot;RECONCILIATION!!!&quot;)" table:style-name="ce12">
            <text:p>RECONCILIATION!!!</text:p>
          </table:table-cell>
          <table:table-cell office:value-type="float" office:value="0" table:formula="of:=IF([.BI11]=[.BI12];[.BI12];&quot;RECONCILIATION!!!&quot;)" table:style-name="ce12">
            <text:p>0</text:p>
          </table:table-cell>
          <table:table-cell office:value-type="string" table:style-name="ce12">
            <text:p>ICA bifurcation</text:p>
          </table:table-cell>
          <table:table-cell office:value-type="string" office:string-value="RECONCILIATION!!!" table:formula="of:=IF([.BK11]=[.BK12];[.BK12];&quot;RECONCILIATION!!!&quot;)" table:style-name="ce12">
            <text:p>RECONCILIATION!!!</text:p>
          </table:table-cell>
          <table:table-cell office:value-type="float" office:value="0" table:formula="of:=IF([.BL11]=[.BL12];[.BL12];&quot;RECONCILIATION!!!&quot;)" table:style-name="ce12">
            <text:p>0</text:p>
          </table:table-cell>
          <table:table-cell office:value-type="string" table:style-name="ce12">
            <text:p>10 - 14 weeks</text:p>
          </table:table-cell>
          <table:table-cell office:value-type="string" office:string-value="RECONCILIATION!!!" table:formula="of:=IF([.BN11]=[.BN12];[.BN12];&quot;RECONCILIATION!!!&quot;)" table:style-name="ce12">
            <text:p>RECONCILIATION!!!</text:p>
          </table:table-cell>
          <table:table-cell office:value-type="float" office:value="0" table:formula="of:=IF([.BO11]=[.BO12];[.BO1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BQ11]=[.BQ12];[.BQ12];&quot;RECONCILIATION!!!&quot;)" table:style-name="ce12">
            <text:p>RECONCILIATION!!!</text:p>
          </table:table-cell>
          <table:table-cell office:value-type="float" office:value="0" table:formula="of:=IF([.BR11]=[.BR12];[.BR12];&quot;RECONCILIATION!!!&quot;)" table:style-name="ce12">
            <text:p>0</text:p>
          </table:table-cell>
          <table:table-cell office:value-type="float" office:value="0" table:formula="of:=IF([.BS11]=[.BS12];[.BS12];&quot;RECONCILIATION!!!&quot;)" table:style-name="ce12">
            <text:p>0</text:p>
          </table:table-cell>
          <table:table-cell office:value-type="float" office:value="0" table:formula="of:=IF([.BT11]=[.BT12];[.BT12];&quot;RECONCILIATION!!!&quot;)" table:style-name="ce12">
            <text:p>0</text:p>
          </table:table-cell>
          <table:table-cell office:value-type="float" office:value="0" table:formula="of:=IF([.BU11]=[.BU12];[.BU12];&quot;RECONCILIATION!!!&quot;)" table:style-name="ce12">
            <text:p>0</text:p>
          </table:table-cell>
          <table:table-cell office:value-type="string" table:style-name="ce8">
            <text:p>Isoflurane conditioning</text:p>
          </table:table-cell>
          <table:table-cell office:value-type="string" office:string-value="RECONCILIATION!!!" table:formula="of:=IF([.BW11]=[.BW12];[.BW12];&quot;RECONCILIATION!!!&quot;)" table:style-name="ce12">
            <text:p>RECONCILIATION!!!</text:p>
          </table:table-cell>
          <table:table-cell office:value-type="float" office:value="0" table:formula="of:=IF([.BX11]=[.BX12];[.BX12];&quot;RECONCILIATION!!!&quot;)" table:style-name="ce12">
            <text:p>0</text:p>
          </table:table-cell>
          <table:table-cell office:value-type="string" table:style-name="ce14">
            <text:p>5-0 nylon suture</text:p>
          </table:table-cell>
          <table:table-cell office:value-type="float" office:value="0" table:formula="of:=IF([.BZ11]=[.BZ12];[.BZ12];&quot;RECONCILIATION!!!&quot;)" table:style-name="ce12">
            <text:p>0</text:p>
          </table:table-cell>
          <table:table-cell office:value-type="float" office:value="0" table:formula="of:=IF([.CA11]=[.CA12];[.CA12];&quot;RECONCILIATION!!!&quot;)" table:style-name="ce12">
            <text:p>0</text:p>
          </table:table-cell>
          <table:table-cell office:value-type="float" office:value="0" table:formula="of:=IF([.CB11]=[.CB12];[.CB12];&quot;RECONCILIATION!!!&quot;)" table:style-name="ce12">
            <text:p>0</text:p>
          </table:table-cell>
          <table:table-cell office:value-type="float" office:value="0" table:formula="of:=IF([.CC11]=[.CC12];[.CC12];&quot;RECONCILIATION!!!&quot;)" table:style-name="ce12">
            <text:p>0</text:p>
          </table:table-cell>
          <table:table-cell office:value-type="float" office:value="0" table:formula="of:=IF([.CD11]=[.CD12];[.CD12];&quot;RECONCILIATION!!!&quot;)" table:style-name="ce12">
            <text:p>0</text:p>
          </table:table-cell>
          <table:table-cell office:value-type="string" office:string-value="TRUE" table:formula="of:=IF([.CE11]=[.CE12];[.CE12];&quot;RECONCILIATION!!!&quot;)" table:style-name="ce12">
            <text:p>TRUE</text:p>
          </table:table-cell>
          <table:table-cell office:value-type="string" office:string-value="RECONCILIATION!!!" table:formula="of:=IF([.CF11]=[.CF12];[.CF12];&quot;RECONCILIATION!!!&quot;)" table:style-name="ce12">
            <text:p>RECONCILIATION!!!</text:p>
          </table:table-cell>
          <table:table-cell office:value-type="float" office:value="0" table:formula="of:=IF([.CG11]=[.CG12];[.CG12];&quot;RECONCILIATION!!!&quot;)" table:style-name="ce12">
            <text:p>0</text:p>
          </table:table-cell>
          <table:table-cell office:value-type="string" office:string-value="uathira@wustl.edu" table:formula="of:=IF([.CH11]=[.CH12];[.CH12];&quot;RECONCILIATION!!!&quot;)" table:style-name="ce12">
            <text:p>uathira@wustl.edu</text:p>
          </table:table-cell>
          <table:table-cell office:value-type="string" office:string-value="RECONCILIATION!!!" table:formula="of:=IF([.CI11]=[.CI12];[.CI12];&quot;RECONCILIATION!!!&quot;)" table:style-name="ce12">
            <text:p>RECONCILIATION!!!</text:p>
          </table:table-cell>
          <table:table-cell office:value-type="float" office:value="0" table:formula="of:=IF([.CJ11]=[.CJ12];[.CJ12];&quot;RECONCILIATION!!!&quot;)" table:style-name="ce12">
            <text:p>0</text:p>
          </table:table-cell>
          <table:table-cell office:value-type="string" office:string-value="isoflurane" table:formula="of:=IF([.CK11]=[.CK12];[.CK12];&quot;RECONCILIATION!!!&quot;)" table:style-name="ce12">
            <text:p>isoflurane</text:p>
          </table:table-cell>
          <table:table-cell office:value-type="string" office:string-value="RECONCILIATION!!!" table:formula="of:=IF([.CL11]=[.CL12];[.CL12];&quot;RECONCILIATION!!!&quot;)" table:style-name="ce12">
            <text:p>RECONCILIATION!!!</text:p>
          </table:table-cell>
          <table:table-cell office:value-type="float" office:value="0" table:formula="of:=IF([.CM11]=[.CM12];[.CM12];&quot;RECONCILIATION!!!&quot;)" table:style-name="ce12">
            <text:p>0</text:p>
          </table:table-cell>
          <table:table-cell office:value-type="string" office:string-value="FALSE" table:formula="of:=IF([.CN11]=[.CN12];[.CN12];&quot;RECONCILIATION!!!&quot;)" table:style-name="ce12">
            <text:p>FALSE</text:p>
          </table:table-cell>
          <table:table-cell office:value-type="string" office:string-value="RECONCILIATION!!!" table:formula="of:=IF([.CO11]=[.CO12];[.CO12];&quot;RECONCILIATION!!!&quot;)" table:style-name="ce12">
            <text:p>RECONCILIATION!!!</text:p>
          </table:table-cell>
          <table:table-cell office:value-type="float" office:value="0" table:formula="of:=IF([.CP11]=[.CP12];[.CP12];&quot;RECONCILIATION!!!&quot;)" table:style-name="ce12">
            <text:p>0</text:p>
          </table:table-cell>
          <table:table-cell office:value-type="float" office:value="18" table:style-name="ce12">
            <text:p>18</text:p>
          </table:table-cell>
          <table:table-cell office:value-type="string" office:string-value="RECONCILIATION!!!" table:formula="of:=IF([.CR11]=[.CR12];[.CR12];&quot;RECONCILIATION!!!&quot;)" table:style-name="ce12">
            <text:p>RECONCILIATION!!!</text:p>
          </table:table-cell>
          <table:table-cell office:value-type="float" office:value="0" table:formula="of:=IF([.CS11]=[.CS12];[.CS12];&quot;RECONCILIATION!!!&quot;)" table:style-name="ce12">
            <text:p>0</text:p>
          </table:table-cell>
          <table:table-cell office:value-type="float" office:value="0" table:formula="of:=IF([.CT11]=[.CT12];[.CT12];&quot;RECONCILIATION!!!&quot;)" table:style-name="ce12">
            <text:p>0</text:p>
          </table:table-cell>
          <table:table-cell office:value-type="float" office:value="0" table:formula="of:=IF([.CU11]=[.CU12];[.CU12];&quot;RECONCILIATION!!!&quot;)" table:style-name="ce12">
            <text:p>0</text:p>
          </table:table-cell>
          <table:table-cell office:value-type="float" office:value="0" table:formula="of:=IF([.CV11]=[.CV12];[.CV1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11]=[.CX12];[.CX12];&quot;RECONCILIATION!!!&quot;)" table:style-name="ce12">
            <text:p>RECONCILIATION!!!</text:p>
          </table:table-cell>
          <table:table-cell office:value-type="float" office:value="0" table:formula="of:=IF([.CY11]=[.CY12];[.CY1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A11]=[.DA12];[.DA12];&quot;RECONCILIATION!!!&quot;)" table:style-name="ce12">
            <text:p>RECONCILIATION!!!</text:p>
          </table:table-cell>
          <table:table-cell office:value-type="float" office:value="0" table:formula="of:=IF([.DB11]=[.DB12];[.DB12];&quot;RECONCILIATION!!!&quot;)" table:style-name="ce12">
            <text:p>0</text:p>
          </table:table-cell>
          <table:table-cell office:value-type="string" office:string-value="TRUE" table:formula="of:=IF([.DC11]=[.DC12];[.DC12];&quot;RECONCILIATION!!!&quot;)" table:style-name="ce12">
            <text:p>TRUE</text:p>
          </table:table-cell>
          <table:table-cell office:value-type="string" office:string-value="RECONCILIATION!!!" table:formula="of:=IF([.DD11]=[.DD12];[.DD12];&quot;RECONCILIATION!!!&quot;)" table:style-name="ce12">
            <text:p>RECONCILIATION!!!</text:p>
          </table:table-cell>
          <table:table-cell office:value-type="float" office:value="0" table:formula="of:=IF([.DE11]=[.DE12];[.DE12];&quot;RECONCILIATION!!!&quot;)" table:style-name="ce12">
            <text:p>0</text:p>
          </table:table-cell>
          <table:table-cell office:value-type="float" office:value="0" table:formula="of:=IF([.DF11]=[.DF12];[.DF12];&quot;RECONCILIATION!!!&quot;)" table:style-name="ce12">
            <text:p>0</text:p>
          </table:table-cell>
          <table:table-cell office:value-type="float" office:value="0" table:formula="of:=IF([.DG11]=[.DG12];[.DG12];&quot;RECONCILIATION!!!&quot;)" table:style-name="ce12">
            <text:p>0</text:p>
          </table:table-cell>
          <table:table-cell office:value-type="float" office:value="0" table:formula="of:=IF([.DH11]=[.DH12];[.DH12];&quot;RECONCILIATION!!!&quot;)" table:style-name="ce12">
            <text:p>0</text:p>
          </table:table-cell>
          <table:table-cell office:value-type="string" office:string-value="FALSE" table:formula="of:=IF([.DI11]=[.DI12];[.DI12];&quot;RECONCILIATION!!!&quot;)" table:style-name="ce12">
            <text:p>FALSE</text:p>
          </table:table-cell>
          <table:table-cell office:value-type="string" office:string-value="RECONCILIATION!!!" table:formula="of:=IF([.DJ11]=[.DJ12];[.DJ12];&quot;RECONCILIATION!!!&quot;)" table:style-name="ce12">
            <text:p>RECONCILIATION!!!</text:p>
          </table:table-cell>
          <table:table-cell office:value-type="float" office:value="0" table:formula="of:=IF([.DK11]=[.DK12];[.DK12];&quot;RECONCILIATION!!!&quot;)" table:style-name="ce12">
            <text:p>0</text:p>
          </table:table-cell>
          <table:table-cell office:value-type="string" table:style-name="ce12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0:21:40</text:p>
          </table:table-cell>
          <table:table-cell office:value-type="string" table:style-name="ce1">
            <text:p>1e244eff-656f-4a3e-b275-5002e5547e76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941469ec-4649-4050-aef7-ca42639acc5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2864bff-6033-4a56-8776-a3b0d6889d02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9b84979-cf1e-4898-b536-ce7e586c8856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eff5b15c-db15-48da-9eb4-cbc2cca8c222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501bc49b-cf45-4a0d-885b-b22633e3f84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af66fa4-24dd-40a3-8f32-8cf5a482ef3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cedc0f1-616b-4d5c-9b1c-8223c686c13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ebd5340-6456-4587-81f8-9f2d9726361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c828f8c-943d-4f41-808f-2194490564de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a8b41a03-48a0-46cc-8499-073efdcb2ec0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50fcd762-733b-4b6c-b816-8f326dcc40f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6b25a69f-6ca0-4469-9c59-a5c9b54ae9ec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078abd54-593e-4ea9-b7c3-b281bcb7d77b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eb7fc0c5-6fc8-49ba-919f-631979fa8cb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1cd9792-9b51-4aab-8324-2aa8721f078e</text:p>
          </table:table-cell>
          <table:table-cell table:number-columns-repeated="4" table:style-name="ce1"/>
          <table:table-cell office:value-type="string" table:style-name="ce1">
            <text:p>Mice were housed under standard 12:12 light-dark condi- tions and allowed free access to water and food.<text:s/></text:p>
          </table:table-cell>
          <table:table-cell office:value-type="string" table:style-name="ce1">
            <text:p>fac78bd3-2a34-4c56-803b-b7478b013d42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d8121d2c-8243-46a3-a12d-b684db59972e</text:p>
          </table:table-cell>
          <table:table-cell table:style-name="ce1"/>
          <table:table-cell office:value-type="string" table:style-name="ce1">
            <text:p>Ya Hua</text:p>
          </table:table-cell>
          <table:table-cell office:value-type="string" table:style-name="ce1">
            <text:p>b0e4c34b-ee95-4afe-a971-a10f138c66e4</text:p>
          </table:table-cell>
          <table:table-cell table:number-columns-repeated="4" table:style-name="ce1"/>
          <table:table-cell office:value-type="string" table:style-name="ce1">
            <text:p>3 months</text:p>
          </table:table-cell>
          <table:table-cell office:value-type="string" table:style-name="ce1">
            <text:p>5a21000d-7d11-4aac-8666-81790619e7b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f2317e7-17f3-4bbe-84bd-af35bc980189</text:p>
          </table:table-cell>
          <table:table-cell table:number-columns-repeated="4" table:style-name="ce1"/>
          <table:table-cell office:value-type="string" table:style-name="ce1">
            <text:p>T2* gradient-echo sequence</text:p>
          </table:table-cell>
          <table:table-cell office:value-type="string" table:style-name="ce1">
            <text:p>03b1c950-e585-4cb7-850f-e08bf50d0bd9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30887692-f66f-411a-8784-8f1e3fb99fb3</text:p>
          </table:table-cell>
          <table:table-cell table:style-name="ce1"/>
          <table:table-cell office:value-type="string" table:style-name="ce1">
            <text:p>yahua@umich.edu</text:p>
          </table:table-cell>
          <table:table-cell office:value-type="string" table:style-name="ce1">
            <text:p>0b3130e3-5820-4d31-8334-8a58dfe2aa93</text:p>
          </table:table-cell>
          <table:table-cell table:style-name="ce1"/>
          <table:table-cell office:value-type="string" table:style-name="ce1">
            <text:p>isoflurane 5% induction and 1.5% maintain</text:p>
          </table:table-cell>
          <table:table-cell office:value-type="string" table:style-name="ce1">
            <text:p>f1d4079d-965f-4049-a896-6cc91de9f4f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201fa87-9348-4a17-ac1e-45878107239a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3e76e11c-f28a-416b-98dd-6506ec0d8d8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6fd30f4-37ff-4909-9c32-77f9222b7c1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b09500a-c7f3-4306-a749-22d23877614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7cf4c34-9fcf-4522-b1bb-4fe574a2852e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5e58ec1-3a7b-4611-8890-1bda9bc53309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9c3f28e4-0497-41c6-b576-37fe237644f2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30 10:29:01</text:p>
          </table:table-cell>
          <table:table-cell office:value-type="string" table:style-name="ce1">
            <text:p>1e244eff-656f-4a3e-b275-5002e5547e76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2727c404-a0b8-407a-a4d8-06d1d5e7dfb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de2558c-bbc9-4b10-b26c-70465337c98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203800ba-978e-4485-9c3b-c1035299671c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02123b64-c269-4a89-9a84-2badf705f197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7500c8b9-b30b-4b46-94aa-acee250fd63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1ce4d22-f30a-4cad-bfc8-3e99d5fdf66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b080f1a-8da1-4f43-8986-2bfd283c9131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6c5ddaf-4fda-41a5-a990-5647c1ad53b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3b3d443-abfc-4044-a75b-f095c3b887c0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3c8a57a7-e4fd-44ae-a354-4e4f8cd1a551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db70f70d-4587-44dc-9265-bb5433ecdf23</text:p>
          </table:table-cell>
          <table:table-cell office:value-type="string" table:style-name="ce1">
            <text:p>after induction of anesthesia, isoflurane was maintained at 1.5%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1216977-6b89-4554-87a9-e275f96fc7c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ae05c82-253f-4f2a-9a19-2a51271f239b</text:p>
          </table:table-cell>
          <table:table-cell office:value-type="string" table:style-name="ce1">
            <text:p>Mice were housed under standard 12:12 light-dark conditions and allowed free access to water and foo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77452083-26e7-411c-86e1-3b24b844c9a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aa127ef-ac3d-4ecc-9d49-aabfa842055f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ae88322c-2e82-44dc-9c1b-f8d9b55ab2aa</text:p>
          </table:table-cell>
          <table:table-cell table:style-name="ce1"/>
          <table:table-cell office:value-type="string" table:style-name="ce1">
            <text:p>Guohua Xi</text:p>
          </table:table-cell>
          <table:table-cell office:value-type="string" table:style-name="ce1">
            <text:p>47f0856e-53e8-457f-8cf5-1c527827d3e2</text:p>
          </table:table-cell>
          <table:table-cell table:number-columns-repeated="4" table:style-name="ce1"/>
          <table:table-cell office:value-type="string" table:style-name="ce1">
            <text:p>3 months</text:p>
          </table:table-cell>
          <table:table-cell office:value-type="string" table:style-name="ce1">
            <text:p>2dd0cc45-342b-4e63-802f-99f7e8aef1e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8ce2397-a3e0-43fe-aa88-0d25466afc8d</text:p>
          </table:table-cell>
          <table:table-cell table:number-columns-repeated="4" table:style-name="ce1"/>
          <table:table-cell office:value-type="string" table:style-name="ce1">
            <text:p><text:s/>LCN2 KO</text:p>
          </table:table-cell>
          <table:table-cell office:value-type="string" table:style-name="ce1">
            <text:p>2d29a053-c7df-4986-a89f-133ac4267af5</text:p>
          </table:table-cell>
          <table:table-cell table:style-name="ce1"/>
          <table:table-cell office:value-type="string" table:style-name="ce1">
            <text:p>monofilament</text:p>
          </table:table-cell>
          <table:table-cell office:value-type="string" table:style-name="ce1">
            <text:p>b32623c3-d8be-4c85-952d-62c930a36059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6018be5-35f1-451e-ab87-7d99442b6392</text:p>
          </table:table-cell>
          <table:table-cell table:style-name="ce1"/>
          <table:table-cell office:value-type="string" table:style-name="ce15">
            <text:p><text:a xlink:href="mailto:guohuaxi@umich.edu">guohuaxi@umich.edu</text:a></text:p>
          </table:table-cell>
          <table:table-cell office:value-type="string" table:style-name="ce1">
            <text:p>34d87a28-28c9-4703-8768-8f68140526ee</text:p>
          </table:table-cell>
          <table:table-cell table:style-name="ce1"/>
          <table:table-cell office:value-type="string" table:style-name="ce1">
            <text:p>5% isoflurane<text:s/></text:p>
          </table:table-cell>
          <table:table-cell office:value-type="string" table:style-name="ce1">
            <text:p>7dd8b238-b4a2-4e1d-8474-e0b8de65aa2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3267574-b937-42ba-8fda-0bf0c231eea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73d7a65d-40e2-45fc-b0b4-e1591d84278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217298a-ed0b-43ff-ae16-f4b2aec87d4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ad8ae2e-db9a-47d1-9958-9f1fa83b42d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1123336-411f-4ecd-b3d4-565b267d6d8a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80f190a-ba6f-4eba-bf2f-4206b1924e38</text:p>
          </table:table-cell>
          <table:table-cell table:style-name="ce1"/>
          <table:table-cell office:value-type="string" table:style-name="ce1">
            <text:p>left internal carotid artery</text:p>
          </table:table-cell>
          <table:table-cell office:value-type="string" table:style-name="ce1">
            <text:p>937f24b6-d42c-4440-b8e4-f0f5ad70da2c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1e244eff-656f-4a3e-b275-5002e5547e76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4]=[.E15];[.E15];&quot;RECONCILIATION!!!&quot;)" table:style-name="ce12">
            <text:p>TRUE</text:p>
          </table:table-cell>
          <table:table-cell office:value-type="string" office:string-value="RECONCILIATION!!!" table:formula="of:=IF([.F14]=[.F15];[.F15];&quot;RECONCILIATION!!!&quot;)" table:style-name="ce12">
            <text:p>RECONCILIATION!!!</text:p>
          </table:table-cell>
          <table:table-cell office:value-type="float" office:value="0" table:formula="of:=IF([.G14]=[.G15];[.G15];&quot;RECONCILIATION!!!&quot;)" table:style-name="ce12">
            <text:p>0</text:p>
          </table:table-cell>
          <table:table-cell office:value-type="string" office:string-value="TRUE" table:formula="of:=IF([.H14]=[.H15];[.H15];&quot;RECONCILIATION!!!&quot;)" table:style-name="ce12">
            <text:p>TRUE</text:p>
          </table:table-cell>
          <table:table-cell office:value-type="string" office:string-value="RECONCILIATION!!!" table:formula="of:=IF([.I14]=[.I15];[.I15];&quot;RECONCILIATION!!!&quot;)" table:style-name="ce12">
            <text:p>RECONCILIATION!!!</text:p>
          </table:table-cell>
          <table:table-cell office:value-type="float" office:value="0" table:formula="of:=IF([.J14]=[.J15];[.J15];&quot;RECONCILIATION!!!&quot;)" table:style-name="ce12">
            <text:p>0</text:p>
          </table:table-cell>
          <table:table-cell office:value-type="string" office:string-value="not reported" table:formula="of:=IF([.K14]=[.K15];[.K15];&quot;RECONCILIATION!!!&quot;)" table:style-name="ce12">
            <text:p>not reported</text:p>
          </table:table-cell>
          <table:table-cell office:value-type="string" office:string-value="RECONCILIATION!!!" table:formula="of:=IF([.L14]=[.L15];[.L15];&quot;RECONCILIATION!!!&quot;)" table:style-name="ce12">
            <text:p>RECONCILIATION!!!</text:p>
          </table:table-cell>
          <table:table-cell office:value-type="float" office:value="0" table:formula="of:=IF([.M14]=[.M15];[.M15];&quot;RECONCILIATION!!!&quot;)" table:style-name="ce12">
            <text:p>0</text:p>
          </table:table-cell>
          <table:table-cell office:value-type="string" office:string-value="C57BL/6" table:formula="of:=IF([.N14]=[.N15];[.N15];&quot;RECONCILIATION!!!&quot;)" table:style-name="ce12">
            <text:p>C57BL/6</text:p>
          </table:table-cell>
          <table:table-cell office:value-type="string" office:string-value="RECONCILIATION!!!" table:formula="of:=IF([.O14]=[.O15];[.O15];&quot;RECONCILIATION!!!&quot;)" table:style-name="ce12">
            <text:p>RECONCILIATION!!!</text:p>
          </table:table-cell>
          <table:table-cell office:value-type="float" office:value="0" table:formula="of:=IF([.P14]=[.P15];[.P15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4]=[.R15];[.R15];&quot;RECONCILIATION!!!&quot;)" table:style-name="ce12">
            <text:p>RECONCILIATION!!!</text:p>
          </table:table-cell>
          <table:table-cell office:value-type="float" office:value="0" table:formula="of:=IF([.S14]=[.S15];[.S15];&quot;RECONCILIATION!!!&quot;)" table:style-name="ce12">
            <text:p>0</text:p>
          </table:table-cell>
          <table:table-cell office:value-type="string" office:string-value="FALSE" table:formula="of:=IF([.T14]=[.T15];[.T15];&quot;RECONCILIATION!!!&quot;)" table:style-name="ce12">
            <text:p>FALSE</text:p>
          </table:table-cell>
          <table:table-cell office:value-type="string" office:string-value="RECONCILIATION!!!" table:formula="of:=IF([.U14]=[.U15];[.U15];&quot;RECONCILIATION!!!&quot;)" table:style-name="ce12">
            <text:p>RECONCILIATION!!!</text:p>
          </table:table-cell>
          <table:table-cell office:value-type="float" office:value="0" table:formula="of:=IF([.V14]=[.V15];[.V15];&quot;RECONCILIATION!!!&quot;)" table:style-name="ce12">
            <text:p>0</text:p>
          </table:table-cell>
          <table:table-cell office:value-type="string" office:string-value="FALSE" table:formula="of:=IF([.W14]=[.W15];[.W15];&quot;RECONCILIATION!!!&quot;)" table:style-name="ce12">
            <text:p>FALSE</text:p>
          </table:table-cell>
          <table:table-cell office:value-type="string" office:string-value="RECONCILIATION!!!" table:formula="of:=IF([.X14]=[.X15];[.X15];&quot;RECONCILIATION!!!&quot;)" table:style-name="ce12">
            <text:p>RECONCILIATION!!!</text:p>
          </table:table-cell>
          <table:table-cell office:value-type="float" office:value="0" table:formula="of:=IF([.Y14]=[.Y15];[.Y15];&quot;RECONCILIATION!!!&quot;)" table:style-name="ce12">
            <text:p>0</text:p>
          </table:table-cell>
          <table:table-cell office:value-type="string" office:string-value="not reported" table:formula="of:=IF([.Z14]=[.Z15];[.Z15];&quot;RECONCILIATION!!!&quot;)" table:style-name="ce12">
            <text:p>not reported</text:p>
          </table:table-cell>
          <table:table-cell office:value-type="string" office:string-value="RECONCILIATION!!!" table:formula="of:=IF([.AA14]=[.AA15];[.AA15];&quot;RECONCILIATION!!!&quot;)" table:style-name="ce12">
            <text:p>RECONCILIATION!!!</text:p>
          </table:table-cell>
          <table:table-cell office:value-type="float" office:value="0" table:formula="of:=IF([.AB14]=[.AB15];[.AB15];&quot;RECONCILIATION!!!&quot;)" table:style-name="ce12">
            <text:p>0</text:p>
          </table:table-cell>
          <table:table-cell office:value-type="string" office:string-value="TRUE" table:formula="of:=IF([.AC14]=[.AC15];[.AC15];&quot;RECONCILIATION!!!&quot;)" table:style-name="ce12">
            <text:p>TRUE</text:p>
          </table:table-cell>
          <table:table-cell office:value-type="string" office:string-value="RECONCILIATION!!!" table:formula="of:=IF([.AD14]=[.AD15];[.AD15];&quot;RECONCILIATION!!!&quot;)" table:style-name="ce12">
            <text:p>RECONCILIATION!!!</text:p>
          </table:table-cell>
          <table:table-cell office:value-type="float" office:value="0" table:formula="of:=IF([.AE14]=[.AE15];[.AE15];&quot;RECONCILIATION!!!&quot;)" table:style-name="ce12">
            <text:p>0</text:p>
          </table:table-cell>
          <table:table-cell office:value-type="string" office:string-value="5-0" table:formula="of:=IF([.AF14]=[.AF15];[.AF15];&quot;RECONCILIATION!!!&quot;)" table:style-name="ce12">
            <text:p>5-0</text:p>
          </table:table-cell>
          <table:table-cell office:value-type="string" office:string-value="RECONCILIATION!!!" table:formula="of:=IF([.AG14]=[.AG15];[.AG15];&quot;RECONCILIATION!!!&quot;)" table:style-name="ce12">
            <text:p>RECONCILIATION!!!</text:p>
          </table:table-cell>
          <table:table-cell office:value-type="float" office:value="0" table:formula="of:=IF([.AH14]=[.AH15];[.AH15];&quot;RECONCILIATION!!!&quot;)" table:style-name="ce12">
            <text:p>0</text:p>
          </table:table-cell>
          <table:table-cell office:value-type="string" office:string-value="Inhalative" table:formula="of:=IF([.AI14]=[.AI15];[.AI15];&quot;RECONCILIATION!!!&quot;)" table:style-name="ce12">
            <text:p>Inhalative</text:p>
          </table:table-cell>
          <table:table-cell office:value-type="string" office:string-value="RECONCILIATION!!!" table:formula="of:=IF([.AJ14]=[.AJ15];[.AJ15];&quot;RECONCILIATION!!!&quot;)" table:style-name="ce12">
            <text:p>RECONCILIATION!!!</text:p>
          </table:table-cell>
          <table:table-cell office:value-type="string" table:style-name="ce12">
            <text:p>after induction of anesthesia, isoflurane was maintained at 1.5%</text:p>
          </table:table-cell>
          <table:table-cell office:value-type="float" office:value="34" table:formula="of:=IF([.AL14]=[.AL15];[.AL15];&quot;RECONCILIATION!!!&quot;)" table:style-name="ce12">
            <text:p>34</text:p>
          </table:table-cell>
          <table:table-cell office:value-type="string" office:string-value="RECONCILIATION!!!" table:formula="of:=IF([.AM14]=[.AM15];[.AM15];&quot;RECONCILIATION!!!&quot;)" table:style-name="ce12">
            <text:p>RECONCILIATION!!!</text:p>
          </table:table-cell>
          <table:table-cell office:value-type="float" office:value="0" table:formula="of:=IF([.AN14]=[.AN15];[.AN15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AP14]=[.AP15];[.AP15];&quot;RECONCILIATION!!!&quot;)" table:style-name="ce12">
            <text:p>RECONCILIATION!!!</text:p>
          </table:table-cell>
          <table:table-cell office:value-type="string" table:style-name="ce12">
            <text:p>Mice were housed under standard 12:12 light-dark conditions and allowed free access to water and food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AS14]=[.AS15];[.AS15];&quot;RECONCILIATION!!!&quot;)" table:style-name="ce12">
            <text:p>RECONCILIATION!!!</text:p>
          </table:table-cell>
          <table:table-cell office:value-type="float" office:value="0" table:formula="of:=IF([.AT14]=[.AT15];[.AT15];&quot;RECONCILIATION!!!&quot;)" table:style-name="ce12">
            <text:p>0</text:p>
          </table:table-cell>
          <table:table-cell office:value-type="string" office:string-value="TRUE" table:formula="of:=IF([.AU14]=[.AU15];[.AU15];&quot;RECONCILIATION!!!&quot;)" table:style-name="ce12">
            <text:p>TRUE</text:p>
          </table:table-cell>
          <table:table-cell office:value-type="string" office:string-value="RECONCILIATION!!!" table:formula="of:=IF([.AV14]=[.AV15];[.AV15];&quot;RECONCILIATION!!!&quot;)" table:style-name="ce12">
            <text:p>RECONCILIATION!!!</text:p>
          </table:table-cell>
          <table:table-cell office:value-type="float" office:value="0" table:formula="of:=IF([.AW14]=[.AW15];[.AW15];&quot;RECONCILIATION!!!&quot;)" table:style-name="ce12">
            <text:p>0</text:p>
          </table:table-cell>
          <table:table-cell office:value-type="float" office:value="0" table:formula="of:=IF([.AX14]=[.AX15];[.AX15];&quot;RECONCILIATION!!!&quot;)" table:style-name="ce12">
            <text:p>0</text:p>
          </table:table-cell>
          <table:table-cell office:value-type="float" office:value="0" table:formula="of:=IF([.AY14]=[.AY15];[.AY15];&quot;RECONCILIATION!!!&quot;)" table:style-name="ce12">
            <text:p>0</text:p>
          </table:table-cell>
          <table:table-cell office:value-type="float" office:value="0" table:formula="of:=IF([.AZ14]=[.AZ15];[.AZ15];&quot;RECONCILIATION!!!&quot;)" table:style-name="ce12">
            <text:p>0</text:p>
          </table:table-cell>
          <table:table-cell table:style-name="ce14"/>
          <table:table-cell office:value-type="string" office:string-value="RECONCILIATION!!!" table:formula="of:=IF([.BB14]=[.BB15];[.BB15];&quot;RECONCILIATION!!!&quot;)" table:style-name="ce12">
            <text:p>RECONCILIATION!!!</text:p>
          </table:table-cell>
          <table:table-cell office:value-type="float" office:value="0" table:formula="of:=IF([.BC14]=[.BC15];[.BC15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4]=[.BE15];[.BE15];&quot;RECONCILIATION!!!&quot;)" table:style-name="ce12">
            <text:p>RECONCILIATION!!!</text:p>
          </table:table-cell>
          <table:table-cell office:value-type="float" office:value="0" table:formula="of:=IF([.BF14]=[.BF15];[.BF15];&quot;RECONCILIATION!!!&quot;)" table:style-name="ce12">
            <text:p>0</text:p>
          </table:table-cell>
          <table:table-cell office:value-type="string" table:style-name="ce14">
            <text:p>Guohua Xi</text:p>
          </table:table-cell>
          <table:table-cell office:value-type="string" office:string-value="RECONCILIATION!!!" table:formula="of:=IF([.BH14]=[.BH15];[.BH15];&quot;RECONCILIATION!!!&quot;)" table:style-name="ce12">
            <text:p>RECONCILIATION!!!</text:p>
          </table:table-cell>
          <table:table-cell office:value-type="float" office:value="0" table:formula="of:=IF([.BI14]=[.BI15];[.BI15];&quot;RECONCILIATION!!!&quot;)" table:style-name="ce12">
            <text:p>0</text:p>
          </table:table-cell>
          <table:table-cell office:value-type="float" office:value="0" table:formula="of:=IF([.BJ14]=[.BJ15];[.BJ15];&quot;RECONCILIATION!!!&quot;)" table:style-name="ce12">
            <text:p>0</text:p>
          </table:table-cell>
          <table:table-cell office:value-type="float" office:value="0" table:formula="of:=IF([.BK14]=[.BK15];[.BK15];&quot;RECONCILIATION!!!&quot;)" table:style-name="ce12">
            <text:p>0</text:p>
          </table:table-cell>
          <table:table-cell office:value-type="float" office:value="0" table:formula="of:=IF([.BL14]=[.BL15];[.BL15];&quot;RECONCILIATION!!!&quot;)" table:style-name="ce12">
            <text:p>0</text:p>
          </table:table-cell>
          <table:table-cell office:value-type="string" office:string-value="3 months" table:formula="of:=IF([.BM14]=[.BM15];[.BM15];&quot;RECONCILIATION!!!&quot;)" table:style-name="ce12">
            <text:p>3 months</text:p>
          </table:table-cell>
          <table:table-cell office:value-type="string" office:string-value="RECONCILIATION!!!" table:formula="of:=IF([.BN14]=[.BN15];[.BN15];&quot;RECONCILIATION!!!&quot;)" table:style-name="ce12">
            <text:p>RECONCILIATION!!!</text:p>
          </table:table-cell>
          <table:table-cell office:value-type="float" office:value="0" table:formula="of:=IF([.BO14]=[.BO15];[.BO15];&quot;RECONCILIATION!!!&quot;)" table:style-name="ce12">
            <text:p>0</text:p>
          </table:table-cell>
          <table:table-cell office:value-type="string" office:string-value="TRUE" table:formula="of:=IF([.BP14]=[.BP15];[.BP15];&quot;RECONCILIATION!!!&quot;)" table:style-name="ce12">
            <text:p>TRUE</text:p>
          </table:table-cell>
          <table:table-cell office:value-type="string" office:string-value="RECONCILIATION!!!" table:formula="of:=IF([.BQ14]=[.BQ15];[.BQ15];&quot;RECONCILIATION!!!&quot;)" table:style-name="ce12">
            <text:p>RECONCILIATION!!!</text:p>
          </table:table-cell>
          <table:table-cell office:value-type="float" office:value="0" table:formula="of:=IF([.BR14]=[.BR15];[.BR15];&quot;RECONCILIATION!!!&quot;)" table:style-name="ce12">
            <text:p>0</text:p>
          </table:table-cell>
          <table:table-cell office:value-type="float" office:value="0" table:formula="of:=IF([.BS14]=[.BS15];[.BS15];&quot;RECONCILIATION!!!&quot;)" table:style-name="ce12">
            <text:p>0</text:p>
          </table:table-cell>
          <table:table-cell office:value-type="float" office:value="0" table:formula="of:=IF([.BT14]=[.BT15];[.BT15];&quot;RECONCILIATION!!!&quot;)" table:style-name="ce12">
            <text:p>0</text:p>
          </table:table-cell>
          <table:table-cell office:value-type="float" office:value="0" table:formula="of:=IF([.BU14]=[.BU15];[.BU15];&quot;RECONCILIATION!!!&quot;)" table:style-name="ce12">
            <text:p>0</text:p>
          </table:table-cell>
          <table:table-cell office:value-type="string" table:style-name="ce14">
            <text:p>T2* gradient-echo sequence, LCN2 deficiency</text:p>
          </table:table-cell>
          <table:table-cell office:value-type="string" office:string-value="RECONCILIATION!!!" table:formula="of:=IF([.BW14]=[.BW15];[.BW15];&quot;RECONCILIATION!!!&quot;)" table:style-name="ce12">
            <text:p>RECONCILIATION!!!</text:p>
          </table:table-cell>
          <table:table-cell office:value-type="float" office:value="0" table:formula="of:=IF([.BX14]=[.BX15];[.BX15];&quot;RECONCILIATION!!!&quot;)" table:style-name="ce12">
            <text:p>0</text:p>
          </table:table-cell>
          <table:table-cell office:value-type="string" table:style-name="ce14">
            <text:p>monofilament</text:p>
          </table:table-cell>
          <table:table-cell office:value-type="string" office:string-value="RECONCILIATION!!!" table:formula="of:=IF([.BZ14]=[.BZ15];[.BZ15];&quot;RECONCILIATION!!!&quot;)" table:style-name="ce12">
            <text:p>RECONCILIATION!!!</text:p>
          </table:table-cell>
          <table:table-cell office:value-type="float" office:value="0" table:formula="of:=IF([.CA14]=[.CA15];[.CA15];&quot;RECONCILIATION!!!&quot;)" table:style-name="ce12">
            <text:p>0</text:p>
          </table:table-cell>
          <table:table-cell office:value-type="float" office:value="0" table:formula="of:=IF([.CB14]=[.CB15];[.CB15];&quot;RECONCILIATION!!!&quot;)" table:style-name="ce12">
            <text:p>0</text:p>
          </table:table-cell>
          <table:table-cell office:value-type="float" office:value="0" table:formula="of:=IF([.CC14]=[.CC15];[.CC15];&quot;RECONCILIATION!!!&quot;)" table:style-name="ce12">
            <text:p>0</text:p>
          </table:table-cell>
          <table:table-cell office:value-type="float" office:value="0" table:formula="of:=IF([.CD14]=[.CD15];[.CD15];&quot;RECONCILIATION!!!&quot;)" table:style-name="ce12">
            <text:p>0</text:p>
          </table:table-cell>
          <table:table-cell office:value-type="string" office:string-value="TRUE" table:formula="of:=IF([.CE14]=[.CE15];[.CE15];&quot;RECONCILIATION!!!&quot;)" table:style-name="ce12">
            <text:p>TRUE</text:p>
          </table:table-cell>
          <table:table-cell office:value-type="string" office:string-value="RECONCILIATION!!!" table:formula="of:=IF([.CF14]=[.CF15];[.CF15];&quot;RECONCILIATION!!!&quot;)" table:style-name="ce12">
            <text:p>RECONCILIATION!!!</text:p>
          </table:table-cell>
          <table:table-cell office:value-type="float" office:value="0" table:formula="of:=IF([.CG14]=[.CG15];[.CG15];&quot;RECONCILIATION!!!&quot;)" table:style-name="ce12">
            <text:p>0</text:p>
          </table:table-cell>
          <table:table-cell office:value-type="string" table:style-name="ce18">
            <text:p><text:a xlink:href="mailto:guohuaxi@umich.edu">guohuaxi@umich.edu</text:a></text:p>
          </table:table-cell>
          <table:table-cell office:value-type="string" office:string-value="RECONCILIATION!!!" table:formula="of:=IF([.CI14]=[.CI15];[.CI15];&quot;RECONCILIATION!!!&quot;)" table:style-name="ce12">
            <text:p>RECONCILIATION!!!</text:p>
          </table:table-cell>
          <table:table-cell office:value-type="float" office:value="0" table:formula="of:=IF([.CJ14]=[.CJ15];[.CJ15];&quot;RECONCILIATION!!!&quot;)" table:style-name="ce12">
            <text:p>0</text:p>
          </table:table-cell>
          <table:table-cell office:value-type="string" table:style-name="ce14">
            <text:p>isoflurane 5% induction and 1.5% maintain</text:p>
          </table:table-cell>
          <table:table-cell office:value-type="string" office:string-value="RECONCILIATION!!!" table:formula="of:=IF([.CL14]=[.CL15];[.CL15];&quot;RECONCILIATION!!!&quot;)" table:style-name="ce12">
            <text:p>RECONCILIATION!!!</text:p>
          </table:table-cell>
          <table:table-cell office:value-type="float" office:value="0" table:formula="of:=IF([.CM14]=[.CM15];[.CM15];&quot;RECONCILIATION!!!&quot;)" table:style-name="ce12">
            <text:p>0</text:p>
          </table:table-cell>
          <table:table-cell office:value-type="string" office:string-value="FALSE" table:formula="of:=IF([.CN14]=[.CN15];[.CN15];&quot;RECONCILIATION!!!&quot;)" table:style-name="ce12">
            <text:p>FALSE</text:p>
          </table:table-cell>
          <table:table-cell office:value-type="string" office:string-value="RECONCILIATION!!!" table:formula="of:=IF([.CO14]=[.CO15];[.CO15];&quot;RECONCILIATION!!!&quot;)" table:style-name="ce12">
            <text:p>RECONCILIATION!!!</text:p>
          </table:table-cell>
          <table:table-cell office:value-type="float" office:value="0" table:formula="of:=IF([.CP14]=[.CP15];[.CP15];&quot;RECONCILIATION!!!&quot;)" table:style-name="ce12">
            <text:p>0</text:p>
          </table:table-cell>
          <table:table-cell office:value-type="float" office:value="17" table:formula="of:=IF([.CQ14]=[.CQ15];[.CQ15];&quot;RECONCILIATION!!!&quot;)" table:style-name="ce12">
            <text:p>17</text:p>
          </table:table-cell>
          <table:table-cell office:value-type="string" office:string-value="RECONCILIATION!!!" table:formula="of:=IF([.CR14]=[.CR15];[.CR15];&quot;RECONCILIATION!!!&quot;)" table:style-name="ce12">
            <text:p>RECONCILIATION!!!</text:p>
          </table:table-cell>
          <table:table-cell office:value-type="float" office:value="0" table:formula="of:=IF([.CS14]=[.CS15];[.CS15];&quot;RECONCILIATION!!!&quot;)" table:style-name="ce12">
            <text:p>0</text:p>
          </table:table-cell>
          <table:table-cell office:value-type="float" office:value="0" table:formula="of:=IF([.CT14]=[.CT15];[.CT15];&quot;RECONCILIATION!!!&quot;)" table:style-name="ce12">
            <text:p>0</text:p>
          </table:table-cell>
          <table:table-cell office:value-type="float" office:value="0" table:formula="of:=IF([.CU14]=[.CU15];[.CU15];&quot;RECONCILIATION!!!&quot;)" table:style-name="ce12">
            <text:p>0</text:p>
          </table:table-cell>
          <table:table-cell office:value-type="float" office:value="0" table:formula="of:=IF([.CV14]=[.CV15];[.CV15];&quot;RECONCILIATION!!!&quot;)" table:style-name="ce12">
            <text:p>0</text:p>
          </table:table-cell>
          <table:table-cell office:value-type="string" office:string-value="TRUE" table:formula="of:=IF([.CW14]=[.CW15];[.CW15];&quot;RECONCILIATION!!!&quot;)" table:style-name="ce12">
            <text:p>TRUE</text:p>
          </table:table-cell>
          <table:table-cell office:value-type="string" office:string-value="RECONCILIATION!!!" table:formula="of:=IF([.CX14]=[.CX15];[.CX15];&quot;RECONCILIATION!!!&quot;)" table:style-name="ce12">
            <text:p>RECONCILIATION!!!</text:p>
          </table:table-cell>
          <table:table-cell office:value-type="float" office:value="0" table:formula="of:=IF([.CY14]=[.CY15];[.CY15];&quot;RECONCILIATION!!!&quot;)" table:style-name="ce12">
            <text:p>0</text:p>
          </table:table-cell>
          <table:table-cell office:value-type="string" office:string-value="TRUE" table:formula="of:=IF([.CZ14]=[.CZ15];[.CZ15];&quot;RECONCILIATION!!!&quot;)" table:style-name="ce12">
            <text:p>TRUE</text:p>
          </table:table-cell>
          <table:table-cell office:value-type="string" office:string-value="RECONCILIATION!!!" table:formula="of:=IF([.DA14]=[.DA15];[.DA15];&quot;RECONCILIATION!!!&quot;)" table:style-name="ce12">
            <text:p>RECONCILIATION!!!</text:p>
          </table:table-cell>
          <table:table-cell office:value-type="float" office:value="0" table:formula="of:=IF([.DB14]=[.DB15];[.DB15];&quot;RECONCILIATION!!!&quot;)" table:style-name="ce12">
            <text:p>0</text:p>
          </table:table-cell>
          <table:table-cell office:value-type="string" office:string-value="TRUE" table:formula="of:=IF([.DC14]=[.DC15];[.DC15];&quot;RECONCILIATION!!!&quot;)" table:style-name="ce12">
            <text:p>TRUE</text:p>
          </table:table-cell>
          <table:table-cell office:value-type="string" office:string-value="RECONCILIATION!!!" table:formula="of:=IF([.DD14]=[.DD15];[.DD15];&quot;RECONCILIATION!!!&quot;)" table:style-name="ce12">
            <text:p>RECONCILIATION!!!</text:p>
          </table:table-cell>
          <table:table-cell office:value-type="float" office:value="0" table:formula="of:=IF([.DE14]=[.DE15];[.DE15];&quot;RECONCILIATION!!!&quot;)" table:style-name="ce12">
            <text:p>0</text:p>
          </table:table-cell>
          <table:table-cell office:value-type="float" office:value="0" table:formula="of:=IF([.DF14]=[.DF15];[.DF15];&quot;RECONCILIATION!!!&quot;)" table:style-name="ce12">
            <text:p>0</text:p>
          </table:table-cell>
          <table:table-cell office:value-type="float" office:value="0" table:formula="of:=IF([.DG14]=[.DG15];[.DG15];&quot;RECONCILIATION!!!&quot;)" table:style-name="ce12">
            <text:p>0</text:p>
          </table:table-cell>
          <table:table-cell office:value-type="float" office:value="0" table:formula="of:=IF([.DH14]=[.DH15];[.DH15];&quot;RECONCILIATION!!!&quot;)" table:style-name="ce12">
            <text:p>0</text:p>
          </table:table-cell>
          <table:table-cell office:value-type="string" office:string-value="FALSE" table:formula="of:=IF([.DI14]=[.DI15];[.DI15];&quot;RECONCILIATION!!!&quot;)" table:style-name="ce12">
            <text:p>FALSE</text:p>
          </table:table-cell>
          <table:table-cell office:value-type="string" office:string-value="RECONCILIATION!!!" table:formula="of:=IF([.DJ14]=[.DJ15];[.DJ15];&quot;RECONCILIATION!!!&quot;)" table:style-name="ce12">
            <text:p>RECONCILIATION!!!</text:p>
          </table:table-cell>
          <table:table-cell office:value-type="float" office:value="0" table:formula="of:=IF([.DK14]=[.DK15];[.DK15];&quot;RECONCILIATION!!!&quot;)" table:style-name="ce12">
            <text:p>0</text:p>
          </table:table-cell>
          <table:table-cell office:value-type="string" table:style-name="ce14">
            <text:p>left external carotid artery</text:p>
          </table:table-cell>
          <table:table-cell office:value-type="string" office:string-value="RECONCILIATION!!!" table:formula="of:=IF([.DM14]=[.DM15];[.DM15];&quot;RECONCILIATION!!!&quot;)" table:style-name="ce12">
            <text:p>RECONCILIATION!!!</text:p>
          </table:table-cell>
          <table:table-cell office:value-type="float" office:value="0" table:formula="of:=IF([.DN14]=[.DN15];[.DN15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3:43:06</text:p>
          </table:table-cell>
          <table:table-cell office:value-type="string" table:style-name="ce1">
            <text:p>2ea6da77-9ff3-41a6-9ad5-a46de336416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a4ec142e-feb5-414b-bc7b-a7c244d7a5b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9739e72-589a-496a-a47f-8bb1582cede1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f6868f08-7e70-44ef-a861-f3f43db50ef2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f5a176db-fb28-4e96-abde-66fe278a01ff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f841480c-040b-4eb8-95ff-705c2e105cd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13607ed-0784-421b-a763-12dd6897a63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cd9f14a-c47f-4a35-8823-2b7dafee2fe6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fc2ca870-5240-4058-9fe7-22962b1275c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4276370-6bb6-4700-a2ab-8fbf020464d6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ab4b53fd-8e0f-4b79-85a6-166cdf2aaf84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165bc53f-a525-4776-9c93-8229d4e264aa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00b9b7a3-9b25-4d75-b529-104dc6f4e87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220d6bf-6221-46c7-a787-c89b35ae6ee6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63c329b1-a89d-4413-83f7-d47cd732d78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d526828-1f45-4058-8395-0fd86e3d82bc</text:p>
          </table:table-cell>
          <table:table-cell table:style-name="ce1"/>
          <table:table-cell office:value-type="string" table:style-name="ce1">
            <text:p>sodium pentobarbital (40 mg/kg)</text:p>
          </table:table-cell>
          <table:table-cell office:value-type="string" table:style-name="ce1">
            <text:p>a450ba40-fd36-4ab7-a9ce-17445709ae28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office:value-type="string" table:style-name="ce1">
            <text:p>0af7cc17-b95a-4976-9646-86b6be48dd8b</text:p>
          </table:table-cell>
          <table:table-cell table:style-name="ce1"/>
          <table:table-cell office:value-type="string" table:style-name="ce1">
            <text:p>Guobiao LIANG</text:p>
          </table:table-cell>
          <table:table-cell office:value-type="string" table:style-name="ce1">
            <text:p>c7e03cb6-09d2-4a74-8600-d561b356a1c4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40f416d4-f613-417d-b5a7-84d80c9a6c8c</text:p>
          </table:table-cell>
          <table:table-cell table:number-columns-repeated="4" table:style-name="ce1"/>
          <table:table-cell office:value-type="string" table:style-name="ce1">
            <text:p>Melatonin</text:p>
          </table:table-cell>
          <table:table-cell office:value-type="string" table:style-name="ce1">
            <text:p>61d2f965-1aa1-4184-bf3e-f0f6fe3673bc</text:p>
          </table:table-cell>
          <table:table-cell table:number-columns-repeated="4" table:style-name="ce1"/>
          <table:table-cell office:value-type="string" table:style-name="ce1">
            <text:p>22-30 g</text:p>
          </table:table-cell>
          <table:table-cell office:value-type="string" table:style-name="ce1">
            <text:p>84a2644e-4768-43ac-9c6e-760b70a409b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3359412-443b-4842-9509-a5aca468d834</text:p>
          </table:table-cell>
          <table:table-cell table:style-name="ce1"/>
          <table:table-cell office:value-type="string" table:style-name="ce1">
            <text:p>liangguobiao6708@163.com</text:p>
          </table:table-cell>
          <table:table-cell office:value-type="string" table:style-name="ce1">
            <text:p>8a54e900-4348-43fa-afdb-89b588938b5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524835ab-7016-495f-93ac-909d6282124d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615af170-8c24-454f-b35e-b115f48baf0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d234343-b34d-45c1-a034-9c38e4afc57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8008f25-be6e-4ddb-a483-30ce517d96d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9d6f40d-1ada-4245-b409-f83be8f50023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1ab21c8d-88a1-4a90-a18e-b64133a36831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e0571392-8b11-4aca-8c62-c8b86db9a369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12:39:50</text:p>
          </table:table-cell>
          <table:table-cell office:value-type="string" table:style-name="ce1">
            <text:p>2ea6da77-9ff3-41a6-9ad5-a46de336416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68ecc42-d2bf-4d68-b6b2-571e59dfdc6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fa33274-2711-466a-bdb5-6be1ccb1c06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b31c5efc-a2b6-4759-a992-fffabe84a09d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cf389ac0-167e-4e1a-b4dd-8aba78d0484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f6bf0476-a3f9-45e6-83ff-6868884dd60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28bba7c-4313-45b7-9b59-793e240dcf9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c2835a4-36ef-4abd-9e9d-1422e162840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2674a520-a92f-4dee-bd5c-619b8dc63db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d68bcb9-886c-4063-8c2e-845b7faacd0e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dd7e2e1c-cd39-4996-bd51-a23ac5c3e931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8551c708-6b01-4c90-ae4a-318f9b5b2db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a3bb14f7-b804-4923-994a-dcade1e6b618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bae0567-bfdd-499f-a3b1-6251420d6561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18e92041-c4c7-4b7b-ba2e-98a058c4a59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b1fc08b-114d-45bd-8a87-018b40de47eb</text:p>
          </table:table-cell>
          <table:table-cell office:value-type="string" table:style-name="ce1">
            <text:p>only in graph</text:p>
          </table:table-cell>
          <table:table-cell office:value-type="string" table:style-name="ce1">
            <text:p>sodium pentobarbital (40 mg/kg)</text:p>
          </table:table-cell>
          <table:table-cell office:value-type="string" table:style-name="ce1">
            <text:p>39397c71-9a33-45f1-8425-a6cd236080e4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c24983dd-b5a8-4b39-8b13-a667c27d7843</text:p>
          </table:table-cell>
          <table:table-cell table:style-name="ce1"/>
          <table:table-cell office:value-type="string" table:style-name="ce1">
            <text:p>Pengyu PAN</text:p>
          </table:table-cell>
          <table:table-cell office:value-type="string" table:style-name="ce1">
            <text:p>b9051b44-132f-4032-b78c-b19cb9eb33ea</text:p>
          </table:table-cell>
          <table:table-cell office:value-type="string" table:style-name="ce1">
            <text:p>Data only in graph</text:p>
          </table:table-cell>
          <table:table-cell office:value-type="string" table:style-name="ce1">
            <text:p>Bifurcation of the internal carotid artery</text:p>
          </table:table-cell>
          <table:table-cell office:value-type="string" table:style-name="ce1">
            <text:p>edcf03fd-5237-4275-a942-c97e1dedfedd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0b9080b0-3992-44cd-94a2-237932f90f8d</text:p>
          </table:table-cell>
          <table:table-cell table:number-columns-repeated="4" table:style-name="ce1"/>
          <table:table-cell office:value-type="string" table:style-name="ce1">
            <text:p>MLT doses</text:p>
          </table:table-cell>
          <table:table-cell office:value-type="string" table:style-name="ce1">
            <text:p>8289ecc3-8140-4c87-a92c-1abf8623066c</text:p>
          </table:table-cell>
          <table:table-cell table:style-name="ce1"/>
          <table:table-cell office:value-type="string" table:style-name="ce1">
            <text:p>sharpened monofilament nylon suture</text:p>
          </table:table-cell>
          <table:table-cell office:value-type="string" table:style-name="ce1">
            <text:p>fabfacaf-6f6d-4aed-8cfa-ceef8d12ea7e</text:p>
          </table:table-cell>
          <table:table-cell table:style-name="ce1"/>
          <table:table-cell office:value-type="string" table:style-name="ce1">
            <text:p>22-30 g</text:p>
          </table:table-cell>
          <table:table-cell office:value-type="string" table:style-name="ce1">
            <text:p>0cfa999d-29ea-4483-897d-40f4e749351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2880c6d-964e-4a7c-aa59-1685e827610e</text:p>
          </table:table-cell>
          <table:table-cell table:style-name="ce1"/>
          <table:table-cell office:value-type="string" table:style-name="ce15">
            <text:p><text:a xlink:href="mailto:panpengyu09@sina.com">panpengyu09@sina.com</text:a></text:p>
          </table:table-cell>
          <table:table-cell office:value-type="string" table:style-name="ce1">
            <text:p>40230f7d-c631-4069-b9ac-fa7b9b98e15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dbe6e8f-fa83-4544-831c-e250c00fa077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4c349bdc-cc50-4d5b-b7c6-3d9a17b3970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db77dda-d51a-4189-b143-96c2b2680ae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05b7824-f36f-420f-9795-3b8c241d246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9910435-c4e3-41e1-aa1e-a4a94fbf729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f612a13-646a-4ab1-a258-a0d5997b3c3c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807770de-9c17-4489-b9a0-e78246c2fbd7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2ea6da77-9ff3-41a6-9ad5-a46de336416b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7]=[.E18];[.E18];&quot;RECONCILIATION!!!&quot;)" table:style-name="ce12">
            <text:p>TRUE</text:p>
          </table:table-cell>
          <table:table-cell office:value-type="string" office:string-value="RECONCILIATION!!!" table:formula="of:=IF([.F17]=[.F18];[.F18];&quot;RECONCILIATION!!!&quot;)" table:style-name="ce12">
            <text:p>RECONCILIATION!!!</text:p>
          </table:table-cell>
          <table:table-cell office:value-type="float" office:value="0" table:formula="of:=IF([.G17]=[.G18];[.G18];&quot;RECONCILIATION!!!&quot;)" table:style-name="ce12">
            <text:p>0</text:p>
          </table:table-cell>
          <table:table-cell office:value-type="string" office:string-value="TRUE" table:formula="of:=IF([.H17]=[.H18];[.H18];&quot;RECONCILIATION!!!&quot;)" table:style-name="ce12">
            <text:p>TRUE</text:p>
          </table:table-cell>
          <table:table-cell office:value-type="string" office:string-value="RECONCILIATION!!!" table:formula="of:=IF([.I17]=[.I18];[.I18];&quot;RECONCILIATION!!!&quot;)" table:style-name="ce12">
            <text:p>RECONCILIATION!!!</text:p>
          </table:table-cell>
          <table:table-cell office:value-type="float" office:value="0" table:formula="of:=IF([.J17]=[.J18];[.J18];&quot;RECONCILIATION!!!&quot;)" table:style-name="ce12">
            <text:p>0</text:p>
          </table:table-cell>
          <table:table-cell office:value-type="string" table:style-name="ce17">
            <text:p>not reported</text:p>
          </table:table-cell>
          <table:table-cell office:value-type="string" office:string-value="RECONCILIATION!!!" table:formula="of:=IF([.L17]=[.L18];[.L18];&quot;RECONCILIATION!!!&quot;)" table:style-name="ce12">
            <text:p>RECONCILIATION!!!</text:p>
          </table:table-cell>
          <table:table-cell office:value-type="float" office:value="0" table:formula="of:=IF([.M17]=[.M18];[.M18];&quot;RECONCILIATION!!!&quot;)" table:style-name="ce12">
            <text:p>0</text:p>
          </table:table-cell>
          <table:table-cell office:value-type="string" office:string-value="C57BL/6J" table:formula="of:=IF([.N17]=[.N18];[.N18];&quot;RECONCILIATION!!!&quot;)" table:style-name="ce12">
            <text:p>C57BL/6J</text:p>
          </table:table-cell>
          <table:table-cell office:value-type="string" office:string-value="RECONCILIATION!!!" table:formula="of:=IF([.O17]=[.O18];[.O18];&quot;RECONCILIATION!!!&quot;)" table:style-name="ce12">
            <text:p>RECONCILIATION!!!</text:p>
          </table:table-cell>
          <table:table-cell office:value-type="float" office:value="0" table:formula="of:=IF([.P17]=[.P18];[.P18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7]=[.R18];[.R18];&quot;RECONCILIATION!!!&quot;)" table:style-name="ce12">
            <text:p>RECONCILIATION!!!</text:p>
          </table:table-cell>
          <table:table-cell office:value-type="float" office:value="0" table:formula="of:=IF([.S17]=[.S18];[.S18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17]=[.U18];[.U18];&quot;RECONCILIATION!!!&quot;)" table:style-name="ce12">
            <text:p>RECONCILIATION!!!</text:p>
          </table:table-cell>
          <table:table-cell office:value-type="float" office:value="0" table:formula="of:=IF([.V17]=[.V18];[.V18];&quot;RECONCILIATION!!!&quot;)" table:style-name="ce12">
            <text:p>0</text:p>
          </table:table-cell>
          <table:table-cell office:value-type="string" office:string-value="FALSE" table:formula="of:=IF([.W17]=[.W18];[.W18];&quot;RECONCILIATION!!!&quot;)" table:style-name="ce12">
            <text:p>FALSE</text:p>
          </table:table-cell>
          <table:table-cell office:value-type="string" office:string-value="RECONCILIATION!!!" table:formula="of:=IF([.X17]=[.X18];[.X18];&quot;RECONCILIATION!!!&quot;)" table:style-name="ce12">
            <text:p>RECONCILIATION!!!</text:p>
          </table:table-cell>
          <table:table-cell office:value-type="float" office:value="0" table:formula="of:=IF([.Y17]=[.Y18];[.Y18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AA17]=[.AA18];[.AA18];&quot;RECONCILIATION!!!&quot;)" table:style-name="ce12">
            <text:p>RECONCILIATION!!!</text:p>
          </table:table-cell>
          <table:table-cell office:value-type="float" office:value="0" table:formula="of:=IF([.AB17]=[.AB18];[.AB18];&quot;RECONCILIATION!!!&quot;)" table:style-name="ce12">
            <text:p>0</text:p>
          </table:table-cell>
          <table:table-cell office:value-type="string" office:string-value="TRUE" table:formula="of:=IF([.AC17]=[.AC18];[.AC18];&quot;RECONCILIATION!!!&quot;)" table:style-name="ce12">
            <text:p>TRUE</text:p>
          </table:table-cell>
          <table:table-cell office:value-type="string" office:string-value="RECONCILIATION!!!" table:formula="of:=IF([.AD17]=[.AD18];[.AD18];&quot;RECONCILIATION!!!&quot;)" table:style-name="ce12">
            <text:p>RECONCILIATION!!!</text:p>
          </table:table-cell>
          <table:table-cell office:value-type="float" office:value="0" table:formula="of:=IF([.AE17]=[.AE18];[.AE18];&quot;RECONCILIATION!!!&quot;)" table:style-name="ce12">
            <text:p>0</text:p>
          </table:table-cell>
          <table:table-cell office:value-type="string" office:string-value="5-0" table:formula="of:=IF([.AF17]=[.AF18];[.AF18];&quot;RECONCILIATION!!!&quot;)" table:style-name="ce12">
            <text:p>5-0</text:p>
          </table:table-cell>
          <table:table-cell office:value-type="string" office:string-value="RECONCILIATION!!!" table:formula="of:=IF([.AG17]=[.AG18];[.AG18];&quot;RECONCILIATION!!!&quot;)" table:style-name="ce12">
            <text:p>RECONCILIATION!!!</text:p>
          </table:table-cell>
          <table:table-cell office:value-type="float" office:value="0" table:formula="of:=IF([.AH17]=[.AH18];[.AH18];&quot;RECONCILIATION!!!&quot;)" table:style-name="ce12">
            <text:p>0</text:p>
          </table:table-cell>
          <table:table-cell office:value-type="string" office:string-value="Injective" table:formula="of:=IF([.AI17]=[.AI18];[.AI18];&quot;RECONCILIATION!!!&quot;)" table:style-name="ce12">
            <text:p>Injective</text:p>
          </table:table-cell>
          <table:table-cell office:value-type="string" office:string-value="RECONCILIATION!!!" table:formula="of:=IF([.AJ17]=[.AJ18];[.AJ18];&quot;RECONCILIATION!!!&quot;)" table:style-name="ce12">
            <text:p>RECONCILIATION!!!</text:p>
          </table:table-cell>
          <table:table-cell office:value-type="float" office:value="0" table:formula="of:=IF([.AK17]=[.AK18];[.AK18];&quot;RECONCILIATION!!!&quot;)" table:style-name="ce12">
            <text:p>0</text:p>
          </table:table-cell>
          <table:table-cell office:value-type="float" office:value="12" table:formula="of:=IF([.AL17]=[.AL18];[.AL18];&quot;RECONCILIATION!!!&quot;)" table:style-name="ce12">
            <text:p>12</text:p>
          </table:table-cell>
          <table:table-cell office:value-type="string" office:string-value="RECONCILIATION!!!" table:formula="of:=IF([.AM17]=[.AM18];[.AM18];&quot;RECONCILIATION!!!&quot;)" table:style-name="ce12">
            <text:p>RECONCILIATION!!!</text:p>
          </table:table-cell>
          <table:table-cell office:value-type="float" office:value="0" table:formula="of:=IF([.AN17]=[.AN18];[.AN18];&quot;RECONCILIATION!!!&quot;)" table:style-name="ce12">
            <text:p>0</text:p>
          </table:table-cell>
          <table:table-cell office:value-type="string" office:string-value="not reported" table:formula="of:=IF([.AO17]=[.AO18];[.AO18];&quot;RECONCILIATION!!!&quot;)" table:style-name="ce12">
            <text:p>not reported</text:p>
          </table:table-cell>
          <table:table-cell office:value-type="string" office:string-value="RECONCILIATION!!!" table:formula="of:=IF([.AP17]=[.AP18];[.AP18];&quot;RECONCILIATION!!!&quot;)" table:style-name="ce12">
            <text:p>RECONCILIATION!!!</text:p>
          </table:table-cell>
          <table:table-cell office:value-type="float" office:value="0" table:formula="of:=IF([.AQ17]=[.AQ18];[.AQ18];&quot;RECONCILIATION!!!&quot;)" table:style-name="ce12">
            <text:p>0</text:p>
          </table:table-cell>
          <table:table-cell office:value-type="string" office:string-value="no" table:formula="of:=IF([.AR17]=[.AR18];[.AR18];&quot;RECONCILIATION!!!&quot;)" table:style-name="ce12">
            <text:p>no</text:p>
          </table:table-cell>
          <table:table-cell office:value-type="string" office:string-value="RECONCILIATION!!!" table:formula="of:=IF([.AS17]=[.AS18];[.AS18];&quot;RECONCILIATION!!!&quot;)" table:style-name="ce12">
            <text:p>RECONCILIATION!!!</text:p>
          </table:table-cell>
          <table:table-cell office:value-type="float" office:value="0" table:formula="of:=IF([.AT17]=[.AT18];[.AT18];&quot;RECONCILIATION!!!&quot;)" table:style-name="ce12">
            <text:p>0</text:p>
          </table:table-cell>
          <table:table-cell office:value-type="string" office:string-value="TRUE" table:formula="of:=IF([.AU17]=[.AU18];[.AU18];&quot;RECONCILIATION!!!&quot;)" table:style-name="ce12">
            <text:p>TRUE</text:p>
          </table:table-cell>
          <table:table-cell office:value-type="string" office:string-value="RECONCILIATION!!!" table:formula="of:=IF([.AV17]=[.AV18];[.AV18];&quot;RECONCILIATION!!!&quot;)" table:style-name="ce12">
            <text:p>RECONCILIATION!!!</text:p>
          </table:table-cell>
          <table:table-cell office:value-type="string" table:style-name="ce12">
            <text:p>only in graph</text:p>
          </table:table-cell>
          <table:table-cell office:value-type="string" office:string-value="sodium pentobarbital (40 mg/kg)" table:formula="of:=IF([.AX17]=[.AX18];[.AX18];&quot;RECONCILIATION!!!&quot;)" table:style-name="ce12">
            <text:p>sodium pentobarbital (40 mg/kg)</text:p>
          </table:table-cell>
          <table:table-cell office:value-type="string" office:string-value="RECONCILIATION!!!" table:formula="of:=IF([.AY17]=[.AY18];[.AY18];&quot;RECONCILIATION!!!&quot;)" table:style-name="ce12">
            <text:p>RECONCILIATION!!!</text:p>
          </table:table-cell>
          <table:table-cell office:value-type="float" office:value="0" table:formula="of:=IF([.AZ17]=[.AZ18];[.AZ18];&quot;RECONCILIATION!!!&quot;)" table:style-name="ce12">
            <text:p>0</text:p>
          </table:table-cell>
          <table:table-cell office:value-type="float" office:value="0" table:formula="of:=IF([.BA17]=[.BA18];[.BA18];&quot;RECONCILIATION!!!&quot;)" table:style-name="ce12">
            <text:p>0</text:p>
          </table:table-cell>
          <table:table-cell office:value-type="float" office:value="0" table:formula="of:=IF([.BB17]=[.BB18];[.BB18];&quot;RECONCILIATION!!!&quot;)" table:style-name="ce12">
            <text:p>0</text:p>
          </table:table-cell>
          <table:table-cell office:value-type="float" office:value="0" table:formula="of:=IF([.BC17]=[.BC18];[.BC18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7]=[.BE18];[.BE18];&quot;RECONCILIATION!!!&quot;)" table:style-name="ce12">
            <text:p>RECONCILIATION!!!</text:p>
          </table:table-cell>
          <table:table-cell office:value-type="float" office:value="0" table:formula="of:=IF([.BF17]=[.BF18];[.BF18];&quot;RECONCILIATION!!!&quot;)" table:style-name="ce12">
            <text:p>0</text:p>
          </table:table-cell>
          <table:table-cell office:value-type="string" table:style-name="ce14">
            <text:p>Pengyu PAN</text:p>
          </table:table-cell>
          <table:table-cell office:value-type="string" office:string-value="RECONCILIATION!!!" table:formula="of:=IF([.BH17]=[.BH18];[.BH18];&quot;RECONCILIATION!!!&quot;)" table:style-name="ce12">
            <text:p>RECONCILIATION!!!</text:p>
          </table:table-cell>
          <table:table-cell office:value-type="string" table:style-name="ce8">
            <text:p>Data only in graph</text:p>
          </table:table-cell>
          <table:table-cell office:value-type="string" table:style-name="ce12">
            <text:p>Bifurcation of the internal carotid artery</text:p>
          </table:table-cell>
          <table:table-cell office:value-type="string" office:string-value="RECONCILIATION!!!" table:formula="of:=IF([.BK17]=[.BK18];[.BK18];&quot;RECONCILIATION!!!&quot;)" table:style-name="ce12">
            <text:p>RECONCILIATION!!!</text:p>
          </table:table-cell>
          <table:table-cell office:value-type="float" office:value="0" table:formula="of:=IF([.BL17]=[.BL18];[.BL18];&quot;RECONCILIATION!!!&quot;)" table:style-name="ce12">
            <text:p>0</text:p>
          </table:table-cell>
          <table:table-cell office:value-type="float" office:value="0" table:formula="of:=IF([.BM17]=[.BM18];[.BM18];&quot;RECONCILIATION!!!&quot;)" table:style-name="ce12">
            <text:p>0</text:p>
          </table:table-cell>
          <table:table-cell office:value-type="float" office:value="0" table:formula="of:=IF([.BN17]=[.BN18];[.BN18];&quot;RECONCILIATION!!!&quot;)" table:style-name="ce12">
            <text:p>0</text:p>
          </table:table-cell>
          <table:table-cell office:value-type="float" office:value="0" table:formula="of:=IF([.BO17]=[.BO18];[.BO18];&quot;RECONCILIATION!!!&quot;)" table:style-name="ce12">
            <text:p>0</text:p>
          </table:table-cell>
          <table:table-cell office:value-type="string" office:string-value="FALSE" table:formula="of:=IF([.BP17]=[.BP18];[.BP18];&quot;RECONCILIATION!!!&quot;)" table:style-name="ce12">
            <text:p>FALSE</text:p>
          </table:table-cell>
          <table:table-cell office:value-type="string" office:string-value="RECONCILIATION!!!" table:formula="of:=IF([.BQ17]=[.BQ18];[.BQ18];&quot;RECONCILIATION!!!&quot;)" table:style-name="ce12">
            <text:p>RECONCILIATION!!!</text:p>
          </table:table-cell>
          <table:table-cell office:value-type="float" office:value="0" table:formula="of:=IF([.BR17]=[.BR18];[.BR18];&quot;RECONCILIATION!!!&quot;)" table:style-name="ce12">
            <text:p>0</text:p>
          </table:table-cell>
          <table:table-cell office:value-type="float" office:value="0" table:formula="of:=IF([.BS17]=[.BS18];[.BS18];&quot;RECONCILIATION!!!&quot;)" table:style-name="ce12">
            <text:p>0</text:p>
          </table:table-cell>
          <table:table-cell office:value-type="float" office:value="0" table:formula="of:=IF([.BT17]=[.BT18];[.BT18];&quot;RECONCILIATION!!!&quot;)" table:style-name="ce12">
            <text:p>0</text:p>
          </table:table-cell>
          <table:table-cell office:value-type="float" office:value="0" table:formula="of:=IF([.BU17]=[.BU18];[.BU18];&quot;RECONCILIATION!!!&quot;)" table:style-name="ce12">
            <text:p>0</text:p>
          </table:table-cell>
          <table:table-cell office:value-type="string" table:style-name="ce12">
            <text:p>Melatonin</text:p>
          </table:table-cell>
          <table:table-cell office:value-type="string" office:string-value="RECONCILIATION!!!" table:formula="of:=IF([.BW17]=[.BW18];[.BW18];&quot;RECONCILIATION!!!&quot;)" table:style-name="ce12">
            <text:p>RECONCILIATION!!!</text:p>
          </table:table-cell>
          <table:table-cell office:value-type="float" office:value="0" table:formula="of:=IF([.BX17]=[.BX18];[.BX18];&quot;RECONCILIATION!!!&quot;)" table:style-name="ce12">
            <text:p>0</text:p>
          </table:table-cell>
          <table:table-cell office:value-type="string" table:style-name="ce12">
            <text:p>sharpened monofilament nylon suture</text:p>
          </table:table-cell>
          <table:table-cell office:value-type="string" office:string-value="RECONCILIATION!!!" table:formula="of:=IF([.BZ17]=[.BZ18];[.BZ18];&quot;RECONCILIATION!!!&quot;)" table:style-name="ce12">
            <text:p>RECONCILIATION!!!</text:p>
          </table:table-cell>
          <table:table-cell office:value-type="float" office:value="0" table:formula="of:=IF([.CA17]=[.CA18];[.CA18];&quot;RECONCILIATION!!!&quot;)" table:style-name="ce12">
            <text:p>0</text:p>
          </table:table-cell>
          <table:table-cell office:value-type="string" office:string-value="22-30 g" table:formula="of:=IF([.CB17]=[.CB18];[.CB18];&quot;RECONCILIATION!!!&quot;)" table:style-name="ce12">
            <text:p>22-30 g</text:p>
          </table:table-cell>
          <table:table-cell office:value-type="string" office:string-value="RECONCILIATION!!!" table:formula="of:=IF([.CC17]=[.CC18];[.CC18];&quot;RECONCILIATION!!!&quot;)" table:style-name="ce12">
            <text:p>RECONCILIATION!!!</text:p>
          </table:table-cell>
          <table:table-cell office:value-type="float" office:value="0" table:formula="of:=IF([.CD17]=[.CD18];[.CD18];&quot;RECONCILIATION!!!&quot;)" table:style-name="ce12">
            <text:p>0</text:p>
          </table:table-cell>
          <table:table-cell office:value-type="string" office:string-value="TRUE" table:formula="of:=IF([.CE17]=[.CE18];[.CE18];&quot;RECONCILIATION!!!&quot;)" table:style-name="ce12">
            <text:p>TRUE</text:p>
          </table:table-cell>
          <table:table-cell office:value-type="string" office:string-value="RECONCILIATION!!!" table:formula="of:=IF([.CF17]=[.CF18];[.CF18];&quot;RECONCILIATION!!!&quot;)" table:style-name="ce12">
            <text:p>RECONCILIATION!!!</text:p>
          </table:table-cell>
          <table:table-cell office:value-type="float" office:value="0" table:formula="of:=IF([.CG17]=[.CG18];[.CG18];&quot;RECONCILIATION!!!&quot;)" table:style-name="ce12">
            <text:p>0</text:p>
          </table:table-cell>
          <table:table-cell office:value-type="string" table:style-name="ce18">
            <text:p><text:a xlink:href="mailto:panpengyu09@sina.com">panpengyu09@sina.com</text:a></text:p>
          </table:table-cell>
          <table:table-cell office:value-type="string" office:string-value="RECONCILIATION!!!" table:formula="of:=IF([.CI17]=[.CI18];[.CI18];&quot;RECONCILIATION!!!&quot;)" table:style-name="ce12">
            <text:p>RECONCILIATION!!!</text:p>
          </table:table-cell>
          <table:table-cell office:value-type="float" office:value="0" table:formula="of:=IF([.CJ17]=[.CJ18];[.CJ18];&quot;RECONCILIATION!!!&quot;)" table:style-name="ce12">
            <text:p>0</text:p>
          </table:table-cell>
          <table:table-cell office:value-type="float" office:value="0" table:formula="of:=IF([.CK17]=[.CK18];[.CK18];&quot;RECONCILIATION!!!&quot;)" table:style-name="ce12">
            <text:p>0</text:p>
          </table:table-cell>
          <table:table-cell office:value-type="float" office:value="0" table:formula="of:=IF([.CL17]=[.CL18];[.CL18];&quot;RECONCILIATION!!!&quot;)" table:style-name="ce12">
            <text:p>0</text:p>
          </table:table-cell>
          <table:table-cell office:value-type="float" office:value="0" table:formula="of:=IF([.CM17]=[.CM18];[.CM18];&quot;RECONCILIATION!!!&quot;)" table:style-name="ce12">
            <text:p>0</text:p>
          </table:table-cell>
          <table:table-cell office:value-type="string" office:string-value="FALSE" table:formula="of:=IF([.CN17]=[.CN18];[.CN18];&quot;RECONCILIATION!!!&quot;)" table:style-name="ce12">
            <text:p>FALSE</text:p>
          </table:table-cell>
          <table:table-cell office:value-type="string" office:string-value="RECONCILIATION!!!" table:formula="of:=IF([.CO17]=[.CO18];[.CO18];&quot;RECONCILIATION!!!&quot;)" table:style-name="ce12">
            <text:p>RECONCILIATION!!!</text:p>
          </table:table-cell>
          <table:table-cell office:value-type="float" office:value="0" table:formula="of:=IF([.CP17]=[.CP18];[.CP18];&quot;RECONCILIATION!!!&quot;)" table:style-name="ce12">
            <text:p>0</text:p>
          </table:table-cell>
          <table:table-cell office:value-type="float" office:value="24" table:formula="of:=IF([.CQ17]=[.CQ18];[.CQ18];&quot;RECONCILIATION!!!&quot;)" table:style-name="ce12">
            <text:p>24</text:p>
          </table:table-cell>
          <table:table-cell office:value-type="string" office:string-value="RECONCILIATION!!!" table:formula="of:=IF([.CR17]=[.CR18];[.CR18];&quot;RECONCILIATION!!!&quot;)" table:style-name="ce12">
            <text:p>RECONCILIATION!!!</text:p>
          </table:table-cell>
          <table:table-cell office:value-type="float" office:value="0" table:formula="of:=IF([.CS17]=[.CS18];[.CS18];&quot;RECONCILIATION!!!&quot;)" table:style-name="ce12">
            <text:p>0</text:p>
          </table:table-cell>
          <table:table-cell office:value-type="float" office:value="0" table:formula="of:=IF([.CT17]=[.CT18];[.CT18];&quot;RECONCILIATION!!!&quot;)" table:style-name="ce12">
            <text:p>0</text:p>
          </table:table-cell>
          <table:table-cell office:value-type="float" office:value="0" table:formula="of:=IF([.CU17]=[.CU18];[.CU18];&quot;RECONCILIATION!!!&quot;)" table:style-name="ce12">
            <text:p>0</text:p>
          </table:table-cell>
          <table:table-cell office:value-type="float" office:value="0" table:formula="of:=IF([.CV17]=[.CV18];[.CV18];&quot;RECONCILIATION!!!&quot;)" table:style-name="ce12">
            <text:p>0</text:p>
          </table:table-cell>
          <table:table-cell office:value-type="string" office:string-value="TRUE" table:formula="of:=IF([.CW17]=[.CW18];[.CW18];&quot;RECONCILIATION!!!&quot;)" table:style-name="ce12">
            <text:p>TRUE</text:p>
          </table:table-cell>
          <table:table-cell office:value-type="string" office:string-value="RECONCILIATION!!!" table:formula="of:=IF([.CX17]=[.CX18];[.CX18];&quot;RECONCILIATION!!!&quot;)" table:style-name="ce12">
            <text:p>RECONCILIATION!!!</text:p>
          </table:table-cell>
          <table:table-cell office:value-type="float" office:value="0" table:formula="of:=IF([.CY17]=[.CY18];[.CY18];&quot;RECONCILIATION!!!&quot;)" table:style-name="ce12">
            <text:p>0</text:p>
          </table:table-cell>
          <table:table-cell office:value-type="string" office:string-value="TRUE" table:formula="of:=IF([.CZ17]=[.CZ18];[.CZ18];&quot;RECONCILIATION!!!&quot;)" table:style-name="ce12">
            <text:p>TRUE</text:p>
          </table:table-cell>
          <table:table-cell office:value-type="string" office:string-value="RECONCILIATION!!!" table:formula="of:=IF([.DA17]=[.DA18];[.DA18];&quot;RECONCILIATION!!!&quot;)" table:style-name="ce12">
            <text:p>RECONCILIATION!!!</text:p>
          </table:table-cell>
          <table:table-cell office:value-type="float" office:value="0" table:formula="of:=IF([.DB17]=[.DB18];[.DB18];&quot;RECONCILIATION!!!&quot;)" table:style-name="ce12">
            <text:p>0</text:p>
          </table:table-cell>
          <table:table-cell office:value-type="string" office:string-value="TRUE" table:formula="of:=IF([.DC17]=[.DC18];[.DC18];&quot;RECONCILIATION!!!&quot;)" table:style-name="ce12">
            <text:p>TRUE</text:p>
          </table:table-cell>
          <table:table-cell office:value-type="string" office:string-value="RECONCILIATION!!!" table:formula="of:=IF([.DD17]=[.DD18];[.DD18];&quot;RECONCILIATION!!!&quot;)" table:style-name="ce12">
            <text:p>RECONCILIATION!!!</text:p>
          </table:table-cell>
          <table:table-cell office:value-type="float" office:value="0" table:formula="of:=IF([.DE17]=[.DE18];[.DE18];&quot;RECONCILIATION!!!&quot;)" table:style-name="ce12">
            <text:p>0</text:p>
          </table:table-cell>
          <table:table-cell office:value-type="float" office:value="0" table:formula="of:=IF([.DF17]=[.DF18];[.DF18];&quot;RECONCILIATION!!!&quot;)" table:style-name="ce12">
            <text:p>0</text:p>
          </table:table-cell>
          <table:table-cell office:value-type="float" office:value="0" table:formula="of:=IF([.DG17]=[.DG18];[.DG18];&quot;RECONCILIATION!!!&quot;)" table:style-name="ce12">
            <text:p>0</text:p>
          </table:table-cell>
          <table:table-cell office:value-type="float" office:value="0" table:formula="of:=IF([.DH17]=[.DH18];[.DH18];&quot;RECONCILIATION!!!&quot;)" table:style-name="ce12">
            <text:p>0</text:p>
          </table:table-cell>
          <table:table-cell office:value-type="string" office:string-value="TRUE" table:formula="of:=IF([.DI17]=[.DI18];[.DI18];&quot;RECONCILIATION!!!&quot;)" table:style-name="ce12">
            <text:p>TRUE</text:p>
          </table:table-cell>
          <table:table-cell office:value-type="string" office:string-value="RECONCILIATION!!!" table:formula="of:=IF([.DJ17]=[.DJ18];[.DJ18];&quot;RECONCILIATION!!!&quot;)" table:style-name="ce12">
            <text:p>RECONCILIATION!!!</text:p>
          </table:table-cell>
          <table:table-cell office:value-type="float" office:value="0" table:formula="of:=IF([.DK17]=[.DK18];[.DK18];&quot;RECONCILIATION!!!&quot;)" table:style-name="ce12">
            <text:p>0</text:p>
          </table:table-cell>
          <table:table-cell office:value-type="string" table:style-name="ce8">
            <text:p>external carotid artery</text:p>
          </table:table-cell>
          <table:table-cell office:value-type="string" office:string-value="RECONCILIATION!!!" table:formula="of:=IF([.DM17]=[.DM18];[.DM18];&quot;RECONCILIATION!!!&quot;)" table:style-name="ce12">
            <text:p>RECONCILIATION!!!</text:p>
          </table:table-cell>
          <table:table-cell office:value-type="float" office:value="0" table:formula="of:=IF([.DN17]=[.DN18];[.DN18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9 17:52:34</text:p>
          </table:table-cell>
          <table:table-cell office:value-type="string" table:style-name="ce1">
            <text:p>2f3c1ffb-db00-4396-81d1-2051871f6170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0ff8ff68-5e10-4998-802d-ded4d3fdbdb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fd7be29-b816-4512-9b21-a399b9dd0aa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78d2c8d-f44d-4f17-9dea-fe2544506004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1fd82222-4afc-4596-87db-0ae830bfb04a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65ae522c-b249-4a57-a165-e311efd7c2f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fdd42ee-d035-4df5-9a47-aeca223a33d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df9a188-0833-4e23-89a9-c5770a52c5e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dd7d107-5614-4242-a5a2-8d0fc680bc0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19cfd07-0737-4591-9157-3e0461c0f86c</text:p>
          </table:table-cell>
          <table:table-cell table:style-name="ce1"/>
          <table:table-cell office:value-type="string" table:style-name="ce1">
            <text:p>5-0 Prolene filament<text:s/></text:p>
          </table:table-cell>
          <table:table-cell office:value-type="string" table:style-name="ce1">
            <text:p>853b7f51-3a7e-4357-8f62-716b0407c487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fb2ecd09-86a0-41a7-a429-5bde00151271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737da179-3c44-486e-bf5f-1cba72777e2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2677407-dfa1-4243-9c6f-18bd63ca983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b234befe-ea3f-4a56-ae9d-b1c89913240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8aaec41-d7ab-4fef-b39d-f6f02530c1d4</text:p>
          </table:table-cell>
          <table:table-cell table:style-name="ce1"/>
          <table:table-cell office:value-type="string" table:style-name="ce1">
            <text:p>pentobarbital sodium (50 mg/kg)</text:p>
          </table:table-cell>
          <table:table-cell office:value-type="string" table:style-name="ce1">
            <text:p>4d5498a7-9b89-42f3-836b-dd5acc98ccba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office:value-type="string" table:style-name="ce1">
            <text:p>ed802015-f4de-4e9e-ba00-d6469e65cfa8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9333953c-0682-48bf-b8c3-ef4e1826d940</text:p>
          </table:table-cell>
          <table:table-cell table:style-name="ce1"/>
          <table:table-cell office:value-type="string" table:style-name="ce1">
            <text:p>perforate the ACA</text:p>
          </table:table-cell>
          <table:table-cell office:value-type="string" table:style-name="ce1">
            <text:p>32319a82-d049-455b-9ec1-6641c2b25706</text:p>
          </table:table-cell>
          <table:table-cell table:style-name="ce1"/>
          <table:table-cell office:value-type="string" table:style-name="ce1">
            <text:p>adult 8-12 weeks</text:p>
          </table:table-cell>
          <table:table-cell office:value-type="string" table:style-name="ce1">
            <text:p>ae6aa1ec-ee59-46b1-8d3f-d91b84ff064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1084422-c423-46fa-923b-f181f407cec8</text:p>
          </table:table-cell>
          <table:table-cell table:number-columns-repeated="4" table:style-name="ce1"/>
          <table:table-cell office:value-type="string" table:style-name="ce1">
            <text:p>rotarod latencies</text:p>
          </table:table-cell>
          <table:table-cell office:value-type="string" table:style-name="ce1">
            <text:p>8eb1fdac-fb3b-44dd-bdca-4062405b1c46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c7483a02-1316-4365-9071-13462f7264b9</text:p>
          </table:table-cell>
          <table:table-cell table:style-name="ce1"/>
          <table:table-cell office:value-type="string" table:style-name="ce1">
            <text:p>iangyong@swmu.edu.cn</text:p>
          </table:table-cell>
          <table:table-cell office:value-type="string" table:style-name="ce1">
            <text:p>9a36cb58-94f7-4bd1-9490-6ca11f077be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f1aa08e-841b-4845-9a5f-71dc3fb47e7e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2bb32fef-2954-4279-9ffc-dbb98e1612c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ddde7ef-d83c-4252-ab17-9095745d18d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4653da7-b5db-46d6-ae9c-ed5f0ee88bc7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16b8689-9e16-451c-be82-83047b585251</text:p>
          </table:table-cell>
          <table:table-cell table:style-name="ce1"/>
          <table:table-cell office:value-type="string" table:style-name="ce1">
            <text:p>right ECA</text:p>
          </table:table-cell>
          <table:table-cell office:value-type="string" table:style-name="ce1">
            <text:p>714ae919-332f-4296-9c37-c7f1ce778e9c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5 10:56:51</text:p>
          </table:table-cell>
          <table:table-cell office:value-type="string" table:style-name="ce1">
            <text:p>2f3c1ffb-db00-4396-81d1-2051871f6170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80426609-7d50-4a44-9a69-49615014dba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0a074c9-eb4c-4fcc-a988-e635be7e224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262187e1-7b40-431b-9760-c4ce9523af40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1b7ee83b-857e-45b2-b4a0-52ae96432e0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8416eca4-1eac-4a7f-8657-433999eda60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b26fd85-a0c5-4c17-a2a9-38a4a1c7710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8b13b8a-2a62-4c3e-9400-f62734b2771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b23daa96-e44b-4ec1-82a1-d1ae8930a3e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25c349d-b177-4dcf-96cd-84883ca50fda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bd0df9a2-5868-4bad-b24f-679d2fb4ae96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81424ed1-ca2d-4d57-86de-9f37d171777e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7d195dbc-246e-4cc8-9e46-11737114033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42f20e3d-97f9-441e-9675-a57f9d822ff6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fb95839b-c5bc-439e-98de-726ad37fe16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a167039-3f95-4eaa-b3f6-dc78fecc9077</text:p>
          </table:table-cell>
          <table:table-cell office:value-type="string" table:style-name="ce1">
            <text:p>In graph</text:p>
          </table:table-cell>
          <table:table-cell office:value-type="string" table:style-name="ce1">
            <text:p>injection of pentobarbital sodium(50 mg/kg)</text:p>
          </table:table-cell>
          <table:table-cell office:value-type="string" table:style-name="ce1">
            <text:p>bf7ba622-24f4-426e-80c9-5ff979a2a9e6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d8297215-e733-4e1f-a04b-873b43beb198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a8146b8f-3a1e-46a6-aa39-939b4d614785</text:p>
          </table:table-cell>
          <table:table-cell table:style-name="ce1"/>
          <table:table-cell office:value-type="string" table:style-name="ce1">
            <text:p>anterior cerebral artery</text:p>
          </table:table-cell>
          <table:table-cell office:value-type="string" table:style-name="ce1">
            <text:p>9e8e2853-2652-47dd-aaf6-2fb465738735</text:p>
          </table:table-cell>
          <table:table-cell table:style-name="ce1"/>
          <table:table-cell office:value-type="string" table:style-name="ce1">
            <text:p>8-12 weeks</text:p>
          </table:table-cell>
          <table:table-cell office:value-type="string" table:style-name="ce1">
            <text:p>27bb5fe3-c3eb-4082-b109-1ee5f6613dd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b1cb0ff-da9e-4196-aa62-044ece2593e4</text:p>
          </table:table-cell>
          <table:table-cell table:number-columns-repeated="4" table:style-name="ce1"/>
          <table:table-cell office:value-type="string" table:style-name="ce1">
            <text:p>APOE</text:p>
          </table:table-cell>
          <table:table-cell office:value-type="string" table:style-name="ce1">
            <text:p>8e59d205-35f0-470a-95e2-daea341bb74f</text:p>
          </table:table-cell>
          <table:table-cell table:style-name="ce1"/>
          <table:table-cell office:value-type="string" table:style-name="ce1">
            <text:p>Prolene filament</text:p>
          </table:table-cell>
          <table:table-cell office:value-type="string" table:style-name="ce1">
            <text:p>a06d78a3-bd68-49b4-9d07-f1dc91049fda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d8f012f-c450-4c69-a2fe-1089cb950bfe</text:p>
          </table:table-cell>
          <table:table-cell table:style-name="ce1"/>
          <table:table-cell office:value-type="string" table:style-name="ce1">
            <text:p>jiangyong@swmu.edu.cn<text:s/></text:p>
          </table:table-cell>
          <table:table-cell office:value-type="string" table:style-name="ce1">
            <text:p>181a43f4-55e7-4b0e-b768-0e172a694f0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94999d5b-af3b-4752-91b1-c3e3fdfcbe6e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b62c5d43-1e82-483e-ab2b-1ed9ad92c31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c784c0a-ce9f-4331-b1b4-5a26edce18a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4d94379-3afb-44b4-930c-c8890708712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2eb20587-424c-4cc4-9992-b922631881a4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fc58608d-0717-4386-8a91-f006ed389afa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2f3c1ffb-db00-4396-81d1-2051871f6170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20]=[.E21];[.E21];&quot;RECONCILIATION!!!&quot;)" table:style-name="ce12">
            <text:p>TRUE</text:p>
          </table:table-cell>
          <table:table-cell office:value-type="string" office:string-value="RECONCILIATION!!!" table:formula="of:=IF([.F20]=[.F21];[.F21];&quot;RECONCILIATION!!!&quot;)" table:style-name="ce12">
            <text:p>RECONCILIATION!!!</text:p>
          </table:table-cell>
          <table:table-cell office:value-type="float" office:value="0" table:formula="of:=IF([.G20]=[.G21];[.G21];&quot;RECONCILIATION!!!&quot;)" table:style-name="ce12">
            <text:p>0</text:p>
          </table:table-cell>
          <table:table-cell office:value-type="string" office:string-value="TRUE" table:formula="of:=IF([.H20]=[.H21];[.H21];&quot;RECONCILIATION!!!&quot;)" table:style-name="ce12">
            <text:p>TRUE</text:p>
          </table:table-cell>
          <table:table-cell office:value-type="string" office:string-value="RECONCILIATION!!!" table:formula="of:=IF([.I20]=[.I21];[.I21];&quot;RECONCILIATION!!!&quot;)" table:style-name="ce12">
            <text:p>RECONCILIATION!!!</text:p>
          </table:table-cell>
          <table:table-cell office:value-type="float" office:value="0" table:formula="of:=IF([.J20]=[.J21];[.J21];&quot;RECONCILIATION!!!&quot;)" table:style-name="ce12">
            <text:p>0</text:p>
          </table:table-cell>
          <table:table-cell office:value-type="string" office:string-value="not reported" table:formula="of:=IF([.K20]=[.K21];[.K21];&quot;RECONCILIATION!!!&quot;)" table:style-name="ce12">
            <text:p>not reported</text:p>
          </table:table-cell>
          <table:table-cell office:value-type="string" office:string-value="RECONCILIATION!!!" table:formula="of:=IF([.L20]=[.L21];[.L21];&quot;RECONCILIATION!!!&quot;)" table:style-name="ce12">
            <text:p>RECONCILIATION!!!</text:p>
          </table:table-cell>
          <table:table-cell office:value-type="float" office:value="0" table:formula="of:=IF([.M20]=[.M21];[.M21];&quot;RECONCILIATION!!!&quot;)" table:style-name="ce12">
            <text:p>0</text:p>
          </table:table-cell>
          <table:table-cell office:value-type="string" table:style-name="ce17">
            <text:p>C57BL/6J</text:p>
          </table:table-cell>
          <table:table-cell office:value-type="string" office:string-value="RECONCILIATION!!!" table:formula="of:=IF([.O20]=[.O21];[.O21];&quot;RECONCILIATION!!!&quot;)" table:style-name="ce12">
            <text:p>RECONCILIATION!!!</text:p>
          </table:table-cell>
          <table:table-cell office:value-type="float" office:value="0" table:formula="of:=IF([.P20]=[.P21];[.P21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0]=[.R21];[.R21];&quot;RECONCILIATION!!!&quot;)" table:style-name="ce12">
            <text:p>RECONCILIATION!!!</text:p>
          </table:table-cell>
          <table:table-cell office:value-type="float" office:value="0" table:formula="of:=IF([.S20]=[.S21];[.S21];&quot;RECONCILIATION!!!&quot;)" table:style-name="ce12">
            <text:p>0</text:p>
          </table:table-cell>
          <table:table-cell office:value-type="string" office:string-value="TRUE" table:formula="of:=IF([.T20]=[.T21];[.T21];&quot;RECONCILIATION!!!&quot;)" table:style-name="ce12">
            <text:p>TRUE</text:p>
          </table:table-cell>
          <table:table-cell office:value-type="string" office:string-value="RECONCILIATION!!!" table:formula="of:=IF([.U20]=[.U21];[.U21];&quot;RECONCILIATION!!!&quot;)" table:style-name="ce12">
            <text:p>RECONCILIATION!!!</text:p>
          </table:table-cell>
          <table:table-cell office:value-type="float" office:value="0" table:formula="of:=IF([.V20]=[.V21];[.V21];&quot;RECONCILIATION!!!&quot;)" table:style-name="ce12">
            <text:p>0</text:p>
          </table:table-cell>
          <table:table-cell office:value-type="string" office:string-value="FALSE" table:formula="of:=IF([.W20]=[.W21];[.W21];&quot;RECONCILIATION!!!&quot;)" table:style-name="ce12">
            <text:p>FALSE</text:p>
          </table:table-cell>
          <table:table-cell office:value-type="string" office:string-value="RECONCILIATION!!!" table:formula="of:=IF([.X20]=[.X21];[.X21];&quot;RECONCILIATION!!!&quot;)" table:style-name="ce12">
            <text:p>RECONCILIATION!!!</text:p>
          </table:table-cell>
          <table:table-cell office:value-type="float" office:value="0" table:formula="of:=IF([.Y20]=[.Y21];[.Y21];&quot;RECONCILIATION!!!&quot;)" table:style-name="ce12">
            <text:p>0</text:p>
          </table:table-cell>
          <table:table-cell office:value-type="string" office:string-value="not reported" table:formula="of:=IF([.Z20]=[.Z21];[.Z21];&quot;RECONCILIATION!!!&quot;)" table:style-name="ce12">
            <text:p>not reported</text:p>
          </table:table-cell>
          <table:table-cell office:value-type="string" office:string-value="RECONCILIATION!!!" table:formula="of:=IF([.AA20]=[.AA21];[.AA21];&quot;RECONCILIATION!!!&quot;)" table:style-name="ce12">
            <text:p>RECONCILIATION!!!</text:p>
          </table:table-cell>
          <table:table-cell office:value-type="float" office:value="0" table:formula="of:=IF([.AB20]=[.AB21];[.AB21];&quot;RECONCILIATION!!!&quot;)" table:style-name="ce12">
            <text:p>0</text:p>
          </table:table-cell>
          <table:table-cell office:value-type="string" office:string-value="TRUE" table:formula="of:=IF([.AC20]=[.AC21];[.AC21];&quot;RECONCILIATION!!!&quot;)" table:style-name="ce12">
            <text:p>TRUE</text:p>
          </table:table-cell>
          <table:table-cell office:value-type="string" office:string-value="RECONCILIATION!!!" table:formula="of:=IF([.AD20]=[.AD21];[.AD21];&quot;RECONCILIATION!!!&quot;)" table:style-name="ce12">
            <text:p>RECONCILIATION!!!</text:p>
          </table:table-cell>
          <table:table-cell office:value-type="float" office:value="0" table:formula="of:=IF([.AE20]=[.AE21];[.AE21];&quot;RECONCILIATION!!!&quot;)" table:style-name="ce12">
            <text:p>0</text:p>
          </table:table-cell>
          <table:table-cell office:value-type="string" table:style-name="ce17">
            <text:p>5-0</text:p>
          </table:table-cell>
          <table:table-cell office:value-type="string" office:string-value="RECONCILIATION!!!" table:formula="of:=IF([.AG20]=[.AG21];[.AG21];&quot;RECONCILIATION!!!&quot;)" table:style-name="ce12">
            <text:p>RECONCILIATION!!!</text:p>
          </table:table-cell>
          <table:table-cell office:value-type="float" office:value="0" table:formula="of:=IF([.AH20]=[.AH21];[.AH21];&quot;RECONCILIATION!!!&quot;)" table:style-name="ce12">
            <text:p>0</text:p>
          </table:table-cell>
          <table:table-cell office:value-type="string" office:string-value="Injective" table:formula="of:=IF([.AI20]=[.AI21];[.AI21];&quot;RECONCILIATION!!!&quot;)" table:style-name="ce12">
            <text:p>Injective</text:p>
          </table:table-cell>
          <table:table-cell office:value-type="string" office:string-value="RECONCILIATION!!!" table:formula="of:=IF([.AJ20]=[.AJ21];[.AJ21];&quot;RECONCILIATION!!!&quot;)" table:style-name="ce12">
            <text:p>RECONCILIATION!!!</text:p>
          </table:table-cell>
          <table:table-cell office:value-type="float" office:value="0" table:formula="of:=IF([.AK20]=[.AK21];[.AK21];&quot;RECONCILIATION!!!&quot;)" table:style-name="ce12">
            <text:p>0</text:p>
          </table:table-cell>
          <table:table-cell office:value-type="float" office:value="34" table:formula="of:=IF([.AL20]=[.AL21];[.AL21];&quot;RECONCILIATION!!!&quot;)" table:style-name="ce12">
            <text:p>34</text:p>
          </table:table-cell>
          <table:table-cell office:value-type="string" office:string-value="RECONCILIATION!!!" table:formula="of:=IF([.AM20]=[.AM21];[.AM21];&quot;RECONCILIATION!!!&quot;)" table:style-name="ce12">
            <text:p>RECONCILIATION!!!</text:p>
          </table:table-cell>
          <table:table-cell office:value-type="float" office:value="0" table:formula="of:=IF([.AN20]=[.AN21];[.AN21];&quot;RECONCILIATION!!!&quot;)" table:style-name="ce12">
            <text:p>0</text:p>
          </table:table-cell>
          <table:table-cell office:value-type="string" office:string-value="not reported" table:formula="of:=IF([.AO20]=[.AO21];[.AO21];&quot;RECONCILIATION!!!&quot;)" table:style-name="ce12">
            <text:p>not reported</text:p>
          </table:table-cell>
          <table:table-cell office:value-type="string" office:string-value="RECONCILIATION!!!" table:formula="of:=IF([.AP20]=[.AP21];[.AP21];&quot;RECONCILIATION!!!&quot;)" table:style-name="ce12">
            <text:p>RECONCILIATION!!!</text:p>
          </table:table-cell>
          <table:table-cell office:value-type="float" office:value="0" table:formula="of:=IF([.AQ20]=[.AQ21];[.AQ21];&quot;RECONCILIATION!!!&quot;)" table:style-name="ce12">
            <text:p>0</text:p>
          </table:table-cell>
          <table:table-cell office:value-type="string" table:style-name="ce8">
            <text:p>no</text:p>
          </table:table-cell>
          <table:table-cell office:value-type="string" office:string-value="RECONCILIATION!!!" table:formula="of:=IF([.AS20]=[.AS21];[.AS21];&quot;RECONCILIATION!!!&quot;)" table:style-name="ce12">
            <text:p>RECONCILIATION!!!</text:p>
          </table:table-cell>
          <table:table-cell office:value-type="float" office:value="0" table:formula="of:=IF([.AT20]=[.AT21];[.AT21];&quot;RECONCILIATION!!!&quot;)" table:style-name="ce12">
            <text:p>0</text:p>
          </table:table-cell>
          <table:table-cell office:value-type="string" office:string-value="TRUE" table:formula="of:=IF([.AU20]=[.AU21];[.AU21];&quot;RECONCILIATION!!!&quot;)" table:style-name="ce12">
            <text:p>TRUE</text:p>
          </table:table-cell>
          <table:table-cell office:value-type="string" office:string-value="RECONCILIATION!!!" table:formula="of:=IF([.AV20]=[.AV21];[.AV21];&quot;RECONCILIATION!!!&quot;)" table:style-name="ce12">
            <text:p>RECONCILIATION!!!</text:p>
          </table:table-cell>
          <table:table-cell office:value-type="string" table:style-name="ce8">
            <text:p>In graph</text:p>
          </table:table-cell>
          <table:table-cell office:value-type="string" table:style-name="ce12">
            <text:p>pentobarbital sodium (50 mg/kg)</text:p>
          </table:table-cell>
          <table:table-cell office:value-type="string" office:string-value="RECONCILIATION!!!" table:formula="of:=IF([.AY20]=[.AY21];[.AY21];&quot;RECONCILIATION!!!&quot;)" table:style-name="ce12">
            <text:p>RECONCILIATION!!!</text:p>
          </table:table-cell>
          <table:table-cell office:value-type="float" office:value="0" table:formula="of:=IF([.AZ20]=[.AZ21];[.AZ21];&quot;RECONCILIATION!!!&quot;)" table:style-name="ce12">
            <text:p>0</text:p>
          </table:table-cell>
          <table:table-cell office:value-type="float" office:value="0" table:formula="of:=IF([.BA20]=[.BA21];[.BA21];&quot;RECONCILIATION!!!&quot;)" table:style-name="ce12">
            <text:p>0</text:p>
          </table:table-cell>
          <table:table-cell office:value-type="float" office:value="0" table:formula="of:=IF([.BB20]=[.BB21];[.BB21];&quot;RECONCILIATION!!!&quot;)" table:style-name="ce12">
            <text:p>0</text:p>
          </table:table-cell>
          <table:table-cell office:value-type="float" office:value="0" table:formula="of:=IF([.BC20]=[.BC21];[.BC21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0]=[.BE21];[.BE21];&quot;RECONCILIATION!!!&quot;)" table:style-name="ce12">
            <text:p>RECONCILIATION!!!</text:p>
          </table:table-cell>
          <table:table-cell office:value-type="float" office:value="0" table:formula="of:=IF([.BF20]=[.BF21];[.BF21];&quot;RECONCILIATION!!!&quot;)" table:style-name="ce12">
            <text:p>0</text:p>
          </table:table-cell>
          <table:table-cell office:value-type="string" office:string-value="Yong Jiang" table:formula="of:=IF([.BG20]=[.BG21];[.BG21];&quot;RECONCILIATION!!!&quot;)" table:style-name="ce12">
            <text:p>Yong Jiang</text:p>
          </table:table-cell>
          <table:table-cell office:value-type="string" office:string-value="RECONCILIATION!!!" table:formula="of:=IF([.BH20]=[.BH21];[.BH21];&quot;RECONCILIATION!!!&quot;)" table:style-name="ce12">
            <text:p>RECONCILIATION!!!</text:p>
          </table:table-cell>
          <table:table-cell office:value-type="float" office:value="0" table:formula="of:=IF([.BI20]=[.BI21];[.BI21];&quot;RECONCILIATION!!!&quot;)" table:style-name="ce12">
            <text:p>0</text:p>
          </table:table-cell>
          <table:table-cell office:value-type="string" table:style-name="ce8">
            <text:p>anterior cerebral artery</text:p>
          </table:table-cell>
          <table:table-cell office:value-type="string" office:string-value="RECONCILIATION!!!" table:formula="of:=IF([.BK20]=[.BK21];[.BK21];&quot;RECONCILIATION!!!&quot;)" table:style-name="ce12">
            <text:p>RECONCILIATION!!!</text:p>
          </table:table-cell>
          <table:table-cell office:value-type="float" office:value="0" table:formula="of:=IF([.BL20]=[.BL21];[.BL21];&quot;RECONCILIATION!!!&quot;)" table:style-name="ce12">
            <text:p>0</text:p>
          </table:table-cell>
          <table:table-cell office:value-type="string" table:style-name="ce8">
            <text:p>8-12 weeks</text:p>
          </table:table-cell>
          <table:table-cell office:value-type="string" office:string-value="RECONCILIATION!!!" table:formula="of:=IF([.BN20]=[.BN21];[.BN21];&quot;RECONCILIATION!!!&quot;)" table:style-name="ce12">
            <text:p>RECONCILIATION!!!</text:p>
          </table:table-cell>
          <table:table-cell office:value-type="float" office:value="0" table:formula="of:=IF([.BO20]=[.BO21];[.BO21];&quot;RECONCILIATION!!!&quot;)" table:style-name="ce12">
            <text:p>0</text:p>
          </table:table-cell>
          <table:table-cell office:value-type="string" office:string-value="TRUE" table:formula="of:=IF([.BP20]=[.BP21];[.BP21];&quot;RECONCILIATION!!!&quot;)" table:style-name="ce12">
            <text:p>TRUE</text:p>
          </table:table-cell>
          <table:table-cell office:value-type="string" office:string-value="RECONCILIATION!!!" table:formula="of:=IF([.BQ20]=[.BQ21];[.BQ21];&quot;RECONCILIATION!!!&quot;)" table:style-name="ce12">
            <text:p>RECONCILIATION!!!</text:p>
          </table:table-cell>
          <table:table-cell office:value-type="float" office:value="0" table:formula="of:=IF([.BR20]=[.BR21];[.BR21];&quot;RECONCILIATION!!!&quot;)" table:style-name="ce12">
            <text:p>0</text:p>
          </table:table-cell>
          <table:table-cell office:value-type="float" office:value="0" table:formula="of:=IF([.BS20]=[.BS21];[.BS21];&quot;RECONCILIATION!!!&quot;)" table:style-name="ce12">
            <text:p>0</text:p>
          </table:table-cell>
          <table:table-cell office:value-type="float" office:value="0" table:formula="of:=IF([.BT20]=[.BT21];[.BT21];&quot;RECONCILIATION!!!&quot;)" table:style-name="ce12">
            <text:p>0</text:p>
          </table:table-cell>
          <table:table-cell office:value-type="float" office:value="0" table:formula="of:=IF([.BU20]=[.BU21];[.BU21];&quot;RECONCILIATION!!!&quot;)" table:style-name="ce12">
            <text:p>0</text:p>
          </table:table-cell>
          <table:table-cell office:value-type="string" table:style-name="ce13">
            <text:p>APOE deficiency</text:p>
          </table:table-cell>
          <table:table-cell office:value-type="string" office:string-value="RECONCILIATION!!!" table:formula="of:=IF([.BW20]=[.BW21];[.BW21];&quot;RECONCILIATION!!!&quot;)" table:style-name="ce12">
            <text:p>RECONCILIATION!!!</text:p>
          </table:table-cell>
          <table:table-cell office:value-type="float" office:value="0" table:formula="of:=IF([.BX20]=[.BX21];[.BX21];&quot;RECONCILIATION!!!&quot;)" table:style-name="ce12">
            <text:p>0</text:p>
          </table:table-cell>
          <table:table-cell office:value-type="string" table:style-name="ce12">
            <text:p>Prolene</text:p>
          </table:table-cell>
          <table:table-cell office:value-type="string" office:string-value="RECONCILIATION!!!" table:formula="of:=IF([.BZ20]=[.BZ21];[.BZ21];&quot;RECONCILIATION!!!&quot;)" table:style-name="ce12">
            <text:p>RECONCILIATION!!!</text:p>
          </table:table-cell>
          <table:table-cell office:value-type="float" office:value="0" table:formula="of:=IF([.CA20]=[.CA21];[.CA21];&quot;RECONCILIATION!!!&quot;)" table:style-name="ce12">
            <text:p>0</text:p>
          </table:table-cell>
          <table:table-cell office:value-type="float" office:value="0" table:formula="of:=IF([.CB20]=[.CB21];[.CB21];&quot;RECONCILIATION!!!&quot;)" table:style-name="ce12">
            <text:p>0</text:p>
          </table:table-cell>
          <table:table-cell office:value-type="float" office:value="0" table:formula="of:=IF([.CC20]=[.CC21];[.CC21];&quot;RECONCILIATION!!!&quot;)" table:style-name="ce12">
            <text:p>0</text:p>
          </table:table-cell>
          <table:table-cell office:value-type="float" office:value="0" table:formula="of:=IF([.CD20]=[.CD21];[.CD21];&quot;RECONCILIATION!!!&quot;)" table:style-name="ce12">
            <text:p>0</text:p>
          </table:table-cell>
          <table:table-cell office:value-type="string" office:string-value="TRUE" table:formula="of:=IF([.CE20]=[.CE21];[.CE21];&quot;RECONCILIATION!!!&quot;)" table:style-name="ce12">
            <text:p>TRUE</text:p>
          </table:table-cell>
          <table:table-cell office:value-type="string" office:string-value="RECONCILIATION!!!" table:formula="of:=IF([.CF20]=[.CF21];[.CF21];&quot;RECONCILIATION!!!&quot;)" table:style-name="ce12">
            <text:p>RECONCILIATION!!!</text:p>
          </table:table-cell>
          <table:table-cell office:value-type="float" office:value="0" table:formula="of:=IF([.CG20]=[.CG21];[.CG21];&quot;RECONCILIATION!!!&quot;)" table:style-name="ce12">
            <text:p>0</text:p>
          </table:table-cell>
          <table:table-cell office:value-type="string" table:style-name="ce8">
            <text:p>jiangyong@swmu.edu.cn<text:s/></text:p>
          </table:table-cell>
          <table:table-cell office:value-type="string" office:string-value="RECONCILIATION!!!" table:formula="of:=IF([.CI20]=[.CI21];[.CI21];&quot;RECONCILIATION!!!&quot;)" table:style-name="ce12">
            <text:p>RECONCILIATION!!!</text:p>
          </table:table-cell>
          <table:table-cell office:value-type="float" office:value="0" table:formula="of:=IF([.CJ20]=[.CJ21];[.CJ21];&quot;RECONCILIATION!!!&quot;)" table:style-name="ce12">
            <text:p>0</text:p>
          </table:table-cell>
          <table:table-cell office:value-type="float" office:value="0" table:formula="of:=IF([.CK20]=[.CK21];[.CK21];&quot;RECONCILIATION!!!&quot;)" table:style-name="ce12">
            <text:p>0</text:p>
          </table:table-cell>
          <table:table-cell office:value-type="float" office:value="0" table:formula="of:=IF([.CL20]=[.CL21];[.CL21];&quot;RECONCILIATION!!!&quot;)" table:style-name="ce12">
            <text:p>0</text:p>
          </table:table-cell>
          <table:table-cell office:value-type="float" office:value="0" table:formula="of:=IF([.CM20]=[.CM21];[.CM21];&quot;RECONCILIATION!!!&quot;)" table:style-name="ce12">
            <text:p>0</text:p>
          </table:table-cell>
          <table:table-cell office:value-type="string" office:string-value="FALSE" table:formula="of:=IF([.CN20]=[.CN21];[.CN21];&quot;RECONCILIATION!!!&quot;)" table:style-name="ce12">
            <text:p>FALSE</text:p>
          </table:table-cell>
          <table:table-cell office:value-type="string" office:string-value="RECONCILIATION!!!" table:formula="of:=IF([.CO20]=[.CO21];[.CO21];&quot;RECONCILIATION!!!&quot;)" table:style-name="ce12">
            <text:p>RECONCILIATION!!!</text:p>
          </table:table-cell>
          <table:table-cell office:value-type="float" office:value="0" table:formula="of:=IF([.CP20]=[.CP21];[.CP21];&quot;RECONCILIATION!!!&quot;)" table:style-name="ce12">
            <text:p>0</text:p>
          </table:table-cell>
          <table:table-cell office:value-type="float" office:value="0" table:formula="of:=IF([.CQ20]=[.CQ21];[.CQ21];&quot;RECONCILIATION!!!&quot;)" table:style-name="ce12">
            <text:p>0</text:p>
          </table:table-cell>
          <table:table-cell office:value-type="float" office:value="0" table:formula="of:=IF([.CR20]=[.CR21];[.CR21];&quot;RECONCILIATION!!!&quot;)" table:style-name="ce12">
            <text:p>0</text:p>
          </table:table-cell>
          <table:table-cell office:value-type="float" office:value="0" table:formula="of:=IF([.CS20]=[.CS21];[.CS21];&quot;RECONCILIATION!!!&quot;)" table:style-name="ce12">
            <text:p>0</text:p>
          </table:table-cell>
          <table:table-cell office:value-type="float" office:value="0" table:formula="of:=IF([.CT20]=[.CT21];[.CT21];&quot;RECONCILIATION!!!&quot;)" table:style-name="ce12">
            <text:p>0</text:p>
          </table:table-cell>
          <table:table-cell office:value-type="float" office:value="0" table:formula="of:=IF([.CU20]=[.CU21];[.CU21];&quot;RECONCILIATION!!!&quot;)" table:style-name="ce12">
            <text:p>0</text:p>
          </table:table-cell>
          <table:table-cell office:value-type="float" office:value="0" table:formula="of:=IF([.CV20]=[.CV21];[.CV21];&quot;RECONCILIATION!!!&quot;)" table:style-name="ce12">
            <text:p>0</text:p>
          </table:table-cell>
          <table:table-cell office:value-type="string" office:string-value="TRUE" table:formula="of:=IF([.CW20]=[.CW21];[.CW21];&quot;RECONCILIATION!!!&quot;)" table:style-name="ce12">
            <text:p>TRUE</text:p>
          </table:table-cell>
          <table:table-cell office:value-type="string" office:string-value="RECONCILIATION!!!" table:formula="of:=IF([.CX20]=[.CX21];[.CX21];&quot;RECONCILIATION!!!&quot;)" table:style-name="ce12">
            <text:p>RECONCILIATION!!!</text:p>
          </table:table-cell>
          <table:table-cell office:value-type="float" office:value="0" table:formula="of:=IF([.CY20]=[.CY21];[.CY21];&quot;RECONCILIATION!!!&quot;)" table:style-name="ce12">
            <text:p>0</text:p>
          </table:table-cell>
          <table:table-cell office:value-type="string" office:string-value="FALSE" table:formula="of:=IF([.CZ20]=[.CZ21];[.CZ21];&quot;RECONCILIATION!!!&quot;)" table:style-name="ce12">
            <text:p>FALSE</text:p>
          </table:table-cell>
          <table:table-cell office:value-type="string" office:string-value="RECONCILIATION!!!" table:formula="of:=IF([.DA20]=[.DA21];[.DA21];&quot;RECONCILIATION!!!&quot;)" table:style-name="ce12">
            <text:p>RECONCILIATION!!!</text:p>
          </table:table-cell>
          <table:table-cell office:value-type="float" office:value="0" table:formula="of:=IF([.DB20]=[.DB21];[.DB21];&quot;RECONCILIATION!!!&quot;)" table:style-name="ce12">
            <text:p>0</text:p>
          </table:table-cell>
          <table:table-cell office:value-type="string" office:string-value="TRUE" table:formula="of:=IF([.DC20]=[.DC21];[.DC21];&quot;RECONCILIATION!!!&quot;)" table:style-name="ce12">
            <text:p>TRUE</text:p>
          </table:table-cell>
          <table:table-cell office:value-type="string" office:string-value="RECONCILIATION!!!" table:formula="of:=IF([.DD20]=[.DD21];[.DD21];&quot;RECONCILIATION!!!&quot;)" table:style-name="ce12">
            <text:p>RECONCILIATION!!!</text:p>
          </table:table-cell>
          <table:table-cell office:value-type="float" office:value="0" table:formula="of:=IF([.DE20]=[.DE21];[.DE21];&quot;RECONCILIATION!!!&quot;)" table:style-name="ce12">
            <text:p>0</text:p>
          </table:table-cell>
          <table:table-cell office:value-type="float" office:value="0" table:formula="of:=IF([.DF20]=[.DF21];[.DF21];&quot;RECONCILIATION!!!&quot;)" table:style-name="ce12">
            <text:p>0</text:p>
          </table:table-cell>
          <table:table-cell office:value-type="float" office:value="0" table:formula="of:=IF([.DG20]=[.DG21];[.DG21];&quot;RECONCILIATION!!!&quot;)" table:style-name="ce12">
            <text:p>0</text:p>
          </table:table-cell>
          <table:table-cell office:value-type="float" office:value="0" table:formula="of:=IF([.DH20]=[.DH21];[.DH21];&quot;RECONCILIATION!!!&quot;)" table:style-name="ce12">
            <text:p>0</text:p>
          </table:table-cell>
          <table:table-cell office:value-type="string" office:string-value="FALSE" table:formula="of:=IF([.DI20]=[.DI21];[.DI21];&quot;RECONCILIATION!!!&quot;)" table:style-name="ce12">
            <text:p>FALSE</text:p>
          </table:table-cell>
          <table:table-cell office:value-type="string" office:string-value="RECONCILIATION!!!" table:formula="of:=IF([.DJ20]=[.DJ21];[.DJ21];&quot;RECONCILIATION!!!&quot;)" table:style-name="ce12">
            <text:p>RECONCILIATION!!!</text:p>
          </table:table-cell>
          <table:table-cell office:value-type="float" office:value="0" table:formula="of:=IF([.DK20]=[.DK21];[.DK21];&quot;RECONCILIATION!!!&quot;)" table:style-name="ce12">
            <text:p>0</text:p>
          </table:table-cell>
          <table:table-cell office:value-type="string" table:style-name="ce14">
            <text:p>righ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4 14:33:03</text:p>
          </table:table-cell>
          <table:table-cell office:value-type="string" table:style-name="ce1">
            <text:p>33be5e82-27b6-422f-9318-cdd8bef0fc9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75d0b15d-a9e4-4744-ab4f-bb8e46dd623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6e3d711-b7eb-4aed-83c4-7f39b6431279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bcd9e689-4943-42fa-9a8f-dc200fe60cc8</text:p>
          </table:table-cell>
          <table:table-cell table:style-name="ce1"/>
          <table:table-cell office:value-type="string" table:style-name="ce1">
            <text:p>C57BL/6 J</text:p>
          </table:table-cell>
          <table:table-cell office:value-type="string" table:style-name="ce1">
            <text:p>15c3d3c3-4087-435c-ad26-9a5bc30da2f5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b63dc106-664b-4e94-ae5d-99f929e78e2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503ebc3-b3ca-4ce9-9bf7-ae461a9769a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17852b3-e6be-4dec-90bd-8fdd36517d02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ba789d28-339b-4175-8a39-19e2c40ec19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e93559c-fd43-416c-995f-9dd6a4485c51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41844c45-6e6a-4264-9556-fdc753238c28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736ba171-f7fa-4a8b-a769-0e925afc3b15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189529da-f722-4a97-9a54-5b8d99f6d727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30743573-3727-4ab5-9e52-df0076f0856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4b20e0f-92ec-4c45-8d69-f1ad287e3bb0</text:p>
          </table:table-cell>
          <table:table-cell table:style-name="ce1"/>
          <table:table-cell office:value-type="string" table:style-name="ce1">
            <text:p>ketamine xylazine</text:p>
          </table:table-cell>
          <table:table-cell office:value-type="string" table:style-name="ce1">
            <text:p>4018b506-ffef-4feb-af3e-86dfe6794d7e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office:value-type="string" table:style-name="ce1">
            <text:p>1d796c9c-ee26-4ba3-b835-6a7e046f9f15</text:p>
          </table:table-cell>
          <table:table-cell table:style-name="ce1"/>
          <table:table-cell office:value-type="string" table:style-name="ce1">
            <text:p>Chanannait Paisansathan</text:p>
          </table:table-cell>
          <table:table-cell office:value-type="string" table:style-name="ce1">
            <text:p>ffb0f66d-f954-4153-82f8-bd8576efab14</text:p>
          </table:table-cell>
          <table:table-cell table:style-name="ce1"/>
          <table:table-cell office:value-type="string" table:style-name="ce1">
            <text:p>the right anterior and middle cerebral artery bifurcation</text:p>
          </table:table-cell>
          <table:table-cell office:value-type="string" table:style-name="ce1">
            <text:p>5241b5ac-4a03-4987-9be6-2d646746160b</text:p>
          </table:table-cell>
          <table:table-cell table:style-name="ce1"/>
          <table:table-cell office:value-type="string" table:style-name="ce1">
            <text:p>12 weeks</text:p>
          </table:table-cell>
          <table:table-cell office:value-type="string" table:style-name="ce1">
            <text:p>7c190968-e180-4ba1-804a-c41d8839b92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dbb40ee-106f-491a-b24c-b895247de6d0</text:p>
          </table:table-cell>
          <table:table-cell table:number-columns-repeated="4" table:style-name="ce1"/>
          <table:table-cell office:value-type="string" table:style-name="ce1">
            <text:p>neurologicalseverity score</text:p>
          </table:table-cell>
          <table:table-cell office:value-type="string" table:style-name="ce1">
            <text:p>f4eb9588-fd57-4fa1-81d8-0b9313b8ce19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59326ddc-84a8-4f0e-85f5-9eda9f06b84c</text:p>
          </table:table-cell>
          <table:table-cell table:style-name="ce1"/>
          <table:table-cell office:value-type="string" table:style-name="ce1">
            <text:p>oon@uic.edu</text:p>
          </table:table-cell>
          <table:table-cell office:value-type="string" table:style-name="ce1">
            <text:p>bb96f4b5-6718-4849-9796-99ac029241ad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8d80a1e7-5751-45fb-a272-b7798975d5ce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6ff6c354-60ef-4ffb-be4c-99f058f3505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bb133fe-e0cb-44b9-b221-8df29d2aff7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8d13191-b680-4451-b697-2703e21952d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4d7fd21-20ab-468d-86d1-937e9680b38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0fd5443-70ac-4560-af8f-ca0c7264f824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ef191afc-fcab-4594-9fe8-df138939ba83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13:31:38</text:p>
          </table:table-cell>
          <table:table-cell office:value-type="string" table:style-name="ce1">
            <text:p>33be5e82-27b6-422f-9318-cdd8bef0fc9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e2a8a7d-496e-4a55-933c-ef9b0b3479b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0a06481-3cc0-4e63-ad81-50154ba75c5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c86115e-cdef-4a8b-a922-1033ea57a70c</text:p>
          </table:table-cell>
          <table:table-cell table:style-name="ce1"/>
          <table:table-cell office:value-type="string" table:style-name="ce1">
            <text:p>C57BL/6 J</text:p>
          </table:table-cell>
          <table:table-cell office:value-type="string" table:style-name="ce1">
            <text:p>b2a67073-80c7-4453-90dd-1b45931c0e40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3022585e-4c53-4159-a342-42758acf04e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4e97033-b371-4e79-af47-a4a17fff1c1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e87be0f-841d-4d2a-ad7f-75a6c285e3f2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877c2b3c-231e-417f-963c-6b1ea74eb4c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258eab7-b0f9-49cc-b0b4-e084f277ec77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cce55060-d9f6-42e7-bc18-d3da6ca62981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bf041192-6c80-4976-96fe-a58efb0f1dcb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681d1e5a-2e26-4cea-b21e-0b5b9c4898f9</text:p>
          </table:table-cell>
          <table:table-cell table:style-name="ce1"/>
          <table:table-cell office:value-type="string" table:style-name="ce1">
            <text:p>single cage</text:p>
          </table:table-cell>
          <table:table-cell office:value-type="string" table:style-name="ce1">
            <text:p>a0e1d87c-72ce-4ad3-b57c-c1ab1857a67d</text:p>
          </table:table-cell>
          <table:table-cell office:value-type="string" table:style-name="ce1">
            <text:p>In preparation for behavioral testing, two weeks following endovascular perforation mice were individually housed in plastic cages (28 cm wide × 17 cm long <text:s/>× 12 cm high) in humidity (30%) and temperature (22 <text:s/>° C) controlled room with a 12-h light/dark cycle <text:s/>(lights on at 07:00 am). At three weeks post-surgery, <text:s/>mice began testing on a sequence of behavioral tes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7f81f82-1a04-4655-ade0-40bdcc912ae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d848b74-9597-4294-9612-146fee9f8a0b</text:p>
          </table:table-cell>
          <table:table-cell table:style-name="ce1"/>
          <table:table-cell office:value-type="string" table:style-name="ce1">
            <text:p>ketamine 100 mg/kg <text:s/>and xylazine 5–10 mg/kg</text:p>
          </table:table-cell>
          <table:table-cell office:value-type="string" table:style-name="ce1">
            <text:p>1c59011c-4761-4fd5-8103-08033d794888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e368199e-dc7e-4eeb-b111-acf72247cf88</text:p>
          </table:table-cell>
          <table:table-cell table:style-name="ce1"/>
          <table:table-cell office:value-type="string" table:style-name="ce1">
            <text:p>Chanannait Paisansathan</text:p>
          </table:table-cell>
          <table:table-cell office:value-type="string" table:style-name="ce1">
            <text:p>dd52684e-4bd6-48d2-8314-a3003a777371</text:p>
          </table:table-cell>
          <table:table-cell table:style-name="ce1"/>
          <table:table-cell office:value-type="string" table:style-name="ce1">
            <text:p>Bifurcation at anterior and middle cerebral artery</text:p>
          </table:table-cell>
          <table:table-cell office:value-type="string" table:style-name="ce1">
            <text:p>3a4c2bcc-1669-45b8-8dba-dba0c5aaa30f</text:p>
          </table:table-cell>
          <table:table-cell table:style-name="ce1"/>
          <table:table-cell office:value-type="string" table:style-name="ce1">
            <text:p>12 weeks</text:p>
          </table:table-cell>
          <table:table-cell office:value-type="string" table:style-name="ce1">
            <text:p>a1d8698f-35a3-44e7-8b06-29dac695fcf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c85e7bf-97b4-42b6-b411-3371f59997c2</text:p>
          </table:table-cell>
          <table:table-cell table:number-columns-repeated="4" table:style-name="ce1"/>
          <table:table-cell office:value-type="string" table:style-name="ce1">
            <text:p>Sham vs SAH neurological tests</text:p>
          </table:table-cell>
          <table:table-cell office:value-type="string" table:style-name="ce1">
            <text:p>e6277480-2570-4234-b3a8-04b26550e2be</text:p>
          </table:table-cell>
          <table:table-cell table:style-name="ce1"/>
          <table:table-cell office:value-type="string" table:style-name="ce1">
            <text:p>blunted monofilament nylon suture</text:p>
          </table:table-cell>
          <table:table-cell office:value-type="string" table:style-name="ce1">
            <text:p>6bbe5ca7-47e6-498c-ba94-bc4fda27419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52b366dc-f4ac-44db-9192-e19334af23b9</text:p>
          </table:table-cell>
          <table:table-cell table:style-name="ce1"/>
          <table:table-cell office:value-type="string" table:style-name="ce1">
            <text:p>oon@uic.edu</text:p>
          </table:table-cell>
          <table:table-cell office:value-type="string" table:style-name="ce1">
            <text:p>1539e3a6-f85b-47fb-a416-6d86ebc4524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d1d8045-92a2-4e9a-954f-323db124d9e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16750ad-eb7d-4dcb-b817-cdee7dd3cefd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1c0e900e-65d2-4e86-b839-bc4fdb92326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5637534-07bb-4077-a4e9-c4a818c1ba4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e3d65f3-6daf-4edc-95d2-b15db9c10d2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f98c429-db56-4f13-b42b-3f644686fa55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33be5e82-27b6-422f-9318-cdd8bef0fc9b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23]=[.E24];[.E24];&quot;RECONCILIATION!!!&quot;)" table:style-name="ce12">
            <text:p>TRUE</text:p>
          </table:table-cell>
          <table:table-cell office:value-type="string" office:string-value="RECONCILIATION!!!" table:formula="of:=IF([.F23]=[.F24];[.F24];&quot;RECONCILIATION!!!&quot;)" table:style-name="ce12">
            <text:p>RECONCILIATION!!!</text:p>
          </table:table-cell>
          <table:table-cell office:value-type="float" office:value="0" table:formula="of:=IF([.G23]=[.G24];[.G24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23]=[.I24];[.I24];&quot;RECONCILIATION!!!&quot;)" table:style-name="ce12">
            <text:p>RECONCILIATION!!!</text:p>
          </table:table-cell>
          <table:table-cell office:value-type="float" office:value="0" table:formula="of:=IF([.J23]=[.J24];[.J24];&quot;RECONCILIATION!!!&quot;)" table:style-name="ce12">
            <text:p>0</text:p>
          </table:table-cell>
          <table:table-cell office:value-type="string" table:style-name="ce17">
            <text:p>not reported</text:p>
          </table:table-cell>
          <table:table-cell office:value-type="string" office:string-value="RECONCILIATION!!!" table:formula="of:=IF([.L23]=[.L24];[.L24];&quot;RECONCILIATION!!!&quot;)" table:style-name="ce12">
            <text:p>RECONCILIATION!!!</text:p>
          </table:table-cell>
          <table:table-cell office:value-type="float" office:value="0" table:formula="of:=IF([.M23]=[.M24];[.M24];&quot;RECONCILIATION!!!&quot;)" table:style-name="ce12">
            <text:p>0</text:p>
          </table:table-cell>
          <table:table-cell office:value-type="string" office:string-value="C57BL/6 J" table:formula="of:=IF([.N23]=[.N24];[.N24];&quot;RECONCILIATION!!!&quot;)" table:style-name="ce12">
            <text:p>C57BL/6 J</text:p>
          </table:table-cell>
          <table:table-cell office:value-type="string" office:string-value="RECONCILIATION!!!" table:formula="of:=IF([.O23]=[.O24];[.O24];&quot;RECONCILIATION!!!&quot;)" table:style-name="ce12">
            <text:p>RECONCILIATION!!!</text:p>
          </table:table-cell>
          <table:table-cell office:value-type="float" office:value="0" table:formula="of:=IF([.P23]=[.P24];[.P24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3]=[.R24];[.R24];&quot;RECONCILIATION!!!&quot;)" table:style-name="ce12">
            <text:p>RECONCILIATION!!!</text:p>
          </table:table-cell>
          <table:table-cell office:value-type="float" office:value="0" table:formula="of:=IF([.S23]=[.S24];[.S24];&quot;RECONCILIATION!!!&quot;)" table:style-name="ce12">
            <text:p>0</text:p>
          </table:table-cell>
          <table:table-cell office:value-type="string" office:string-value="TRUE" table:formula="of:=IF([.T23]=[.T24];[.T24];&quot;RECONCILIATION!!!&quot;)" table:style-name="ce12">
            <text:p>TRUE</text:p>
          </table:table-cell>
          <table:table-cell office:value-type="string" office:string-value="RECONCILIATION!!!" table:formula="of:=IF([.U23]=[.U24];[.U24];&quot;RECONCILIATION!!!&quot;)" table:style-name="ce12">
            <text:p>RECONCILIATION!!!</text:p>
          </table:table-cell>
          <table:table-cell office:value-type="float" office:value="0" table:formula="of:=IF([.V23]=[.V24];[.V24];&quot;RECONCILIATION!!!&quot;)" table:style-name="ce12">
            <text:p>0</text:p>
          </table:table-cell>
          <table:table-cell office:value-type="string" office:string-value="FALSE" table:formula="of:=IF([.W23]=[.W24];[.W24];&quot;RECONCILIATION!!!&quot;)" table:style-name="ce12">
            <text:p>FALSE</text:p>
          </table:table-cell>
          <table:table-cell office:value-type="string" office:string-value="RECONCILIATION!!!" table:formula="of:=IF([.X23]=[.X24];[.X24];&quot;RECONCILIATION!!!&quot;)" table:style-name="ce12">
            <text:p>RECONCILIATION!!!</text:p>
          </table:table-cell>
          <table:table-cell office:value-type="float" office:value="0" table:formula="of:=IF([.Y23]=[.Y24];[.Y24];&quot;RECONCILIATION!!!&quot;)" table:style-name="ce12">
            <text:p>0</text:p>
          </table:table-cell>
          <table:table-cell office:value-type="string" office:string-value="no" table:formula="of:=IF([.Z23]=[.Z24];[.Z24];&quot;RECONCILIATION!!!&quot;)" table:style-name="ce12">
            <text:p>no</text:p>
          </table:table-cell>
          <table:table-cell office:value-type="string" office:string-value="RECONCILIATION!!!" table:formula="of:=IF([.AA23]=[.AA24];[.AA24];&quot;RECONCILIATION!!!&quot;)" table:style-name="ce12">
            <text:p>RECONCILIATION!!!</text:p>
          </table:table-cell>
          <table:table-cell office:value-type="float" office:value="0" table:formula="of:=IF([.AB23]=[.AB24];[.AB24];&quot;RECONCILIATION!!!&quot;)" table:style-name="ce12">
            <text:p>0</text:p>
          </table:table-cell>
          <table:table-cell office:value-type="string" office:string-value="TRUE" table:formula="of:=IF([.AC23]=[.AC24];[.AC24];&quot;RECONCILIATION!!!&quot;)" table:style-name="ce12">
            <text:p>TRUE</text:p>
          </table:table-cell>
          <table:table-cell office:value-type="string" office:string-value="RECONCILIATION!!!" table:formula="of:=IF([.AD23]=[.AD24];[.AD24];&quot;RECONCILIATION!!!&quot;)" table:style-name="ce12">
            <text:p>RECONCILIATION!!!</text:p>
          </table:table-cell>
          <table:table-cell office:value-type="float" office:value="0" table:formula="of:=IF([.AE23]=[.AE24];[.AE24];&quot;RECONCILIATION!!!&quot;)" table:style-name="ce12">
            <text:p>0</text:p>
          </table:table-cell>
          <table:table-cell office:value-type="string" office:string-value="5-0" table:formula="of:=IF([.AF23]=[.AF24];[.AF24];&quot;RECONCILIATION!!!&quot;)" table:style-name="ce12">
            <text:p>5-0</text:p>
          </table:table-cell>
          <table:table-cell office:value-type="string" office:string-value="RECONCILIATION!!!" table:formula="of:=IF([.AG23]=[.AG24];[.AG24];&quot;RECONCILIATION!!!&quot;)" table:style-name="ce12">
            <text:p>RECONCILIATION!!!</text:p>
          </table:table-cell>
          <table:table-cell office:value-type="float" office:value="0" table:formula="of:=IF([.AH23]=[.AH24];[.AH24];&quot;RECONCILIATION!!!&quot;)" table:style-name="ce12">
            <text:p>0</text:p>
          </table:table-cell>
          <table:table-cell office:value-type="string" office:string-value="Injective" table:formula="of:=IF([.AI23]=[.AI24];[.AI24];&quot;RECONCILIATION!!!&quot;)" table:style-name="ce12">
            <text:p>Injective</text:p>
          </table:table-cell>
          <table:table-cell office:value-type="string" office:string-value="RECONCILIATION!!!" table:formula="of:=IF([.AJ23]=[.AJ24];[.AJ24];&quot;RECONCILIATION!!!&quot;)" table:style-name="ce12">
            <text:p>RECONCILIATION!!!</text:p>
          </table:table-cell>
          <table:table-cell office:value-type="float" office:value="0" table:formula="of:=IF([.AK23]=[.AK24];[.AK24];&quot;RECONCILIATION!!!&quot;)" table:style-name="ce12">
            <text:p>0</text:p>
          </table:table-cell>
          <table:table-cell office:value-type="float" office:value="15" table:style-name="ce13">
            <text:p>15</text:p>
          </table:table-cell>
          <table:table-cell office:value-type="string" office:string-value="RECONCILIATION!!!" table:formula="of:=IF([.AM23]=[.AM24];[.AM24];&quot;RECONCILIATION!!!&quot;)" table:style-name="ce12">
            <text:p>RECONCILIATION!!!</text:p>
          </table:table-cell>
          <table:table-cell office:value-type="float" office:value="0" table:formula="of:=IF([.AN23]=[.AN24];[.AN24];&quot;RECONCILIATION!!!&quot;)" table:style-name="ce12">
            <text:p>0</text:p>
          </table:table-cell>
          <table:table-cell office:value-type="string" table:style-name="ce8">
            <text:p>single cage</text:p>
          </table:table-cell>
          <table:table-cell office:value-type="string" office:string-value="RECONCILIATION!!!" table:formula="of:=IF([.AP23]=[.AP24];[.AP24];&quot;RECONCILIATION!!!&quot;)" table:style-name="ce12">
            <text:p>RECONCILIATION!!!</text:p>
          </table:table-cell>
          <table:table-cell office:value-type="string" table:style-name="ce8">
            <text:p>In preparation for behavioral testing, two weeks following endovascular perforation mice were individually housed in plastic cages (28 cm wide × 17 cm long <text:s/>× 12 cm high) in humidity (30%) and temperature (22 <text:s/>° C) controlled room with a 12-h light/dark cycle <text:s/>(lights on at 07:00 am). At three weeks post-surgery, <text:s/>mice began testing on a sequence of behavioral tests</text:p>
          </table:table-cell>
          <table:table-cell office:value-type="string" office:string-value="no" table:formula="of:=IF([.AR23]=[.AR24];[.AR24];&quot;RECONCILIATION!!!&quot;)" table:style-name="ce12">
            <text:p>no</text:p>
          </table:table-cell>
          <table:table-cell office:value-type="string" office:string-value="RECONCILIATION!!!" table:formula="of:=IF([.AS23]=[.AS24];[.AS24];&quot;RECONCILIATION!!!&quot;)" table:style-name="ce12">
            <text:p>RECONCILIATION!!!</text:p>
          </table:table-cell>
          <table:table-cell office:value-type="float" office:value="0" table:formula="of:=IF([.AT23]=[.AT24];[.AT24];&quot;RECONCILIATION!!!&quot;)" table:style-name="ce12">
            <text:p>0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AV23]=[.AV24];[.AV24];&quot;RECONCILIATION!!!&quot;)" table:style-name="ce12">
            <text:p>RECONCILIATION!!!</text:p>
          </table:table-cell>
          <table:table-cell office:value-type="float" office:value="0" table:formula="of:=IF([.AW23]=[.AW24];[.AW24];&quot;RECONCILIATION!!!&quot;)" table:style-name="ce12">
            <text:p>0</text:p>
          </table:table-cell>
          <table:table-cell office:value-type="string" table:style-name="ce8">
            <text:p>ketamine 100 mg/kg <text:s/>and xylazine 5–10 mg/kg</text:p>
          </table:table-cell>
          <table:table-cell office:value-type="string" office:string-value="RECONCILIATION!!!" table:formula="of:=IF([.AY23]=[.AY24];[.AY24];&quot;RECONCILIATION!!!&quot;)" table:style-name="ce12">
            <text:p>RECONCILIATION!!!</text:p>
          </table:table-cell>
          <table:table-cell office:value-type="float" office:value="0" table:formula="of:=IF([.AZ23]=[.AZ24];[.AZ24];&quot;RECONCILIATION!!!&quot;)" table:style-name="ce12">
            <text:p>0</text:p>
          </table:table-cell>
          <table:table-cell office:value-type="float" office:value="0" table:formula="of:=IF([.BA23]=[.BA24];[.BA24];&quot;RECONCILIATION!!!&quot;)" table:style-name="ce12">
            <text:p>0</text:p>
          </table:table-cell>
          <table:table-cell office:value-type="float" office:value="0" table:formula="of:=IF([.BB23]=[.BB24];[.BB24];&quot;RECONCILIATION!!!&quot;)" table:style-name="ce12">
            <text:p>0</text:p>
          </table:table-cell>
          <table:table-cell office:value-type="float" office:value="0" table:formula="of:=IF([.BC23]=[.BC24];[.BC24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3]=[.BE24];[.BE24];&quot;RECONCILIATION!!!&quot;)" table:style-name="ce12">
            <text:p>RECONCILIATION!!!</text:p>
          </table:table-cell>
          <table:table-cell office:value-type="float" office:value="0" table:formula="of:=IF([.BF23]=[.BF24];[.BF24];&quot;RECONCILIATION!!!&quot;)" table:style-name="ce12">
            <text:p>0</text:p>
          </table:table-cell>
          <table:table-cell office:value-type="string" office:string-value="Chanannait Paisansathan" table:formula="of:=IF([.BG23]=[.BG24];[.BG24];&quot;RECONCILIATION!!!&quot;)" table:style-name="ce12">
            <text:p>Chanannait Paisansathan</text:p>
          </table:table-cell>
          <table:table-cell office:value-type="string" office:string-value="RECONCILIATION!!!" table:formula="of:=IF([.BH23]=[.BH24];[.BH24];&quot;RECONCILIATION!!!&quot;)" table:style-name="ce12">
            <text:p>RECONCILIATION!!!</text:p>
          </table:table-cell>
          <table:table-cell office:value-type="float" office:value="0" table:formula="of:=IF([.BI23]=[.BI24];[.BI24];&quot;RECONCILIATION!!!&quot;)" table:style-name="ce12">
            <text:p>0</text:p>
          </table:table-cell>
          <table:table-cell office:value-type="string" table:style-name="ce8">
            <text:p>the right anterior and middle cerebral artery bifurcation</text:p>
          </table:table-cell>
          <table:table-cell office:value-type="string" office:string-value="RECONCILIATION!!!" table:formula="of:=IF([.BK23]=[.BK24];[.BK24];&quot;RECONCILIATION!!!&quot;)" table:style-name="ce12">
            <text:p>RECONCILIATION!!!</text:p>
          </table:table-cell>
          <table:table-cell office:value-type="float" office:value="0" table:formula="of:=IF([.BL23]=[.BL24];[.BL24];&quot;RECONCILIATION!!!&quot;)" table:style-name="ce12">
            <text:p>0</text:p>
          </table:table-cell>
          <table:table-cell office:value-type="string" office:string-value="12 weeks" table:formula="of:=IF([.BM23]=[.BM24];[.BM24];&quot;RECONCILIATION!!!&quot;)" table:style-name="ce12">
            <text:p>12 weeks</text:p>
          </table:table-cell>
          <table:table-cell office:value-type="string" office:string-value="RECONCILIATION!!!" table:formula="of:=IF([.BN23]=[.BN24];[.BN24];&quot;RECONCILIATION!!!&quot;)" table:style-name="ce12">
            <text:p>RECONCILIATION!!!</text:p>
          </table:table-cell>
          <table:table-cell office:value-type="float" office:value="0" table:formula="of:=IF([.BO23]=[.BO24];[.BO24];&quot;RECONCILIATION!!!&quot;)" table:style-name="ce12">
            <text:p>0</text:p>
          </table:table-cell>
          <table:table-cell office:value-type="string" office:string-value="TRUE" table:formula="of:=IF([.BP23]=[.BP24];[.BP24];&quot;RECONCILIATION!!!&quot;)" table:style-name="ce12">
            <text:p>TRUE</text:p>
          </table:table-cell>
          <table:table-cell office:value-type="string" office:string-value="RECONCILIATION!!!" table:formula="of:=IF([.BQ23]=[.BQ24];[.BQ24];&quot;RECONCILIATION!!!&quot;)" table:style-name="ce12">
            <text:p>RECONCILIATION!!!</text:p>
          </table:table-cell>
          <table:table-cell office:value-type="float" office:value="0" table:formula="of:=IF([.BR23]=[.BR24];[.BR24];&quot;RECONCILIATION!!!&quot;)" table:style-name="ce12">
            <text:p>0</text:p>
          </table:table-cell>
          <table:table-cell office:value-type="float" office:value="0" table:formula="of:=IF([.BS23]=[.BS24];[.BS24];&quot;RECONCILIATION!!!&quot;)" table:style-name="ce12">
            <text:p>0</text:p>
          </table:table-cell>
          <table:table-cell office:value-type="float" office:value="0" table:formula="of:=IF([.BT23]=[.BT24];[.BT24];&quot;RECONCILIATION!!!&quot;)" table:style-name="ce12">
            <text:p>0</text:p>
          </table:table-cell>
          <table:table-cell office:value-type="float" office:value="0" table:formula="of:=IF([.BU23]=[.BU24];[.BU24];&quot;RECONCILIATION!!!&quot;)" table:style-name="ce12">
            <text:p>0</text:p>
          </table:table-cell>
          <table:table-cell office:value-type="string" table:style-name="ce8">
            <text:p>Sham vs SAH neurological tests</text:p>
          </table:table-cell>
          <table:table-cell office:value-type="string" office:string-value="RECONCILIATION!!!" table:formula="of:=IF([.BW23]=[.BW24];[.BW24];&quot;RECONCILIATION!!!&quot;)" table:style-name="ce12">
            <text:p>RECONCILIATION!!!</text:p>
          </table:table-cell>
          <table:table-cell office:value-type="float" office:value="0" table:formula="of:=IF([.BX23]=[.BX24];[.BX24];&quot;RECONCILIATION!!!&quot;)" table:style-name="ce12">
            <text:p>0</text:p>
          </table:table-cell>
          <table:table-cell office:value-type="string" table:style-name="ce8">
            <text:p>blunted monofilament nylon suture</text:p>
          </table:table-cell>
          <table:table-cell office:value-type="string" office:string-value="RECONCILIATION!!!" table:formula="of:=IF([.BZ23]=[.BZ24];[.BZ24];&quot;RECONCILIATION!!!&quot;)" table:style-name="ce12">
            <text:p>RECONCILIATION!!!</text:p>
          </table:table-cell>
          <table:table-cell office:value-type="float" office:value="0" table:formula="of:=IF([.CA23]=[.CA24];[.CA24];&quot;RECONCILIATION!!!&quot;)" table:style-name="ce12">
            <text:p>0</text:p>
          </table:table-cell>
          <table:table-cell office:value-type="float" office:value="0" table:formula="of:=IF([.CB23]=[.CB24];[.CB24];&quot;RECONCILIATION!!!&quot;)" table:style-name="ce12">
            <text:p>0</text:p>
          </table:table-cell>
          <table:table-cell office:value-type="float" office:value="0" table:formula="of:=IF([.CC23]=[.CC24];[.CC24];&quot;RECONCILIATION!!!&quot;)" table:style-name="ce12">
            <text:p>0</text:p>
          </table:table-cell>
          <table:table-cell office:value-type="float" office:value="0" table:formula="of:=IF([.CD23]=[.CD24];[.CD24];&quot;RECONCILIATION!!!&quot;)" table:style-name="ce12">
            <text:p>0</text:p>
          </table:table-cell>
          <table:table-cell office:value-type="string" office:string-value="TRUE" table:formula="of:=IF([.CE23]=[.CE24];[.CE24];&quot;RECONCILIATION!!!&quot;)" table:style-name="ce12">
            <text:p>TRUE</text:p>
          </table:table-cell>
          <table:table-cell office:value-type="string" office:string-value="RECONCILIATION!!!" table:formula="of:=IF([.CF23]=[.CF24];[.CF24];&quot;RECONCILIATION!!!&quot;)" table:style-name="ce12">
            <text:p>RECONCILIATION!!!</text:p>
          </table:table-cell>
          <table:table-cell office:value-type="float" office:value="0" table:formula="of:=IF([.CG23]=[.CG24];[.CG24];&quot;RECONCILIATION!!!&quot;)" table:style-name="ce12">
            <text:p>0</text:p>
          </table:table-cell>
          <table:table-cell office:value-type="string" office:string-value="oon@uic.edu" table:formula="of:=IF([.CH23]=[.CH24];[.CH24];&quot;RECONCILIATION!!!&quot;)" table:style-name="ce12">
            <text:p>oon@uic.edu</text:p>
          </table:table-cell>
          <table:table-cell office:value-type="string" office:string-value="RECONCILIATION!!!" table:formula="of:=IF([.CI23]=[.CI24];[.CI24];&quot;RECONCILIATION!!!&quot;)" table:style-name="ce12">
            <text:p>RECONCILIATION!!!</text:p>
          </table:table-cell>
          <table:table-cell office:value-type="float" office:value="0" table:formula="of:=IF([.CJ23]=[.CJ24];[.CJ24];&quot;RECONCILIATION!!!&quot;)" table:style-name="ce12">
            <text:p>0</text:p>
          </table:table-cell>
          <table:table-cell office:value-type="float" office:value="0" table:formula="of:=IF([.CK23]=[.CK24];[.CK24];&quot;RECONCILIATION!!!&quot;)" table:style-name="ce12">
            <text:p>0</text:p>
          </table:table-cell>
          <table:table-cell office:value-type="float" office:value="0" table:formula="of:=IF([.CL23]=[.CL24];[.CL24];&quot;RECONCILIATION!!!&quot;)" table:style-name="ce12">
            <text:p>0</text:p>
          </table:table-cell>
          <table:table-cell office:value-type="float" office:value="0" table:formula="of:=IF([.CM23]=[.CM24];[.CM24];&quot;RECONCILIATION!!!&quot;)" table:style-name="ce12">
            <text:p>0</text:p>
          </table:table-cell>
          <table:table-cell office:value-type="string" office:string-value="FALSE" table:formula="of:=IF([.CN23]=[.CN24];[.CN24];&quot;RECONCILIATION!!!&quot;)" table:style-name="ce12">
            <text:p>FALSE</text:p>
          </table:table-cell>
          <table:table-cell office:value-type="string" office:string-value="RECONCILIATION!!!" table:formula="of:=IF([.CO23]=[.CO24];[.CO24];&quot;RECONCILIATION!!!&quot;)" table:style-name="ce12">
            <text:p>RECONCILIATION!!!</text:p>
          </table:table-cell>
          <table:table-cell office:value-type="float" office:value="0" table:formula="of:=IF([.CP23]=[.CP24];[.CP24];&quot;RECONCILIATION!!!&quot;)" table:style-name="ce12">
            <text:p>0</text:p>
          </table:table-cell>
          <table:table-cell office:value-type="float" office:value="9" table:formula="of:=IF([.CQ23]=[.CQ24];[.CQ24];&quot;RECONCILIATION!!!&quot;)" table:style-name="ce12">
            <text:p>9</text:p>
          </table:table-cell>
          <table:table-cell office:value-type="string" office:string-value="RECONCILIATION!!!" table:formula="of:=IF([.CR23]=[.CR24];[.CR24];&quot;RECONCILIATION!!!&quot;)" table:style-name="ce12">
            <text:p>RECONCILIATION!!!</text:p>
          </table:table-cell>
          <table:table-cell office:value-type="float" office:value="0" table:formula="of:=IF([.CS23]=[.CS24];[.CS24];&quot;RECONCILIATION!!!&quot;)" table:style-name="ce12">
            <text:p>0</text:p>
          </table:table-cell>
          <table:table-cell office:value-type="float" office:value="0" table:formula="of:=IF([.CT23]=[.CT24];[.CT24];&quot;RECONCILIATION!!!&quot;)" table:style-name="ce12">
            <text:p>0</text:p>
          </table:table-cell>
          <table:table-cell office:value-type="float" office:value="0" table:formula="of:=IF([.CU23]=[.CU24];[.CU24];&quot;RECONCILIATION!!!&quot;)" table:style-name="ce12">
            <text:p>0</text:p>
          </table:table-cell>
          <table:table-cell office:value-type="float" office:value="0" table:formula="of:=IF([.CV23]=[.CV24];[.CV24];&quot;RECONCILIATION!!!&quot;)" table:style-name="ce12">
            <text:p>0</text:p>
          </table:table-cell>
          <table:table-cell office:value-type="string" table:style-name="ce19">
            <text:p>TRUE</text:p>
          </table:table-cell>
          <table:table-cell office:value-type="string" office:string-value="RECONCILIATION!!!" table:formula="of:=IF([.CX23]=[.CX24];[.CX24];&quot;RECONCILIATION!!!&quot;)" table:style-name="ce12">
            <text:p>RECONCILIATION!!!</text:p>
          </table:table-cell>
          <table:table-cell office:value-type="float" office:value="0" table:formula="of:=IF([.CY23]=[.CY24];[.CY24];&quot;RECONCILIATION!!!&quot;)" table:style-name="ce12">
            <text:p>0</text:p>
          </table:table-cell>
          <table:table-cell office:value-type="string" office:string-value="TRUE" table:formula="of:=IF([.CZ23]=[.CZ24];[.CZ24];&quot;RECONCILIATION!!!&quot;)" table:style-name="ce12">
            <text:p>TRUE</text:p>
          </table:table-cell>
          <table:table-cell office:value-type="string" office:string-value="RECONCILIATION!!!" table:formula="of:=IF([.DA23]=[.DA24];[.DA24];&quot;RECONCILIATION!!!&quot;)" table:style-name="ce12">
            <text:p>RECONCILIATION!!!</text:p>
          </table:table-cell>
          <table:table-cell office:value-type="float" office:value="0" table:formula="of:=IF([.DB23]=[.DB24];[.DB24];&quot;RECONCILIATION!!!&quot;)" table:style-name="ce12">
            <text:p>0</text:p>
          </table:table-cell>
          <table:table-cell office:value-type="string" office:string-value="TRUE" table:formula="of:=IF([.DC23]=[.DC24];[.DC24];&quot;RECONCILIATION!!!&quot;)" table:style-name="ce12">
            <text:p>TRUE</text:p>
          </table:table-cell>
          <table:table-cell office:value-type="string" office:string-value="RECONCILIATION!!!" table:formula="of:=IF([.DD23]=[.DD24];[.DD24];&quot;RECONCILIATION!!!&quot;)" table:style-name="ce12">
            <text:p>RECONCILIATION!!!</text:p>
          </table:table-cell>
          <table:table-cell office:value-type="float" office:value="0" table:formula="of:=IF([.DE23]=[.DE24];[.DE24];&quot;RECONCILIATION!!!&quot;)" table:style-name="ce12">
            <text:p>0</text:p>
          </table:table-cell>
          <table:table-cell office:value-type="float" office:value="0" table:formula="of:=IF([.DF23]=[.DF24];[.DF24];&quot;RECONCILIATION!!!&quot;)" table:style-name="ce12">
            <text:p>0</text:p>
          </table:table-cell>
          <table:table-cell office:value-type="float" office:value="0" table:formula="of:=IF([.DG23]=[.DG24];[.DG24];&quot;RECONCILIATION!!!&quot;)" table:style-name="ce12">
            <text:p>0</text:p>
          </table:table-cell>
          <table:table-cell office:value-type="float" office:value="0" table:formula="of:=IF([.DH23]=[.DH24];[.DH24];&quot;RECONCILIATION!!!&quot;)" table:style-name="ce12">
            <text:p>0</text:p>
          </table:table-cell>
          <table:table-cell office:value-type="string" office:string-value="FALSE" table:formula="of:=IF([.DI23]=[.DI24];[.DI24];&quot;RECONCILIATION!!!&quot;)" table:style-name="ce12">
            <text:p>FALSE</text:p>
          </table:table-cell>
          <table:table-cell office:value-type="string" office:string-value="RECONCILIATION!!!" table:formula="of:=IF([.DJ23]=[.DJ24];[.DJ24];&quot;RECONCILIATION!!!&quot;)" table:style-name="ce12">
            <text:p>RECONCILIATION!!!</text:p>
          </table:table-cell>
          <table:table-cell office:value-type="float" office:value="0" table:formula="of:=IF([.DK23]=[.DK24];[.DK24];&quot;RECONCILIATION!!!&quot;)" table:style-name="ce12">
            <text:p>0</text:p>
          </table:table-cell>
          <table:table-cell office:value-type="string" table:style-name="ce13">
            <text:p>right middle cerebral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9 18:49:43</text:p>
          </table:table-cell>
          <table:table-cell office:value-type="string" table:style-name="ce1">
            <text:p>3a253a75-4cc1-4ed3-92ce-667e32cedee1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af71f510-406e-4d94-b838-4c6006d1202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851abdd-e52b-4a34-b8c3-63ba28dc6861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6405b36b-135f-4c54-bd37-fb5d2a3fbd0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7aaf5fd-70e3-4f11-9caa-3782a47d41ea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df71d5b-2289-46f9-b104-1e084eb07496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35ea3984-20b0-4f83-97e2-405ad999a81e</text:p>
          </table:table-cell>
          <table:table-cell table:number-columns-repeated="10" table:style-name="ce1"/>
          <table:table-cell office:value-type="string" table:style-name="ce1">
            <text:p>Jiangkai Lin</text:p>
          </table:table-cell>
          <table:table-cell office:value-type="string" table:style-name="ce1">
            <text:p>5b0bf0fb-dc30-4ccd-8a1a-4dbd72f4a81a</text:p>
          </table:table-cell>
          <table:table-cell office:value-type="string" table:style-name="ce1">
            <text:p>no data contained in this paper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1873fdce-3325-40f0-bff6-0ec50e5f3532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b2c1974d-da8f-4b77-b049-c44db953d833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d0acc0d7-6604-4172-b7ee-ac85aae4af84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2f0145bf-45d1-454c-aa41-bca33eee08c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0aee9c1e-3c15-418f-a8ec-62dc18016f6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8c1373b-86d8-43f6-8c3f-5a89acb6afa9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09:13:06</text:p>
          </table:table-cell>
          <table:table-cell office:value-type="string" table:style-name="ce1">
            <text:p>3a253a75-4cc1-4ed3-92ce-667e32cedee1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<text:s/>C57BL/6<text:s/></text:p>
          </table:table-cell>
          <table:table-cell office:value-type="string" table:style-name="ce1">
            <text:p>a95d7cfb-009c-49e0-bab6-d357957eb402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00b1f314-bf6a-4353-b0a3-2b3eb8200678</text:p>
          </table:table-cell>
          <table:table-cell table:number-columns-repeated="13" table:style-name="ce1"/>
          <table:table-cell office:value-type="string" table:style-name="ce1">
            <text:p>5-0</text:p>
          </table:table-cell>
          <table:table-cell office:value-type="string" table:style-name="ce1">
            <text:p>a8469037-7cd8-41fa-b604-ae2deb5a3911</text:p>
          </table:table-cell>
          <table:table-cell table:number-columns-repeated="43" table:style-name="ce1"/>
          <table:table-cell office:value-type="string" table:style-name="ce1">
            <text:p>sharpened monofilament nylon suture</text:p>
          </table:table-cell>
          <table:table-cell office:value-type="string" table:style-name="ce1">
            <text:p>7ca67211-3756-480c-a0bf-865e39c5c0c8</text:p>
          </table:table-cell>
          <table:table-cell table:style-name="ce1"/>
          <table:table-cell office:value-type="string" table:style-name="ce1">
            <text:p>20-25 g</text:p>
          </table:table-cell>
          <table:table-cell office:value-type="string" table:style-name="ce1">
            <text:p>4fb7a8c7-ead3-4302-8190-88c94c3e2533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09:13:06</text:p>
          </table:table-cell>
          <table:table-cell office:value-type="string" table:style-name="ce1">
            <text:p>3a253a75-4cc1-4ed3-92ce-667e32cedee1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<text:s/>C57BL/6<text:s/></text:p>
          </table:table-cell>
          <table:table-cell office:value-type="string" table:style-name="ce1">
            <text:p>a95d7cfb-009c-49e0-bab6-d357957eb402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00b1f314-bf6a-4353-b0a3-2b3eb8200678</text:p>
          </table:table-cell>
          <table:table-cell table:number-columns-repeated="13" table:style-name="ce1"/>
          <table:table-cell office:value-type="string" table:style-name="ce1">
            <text:p>5-0</text:p>
          </table:table-cell>
          <table:table-cell office:value-type="string" table:style-name="ce1">
            <text:p>a8469037-7cd8-41fa-b604-ae2deb5a3911</text:p>
          </table:table-cell>
          <table:table-cell table:number-columns-repeated="24" table:style-name="ce1"/>
          <table:table-cell office:value-type="string" table:style-name="ce1">
            <text:p>sharpened</text:p>
          </table:table-cell>
          <table:table-cell table:number-columns-repeated="2" table:style-name="ce1"/>
          <table:table-cell office:value-type="string" table:style-name="ce1">
            <text:p>Numbers were not reported!!</text:p>
          </table:table-cell>
          <table:table-cell table:number-columns-repeated="15" table:style-name="ce1"/>
          <table:table-cell office:value-type="string" table:style-name="ce1">
            <text:p>sharpened monofilament nylon suture</text:p>
          </table:table-cell>
          <table:table-cell office:value-type="string" table:style-name="ce1">
            <text:p>7ca67211-3756-480c-a0bf-865e39c5c0c8</text:p>
          </table:table-cell>
          <table:table-cell table:style-name="ce1"/>
          <table:table-cell office:value-type="string" table:style-name="ce1">
            <text:p>20-25 g</text:p>
          </table:table-cell>
          <table:table-cell office:value-type="string" table:style-name="ce1">
            <text:p>4fb7a8c7-ead3-4302-8190-88c94c3e2533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09:13:06</text:p>
          </table:table-cell>
          <table:table-cell office:value-type="string" table:style-name="ce1">
            <text:p>3a253a75-4cc1-4ed3-92ce-667e32cedee1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551a0ef0-7a8b-45d5-8412-0c79a099aa48</text:p>
          </table:table-cell>
          <table:table-cell table:number-columns-repeated="2" table:style-name="ce1"/>
          <table:table-cell office:value-type="string" table:style-name="ce1">
            <text:p>1d5d9103-f8e5-433f-ade2-473d702dfbaf</text:p>
          </table:table-cell>
          <table:table-cell table:number-columns-repeated="2" table:style-name="ce1"/>
          <table:table-cell office:value-type="string" table:style-name="ce1">
            <text:p>970bb36b-4ea0-4b11-86e4-a94b4b2e3bc2</text:p>
          </table:table-cell>
          <table:table-cell table:style-name="ce1"/>
          <table:table-cell office:value-type="string" table:style-name="ce1">
            <text:p><text:s/>C57BL/6<text:s/>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7021ffa2-b714-491e-a4a1-223f0ec07315</text:p>
          </table:table-cell>
          <table:table-cell table:number-columns-repeated="2" table:style-name="ce1"/>
          <table:table-cell office:value-type="string" table:style-name="ce1">
            <text:p>98370839-835d-44dd-a0a6-d02505157029</text:p>
          </table:table-cell>
          <table:table-cell table:number-columns-repeated="2" table:style-name="ce1"/>
          <table:table-cell office:value-type="string" table:style-name="ce1">
            <text:p>e6fc9554-7c57-4a5d-8bda-f0a911344064</text:p>
          </table:table-cell>
          <table:table-cell table:number-columns-repeated="2" table:style-name="ce1"/>
          <table:table-cell office:value-type="string" table:style-name="ce1">
            <text:p>d46faf26-33d5-4c2b-a622-78dc56cfef79</text:p>
          </table:table-cell>
          <table:table-cell table:style-name="ce1"/>
          <table:table-cell office:value-type="string" table:style-name="ce1">
            <text:p>5-0</text:p>
          </table:table-cell>
          <table:table-cell table:number-columns-repeated="3" table:style-name="ce1"/>
          <table:table-cell office:value-type="string" table:style-name="ce1">
            <text:p>883bec02-8a86-4463-afe3-2819e9d811b3</text:p>
          </table:table-cell>
          <table:table-cell table:number-columns-repeated="5" table:style-name="ce1"/>
          <table:table-cell office:value-type="string" table:style-name="ce1">
            <text:p>c8abd7e9-da3a-4388-a21d-6246dd27e255</text:p>
          </table:table-cell>
          <table:table-cell table:number-columns-repeated="2" table:style-name="ce1"/>
          <table:table-cell office:value-type="string" table:style-name="ce1">
            <text:p>edf3a7a3-32bf-4658-b6d4-2940294d6adc</text:p>
          </table:table-cell>
          <table:table-cell table:number-columns-repeated="2" table:style-name="ce1"/>
          <table:table-cell office:value-type="string" table:style-name="ce1">
            <text:p>d9ab3858-d182-4d16-a3bf-0a99437a4ef0</text:p>
          </table:table-cell>
          <table:table-cell table:number-columns-repeated="8" table:style-name="ce1"/>
          <table:table-cell office:value-type="string" table:style-name="ce1">
            <text:p>9db7f468-d6f3-479b-9d27-e0ea4ad2bedd</text:p>
          </table:table-cell>
          <table:table-cell table:number-columns-repeated="2" table:style-name="ce1"/>
          <table:table-cell office:value-type="string" table:style-name="ce1">
            <text:p>fd8715d4-21bb-4734-9631-e81cd33daad2</text:p>
          </table:table-cell>
          <table:table-cell table:number-columns-repeated="2" table:style-name="ce1"/>
          <table:table-cell office:value-type="string" table:style-name="ce1">
            <text:p>8a676676-1a7a-4c3f-97e6-a1610040aac4</text:p>
          </table:table-cell>
          <table:table-cell table:number-columns-repeated="5" table:style-name="ce1"/>
          <table:table-cell office:value-type="string" table:style-name="ce1">
            <text:p>b032f9de-778a-4e9d-a17b-c3b7ce9663e4</text:p>
          </table:table-cell>
          <table:table-cell table:number-columns-repeated="7" table:style-name="ce1"/>
          <table:table-cell office:value-type="string" table:style-name="ce1">
            <text:p>sharpened monofilament nylon suture</text:p>
          </table:table-cell>
          <table:table-cell table:number-columns-repeated="2" table:style-name="ce1"/>
          <table:table-cell office:value-type="string" table:style-name="ce1">
            <text:p>20-25 g</text:p>
          </table:table-cell>
          <table:table-cell table:number-columns-repeated="3" table:style-name="ce1"/>
          <table:table-cell office:value-type="string" table:style-name="ce1">
            <text:p>30ed2eca-6a02-46b1-a313-0c203e73178a</text:p>
          </table:table-cell>
          <table:table-cell table:number-columns-repeated="2" table:style-name="ce1"/>
          <table:table-cell office:value-type="string" table:style-name="ce1">
            <text:p>c87073ad-41ce-4f5d-b977-1e522d71c6d0</text:p>
          </table:table-cell>
          <table:table-cell table:number-columns-repeated="5" table:style-name="ce1"/>
          <table:table-cell office:value-type="string" table:style-name="ce1">
            <text:p>1363e530-117d-47ca-bb37-82d6d473ee0b</text:p>
          </table:table-cell>
          <table:table-cell table:number-columns-repeated="8" table:style-name="ce1"/>
          <table:table-cell office:value-type="string" table:style-name="ce1">
            <text:p>1ec2aa42-51b3-4e1d-a2c4-bcb0a9c1e152</text:p>
          </table:table-cell>
          <table:table-cell table:number-columns-repeated="5" table:style-name="ce1"/>
          <table:table-cell office:value-type="string" table:style-name="ce1">
            <text:p>c739fa0a-d08e-4225-be3f-78adc813c334</text:p>
          </table:table-cell>
          <table:table-cell table:number-columns-repeated="5" table:style-name="ce1"/>
          <table:table-cell office:value-type="string" table:style-name="ce1">
            <text:p>920f08c6-6168-418e-84aa-3714f6555d2b</text:p>
          </table:table-cell>
          <table:table-cell table:number-columns-repeated="2" table:style-name="ce1"/>
          <table:table-cell office:value-type="string" table:style-name="ce1">
            <text:p>882df6ff-d4e9-4877-993a-d7b570d5f06f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09:13:06</text:p>
          </table:table-cell>
          <table:table-cell office:value-type="string" table:style-name="ce1">
            <text:p>3a253a75-4cc1-4ed3-92ce-667e32cedee1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551a0ef0-7a8b-45d5-8412-0c79a099aa48</text:p>
          </table:table-cell>
          <table:table-cell table:number-columns-repeated="2" table:style-name="ce1"/>
          <table:table-cell office:value-type="string" table:style-name="ce1">
            <text:p>1d5d9103-f8e5-433f-ade2-473d702dfbaf</text:p>
          </table:table-cell>
          <table:table-cell table:number-columns-repeated="2" table:style-name="ce1"/>
          <table:table-cell office:value-type="string" table:style-name="ce1">
            <text:p>970bb36b-4ea0-4b11-86e4-a94b4b2e3bc2</text:p>
          </table:table-cell>
          <table:table-cell table:style-name="ce1"/>
          <table:table-cell office:value-type="string" table:style-name="ce1">
            <text:p><text:s/>C57BL/6<text:s/>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7021ffa2-b714-491e-a4a1-223f0ec07315</text:p>
          </table:table-cell>
          <table:table-cell table:number-columns-repeated="2" table:style-name="ce1"/>
          <table:table-cell office:value-type="string" table:style-name="ce1">
            <text:p>98370839-835d-44dd-a0a6-d02505157029</text:p>
          </table:table-cell>
          <table:table-cell table:number-columns-repeated="2" table:style-name="ce1"/>
          <table:table-cell office:value-type="string" table:style-name="ce1">
            <text:p>e6fc9554-7c57-4a5d-8bda-f0a911344064</text:p>
          </table:table-cell>
          <table:table-cell table:number-columns-repeated="2" table:style-name="ce1"/>
          <table:table-cell office:value-type="string" table:style-name="ce1">
            <text:p>d46faf26-33d5-4c2b-a622-78dc56cfef79</text:p>
          </table:table-cell>
          <table:table-cell table:style-name="ce1"/>
          <table:table-cell office:value-type="string" table:style-name="ce1">
            <text:p>5-0</text:p>
          </table:table-cell>
          <table:table-cell table:number-columns-repeated="3" table:style-name="ce1"/>
          <table:table-cell office:value-type="string" table:style-name="ce1">
            <text:p>883bec02-8a86-4463-afe3-2819e9d811b3</text:p>
          </table:table-cell>
          <table:table-cell table:number-columns-repeated="5" table:style-name="ce1"/>
          <table:table-cell office:value-type="string" table:style-name="ce1">
            <text:p>c8abd7e9-da3a-4388-a21d-6246dd27e255</text:p>
          </table:table-cell>
          <table:table-cell table:number-columns-repeated="2" table:style-name="ce1"/>
          <table:table-cell office:value-type="string" table:style-name="ce1">
            <text:p>edf3a7a3-32bf-4658-b6d4-2940294d6adc</text:p>
          </table:table-cell>
          <table:table-cell table:number-columns-repeated="2" table:style-name="ce1"/>
          <table:table-cell office:value-type="string" table:style-name="ce1">
            <text:p>d9ab3858-d182-4d16-a3bf-0a99437a4ef0</text:p>
          </table:table-cell>
          <table:table-cell table:number-columns-repeated="8" table:style-name="ce1"/>
          <table:table-cell office:value-type="string" table:style-name="ce1">
            <text:p>9db7f468-d6f3-479b-9d27-e0ea4ad2bedd</text:p>
          </table:table-cell>
          <table:table-cell office:value-type="string" table:style-name="ce1">
            <text:p>sharpened</text:p>
          </table:table-cell>
          <table:table-cell table:style-name="ce1"/>
          <table:table-cell office:value-type="string" table:style-name="ce1">
            <text:p>fd8715d4-21bb-4734-9631-e81cd33daad2</text:p>
          </table:table-cell>
          <table:table-cell office:value-type="string" table:style-name="ce1">
            <text:p>Numbers were not reported!!</text:p>
          </table:table-cell>
          <table:table-cell table:style-name="ce1"/>
          <table:table-cell office:value-type="string" table:style-name="ce1">
            <text:p>8a676676-1a7a-4c3f-97e6-a1610040aac4</text:p>
          </table:table-cell>
          <table:table-cell table:number-columns-repeated="5" table:style-name="ce1"/>
          <table:table-cell office:value-type="string" table:style-name="ce1">
            <text:p>b032f9de-778a-4e9d-a17b-c3b7ce9663e4</text:p>
          </table:table-cell>
          <table:table-cell table:number-columns-repeated="7" table:style-name="ce1"/>
          <table:table-cell office:value-type="string" table:style-name="ce1">
            <text:p>sharpened monofilament nylon suture</text:p>
          </table:table-cell>
          <table:table-cell table:number-columns-repeated="2" table:style-name="ce1"/>
          <table:table-cell office:value-type="string" table:style-name="ce1">
            <text:p>20-25 g</text:p>
          </table:table-cell>
          <table:table-cell table:number-columns-repeated="3" table:style-name="ce1"/>
          <table:table-cell office:value-type="string" table:style-name="ce1">
            <text:p>30ed2eca-6a02-46b1-a313-0c203e73178a</text:p>
          </table:table-cell>
          <table:table-cell table:number-columns-repeated="2" table:style-name="ce1"/>
          <table:table-cell office:value-type="string" table:style-name="ce1">
            <text:p>c87073ad-41ce-4f5d-b977-1e522d71c6d0</text:p>
          </table:table-cell>
          <table:table-cell table:number-columns-repeated="5" table:style-name="ce1"/>
          <table:table-cell office:value-type="string" table:style-name="ce1">
            <text:p>1363e530-117d-47ca-bb37-82d6d473ee0b</text:p>
          </table:table-cell>
          <table:table-cell table:number-columns-repeated="8" table:style-name="ce1"/>
          <table:table-cell office:value-type="string" table:style-name="ce1">
            <text:p>1ec2aa42-51b3-4e1d-a2c4-bcb0a9c1e152</text:p>
          </table:table-cell>
          <table:table-cell table:number-columns-repeated="5" table:style-name="ce1"/>
          <table:table-cell office:value-type="string" table:style-name="ce1">
            <text:p>c739fa0a-d08e-4225-be3f-78adc813c334</text:p>
          </table:table-cell>
          <table:table-cell table:number-columns-repeated="5" table:style-name="ce1"/>
          <table:table-cell office:value-type="string" table:style-name="ce1">
            <text:p>920f08c6-6168-418e-84aa-3714f6555d2b</text:p>
          </table:table-cell>
          <table:table-cell table:number-columns-repeated="2" table:style-name="ce1"/>
          <table:table-cell office:value-type="string" table:style-name="ce1">
            <text:p>882df6ff-d4e9-4877-993a-d7b570d5f06f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09:13:06</text:p>
          </table:table-cell>
          <table:table-cell office:value-type="string" table:style-name="ce1">
            <text:p>3a253a75-4cc1-4ed3-92ce-667e32cedee1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a95d7cfb-009c-49e0-bab6-d357957eb402</text:p>
          </table:table-cell>
          <table:table-cell table:number-columns-repeated="2" table:style-name="ce1"/>
          <table:table-cell office:value-type="string" table:style-name="ce1">
            <text:p>00b1f314-bf6a-4353-b0a3-2b3eb8200678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a8469037-7cd8-41fa-b604-ae2deb5a3911</text:p>
          </table:table-cell>
          <table:table-cell table:style-name="ce1"/>
          <table:table-cell office:value-type="string" table:style-name="ce1">
            <text:p>Not reported</text:p>
          </table:table-cell>
          <table:table-cell table:number-columns-repeated="5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8" table:style-name="ce1"/>
          <table:table-cell office:value-type="string" table:style-name="ce1">
            <text:p>other</text:p>
          </table:table-cell>
          <table:table-cell table:number-columns-repeated="2" table:style-name="ce1"/>
          <table:table-cell office:value-type="string" table:style-name="ce1">
            <text:p>Jiangkai Lin</text:p>
          </table:table-cell>
          <table:table-cell table:number-columns-repeated="2" table:style-name="ce1"/>
          <table:table-cell office:value-type="string" table:style-name="ce1">
            <text:p>anterior cerebral artery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9" table:style-name="ce1"/>
          <table:table-cell office:value-type="string" table:style-name="ce1">
            <text:p>7ca67211-3756-480c-a0bf-865e39c5c0c8</text:p>
          </table:table-cell>
          <table:table-cell table:number-columns-repeated="2" table:style-name="ce1"/>
          <table:table-cell office:value-type="string" table:style-name="ce1">
            <text:p>4fb7a8c7-ead3-4302-8190-88c94c3e2533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jklin@tmmu.edu.cn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8" table:style-name="ce1"/>
          <table:table-cell office:value-type="string" table:style-name="ce2">
            <text:p>FALS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09:13:06</text:p>
          </table:table-cell>
          <table:table-cell office:value-type="string" table:style-name="ce1">
            <text:p>3a253a75-4cc1-4ed3-92ce-667e32cedee1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a95d7cfb-009c-49e0-bab6-d357957eb402</text:p>
          </table:table-cell>
          <table:table-cell table:number-columns-repeated="2" table:style-name="ce1"/>
          <table:table-cell office:value-type="string" table:style-name="ce1">
            <text:p>00b1f314-bf6a-4353-b0a3-2b3eb8200678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a8469037-7cd8-41fa-b604-ae2deb5a3911</text:p>
          </table:table-cell>
          <table:table-cell table:style-name="ce1"/>
          <table:table-cell office:value-type="string" table:style-name="ce1">
            <text:p>Not reported</text:p>
          </table:table-cell>
          <table:table-cell table:number-columns-repeated="5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8" table:style-name="ce1"/>
          <table:table-cell office:value-type="string" table:style-name="ce1">
            <text:p>other</text:p>
          </table:table-cell>
          <table:table-cell table:style-name="ce1"/>
          <table:table-cell office:value-type="string" table:style-name="ce1">
            <text:p>sharpened</text:p>
          </table:table-cell>
          <table:table-cell office:value-type="string" table:style-name="ce1">
            <text:p>Jiangkai Lin</text:p>
          </table:table-cell>
          <table:table-cell table:style-name="ce1"/>
          <table:table-cell office:value-type="string" table:style-name="ce1">
            <text:p>Numbers were not reported!!</text:p>
          </table:table-cell>
          <table:table-cell office:value-type="string" table:style-name="ce1">
            <text:p>anterior cerebral artery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9" table:style-name="ce1"/>
          <table:table-cell office:value-type="string" table:style-name="ce1">
            <text:p>7ca67211-3756-480c-a0bf-865e39c5c0c8</text:p>
          </table:table-cell>
          <table:table-cell table:number-columns-repeated="2" table:style-name="ce1"/>
          <table:table-cell office:value-type="string" table:style-name="ce1">
            <text:p>4fb7a8c7-ead3-4302-8190-88c94c3e2533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5">
            <text:p><text:a xlink:href="mailto:jklin@tmmu.edu.cn">jklin@tmmu.edu.cn</text:a>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8" table:style-name="ce1"/>
          <table:table-cell office:value-type="string" table:style-name="ce2">
            <text:p>FALS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09:13:06</text:p>
          </table:table-cell>
          <table:table-cell office:value-type="string" table:style-name="ce1">
            <text:p>3a253a75-4cc1-4ed3-92ce-667e32cedee1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51a0ef0-7a8b-45d5-8412-0c79a099aa4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d5d9103-f8e5-433f-ade2-473d702dfba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70bb36b-4ea0-4b11-86e4-a94b4b2e3bc2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7021ffa2-b714-491e-a4a1-223f0ec0731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8370839-835d-44dd-a0a6-d0250515702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6fc9554-7c57-4a5d-8bda-f0a91134406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46faf26-33d5-4c2b-a622-78dc56cfef79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883bec02-8a86-4463-afe3-2819e9d811b3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c8abd7e9-da3a-4388-a21d-6246dd27e25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edf3a7a3-32bf-4658-b6d4-2940294d6ad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9ab3858-d182-4d16-a3bf-0a99437a4ef0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9db7f468-d6f3-479b-9d27-e0ea4ad2bedd</text:p>
          </table:table-cell>
          <table:table-cell table:style-name="ce1"/>
          <table:table-cell office:value-type="string" table:style-name="ce1">
            <text:p>Jiangkai Lin</text:p>
          </table:table-cell>
          <table:table-cell office:value-type="string" table:style-name="ce1">
            <text:p>fd8715d4-21bb-4734-9631-e81cd33daad2</text:p>
          </table:table-cell>
          <table:table-cell table:style-name="ce1"/>
          <table:table-cell office:value-type="string" table:style-name="ce1">
            <text:p>anterior cerebral artery</text:p>
          </table:table-cell>
          <table:table-cell office:value-type="string" table:style-name="ce1">
            <text:p>8a676676-1a7a-4c3f-97e6-a1610040aac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032f9de-778a-4e9d-a17b-c3b7ce9663e4</text:p>
          </table:table-cell>
          <table:table-cell table:number-columns-repeated="13" table:style-name="ce1"/>
          <table:table-cell office:value-type="string" table:style-name="ce2">
            <text:p>TRUE</text:p>
          </table:table-cell>
          <table:table-cell office:value-type="string" table:style-name="ce1">
            <text:p>30ed2eca-6a02-46b1-a313-0c203e73178a</text:p>
          </table:table-cell>
          <table:table-cell table:style-name="ce1"/>
          <table:table-cell office:value-type="string" table:style-name="ce1">
            <text:p>jklin@tmmu.edu.cn</text:p>
          </table:table-cell>
          <table:table-cell office:value-type="string" table:style-name="ce1">
            <text:p>c87073ad-41ce-4f5d-b977-1e522d71c6d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363e530-117d-47ca-bb37-82d6d473ee0b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1ec2aa42-51b3-4e1d-a2c4-bcb0a9c1e152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739fa0a-d08e-4225-be3f-78adc813c33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20f08c6-6168-418e-84aa-3714f6555d2b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882df6ff-d4e9-4877-993a-d7b570d5f06f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09:13:06</text:p>
          </table:table-cell>
          <table:table-cell office:value-type="string" table:style-name="ce1">
            <text:p>3a253a75-4cc1-4ed3-92ce-667e32cedee1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51a0ef0-7a8b-45d5-8412-0c79a099aa4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d5d9103-f8e5-433f-ade2-473d702dfba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70bb36b-4ea0-4b11-86e4-a94b4b2e3bc2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7021ffa2-b714-491e-a4a1-223f0ec0731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8370839-835d-44dd-a0a6-d0250515702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6fc9554-7c57-4a5d-8bda-f0a91134406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46faf26-33d5-4c2b-a622-78dc56cfef79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883bec02-8a86-4463-afe3-2819e9d811b3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c8abd7e9-da3a-4388-a21d-6246dd27e25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edf3a7a3-32bf-4658-b6d4-2940294d6ad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9ab3858-d182-4d16-a3bf-0a99437a4ef0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9db7f468-d6f3-479b-9d27-e0ea4ad2bedd</text:p>
          </table:table-cell>
          <table:table-cell office:value-type="string" table:style-name="ce1">
            <text:p>sharpened</text:p>
          </table:table-cell>
          <table:table-cell office:value-type="string" table:style-name="ce1">
            <text:p>Jiangkai Lin</text:p>
          </table:table-cell>
          <table:table-cell office:value-type="string" table:style-name="ce1">
            <text:p>fd8715d4-21bb-4734-9631-e81cd33daad2</text:p>
          </table:table-cell>
          <table:table-cell office:value-type="string" table:style-name="ce1">
            <text:p>Numbers were not reported!!</text:p>
          </table:table-cell>
          <table:table-cell office:value-type="string" table:style-name="ce1">
            <text:p>anterior cerebral artery</text:p>
          </table:table-cell>
          <table:table-cell office:value-type="string" table:style-name="ce1">
            <text:p>8a676676-1a7a-4c3f-97e6-a1610040aac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032f9de-778a-4e9d-a17b-c3b7ce9663e4</text:p>
          </table:table-cell>
          <table:table-cell table:number-columns-repeated="13" table:style-name="ce1"/>
          <table:table-cell office:value-type="string" table:style-name="ce2">
            <text:p>TRUE</text:p>
          </table:table-cell>
          <table:table-cell office:value-type="string" table:style-name="ce1">
            <text:p>30ed2eca-6a02-46b1-a313-0c203e73178a</text:p>
          </table:table-cell>
          <table:table-cell table:style-name="ce1"/>
          <table:table-cell office:value-type="string" table:style-name="ce1">
            <text:p>jklin@tmmu.edu.cn</text:p>
          </table:table-cell>
          <table:table-cell office:value-type="string" table:style-name="ce1">
            <text:p>c87073ad-41ce-4f5d-b977-1e522d71c6d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363e530-117d-47ca-bb37-82d6d473ee0b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1ec2aa42-51b3-4e1d-a2c4-bcb0a9c1e152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739fa0a-d08e-4225-be3f-78adc813c33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20f08c6-6168-418e-84aa-3714f6555d2b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882df6ff-d4e9-4877-993a-d7b570d5f06f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3a253a75-4cc1-4ed3-92ce-667e32cedee1</text:p>
          </table:table-cell>
          <table:table-cell office:value-type="string" table:style-name="ce11">
            <text:p>TIMO</text:p>
          </table:table-cell>
          <table:table-cell office:value-type="string" table:style-name="ce32">
            <text:p>TRUE</text:p>
          </table:table-cell>
          <table:table-cell table:number-columns-repeated="2" table:style-name="ce17"/>
          <table:table-cell office:value-type="string" table:style-name="ce32">
            <text:p>TRUE</text:p>
          </table:table-cell>
          <table:table-cell table:number-columns-repeated="2" table:style-name="ce1"/>
          <table:table-cell office:value-type="string" table:style-name="ce17">
            <text:p>not reported</text:p>
          </table:table-cell>
          <table:table-cell table:number-columns-repeated="2" table:style-name="ce1"/>
          <table:table-cell office:value-type="string" table:style-name="ce17">
            <text:p>C57BL/6</text:p>
          </table:table-cell>
          <table:table-cell table:number-columns-repeated="2" table:style-name="ce1"/>
          <table:table-cell office:value-type="string" table:style-name="ce17">
            <text:p>male</text:p>
          </table:table-cell>
          <table:table-cell table:number-columns-repeated="2" table:style-name="ce1"/>
          <table:table-cell office:value-type="string" table:style-name="ce32">
            <text:p>TRUE</text:p>
          </table:table-cell>
          <table:table-cell table:number-columns-repeated="2" table:style-name="ce1"/>
          <table:table-cell office:value-type="string" table:style-name="ce32">
            <text:p>FALSE</text:p>
          </table:table-cell>
          <table:table-cell table:number-columns-repeated="2" table:style-name="ce1"/>
          <table:table-cell office:value-type="string" table:style-name="ce17">
            <text:p>not reported</text:p>
          </table:table-cell>
          <table:table-cell table:number-columns-repeated="2" table:style-name="ce1"/>
          <table:table-cell office:value-type="string" table:style-name="ce9">
            <text:p>FALSE</text:p>
          </table:table-cell>
          <table:table-cell table:number-columns-repeated="2" table:style-name="ce1"/>
          <table:table-cell office:value-type="string" table:style-name="ce8">
            <text:p>5-0</text:p>
          </table:table-cell>
          <table:table-cell table:number-columns-repeated="2" table:style-name="ce1"/>
          <table:table-cell office:value-type="string" table:style-name="ce8">
            <text:p>Not reported</text:p>
          </table:table-cell>
          <table:table-cell table:number-columns-repeated="2" table:style-name="ce1"/>
          <table:table-cell office:value-type="float" office:value="6" table:style-name="ce17">
            <text:p>6</text:p>
          </table:table-cell>
          <table:table-cell table:style-name="ce17"/>
          <table:table-cell office:value-type="string" table:style-name="ce17">
            <text:p>n = 6 (Figure 1 Legend)</text:p>
          </table:table-cell>
          <table:table-cell office:value-type="string" table:style-name="ce17">
            <text:p>not reported</text:p>
          </table:table-cell>
          <table:table-cell table:number-columns-repeated="2" table:style-name="ce1"/>
          <table:table-cell office:value-type="string" table:style-name="ce8">
            <text:p>no</text:p>
          </table:table-cell>
          <table:table-cell table:number-columns-repeated="2" table:style-name="ce1"/>
          <table:table-cell office:value-type="string" table:style-name="ce32">
            <text:p>TRUE</text:p>
          </table:table-cell>
          <table:table-cell table:style-name="ce1"/>
          <table:table-cell office:value-type="string" table:style-name="ce17">
            <text:p>Fig. 1a</text:p>
          </table:table-cell>
          <table:table-cell table:number-columns-repeated="6" table:style-name="ce1"/>
          <table:table-cell office:value-type="string" table:style-name="ce8">
            <text:p>other</text:p>
          </table:table-cell>
          <table:table-cell table:number-columns-repeated="2" table:style-name="ce1"/>
          <table:table-cell office:value-type="string" table:style-name="ce8">
            <text:p>Jiangkai Lin</text:p>
          </table:table-cell>
          <table:table-cell table:style-name="ce1"/>
          <table:table-cell office:value-type="string" table:style-name="ce17">
            <text:p>Only SAH Grade reported</text:p>
          </table:table-cell>
          <table:table-cell office:value-type="string" table:style-name="ce8">
            <text:p>anterior cerebral artery</text:p>
          </table:table-cell>
          <table:table-cell table:number-columns-repeated="2" table:style-name="ce1"/>
          <table:table-cell office:value-type="string" table:style-name="ce17">
            <text:p>adult</text:p>
          </table:table-cell>
          <table:table-cell table:number-columns-repeated="2" table:style-name="ce1"/>
          <table:table-cell office:value-type="string" table:style-name="ce9">
            <text:p>FALSE</text:p>
          </table:table-cell>
          <table:table-cell table:number-columns-repeated="5" table:style-name="ce1"/>
          <table:table-cell office:value-type="string" table:style-name="ce17">
            <text:p>Curcumin</text:p>
          </table:table-cell>
          <table:table-cell table:number-columns-repeated="2" table:style-name="ce1"/>
          <table:table-cell office:value-type="string" table:style-name="ce17">
            <text:p>sharpened 5-0 monofilament nylon suture</text:p>
          </table:table-cell>
          <table:table-cell table:number-columns-repeated="2" table:style-name="ce1"/>
          <table:table-cell office:value-type="string" table:style-name="ce17">
            <text:p>20-25 g</text:p>
          </table:table-cell>
          <table:table-cell table:number-columns-repeated="2" table:style-name="ce1"/>
          <table:table-cell office:value-type="string" table:style-name="ce32">
            <text:p>TRUE</text:p>
          </table:table-cell>
          <table:table-cell table:number-columns-repeated="2" table:style-name="ce1"/>
          <table:table-cell office:value-type="string" table:style-name="ce8">
            <text:p>jklin@tmmu.edu.cn</text:p>
          </table:table-cell>
          <table:table-cell table:number-columns-repeated="5" table:style-name="ce1"/>
          <table:table-cell office:value-type="string" table:style-name="ce9">
            <text:p>FALSE</text:p>
          </table:table-cell>
          <table:table-cell table:number-columns-repeated="8" table:style-name="ce1"/>
          <table:table-cell office:value-type="string" table:style-name="ce32">
            <text:p>TRUE</text:p>
          </table:table-cell>
          <table:table-cell table:number-columns-repeated="5" table:style-name="ce1"/>
          <table:table-cell office:value-type="string" table:style-name="ce32">
            <text:p>TRUE</text:p>
          </table:table-cell>
          <table:table-cell table:number-columns-repeated="5" table:style-name="ce1"/>
          <table:table-cell office:value-type="string" table:style-name="ce32">
            <text:p>TRUE</text:p>
          </table:table-cell>
          <table:table-cell table:number-columns-repeated="2" table:style-name="ce1"/>
          <table:table-cell office:value-type="string" table:style-name="ce17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8:34:19</text:p>
          </table:table-cell>
          <table:table-cell office:value-type="string" table:style-name="ce1">
            <text:p>3b028a2e-bee1-4199-b86d-22736264a99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07416d35-c365-4a10-931f-c9a699dcfd1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f4f6c4b-8cb5-47d1-9107-a4ad16ed66b2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4bf322bf-f72a-4f1b-8600-66df0550d41e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8bf75379-9124-4b62-90f9-25a5edd4eeb4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d801fa84-b660-490d-a6a2-5a5e8d01611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04db43b-5671-4fbc-9963-09f26b99005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303ee8d-1a92-487e-96cb-5a6877e30c9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765f623-1e0f-427f-a590-f780cd0a05c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e65110a-34a0-4db4-8943-ec3a11a8694a</text:p>
          </table:table-cell>
          <table:table-cell table:style-name="ce1"/>
          <table:table-cell office:value-type="string" table:style-name="ce1">
            <text:p>5-0 nylon</text:p>
          </table:table-cell>
          <table:table-cell office:value-type="string" table:style-name="ce1">
            <text:p>108bdf18-6366-4728-a109-154a5a2d4088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0edf793b-e7f9-4dad-83c7-5ccee4e19e3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4b8a79f7-e671-4884-8e6d-a68824dea7ad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aa5caae0-eb5d-4325-bca2-1c28d05da077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c10fcb6b-bcf4-4b2d-ab2a-4694b962341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15558f5-a5d7-4587-be25-2e5fe1c98b6a</text:p>
          </table:table-cell>
          <table:table-cell table:number-columns-repeated="7" table:style-name="ce1"/>
          <table:table-cell office:value-type="string" table:style-name="ce1">
            <text:p>uncoated</text:p>
          </table:table-cell>
          <table:table-cell office:value-type="string" table:style-name="ce1">
            <text:p>619de5bd-fad7-4d8a-a709-fcfef88e21c0</text:p>
          </table:table-cell>
          <table:table-cell table:style-name="ce1"/>
          <table:table-cell office:value-type="string" table:style-name="ce1">
            <text:p>Terrance T. Kummer</text:p>
          </table:table-cell>
          <table:table-cell office:value-type="string" table:style-name="ce1">
            <text:p>079e76a6-ccad-4671-9614-3051487c56ae</text:p>
          </table:table-cell>
          <table:table-cell table:style-name="ce1"/>
          <table:table-cell office:value-type="string" table:style-name="ce1">
            <text:p>the left inter- nal carotid artery bifurcation</text:p>
          </table:table-cell>
          <table:table-cell office:value-type="string" table:style-name="ce1">
            <text:p>47f46a73-0f9a-4576-aecf-4b6edd784eeb</text:p>
          </table:table-cell>
          <table:table-cell table:style-name="ce1"/>
          <table:table-cell office:value-type="string" table:style-name="ce1">
            <text:p>11 weeks</text:p>
          </table:table-cell>
          <table:table-cell office:value-type="string" table:style-name="ce1">
            <text:p>4d21b514-cc43-4af1-a148-58c0513ffd5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d9fd321-6ee5-4882-b85f-4de1b9a3bf5f</text:p>
          </table:table-cell>
          <table:table-cell table:number-columns-repeated="4" table:style-name="ce1"/>
          <table:table-cell office:value-type="string" table:style-name="ce1">
            <text:p>Neurobehavioral testing</text:p>
          </table:table-cell>
          <table:table-cell office:value-type="string" table:style-name="ce1">
            <text:p>fb7d8af5-3e6a-4ab8-b97f-1d3468917f23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70d63c56-a3d8-4629-bd5d-6bc8000ae2e1</text:p>
          </table:table-cell>
          <table:table-cell table:style-name="ce1"/>
          <table:table-cell office:value-type="string" table:style-name="ce1">
            <text:p><text:s/>kummert@wustl.edu</text:p>
          </table:table-cell>
          <table:table-cell office:value-type="string" table:style-name="ce1">
            <text:p>1044979a-eba2-4e18-bb47-1f8715cad038</text:p>
          </table:table-cell>
          <table:table-cell table:style-name="ce1"/>
          <table:table-cell office:value-type="string" table:style-name="ce1">
            <text:p><text:s/>isoflurane <text:s/>2% induction, 1.5% maintenance</text:p>
          </table:table-cell>
          <table:table-cell office:value-type="string" table:style-name="ce1">
            <text:p>b5791db2-80f4-422c-adac-1d4f3066e24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bd9f94b-c9dc-4982-a049-dfb8f542b7e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490707fb-7585-4333-b4ab-c5ecd2c0fb39</text:p>
          </table:table-cell>
          <table:table-cell table:style-name="ce1"/>
          <table:table-cell office:value-type="string" table:style-name="ce1">
            <text:p>Twice daily on days 0–3 mice were administered 50 mg/kg ampicillin (Sigma-Aldrich, St. Louis, MO, USA) in 0.5 mL of a 10% dextrose solution in sterile saline</text:p>
          </table:table-cell>
          <table:table-cell office:value-type="string" table:style-name="ce1">
            <text:p>9e8e602d-30b1-4961-9b3a-9b114f14d3a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0f6d747-b00e-49dd-ac26-8cbcbfb9952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d4a358e-c7c1-40ab-9a16-a606b4a222e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026d474-9d18-4ced-aef1-cdfa44b6c97b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93af2bdd-a04d-45ba-8b25-b24a9cccce67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27bcb75a-4a7e-4588-9d09-bbc6794471b2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0:37:29</text:p>
          </table:table-cell>
          <table:table-cell office:value-type="string" table:style-name="ce1">
            <text:p>3b028a2e-bee1-4199-b86d-22736264a99b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7Bl/6</text:p>
          </table:table-cell>
          <table:table-cell office:value-type="string" table:style-name="ce1">
            <text:p>6838c69e-735e-485b-903e-4d57b6350e8c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7271dbd0-6f66-4732-83c4-1a6e3275a49d</text:p>
          </table:table-cell>
          <table:table-cell table:number-columns-repeated="46" table:style-name="ce1"/>
          <table:table-cell office:value-type="string" table:style-name="ce1">
            <text:p>11 weeks but perforation at 12 weeks</text:p>
          </table:table-cell>
          <table:table-cell office:value-type="string" table:style-name="ce1">
            <text:p>ae6fee62-6962-4c31-a8ae-f56feb65fca2</text:p>
          </table:table-cell>
          <table:table-cell office:value-type="string" table:style-name="ce1">
            <text:p>briefly, 12 week-old mice <text:s/>were anesthetized with isoflurane</text:p>
          </table:table-cell>
          <table:table-cell table:number-columns-repeated="21" table:style-name="ce1"/>
          <table:table-cell office:value-type="string" table:style-name="ce1">
            <text:p>Isoflurane (2% induction, 1.5% maintenance)</text:p>
          </table:table-cell>
          <table:table-cell office:value-type="string" table:style-name="ce1">
            <text:p>1403a0df-01fa-4643-b50c-f5c09f150cdb</text:p>
          </table:table-cell>
          <table:table-cell table:number-columns-repeated="7" table:style-name="ce1"/>
          <table:table-cell office:value-type="string" table:style-name="ce1">
            <text:p>wice <text:s/>daily on days 0–3 mice were administered 50 mg/kg ampicillin (Sigma-Aldrich, St. Louis, MO, USA) in 0.5 mL <text:s/>of a 10% dextrose solution in sterile saline19. On post-operative days 4–7 mice were administered 0.5 mL of 10% <text:s/>dextrose in saline twice daily</text:p>
          </table:table-cell>
          <table:table-cell office:value-type="string" table:style-name="ce1">
            <text:p>2846de07-66a2-4be2-bdc7-1ecaef9daf07</text:p>
          </table:table-cell>
          <table:table-cell table:number-columns-repeated="16285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0:37:29</text:p>
          </table:table-cell>
          <table:table-cell office:value-type="string" table:style-name="ce1">
            <text:p>3b028a2e-bee1-4199-b86d-22736264a99b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7Bl/6</text:p>
          </table:table-cell>
          <table:table-cell office:value-type="string" table:style-name="ce1">
            <text:p>6838c69e-735e-485b-903e-4d57b6350e8c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7271dbd0-6f66-4732-83c4-1a6e3275a49d</text:p>
          </table:table-cell>
          <table:table-cell table:number-columns-repeated="6" table:style-name="ce1"/>
          <table:table-cell office:value-type="string" table:style-name="ce1">
            <text:p>wice <text:s/>daily on days 0–3 mice were administered 50 mg/kg ampicillin (Sigma-Aldrich, St. Louis, MO, USA) in 0.5 mL <text:s/>of a 10% dextrose solution in sterile saline19. On post-operative days 4–7 mice were administered 0.5 mL of 10% <text:s/>dextrose in saline twice daily</text:p>
          </table:table-cell>
          <table:table-cell table:number-columns-repeated="11" table:style-name="ce1"/>
          <table:table-cell office:value-type="string" table:style-name="ce1">
            <text:p>(2% induction, 1.5% maintenance)</text:p>
          </table:table-cell>
          <table:table-cell table:number-columns-repeated="23" table:style-name="ce1"/>
          <table:table-cell office:value-type="string" table:style-name="ce1">
            <text:p>Of the original 45 animals, this left 37 (18% eliminated) for <text:s/>testing. Of the 37 animals injured, 28 survived to completion of neurobehavioral testing (mortality rate 28% after <text:s/>SAH)</text:p>
          </table:table-cell>
          <table:table-cell table:number-columns-repeated="3" table:style-name="ce1"/>
          <table:table-cell office:value-type="string" table:style-name="ce1">
            <text:p>11 weeks but perforation at 12 weeks</text:p>
          </table:table-cell>
          <table:table-cell office:value-type="string" table:style-name="ce1">
            <text:p>ae6fee62-6962-4c31-a8ae-f56feb65fca2</text:p>
          </table:table-cell>
          <table:table-cell table:number-columns-repeated="21" table:style-name="ce1"/>
          <table:table-cell office:value-type="string" table:style-name="ce1">
            <text:p>Of the 37 animals injured, 28 survived to completion of neurobehavioral testing (mortality rate 28% after <text:s/>SAH) 15 per group 3 cohorts make 45 including sham.</text:p>
          </table:table-cell>
          <table:table-cell office:value-type="string" table:style-name="ce1">
            <text:p>Isoflurane (2% induction, 1.5% maintenance)</text:p>
          </table:table-cell>
          <table:table-cell office:value-type="string" table:style-name="ce1">
            <text:p>1403a0df-01fa-4643-b50c-f5c09f150cdb</text:p>
          </table:table-cell>
          <table:table-cell table:number-columns-repeated="7" table:style-name="ce1"/>
          <table:table-cell office:value-type="string" table:style-name="ce1">
            <text:p>wice <text:s/>daily on days 0–3 mice were administered 50 mg/kg ampicillin (Sigma-Aldrich, St. Louis, MO, USA) in 0.5 mL <text:s/>of a 10% dextrose solution in sterile saline19. On post-operative days 4–7 mice were administered 0.5 mL of 10% <text:s/>dextrose in saline twice daily</text:p>
          </table:table-cell>
          <table:table-cell office:value-type="string" table:style-name="ce1">
            <text:p>2846de07-66a2-4be2-bdc7-1ecaef9daf07</text:p>
          </table:table-cell>
          <table:table-cell table:number-columns-repeated="16285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0:37:29</text:p>
          </table:table-cell>
          <table:table-cell office:value-type="string" table:style-name="ce1">
            <text:p>3b028a2e-bee1-4199-b86d-22736264a99b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495836a2-a901-466a-8b37-326293fecd55</text:p>
          </table:table-cell>
          <table:table-cell table:number-columns-repeated="2" table:style-name="ce1"/>
          <table:table-cell office:value-type="string" table:style-name="ce1">
            <text:p>472ee70c-0019-4268-a61a-4886aa99d975</text:p>
          </table:table-cell>
          <table:table-cell table:number-columns-repeated="2" table:style-name="ce1"/>
          <table:table-cell office:value-type="string" table:style-name="ce1">
            <text:p>f048c8a2-86ce-434e-9510-4c22079bb606</text:p>
          </table:table-cell>
          <table:table-cell table:style-name="ce1"/>
          <table:table-cell office:value-type="string" table:style-name="ce1">
            <text:p>C57Bl/6</text:p>
          </table:table-cell>
          <table:table-cell table:number-columns-repeated="2" table:style-name="ce1"/>
          <table:table-cell office:value-type="string" table:style-name="ce1">
            <text:p>m</text:p>
          </table:table-cell>
          <table:table-cell table:number-columns-repeated="3" table:style-name="ce1"/>
          <table:table-cell office:value-type="string" table:style-name="ce1">
            <text:p>9b859626-f1ba-487e-95ce-50c7a408c6f4</text:p>
          </table:table-cell>
          <table:table-cell table:number-columns-repeated="2" table:style-name="ce1"/>
          <table:table-cell office:value-type="string" table:style-name="ce1">
            <text:p>3b9f57af-ed77-48c9-be7c-d83f506af185</text:p>
          </table:table-cell>
          <table:table-cell table:number-columns-repeated="2" table:style-name="ce1"/>
          <table:table-cell office:value-type="string" table:style-name="ce1">
            <text:p>68dc5bcf-9d94-465d-8876-ed010931ef96</text:p>
          </table:table-cell>
          <table:table-cell table:number-columns-repeated="2" table:style-name="ce1"/>
          <table:table-cell office:value-type="string" table:style-name="ce1">
            <text:p>5f4c6e4a-6202-45ab-a46f-858c6b7c8109</text:p>
          </table:table-cell>
          <table:table-cell table:number-columns-repeated="2" table:style-name="ce1"/>
          <table:table-cell office:value-type="string" table:style-name="ce1">
            <text:p>e5f07c2e-382b-49bd-9015-b2e710f0e189</text:p>
          </table:table-cell>
          <table:table-cell table:number-columns-repeated="2" table:style-name="ce1"/>
          <table:table-cell office:value-type="string" table:style-name="ce1">
            <text:p>8078e2b9-0fc3-4d1a-80b6-1874e5ddf28d</text:p>
          </table:table-cell>
          <table:table-cell table:number-columns-repeated="2" table:style-name="ce1"/>
          <table:table-cell office:value-type="string" table:style-name="ce1">
            <text:p>f1099bb7-44fe-480a-a747-7503afa605df</text:p>
          </table:table-cell>
          <table:table-cell table:number-columns-repeated="2" table:style-name="ce1"/>
          <table:table-cell office:value-type="string" table:style-name="ce1">
            <text:p>668635fa-2b91-4639-87d1-39c5099a5f9a</text:p>
          </table:table-cell>
          <table:table-cell table:number-columns-repeated="2" table:style-name="ce1"/>
          <table:table-cell office:value-type="string" table:style-name="ce1">
            <text:p>b4bbc5fb-9bd0-4eff-9df5-ef5c5e4c0583</text:p>
          </table:table-cell>
          <table:table-cell table:number-columns-repeated="2" table:style-name="ce1"/>
          <table:table-cell office:value-type="string" table:style-name="ce1">
            <text:p>a644b9ac-dbae-47bd-9dd4-5e22faea9da0</text:p>
          </table:table-cell>
          <table:table-cell table:number-columns-repeated="8" table:style-name="ce1"/>
          <table:table-cell office:value-type="string" table:style-name="ce1">
            <text:p>4176e8fb-0206-4519-a936-b0da51f566d4</text:p>
          </table:table-cell>
          <table:table-cell table:number-columns-repeated="2" table:style-name="ce1"/>
          <table:table-cell office:value-type="string" table:style-name="ce1">
            <text:p>be389e02-35b7-43a5-9802-80e4909570ad</text:p>
          </table:table-cell>
          <table:table-cell table:number-columns-repeated="2" table:style-name="ce1"/>
          <table:table-cell office:value-type="string" table:style-name="ce1">
            <text:p>2ee92dd9-30f3-4e31-8285-086c89bbb12c</text:p>
          </table:table-cell>
          <table:table-cell table:style-name="ce1"/>
          <table:table-cell office:value-type="string" table:style-name="ce1">
            <text:p>11 weeks but perforation at 12 weeks</text:p>
          </table:table-cell>
          <table:table-cell table:style-name="ce1"/>
          <table:table-cell office:value-type="string" table:style-name="ce1">
            <text:p>briefly, 12 week-old mice <text:s/>were anesthetized with isoflurane</text:p>
          </table:table-cell>
          <table:table-cell table:style-name="ce1"/>
          <table:table-cell office:value-type="string" table:style-name="ce1">
            <text:p>0146a945-3d63-49d2-9c5e-525392eff085</text:p>
          </table:table-cell>
          <table:table-cell table:number-columns-repeated="5" table:style-name="ce1"/>
          <table:table-cell office:value-type="string" table:style-name="ce1">
            <text:p>a7a48514-dd4b-4471-801b-5746f46c1beb</text:p>
          </table:table-cell>
          <table:table-cell table:number-columns-repeated="2" table:style-name="ce1"/>
          <table:table-cell office:value-type="string" table:style-name="ce1">
            <text:p>e463153b-b64f-44c9-bc23-356508b17d14</text:p>
          </table:table-cell>
          <table:table-cell table:number-columns-repeated="5" table:style-name="ce1"/>
          <table:table-cell office:value-type="string" table:style-name="ce1">
            <text:p>beb26a86-1c48-49b2-9964-793cc021856c</text:p>
          </table:table-cell>
          <table:table-cell table:number-columns-repeated="2" table:style-name="ce1"/>
          <table:table-cell office:value-type="string" table:style-name="ce1">
            <text:p>a569d55f-ca78-418c-9245-b35186db290b</text:p>
          </table:table-cell>
          <table:table-cell table:style-name="ce1"/>
          <table:table-cell office:value-type="string" table:style-name="ce1">
            <text:p>Isoflurane (2% induction, 1.5% maintenance)</text:p>
          </table:table-cell>
          <table:table-cell table:number-columns-repeated="3" table:style-name="ce1"/>
          <table:table-cell office:value-type="string" table:style-name="ce1">
            <text:p>42a05a39-ec05-4065-992b-43d561fa24b9</text:p>
          </table:table-cell>
          <table:table-cell table:number-columns-repeated="2" table:style-name="ce1"/>
          <table:table-cell office:value-type="string" table:style-name="ce1">
            <text:p>cfddb20d-9fb4-47f8-9507-fbd48cd53cd9</text:p>
          </table:table-cell>
          <table:table-cell table:style-name="ce1"/>
          <table:table-cell office:value-type="string" table:style-name="ce1">
            <text:p>wice <text:s/>daily on days 0–3 mice were administered 50 mg/kg ampicillin (Sigma-Aldrich, St. Louis, MO, USA) in 0.5 mL <text:s/>of a 10% dextrose solution in sterile saline19. On post-operative days 4–7 mice were administered 0.5 mL of 10% <text:s/>dextrose in saline twice daily</text:p>
          </table:table-cell>
          <table:table-cell table:number-columns-repeated="3" table:style-name="ce1"/>
          <table:table-cell office:value-type="string" table:style-name="ce1">
            <text:p>e6dfa640-29b8-48d6-be9f-a64339f5ff67</text:p>
          </table:table-cell>
          <table:table-cell table:number-columns-repeated="2" table:style-name="ce1"/>
          <table:table-cell office:value-type="string" table:style-name="ce1">
            <text:p>a4edeb0a-5060-499b-8f73-0be6f8a3de27</text:p>
          </table:table-cell>
          <table:table-cell table:number-columns-repeated="2" table:style-name="ce1"/>
          <table:table-cell office:value-type="string" table:style-name="ce1">
            <text:p>2a51465c-2342-43fd-816e-e46cb112b741</text:p>
          </table:table-cell>
          <table:table-cell table:number-columns-repeated="5" table:style-name="ce1"/>
          <table:table-cell office:value-type="string" table:style-name="ce1">
            <text:p>d8338647-20cf-42cb-abae-ca24ae000225</text:p>
          </table:table-cell>
          <table:table-cell table:number-columns-repeated="2" table:style-name="ce1"/>
          <table:table-cell office:value-type="string" table:style-name="ce1">
            <text:p>7f7ba726-3cfd-4e11-8b81-5071fa7d6c76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0:37:29</text:p>
          </table:table-cell>
          <table:table-cell office:value-type="string" table:style-name="ce1">
            <text:p>3b028a2e-bee1-4199-b86d-22736264a99b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495836a2-a901-466a-8b37-326293fecd55</text:p>
          </table:table-cell>
          <table:table-cell table:number-columns-repeated="2" table:style-name="ce1"/>
          <table:table-cell office:value-type="string" table:style-name="ce1">
            <text:p>472ee70c-0019-4268-a61a-4886aa99d975</text:p>
          </table:table-cell>
          <table:table-cell table:number-columns-repeated="2" table:style-name="ce1"/>
          <table:table-cell office:value-type="string" table:style-name="ce1">
            <text:p>f048c8a2-86ce-434e-9510-4c22079bb606</text:p>
          </table:table-cell>
          <table:table-cell table:style-name="ce1"/>
          <table:table-cell office:value-type="string" table:style-name="ce1">
            <text:p>C57Bl/6</text:p>
          </table:table-cell>
          <table:table-cell table:number-columns-repeated="2" table:style-name="ce1"/>
          <table:table-cell office:value-type="string" table:style-name="ce1">
            <text:p>m</text:p>
          </table:table-cell>
          <table:table-cell table:number-columns-repeated="3" table:style-name="ce1"/>
          <table:table-cell office:value-type="string" table:style-name="ce1">
            <text:p>9b859626-f1ba-487e-95ce-50c7a408c6f4</text:p>
          </table:table-cell>
          <table:table-cell table:number-columns-repeated="2" table:style-name="ce1"/>
          <table:table-cell office:value-type="string" table:style-name="ce1">
            <text:p>3b9f57af-ed77-48c9-be7c-d83f506af185</text:p>
          </table:table-cell>
          <table:table-cell office:value-type="string" table:style-name="ce1">
            <text:p>wice <text:s/>daily on days 0–3 mice were administered 50 mg/kg ampicillin (Sigma-Aldrich, St. Louis, MO, USA) in 0.5 mL <text:s/>of a 10% dextrose solution in sterile saline19. On post-operative days 4–7 mice were administered 0.5 mL of 10% <text:s/>dextrose in saline twice daily</text:p>
          </table:table-cell>
          <table:table-cell table:style-name="ce1"/>
          <table:table-cell office:value-type="string" table:style-name="ce1">
            <text:p>68dc5bcf-9d94-465d-8876-ed010931ef96</text:p>
          </table:table-cell>
          <table:table-cell table:number-columns-repeated="2" table:style-name="ce1"/>
          <table:table-cell office:value-type="string" table:style-name="ce1">
            <text:p>5f4c6e4a-6202-45ab-a46f-858c6b7c8109</text:p>
          </table:table-cell>
          <table:table-cell table:number-columns-repeated="2" table:style-name="ce1"/>
          <table:table-cell office:value-type="string" table:style-name="ce1">
            <text:p>e5f07c2e-382b-49bd-9015-b2e710f0e189</text:p>
          </table:table-cell>
          <table:table-cell table:number-columns-repeated="2" table:style-name="ce1"/>
          <table:table-cell office:value-type="string" table:style-name="ce1">
            <text:p>8078e2b9-0fc3-4d1a-80b6-1874e5ddf28d</text:p>
          </table:table-cell>
          <table:table-cell office:value-type="string" table:style-name="ce1">
            <text:p>(2% induction, 1.5% maintenance)</text:p>
          </table:table-cell>
          <table:table-cell table:style-name="ce1"/>
          <table:table-cell office:value-type="string" table:style-name="ce1">
            <text:p>f1099bb7-44fe-480a-a747-7503afa605df</text:p>
          </table:table-cell>
          <table:table-cell table:number-columns-repeated="2" table:style-name="ce1"/>
          <table:table-cell office:value-type="string" table:style-name="ce1">
            <text:p>668635fa-2b91-4639-87d1-39c5099a5f9a</text:p>
          </table:table-cell>
          <table:table-cell table:number-columns-repeated="2" table:style-name="ce1"/>
          <table:table-cell office:value-type="string" table:style-name="ce1">
            <text:p>b4bbc5fb-9bd0-4eff-9df5-ef5c5e4c0583</text:p>
          </table:table-cell>
          <table:table-cell table:number-columns-repeated="2" table:style-name="ce1"/>
          <table:table-cell office:value-type="string" table:style-name="ce1">
            <text:p>a644b9ac-dbae-47bd-9dd4-5e22faea9da0</text:p>
          </table:table-cell>
          <table:table-cell table:number-columns-repeated="8" table:style-name="ce1"/>
          <table:table-cell office:value-type="string" table:style-name="ce1">
            <text:p>4176e8fb-0206-4519-a936-b0da51f566d4</text:p>
          </table:table-cell>
          <table:table-cell table:number-columns-repeated="2" table:style-name="ce1"/>
          <table:table-cell office:value-type="string" table:style-name="ce1">
            <text:p>be389e02-35b7-43a5-9802-80e4909570ad</text:p>
          </table:table-cell>
          <table:table-cell office:value-type="string" table:style-name="ce1">
            <text:p>Of the original 45 animals, this left 37 (18% eliminated) for <text:s/>testing. Of the 37 animals injured, 28 survived to completion of neurobehavioral testing (mortality rate 28% after <text:s/>SAH)</text:p>
          </table:table-cell>
          <table:table-cell table:style-name="ce1"/>
          <table:table-cell office:value-type="string" table:style-name="ce1">
            <text:p>2ee92dd9-30f3-4e31-8285-086c89bbb12c</text:p>
          </table:table-cell>
          <table:table-cell table:style-name="ce1"/>
          <table:table-cell office:value-type="string" table:style-name="ce1">
            <text:p>11 weeks but perforation at 12 weeks</text:p>
          </table:table-cell>
          <table:table-cell table:number-columns-repeated="3" table:style-name="ce1"/>
          <table:table-cell office:value-type="string" table:style-name="ce1">
            <text:p>0146a945-3d63-49d2-9c5e-525392eff085</text:p>
          </table:table-cell>
          <table:table-cell table:number-columns-repeated="5" table:style-name="ce1"/>
          <table:table-cell office:value-type="string" table:style-name="ce1">
            <text:p>a7a48514-dd4b-4471-801b-5746f46c1beb</text:p>
          </table:table-cell>
          <table:table-cell table:number-columns-repeated="2" table:style-name="ce1"/>
          <table:table-cell office:value-type="string" table:style-name="ce1">
            <text:p>e463153b-b64f-44c9-bc23-356508b17d14</text:p>
          </table:table-cell>
          <table:table-cell table:number-columns-repeated="5" table:style-name="ce1"/>
          <table:table-cell office:value-type="string" table:style-name="ce1">
            <text:p>beb26a86-1c48-49b2-9964-793cc021856c</text:p>
          </table:table-cell>
          <table:table-cell table:number-columns-repeated="2" table:style-name="ce1"/>
          <table:table-cell office:value-type="string" table:style-name="ce1">
            <text:p>a569d55f-ca78-418c-9245-b35186db290b</text:p>
          </table:table-cell>
          <table:table-cell office:value-type="string" table:style-name="ce1">
            <text:p>Of the 37 animals injured, 28 survived to completion of neurobehavioral testing (mortality rate 28% after <text:s/>SAH) 15 per group 3 cohorts make 45 including sham.</text:p>
          </table:table-cell>
          <table:table-cell office:value-type="string" table:style-name="ce1">
            <text:p>Isoflurane (2% induction, 1.5% maintenance)</text:p>
          </table:table-cell>
          <table:table-cell table:number-columns-repeated="3" table:style-name="ce1"/>
          <table:table-cell office:value-type="string" table:style-name="ce1">
            <text:p>42a05a39-ec05-4065-992b-43d561fa24b9</text:p>
          </table:table-cell>
          <table:table-cell table:number-columns-repeated="2" table:style-name="ce1"/>
          <table:table-cell office:value-type="string" table:style-name="ce1">
            <text:p>cfddb20d-9fb4-47f8-9507-fbd48cd53cd9</text:p>
          </table:table-cell>
          <table:table-cell table:style-name="ce1"/>
          <table:table-cell office:value-type="string" table:style-name="ce1">
            <text:p>wice <text:s/>daily on days 0–3 mice were administered 50 mg/kg ampicillin (Sigma-Aldrich, St. Louis, MO, USA) in 0.5 mL <text:s/>of a 10% dextrose solution in sterile saline19. On post-operative days 4–7 mice were administered 0.5 mL of 10% <text:s/>dextrose in saline twice daily</text:p>
          </table:table-cell>
          <table:table-cell table:number-columns-repeated="3" table:style-name="ce1"/>
          <table:table-cell office:value-type="string" table:style-name="ce1">
            <text:p>e6dfa640-29b8-48d6-be9f-a64339f5ff67</text:p>
          </table:table-cell>
          <table:table-cell table:number-columns-repeated="2" table:style-name="ce1"/>
          <table:table-cell office:value-type="string" table:style-name="ce1">
            <text:p>a4edeb0a-5060-499b-8f73-0be6f8a3de27</text:p>
          </table:table-cell>
          <table:table-cell table:number-columns-repeated="2" table:style-name="ce1"/>
          <table:table-cell office:value-type="string" table:style-name="ce1">
            <text:p>2a51465c-2342-43fd-816e-e46cb112b741</text:p>
          </table:table-cell>
          <table:table-cell table:number-columns-repeated="5" table:style-name="ce1"/>
          <table:table-cell office:value-type="string" table:style-name="ce1">
            <text:p>d8338647-20cf-42cb-abae-ca24ae000225</text:p>
          </table:table-cell>
          <table:table-cell table:number-columns-repeated="2" table:style-name="ce1"/>
          <table:table-cell office:value-type="string" table:style-name="ce1">
            <text:p>7f7ba726-3cfd-4e11-8b81-5071fa7d6c76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0:37:29</text:p>
          </table:table-cell>
          <table:table-cell office:value-type="string" table:style-name="ce1">
            <text:p>3b028a2e-bee1-4199-b86d-22736264a99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6838c69e-735e-485b-903e-4d57b6350e8c</text:p>
          </table:table-cell>
          <table:table-cell table:number-columns-repeated="2" table:style-name="ce1"/>
          <table:table-cell office:value-type="string" table:style-name="ce1">
            <text:p>7271dbd0-6f66-4732-83c4-1a6e3275a49d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Inhalative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8" table:style-name="ce1"/>
          <table:table-cell office:value-type="string" table:style-name="ce1">
            <text:p>other</text:p>
          </table:table-cell>
          <table:table-cell table:number-columns-repeated="2" table:style-name="ce1"/>
          <table:table-cell office:value-type="string" table:style-name="ce1">
            <text:p><text:s/>Terrance T. Kummer</text:p>
          </table:table-cell>
          <table:table-cell table:number-columns-repeated="2" table:style-name="ce1"/>
          <table:table-cell office:value-type="string" table:style-name="ce1">
            <text:p>bifurcation of the internal carotid artery</text:p>
          </table:table-cell>
          <table:table-cell table:number-columns-repeated="3" table:style-name="ce1"/>
          <table:table-cell office:value-type="string" table:style-name="ce1">
            <text:p>ae6fee62-6962-4c31-a8ae-f56feb65fca2</text:p>
          </table:table-cell>
          <table:table-cell office:value-type="string" table:style-name="ce1">
            <text:p>briefly, 12 week-old mice <text:s/>were anesthetized with isoflurane</text:p>
          </table:table-cell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1">
            <text:p>impairment</text:p>
          </table:table-cell>
          <table:table-cell table:number-columns-repeated="2" table:style-name="ce1"/>
          <table:table-cell office:value-type="string" table:style-name="ce1">
            <text:p>nylon sutur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kummert@wustl.edu</text:p>
          </table:table-cell>
          <table:table-cell table:number-columns-repeated="3" table:style-name="ce1"/>
          <table:table-cell office:value-type="string" table:style-name="ce1">
            <text:p>1403a0df-01fa-4643-b50c-f5c09f150cdb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2846de07-66a2-4be2-bdc7-1ecaef9daf07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0:37:29</text:p>
          </table:table-cell>
          <table:table-cell office:value-type="string" table:style-name="ce1">
            <text:p>3b028a2e-bee1-4199-b86d-22736264a99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6838c69e-735e-485b-903e-4d57b6350e8c</text:p>
          </table:table-cell>
          <table:table-cell table:number-columns-repeated="2" table:style-name="ce1"/>
          <table:table-cell office:value-type="string" table:style-name="ce1">
            <text:p>7271dbd0-6f66-4732-83c4-1a6e3275a49d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style-name="ce1"/>
          <table:table-cell office:value-type="string" table:style-name="ce1">
            <text:p>wice <text:s/>daily on days 0–3 mice were administered 50 mg/kg ampicillin (Sigma-Aldrich, St. Louis, MO, USA) in 0.5 mL <text:s/>of a 10% dextrose solution in sterile saline19. On post-operative days 4–7 mice were administered 0.5 mL of 10% <text:s/>dextrose in saline twice daily</text:p>
          </table:table-cell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Inhalative</text:p>
          </table:table-cell>
          <table:table-cell table:style-name="ce1"/>
          <table:table-cell office:value-type="string" table:style-name="ce1">
            <text:p>(2% induction, 1.5% maintenance)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8" table:style-name="ce1"/>
          <table:table-cell office:value-type="string" table:style-name="ce1">
            <text:p>other</text:p>
          </table:table-cell>
          <table:table-cell table:number-columns-repeated="2" table:style-name="ce1"/>
          <table:table-cell office:value-type="string" table:style-name="ce1">
            <text:p><text:s/>Terrance T. Kummer</text:p>
          </table:table-cell>
          <table:table-cell table:style-name="ce1"/>
          <table:table-cell office:value-type="string" table:style-name="ce1">
            <text:p>Of the original 45 animals, this left 37 (18% eliminated) for <text:s/>testing. Of the 37 animals injured, 28 survived to completion of neurobehavioral testing (mortality rate 28% after <text:s/>SAH)</text:p>
          </table:table-cell>
          <table:table-cell office:value-type="string" table:style-name="ce1">
            <text:p>bifurcation of the internal carotid artery</text:p>
          </table:table-cell>
          <table:table-cell table:number-columns-repeated="3" table:style-name="ce1"/>
          <table:table-cell office:value-type="string" table:style-name="ce1">
            <text:p>ae6fee62-6962-4c31-a8ae-f56feb65fca2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1">
            <text:p>impairment</text:p>
          </table:table-cell>
          <table:table-cell table:number-columns-repeated="2" table:style-name="ce1"/>
          <table:table-cell office:value-type="string" table:style-name="ce1">
            <text:p>nylon sutur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kummert@wustl.edu</text:p>
          </table:table-cell>
          <table:table-cell table:style-name="ce1"/>
          <table:table-cell office:value-type="string" table:style-name="ce1">
            <text:p>Of the 37 animals injured, 28 survived to completion of neurobehavioral testing (mortality rate 28% after <text:s/>SAH) 15 per group 3 cohorts make 45 including sham.</text:p>
          </table:table-cell>
          <table:table-cell table:style-name="ce1"/>
          <table:table-cell office:value-type="string" table:style-name="ce1">
            <text:p>1403a0df-01fa-4643-b50c-f5c09f150cdb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2846de07-66a2-4be2-bdc7-1ecaef9daf07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0:37:29</text:p>
          </table:table-cell>
          <table:table-cell office:value-type="string" table:style-name="ce1">
            <text:p>3b028a2e-bee1-4199-b86d-22736264a99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495836a2-a901-466a-8b37-326293fecd5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72ee70c-0019-4268-a61a-4886aa99d97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048c8a2-86ce-434e-9510-4c22079bb606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9b859626-f1ba-487e-95ce-50c7a408c6f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b9f57af-ed77-48c9-be7c-d83f506af18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8dc5bcf-9d94-465d-8876-ed010931ef9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f4c6e4a-6202-45ab-a46f-858c6b7c8109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e5f07c2e-382b-49bd-9015-b2e710f0e189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8078e2b9-0fc3-4d1a-80b6-1874e5ddf28d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f1099bb7-44fe-480a-a747-7503afa605d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68635fa-2b91-4639-87d1-39c5099a5f9a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b4bbc5fb-9bd0-4eff-9df5-ef5c5e4c058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644b9ac-dbae-47bd-9dd4-5e22faea9da0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4176e8fb-0206-4519-a936-b0da51f566d4</text:p>
          </table:table-cell>
          <table:table-cell table:style-name="ce1"/>
          <table:table-cell office:value-type="string" table:style-name="ce1">
            <text:p><text:s/>Terrance T. Kummer</text:p>
          </table:table-cell>
          <table:table-cell office:value-type="string" table:style-name="ce1">
            <text:p>be389e02-35b7-43a5-9802-80e4909570ad</text:p>
          </table:table-cell>
          <table:table-cell table:style-name="ce1"/>
          <table:table-cell office:value-type="string" table:style-name="ce1">
            <text:p>bifurcation of the internal carotid artery</text:p>
          </table:table-cell>
          <table:table-cell office:value-type="string" table:style-name="ce1">
            <text:p>2ee92dd9-30f3-4e31-8285-086c89bbb12c</text:p>
          </table:table-cell>
          <table:table-cell table:number-columns-repeated="3" table:style-name="ce1"/>
          <table:table-cell office:value-type="string" table:style-name="ce1">
            <text:p>briefly, 12 week-old mice <text:s/>were anesthetized with isofluran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0146a945-3d63-49d2-9c5e-525392eff085</text:p>
          </table:table-cell>
          <table:table-cell table:number-columns-repeated="4" table:style-name="ce1"/>
          <table:table-cell office:value-type="string" table:style-name="ce1">
            <text:p>impairment</text:p>
          </table:table-cell>
          <table:table-cell office:value-type="string" table:style-name="ce1">
            <text:p>a7a48514-dd4b-4471-801b-5746f46c1beb</text:p>
          </table:table-cell>
          <table:table-cell table:style-name="ce1"/>
          <table:table-cell office:value-type="string" table:style-name="ce1">
            <text:p>nylon suture</text:p>
          </table:table-cell>
          <table:table-cell office:value-type="string" table:style-name="ce1">
            <text:p>e463153b-b64f-44c9-bc23-356508b17d1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eb26a86-1c48-49b2-9964-793cc021856c</text:p>
          </table:table-cell>
          <table:table-cell table:style-name="ce1"/>
          <table:table-cell office:value-type="string" table:style-name="ce1">
            <text:p>kummert@wustl.edu</text:p>
          </table:table-cell>
          <table:table-cell office:value-type="string" table:style-name="ce1">
            <text:p>a569d55f-ca78-418c-9245-b35186db290b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2a05a39-ec05-4065-992b-43d561fa24b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cfddb20d-9fb4-47f8-9507-fbd48cd53cd9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6dfa640-29b8-48d6-be9f-a64339f5ff6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4edeb0a-5060-499b-8f73-0be6f8a3de2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a51465c-2342-43fd-816e-e46cb112b74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8338647-20cf-42cb-abae-ca24ae000225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7f7ba726-3cfd-4e11-8b81-5071fa7d6c76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0:37:29</text:p>
          </table:table-cell>
          <table:table-cell office:value-type="string" table:style-name="ce1">
            <text:p>3b028a2e-bee1-4199-b86d-22736264a99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495836a2-a901-466a-8b37-326293fecd5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72ee70c-0019-4268-a61a-4886aa99d97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048c8a2-86ce-434e-9510-4c22079bb606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9b859626-f1ba-487e-95ce-50c7a408c6f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b9f57af-ed77-48c9-be7c-d83f506af185</text:p>
          </table:table-cell>
          <table:table-cell office:value-type="string" table:style-name="ce1">
            <text:p>wice <text:s/>daily on days 0–3 mice were administered 50 mg/kg ampicillin (Sigma-Aldrich, St. Louis, MO, USA) in 0.5 mL <text:s/>of a 10% dextrose solution in sterile saline19. On post-operative days 4–7 mice were administered 0.5 mL of 10% <text:s/>dextrose in saline twice daily</text:p>
          </table:table-cell>
          <table:table-cell office:value-type="string" table:style-name="ce1">
            <text:p>not reported</text:p>
          </table:table-cell>
          <table:table-cell office:value-type="string" table:style-name="ce1">
            <text:p>68dc5bcf-9d94-465d-8876-ed010931ef9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f4c6e4a-6202-45ab-a46f-858c6b7c8109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e5f07c2e-382b-49bd-9015-b2e710f0e189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8078e2b9-0fc3-4d1a-80b6-1874e5ddf28d</text:p>
          </table:table-cell>
          <table:table-cell office:value-type="string" table:style-name="ce1">
            <text:p>(2% induction, 1.5% maintenance)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1099bb7-44fe-480a-a747-7503afa605d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68635fa-2b91-4639-87d1-39c5099a5f9a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b4bbc5fb-9bd0-4eff-9df5-ef5c5e4c058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644b9ac-dbae-47bd-9dd4-5e22faea9da0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4176e8fb-0206-4519-a936-b0da51f566d4</text:p>
          </table:table-cell>
          <table:table-cell table:style-name="ce1"/>
          <table:table-cell office:value-type="string" table:style-name="ce1">
            <text:p><text:s/>Terrance T. Kummer</text:p>
          </table:table-cell>
          <table:table-cell office:value-type="string" table:style-name="ce1">
            <text:p>be389e02-35b7-43a5-9802-80e4909570ad</text:p>
          </table:table-cell>
          <table:table-cell office:value-type="string" table:style-name="ce1">
            <text:p>Of the original 45 animals, this left 37 (18% eliminated) for <text:s/>testing. Of the 37 animals injured, 28 survived to completion of neurobehavioral testing (mortality rate 28% after <text:s/>SAH)</text:p>
          </table:table-cell>
          <table:table-cell office:value-type="string" table:style-name="ce1">
            <text:p>bifurcation of the internal carotid artery</text:p>
          </table:table-cell>
          <table:table-cell office:value-type="string" table:style-name="ce1">
            <text:p>2ee92dd9-30f3-4e31-8285-086c89bbb12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146a945-3d63-49d2-9c5e-525392eff085</text:p>
          </table:table-cell>
          <table:table-cell table:number-columns-repeated="4" table:style-name="ce1"/>
          <table:table-cell office:value-type="string" table:style-name="ce1">
            <text:p>impairment</text:p>
          </table:table-cell>
          <table:table-cell office:value-type="string" table:style-name="ce1">
            <text:p>a7a48514-dd4b-4471-801b-5746f46c1beb</text:p>
          </table:table-cell>
          <table:table-cell table:style-name="ce1"/>
          <table:table-cell office:value-type="string" table:style-name="ce1">
            <text:p>nylon suture</text:p>
          </table:table-cell>
          <table:table-cell office:value-type="string" table:style-name="ce1">
            <text:p>e463153b-b64f-44c9-bc23-356508b17d1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eb26a86-1c48-49b2-9964-793cc021856c</text:p>
          </table:table-cell>
          <table:table-cell table:style-name="ce1"/>
          <table:table-cell office:value-type="string" table:style-name="ce1">
            <text:p>kummert@wustl.edu</text:p>
          </table:table-cell>
          <table:table-cell office:value-type="string" table:style-name="ce1">
            <text:p>a569d55f-ca78-418c-9245-b35186db290b</text:p>
          </table:table-cell>
          <table:table-cell office:value-type="string" table:style-name="ce1">
            <text:p>Of the 37 animals injured, 28 survived to completion of neurobehavioral testing (mortality rate 28% after <text:s/>SAH) 15 per group 3 cohorts make 45 including sham.</text:p>
          </table:table-cell>
          <table:table-cell table:number-columns-repeated="3" table:style-name="ce1"/>
          <table:table-cell office:value-type="string" table:style-name="ce2">
            <text:p>FALSE</text:p>
          </table:table-cell>
          <table:table-cell office:value-type="string" table:style-name="ce1">
            <text:p>42a05a39-ec05-4065-992b-43d561fa24b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cfddb20d-9fb4-47f8-9507-fbd48cd53cd9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6dfa640-29b8-48d6-be9f-a64339f5ff6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4edeb0a-5060-499b-8f73-0be6f8a3de2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a51465c-2342-43fd-816e-e46cb112b74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8338647-20cf-42cb-abae-ca24ae000225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7f7ba726-3cfd-4e11-8b81-5071fa7d6c76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29">
            <text:p>3b028a2e-bee1-4199-b86d-22736264a99b</text:p>
          </table:table-cell>
          <table:table-cell office:value-type="string" table:style-name="ce35">
            <text:p>TIMO, Exclusion</text:p>
          </table:table-cell>
          <table:table-cell office:value-type="string" table:style-name="ce29">
            <text:p>Mortality data not usable (combined groups of sham and SAH)<text:s/></text:p>
          </table:table-cell>
          <table:table-cell table:number-columns-repeated="2" table:style-name="ce1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9">
            <text:p>not reported</text:p>
          </table:table-cell>
          <table:table-cell table:number-columns-repeated="2" table:style-name="ce1"/>
          <table:table-cell office:value-type="string" table:style-name="ce8">
            <text:p>C57Bl/6</text:p>
          </table:table-cell>
          <table:table-cell table:number-columns-repeated="2" table:style-name="ce1"/>
          <table:table-cell office:value-type="string" table:style-name="ce8">
            <text:p>male</text:p>
          </table:table-cell>
          <table:table-cell table:number-columns-repeated="2" table:style-name="ce1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9">
            <text:p>TRUE</text:p>
          </table:table-cell>
          <table:table-cell table:style-name="ce1"/>
          <table:table-cell office:value-type="string" table:style-name="ce8">
            <text:p>mice <text:s/>daily on days 0–3 mice were administered 50 mg/kg ampicillin (Sigma-Aldrich, St. Louis, MO, USA) in 0.5 mL <text:s/>of a 10% dextrose solution in sterile saline19. On post-operative days 4–7 mice were administered 0.5 mL of 10% <text:s/>dextrose in saline twice daily</text:p>
          </table:table-cell>
          <table:table-cell office:value-type="string" table:style-name="ce8">
            <text:p>not reported</text:p>
          </table:table-cell>
          <table:table-cell table:number-columns-repeated="2" table:style-name="ce1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8">
            <text:p>5-0</text:p>
          </table:table-cell>
          <table:table-cell table:number-columns-repeated="2" table:style-name="ce1"/>
          <table:table-cell office:value-type="string" table:style-name="ce8">
            <text:p>Inhalative</text:p>
          </table:table-cell>
          <table:table-cell table:number-columns-repeated="11" table:style-name="ce1"/>
          <table:table-cell table:style-name="ce2"/>
          <table:table-cell table:number-columns-repeated="13" table:style-name="ce1"/>
          <table:table-cell office:value-type="string" table:style-name="ce29">
            <text:p>Mortality data not usable (combined groups of sham and SAH)<text:s/></text:p>
          </table:table-cell>
          <table:table-cell table:number-columns-repeated="6" table:style-name="ce1"/>
          <table:table-cell table:style-name="ce2"/>
          <table:table-cell table:number-columns-repeated="14" table:style-name="ce1"/>
          <table:table-cell table:style-name="ce2"/>
          <table:table-cell table:number-columns-repeated="8" table:style-name="ce1"/>
          <table:table-cell table:style-name="ce2"/>
          <table:table-cell table:number-columns-repeated="8" table:style-name="ce1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271" table:style-name="ce1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14 08:22:04</text:p>
          </table:table-cell>
          <table:table-cell office:value-type="string" table:style-name="ce1">
            <text:p>3f09f535-cd4b-4f7d-bfc9-41abbf85dbef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6bcd0f49-950f-4c74-ae0f-bb579fd60dc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9f9e00c-7833-4672-83b3-2ad5099434e4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b57f6543-4d26-4691-b324-38ccfd320c8b</text:p>
          </table:table-cell>
          <table:table-cell table:style-name="ce1"/>
          <table:table-cell office:value-type="string" table:style-name="ce1">
            <text:p><text:s/>C57BL/6</text:p>
          </table:table-cell>
          <table:table-cell office:value-type="string" table:style-name="ce1">
            <text:p>52dfe4c7-1803-4eca-976b-77bff3bccc2f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c843041c-c467-4d0f-b1b4-55b2bf1e2ab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13369dd-479b-4867-90cb-4201aa49e03b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0b5538b8-0300-485c-b1e5-ba5d07e2fdcd</text:p>
          </table:table-cell>
          <table:table-cell table:number-columns-repeated="4" table:style-name="ce1"/>
          <table:table-cell office:value-type="string" table:style-name="ce1">
            <text:p>5-0</text:p>
          </table:table-cell>
          <table:table-cell office:value-type="string" table:style-name="ce1">
            <text:p>6094bf0e-b1ec-42cd-8aed-3699a416b714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7e57138f-d6d5-4bf0-a903-f37568ddf642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231928a7-3f67-4d77-bf3b-ace537418b7e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4dbd4dc4-4d4c-4ece-b9fd-edd67546feb7</text:p>
          </table:table-cell>
          <table:table-cell table:number-columns-repeated="10" table:style-name="ce1"/>
          <table:table-cell office:value-type="string" table:style-name="ce1">
            <text:p>uncoated</text:p>
          </table:table-cell>
          <table:table-cell office:value-type="string" table:style-name="ce1">
            <text:p>f5c7c4d9-d5cf-4d6b-8d25-50b23f5713f1</text:p>
          </table:table-cell>
          <table:table-cell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fb65c574-5604-43cc-88a3-8c392c76ddaf</text:p>
          </table:table-cell>
          <table:table-cell table:style-name="ce1"/>
          <table:table-cell office:value-type="string" table:style-name="ce1">
            <text:p>bifurcation between the ante- rior cerebral artery and the MCA</text:p>
          </table:table-cell>
          <table:table-cell office:value-type="string" table:style-name="ce1">
            <text:p>19dbc56c-4393-40bb-a5b8-0aae5676458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59e0b20-782a-4292-ad9a-3951d775ad73</text:p>
          </table:table-cell>
          <table:table-cell table:style-name="ce1"/>
          <table:table-cell office:value-type="string" table:style-name="ce1">
            <text:p>4% isoflurane induction and fentanyl, midazolam,medetomidine i.p</text:p>
          </table:table-cell>
          <table:table-cell office:value-type="string" table:style-name="ce1">
            <text:p>3ce630da-7049-42fe-897e-93e20a6d6864</text:p>
          </table:table-cell>
          <table:table-cell table:number-columns-repeated="7" table:style-name="ce1"/>
          <table:table-cell office:value-type="string" table:style-name="ce1">
            <text:p>22-25g</text:p>
          </table:table-cell>
          <table:table-cell office:value-type="string" table:style-name="ce1">
            <text:p>ab1d7306-d572-44a3-b26f-2f15840267c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feebd9b-0e13-42b7-9ee9-5118343af859</text:p>
          </table:table-cell>
          <table:table-cell table:style-name="ce1"/>
          <table:table-cell office:value-type="string" table:style-name="ce1">
            <text:p><text:s/>nikolaus.plesnila@med.uni-muenchen.de</text:p>
          </table:table-cell>
          <table:table-cell office:value-type="string" table:style-name="ce1">
            <text:p>6076975c-7045-4497-915d-a676dfc84a75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8ce6f5e1-e183-4d90-a60b-556e7be20841</text:p>
          </table:table-cell>
          <table:table-cell table:style-name="ce1"/>
          <table:table-cell office:value-type="string" table:style-name="ce1">
            <text:p>For a period of 7 days, the mice were observed and received daily subcutaneous injections of carprofen (4 mg/kg) and 0.2 mL saline</text:p>
          </table:table-cell>
          <table:table-cell office:value-type="string" table:style-name="ce1">
            <text:p>a86919c8-6de2-490f-92d5-a489e800c9f3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3dd1e35-8d4b-427d-92b5-064f0d2b124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0bfecf7-fd27-4a19-9118-d90520bff169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63e3c158-e667-454a-a726-72ba12ff3669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01ab0ecf-150e-4b0a-9a2f-bca73ad315c4</text:p>
          </table:table-cell>
          <table:table-cell table:number-columns-repeated="16267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14 08:22:04</text:p>
          </table:table-cell>
          <table:table-cell office:value-type="string" table:style-name="ce1">
            <text:p>3f09f535-cd4b-4f7d-bfc9-41abbf85dbef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<text:s/>C57BL/6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d59ed69b-5afa-4043-99d6-d5fa0c257dea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c6b44abe-c746-4631-ac20-53c38c7476f4</text:p>
          </table:table-cell>
          <table:table-cell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Other</text:p>
          </table:table-cell>
          <table:table-cell table:number-columns-repeated="5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05cbf666-6e5d-4766-96c0-750e219b8eee</text:p>
          </table:table-cell>
          <table:table-cell table:number-columns-repeated="7" table:style-name="ce1"/>
          <table:table-cell office:value-type="string" table:style-name="ce1">
            <text:p>uncoated</text:p>
          </table:table-cell>
          <table:table-cell table:number-columns-repeated="2" table:style-name="ce1"/>
          <table:table-cell office:value-type="string" table:style-name="ce1">
            <text:p>Nikolaus Plesnila</text:p>
          </table:table-cell>
          <table:table-cell table:number-columns-repeated="2" table:style-name="ce1"/>
          <table:table-cell office:value-type="string" table:style-name="ce1">
            <text:p>bifurcation between the ante- rior cerebral artery and the MCA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4% isoflurane induction and fentanyl, midazolam,medetomidine i.p</text:p>
          </table:table-cell>
          <table:table-cell table:number-columns-repeated="3" table:style-name="ce1"/>
          <table:table-cell office:value-type="string" table:style-name="ce1">
            <text:p>375b05d2-8c6b-4061-a790-2545d504ec34</text:p>
          </table:table-cell>
          <table:table-cell table:number-columns-repeated="4" table:style-name="ce1"/>
          <table:table-cell office:value-type="string" table:style-name="ce1">
            <text:p>22-25g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<text:s/>nikolaus.plesnila@med.uni-muenchen.de</text:p>
          </table:table-cell>
          <table:table-cell table:number-columns-repeated="6" table:style-name="ce1"/>
          <table:table-cell office:value-type="string" table:style-name="ce1">
            <text:p>ae12f85d-a984-4787-ad97-ab633e638d1c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For a period of 7 days, the mice were observed and received daily subcutaneous injections of carprofen (4 mg/kg) and 0.2 mL saline</text:p>
          </table:table-cell>
          <table:table-cell table:number-columns-repeated="3" table:style-name="ce1"/>
          <table:table-cell office:value-type="string" table:style-name="ce1">
            <text:p>a2889515-1c53-4a21-a13f-5c8480865026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ECA</text:p>
          </table:table-cell>
          <table:table-cell table:number-columns-repeated="16268" table:style-name="ce1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14 08:22:04</text:p>
          </table:table-cell>
          <table:table-cell office:value-type="string" table:style-name="ce1">
            <text:p>3f09f535-cd4b-4f7d-bfc9-41abbf85dbef</text:p>
          </table:table-cell>
          <table:table-cell office:value-type="string" table:style-name="ce1">
            <text:p>1d362025-1467-4810-8d69-52df43b69821</text:p>
          </table:table-cell>
          <table:table-cell table:style-name="ce1"/>
          <table:table-cell office:value-type="string" table:style-name="ce1">
            <text:p>6bcd0f49-950f-4c74-ae0f-bb579fd60dca</text:p>
          </table:table-cell>
          <table:table-cell table:number-columns-repeated="2" table:style-name="ce1"/>
          <table:table-cell office:value-type="string" table:style-name="ce1">
            <text:p>59f9e00c-7833-4672-83b3-2ad5099434e4</text:p>
          </table:table-cell>
          <table:table-cell table:number-columns-repeated="2" table:style-name="ce1"/>
          <table:table-cell office:value-type="string" table:style-name="ce1">
            <text:p>b57f6543-4d26-4691-b324-38ccfd320c8b</text:p>
          </table:table-cell>
          <table:table-cell table:number-columns-repeated="2" table:style-name="ce1"/>
          <table:table-cell office:value-type="string" table:style-name="ce1">
            <text:p>52dfe4c7-1803-4eca-976b-77bff3bccc2f</text:p>
          </table:table-cell>
          <table:table-cell table:number-columns-repeated="2" table:style-name="ce1"/>
          <table:table-cell office:value-type="string" table:style-name="ce1">
            <text:p>c843041c-c467-4d0f-b1b4-55b2bf1e2abe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913369dd-479b-4867-90cb-4201aa49e03b</text:p>
          </table:table-cell>
          <table:table-cell table:number-columns-repeated="2" table:style-name="ce1"/>
          <table:table-cell office:value-type="string" table:style-name="ce1">
            <text:p>0b5538b8-0300-485c-b1e5-ba5d07e2fdcd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6094bf0e-b1ec-42cd-8aed-3699a416b714</text:p>
          </table:table-cell>
          <table:table-cell table:number-columns-repeated="2" table:style-name="ce1"/>
          <table:table-cell office:value-type="string" table:style-name="ce1">
            <text:p>7e57138f-d6d5-4bf0-a903-f37568ddf642</text:p>
          </table:table-cell>
          <table:table-cell table:number-columns-repeated="5" table:style-name="ce1"/>
          <table:table-cell office:value-type="string" table:style-name="ce1">
            <text:p>231928a7-3f67-4d77-bf3b-ace537418b7e</text:p>
          </table:table-cell>
          <table:table-cell table:number-columns-repeated="2" table:style-name="ce1"/>
          <table:table-cell office:value-type="string" table:style-name="ce1">
            <text:p>4dbd4dc4-4d4c-4ece-b9fd-edd67546feb7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9" table:style-name="ce1"/>
          <table:table-cell office:value-type="string" table:style-name="ce1">
            <text:p>f5c7c4d9-d5cf-4d6b-8d25-50b23f5713f1</text:p>
          </table:table-cell>
          <table:table-cell table:number-columns-repeated="2" table:style-name="ce1"/>
          <table:table-cell office:value-type="string" table:style-name="ce1">
            <text:p>fb65c574-5604-43cc-88a3-8c392c76ddaf</text:p>
          </table:table-cell>
          <table:table-cell table:number-columns-repeated="2" table:style-name="ce1"/>
          <table:table-cell office:value-type="string" table:style-name="ce1">
            <text:p>19dbc56c-4393-40bb-a5b8-0aae56764582</text:p>
          </table:table-cell>
          <table:table-cell table:number-columns-repeated="5" table:style-name="ce1"/>
          <table:table-cell office:value-type="string" table:style-name="ce1">
            <text:p>459e0b20-782a-4292-ad9a-3951d775ad73</text:p>
          </table:table-cell>
          <table:table-cell table:number-columns-repeated="2" table:style-name="ce1"/>
          <table:table-cell office:value-type="string" table:style-name="ce1">
            <text:p>3ce630da-7049-42fe-897e-93e20a6d6864</text:p>
          </table:table-cell>
          <table:table-cell table:style-name="ce1"/>
          <table:table-cell office:value-type="string" table:style-name="ce1">
            <text:p>Decompressive Craniectomy</text:p>
          </table:table-cell>
          <table:table-cell table:number-columns-repeated="6" table:style-name="ce1"/>
          <table:table-cell office:value-type="string" table:style-name="ce1">
            <text:p>ab1d7306-d572-44a3-b26f-2f15840267cd</text:p>
          </table:table-cell>
          <table:table-cell table:number-columns-repeated="2" table:style-name="ce1"/>
          <table:table-cell office:value-type="string" table:style-name="ce1">
            <text:p>8feebd9b-0e13-42b7-9ee9-5118343af859</text:p>
          </table:table-cell>
          <table:table-cell table:number-columns-repeated="2" table:style-name="ce1"/>
          <table:table-cell office:value-type="string" table:style-name="ce1">
            <text:p>6076975c-7045-4497-915d-a676dfc84a7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8ce6f5e1-e183-4d90-a60b-556e7be20841</text:p>
          </table:table-cell>
          <table:table-cell table:number-columns-repeated="2" table:style-name="ce1"/>
          <table:table-cell office:value-type="string" table:style-name="ce1">
            <text:p>a86919c8-6de2-490f-92d5-a489e800c9f3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b3dd1e35-8d4b-427d-92b5-064f0d2b124f</text:p>
          </table:table-cell>
          <table:table-cell table:number-columns-repeated="2" table:style-name="ce1"/>
          <table:table-cell office:value-type="string" table:style-name="ce1">
            <text:p>10bfecf7-fd27-4a19-9118-d90520bff169</text:p>
          </table:table-cell>
          <table:table-cell table:number-columns-repeated="5" table:style-name="ce1"/>
          <table:table-cell office:value-type="string" table:style-name="ce1">
            <text:p>63e3c158-e667-454a-a726-72ba12ff3669</text:p>
          </table:table-cell>
          <table:table-cell table:number-columns-repeated="2" table:style-name="ce1"/>
          <table:table-cell office:value-type="string" table:style-name="ce1">
            <text:p>01ab0ecf-150e-4b0a-9a2f-bca73ad315c4</text:p>
          </table:table-cell>
          <table:table-cell table:number-columns-repeated="16267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14 08:22:04</text:p>
          </table:table-cell>
          <table:table-cell office:value-type="string" table:style-name="ce1">
            <text:p>3f09f535-cd4b-4f7d-bfc9-41abbf85dbef</text:p>
          </table:table-cell>
          <table:table-cell office:value-type="string" table:style-name="ce1">
            <text:p>1d362025-1467-4810-8d69-52df43b69821</text:p>
          </table:table-cell>
          <table:table-cell table:number-columns-repeated="15" table:style-name="ce1"/>
          <table:table-cell office:value-type="string" table:style-name="ce2">
            <text:p>TRUE</text:p>
          </table:table-cell>
          <table:table-cell office:value-type="string" table:style-name="ce1">
            <text:p>d59ed69b-5afa-4043-99d6-d5fa0c257dea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c6b44abe-c746-4631-ac20-53c38c7476f4</text:p>
          </table:table-cell>
          <table:table-cell table:number-columns-repeated="16" table:style-name="ce1"/>
          <table:table-cell office:value-type="string" table:style-name="ce2">
            <text:p>TRUE</text:p>
          </table:table-cell>
          <table:table-cell office:value-type="string" table:style-name="ce1">
            <text:p>05cbf666-6e5d-4766-96c0-750e219b8eee</text:p>
          </table:table-cell>
          <table:table-cell table:number-columns-repeated="25" table:style-name="ce1"/>
          <table:table-cell office:value-type="string" table:style-name="ce1">
            <text:p>Decompressive Craniectomy</text:p>
          </table:table-cell>
          <table:table-cell office:value-type="string" table:style-name="ce1">
            <text:p>375b05d2-8c6b-4061-a790-2545d504ec34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ae12f85d-a984-4787-ad97-ab633e638d1c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a2889515-1c53-4a21-a13f-5c8480865026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14:02:27</text:p>
          </table:table-cell>
          <table:table-cell office:value-type="string" table:style-name="ce1">
            <text:p>3f09f535-cd4b-4f7d-bfc9-41abbf85dbef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cb711f48-1dcc-45eb-b254-d3cef0294ac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9b2da7a-b2a2-4bc6-81a6-22e62acfc79f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24eb0805-68e3-4754-b48f-2cbc2f663193</text:p>
          </table:table-cell>
          <table:table-cell office:value-type="string" table:style-name="ce1">
            <text:p>Minivent</text:p>
          </table:table-cell>
          <table:table-cell office:value-type="string" table:style-name="ce1">
            <text:p>C57BL/6</text:p>
          </table:table-cell>
          <table:table-cell office:value-type="string" table:style-name="ce1">
            <text:p>60457a51-abb1-4a82-8a6f-fa1359bde69a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194a92b8-6963-43ad-84f8-de918c07cde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a9e6efc-4ce0-41f6-8b80-e26206066b0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ea9d389-c26e-4c34-8a8c-77fa50c8117d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ef8996e3-a59b-4272-b9bb-481747fdf60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2821b55-356b-4118-a4fb-83f7c89f32ae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6a2d9e1f-82a6-42cf-aaeb-ea7b060ca73f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c68181e9-f0e0-4a35-a619-20d9ebe4a4c7</text:p>
          </table:table-cell>
          <table:table-cell office:value-type="string" table:style-name="ce1">
            <text:p>4% <text:s/>isoflurane <text:s/>inhalation <text:s/>followed <text:s/>by an intraperitoneal injection of fentanyl (0.05 mg/kg), midazolam (5 <text:s/>mg/kg), <text:s/>and <text:s/>medetomidine <text:s/>(0.5 <text:s/>mg/kg)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1e02b6f-1f82-4923-9b43-c91251c8ad9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e6ba700-ffc9-4549-9826-b92278476474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88364f86-5e71-4ccf-a9ac-9845e33fd0b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59a93de-47d3-4899-bf58-2fe37f80ceb0</text:p>
          </table:table-cell>
          <table:table-cell table:style-name="ce1"/>
          <table:table-cell office:value-type="string" table:style-name="ce1">
            <text:p>4% <text:s/>isoflurane <text:s/>inhalation <text:s/>followed <text:s/>by an intraperitoneal injection of fentanyl (0.05 mg/kg), midazolam (5 <text:s/>mg/kg), <text:s/>and <text:s/>medetomidine <text:s/>(0.5 <text:s/>mg/kg)</text:p>
          </table:table-cell>
          <table:table-cell office:value-type="string" table:style-name="ce1">
            <text:p>a7671090-5ba4-429f-8798-8642819634d5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53ff1e2a-ce74-4390-b632-e1a39f6771ba</text:p>
          </table:table-cell>
          <table:table-cell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9d7d3f88-7bad-4503-9cf1-9739b2f8f5e8</text:p>
          </table:table-cell>
          <table:table-cell table:style-name="ce1"/>
          <table:table-cell office:value-type="string" table:style-name="ce1">
            <text:p>anterior cerebral artery and the middle cerebral artery</text:p>
          </table:table-cell>
          <table:table-cell office:value-type="string" table:style-name="ce1">
            <text:p>2427d08d-8fff-4139-a6ea-d0695bb9da1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0080b34-b980-47e9-a167-4a0d31ad85e2</text:p>
          </table:table-cell>
          <table:table-cell table:number-columns-repeated="4" table:style-name="ce1"/>
          <table:table-cell office:value-type="string" table:style-name="ce1">
            <text:p>decompressive cranietomy</text:p>
          </table:table-cell>
          <table:table-cell office:value-type="string" table:style-name="ce1">
            <text:p>df5c1374-1a8d-4d88-b9ee-48235242d0b5</text:p>
          </table:table-cell>
          <table:table-cell table:style-name="ce1"/>
          <table:table-cell office:value-type="string" table:style-name="ce1">
            <text:p>monofilament</text:p>
          </table:table-cell>
          <table:table-cell office:value-type="string" table:style-name="ce1">
            <text:p>9d59a185-a92f-4e1e-9fa3-a8fdf38e8781</text:p>
          </table:table-cell>
          <table:table-cell table:style-name="ce1"/>
          <table:table-cell office:value-type="string" table:style-name="ce1">
            <text:p>22-25 g</text:p>
          </table:table-cell>
          <table:table-cell office:value-type="string" table:style-name="ce1">
            <text:p>eb958079-50b8-4f70-b093-538d3e05477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b20da6d-4cbb-4a43-bc2e-48b56d42de7a</text:p>
          </table:table-cell>
          <table:table-cell table:style-name="ce1"/>
          <table:table-cell office:value-type="string" table:style-name="ce15">
            <text:p><text:a xlink:href="mailto:nikolaus.plesnila@med.uni-muenchen.de">nikolaus.plesnila@med.uni-muenchen.de</text:a></text:p>
          </table:table-cell>
          <table:table-cell office:value-type="string" table:style-name="ce1">
            <text:p>9e70cd99-e54b-479f-abbf-da5a157a733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d086712-fb3d-4e98-ac44-36451f092e1d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c74df4cb-9233-4be5-9e90-d902704ac022</text:p>
          </table:table-cell>
          <table:table-cell table:style-name="ce1"/>
          <table:table-cell office:value-type="string" table:style-name="ce1">
            <text:p>carprofen 4 mg/kg and 0.2 ml saline for 7 days</text:p>
          </table:table-cell>
          <table:table-cell office:value-type="string" table:style-name="ce1">
            <text:p>fbad87ab-6898-4f8a-8cd1-47a115b1ec2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029749e-f47e-40f8-a02c-421956b3e64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10ba378-f2b6-4522-836f-0d8efcc59a3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bd59c34-b079-4179-b16a-1fc6dfc3e12a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5fa7824-1d39-44cc-b0b2-096f700bbfa6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a06d202a-ffc0-462d-8578-effba5e99afb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3f09f535-cd4b-4f7d-bfc9-41abbf85dbef</text:p>
          </table:table-cell>
          <table:table-cell office:value-type="string" table:style-name="ce11">
            <text:p>TIMO</text:p>
          </table:table-cell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yes</text:p>
          </table:table-cell>
          <table:table-cell table:style-name="ce8"/>
          <table:table-cell office:value-type="string" table:style-name="ce8">
            <text:p>Minivent</text:p>
          </table:table-cell>
          <table:table-cell office:value-type="string" table:style-name="ce8">
            <text:p>C57BL/6</text:p>
          </table:table-cell>
          <table:table-cell table:number-columns-repeated="2" table:style-name="ce8"/>
          <table:table-cell office:value-type="string" table:style-name="ce8">
            <text:p>mal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yes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5-0</text:p>
          </table:table-cell>
          <table:table-cell table:number-columns-repeated="2" table:style-name="ce8"/>
          <table:table-cell office:value-type="string" table:style-name="ce17">
            <text:p>Other</text:p>
          </table:table-cell>
          <table:table-cell table:style-name="ce8"/>
          <table:table-cell office:value-type="string" table:style-name="ce17">
            <text:p>Inhalative followed by Injective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8">
            <text:p>not reported</text:p>
          </table:table-cell>
          <table:table-cell table:number-columns-repeated="2" table:style-name="ce8"/>
          <table:table-cell office:value-type="string" table:style-name="ce8">
            <text:p>no</text:p>
          </table:table-cell>
          <table:table-cell table:number-columns-repeated="2" table:style-name="ce8"/>
          <table:table-cell office:value-type="string" table:style-name="ce32">
            <text:p>FALSE</text:p>
          </table:table-cell>
          <table:table-cell table:number-columns-repeated="8" table:style-name="ce8"/>
          <table:table-cell office:value-type="string" table:style-name="ce17">
            <text:p>other</text:p>
          </table:table-cell>
          <table:table-cell table:number-columns-repeated="2" table:style-name="ce8"/>
          <table:table-cell office:value-type="string" table:style-name="ce8">
            <text:p>Nikolaus Plesnila</text:p>
          </table:table-cell>
          <table:table-cell table:number-columns-repeated="2" table:style-name="ce8"/>
          <table:table-cell office:value-type="string" table:style-name="ce8">
            <text:p>bifurcation between the anterior cerebral artery and the MCA</text:p>
          </table:table-cell>
          <table:table-cell table:number-columns-repeated="5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string" table:style-name="ce17">
            <text:p>Anesthesia was induced using 4% isoflurane inhalation followed by an intraperitoneal injection of fentanyl (0.05 mg/kg), midazolam (5 mg/kg), and medetomidine (0.5 mg/kg); anesthesia was maintained by hourly injections containing one-third of the initial dose of anesthetics</text:p>
          </table:table-cell>
          <table:table-cell table:number-columns-repeated="2" table:style-name="ce8"/>
          <table:table-cell office:value-type="string" table:style-name="ce17">
            <text:p>Decompressive Craniectomy before and after SAH</text:p>
          </table:table-cell>
          <table:table-cell table:number-columns-repeated="2" table:style-name="ce8"/>
          <table:table-cell office:value-type="string" table:style-name="ce17">
            <text:p>5-0 monofilament</text:p>
          </table:table-cell>
          <table:table-cell table:number-columns-repeated="2" table:style-name="ce8"/>
          <table:table-cell office:value-type="string" table:style-name="ce8">
            <text:p>22-25 g</text:p>
          </table:table-cell>
          <table:table-cell table:number-columns-repeated="2" table:style-name="ce8"/>
          <table:table-cell table:style-name="ce9"/>
          <table:table-cell table:number-columns-repeated="2" table:style-name="ce8"/>
          <table:table-cell office:value-type="string" table:style-name="ce8">
            <text:p>nikolaus.plesnila@med.uni-muenchen.de</text:p>
          </table:table-cell>
          <table:table-cell table:number-columns-repeated="5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8">
            <text:p>For a period of 7 days, the mice were observed and received daily subcutaneous injections of carprofen (4 mg/kg) and 0.2 mL saline</text:p>
          </table:table-cell>
          <table:table-cell table:number-columns-repeated="2" table:style-name="ce8"/>
          <table:table-cell office:value-type="string" table:style-name="ce32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3" table:style-name="ce8"/>
          <table:table-cell table:number-columns-repeated="2" table:style-name="ce1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8">
            <text:p>external carotid artery</text:p>
          </table:table-cell>
          <table:table-cell table:number-columns-repeated="16268" table:style-name="ce1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57:09</text:p>
          </table:table-cell>
          <table:table-cell office:value-type="string" table:style-name="ce1">
            <text:p>40090fa0-6946-4076-ba23-9c5b699a5c6e</text:p>
          </table:table-cell>
          <table:table-cell office:value-type="string" table:style-name="ce1">
            <text:p>1d362025-1467-4810-8d69-52df43b69821</text:p>
          </table:table-cell>
          <table:table-cell table:number-columns-repeated="9" table:style-name="ce1"/>
          <table:table-cell office:value-type="string" table:style-name="ce1">
            <text:p>C57BL/6</text:p>
          </table:table-cell>
          <table:table-cell office:value-type="string" table:style-name="ce1">
            <text:p>4b0f6599-6763-4f51-bb44-d6f6fa25b878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fa2fbcd6-d956-4bcb-9f48-df9b618d0fb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63a90f8-b538-431b-a401-4f961a67f38f</text:p>
          </table:table-cell>
          <table:table-cell table:number-columns-repeated="7" table:style-name="ce1"/>
          <table:table-cell office:value-type="string" table:style-name="ce1">
            <text:p>5-0</text:p>
          </table:table-cell>
          <table:table-cell office:value-type="string" table:style-name="ce1">
            <text:p>c6ec9907-5d66-4b17-984b-2546f7feb536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f93b20f6-8ba6-492a-98b0-04e1801d7e85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d89f6eb1-c5a0-4bd8-9a5f-0217646155e3</text:p>
          </table:table-cell>
          <table:table-cell table:number-columns-repeated="7" table:style-name="ce1"/>
          <table:table-cell office:value-type="string" table:style-name="ce1">
            <text:p>chloral hydrate (7 mg/kg, i.p)</text:p>
          </table:table-cell>
          <table:table-cell office:value-type="string" table:style-name="ce1">
            <text:p>a4aa911f-3262-46ee-a849-023ba18bfbd3</text:p>
          </table:table-cell>
          <table:table-cell table:number-columns-repeated="7" table:style-name="ce1"/>
          <table:table-cell office:value-type="string" table:style-name="ce1">
            <text:p>Tao Yan</text:p>
          </table:table-cell>
          <table:table-cell office:value-type="string" table:style-name="ce1">
            <text:p>6bfabfeb-e58b-4700-ba07-938450d16f8f</text:p>
          </table:table-cell>
          <table:table-cell table:number-columns-repeated="4" table:style-name="ce1"/>
          <table:table-cell office:value-type="string" table:style-name="ce1">
            <text:p>8-12 weeks old</text:p>
          </table:table-cell>
          <table:table-cell office:value-type="string" table:style-name="ce1">
            <text:p>385f6e61-f175-45d3-9ef3-654fd68ccbb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e1b408b-7c15-4265-b977-6cab66cb837e</text:p>
          </table:table-cell>
          <table:table-cell table:number-columns-repeated="10" table:style-name="ce1"/>
          <table:table-cell office:value-type="string" table:style-name="ce1">
            <text:p>20-25 g</text:p>
          </table:table-cell>
          <table:table-cell office:value-type="string" table:style-name="ce1">
            <text:p>8c57d4e4-1fbd-43e5-af52-f4372eae8f2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8f0edfe-332b-49ae-bfa1-2cd210a68a19</text:p>
          </table:table-cell>
          <table:table-cell table:style-name="ce1"/>
          <table:table-cell office:value-type="string" table:style-name="ce1">
            <text:p>yantao78@hotmail.com</text:p>
          </table:table-cell>
          <table:table-cell office:value-type="string" table:style-name="ce1">
            <text:p>ff47af39-c123-4ceb-9224-7432f359cdff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e61cea3a-ac50-4d2c-821d-fa8851a05d8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55a5986-84ec-483d-aa92-2a8cc79720d9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676cc69-aa8e-4159-b30c-d30be8bd62dc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712ebb22-6979-4d7b-bfe2-4cddb8451ce0</text:p>
          </table:table-cell>
          <table:table-cell table:number-columns-repeated="16267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57:09</text:p>
          </table:table-cell>
          <table:table-cell office:value-type="string" table:style-name="ce1">
            <text:p>40090fa0-6946-4076-ba23-9c5b699a5c6e</text:p>
          </table:table-cell>
          <table:table-cell office:value-type="string" table:style-name="ce1">
            <text:p>1d362025-1467-4810-8d69-52df43b69821</text:p>
          </table:table-cell>
          <table:table-cell table:style-name="ce1"/>
          <table:table-cell office:value-type="string" table:style-name="ce1">
            <text:p>2c284967-01c6-4a57-8a27-660984e6d206</text:p>
          </table:table-cell>
          <table:table-cell table:number-columns-repeated="2" table:style-name="ce1"/>
          <table:table-cell office:value-type="string" table:style-name="ce1">
            <text:p>16fdb37a-464a-4823-9378-3ffbf284b890</text:p>
          </table:table-cell>
          <table:table-cell table:number-columns-repeated="2" table:style-name="ce1"/>
          <table:table-cell office:value-type="string" table:style-name="ce1">
            <text:p>83b98086-372b-43a2-b45b-8047e520071e</text:p>
          </table:table-cell>
          <table:table-cell table:style-name="ce1"/>
          <table:table-cell office:value-type="string" table:style-name="ce1">
            <text:p>C57BL/6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15b6cf5c-9423-4ae3-be36-072e19f92ec9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952f8628-a2fb-46c1-92e4-97dc67729a30</text:p>
          </table:table-cell>
          <table:table-cell table:number-columns-repeated="2" table:style-name="ce1"/>
          <table:table-cell office:value-type="string" table:style-name="ce1">
            <text:p>560aab5b-7dd5-42fa-825d-218abc0fb7d2</text:p>
          </table:table-cell>
          <table:table-cell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Injective</text:p>
          </table:table-cell>
          <table:table-cell table:number-columns-repeated="5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76de3cef-3cfa-4e3b-8d17-450800a60db5</text:p>
          </table:table-cell>
          <table:table-cell table:number-columns-repeated="2" table:style-name="ce1"/>
          <table:table-cell office:value-type="string" table:style-name="ce1">
            <text:p>d3055595-f498-41c3-82ab-f6679e431d14</text:p>
          </table:table-cell>
          <table:table-cell table:style-name="ce1"/>
          <table:table-cell office:value-type="string" table:style-name="ce1">
            <text:p>chloral hydrate (7 mg/kg, i.p)</text:p>
          </table:table-cell>
          <table:table-cell table:number-columns-repeated="6" table:style-name="ce1"/>
          <table:table-cell office:value-type="string" table:style-name="ce1">
            <text:p>66a3901e-3d30-4168-900a-5092059dd9bb</text:p>
          </table:table-cell>
          <table:table-cell table:style-name="ce1"/>
          <table:table-cell office:value-type="string" table:style-name="ce1">
            <text:p>Tao Yan</text:p>
          </table:table-cell>
          <table:table-cell table:number-columns-repeated="5" table:style-name="ce1"/>
          <table:table-cell office:value-type="string" table:style-name="ce1">
            <text:p>8-12 weeks old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734a3568-a5a8-4447-9e29-21948b322885</text:p>
          </table:table-cell>
          <table:table-cell table:number-columns-repeated="4" table:style-name="ce1"/>
          <table:table-cell office:value-type="string" table:style-name="ce1">
            <text:p>20-25 g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yantao78@hotmail.com</text:p>
          </table:table-cell>
          <table:table-cell table:number-columns-repeated="6" table:style-name="ce1"/>
          <table:table-cell office:value-type="string" table:style-name="ce1">
            <text:p>d82a4b19-a8af-4a37-a3dd-a2fb5d493603</text:p>
          </table:table-cell>
          <table:table-cell table:number-columns-repeated="8" table:style-name="ce1"/>
          <table:table-cell office:value-type="string" table:style-name="ce1">
            <text:p>fe306ce8-6f49-432b-8fe7-1eb1aa04b881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ECA</text:p>
          </table:table-cell>
          <table:table-cell table:number-columns-repeated="16268" table:style-name="ce1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57:09</text:p>
          </table:table-cell>
          <table:table-cell office:value-type="string" table:style-name="ce1">
            <text:p>40090fa0-6946-4076-ba23-9c5b699a5c6e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4b0f6599-6763-4f51-bb44-d6f6fa25b878</text:p>
          </table:table-cell>
          <table:table-cell table:number-columns-repeated="2" table:style-name="ce1"/>
          <table:table-cell office:value-type="string" table:style-name="ce1">
            <text:p>fa2fbcd6-d956-4bcb-9f48-df9b618d0fbf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763a90f8-b538-431b-a401-4f961a67f38f</text:p>
          </table:table-cell>
          <table:table-cell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c6ec9907-5d66-4b17-984b-2546f7feb536</text:p>
          </table:table-cell>
          <table:table-cell table:number-columns-repeated="2" table:style-name="ce1"/>
          <table:table-cell office:value-type="string" table:style-name="ce1">
            <text:p>f93b20f6-8ba6-492a-98b0-04e1801d7e85</text:p>
          </table:table-cell>
          <table:table-cell table:number-columns-repeated="5" table:style-name="ce1"/>
          <table:table-cell office:value-type="string" table:style-name="ce1">
            <text:p>d89f6eb1-c5a0-4bd8-9a5f-0217646155e3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a4aa911f-3262-46ee-a849-023ba18bfbd3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table:number-columns-repeated="3" table:style-name="ce1"/>
          <table:table-cell office:value-type="string" table:style-name="ce1">
            <text:p>6bfabfeb-e58b-4700-ba07-938450d16f8f</text:p>
          </table:table-cell>
          <table:table-cell table:number-columns-repeated="5" table:style-name="ce1"/>
          <table:table-cell office:value-type="string" table:style-name="ce1">
            <text:p>385f6e61-f175-45d3-9ef3-654fd68ccbb3</text:p>
          </table:table-cell>
          <table:table-cell table:number-columns-repeated="2" table:style-name="ce1"/>
          <table:table-cell office:value-type="string" table:style-name="ce1">
            <text:p>ae1b408b-7c15-4265-b977-6cab66cb837e</text:p>
          </table:table-cell>
          <table:table-cell table:number-columns-repeated="4" table:style-name="ce1"/>
          <table:table-cell office:value-type="string" table:style-name="ce1">
            <text:p>Splenectomy</text:p>
          </table:table-cell>
          <table:table-cell table:number-columns-repeated="6" table:style-name="ce1"/>
          <table:table-cell office:value-type="string" table:style-name="ce1">
            <text:p>8c57d4e4-1fbd-43e5-af52-f4372eae8f20</text:p>
          </table:table-cell>
          <table:table-cell table:number-columns-repeated="2" table:style-name="ce1"/>
          <table:table-cell office:value-type="string" table:style-name="ce1">
            <text:p>c8f0edfe-332b-49ae-bfa1-2cd210a68a19</text:p>
          </table:table-cell>
          <table:table-cell table:number-columns-repeated="2" table:style-name="ce1"/>
          <table:table-cell office:value-type="string" table:style-name="ce1">
            <text:p>ff47af39-c123-4ceb-9224-7432f359cdf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8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e61cea3a-ac50-4d2c-821d-fa8851a05d8e</text:p>
          </table:table-cell>
          <table:table-cell table:number-columns-repeated="2" table:style-name="ce1"/>
          <table:table-cell office:value-type="string" table:style-name="ce1">
            <text:p>f55a5986-84ec-483d-aa92-2a8cc79720d9</text:p>
          </table:table-cell>
          <table:table-cell table:number-columns-repeated="5" table:style-name="ce1"/>
          <table:table-cell office:value-type="string" table:style-name="ce1">
            <text:p>8676cc69-aa8e-4159-b30c-d30be8bd62dc</text:p>
          </table:table-cell>
          <table:table-cell table:number-columns-repeated="2" table:style-name="ce1"/>
          <table:table-cell office:value-type="string" table:style-name="ce1">
            <text:p>712ebb22-6979-4d7b-bfe2-4cddb8451ce0</text:p>
          </table:table-cell>
          <table:table-cell table:number-columns-repeated="16267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57:09</text:p>
          </table:table-cell>
          <table:table-cell office:value-type="string" table:style-name="ce1">
            <text:p>40090fa0-6946-4076-ba23-9c5b699a5c6e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2c284967-01c6-4a57-8a27-660984e6d20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6fdb37a-464a-4823-9378-3ffbf284b89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83b98086-372b-43a2-b45b-8047e520071e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15b6cf5c-9423-4ae3-be36-072e19f92ec9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952f8628-a2fb-46c1-92e4-97dc67729a3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60aab5b-7dd5-42fa-825d-218abc0fb7d2</text:p>
          </table:table-cell>
          <table:table-cell table:number-columns-repeated="13" table:style-name="ce1"/>
          <table:table-cell office:value-type="string" table:style-name="ce1">
            <text:p>yes</text:p>
          </table:table-cell>
          <table:table-cell office:value-type="string" table:style-name="ce1">
            <text:p>76de3cef-3cfa-4e3b-8d17-450800a60db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3055595-f498-41c3-82ab-f6679e431d14</text:p>
          </table:table-cell>
          <table:table-cell table:number-columns-repeated="7" table:style-name="ce1"/>
          <table:table-cell office:value-type="string" table:style-name="ce1">
            <text:p>uncoated</text:p>
          </table:table-cell>
          <table:table-cell office:value-type="string" table:style-name="ce1">
            <text:p>66a3901e-3d30-4168-900a-5092059dd9bb</text:p>
          </table:table-cell>
          <table:table-cell table:number-columns-repeated="16" table:style-name="ce1"/>
          <table:table-cell office:value-type="string" table:style-name="ce1">
            <text:p>Splenectomy</text:p>
          </table:table-cell>
          <table:table-cell office:value-type="string" table:style-name="ce1">
            <text:p>734a3568-a5a8-4447-9e29-21948b322885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d82a4b19-a8af-4a37-a3dd-a2fb5d493603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fe306ce8-6f49-432b-8fe7-1eb1aa04b881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11:24:14</text:p>
          </table:table-cell>
          <table:table-cell office:value-type="string" table:style-name="ce1">
            <text:p>40090fa0-6946-4076-ba23-9c5b699a5c6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6cc9c512-fcca-43e7-8ee3-d9aebf6d112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479122d-a78a-4e2c-901d-0a7cd37aed1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4dc2fcc-7e15-4199-8d4a-d725951376a5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d92a12d1-25bf-4841-ae3f-5a66dae1c4c5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d91368a6-3586-42ba-9cec-9605c12fd55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d74cf48-a55e-405f-b7d6-08368096049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35b0020-4512-40e5-9631-37c10d5c794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0b2d7cc7-fc8b-45c8-8d58-ad297fe7a5c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da04a60-4fd6-44f8-a451-dc7f3f19e242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9e8bf5f2-46ba-4c2c-959c-4a3c62414c7b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28a1413d-9741-48be-a46c-f3e05358d085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b15894fd-bb76-4331-aeee-2c0652e652b1</text:p>
          </table:table-cell>
          <table:table-cell office:value-type="string" table:style-name="ce1">
            <text:p><text:s/>Mice were kept on a 12-h light/dark cycle with freewater and standard f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1d0536d-5080-45df-a4a8-1c6fd2bbdfe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03451d0-9d00-4e0a-aa3d-2f627429ece6</text:p>
          </table:table-cell>
          <table:table-cell table:style-name="ce1"/>
          <table:table-cell office:value-type="string" table:style-name="ce1">
            <text:p>5% chloralhydrate (7mg/kg, i.p)</text:p>
          </table:table-cell>
          <table:table-cell office:value-type="string" table:style-name="ce1">
            <text:p>bd0726c7-290c-4e4f-a971-bc815f4edcd7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9de1f67f-0391-40ba-944e-7dedd2c8351d</text:p>
          </table:table-cell>
          <table:table-cell table:style-name="ce1"/>
          <table:table-cell office:value-type="string" table:style-name="ce1">
            <text:p>TaoYan</text:p>
          </table:table-cell>
          <table:table-cell office:value-type="string" table:style-name="ce1">
            <text:p>3406768e-655d-4b29-b2f5-9afebbc50073</text:p>
          </table:table-cell>
          <table:table-cell table:style-name="ce1"/>
          <table:table-cell office:value-type="string" table:style-name="ce1">
            <text:p>internal carotid artery until resistant was felt</text:p>
          </table:table-cell>
          <table:table-cell office:value-type="string" table:style-name="ce1">
            <text:p>6502e5f4-db54-4f06-8b02-fb0e6e0a7304</text:p>
          </table:table-cell>
          <table:table-cell table:style-name="ce1"/>
          <table:table-cell office:value-type="string" table:style-name="ce1">
            <text:p>8-12weeks</text:p>
          </table:table-cell>
          <table:table-cell office:value-type="string" table:style-name="ce1">
            <text:p>197eda61-14fa-45f2-8cc0-8ef368b5c19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3b7de82-7cc6-4cf2-9055-d5c182743f87</text:p>
          </table:table-cell>
          <table:table-cell table:number-columns-repeated="4" table:style-name="ce1"/>
          <table:table-cell office:value-type="string" table:style-name="ce1">
            <text:p>SAH and splenectomy</text:p>
          </table:table-cell>
          <table:table-cell office:value-type="string" table:style-name="ce1">
            <text:p>ce3058e4-2dc3-4480-979d-278dc1a2b72c</text:p>
          </table:table-cell>
          <table:table-cell table:style-name="ce1"/>
          <table:table-cell office:value-type="string" table:style-name="ce1">
            <text:p>blunt monofilament</text:p>
          </table:table-cell>
          <table:table-cell office:value-type="string" table:style-name="ce1">
            <text:p>ebc2dc10-f5ab-439b-8435-ec9abfaf2274</text:p>
          </table:table-cell>
          <table:table-cell table:style-name="ce1"/>
          <table:table-cell office:value-type="string" table:style-name="ce1">
            <text:p>20-25 g</text:p>
          </table:table-cell>
          <table:table-cell office:value-type="string" table:style-name="ce1">
            <text:p>5166e61d-baac-4b8d-8e41-fab293177d0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847dab2-2f86-4789-9d03-421dc6082357</text:p>
          </table:table-cell>
          <table:table-cell table:style-name="ce1"/>
          <table:table-cell office:value-type="string" table:style-name="ce15">
            <text:p>yantao78@hotmail.com</text:p>
          </table:table-cell>
          <table:table-cell office:value-type="string" table:style-name="ce1">
            <text:p>1fee863d-fda7-4932-ba0f-bd55fcd9c367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56fc48bd-1e81-4cc3-8d00-46e86337e503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1cd7927a-37d6-40b2-84e5-09817c34b36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c69a2ea-b5c7-4b45-a0e9-a5059dfe5d3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943e307-a80b-47c7-92f4-eecff5e7fa7a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a8f3bdc-4bfd-435d-b9b9-72d4a667e8e9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cda0f9c1-2d5f-4464-80a8-c4e064b54e87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40090fa0-6946-4076-ba23-9c5b699a5c6e</text:p>
          </table:table-cell>
          <table:table-cell office:value-type="string" table:style-name="ce11">
            <text:p>TIMO</text:p>
          </table:table-cell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8">
            <text:p>not reported</text:p>
          </table:table-cell>
          <table:table-cell table:number-columns-repeated="2" table:style-name="ce1"/>
          <table:table-cell office:value-type="string" table:style-name="ce8">
            <text:p>C57BL/6</text:p>
          </table:table-cell>
          <table:table-cell table:number-columns-repeated="2" table:style-name="ce1"/>
          <table:table-cell office:value-type="string" table:style-name="ce8">
            <text:p>male</text:p>
          </table:table-cell>
          <table:table-cell table:number-columns-repeated="2" table:style-name="ce1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9">
            <text:p>FALSE</text:p>
          </table:table-cell>
          <table:table-cell table:number-columns-repeated="2" table:style-name="ce1"/>
          <table:table-cell office:value-type="string" table:style-name="ce8">
            <text:p>not reported</text:p>
          </table:table-cell>
          <table:table-cell table:number-columns-repeated="2" table:style-name="ce1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8">
            <text:p>5-0</text:p>
          </table:table-cell>
          <table:table-cell table:number-columns-repeated="2" table:style-name="ce1"/>
          <table:table-cell office:value-type="string" table:style-name="ce8">
            <text:p>Injective</text:p>
          </table:table-cell>
          <table:table-cell table:number-columns-repeated="2" table:style-name="ce1"/>
          <table:table-cell office:value-type="string" table:style-name="ce17">
            <text:p>(n = 5–10/group)</text:p>
          </table:table-cell>
          <table:table-cell table:style-name="ce17"/>
          <table:table-cell office:value-type="string" table:style-name="ce17">
            <text:p>exact number unclea</text:p>
          </table:table-cell>
          <table:table-cell office:value-type="string" table:style-name="ce17">
            <text:p>other conditions</text:p>
          </table:table-cell>
          <table:table-cell table:style-name="ce1"/>
          <table:table-cell office:value-type="string" table:style-name="ce17">
            <text:p>Mice were kept on a 12-h light/dark cycle with freewater and standard food</text:p>
          </table:table-cell>
          <table:table-cell office:value-type="string" table:style-name="ce17">
            <text:p>no/yes (Splentectomy, but this data are not of our interest)</text:p>
          </table:table-cell>
          <table:table-cell table:number-columns-repeated="2" table:style-name="ce1"/>
          <table:table-cell office:value-type="string" table:style-name="ce9">
            <text:p>FALSE</text:p>
          </table:table-cell>
          <table:table-cell table:number-columns-repeated="2" table:style-name="ce1"/>
          <table:table-cell office:value-type="string" table:style-name="ce8">
            <text:p>5% chloralhydrate (7mg/kg, i.p)</text:p>
          </table:table-cell>
          <table:table-cell table:number-columns-repeated="2" table:style-name="ce1"/>
          <table:table-cell office:value-type="string" table:style-name="ce17">
            <text:p>Mice were kept on a 12-h light/dark cycle with freewater and standard food</text:p>
          </table:table-cell>
          <table:table-cell table:number-columns-repeated="2" table:style-name="ce1"/>
          <table:table-cell office:value-type="string" table:style-name="ce17">
            <text:p>other</text:p>
          </table:table-cell>
          <table:table-cell table:number-columns-repeated="2" table:style-name="ce1"/>
          <table:table-cell office:value-type="string" table:style-name="ce8">
            <text:p>Tao Yan</text:p>
          </table:table-cell>
          <table:table-cell table:number-columns-repeated="2" table:style-name="ce1"/>
          <table:table-cell office:value-type="string" table:style-name="ce8">
            <text:p>internal carotid artery</text:p>
          </table:table-cell>
          <table:table-cell table:number-columns-repeated="2" table:style-name="ce1"/>
          <table:table-cell office:value-type="string" table:style-name="ce8">
            <text:p>8-12 weeks old</text:p>
          </table:table-cell>
          <table:table-cell table:number-columns-repeated="2" table:style-name="ce1"/>
          <table:table-cell office:value-type="string" table:style-name="ce9">
            <text:p>TRUE</text:p>
          </table:table-cell>
          <table:table-cell table:number-columns-repeated="5" table:style-name="ce1"/>
          <table:table-cell office:value-type="string" table:style-name="ce17">
            <text:p>SAH and splenectomy (Immune response)</text:p>
          </table:table-cell>
          <table:table-cell table:number-columns-repeated="2" table:style-name="ce1"/>
          <table:table-cell office:value-type="string" table:style-name="ce17">
            <text:p>5-0 blunt monofilament</text:p>
          </table:table-cell>
          <table:table-cell table:number-columns-repeated="2" table:style-name="ce1"/>
          <table:table-cell office:value-type="string" table:style-name="ce10">
            <text:p>20-25 g</text:p>
          </table:table-cell>
          <table:table-cell table:number-columns-repeated="2" table:style-name="ce1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8">
            <text:p>yantao78@hotmail.com</text:p>
          </table:table-cell>
          <table:table-cell table:number-columns-repeated="5" table:style-name="ce1"/>
          <table:table-cell office:value-type="string" table:style-name="ce9">
            <text:p>FALSE</text:p>
          </table:table-cell>
          <table:table-cell table:number-columns-repeated="2" table:style-name="ce1"/>
          <table:table-cell office:value-type="string" table:style-name="ce17">
            <text:p>(n = 5–10/group)</text:p>
          </table:table-cell>
          <table:table-cell table:style-name="ce17"/>
          <table:table-cell office:value-type="string" table:style-name="ce17">
            <text:p>exact number unclea</text:p>
          </table:table-cell>
          <table:table-cell table:number-columns-repeated="3" table:style-name="ce1"/>
          <table:table-cell office:value-type="string" table:style-name="ce32">
            <text:p>TRUE</text:p>
          </table:table-cell>
          <table:table-cell table:number-columns-repeated="2" table:style-name="ce1"/>
          <table:table-cell office:value-type="string" table:style-name="ce32">
            <text:p>TRUE</text:p>
          </table:table-cell>
          <table:table-cell table:style-name="ce1"/>
          <table:table-cell office:value-type="string" table:style-name="ce1">
            <text:p>but unclear (n = 5-10)</text:p>
          </table:table-cell>
          <table:table-cell office:value-type="string" table:style-name="ce9">
            <text:p>TRUE</text:p>
          </table:table-cell>
          <table:table-cell table:number-columns-repeated="5" table:style-name="ce1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8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9 20:32:35</text:p>
          </table:table-cell>
          <table:table-cell office:value-type="string" table:style-name="ce1">
            <text:p>40eb6735-2129-464e-b255-3ecc0c1dd2a2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6e2edf33-5b67-4062-9024-0a4497fdbd6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ce0b209-1618-4fbe-b40f-c4b8048fc85e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23d7905f-13b4-46e6-a52b-4196188c5d05</text:p>
          </table:table-cell>
          <table:table-cell table:style-name="ce1"/>
          <table:table-cell office:value-type="string" table:style-name="ce1">
            <text:p>C57Bl/6N</text:p>
          </table:table-cell>
          <table:table-cell office:value-type="string" table:style-name="ce1">
            <text:p>c7d11bc1-a756-4b3f-9ba8-076908fc73f3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3ab28554-1d36-4c76-b21f-92a132db99a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6ccf784-acea-406c-a3fd-47c40f3e5d7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799f221-299f-47ff-b934-9f5b553a2a36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6db9e4fb-bba4-4d89-b244-744efc448fb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e2a65b7-72d5-424f-9d74-ef222d01c800</text:p>
          </table:table-cell>
          <table:table-cell table:style-name="ce1"/>
          <table:table-cell office:value-type="string" table:style-name="ce1">
            <text:p>5-0 monofilament</text:p>
          </table:table-cell>
          <table:table-cell office:value-type="string" table:style-name="ce1">
            <text:p>81d1fe56-7760-47a6-850a-446345b9fc47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b5f47470-77de-4253-b6f7-a333b2b731e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a58c88c1-04b9-4fc2-8050-ab73fa8faf1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89ad4b0-11aa-4629-a9ff-c88708f40644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ea01e36d-269f-4584-bef9-2b4bb4cb84a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f1f6485-6238-456c-892a-ecc37a34f15c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4b8fd035-cfcd-4f91-acf8-41f699fd46fc</text:p>
          </table:table-cell>
          <table:table-cell table:style-name="ce1"/>
          <table:table-cell office:value-type="string" table:style-name="ce1">
            <text:p>Serge C. Thal</text:p>
          </table:table-cell>
          <table:table-cell office:value-type="string" table:style-name="ce1">
            <text:p>aa725dd7-935c-4748-a8c0-509251da60cc</text:p>
          </table:table-cell>
          <table:table-cell table:style-name="ce1"/>
          <table:table-cell office:value-type="string" table:style-name="ce1">
            <text:p>bifurcation of the internal carotid artery and the middle cerebral artery</text:p>
          </table:table-cell>
          <table:table-cell office:value-type="string" table:style-name="ce1">
            <text:p>c1b0b9be-c67f-471c-8eed-60b077ae316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9bbc6a0a-022e-487b-b9af-ff4d9826c243</text:p>
          </table:table-cell>
          <table:table-cell table:number-columns-repeated="4" table:style-name="ce1"/>
          <table:table-cell office:value-type="string" table:style-name="ce1">
            <text:p>buprenorphine,carprofen, meloxicam</text:p>
          </table:table-cell>
          <table:table-cell office:value-type="string" table:style-name="ce1">
            <text:p>560d2e3a-5f69-4901-a3a9-9e3788b90b51</text:p>
          </table:table-cell>
          <table:table-cell table:number-columns-repeated="4" table:style-name="ce1"/>
          <table:table-cell office:value-type="string" table:style-name="ce1">
            <text:p>18-23 g</text:p>
          </table:table-cell>
          <table:table-cell office:value-type="string" table:style-name="ce1">
            <text:p>0c3b23dc-27d2-4730-99d8-f06c6c3ed7c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017915f-b5d8-4015-bfc7-8cb5548b9fd9</text:p>
          </table:table-cell>
          <table:table-cell table:style-name="ce1"/>
          <table:table-cell office:value-type="string" table:style-name="ce15">
            <text:p><text:a xlink:href="mailto:thal@uni‐mainz.de">thal@uni‐mainz.de</text:a></text:p>
          </table:table-cell>
          <table:table-cell office:value-type="string" table:style-name="ce1">
            <text:p>499b5804-ee61-48b7-a089-9267d964e9e2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f88e66e8-25bd-430b-920b-1192ecf043a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5090160-19b6-4d4c-a789-64c74269caf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26fe4f93-e00a-4fd6-bd4a-3db6f0cf7220</text:p>
          </table:table-cell>
          <table:table-cell table:style-name="ce1"/>
          <table:table-cell office:value-type="string" table:style-name="ce1">
            <text:p>analgesic treatment</text:p>
          </table:table-cell>
          <table:table-cell office:value-type="string" table:style-name="ce1">
            <text:p>48b94c87-4adf-44b0-a921-85a22c8dde1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f7372af-d54b-4819-972d-ee90b4bec6a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ce9b681-1f15-4f7c-8ce3-e404e51b1b4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9283214-bdd1-4265-b0cc-054f5ff244b7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c865faf-7a32-48a2-8efd-fe6aedb202fe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bd18cb02-754b-4958-851d-ad90cc613c62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4:01:42</text:p>
          </table:table-cell>
          <table:table-cell office:value-type="string" table:style-name="ce1">
            <text:p>40eb6735-2129-464e-b255-3ecc0c1dd2a2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2bfb5a2-fb85-49b6-bbf8-b9d8810a465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6280480-63e9-4e96-91d3-e023948154b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49f497b-ac5a-42c1-8aae-bf77a4d95b99</text:p>
          </table:table-cell>
          <table:table-cell table:style-name="ce1"/>
          <table:table-cell office:value-type="string" table:style-name="ce1">
            <text:p>C57Bl/6N</text:p>
          </table:table-cell>
          <table:table-cell office:value-type="string" table:style-name="ce1">
            <text:p>dca0586d-da10-4ba2-9bbb-98e5634c748a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a9c206ec-31d4-498c-b268-de25e9fcff6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eaba258-3f49-439a-8ac6-5e173911ac6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991a8f5-1b8e-48a6-84bb-74b2fa253c91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fa638815-8335-4a20-b042-72be3faa23d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70db606-cbe7-49b6-aa1e-f470bcffa817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d7344162-563a-4821-8fdf-54195cd7ce1b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cd40ad0f-a08c-4d67-9fce-5335d7ac19d9</text:p>
          </table:table-cell>
          <table:table-cell office:value-type="string" table:style-name="ce1">
            <text:p>inhalation <text:s/>via <text:s/>face-mask <text:s/>(1.4–2% <text:s/>isoflurane <text:s/>in <text:s/>40% <text:s text:c="3"/>O2 <text:s/>and 60% <text:s/>N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bfb1b84-3484-4d7e-bcd7-c6b23821aa3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b81bc3c-e4f6-4e68-8673-2b29fa19376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bff9f6a0-89ef-4fa2-97c6-f8bc22f1a9b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a5212a1-4c1d-4da8-b945-608b60ffa9e5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cd9e13f1-5c5b-4270-a775-3464307987f6</text:p>
          </table:table-cell>
          <table:table-cell table:style-name="ce1"/>
          <table:table-cell office:value-type="string" table:style-name="ce1">
            <text:p>Serge C. Thal</text:p>
          </table:table-cell>
          <table:table-cell office:value-type="string" table:style-name="ce1">
            <text:p>4b999a9c-6a90-401f-aabe-7426da0fc2c7</text:p>
          </table:table-cell>
          <table:table-cell table:style-name="ce1"/>
          <table:table-cell office:value-type="string" table:style-name="ce1">
            <text:p>bifurcation <text:s/>of <text:s/>the <text:s/>internal <text:s/>carotid <text:s text:c="2"/>artery <text:s/>and <text:s/>the <text:s/>middle <text:s/>cerebral <text:s/>artery.</text:p>
          </table:table-cell>
          <table:table-cell office:value-type="string" table:style-name="ce1">
            <text:p>c4087a03-792a-4eba-b18f-2742edd917c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aef235a4-27b6-44ff-93f4-21d015124acd</text:p>
          </table:table-cell>
          <table:table-cell table:number-columns-repeated="4" table:style-name="ce1"/>
          <table:table-cell office:value-type="string" table:style-name="ce1">
            <text:p>burprenophine</text:p>
          </table:table-cell>
          <table:table-cell office:value-type="string" table:style-name="ce1">
            <text:p>87a55578-018b-41c9-8c3e-510ff6ff3f96</text:p>
          </table:table-cell>
          <table:table-cell table:style-name="ce1"/>
          <table:table-cell office:value-type="string" table:style-name="ce1">
            <text:p>monofilament</text:p>
          </table:table-cell>
          <table:table-cell office:value-type="string" table:style-name="ce1">
            <text:p>1e8cbc1f-4ea0-40fc-a3b1-bc52e06a70ea</text:p>
          </table:table-cell>
          <table:table-cell table:style-name="ce1"/>
          <table:table-cell office:value-type="string" table:style-name="ce1">
            <text:p>18-23 g</text:p>
          </table:table-cell>
          <table:table-cell office:value-type="string" table:style-name="ce1">
            <text:p>84c6f44e-b183-4ab4-9102-765d0c76e55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a7bcac9-974f-4958-82e7-055ebebca140</text:p>
          </table:table-cell>
          <table:table-cell table:style-name="ce1"/>
          <table:table-cell office:value-type="string" table:style-name="ce15">
            <text:p><text:a xlink:href="mailto:thal@uni‑mainz.de">thal@uni‑mainz.de</text:a></text:p>
          </table:table-cell>
          <table:table-cell office:value-type="string" table:style-name="ce1">
            <text:p>ca440eca-bf96-439a-a66e-fe80e7fdaaee</text:p>
          </table:table-cell>
          <table:table-cell table:style-name="ce1"/>
          <table:table-cell office:value-type="string" table:style-name="ce1">
            <text:p>1.4–2% <text:s/>isoflurane <text:s/>in <text:s/>40% <text:s text:c="3"/>O2 <text:s/>and 60% <text:s/>N2</text:p>
          </table:table-cell>
          <table:table-cell office:value-type="string" table:style-name="ce1">
            <text:p>1eedbf1b-d46e-4c70-b4f1-71d0b9ae2ec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31149b2-04b4-40e7-ab87-d784d007f43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de96c4a4-c98c-4397-ae27-88595b5c2f17</text:p>
          </table:table-cell>
          <table:table-cell table:style-name="ce1"/>
          <table:table-cell office:value-type="string" table:style-name="ce1">
            <text:p><text:s/>Buprenorphine <text:s/>and <text:s/>carprofen <text:s text:c="2"/>injections</text:p>
          </table:table-cell>
          <table:table-cell office:value-type="string" table:style-name="ce1">
            <text:p>03598404-8924-42c5-93f2-3bd12029f5c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ba08bb4-ac04-410f-a71a-f8fd4077fc3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663a816-8c39-4d26-8708-9e9114a919a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111d4d6-dba2-4df6-8809-c05539abcd3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59aa1ee2-30a1-48ab-84f9-f8f6bc848219</text:p>
          </table:table-cell>
          <table:table-cell table:style-name="ce1"/>
          <table:table-cell office:value-type="string" table:style-name="ce1">
            <text:p>external carotid artey</text:p>
          </table:table-cell>
          <table:table-cell office:value-type="string" table:style-name="ce1">
            <text:p>582bc2b0-9f79-4373-b965-4e48f4c8cc90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40eb6735-2129-464e-b255-3ecc0c1dd2a2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66]=[.E67];[.E67];&quot;RECONCILIATION!!!&quot;)" table:style-name="ce12">
            <text:p>TRUE</text:p>
          </table:table-cell>
          <table:table-cell office:value-type="string" office:string-value="RECONCILIATION!!!" table:formula="of:=IF([.F66]=[.F67];[.F67];&quot;RECONCILIATION!!!&quot;)" table:style-name="ce12">
            <text:p>RECONCILIATION!!!</text:p>
          </table:table-cell>
          <table:table-cell office:value-type="float" office:value="0" table:formula="of:=IF([.G66]=[.G67];[.G67];&quot;RECONCILIATION!!!&quot;)" table:style-name="ce12">
            <text:p>0</text:p>
          </table:table-cell>
          <table:table-cell office:value-type="string" office:string-value="TRUE" table:formula="of:=IF([.H66]=[.H67];[.H67];&quot;RECONCILIATION!!!&quot;)" table:style-name="ce12">
            <text:p>TRUE</text:p>
          </table:table-cell>
          <table:table-cell office:value-type="string" office:string-value="RECONCILIATION!!!" table:formula="of:=IF([.I66]=[.I67];[.I67];&quot;RECONCILIATION!!!&quot;)" table:style-name="ce12">
            <text:p>RECONCILIATION!!!</text:p>
          </table:table-cell>
          <table:table-cell office:value-type="float" office:value="0" table:formula="of:=IF([.J66]=[.J67];[.J67];&quot;RECONCILIATION!!!&quot;)" table:style-name="ce12">
            <text:p>0</text:p>
          </table:table-cell>
          <table:table-cell office:value-type="string" table:style-name="ce17">
            <text:p>no</text:p>
          </table:table-cell>
          <table:table-cell office:value-type="string" office:string-value="RECONCILIATION!!!" table:formula="of:=IF([.L66]=[.L67];[.L67];&quot;RECONCILIATION!!!&quot;)" table:style-name="ce12">
            <text:p>RECONCILIATION!!!</text:p>
          </table:table-cell>
          <table:table-cell office:value-type="float" office:value="0" table:formula="of:=IF([.M66]=[.M67];[.M67];&quot;RECONCILIATION!!!&quot;)" table:style-name="ce12">
            <text:p>0</text:p>
          </table:table-cell>
          <table:table-cell office:value-type="string" office:string-value="C57Bl/6N" table:formula="of:=IF([.N66]=[.N67];[.N67];&quot;RECONCILIATION!!!&quot;)" table:style-name="ce12">
            <text:p>C57Bl/6N</text:p>
          </table:table-cell>
          <table:table-cell office:value-type="string" office:string-value="RECONCILIATION!!!" table:formula="of:=IF([.O66]=[.O67];[.O67];&quot;RECONCILIATION!!!&quot;)" table:style-name="ce12">
            <text:p>RECONCILIATION!!!</text:p>
          </table:table-cell>
          <table:table-cell office:value-type="float" office:value="0" table:formula="of:=IF([.P66]=[.P67];[.P67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66]=[.R67];[.R67];&quot;RECONCILIATION!!!&quot;)" table:style-name="ce12">
            <text:p>RECONCILIATION!!!</text:p>
          </table:table-cell>
          <table:table-cell office:value-type="float" office:value="0" table:formula="of:=IF([.S66]=[.S67];[.S67];&quot;RECONCILIATION!!!&quot;)" table:style-name="ce12">
            <text:p>0</text:p>
          </table:table-cell>
          <table:table-cell office:value-type="string" office:string-value="TRUE" table:formula="of:=IF([.T66]=[.T67];[.T67];&quot;RECONCILIATION!!!&quot;)" table:style-name="ce12">
            <text:p>TRUE</text:p>
          </table:table-cell>
          <table:table-cell office:value-type="string" office:string-value="RECONCILIATION!!!" table:formula="of:=IF([.U66]=[.U67];[.U67];&quot;RECONCILIATION!!!&quot;)" table:style-name="ce12">
            <text:p>RECONCILIATION!!!</text:p>
          </table:table-cell>
          <table:table-cell office:value-type="float" office:value="0" table:formula="of:=IF([.V66]=[.V67];[.V67];&quot;RECONCILIATION!!!&quot;)" table:style-name="ce12">
            <text:p>0</text:p>
          </table:table-cell>
          <table:table-cell office:value-type="string" office:string-value="TRUE" table:formula="of:=IF([.W66]=[.W67];[.W67];&quot;RECONCILIATION!!!&quot;)" table:style-name="ce12">
            <text:p>TRUE</text:p>
          </table:table-cell>
          <table:table-cell office:value-type="string" office:string-value="RECONCILIATION!!!" table:formula="of:=IF([.X66]=[.X67];[.X67];&quot;RECONCILIATION!!!&quot;)" table:style-name="ce12">
            <text:p>RECONCILIATION!!!</text:p>
          </table:table-cell>
          <table:table-cell office:value-type="float" office:value="0" table:formula="of:=IF([.Y66]=[.Y67];[.Y67];&quot;RECONCILIATION!!!&quot;)" table:style-name="ce12">
            <text:p>0</text:p>
          </table:table-cell>
          <table:table-cell office:value-type="string" office:string-value="yes" table:formula="of:=IF([.Z66]=[.Z67];[.Z67];&quot;RECONCILIATION!!!&quot;)" table:style-name="ce12">
            <text:p>yes</text:p>
          </table:table-cell>
          <table:table-cell office:value-type="string" office:string-value="RECONCILIATION!!!" table:formula="of:=IF([.AA66]=[.AA67];[.AA67];&quot;RECONCILIATION!!!&quot;)" table:style-name="ce12">
            <text:p>RECONCILIATION!!!</text:p>
          </table:table-cell>
          <table:table-cell office:value-type="float" office:value="0" table:formula="of:=IF([.AB66]=[.AB67];[.AB67];&quot;RECONCILIATION!!!&quot;)" table:style-name="ce12">
            <text:p>0</text:p>
          </table:table-cell>
          <table:table-cell office:value-type="string" office:string-value="TRUE" table:formula="of:=IF([.AC66]=[.AC67];[.AC67];&quot;RECONCILIATION!!!&quot;)" table:style-name="ce12">
            <text:p>TRUE</text:p>
          </table:table-cell>
          <table:table-cell office:value-type="string" office:string-value="RECONCILIATION!!!" table:formula="of:=IF([.AD66]=[.AD67];[.AD67];&quot;RECONCILIATION!!!&quot;)" table:style-name="ce12">
            <text:p>RECONCILIATION!!!</text:p>
          </table:table-cell>
          <table:table-cell office:value-type="float" office:value="0" table:formula="of:=IF([.AE66]=[.AE67];[.AE67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66]=[.AG67];[.AG67];&quot;RECONCILIATION!!!&quot;)" table:style-name="ce12">
            <text:p>RECONCILIATION!!!</text:p>
          </table:table-cell>
          <table:table-cell office:value-type="float" office:value="0" table:formula="of:=IF([.AH66]=[.AH67];[.AH67];&quot;RECONCILIATION!!!&quot;)" table:style-name="ce12">
            <text:p>0</text:p>
          </table:table-cell>
          <table:table-cell office:value-type="string" office:string-value="Inhalative" table:formula="of:=IF([.AI66]=[.AI67];[.AI67];&quot;RECONCILIATION!!!&quot;)" table:style-name="ce12">
            <text:p>Inhalative</text:p>
          </table:table-cell>
          <table:table-cell office:value-type="string" office:string-value="RECONCILIATION!!!" table:formula="of:=IF([.AJ66]=[.AJ67];[.AJ67];&quot;RECONCILIATION!!!&quot;)" table:style-name="ce12">
            <text:p>RECONCILIATION!!!</text:p>
          </table:table-cell>
          <table:table-cell office:value-type="string" table:style-name="ce8">
            <text:p>inhalation <text:s/>via <text:s/>face-mask <text:s/>(1.4–2% <text:s/>isoflurane <text:s/>in <text:s/>40% <text:s text:c="3"/>O2 <text:s/>and 60% <text:s/>N2</text:p>
          </table:table-cell>
          <table:table-cell office:value-type="float" office:value="8" table:style-name="ce14">
            <text:p>8</text:p>
          </table:table-cell>
          <table:table-cell office:value-type="string" office:string-value="RECONCILIATION!!!" table:formula="of:=IF([.AM66]=[.AM67];[.AM67];&quot;RECONCILIATION!!!&quot;)" table:style-name="ce12">
            <text:p>RECONCILIATION!!!</text:p>
          </table:table-cell>
          <table:table-cell office:value-type="float" office:value="0" table:formula="of:=IF([.AN66]=[.AN67];[.AN67];&quot;RECONCILIATION!!!&quot;)" table:style-name="ce12">
            <text:p>0</text:p>
          </table:table-cell>
          <table:table-cell office:value-type="string" office:string-value="not reported" table:formula="of:=IF([.AO66]=[.AO67];[.AO67];&quot;RECONCILIATION!!!&quot;)" table:style-name="ce12">
            <text:p>not reported</text:p>
          </table:table-cell>
          <table:table-cell office:value-type="string" office:string-value="RECONCILIATION!!!" table:formula="of:=IF([.AP66]=[.AP67];[.AP67];&quot;RECONCILIATION!!!&quot;)" table:style-name="ce12">
            <text:p>RECONCILIATION!!!</text:p>
          </table:table-cell>
          <table:table-cell office:value-type="float" office:value="0" table:formula="of:=IF([.AQ66]=[.AQ67];[.AQ67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AS66]=[.AS67];[.AS67];&quot;RECONCILIATION!!!&quot;)" table:style-name="ce12">
            <text:p>RECONCILIATION!!!</text:p>
          </table:table-cell>
          <table:table-cell office:value-type="float" office:value="0" table:formula="of:=IF([.AT66]=[.AT67];[.AT67];&quot;RECONCILIATION!!!&quot;)" table:style-name="ce12">
            <text:p>0</text:p>
          </table:table-cell>
          <table:table-cell office:value-type="string" office:string-value="FALSE" table:formula="of:=IF([.AU66]=[.AU67];[.AU67];&quot;RECONCILIATION!!!&quot;)" table:style-name="ce12">
            <text:p>FALSE</text:p>
          </table:table-cell>
          <table:table-cell office:value-type="string" office:string-value="RECONCILIATION!!!" table:formula="of:=IF([.AV66]=[.AV67];[.AV67];&quot;RECONCILIATION!!!&quot;)" table:style-name="ce12">
            <text:p>RECONCILIATION!!!</text:p>
          </table:table-cell>
          <table:table-cell office:value-type="float" office:value="0" table:formula="of:=IF([.AW66]=[.AW67];[.AW67];&quot;RECONCILIATION!!!&quot;)" table:style-name="ce12">
            <text:p>0</text:p>
          </table:table-cell>
          <table:table-cell office:value-type="float" office:value="0" table:formula="of:=IF([.AX66]=[.AX67];[.AX67];&quot;RECONCILIATION!!!&quot;)" table:style-name="ce12">
            <text:p>0</text:p>
          </table:table-cell>
          <table:table-cell office:value-type="float" office:value="0" table:formula="of:=IF([.AY66]=[.AY67];[.AY67];&quot;RECONCILIATION!!!&quot;)" table:style-name="ce12">
            <text:p>0</text:p>
          </table:table-cell>
          <table:table-cell office:value-type="float" office:value="0" table:formula="of:=IF([.AZ66]=[.AZ67];[.AZ67];&quot;RECONCILIATION!!!&quot;)" table:style-name="ce12">
            <text:p>0</text:p>
          </table:table-cell>
          <table:table-cell office:value-type="float" office:value="0" table:formula="of:=IF([.BA66]=[.BA67];[.BA67];&quot;RECONCILIATION!!!&quot;)" table:style-name="ce12">
            <text:p>0</text:p>
          </table:table-cell>
          <table:table-cell office:value-type="float" office:value="0" table:formula="of:=IF([.BB66]=[.BB67];[.BB67];&quot;RECONCILIATION!!!&quot;)" table:style-name="ce12">
            <text:p>0</text:p>
          </table:table-cell>
          <table:table-cell office:value-type="float" office:value="0" table:formula="of:=IF([.BC66]=[.BC67];[.BC67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BE66]=[.BE67];[.BE67];&quot;RECONCILIATION!!!&quot;)" table:style-name="ce12">
            <text:p>RECONCILIATION!!!</text:p>
          </table:table-cell>
          <table:table-cell office:value-type="string" table:style-name="ce12">
            <text:p>monofilament</text:p>
          </table:table-cell>
          <table:table-cell office:value-type="string" office:string-value="Serge C. Thal" table:formula="of:=IF([.BG66]=[.BG67];[.BG67];&quot;RECONCILIATION!!!&quot;)" table:style-name="ce12">
            <text:p>Serge C. Thal</text:p>
          </table:table-cell>
          <table:table-cell office:value-type="string" office:string-value="RECONCILIATION!!!" table:formula="of:=IF([.BH66]=[.BH67];[.BH67];&quot;RECONCILIATION!!!&quot;)" table:style-name="ce12">
            <text:p>RECONCILIATION!!!</text:p>
          </table:table-cell>
          <table:table-cell office:value-type="float" office:value="0" table:formula="of:=IF([.BI66]=[.BI67];[.BI67];&quot;RECONCILIATION!!!&quot;)" table:style-name="ce12">
            <text:p>0</text:p>
          </table:table-cell>
          <table:table-cell office:value-type="string" table:style-name="ce12">
            <text:p>bifurcation of the internal carotid artery and the middle cerebral artery</text:p>
          </table:table-cell>
          <table:table-cell office:value-type="string" office:string-value="RECONCILIATION!!!" table:formula="of:=IF([.BK66]=[.BK67];[.BK67];&quot;RECONCILIATION!!!&quot;)" table:style-name="ce12">
            <text:p>RECONCILIATION!!!</text:p>
          </table:table-cell>
          <table:table-cell office:value-type="float" office:value="0" table:formula="of:=IF([.BL66]=[.BL67];[.BL67];&quot;RECONCILIATION!!!&quot;)" table:style-name="ce12">
            <text:p>0</text:p>
          </table:table-cell>
          <table:table-cell office:value-type="float" office:value="0" table:formula="of:=IF([.BM66]=[.BM67];[.BM67];&quot;RECONCILIATION!!!&quot;)" table:style-name="ce12">
            <text:p>0</text:p>
          </table:table-cell>
          <table:table-cell office:value-type="float" office:value="0" table:formula="of:=IF([.BN66]=[.BN67];[.BN67];&quot;RECONCILIATION!!!&quot;)" table:style-name="ce12">
            <text:p>0</text:p>
          </table:table-cell>
          <table:table-cell office:value-type="float" office:value="0" table:formula="of:=IF([.BO66]=[.BO67];[.BO67];&quot;RECONCILIATION!!!&quot;)" table:style-name="ce12">
            <text:p>0</text:p>
          </table:table-cell>
          <table:table-cell office:value-type="string" office:string-value="FALSE" table:formula="of:=IF([.BP66]=[.BP67];[.BP67];&quot;RECONCILIATION!!!&quot;)" table:style-name="ce12">
            <text:p>FALSE</text:p>
          </table:table-cell>
          <table:table-cell office:value-type="string" office:string-value="RECONCILIATION!!!" table:formula="of:=IF([.BQ66]=[.BQ67];[.BQ67];&quot;RECONCILIATION!!!&quot;)" table:style-name="ce12">
            <text:p>RECONCILIATION!!!</text:p>
          </table:table-cell>
          <table:table-cell office:value-type="float" office:value="0" table:formula="of:=IF([.BR66]=[.BR67];[.BR67];&quot;RECONCILIATION!!!&quot;)" table:style-name="ce12">
            <text:p>0</text:p>
          </table:table-cell>
          <table:table-cell office:value-type="float" office:value="0" table:formula="of:=IF([.BS66]=[.BS67];[.BS67];&quot;RECONCILIATION!!!&quot;)" table:style-name="ce12">
            <text:p>0</text:p>
          </table:table-cell>
          <table:table-cell office:value-type="float" office:value="0" table:formula="of:=IF([.BT66]=[.BT67];[.BT67];&quot;RECONCILIATION!!!&quot;)" table:style-name="ce12">
            <text:p>0</text:p>
          </table:table-cell>
          <table:table-cell office:value-type="float" office:value="0" table:formula="of:=IF([.BU66]=[.BU67];[.BU67];&quot;RECONCILIATION!!!&quot;)" table:style-name="ce12">
            <text:p>0</text:p>
          </table:table-cell>
          <table:table-cell office:value-type="string" table:style-name="ce8">
            <text:p>buprenorphine,carprofen, meloxicam</text:p>
          </table:table-cell>
          <table:table-cell office:value-type="string" office:string-value="RECONCILIATION!!!" table:formula="of:=IF([.BW66]=[.BW67];[.BW67];&quot;RECONCILIATION!!!&quot;)" table:style-name="ce12">
            <text:p>RECONCILIATION!!!</text:p>
          </table:table-cell>
          <table:table-cell office:value-type="float" office:value="0" table:formula="of:=IF([.BX66]=[.BX67];[.BX67];&quot;RECONCILIATION!!!&quot;)" table:style-name="ce12">
            <text:p>0</text:p>
          </table:table-cell>
          <table:table-cell table:style-name="ce12"/>
          <table:table-cell office:value-type="string" office:string-value="RECONCILIATION!!!" table:formula="of:=IF([.BZ66]=[.BZ67];[.BZ67];&quot;RECONCILIATION!!!&quot;)" table:style-name="ce12">
            <text:p>RECONCILIATION!!!</text:p>
          </table:table-cell>
          <table:table-cell office:value-type="float" office:value="0" table:formula="of:=IF([.CA66]=[.CA67];[.CA67];&quot;RECONCILIATION!!!&quot;)" table:style-name="ce12">
            <text:p>0</text:p>
          </table:table-cell>
          <table:table-cell office:value-type="string" office:string-value="18-23 g" table:formula="of:=IF([.CB66]=[.CB67];[.CB67];&quot;RECONCILIATION!!!&quot;)" table:style-name="ce12">
            <text:p>18-23 g</text:p>
          </table:table-cell>
          <table:table-cell office:value-type="string" office:string-value="RECONCILIATION!!!" table:formula="of:=IF([.CC66]=[.CC67];[.CC67];&quot;RECONCILIATION!!!&quot;)" table:style-name="ce12">
            <text:p>RECONCILIATION!!!</text:p>
          </table:table-cell>
          <table:table-cell office:value-type="float" office:value="0" table:formula="of:=IF([.CD66]=[.CD67];[.CD67];&quot;RECONCILIATION!!!&quot;)" table:style-name="ce12">
            <text:p>0</text:p>
          </table:table-cell>
          <table:table-cell office:value-type="string" office:string-value="TRUE" table:formula="of:=IF([.CE66]=[.CE67];[.CE67];&quot;RECONCILIATION!!!&quot;)" table:style-name="ce12">
            <text:p>TRUE</text:p>
          </table:table-cell>
          <table:table-cell office:value-type="string" office:string-value="RECONCILIATION!!!" table:formula="of:=IF([.CF66]=[.CF67];[.CF67];&quot;RECONCILIATION!!!&quot;)" table:style-name="ce12">
            <text:p>RECONCILIATION!!!</text:p>
          </table:table-cell>
          <table:table-cell office:value-type="float" office:value="0" table:formula="of:=IF([.CG66]=[.CG67];[.CG67];&quot;RECONCILIATION!!!&quot;)" table:style-name="ce12">
            <text:p>0</text:p>
          </table:table-cell>
          <table:table-cell office:value-type="string" table:style-name="ce16">
            <text:p><text:a xlink:href="mailto:thal@uni‑mainz.de">thal@uni‑mainz.de</text:a></text:p>
          </table:table-cell>
          <table:table-cell office:value-type="string" office:string-value="RECONCILIATION!!!" table:formula="of:=IF([.CI66]=[.CI67];[.CI67];&quot;RECONCILIATION!!!&quot;)" table:style-name="ce12">
            <text:p>RECONCILIATION!!!</text:p>
          </table:table-cell>
          <table:table-cell office:value-type="float" office:value="0" table:formula="of:=IF([.CJ66]=[.CJ67];[.CJ67];&quot;RECONCILIATION!!!&quot;)" table:style-name="ce12">
            <text:p>0</text:p>
          </table:table-cell>
          <table:table-cell office:value-type="string" table:style-name="ce8">
            <text:p>1.4–2% <text:s/>isoflurane <text:s/>in <text:s/>40% <text:s text:c="3"/>O2 <text:s/>and 60% <text:s/>N2</text:p>
          </table:table-cell>
          <table:table-cell office:value-type="string" office:string-value="RECONCILIATION!!!" table:formula="of:=IF([.CL66]=[.CL67];[.CL67];&quot;RECONCILIATION!!!&quot;)" table:style-name="ce12">
            <text:p>RECONCILIATION!!!</text:p>
          </table:table-cell>
          <table:table-cell office:value-type="float" office:value="0" table:formula="of:=IF([.CM66]=[.CM67];[.CM67];&quot;RECONCILIATION!!!&quot;)" table:style-name="ce12">
            <text:p>0</text:p>
          </table:table-cell>
          <table:table-cell office:value-type="string" office:string-value="FALSE" table:formula="of:=IF([.CN66]=[.CN67];[.CN67];&quot;RECONCILIATION!!!&quot;)" table:style-name="ce12">
            <text:p>FALSE</text:p>
          </table:table-cell>
          <table:table-cell office:value-type="string" office:string-value="RECONCILIATION!!!" table:formula="of:=IF([.CO66]=[.CO67];[.CO67];&quot;RECONCILIATION!!!&quot;)" table:style-name="ce12">
            <text:p>RECONCILIATION!!!</text:p>
          </table:table-cell>
          <table:table-cell office:value-type="float" office:value="0" table:formula="of:=IF([.CP66]=[.CP67];[.CP67];&quot;RECONCILIATION!!!&quot;)" table:style-name="ce12">
            <text:p>0</text:p>
          </table:table-cell>
          <table:table-cell office:value-type="float" office:value="5" table:style-name="ce14">
            <text:p>5</text:p>
          </table:table-cell>
          <table:table-cell office:value-type="string" office:string-value="RECONCILIATION!!!" table:formula="of:=IF([.CR66]=[.CR67];[.CR67];&quot;RECONCILIATION!!!&quot;)" table:style-name="ce12">
            <text:p>RECONCILIATION!!!</text:p>
          </table:table-cell>
          <table:table-cell office:value-type="float" office:value="0" table:formula="of:=IF([.CS66]=[.CS67];[.CS67];&quot;RECONCILIATION!!!&quot;)" table:style-name="ce12">
            <text:p>0</text:p>
          </table:table-cell>
          <table:table-cell office:value-type="string" table:style-name="ce14">
            <text:p><text:s/>Buprenorphine <text:s/>and <text:s/>carprofen <text:s text:c="2"/>injections</text:p>
          </table:table-cell>
          <table:table-cell office:value-type="string" office:string-value="RECONCILIATION!!!" table:formula="of:=IF([.CU66]=[.CU67];[.CU67];&quot;RECONCILIATION!!!&quot;)" table:style-name="ce12">
            <text:p>RECONCILIATION!!!</text:p>
          </table:table-cell>
          <table:table-cell office:value-type="float" office:value="0" table:formula="of:=IF([.CV66]=[.CV67];[.CV67];&quot;RECONCILIATION!!!&quot;)" table:style-name="ce12">
            <text:p>0</text:p>
          </table:table-cell>
          <table:table-cell office:value-type="string" office:string-value="TRUE" table:formula="of:=IF([.CW66]=[.CW67];[.CW67];&quot;RECONCILIATION!!!&quot;)" table:style-name="ce12">
            <text:p>TRUE</text:p>
          </table:table-cell>
          <table:table-cell office:value-type="string" office:string-value="RECONCILIATION!!!" table:formula="of:=IF([.CX66]=[.CX67];[.CX67];&quot;RECONCILIATION!!!&quot;)" table:style-name="ce12">
            <text:p>RECONCILIATION!!!</text:p>
          </table:table-cell>
          <table:table-cell office:value-type="float" office:value="0" table:formula="of:=IF([.CY66]=[.CY67];[.CY67];&quot;RECONCILIATION!!!&quot;)" table:style-name="ce12">
            <text:p>0</text:p>
          </table:table-cell>
          <table:table-cell office:value-type="string" office:string-value="TRUE" table:formula="of:=IF([.CZ66]=[.CZ67];[.CZ67];&quot;RECONCILIATION!!!&quot;)" table:style-name="ce12">
            <text:p>TRUE</text:p>
          </table:table-cell>
          <table:table-cell office:value-type="string" office:string-value="RECONCILIATION!!!" table:formula="of:=IF([.DA66]=[.DA67];[.DA67];&quot;RECONCILIATION!!!&quot;)" table:style-name="ce12">
            <text:p>RECONCILIATION!!!</text:p>
          </table:table-cell>
          <table:table-cell office:value-type="float" office:value="0" table:formula="of:=IF([.DB66]=[.DB67];[.DB67];&quot;RECONCILIATION!!!&quot;)" table:style-name="ce12">
            <text:p>0</text:p>
          </table:table-cell>
          <table:table-cell office:value-type="string" office:string-value="TRUE" table:formula="of:=IF([.DC66]=[.DC67];[.DC67];&quot;RECONCILIATION!!!&quot;)" table:style-name="ce12">
            <text:p>TRUE</text:p>
          </table:table-cell>
          <table:table-cell office:value-type="string" office:string-value="RECONCILIATION!!!" table:formula="of:=IF([.DD66]=[.DD67];[.DD67];&quot;RECONCILIATION!!!&quot;)" table:style-name="ce12">
            <text:p>RECONCILIATION!!!</text:p>
          </table:table-cell>
          <table:table-cell office:value-type="float" office:value="0" table:formula="of:=IF([.DE66]=[.DE67];[.DE67];&quot;RECONCILIATION!!!&quot;)" table:style-name="ce12">
            <text:p>0</text:p>
          </table:table-cell>
          <table:table-cell office:value-type="float" office:value="0" table:formula="of:=IF([.DF66]=[.DF67];[.DF67];&quot;RECONCILIATION!!!&quot;)" table:style-name="ce12">
            <text:p>0</text:p>
          </table:table-cell>
          <table:table-cell office:value-type="float" office:value="0" table:formula="of:=IF([.DG66]=[.DG67];[.DG67];&quot;RECONCILIATION!!!&quot;)" table:style-name="ce12">
            <text:p>0</text:p>
          </table:table-cell>
          <table:table-cell office:value-type="float" office:value="0" table:formula="of:=IF([.DH66]=[.DH67];[.DH67];&quot;RECONCILIATION!!!&quot;)" table:style-name="ce12">
            <text:p>0</text:p>
          </table:table-cell>
          <table:table-cell office:value-type="string" office:string-value="TRUE" table:formula="of:=IF([.DI66]=[.DI67];[.DI67];&quot;RECONCILIATION!!!&quot;)" table:style-name="ce12">
            <text:p>TRUE</text:p>
          </table:table-cell>
          <table:table-cell office:value-type="string" office:string-value="RECONCILIATION!!!" table:formula="of:=IF([.DJ66]=[.DJ67];[.DJ67];&quot;RECONCILIATION!!!&quot;)" table:style-name="ce12">
            <text:p>RECONCILIATION!!!</text:p>
          </table:table-cell>
          <table:table-cell office:value-type="float" office:value="0" table:formula="of:=IF([.DK66]=[.DK67];[.DK67];&quot;RECONCILIATION!!!&quot;)" table:style-name="ce12">
            <text:p>0</text:p>
          </table:table-cell>
          <table:table-cell office:value-type="string" table:style-name="ce8">
            <text:p>left external carotid artey</text:p>
          </table:table-cell>
          <table:table-cell table:number-columns-repeated="16268" table:style-name="ce1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13 14:01:20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1d362025-1467-4810-8d69-52df43b69821</text:p>
          </table:table-cell>
          <table:table-cell table:number-columns-repeated="6" table:style-name="ce1"/>
          <table:table-cell office:value-type="string" table:style-name="ce1">
            <text:p>not reported</text:p>
          </table:table-cell>
          <table:table-cell office:value-type="string" table:style-name="ce1">
            <text:p>143629b8-0771-468e-85b2-f9e11ad4cb20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21f82222-3e4d-4d95-abbe-2e8a19911be1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3093cbc6-c9c7-4538-8319-31cba02ffc8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402ced23-6cc2-4299-9cf3-9027ccc61eae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81443fa2-4f25-4940-bf8d-42d38d59b8de</text:p>
          </table:table-cell>
          <table:table-cell table:number-columns-repeated="4" table:style-name="ce1"/>
          <table:table-cell office:value-type="string" table:style-name="ce1">
            <text:p>5-0 blunted monofilament</text:p>
          </table:table-cell>
          <table:table-cell office:value-type="string" table:style-name="ce1">
            <text:p>ab3e44b1-ba0c-4780-987b-15b42487ff85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8a37cba2-9b03-461e-b6f1-df87c1654aa1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506dbdad-e294-4823-abbf-3f37ff65af92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b207d29c-cd8a-4854-bd59-8672cce18da7</text:p>
          </table:table-cell>
          <table:table-cell table:number-columns-repeated="4" table:style-name="ce1"/>
          <table:table-cell office:value-type="string" table:style-name="ce1">
            <text:p>ketamine xylazine</text:p>
          </table:table-cell>
          <table:table-cell office:value-type="string" table:style-name="ce1">
            <text:p>c480f6f3-31ba-4fd7-926c-6e3531cd8cd4</text:p>
          </table:table-cell>
          <table:table-cell table:style-name="ce1"/>
          <table:table-cell office:value-type="string" table:style-name="ce1">
            <text:p>The animals were housed in an air-conditioned (22 ± 1C) environment with 45%–55% humidity and a 12-h alternat- ing light–dark cycle. Standard lab feed and water were given ad libitum.</text:p>
          </table:table-cell>
          <table:table-cell office:value-type="string" table:style-name="ce1">
            <text:p>d7149a8d-54be-465c-92cb-a2d4cac0ae23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dd94c449-0b6e-435f-ac03-9bfe243465cb</text:p>
          </table:table-cell>
          <table:table-cell table:style-name="ce1"/>
          <table:table-cell office:value-type="string" table:style-name="ce1">
            <text:p>George Kwok Chu Wong</text:p>
          </table:table-cell>
          <table:table-cell office:value-type="string" table:style-name="ce1">
            <text:p>eb7d0a83-1ba3-4151-a4d3-d77e975b5de7</text:p>
          </table:table-cell>
          <table:table-cell table:style-name="ce1"/>
          <table:table-cell office:value-type="string" table:style-name="ce1">
            <text:p>circle of the Willis</text:p>
          </table:table-cell>
          <table:table-cell office:value-type="string" table:style-name="ce1">
            <text:p>80b7acf5-b460-48d5-a7c8-6f64c1d73e79</text:p>
          </table:table-cell>
          <table:table-cell table:style-name="ce1"/>
          <table:table-cell office:value-type="string" table:style-name="ce1">
            <text:p>8-12 weeks</text:p>
          </table:table-cell>
          <table:table-cell office:value-type="string" table:style-name="ce1">
            <text:p>b99db242-8d60-4e66-94d3-1c0dad3a7b0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f62f4c6-46f7-4944-afca-010ac50f0a48</text:p>
          </table:table-cell>
          <table:table-cell table:number-columns-repeated="10" table:style-name="ce1"/>
          <table:table-cell office:value-type="string" table:style-name="ce1">
            <text:p>25-28g</text:p>
          </table:table-cell>
          <table:table-cell office:value-type="string" table:style-name="ce1">
            <text:p>90f8aa64-307b-4508-8e6c-85edf2987ef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2613114-7dd3-4efe-a7c3-dd17bf5052eb</text:p>
          </table:table-cell>
          <table:table-cell table:style-name="ce1"/>
          <table:table-cell office:value-type="string" table:style-name="ce1">
            <text:p>georgewong@surgery.cuhk.edu.hk</text:p>
          </table:table-cell>
          <table:table-cell office:value-type="string" table:style-name="ce1">
            <text:p>8f45ad41-dd49-4610-b761-0756724c6c5b</text:p>
          </table:table-cell>
          <table:table-cell table:number-columns-repeated="7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af955f62-36f1-4d50-84ab-abcbd6edc6db</text:p>
          </table:table-cell>
          <table:table-cell table:style-name="ce1"/>
          <table:table-cell office:value-type="string" table:style-name="ce1">
            <text:p>buprenorphine was injected twice a day for three consecutive days as an analgesic.</text:p>
          </table:table-cell>
          <table:table-cell office:value-type="string" table:style-name="ce1">
            <text:p>527080dc-2f68-44d2-8578-cae876c31897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64a5d46e-cfb6-46b9-9181-3acce815ade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7637608-b26d-46b6-8a9a-cb1017d8a1c7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968e6ba-f8ae-434c-b7f8-f63d9c93ad22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b25566b0-727d-4a5b-aaeb-3cf89bed770c</text:p>
          </table:table-cell>
          <table:table-cell table:number-columns-repeated="16267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13 14:01:20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1d362025-1467-4810-8d69-52df43b69821</text:p>
          </table:table-cell>
          <table:table-cell table:style-name="ce1"/>
          <table:table-cell office:value-type="string" table:style-name="ce1">
            <text:p>3b180790-bd30-4973-8fcd-4794d719089d</text:p>
          </table:table-cell>
          <table:table-cell table:number-columns-repeated="2" table:style-name="ce1"/>
          <table:table-cell office:value-type="string" table:style-name="ce1">
            <text:p>23c33c30-5506-467e-bf32-ce9c8acf4270</text:p>
          </table:table-cell>
          <table:table-cell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C57BL/6J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f0840328-c1cd-4c99-8af5-c8da224f6697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4bd6a58e-99d8-46f0-b3d2-80195d8b23d9</text:p>
          </table:table-cell>
          <table:table-cell table:style-name="ce1"/>
          <table:table-cell office:value-type="string" table:style-name="ce1">
            <text:p>5-0 blunted monofilament</text:p>
          </table:table-cell>
          <table:table-cell table:number-columns-repeated="2" table:style-name="ce1"/>
          <table:table-cell office:value-type="string" table:style-name="ce1">
            <text:p>Injective</text:p>
          </table:table-cell>
          <table:table-cell table:number-columns-repeated="5" table:style-name="ce1"/>
          <table:table-cell office:value-type="string" table:style-name="ce1">
            <text:p>other conditions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0b32adad-118d-423b-98d0-69952cf41f01</text:p>
          </table:table-cell>
          <table:table-cell table:style-name="ce1"/>
          <table:table-cell office:value-type="string" table:style-name="ce1">
            <text:p>ketamine xylazine</text:p>
          </table:table-cell>
          <table:table-cell table:number-columns-repeated="2" table:style-name="ce1"/>
          <table:table-cell office:value-type="string" table:style-name="ce1">
            <text:p>The animals were housed in an air-conditioned (22 ± 1C) environment with 45%–55% humidity and a 12-h alternat- ing light–dark cycle. Standard lab feed and water were given ad libitum.</text:p>
          </table:table-cell>
          <table:table-cell table:number-columns-repeated="2" table:style-name="ce1"/>
          <table:table-cell office:value-type="string" table:style-name="ce1">
            <text:p>uncoated</text:p>
          </table:table-cell>
          <table:table-cell table:number-columns-repeated="2" table:style-name="ce1"/>
          <table:table-cell office:value-type="string" table:style-name="ce1">
            <text:p>George Kwok Chu Wong</text:p>
          </table:table-cell>
          <table:table-cell table:number-columns-repeated="2" table:style-name="ce1"/>
          <table:table-cell office:value-type="string" table:style-name="ce1">
            <text:p>circle of the Willis</text:p>
          </table:table-cell>
          <table:table-cell table:number-columns-repeated="2" table:style-name="ce1"/>
          <table:table-cell office:value-type="string" table:style-name="ce1">
            <text:p>8-12 weeks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eb3ee2b4-4864-4cd8-a832-e7e8a2a9814a</text:p>
          </table:table-cell>
          <table:table-cell table:number-columns-repeated="4" table:style-name="ce1"/>
          <table:table-cell office:value-type="string" table:style-name="ce1">
            <text:p>25-28g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georgewong@surgery.cuhk.edu.hk</text:p>
          </table:table-cell>
          <table:table-cell table:number-columns-repeated="6" table:style-name="ce1"/>
          <table:table-cell office:value-type="string" table:style-name="ce1">
            <text:p>4e3b006a-c896-438c-a0d9-f98fe9f1c69b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buprenorphine was injected twice a day for three consecutive days as an analgesic.</text:p>
          </table:table-cell>
          <table:table-cell table:number-columns-repeated="3" table:style-name="ce1"/>
          <table:table-cell office:value-type="string" table:style-name="ce1">
            <text:p>ab0cea62-b049-49f2-9b64-b4f6d85f32e2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left ECA</text:p>
          </table:table-cell>
          <table:table-cell table:number-columns-repeated="16268" table:style-name="ce1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13 14:01:20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143629b8-0771-468e-85b2-f9e11ad4cb20</text:p>
          </table:table-cell>
          <table:table-cell table:number-columns-repeated="2" table:style-name="ce1"/>
          <table:table-cell office:value-type="string" table:style-name="ce1">
            <text:p>21f82222-3e4d-4d95-abbe-2e8a19911be1</text:p>
          </table:table-cell>
          <table:table-cell table:number-columns-repeated="2" table:style-name="ce1"/>
          <table:table-cell office:value-type="string" table:style-name="ce1">
            <text:p>3093cbc6-c9c7-4538-8319-31cba02ffc8e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402ced23-6cc2-4299-9cf3-9027ccc61eae</text:p>
          </table:table-cell>
          <table:table-cell table:number-columns-repeated="2" table:style-name="ce1"/>
          <table:table-cell office:value-type="string" table:style-name="ce1">
            <text:p>81443fa2-4f25-4940-bf8d-42d38d59b8de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ab3e44b1-ba0c-4780-987b-15b42487ff85</text:p>
          </table:table-cell>
          <table:table-cell table:number-columns-repeated="2" table:style-name="ce1"/>
          <table:table-cell office:value-type="string" table:style-name="ce1">
            <text:p>8a37cba2-9b03-461e-b6f1-df87c1654aa1</text:p>
          </table:table-cell>
          <table:table-cell table:number-columns-repeated="5" table:style-name="ce1"/>
          <table:table-cell office:value-type="string" table:style-name="ce1">
            <text:p>506dbdad-e294-4823-abbf-3f37ff65af92</text:p>
          </table:table-cell>
          <table:table-cell table:number-columns-repeated="2" table:style-name="ce1"/>
          <table:table-cell office:value-type="string" table:style-name="ce1">
            <text:p>b207d29c-cd8a-4854-bd59-8672cce18da7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c480f6f3-31ba-4fd7-926c-6e3531cd8cd4</text:p>
          </table:table-cell>
          <table:table-cell table:number-columns-repeated="2" table:style-name="ce1"/>
          <table:table-cell office:value-type="string" table:style-name="ce1">
            <text:p>d7149a8d-54be-465c-92cb-a2d4cac0ae23</text:p>
          </table:table-cell>
          <table:table-cell table:number-columns-repeated="2" table:style-name="ce1"/>
          <table:table-cell office:value-type="string" table:style-name="ce1">
            <text:p>dd94c449-0b6e-435f-ac03-9bfe243465cb</text:p>
          </table:table-cell>
          <table:table-cell table:number-columns-repeated="2" table:style-name="ce1"/>
          <table:table-cell office:value-type="string" table:style-name="ce1">
            <text:p>eb7d0a83-1ba3-4151-a4d3-d77e975b5de7</text:p>
          </table:table-cell>
          <table:table-cell table:number-columns-repeated="2" table:style-name="ce1"/>
          <table:table-cell office:value-type="string" table:style-name="ce1">
            <text:p>80b7acf5-b460-48d5-a7c8-6f64c1d73e79</text:p>
          </table:table-cell>
          <table:table-cell table:number-columns-repeated="2" table:style-name="ce1"/>
          <table:table-cell office:value-type="string" table:style-name="ce1">
            <text:p>b99db242-8d60-4e66-94d3-1c0dad3a7b00</text:p>
          </table:table-cell>
          <table:table-cell table:number-columns-repeated="2" table:style-name="ce1"/>
          <table:table-cell office:value-type="string" table:style-name="ce1">
            <text:p>0f62f4c6-46f7-4944-afca-010ac50f0a48</text:p>
          </table:table-cell>
          <table:table-cell table:number-columns-repeated="4" table:style-name="ce1"/>
          <table:table-cell office:value-type="string" table:style-name="ce1">
            <text:p>CatWalk analysis</text:p>
          </table:table-cell>
          <table:table-cell table:number-columns-repeated="6" table:style-name="ce1"/>
          <table:table-cell office:value-type="string" table:style-name="ce1">
            <text:p>90f8aa64-307b-4508-8e6c-85edf2987efe</text:p>
          </table:table-cell>
          <table:table-cell table:number-columns-repeated="2" table:style-name="ce1"/>
          <table:table-cell office:value-type="string" table:style-name="ce1">
            <text:p>32613114-7dd3-4efe-a7c3-dd17bf5052eb</text:p>
          </table:table-cell>
          <table:table-cell table:number-columns-repeated="2" table:style-name="ce1"/>
          <table:table-cell office:value-type="string" table:style-name="ce1">
            <text:p>8f45ad41-dd49-4610-b761-0756724c6c5b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af955f62-36f1-4d50-84ab-abcbd6edc6db</text:p>
          </table:table-cell>
          <table:table-cell table:number-columns-repeated="2" table:style-name="ce1"/>
          <table:table-cell office:value-type="string" table:style-name="ce1">
            <text:p>527080dc-2f68-44d2-8578-cae876c31897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64a5d46e-cfb6-46b9-9181-3acce815ade8</text:p>
          </table:table-cell>
          <table:table-cell table:number-columns-repeated="2" table:style-name="ce1"/>
          <table:table-cell office:value-type="string" table:style-name="ce1">
            <text:p>c7637608-b26d-46b6-8a9a-cb1017d8a1c7</text:p>
          </table:table-cell>
          <table:table-cell table:number-columns-repeated="5" table:style-name="ce1"/>
          <table:table-cell office:value-type="string" table:style-name="ce1">
            <text:p>3968e6ba-f8ae-434c-b7f8-f63d9c93ad22</text:p>
          </table:table-cell>
          <table:table-cell table:number-columns-repeated="2" table:style-name="ce1"/>
          <table:table-cell office:value-type="string" table:style-name="ce1">
            <text:p>b25566b0-727d-4a5b-aaeb-3cf89bed770c</text:p>
          </table:table-cell>
          <table:table-cell table:number-columns-repeated="16267"/>
        </table:table-row>
        <table:table-row table:number-rows-repeated="2" table:style-name="ro1">
          <table:table-cell office:value-type="string" table:style-name="ce1">
            <text:p>Root</text:p>
          </table:table-cell>
          <table:table-cell office:value-type="string" table:style-name="ce2">
            <text:p>2021-10-13 14:01:20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3b180790-bd30-4973-8fcd-4794d719089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3c33c30-5506-467e-bf32-ce9c8acf4270</text:p>
          </table:table-cell>
          <table:table-cell table:number-columns-repeated="10" table:style-name="ce1"/>
          <table:table-cell office:value-type="string" table:style-name="ce2">
            <text:p>TRUE</text:p>
          </table:table-cell>
          <table:table-cell office:value-type="string" table:style-name="ce1">
            <text:p>f0840328-c1cd-4c99-8af5-c8da224f6697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4bd6a58e-99d8-46f0-b3d2-80195d8b23d9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0b32adad-118d-423b-98d0-69952cf41f01</text:p>
          </table:table-cell>
          <table:table-cell table:number-columns-repeated="25" table:style-name="ce1"/>
          <table:table-cell office:value-type="string" table:style-name="ce1">
            <text:p>CatWalk analysis</text:p>
          </table:table-cell>
          <table:table-cell office:value-type="string" table:style-name="ce1">
            <text:p>eb3ee2b4-4864-4cd8-a832-e7e8a2a9814a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4e3b006a-c896-438c-a0d9-f98fe9f1c69b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ab0cea62-b049-49f2-9b64-b4f6d85f32e2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07:28:56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7BL/6J</text:p>
          </table:table-cell>
          <table:table-cell office:value-type="string" table:style-name="ce1">
            <text:p>4dc9fb1a-c166-44a2-adae-715d8b96bef4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1641bbdc-1016-481b-adce-3646360a1959</text:p>
          </table:table-cell>
          <table:table-cell table:number-columns-repeated="31" table:style-name="ce1"/>
          <table:table-cell office:value-type="string" table:style-name="ce1">
            <text:p>0.1 ml/10 g mixed solution consisting of 5 mg/ml of ketamine and 2.5 mg/ml of xylazine. T</text:p>
          </table:table-cell>
          <table:table-cell office:value-type="string" table:style-name="ce1">
            <text:p>f48868f9-faca-45d8-b0fc-9a5bbacff724</text:p>
          </table:table-cell>
          <table:table-cell table:number-columns-repeated="13" table:style-name="ce1"/>
          <table:table-cell office:value-type="string" table:style-name="ce1">
            <text:p>8-12 weeks</text:p>
          </table:table-cell>
          <table:table-cell office:value-type="string" table:style-name="ce1">
            <text:p>aed748f6-4cf4-44a9-8ca7-5a073c5980cb</text:p>
          </table:table-cell>
          <table:table-cell table:number-columns-repeated="13" table:style-name="ce1"/>
          <table:table-cell office:value-type="string" table:style-name="ce1">
            <text:p>25-28 g</text:p>
          </table:table-cell>
          <table:table-cell office:value-type="string" table:style-name="ce1">
            <text:p>16c6dfbb-b70e-4c6c-9d5a-f3d8bae1e4a0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07:28:56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7BL/6J</text:p>
          </table:table-cell>
          <table:table-cell office:value-type="string" table:style-name="ce1">
            <text:p>4dc9fb1a-c166-44a2-adae-715d8b96bef4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1641bbdc-1016-481b-adce-3646360a1959</text:p>
          </table:table-cell>
          <table:table-cell table:number-columns-repeated="6" table:style-name="ce1"/>
          <table:table-cell office:value-type="string" table:style-name="ce1">
            <text:p>buprenorphine was injected twice a day for three consecutive days as an analgesic.</text:p>
          </table:table-cell>
          <table:table-cell table:number-columns-repeated="17" table:style-name="ce1"/>
          <table:table-cell office:value-type="string" table:style-name="ce1">
            <text:p>The animals were housed in an air-conditioned (22 ± 1C) environment with 45%–55% humidity and a 12-h alternating light–dark cycle. Standard lab feed and water were given ad libitum</text:p>
          </table:table-cell>
          <table:table-cell table:number-columns-repeated="6" table:style-name="ce1"/>
          <table:table-cell office:value-type="string" table:style-name="ce1">
            <text:p>0.1 ml/10 g mixed solution consisting of 5 mg/ml of ketamine and 2.5 mg/ml of xylazine. T</text:p>
          </table:table-cell>
          <table:table-cell office:value-type="string" table:style-name="ce1">
            <text:p>f48868f9-faca-45d8-b0fc-9a5bbacff724</text:p>
          </table:table-cell>
          <table:table-cell table:number-columns-repeated="13" table:style-name="ce1"/>
          <table:table-cell office:value-type="string" table:style-name="ce1">
            <text:p>8-12 weeks</text:p>
          </table:table-cell>
          <table:table-cell office:value-type="string" table:style-name="ce1">
            <text:p>aed748f6-4cf4-44a9-8ca7-5a073c5980cb</text:p>
          </table:table-cell>
          <table:table-cell table:number-columns-repeated="13" table:style-name="ce1"/>
          <table:table-cell office:value-type="string" table:style-name="ce1">
            <text:p>25-28 g</text:p>
          </table:table-cell>
          <table:table-cell office:value-type="string" table:style-name="ce1">
            <text:p>16c6dfbb-b70e-4c6c-9d5a-f3d8bae1e4a0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07:28:56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deda09b7-631d-4dcc-a8fd-f392a3be64de</text:p>
          </table:table-cell>
          <table:table-cell table:number-columns-repeated="2" table:style-name="ce1"/>
          <table:table-cell office:value-type="string" table:style-name="ce1">
            <text:p>7ef469b6-ab3d-447e-9204-1e70ff5aca67</text:p>
          </table:table-cell>
          <table:table-cell table:number-columns-repeated="2" table:style-name="ce1"/>
          <table:table-cell office:value-type="string" table:style-name="ce1">
            <text:p>65ee0c45-d2c3-4c9b-b259-ed6cb4369144</text:p>
          </table:table-cell>
          <table:table-cell table:style-name="ce1"/>
          <table:table-cell office:value-type="string" table:style-name="ce1">
            <text:p>C57BL/6J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aa6bb50a-eb33-451a-9802-d941ad99526c</text:p>
          </table:table-cell>
          <table:table-cell table:number-columns-repeated="2" table:style-name="ce1"/>
          <table:table-cell office:value-type="string" table:style-name="ce1">
            <text:p>6ac9ceba-fc93-4f3f-85f5-c65b1b3a094b</text:p>
          </table:table-cell>
          <table:table-cell table:number-columns-repeated="2" table:style-name="ce1"/>
          <table:table-cell office:value-type="string" table:style-name="ce1">
            <text:p>f14793b0-8989-497c-94c1-665c4c7c57a2</text:p>
          </table:table-cell>
          <table:table-cell table:number-columns-repeated="2" table:style-name="ce1"/>
          <table:table-cell office:value-type="string" table:style-name="ce1">
            <text:p>677edbbd-b026-4896-8e68-9a4953137cdb</text:p>
          </table:table-cell>
          <table:table-cell table:number-columns-repeated="2" table:style-name="ce1"/>
          <table:table-cell office:value-type="string" table:style-name="ce1">
            <text:p>581ea02a-92df-4977-a8b8-cd90125fffdd</text:p>
          </table:table-cell>
          <table:table-cell table:number-columns-repeated="2" table:style-name="ce1"/>
          <table:table-cell office:value-type="string" table:style-name="ce1">
            <text:p>1f6649a5-0bff-4b39-be6c-c0051c3790b1</text:p>
          </table:table-cell>
          <table:table-cell table:number-columns-repeated="2" table:style-name="ce1"/>
          <table:table-cell office:value-type="string" table:style-name="ce1">
            <text:p>40389a16-eee9-4cae-b424-d8a724c9d66b</text:p>
          </table:table-cell>
          <table:table-cell table:number-columns-repeated="2" table:style-name="ce1"/>
          <table:table-cell office:value-type="string" table:style-name="ce1">
            <text:p>9ecc603e-9ff9-4f27-a906-e651862c6104</text:p>
          </table:table-cell>
          <table:table-cell table:number-columns-repeated="2" table:style-name="ce1"/>
          <table:table-cell office:value-type="string" table:style-name="ce1">
            <text:p>5f31df85-2637-473e-93c5-1500d42fb680</text:p>
          </table:table-cell>
          <table:table-cell table:number-columns-repeated="2" table:style-name="ce1"/>
          <table:table-cell office:value-type="string" table:style-name="ce1">
            <text:p>381de1a4-5578-4f9a-be3e-f5da4ea4d469</text:p>
          </table:table-cell>
          <table:table-cell table:style-name="ce1"/>
          <table:table-cell office:value-type="string" table:style-name="ce1">
            <text:p>0.1 ml/10 g mixed solution consisting of 5 mg/ml of ketamine and 2.5 mg/ml of xylazine. T</text:p>
          </table:table-cell>
          <table:table-cell table:number-columns-repeated="6" table:style-name="ce1"/>
          <table:table-cell office:value-type="string" table:style-name="ce1">
            <text:p>8c504738-9d4a-4d84-b319-00e814c7ece2</text:p>
          </table:table-cell>
          <table:table-cell table:number-columns-repeated="2" table:style-name="ce1"/>
          <table:table-cell office:value-type="string" table:style-name="ce1">
            <text:p>fdd4d605-8dc0-4813-990c-21f7874aec2d</text:p>
          </table:table-cell>
          <table:table-cell table:number-columns-repeated="2" table:style-name="ce1"/>
          <table:table-cell office:value-type="string" table:style-name="ce1">
            <text:p>5cdbe3e2-b9d8-43df-9a86-a9bbf4ab31be</text:p>
          </table:table-cell>
          <table:table-cell table:style-name="ce1"/>
          <table:table-cell office:value-type="string" table:style-name="ce1">
            <text:p>8-12 weeks</text:p>
          </table:table-cell>
          <table:table-cell table:number-columns-repeated="3" table:style-name="ce1"/>
          <table:table-cell office:value-type="string" table:style-name="ce1">
            <text:p>0dd37997-b234-405b-8ce9-e938c45692ca</text:p>
          </table:table-cell>
          <table:table-cell table:number-columns-repeated="5" table:style-name="ce1"/>
          <table:table-cell office:value-type="string" table:style-name="ce1">
            <text:p>69bc378e-7684-4083-aded-02edefd85911</text:p>
          </table:table-cell>
          <table:table-cell table:number-columns-repeated="2" table:style-name="ce1"/>
          <table:table-cell office:value-type="string" table:style-name="ce1">
            <text:p>9cb43e8c-4f84-462a-8ce0-dcef4b686090</text:p>
          </table:table-cell>
          <table:table-cell table:style-name="ce1"/>
          <table:table-cell office:value-type="string" table:style-name="ce1">
            <text:p>25-28 g</text:p>
          </table:table-cell>
          <table:table-cell table:number-columns-repeated="3" table:style-name="ce1"/>
          <table:table-cell office:value-type="string" table:style-name="ce1">
            <text:p>3924c457-28c3-4e4a-8059-67856f6c06a2</text:p>
          </table:table-cell>
          <table:table-cell table:number-columns-repeated="2" table:style-name="ce1"/>
          <table:table-cell office:value-type="string" table:style-name="ce1">
            <text:p>54630816-f14c-4fac-9882-7b31c1eb7438</text:p>
          </table:table-cell>
          <table:table-cell table:number-columns-repeated="5" table:style-name="ce1"/>
          <table:table-cell office:value-type="string" table:style-name="ce1">
            <text:p>7977ec77-011e-4dd8-821c-22ad38c35418</text:p>
          </table:table-cell>
          <table:table-cell table:number-columns-repeated="2" table:style-name="ce1"/>
          <table:table-cell office:value-type="string" table:style-name="ce1">
            <text:p>1b80a077-80de-4751-8c0c-e0ffd5851a98</text:p>
          </table:table-cell>
          <table:table-cell table:number-columns-repeated="2" table:style-name="ce1"/>
          <table:table-cell office:value-type="string" table:style-name="ce1">
            <text:p>a1b1069e-259b-4016-a052-e8f6f1f70d5f</text:p>
          </table:table-cell>
          <table:table-cell table:number-columns-repeated="2" table:style-name="ce1"/>
          <table:table-cell office:value-type="string" table:style-name="ce1">
            <text:p>9ebe8de0-76e0-4045-9c6d-fd5a3ed59628</text:p>
          </table:table-cell>
          <table:table-cell table:number-columns-repeated="2" table:style-name="ce1"/>
          <table:table-cell office:value-type="string" table:style-name="ce1">
            <text:p>fa3dddf2-4eeb-467c-bc30-e11c1a844bfd</text:p>
          </table:table-cell>
          <table:table-cell table:number-columns-repeated="2" table:style-name="ce1"/>
          <table:table-cell office:value-type="string" table:style-name="ce1">
            <text:p>d08733c4-62e8-47f8-a041-94911cf2df5c</text:p>
          </table:table-cell>
          <table:table-cell table:number-columns-repeated="5" table:style-name="ce1"/>
          <table:table-cell office:value-type="string" table:style-name="ce1">
            <text:p>3b7c8bf5-3d96-434d-9ed5-92c8aec6eee8</text:p>
          </table:table-cell>
          <table:table-cell table:number-columns-repeated="2" table:style-name="ce1"/>
          <table:table-cell office:value-type="string" table:style-name="ce1">
            <text:p>bd676398-a0a5-46ed-b5ab-9758cd8cada5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07:28:56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deda09b7-631d-4dcc-a8fd-f392a3be64de</text:p>
          </table:table-cell>
          <table:table-cell table:number-columns-repeated="2" table:style-name="ce1"/>
          <table:table-cell office:value-type="string" table:style-name="ce1">
            <text:p>7ef469b6-ab3d-447e-9204-1e70ff5aca67</text:p>
          </table:table-cell>
          <table:table-cell table:number-columns-repeated="2" table:style-name="ce1"/>
          <table:table-cell office:value-type="string" table:style-name="ce1">
            <text:p>65ee0c45-d2c3-4c9b-b259-ed6cb4369144</text:p>
          </table:table-cell>
          <table:table-cell table:style-name="ce1"/>
          <table:table-cell office:value-type="string" table:style-name="ce1">
            <text:p>C57BL/6J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aa6bb50a-eb33-451a-9802-d941ad99526c</text:p>
          </table:table-cell>
          <table:table-cell table:number-columns-repeated="2" table:style-name="ce1"/>
          <table:table-cell office:value-type="string" table:style-name="ce1">
            <text:p>6ac9ceba-fc93-4f3f-85f5-c65b1b3a094b</text:p>
          </table:table-cell>
          <table:table-cell office:value-type="string" table:style-name="ce1">
            <text:p>buprenorphine was injected twice a day for three consecutive days as an analgesic.</text:p>
          </table:table-cell>
          <table:table-cell table:style-name="ce1"/>
          <table:table-cell office:value-type="string" table:style-name="ce1">
            <text:p>f14793b0-8989-497c-94c1-665c4c7c57a2</text:p>
          </table:table-cell>
          <table:table-cell table:number-columns-repeated="2" table:style-name="ce1"/>
          <table:table-cell office:value-type="string" table:style-name="ce1">
            <text:p>677edbbd-b026-4896-8e68-9a4953137cdb</text:p>
          </table:table-cell>
          <table:table-cell table:number-columns-repeated="2" table:style-name="ce1"/>
          <table:table-cell office:value-type="string" table:style-name="ce1">
            <text:p>581ea02a-92df-4977-a8b8-cd90125fffdd</text:p>
          </table:table-cell>
          <table:table-cell table:number-columns-repeated="2" table:style-name="ce1"/>
          <table:table-cell office:value-type="string" table:style-name="ce1">
            <text:p>1f6649a5-0bff-4b39-be6c-c0051c3790b1</text:p>
          </table:table-cell>
          <table:table-cell table:number-columns-repeated="2" table:style-name="ce1"/>
          <table:table-cell office:value-type="string" table:style-name="ce1">
            <text:p>40389a16-eee9-4cae-b424-d8a724c9d66b</text:p>
          </table:table-cell>
          <table:table-cell table:number-columns-repeated="2" table:style-name="ce1"/>
          <table:table-cell office:value-type="string" table:style-name="ce1">
            <text:p>9ecc603e-9ff9-4f27-a906-e651862c6104</text:p>
          </table:table-cell>
          <table:table-cell office:value-type="string" table:style-name="ce1">
            <text:p>The animals were housed in an air-conditioned (22 ± 1C) environment with 45%–55% humidity and a 12-h alternating light–dark cycle. Standard lab feed and water were given ad libitum</text:p>
          </table:table-cell>
          <table:table-cell table:style-name="ce1"/>
          <table:table-cell office:value-type="string" table:style-name="ce1">
            <text:p>5f31df85-2637-473e-93c5-1500d42fb680</text:p>
          </table:table-cell>
          <table:table-cell table:number-columns-repeated="2" table:style-name="ce1"/>
          <table:table-cell office:value-type="string" table:style-name="ce1">
            <text:p>381de1a4-5578-4f9a-be3e-f5da4ea4d469</text:p>
          </table:table-cell>
          <table:table-cell table:style-name="ce1"/>
          <table:table-cell office:value-type="string" table:style-name="ce1">
            <text:p>0.1 ml/10 g mixed solution consisting of 5 mg/ml of ketamine and 2.5 mg/ml of xylazine. T</text:p>
          </table:table-cell>
          <table:table-cell table:number-columns-repeated="6" table:style-name="ce1"/>
          <table:table-cell office:value-type="string" table:style-name="ce1">
            <text:p>8c504738-9d4a-4d84-b319-00e814c7ece2</text:p>
          </table:table-cell>
          <table:table-cell table:number-columns-repeated="2" table:style-name="ce1"/>
          <table:table-cell office:value-type="string" table:style-name="ce1">
            <text:p>fdd4d605-8dc0-4813-990c-21f7874aec2d</text:p>
          </table:table-cell>
          <table:table-cell table:number-columns-repeated="2" table:style-name="ce1"/>
          <table:table-cell office:value-type="string" table:style-name="ce1">
            <text:p>5cdbe3e2-b9d8-43df-9a86-a9bbf4ab31be</text:p>
          </table:table-cell>
          <table:table-cell table:style-name="ce1"/>
          <table:table-cell office:value-type="string" table:style-name="ce1">
            <text:p>8-12 weeks</text:p>
          </table:table-cell>
          <table:table-cell table:number-columns-repeated="3" table:style-name="ce1"/>
          <table:table-cell office:value-type="string" table:style-name="ce1">
            <text:p>0dd37997-b234-405b-8ce9-e938c45692ca</text:p>
          </table:table-cell>
          <table:table-cell table:number-columns-repeated="5" table:style-name="ce1"/>
          <table:table-cell office:value-type="string" table:style-name="ce1">
            <text:p>69bc378e-7684-4083-aded-02edefd85911</text:p>
          </table:table-cell>
          <table:table-cell table:number-columns-repeated="2" table:style-name="ce1"/>
          <table:table-cell office:value-type="string" table:style-name="ce1">
            <text:p>9cb43e8c-4f84-462a-8ce0-dcef4b686090</text:p>
          </table:table-cell>
          <table:table-cell table:style-name="ce1"/>
          <table:table-cell office:value-type="string" table:style-name="ce1">
            <text:p>25-28 g</text:p>
          </table:table-cell>
          <table:table-cell table:number-columns-repeated="3" table:style-name="ce1"/>
          <table:table-cell office:value-type="string" table:style-name="ce1">
            <text:p>3924c457-28c3-4e4a-8059-67856f6c06a2</text:p>
          </table:table-cell>
          <table:table-cell table:number-columns-repeated="2" table:style-name="ce1"/>
          <table:table-cell office:value-type="string" table:style-name="ce1">
            <text:p>54630816-f14c-4fac-9882-7b31c1eb7438</text:p>
          </table:table-cell>
          <table:table-cell table:number-columns-repeated="5" table:style-name="ce1"/>
          <table:table-cell office:value-type="string" table:style-name="ce1">
            <text:p>7977ec77-011e-4dd8-821c-22ad38c35418</text:p>
          </table:table-cell>
          <table:table-cell table:number-columns-repeated="2" table:style-name="ce1"/>
          <table:table-cell office:value-type="string" table:style-name="ce1">
            <text:p>1b80a077-80de-4751-8c0c-e0ffd5851a98</text:p>
          </table:table-cell>
          <table:table-cell table:number-columns-repeated="2" table:style-name="ce1"/>
          <table:table-cell office:value-type="string" table:style-name="ce1">
            <text:p>a1b1069e-259b-4016-a052-e8f6f1f70d5f</text:p>
          </table:table-cell>
          <table:table-cell table:number-columns-repeated="2" table:style-name="ce1"/>
          <table:table-cell office:value-type="string" table:style-name="ce1">
            <text:p>9ebe8de0-76e0-4045-9c6d-fd5a3ed59628</text:p>
          </table:table-cell>
          <table:table-cell table:number-columns-repeated="2" table:style-name="ce1"/>
          <table:table-cell office:value-type="string" table:style-name="ce1">
            <text:p>fa3dddf2-4eeb-467c-bc30-e11c1a844bfd</text:p>
          </table:table-cell>
          <table:table-cell table:number-columns-repeated="2" table:style-name="ce1"/>
          <table:table-cell office:value-type="string" table:style-name="ce1">
            <text:p>d08733c4-62e8-47f8-a041-94911cf2df5c</text:p>
          </table:table-cell>
          <table:table-cell table:number-columns-repeated="5" table:style-name="ce1"/>
          <table:table-cell office:value-type="string" table:style-name="ce1">
            <text:p>3b7c8bf5-3d96-434d-9ed5-92c8aec6eee8</text:p>
          </table:table-cell>
          <table:table-cell table:number-columns-repeated="2" table:style-name="ce1"/>
          <table:table-cell office:value-type="string" table:style-name="ce1">
            <text:p>bd676398-a0a5-46ed-b5ab-9758cd8cada5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07:28:56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4dc9fb1a-c166-44a2-adae-715d8b96bef4</text:p>
          </table:table-cell>
          <table:table-cell table:number-columns-repeated="2" table:style-name="ce1"/>
          <table:table-cell office:value-type="string" table:style-name="ce1">
            <text:p>1641bbdc-1016-481b-adce-3646360a1959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Injective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f48868f9-faca-45d8-b0fc-9a5bbacff724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table:number-columns-repeated="2" table:style-name="ce1"/>
          <table:table-cell office:value-type="string" table:style-name="ce1">
            <text:p>George Kwok Chu Wong</text:p>
          </table:table-cell>
          <table:table-cell table:number-columns-repeated="2" table:style-name="ce1"/>
          <table:table-cell office:value-type="string" table:style-name="ce1">
            <text:p>advanced into internal carotid artery till the circle of willis</text:p>
          </table:table-cell>
          <table:table-cell table:number-columns-repeated="3" table:style-name="ce1"/>
          <table:table-cell office:value-type="string" table:style-name="ce1">
            <text:p>aed748f6-4cf4-44a9-8ca7-5a073c5980cb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1">
            <text:p>sah murine model establishment</text:p>
          </table:table-cell>
          <table:table-cell table:number-columns-repeated="2" table:style-name="ce1"/>
          <table:table-cell office:value-type="string" table:style-name="ce1">
            <text:p>blunted monofilament nylon suture</text:p>
          </table:table-cell>
          <table:table-cell table:number-columns-repeated="3" table:style-name="ce1"/>
          <table:table-cell office:value-type="string" table:style-name="ce1">
            <text:p>16c6dfbb-b70e-4c6c-9d5a-f3d8bae1e4a0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georgewong@surgery.cuhk.edu.hk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buprenophin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07:28:56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4dc9fb1a-c166-44a2-adae-715d8b96bef4</text:p>
          </table:table-cell>
          <table:table-cell table:number-columns-repeated="2" table:style-name="ce1"/>
          <table:table-cell office:value-type="string" table:style-name="ce1">
            <text:p>1641bbdc-1016-481b-adce-3646360a1959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style-name="ce1"/>
          <table:table-cell office:value-type="string" table:style-name="ce1">
            <text:p>buprenorphine was injected twice a day for three consecutive days as an analgesic.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Injective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style-name="ce1"/>
          <table:table-cell office:value-type="string" table:style-name="ce1">
            <text:p>The animals were housed in an air-conditioned (22 ± 1C) environment with 45%–55% humidity and a 12-h alternating light–dark cycle. Standard lab feed and water were given ad libitum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f48868f9-faca-45d8-b0fc-9a5bbacff724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table:number-columns-repeated="2" table:style-name="ce1"/>
          <table:table-cell office:value-type="string" table:style-name="ce1">
            <text:p>George Kwok Chu Wong</text:p>
          </table:table-cell>
          <table:table-cell table:number-columns-repeated="2" table:style-name="ce1"/>
          <table:table-cell office:value-type="string" table:style-name="ce1">
            <text:p>advanced into internal carotid artery till the circle of willis</text:p>
          </table:table-cell>
          <table:table-cell table:number-columns-repeated="3" table:style-name="ce1"/>
          <table:table-cell office:value-type="string" table:style-name="ce1">
            <text:p>aed748f6-4cf4-44a9-8ca7-5a073c5980cb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1">
            <text:p>sah murine model establishment</text:p>
          </table:table-cell>
          <table:table-cell table:number-columns-repeated="2" table:style-name="ce1"/>
          <table:table-cell office:value-type="string" table:style-name="ce1">
            <text:p>blunted monofilament nylon suture</text:p>
          </table:table-cell>
          <table:table-cell table:number-columns-repeated="3" table:style-name="ce1"/>
          <table:table-cell office:value-type="string" table:style-name="ce1">
            <text:p>16c6dfbb-b70e-4c6c-9d5a-f3d8bae1e4a0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georgewong@surgery.cuhk.edu.hk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buprenophin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07:28:56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eda09b7-631d-4dcc-a8fd-f392a3be64d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ef469b6-ab3d-447e-9204-1e70ff5aca6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5ee0c45-d2c3-4c9b-b259-ed6cb4369144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aa6bb50a-eb33-451a-9802-d941ad99526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ac9ceba-fc93-4f3f-85f5-c65b1b3a094b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f14793b0-8989-497c-94c1-665c4c7c57a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77edbbd-b026-4896-8e68-9a4953137cdb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581ea02a-92df-4977-a8b8-cd90125fffdd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1f6649a5-0bff-4b39-be6c-c0051c3790b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40389a16-eee9-4cae-b424-d8a724c9d66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ecc603e-9ff9-4f27-a906-e651862c6104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5f31df85-2637-473e-93c5-1500d42fb68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81de1a4-5578-4f9a-be3e-f5da4ea4d469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8c504738-9d4a-4d84-b319-00e814c7ece2</text:p>
          </table:table-cell>
          <table:table-cell table:style-name="ce1"/>
          <table:table-cell office:value-type="string" table:style-name="ce1">
            <text:p>George Kwok Chu Wong</text:p>
          </table:table-cell>
          <table:table-cell office:value-type="string" table:style-name="ce1">
            <text:p>fdd4d605-8dc0-4813-990c-21f7874aec2d</text:p>
          </table:table-cell>
          <table:table-cell table:style-name="ce1"/>
          <table:table-cell office:value-type="string" table:style-name="ce1">
            <text:p>advanced into internal carotid artery till the circle of willis</text:p>
          </table:table-cell>
          <table:table-cell office:value-type="string" table:style-name="ce1">
            <text:p>5cdbe3e2-b9d8-43df-9a86-a9bbf4ab31b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dd37997-b234-405b-8ce9-e938c45692ca</text:p>
          </table:table-cell>
          <table:table-cell table:number-columns-repeated="4" table:style-name="ce1"/>
          <table:table-cell office:value-type="string" table:style-name="ce1">
            <text:p>sah murine model establishment</text:p>
          </table:table-cell>
          <table:table-cell office:value-type="string" table:style-name="ce1">
            <text:p>69bc378e-7684-4083-aded-02edefd85911</text:p>
          </table:table-cell>
          <table:table-cell table:style-name="ce1"/>
          <table:table-cell office:value-type="string" table:style-name="ce1">
            <text:p>blunted monofilament nylon suture</text:p>
          </table:table-cell>
          <table:table-cell office:value-type="string" table:style-name="ce1">
            <text:p>9cb43e8c-4f84-462a-8ce0-dcef4b68609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924c457-28c3-4e4a-8059-67856f6c06a2</text:p>
          </table:table-cell>
          <table:table-cell table:style-name="ce1"/>
          <table:table-cell office:value-type="string" table:style-name="ce1">
            <text:p>georgewong@surgery.cuhk.edu.hk</text:p>
          </table:table-cell>
          <table:table-cell office:value-type="string" table:style-name="ce1">
            <text:p>54630816-f14c-4fac-9882-7b31c1eb743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977ec77-011e-4dd8-821c-22ad38c3541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1b80a077-80de-4751-8c0c-e0ffd5851a98</text:p>
          </table:table-cell>
          <table:table-cell table:style-name="ce1"/>
          <table:table-cell office:value-type="string" table:style-name="ce1">
            <text:p>buprenophine</text:p>
          </table:table-cell>
          <table:table-cell office:value-type="string" table:style-name="ce1">
            <text:p>a1b1069e-259b-4016-a052-e8f6f1f70d5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ebe8de0-76e0-4045-9c6d-fd5a3ed5962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a3dddf2-4eeb-467c-bc30-e11c1a844bf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08733c4-62e8-47f8-a041-94911cf2df5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b7c8bf5-3d96-434d-9ed5-92c8aec6eee8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bd676398-a0a5-46ed-b5ab-9758cd8cada5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07:28:56</text:p>
          </table:table-cell>
          <table:table-cell office:value-type="string" table:style-name="ce1">
            <text:p>487d51c4-eb75-4458-bfb2-e038b743a4c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eda09b7-631d-4dcc-a8fd-f392a3be64d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ef469b6-ab3d-447e-9204-1e70ff5aca6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5ee0c45-d2c3-4c9b-b259-ed6cb4369144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aa6bb50a-eb33-451a-9802-d941ad99526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ac9ceba-fc93-4f3f-85f5-c65b1b3a094b</text:p>
          </table:table-cell>
          <table:table-cell office:value-type="string" table:style-name="ce1">
            <text:p>buprenorphine was injected twice a day for three consecutive days as an analgesi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14793b0-8989-497c-94c1-665c4c7c57a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77edbbd-b026-4896-8e68-9a4953137cdb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581ea02a-92df-4977-a8b8-cd90125fffdd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1f6649a5-0bff-4b39-be6c-c0051c3790b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40389a16-eee9-4cae-b424-d8a724c9d66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ecc603e-9ff9-4f27-a906-e651862c6104</text:p>
          </table:table-cell>
          <table:table-cell office:value-type="string" table:style-name="ce1">
            <text:p>The animals were housed in an air-conditioned (22 ± 1C) environment with 45%–55% humidity and a 12-h alternating light–dark cycle. Standard lab feed and water were given ad libitu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5f31df85-2637-473e-93c5-1500d42fb68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81de1a4-5578-4f9a-be3e-f5da4ea4d469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8c504738-9d4a-4d84-b319-00e814c7ece2</text:p>
          </table:table-cell>
          <table:table-cell table:style-name="ce1"/>
          <table:table-cell office:value-type="string" table:style-name="ce1">
            <text:p>George Kwok Chu Wong</text:p>
          </table:table-cell>
          <table:table-cell office:value-type="string" table:style-name="ce1">
            <text:p>fdd4d605-8dc0-4813-990c-21f7874aec2d</text:p>
          </table:table-cell>
          <table:table-cell table:style-name="ce1"/>
          <table:table-cell office:value-type="string" table:style-name="ce1">
            <text:p>advanced into internal carotid artery till the circle of willis</text:p>
          </table:table-cell>
          <table:table-cell office:value-type="string" table:style-name="ce1">
            <text:p>5cdbe3e2-b9d8-43df-9a86-a9bbf4ab31b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dd37997-b234-405b-8ce9-e938c45692ca</text:p>
          </table:table-cell>
          <table:table-cell table:number-columns-repeated="4" table:style-name="ce1"/>
          <table:table-cell office:value-type="string" table:style-name="ce1">
            <text:p>sah murine model establishment</text:p>
          </table:table-cell>
          <table:table-cell office:value-type="string" table:style-name="ce1">
            <text:p>69bc378e-7684-4083-aded-02edefd85911</text:p>
          </table:table-cell>
          <table:table-cell table:style-name="ce1"/>
          <table:table-cell office:value-type="string" table:style-name="ce1">
            <text:p>blunted monofilament nylon suture</text:p>
          </table:table-cell>
          <table:table-cell office:value-type="string" table:style-name="ce1">
            <text:p>9cb43e8c-4f84-462a-8ce0-dcef4b68609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924c457-28c3-4e4a-8059-67856f6c06a2</text:p>
          </table:table-cell>
          <table:table-cell table:style-name="ce1"/>
          <table:table-cell office:value-type="string" table:style-name="ce1">
            <text:p>georgewong@surgery.cuhk.edu.hk</text:p>
          </table:table-cell>
          <table:table-cell office:value-type="string" table:style-name="ce1">
            <text:p>54630816-f14c-4fac-9882-7b31c1eb743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977ec77-011e-4dd8-821c-22ad38c3541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1b80a077-80de-4751-8c0c-e0ffd5851a98</text:p>
          </table:table-cell>
          <table:table-cell table:style-name="ce1"/>
          <table:table-cell office:value-type="string" table:style-name="ce1">
            <text:p>buprenophine</text:p>
          </table:table-cell>
          <table:table-cell office:value-type="string" table:style-name="ce1">
            <text:p>a1b1069e-259b-4016-a052-e8f6f1f70d5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ebe8de0-76e0-4045-9c6d-fd5a3ed5962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a3dddf2-4eeb-467c-bc30-e11c1a844bf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08733c4-62e8-47f8-a041-94911cf2df5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b7c8bf5-3d96-434d-9ed5-92c8aec6eee8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bd676398-a0a5-46ed-b5ab-9758cd8cada5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487d51c4-eb75-4458-bfb2-e038b743a4ce</text:p>
          </table:table-cell>
          <table:table-cell office:value-type="string" table:style-name="ce11">
            <text:p>TIMO</text:p>
          </table:table-cell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not reported</text:p>
          </table:table-cell>
          <table:table-cell table:number-columns-repeated="2" table:style-name="ce8"/>
          <table:table-cell office:value-type="string" table:style-name="ce8">
            <text:p>C57BL/6J</text:p>
          </table:table-cell>
          <table:table-cell table:number-columns-repeated="2" table:style-name="ce8"/>
          <table:table-cell office:value-type="string" table:style-name="ce8">
            <text:p>mal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17">
            <text:p>not reported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5-0</text:p>
          </table:table-cell>
          <table:table-cell table:number-columns-repeated="2" table:style-name="ce8"/>
          <table:table-cell office:value-type="string" table:style-name="ce8">
            <text:p>Injective</text:p>
          </table:table-cell>
          <table:table-cell table:number-columns-repeated="2" table:style-name="ce8"/>
          <table:table-cell office:value-type="float" office:value="15" table:style-name="ce8">
            <text:p>15</text:p>
          </table:table-cell>
          <table:table-cell table:number-columns-repeated="2" table:style-name="ce8"/>
          <table:table-cell office:value-type="string" table:style-name="ce17">
            <text:p>other conditions</text:p>
          </table:table-cell>
          <table:table-cell table:number-columns-repeated="2" table:style-name="ce8"/>
          <table:table-cell office:value-type="string" table:style-name="ce8">
            <text:p>no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string" table:style-name="ce8">
            <text:p>0.1 ml/10 g mixed solution consisting of 5 mg/ml of ketamine and 2.5 mg/ml of xylazine. T</text:p>
          </table:table-cell>
          <table:table-cell table:number-columns-repeated="2" table:style-name="ce8"/>
          <table:table-cell office:value-type="string" table:style-name="ce8">
            <text:p>The animals were housed in an air-conditioned (22 ± 1C) environment with 45%–55% humidity and a 12-h alternat- ing light–dark cycle. Standard lab feed and water were given ad libitum.</text:p>
          </table:table-cell>
          <table:table-cell table:number-columns-repeated="2" table:style-name="ce8"/>
          <table:table-cell office:value-type="string" table:style-name="ce17">
            <text:p>other</text:p>
          </table:table-cell>
          <table:table-cell table:number-columns-repeated="2" table:style-name="ce8"/>
          <table:table-cell office:value-type="string" table:style-name="ce8">
            <text:p>George Kwok Chu Wong</text:p>
          </table:table-cell>
          <table:table-cell table:number-columns-repeated="2" table:style-name="ce8"/>
          <table:table-cell office:value-type="string" table:style-name="ce8">
            <text:p>advanced into internal carotid artery till the circle of willis</text:p>
          </table:table-cell>
          <table:table-cell table:number-columns-repeated="2" table:style-name="ce8"/>
          <table:table-cell office:value-type="string" table:style-name="ce8">
            <text:p>8-12 weeks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5" table:style-name="ce8"/>
          <table:table-cell office:value-type="string" table:style-name="ce17">
            <text:p>analysis of gait parameters and gene expression profiles in murine SAH</text:p>
          </table:table-cell>
          <table:table-cell table:number-columns-repeated="2" table:style-name="ce8"/>
          <table:table-cell office:value-type="string" table:style-name="ce17">
            <text:p>20 mm-long, blunted 5–0 monofilament nylon suture</text:p>
          </table:table-cell>
          <table:table-cell table:number-columns-repeated="2" table:style-name="ce8"/>
          <table:table-cell office:value-type="string" table:style-name="ce8">
            <text:p>25-28 g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georgewong@surgery.cuhk.edu.hk</text:p>
          </table:table-cell>
          <table:table-cell table:number-columns-repeated="5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float" office:value="15" table:style-name="ce8">
            <text:p>15</text:p>
          </table:table-cell>
          <table:table-cell table:number-columns-repeated="2" table:style-name="ce8"/>
          <table:table-cell office:value-type="string" table:style-name="ce8">
            <text:p>buprenorphine was injected twice a day for three consecutive days as an analgesic.</text:p>
          </table:table-cell>
          <table:table-cell table:number-columns-repeated="2" table:style-name="ce8"/>
          <table:table-cell office:value-type="string" table:style-name="ce32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4" table:style-name="ce8"/>
          <table:table-cell table:style-name="ce1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8">
            <text:p>left ECA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4 08:43:19</text:p>
          </table:table-cell>
          <table:table-cell office:value-type="string" table:style-name="ce1">
            <text:p>49221963-9cb6-4a25-8dae-48290990747d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c3240cdf-c443-48cd-a2b6-ed25176c9a9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2856717-a031-49de-a270-150bfbc2d41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dfbe2f5-be2c-4df0-8437-4d2000476e9a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38a246e7-eda1-4f2c-a4fc-46b25aed2eb3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619df83b-06f4-4c2e-a57f-d13471a7d92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51c6fd5-91eb-4a12-b8de-ed5ab799789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7f7cbdd-4819-4804-ade4-0ae238b9acd7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f28d72b4-b876-468b-83f3-c5ca75037c8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f5846ba-42c9-47c0-8158-5c0fce669f01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93127f47-122e-4d2f-838a-7463b44b60c3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b8136c4d-76b6-4400-979a-4c8917001b59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01573c32-f862-495a-99f2-eec768ba865e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49b0c1e2-fe75-4a98-b6f2-766ad418ae0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8c88fc5-5b59-4701-bbc4-01b6331267f5</text:p>
          </table:table-cell>
          <table:table-cell table:style-name="ce1"/>
          <table:table-cell office:value-type="string" table:style-name="ce1">
            <text:p>ketamine/xylazine</text:p>
          </table:table-cell>
          <table:table-cell office:value-type="string" table:style-name="ce1">
            <text:p>c78ce425-8f12-44a6-bf2d-271964273e4a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office:value-type="string" table:style-name="ce1">
            <text:p>f222c9ea-80e4-46f9-868a-d630c1ca0af5</text:p>
          </table:table-cell>
          <table:table-cell table:style-name="ce1"/>
          <table:table-cell office:value-type="string" table:style-name="ce1">
            <text:p>John H Zhang</text:p>
          </table:table-cell>
          <table:table-cell office:value-type="string" table:style-name="ce1">
            <text:p>d8f71e7a-3a7e-491b-a521-ce435ccc56b5</text:p>
          </table:table-cell>
          <table:table-cell table:style-name="ce1"/>
          <table:table-cell office:value-type="string" table:style-name="ce1">
            <text:p>right anterior cerebral artery (ACA) near the anterior communicating artery</text:p>
          </table:table-cell>
          <table:table-cell office:value-type="string" table:style-name="ce1">
            <text:p>55268808-d2e7-4b05-8954-44d855d49a21</text:p>
          </table:table-cell>
          <table:table-cell table:style-name="ce1"/>
          <table:table-cell office:value-type="string" table:style-name="ce1">
            <text:p>12-20 weeks</text:p>
          </table:table-cell>
          <table:table-cell office:value-type="string" table:style-name="ce1">
            <text:p>582ee49f-cab1-436c-9462-60ddf9d6b2a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a75f096-e43c-4142-89d1-cb97c16ed6d7</text:p>
          </table:table-cell>
          <table:table-cell table:number-columns-repeated="4" table:style-name="ce1"/>
          <table:table-cell office:value-type="string" table:style-name="ce1">
            <text:p>Malondialdehyde (MDA) and superoxide production</text:p>
          </table:table-cell>
          <table:table-cell office:value-type="string" table:style-name="ce1">
            <text:p>eedae7a2-5d4c-4dd5-849e-c3de1f7e4fa2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c70348f1-c4e4-4ac0-9e1f-9cd71f306313</text:p>
          </table:table-cell>
          <table:table-cell table:style-name="ce1"/>
          <table:table-cell office:value-type="string" table:style-name="ce1">
            <text:p>johnzhang3910@yahoo.com</text:p>
          </table:table-cell>
          <table:table-cell office:value-type="string" table:style-name="ce1">
            <text:p>e63f35e9-3713-499c-ac6b-19baef63314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9c3dcbfe-1e57-4b6d-9323-f3e2958580eb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2fdc5896-9324-4a40-96cc-a24d4a4525f2</text:p>
          </table:table-cell>
          <table:table-cell office:value-type="string" table:style-name="ce1">
            <text:p>sham group contains wT and gene ko<text:s/></text:p>
          </table:table-cell>
          <table:table-cell table:number-columns-repeated="3" table:style-name="ce1"/>
          <table:table-cell office:value-type="string" table:style-name="ce2">
            <text:p>FALSE</text:p>
          </table:table-cell>
          <table:table-cell office:value-type="string" table:style-name="ce1">
            <text:p>a5d6b450-91dc-475c-8bff-52a990bb80b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4dfb801-0ff8-4f79-87d6-25ad15ded66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677454e-3c6d-434f-a9a7-42fb2b94355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752c333-c11d-43c3-acd8-83003240fc28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c6119f49-ecd6-46fd-bc12-f5775dde2156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13:55:02</text:p>
          </table:table-cell>
          <table:table-cell office:value-type="string" table:style-name="ce1">
            <text:p>49221963-9cb6-4a25-8dae-48290990747d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ae80ed9c-dc99-4314-9d5b-a1a26fec2f3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0ee98ed-7a90-4f2f-8e2f-7b4a8fa570e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4f80a80-4e31-42ae-9afb-954f71bd2ce8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7b18078c-bac8-49a3-86df-8e115ced9e9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fa165632-ddf8-4c89-ab80-06e93210d94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5ef4828-5127-4ff7-872f-05c87c448bad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80764ae7-cba3-486c-ae04-4066705e8014</text:p>
          </table:table-cell>
          <table:table-cell office:value-type="string" table:style-name="ce1">
            <text:p>Cerebral blood flow was measured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221d41e7-00e1-485e-931f-c67557d99f97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555c1bd2-a81e-4a14-886e-2db82228054c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a4685f6c-c3a7-4595-a5cb-57dea4fe743a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782c9558-2f22-462c-83a3-034c4ed4613f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office:value-type="string" table:style-name="ce1">
            <text:p>1504b994-8381-414d-ac79-5442d52a467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6284009-1624-4979-b9c9-1357a0a0c497</text:p>
          </table:table-cell>
          <table:table-cell table:style-name="ce1"/>
          <table:table-cell office:value-type="string" table:style-name="ce1">
            <text:p><text:s/>ketamine/xylazine (100/10 mg/kg b.w</text:p>
          </table:table-cell>
          <table:table-cell office:value-type="string" table:style-name="ce1">
            <text:p>e288bcc6-4187-407b-9847-bc3a4c3b6e04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bfd0f76c-a9d7-413c-a481-e2d627ec0fa0</text:p>
          </table:table-cell>
          <table:table-cell table:style-name="ce1"/>
          <table:table-cell office:value-type="string" table:style-name="ce1">
            <text:p>Shimin Liu</text:p>
          </table:table-cell>
          <table:table-cell office:value-type="string" table:style-name="ce1">
            <text:p>5087e53c-cbd9-4ef5-b6e7-45872cabf63b</text:p>
          </table:table-cell>
          <table:table-cell table:style-name="ce1"/>
          <table:table-cell office:value-type="string" table:style-name="ce1">
            <text:p>anterior cerebral artery</text:p>
          </table:table-cell>
          <table:table-cell office:value-type="string" table:style-name="ce1">
            <text:p>69da80d4-db20-4edc-9e1c-24c366e5bbc5</text:p>
          </table:table-cell>
          <table:table-cell table:style-name="ce1"/>
          <table:table-cell office:value-type="string" table:style-name="ce1">
            <text:p>12-20 weeks</text:p>
          </table:table-cell>
          <table:table-cell office:value-type="string" table:style-name="ce1">
            <text:p>2ed92458-925a-4213-8696-2a498c7b296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471c713-b681-438c-ad49-f80c7919fb87</text:p>
          </table:table-cell>
          <table:table-cell table:number-columns-repeated="4" table:style-name="ce1"/>
          <table:table-cell office:value-type="string" table:style-name="ce1">
            <text:p>gp1 ko</text:p>
          </table:table-cell>
          <table:table-cell office:value-type="string" table:style-name="ce1">
            <text:p>aa8e85f2-ca41-4c02-a525-feb592545403</text:p>
          </table:table-cell>
          <table:table-cell table:style-name="ce1"/>
          <table:table-cell office:value-type="string" table:style-name="ce1">
            <text:p>monofilament nylon suture</text:p>
          </table:table-cell>
          <table:table-cell office:value-type="string" table:style-name="ce1">
            <text:p>477acb16-8775-47b1-afb3-2a77507a9d6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30164ea-9c57-4d19-8309-5a4c716de71d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92e36018-166f-4ecb-a6c1-8a02518e801e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6321b21f-41ca-40db-95a4-8d2add5e86e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193bad77-3801-487a-ab55-064610692f7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44ce180-1b7d-4bfe-abb1-950d4a5ef80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eb04d75-b16a-4783-873f-a2a5d76eff94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2db26834-2d00-4867-b9a5-1312758affc4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49221963-9cb6-4a25-8dae-48290990747d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86]=[.E87];[.E87];&quot;RECONCILIATION!!!&quot;)" table:style-name="ce12">
            <text:p>TRUE</text:p>
          </table:table-cell>
          <table:table-cell office:value-type="string" office:string-value="RECONCILIATION!!!" table:formula="of:=IF([.F86]=[.F87];[.F87];&quot;RECONCILIATION!!!&quot;)" table:style-name="ce12">
            <text:p>RECONCILIATION!!!</text:p>
          </table:table-cell>
          <table:table-cell office:value-type="float" office:value="0" table:formula="of:=IF([.G86]=[.G87];[.G87];&quot;RECONCILIATION!!!&quot;)" table:style-name="ce12">
            <text:p>0</text:p>
          </table:table-cell>
          <table:table-cell office:value-type="string" office:string-value="TRUE" table:formula="of:=IF([.H86]=[.H87];[.H87];&quot;RECONCILIATION!!!&quot;)" table:style-name="ce12">
            <text:p>TRUE</text:p>
          </table:table-cell>
          <table:table-cell office:value-type="string" office:string-value="RECONCILIATION!!!" table:formula="of:=IF([.I86]=[.I87];[.I87];&quot;RECONCILIATION!!!&quot;)" table:style-name="ce12">
            <text:p>RECONCILIATION!!!</text:p>
          </table:table-cell>
          <table:table-cell office:value-type="float" office:value="0" table:formula="of:=IF([.J86]=[.J87];[.J87];&quot;RECONCILIATION!!!&quot;)" table:style-name="ce12">
            <text:p>0</text:p>
          </table:table-cell>
          <table:table-cell office:value-type="string" office:string-value="not reported" table:formula="of:=IF([.K86]=[.K87];[.K87];&quot;RECONCILIATION!!!&quot;)" table:style-name="ce12">
            <text:p>not reported</text:p>
          </table:table-cell>
          <table:table-cell office:value-type="string" office:string-value="RECONCILIATION!!!" table:formula="of:=IF([.L86]=[.L87];[.L87];&quot;RECONCILIATION!!!&quot;)" table:style-name="ce12">
            <text:p>RECONCILIATION!!!</text:p>
          </table:table-cell>
          <table:table-cell office:value-type="float" office:value="0" table:formula="of:=IF([.M86]=[.M87];[.M87];&quot;RECONCILIATION!!!&quot;)" table:style-name="ce12">
            <text:p>0</text:p>
          </table:table-cell>
          <table:table-cell office:value-type="string" office:string-value="C57BL/6" table:formula="of:=IF([.N86]=[.N87];[.N87];&quot;RECONCILIATION!!!&quot;)" table:style-name="ce12">
            <text:p>C57BL/6</text:p>
          </table:table-cell>
          <table:table-cell office:value-type="string" office:string-value="RECONCILIATION!!!" table:formula="of:=IF([.O86]=[.O87];[.O87];&quot;RECONCILIATION!!!&quot;)" table:style-name="ce12">
            <text:p>RECONCILIATION!!!</text:p>
          </table:table-cell>
          <table:table-cell office:value-type="float" office:value="0" table:formula="of:=IF([.P86]=[.P87];[.P87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86]=[.R87];[.R87];&quot;RECONCILIATION!!!&quot;)" table:style-name="ce12">
            <text:p>RECONCILIATION!!!</text:p>
          </table:table-cell>
          <table:table-cell office:value-type="float" office:value="0" table:formula="of:=IF([.S86]=[.S87];[.S87];&quot;RECONCILIATION!!!&quot;)" table:style-name="ce12">
            <text:p>0</text:p>
          </table:table-cell>
          <table:table-cell office:value-type="string" office:string-value="TRUE" table:formula="of:=IF([.T86]=[.T87];[.T87];&quot;RECONCILIATION!!!&quot;)" table:style-name="ce12">
            <text:p>TRUE</text:p>
          </table:table-cell>
          <table:table-cell office:value-type="string" office:string-value="RECONCILIATION!!!" table:formula="of:=IF([.U86]=[.U87];[.U87];&quot;RECONCILIATION!!!&quot;)" table:style-name="ce12">
            <text:p>RECONCILIATION!!!</text:p>
          </table:table-cell>
          <table:table-cell office:value-type="float" office:value="0" table:formula="of:=IF([.V86]=[.V87];[.V87];&quot;RECONCILIATION!!!&quot;)" table:style-name="ce12">
            <text:p>0</text:p>
          </table:table-cell>
          <table:table-cell office:value-type="string" office:string-value="FALSE" table:formula="of:=IF([.W86]=[.W87];[.W87];&quot;RECONCILIATION!!!&quot;)" table:style-name="ce12">
            <text:p>FALSE</text:p>
          </table:table-cell>
          <table:table-cell office:value-type="string" office:string-value="RECONCILIATION!!!" table:formula="of:=IF([.X86]=[.X87];[.X87];&quot;RECONCILIATION!!!&quot;)" table:style-name="ce12">
            <text:p>RECONCILIATION!!!</text:p>
          </table:table-cell>
          <table:table-cell office:value-type="float" office:value="0" table:formula="of:=IF([.Y86]=[.Y87];[.Y87];&quot;RECONCILIATION!!!&quot;)" table:style-name="ce12">
            <text:p>0</text:p>
          </table:table-cell>
          <table:table-cell office:value-type="string" table:style-name="ce20">
            <text:p>not reported</text:p>
          </table:table-cell>
          <table:table-cell office:value-type="string" office:string-value="RECONCILIATION!!!" table:formula="of:=IF([.AA86]=[.AA87];[.AA87];&quot;RECONCILIATION!!!&quot;)" table:style-name="ce12">
            <text:p>RECONCILIATION!!!</text:p>
          </table:table-cell>
          <table:table-cell office:value-type="string" table:style-name="ce8">
            <text:p>Cerebral blood flow was measured</text:p>
          </table:table-cell>
          <table:table-cell office:value-type="string" office:string-value="TRUE" table:formula="of:=IF([.AC86]=[.AC87];[.AC87];&quot;RECONCILIATION!!!&quot;)" table:style-name="ce12">
            <text:p>TRUE</text:p>
          </table:table-cell>
          <table:table-cell office:value-type="string" office:string-value="RECONCILIATION!!!" table:formula="of:=IF([.AD86]=[.AD87];[.AD87];&quot;RECONCILIATION!!!&quot;)" table:style-name="ce12">
            <text:p>RECONCILIATION!!!</text:p>
          </table:table-cell>
          <table:table-cell office:value-type="float" office:value="0" table:formula="of:=IF([.AE86]=[.AE87];[.AE87];&quot;RECONCILIATION!!!&quot;)" table:style-name="ce12">
            <text:p>0</text:p>
          </table:table-cell>
          <table:table-cell office:value-type="string" office:string-value="5-0" table:formula="of:=IF([.AF86]=[.AF87];[.AF87];&quot;RECONCILIATION!!!&quot;)" table:style-name="ce12">
            <text:p>5-0</text:p>
          </table:table-cell>
          <table:table-cell office:value-type="string" office:string-value="RECONCILIATION!!!" table:formula="of:=IF([.AG86]=[.AG87];[.AG87];&quot;RECONCILIATION!!!&quot;)" table:style-name="ce12">
            <text:p>RECONCILIATION!!!</text:p>
          </table:table-cell>
          <table:table-cell office:value-type="float" office:value="0" table:formula="of:=IF([.AH86]=[.AH87];[.AH87];&quot;RECONCILIATION!!!&quot;)" table:style-name="ce12">
            <text:p>0</text:p>
          </table:table-cell>
          <table:table-cell office:value-type="string" office:string-value="Injective" table:formula="of:=IF([.AI86]=[.AI87];[.AI87];&quot;RECONCILIATION!!!&quot;)" table:style-name="ce12">
            <text:p>Injective</text:p>
          </table:table-cell>
          <table:table-cell office:value-type="string" office:string-value="RECONCILIATION!!!" table:formula="of:=IF([.AJ86]=[.AJ87];[.AJ87];&quot;RECONCILIATION!!!&quot;)" table:style-name="ce12">
            <text:p>RECONCILIATION!!!</text:p>
          </table:table-cell>
          <table:table-cell office:value-type="float" office:value="0" table:formula="of:=IF([.AK86]=[.AK87];[.AK87];&quot;RECONCILIATION!!!&quot;)" table:style-name="ce12">
            <text:p>0</text:p>
          </table:table-cell>
          <table:table-cell office:value-type="float" office:value="46" table:style-name="ce12">
            <text:p>46</text:p>
          </table:table-cell>
          <table:table-cell office:value-type="string" office:string-value="RECONCILIATION!!!" table:formula="of:=IF([.AM86]=[.AM87];[.AM87];&quot;RECONCILIATION!!!&quot;)" table:style-name="ce12">
            <text:p>RECONCILIATION!!!</text:p>
          </table:table-cell>
          <table:table-cell office:value-type="float" office:value="0" table:formula="of:=IF([.AN86]=[.AN87];[.AN87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P86]=[.AP87];[.AP87];&quot;RECONCILIATION!!!&quot;)" table:style-name="ce12">
            <text:p>RECONCILIATION!!!</text:p>
          </table:table-cell>
          <table:table-cell office:value-type="float" office:value="0" table:formula="of:=IF([.AQ86]=[.AQ87];[.AQ87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AS86]=[.AS87];[.AS87];&quot;RECONCILIATION!!!&quot;)" table:style-name="ce12">
            <text:p>RECONCILIATION!!!</text:p>
          </table:table-cell>
          <table:table-cell office:value-type="float" office:value="0" table:formula="of:=IF([.AT86]=[.AT87];[.AT87];&quot;RECONCILIATION!!!&quot;)" table:style-name="ce12">
            <text:p>0</text:p>
          </table:table-cell>
          <table:table-cell office:value-type="string" office:string-value="TRUE" table:formula="of:=IF([.AU86]=[.AU87];[.AU87];&quot;RECONCILIATION!!!&quot;)" table:style-name="ce12">
            <text:p>TRUE</text:p>
          </table:table-cell>
          <table:table-cell office:value-type="string" office:string-value="RECONCILIATION!!!" table:formula="of:=IF([.AV86]=[.AV87];[.AV87];&quot;RECONCILIATION!!!&quot;)" table:style-name="ce12">
            <text:p>RECONCILIATION!!!</text:p>
          </table:table-cell>
          <table:table-cell office:value-type="float" office:value="0" table:formula="of:=IF([.AW86]=[.AW87];[.AW87];&quot;RECONCILIATION!!!&quot;)" table:style-name="ce12">
            <text:p>0</text:p>
          </table:table-cell>
          <table:table-cell office:value-type="string" table:style-name="ce8">
            <text:p>ketamine/xylazine (100/10 mg/kg b.w)</text:p>
          </table:table-cell>
          <table:table-cell office:value-type="string" office:string-value="RECONCILIATION!!!" table:formula="of:=IF([.AY86]=[.AY87];[.AY87];&quot;RECONCILIATION!!!&quot;)" table:style-name="ce12">
            <text:p>RECONCILIATION!!!</text:p>
          </table:table-cell>
          <table:table-cell office:value-type="float" office:value="0" table:formula="of:=IF([.AZ86]=[.AZ87];[.AZ87];&quot;RECONCILIATION!!!&quot;)" table:style-name="ce12">
            <text:p>0</text:p>
          </table:table-cell>
          <table:table-cell office:value-type="float" office:value="0" table:formula="of:=IF([.BA86]=[.BA87];[.BA87];&quot;RECONCILIATION!!!&quot;)" table:style-name="ce12">
            <text:p>0</text:p>
          </table:table-cell>
          <table:table-cell office:value-type="float" office:value="0" table:formula="of:=IF([.BB86]=[.BB87];[.BB87];&quot;RECONCILIATION!!!&quot;)" table:style-name="ce12">
            <text:p>0</text:p>
          </table:table-cell>
          <table:table-cell office:value-type="float" office:value="0" table:formula="of:=IF([.BC86]=[.BC87];[.BC87];&quot;RECONCILIATION!!!&quot;)" table:style-name="ce12">
            <text:p>0</text:p>
          </table:table-cell>
          <table:table-cell office:value-type="string" table:style-name="ce12">
            <text:p>other</text:p>
          </table:table-cell>
          <table:table-cell office:value-type="string" office:string-value="RECONCILIATION!!!" table:formula="of:=IF([.BE86]=[.BE87];[.BE87];&quot;RECONCILIATION!!!&quot;)" table:style-name="ce12">
            <text:p>RECONCILIATION!!!</text:p>
          </table:table-cell>
          <table:table-cell office:value-type="float" office:value="0" table:formula="of:=IF([.BF86]=[.BF87];[.BF87];&quot;RECONCILIATION!!!&quot;)" table:style-name="ce12">
            <text:p>0</text:p>
          </table:table-cell>
          <table:table-cell office:value-type="string" table:style-name="ce8">
            <text:p>John H Zhang</text:p>
          </table:table-cell>
          <table:table-cell office:value-type="string" office:string-value="RECONCILIATION!!!" table:formula="of:=IF([.BH86]=[.BH87];[.BH87];&quot;RECONCILIATION!!!&quot;)" table:style-name="ce12">
            <text:p>RECONCILIATION!!!</text:p>
          </table:table-cell>
          <table:table-cell office:value-type="float" office:value="0" table:formula="of:=IF([.BI86]=[.BI87];[.BI87];&quot;RECONCILIATION!!!&quot;)" table:style-name="ce12">
            <text:p>0</text:p>
          </table:table-cell>
          <table:table-cell office:value-type="string" table:style-name="ce21">
            <text:p>right anterior cerebral artery (ACA) near the anterior communicating artery</text:p>
          </table:table-cell>
          <table:table-cell office:value-type="string" office:string-value="RECONCILIATION!!!" table:formula="of:=IF([.BK86]=[.BK87];[.BK87];&quot;RECONCILIATION!!!&quot;)" table:style-name="ce12">
            <text:p>RECONCILIATION!!!</text:p>
          </table:table-cell>
          <table:table-cell office:value-type="float" office:value="0" table:formula="of:=IF([.BL86]=[.BL87];[.BL87];&quot;RECONCILIATION!!!&quot;)" table:style-name="ce12">
            <text:p>0</text:p>
          </table:table-cell>
          <table:table-cell office:value-type="string" office:string-value="12-20 weeks" table:formula="of:=IF([.BM86]=[.BM87];[.BM87];&quot;RECONCILIATION!!!&quot;)" table:style-name="ce12">
            <text:p>12-20 weeks</text:p>
          </table:table-cell>
          <table:table-cell office:value-type="string" office:string-value="RECONCILIATION!!!" table:formula="of:=IF([.BN86]=[.BN87];[.BN87];&quot;RECONCILIATION!!!&quot;)" table:style-name="ce12">
            <text:p>RECONCILIATION!!!</text:p>
          </table:table-cell>
          <table:table-cell office:value-type="float" office:value="0" table:formula="of:=IF([.BO86]=[.BO87];[.BO87];&quot;RECONCILIATION!!!&quot;)" table:style-name="ce12">
            <text:p>0</text:p>
          </table:table-cell>
          <table:table-cell office:value-type="string" office:string-value="TRUE" table:formula="of:=IF([.BP86]=[.BP87];[.BP87];&quot;RECONCILIATION!!!&quot;)" table:style-name="ce12">
            <text:p>TRUE</text:p>
          </table:table-cell>
          <table:table-cell office:value-type="string" office:string-value="RECONCILIATION!!!" table:formula="of:=IF([.BQ86]=[.BQ87];[.BQ87];&quot;RECONCILIATION!!!&quot;)" table:style-name="ce12">
            <text:p>RECONCILIATION!!!</text:p>
          </table:table-cell>
          <table:table-cell office:value-type="float" office:value="0" table:formula="of:=IF([.BR86]=[.BR87];[.BR87];&quot;RECONCILIATION!!!&quot;)" table:style-name="ce12">
            <text:p>0</text:p>
          </table:table-cell>
          <table:table-cell office:value-type="float" office:value="0" table:formula="of:=IF([.BS86]=[.BS87];[.BS87];&quot;RECONCILIATION!!!&quot;)" table:style-name="ce12">
            <text:p>0</text:p>
          </table:table-cell>
          <table:table-cell office:value-type="float" office:value="0" table:formula="of:=IF([.BT86]=[.BT87];[.BT87];&quot;RECONCILIATION!!!&quot;)" table:style-name="ce12">
            <text:p>0</text:p>
          </table:table-cell>
          <table:table-cell office:value-type="float" office:value="0" table:formula="of:=IF([.BU86]=[.BU87];[.BU87];&quot;RECONCILIATION!!!&quot;)" table:style-name="ce12">
            <text:p>0</text:p>
          </table:table-cell>
          <table:table-cell office:value-type="string" table:style-name="ce14">
            <text:p>gp1-KO &amp; Malondialdehyde (MDA) and superoxide production</text:p>
          </table:table-cell>
          <table:table-cell office:value-type="string" office:string-value="RECONCILIATION!!!" table:formula="of:=IF([.BW86]=[.BW87];[.BW87];&quot;RECONCILIATION!!!&quot;)" table:style-name="ce12">
            <text:p>RECONCILIATION!!!</text:p>
          </table:table-cell>
          <table:table-cell office:value-type="float" office:value="0" table:formula="of:=IF([.BX86]=[.BX87];[.BX87];&quot;RECONCILIATION!!!&quot;)" table:style-name="ce12">
            <text:p>0</text:p>
          </table:table-cell>
          <table:table-cell office:value-type="string" table:style-name="ce12">
            <text:p>blunted 5-0 monofilament nylon suture</text:p>
          </table:table-cell>
          <table:table-cell office:value-type="string" office:string-value="RECONCILIATION!!!" table:formula="of:=IF([.BZ86]=[.BZ87];[.BZ87];&quot;RECONCILIATION!!!&quot;)" table:style-name="ce12">
            <text:p>RECONCILIATION!!!</text:p>
          </table:table-cell>
          <table:table-cell office:value-type="float" office:value="0" table:formula="of:=IF([.CA86]=[.CA87];[.CA87];&quot;RECONCILIATION!!!&quot;)" table:style-name="ce12">
            <text:p>0</text:p>
          </table:table-cell>
          <table:table-cell office:value-type="float" office:value="0" table:formula="of:=IF([.CB86]=[.CB87];[.CB87];&quot;RECONCILIATION!!!&quot;)" table:style-name="ce12">
            <text:p>0</text:p>
          </table:table-cell>
          <table:table-cell office:value-type="float" office:value="0" table:formula="of:=IF([.CC86]=[.CC87];[.CC87];&quot;RECONCILIATION!!!&quot;)" table:style-name="ce12">
            <text:p>0</text:p>
          </table:table-cell>
          <table:table-cell office:value-type="float" office:value="0" table:formula="of:=IF([.CD86]=[.CD87];[.CD87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F86]=[.CF87];[.CF87];&quot;RECONCILIATION!!!&quot;)" table:style-name="ce12">
            <text:p>RECONCILIATION!!!</text:p>
          </table:table-cell>
          <table:table-cell office:value-type="float" office:value="0" table:formula="of:=IF([.CG86]=[.CG87];[.CG87];&quot;RECONCILIATION!!!&quot;)" table:style-name="ce12">
            <text:p>0</text:p>
          </table:table-cell>
          <table:table-cell office:value-type="string" table:style-name="ce8">
            <text:p>johnzhang3910@yahoo.com</text:p>
          </table:table-cell>
          <table:table-cell office:value-type="string" office:string-value="RECONCILIATION!!!" table:formula="of:=IF([.CI86]=[.CI87];[.CI87];&quot;RECONCILIATION!!!&quot;)" table:style-name="ce12">
            <text:p>RECONCILIATION!!!</text:p>
          </table:table-cell>
          <table:table-cell office:value-type="float" office:value="0" table:formula="of:=IF([.CJ86]=[.CJ87];[.CJ87];&quot;RECONCILIATION!!!&quot;)" table:style-name="ce12">
            <text:p>0</text:p>
          </table:table-cell>
          <table:table-cell office:value-type="float" office:value="0" table:formula="of:=IF([.CK86]=[.CK87];[.CK87];&quot;RECONCILIATION!!!&quot;)" table:style-name="ce12">
            <text:p>0</text:p>
          </table:table-cell>
          <table:table-cell office:value-type="float" office:value="0" table:formula="of:=IF([.CL86]=[.CL87];[.CL87];&quot;RECONCILIATION!!!&quot;)" table:style-name="ce12">
            <text:p>0</text:p>
          </table:table-cell>
          <table:table-cell office:value-type="float" office:value="0" table:formula="of:=IF([.CM86]=[.CM87];[.CM87];&quot;RECONCILIATION!!!&quot;)" table:style-name="ce12">
            <text:p>0</text:p>
          </table:table-cell>
          <table:table-cell office:value-type="string" office:string-value="FALSE" table:formula="of:=IF([.CN86]=[.CN87];[.CN87];&quot;RECONCILIATION!!!&quot;)" table:style-name="ce12">
            <text:p>FALSE</text:p>
          </table:table-cell>
          <table:table-cell office:value-type="string" office:string-value="RECONCILIATION!!!" table:formula="of:=IF([.CO86]=[.CO87];[.CO87];&quot;RECONCILIATION!!!&quot;)" table:style-name="ce12">
            <text:p>RECONCILIATION!!!</text:p>
          </table:table-cell>
          <table:table-cell office:value-type="float" office:value="0" table:formula="of:=IF([.CP86]=[.CP87];[.CP87];&quot;RECONCILIATION!!!&quot;)" table:style-name="ce12">
            <text:p>0</text:p>
          </table:table-cell>
          <table:table-cell office:value-type="float" office:value="30" table:style-name="ce12">
            <text:p>30</text:p>
          </table:table-cell>
          <table:table-cell office:value-type="string" office:string-value="RECONCILIATION!!!" table:formula="of:=IF([.CR86]=[.CR87];[.CR87];&quot;RECONCILIATION!!!&quot;)" table:style-name="ce12">
            <text:p>RECONCILIATION!!!</text:p>
          </table:table-cell>
          <table:table-cell office:value-type="string" table:style-name="ce12">
            <text:p>sham group contains wT and gene ko<text:s/></text:p>
          </table:table-cell>
          <table:table-cell office:value-type="float" office:value="0" table:formula="of:=IF([.CT86]=[.CT87];[.CT87];&quot;RECONCILIATION!!!&quot;)" table:style-name="ce12">
            <text:p>0</text:p>
          </table:table-cell>
          <table:table-cell office:value-type="float" office:value="0" table:formula="of:=IF([.CU86]=[.CU87];[.CU87];&quot;RECONCILIATION!!!&quot;)" table:style-name="ce12">
            <text:p>0</text:p>
          </table:table-cell>
          <table:table-cell office:value-type="float" office:value="0" table:formula="of:=IF([.CV86]=[.CV87];[.CV87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86]=[.CX87];[.CX87];&quot;RECONCILIATION!!!&quot;)" table:style-name="ce14">
            <text:p>RECONCILIATION!!!</text:p>
          </table:table-cell>
          <table:table-cell office:value-type="float" office:value="0" table:formula="of:=IF([.CY86]=[.CY87];[.CY87];&quot;RECONCILIATION!!!&quot;)" table:style-name="ce14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A86]=[.DA87];[.DA87];&quot;RECONCILIATION!!!&quot;)" table:style-name="ce12">
            <text:p>RECONCILIATION!!!</text:p>
          </table:table-cell>
          <table:table-cell office:value-type="float" office:value="0" table:formula="of:=IF([.DB86]=[.DB87];[.DB87];&quot;RECONCILIATION!!!&quot;)" table:style-name="ce12">
            <text:p>0</text:p>
          </table:table-cell>
          <table:table-cell office:value-type="string" office:string-value="TRUE" table:formula="of:=IF([.DC86]=[.DC87];[.DC87];&quot;RECONCILIATION!!!&quot;)" table:style-name="ce12">
            <text:p>TRUE</text:p>
          </table:table-cell>
          <table:table-cell office:value-type="string" office:string-value="RECONCILIATION!!!" table:formula="of:=IF([.DD86]=[.DD87];[.DD87];&quot;RECONCILIATION!!!&quot;)" table:style-name="ce12">
            <text:p>RECONCILIATION!!!</text:p>
          </table:table-cell>
          <table:table-cell office:value-type="float" office:value="0" table:formula="of:=IF([.DE86]=[.DE87];[.DE87];&quot;RECONCILIATION!!!&quot;)" table:style-name="ce12">
            <text:p>0</text:p>
          </table:table-cell>
          <table:table-cell office:value-type="float" office:value="0" table:formula="of:=IF([.DF86]=[.DF87];[.DF87];&quot;RECONCILIATION!!!&quot;)" table:style-name="ce12">
            <text:p>0</text:p>
          </table:table-cell>
          <table:table-cell office:value-type="float" office:value="0" table:formula="of:=IF([.DG86]=[.DG87];[.DG87];&quot;RECONCILIATION!!!&quot;)" table:style-name="ce12">
            <text:p>0</text:p>
          </table:table-cell>
          <table:table-cell office:value-type="float" office:value="0" table:formula="of:=IF([.DH86]=[.DH87];[.DH87];&quot;RECONCILIATION!!!&quot;)" table:style-name="ce12">
            <text:p>0</text:p>
          </table:table-cell>
          <table:table-cell office:value-type="string" office:string-value="FALSE" table:formula="of:=IF([.DI86]=[.DI87];[.DI87];&quot;RECONCILIATION!!!&quot;)" table:style-name="ce12">
            <text:p>FALSE</text:p>
          </table:table-cell>
          <table:table-cell office:value-type="string" office:string-value="RECONCILIATION!!!" table:formula="of:=IF([.DJ86]=[.DJ87];[.DJ87];&quot;RECONCILIATION!!!&quot;)" table:style-name="ce12">
            <text:p>RECONCILIATION!!!</text:p>
          </table:table-cell>
          <table:table-cell office:value-type="float" office:value="0" table:formula="of:=IF([.DK86]=[.DK87];[.DK87];&quot;RECONCILIATION!!!&quot;)" table:style-name="ce12">
            <text:p>0</text:p>
          </table:table-cell>
          <table:table-cell office:value-type="string" table:style-name="ce12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9 18:28:49</text:p>
          </table:table-cell>
          <table:table-cell office:value-type="string" table:style-name="ce1">
            <text:p>4c4e2785-7a37-4372-a212-00a99a93b34a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24c12878-a91b-48c8-ae18-0a6eef25f99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93f23ba-46f6-44ff-b39b-ff82a7e3e0e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e195e5d-1743-417d-af8e-75c8827d62b7</text:p>
          </table:table-cell>
          <table:table-cell table:style-name="ce1"/>
          <table:table-cell office:value-type="string" table:style-name="ce1">
            <text:p>C57BL/6J<text:s/></text:p>
          </table:table-cell>
          <table:table-cell office:value-type="string" table:style-name="ce1">
            <text:p>172059d5-a387-41cd-b13f-a30141f1a07f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8627fe25-8db1-40cb-a802-9676f46092d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32d06c4-0de2-405b-98b2-371cf0373e6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4e95da7-d594-465c-a399-b0b9d85e47b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24055fc1-249e-4d45-8a54-16fa00a1ee9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bff1c76-85cc-4c49-aee1-3581358c01e7</text:p>
          </table:table-cell>
          <table:table-cell table:style-name="ce1"/>
          <table:table-cell office:value-type="string" table:style-name="ce1">
            <text:p>5–0 monofilament nylon suture</text:p>
          </table:table-cell>
          <table:table-cell office:value-type="string" table:style-name="ce1">
            <text:p>e7e6e056-ed97-4a10-a85c-0851b17f1468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b80aef84-4b3b-47b7-aac1-6f15e357243e</text:p>
          </table:table-cell>
          <table:table-cell table:number-columns-repeated="4" table:style-name="ce1"/>
          <table:table-cell office:value-type="string" table:style-name="ce1">
            <text:p>group</text:p>
          </table:table-cell>
          <table:table-cell office:value-type="string" table:style-name="ce1">
            <text:p>a696f9c9-d415-45fc-b2f1-ef13b80a6d49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296411a6-530f-4230-8cbe-6547a866fd7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d108614-e5a2-451d-a6a7-64b3f789f5e9</text:p>
          </table:table-cell>
          <table:table-cell table:style-name="ce1"/>
          <table:table-cell office:value-type="string" table:style-name="ce1">
            <text:p>pentobarbital sodium (50 mg/kg)<text:s/></text:p>
          </table:table-cell>
          <table:table-cell office:value-type="string" table:style-name="ce1">
            <text:p>919318aa-3611-45d5-82c3-af26a36c333f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office:value-type="string" table:style-name="ce1">
            <text:p>d6f7c9a2-7f0f-423a-a4c0-e1b1c8cc1e9a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104d7a68-5177-43eb-9142-8a2bde2a4437</text:p>
          </table:table-cell>
          <table:table-cell table:style-name="ce1"/>
          <table:table-cell office:value-type="string" table:style-name="ce1">
            <text:p>the anterior cer- ebral artery (ACA) and bifurcation of the middle cerebral artery</text:p>
          </table:table-cell>
          <table:table-cell office:value-type="string" table:style-name="ce1">
            <text:p>38c201ac-6d0a-4b3a-a038-e5ce923c780f</text:p>
          </table:table-cell>
          <table:table-cell table:style-name="ce1"/>
          <table:table-cell office:value-type="string" table:style-name="ce1">
            <text:p>(8–10 weeks</text:p>
          </table:table-cell>
          <table:table-cell office:value-type="string" table:style-name="ce1">
            <text:p>42644e66-75b3-4972-b243-0273ce7cdef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8d977ef-97e6-43ca-a779-8fd5eacc65cc</text:p>
          </table:table-cell>
          <table:table-cell table:number-columns-repeated="4" table:style-name="ce1"/>
          <table:table-cell office:value-type="string" table:style-name="ce1">
            <text:p>Biglycan</text:p>
          </table:table-cell>
          <table:table-cell office:value-type="string" table:style-name="ce1">
            <text:p>5f49b971-e572-41ff-9fc8-8464b954c01d</text:p>
          </table:table-cell>
          <table:table-cell table:number-columns-repeated="4" table:style-name="ce1"/>
          <table:table-cell office:value-type="string" table:style-name="ce1">
            <text:p>18-22</text:p>
          </table:table-cell>
          <table:table-cell office:value-type="string" table:style-name="ce1">
            <text:p>b8dc33a0-eaeb-4d65-974f-0b839c0f2d9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69dfa50-8877-4ddd-bd51-c28f052c6466</text:p>
          </table:table-cell>
          <table:table-cell table:style-name="ce1"/>
          <table:table-cell office:value-type="string" table:style-name="ce1">
            <text:p><text:s/>jiangyong@swmu.edu.cn</text:p>
          </table:table-cell>
          <table:table-cell office:value-type="string" table:style-name="ce1">
            <text:p>39cc20f9-d0aa-47f4-ba1c-2eb5735a281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9881f41-cb6c-443e-ac3f-0d2b3213d233</text:p>
          </table:table-cell>
          <table:table-cell table:style-name="ce1"/>
          <table:table-cell office:value-type="string" table:style-name="ce1">
            <text:p>5+3+16</text:p>
          </table:table-cell>
          <table:table-cell office:value-type="string" table:style-name="ce1">
            <text:p>3a56f293-965d-406b-916d-dcacc5a872b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7357f48-2d8f-4eeb-befc-45d1fed69b3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7a093ec-8432-434f-b6cd-88a1f7c51b9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fa3bbb5-823e-4328-bd25-0a658bceedc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fa9c109e-dfac-4d3a-a3a3-590c219fc51f</text:p>
          </table:table-cell>
          <table:table-cell table:style-name="ce1"/>
          <table:table-cell office:value-type="string" table:style-name="ce1">
            <text:p>right ECA</text:p>
          </table:table-cell>
          <table:table-cell office:value-type="string" table:style-name="ce1">
            <text:p>21043811-9c75-44fa-9346-c835727742da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12:54:45</text:p>
          </table:table-cell>
          <table:table-cell office:value-type="string" table:style-name="ce1">
            <text:p>4c4e2785-7a37-4372-a212-00a99a93b34a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6a5621a1-5fed-40fa-8b9a-232509c8c72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bd3f37a-6ea7-4c54-9a70-c3c03ddabe7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06c906da-6168-4c64-bd51-2f9b809b40c2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17f8c8dd-9f8b-474e-9615-1776f2b9427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f64e58a9-4d6d-4de2-89c7-bf2760976ec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cc525f8-3447-4752-bf9b-7240a5eb9be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d440d31-f794-4e84-b59b-c35dd2aa851a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d5243d1d-babf-4d59-a640-36e3684ba5b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47122c1-2d4e-4bca-8753-4951ab092d58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64bd4a43-6495-47c4-b18f-e8bd9bd4d08e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1f2cc51c-61b9-4cf6-91c3-8c1ed5bd3f37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846f5e38-5c91-414e-bfd6-4eb77ba1ee7d</text:p>
          </table:table-cell>
          <table:table-cell table:style-name="ce1"/>
          <table:table-cell office:value-type="string" table:style-name="ce1">
            <text:p>group</text:p>
          </table:table-cell>
          <table:table-cell office:value-type="string" table:style-name="ce1">
            <text:p>787db6d9-25d0-4128-baeb-6e153703efbb</text:p>
          </table:table-cell>
          <table:table-cell office:value-type="string" table:style-name="ce1">
            <text:p>All mice were housed in groups of 6 per cage (cage type: Rat <text:s/>46 cm*35 cm*20 cm Ventilated Cage) and kept at constant environmental temperature and humidity with a 12-h light–dark cycle <text:s/>for at least 3 days, and ad libitum access to food and water. The study was not pre-registe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12e44f2-b429-496a-a7a6-abcaf5bcf48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8293150-8e69-4e87-809a-bb571dfa415e</text:p>
          </table:table-cell>
          <table:table-cell table:style-name="ce1"/>
          <table:table-cell office:value-type="string" table:style-name="ce1">
            <text:p>pentobarbital sodium 50mg/kg</text:p>
          </table:table-cell>
          <table:table-cell office:value-type="string" table:style-name="ce1">
            <text:p>d0df691e-7160-4900-af02-2d78a0130a2f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c9ed685e-0459-4c0a-8844-2993ffd7f566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4012c61e-7f55-4e31-b040-87c3b264dc97</text:p>
          </table:table-cell>
          <table:table-cell table:style-name="ce1"/>
          <table:table-cell office:value-type="string" table:style-name="ce1">
            <text:p>anterior cerebral artery at the bifurcation of the middle cerebral artery</text:p>
          </table:table-cell>
          <table:table-cell office:value-type="string" table:style-name="ce1">
            <text:p>34c95582-bde5-4077-9e1b-32a7471a0b57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059676c-8791-4c1b-b1cf-42bf12aeaa60</text:p>
          </table:table-cell>
          <table:table-cell table:number-columns-repeated="4" table:style-name="ce1"/>
          <table:table-cell office:value-type="string" table:style-name="ce1">
            <text:p>Knock down of BV</text:p>
          </table:table-cell>
          <table:table-cell office:value-type="string" table:style-name="ce1">
            <text:p>450dc8c7-7ef4-490b-8885-65a18b3d2e6c</text:p>
          </table:table-cell>
          <table:table-cell table:style-name="ce1"/>
          <table:table-cell office:value-type="string" table:style-name="ce1">
            <text:p>monofilament nylon suture</text:p>
          </table:table-cell>
          <table:table-cell office:value-type="string" table:style-name="ce1">
            <text:p>1e172e50-c7ac-44d2-a995-44d1341f0e50</text:p>
          </table:table-cell>
          <table:table-cell table:style-name="ce1"/>
          <table:table-cell office:value-type="string" table:style-name="ce1">
            <text:p>8-10 weeks</text:p>
          </table:table-cell>
          <table:table-cell office:value-type="string" table:style-name="ce1">
            <text:p>22085510-219f-4cd9-ba42-66471d80606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5adf818-abb4-4ac6-b798-48d8fc383236</text:p>
          </table:table-cell>
          <table:table-cell table:style-name="ce1"/>
          <table:table-cell office:value-type="string" table:style-name="ce1">
            <text:p>jiangyong@swmu.edu.cn</text:p>
          </table:table-cell>
          <table:table-cell office:value-type="string" table:style-name="ce1">
            <text:p>e2ae50ee-a65d-4689-bc8b-796cbcd4ebe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845a61a6-60a5-4d1e-9ff9-06b71297ea5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a641d777-c191-4d42-8823-0bf1ae8de552</text:p>
          </table:table-cell>
          <table:table-cell table:style-name="ce1"/>
          <table:table-cell office:value-type="string" table:style-name="ce1">
            <text:p>no additional pain medication. trained and experienced experimenters</text:p>
          </table:table-cell>
          <table:table-cell office:value-type="string" table:style-name="ce1">
            <text:p>50f4a785-4c35-475f-b812-87d96d7e073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c985d16-f6d8-4f0d-a7e7-be20fde48fc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d2bbc89-4418-41eb-a2e7-ee382e550f5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3946461-cf07-4713-8ee3-a9cfc062cd1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1502ca5-59cd-4e16-acf4-f958bc5b1640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52e1795d-0cef-4a3b-91e2-347ed6ec8667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4c4e2785-7a37-4372-a212-00a99a93b34a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89]=[.E90];[.E90];&quot;RECONCILIATION!!!&quot;)" table:style-name="ce12">
            <text:p>TRUE</text:p>
          </table:table-cell>
          <table:table-cell office:value-type="string" office:string-value="RECONCILIATION!!!" table:formula="of:=IF([.F89]=[.F90];[.F90];&quot;RECONCILIATION!!!&quot;)" table:style-name="ce12">
            <text:p>RECONCILIATION!!!</text:p>
          </table:table-cell>
          <table:table-cell office:value-type="float" office:value="0" table:formula="of:=IF([.G89]=[.G90];[.G90];&quot;RECONCILIATION!!!&quot;)" table:style-name="ce12">
            <text:p>0</text:p>
          </table:table-cell>
          <table:table-cell office:value-type="string" office:string-value="TRUE" table:formula="of:=IF([.H89]=[.H90];[.H90];&quot;RECONCILIATION!!!&quot;)" table:style-name="ce12">
            <text:p>TRUE</text:p>
          </table:table-cell>
          <table:table-cell office:value-type="string" office:string-value="RECONCILIATION!!!" table:formula="of:=IF([.I89]=[.I90];[.I90];&quot;RECONCILIATION!!!&quot;)" table:style-name="ce12">
            <text:p>RECONCILIATION!!!</text:p>
          </table:table-cell>
          <table:table-cell office:value-type="float" office:value="0" table:formula="of:=IF([.J89]=[.J90];[.J90];&quot;RECONCILIATION!!!&quot;)" table:style-name="ce12">
            <text:p>0</text:p>
          </table:table-cell>
          <table:table-cell office:value-type="string" office:string-value="not reported" table:formula="of:=IF([.K89]=[.K90];[.K90];&quot;RECONCILIATION!!!&quot;)" table:style-name="ce12">
            <text:p>not reported</text:p>
          </table:table-cell>
          <table:table-cell office:value-type="string" office:string-value="RECONCILIATION!!!" table:formula="of:=IF([.L89]=[.L90];[.L90];&quot;RECONCILIATION!!!&quot;)" table:style-name="ce12">
            <text:p>RECONCILIATION!!!</text:p>
          </table:table-cell>
          <table:table-cell office:value-type="float" office:value="0" table:formula="of:=IF([.M89]=[.M90];[.M90];&quot;RECONCILIATION!!!&quot;)" table:style-name="ce12">
            <text:p>0</text:p>
          </table:table-cell>
          <table:table-cell office:value-type="string" table:style-name="ce12">
            <text:p>C57BL/6J<text:s/></text:p>
          </table:table-cell>
          <table:table-cell office:value-type="string" office:string-value="RECONCILIATION!!!" table:formula="of:=IF([.O89]=[.O90];[.O90];&quot;RECONCILIATION!!!&quot;)" table:style-name="ce12">
            <text:p>RECONCILIATION!!!</text:p>
          </table:table-cell>
          <table:table-cell office:value-type="float" office:value="0" table:formula="of:=IF([.P89]=[.P90];[.P90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89]=[.R90];[.R90];&quot;RECONCILIATION!!!&quot;)" table:style-name="ce12">
            <text:p>RECONCILIATION!!!</text:p>
          </table:table-cell>
          <table:table-cell office:value-type="float" office:value="0" table:formula="of:=IF([.S89]=[.S90];[.S90];&quot;RECONCILIATION!!!&quot;)" table:style-name="ce12">
            <text:p>0</text:p>
          </table:table-cell>
          <table:table-cell office:value-type="string" office:string-value="TRUE" table:formula="of:=IF([.T89]=[.T90];[.T90];&quot;RECONCILIATION!!!&quot;)" table:style-name="ce12">
            <text:p>TRUE</text:p>
          </table:table-cell>
          <table:table-cell office:value-type="string" office:string-value="RECONCILIATION!!!" table:formula="of:=IF([.U89]=[.U90];[.U90];&quot;RECONCILIATION!!!&quot;)" table:style-name="ce12">
            <text:p>RECONCILIATION!!!</text:p>
          </table:table-cell>
          <table:table-cell office:value-type="float" office:value="0" table:formula="of:=IF([.V89]=[.V90];[.V90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X89]=[.X90];[.X90];&quot;RECONCILIATION!!!&quot;)" table:style-name="ce12">
            <text:p>RECONCILIATION!!!</text:p>
          </table:table-cell>
          <table:table-cell office:value-type="float" office:value="0" table:formula="of:=IF([.Y89]=[.Y90];[.Y90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AA89]=[.AA90];[.AA90];&quot;RECONCILIATION!!!&quot;)" table:style-name="ce12">
            <text:p>RECONCILIATION!!!</text:p>
          </table:table-cell>
          <table:table-cell office:value-type="float" office:value="0" table:formula="of:=IF([.AB89]=[.AB90];[.AB90];&quot;RECONCILIATION!!!&quot;)" table:style-name="ce12">
            <text:p>0</text:p>
          </table:table-cell>
          <table:table-cell office:value-type="string" office:string-value="TRUE" table:formula="of:=IF([.AC89]=[.AC90];[.AC90];&quot;RECONCILIATION!!!&quot;)" table:style-name="ce12">
            <text:p>TRUE</text:p>
          </table:table-cell>
          <table:table-cell office:value-type="string" office:string-value="RECONCILIATION!!!" table:formula="of:=IF([.AD89]=[.AD90];[.AD90];&quot;RECONCILIATION!!!&quot;)" table:style-name="ce12">
            <text:p>RECONCILIATION!!!</text:p>
          </table:table-cell>
          <table:table-cell office:value-type="float" office:value="0" table:formula="of:=IF([.AE89]=[.AE90];[.AE90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89]=[.AG90];[.AG90];&quot;RECONCILIATION!!!&quot;)" table:style-name="ce12">
            <text:p>RECONCILIATION!!!</text:p>
          </table:table-cell>
          <table:table-cell office:value-type="float" office:value="0" table:formula="of:=IF([.AH89]=[.AH90];[.AH90];&quot;RECONCILIATION!!!&quot;)" table:style-name="ce12">
            <text:p>0</text:p>
          </table:table-cell>
          <table:table-cell office:value-type="string" office:string-value="Injective" table:formula="of:=IF([.AI89]=[.AI90];[.AI90];&quot;RECONCILIATION!!!&quot;)" table:style-name="ce12">
            <text:p>Injective</text:p>
          </table:table-cell>
          <table:table-cell office:value-type="string" office:string-value="RECONCILIATION!!!" table:formula="of:=IF([.AJ89]=[.AJ90];[.AJ90];&quot;RECONCILIATION!!!&quot;)" table:style-name="ce12">
            <text:p>RECONCILIATION!!!</text:p>
          </table:table-cell>
          <table:table-cell office:value-type="float" office:value="0" table:formula="of:=IF([.AK89]=[.AK90];[.AK90];&quot;RECONCILIATION!!!&quot;)" table:style-name="ce12">
            <text:p>0</text:p>
          </table:table-cell>
          <table:table-cell office:value-type="float" office:value="56" table:style-name="ce14">
            <text:p>56</text:p>
          </table:table-cell>
          <table:table-cell office:value-type="string" office:string-value="RECONCILIATION!!!" table:formula="of:=IF([.AM89]=[.AM90];[.AM90];&quot;RECONCILIATION!!!&quot;)" table:style-name="ce12">
            <text:p>RECONCILIATION!!!</text:p>
          </table:table-cell>
          <table:table-cell office:value-type="float" office:value="0" table:formula="of:=IF([.AN89]=[.AN90];[.AN90];&quot;RECONCILIATION!!!&quot;)" table:style-name="ce12">
            <text:p>0</text:p>
          </table:table-cell>
          <table:table-cell office:value-type="string" office:string-value="group" table:formula="of:=IF([.AO89]=[.AO90];[.AO90];&quot;RECONCILIATION!!!&quot;)" table:style-name="ce12">
            <text:p>group</text:p>
          </table:table-cell>
          <table:table-cell office:value-type="string" office:string-value="RECONCILIATION!!!" table:formula="of:=IF([.AP89]=[.AP90];[.AP90];&quot;RECONCILIATION!!!&quot;)" table:style-name="ce12">
            <text:p>RECONCILIATION!!!</text:p>
          </table:table-cell>
          <table:table-cell office:value-type="string" table:style-name="ce8">
            <text:p>All mice were housed in groups of 6 per cage (cage type: Rat <text:s/>46 cm*35 cm*20 cm Ventilated Cage) and kept at constant environmental temperature and humidity with a 12-h light–dark cycle <text:s/>for at least 3 days, and ad libitum access to food and water. The study was not pre-registered</text:p>
          </table:table-cell>
          <table:table-cell office:value-type="string" office:string-value="no" table:formula="of:=IF([.AR89]=[.AR90];[.AR90];&quot;RECONCILIATION!!!&quot;)" table:style-name="ce12">
            <text:p>no</text:p>
          </table:table-cell>
          <table:table-cell office:value-type="string" office:string-value="RECONCILIATION!!!" table:formula="of:=IF([.AS89]=[.AS90];[.AS90];&quot;RECONCILIATION!!!&quot;)" table:style-name="ce12">
            <text:p>RECONCILIATION!!!</text:p>
          </table:table-cell>
          <table:table-cell office:value-type="float" office:value="0" table:formula="of:=IF([.AT89]=[.AT90];[.AT90];&quot;RECONCILIATION!!!&quot;)" table:style-name="ce12">
            <text:p>0</text:p>
          </table:table-cell>
          <table:table-cell office:value-type="string" office:string-value="TRUE" table:formula="of:=IF([.AU89]=[.AU90];[.AU90];&quot;RECONCILIATION!!!&quot;)" table:style-name="ce12">
            <text:p>TRUE</text:p>
          </table:table-cell>
          <table:table-cell office:value-type="string" office:string-value="RECONCILIATION!!!" table:formula="of:=IF([.AV89]=[.AV90];[.AV90];&quot;RECONCILIATION!!!&quot;)" table:style-name="ce12">
            <text:p>RECONCILIATION!!!</text:p>
          </table:table-cell>
          <table:table-cell office:value-type="float" office:value="0" table:formula="of:=IF([.AW89]=[.AW90];[.AW90];&quot;RECONCILIATION!!!&quot;)" table:style-name="ce12">
            <text:p>0</text:p>
          </table:table-cell>
          <table:table-cell office:value-type="string" table:style-name="ce8">
            <text:p>pentobarbital sodium (50 mg/kg)<text:s/></text:p>
          </table:table-cell>
          <table:table-cell office:value-type="string" office:string-value="RECONCILIATION!!!" table:formula="of:=IF([.AY89]=[.AY90];[.AY90];&quot;RECONCILIATION!!!&quot;)" table:style-name="ce12">
            <text:p>RECONCILIATION!!!</text:p>
          </table:table-cell>
          <table:table-cell office:value-type="float" office:value="0" table:formula="of:=IF([.AZ89]=[.AZ90];[.AZ90];&quot;RECONCILIATION!!!&quot;)" table:style-name="ce12">
            <text:p>0</text:p>
          </table:table-cell>
          <table:table-cell office:value-type="float" office:value="0" table:formula="of:=IF([.BA89]=[.BA90];[.BA90];&quot;RECONCILIATION!!!&quot;)" table:style-name="ce12">
            <text:p>0</text:p>
          </table:table-cell>
          <table:table-cell office:value-type="float" office:value="0" table:formula="of:=IF([.BB89]=[.BB90];[.BB90];&quot;RECONCILIATION!!!&quot;)" table:style-name="ce12">
            <text:p>0</text:p>
          </table:table-cell>
          <table:table-cell office:value-type="float" office:value="0" table:formula="of:=IF([.BC89]=[.BC90];[.BC90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89]=[.BE90];[.BE90];&quot;RECONCILIATION!!!&quot;)" table:style-name="ce12">
            <text:p>RECONCILIATION!!!</text:p>
          </table:table-cell>
          <table:table-cell office:value-type="float" office:value="0" table:formula="of:=IF([.BF89]=[.BF90];[.BF90];&quot;RECONCILIATION!!!&quot;)" table:style-name="ce12">
            <text:p>0</text:p>
          </table:table-cell>
          <table:table-cell office:value-type="string" office:string-value="Yong Jiang" table:formula="of:=IF([.BG89]=[.BG90];[.BG90];&quot;RECONCILIATION!!!&quot;)" table:style-name="ce12">
            <text:p>Yong Jiang</text:p>
          </table:table-cell>
          <table:table-cell office:value-type="string" office:string-value="RECONCILIATION!!!" table:formula="of:=IF([.BH89]=[.BH90];[.BH90];&quot;RECONCILIATION!!!&quot;)" table:style-name="ce12">
            <text:p>RECONCILIATION!!!</text:p>
          </table:table-cell>
          <table:table-cell office:value-type="float" office:value="0" table:formula="of:=IF([.BI89]=[.BI90];[.BI90];&quot;RECONCILIATION!!!&quot;)" table:style-name="ce12">
            <text:p>0</text:p>
          </table:table-cell>
          <table:table-cell office:value-type="string" table:style-name="ce8">
            <text:p>anterior cerebral artery (ACA) and bifurcation of the middle cerebral artery (MCA)</text:p>
          </table:table-cell>
          <table:table-cell office:value-type="string" office:string-value="RECONCILIATION!!!" table:formula="of:=IF([.BK89]=[.BK90];[.BK90];&quot;RECONCILIATION!!!&quot;)" table:style-name="ce12">
            <text:p>RECONCILIATION!!!</text:p>
          </table:table-cell>
          <table:table-cell office:value-type="float" office:value="0" table:formula="of:=IF([.BL89]=[.BL90];[.BL90];&quot;RECONCILIATION!!!&quot;)" table:style-name="ce12">
            <text:p>0</text:p>
          </table:table-cell>
          <table:table-cell office:value-type="string" table:style-name="ce12">
            <text:p>8-10 <text:s/>weeks</text:p>
          </table:table-cell>
          <table:table-cell office:value-type="string" office:string-value="RECONCILIATION!!!" table:formula="of:=IF([.BN89]=[.BN90];[.BN90];&quot;RECONCILIATION!!!&quot;)" table:style-name="ce12">
            <text:p>RECONCILIATION!!!</text:p>
          </table:table-cell>
          <table:table-cell office:value-type="float" office:value="0" table:formula="of:=IF([.BO89]=[.BO90];[.BO90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BQ89]=[.BQ90];[.BQ90];&quot;RECONCILIATION!!!&quot;)" table:style-name="ce12">
            <text:p>RECONCILIATION!!!</text:p>
          </table:table-cell>
          <table:table-cell office:value-type="float" office:value="0" table:formula="of:=IF([.BR89]=[.BR90];[.BR90];&quot;RECONCILIATION!!!&quot;)" table:style-name="ce12">
            <text:p>0</text:p>
          </table:table-cell>
          <table:table-cell office:value-type="float" office:value="0" table:formula="of:=IF([.BS89]=[.BS90];[.BS90];&quot;RECONCILIATION!!!&quot;)" table:style-name="ce12">
            <text:p>0</text:p>
          </table:table-cell>
          <table:table-cell office:value-type="float" office:value="0" table:formula="of:=IF([.BT89]=[.BT90];[.BT90];&quot;RECONCILIATION!!!&quot;)" table:style-name="ce12">
            <text:p>0</text:p>
          </table:table-cell>
          <table:table-cell office:value-type="float" office:value="0" table:formula="of:=IF([.BU89]=[.BU90];[.BU90];&quot;RECONCILIATION!!!&quot;)" table:style-name="ce12">
            <text:p>0</text:p>
          </table:table-cell>
          <table:table-cell office:value-type="string" table:style-name="ce12">
            <text:p>knockdown of biglycan</text:p>
          </table:table-cell>
          <table:table-cell office:value-type="string" office:string-value="RECONCILIATION!!!" table:formula="of:=IF([.BW89]=[.BW90];[.BW90];&quot;RECONCILIATION!!!&quot;)" table:style-name="ce12">
            <text:p>RECONCILIATION!!!</text:p>
          </table:table-cell>
          <table:table-cell office:value-type="float" office:value="0" table:formula="of:=IF([.BX89]=[.BX90];[.BX90];&quot;RECONCILIATION!!!&quot;)" table:style-name="ce12">
            <text:p>0</text:p>
          </table:table-cell>
          <table:table-cell office:value-type="string" table:style-name="ce8">
            <text:p>5–0 monofilament nylon suture (Ethicon, Somerville, NJ, USA)</text:p>
          </table:table-cell>
          <table:table-cell office:value-type="string" office:string-value="RECONCILIATION!!!" table:formula="of:=IF([.BZ89]=[.BZ90];[.BZ90];&quot;RECONCILIATION!!!&quot;)" table:style-name="ce12">
            <text:p>RECONCILIATION!!!</text:p>
          </table:table-cell>
          <table:table-cell office:value-type="float" office:value="0" table:formula="of:=IF([.CA89]=[.CA90];[.CA90];&quot;RECONCILIATION!!!&quot;)" table:style-name="ce12">
            <text:p>0</text:p>
          </table:table-cell>
          <table:table-cell office:value-type="string" table:style-name="ce14">
            <text:p>18-22 g</text:p>
          </table:table-cell>
          <table:table-cell office:value-type="string" office:string-value="RECONCILIATION!!!" table:formula="of:=IF([.CC89]=[.CC90];[.CC90];&quot;RECONCILIATION!!!&quot;)" table:style-name="ce12">
            <text:p>RECONCILIATION!!!</text:p>
          </table:table-cell>
          <table:table-cell office:value-type="float" office:value="0" table:formula="of:=IF([.CD89]=[.CD90];[.CD90];&quot;RECONCILIATION!!!&quot;)" table:style-name="ce12">
            <text:p>0</text:p>
          </table:table-cell>
          <table:table-cell office:value-type="string" office:string-value="TRUE" table:formula="of:=IF([.CE89]=[.CE90];[.CE90];&quot;RECONCILIATION!!!&quot;)" table:style-name="ce12">
            <text:p>TRUE</text:p>
          </table:table-cell>
          <table:table-cell office:value-type="string" office:string-value="RECONCILIATION!!!" table:formula="of:=IF([.CF89]=[.CF90];[.CF90];&quot;RECONCILIATION!!!&quot;)" table:style-name="ce12">
            <text:p>RECONCILIATION!!!</text:p>
          </table:table-cell>
          <table:table-cell office:value-type="float" office:value="0" table:formula="of:=IF([.CG89]=[.CG90];[.CG90];&quot;RECONCILIATION!!!&quot;)" table:style-name="ce12">
            <text:p>0</text:p>
          </table:table-cell>
          <table:table-cell office:value-type="string" table:style-name="ce22">
            <text:p><text:a xlink:href="mailto:jiangyong@swmu.edu.cn">jiangyong@swmu.edu.cn</text:a></text:p>
          </table:table-cell>
          <table:table-cell office:value-type="string" office:string-value="RECONCILIATION!!!" table:formula="of:=IF([.CI89]=[.CI90];[.CI90];&quot;RECONCILIATION!!!&quot;)" table:style-name="ce12">
            <text:p>RECONCILIATION!!!</text:p>
          </table:table-cell>
          <table:table-cell office:value-type="float" office:value="0" table:formula="of:=IF([.CJ89]=[.CJ90];[.CJ90];&quot;RECONCILIATION!!!&quot;)" table:style-name="ce12">
            <text:p>0</text:p>
          </table:table-cell>
          <table:table-cell office:value-type="float" office:value="0" table:formula="of:=IF([.CK89]=[.CK90];[.CK90];&quot;RECONCILIATION!!!&quot;)" table:style-name="ce12">
            <text:p>0</text:p>
          </table:table-cell>
          <table:table-cell office:value-type="float" office:value="0" table:formula="of:=IF([.CL89]=[.CL90];[.CL90];&quot;RECONCILIATION!!!&quot;)" table:style-name="ce12">
            <text:p>0</text:p>
          </table:table-cell>
          <table:table-cell office:value-type="float" office:value="0" table:formula="of:=IF([.CM89]=[.CM90];[.CM90];&quot;RECONCILIATION!!!&quot;)" table:style-name="ce12">
            <text:p>0</text:p>
          </table:table-cell>
          <table:table-cell office:value-type="string" office:string-value="FALSE" table:formula="of:=IF([.CN89]=[.CN90];[.CN90];&quot;RECONCILIATION!!!&quot;)" table:style-name="ce12">
            <text:p>FALSE</text:p>
          </table:table-cell>
          <table:table-cell office:value-type="string" office:string-value="RECONCILIATION!!!" table:formula="of:=IF([.CO89]=[.CO90];[.CO90];&quot;RECONCILIATION!!!&quot;)" table:style-name="ce12">
            <text:p>RECONCILIATION!!!</text:p>
          </table:table-cell>
          <table:table-cell office:value-type="float" office:value="0" table:formula="of:=IF([.CP89]=[.CP90];[.CP90];&quot;RECONCILIATION!!!&quot;)" table:style-name="ce12">
            <text:p>0</text:p>
          </table:table-cell>
          <table:table-cell office:value-type="float" office:value="24" table:style-name="ce12">
            <text:p>24</text:p>
          </table:table-cell>
          <table:table-cell office:value-type="string" office:string-value="RECONCILIATION!!!" table:formula="of:=IF([.CR89]=[.CR90];[.CR90];&quot;RECONCILIATION!!!&quot;)" table:style-name="ce12">
            <text:p>RECONCILIATION!!!</text:p>
          </table:table-cell>
          <table:table-cell office:value-type="float" office:value="0" table:formula="of:=IF([.CS89]=[.CS90];[.CS90];&quot;RECONCILIATION!!!&quot;)" table:style-name="ce12">
            <text:p>0</text:p>
          </table:table-cell>
          <table:table-cell office:value-type="string" table:style-name="ce23">
            <text:p>To minimize the animals’ suffering, the animal procedures were performed by skilled and experienced experimenters to ensure that no unnecessary pain or distress was caused as a result of the procedures. No additional pain medication</text:p>
          </table:table-cell>
          <table:table-cell office:value-type="string" office:string-value="RECONCILIATION!!!" table:formula="of:=IF([.CU89]=[.CU90];[.CU90];&quot;RECONCILIATION!!!&quot;)" table:style-name="ce12">
            <text:p>RECONCILIATION!!!</text:p>
          </table:table-cell>
          <table:table-cell office:value-type="float" office:value="0" table:formula="of:=IF([.CV89]=[.CV90];[.CV90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89]=[.CX90];[.CX90];&quot;RECONCILIATION!!!&quot;)" table:style-name="ce12">
            <text:p>RECONCILIATION!!!</text:p>
          </table:table-cell>
          <table:table-cell office:value-type="float" office:value="0" table:formula="of:=IF([.CY89]=[.CY90];[.CY90];&quot;RECONCILIATION!!!&quot;)" table:style-name="ce12">
            <text:p>0</text:p>
          </table:table-cell>
          <table:table-cell office:value-type="string" office:string-value="TRUE" table:formula="of:=IF([.CZ89]=[.CZ90];[.CZ90];&quot;RECONCILIATION!!!&quot;)" table:style-name="ce12">
            <text:p>TRUE</text:p>
          </table:table-cell>
          <table:table-cell office:value-type="string" office:string-value="RECONCILIATION!!!" table:formula="of:=IF([.DA89]=[.DA90];[.DA90];&quot;RECONCILIATION!!!&quot;)" table:style-name="ce12">
            <text:p>RECONCILIATION!!!</text:p>
          </table:table-cell>
          <table:table-cell office:value-type="float" office:value="0" table:formula="of:=IF([.DB89]=[.DB90];[.DB90];&quot;RECONCILIATION!!!&quot;)" table:style-name="ce12">
            <text:p>0</text:p>
          </table:table-cell>
          <table:table-cell office:value-type="string" office:string-value="TRUE" table:formula="of:=IF([.DC89]=[.DC90];[.DC90];&quot;RECONCILIATION!!!&quot;)" table:style-name="ce12">
            <text:p>TRUE</text:p>
          </table:table-cell>
          <table:table-cell office:value-type="string" office:string-value="RECONCILIATION!!!" table:formula="of:=IF([.DD89]=[.DD90];[.DD90];&quot;RECONCILIATION!!!&quot;)" table:style-name="ce12">
            <text:p>RECONCILIATION!!!</text:p>
          </table:table-cell>
          <table:table-cell office:value-type="float" office:value="0" table:formula="of:=IF([.DE89]=[.DE90];[.DE90];&quot;RECONCILIATION!!!&quot;)" table:style-name="ce12">
            <text:p>0</text:p>
          </table:table-cell>
          <table:table-cell office:value-type="float" office:value="0" table:formula="of:=IF([.DF89]=[.DF90];[.DF90];&quot;RECONCILIATION!!!&quot;)" table:style-name="ce12">
            <text:p>0</text:p>
          </table:table-cell>
          <table:table-cell office:value-type="float" office:value="0" table:formula="of:=IF([.DG89]=[.DG90];[.DG90];&quot;RECONCILIATION!!!&quot;)" table:style-name="ce12">
            <text:p>0</text:p>
          </table:table-cell>
          <table:table-cell office:value-type="float" office:value="0" table:formula="of:=IF([.DH89]=[.DH90];[.DH90];&quot;RECONCILIATION!!!&quot;)" table:style-name="ce12">
            <text:p>0</text:p>
          </table:table-cell>
          <table:table-cell office:value-type="string" office:string-value="TRUE" table:formula="of:=IF([.DI89]=[.DI90];[.DI90];&quot;RECONCILIATION!!!&quot;)" table:style-name="ce12">
            <text:p>TRUE</text:p>
          </table:table-cell>
          <table:table-cell office:value-type="string" office:string-value="RECONCILIATION!!!" table:formula="of:=IF([.DJ89]=[.DJ90];[.DJ90];&quot;RECONCILIATION!!!&quot;)" table:style-name="ce12">
            <text:p>RECONCILIATION!!!</text:p>
          </table:table-cell>
          <table:table-cell office:value-type="float" office:value="0" table:formula="of:=IF([.DK89]=[.DK90];[.DK90];&quot;RECONCILIATION!!!&quot;)" table:style-name="ce12">
            <text:p>0</text:p>
          </table:table-cell>
          <table:table-cell office:value-type="string" table:style-name="ce12">
            <text:p>right external carotid artery (ECA)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4:29:01</text:p>
          </table:table-cell>
          <table:table-cell office:value-type="string" table:style-name="ce1">
            <text:p>4e20f054-08ef-4296-994e-6ca213e76698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c1cdf4f4-552d-4e67-8376-e0c0896b9d2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80fa097-385b-4182-b8da-d581dc1876fd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c076158e-a16e-4138-b196-25d26105bb2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85d20b4-1841-4861-939a-9293c0dca98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ef3e40e-da4f-4b1d-8ba9-ae1f451b5f40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12b06af4-334f-4377-b69e-3f8991aa420d</text:p>
          </table:table-cell>
          <table:table-cell table:number-columns-repeated="10" table:style-name="ce1"/>
          <table:table-cell office:value-type="string" table:style-name="ce1">
            <text:p><text:s/>Serge C. Thal</text:p>
          </table:table-cell>
          <table:table-cell office:value-type="string" table:style-name="ce1">
            <text:p>656af023-317d-4888-8c44-ca272235ebed</text:p>
          </table:table-cell>
          <table:table-cell office:value-type="string" table:style-name="ce1">
            <text:p>male and female mixed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c92c162f-77ba-44db-bea5-773d93058f79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9077e15e-ec90-47c4-8a54-9899f4540bea</text:p>
          </table:table-cell>
          <table:table-cell table:style-name="ce1"/>
          <table:table-cell office:value-type="string" table:style-name="ce1">
            <text:p>thal@uni-mainz.de</text:p>
          </table:table-cell>
          <table:table-cell office:value-type="string" table:style-name="ce1">
            <text:p>be8c596e-80b3-4b51-92b9-1c24e17a93c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54527cc-eb69-40cb-a2f1-b5bc13fcc72b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2aec0351-cf51-4a2b-80a9-14d6b4c7ac4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8dcdafb-047e-41b6-bf35-d80b30a8753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1835323-95c2-4d21-8059-4997a2592717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12:30:00</text:p>
          </table:table-cell>
          <table:table-cell office:value-type="string" table:style-name="ce1">
            <text:p>4e20f054-08ef-4296-994e-6ca213e76698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6c7e4d5d-47df-4215-b971-7d0d1674f3a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e1fe1ca-1844-458d-9fca-54b7d3979042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1ef512b-c1cf-457d-837a-ef01d40ca984</text:p>
          </table:table-cell>
          <table:table-cell table:style-name="ce1"/>
          <table:table-cell office:value-type="string" table:style-name="ce1">
            <text:p>C57BL6</text:p>
          </table:table-cell>
          <table:table-cell office:value-type="string" table:style-name="ce1">
            <text:p>4fd0a359-0c53-4967-a35c-d9fd5a49134d</text:p>
          </table:table-cell>
          <table:table-cell table:style-name="ce1"/>
          <table:table-cell office:value-type="string" table:style-name="ce1">
            <text:p>male and female</text:p>
          </table:table-cell>
          <table:table-cell office:value-type="string" table:style-name="ce1">
            <text:p>4c3b6bbf-3cb3-46ab-a581-a0ed13b2d0f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e29ea5f-e119-4f2d-9088-c2dac49cb98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e42a431-5645-4730-964f-91f971efb17e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e191bee7-1c57-4d5c-8b90-18dd79f31d5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b048d06-e988-42d5-aba2-5d4d7a4fad1d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bdb78c1b-8393-428b-8052-85561d0c57b4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fb8276d4-5457-463d-908e-5234de57ed1c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23b19c97-8731-4e48-9f96-afbe7385b0a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d159ab2-2817-41d0-828e-48d4c3f2a55c</text:p>
          </table:table-cell>
          <table:table-cell office:value-type="string" table:style-name="ce1">
            <text:p>The mice were kept under controlled environmental conditions (12 h dark/light cycle, 23 ± 1˚C, 55 ± 5% relative humidity), and free access to food (Altromin, Germany) and wa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ab09e41-30fa-4113-9cda-37f841a9644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d0d08da-4860-4dd2-8e67-6e6ea2933c0f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cb71b898-0d61-409b-9d27-b28a62e0b29a</text:p>
          </table:table-cell>
          <table:table-cell table:style-name="ce1"/>
          <table:table-cell office:value-type="string" table:style-name="ce1">
            <text:p>Axel Neulen</text:p>
          </table:table-cell>
          <table:table-cell office:value-type="string" table:style-name="ce1">
            <text:p>0688ce91-d799-4be0-ada8-944d6e38ff22</text:p>
          </table:table-cell>
          <table:table-cell table:number-columns-repeated="4" table:style-name="ce1"/>
          <table:table-cell office:value-type="string" table:style-name="ce1">
            <text:p>6-9 months</text:p>
          </table:table-cell>
          <table:table-cell office:value-type="string" table:style-name="ce1">
            <text:p>d976aea9-abcb-4a42-94a0-4a4b9433a64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c0ad1e8-bdb3-4415-848b-242d0b0836c8</text:p>
          </table:table-cell>
          <table:table-cell table:number-columns-repeated="4" table:style-name="ce1"/>
          <table:table-cell office:value-type="string" table:style-name="ce1">
            <text:p>vessel diameter</text:p>
          </table:table-cell>
          <table:table-cell office:value-type="string" table:style-name="ce1">
            <text:p>90400198-2e2d-4a33-b4e9-128d3a8be085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201e32d0-9833-47e0-8a8d-f6cd985f1811</text:p>
          </table:table-cell>
          <table:table-cell table:style-name="ce1"/>
          <table:table-cell office:value-type="string" table:style-name="ce1">
            <text:p>axel.neulen@unimedizin-mainz.de</text:p>
          </table:table-cell>
          <table:table-cell office:value-type="string" table:style-name="ce1">
            <text:p>20a32144-b79d-4935-8626-33540b828599</text:p>
          </table:table-cell>
          <table:table-cell table:style-name="ce1"/>
          <table:table-cell office:value-type="string" table:style-name="ce1">
            <text:p>Isoflurane<text:s/></text:p>
          </table:table-cell>
          <table:table-cell office:value-type="string" table:style-name="ce1">
            <text:p>c9e1a857-7a2a-455d-bcd4-d463ab603ad3</text:p>
          </table:table-cell>
          <table:table-cell office:value-type="string" table:style-name="ce1">
            <text:p>(4 vol% induction, 2 vol% maintenance)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318bbf61-e9c7-4424-8ef5-0122b276104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14435486-85f7-42d5-ae75-7176af2eb4e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dc73412-6fc7-4c97-871d-b4912c276da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c6d03a0-d161-4c7a-b722-6e146159ad3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9d8f915-1ebd-4ca4-abfe-9f79c327fde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2c649c5c-1185-43b2-aaa1-476f387bc89a</text:p>
          </table:table-cell>
          <table:table-cell table:style-name="ce1"/>
          <table:table-cell office:value-type="string" table:style-name="ce1">
            <text:p>left internal carotid artery</text:p>
          </table:table-cell>
          <table:table-cell office:value-type="string" table:style-name="ce1">
            <text:p>a4b2a485-cb45-4596-8a55-adf428aa4180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4e20f054-08ef-4296-994e-6ca213e76698</text:p>
          </table:table-cell>
          <table:table-cell office:value-type="string" table:style-name="ce11">
            <text:p>TIMO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92]=[.F93];[.F93];&quot;RECONCILIATION!!!&quot;)" table:style-name="ce12">
            <text:p>RECONCILIATION!!!</text:p>
          </table:table-cell>
          <table:table-cell office:value-type="float" office:value="0" table:formula="of:=IF([.G92]=[.G93];[.G9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92]=[.I93];[.I93];&quot;RECONCILIATION!!!&quot;)" table:style-name="ce12">
            <text:p>RECONCILIATION!!!</text:p>
          </table:table-cell>
          <table:table-cell office:value-type="float" office:value="0" table:formula="of:=IF([.J92]=[.J93];[.J93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L92]=[.L93];[.L93];&quot;RECONCILIATION!!!&quot;)" table:style-name="ce12">
            <text:p>RECONCILIATION!!!</text:p>
          </table:table-cell>
          <table:table-cell office:value-type="float" office:value="0" table:formula="of:=IF([.M92]=[.M93];[.M93];&quot;RECONCILIATION!!!&quot;)" table:style-name="ce12">
            <text:p>0</text:p>
          </table:table-cell>
          <table:table-cell office:value-type="string" table:style-name="ce12">
            <text:p>C57BL6</text:p>
          </table:table-cell>
          <table:table-cell office:value-type="string" office:string-value="RECONCILIATION!!!" table:formula="of:=IF([.O92]=[.O93];[.O93];&quot;RECONCILIATION!!!&quot;)" table:style-name="ce12">
            <text:p>RECONCILIATION!!!</text:p>
          </table:table-cell>
          <table:table-cell office:value-type="float" office:value="0" table:formula="of:=IF([.P92]=[.P93];[.P93];&quot;RECONCILIATION!!!&quot;)" table:style-name="ce12">
            <text:p>0</text:p>
          </table:table-cell>
          <table:table-cell office:value-type="string" table:style-name="ce12">
            <text:p>male and female</text:p>
          </table:table-cell>
          <table:table-cell office:value-type="string" office:string-value="RECONCILIATION!!!" table:formula="of:=IF([.R92]=[.R93];[.R93];&quot;RECONCILIATION!!!&quot;)" table:style-name="ce12">
            <text:p>RECONCILIATION!!!</text:p>
          </table:table-cell>
          <table:table-cell office:value-type="float" office:value="0" table:formula="of:=IF([.S92]=[.S93];[.S93];&quot;RECONCILIATION!!!&quot;)" table:style-name="ce12">
            <text:p>0</text:p>
          </table:table-cell>
          <table:table-cell office:value-type="string" office:string-value="FALSE" table:formula="of:=IF([.T92]=[.T93];[.T93];&quot;RECONCILIATION!!!&quot;)" table:style-name="ce12">
            <text:p>FALSE</text:p>
          </table:table-cell>
          <table:table-cell office:value-type="string" office:string-value="RECONCILIATION!!!" table:formula="of:=IF([.U92]=[.U93];[.U93];&quot;RECONCILIATION!!!&quot;)" table:style-name="ce12">
            <text:p>RECONCILIATION!!!</text:p>
          </table:table-cell>
          <table:table-cell office:value-type="float" office:value="0" table:formula="of:=IF([.V92]=[.V93];[.V93];&quot;RECONCILIATION!!!&quot;)" table:style-name="ce12">
            <text:p>0</text:p>
          </table:table-cell>
          <table:table-cell office:value-type="string" office:string-value="FALSE" table:formula="of:=IF([.W92]=[.W93];[.W93];&quot;RECONCILIATION!!!&quot;)" table:style-name="ce12">
            <text:p>FALSE</text:p>
          </table:table-cell>
          <table:table-cell office:value-type="string" office:string-value="RECONCILIATION!!!" table:formula="of:=IF([.X92]=[.X93];[.X93];&quot;RECONCILIATION!!!&quot;)" table:style-name="ce12">
            <text:p>RECONCILIATION!!!</text:p>
          </table:table-cell>
          <table:table-cell office:value-type="float" office:value="0" table:formula="of:=IF([.Y92]=[.Y93];[.Y93];&quot;RECONCILIATION!!!&quot;)" table:style-name="ce12">
            <text:p>0</text:p>
          </table:table-cell>
          <table:table-cell office:value-type="string" table:style-name="ce12">
            <text:p>yes</text:p>
          </table:table-cell>
          <table:table-cell office:value-type="string" office:string-value="RECONCILIATION!!!" table:formula="of:=IF([.AA92]=[.AA93];[.AA93];&quot;RECONCILIATION!!!&quot;)" table:style-name="ce12">
            <text:p>RECONCILIATION!!!</text:p>
          </table:table-cell>
          <table:table-cell office:value-type="string" table:style-name="ce12">
            <text:p>after placing an intracranial pressure (ICP) probe (Codman, Johnson &amp; Johnson, Raynham, MA, USA) through a burr hole in the left frontal region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AD92]=[.AD93];[.AD93];&quot;RECONCILIATION!!!&quot;)" table:style-name="ce12">
            <text:p>RECONCILIATION!!!</text:p>
          </table:table-cell>
          <table:table-cell office:value-type="float" office:value="0" table:formula="of:=IF([.AE92]=[.AE93];[.AE93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92]=[.AG93];[.AG93];&quot;RECONCILIATION!!!&quot;)" table:style-name="ce12">
            <text:p>RECONCILIATION!!!</text:p>
          </table:table-cell>
          <table:table-cell office:value-type="float" office:value="0" table:formula="of:=IF([.AH92]=[.AH93];[.AH93];&quot;RECONCILIATION!!!&quot;)" table:style-name="ce12">
            <text:p>0</text:p>
          </table:table-cell>
          <table:table-cell office:value-type="string" table:style-name="ce12">
            <text:p>Inhalative</text:p>
          </table:table-cell>
          <table:table-cell office:value-type="string" office:string-value="RECONCILIATION!!!" table:formula="of:=IF([.AJ92]=[.AJ93];[.AJ93];&quot;RECONCILIATION!!!&quot;)" table:style-name="ce12">
            <text:p>RECONCILIATION!!!</text:p>
          </table:table-cell>
          <table:table-cell office:value-type="float" office:value="0" table:formula="of:=IF([.AK92]=[.AK93];[.AK93];&quot;RECONCILIATION!!!&quot;)" table:style-name="ce12">
            <text:p>0</text:p>
          </table:table-cell>
          <table:table-cell office:value-type="float" office:value="13" table:style-name="ce12">
            <text:p>13</text:p>
          </table:table-cell>
          <table:table-cell office:value-type="string" office:string-value="RECONCILIATION!!!" table:formula="of:=IF([.AM92]=[.AM93];[.AM93];&quot;RECONCILIATION!!!&quot;)" table:style-name="ce12">
            <text:p>RECONCILIATION!!!</text:p>
          </table:table-cell>
          <table:table-cell office:value-type="float" office:value="0" table:formula="of:=IF([.AN92]=[.AN93];[.AN93];&quot;RECONCILIATION!!!&quot;)" table:style-name="ce12">
            <text:p>0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92]=[.AP93];[.AP93];&quot;RECONCILIATION!!!&quot;)" table:style-name="ce12">
            <text:p>RECONCILIATION!!!</text:p>
          </table:table-cell>
          <table:table-cell office:value-type="string" table:style-name="ce8">
            <text:p>The mice were kept under controlled environmental conditions (12 h dark/light cycle, 23 ± 1˚C, 55 ± 5% relative humidity), and free access to food (Altromin, Germany) and water</text:p>
          </table:table-cell>
          <table:table-cell office:value-type="string" table:style-name="ce12">
            <text:p>no</text:p>
          </table:table-cell>
          <table:table-cell office:value-type="string" office:string-value="RECONCILIATION!!!" table:formula="of:=IF([.AS92]=[.AS93];[.AS93];&quot;RECONCILIATION!!!&quot;)" table:style-name="ce12">
            <text:p>RECONCILIATION!!!</text:p>
          </table:table-cell>
          <table:table-cell office:value-type="float" office:value="0" table:formula="of:=IF([.AT92]=[.AT93];[.AT93];&quot;RECONCILIATION!!!&quot;)" table:style-name="ce12">
            <text:p>0</text:p>
          </table:table-cell>
          <table:table-cell office:value-type="string" office:string-value="FALSE" table:formula="of:=IF([.AU92]=[.AU93];[.AU93];&quot;RECONCILIATION!!!&quot;)" table:style-name="ce12">
            <text:p>FALSE</text:p>
          </table:table-cell>
          <table:table-cell office:value-type="string" office:string-value="RECONCILIATION!!!" table:formula="of:=IF([.AV92]=[.AV93];[.AV93];&quot;RECONCILIATION!!!&quot;)" table:style-name="ce12">
            <text:p>RECONCILIATION!!!</text:p>
          </table:table-cell>
          <table:table-cell office:value-type="float" office:value="0" table:formula="of:=IF([.AW92]=[.AW93];[.AW93];&quot;RECONCILIATION!!!&quot;)" table:style-name="ce12">
            <text:p>0</text:p>
          </table:table-cell>
          <table:table-cell office:value-type="float" office:value="0" table:formula="of:=IF([.AX92]=[.AX93];[.AX93];&quot;RECONCILIATION!!!&quot;)" table:style-name="ce12">
            <text:p>0</text:p>
          </table:table-cell>
          <table:table-cell office:value-type="float" office:value="0" table:formula="of:=IF([.AY92]=[.AY93];[.AY93];&quot;RECONCILIATION!!!&quot;)" table:style-name="ce12">
            <text:p>0</text:p>
          </table:table-cell>
          <table:table-cell office:value-type="float" office:value="0" table:formula="of:=IF([.AZ92]=[.AZ93];[.AZ93];&quot;RECONCILIATION!!!&quot;)" table:style-name="ce12">
            <text:p>0</text:p>
          </table:table-cell>
          <table:table-cell office:value-type="float" office:value="0" table:formula="of:=IF([.BA92]=[.BA93];[.BA93];&quot;RECONCILIATION!!!&quot;)" table:style-name="ce12">
            <text:p>0</text:p>
          </table:table-cell>
          <table:table-cell office:value-type="float" office:value="0" table:formula="of:=IF([.BB92]=[.BB93];[.BB93];&quot;RECONCILIATION!!!&quot;)" table:style-name="ce12">
            <text:p>0</text:p>
          </table:table-cell>
          <table:table-cell office:value-type="float" office:value="0" table:formula="of:=IF([.BC92]=[.BC93];[.BC93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92]=[.BE93];[.BE93];&quot;RECONCILIATION!!!&quot;)" table:style-name="ce12">
            <text:p>RECONCILIATION!!!</text:p>
          </table:table-cell>
          <table:table-cell office:value-type="float" office:value="0" table:formula="of:=IF([.BF92]=[.BF93];[.BF93];&quot;RECONCILIATION!!!&quot;)" table:style-name="ce12">
            <text:p>0</text:p>
          </table:table-cell>
          <table:table-cell office:value-type="string" table:style-name="ce14">
            <text:p>Axel Neulen</text:p>
          </table:table-cell>
          <table:table-cell office:value-type="string" office:string-value="RECONCILIATION!!!" table:formula="of:=IF([.BH92]=[.BH93];[.BH93];&quot;RECONCILIATION!!!&quot;)" table:style-name="ce12">
            <text:p>RECONCILIATION!!!</text:p>
          </table:table-cell>
          <table:table-cell office:value-type="string" table:style-name="ce12">
            <text:p>male and female</text:p>
          </table:table-cell>
          <table:table-cell office:value-type="float" office:value="0" table:formula="of:=IF([.BJ92]=[.BJ93];[.BJ93];&quot;RECONCILIATION!!!&quot;)" table:style-name="ce12">
            <text:p>0</text:p>
          </table:table-cell>
          <table:table-cell office:value-type="float" office:value="0" table:formula="of:=IF([.BK92]=[.BK93];[.BK93];&quot;RECONCILIATION!!!&quot;)" table:style-name="ce12">
            <text:p>0</text:p>
          </table:table-cell>
          <table:table-cell office:value-type="float" office:value="0" table:formula="of:=IF([.BL92]=[.BL93];[.BL93];&quot;RECONCILIATION!!!&quot;)" table:style-name="ce12">
            <text:p>0</text:p>
          </table:table-cell>
          <table:table-cell office:value-type="string" table:style-name="ce12">
            <text:p>6-9 months</text:p>
          </table:table-cell>
          <table:table-cell office:value-type="string" office:string-value="RECONCILIATION!!!" table:formula="of:=IF([.BN92]=[.BN93];[.BN93];&quot;RECONCILIATION!!!&quot;)" table:style-name="ce12">
            <text:p>RECONCILIATION!!!</text:p>
          </table:table-cell>
          <table:table-cell office:value-type="float" office:value="0" table:formula="of:=IF([.BO92]=[.BO93];[.BO9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BQ92]=[.BQ93];[.BQ93];&quot;RECONCILIATION!!!&quot;)" table:style-name="ce12">
            <text:p>RECONCILIATION!!!</text:p>
          </table:table-cell>
          <table:table-cell office:value-type="float" office:value="0" table:formula="of:=IF([.BR92]=[.BR93];[.BR93];&quot;RECONCILIATION!!!&quot;)" table:style-name="ce12">
            <text:p>0</text:p>
          </table:table-cell>
          <table:table-cell office:value-type="float" office:value="0" table:formula="of:=IF([.BS92]=[.BS93];[.BS93];&quot;RECONCILIATION!!!&quot;)" table:style-name="ce12">
            <text:p>0</text:p>
          </table:table-cell>
          <table:table-cell office:value-type="float" office:value="0" table:formula="of:=IF([.BT92]=[.BT93];[.BT93];&quot;RECONCILIATION!!!&quot;)" table:style-name="ce12">
            <text:p>0</text:p>
          </table:table-cell>
          <table:table-cell office:value-type="float" office:value="0" table:formula="of:=IF([.BU92]=[.BU93];[.BU93];&quot;RECONCILIATION!!!&quot;)" table:style-name="ce12">
            <text:p>0</text:p>
          </table:table-cell>
          <table:table-cell office:value-type="string" table:style-name="ce24">
            <text:p>quantification of vasospasm from micro computed tomography (micro-CT)</text:p>
          </table:table-cell>
          <table:table-cell office:value-type="string" office:string-value="RECONCILIATION!!!" table:formula="of:=IF([.BW92]=[.BW93];[.BW93];&quot;RECONCILIATION!!!&quot;)" table:style-name="ce12">
            <text:p>RECONCILIATION!!!</text:p>
          </table:table-cell>
          <table:table-cell office:value-type="float" office:value="0" table:formula="of:=IF([.BX92]=[.BX93];[.BX93];&quot;RECONCILIATION!!!&quot;)" table:style-name="ce12">
            <text:p>0</text:p>
          </table:table-cell>
          <table:table-cell office:value-type="string" table:style-name="ce14">
            <text:p>Prolene 5.0, Ethicon, Norderstedt, Germany)</text:p>
          </table:table-cell>
          <table:table-cell office:value-type="float" office:value="0" table:formula="of:=IF([.BZ92]=[.BZ93];[.BZ93];&quot;RECONCILIATION!!!&quot;)" table:style-name="ce12">
            <text:p>0</text:p>
          </table:table-cell>
          <table:table-cell office:value-type="float" office:value="0" table:formula="of:=IF([.CA92]=[.CA93];[.CA93];&quot;RECONCILIATION!!!&quot;)" table:style-name="ce12">
            <text:p>0</text:p>
          </table:table-cell>
          <table:table-cell office:value-type="string" table:style-name="ce14">
            <text:p>31.9 +- 5.5 g</text:p>
          </table:table-cell>
          <table:table-cell office:value-type="float" office:value="0" table:formula="of:=IF([.CC92]=[.CC93];[.CC93];&quot;RECONCILIATION!!!&quot;)" table:style-name="ce12">
            <text:p>0</text:p>
          </table:table-cell>
          <table:table-cell office:value-type="float" office:value="0" table:formula="of:=IF([.CD92]=[.CD93];[.CD9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F92]=[.CF93];[.CF93];&quot;RECONCILIATION!!!&quot;)" table:style-name="ce12">
            <text:p>RECONCILIATION!!!</text:p>
          </table:table-cell>
          <table:table-cell office:value-type="float" office:value="0" table:formula="of:=IF([.CG92]=[.CG93];[.CG93];&quot;RECONCILIATION!!!&quot;)" table:style-name="ce12">
            <text:p>0</text:p>
          </table:table-cell>
          <table:table-cell office:value-type="string" table:style-name="ce18">
            <text:p><text:a xlink:href="mailto:axel.neulen@unimedizin-mainz.de">axel.neulen@unimedizin-mainz.de</text:a></text:p>
          </table:table-cell>
          <table:table-cell office:value-type="string" office:string-value="RECONCILIATION!!!" table:formula="of:=IF([.CI92]=[.CI93];[.CI93];&quot;RECONCILIATION!!!&quot;)" table:style-name="ce12">
            <text:p>RECONCILIATION!!!</text:p>
          </table:table-cell>
          <table:table-cell office:value-type="float" office:value="0" table:formula="of:=IF([.CJ92]=[.CJ93];[.CJ93];&quot;RECONCILIATION!!!&quot;)" table:style-name="ce12">
            <text:p>0</text:p>
          </table:table-cell>
          <table:table-cell office:value-type="string" table:style-name="ce12">
            <text:p>isoflurane (4 vol% induction, 2 vol% maintenance)</text:p>
          </table:table-cell>
          <table:table-cell office:value-type="string" office:string-value="RECONCILIATION!!!" table:formula="of:=IF([.CL92]=[.CL93];[.CL93];&quot;RECONCILIATION!!!&quot;)" table:style-name="ce12">
            <text:p>RECONCILIATION!!!</text:p>
          </table:table-cell>
          <table:table-cell office:value-type="string" office:string-value="RECONCILIATION!!!" table:formula="of:=IF([.CM92]=[.CM93];[.CM93];&quot;RECONCILIATION!!!&quot;)" table:style-name="ce12">
            <text:p>RECONCILIATION!!!</text:p>
          </table:table-cell>
          <table:table-cell office:value-type="string" office:string-value="FALSE" table:formula="of:=IF([.CN92]=[.CN93];[.CN93];&quot;RECONCILIATION!!!&quot;)" table:style-name="ce12">
            <text:p>FALSE</text:p>
          </table:table-cell>
          <table:table-cell office:value-type="string" office:string-value="RECONCILIATION!!!" table:formula="of:=IF([.CO92]=[.CO93];[.CO93];&quot;RECONCILIATION!!!&quot;)" table:style-name="ce12">
            <text:p>RECONCILIATION!!!</text:p>
          </table:table-cell>
          <table:table-cell office:value-type="float" office:value="0" table:formula="of:=IF([.CP92]=[.CP93];[.CP93];&quot;RECONCILIATION!!!&quot;)" table:style-name="ce12">
            <text:p>0</text:p>
          </table:table-cell>
          <table:table-cell office:value-type="float" office:value="9" table:style-name="ce12">
            <text:p>9</text:p>
          </table:table-cell>
          <table:table-cell office:value-type="string" office:string-value="RECONCILIATION!!!" table:formula="of:=IF([.CR92]=[.CR93];[.CR93];&quot;RECONCILIATION!!!&quot;)" table:style-name="ce12">
            <text:p>RECONCILIATION!!!</text:p>
          </table:table-cell>
          <table:table-cell office:value-type="float" office:value="0" table:formula="of:=IF([.CS92]=[.CS93];[.CS93];&quot;RECONCILIATION!!!&quot;)" table:style-name="ce12">
            <text:p>0</text:p>
          </table:table-cell>
          <table:table-cell office:value-type="float" office:value="0" table:formula="of:=IF([.CT92]=[.CT93];[.CT93];&quot;RECONCILIATION!!!&quot;)" table:style-name="ce12">
            <text:p>0</text:p>
          </table:table-cell>
          <table:table-cell office:value-type="float" office:value="0" table:formula="of:=IF([.CU92]=[.CU93];[.CU93];&quot;RECONCILIATION!!!&quot;)" table:style-name="ce12">
            <text:p>0</text:p>
          </table:table-cell>
          <table:table-cell office:value-type="float" office:value="0" table:formula="of:=IF([.CV92]=[.CV93];[.CV9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92]=[.CX93];[.CX93];&quot;RECONCILIATION!!!&quot;)" table:style-name="ce12">
            <text:p>RECONCILIATION!!!</text:p>
          </table:table-cell>
          <table:table-cell office:value-type="float" office:value="0" table:formula="of:=IF([.CY92]=[.CY93];[.CY93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A92]=[.DA93];[.DA93];&quot;RECONCILIATION!!!&quot;)" table:style-name="ce12">
            <text:p>RECONCILIATION!!!</text:p>
          </table:table-cell>
          <table:table-cell office:value-type="float" office:value="0" table:formula="of:=IF([.DB92]=[.DB93];[.DB93];&quot;RECONCILIATION!!!&quot;)" table:style-name="ce12">
            <text:p>0</text:p>
          </table:table-cell>
          <table:table-cell office:value-type="string" office:string-value="TRUE" table:formula="of:=IF([.DC92]=[.DC93];[.DC93];&quot;RECONCILIATION!!!&quot;)" table:style-name="ce12">
            <text:p>TRUE</text:p>
          </table:table-cell>
          <table:table-cell office:value-type="string" office:string-value="RECONCILIATION!!!" table:formula="of:=IF([.DD92]=[.DD93];[.DD93];&quot;RECONCILIATION!!!&quot;)" table:style-name="ce12">
            <text:p>RECONCILIATION!!!</text:p>
          </table:table-cell>
          <table:table-cell office:value-type="float" office:value="0" table:formula="of:=IF([.DE92]=[.DE93];[.DE93];&quot;RECONCILIATION!!!&quot;)" table:style-name="ce12">
            <text:p>0</text:p>
          </table:table-cell>
          <table:table-cell office:value-type="float" office:value="0" table:formula="of:=IF([.DF92]=[.DF93];[.DF93];&quot;RECONCILIATION!!!&quot;)" table:style-name="ce12">
            <text:p>0</text:p>
          </table:table-cell>
          <table:table-cell office:value-type="float" office:value="0" table:formula="of:=IF([.DG92]=[.DG93];[.DG93];&quot;RECONCILIATION!!!&quot;)" table:style-name="ce12">
            <text:p>0</text:p>
          </table:table-cell>
          <table:table-cell office:value-type="float" office:value="0" table:formula="of:=IF([.DH92]=[.DH93];[.DH93];&quot;RECONCILIATION!!!&quot;)" table:style-name="ce12">
            <text:p>0</text:p>
          </table:table-cell>
          <table:table-cell office:value-type="string" office:string-value="FALSE" table:formula="of:=IF([.DI92]=[.DI93];[.DI93];&quot;RECONCILIATION!!!&quot;)" table:style-name="ce12">
            <text:p>FALSE</text:p>
          </table:table-cell>
          <table:table-cell office:value-type="string" office:string-value="RECONCILIATION!!!" table:formula="of:=IF([.DJ92]=[.DJ93];[.DJ93];&quot;RECONCILIATION!!!&quot;)" table:style-name="ce12">
            <text:p>RECONCILIATION!!!</text:p>
          </table:table-cell>
          <table:table-cell office:value-type="float" office:value="0" table:formula="of:=IF([.DK92]=[.DK93];[.DK93];&quot;RECONCILIATION!!!&quot;)" table:style-name="ce12">
            <text:p>0</text:p>
          </table:table-cell>
          <table:table-cell office:value-type="string" table:style-name="ce21">
            <text:p>left in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0:26:32</text:p>
          </table:table-cell>
          <table:table-cell office:value-type="string" table:style-name="ce1">
            <text:p>4f489d99-04e3-44c9-b305-985b2da8fde4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7d213d91-5116-4ed1-af09-331477b39a0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52e53c8-b781-405c-85bf-6f2f5ec6532c</text:p>
          </table:table-cell>
          <table:table-cell table:number-columns-repeated="4" table:style-name="ce1"/>
          <table:table-cell office:value-type="string" table:style-name="ce1">
            <text:p>C57BL/6</text:p>
          </table:table-cell>
          <table:table-cell office:value-type="string" table:style-name="ce1">
            <text:p>a1a20c99-06d3-453b-bfee-a43a900253ad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319f3622-a8fb-4be2-9e41-e3dd8a604cf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00b4c29-ef1e-421b-90f0-aefb5a67a33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0dc1882-d0ee-4ab3-a236-b84b9e6871f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953343c-7777-47cc-bde1-d85c899b0ab3</text:p>
          </table:table-cell>
          <table:table-cell table:number-columns-repeated="10" table:style-name="ce1"/>
          <table:table-cell office:value-type="string" table:style-name="ce1">
            <text:p>not reported</text:p>
          </table:table-cell>
          <table:table-cell office:value-type="string" table:style-name="ce1">
            <text:p>bbc5457f-b449-462d-a792-3cadb896ed4d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7c1a25a-304d-467c-88a2-8a0c36909321</text:p>
          </table:table-cell>
          <table:table-cell table:number-columns-repeated="10" table:style-name="ce1"/>
          <table:table-cell office:value-type="string" table:style-name="ce1">
            <text:p>Hidenori Suzuki</text:p>
          </table:table-cell>
          <table:table-cell office:value-type="string" table:style-name="ce1">
            <text:p>cbe7953f-5409-4399-8329-026cc1b8bb02</text:p>
          </table:table-cell>
          <table:table-cell office:value-type="string" table:style-name="ce1">
            <text:p>use PBS or DMSO as vehicle</text:p>
          </table:table-cell>
          <table:table-cell table:number-columns-repeated="3" table:style-name="ce1"/>
          <table:table-cell office:value-type="string" table:style-name="ce1">
            <text:p>10-12 weeks</text:p>
          </table:table-cell>
          <table:table-cell office:value-type="string" table:style-name="ce1">
            <text:p>fd1c914c-cf32-4017-a4fc-866af6a4fbf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077180d-5717-465d-9e2f-9d54a962d344</text:p>
          </table:table-cell>
          <table:table-cell table:number-columns-repeated="10" table:style-name="ce1"/>
          <table:table-cell office:value-type="string" table:style-name="ce1">
            <text:p>25-30g</text:p>
          </table:table-cell>
          <table:table-cell office:value-type="string" table:style-name="ce1">
            <text:p>693e25a0-c37e-438a-adb6-e50d44f1378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35ef7b7-b901-4784-b72c-8a7e6891c4c5</text:p>
          </table:table-cell>
          <table:table-cell table:style-name="ce1"/>
          <table:table-cell office:value-type="string" table:style-name="ce1">
            <text:p>suzuki02@clin.medic.mie-u.ac.jp</text:p>
          </table:table-cell>
          <table:table-cell office:value-type="string" table:style-name="ce1">
            <text:p>c132a0fc-a236-4f01-9fb3-e8627f46925e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f0401c6-1f2e-4b2c-b4ba-9635e5dfee7f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64bbe8be-dac0-4e95-afe0-cdfb9f26fd2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4727a40-0d03-4e16-9938-8fcf2805666a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2f6c9d4-ed71-4bf3-8013-4661d1bdbd06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7 07:34:39</text:p>
          </table:table-cell>
          <table:table-cell office:value-type="string" table:style-name="ce1">
            <text:p>4f489d99-04e3-44c9-b305-985b2da8fde4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ab1d2e15-eb82-4b73-9ab1-e43c8788beb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f3deff4-abad-40ec-93b1-589ea62ef86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c8091e0-54bf-430e-9c28-1c8fb68bc70e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db565053-cc26-4b18-a6d0-6eac906505d9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0108b6a7-3e52-47d2-b74d-5f39590f696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476b8d7-bc80-4fd2-a6c1-a7461f1f020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7c08e89-de45-4001-969b-9a6bad48e492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ff7f61e-e55e-47f6-a82d-c493e75f363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b3079b1-9e04-41b5-aed7-5a37d3395313</text:p>
          </table:table-cell>
          <table:table-cell table:style-name="ce1"/>
          <table:table-cell office:value-type="string" table:style-name="ce1">
            <text:p>4-0</text:p>
          </table:table-cell>
          <table:table-cell office:value-type="string" table:style-name="ce1">
            <text:p>d7dc4679-5e4e-4a1a-8312-f9a185ed7ac8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4c41e516-70f2-4819-b5cf-d2bc8d8fc7da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d62496da-40c8-42b1-8c36-af6b82b74a56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43ad3662-e229-498a-b6b2-69ef527ae2c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15cd2a9-753c-4210-b374-efaf6e3e7755</text:p>
          </table:table-cell>
          <table:table-cell table:style-name="ce1"/>
          <table:table-cell office:value-type="string" table:style-name="ce1">
            <text:p>2,2,2-tribromoethanol; 250μg/g body weight</text:p>
          </table:table-cell>
          <table:table-cell office:value-type="string" table:style-name="ce1">
            <text:p>bcb30b93-714e-42e7-b80a-539c5dc112dc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d7854f3e-7531-4536-bb54-6b63ba5a7079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33b26cf2-3ae6-44dc-9096-b58ef52c885d</text:p>
          </table:table-cell>
          <table:table-cell office:value-type="string" table:style-name="ce1">
            <text:p>Sham and SAH Controls with DMSO or <text:s/>PBS</text:p>
          </table:table-cell>
          <table:table-cell office:value-type="string" table:style-name="ce1">
            <text:p>bifurcation of the left anterior cerebral artery</text:p>
          </table:table-cell>
          <table:table-cell office:value-type="string" table:style-name="ce1">
            <text:p>5504505c-99c4-4ad0-8193-60809a9a9bfb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acc5676c-13c0-4726-83ba-cee295b479d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200412b-c70f-48d2-9c08-aaf5d400320b</text:p>
          </table:table-cell>
          <table:table-cell table:number-columns-repeated="7" table:style-name="ce1"/>
          <table:table-cell office:value-type="string" table:style-name="ce1">
            <text:p>sharpened monofilament</text:p>
          </table:table-cell>
          <table:table-cell office:value-type="string" table:style-name="ce1">
            <text:p>491e5d3f-2d81-4ee0-8645-e4de56ddc5ef</text:p>
          </table:table-cell>
          <table:table-cell table:style-name="ce1"/>
          <table:table-cell office:value-type="string" table:style-name="ce1">
            <text:p>25-30 g</text:p>
          </table:table-cell>
          <table:table-cell office:value-type="string" table:style-name="ce1">
            <text:p>d276bacb-6eda-4a34-8faf-653ab0e13b1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205c70d-d5d3-4c2b-ad5e-ed47235b0488</text:p>
          </table:table-cell>
          <table:table-cell table:style-name="ce1"/>
          <table:table-cell office:value-type="string" table:style-name="ce1">
            <text:p>suzuki02@clin.medic.mie-u.ac.jp</text:p>
          </table:table-cell>
          <table:table-cell office:value-type="string" table:style-name="ce1">
            <text:p>c838c3bb-1e7a-40ba-95fc-300b0b964fbb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0cce9a9-6892-421b-a65f-35897b457d5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3d835e23-18f2-4d88-813c-cf9b9d5fd49e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819bf36-5eb0-4a2e-adc2-8a5125563a9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2e8f1ec-011e-45e8-89c5-fc38a9cf840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2a224e1-4691-45a6-9b97-7b10395f3d19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7f9344a-5225-4b9f-8091-90cb7b700c18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93be4d5a-c937-43d2-bc98-a4479da753ee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4f489d99-04e3-44c9-b305-985b2da8fde4</text:p>
          </table:table-cell>
          <table:table-cell office:value-type="string" table:style-name="ce11">
            <text:p>TIMO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95]=[.F96];[.F96];&quot;RECONCILIATION!!!&quot;)" table:style-name="ce12">
            <text:p>RECONCILIATION!!!</text:p>
          </table:table-cell>
          <table:table-cell office:value-type="float" office:value="0" table:formula="of:=IF([.G95]=[.G96];[.G9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95]=[.I96];[.I96];&quot;RECONCILIATION!!!&quot;)" table:style-name="ce12">
            <text:p>RECONCILIATION!!!</text:p>
          </table:table-cell>
          <table:table-cell office:value-type="float" office:value="0" table:formula="of:=IF([.J95]=[.J96];[.J96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L95]=[.L96];[.L96];&quot;RECONCILIATION!!!&quot;)" table:style-name="ce12">
            <text:p>RECONCILIATION!!!</text:p>
          </table:table-cell>
          <table:table-cell office:value-type="float" office:value="0" table:formula="of:=IF([.M95]=[.M96];[.M96];&quot;RECONCILIATION!!!&quot;)" table:style-name="ce12">
            <text:p>0</text:p>
          </table:table-cell>
          <table:table-cell office:value-type="string" office:string-value="C57BL/6" table:formula="of:=IF([.N95]=[.N96];[.N96];&quot;RECONCILIATION!!!&quot;)" table:style-name="ce12">
            <text:p>C57BL/6</text:p>
          </table:table-cell>
          <table:table-cell office:value-type="string" office:string-value="RECONCILIATION!!!" table:formula="of:=IF([.O95]=[.O96];[.O96];&quot;RECONCILIATION!!!&quot;)" table:style-name="ce12">
            <text:p>RECONCILIATION!!!</text:p>
          </table:table-cell>
          <table:table-cell office:value-type="float" office:value="0" table:formula="of:=IF([.P95]=[.P96];[.P96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95]=[.R96];[.R96];&quot;RECONCILIATION!!!&quot;)" table:style-name="ce12">
            <text:p>RECONCILIATION!!!</text:p>
          </table:table-cell>
          <table:table-cell office:value-type="float" office:value="0" table:formula="of:=IF([.S95]=[.S96];[.S9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95]=[.U96];[.U96];&quot;RECONCILIATION!!!&quot;)" table:style-name="ce12">
            <text:p>RECONCILIATION!!!</text:p>
          </table:table-cell>
          <table:table-cell office:value-type="float" office:value="0" table:formula="of:=IF([.V95]=[.V96];[.V96];&quot;RECONCILIATION!!!&quot;)" table:style-name="ce12">
            <text:p>0</text:p>
          </table:table-cell>
          <table:table-cell office:value-type="string" office:string-value="FALSE" table:formula="of:=IF([.W95]=[.W96];[.W96];&quot;RECONCILIATION!!!&quot;)" table:style-name="ce12">
            <text:p>FALSE</text:p>
          </table:table-cell>
          <table:table-cell office:value-type="string" office:string-value="RECONCILIATION!!!" table:formula="of:=IF([.X95]=[.X96];[.X96];&quot;RECONCILIATION!!!&quot;)" table:style-name="ce12">
            <text:p>RECONCILIATION!!!</text:p>
          </table:table-cell>
          <table:table-cell office:value-type="float" office:value="0" table:formula="of:=IF([.Y95]=[.Y96];[.Y96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A95]=[.AA96];[.AA96];&quot;RECONCILIATION!!!&quot;)" table:style-name="ce12">
            <text:p>RECONCILIATION!!!</text:p>
          </table:table-cell>
          <table:table-cell office:value-type="string" table:style-name="ce8">
            <text:p>During operation, blood pressure and heart rate were measured via the tail (BP-98A; Softron, Tokyo, Japan)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95]=[.AD96];[.AD96];&quot;RECONCILIATION!!!&quot;)" table:style-name="ce12">
            <text:p>RECONCILIATION!!!</text:p>
          </table:table-cell>
          <table:table-cell office:value-type="float" office:value="0" table:formula="of:=IF([.AE95]=[.AE96];[.AE96];&quot;RECONCILIATION!!!&quot;)" table:style-name="ce12">
            <text:p>0</text:p>
          </table:table-cell>
          <table:table-cell office:value-type="string" table:style-name="ce14">
            <text:p>4-0</text:p>
          </table:table-cell>
          <table:table-cell office:value-type="string" office:string-value="RECONCILIATION!!!" table:formula="of:=IF([.AG95]=[.AG96];[.AG96];&quot;RECONCILIATION!!!&quot;)" table:style-name="ce12">
            <text:p>RECONCILIATION!!!</text:p>
          </table:table-cell>
          <table:table-cell office:value-type="float" office:value="0" table:formula="of:=IF([.AH95]=[.AH96];[.AH96];&quot;RECONCILIATION!!!&quot;)" table:style-name="ce12">
            <text:p>0</text:p>
          </table:table-cell>
          <table:table-cell office:value-type="string" table:style-name="ce12">
            <text:p>Injective</text:p>
          </table:table-cell>
          <table:table-cell office:value-type="string" office:string-value="RECONCILIATION!!!" table:formula="of:=IF([.AJ95]=[.AJ96];[.AJ96];&quot;RECONCILIATION!!!&quot;)" table:style-name="ce12">
            <text:p>RECONCILIATION!!!</text:p>
          </table:table-cell>
          <table:table-cell office:value-type="float" office:value="0" table:formula="of:=IF([.AK95]=[.AK96];[.AK96];&quot;RECONCILIATION!!!&quot;)" table:style-name="ce12">
            <text:p>0</text:p>
          </table:table-cell>
          <table:table-cell office:value-type="float" office:value="34" table:style-name="ce14">
            <text:p>34</text:p>
          </table:table-cell>
          <table:table-cell office:value-type="float" office:value="0" table:formula="of:=IF([.AM95]=[.AM96];[.AM96];&quot;RECONCILIATION!!!&quot;)" table:style-name="ce14">
            <text:p>0</text:p>
          </table:table-cell>
          <table:table-cell office:value-type="string" table:style-name="ce14">
            <text:p>CAVE: Exp. 1 (DMSO): n = 34; Exp. 2 (PBS): n = 9</text:p>
          </table:table-cell>
          <table:table-cell office:value-type="string" office:string-value="not reported" table:formula="of:=IF([.AO95]=[.AO96];[.AO96];&quot;RECONCILIATION!!!&quot;)" table:style-name="ce12">
            <text:p>not reported</text:p>
          </table:table-cell>
          <table:table-cell office:value-type="string" office:string-value="RECONCILIATION!!!" table:formula="of:=IF([.AP95]=[.AP96];[.AP96];&quot;RECONCILIATION!!!&quot;)" table:style-name="ce12">
            <text:p>RECONCILIATION!!!</text:p>
          </table:table-cell>
          <table:table-cell office:value-type="float" office:value="0" table:formula="of:=IF([.AQ95]=[.AQ96];[.AQ96];&quot;RECONCILIATION!!!&quot;)" table:style-name="ce12">
            <text:p>0</text:p>
          </table:table-cell>
          <table:table-cell office:value-type="string" table:style-name="ce12">
            <text:p>no</text:p>
          </table:table-cell>
          <table:table-cell office:value-type="string" office:string-value="RECONCILIATION!!!" table:formula="of:=IF([.AS95]=[.AS96];[.AS96];&quot;RECONCILIATION!!!&quot;)" table:style-name="ce12">
            <text:p>RECONCILIATION!!!</text:p>
          </table:table-cell>
          <table:table-cell office:value-type="float" office:value="0" table:formula="of:=IF([.AT95]=[.AT96];[.AT9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V95]=[.AV96];[.AV96];&quot;RECONCILIATION!!!&quot;)" table:style-name="ce12">
            <text:p>RECONCILIATION!!!</text:p>
          </table:table-cell>
          <table:table-cell office:value-type="float" office:value="0" table:formula="of:=IF([.AW95]=[.AW96];[.AW96];&quot;RECONCILIATION!!!&quot;)" table:style-name="ce12">
            <text:p>0</text:p>
          </table:table-cell>
          <table:table-cell office:value-type="string" table:style-name="ce12">
            <text:p><text:s/>Avertin® (2,2,2-tribromoethanol; 250 μg/g body weight) solution</text:p>
          </table:table-cell>
          <table:table-cell office:value-type="string" office:string-value="RECONCILIATION!!!" table:formula="of:=IF([.AY95]=[.AY96];[.AY96];&quot;RECONCILIATION!!!&quot;)" table:style-name="ce12">
            <text:p>RECONCILIATION!!!</text:p>
          </table:table-cell>
          <table:table-cell office:value-type="float" office:value="0" table:formula="of:=IF([.AZ95]=[.AZ96];[.AZ96];&quot;RECONCILIATION!!!&quot;)" table:style-name="ce12">
            <text:p>0</text:p>
          </table:table-cell>
          <table:table-cell office:value-type="float" office:value="0" table:formula="of:=IF([.BA95]=[.BA96];[.BA96];&quot;RECONCILIATION!!!&quot;)" table:style-name="ce12">
            <text:p>0</text:p>
          </table:table-cell>
          <table:table-cell office:value-type="float" office:value="0" table:formula="of:=IF([.BB95]=[.BB96];[.BB96];&quot;RECONCILIATION!!!&quot;)" table:style-name="ce12">
            <text:p>0</text:p>
          </table:table-cell>
          <table:table-cell office:value-type="float" office:value="0" table:formula="of:=IF([.BC95]=[.BC96];[.BC96];&quot;RECONCILIATION!!!&quot;)" table:style-name="ce12">
            <text:p>0</text:p>
          </table:table-cell>
          <table:table-cell office:value-type="string" table:style-name="ce12">
            <text:p>other</text:p>
          </table:table-cell>
          <table:table-cell office:value-type="string" office:string-value="RECONCILIATION!!!" table:formula="of:=IF([.BE95]=[.BE96];[.BE96];&quot;RECONCILIATION!!!&quot;)" table:style-name="ce12">
            <text:p>RECONCILIATION!!!</text:p>
          </table:table-cell>
          <table:table-cell office:value-type="float" office:value="0" table:formula="of:=IF([.BF95]=[.BF96];[.BF96];&quot;RECONCILIATION!!!&quot;)" table:style-name="ce12">
            <text:p>0</text:p>
          </table:table-cell>
          <table:table-cell office:value-type="string" office:string-value="Hidenori Suzuki" table:formula="of:=IF([.BG95]=[.BG96];[.BG96];&quot;RECONCILIATION!!!&quot;)" table:style-name="ce12">
            <text:p>Hidenori Suzuki</text:p>
          </table:table-cell>
          <table:table-cell office:value-type="string" office:string-value="RECONCILIATION!!!" table:formula="of:=IF([.BH95]=[.BH96];[.BH96];&quot;RECONCILIATION!!!&quot;)" table:style-name="ce12">
            <text:p>RECONCILIATION!!!</text:p>
          </table:table-cell>
          <table:table-cell table:style-name="ce14"/>
          <table:table-cell office:value-type="string" table:style-name="ce17">
            <text:p>bifurcation of the left anterior cerebral artery (ACA) and the left middle cerebral artery (MCA)</text:p>
          </table:table-cell>
          <table:table-cell office:value-type="string" office:string-value="RECONCILIATION!!!" table:formula="of:=IF([.BK95]=[.BK96];[.BK96];&quot;RECONCILIATION!!!&quot;)" table:style-name="ce12">
            <text:p>RECONCILIATION!!!</text:p>
          </table:table-cell>
          <table:table-cell office:value-type="float" office:value="0" table:formula="of:=IF([.BL95]=[.BL96];[.BL96];&quot;RECONCILIATION!!!&quot;)" table:style-name="ce12">
            <text:p>0</text:p>
          </table:table-cell>
          <table:table-cell office:value-type="string" office:string-value="10-12 weeks" table:formula="of:=IF([.BM95]=[.BM96];[.BM96];&quot;RECONCILIATION!!!&quot;)" table:style-name="ce12">
            <text:p>10-12 weeks</text:p>
          </table:table-cell>
          <table:table-cell office:value-type="string" office:string-value="RECONCILIATION!!!" table:formula="of:=IF([.BN95]=[.BN96];[.BN96];&quot;RECONCILIATION!!!&quot;)" table:style-name="ce12">
            <text:p>RECONCILIATION!!!</text:p>
          </table:table-cell>
          <table:table-cell office:value-type="float" office:value="0" table:formula="of:=IF([.BO95]=[.BO96];[.BO96];&quot;RECONCILIATION!!!&quot;)" table:style-name="ce12">
            <text:p>0</text:p>
          </table:table-cell>
          <table:table-cell office:value-type="string" office:string-value="TRUE" table:formula="of:=IF([.BP95]=[.BP96];[.BP96];&quot;RECONCILIATION!!!&quot;)" table:style-name="ce12">
            <text:p>TRUE</text:p>
          </table:table-cell>
          <table:table-cell office:value-type="string" office:string-value="RECONCILIATION!!!" table:formula="of:=IF([.BQ95]=[.BQ96];[.BQ96];&quot;RECONCILIATION!!!&quot;)" table:style-name="ce12">
            <text:p>RECONCILIATION!!!</text:p>
          </table:table-cell>
          <table:table-cell office:value-type="float" office:value="0" table:formula="of:=IF([.BR95]=[.BR96];[.BR96];&quot;RECONCILIATION!!!&quot;)" table:style-name="ce12">
            <text:p>0</text:p>
          </table:table-cell>
          <table:table-cell office:value-type="float" office:value="0" table:formula="of:=IF([.BS95]=[.BS96];[.BS96];&quot;RECONCILIATION!!!&quot;)" table:style-name="ce12">
            <text:p>0</text:p>
          </table:table-cell>
          <table:table-cell office:value-type="float" office:value="0" table:formula="of:=IF([.BT95]=[.BT96];[.BT96];&quot;RECONCILIATION!!!&quot;)" table:style-name="ce12">
            <text:p>0</text:p>
          </table:table-cell>
          <table:table-cell office:value-type="float" office:value="0" table:formula="of:=IF([.BU95]=[.BU96];[.BU96];&quot;RECONCILIATION!!!&quot;)" table:style-name="ce12">
            <text:p>0</text:p>
          </table:table-cell>
          <table:table-cell office:value-type="float" office:value="0" table:formula="of:=IF([.BV95]=[.BV96];[.BV96];&quot;RECONCILIATION!!!&quot;)" table:style-name="ce12">
            <text:p>0</text:p>
          </table:table-cell>
          <table:table-cell office:value-type="float" office:value="0" table:formula="of:=IF([.BW95]=[.BW96];[.BW96];&quot;RECONCILIATION!!!&quot;)" table:style-name="ce12">
            <text:p>0</text:p>
          </table:table-cell>
          <table:table-cell office:value-type="float" office:value="0" table:formula="of:=IF([.BX95]=[.BX96];[.BX96];&quot;RECONCILIATION!!!&quot;)" table:style-name="ce12">
            <text:p>0</text:p>
          </table:table-cell>
          <table:table-cell office:value-type="string" table:style-name="ce14">
            <text:p>4-0 monofilament with a sharpened tip</text:p>
          </table:table-cell>
          <table:table-cell office:value-type="string" office:string-value="RECONCILIATION!!!" table:formula="of:=IF([.BZ95]=[.BZ96];[.BZ96];&quot;RECONCILIATION!!!&quot;)" table:style-name="ce12">
            <text:p>RECONCILIATION!!!</text:p>
          </table:table-cell>
          <table:table-cell office:value-type="float" office:value="0" table:formula="of:=IF([.CA95]=[.CA96];[.CA96];&quot;RECONCILIATION!!!&quot;)" table:style-name="ce12">
            <text:p>0</text:p>
          </table:table-cell>
          <table:table-cell office:value-type="string" table:style-name="ce12">
            <text:p>25-30 g</text:p>
          </table:table-cell>
          <table:table-cell office:value-type="string" office:string-value="RECONCILIATION!!!" table:formula="of:=IF([.CC95]=[.CC96];[.CC96];&quot;RECONCILIATION!!!&quot;)" table:style-name="ce12">
            <text:p>RECONCILIATION!!!</text:p>
          </table:table-cell>
          <table:table-cell office:value-type="float" office:value="0" table:formula="of:=IF([.CD95]=[.CD96];[.CD96];&quot;RECONCILIATION!!!&quot;)" table:style-name="ce12">
            <text:p>0</text:p>
          </table:table-cell>
          <table:table-cell office:value-type="string" office:string-value="TRUE" table:formula="of:=IF([.CE95]=[.CE96];[.CE96];&quot;RECONCILIATION!!!&quot;)" table:style-name="ce12">
            <text:p>TRUE</text:p>
          </table:table-cell>
          <table:table-cell office:value-type="string" office:string-value="RECONCILIATION!!!" table:formula="of:=IF([.CF95]=[.CF96];[.CF96];&quot;RECONCILIATION!!!&quot;)" table:style-name="ce12">
            <text:p>RECONCILIATION!!!</text:p>
          </table:table-cell>
          <table:table-cell office:value-type="float" office:value="0" table:formula="of:=IF([.CG95]=[.CG96];[.CG96];&quot;RECONCILIATION!!!&quot;)" table:style-name="ce12">
            <text:p>0</text:p>
          </table:table-cell>
          <table:table-cell office:value-type="string" office:string-value="suzuki02@clin.medic.mie-u.ac.jp" table:formula="of:=IF([.CH95]=[.CH96];[.CH96];&quot;RECONCILIATION!!!&quot;)" table:style-name="ce12">
            <text:p>suzuki02@clin.medic.mie-u.ac.jp</text:p>
          </table:table-cell>
          <table:table-cell office:value-type="string" office:string-value="RECONCILIATION!!!" table:formula="of:=IF([.CI95]=[.CI96];[.CI96];&quot;RECONCILIATION!!!&quot;)" table:style-name="ce12">
            <text:p>RECONCILIATION!!!</text:p>
          </table:table-cell>
          <table:table-cell office:value-type="float" office:value="0" table:formula="of:=IF([.CJ95]=[.CJ96];[.CJ96];&quot;RECONCILIATION!!!&quot;)" table:style-name="ce12">
            <text:p>0</text:p>
          </table:table-cell>
          <table:table-cell office:value-type="float" office:value="0" table:formula="of:=IF([.CK95]=[.CK96];[.CK96];&quot;RECONCILIATION!!!&quot;)" table:style-name="ce12">
            <text:p>0</text:p>
          </table:table-cell>
          <table:table-cell office:value-type="float" office:value="0" table:formula="of:=IF([.CL95]=[.CL96];[.CL96];&quot;RECONCILIATION!!!&quot;)" table:style-name="ce12">
            <text:p>0</text:p>
          </table:table-cell>
          <table:table-cell office:value-type="float" office:value="0" table:formula="of:=IF([.CM95]=[.CM96];[.CM96];&quot;RECONCILIATION!!!&quot;)" table:style-name="ce12">
            <text:p>0</text:p>
          </table:table-cell>
          <table:table-cell office:value-type="string" office:string-value="FALSE" table:formula="of:=IF([.CN95]=[.CN96];[.CN96];&quot;RECONCILIATION!!!&quot;)" table:style-name="ce12">
            <text:p>FALSE</text:p>
          </table:table-cell>
          <table:table-cell office:value-type="string" office:string-value="RECONCILIATION!!!" table:formula="of:=IF([.CO95]=[.CO96];[.CO96];&quot;RECONCILIATION!!!&quot;)" table:style-name="ce12">
            <text:p>RECONCILIATION!!!</text:p>
          </table:table-cell>
          <table:table-cell office:value-type="float" office:value="0" table:formula="of:=IF([.CP95]=[.CP96];[.CP96];&quot;RECONCILIATION!!!&quot;)" table:style-name="ce12">
            <text:p>0</text:p>
          </table:table-cell>
          <table:table-cell office:value-type="float" office:value="16" table:style-name="ce14">
            <text:p>16</text:p>
          </table:table-cell>
          <table:table-cell office:value-type="string" office:string-value="RECONCILIATION!!!" table:formula="of:=IF([.CR95]=[.CR96];[.CR96];&quot;RECONCILIATION!!!&quot;)" table:style-name="ce14">
            <text:p>RECONCILIATION!!!</text:p>
          </table:table-cell>
          <table:table-cell office:value-type="string" table:style-name="ce14">
            <text:p>CAVE: Exp. 1 DMSO (n = 16); Exp. 2 PBS (n = 5)</text:p>
          </table:table-cell>
          <table:table-cell office:value-type="float" office:value="0" table:formula="of:=IF([.CT95]=[.CT96];[.CT96];&quot;RECONCILIATION!!!&quot;)" table:style-name="ce12">
            <text:p>0</text:p>
          </table:table-cell>
          <table:table-cell office:value-type="float" office:value="0" table:formula="of:=IF([.CU95]=[.CU96];[.CU96];&quot;RECONCILIATION!!!&quot;)" table:style-name="ce12">
            <text:p>0</text:p>
          </table:table-cell>
          <table:table-cell office:value-type="float" office:value="0" table:formula="of:=IF([.CV95]=[.CV96];[.CV96];&quot;RECONCILIATION!!!&quot;)" table:style-name="ce12">
            <text:p>0</text:p>
          </table:table-cell>
          <table:table-cell office:value-type="string" office:string-value="FALSE" table:formula="of:=IF([.CW95]=[.CW96];[.CW96];&quot;RECONCILIATION!!!&quot;)" table:style-name="ce12">
            <text:p>FALSE</text:p>
          </table:table-cell>
          <table:table-cell office:value-type="string" office:string-value="RECONCILIATION!!!" table:formula="of:=IF([.CX95]=[.CX96];[.CX96];&quot;RECONCILIATION!!!&quot;)" table:style-name="ce12">
            <text:p>RECONCILIATION!!!</text:p>
          </table:table-cell>
          <table:table-cell office:value-type="float" office:value="0" table:formula="of:=IF([.CY95]=[.CY96];[.CY96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A95]=[.DA96];[.DA96];&quot;RECONCILIATION!!!&quot;)" table:style-name="ce12">
            <text:p>RECONCILIATION!!!</text:p>
          </table:table-cell>
          <table:table-cell office:value-type="float" office:value="0" table:formula="of:=IF([.DB95]=[.DB96];[.DB96];&quot;RECONCILIATION!!!&quot;)" table:style-name="ce12">
            <text:p>0</text:p>
          </table:table-cell>
          <table:table-cell office:value-type="string" office:string-value="TRUE" table:formula="of:=IF([.DC95]=[.DC96];[.DC96];&quot;RECONCILIATION!!!&quot;)" table:style-name="ce12">
            <text:p>TRUE</text:p>
          </table:table-cell>
          <table:table-cell office:value-type="string" office:string-value="RECONCILIATION!!!" table:formula="of:=IF([.DD95]=[.DD96];[.DD96];&quot;RECONCILIATION!!!&quot;)" table:style-name="ce12">
            <text:p>RECONCILIATION!!!</text:p>
          </table:table-cell>
          <table:table-cell office:value-type="float" office:value="0" table:formula="of:=IF([.DE95]=[.DE96];[.DE96];&quot;RECONCILIATION!!!&quot;)" table:style-name="ce12">
            <text:p>0</text:p>
          </table:table-cell>
          <table:table-cell office:value-type="float" office:value="0" table:formula="of:=IF([.DF95]=[.DF96];[.DF96];&quot;RECONCILIATION!!!&quot;)" table:style-name="ce12">
            <text:p>0</text:p>
          </table:table-cell>
          <table:table-cell office:value-type="float" office:value="0" table:formula="of:=IF([.DG95]=[.DG96];[.DG96];&quot;RECONCILIATION!!!&quot;)" table:style-name="ce12">
            <text:p>0</text:p>
          </table:table-cell>
          <table:table-cell office:value-type="float" office:value="0" table:formula="of:=IF([.DH95]=[.DH96];[.DH96];&quot;RECONCILIATION!!!&quot;)" table:style-name="ce12">
            <text:p>0</text:p>
          </table:table-cell>
          <table:table-cell office:value-type="string" office:string-value="TRUE" table:formula="of:=IF([.DI95]=[.DI96];[.DI96];&quot;RECONCILIATION!!!&quot;)" table:style-name="ce12">
            <text:p>TRUE</text:p>
          </table:table-cell>
          <table:table-cell office:value-type="string" office:string-value="RECONCILIATION!!!" table:formula="of:=IF([.DJ95]=[.DJ96];[.DJ96];&quot;RECONCILIATION!!!&quot;)" table:style-name="ce12">
            <text:p>RECONCILIATION!!!</text:p>
          </table:table-cell>
          <table:table-cell office:value-type="float" office:value="0" table:formula="of:=IF([.DK95]=[.DK96];[.DK96];&quot;RECONCILIATION!!!&quot;)" table:style-name="ce12">
            <text:p>0</text:p>
          </table:table-cell>
          <table:table-cell office:value-type="string" table:style-name="ce24">
            <text:p>left external carotid artery (ECA) stump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42:29</text:p>
          </table:table-cell>
          <table:table-cell office:value-type="string" table:style-name="ce1">
            <text:p>5020e5dc-4797-4b7c-8fcc-a4e52a6b4547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e8eecdfb-d000-4a87-b707-149943cd878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65515bd-07a4-4eef-be4a-b711498d1786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386a98ee-7efb-4480-8873-43a33d15a5e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9a3f141-92b3-44e3-8dd5-5140a123be0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03febc2-c7b6-43fa-b24f-9292363032d4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9ddeff97-8069-4317-a4e2-b978198a4ba4</text:p>
          </table:table-cell>
          <table:table-cell table:number-columns-repeated="10" table:style-name="ce1"/>
          <table:table-cell office:value-type="string" table:style-name="ce1">
            <text:p>Gavin W. Britz</text:p>
          </table:table-cell>
          <table:table-cell office:value-type="string" table:style-name="ce1">
            <text:p>202a25a2-d713-424c-888e-9f9a09838b2c</text:p>
          </table:table-cell>
          <table:table-cell office:value-type="string" table:style-name="ce1">
            <text:p>no mortality data found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fa5e8cb5-bbab-4c09-9bc0-8a71811df1b1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67c39df0-d568-4bcf-9717-bfea30c86fb7</text:p>
          </table:table-cell>
          <table:table-cell table:style-name="ce1"/>
          <table:table-cell office:value-type="string" table:style-name="ce1">
            <text:p>gbritz@houstonmethodist.org</text:p>
          </table:table-cell>
          <table:table-cell office:value-type="string" table:style-name="ce1">
            <text:p>28c01aac-bffa-4043-a1ef-80831931f5cb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83184c6-2f44-4d3e-a66f-eacfa8f65c42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379045c8-3fa7-4ca5-9a2a-57e6049f920d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3972199-b741-4cc7-9534-1a5e964fb96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0ea61ad2-1d11-4805-b0f6-9ad36aff80e8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09:00:46</text:p>
          </table:table-cell>
          <table:table-cell office:value-type="string" table:style-name="ce1">
            <text:p>5020e5dc-4797-4b7c-8fcc-a4e52a6b4547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6BL/6J<text:s/></text:p>
          </table:table-cell>
          <table:table-cell office:value-type="string" table:style-name="ce1">
            <text:p>9f1865fa-386d-466c-9605-3b39756be105</text:p>
          </table:table-cell>
          <table:table-cell table:number-columns-repeated="43" table:style-name="ce1"/>
          <table:table-cell office:value-type="string" table:style-name="ce1">
            <text:p>Gavin W. Britz</text:p>
          </table:table-cell>
          <table:table-cell office:value-type="string" table:style-name="ce1">
            <text:p>82e935a5-ab96-44dd-9068-7329cb0b8097</text:p>
          </table:table-cell>
          <table:table-cell office:value-type="string" table:style-name="ce1">
            <text:p>C56BL/6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8b23271d-65a9-4eae-b207-3b7eb264bf21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94bef399-40ad-4d08-8d1b-0eee58b1b586</text:p>
          </table:table-cell>
          <table:table-cell table:style-name="ce1"/>
          <table:table-cell office:value-type="string" table:style-name="ce1">
            <text:p>gbritz@houstonmethodist.org</text:p>
          </table:table-cell>
          <table:table-cell office:value-type="string" table:style-name="ce1">
            <text:p>d24b3115-417e-4d6b-ba5f-94512ebe75e8</text:p>
          </table:table-cell>
          <table:table-cell table:number-columns-repeated="19" table:style-name="ce1"/>
          <table:table-cell office:value-type="string" table:style-name="ce2">
            <text:p>TRUE</text:p>
          </table:table-cell>
          <table:table-cell office:value-type="string" table:style-name="ce1">
            <text:p>8b2f00a7-ecaf-4b36-ad5f-88712882780c</text:p>
          </table:table-cell>
          <table:table-cell table:number-columns-repeated="16276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09:00:46</text:p>
          </table:table-cell>
          <table:table-cell office:value-type="string" table:style-name="ce1">
            <text:p>5020e5dc-4797-4b7c-8fcc-a4e52a6b4547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6BL/6J<text:s/></text:p>
          </table:table-cell>
          <table:table-cell office:value-type="string" table:style-name="ce1">
            <text:p>9f1865fa-386d-466c-9605-3b39756be105</text:p>
          </table:table-cell>
          <table:table-cell table:number-columns-repeated="43" table:style-name="ce1"/>
          <table:table-cell office:value-type="string" table:style-name="ce1">
            <text:p>Gavin W. Britz</text:p>
          </table:table-cell>
          <table:table-cell office:value-type="string" table:style-name="ce1">
            <text:p>82e935a5-ab96-44dd-9068-7329cb0b8097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8b23271d-65a9-4eae-b207-3b7eb264bf21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94bef399-40ad-4d08-8d1b-0eee58b1b586</text:p>
          </table:table-cell>
          <table:table-cell table:style-name="ce1"/>
          <table:table-cell office:value-type="string" table:style-name="ce15">
            <text:p><text:a xlink:href="mailto:gbritz@houstonmethodist.org">gbritz@houstonmethodist.org</text:a></text:p>
          </table:table-cell>
          <table:table-cell office:value-type="string" table:style-name="ce1">
            <text:p>d24b3115-417e-4d6b-ba5f-94512ebe75e8</text:p>
          </table:table-cell>
          <table:table-cell table:number-columns-repeated="19" table:style-name="ce1"/>
          <table:table-cell office:value-type="string" table:style-name="ce2">
            <text:p>TRUE</text:p>
          </table:table-cell>
          <table:table-cell office:value-type="string" table:style-name="ce1">
            <text:p>8b2f00a7-ecaf-4b36-ad5f-88712882780c</text:p>
          </table:table-cell>
          <table:table-cell table:number-columns-repeated="16276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09:00:46</text:p>
          </table:table-cell>
          <table:table-cell office:value-type="string" table:style-name="ce1">
            <text:p>5020e5dc-4797-4b7c-8fcc-a4e52a6b4547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f13bd920-be6e-41d1-a9f2-235ca81e66b4</text:p>
          </table:table-cell>
          <table:table-cell table:number-columns-repeated="2" table:style-name="ce1"/>
          <table:table-cell office:value-type="string" table:style-name="ce1">
            <text:p>5769b897-f83a-4b09-b204-bcee0f50432a</text:p>
          </table:table-cell>
          <table:table-cell table:number-columns-repeated="4" table:style-name="ce1"/>
          <table:table-cell office:value-type="string" table:style-name="ce1">
            <text:p>C56BL/6J<text:s/></text:p>
          </table:table-cell>
          <table:table-cell table:number-columns-repeated="6" table:style-name="ce1"/>
          <table:table-cell office:value-type="string" table:style-name="ce1">
            <text:p>e5f1fe9c-e0dd-423a-bf21-1f2fd660d2fb</text:p>
          </table:table-cell>
          <table:table-cell table:number-columns-repeated="2" table:style-name="ce1"/>
          <table:table-cell office:value-type="string" table:style-name="ce1">
            <text:p>c46a94c7-185f-4f93-b51a-363b0908b47c</text:p>
          </table:table-cell>
          <table:table-cell table:number-columns-repeated="5" table:style-name="ce1"/>
          <table:table-cell office:value-type="string" table:style-name="ce1">
            <text:p>4fae3458-c204-4681-a42e-84acf30c14e0</text:p>
          </table:table-cell>
          <table:table-cell table:number-columns-repeated="17" table:style-name="ce1"/>
          <table:table-cell office:value-type="string" table:style-name="ce1">
            <text:p>6fbb9108-b3b4-4cc0-b67e-451751106a56</text:p>
          </table:table-cell>
          <table:table-cell table:number-columns-repeated="10" table:style-name="ce1"/>
          <table:table-cell office:value-type="string" table:style-name="ce1">
            <text:p>Gavin W. Britz</text:p>
          </table:table-cell>
          <table:table-cell table:style-name="ce1"/>
          <table:table-cell office:value-type="string" table:style-name="ce1">
            <text:p>C56BL/6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table:number-columns-repeated="14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gbritz@houstonmethodist.org</text:p>
          </table:table-cell>
          <table:table-cell table:number-columns-repeated="6" table:style-name="ce1"/>
          <table:table-cell office:value-type="string" table:style-name="ce1">
            <text:p>5b261fe2-6ed1-4ebe-bd34-78da52df6538</text:p>
          </table:table-cell>
          <table:table-cell table:number-columns-repeated="8" table:style-name="ce1"/>
          <table:table-cell office:value-type="string" table:style-name="ce1">
            <text:p>0023350a-b413-452d-86e1-1062a9e8fc47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dedc6f64-7c26-4c2a-8eda-677e90b0c562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09:00:46</text:p>
          </table:table-cell>
          <table:table-cell office:value-type="string" table:style-name="ce1">
            <text:p>5020e5dc-4797-4b7c-8fcc-a4e52a6b4547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f13bd920-be6e-41d1-a9f2-235ca81e66b4</text:p>
          </table:table-cell>
          <table:table-cell table:number-columns-repeated="2" table:style-name="ce1"/>
          <table:table-cell office:value-type="string" table:style-name="ce1">
            <text:p>5769b897-f83a-4b09-b204-bcee0f50432a</text:p>
          </table:table-cell>
          <table:table-cell table:number-columns-repeated="4" table:style-name="ce1"/>
          <table:table-cell office:value-type="string" table:style-name="ce1">
            <text:p>C56BL/6J<text:s/></text:p>
          </table:table-cell>
          <table:table-cell table:number-columns-repeated="6" table:style-name="ce1"/>
          <table:table-cell office:value-type="string" table:style-name="ce1">
            <text:p>e5f1fe9c-e0dd-423a-bf21-1f2fd660d2fb</text:p>
          </table:table-cell>
          <table:table-cell table:number-columns-repeated="2" table:style-name="ce1"/>
          <table:table-cell office:value-type="string" table:style-name="ce1">
            <text:p>c46a94c7-185f-4f93-b51a-363b0908b47c</text:p>
          </table:table-cell>
          <table:table-cell table:number-columns-repeated="5" table:style-name="ce1"/>
          <table:table-cell office:value-type="string" table:style-name="ce1">
            <text:p>4fae3458-c204-4681-a42e-84acf30c14e0</text:p>
          </table:table-cell>
          <table:table-cell table:number-columns-repeated="17" table:style-name="ce1"/>
          <table:table-cell office:value-type="string" table:style-name="ce1">
            <text:p>6fbb9108-b3b4-4cc0-b67e-451751106a56</text:p>
          </table:table-cell>
          <table:table-cell table:number-columns-repeated="10" table:style-name="ce1"/>
          <table:table-cell office:value-type="string" table:style-name="ce1">
            <text:p>Gavin W. Britz</text:p>
          </table:table-cell>
          <table:table-cell table:number-columns-repeated="8" table:style-name="ce1"/>
          <table:table-cell office:value-type="string" table:style-name="ce2">
            <text:p>FALSE</text:p>
          </table:table-cell>
          <table:table-cell table:number-columns-repeated="14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gbritz@houstonmethodist.org</text:p>
          </table:table-cell>
          <table:table-cell table:number-columns-repeated="6" table:style-name="ce1"/>
          <table:table-cell office:value-type="string" table:style-name="ce1">
            <text:p>5b261fe2-6ed1-4ebe-bd34-78da52df6538</text:p>
          </table:table-cell>
          <table:table-cell table:number-columns-repeated="8" table:style-name="ce1"/>
          <table:table-cell office:value-type="string" table:style-name="ce1">
            <text:p>0023350a-b413-452d-86e1-1062a9e8fc47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dedc6f64-7c26-4c2a-8eda-677e90b0c562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09:00:46</text:p>
          </table:table-cell>
          <table:table-cell office:value-type="string" table:style-name="ce1">
            <text:p>5020e5dc-4797-4b7c-8fcc-a4e52a6b4547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6" table:style-name="ce1"/>
          <table:table-cell office:value-type="string" table:style-name="ce1">
            <text:p>9f1865fa-386d-466c-9605-3b39756be10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17" table:style-name="ce1"/>
          <table:table-cell office:value-type="string" table:style-name="ce2">
            <text:p>FALSE</text:p>
          </table:table-cell>
          <table:table-cell table:number-columns-repeated="12" table:style-name="ce1"/>
          <table:table-cell office:value-type="string" table:style-name="ce1">
            <text:p>82e935a5-ab96-44dd-9068-7329cb0b8097</text:p>
          </table:table-cell>
          <table:table-cell office:value-type="string" table:style-name="ce1">
            <text:p>C56BL/6</text:p>
          </table:table-cell>
          <table:table-cell table:number-columns-repeated="7" table:style-name="ce1"/>
          <table:table-cell office:value-type="string" table:style-name="ce1">
            <text:p>8b23271d-65a9-4eae-b207-3b7eb264bf21</text:p>
          </table:table-cell>
          <table:table-cell table:number-columns-repeated="14" table:style-name="ce1"/>
          <table:table-cell office:value-type="string" table:style-name="ce1">
            <text:p>94bef399-40ad-4d08-8d1b-0eee58b1b586</text:p>
          </table:table-cell>
          <table:table-cell table:number-columns-repeated="2" table:style-name="ce1"/>
          <table:table-cell office:value-type="string" table:style-name="ce1">
            <text:p>d24b3115-417e-4d6b-ba5f-94512ebe75e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8" table:style-name="ce1"/>
          <table:table-cell office:value-type="string" table:style-name="ce2">
            <text:p>FALSE</text:p>
          </table:table-cell>
          <table:table-cell table:number-columns-repeated="6" table:style-name="ce1"/>
          <table:table-cell office:value-type="string" table:style-name="ce1">
            <text:p>8b2f00a7-ecaf-4b36-ad5f-88712882780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16271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09:00:46</text:p>
          </table:table-cell>
          <table:table-cell office:value-type="string" table:style-name="ce1">
            <text:p>5020e5dc-4797-4b7c-8fcc-a4e52a6b4547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6" table:style-name="ce1"/>
          <table:table-cell office:value-type="string" table:style-name="ce1">
            <text:p>9f1865fa-386d-466c-9605-3b39756be10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17" table:style-name="ce1"/>
          <table:table-cell office:value-type="string" table:style-name="ce2">
            <text:p>FALSE</text:p>
          </table:table-cell>
          <table:table-cell table:number-columns-repeated="12" table:style-name="ce1"/>
          <table:table-cell office:value-type="string" table:style-name="ce1">
            <text:p>82e935a5-ab96-44dd-9068-7329cb0b8097</text:p>
          </table:table-cell>
          <table:table-cell table:number-columns-repeated="8" table:style-name="ce1"/>
          <table:table-cell office:value-type="string" table:style-name="ce1">
            <text:p>8b23271d-65a9-4eae-b207-3b7eb264bf21</text:p>
          </table:table-cell>
          <table:table-cell table:number-columns-repeated="14" table:style-name="ce1"/>
          <table:table-cell office:value-type="string" table:style-name="ce1">
            <text:p>94bef399-40ad-4d08-8d1b-0eee58b1b586</text:p>
          </table:table-cell>
          <table:table-cell table:number-columns-repeated="2" table:style-name="ce1"/>
          <table:table-cell office:value-type="string" table:style-name="ce1">
            <text:p>d24b3115-417e-4d6b-ba5f-94512ebe75e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8" table:style-name="ce1"/>
          <table:table-cell office:value-type="string" table:style-name="ce2">
            <text:p>FALSE</text:p>
          </table:table-cell>
          <table:table-cell table:number-columns-repeated="6" table:style-name="ce1"/>
          <table:table-cell office:value-type="string" table:style-name="ce1">
            <text:p>8b2f00a7-ecaf-4b36-ad5f-88712882780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16271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09:00:46</text:p>
          </table:table-cell>
          <table:table-cell office:value-type="string" table:style-name="ce1">
            <text:p>5020e5dc-4797-4b7c-8fcc-a4e52a6b4547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f13bd920-be6e-41d1-a9f2-235ca81e66b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769b897-f83a-4b09-b204-bcee0f50432a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e5f1fe9c-e0dd-423a-bf21-1f2fd660d2f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46a94c7-185f-4f93-b51a-363b0908b47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fae3458-c204-4681-a42e-84acf30c14e0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6fbb9108-b3b4-4cc0-b67e-451751106a56</text:p>
          </table:table-cell>
          <table:table-cell table:number-columns-repeated="12" table:style-name="ce1"/>
          <table:table-cell office:value-type="string" table:style-name="ce1">
            <text:p>C56BL/6</text:p>
          </table:table-cell>
          <table:table-cell table:number-columns-repeated="30" table:style-name="ce1"/>
          <table:table-cell office:value-type="string" table:style-name="ce2">
            <text:p>FALSE</text:p>
          </table:table-cell>
          <table:table-cell office:value-type="string" table:style-name="ce1">
            <text:p>5b261fe2-6ed1-4ebe-bd34-78da52df6538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0023350a-b413-452d-86e1-1062a9e8fc47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dedc6f64-7c26-4c2a-8eda-677e90b0c562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09:00:46</text:p>
          </table:table-cell>
          <table:table-cell office:value-type="string" table:style-name="ce1">
            <text:p>5020e5dc-4797-4b7c-8fcc-a4e52a6b4547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f13bd920-be6e-41d1-a9f2-235ca81e66b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769b897-f83a-4b09-b204-bcee0f50432a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e5f1fe9c-e0dd-423a-bf21-1f2fd660d2f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46a94c7-185f-4f93-b51a-363b0908b47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fae3458-c204-4681-a42e-84acf30c14e0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6fbb9108-b3b4-4cc0-b67e-451751106a56</text:p>
          </table:table-cell>
          <table:table-cell table:number-columns-repeated="43" table:style-name="ce1"/>
          <table:table-cell office:value-type="string" table:style-name="ce2">
            <text:p>FALSE</text:p>
          </table:table-cell>
          <table:table-cell office:value-type="string" table:style-name="ce1">
            <text:p>5b261fe2-6ed1-4ebe-bd34-78da52df6538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0023350a-b413-452d-86e1-1062a9e8fc47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dedc6f64-7c26-4c2a-8eda-677e90b0c562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5020e5dc-4797-4b7c-8fcc-a4e52a6b4547</text:p>
          </table:table-cell>
          <table:table-cell office:value-type="string" table:style-name="ce11">
            <text:p>TIMO</text:p>
          </table:table-cell>
          <table:table-cell office:value-type="string" table:style-name="ce32">
            <text:p>TRUE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5" table:style-name="ce8"/>
          <table:table-cell office:value-type="string" table:style-name="ce8">
            <text:p>C56BL/6J</text:p>
          </table:table-cell>
          <table:table-cell table:number-columns-repeated="2" table:style-name="ce8"/>
          <table:table-cell office:value-type="string" table:style-name="ce17">
            <text:p>male</text:p>
          </table:table-cell>
          <table:table-cell table:number-columns-repeated="2" table:style-name="ce8"/>
          <table:table-cell office:value-type="string" table:style-name="ce32">
            <text:p>TRUE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string" table:style-name="ce17">
            <text:p>not reported</text:p>
          </table:table-cell>
          <table:table-cell table:number-columns-repeated="2" table:style-name="ce8"/>
          <table:table-cell office:value-type="string" table:style-name="ce32">
            <text:p>TRUE</text:p>
          </table:table-cell>
          <table:table-cell table:number-columns-repeated="2" table:style-name="ce8"/>
          <table:table-cell office:value-type="string" table:style-name="ce17">
            <text:p>6-0</text:p>
          </table:table-cell>
          <table:table-cell table:number-columns-repeated="2" table:style-name="ce8"/>
          <table:table-cell office:value-type="string" table:style-name="ce8">
            <text:p>Inhalative</text:p>
          </table:table-cell>
          <table:table-cell table:number-columns-repeated="2" table:style-name="ce8"/>
          <table:table-cell office:value-type="float" office:value="4" table:style-name="ce17">
            <text:p>4</text:p>
          </table:table-cell>
          <table:table-cell table:number-columns-repeated="2" table:style-name="ce8"/>
          <table:table-cell office:value-type="string" table:style-name="ce8">
            <text:p>not reported</text:p>
          </table:table-cell>
          <table:table-cell table:number-columns-repeated="2" table:style-name="ce8"/>
          <table:table-cell office:value-type="string" table:style-name="ce8">
            <text:p>no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8" table:style-name="ce8"/>
          <table:table-cell office:value-type="string" table:style-name="ce17">
            <text:p>other</text:p>
          </table:table-cell>
          <table:table-cell table:number-columns-repeated="2" table:style-name="ce8"/>
          <table:table-cell office:value-type="string" table:style-name="ce8">
            <text:p>Gavin W. Britz</text:p>
          </table:table-cell>
          <table:table-cell table:number-columns-repeated="2" table:style-name="ce8"/>
          <table:table-cell office:value-type="string" table:style-name="ce17">
            <text:p>circle of willis</text:p>
          </table:table-cell>
          <table:table-cell table:number-columns-repeated="2" table:style-name="ce8"/>
          <table:table-cell office:value-type="string" table:style-name="ce17">
            <text:p>10-14 weeks</text:p>
          </table:table-cell>
          <table:table-cell table:number-columns-repeated="2" table:style-name="ce8"/>
          <table:table-cell office:value-type="string" table:style-name="ce17">
            <text:p>TRUE</text:p>
          </table:table-cell>
          <table:table-cell table:number-columns-repeated="5" table:style-name="ce8"/>
          <table:table-cell office:value-type="string" table:style-name="ce17">
            <text:p>Hippocampal Transcriptome Changes After SAH in Mice</text:p>
          </table:table-cell>
          <table:table-cell table:number-columns-repeated="2" table:style-name="ce8"/>
          <table:table-cell office:value-type="string" table:style-name="ce17">
            <text:p>6-0 prolene filament (length 12 mm)</text:p>
          </table:table-cell>
          <table:table-cell table:number-columns-repeated="5" table:style-name="ce8"/>
          <table:table-cell office:value-type="string" table:style-name="ce17">
            <text:p>TRUE</text:p>
          </table:table-cell>
          <table:table-cell table:number-columns-repeated="2" table:style-name="ce8"/>
          <table:table-cell office:value-type="string" table:style-name="ce8">
            <text:p>gbritz@houstonmethodist.org</text:p>
          </table:table-cell>
          <table:table-cell table:number-columns-repeated="2" table:style-name="ce8"/>
          <table:table-cell office:value-type="string" table:style-name="ce17">
            <text:p>Anesthesia was induced with 3% isoflurane in air and maintained at 1.5– 1.75% isoflurane in 80% N2/20% O2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float" office:value="3" table:style-name="ce8">
            <text:p>3</text:p>
          </table:table-cell>
          <table:table-cell table:number-columns-repeated="5" table:style-name="ce8"/>
          <table:table-cell office:value-type="string" table:style-name="ce32">
            <text:p>TRUE</text:p>
          </table:table-cell>
          <table:table-cell table:number-columns-repeated="2" table:style-name="ce8"/>
          <table:table-cell office:value-type="string" table:style-name="ce17">
            <text:p>TRUE</text:p>
          </table:table-cell>
          <table:table-cell table:number-columns-repeated="2" table:style-name="ce8"/>
          <table:table-cell office:value-type="string" table:style-name="ce17">
            <text:p>TRUE</text:p>
          </table:table-cell>
          <table:table-cell table:number-columns-repeated="5" table:style-name="ce8"/>
          <table:table-cell office:value-type="string" table:style-name="ce9">
            <text:p>FALSE</text:p>
          </table:table-cell>
          <table:table-cell table:number-columns-repeated="2" table:style-name="ce1"/>
          <table:table-cell table:style-name="ce8"/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4 14:14:39</text:p>
          </table:table-cell>
          <table:table-cell office:value-type="string" table:style-name="ce1">
            <text:p>55615754-99dc-4dba-a628-da3b780a3d99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94256288-bbb5-4e41-9cec-5c70b1a3587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8992597-3268-4988-aa4d-85bd524970d3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d1cacc94-95e6-4ed5-aede-990cb6c13e37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b1a8206e-93e3-4768-bcdb-3b66872551d7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5e2a628c-7eb3-4287-9ca9-653e86b18e0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e63d97b-4433-40d2-91da-e3bf3c58894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6b930f2-07fa-423a-829a-2227d4c0504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20a32bc3-8695-4b03-b5f1-0d369fe9dcc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ce2336a-dbbc-424f-896e-7b83fc15b16b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bc7d4760-e874-4a69-a53a-c1ef2048a277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ff288a83-1eca-4eee-aaab-4dfbde0f9a9d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bcbbd71b-9625-46c4-8e2c-e1d89de08c8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2300608d-cf89-4772-9610-e3fdc8e2149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3933038-b277-4a80-8c33-b19d02a90dc4</text:p>
          </table:table-cell>
          <table:table-cell table:number-columns-repeated="4" table:style-name="ce1"/>
          <table:table-cell office:value-type="string" table:style-name="ce1">
            <text:p><text:s/>housed at a controlled temperature under a 12-hour light-dark cycle. Food and water were available to all animals ad libitum.</text:p>
          </table:table-cell>
          <table:table-cell office:value-type="string" table:style-name="ce1">
            <text:p>de8cf874-8bc9-48b1-aa94-e2ddbdbb3615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1f891799-4782-4213-b240-78188cb309c7</text:p>
          </table:table-cell>
          <table:table-cell table:style-name="ce1"/>
          <table:table-cell office:value-type="string" table:style-name="ce1">
            <text:p>Guohua Xi</text:p>
          </table:table-cell>
          <table:table-cell office:value-type="string" table:style-name="ce1">
            <text:p>27229153-02ab-4353-bb2a-5ea4f3553cbc</text:p>
          </table:table-cell>
          <table:table-cell table:style-name="ce1"/>
          <table:table-cell office:value-type="string" table:style-name="ce1">
            <text:p>bifurcation of ACA and MCA</text:p>
          </table:table-cell>
          <table:table-cell office:value-type="string" table:style-name="ce1">
            <text:p>de03cc0e-4762-4f64-a1d8-b3574f5b2ca4</text:p>
          </table:table-cell>
          <table:table-cell table:style-name="ce1"/>
          <table:table-cell office:value-type="string" table:style-name="ce1">
            <text:p>adult</text:p>
          </table:table-cell>
          <table:table-cell office:value-type="string" table:style-name="ce1">
            <text:p>9013c83b-054d-49dc-891e-5898016569f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514dc90-4e69-4cab-93ab-9cea67ea03f9</text:p>
          </table:table-cell>
          <table:table-cell table:number-columns-repeated="4" table:style-name="ce1"/>
          <table:table-cell office:value-type="string" table:style-name="ce1">
            <text:p>MRI scan</text:p>
          </table:table-cell>
          <table:table-cell office:value-type="string" table:style-name="ce1">
            <text:p>1dfb337b-952d-41ef-8bda-48c7b0096091</text:p>
          </table:table-cell>
          <table:table-cell table:number-columns-repeated="4" table:style-name="ce1"/>
          <table:table-cell office:value-type="string" table:style-name="ce1">
            <text:p>22-30g</text:p>
          </table:table-cell>
          <table:table-cell office:value-type="string" table:style-name="ce1">
            <text:p>fcd7d03e-8da2-48ad-b006-68ecfec49ea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c01e921-5159-4ff6-9ed0-29f4c75e8eb6</text:p>
          </table:table-cell>
          <table:table-cell table:style-name="ce1"/>
          <table:table-cell office:value-type="string" table:style-name="ce1">
            <text:p>guohuaxi@umich.edu</text:p>
          </table:table-cell>
          <table:table-cell office:value-type="string" table:style-name="ce1">
            <text:p>2b2280e4-dad8-4596-9b66-59a64bb59b7d</text:p>
          </table:table-cell>
          <table:table-cell table:style-name="ce1"/>
          <table:table-cell office:value-type="string" table:style-name="ce1">
            <text:p>4% isoflurane in a nitrous oxide/oxygen mixture (70/30) and maintained by 2% isoflurane administered through a facemask</text:p>
          </table:table-cell>
          <table:table-cell office:value-type="string" table:style-name="ce1">
            <text:p>00ca8e1a-e0b9-480b-a0da-d98a9bc8a43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223dba7-faa3-40dc-9944-65274e88b58b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386bfce8-b2e3-4beb-9298-b0f50c15f00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2853091-9a42-466b-ad2e-bcda5d83cb6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09b1614-65e5-4c50-a1ce-12c4d3649f3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371c191-f9ae-4778-900f-8fd034d442ad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43bca56-bc4f-43c0-8a13-001f707e39f8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81d512bf-a373-48ce-a20e-34434c992e1f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5 11:32:44</text:p>
          </table:table-cell>
          <table:table-cell office:value-type="string" table:style-name="ce1">
            <text:p>55615754-99dc-4dba-a628-da3b780a3d99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d89f4035-f400-4fad-abbb-4f87188da95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210fa7e-ae2c-42c4-bbf5-830ac2bb227f</text:p>
          </table:table-cell>
          <table:table-cell table:number-columns-repeated="4" table:style-name="ce1"/>
          <table:table-cell office:value-type="string" table:style-name="ce1">
            <text:p><text:s/>C57BL/6</text:p>
          </table:table-cell>
          <table:table-cell office:value-type="string" table:style-name="ce1">
            <text:p>643d1b6b-7af1-4ecd-b2a2-bedb29a2a319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b928aad9-f5f5-4fbc-95d0-e3650bfbe45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53b5540-5242-4f32-84d6-d035efc7dc6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ec9b2d2-cbef-4c7b-a343-6a71f961e2d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527604ef-b654-4893-84cc-ec9248c824e2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3a64e5d4-8eb7-4175-9fb0-8dee90264038</text:p>
          </table:table-cell>
          <table:table-cell table:number-columns-repeated="10" table:style-name="ce1"/>
          <table:table-cell office:value-type="string" table:style-name="ce1">
            <text:p>Guohua <text:s/>Xi</text:p>
          </table:table-cell>
          <table:table-cell office:value-type="string" table:style-name="ce1">
            <text:p>fc63f60a-0077-4815-a46b-20e0612d93ff</text:p>
          </table:table-cell>
          <table:table-cell office:value-type="string" table:style-name="ce1">
            <text:p>Lack of information about Mortality rate and sah grade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56f53689-fe55-422f-8190-17334ab6136c</text:p>
          </table:table-cell>
          <table:table-cell table:number-columns-repeated="13" table:style-name="ce1"/>
          <table:table-cell office:value-type="string" table:style-name="ce2">
            <text:p>TRUE</text:p>
          </table:table-cell>
          <table:table-cell office:value-type="string" table:style-name="ce1">
            <text:p>921acd90-4b02-4945-b88a-2cb026190a86</text:p>
          </table:table-cell>
          <table:table-cell table:style-name="ce1"/>
          <table:table-cell office:value-type="string" table:style-name="ce1">
            <text:p>guohuaxi@umich.edu</text:p>
          </table:table-cell>
          <table:table-cell office:value-type="string" table:style-name="ce1">
            <text:p>fe156d53-df39-416c-840d-3a9d5b6e645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b0207f6-83d9-4237-888a-c2093281f998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1c8ec6c8-6019-4e30-8737-d61e5a36bfb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febaa9e-359e-4008-8d4c-73bff0bbec9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90fc29b-d3c6-423c-b4e6-78a6482073f5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55615754-99dc-4dba-a628-da3b780a3d99</text:p>
          </table:table-cell>
          <table:table-cell office:value-type="string" table:style-name="ce11">
            <text:p>TIMO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108]=[.F109];[.F109];&quot;RECONCILIATION!!!&quot;)" table:style-name="ce12">
            <text:p>RECONCILIATION!!!</text:p>
          </table:table-cell>
          <table:table-cell office:value-type="float" office:value="0" table:formula="of:=IF([.G108]=[.G109];[.G10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108]=[.I109];[.I109];&quot;RECONCILIATION!!!&quot;)" table:style-name="ce12">
            <text:p>RECONCILIATION!!!</text:p>
          </table:table-cell>
          <table:table-cell office:value-type="float" office:value="0" table:formula="of:=IF([.J108]=[.J109];[.J109];&quot;RECONCILIATION!!!&quot;)" table:style-name="ce12">
            <text:p>0</text:p>
          </table:table-cell>
          <table:table-cell office:value-type="string" table:style-name="ce12">
            <text:p>no</text:p>
          </table:table-cell>
          <table:table-cell office:value-type="string" office:string-value="RECONCILIATION!!!" table:formula="of:=IF([.L108]=[.L109];[.L109];&quot;RECONCILIATION!!!&quot;)" table:style-name="ce12">
            <text:p>RECONCILIATION!!!</text:p>
          </table:table-cell>
          <table:table-cell office:value-type="float" office:value="0" table:formula="of:=IF([.M108]=[.M109];[.M109];&quot;RECONCILIATION!!!&quot;)" table:style-name="ce12">
            <text:p>0</text:p>
          </table:table-cell>
          <table:table-cell office:value-type="string" table:style-name="ce12">
            <text:p>C57BL/6</text:p>
          </table:table-cell>
          <table:table-cell office:value-type="string" office:string-value="RECONCILIATION!!!" table:formula="of:=IF([.O108]=[.O109];[.O109];&quot;RECONCILIATION!!!&quot;)" table:style-name="ce12">
            <text:p>RECONCILIATION!!!</text:p>
          </table:table-cell>
          <table:table-cell office:value-type="float" office:value="0" table:formula="of:=IF([.P108]=[.P109];[.P109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08]=[.R109];[.R109];&quot;RECONCILIATION!!!&quot;)" table:style-name="ce12">
            <text:p>RECONCILIATION!!!</text:p>
          </table:table-cell>
          <table:table-cell office:value-type="float" office:value="0" table:formula="of:=IF([.S108]=[.S109];[.S10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108]=[.U109];[.U109];&quot;RECONCILIATION!!!&quot;)" table:style-name="ce12">
            <text:p>RECONCILIATION!!!</text:p>
          </table:table-cell>
          <table:table-cell office:value-type="float" office:value="0" table:formula="of:=IF([.V108]=[.V109];[.V109];&quot;RECONCILIATION!!!&quot;)" table:style-name="ce12">
            <text:p>0</text:p>
          </table:table-cell>
          <table:table-cell office:value-type="string" office:string-value="FALSE" table:formula="of:=IF([.W108]=[.W109];[.W109];&quot;RECONCILIATION!!!&quot;)" table:style-name="ce12">
            <text:p>FALSE</text:p>
          </table:table-cell>
          <table:table-cell office:value-type="string" office:string-value="RECONCILIATION!!!" table:formula="of:=IF([.X108]=[.X109];[.X109];&quot;RECONCILIATION!!!&quot;)" table:style-name="ce12">
            <text:p>RECONCILIATION!!!</text:p>
          </table:table-cell>
          <table:table-cell office:value-type="float" office:value="0" table:formula="of:=IF([.Y108]=[.Y109];[.Y109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A108]=[.AA109];[.AA109];&quot;RECONCILIATION!!!&quot;)" table:style-name="ce12">
            <text:p>RECONCILIATION!!!</text:p>
          </table:table-cell>
          <table:table-cell office:value-type="float" office:value="0" table:formula="of:=IF([.AB108]=[.AB109];[.AB10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108]=[.AD109];[.AD109];&quot;RECONCILIATION!!!&quot;)" table:style-name="ce12">
            <text:p>RECONCILIATION!!!</text:p>
          </table:table-cell>
          <table:table-cell office:value-type="float" office:value="0" table:formula="of:=IF([.AE108]=[.AE109];[.AE109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08]=[.AG109];[.AG109];&quot;RECONCILIATION!!!&quot;)" table:style-name="ce12">
            <text:p>RECONCILIATION!!!</text:p>
          </table:table-cell>
          <table:table-cell office:value-type="float" office:value="0" table:formula="of:=IF([.AH108]=[.AH109];[.AH109];&quot;RECONCILIATION!!!&quot;)" table:style-name="ce12">
            <text:p>0</text:p>
          </table:table-cell>
          <table:table-cell office:value-type="string" table:style-name="ce12">
            <text:p>Inhalative</text:p>
          </table:table-cell>
          <table:table-cell office:value-type="string" office:string-value="RECONCILIATION!!!" table:formula="of:=IF([.AJ108]=[.AJ109];[.AJ109];&quot;RECONCILIATION!!!&quot;)" table:style-name="ce12">
            <text:p>RECONCILIATION!!!</text:p>
          </table:table-cell>
          <table:table-cell office:value-type="float" office:value="0" table:formula="of:=IF([.AK108]=[.AK109];[.AK109];&quot;RECONCILIATION!!!&quot;)" table:style-name="ce12">
            <text:p>0</text:p>
          </table:table-cell>
          <table:table-cell office:value-type="float" office:value="0" table:formula="of:=IF([.AL108]=[.AL109];[.AL109];&quot;RECONCILIATION!!!&quot;)" table:style-name="ce12">
            <text:p>0</text:p>
          </table:table-cell>
          <table:table-cell office:value-type="float" office:value="0" table:formula="of:=IF([.AM108]=[.AM109];[.AM109];&quot;RECONCILIATION!!!&quot;)" table:style-name="ce12">
            <text:p>0</text:p>
          </table:table-cell>
          <table:table-cell office:value-type="float" office:value="0" table:formula="of:=IF([.AN108]=[.AN109];[.AN109];&quot;RECONCILIATION!!!&quot;)" table:style-name="ce12">
            <text:p>0</text:p>
          </table:table-cell>
          <table:table-cell office:value-type="string" table:style-name="ce8">
            <text:p>other conditions</text:p>
          </table:table-cell>
          <table:table-cell office:value-type="string" office:string-value="RECONCILIATION!!!" table:formula="of:=IF([.AP108]=[.AP109];[.AP109];&quot;RECONCILIATION!!!&quot;)" table:style-name="ce12">
            <text:p>RECONCILIATION!!!</text:p>
          </table:table-cell>
          <table:table-cell office:value-type="float" office:value="0" table:formula="of:=IF([.AQ108]=[.AQ109];[.AQ109];&quot;RECONCILIATION!!!&quot;)" table:style-name="ce12">
            <text:p>0</text:p>
          </table:table-cell>
          <table:table-cell office:value-type="string" table:style-name="ce12">
            <text:p>no</text:p>
          </table:table-cell>
          <table:table-cell office:value-type="string" office:string-value="RECONCILIATION!!!" table:formula="of:=IF([.AS108]=[.AS109];[.AS109];&quot;RECONCILIATION!!!&quot;)" table:style-name="ce12">
            <text:p>RECONCILIATION!!!</text:p>
          </table:table-cell>
          <table:table-cell office:value-type="float" office:value="0" table:formula="of:=IF([.AT108]=[.AT109];[.AT10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V108]=[.AV109];[.AV109];&quot;RECONCILIATION!!!&quot;)" table:style-name="ce12">
            <text:p>RECONCILIATION!!!</text:p>
          </table:table-cell>
          <table:table-cell office:value-type="float" office:value="0" table:formula="of:=IF([.AW108]=[.AW109];[.AW109];&quot;RECONCILIATION!!!&quot;)" table:style-name="ce12">
            <text:p>0</text:p>
          </table:table-cell>
          <table:table-cell office:value-type="float" office:value="0" table:formula="of:=IF([.AX108]=[.AX109];[.AX109];&quot;RECONCILIATION!!!&quot;)" table:style-name="ce12">
            <text:p>0</text:p>
          </table:table-cell>
          <table:table-cell office:value-type="float" office:value="0" table:formula="of:=IF([.AY108]=[.AY109];[.AY109];&quot;RECONCILIATION!!!&quot;)" table:style-name="ce12">
            <text:p>0</text:p>
          </table:table-cell>
          <table:table-cell office:value-type="float" office:value="0" table:formula="of:=IF([.AZ108]=[.AZ109];[.AZ109];&quot;RECONCILIATION!!!&quot;)" table:style-name="ce12">
            <text:p>0</text:p>
          </table:table-cell>
          <table:table-cell office:value-type="string" table:style-name="ce12">
            <text:p>housed at a controlled temperature under a 12-hour light-dark cycle. Food and water were available to all animals ad libitum.</text:p>
          </table:table-cell>
          <table:table-cell office:value-type="string" office:string-value="RECONCILIATION!!!" table:formula="of:=IF([.BB108]=[.BB109];[.BB109];&quot;RECONCILIATION!!!&quot;)" table:style-name="ce12">
            <text:p>RECONCILIATION!!!</text:p>
          </table:table-cell>
          <table:table-cell office:value-type="float" office:value="0" table:formula="of:=IF([.BC108]=[.BC109];[.BC109];&quot;RECONCILIATION!!!&quot;)" table:style-name="ce12">
            <text:p>0</text:p>
          </table:table-cell>
          <table:table-cell office:value-type="string" table:style-name="ce12">
            <text:p>other</text:p>
          </table:table-cell>
          <table:table-cell office:value-type="string" office:string-value="RECONCILIATION!!!" table:formula="of:=IF([.BE108]=[.BE109];[.BE109];&quot;RECONCILIATION!!!&quot;)" table:style-name="ce12">
            <text:p>RECONCILIATION!!!</text:p>
          </table:table-cell>
          <table:table-cell office:value-type="float" office:value="0" table:formula="of:=IF([.BF108]=[.BF109];[.BF109];&quot;RECONCILIATION!!!&quot;)" table:style-name="ce12">
            <text:p>0</text:p>
          </table:table-cell>
          <table:table-cell office:value-type="string" table:style-name="ce8">
            <text:p>Guohua Xi</text:p>
          </table:table-cell>
          <table:table-cell office:value-type="string" office:string-value="RECONCILIATION!!!" table:formula="of:=IF([.BH108]=[.BH109];[.BH109];&quot;RECONCILIATION!!!&quot;)" table:style-name="ce12">
            <text:p>RECONCILIATION!!!</text:p>
          </table:table-cell>
          <table:table-cell table:style-name="ce8"/>
          <table:table-cell office:value-type="string" table:style-name="ce14">
            <text:p>left ACA near the anterior communicating artery</text:p>
          </table:table-cell>
          <table:table-cell office:value-type="string" office:string-value="RECONCILIATION!!!" table:formula="of:=IF([.BK108]=[.BK109];[.BK109];&quot;RECONCILIATION!!!&quot;)" table:style-name="ce12">
            <text:p>RECONCILIATION!!!</text:p>
          </table:table-cell>
          <table:table-cell office:value-type="float" office:value="0" table:formula="of:=IF([.BL108]=[.BL109];[.BL109];&quot;RECONCILIATION!!!&quot;)" table:style-name="ce12">
            <text:p>0</text:p>
          </table:table-cell>
          <table:table-cell office:value-type="string" table:style-name="ce12">
            <text:p>adult</text:p>
          </table:table-cell>
          <table:table-cell office:value-type="string" office:string-value="RECONCILIATION!!!" table:formula="of:=IF([.BN108]=[.BN109];[.BN109];&quot;RECONCILIATION!!!&quot;)" table:style-name="ce12">
            <text:p>RECONCILIATION!!!</text:p>
          </table:table-cell>
          <table:table-cell office:value-type="string" table:style-name="ce12">
            <text:p>no numerical information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BQ108]=[.BQ109];[.BQ109];&quot;RECONCILIATION!!!&quot;)" table:style-name="ce12">
            <text:p>RECONCILIATION!!!</text:p>
          </table:table-cell>
          <table:table-cell office:value-type="float" office:value="0" table:formula="of:=IF([.BR108]=[.BR109];[.BR109];&quot;RECONCILIATION!!!&quot;)" table:style-name="ce12">
            <text:p>0</text:p>
          </table:table-cell>
          <table:table-cell office:value-type="float" office:value="0" table:formula="of:=IF([.BS108]=[.BS109];[.BS109];&quot;RECONCILIATION!!!&quot;)" table:style-name="ce12">
            <text:p>0</text:p>
          </table:table-cell>
          <table:table-cell office:value-type="float" office:value="0" table:formula="of:=IF([.BT108]=[.BT109];[.BT109];&quot;RECONCILIATION!!!&quot;)" table:style-name="ce12">
            <text:p>0</text:p>
          </table:table-cell>
          <table:table-cell office:value-type="float" office:value="0" table:formula="of:=IF([.BU108]=[.BU109];[.BU109];&quot;RECONCILIATION!!!&quot;)" table:style-name="ce12">
            <text:p>0</text:p>
          </table:table-cell>
          <table:table-cell office:value-type="string" table:style-name="ce14">
            <text:p>WT and MMP-9−/− mice underwent magnetic resonance imaging</text:p>
          </table:table-cell>
          <table:table-cell office:value-type="string" office:string-value="RECONCILIATION!!!" table:formula="of:=IF([.BW108]=[.BW109];[.BW109];&quot;RECONCILIATION!!!&quot;)" table:style-name="ce12">
            <text:p>RECONCILIATION!!!</text:p>
          </table:table-cell>
          <table:table-cell office:value-type="float" office:value="0" table:formula="of:=IF([.BX108]=[.BX109];[.BX109];&quot;RECONCILIATION!!!&quot;)" table:style-name="ce12">
            <text:p>0</text:p>
          </table:table-cell>
          <table:table-cell office:value-type="string" table:style-name="ce24">
            <text:p>5-0 nylon monofilament (Ethicon, Somerville, NJ), with heat blunted-tip,</text:p>
          </table:table-cell>
          <table:table-cell office:value-type="float" office:value="0" table:formula="of:=IF([.BZ108]=[.BZ109];[.BZ109];&quot;RECONCILIATION!!!&quot;)" table:style-name="ce12">
            <text:p>0</text:p>
          </table:table-cell>
          <table:table-cell office:value-type="float" office:value="0" table:formula="of:=IF([.CA108]=[.CA109];[.CA109];&quot;RECONCILIATION!!!&quot;)" table:style-name="ce12">
            <text:p>0</text:p>
          </table:table-cell>
          <table:table-cell office:value-type="string" table:style-name="ce12">
            <text:p>22-33 g</text:p>
          </table:table-cell>
          <table:table-cell office:value-type="string" office:string-value="RECONCILIATION!!!" table:formula="of:=IF([.CC108]=[.CC109];[.CC109];&quot;RECONCILIATION!!!&quot;)" table:style-name="ce12">
            <text:p>RECONCILIATION!!!</text:p>
          </table:table-cell>
          <table:table-cell office:value-type="float" office:value="0" table:formula="of:=IF([.CD108]=[.CD109];[.CD109];&quot;RECONCILIATION!!!&quot;)" table:style-name="ce12">
            <text:p>0</text:p>
          </table:table-cell>
          <table:table-cell office:value-type="string" office:string-value="TRUE" table:formula="of:=IF([.CE108]=[.CE109];[.CE109];&quot;RECONCILIATION!!!&quot;)" table:style-name="ce12">
            <text:p>TRUE</text:p>
          </table:table-cell>
          <table:table-cell office:value-type="string" office:string-value="RECONCILIATION!!!" table:formula="of:=IF([.CF108]=[.CF109];[.CF109];&quot;RECONCILIATION!!!&quot;)" table:style-name="ce12">
            <text:p>RECONCILIATION!!!</text:p>
          </table:table-cell>
          <table:table-cell office:value-type="float" office:value="0" table:formula="of:=IF([.CG108]=[.CG109];[.CG109];&quot;RECONCILIATION!!!&quot;)" table:style-name="ce12">
            <text:p>0</text:p>
          </table:table-cell>
          <table:table-cell office:value-type="string" office:string-value="guohuaxi@umich.edu" table:formula="of:=IF([.CH108]=[.CH109];[.CH109];&quot;RECONCILIATION!!!&quot;)" table:style-name="ce12">
            <text:p>guohuaxi@umich.edu</text:p>
          </table:table-cell>
          <table:table-cell office:value-type="string" office:string-value="RECONCILIATION!!!" table:formula="of:=IF([.CI108]=[.CI109];[.CI109];&quot;RECONCILIATION!!!&quot;)" table:style-name="ce12">
            <text:p>RECONCILIATION!!!</text:p>
          </table:table-cell>
          <table:table-cell office:value-type="float" office:value="0" table:formula="of:=IF([.CJ108]=[.CJ109];[.CJ109];&quot;RECONCILIATION!!!&quot;)" table:style-name="ce12">
            <text:p>0</text:p>
          </table:table-cell>
          <table:table-cell office:value-type="string" table:style-name="ce8">
            <text:p>4% isoflurane in a nitrous oxide/oxygen mixture (70/30) and maintained by 2% isoflurane administered through a facemask</text:p>
          </table:table-cell>
          <table:table-cell office:value-type="string" office:string-value="RECONCILIATION!!!" table:formula="of:=IF([.CL108]=[.CL109];[.CL109];&quot;RECONCILIATION!!!&quot;)" table:style-name="ce12">
            <text:p>RECONCILIATION!!!</text:p>
          </table:table-cell>
          <table:table-cell office:value-type="float" office:value="0" table:formula="of:=IF([.CM108]=[.CM109];[.CM109];&quot;RECONCILIATION!!!&quot;)" table:style-name="ce12">
            <text:p>0</text:p>
          </table:table-cell>
          <table:table-cell office:value-type="string" office:string-value="FALSE" table:formula="of:=IF([.CN108]=[.CN109];[.CN109];&quot;RECONCILIATION!!!&quot;)" table:style-name="ce12">
            <text:p>FALSE</text:p>
          </table:table-cell>
          <table:table-cell office:value-type="string" office:string-value="RECONCILIATION!!!" table:formula="of:=IF([.CO108]=[.CO109];[.CO109];&quot;RECONCILIATION!!!&quot;)" table:style-name="ce12">
            <text:p>RECONCILIATION!!!</text:p>
          </table:table-cell>
          <table:table-cell office:value-type="float" office:value="0" table:formula="of:=IF([.CP108]=[.CP109];[.CP109];&quot;RECONCILIATION!!!&quot;)" table:style-name="ce12">
            <text:p>0</text:p>
          </table:table-cell>
          <table:table-cell office:value-type="float" office:value="11" table:style-name="ce12">
            <text:p>11</text:p>
          </table:table-cell>
          <table:table-cell office:value-type="string" office:string-value="RECONCILIATION!!!" table:formula="of:=IF([.CR108]=[.CR109];[.CR109];&quot;RECONCILIATION!!!&quot;)" table:style-name="ce12">
            <text:p>RECONCILIATION!!!</text:p>
          </table:table-cell>
          <table:table-cell office:value-type="string" table:style-name="ce13">
            <text:p>CAVE: number of animals only reported for exp. 2</text:p>
          </table:table-cell>
          <table:table-cell office:value-type="float" office:value="0" table:formula="of:=IF([.CT108]=[.CT109];[.CT109];&quot;RECONCILIATION!!!&quot;)" table:style-name="ce12">
            <text:p>0</text:p>
          </table:table-cell>
          <table:table-cell office:value-type="float" office:value="0" table:formula="of:=IF([.CU108]=[.CU109];[.CU109];&quot;RECONCILIATION!!!&quot;)" table:style-name="ce12">
            <text:p>0</text:p>
          </table:table-cell>
          <table:table-cell office:value-type="float" office:value="0" table:formula="of:=IF([.CV108]=[.CV109];[.CV109];&quot;RECONCILIATION!!!&quot;)" table:style-name="ce12">
            <text:p>0</text:p>
          </table:table-cell>
          <table:table-cell office:value-type="string" office:string-value="FALSE" table:formula="of:=IF([.CW108]=[.CW109];[.CW109];&quot;RECONCILIATION!!!&quot;)" table:style-name="ce12">
            <text:p>FALSE</text:p>
          </table:table-cell>
          <table:table-cell office:value-type="string" office:string-value="RECONCILIATION!!!" table:formula="of:=IF([.CX108]=[.CX109];[.CX109];&quot;RECONCILIATION!!!&quot;)" table:style-name="ce12">
            <text:p>RECONCILIATION!!!</text:p>
          </table:table-cell>
          <table:table-cell office:value-type="float" office:value="0" table:formula="of:=IF([.CY108]=[.CY109];[.CY109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A108]=[.DA109];[.DA109];&quot;RECONCILIATION!!!&quot;)" table:style-name="ce12">
            <text:p>RECONCILIATION!!!</text:p>
          </table:table-cell>
          <table:table-cell office:value-type="float" office:value="0" table:formula="of:=IF([.DB108]=[.DB109];[.DB109];&quot;RECONCILIATION!!!&quot;)" table:style-name="ce12">
            <text:p>0</text:p>
          </table:table-cell>
          <table:table-cell office:value-type="string" office:string-value="TRUE" table:formula="of:=IF([.DC108]=[.DC109];[.DC109];&quot;RECONCILIATION!!!&quot;)" table:style-name="ce12">
            <text:p>TRUE</text:p>
          </table:table-cell>
          <table:table-cell office:value-type="string" office:string-value="RECONCILIATION!!!" table:formula="of:=IF([.DD108]=[.DD109];[.DD109];&quot;RECONCILIATION!!!&quot;)" table:style-name="ce12">
            <text:p>RECONCILIATION!!!</text:p>
          </table:table-cell>
          <table:table-cell office:value-type="float" office:value="0" table:formula="of:=IF([.DE108]=[.DE109];[.DE109];&quot;RECONCILIATION!!!&quot;)" table:style-name="ce12">
            <text:p>0</text:p>
          </table:table-cell>
          <table:table-cell office:value-type="float" office:value="0" table:formula="of:=IF([.DF108]=[.DF109];[.DF109];&quot;RECONCILIATION!!!&quot;)" table:style-name="ce12">
            <text:p>0</text:p>
          </table:table-cell>
          <table:table-cell office:value-type="float" office:value="0" table:formula="of:=IF([.DG108]=[.DG109];[.DG109];&quot;RECONCILIATION!!!&quot;)" table:style-name="ce12">
            <text:p>0</text:p>
          </table:table-cell>
          <table:table-cell office:value-type="float" office:value="0" table:formula="of:=IF([.DH108]=[.DH109];[.DH109];&quot;RECONCILIATION!!!&quot;)" table:style-name="ce12">
            <text:p>0</text:p>
          </table:table-cell>
          <table:table-cell office:value-type="string" table:style-name="ce13">
            <text:p>TRUE</text:p>
          </table:table-cell>
          <table:table-cell office:value-type="string" office:string-value="RECONCILIATION!!!" table:formula="of:=IF([.DJ108]=[.DJ109];[.DJ109];&quot;RECONCILIATION!!!&quot;)" table:style-name="ce12">
            <text:p>RECONCILIATION!!!</text:p>
          </table:table-cell>
          <table:table-cell office:value-type="float" office:value="0" table:formula="of:=IF([.DK108]=[.DK109];[.DK109];&quot;RECONCILIATION!!!&quot;)" table:style-name="ce12">
            <text:p>0</text:p>
          </table:table-cell>
          <table:table-cell office:value-type="string" table:style-name="ce25">
            <text:p>left internal carotid artery (ICA)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9:26:09</text:p>
          </table:table-cell>
          <table:table-cell office:value-type="string" table:style-name="ce1">
            <text:p>5af257e3-1c25-4e41-9d7b-4e017fb5b981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8bf974bf-2366-4ead-b015-a7b66296e92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dbc25b2-057e-4fe1-8a1d-b3f4cd99513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13e76f5e-f31e-4ff4-a633-842f2d53663a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0acd979d-8401-4a44-850f-f63450110516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1e8ce793-d715-4312-9b85-ddb6f6a6aaa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75452b8-cf08-4a01-93cd-316a6649dbf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c65b087-0156-4570-9f06-b8f28424df6a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66fe9e23-3317-4c72-8d8b-c3758fe1bdc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d57243e-c282-4bd9-90bb-6e76897d64b4</text:p>
          </table:table-cell>
          <table:table-cell table:style-name="ce1"/>
          <table:table-cell office:value-type="string" table:style-name="ce1">
            <text:p><text:s/>5–0 prolene filament</text:p>
          </table:table-cell>
          <table:table-cell office:value-type="string" table:style-name="ce1">
            <text:p>54b703d3-38a7-4d76-93d0-3b00b759dd1c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8678589e-888f-40a2-a86f-9d328f9edd3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430f6c8d-1f1c-48cc-b6cf-f1085a17dde0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43e1c38d-a3b1-4d8b-913b-d2a09bcc2d69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8f1c2a01-d018-4acd-8bc6-4f868f0ccf8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057d74f-cf05-41f0-b3e7-a51b7667c680</text:p>
          </table:table-cell>
          <table:table-cell table:style-name="ce1"/>
          <table:table-cell office:value-type="string" table:style-name="ce1">
            <text:p>pentobarbital sodium (50 mg/kg)</text:p>
          </table:table-cell>
          <table:table-cell office:value-type="string" table:style-name="ce1">
            <text:p>5d9ad5f6-434d-4fbd-a132-bf37ca810ee5</text:p>
          </table:table-cell>
          <table:table-cell table:style-name="ce1"/>
          <table:table-cell office:value-type="string" table:style-name="ce1">
            <text:p>the mice were fed standard laboratory chow and supplied with drinking water ad libitum</text:p>
          </table:table-cell>
          <table:table-cell office:value-type="string" table:style-name="ce1">
            <text:p>63e6c789-c6ec-40c8-87f4-3ff3516b3f22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fbf051c8-2478-4aaf-9a09-840b9db552cb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8bdfa6c4-9dc8-45e2-994f-4204b9195104</text:p>
          </table:table-cell>
          <table:table-cell table:number-columns-repeated="4" table:style-name="ce1"/>
          <table:table-cell office:value-type="string" table:style-name="ce1">
            <text:p>8.0 ± 0.61 weeks</text:p>
          </table:table-cell>
          <table:table-cell office:value-type="string" table:style-name="ce1">
            <text:p>cb694983-688a-4a21-913d-8ab5b71854a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94f9750-1360-4a4f-be39-ac58a587582b</text:p>
          </table:table-cell>
          <table:table-cell table:number-columns-repeated="4" table:style-name="ce1"/>
          <table:table-cell office:value-type="string" table:style-name="ce1">
            <text:p>The improved filament-perforation model</text:p>
          </table:table-cell>
          <table:table-cell office:value-type="string" table:style-name="ce1">
            <text:p>ddafb202-87db-469c-911e-78b7cc9e8dcb</text:p>
          </table:table-cell>
          <table:table-cell table:number-columns-repeated="4" table:style-name="ce1"/>
          <table:table-cell office:value-type="string" table:style-name="ce1">
            <text:p>20.1 ± 0.65 g</text:p>
          </table:table-cell>
          <table:table-cell office:value-type="string" table:style-name="ce1">
            <text:p>722e7671-e956-472f-9221-97bc595c0ed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5bde8aa-e9ea-458f-8a87-4306d52f7df1</text:p>
          </table:table-cell>
          <table:table-cell table:style-name="ce1"/>
          <table:table-cell office:value-type="string" table:style-name="ce1">
            <text:p>jiangyong@swmu.edu.cn</text:p>
          </table:table-cell>
          <table:table-cell office:value-type="string" table:style-name="ce1">
            <text:p>76153784-d220-455d-b40f-1063013664d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d67b317-768e-4644-95f8-bd943cb0e29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5295b3f4-8979-4bfa-b6f5-9c69e764f6dd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428dfcd-1acb-438d-8ccd-1ea978a9d20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8ac9984-08c9-4b29-a1b2-74dde27a07a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130f3ec-5d78-4ee0-9515-e86887e80c6a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b83a09f-9c4a-4fc5-9010-c63f72d1b981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d2c3d4f2-e84e-4009-9528-266a2284ba9d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7 13:47:38</text:p>
          </table:table-cell>
          <table:table-cell office:value-type="string" table:style-name="ce1">
            <text:p>5af257e3-1c25-4e41-9d7b-4e017fb5b981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922efcf-0f65-4091-a2b3-440d128e9f4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10f6a2d-6a82-47f3-ac63-627c1ee2c361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4bf10fb1-a373-4eef-a9b5-082239a414e0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abd5f7ef-8763-433a-97bd-f9d6e4b75c2b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c53aca8f-041e-4b41-a16c-380d5197355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bfeca2b-a18a-499d-b3c5-afb3412f40f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ac0cf4c-8716-45af-b1e1-73e0851290d2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c549dac5-2bc0-4457-8486-d7c248ffc71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422810e-d1e8-4364-8122-4750a6dac98c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89d3f1f8-832e-499a-a47e-5029ca402d40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5d2f3f74-05b6-44d4-b778-bffcdae2e6bc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b8a29093-c641-400b-83b6-9e4937810b6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2fac6ddb-8ac9-451a-8fe5-0f1a537ead58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844ee5d-0be2-48a5-9c39-d3d85d0dc0c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6426cbf-acbc-4c6d-abc4-f79f7012fda4</text:p>
          </table:table-cell>
          <table:table-cell table:style-name="ce1"/>
          <table:table-cell office:value-type="string" table:style-name="ce1">
            <text:p><text:s/>pentobarbital sodium (50 mg/kg)</text:p>
          </table:table-cell>
          <table:table-cell office:value-type="string" table:style-name="ce1">
            <text:p>7ba93cb0-0026-42bd-9a31-ddd25d1251fd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a9adb290-7cfb-44e2-bab4-7517e78e0d79</text:p>
          </table:table-cell>
          <table:table-cell table:style-name="ce1"/>
          <table:table-cell office:value-type="string" table:style-name="ce1">
            <text:p>John H. Zhang</text:p>
          </table:table-cell>
          <table:table-cell office:value-type="string" table:style-name="ce1">
            <text:p>63e1c635-4ca3-45c4-a61c-94d3610738e7</text:p>
          </table:table-cell>
          <table:table-cell table:style-name="ce1"/>
          <table:table-cell office:value-type="string" table:style-name="ce1">
            <text:p>bifurcation</text:p>
          </table:table-cell>
          <table:table-cell office:value-type="string" table:style-name="ce1">
            <text:p>dc9cd124-c9c6-40af-93e6-556597e070b3</text:p>
          </table:table-cell>
          <table:table-cell table:style-name="ce1"/>
          <table:table-cell office:value-type="string" table:style-name="ce1">
            <text:p>8.0 ± 0.61 weeks</text:p>
          </table:table-cell>
          <table:table-cell office:value-type="string" table:style-name="ce1">
            <text:p>b83da6b0-9a71-4a50-812a-74d1a67c3a9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a6badbf-23f7-4ea7-aec3-36fdb6ec7f37</text:p>
          </table:table-cell>
          <table:table-cell table:number-columns-repeated="4" table:style-name="ce1"/>
          <table:table-cell office:value-type="string" table:style-name="ce1">
            <text:p><text:s/>improved filament-perforation model with different clipping location</text:p>
          </table:table-cell>
          <table:table-cell office:value-type="string" table:style-name="ce1">
            <text:p>9d4996fd-b10f-4528-89a1-4ec9f082d02f</text:p>
          </table:table-cell>
          <table:table-cell table:style-name="ce1"/>
          <table:table-cell office:value-type="string" table:style-name="ce1">
            <text:p>prolene filament</text:p>
          </table:table-cell>
          <table:table-cell office:value-type="string" table:style-name="ce1">
            <text:p>ae40856b-a492-43ec-a960-5be22628b377</text:p>
          </table:table-cell>
          <table:table-cell table:style-name="ce1"/>
          <table:table-cell office:value-type="string" table:style-name="ce1">
            <text:p><text:s/>20.1 ± 0.65 g</text:p>
          </table:table-cell>
          <table:table-cell office:value-type="string" table:style-name="ce1">
            <text:p>03d4f569-3eba-4415-a952-d4ab51c7a23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d45e49b-8fd2-4539-9d03-6dbe2209759c</text:p>
          </table:table-cell>
          <table:table-cell table:style-name="ce1"/>
          <table:table-cell office:value-type="string" table:style-name="ce1">
            <text:p>johnzhang3910@yahoo.com</text:p>
          </table:table-cell>
          <table:table-cell office:value-type="string" table:style-name="ce1">
            <text:p>c4b8e62f-d177-49f1-9592-c2860c38042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a5b531b4-9ff4-47fb-a68e-489433bcac0d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84d9a32f-7e39-477c-929e-43622792b8af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4b448618-849e-48bd-86d4-4afbd68a3bf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26512ad-38e4-421d-8461-81788d4b5fc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5b5cae0-3d68-4d4b-a20c-cfd4395360bd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6f77b627-16a7-4467-a1ac-83f6fa1a0bb1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d99e7ccc-1c19-473c-8097-a4a8de984e57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5af257e3-1c25-4e41-9d7b-4e017fb5b981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11]=[.E112];[.E112];&quot;RECONCILIATION!!!&quot;)" table:style-name="ce12">
            <text:p>TRUE</text:p>
          </table:table-cell>
          <table:table-cell office:value-type="string" office:string-value="RECONCILIATION!!!" table:formula="of:=IF([.F111]=[.F112];[.F112];&quot;RECONCILIATION!!!&quot;)" table:style-name="ce12">
            <text:p>RECONCILIATION!!!</text:p>
          </table:table-cell>
          <table:table-cell office:value-type="float" office:value="0" table:formula="of:=IF([.G111]=[.G112];[.G112];&quot;RECONCILIATION!!!&quot;)" table:style-name="ce12">
            <text:p>0</text:p>
          </table:table-cell>
          <table:table-cell office:value-type="string" office:string-value="TRUE" table:formula="of:=IF([.H111]=[.H112];[.H112];&quot;RECONCILIATION!!!&quot;)" table:style-name="ce12">
            <text:p>TRUE</text:p>
          </table:table-cell>
          <table:table-cell office:value-type="string" office:string-value="RECONCILIATION!!!" table:formula="of:=IF([.I111]=[.I112];[.I112];&quot;RECONCILIATION!!!&quot;)" table:style-name="ce12">
            <text:p>RECONCILIATION!!!</text:p>
          </table:table-cell>
          <table:table-cell office:value-type="float" office:value="0" table:formula="of:=IF([.J111]=[.J112];[.J112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L111]=[.L112];[.L112];&quot;RECONCILIATION!!!&quot;)" table:style-name="ce12">
            <text:p>RECONCILIATION!!!</text:p>
          </table:table-cell>
          <table:table-cell office:value-type="float" office:value="0" table:formula="of:=IF([.M111]=[.M112];[.M112];&quot;RECONCILIATION!!!&quot;)" table:style-name="ce12">
            <text:p>0</text:p>
          </table:table-cell>
          <table:table-cell office:value-type="string" table:style-name="ce8">
            <text:p>C57BL/6J</text:p>
          </table:table-cell>
          <table:table-cell office:value-type="string" office:string-value="RECONCILIATION!!!" table:formula="of:=IF([.O111]=[.O112];[.O112];&quot;RECONCILIATION!!!&quot;)" table:style-name="ce12">
            <text:p>RECONCILIATION!!!</text:p>
          </table:table-cell>
          <table:table-cell office:value-type="float" office:value="0" table:formula="of:=IF([.P111]=[.P112];[.P112];&quot;RECONCILIATION!!!&quot;)" table:style-name="ce12">
            <text:p>0</text:p>
          </table:table-cell>
          <table:table-cell office:value-type="string" office:string-value="male" table:formula="of:=IF([.Q111]=[.Q112];[.Q112];&quot;RECONCILIATION!!!&quot;)" table:style-name="ce12">
            <text:p>male</text:p>
          </table:table-cell>
          <table:table-cell office:value-type="string" office:string-value="RECONCILIATION!!!" table:formula="of:=IF([.R111]=[.R112];[.R112];&quot;RECONCILIATION!!!&quot;)" table:style-name="ce12">
            <text:p>RECONCILIATION!!!</text:p>
          </table:table-cell>
          <table:table-cell office:value-type="float" office:value="0" table:formula="of:=IF([.S111]=[.S112];[.S11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111]=[.U112];[.U112];&quot;RECONCILIATION!!!&quot;)" table:style-name="ce12">
            <text:p>RECONCILIATION!!!</text:p>
          </table:table-cell>
          <table:table-cell office:value-type="float" office:value="0" table:formula="of:=IF([.V111]=[.V112];[.V112];&quot;RECONCILIATION!!!&quot;)" table:style-name="ce12">
            <text:p>0</text:p>
          </table:table-cell>
          <table:table-cell office:value-type="string" office:string-value="FALSE" table:formula="of:=IF([.W111]=[.W112];[.W112];&quot;RECONCILIATION!!!&quot;)" table:style-name="ce12">
            <text:p>FALSE</text:p>
          </table:table-cell>
          <table:table-cell office:value-type="string" office:string-value="RECONCILIATION!!!" table:formula="of:=IF([.X111]=[.X112];[.X112];&quot;RECONCILIATION!!!&quot;)" table:style-name="ce12">
            <text:p>RECONCILIATION!!!</text:p>
          </table:table-cell>
          <table:table-cell office:value-type="float" office:value="0" table:formula="of:=IF([.Y111]=[.Y112];[.Y112];&quot;RECONCILIATION!!!&quot;)" table:style-name="ce12">
            <text:p>0</text:p>
          </table:table-cell>
          <table:table-cell office:value-type="string" office:string-value="yes" table:formula="of:=IF([.Z111]=[.Z112];[.Z112];&quot;RECONCILIATION!!!&quot;)" table:style-name="ce12">
            <text:p>yes</text:p>
          </table:table-cell>
          <table:table-cell office:value-type="string" office:string-value="RECONCILIATION!!!" table:formula="of:=IF([.AA111]=[.AA112];[.AA112];&quot;RECONCILIATION!!!&quot;)" table:style-name="ce12">
            <text:p>RECONCILIATION!!!</text:p>
          </table:table-cell>
          <table:table-cell office:value-type="float" office:value="0" table:formula="of:=IF([.AB111]=[.AB112];[.AB112];&quot;RECONCILIATION!!!&quot;)" table:style-name="ce12">
            <text:p>0</text:p>
          </table:table-cell>
          <table:table-cell office:value-type="string" office:string-value="TRUE" table:formula="of:=IF([.AC111]=[.AC112];[.AC112];&quot;RECONCILIATION!!!&quot;)" table:style-name="ce12">
            <text:p>TRUE</text:p>
          </table:table-cell>
          <table:table-cell office:value-type="string" office:string-value="RECONCILIATION!!!" table:formula="of:=IF([.AD111]=[.AD112];[.AD112];&quot;RECONCILIATION!!!&quot;)" table:style-name="ce12">
            <text:p>RECONCILIATION!!!</text:p>
          </table:table-cell>
          <table:table-cell office:value-type="float" office:value="0" table:formula="of:=IF([.AE111]=[.AE112];[.AE112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11]=[.AG112];[.AG112];&quot;RECONCILIATION!!!&quot;)" table:style-name="ce12">
            <text:p>RECONCILIATION!!!</text:p>
          </table:table-cell>
          <table:table-cell office:value-type="float" office:value="0" table:formula="of:=IF([.AH111]=[.AH112];[.AH112];&quot;RECONCILIATION!!!&quot;)" table:style-name="ce12">
            <text:p>0</text:p>
          </table:table-cell>
          <table:table-cell office:value-type="string" office:string-value="Injective" table:formula="of:=IF([.AI111]=[.AI112];[.AI112];&quot;RECONCILIATION!!!&quot;)" table:style-name="ce12">
            <text:p>Injective</text:p>
          </table:table-cell>
          <table:table-cell office:value-type="string" office:string-value="RECONCILIATION!!!" table:formula="of:=IF([.AJ111]=[.AJ112];[.AJ112];&quot;RECONCILIATION!!!&quot;)" table:style-name="ce12">
            <text:p>RECONCILIATION!!!</text:p>
          </table:table-cell>
          <table:table-cell office:value-type="float" office:value="0" table:formula="of:=IF([.AK111]=[.AK112];[.AK112];&quot;RECONCILIATION!!!&quot;)" table:style-name="ce12">
            <text:p>0</text:p>
          </table:table-cell>
          <table:table-cell office:value-type="float" office:value="22" table:formula="of:=IF([.AL111]=[.AL112];[.AL112];&quot;RECONCILIATION!!!&quot;)" table:style-name="ce12">
            <text:p>22</text:p>
          </table:table-cell>
          <table:table-cell office:value-type="string" office:string-value="RECONCILIATION!!!" table:formula="of:=IF([.AM111]=[.AM112];[.AM112];&quot;RECONCILIATION!!!&quot;)" table:style-name="ce12">
            <text:p>RECONCILIATION!!!</text:p>
          </table:table-cell>
          <table:table-cell office:value-type="float" office:value="0" table:formula="of:=IF([.AN111]=[.AN112];[.AN112];&quot;RECONCILIATION!!!&quot;)" table:style-name="ce12">
            <text:p>0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111]=[.AP112];[.AP112];&quot;RECONCILIATION!!!&quot;)" table:style-name="ce12">
            <text:p>RECONCILIATION!!!</text:p>
          </table:table-cell>
          <table:table-cell office:value-type="float" office:value="0" table:formula="of:=IF([.AQ111]=[.AQ112];[.AQ112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AS111]=[.AS112];[.AS112];&quot;RECONCILIATION!!!&quot;)" table:style-name="ce12">
            <text:p>RECONCILIATION!!!</text:p>
          </table:table-cell>
          <table:table-cell office:value-type="float" office:value="0" table:formula="of:=IF([.AT111]=[.AT112];[.AT112];&quot;RECONCILIATION!!!&quot;)" table:style-name="ce12">
            <text:p>0</text:p>
          </table:table-cell>
          <table:table-cell office:value-type="string" office:string-value="TRUE" table:formula="of:=IF([.AU111]=[.AU112];[.AU112];&quot;RECONCILIATION!!!&quot;)" table:style-name="ce12">
            <text:p>TRUE</text:p>
          </table:table-cell>
          <table:table-cell office:value-type="string" office:string-value="RECONCILIATION!!!" table:formula="of:=IF([.AV111]=[.AV112];[.AV112];&quot;RECONCILIATION!!!&quot;)" table:style-name="ce12">
            <text:p>RECONCILIATION!!!</text:p>
          </table:table-cell>
          <table:table-cell office:value-type="float" office:value="0" table:formula="of:=IF([.AW111]=[.AW112];[.AW112];&quot;RECONCILIATION!!!&quot;)" table:style-name="ce12">
            <text:p>0</text:p>
          </table:table-cell>
          <table:table-cell office:value-type="string" table:style-name="ce8">
            <text:p>pentobarbital sodium (50 mg/kg)</text:p>
          </table:table-cell>
          <table:table-cell office:value-type="string" office:string-value="RECONCILIATION!!!" table:formula="of:=IF([.AY111]=[.AY112];[.AY112];&quot;RECONCILIATION!!!&quot;)" table:style-name="ce12">
            <text:p>RECONCILIATION!!!</text:p>
          </table:table-cell>
          <table:table-cell office:value-type="float" office:value="0" table:formula="of:=IF([.AZ111]=[.AZ112];[.AZ112];&quot;RECONCILIATION!!!&quot;)" table:style-name="ce12">
            <text:p>0</text:p>
          </table:table-cell>
          <table:table-cell office:value-type="string" table:style-name="ce12">
            <text:p>the mice were fed standard laboratory chow and supplied with drinking water ad libitum</text:p>
          </table:table-cell>
          <table:table-cell office:value-type="string" office:string-value="RECONCILIATION!!!" table:formula="of:=IF([.BB111]=[.BB112];[.BB112];&quot;RECONCILIATION!!!&quot;)" table:style-name="ce12">
            <text:p>RECONCILIATION!!!</text:p>
          </table:table-cell>
          <table:table-cell office:value-type="float" office:value="0" table:formula="of:=IF([.BC111]=[.BC112];[.BC112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11]=[.BE112];[.BE112];&quot;RECONCILIATION!!!&quot;)" table:style-name="ce12">
            <text:p>RECONCILIATION!!!</text:p>
          </table:table-cell>
          <table:table-cell office:value-type="float" office:value="0" table:formula="of:=IF([.BF111]=[.BF112];[.BF112];&quot;RECONCILIATION!!!&quot;)" table:style-name="ce12">
            <text:p>0</text:p>
          </table:table-cell>
          <table:table-cell office:value-type="string" table:style-name="ce17">
            <text:p>Yong Jiang</text:p>
          </table:table-cell>
          <table:table-cell office:value-type="string" office:string-value="RECONCILIATION!!!" table:formula="of:=IF([.BH111]=[.BH112];[.BH112];&quot;RECONCILIATION!!!&quot;)" table:style-name="ce12">
            <text:p>RECONCILIATION!!!</text:p>
          </table:table-cell>
          <table:table-cell office:value-type="float" office:value="0" table:formula="of:=IF([.BI111]=[.BI112];[.BI112];&quot;RECONCILIATION!!!&quot;)" table:style-name="ce12">
            <text:p>0</text:p>
          </table:table-cell>
          <table:table-cell office:value-type="string" table:style-name="ce14">
            <text:p>bifurcation (of MCA and ACA)</text:p>
          </table:table-cell>
          <table:table-cell office:value-type="string" office:string-value="RECONCILIATION!!!" table:formula="of:=IF([.BK111]=[.BK112];[.BK112];&quot;RECONCILIATION!!!&quot;)" table:style-name="ce12">
            <text:p>RECONCILIATION!!!</text:p>
          </table:table-cell>
          <table:table-cell office:value-type="float" office:value="0" table:formula="of:=IF([.BL111]=[.BL112];[.BL112];&quot;RECONCILIATION!!!&quot;)" table:style-name="ce12">
            <text:p>0</text:p>
          </table:table-cell>
          <table:table-cell office:value-type="string" office:string-value="8.0 ± 0.61 weeks" table:formula="of:=IF([.BM111]=[.BM112];[.BM112];&quot;RECONCILIATION!!!&quot;)" table:style-name="ce12">
            <text:p>8.0 ± 0.61 weeks</text:p>
          </table:table-cell>
          <table:table-cell office:value-type="string" office:string-value="RECONCILIATION!!!" table:formula="of:=IF([.BN111]=[.BN112];[.BN112];&quot;RECONCILIATION!!!&quot;)" table:style-name="ce12">
            <text:p>RECONCILIATION!!!</text:p>
          </table:table-cell>
          <table:table-cell office:value-type="float" office:value="0" table:formula="of:=IF([.BO111]=[.BO112];[.BO112];&quot;RECONCILIATION!!!&quot;)" table:style-name="ce12">
            <text:p>0</text:p>
          </table:table-cell>
          <table:table-cell office:value-type="string" office:string-value="TRUE" table:formula="of:=IF([.BP111]=[.BP112];[.BP112];&quot;RECONCILIATION!!!&quot;)" table:style-name="ce12">
            <text:p>TRUE</text:p>
          </table:table-cell>
          <table:table-cell office:value-type="string" office:string-value="RECONCILIATION!!!" table:formula="of:=IF([.BQ111]=[.BQ112];[.BQ112];&quot;RECONCILIATION!!!&quot;)" table:style-name="ce12">
            <text:p>RECONCILIATION!!!</text:p>
          </table:table-cell>
          <table:table-cell office:value-type="float" office:value="0" table:formula="of:=IF([.BR111]=[.BR112];[.BR112];&quot;RECONCILIATION!!!&quot;)" table:style-name="ce12">
            <text:p>0</text:p>
          </table:table-cell>
          <table:table-cell office:value-type="float" office:value="0" table:formula="of:=IF([.BS111]=[.BS112];[.BS112];&quot;RECONCILIATION!!!&quot;)" table:style-name="ce12">
            <text:p>0</text:p>
          </table:table-cell>
          <table:table-cell office:value-type="float" office:value="0" table:formula="of:=IF([.BT111]=[.BT112];[.BT112];&quot;RECONCILIATION!!!&quot;)" table:style-name="ce12">
            <text:p>0</text:p>
          </table:table-cell>
          <table:table-cell office:value-type="float" office:value="0" table:formula="of:=IF([.BU111]=[.BU112];[.BU112];&quot;RECONCILIATION!!!&quot;)" table:style-name="ce12">
            <text:p>0</text:p>
          </table:table-cell>
          <table:table-cell office:value-type="string" table:style-name="ce12">
            <text:p>Improved filament-perforation model with different clipping location</text:p>
          </table:table-cell>
          <table:table-cell office:value-type="string" office:string-value="RECONCILIATION!!!" table:formula="of:=IF([.BW111]=[.BW112];[.BW112];&quot;RECONCILIATION!!!&quot;)" table:style-name="ce12">
            <text:p>RECONCILIATION!!!</text:p>
          </table:table-cell>
          <table:table-cell office:value-type="float" office:value="0" table:formula="of:=IF([.BX111]=[.BX112];[.BX112];&quot;RECONCILIATION!!!&quot;)" table:style-name="ce12">
            <text:p>0</text:p>
          </table:table-cell>
          <table:table-cell office:value-type="string" table:style-name="ce8">
            <text:p>5–0 prolene filament (Ethicon, Somerville, NJ, USA)</text:p>
          </table:table-cell>
          <table:table-cell office:value-type="string" office:string-value="RECONCILIATION!!!" table:formula="of:=IF([.BZ111]=[.BZ112];[.BZ112];&quot;RECONCILIATION!!!&quot;)" table:style-name="ce12">
            <text:p>RECONCILIATION!!!</text:p>
          </table:table-cell>
          <table:table-cell office:value-type="float" office:value="0" table:formula="of:=IF([.CA111]=[.CA112];[.CA112];&quot;RECONCILIATION!!!&quot;)" table:style-name="ce12">
            <text:p>0</text:p>
          </table:table-cell>
          <table:table-cell office:value-type="string" table:style-name="ce8">
            <text:p>20.1 ± 0.65 g</text:p>
          </table:table-cell>
          <table:table-cell office:value-type="string" office:string-value="RECONCILIATION!!!" table:formula="of:=IF([.CC111]=[.CC112];[.CC112];&quot;RECONCILIATION!!!&quot;)" table:style-name="ce12">
            <text:p>RECONCILIATION!!!</text:p>
          </table:table-cell>
          <table:table-cell office:value-type="float" office:value="0" table:formula="of:=IF([.CD111]=[.CD112];[.CD112];&quot;RECONCILIATION!!!&quot;)" table:style-name="ce12">
            <text:p>0</text:p>
          </table:table-cell>
          <table:table-cell office:value-type="string" office:string-value="TRUE" table:formula="of:=IF([.CE111]=[.CE112];[.CE112];&quot;RECONCILIATION!!!&quot;)" table:style-name="ce12">
            <text:p>TRUE</text:p>
          </table:table-cell>
          <table:table-cell office:value-type="string" office:string-value="RECONCILIATION!!!" table:formula="of:=IF([.CF111]=[.CF112];[.CF112];&quot;RECONCILIATION!!!&quot;)" table:style-name="ce12">
            <text:p>RECONCILIATION!!!</text:p>
          </table:table-cell>
          <table:table-cell office:value-type="float" office:value="0" table:formula="of:=IF([.CG111]=[.CG112];[.CG112];&quot;RECONCILIATION!!!&quot;)" table:style-name="ce12">
            <text:p>0</text:p>
          </table:table-cell>
          <table:table-cell office:value-type="string" table:style-name="ce17">
            <text:p>jiangyong@swmu.edu.cn</text:p>
          </table:table-cell>
          <table:table-cell office:value-type="string" office:string-value="RECONCILIATION!!!" table:formula="of:=IF([.CI111]=[.CI112];[.CI112];&quot;RECONCILIATION!!!&quot;)" table:style-name="ce12">
            <text:p>RECONCILIATION!!!</text:p>
          </table:table-cell>
          <table:table-cell office:value-type="float" office:value="0" table:formula="of:=IF([.CJ111]=[.CJ112];[.CJ112];&quot;RECONCILIATION!!!&quot;)" table:style-name="ce12">
            <text:p>0</text:p>
          </table:table-cell>
          <table:table-cell office:value-type="float" office:value="0" table:formula="of:=IF([.CK111]=[.CK112];[.CK112];&quot;RECONCILIATION!!!&quot;)" table:style-name="ce12">
            <text:p>0</text:p>
          </table:table-cell>
          <table:table-cell office:value-type="float" office:value="0" table:formula="of:=IF([.CL111]=[.CL112];[.CL112];&quot;RECONCILIATION!!!&quot;)" table:style-name="ce12">
            <text:p>0</text:p>
          </table:table-cell>
          <table:table-cell office:value-type="float" office:value="0" table:formula="of:=IF([.CM111]=[.CM112];[.CM112];&quot;RECONCILIATION!!!&quot;)" table:style-name="ce12">
            <text:p>0</text:p>
          </table:table-cell>
          <table:table-cell office:value-type="string" office:string-value="FALSE" table:formula="of:=IF([.CN111]=[.CN112];[.CN112];&quot;RECONCILIATION!!!&quot;)" table:style-name="ce12">
            <text:p>FALSE</text:p>
          </table:table-cell>
          <table:table-cell office:value-type="string" office:string-value="RECONCILIATION!!!" table:formula="of:=IF([.CO111]=[.CO112];[.CO112];&quot;RECONCILIATION!!!&quot;)" table:style-name="ce12">
            <text:p>RECONCILIATION!!!</text:p>
          </table:table-cell>
          <table:table-cell office:value-type="float" office:value="0" table:formula="of:=IF([.CP111]=[.CP112];[.CP112];&quot;RECONCILIATION!!!&quot;)" table:style-name="ce12">
            <text:p>0</text:p>
          </table:table-cell>
          <table:table-cell office:value-type="float" office:value="15" table:formula="of:=IF([.CQ111]=[.CQ112];[.CQ112];&quot;RECONCILIATION!!!&quot;)" table:style-name="ce12">
            <text:p>15</text:p>
          </table:table-cell>
          <table:table-cell office:value-type="string" office:string-value="RECONCILIATION!!!" table:formula="of:=IF([.CR111]=[.CR112];[.CR112];&quot;RECONCILIATION!!!&quot;)" table:style-name="ce12">
            <text:p>RECONCILIATION!!!</text:p>
          </table:table-cell>
          <table:table-cell office:value-type="float" office:value="0" table:formula="of:=IF([.CS111]=[.CS112];[.CS112];&quot;RECONCILIATION!!!&quot;)" table:style-name="ce12">
            <text:p>0</text:p>
          </table:table-cell>
          <table:table-cell office:value-type="float" office:value="0" table:formula="of:=IF([.CT111]=[.CT112];[.CT112];&quot;RECONCILIATION!!!&quot;)" table:style-name="ce12">
            <text:p>0</text:p>
          </table:table-cell>
          <table:table-cell office:value-type="float" office:value="0" table:formula="of:=IF([.CU111]=[.CU112];[.CU112];&quot;RECONCILIATION!!!&quot;)" table:style-name="ce12">
            <text:p>0</text:p>
          </table:table-cell>
          <table:table-cell office:value-type="float" office:value="0" table:formula="of:=IF([.CV111]=[.CV112];[.CV112];&quot;RECONCILIATION!!!&quot;)" table:style-name="ce12">
            <text:p>0</text:p>
          </table:table-cell>
          <table:table-cell office:value-type="string" office:string-value="TRUE" table:formula="of:=IF([.CW111]=[.CW112];[.CW112];&quot;RECONCILIATION!!!&quot;)" table:style-name="ce12">
            <text:p>TRUE</text:p>
          </table:table-cell>
          <table:table-cell office:value-type="string" office:string-value="RECONCILIATION!!!" table:formula="of:=IF([.CX111]=[.CX112];[.CX112];&quot;RECONCILIATION!!!&quot;)" table:style-name="ce12">
            <text:p>RECONCILIATION!!!</text:p>
          </table:table-cell>
          <table:table-cell office:value-type="float" office:value="0" table:formula="of:=IF([.CY111]=[.CY112];[.CY112];&quot;RECONCILIATION!!!&quot;)" table:style-name="ce12">
            <text:p>0</text:p>
          </table:table-cell>
          <table:table-cell office:value-type="string" office:string-value="TRUE" table:formula="of:=IF([.CZ111]=[.CZ112];[.CZ112];&quot;RECONCILIATION!!!&quot;)" table:style-name="ce12">
            <text:p>TRUE</text:p>
          </table:table-cell>
          <table:table-cell office:value-type="string" office:string-value="RECONCILIATION!!!" table:formula="of:=IF([.DA111]=[.DA112];[.DA112];&quot;RECONCILIATION!!!&quot;)" table:style-name="ce12">
            <text:p>RECONCILIATION!!!</text:p>
          </table:table-cell>
          <table:table-cell office:value-type="float" office:value="0" table:formula="of:=IF([.DB111]=[.DB112];[.DB112];&quot;RECONCILIATION!!!&quot;)" table:style-name="ce12">
            <text:p>0</text:p>
          </table:table-cell>
          <table:table-cell office:value-type="string" office:string-value="TRUE" table:formula="of:=IF([.DC111]=[.DC112];[.DC112];&quot;RECONCILIATION!!!&quot;)" table:style-name="ce12">
            <text:p>TRUE</text:p>
          </table:table-cell>
          <table:table-cell office:value-type="string" office:string-value="RECONCILIATION!!!" table:formula="of:=IF([.DD111]=[.DD112];[.DD112];&quot;RECONCILIATION!!!&quot;)" table:style-name="ce12">
            <text:p>RECONCILIATION!!!</text:p>
          </table:table-cell>
          <table:table-cell office:value-type="float" office:value="0" table:formula="of:=IF([.DE111]=[.DE112];[.DE112];&quot;RECONCILIATION!!!&quot;)" table:style-name="ce12">
            <text:p>0</text:p>
          </table:table-cell>
          <table:table-cell office:value-type="float" office:value="0" table:formula="of:=IF([.DF111]=[.DF112];[.DF112];&quot;RECONCILIATION!!!&quot;)" table:style-name="ce12">
            <text:p>0</text:p>
          </table:table-cell>
          <table:table-cell office:value-type="float" office:value="0" table:formula="of:=IF([.DG111]=[.DG112];[.DG112];&quot;RECONCILIATION!!!&quot;)" table:style-name="ce12">
            <text:p>0</text:p>
          </table:table-cell>
          <table:table-cell office:value-type="float" office:value="0" table:formula="of:=IF([.DH111]=[.DH112];[.DH112];&quot;RECONCILIATION!!!&quot;)" table:style-name="ce12">
            <text:p>0</text:p>
          </table:table-cell>
          <table:table-cell office:value-type="string" office:string-value="TRUE" table:formula="of:=IF([.DI111]=[.DI112];[.DI112];&quot;RECONCILIATION!!!&quot;)" table:style-name="ce12">
            <text:p>TRUE</text:p>
          </table:table-cell>
          <table:table-cell office:value-type="string" office:string-value="RECONCILIATION!!!" table:formula="of:=IF([.DJ111]=[.DJ112];[.DJ112];&quot;RECONCILIATION!!!&quot;)" table:style-name="ce12">
            <text:p>RECONCILIATION!!!</text:p>
          </table:table-cell>
          <table:table-cell office:value-type="float" office:value="0" table:formula="of:=IF([.DK111]=[.DK112];[.DK112];&quot;RECONCILIATION!!!&quot;)" table:style-name="ce12">
            <text:p>0</text:p>
          </table:table-cell>
          <table:table-cell office:value-type="string" office:string-value="ECA" table:formula="of:=IF([.DL111]=[.DL112];[.DL112];&quot;RECONCILIATION!!!&quot;)" table:style-name="ce12">
            <text:p>ECA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0:34:32</text:p>
          </table:table-cell>
          <table:table-cell office:value-type="string" table:style-name="ce1">
            <text:p>5d5615cf-60d2-46bc-ab06-898801134930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1">
            <text:p>TRUE;TRUE</text:p>
          </table:table-cell>
          <table:table-cell office:value-type="string" table:style-name="ce1">
            <text:p>cc0c5601-e846-4a15-aec3-c8b6a886a580;cc0c5601-e846-4a15-aec3-c8b6a886a580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eb74a0c6-5393-4e17-a1af-c15987b2f09c;eb74a0c6-5393-4e17-a1af-c15987b2f09c</text:p>
          </table:table-cell>
          <table:table-cell table:style-name="ce1"/>
          <table:table-cell office:value-type="string" table:style-name="ce1">
            <text:p>not reported;not reported</text:p>
          </table:table-cell>
          <table:table-cell office:value-type="string" table:style-name="ce1">
            <text:p>9c20d457-a8dd-4d4b-85aa-1a1a41afca34;9c20d457-a8dd-4d4b-85aa-1a1a41afca34</text:p>
          </table:table-cell>
          <table:table-cell table:style-name="ce1"/>
          <table:table-cell office:value-type="string" table:style-name="ce1">
            <text:p>C57BL/6;C57BL/6</text:p>
          </table:table-cell>
          <table:table-cell office:value-type="string" table:style-name="ce1">
            <text:p>bf3ba02e-f7a8-4642-a722-83c03b25e767;bf3ba02e-f7a8-4642-a722-83c03b25e767</text:p>
          </table:table-cell>
          <table:table-cell table:style-name="ce1"/>
          <table:table-cell office:value-type="string" table:style-name="ce1">
            <text:p>male;male</text:p>
          </table:table-cell>
          <table:table-cell office:value-type="string" table:style-name="ce1">
            <text:p>d3731326-a5b4-4799-87c5-b2c9d5f2f873;d3731326-a5b4-4799-87c5-b2c9d5f2f873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b8704f49-113b-4cfb-96a3-b89baad8994c;b8704f49-113b-4cfb-96a3-b89baad8994c</text:p>
          </table:table-cell>
          <table:table-cell table:style-name="ce1"/>
          <table:table-cell office:value-type="string" table:style-name="ce1">
            <text:p>FALSE;FALSE</text:p>
          </table:table-cell>
          <table:table-cell office:value-type="string" table:style-name="ce1">
            <text:p>da6e7885-9c66-46bd-a75f-09638ce589e0;da6e7885-9c66-46bd-a75f-09638ce589e0</text:p>
          </table:table-cell>
          <table:table-cell table:style-name="ce1"/>
          <table:table-cell office:value-type="string" table:style-name="ce1">
            <text:p>no;no</text:p>
          </table:table-cell>
          <table:table-cell office:value-type="string" table:style-name="ce1">
            <text:p>de8ad1eb-a016-4c98-912e-25f589da5239;de8ad1eb-a016-4c98-912e-25f589da5239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b0b4026b-def1-4ee7-8267-6bbc5f616cc3;b0b4026b-def1-4ee7-8267-6bbc5f616cc3</text:p>
          </table:table-cell>
          <table:table-cell table:style-name="ce1"/>
          <table:table-cell office:value-type="string" table:style-name="ce1">
            <text:p>5-0 monofilament;5-0 monofilament</text:p>
          </table:table-cell>
          <table:table-cell office:value-type="string" table:style-name="ce1">
            <text:p>e5b6b676-8b37-41fc-8389-8e64a146c2fb;e5b6b676-8b37-41fc-8389-8e64a146c2fb</text:p>
          </table:table-cell>
          <table:table-cell table:style-name="ce1"/>
          <table:table-cell office:value-type="string" table:style-name="ce1">
            <text:p>Inhalative;Inhalative</text:p>
          </table:table-cell>
          <table:table-cell office:value-type="string" table:style-name="ce1">
            <text:p>1d771f17-b99e-4744-ae28-9b361f6611b5;1d771f17-b99e-4744-ae28-9b361f6611b5</text:p>
          </table:table-cell>
          <table:table-cell table:number-columns-repeated="4" table:style-name="ce1"/>
          <table:table-cell office:value-type="string" table:style-name="ce1">
            <text:p>not reported;not reported</text:p>
          </table:table-cell>
          <table:table-cell office:value-type="string" table:style-name="ce1">
            <text:p>673bfec5-83c0-46dd-aa11-66b972e136ce;673bfec5-83c0-46dd-aa11-66b972e136ce</text:p>
          </table:table-cell>
          <table:table-cell table:style-name="ce1"/>
          <table:table-cell office:value-type="string" table:style-name="ce1">
            <text:p>not reported;not reported</text:p>
          </table:table-cell>
          <table:table-cell office:value-type="string" table:style-name="ce1">
            <text:p>96b327bb-a060-4bd3-8dac-52396e8a8a00;96b327bb-a060-4bd3-8dac-52396e8a8a00</text:p>
          </table:table-cell>
          <table:table-cell table:style-name="ce1"/>
          <table:table-cell office:value-type="string" table:style-name="ce1">
            <text:p>FALSE;FALSE</text:p>
          </table:table-cell>
          <table:table-cell office:value-type="string" table:style-name="ce1">
            <text:p>5419fa3c-7c1f-4cff-9896-96b7b0f7c6f0;5419fa3c-7c1f-4cff-9896-96b7b0f7c6f0</text:p>
          </table:table-cell>
          <table:table-cell table:number-columns-repeated="7" table:style-name="ce1"/>
          <table:table-cell office:value-type="string" table:style-name="ce1">
            <text:p>uncoated;uncoated</text:p>
          </table:table-cell>
          <table:table-cell office:value-type="string" table:style-name="ce1">
            <text:p>58073518-aeec-4b9f-87fe-f1379bc418a6;58073518-aeec-4b9f-87fe-f1379bc418a6</text:p>
          </table:table-cell>
          <table:table-cell table:style-name="ce1"/>
          <table:table-cell office:value-type="string" table:style-name="ce1">
            <text:p>Masayo Koide;Masayo Koide</text:p>
          </table:table-cell>
          <table:table-cell office:value-type="string" table:style-name="ce1">
            <text:p>c61d8aa5-1af6-47c3-b792-fb5f3844efa0;c61d8aa5-1af6-47c3-b792-fb5f3844efa0</text:p>
          </table:table-cell>
          <table:table-cell office:value-type="string" table:style-name="ce1">
            <text:p>lack of mortality data and group data;lack of mortality data and group data</text:p>
          </table:table-cell>
          <table:table-cell office:value-type="string" table:style-name="ce1">
            <text:p>ACA-MCA bifurcation;ACA-MCA bifurcation</text:p>
          </table:table-cell>
          <table:table-cell office:value-type="string" table:style-name="ce1">
            <text:p>d415f805-a6bd-44df-aea1-b58e2c1d3fd4;d415f805-a6bd-44df-aea1-b58e2c1d3fd4</text:p>
          </table:table-cell>
          <table:table-cell table:style-name="ce1"/>
          <table:table-cell office:value-type="string" table:style-name="ce1">
            <text:p>3–5-month-old;3–5-month-old</text:p>
          </table:table-cell>
          <table:table-cell office:value-type="string" table:style-name="ce1">
            <text:p>b3a55c68-cb5b-4446-afb4-55454c8fd267;b3a55c68-cb5b-4446-afb4-55454c8fd267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5bb4b04a-f98b-4d9f-a68a-cae7fabf0e00;5bb4b04a-f98b-4d9f-a68a-cae7fabf0e00</text:p>
          </table:table-cell>
          <table:table-cell table:number-columns-repeated="13" table:style-name="ce1"/>
          <table:table-cell office:value-type="string" table:style-name="ce1">
            <text:p>TRUE;TRUE</text:p>
          </table:table-cell>
          <table:table-cell office:value-type="string" table:style-name="ce1">
            <text:p>30432801-7661-4a14-a5a7-e7d04ee38511;30432801-7661-4a14-a5a7-e7d04ee38511</text:p>
          </table:table-cell>
          <table:table-cell table:style-name="ce1"/>
          <table:table-cell office:value-type="string" table:style-name="ce1">
            <text:p>masayo.koide@uvm.edu;masayo.koide@uvm.edu</text:p>
          </table:table-cell>
          <table:table-cell office:value-type="string" table:style-name="ce1">
            <text:p>a7348d74-24ef-4cb0-92af-9879cf52f2ad;a7348d74-24ef-4cb0-92af-9879cf52f2ad</text:p>
          </table:table-cell>
          <table:table-cell table:style-name="ce1"/>
          <table:table-cell office:value-type="string" table:style-name="ce1">
            <text:p>isoflurane 5% induction and 2% maintain ;isoflurane 5% induction and 2% maintain<text:s/></text:p>
          </table:table-cell>
          <table:table-cell office:value-type="string" table:style-name="ce1">
            <text:p>7122ff62-cd87-4d17-8efa-df6fb754ac96;7122ff62-cd87-4d17-8efa-df6fb754ac96</text:p>
          </table:table-cell>
          <table:table-cell table:style-name="ce1"/>
          <table:table-cell office:value-type="string" table:style-name="ce1">
            <text:p>FALSE;FALSE</text:p>
          </table:table-cell>
          <table:table-cell office:value-type="string" table:style-name="ce1">
            <text:p>18239c7e-53d1-449a-8aba-bae800f682d6;18239c7e-53d1-449a-8aba-bae800f682d6</text:p>
          </table:table-cell>
          <table:table-cell table:style-name="ce1"/>
          <table:table-cell office:value-type="string" table:style-name="ce1">
            <text:p>6;6</text:p>
          </table:table-cell>
          <table:table-cell office:value-type="string" table:style-name="ce1">
            <text:p>d2936c59-32f7-4f32-94c3-b79b08019577;d2936c59-32f7-4f32-94c3-b79b08019577</text:p>
          </table:table-cell>
          <table:table-cell table:number-columns-repeated="4" table:style-name="ce1"/>
          <table:table-cell office:value-type="string" table:style-name="ce1">
            <text:p>FALSE;FALSE</text:p>
          </table:table-cell>
          <table:table-cell office:value-type="string" table:style-name="ce1">
            <text:p>0ac9c1a4-b734-4e66-9eb5-5b2c40d6577d;0ac9c1a4-b734-4e66-9eb5-5b2c40d6577d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af8aa1ad-e266-48a0-a1f8-dd107e8c9e1d;af8aa1ad-e266-48a0-a1f8-dd107e8c9e1d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0d5424c1-79f0-42b6-b895-42083e8a138b;0d5424c1-79f0-42b6-b895-42083e8a138b</text:p>
          </table:table-cell>
          <table:table-cell table:number-columns-repeated="4" table:style-name="ce1"/>
          <table:table-cell office:value-type="string" table:style-name="ce1">
            <text:p>FALSE;FALSE</text:p>
          </table:table-cell>
          <table:table-cell office:value-type="string" table:style-name="ce1">
            <text:p>c20e92de-85e1-43d0-bd89-3fd39f04036a;c20e92de-85e1-43d0-bd89-3fd39f04036a</text:p>
          </table:table-cell>
          <table:table-cell table:style-name="ce1"/>
          <table:table-cell office:value-type="string" table:style-name="ce1">
            <text:p>left ECA;left ECA</text:p>
          </table:table-cell>
          <table:table-cell office:value-type="string" table:style-name="ce1">
            <text:p>81219e96-95b7-48d1-a798-a5fa9cf384d9;81219e96-95b7-48d1-a798-a5fa9cf384d9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12:05:27</text:p>
          </table:table-cell>
          <table:table-cell office:value-type="string" table:style-name="ce1">
            <text:p>5d5615cf-60d2-46bc-ab06-898801134930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813a1956-9c38-45c2-9335-970de3be88b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ba8b85f-9eeb-4f93-a993-e82b7d2cf8ec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73cb2581-de72-4297-8c3d-19ca7542634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8c31659-5d0a-45fc-a2a8-9b7bd17cfa7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8939ea99-1c87-45aa-a4d0-400f41ed3de1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273767f8-ae92-4074-828f-527923f94757</text:p>
          </table:table-cell>
          <table:table-cell table:number-columns-repeated="10" table:style-name="ce1"/>
          <table:table-cell office:value-type="string" table:style-name="ce1">
            <text:p>Masayo Koide</text:p>
          </table:table-cell>
          <table:table-cell office:value-type="string" table:style-name="ce1">
            <text:p>8b4e9986-78b2-493a-b8d9-38867efdf410</text:p>
          </table:table-cell>
          <table:table-cell office:value-type="string" table:style-name="ce1">
            <text:p>no necessary outcome reported<text:s/>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5eb478ae-b8ac-4a84-bb5c-f11970171d78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c8f1dcca-78d0-4397-b941-d1e24f8f4278</text:p>
          </table:table-cell>
          <table:table-cell table:style-name="ce1"/>
          <table:table-cell office:value-type="string" table:style-name="ce1">
            <text:p>masayo.koide@uvm.edu</text:p>
          </table:table-cell>
          <table:table-cell office:value-type="string" table:style-name="ce1">
            <text:p>25cc6c5f-5e4f-4f0a-8ed4-798658040c7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7af6124-a76a-4902-87d0-f7ee71379604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feef6419-6ffe-424b-b1c3-cb649fca13d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52ead16-ca72-4808-9770-e6896802834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97958a52-ffeb-4380-907b-b56bf02e3793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5d5615cf-60d2-46bc-ab06-898801134930</text:p>
          </table:table-cell>
          <table:table-cell office:value-type="string" table:style-name="ce11">
            <text:p>TIMO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114]=[.F115];[.F115];&quot;RECONCILIATION!!!&quot;)" table:style-name="ce14">
            <text:p>RECONCILIATION!!!</text:p>
          </table:table-cell>
          <table:table-cell office:value-type="float" office:value="0" table:formula="of:=IF([.G114]=[.G115];[.G115];&quot;RECONCILIATION!!!&quot;)" table:style-name="ce14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114]=[.I115];[.I115];&quot;RECONCILIATION!!!&quot;)" table:style-name="ce12">
            <text:p>RECONCILIATION!!!</text:p>
          </table:table-cell>
          <table:table-cell office:value-type="float" office:value="0" table:formula="of:=IF([.J114]=[.J115];[.J115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L114]=[.L115];[.L115];&quot;RECONCILIATION!!!&quot;)" table:style-name="ce12">
            <text:p>RECONCILIATION!!!</text:p>
          </table:table-cell>
          <table:table-cell office:value-type="float" office:value="0" table:formula="of:=IF([.M114]=[.M115];[.M115];&quot;RECONCILIATION!!!&quot;)" table:style-name="ce12">
            <text:p>0</text:p>
          </table:table-cell>
          <table:table-cell office:value-type="string" table:style-name="ce12">
            <text:p>C57BL/6</text:p>
          </table:table-cell>
          <table:table-cell office:value-type="string" office:string-value="RECONCILIATION!!!" table:formula="of:=IF([.O114]=[.O115];[.O115];&quot;RECONCILIATION!!!&quot;)" table:style-name="ce12">
            <text:p>RECONCILIATION!!!</text:p>
          </table:table-cell>
          <table:table-cell office:value-type="float" office:value="0" table:formula="of:=IF([.P114]=[.P115];[.P115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14]=[.R115];[.R115];&quot;RECONCILIATION!!!&quot;)" table:style-name="ce12">
            <text:p>RECONCILIATION!!!</text:p>
          </table:table-cell>
          <table:table-cell office:value-type="float" office:value="0" table:formula="of:=IF([.S114]=[.S115];[.S11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114]=[.U115];[.U115];&quot;RECONCILIATION!!!&quot;)" table:style-name="ce12">
            <text:p>RECONCILIATION!!!</text:p>
          </table:table-cell>
          <table:table-cell office:value-type="float" office:value="0" table:formula="of:=IF([.V114]=[.V115];[.V11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X114]=[.X115];[.X115];&quot;RECONCILIATION!!!&quot;)" table:style-name="ce12">
            <text:p>RECONCILIATION!!!</text:p>
          </table:table-cell>
          <table:table-cell office:value-type="float" office:value="0" table:formula="of:=IF([.Y114]=[.Y115];[.Y115];&quot;RECONCILIATION!!!&quot;)" table:style-name="ce12">
            <text:p>0</text:p>
          </table:table-cell>
          <table:table-cell office:value-type="string" table:style-name="ce12">
            <text:p>no</text:p>
          </table:table-cell>
          <table:table-cell office:value-type="string" office:string-value="RECONCILIATION!!!" table:formula="of:=IF([.AA114]=[.AA115];[.AA115];&quot;RECONCILIATION!!!&quot;)" table:style-name="ce12">
            <text:p>RECONCILIATION!!!</text:p>
          </table:table-cell>
          <table:table-cell office:value-type="float" office:value="0" table:formula="of:=IF([.AB114]=[.AB115];[.AB11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114]=[.AD115];[.AD115];&quot;RECONCILIATION!!!&quot;)" table:style-name="ce12">
            <text:p>RECONCILIATION!!!</text:p>
          </table:table-cell>
          <table:table-cell office:value-type="float" office:value="0" table:formula="of:=IF([.AE114]=[.AE115];[.AE115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14]=[.AG115];[.AG115];&quot;RECONCILIATION!!!&quot;)" table:style-name="ce12">
            <text:p>RECONCILIATION!!!</text:p>
          </table:table-cell>
          <table:table-cell office:value-type="float" office:value="0" table:formula="of:=IF([.AH114]=[.AH115];[.AH115];&quot;RECONCILIATION!!!&quot;)" table:style-name="ce12">
            <text:p>0</text:p>
          </table:table-cell>
          <table:table-cell office:value-type="string" table:style-name="ce12">
            <text:p>Inhalative</text:p>
          </table:table-cell>
          <table:table-cell office:value-type="string" office:string-value="RECONCILIATION!!!" table:formula="of:=IF([.AJ114]=[.AJ115];[.AJ115];&quot;RECONCILIATION!!!&quot;)" table:style-name="ce12">
            <text:p>RECONCILIATION!!!</text:p>
          </table:table-cell>
          <table:table-cell office:value-type="float" office:value="0" table:formula="of:=IF([.AK114]=[.AK115];[.AK115];&quot;RECONCILIATION!!!&quot;)" table:style-name="ce12">
            <text:p>0</text:p>
          </table:table-cell>
          <table:table-cell office:value-type="float" office:value="7" table:style-name="ce14">
            <text:p>7</text:p>
          </table:table-cell>
          <table:table-cell office:value-type="float" office:value="0" table:formula="of:=IF([.AM114]=[.AM115];[.AM115];&quot;RECONCILIATION!!!&quot;)" table:style-name="ce12">
            <text:p>0</text:p>
          </table:table-cell>
          <table:table-cell office:value-type="float" office:value="0" table:formula="of:=IF([.AN114]=[.AN115];[.AN115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P114]=[.AP115];[.AP115];&quot;RECONCILIATION!!!&quot;)" table:style-name="ce12">
            <text:p>RECONCILIATION!!!</text:p>
          </table:table-cell>
          <table:table-cell office:value-type="float" office:value="0" table:formula="of:=IF([.AQ114]=[.AQ115];[.AQ115];&quot;RECONCILIATION!!!&quot;)" table:style-name="ce12">
            <text:p>0</text:p>
          </table:table-cell>
          <table:table-cell office:value-type="string" table:style-name="ce12">
            <text:p>no</text:p>
          </table:table-cell>
          <table:table-cell office:value-type="string" office:string-value="RECONCILIATION!!!" table:formula="of:=IF([.AS114]=[.AS115];[.AS115];&quot;RECONCILIATION!!!&quot;)" table:style-name="ce12">
            <text:p>RECONCILIATION!!!</text:p>
          </table:table-cell>
          <table:table-cell office:value-type="float" office:value="0" table:formula="of:=IF([.AT114]=[.AT115];[.AT115];&quot;RECONCILIATION!!!&quot;)" table:style-name="ce12">
            <text:p>0</text:p>
          </table:table-cell>
          <table:table-cell office:value-type="string" table:style-name="ce12">
            <text:p>FALSE</text:p>
          </table:table-cell>
          <table:table-cell office:value-type="string" office:string-value="RECONCILIATION!!!" table:formula="of:=IF([.AV114]=[.AV115];[.AV115];&quot;RECONCILIATION!!!&quot;)" table:style-name="ce12">
            <text:p>RECONCILIATION!!!</text:p>
          </table:table-cell>
          <table:table-cell office:value-type="float" office:value="0" table:formula="of:=IF([.AW114]=[.AW115];[.AW115];&quot;RECONCILIATION!!!&quot;)" table:style-name="ce12">
            <text:p>0</text:p>
          </table:table-cell>
          <table:table-cell office:value-type="float" office:value="0" table:formula="of:=IF([.AX114]=[.AX115];[.AX115];&quot;RECONCILIATION!!!&quot;)" table:style-name="ce12">
            <text:p>0</text:p>
          </table:table-cell>
          <table:table-cell office:value-type="float" office:value="0" table:formula="of:=IF([.AY114]=[.AY115];[.AY115];&quot;RECONCILIATION!!!&quot;)" table:style-name="ce12">
            <text:p>0</text:p>
          </table:table-cell>
          <table:table-cell office:value-type="float" office:value="0" table:formula="of:=IF([.AZ114]=[.AZ115];[.AZ115];&quot;RECONCILIATION!!!&quot;)" table:style-name="ce12">
            <text:p>0</text:p>
          </table:table-cell>
          <table:table-cell office:value-type="float" office:value="0" table:formula="of:=IF([.BA114]=[.BA115];[.BA115];&quot;RECONCILIATION!!!&quot;)" table:style-name="ce12">
            <text:p>0</text:p>
          </table:table-cell>
          <table:table-cell office:value-type="float" office:value="0" table:formula="of:=IF([.BB114]=[.BB115];[.BB115];&quot;RECONCILIATION!!!&quot;)" table:style-name="ce12">
            <text:p>0</text:p>
          </table:table-cell>
          <table:table-cell office:value-type="float" office:value="0" table:formula="of:=IF([.BC114]=[.BC115];[.BC115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14]=[.BE115];[.BE115];&quot;RECONCILIATION!!!&quot;)" table:style-name="ce12">
            <text:p>RECONCILIATION!!!</text:p>
          </table:table-cell>
          <table:table-cell office:value-type="float" office:value="0" table:formula="of:=IF([.BF114]=[.BF115];[.BF115];&quot;RECONCILIATION!!!&quot;)" table:style-name="ce12">
            <text:p>0</text:p>
          </table:table-cell>
          <table:table-cell office:value-type="string" table:style-name="ce12">
            <text:p>Masayo Koide</text:p>
          </table:table-cell>
          <table:table-cell office:value-type="string" office:string-value="RECONCILIATION!!!" table:formula="of:=IF([.BH114]=[.BH115];[.BH115];&quot;RECONCILIATION!!!&quot;)" table:style-name="ce12">
            <text:p>RECONCILIATION!!!</text:p>
          </table:table-cell>
          <table:table-cell office:value-type="string" table:style-name="ce17">
            <text:p>CAVE: no necessary outcome reported -&gt; Excludsion needed<text:s/></text:p>
          </table:table-cell>
          <table:table-cell office:value-type="string" table:style-name="ce8">
            <text:p>anterior cerebral artery (ACA)-middle cerebral artery (MCA) bifurcation</text:p>
          </table:table-cell>
          <table:table-cell office:value-type="string" office:string-value="RECONCILIATION!!!" table:formula="of:=IF([.BK114]=[.BK115];[.BK115];&quot;RECONCILIATION!!!&quot;)" table:style-name="ce12">
            <text:p>RECONCILIATION!!!</text:p>
          </table:table-cell>
          <table:table-cell office:value-type="float" office:value="0" table:formula="of:=IF([.BL114]=[.BL115];[.BL115];&quot;RECONCILIATION!!!&quot;)" table:style-name="ce12">
            <text:p>0</text:p>
          </table:table-cell>
          <table:table-cell office:value-type="string" table:style-name="ce12">
            <text:p>3–5-month-old</text:p>
          </table:table-cell>
          <table:table-cell office:value-type="string" office:string-value="RECONCILIATION!!!" table:formula="of:=IF([.BN114]=[.BN115];[.BN115];&quot;RECONCILIATION!!!&quot;)" table:style-name="ce12">
            <text:p>RECONCILIATION!!!</text:p>
          </table:table-cell>
          <table:table-cell office:value-type="float" office:value="0" table:formula="of:=IF([.BO114]=[.BO115];[.BO11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BQ114]=[.BQ115];[.BQ115];&quot;RECONCILIATION!!!&quot;)" table:style-name="ce12">
            <text:p>RECONCILIATION!!!</text:p>
          </table:table-cell>
          <table:table-cell office:value-type="float" office:value="0" table:formula="of:=IF([.BR114]=[.BR115];[.BR115];&quot;RECONCILIATION!!!&quot;)" table:style-name="ce12">
            <text:p>0</text:p>
          </table:table-cell>
          <table:table-cell office:value-type="float" office:value="0" table:formula="of:=IF([.BS114]=[.BS115];[.BS115];&quot;RECONCILIATION!!!&quot;)" table:style-name="ce12">
            <text:p>0</text:p>
          </table:table-cell>
          <table:table-cell office:value-type="float" office:value="0" table:formula="of:=IF([.BT114]=[.BT115];[.BT115];&quot;RECONCILIATION!!!&quot;)" table:style-name="ce12">
            <text:p>0</text:p>
          </table:table-cell>
          <table:table-cell office:value-type="float" office:value="0" table:formula="of:=IF([.BU114]=[.BU115];[.BU115];&quot;RECONCILIATION!!!&quot;)" table:style-name="ce12">
            <text:p>0</text:p>
          </table:table-cell>
          <table:table-cell office:value-type="string" table:style-name="ce14">
            <text:p>parameters of Impaired Cerebral Autoregulation After Subarachnoid Hemorrhage</text:p>
          </table:table-cell>
          <table:table-cell office:value-type="float" office:value="0" table:formula="of:=IF([.BW114]=[.BW115];[.BW115];&quot;RECONCILIATION!!!&quot;)" table:style-name="ce12">
            <text:p>0</text:p>
          </table:table-cell>
          <table:table-cell office:value-type="float" office:value="0" table:formula="of:=IF([.BX114]=[.BX115];[.BX115];&quot;RECONCILIATION!!!&quot;)" table:style-name="ce12">
            <text:p>0</text:p>
          </table:table-cell>
          <table:table-cell office:value-type="string" table:style-name="ce14">
            <text:p>5-0 monofilament</text:p>
          </table:table-cell>
          <table:table-cell office:value-type="float" office:value="0" table:formula="of:=IF([.BZ114]=[.BZ115];[.BZ115];&quot;RECONCILIATION!!!&quot;)" table:style-name="ce12">
            <text:p>0</text:p>
          </table:table-cell>
          <table:table-cell office:value-type="float" office:value="0" table:formula="of:=IF([.CA114]=[.CA115];[.CA115];&quot;RECONCILIATION!!!&quot;)" table:style-name="ce12">
            <text:p>0</text:p>
          </table:table-cell>
          <table:table-cell office:value-type="string" table:style-name="ce14">
            <text:p>29.7 ± 1.1 g in SHAM and 25.7 ± 1.6 g in Untreated Control</text:p>
          </table:table-cell>
          <table:table-cell office:value-type="float" office:value="0" table:formula="of:=IF([.CC114]=[.CC115];[.CC115];&quot;RECONCILIATION!!!&quot;)" table:style-name="ce12">
            <text:p>0</text:p>
          </table:table-cell>
          <table:table-cell office:value-type="float" office:value="0" table:formula="of:=IF([.CD114]=[.CD115];[.CD11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F114]=[.CF115];[.CF115];&quot;RECONCILIATION!!!&quot;)" table:style-name="ce12">
            <text:p>RECONCILIATION!!!</text:p>
          </table:table-cell>
          <table:table-cell office:value-type="float" office:value="0" table:formula="of:=IF([.CG114]=[.CG115];[.CG115];&quot;RECONCILIATION!!!&quot;)" table:style-name="ce12">
            <text:p>0</text:p>
          </table:table-cell>
          <table:table-cell office:value-type="string" table:style-name="ce8">
            <text:p>masayo.koide@uvm.edu</text:p>
          </table:table-cell>
          <table:table-cell office:value-type="string" office:string-value="RECONCILIATION!!!" table:formula="of:=IF([.CI114]=[.CI115];[.CI115];&quot;RECONCILIATION!!!&quot;)" table:style-name="ce12">
            <text:p>RECONCILIATION!!!</text:p>
          </table:table-cell>
          <table:table-cell office:value-type="float" office:value="0" table:formula="of:=IF([.CJ114]=[.CJ115];[.CJ115];&quot;RECONCILIATION!!!&quot;)" table:style-name="ce12">
            <text:p>0</text:p>
          </table:table-cell>
          <table:table-cell office:value-type="string" table:style-name="ce12">
            <text:p>isoflurane 5% induction and 2% maintain<text:s/></text:p>
          </table:table-cell>
          <table:table-cell office:value-type="string" office:string-value="RECONCILIATION!!!" table:formula="of:=IF([.CL114]=[.CL115];[.CL115];&quot;RECONCILIATION!!!&quot;)" table:style-name="ce12">
            <text:p>RECONCILIATION!!!</text:p>
          </table:table-cell>
          <table:table-cell office:value-type="float" office:value="0" table:formula="of:=IF([.CM114]=[.CM115];[.CM115];&quot;RECONCILIATION!!!&quot;)" table:style-name="ce12">
            <text:p>0</text:p>
          </table:table-cell>
          <table:table-cell office:value-type="string" table:style-name="ce12">
            <text:p>FALSE</text:p>
          </table:table-cell>
          <table:table-cell office:value-type="string" office:string-value="RECONCILIATION!!!" table:formula="of:=IF([.CO114]=[.CO115];[.CO115];&quot;RECONCILIATION!!!&quot;)" table:style-name="ce12">
            <text:p>RECONCILIATION!!!</text:p>
          </table:table-cell>
          <table:table-cell office:value-type="float" office:value="0" table:formula="of:=IF([.CP114]=[.CP115];[.CP115];&quot;RECONCILIATION!!!&quot;)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string" office:string-value="RECONCILIATION!!!" table:formula="of:=IF([.CR114]=[.CR115];[.CR115];&quot;RECONCILIATION!!!&quot;)" table:style-name="ce12">
            <text:p>RECONCILIATION!!!</text:p>
          </table:table-cell>
          <table:table-cell office:value-type="float" office:value="0" table:formula="of:=IF([.CS114]=[.CS115];[.CS115];&quot;RECONCILIATION!!!&quot;)" table:style-name="ce12">
            <text:p>0</text:p>
          </table:table-cell>
          <table:table-cell office:value-type="string" table:style-name="ce26">
            <text:p>Buprenorphine (0.05 <text:s/>mg/kg) was given before the surgery and 12 h after the surgery as an analgesic</text:p>
          </table:table-cell>
          <table:table-cell office:value-type="float" office:value="0" table:formula="of:=IF([.CU114]=[.CU115];[.CU115];&quot;RECONCILIATION!!!&quot;)" table:style-name="ce12">
            <text:p>0</text:p>
          </table:table-cell>
          <table:table-cell office:value-type="float" office:value="0" table:formula="of:=IF([.CV114]=[.CV115];[.CV11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114]=[.CX115];[.CX115];&quot;RECONCILIATION!!!&quot;)" table:style-name="ce12">
            <text:p>RECONCILIATION!!!</text:p>
          </table:table-cell>
          <table:table-cell office:value-type="float" office:value="0" table:formula="of:=IF([.CY114]=[.CY115];[.CY115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A114]=[.DA115];[.DA115];&quot;RECONCILIATION!!!&quot;)" table:style-name="ce12">
            <text:p>RECONCILIATION!!!</text:p>
          </table:table-cell>
          <table:table-cell office:value-type="float" office:value="0" table:formula="of:=IF([.DB114]=[.DB115];[.DB11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D114]=[.DD115];[.DD115];&quot;RECONCILIATION!!!&quot;)" table:style-name="ce12">
            <text:p>RECONCILIATION!!!</text:p>
          </table:table-cell>
          <table:table-cell office:value-type="float" office:value="0" table:formula="of:=IF([.DE114]=[.DE115];[.DE115];&quot;RECONCILIATION!!!&quot;)" table:style-name="ce12">
            <text:p>0</text:p>
          </table:table-cell>
          <table:table-cell office:value-type="float" office:value="0" table:formula="of:=IF([.DF114]=[.DF115];[.DF115];&quot;RECONCILIATION!!!&quot;)" table:style-name="ce12">
            <text:p>0</text:p>
          </table:table-cell>
          <table:table-cell office:value-type="float" office:value="0" table:formula="of:=IF([.DG114]=[.DG115];[.DG115];&quot;RECONCILIATION!!!&quot;)" table:style-name="ce12">
            <text:p>0</text:p>
          </table:table-cell>
          <table:table-cell office:value-type="float" office:value="0" table:formula="of:=IF([.DH114]=[.DH115];[.DH11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J114]=[.DJ115];[.DJ115];&quot;RECONCILIATION!!!&quot;)" table:style-name="ce12">
            <text:p>RECONCILIATION!!!</text:p>
          </table:table-cell>
          <table:table-cell office:value-type="float" office:value="0" table:formula="of:=IF([.DK114]=[.DK115];[.DK115];&quot;RECONCILIATION!!!&quot;)" table:style-name="ce12">
            <text:p>0</text:p>
          </table:table-cell>
          <table:table-cell office:value-type="string" table:style-name="ce21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1 14:41:40</text:p>
          </table:table-cell>
          <table:table-cell office:value-type="string" table:style-name="ce1">
            <text:p>61702aff-9b39-42fe-8c00-c62c2bff42ae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fd9e426d-95c4-411e-94e4-fa8f5f742ed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c6c2cfb-3f62-4844-a7d0-d741c089119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20da595-e7f4-42b5-8bc7-96212da783ad</text:p>
          </table:table-cell>
          <table:table-cell table:style-name="ce1"/>
          <table:table-cell office:value-type="string" table:style-name="ce1">
            <text:p><text:s/>C57BL/6</text:p>
          </table:table-cell>
          <table:table-cell office:value-type="string" table:style-name="ce1">
            <text:p>fa8e9e81-873e-402e-8c33-eb0117942853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9de98360-9433-40f9-9d74-46bb4cb185c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b4e2e5f-5571-486d-add4-03fc9d3ca05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15bc878-1ee3-4cd6-97bd-6236d15b2a8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52c8c03-70f1-42b6-acc0-09f41e8753d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d012eef-1365-468c-8efa-3fb975a255e6</text:p>
          </table:table-cell>
          <table:table-cell table:style-name="ce1"/>
          <table:table-cell office:value-type="string" table:style-name="ce1">
            <text:p>sharpened 4–0 monofilament nylon</text:p>
          </table:table-cell>
          <table:table-cell office:value-type="string" table:style-name="ce1">
            <text:p>d18019fc-fda9-435f-8892-58ec14476719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d1f4b9a2-cd1b-47fb-ba38-8b10a69de3be</text:p>
          </table:table-cell>
          <table:table-cell table:style-name="ce1"/>
          <table:table-cell office:value-type="string" table:style-name="ce1">
            <text:p>38+16</text:p>
          </table:table-cell>
          <table:table-cell office:value-type="string" table:style-name="ce1">
            <text:p>fc24949a-8e67-4b64-a50d-781b04b823a5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52e9ea6d-a9b8-4e20-8919-2fc8192303fa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dcff7021-a7b1-4a00-991a-100fd82f90e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a3d32c3-460f-4650-8b07-4ebb45b37174</text:p>
          </table:table-cell>
          <table:table-cell table:style-name="ce1"/>
          <table:table-cell office:value-type="string" table:style-name="ce1">
            <text:p>tribromoethanol</text:p>
          </table:table-cell>
          <table:table-cell office:value-type="string" table:style-name="ce1">
            <text:p>b013a649-9148-48fa-83bc-d0c48bd8ed61</text:p>
          </table:table-cell>
          <table:table-cell table:style-name="ce1"/>
          <table:table-cell office:value-type="string" table:style-name="ce1">
            <text:p>12-h light/dark cycle in a temperature- and humidity-con- trolled room and given ad libitum access to feed and water.</text:p>
          </table:table-cell>
          <table:table-cell office:value-type="string" table:style-name="ce1">
            <text:p>57cd0f9f-d0e0-463e-aee0-3e0dbb7eea9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2de67069-d1fd-4bc2-8b31-693ff14f6eae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4d8a7709-446a-4784-b0bb-3dc20ca6c95a</text:p>
          </table:table-cell>
          <table:table-cell table:style-name="ce1"/>
          <table:table-cell office:value-type="string" table:style-name="ce1">
            <text:p>bifurcation of the left anterior and middle cerebral arteries</text:p>
          </table:table-cell>
          <table:table-cell office:value-type="string" table:style-name="ce1">
            <text:p>27aaa456-5f1b-4589-ba1c-269cd7b28bef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22841df0-3896-4a30-a290-f39eaf4424b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912e931-230e-45ed-b6d3-935aa3572e23</text:p>
          </table:table-cell>
          <table:table-cell table:number-columns-repeated="4" table:style-name="ce1"/>
          <table:table-cell office:value-type="string" table:style-name="ce1">
            <text:p>perampanel, (RS)-2-amino-3-(4-chloro-3- hydroxy-5-isoxazolyl)propionic acid (Cl-HIBO)</text:p>
          </table:table-cell>
          <table:table-cell office:value-type="string" table:style-name="ce1">
            <text:p>66ac2e10-58ea-45c1-8279-77a2e4ba05cc</text:p>
          </table:table-cell>
          <table:table-cell table:number-columns-repeated="4" table:style-name="ce1"/>
          <table:table-cell office:value-type="string" table:style-name="ce1">
            <text:p>25-30 g</text:p>
          </table:table-cell>
          <table:table-cell office:value-type="string" table:style-name="ce1">
            <text:p>a08f86c0-46b8-4ddf-aabd-b84bf1ab965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6131053-6c06-4ba7-8831-4dcba47994d3</text:p>
          </table:table-cell>
          <table:table-cell table:style-name="ce1"/>
          <table:table-cell office:value-type="string" table:style-name="ce1">
            <text:p>suzuki02@med.mie-u.ac.jp</text:p>
          </table:table-cell>
          <table:table-cell office:value-type="string" table:style-name="ce1">
            <text:p>ce9b0f1d-bfe5-4941-bf94-1522d991df1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978723d0-b326-439e-bd19-b450860631c3</text:p>
          </table:table-cell>
          <table:table-cell table:style-name="ce1"/>
          <table:table-cell office:value-type="string" table:style-name="ce1">
            <text:p>22+6+3</text:p>
          </table:table-cell>
          <table:table-cell office:value-type="string" table:style-name="ce1">
            <text:p>aa0e95ca-a964-4b60-93d9-6390118f5c7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6ae38c4-103c-4b41-82fd-65e4b5cd864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2a9661d-ee38-4e18-8695-0dbb031e08d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b45c54f-94f2-4d56-b901-45b9da509b2a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bd28702-929b-4efc-a45d-faba071885bd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ded94ac1-89f7-4544-96e1-59c23344755a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08:55:56</text:p>
          </table:table-cell>
          <table:table-cell office:value-type="string" table:style-name="ce1">
            <text:p>61702aff-9b39-42fe-8c00-c62c2bff42ae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7BL/6</text:p>
          </table:table-cell>
          <table:table-cell office:value-type="string" table:style-name="ce1">
            <text:p>c6ab13d9-5c67-49d1-8eed-76d2ba5febca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4cd87b65-fb56-456a-a524-92a54574addf</text:p>
          </table:table-cell>
          <table:table-cell table:number-columns-repeated="13" table:style-name="ce1"/>
          <table:table-cell office:value-type="string" table:style-name="ce1">
            <text:p>4-0</text:p>
          </table:table-cell>
          <table:table-cell office:value-type="string" table:style-name="ce1">
            <text:p>2e150005-d184-4922-9373-b09b77a49c57</text:p>
          </table:table-cell>
          <table:table-cell table:number-columns-repeated="4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0194a5b5-403d-4bf4-b766-0b37ac0f85e4</text:p>
          </table:table-cell>
          <table:table-cell office:value-type="string" table:style-name="ce1">
            <text:p>SAH + vehicle</text:p>
          </table:table-cell>
          <table:table-cell table:number-columns-repeated="9" table:style-name="ce1"/>
          <table:table-cell office:value-type="string" table:style-name="ce1">
            <text:p>tribromoethanol (250 μg/g)</text:p>
          </table:table-cell>
          <table:table-cell office:value-type="string" table:style-name="ce1">
            <text:p>f83690fc-f208-410d-a6aa-ffd6239d8023</text:p>
          </table:table-cell>
          <table:table-cell table:number-columns-repeated="10" table:style-name="ce1"/>
          <table:table-cell office:value-type="string" table:style-name="ce1">
            <text:p>Bifurcation of left anterior <text:s/>and middle cerebral arteries</text:p>
          </table:table-cell>
          <table:table-cell office:value-type="string" table:style-name="ce1">
            <text:p>54332896-f597-46ef-80e9-11f248e7b4fe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54acbea8-cb40-41bf-9555-25913b02b74c</text:p>
          </table:table-cell>
          <table:table-cell table:number-columns-repeated="10" table:style-name="ce1"/>
          <table:table-cell office:value-type="string" table:style-name="ce1">
            <text:p>sharpened monofilament nylon suture</text:p>
          </table:table-cell>
          <table:table-cell office:value-type="string" table:style-name="ce1">
            <text:p>12caf8a5-36da-439d-a532-e4cd98a2a625</text:p>
          </table:table-cell>
          <table:table-cell table:style-name="ce1"/>
          <table:table-cell office:value-type="string" table:style-name="ce1">
            <text:p>25-30 g</text:p>
          </table:table-cell>
          <table:table-cell office:value-type="string" table:style-name="ce1">
            <text:p>ddc0bc92-4ec6-4a06-975a-786f62778773</text:p>
          </table:table-cell>
          <table:table-cell table:number-columns-repeated="13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bce450ab-0227-4b09-953f-3bc23c724235</text:p>
          </table:table-cell>
          <table:table-cell table:number-columns-repeated="19"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6b86bbb2-c668-4bef-9203-6cb38fdae279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08:55:56</text:p>
          </table:table-cell>
          <table:table-cell office:value-type="string" table:style-name="ce1">
            <text:p>61702aff-9b39-42fe-8c00-c62c2bff42ae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7BL/6</text:p>
          </table:table-cell>
          <table:table-cell office:value-type="string" table:style-name="ce1">
            <text:p>c6ab13d9-5c67-49d1-8eed-76d2ba5febca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4cd87b65-fb56-456a-a524-92a54574addf</text:p>
          </table:table-cell>
          <table:table-cell table:number-columns-repeated="13" table:style-name="ce1"/>
          <table:table-cell office:value-type="string" table:style-name="ce1">
            <text:p>4-0</text:p>
          </table:table-cell>
          <table:table-cell office:value-type="string" table:style-name="ce1">
            <text:p>2e150005-d184-4922-9373-b09b77a49c57</text:p>
          </table:table-cell>
          <table:table-cell table:number-columns-repeated="4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0194a5b5-403d-4bf4-b766-0b37ac0f85e4</text:p>
          </table:table-cell>
          <table:table-cell table:number-columns-repeated="3" table:style-name="ce1"/>
          <table:table-cell office:value-type="string" table:style-name="ce1">
            <text:p>were kept on a <text:s/>12-h light/dark cycle in a temperature- and humidity-controlled room and given ad libitum access to feed and water. <text:s/>The animals were randomized immediately after modeling <text:s/>to one of the study groups by drawing lots</text:p>
          </table:table-cell>
          <table:table-cell table:number-columns-repeated="6" table:style-name="ce1"/>
          <table:table-cell office:value-type="string" table:style-name="ce1">
            <text:p>tribromoethanol (250 μg/g)</text:p>
          </table:table-cell>
          <table:table-cell office:value-type="string" table:style-name="ce1">
            <text:p>f83690fc-f208-410d-a6aa-ffd6239d8023</text:p>
          </table:table-cell>
          <table:table-cell table:number-columns-repeated="6" table:style-name="ce1"/>
          <table:table-cell office:value-type="string" table:style-name="ce1">
            <text:p>sharpened</text:p>
          </table:table-cell>
          <table:table-cell table:number-columns-repeated="2" table:style-name="ce1"/>
          <table:table-cell office:value-type="string" table:style-name="ce1">
            <text:p>DMSO as vehicle in controls</text:p>
          </table:table-cell>
          <table:table-cell office:value-type="string" table:style-name="ce1">
            <text:p>Bifurcation of left anterior <text:s/>and middle cerebral arteries</text:p>
          </table:table-cell>
          <table:table-cell office:value-type="string" table:style-name="ce1">
            <text:p>54332896-f597-46ef-80e9-11f248e7b4fe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54acbea8-cb40-41bf-9555-25913b02b74c</text:p>
          </table:table-cell>
          <table:table-cell table:number-columns-repeated="10" table:style-name="ce1"/>
          <table:table-cell office:value-type="string" table:style-name="ce1">
            <text:p>sharpened monofilament nylon suture</text:p>
          </table:table-cell>
          <table:table-cell office:value-type="string" table:style-name="ce1">
            <text:p>12caf8a5-36da-439d-a532-e4cd98a2a625</text:p>
          </table:table-cell>
          <table:table-cell table:style-name="ce1"/>
          <table:table-cell office:value-type="string" table:style-name="ce1">
            <text:p>25-30 g</text:p>
          </table:table-cell>
          <table:table-cell office:value-type="string" table:style-name="ce1">
            <text:p>ddc0bc92-4ec6-4a06-975a-786f62778773</text:p>
          </table:table-cell>
          <table:table-cell table:number-columns-repeated="13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bce450ab-0227-4b09-953f-3bc23c724235</text:p>
          </table:table-cell>
          <table:table-cell table:number-columns-repeated="19"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6b86bbb2-c668-4bef-9203-6cb38fdae279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08:55:56</text:p>
          </table:table-cell>
          <table:table-cell office:value-type="string" table:style-name="ce1">
            <text:p>61702aff-9b39-42fe-8c00-c62c2bff42ae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d8108a89-1f68-4dc8-9389-cdf73cfd7d55</text:p>
          </table:table-cell>
          <table:table-cell table:number-columns-repeated="2" table:style-name="ce1"/>
          <table:table-cell office:value-type="string" table:style-name="ce1">
            <text:p>792edce8-7c3a-4704-8e95-602f4a7dc268</text:p>
          </table:table-cell>
          <table:table-cell table:number-columns-repeated="4" table:style-name="ce1"/>
          <table:table-cell office:value-type="string" table:style-name="ce1">
            <text:p>C57BL/6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528ee313-0dc6-439a-a9ae-89c9d1772a8c</text:p>
          </table:table-cell>
          <table:table-cell table:number-columns-repeated="2" table:style-name="ce1"/>
          <table:table-cell office:value-type="string" table:style-name="ce1">
            <text:p>28af9c58-0245-477b-b006-3aad9f0b7c62</text:p>
          </table:table-cell>
          <table:table-cell table:number-columns-repeated="5" table:style-name="ce1"/>
          <table:table-cell office:value-type="string" table:style-name="ce1">
            <text:p>c48c54c7-6ce9-4351-a5d1-116578196f6e</text:p>
          </table:table-cell>
          <table:table-cell table:style-name="ce1"/>
          <table:table-cell office:value-type="string" table:style-name="ce1">
            <text:p>4-0</text:p>
          </table:table-cell>
          <table:table-cell table:number-columns-repeated="3" table:style-name="ce1"/>
          <table:table-cell office:value-type="string" table:style-name="ce1">
            <text:p>13e9908e-8111-4bd0-8351-63fc66521ef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SAH + vehicle</text:p>
          </table:table-cell>
          <table:table-cell table:style-name="ce1"/>
          <table:table-cell office:value-type="string" table:style-name="ce1">
            <text:p>377f0eb4-e685-4b8f-b94e-e1c16dc93485</text:p>
          </table:table-cell>
          <table:table-cell table:number-columns-repeated="5" table:style-name="ce1"/>
          <table:table-cell office:value-type="string" table:style-name="ce1">
            <text:p>6ddb43df-b44f-4e00-93a8-70db325fb23f</text:p>
          </table:table-cell>
          <table:table-cell table:style-name="ce1"/>
          <table:table-cell office:value-type="string" table:style-name="ce1">
            <text:p>tribromoethanol (250 μg/g)</text:p>
          </table:table-cell>
          <table:table-cell table:number-columns-repeated="6" table:style-name="ce1"/>
          <table:table-cell office:value-type="string" table:style-name="ce1">
            <text:p>b26f9167-d510-400d-b8ed-a17d517781d6</text:p>
          </table:table-cell>
          <table:table-cell table:number-columns-repeated="2" table:style-name="ce1"/>
          <table:table-cell office:value-type="string" table:style-name="ce1">
            <text:p>758d2700-194d-42e8-a4eb-311566efd68f</text:p>
          </table:table-cell>
          <table:table-cell table:style-name="ce1"/>
          <table:table-cell office:value-type="string" table:style-name="ce1">
            <text:p>Bifurcation of left anterior <text:s/>and middle cerebral arteries</text:p>
          </table:table-cell>
          <table:table-cell table:number-columns-repeated="2" table:style-name="ce1"/>
          <table:table-cell office:value-type="string" table:style-name="ce1">
            <text:p>10-12 weeks</text:p>
          </table:table-cell>
          <table:table-cell table:number-columns-repeated="3" table:style-name="ce1"/>
          <table:table-cell office:value-type="string" table:style-name="ce1">
            <text:p>32e661b4-f13d-40d0-909a-f742c1b4f472</text:p>
          </table:table-cell>
          <table:table-cell table:number-columns-repeated="5" table:style-name="ce1"/>
          <table:table-cell office:value-type="string" table:style-name="ce1">
            <text:p>a0fee2b3-101a-41b3-b17c-d5bee86ab16f</text:p>
          </table:table-cell>
          <table:table-cell table:style-name="ce1"/>
          <table:table-cell office:value-type="string" table:style-name="ce1">
            <text:p>sharpened monofilament nylon suture</text:p>
          </table:table-cell>
          <table:table-cell table:number-columns-repeated="2" table:style-name="ce1"/>
          <table:table-cell office:value-type="string" table:style-name="ce1">
            <text:p>25-30 g</text:p>
          </table:table-cell>
          <table:table-cell table:number-columns-repeated="3" table:style-name="ce1"/>
          <table:table-cell office:value-type="string" table:style-name="ce1">
            <text:p>59b1b267-a32e-4677-b2c3-62fbb79858de</text:p>
          </table:table-cell>
          <table:table-cell table:number-columns-repeated="2" table:style-name="ce1"/>
          <table:table-cell office:value-type="string" table:style-name="ce1">
            <text:p>d5426e74-684e-4f87-82ab-0a200bc6aef0</text:p>
          </table:table-cell>
          <table:table-cell table:number-columns-repeated="5" table:style-name="ce1"/>
          <table:table-cell office:value-type="string" table:style-name="ce1">
            <text:p>f1655f21-75dd-4be0-b01c-a64a3c63b74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6" table:style-name="ce1"/>
          <table:table-cell office:value-type="string" table:style-name="ce1">
            <text:p>eadb3b3f-31a5-4720-8189-54349449d921</text:p>
          </table:table-cell>
          <table:table-cell table:number-columns-repeated="2" table:style-name="ce1"/>
          <table:table-cell office:value-type="string" table:style-name="ce1">
            <text:p>844cbd84-80b4-4e46-a5f0-7ffd3207e1c2</text:p>
          </table:table-cell>
          <table:table-cell table:number-columns-repeated="2" table:style-name="ce1"/>
          <table:table-cell office:value-type="string" table:style-name="ce1">
            <text:p>cc95ca84-810b-4c44-a017-7b71bdbdbd24</text:p>
          </table:table-cell>
          <table:table-cell table:number-columns-repeated="5" table:style-name="ce1"/>
          <table:table-cell office:value-type="string" table:style-name="ce1">
            <text:p>0c642526-22d8-42a2-bd9f-c4229df529a7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08:55:56</text:p>
          </table:table-cell>
          <table:table-cell office:value-type="string" table:style-name="ce1">
            <text:p>61702aff-9b39-42fe-8c00-c62c2bff42ae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d8108a89-1f68-4dc8-9389-cdf73cfd7d55</text:p>
          </table:table-cell>
          <table:table-cell table:number-columns-repeated="2" table:style-name="ce1"/>
          <table:table-cell office:value-type="string" table:style-name="ce1">
            <text:p>792edce8-7c3a-4704-8e95-602f4a7dc268</text:p>
          </table:table-cell>
          <table:table-cell table:number-columns-repeated="4" table:style-name="ce1"/>
          <table:table-cell office:value-type="string" table:style-name="ce1">
            <text:p>c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528ee313-0dc6-439a-a9ae-89c9d1772a8c</text:p>
          </table:table-cell>
          <table:table-cell table:number-columns-repeated="2" table:style-name="ce1"/>
          <table:table-cell office:value-type="string" table:style-name="ce1">
            <text:p>28af9c58-0245-477b-b006-3aad9f0b7c62</text:p>
          </table:table-cell>
          <table:table-cell table:number-columns-repeated="5" table:style-name="ce1"/>
          <table:table-cell office:value-type="string" table:style-name="ce1">
            <text:p>c48c54c7-6ce9-4351-a5d1-116578196f6e</text:p>
          </table:table-cell>
          <table:table-cell table:style-name="ce1"/>
          <table:table-cell office:value-type="string" table:style-name="ce1">
            <text:p>4-0</text:p>
          </table:table-cell>
          <table:table-cell table:number-columns-repeated="3" table:style-name="ce1"/>
          <table:table-cell office:value-type="string" table:style-name="ce1">
            <text:p>13e9908e-8111-4bd0-8351-63fc66521ef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3" table:style-name="ce1"/>
          <table:table-cell office:value-type="string" table:style-name="ce1">
            <text:p>377f0eb4-e685-4b8f-b94e-e1c16dc93485</text:p>
          </table:table-cell>
          <table:table-cell office:value-type="string" table:style-name="ce1">
            <text:p>were kept on a <text:s/>12-h light/dark cycle in a temperature- and humidity-controlled room and given ad libitum access to feed and water. <text:s/>The animals were randomized immediately after modeling <text:s/>to one of the study groups by drawing lots</text:p>
          </table:table-cell>
          <table:table-cell table:number-columns-repeated="4" table:style-name="ce1"/>
          <table:table-cell office:value-type="string" table:style-name="ce1">
            <text:p>6ddb43df-b44f-4e00-93a8-70db325fb23f</text:p>
          </table:table-cell>
          <table:table-cell table:style-name="ce1"/>
          <table:table-cell office:value-type="string" table:style-name="ce1">
            <text:p>tribromoethanol (250 μg/g)</text:p>
          </table:table-cell>
          <table:table-cell table:number-columns-repeated="6" table:style-name="ce1"/>
          <table:table-cell office:value-type="string" table:style-name="ce1">
            <text:p>b26f9167-d510-400d-b8ed-a17d517781d6</text:p>
          </table:table-cell>
          <table:table-cell office:value-type="string" table:style-name="ce1">
            <text:p>sharpened</text:p>
          </table:table-cell>
          <table:table-cell table:style-name="ce1"/>
          <table:table-cell office:value-type="string" table:style-name="ce1">
            <text:p>758d2700-194d-42e8-a4eb-311566efd68f</text:p>
          </table:table-cell>
          <table:table-cell office:value-type="string" table:style-name="ce1">
            <text:p>DMSO as vehicle in controls</text:p>
          </table:table-cell>
          <table:table-cell office:value-type="string" table:style-name="ce1">
            <text:p>Bifurcation of left anterior <text:s/>and middle cerebral arteries</text:p>
          </table:table-cell>
          <table:table-cell table:number-columns-repeated="2" table:style-name="ce1"/>
          <table:table-cell office:value-type="string" table:style-name="ce1">
            <text:p>10-12 weeks</text:p>
          </table:table-cell>
          <table:table-cell table:number-columns-repeated="3" table:style-name="ce1"/>
          <table:table-cell office:value-type="string" table:style-name="ce1">
            <text:p>32e661b4-f13d-40d0-909a-f742c1b4f472</text:p>
          </table:table-cell>
          <table:table-cell table:number-columns-repeated="5" table:style-name="ce1"/>
          <table:table-cell office:value-type="string" table:style-name="ce1">
            <text:p>a0fee2b3-101a-41b3-b17c-d5bee86ab16f</text:p>
          </table:table-cell>
          <table:table-cell table:style-name="ce1"/>
          <table:table-cell office:value-type="string" table:style-name="ce1">
            <text:p>sharpened monofilament nylon suture</text:p>
          </table:table-cell>
          <table:table-cell table:number-columns-repeated="2" table:style-name="ce1"/>
          <table:table-cell office:value-type="string" table:style-name="ce1">
            <text:p>25-30 g</text:p>
          </table:table-cell>
          <table:table-cell table:number-columns-repeated="3" table:style-name="ce1"/>
          <table:table-cell office:value-type="string" table:style-name="ce1">
            <text:p>59b1b267-a32e-4677-b2c3-62fbb79858de</text:p>
          </table:table-cell>
          <table:table-cell table:number-columns-repeated="2" table:style-name="ce1"/>
          <table:table-cell office:value-type="string" table:style-name="ce1">
            <text:p>d5426e74-684e-4f87-82ab-0a200bc6aef0</text:p>
          </table:table-cell>
          <table:table-cell table:number-columns-repeated="5" table:style-name="ce1"/>
          <table:table-cell office:value-type="string" table:style-name="ce1">
            <text:p>f1655f21-75dd-4be0-b01c-a64a3c63b74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6" table:style-name="ce1"/>
          <table:table-cell office:value-type="string" table:style-name="ce1">
            <text:p>eadb3b3f-31a5-4720-8189-54349449d921</text:p>
          </table:table-cell>
          <table:table-cell table:number-columns-repeated="2" table:style-name="ce1"/>
          <table:table-cell office:value-type="string" table:style-name="ce1">
            <text:p>844cbd84-80b4-4e46-a5f0-7ffd3207e1c2</text:p>
          </table:table-cell>
          <table:table-cell table:number-columns-repeated="2" table:style-name="ce1"/>
          <table:table-cell office:value-type="string" table:style-name="ce1">
            <text:p>cc95ca84-810b-4c44-a017-7b71bdbdbd24</text:p>
          </table:table-cell>
          <table:table-cell table:number-columns-repeated="5" table:style-name="ce1"/>
          <table:table-cell office:value-type="string" table:style-name="ce1">
            <text:p>0c642526-22d8-42a2-bd9f-c4229df529a7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08:55:56</text:p>
          </table:table-cell>
          <table:table-cell office:value-type="string" table:style-name="ce1">
            <text:p>61702aff-9b39-42fe-8c00-c62c2bff42a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c6ab13d9-5c67-49d1-8eed-76d2ba5febca</text:p>
          </table:table-cell>
          <table:table-cell table:number-columns-repeated="2" table:style-name="ce1"/>
          <table:table-cell office:value-type="string" table:style-name="ce1">
            <text:p>4cd87b65-fb56-456a-a524-92a54574addf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2e150005-d184-4922-9373-b09b77a49c57</text:p>
          </table:table-cell>
          <table:table-cell table:style-name="ce1"/>
          <table:table-cell office:value-type="string" table:style-name="ce1">
            <text:p>Injective</text:p>
          </table:table-cell>
          <table:table-cell table:number-columns-repeated="3" table:style-name="ce1"/>
          <table:table-cell office:value-type="string" table:style-name="ce1">
            <text:p>0194a5b5-403d-4bf4-b766-0b37ac0f85e4</text:p>
          </table:table-cell>
          <table:table-cell office:value-type="string" table:style-name="ce1">
            <text:p>SAH + vehicle</text:p>
          </table:table-cell>
          <table:table-cell office:value-type="string" table:style-name="ce1">
            <text:p>not reported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f83690fc-f208-410d-a6aa-ffd6239d8023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table:number-columns-repeated="2" table:style-name="ce1"/>
          <table:table-cell office:value-type="string" table:style-name="ce1">
            <text:p>Hidenori Suzuki</text:p>
          </table:table-cell>
          <table:table-cell table:number-columns-repeated="3" table:style-name="ce1"/>
          <table:table-cell office:value-type="string" table:style-name="ce1">
            <text:p>54332896-f597-46ef-80e9-11f248e7b4fe</text:p>
          </table:table-cell>
          <table:table-cell table:number-columns-repeated="2" table:style-name="ce1"/>
          <table:table-cell office:value-type="string" table:style-name="ce1">
            <text:p>54acbea8-cb40-41bf-9555-25913b02b74c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1">
            <text:p>drug testing</text:p>
          </table:table-cell>
          <table:table-cell table:number-columns-repeated="3" table:style-name="ce1"/>
          <table:table-cell office:value-type="string" table:style-name="ce1">
            <text:p>12caf8a5-36da-439d-a532-e4cd98a2a625</text:p>
          </table:table-cell>
          <table:table-cell table:number-columns-repeated="2" table:style-name="ce1"/>
          <table:table-cell office:value-type="string" table:style-name="ce1">
            <text:p>ddc0bc92-4ec6-4a06-975a-786f62778773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suzuki02@med.mie-u.ac.jp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bce450ab-0227-4b09-953f-3bc23c72423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6b86bbb2-c668-4bef-9203-6cb38fdae279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08:55:56</text:p>
          </table:table-cell>
          <table:table-cell office:value-type="string" table:style-name="ce1">
            <text:p>61702aff-9b39-42fe-8c00-c62c2bff42a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c6ab13d9-5c67-49d1-8eed-76d2ba5febca</text:p>
          </table:table-cell>
          <table:table-cell table:number-columns-repeated="2" table:style-name="ce1"/>
          <table:table-cell office:value-type="string" table:style-name="ce1">
            <text:p>4cd87b65-fb56-456a-a524-92a54574addf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2e150005-d184-4922-9373-b09b77a49c57</text:p>
          </table:table-cell>
          <table:table-cell table:style-name="ce1"/>
          <table:table-cell office:value-type="string" table:style-name="ce1">
            <text:p>Injective</text:p>
          </table:table-cell>
          <table:table-cell table:number-columns-repeated="3" table:style-name="ce1"/>
          <table:table-cell office:value-type="string" table:style-name="ce1">
            <text:p>0194a5b5-403d-4bf4-b766-0b37ac0f85e4</text:p>
          </table:table-cell>
          <table:table-cell table:style-name="ce1"/>
          <table:table-cell office:value-type="string" table:style-name="ce1">
            <text:p>not reported</text:p>
          </table:table-cell>
          <table:table-cell table:style-name="ce1"/>
          <table:table-cell office:value-type="string" table:style-name="ce1">
            <text:p>were kept on a <text:s/>12-h light/dark cycle in a temperature- and humidity-controlled room and given ad libitum access to feed and water. <text:s/>The animals were randomized immediately after modeling <text:s/>to one of the study groups by drawing lots</text:p>
          </table:table-cell>
          <table:table-cell table:number-columns-repeated="3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f83690fc-f208-410d-a6aa-ffd6239d8023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table:style-name="ce1"/>
          <table:table-cell office:value-type="string" table:style-name="ce1">
            <text:p>sharpened</text:p>
          </table:table-cell>
          <table:table-cell office:value-type="string" table:style-name="ce1">
            <text:p>Hidenori Suzuki</text:p>
          </table:table-cell>
          <table:table-cell table:style-name="ce1"/>
          <table:table-cell office:value-type="string" table:style-name="ce1">
            <text:p>DMSO as vehicle in controls</text:p>
          </table:table-cell>
          <table:table-cell table:style-name="ce1"/>
          <table:table-cell office:value-type="string" table:style-name="ce1">
            <text:p>54332896-f597-46ef-80e9-11f248e7b4fe</text:p>
          </table:table-cell>
          <table:table-cell table:number-columns-repeated="2" table:style-name="ce1"/>
          <table:table-cell office:value-type="string" table:style-name="ce1">
            <text:p>54acbea8-cb40-41bf-9555-25913b02b74c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1">
            <text:p>drug testing</text:p>
          </table:table-cell>
          <table:table-cell table:number-columns-repeated="3" table:style-name="ce1"/>
          <table:table-cell office:value-type="string" table:style-name="ce1">
            <text:p>12caf8a5-36da-439d-a532-e4cd98a2a625</text:p>
          </table:table-cell>
          <table:table-cell table:number-columns-repeated="2" table:style-name="ce1"/>
          <table:table-cell office:value-type="string" table:style-name="ce1">
            <text:p>ddc0bc92-4ec6-4a06-975a-786f62778773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suzuki02@med.mie-u.ac.jp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bce450ab-0227-4b09-953f-3bc23c72423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6b86bbb2-c668-4bef-9203-6cb38fdae279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08:55:56</text:p>
          </table:table-cell>
          <table:table-cell office:value-type="string" table:style-name="ce1">
            <text:p>61702aff-9b39-42fe-8c00-c62c2bff42a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8108a89-1f68-4dc8-9389-cdf73cfd7d5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92edce8-7c3a-4704-8e95-602f4a7dc268</text:p>
          </table:table-cell>
          <table:table-cell table:number-columns-repeated="10" table:style-name="ce1"/>
          <table:table-cell office:value-type="string" table:style-name="ce2">
            <text:p>TRUE</text:p>
          </table:table-cell>
          <table:table-cell office:value-type="string" table:style-name="ce1">
            <text:p>528ee313-0dc6-439a-a9ae-89c9d1772a8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8af9c58-0245-477b-b006-3aad9f0b7c62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48c54c7-6ce9-4351-a5d1-116578196f6e</text:p>
          </table:table-cell>
          <table:table-cell table:number-columns-repeated="4" table:style-name="ce1"/>
          <table:table-cell office:value-type="string" table:style-name="ce1">
            <text:p>Injective</text:p>
          </table:table-cell>
          <table:table-cell office:value-type="string" table:style-name="ce1">
            <text:p>13e9908e-8111-4bd0-8351-63fc66521ef3</text:p>
          </table:table-cell>
          <table:table-cell table:number-columns-repeated="3" table:style-name="ce1"/>
          <table:table-cell office:value-type="string" table:style-name="ce1">
            <text:p>SAH + vehicle</text:p>
          </table:table-cell>
          <table:table-cell office:value-type="string" table:style-name="ce1">
            <text:p>not reported</text:p>
          </table:table-cell>
          <table:table-cell office:value-type="string" table:style-name="ce1">
            <text:p>377f0eb4-e685-4b8f-b94e-e1c16dc9348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6ddb43df-b44f-4e00-93a8-70db325fb23f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b26f9167-d510-400d-b8ed-a17d517781d6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758d2700-194d-42e8-a4eb-311566efd68f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32e661b4-f13d-40d0-909a-f742c1b4f472</text:p>
          </table:table-cell>
          <table:table-cell table:number-columns-repeated="4" table:style-name="ce1"/>
          <table:table-cell office:value-type="string" table:style-name="ce1">
            <text:p>drug testing</text:p>
          </table:table-cell>
          <table:table-cell office:value-type="string" table:style-name="ce1">
            <text:p>a0fee2b3-101a-41b3-b17c-d5bee86ab16f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59b1b267-a32e-4677-b2c3-62fbb79858de</text:p>
          </table:table-cell>
          <table:table-cell table:style-name="ce1"/>
          <table:table-cell office:value-type="string" table:style-name="ce1">
            <text:p>suzuki02@med.mie-u.ac.jp</text:p>
          </table:table-cell>
          <table:table-cell office:value-type="string" table:style-name="ce1">
            <text:p>d5426e74-684e-4f87-82ab-0a200bc6aef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1655f21-75dd-4be0-b01c-a64a3c63b747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eadb3b3f-31a5-4720-8189-54349449d92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44cbd84-80b4-4e46-a5f0-7ffd3207e1c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c95ca84-810b-4c44-a017-7b71bdbdbd2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c642526-22d8-42a2-bd9f-c4229df529a7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08:55:56</text:p>
          </table:table-cell>
          <table:table-cell office:value-type="string" table:style-name="ce1">
            <text:p>61702aff-9b39-42fe-8c00-c62c2bff42a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8108a89-1f68-4dc8-9389-cdf73cfd7d5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92edce8-7c3a-4704-8e95-602f4a7dc268</text:p>
          </table:table-cell>
          <table:table-cell table:number-columns-repeated="10" table:style-name="ce1"/>
          <table:table-cell office:value-type="string" table:style-name="ce2">
            <text:p>TRUE</text:p>
          </table:table-cell>
          <table:table-cell office:value-type="string" table:style-name="ce1">
            <text:p>528ee313-0dc6-439a-a9ae-89c9d1772a8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8af9c58-0245-477b-b006-3aad9f0b7c62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48c54c7-6ce9-4351-a5d1-116578196f6e</text:p>
          </table:table-cell>
          <table:table-cell table:number-columns-repeated="4" table:style-name="ce1"/>
          <table:table-cell office:value-type="string" table:style-name="ce1">
            <text:p>Injective</text:p>
          </table:table-cell>
          <table:table-cell office:value-type="string" table:style-name="ce1">
            <text:p>13e9908e-8111-4bd0-8351-63fc66521ef3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377f0eb4-e685-4b8f-b94e-e1c16dc93485</text:p>
          </table:table-cell>
          <table:table-cell office:value-type="string" table:style-name="ce1">
            <text:p>were kept on a <text:s/>12-h light/dark cycle in a temperature- and humidity-controlled room and given ad libitum access to feed and water. <text:s/>The animals were randomized immediately after modeling <text:s/>to one of the study groups by drawing lots</text:p>
          </table:table-cell>
          <table:table-cell table:number-columns-repeated="3" table:style-name="ce1"/>
          <table:table-cell office:value-type="string" table:style-name="ce2">
            <text:p>TRUE</text:p>
          </table:table-cell>
          <table:table-cell office:value-type="string" table:style-name="ce1">
            <text:p>6ddb43df-b44f-4e00-93a8-70db325fb23f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b26f9167-d510-400d-b8ed-a17d517781d6</text:p>
          </table:table-cell>
          <table:table-cell office:value-type="string" table:style-name="ce1">
            <text:p>sharpened</text:p>
          </table:table-cell>
          <table:table-cell office:value-type="string" table:style-name="ce1">
            <text:p>Hidenori Suzuki</text:p>
          </table:table-cell>
          <table:table-cell office:value-type="string" table:style-name="ce1">
            <text:p>758d2700-194d-42e8-a4eb-311566efd68f</text:p>
          </table:table-cell>
          <table:table-cell office:value-type="string" table:style-name="ce1">
            <text:p>DMSO as vehicle in controls</text:p>
          </table:table-cell>
          <table:table-cell table:number-columns-repeated="6" table:style-name="ce1"/>
          <table:table-cell office:value-type="string" table:style-name="ce2">
            <text:p>TRUE</text:p>
          </table:table-cell>
          <table:table-cell office:value-type="string" table:style-name="ce1">
            <text:p>32e661b4-f13d-40d0-909a-f742c1b4f472</text:p>
          </table:table-cell>
          <table:table-cell table:number-columns-repeated="4" table:style-name="ce1"/>
          <table:table-cell office:value-type="string" table:style-name="ce1">
            <text:p>drug testing</text:p>
          </table:table-cell>
          <table:table-cell office:value-type="string" table:style-name="ce1">
            <text:p>a0fee2b3-101a-41b3-b17c-d5bee86ab16f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59b1b267-a32e-4677-b2c3-62fbb79858de</text:p>
          </table:table-cell>
          <table:table-cell table:style-name="ce1"/>
          <table:table-cell office:value-type="string" table:style-name="ce1">
            <text:p>suzuki02@med.mie-u.ac.jp</text:p>
          </table:table-cell>
          <table:table-cell office:value-type="string" table:style-name="ce1">
            <text:p>d5426e74-684e-4f87-82ab-0a200bc6aef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1655f21-75dd-4be0-b01c-a64a3c63b747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eadb3b3f-31a5-4720-8189-54349449d92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44cbd84-80b4-4e46-a5f0-7ffd3207e1c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c95ca84-810b-4c44-a017-7b71bdbdbd2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c642526-22d8-42a2-bd9f-c4229df529a7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61702aff-9b39-42fe-8c00-c62c2bff42ae</text:p>
          </table:table-cell>
          <table:table-cell office:value-type="string" table:style-name="ce11">
            <text:p>TIMO</text:p>
          </table:table-cell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not reported</text:p>
          </table:table-cell>
          <table:table-cell table:number-columns-repeated="2" table:style-name="ce8"/>
          <table:table-cell office:value-type="string" table:style-name="ce8">
            <text:p>C57BL/6</text:p>
          </table:table-cell>
          <table:table-cell table:number-columns-repeated="2" table:style-name="ce8"/>
          <table:table-cell office:value-type="string" table:style-name="ce8">
            <text:p>mal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string" table:style-name="ce8">
            <text:p>not reported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4-0</text:p>
          </table:table-cell>
          <table:table-cell table:number-columns-repeated="2" table:style-name="ce8"/>
          <table:table-cell office:value-type="string" table:style-name="ce8">
            <text:p>Injective</text:p>
          </table:table-cell>
          <table:table-cell table:number-columns-repeated="2" table:style-name="ce8"/>
          <table:table-cell office:value-type="string" table:style-name="ce17">
            <text:p>38+16</text:p>
          </table:table-cell>
          <table:table-cell table:style-name="ce17"/>
          <table:table-cell office:value-type="string" table:style-name="ce17">
            <text:p>SAH+vehicle; n=38 in Exp. 2, n=16 in Exp. 16</text:p>
          </table:table-cell>
          <table:table-cell office:value-type="string" table:style-name="ce17">
            <text:p>other conditions</text:p>
          </table:table-cell>
          <table:table-cell table:number-columns-repeated="2" table:style-name="ce8"/>
          <table:table-cell office:value-type="string" table:style-name="ce8">
            <text:p>no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tribromoethanol (250 μg/g)</text:p>
          </table:table-cell>
          <table:table-cell table:number-columns-repeated="2" table:style-name="ce8"/>
          <table:table-cell office:value-type="string" table:style-name="ce17">
            <text:p>12-h light/dark cycle in a temperature- and humidity-controlled room and given ad libitum access to feed and water.</text:p>
          </table:table-cell>
          <table:table-cell table:number-columns-repeated="2" table:style-name="ce8"/>
          <table:table-cell office:value-type="string" table:style-name="ce17">
            <text:p>other</text:p>
          </table:table-cell>
          <table:table-cell table:style-name="ce8"/>
          <table:table-cell table:style-name="ce17"/>
          <table:table-cell office:value-type="string" table:style-name="ce8">
            <text:p>Hidenori Suzuki</text:p>
          </table:table-cell>
          <table:table-cell table:style-name="ce8"/>
          <table:table-cell office:value-type="string" table:style-name="ce17">
            <text:p>DMSO as vehicle in controls</text:p>
          </table:table-cell>
          <table:table-cell office:value-type="string" table:style-name="ce17">
            <text:p>Bifurcation of left anterior and middle cerebral arteries</text:p>
          </table:table-cell>
          <table:table-cell table:number-columns-repeated="2" table:style-name="ce8"/>
          <table:table-cell office:value-type="string" table:style-name="ce8">
            <text:p>10-12 weeks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5" table:style-name="ce8"/>
          <table:table-cell office:value-type="string" table:style-name="ce33">
            <text:p>selective noncompetitive AMPAR antagonist perampanel (PER)</text:p>
          </table:table-cell>
          <table:table-cell table:number-columns-repeated="2" table:style-name="ce8"/>
          <table:table-cell office:value-type="string" table:style-name="ce17">
            <text:p>sharpened 4–0 monoflament nylon suture</text:p>
          </table:table-cell>
          <table:table-cell table:number-columns-repeated="2" table:style-name="ce8"/>
          <table:table-cell office:value-type="string" table:style-name="ce8">
            <text:p>25-30 g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22">
            <text:p><text:a xlink:href="mailto:suzuki02@med.mie-u.ac.jp">suzuki02@med.mie-u.ac.jp</text:a></text:p>
          </table:table-cell>
          <table:table-cell table:number-columns-repeated="5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string" table:style-name="ce17">
            <text:p>22+6</text:p>
          </table:table-cell>
          <table:table-cell table:style-name="ce8"/>
          <table:table-cell office:value-type="string" table:style-name="ce17">
            <text:p>SAH+vehicle; n=22 in Exp. 2, n=6 in Exp. 3</text:p>
          </table:table-cell>
          <table:table-cell table:number-columns-repeated="3" table:style-name="ce8"/>
          <table:table-cell table:style-name="ce9"/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5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3:53:57</text:p>
          </table:table-cell>
          <table:table-cell office:value-type="string" table:style-name="ce1">
            <text:p>6ba7f978-80f7-4460-a0d9-0f8042112225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ed50f304-59ea-4fda-a093-2d8254a01a6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83449e2-54e6-4f79-9e1b-903dd0f1ebb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b425372-67d0-41b7-ad16-6b9eb9a02ade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48ad2b4e-e41d-473d-890d-3b61a279b45b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7282944d-c775-4946-b0a5-18dec76aae5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4a580d5-9032-4026-a4a6-3f0033926f0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da8c056-ae71-4cf4-8f8c-d8fee12716b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a191fab-e882-4099-867f-754982df0ab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cc3910f-c88a-4747-81d4-3b8e0c81e629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c5a2b7ef-70b5-4941-bb8c-30f424bdd84b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bb27522e-3640-4a5e-a408-8bc90cb4096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028f298e-8ed5-4137-938d-0fafb5aed7b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f494fe5-6ce0-400f-be26-321c18e44c12</text:p>
          </table:table-cell>
          <table:table-cell table:number-columns-repeated="4" table:style-name="ce1"/>
          <table:table-cell office:value-type="string" table:style-name="ce1">
            <text:p>Food and water were available to all animals ad libitum before and after surgery</text:p>
          </table:table-cell>
          <table:table-cell office:value-type="string" table:style-name="ce1">
            <text:p>854d9def-ec5f-4b5d-9a71-7002f25ec8b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fcb1ed3-c879-471d-8ab5-a41b7b8593ce</text:p>
          </table:table-cell>
          <table:table-cell table:style-name="ce1"/>
          <table:table-cell office:value-type="string" table:style-name="ce1">
            <text:p>Guohua Xi</text:p>
          </table:table-cell>
          <table:table-cell office:value-type="string" table:style-name="ce1">
            <text:p>cff94778-3ba0-4939-b712-b4eb8aa63eaf</text:p>
          </table:table-cell>
          <table:table-cell table:number-columns-repeated="4" table:style-name="ce1"/>
          <table:table-cell office:value-type="string" table:style-name="ce1">
            <text:p>adult</text:p>
          </table:table-cell>
          <table:table-cell office:value-type="string" table:style-name="ce1">
            <text:p>66f1d16a-568c-4212-8377-773d4b4772b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b4c0bc1-9a3f-48ae-ae4e-1c98e6699e01</text:p>
          </table:table-cell>
          <table:table-cell table:number-columns-repeated="4" table:style-name="ce1"/>
          <table:table-cell office:value-type="string" table:style-name="ce1">
            <text:p>post 24 hours MRI scan</text:p>
          </table:table-cell>
          <table:table-cell office:value-type="string" table:style-name="ce1">
            <text:p>72ef2a13-246a-4f89-ae9c-e3049f413abf</text:p>
          </table:table-cell>
          <table:table-cell table:number-columns-repeated="4" table:style-name="ce1"/>
          <table:table-cell office:value-type="string" table:style-name="ce1">
            <text:p>22-30g</text:p>
          </table:table-cell>
          <table:table-cell office:value-type="string" table:style-name="ce1">
            <text:p>507d2796-927e-422f-bd0e-5fb8129f1f6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aa79257-40ca-4f1b-9c14-f79889e12b8b</text:p>
          </table:table-cell>
          <table:table-cell table:style-name="ce1"/>
          <table:table-cell office:value-type="string" table:style-name="ce1">
            <text:p>guohuaxi@umich.edu</text:p>
          </table:table-cell>
          <table:table-cell office:value-type="string" table:style-name="ce1">
            <text:p>62048cf2-d57b-451a-b550-46622ec80bab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37d88441-d7d8-4960-becf-d54e0f2dda55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a61871f9-6ff9-45ef-b418-2b2ce866ae3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fa28a73-b5dc-456f-b132-0a00c07cb42f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777c1e3-afc2-42c6-b90a-76ac08236fba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7 07:21:45</text:p>
          </table:table-cell>
          <table:table-cell office:value-type="string" table:style-name="ce1">
            <text:p>6ba7f978-80f7-4460-a0d9-0f8042112225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8d2e2617-f058-417b-9426-43037c9f315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fae5f14-bf78-443b-bf85-f790d68358e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7b950a5-a5b2-4299-8e9f-2857d70f85e3</text:p>
          </table:table-cell>
          <table:table-cell table:style-name="ce1"/>
          <table:table-cell office:value-type="string" table:style-name="ce1">
            <text:p>C57BL/6<text:s text:c="2"/></text:p>
          </table:table-cell>
          <table:table-cell office:value-type="string" table:style-name="ce1">
            <text:p>ac79e101-1795-4428-a054-2fcc868d4721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216ecfa1-4632-49af-a4e2-38162e6c953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7ac1c20-e4b8-4348-83a6-d36ef965206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e598df9-1a8f-4b4b-b660-1c86c0245ba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a3a5d98b-0736-40d4-a241-5af74c2ecef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dbe634b-c8b7-4d8d-98de-9a5e94a66284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91c92a23-c3a4-4928-8b8e-c222156411ce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6c15bf04-fccb-4e97-b355-49cb955872c7</text:p>
          </table:table-cell>
          <table:table-cell office:value-type="string" table:style-name="ce1">
            <text:p>Food and water were available to all animals ad libitum before and after surgery.</text:p>
          </table:table-cell>
          <table:table-cell office:value-type="string" table:style-name="ce1">
            <text:p>not reported</text:p>
          </table:table-cell>
          <table:table-cell office:value-type="string" table:style-name="ce1">
            <text:p>fa4539f2-8941-4f9d-8918-2c49c4e6aa1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5ce64a3-a13b-4bbc-96b1-cdbd2c7ab791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95670df7-dcba-4e52-96f6-c5efc11b95c4</text:p>
          </table:table-cell>
          <table:table-cell table:style-name="ce1"/>
          <table:table-cell office:value-type="string" table:style-name="ce1">
            <text:p>Guohua <text:s/>Xi</text:p>
          </table:table-cell>
          <table:table-cell office:value-type="string" table:style-name="ce1">
            <text:p>b4be75ed-2a05-445d-91cc-d08ae390dc7c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11951738-7a6c-464c-8fe8-b356debc40d9</text:p>
          </table:table-cell>
          <table:table-cell table:number-columns-repeated="4" table:style-name="ce1"/>
          <table:table-cell office:value-type="string" table:style-name="ce1">
            <text:p>MRI</text:p>
          </table:table-cell>
          <table:table-cell office:value-type="string" table:style-name="ce1">
            <text:p>1da0e01f-55e2-4390-aeec-ef869e3f8e6a</text:p>
          </table:table-cell>
          <table:table-cell table:number-columns-repeated="4" table:style-name="ce1"/>
          <table:table-cell office:value-type="string" table:style-name="ce1">
            <text:p>22-30 g</text:p>
          </table:table-cell>
          <table:table-cell office:value-type="string" table:style-name="ce1">
            <text:p>f6e285f3-9972-436c-bdd9-e854af0fdae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f25cad3-fba0-4b9e-92e0-f85079f85856</text:p>
          </table:table-cell>
          <table:table-cell table:style-name="ce1"/>
          <table:table-cell office:value-type="string" table:style-name="ce1">
            <text:p>guohuaxi@umich.edu</text:p>
          </table:table-cell>
          <table:table-cell office:value-type="string" table:style-name="ce1">
            <text:p>ba70866d-ee0c-4147-8873-317f2957082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e0aafd3-a265-4c50-819b-acc18db4cb9c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b03faacd-b92e-4f80-bed4-aa78a438f90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fc259812-08d9-4c04-b0a8-fd346558a58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44d83461-900c-4986-bc36-4b5920f8eaa4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6ba7f978-80f7-4460-a0d9-0f8042112225</text:p>
          </table:table-cell>
          <table:table-cell office:value-type="string" table:style-name="ce11">
            <text:p>TIMO</text:p>
          </table:table-cell>
          <table:table-cell office:value-type="string" office:string-value="FALSE" table:formula="of:=IF([.E127]=[.E128];[.E128];&quot;RECONCILIATION!!!&quot;)" table:style-name="ce12">
            <text:p>FALSE</text:p>
          </table:table-cell>
          <table:table-cell office:value-type="string" office:string-value="RECONCILIATION!!!" table:formula="of:=IF([.F127]=[.F128];[.F128];&quot;RECONCILIATION!!!&quot;)" table:style-name="ce12">
            <text:p>RECONCILIATION!!!</text:p>
          </table:table-cell>
          <table:table-cell office:value-type="float" office:value="0" table:formula="of:=IF([.G127]=[.G128];[.G128];&quot;RECONCILIATION!!!&quot;)" table:style-name="ce12">
            <text:p>0</text:p>
          </table:table-cell>
          <table:table-cell office:value-type="string" office:string-value="FALSE" table:formula="of:=IF([.H127]=[.H128];[.H128];&quot;RECONCILIATION!!!&quot;)" table:style-name="ce12">
            <text:p>FALSE</text:p>
          </table:table-cell>
          <table:table-cell office:value-type="string" office:string-value="RECONCILIATION!!!" table:formula="of:=IF([.I127]=[.I128];[.I128];&quot;RECONCILIATION!!!&quot;)" table:style-name="ce12">
            <text:p>RECONCILIATION!!!</text:p>
          </table:table-cell>
          <table:table-cell office:value-type="float" office:value="0" table:formula="of:=IF([.J127]=[.J128];[.J128];&quot;RECONCILIATION!!!&quot;)" table:style-name="ce12">
            <text:p>0</text:p>
          </table:table-cell>
          <table:table-cell office:value-type="string" office:string-value="not reported" table:formula="of:=IF([.K127]=[.K128];[.K128];&quot;RECONCILIATION!!!&quot;)" table:style-name="ce12">
            <text:p>not reported</text:p>
          </table:table-cell>
          <table:table-cell office:value-type="string" office:string-value="RECONCILIATION!!!" table:formula="of:=IF([.L127]=[.L128];[.L128];&quot;RECONCILIATION!!!&quot;)" table:style-name="ce12">
            <text:p>RECONCILIATION!!!</text:p>
          </table:table-cell>
          <table:table-cell office:value-type="float" office:value="0" table:formula="of:=IF([.M127]=[.M128];[.M128];&quot;RECONCILIATION!!!&quot;)" table:style-name="ce12">
            <text:p>0</text:p>
          </table:table-cell>
          <table:table-cell office:value-type="string" table:style-name="ce12">
            <text:p>C57BL/6</text:p>
          </table:table-cell>
          <table:table-cell office:value-type="string" office:string-value="RECONCILIATION!!!" table:formula="of:=IF([.O127]=[.O128];[.O128];&quot;RECONCILIATION!!!&quot;)" table:style-name="ce12">
            <text:p>RECONCILIATION!!!</text:p>
          </table:table-cell>
          <table:table-cell office:value-type="float" office:value="0" table:formula="of:=IF([.P127]=[.P128];[.P128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27]=[.R128];[.R128];&quot;RECONCILIATION!!!&quot;)" table:style-name="ce12">
            <text:p>RECONCILIATION!!!</text:p>
          </table:table-cell>
          <table:table-cell office:value-type="float" office:value="0" table:formula="of:=IF([.S127]=[.S128];[.S128];&quot;RECONCILIATION!!!&quot;)" table:style-name="ce12">
            <text:p>0</text:p>
          </table:table-cell>
          <table:table-cell office:value-type="string" office:string-value="FALSE" table:formula="of:=IF([.T127]=[.T128];[.T128];&quot;RECONCILIATION!!!&quot;)" table:style-name="ce12">
            <text:p>FALSE</text:p>
          </table:table-cell>
          <table:table-cell office:value-type="string" office:string-value="RECONCILIATION!!!" table:formula="of:=IF([.U127]=[.U128];[.U128];&quot;RECONCILIATION!!!&quot;)" table:style-name="ce12">
            <text:p>RECONCILIATION!!!</text:p>
          </table:table-cell>
          <table:table-cell office:value-type="float" office:value="0" table:formula="of:=IF([.V127]=[.V128];[.V128];&quot;RECONCILIATION!!!&quot;)" table:style-name="ce12">
            <text:p>0</text:p>
          </table:table-cell>
          <table:table-cell office:value-type="string" office:string-value="FALSE" table:formula="of:=IF([.W127]=[.W128];[.W128];&quot;RECONCILIATION!!!&quot;)" table:style-name="ce12">
            <text:p>FALSE</text:p>
          </table:table-cell>
          <table:table-cell office:value-type="string" office:string-value="RECONCILIATION!!!" table:formula="of:=IF([.X127]=[.X128];[.X128];&quot;RECONCILIATION!!!&quot;)" table:style-name="ce12">
            <text:p>RECONCILIATION!!!</text:p>
          </table:table-cell>
          <table:table-cell office:value-type="float" office:value="0" table:formula="of:=IF([.Y127]=[.Y128];[.Y128];&quot;RECONCILIATION!!!&quot;)" table:style-name="ce12">
            <text:p>0</text:p>
          </table:table-cell>
          <table:table-cell office:value-type="string" office:string-value="not reported" table:formula="of:=IF([.Z127]=[.Z128];[.Z128];&quot;RECONCILIATION!!!&quot;)" table:style-name="ce12">
            <text:p>not reported</text:p>
          </table:table-cell>
          <table:table-cell office:value-type="string" office:string-value="RECONCILIATION!!!" table:formula="of:=IF([.AA127]=[.AA128];[.AA128];&quot;RECONCILIATION!!!&quot;)" table:style-name="ce12">
            <text:p>RECONCILIATION!!!</text:p>
          </table:table-cell>
          <table:table-cell office:value-type="float" office:value="0" table:formula="of:=IF([.AB127]=[.AB128];[.AB128];&quot;RECONCILIATION!!!&quot;)" table:style-name="ce12">
            <text:p>0</text:p>
          </table:table-cell>
          <table:table-cell office:value-type="string" office:string-value="FALSE" table:formula="of:=IF([.AC127]=[.AC128];[.AC128];&quot;RECONCILIATION!!!&quot;)" table:style-name="ce12">
            <text:p>FALSE</text:p>
          </table:table-cell>
          <table:table-cell office:value-type="string" office:string-value="RECONCILIATION!!!" table:formula="of:=IF([.AD127]=[.AD128];[.AD128];&quot;RECONCILIATION!!!&quot;)" table:style-name="ce12">
            <text:p>RECONCILIATION!!!</text:p>
          </table:table-cell>
          <table:table-cell office:value-type="float" office:value="0" table:formula="of:=IF([.AE127]=[.AE128];[.AE128];&quot;RECONCILIATION!!!&quot;)" table:style-name="ce12">
            <text:p>0</text:p>
          </table:table-cell>
          <table:table-cell office:value-type="float" office:value="0" table:formula="of:=IF([.AF127]=[.AF128];[.AF128];&quot;RECONCILIATION!!!&quot;)" table:style-name="ce12">
            <text:p>0</text:p>
          </table:table-cell>
          <table:table-cell office:value-type="float" office:value="0" table:formula="of:=IF([.AG127]=[.AG128];[.AG128];&quot;RECONCILIATION!!!&quot;)" table:style-name="ce12">
            <text:p>0</text:p>
          </table:table-cell>
          <table:table-cell office:value-type="float" office:value="0" table:formula="of:=IF([.AH127]=[.AH128];[.AH128];&quot;RECONCILIATION!!!&quot;)" table:style-name="ce12">
            <text:p>0</text:p>
          </table:table-cell>
          <table:table-cell office:value-type="string" office:string-value="Not reported" table:formula="of:=IF([.AI127]=[.AI128];[.AI128];&quot;RECONCILIATION!!!&quot;)" table:style-name="ce12">
            <text:p>Not reported</text:p>
          </table:table-cell>
          <table:table-cell office:value-type="string" office:string-value="RECONCILIATION!!!" table:formula="of:=IF([.AJ127]=[.AJ128];[.AJ128];&quot;RECONCILIATION!!!&quot;)" table:style-name="ce12">
            <text:p>RECONCILIATION!!!</text:p>
          </table:table-cell>
          <table:table-cell office:value-type="float" office:value="0" table:formula="of:=IF([.AK127]=[.AK128];[.AK128];&quot;RECONCILIATION!!!&quot;)" table:style-name="ce12">
            <text:p>0</text:p>
          </table:table-cell>
          <table:table-cell office:value-type="float" office:value="58" table:style-name="ce14">
            <text:p>58</text:p>
          </table:table-cell>
          <table:table-cell office:value-type="float" office:value="0" table:formula="of:=IF([.AM127]=[.AM128];[.AM128];&quot;RECONCILIATION!!!&quot;)" table:style-name="ce12">
            <text:p>0</text:p>
          </table:table-cell>
          <table:table-cell office:value-type="float" office:value="0" table:formula="of:=IF([.AN127]=[.AN128];[.AN128];&quot;RECONCILIATION!!!&quot;)" table:style-name="ce12">
            <text:p>0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127]=[.AP128];[.AP128];&quot;RECONCILIATION!!!&quot;)" table:style-name="ce12">
            <text:p>RECONCILIATION!!!</text:p>
          </table:table-cell>
          <table:table-cell office:value-type="float" office:value="0" table:style-name="ce12">
            <text:p>0</text:p>
          </table:table-cell>
          <table:table-cell office:value-type="string" office:string-value="not reported" table:formula="of:=IF([.AR127]=[.AR128];[.AR128];&quot;RECONCILIATION!!!&quot;)" table:style-name="ce12">
            <text:p>not reported</text:p>
          </table:table-cell>
          <table:table-cell office:value-type="string" office:string-value="RECONCILIATION!!!" table:formula="of:=IF([.AS127]=[.AS128];[.AS128];&quot;RECONCILIATION!!!&quot;)" table:style-name="ce12">
            <text:p>RECONCILIATION!!!</text:p>
          </table:table-cell>
          <table:table-cell office:value-type="float" office:value="0" table:formula="of:=IF([.AT127]=[.AT128];[.AT128];&quot;RECONCILIATION!!!&quot;)" table:style-name="ce12">
            <text:p>0</text:p>
          </table:table-cell>
          <table:table-cell office:value-type="string" office:string-value="TRUE" table:formula="of:=IF([.AU127]=[.AU128];[.AU128];&quot;RECONCILIATION!!!&quot;)" table:style-name="ce12">
            <text:p>TRUE</text:p>
          </table:table-cell>
          <table:table-cell office:value-type="string" office:string-value="RECONCILIATION!!!" table:formula="of:=IF([.AV127]=[.AV128];[.AV128];&quot;RECONCILIATION!!!&quot;)" table:style-name="ce12">
            <text:p>RECONCILIATION!!!</text:p>
          </table:table-cell>
          <table:table-cell office:value-type="float" office:value="0" table:formula="of:=IF([.AW127]=[.AW128];[.AW128];&quot;RECONCILIATION!!!&quot;)" table:style-name="ce12">
            <text:p>0</text:p>
          </table:table-cell>
          <table:table-cell office:value-type="float" office:value="0" table:formula="of:=IF([.AX127]=[.AX128];[.AX128];&quot;RECONCILIATION!!!&quot;)" table:style-name="ce12">
            <text:p>0</text:p>
          </table:table-cell>
          <table:table-cell office:value-type="float" office:value="0" table:formula="of:=IF([.AY127]=[.AY128];[.AY128];&quot;RECONCILIATION!!!&quot;)" table:style-name="ce12">
            <text:p>0</text:p>
          </table:table-cell>
          <table:table-cell office:value-type="float" office:value="0" table:formula="of:=IF([.AZ127]=[.AZ128];[.AZ128];&quot;RECONCILIATION!!!&quot;)" table:style-name="ce12">
            <text:p>0</text:p>
          </table:table-cell>
          <table:table-cell office:value-type="string" table:style-name="ce8">
            <text:p>Food and water were available to all animals ad libitum before and after surgery</text:p>
          </table:table-cell>
          <table:table-cell office:value-type="string" office:string-value="RECONCILIATION!!!" table:formula="of:=IF([.BB127]=[.BB128];[.BB128];&quot;RECONCILIATION!!!&quot;)" table:style-name="ce12">
            <text:p>RECONCILIATION!!!</text:p>
          </table:table-cell>
          <table:table-cell office:value-type="float" office:value="0" table:formula="of:=IF([.BC127]=[.BC128];[.BC128];&quot;RECONCILIATION!!!&quot;)" table:style-name="ce12">
            <text:p>0</text:p>
          </table:table-cell>
          <table:table-cell office:value-type="string" office:string-value="not reported" table:formula="of:=IF([.BD127]=[.BD128];[.BD128];&quot;RECONCILIATION!!!&quot;)" table:style-name="ce12">
            <text:p>not reported</text:p>
          </table:table-cell>
          <table:table-cell office:value-type="string" office:string-value="RECONCILIATION!!!" table:formula="of:=IF([.BE127]=[.BE128];[.BE128];&quot;RECONCILIATION!!!&quot;)" table:style-name="ce12">
            <text:p>RECONCILIATION!!!</text:p>
          </table:table-cell>
          <table:table-cell office:value-type="float" office:value="0" table:formula="of:=IF([.BF127]=[.BF128];[.BF128];&quot;RECONCILIATION!!!&quot;)" table:style-name="ce12">
            <text:p>0</text:p>
          </table:table-cell>
          <table:table-cell office:value-type="string" table:style-name="ce8">
            <text:p>Guohua Xi</text:p>
          </table:table-cell>
          <table:table-cell office:value-type="string" office:string-value="RECONCILIATION!!!" table:formula="of:=IF([.BH127]=[.BH128];[.BH128];&quot;RECONCILIATION!!!&quot;)" table:style-name="ce12">
            <text:p>RECONCILIATION!!!</text:p>
          </table:table-cell>
          <table:table-cell office:value-type="float" office:value="0" table:formula="of:=IF([.BI127]=[.BI128];[.BI128];&quot;RECONCILIATION!!!&quot;)" table:style-name="ce12">
            <text:p>0</text:p>
          </table:table-cell>
          <table:table-cell office:value-type="float" office:value="0" table:formula="of:=IF([.BJ127]=[.BJ128];[.BJ128];&quot;RECONCILIATION!!!&quot;)" table:style-name="ce12">
            <text:p>0</text:p>
          </table:table-cell>
          <table:table-cell office:value-type="float" office:value="0" table:formula="of:=IF([.BK127]=[.BK128];[.BK128];&quot;RECONCILIATION!!!&quot;)" table:style-name="ce12">
            <text:p>0</text:p>
          </table:table-cell>
          <table:table-cell office:value-type="float" office:value="0" table:formula="of:=IF([.BL127]=[.BL128];[.BL128];&quot;RECONCILIATION!!!&quot;)" table:style-name="ce12">
            <text:p>0</text:p>
          </table:table-cell>
          <table:table-cell table:style-name="ce14"/>
          <table:table-cell office:value-type="string" office:string-value="RECONCILIATION!!!" table:formula="of:=IF([.BN127]=[.BN128];[.BN128];&quot;RECONCILIATION!!!&quot;)" table:style-name="ce12">
            <text:p>RECONCILIATION!!!</text:p>
          </table:table-cell>
          <table:table-cell office:value-type="string" table:style-name="ce14">
            <text:p>adult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BQ127]=[.BQ128];[.BQ128];&quot;RECONCILIATION!!!&quot;)" table:style-name="ce12">
            <text:p>RECONCILIATION!!!</text:p>
          </table:table-cell>
          <table:table-cell office:value-type="float" office:value="0" table:formula="of:=IF([.BR127]=[.BR128];[.BR128];&quot;RECONCILIATION!!!&quot;)" table:style-name="ce12">
            <text:p>0</text:p>
          </table:table-cell>
          <table:table-cell office:value-type="float" office:value="0" table:formula="of:=IF([.BS127]=[.BS128];[.BS128];&quot;RECONCILIATION!!!&quot;)" table:style-name="ce12">
            <text:p>0</text:p>
          </table:table-cell>
          <table:table-cell office:value-type="float" office:value="0" table:formula="of:=IF([.BT127]=[.BT128];[.BT128];&quot;RECONCILIATION!!!&quot;)" table:style-name="ce12">
            <text:p>0</text:p>
          </table:table-cell>
          <table:table-cell office:value-type="float" office:value="0" table:formula="of:=IF([.BU127]=[.BU128];[.BU128];&quot;RECONCILIATION!!!&quot;)" table:style-name="ce12">
            <text:p>0</text:p>
          </table:table-cell>
          <table:table-cell office:value-type="string" table:style-name="ce17">
            <text:p>New Grading System Based on Magnetic Resonance Imaging</text:p>
          </table:table-cell>
          <table:table-cell office:value-type="string" office:string-value="RECONCILIATION!!!" table:formula="of:=IF([.BW127]=[.BW128];[.BW128];&quot;RECONCILIATION!!!&quot;)" table:style-name="ce12">
            <text:p>RECONCILIATION!!!</text:p>
          </table:table-cell>
          <table:table-cell office:value-type="float" office:value="0" table:formula="of:=IF([.BX127]=[.BX128];[.BX128];&quot;RECONCILIATION!!!&quot;)" table:style-name="ce12">
            <text:p>0</text:p>
          </table:table-cell>
          <table:table-cell office:value-type="float" office:value="0" table:formula="of:=IF([.BY127]=[.BY128];[.BY128];&quot;RECONCILIATION!!!&quot;)" table:style-name="ce12">
            <text:p>0</text:p>
          </table:table-cell>
          <table:table-cell office:value-type="float" office:value="0" table:formula="of:=IF([.BZ127]=[.BZ128];[.BZ128];&quot;RECONCILIATION!!!&quot;)" table:style-name="ce12">
            <text:p>0</text:p>
          </table:table-cell>
          <table:table-cell office:value-type="float" office:value="0" table:formula="of:=IF([.CA127]=[.CA128];[.CA128];&quot;RECONCILIATION!!!&quot;)" table:style-name="ce12">
            <text:p>0</text:p>
          </table:table-cell>
          <table:table-cell office:value-type="string" table:style-name="ce8">
            <text:p>22-30 g</text:p>
          </table:table-cell>
          <table:table-cell office:value-type="string" office:string-value="RECONCILIATION!!!" table:formula="of:=IF([.CC127]=[.CC128];[.CC128];&quot;RECONCILIATION!!!&quot;)" table:style-name="ce12">
            <text:p>RECONCILIATION!!!</text:p>
          </table:table-cell>
          <table:table-cell office:value-type="float" office:value="0" table:formula="of:=IF([.CD127]=[.CD128];[.CD128];&quot;RECONCILIATION!!!&quot;)" table:style-name="ce12">
            <text:p>0</text:p>
          </table:table-cell>
          <table:table-cell office:value-type="string" office:string-value="TRUE" table:formula="of:=IF([.CE127]=[.CE128];[.CE128];&quot;RECONCILIATION!!!&quot;)" table:style-name="ce12">
            <text:p>TRUE</text:p>
          </table:table-cell>
          <table:table-cell office:value-type="string" office:string-value="RECONCILIATION!!!" table:formula="of:=IF([.CF127]=[.CF128];[.CF128];&quot;RECONCILIATION!!!&quot;)" table:style-name="ce12">
            <text:p>RECONCILIATION!!!</text:p>
          </table:table-cell>
          <table:table-cell office:value-type="float" office:value="0" table:formula="of:=IF([.CG127]=[.CG128];[.CG128];&quot;RECONCILIATION!!!&quot;)" table:style-name="ce12">
            <text:p>0</text:p>
          </table:table-cell>
          <table:table-cell office:value-type="string" office:string-value="guohuaxi@umich.edu" table:formula="of:=IF([.CH127]=[.CH128];[.CH128];&quot;RECONCILIATION!!!&quot;)" table:style-name="ce12">
            <text:p>guohuaxi@umich.edu</text:p>
          </table:table-cell>
          <table:table-cell office:value-type="string" office:string-value="RECONCILIATION!!!" table:formula="of:=IF([.CI127]=[.CI128];[.CI128];&quot;RECONCILIATION!!!&quot;)" table:style-name="ce12">
            <text:p>RECONCILIATION!!!</text:p>
          </table:table-cell>
          <table:table-cell office:value-type="float" office:value="0" table:formula="of:=IF([.CJ127]=[.CJ128];[.CJ128];&quot;RECONCILIATION!!!&quot;)" table:style-name="ce12">
            <text:p>0</text:p>
          </table:table-cell>
          <table:table-cell office:value-type="float" office:value="0" table:formula="of:=IF([.CK127]=[.CK128];[.CK128];&quot;RECONCILIATION!!!&quot;)" table:style-name="ce12">
            <text:p>0</text:p>
          </table:table-cell>
          <table:table-cell office:value-type="float" office:value="0" table:formula="of:=IF([.CL127]=[.CL128];[.CL128];&quot;RECONCILIATION!!!&quot;)" table:style-name="ce12">
            <text:p>0</text:p>
          </table:table-cell>
          <table:table-cell office:value-type="float" office:value="0" table:formula="of:=IF([.CM127]=[.CM128];[.CM128];&quot;RECONCILIATION!!!&quot;)" table:style-name="ce12">
            <text:p>0</text:p>
          </table:table-cell>
          <table:table-cell office:value-type="string" office:string-value="FALSE" table:formula="of:=IF([.CN127]=[.CN128];[.CN128];&quot;RECONCILIATION!!!&quot;)" table:style-name="ce12">
            <text:p>FALSE</text:p>
          </table:table-cell>
          <table:table-cell office:value-type="string" office:string-value="RECONCILIATION!!!" table:formula="of:=IF([.CO127]=[.CO128];[.CO128];&quot;RECONCILIATION!!!&quot;)" table:style-name="ce12">
            <text:p>RECONCILIATION!!!</text:p>
          </table:table-cell>
          <table:table-cell office:value-type="float" office:value="0" table:formula="of:=IF([.CP127]=[.CP128];[.CP128];&quot;RECONCILIATION!!!&quot;)" table:style-name="ce12">
            <text:p>0</text:p>
          </table:table-cell>
          <table:table-cell office:value-type="float" office:value="0" table:formula="of:=IF([.CQ127]=[.CQ128];[.CQ128];&quot;RECONCILIATION!!!&quot;)" table:style-name="ce12">
            <text:p>0</text:p>
          </table:table-cell>
          <table:table-cell office:value-type="float" office:value="0" table:formula="of:=IF([.CR127]=[.CR128];[.CR128];&quot;RECONCILIATION!!!&quot;)" table:style-name="ce12">
            <text:p>0</text:p>
          </table:table-cell>
          <table:table-cell office:value-type="float" office:value="0" table:formula="of:=IF([.CS127]=[.CS128];[.CS128];&quot;RECONCILIATION!!!&quot;)" table:style-name="ce12">
            <text:p>0</text:p>
          </table:table-cell>
          <table:table-cell office:value-type="float" office:value="0" table:formula="of:=IF([.CT127]=[.CT128];[.CT128];&quot;RECONCILIATION!!!&quot;)" table:style-name="ce12">
            <text:p>0</text:p>
          </table:table-cell>
          <table:table-cell office:value-type="float" office:value="0" table:formula="of:=IF([.CU127]=[.CU128];[.CU128];&quot;RECONCILIATION!!!&quot;)" table:style-name="ce12">
            <text:p>0</text:p>
          </table:table-cell>
          <table:table-cell office:value-type="float" office:value="0" table:formula="of:=IF([.CV127]=[.CV128];[.CV128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127]=[.CX128];[.CX128];&quot;RECONCILIATION!!!&quot;)" table:style-name="ce12">
            <text:p>RECONCILIATION!!!</text:p>
          </table:table-cell>
          <table:table-cell office:value-type="float" office:value="0" table:formula="of:=IF([.CY127]=[.CY128];[.CY128];&quot;RECONCILIATION!!!&quot;)" table:style-name="ce12">
            <text:p>0</text:p>
          </table:table-cell>
          <table:table-cell office:value-type="float" office:value="0" table:formula="of:=IF([.CZ127]=[.CZ128];[.CZ128];&quot;RECONCILIATION!!!&quot;)" table:style-name="ce12">
            <text:p>0</text:p>
          </table:table-cell>
          <table:table-cell office:value-type="float" office:value="0" table:formula="of:=IF([.DA127]=[.DA128];[.DA128];&quot;RECONCILIATION!!!&quot;)" table:style-name="ce12">
            <text:p>0</text:p>
          </table:table-cell>
          <table:table-cell office:value-type="float" office:value="0" table:formula="of:=IF([.DB127]=[.DB128];[.DB128];&quot;RECONCILIATION!!!&quot;)" table:style-name="ce12">
            <text:p>0</text:p>
          </table:table-cell>
          <table:table-cell office:value-type="string" office:string-value="TRUE" table:formula="of:=IF([.DC127]=[.DC128];[.DC128];&quot;RECONCILIATION!!!&quot;)" table:style-name="ce12">
            <text:p>TRUE</text:p>
          </table:table-cell>
          <table:table-cell office:value-type="string" office:string-value="RECONCILIATION!!!" table:formula="of:=IF([.DD127]=[.DD128];[.DD128];&quot;RECONCILIATION!!!&quot;)" table:style-name="ce12">
            <text:p>RECONCILIATION!!!</text:p>
          </table:table-cell>
          <table:table-cell office:value-type="float" office:value="0" table:formula="of:=IF([.DE127]=[.DE128];[.DE128];&quot;RECONCILIATION!!!&quot;)" table:style-name="ce12">
            <text:p>0</text:p>
          </table:table-cell>
          <table:table-cell office:value-type="float" office:value="0" table:formula="of:=IF([.DF127]=[.DF128];[.DF128];&quot;RECONCILIATION!!!&quot;)" table:style-name="ce12">
            <text:p>0</text:p>
          </table:table-cell>
          <table:table-cell office:value-type="float" office:value="0" table:formula="of:=IF([.DG127]=[.DG128];[.DG128];&quot;RECONCILIATION!!!&quot;)" table:style-name="ce12">
            <text:p>0</text:p>
          </table:table-cell>
          <table:table-cell office:value-type="float" office:value="0" table:formula="of:=IF([.DH127]=[.DH128];[.DH128];&quot;RECONCILIATION!!!&quot;)" table:style-name="ce12">
            <text:p>0</text:p>
          </table:table-cell>
          <table:table-cell office:value-type="string" office:string-value="TRUE" table:formula="of:=IF([.DI127]=[.DI128];[.DI128];&quot;RECONCILIATION!!!&quot;)" table:style-name="ce12">
            <text:p>TRUE</text:p>
          </table:table-cell>
          <table:table-cell office:value-type="string" office:string-value="RECONCILIATION!!!" table:formula="of:=IF([.DJ127]=[.DJ128];[.DJ128];&quot;RECONCILIATION!!!&quot;)" table:style-name="ce12">
            <text:p>RECONCILIATION!!!</text:p>
          </table:table-cell>
          <table:table-cell office:value-type="float" office:value="0" table:formula="of:=IF([.DK127]=[.DK128];[.DK128];&quot;RECONCILIATION!!!&quot;)" table:style-name="ce12">
            <text:p>0</text:p>
          </table:table-cell>
          <table:table-cell office:value-type="float" office:value="0" table:formula="of:=IF([.DL127]=[.DL128];[.DL128];&quot;RECONCILIATION!!!&quot;)" table:style-name="ce12">
            <text:p>0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08:50:22</text:p>
          </table:table-cell>
          <table:table-cell office:value-type="string" table:style-name="ce1">
            <text:p>6c902fde-2e41-4b60-a56b-6b201698d4fa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f85a999-8d5a-4334-afc1-1547bc95e93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a44c304-2b45-479f-9b14-ddae439548d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45c04aa-0d73-4edf-832a-f978009bf3fc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1a59426c-e00a-4e2d-8361-f2cb97937bf1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2c9d53ee-ffa0-42d8-931b-b0d6dc79141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1321f43-7a50-4ebc-a48b-888258a2c64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81bab14-436c-4668-adba-f1246dbf81e2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526af96-1c73-49b5-a9c9-7c5c858379e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bb85418-713f-4863-abca-746fc7e6b957</text:p>
          </table:table-cell>
          <table:table-cell table:style-name="ce1"/>
          <table:table-cell office:value-type="string" table:style-name="ce1">
            <text:p>5-0<text:s/></text:p>
          </table:table-cell>
          <table:table-cell office:value-type="string" table:style-name="ce1">
            <text:p>9dba703f-d379-4717-85f3-4a249723240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bd433b83-c9ae-45a6-a8c9-d68595432335</text:p>
          </table:table-cell>
          <table:table-cell office:value-type="string" table:style-name="ce1">
            <text:p>postconditioning with isoflurane</text:p>
          </table:table-cell>
          <table:table-cell table:number-columns-repeated="3" table:style-name="ce1"/>
          <table:table-cell office:value-type="string" table:style-name="ce1">
            <text:p>group</text:p>
          </table:table-cell>
          <table:table-cell office:value-type="string" table:style-name="ce1">
            <text:p>539bd329-997f-4a31-86c0-05633d0c405d</text:p>
          </table:table-cell>
          <table:table-cell office:value-type="string" table:style-name="ce1">
            <text:p>All animals were housed in an animal housing facility with temperature, humidity, and light (12-h light-12-h dark cycle) controlled. All animals were housed in groups of five per cage upon arrival with freely access to food and water and used at 9 weeks of age after 2-week acclimation period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bf59900-d905-4f3e-9ec5-2048480004d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2bacf29-46b5-46e7-b66f-9e862d3a17a0</text:p>
          </table:table-cell>
          <table:table-cell office:value-type="string" table:style-name="ce1">
            <text:p>Distribution of SAH grading (control, 50% [grade 3] and 50% [grade 4]</text:p>
          </table:table-cell>
          <table:table-cell table:number-columns-repeated="6" table:style-name="ce1"/>
          <table:table-cell office:value-type="string" table:style-name="ce1">
            <text:p>not reported</text:p>
          </table:table-cell>
          <table:table-cell office:value-type="string" table:style-name="ce1">
            <text:p>2344724c-59fd-4d8d-99cc-38e40456c4d0</text:p>
          </table:table-cell>
          <table:table-cell office:value-type="string" table:style-name="ce1">
            <text:p>monofilament</text:p>
          </table:table-cell>
          <table:table-cell office:value-type="string" table:style-name="ce1">
            <text:p>Tomoko Mutoh</text:p>
          </table:table-cell>
          <table:table-cell office:value-type="string" table:style-name="ce1">
            <text:p>6fc8022c-c49f-4ca1-917d-4b6f4ba1f756</text:p>
          </table:table-cell>
          <table:table-cell table:number-columns-repeated="4" table:style-name="ce1"/>
          <table:table-cell office:value-type="string" table:style-name="ce1">
            <text:p>7 weeks</text:p>
          </table:table-cell>
          <table:table-cell office:value-type="string" table:style-name="ce1">
            <text:p>2475e5e4-8c4e-4ef5-b43e-3cb4e616d13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a909eba-76ad-4e98-8abe-d68d1118ca25</text:p>
          </table:table-cell>
          <table:table-cell table:number-columns-repeated="4" table:style-name="ce1"/>
          <table:table-cell office:value-type="string" table:style-name="ce1">
            <text:p>effect of milrinone (MIL) on cerebral blood flow (CBF) and related outcomes after experimental SAH</text:p>
          </table:table-cell>
          <table:table-cell office:value-type="string" table:style-name="ce1">
            <text:p>18236879-bc1d-459f-9b9f-3d2ff9ca7bef</text:p>
          </table:table-cell>
          <table:table-cell table:number-columns-repeated="4" table:style-name="ce1"/>
          <table:table-cell office:value-type="string" table:style-name="ce1">
            <text:p>21-26 g</text:p>
          </table:table-cell>
          <table:table-cell office:value-type="string" table:style-name="ce1">
            <text:p>08372ae7-c073-4eaf-bdd4-3d6612b4a9e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618ff97-9f3d-4e05-b67f-d8773f3a9812</text:p>
          </table:table-cell>
          <table:table-cell table:style-name="ce1"/>
          <table:table-cell office:value-type="string" table:style-name="ce1">
            <text:p>tmutoh@tiara.ocn.ne.jp</text:p>
          </table:table-cell>
          <table:table-cell office:value-type="string" table:style-name="ce1">
            <text:p>be1a320e-dbd5-4350-9933-7113a386954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362ef992-6cc6-4746-bfc5-2d931e4788b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44fdf8e1-ce77-48fe-9b36-03fa478a809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6df4b7d-d1d8-46fd-acc3-c20b48ac197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958a6ef-6cfa-4e8b-aad1-89b35286db4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993abff-ac93-47ca-a804-0ba58079f14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5e3e4c41-89ee-41dd-871a-fa4d9023cdcf</text:p>
          </table:table-cell>
          <table:table-cell table:style-name="ce1"/>
          <table:table-cell office:value-type="string" table:style-name="ce1">
            <text:p>at the terminal of the left internal carotid artery</text:p>
          </table:table-cell>
          <table:table-cell office:value-type="string" table:style-name="ce1">
            <text:p>99144450-37bd-4955-a209-f0fbe0fd2ccf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29">
            <text:p>6c902fde-2e41-4b60-a56b-6b201698d4fa</text:p>
          </table:table-cell>
          <table:table-cell office:value-type="string" table:style-name="ce35">
            <text:p>TIMO, Exclusion</text:p>
          </table:table-cell>
          <table:table-cell office:value-type="string" table:style-name="ce34">
            <text:p>EXCLUSION: Only SAH with postconditioning</text:p>
          </table:table-cell>
          <table:table-cell table:number-columns-repeated="2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7" table:style-name="ce1"/>
          <table:table-cell table:style-name="ce2"/>
          <table:table-cell table:number-columns-repeated="20" table:style-name="ce1"/>
          <table:table-cell table:style-name="ce2"/>
          <table:table-cell table:number-columns-repeated="14" table:style-name="ce1"/>
          <table:table-cell table:style-name="ce2"/>
          <table:table-cell table:number-columns-repeated="8" table:style-name="ce1"/>
          <table:table-cell table:style-name="ce2"/>
          <table:table-cell table:number-columns-repeated="8" table:style-name="ce1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271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9:39:59</text:p>
          </table:table-cell>
          <table:table-cell office:value-type="string" table:style-name="ce1">
            <text:p>6e8bdf4f-1be9-475c-8883-4bbbb6310b66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96b0fc84-0f5d-42f2-8277-fec2fd94ee0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66c4101-487e-4ab5-a077-3e8a779c8e46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9d63ea29-f762-4132-8d36-89791331345e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4652a5ef-2b7a-4dcb-95bf-2b6dbd641b16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6fd0e6ff-4fac-4628-82fa-b5401f61a07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a941ffd-2b69-4ade-b153-34daf6eac4e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c9b6c65-5361-470a-ae9f-eafd550bd02e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18498160-4c16-4436-a811-228cbeeea93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7b340d2-97b6-4ec6-a01a-895b7f050966</text:p>
          </table:table-cell>
          <table:table-cell table:style-name="ce1"/>
          <table:table-cell office:value-type="string" table:style-name="ce1">
            <text:p>5–0 monofilament</text:p>
          </table:table-cell>
          <table:table-cell office:value-type="string" table:style-name="ce1">
            <text:p>db5776a7-2cb2-4d53-9ce9-c957ed04b851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92552a7a-417a-4a29-ad7d-58d28ddce4bd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7695df1e-f7ee-422a-bcd3-d0afd1161db2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fe88e116-3f1f-45fd-8bed-a718b2bfbcd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459ae72-6b49-499c-a37b-908dd712b68b</text:p>
          </table:table-cell>
          <table:table-cell table:style-name="ce1"/>
          <table:table-cell office:value-type="string" table:style-name="ce1">
            <text:p>midazolam, fentanyl, medetomidine</text:p>
          </table:table-cell>
          <table:table-cell office:value-type="string" table:style-name="ce1">
            <text:p>89078627-d93a-400f-945e-216eddbd6876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1674669c-5270-499f-bbc8-6042957d1598</text:p>
          </table:table-cell>
          <table:table-cell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0725f52f-b4c0-4c65-b2ba-040234c19359</text:p>
          </table:table-cell>
          <table:table-cell table:style-name="ce1"/>
          <table:table-cell office:value-type="string" table:style-name="ce1">
            <text:p><text:s/>Circle of Willis</text:p>
          </table:table-cell>
          <table:table-cell office:value-type="string" table:style-name="ce1">
            <text:p>56a4dfd6-f64b-4108-9d6e-37809a0064dc</text:p>
          </table:table-cell>
          <table:table-cell table:style-name="ce1"/>
          <table:table-cell office:value-type="string" table:style-name="ce1">
            <text:p>6-8 weeks<text:s/></text:p>
          </table:table-cell>
          <table:table-cell office:value-type="string" table:style-name="ce1">
            <text:p>dfa6d3c6-7619-4b86-80ae-c179c2f1495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d5e590c-bc0d-44a6-843b-b2861e4af6ef</text:p>
          </table:table-cell>
          <table:table-cell table:number-columns-repeated="4" table:style-name="ce1"/>
          <table:table-cell office:value-type="string" table:style-name="ce1">
            <text:p>two-photon microscopy</text:p>
          </table:table-cell>
          <table:table-cell office:value-type="string" table:style-name="ce1">
            <text:p>04e5c303-2974-4eb5-acf3-c57a9e9c6402</text:p>
          </table:table-cell>
          <table:table-cell table:number-columns-repeated="4" table:style-name="ce1"/>
          <table:table-cell office:value-type="string" table:style-name="ce1">
            <text:p>20-23 g</text:p>
          </table:table-cell>
          <table:table-cell office:value-type="string" table:style-name="ce1">
            <text:p>213e05f3-361a-42f7-bf7b-4102b76f9aa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5ebfb89-0bda-48f1-a260-7648f2b6c14e</text:p>
          </table:table-cell>
          <table:table-cell table:style-name="ce1"/>
          <table:table-cell office:value-type="string" table:style-name="ce1">
            <text:p>nikolaus.plesnila@med.uni-muenchen.de</text:p>
          </table:table-cell>
          <table:table-cell office:value-type="string" table:style-name="ce1">
            <text:p>6506c45a-219c-4ea1-b7f1-92148b21aaa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3c1ad54-4eac-450d-ac58-86d725cf204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fa51cd4a-6317-4358-9ba3-dce987a8c89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c04437a-396f-44c2-ac88-9daae4ce466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b3582ef-2279-48be-ab2f-5d56961d1d2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dd24a4e-11bd-4734-b62b-a4a5535a54ac</text:p>
          </table:table-cell>
          <table:table-cell table:style-name="ce1"/>
          <table:table-cell office:value-type="string" table:style-name="ce1">
            <text:p>15 minutes</text:p>
          </table:table-cell>
          <table:table-cell office:value-type="string" table:style-name="ce1">
            <text:p>60000c78-d836-4837-a0ff-cc42cfc6c5a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270dcc8-5a17-427c-930d-d3c7f3450779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68fa90a2-32c4-4ac1-af15-1e67cee7591c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09:34:50</text:p>
          </table:table-cell>
          <table:table-cell office:value-type="string" table:style-name="ce1">
            <text:p>6e8bdf4f-1be9-475c-8883-4bbbb6310b66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76dfbab0-ecb7-45fa-b728-19f7aa2d6b7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6fd248a-b861-45bd-b187-a961c2160ee1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c56476a3-c0ff-45ad-9a6d-0a8c7d3565cb</text:p>
          </table:table-cell>
          <table:table-cell office:value-type="string" table:style-name="ce1">
            <text:p>orotracheally (Minivent, Hugo Sachs, Hugstetten, German)</text:p>
          </table:table-cell>
          <table:table-cell office:value-type="string" table:style-name="ce1">
            <text:p>C57BL/6</text:p>
          </table:table-cell>
          <table:table-cell office:value-type="string" table:style-name="ce1">
            <text:p>92679632-fbfe-4bb9-82fc-515b0c351059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271a86c7-2f17-4a3c-952a-25bdcaa6312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38be8a3-9d0a-49a3-b1fd-9702448a9bd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0febfbf-fe40-4282-995a-7db50a40e604</text:p>
          </table:table-cell>
          <table:table-cell office:value-type="string" table:style-name="ce1">
            <text:p>Nutritional support protocol: Jelly food wasprepared daily by mixing food powder containing xan-than gum (ssnif-Spezialdiaten GmbH, Soest, Germany)with water at a ratio of 1:3. Mice were gently restrainedand given 1 ml of jelly food three times a day by oralfeeding for seven days starting 48h after SAH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dd8f9cf3-a8d4-453f-977c-1867e62dff3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009bb49-e88b-4974-80e9-2c91f1226438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c361cd23-fc5b-492a-a4ee-4870eae718c0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66ba1b52-9c8b-4df7-9768-901f9db2750d</text:p>
          </table:table-cell>
          <table:table-cell office:value-type="string" table:style-name="ce1">
            <text:p>intraperitoneally: midazolam (5 mg/kg; Braun, Melsungen, Germany), fen-tanyl (0.05 mg/kg; Jansen-Cilag, Neuss, Germany), andmedetomidine (0.5 mg/kg; Pfizer, Karlsruhe, Germany)as previously described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73331e32-285d-4aa7-9d87-143bb5a413e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0025bba5-e9fd-4055-a4d9-1e105775ca8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78059f39-89bd-4298-8017-3e8a7043a34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6463cf1-0a15-4898-884b-8b7082d6e6ed</text:p>
          </table:table-cell>
          <table:table-cell table:style-name="ce1"/>
          <table:table-cell office:value-type="string" table:style-name="ce1">
            <text:p>midazolam (5 mg/kg; Braun, Melsungen, Germany), fen-tanyl (0.05 mg/kg; Jansen-Cilag, Neuss, Germany), andmedetomidine (0.5 mg/kg; Pfizer, Karlsruhe, Germany)</text:p>
          </table:table-cell>
          <table:table-cell office:value-type="string" table:style-name="ce1">
            <text:p>9bf4cb06-00b9-4750-982d-2d1369ae9d0f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68fc6535-b3e5-4654-9da5-aaba45235dcf</text:p>
          </table:table-cell>
          <table:table-cell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3deabe18-813b-4810-9c52-d1d1d531395d</text:p>
          </table:table-cell>
          <table:table-cell table:style-name="ce1"/>
          <table:table-cell office:value-type="string" table:style-name="ce1">
            <text:p>circle of willis</text:p>
          </table:table-cell>
          <table:table-cell office:value-type="string" table:style-name="ce1">
            <text:p>7aaec90d-d0ef-4862-ba20-617b1bc0de08</text:p>
          </table:table-cell>
          <table:table-cell table:style-name="ce1"/>
          <table:table-cell office:value-type="string" table:style-name="ce1">
            <text:p>6-8 weeks</text:p>
          </table:table-cell>
          <table:table-cell office:value-type="string" table:style-name="ce1">
            <text:p>0d36a5f8-f98d-40ec-a45f-e8e03ff87ef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69b2a9b-4cd9-48b7-9238-bcd74176a1b6</text:p>
          </table:table-cell>
          <table:table-cell table:number-columns-repeated="4" table:style-name="ce1"/>
          <table:table-cell office:value-type="string" table:style-name="ce1">
            <text:p>vessel diameter after stimmuli</text:p>
          </table:table-cell>
          <table:table-cell office:value-type="string" table:style-name="ce1">
            <text:p>8109441b-f850-46a6-9cc8-4463c9c2aa59</text:p>
          </table:table-cell>
          <table:table-cell table:style-name="ce1"/>
          <table:table-cell office:value-type="string" table:style-name="ce1">
            <text:p>monofilament</text:p>
          </table:table-cell>
          <table:table-cell office:value-type="string" table:style-name="ce1">
            <text:p>349cd78a-bd22-4be6-95fb-b43937966373</text:p>
          </table:table-cell>
          <table:table-cell table:style-name="ce1"/>
          <table:table-cell office:value-type="string" table:style-name="ce1">
            <text:p>20-23 g</text:p>
          </table:table-cell>
          <table:table-cell office:value-type="string" table:style-name="ce1">
            <text:p>ceb3a156-541d-4ff2-8981-b68cac7e14a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2737373-8790-43b7-ac18-9a845d026ddc</text:p>
          </table:table-cell>
          <table:table-cell table:style-name="ce1"/>
          <table:table-cell office:value-type="string" table:style-name="ce1">
            <text:p>nikolaus.plesnila@med.uni-muenchen.de</text:p>
          </table:table-cell>
          <table:table-cell office:value-type="string" table:style-name="ce1">
            <text:p>81eace1c-8674-43a2-8abd-a03bd49e332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e986650-ca95-4c9e-aeca-0f6ba3875bb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7840f4f3-ec27-4db9-91cc-33b3602e3047</text:p>
          </table:table-cell>
          <table:table-cell table:style-name="ce1"/>
          <table:table-cell office:value-type="string" table:style-name="ce1">
            <text:p><text:s/>preparation of jelly food 3 times a day for 7 days after surgery</text:p>
          </table:table-cell>
          <table:table-cell office:value-type="string" table:style-name="ce1">
            <text:p>87db8a07-7135-4afa-ab7c-d318cdda611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03eec3f-6f33-4226-b34a-21bb15f11f5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7fc363e-54fe-424a-99d8-42b29712395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9282699-3bee-4e23-bbe6-e06f9abd248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7527cec-7147-44f5-a1d8-e75140c1f88f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3f80efbd-0da7-4a53-b105-1f3e199b550f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6e8bdf4f-1be9-475c-8883-4bbbb6310b66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32]=[.E133];[.E133];&quot;RECONCILIATION!!!&quot;)" table:style-name="ce12">
            <text:p>TRUE</text:p>
          </table:table-cell>
          <table:table-cell office:value-type="string" office:string-value="RECONCILIATION!!!" table:formula="of:=IF([.F132]=[.F133];[.F133];&quot;RECONCILIATION!!!&quot;)" table:style-name="ce12">
            <text:p>RECONCILIATION!!!</text:p>
          </table:table-cell>
          <table:table-cell office:value-type="float" office:value="0" table:formula="of:=IF([.G132]=[.G133];[.G133];&quot;RECONCILIATION!!!&quot;)" table:style-name="ce12">
            <text:p>0</text:p>
          </table:table-cell>
          <table:table-cell office:value-type="string" office:string-value="TRUE" table:formula="of:=IF([.H132]=[.H133];[.H133];&quot;RECONCILIATION!!!&quot;)" table:style-name="ce12">
            <text:p>TRUE</text:p>
          </table:table-cell>
          <table:table-cell office:value-type="string" office:string-value="RECONCILIATION!!!" table:formula="of:=IF([.I132]=[.I133];[.I133];&quot;RECONCILIATION!!!&quot;)" table:style-name="ce12">
            <text:p>RECONCILIATION!!!</text:p>
          </table:table-cell>
          <table:table-cell office:value-type="float" office:value="0" table:formula="of:=IF([.J132]=[.J133];[.J133];&quot;RECONCILIATION!!!&quot;)" table:style-name="ce12">
            <text:p>0</text:p>
          </table:table-cell>
          <table:table-cell office:value-type="string" office:string-value="yes" table:formula="of:=IF([.K132]=[.K133];[.K133];&quot;RECONCILIATION!!!&quot;)" table:style-name="ce12">
            <text:p>yes</text:p>
          </table:table-cell>
          <table:table-cell office:value-type="string" office:string-value="RECONCILIATION!!!" table:formula="of:=IF([.L132]=[.L133];[.L133];&quot;RECONCILIATION!!!&quot;)" table:style-name="ce12">
            <text:p>RECONCILIATION!!!</text:p>
          </table:table-cell>
          <table:table-cell office:value-type="string" table:style-name="ce8">
            <text:p>orotracheally (Minivent, Hugo Sachs, Hugstetten, German)</text:p>
          </table:table-cell>
          <table:table-cell office:value-type="string" office:string-value="C57BL/6" table:formula="of:=IF([.N132]=[.N133];[.N133];&quot;RECONCILIATION!!!&quot;)" table:style-name="ce12">
            <text:p>C57BL/6</text:p>
          </table:table-cell>
          <table:table-cell office:value-type="string" office:string-value="RECONCILIATION!!!" table:formula="of:=IF([.O132]=[.O133];[.O133];&quot;RECONCILIATION!!!&quot;)" table:style-name="ce12">
            <text:p>RECONCILIATION!!!</text:p>
          </table:table-cell>
          <table:table-cell office:value-type="float" office:value="0" table:formula="of:=IF([.P132]=[.P133];[.P133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32]=[.R133];[.R133];&quot;RECONCILIATION!!!&quot;)" table:style-name="ce12">
            <text:p>RECONCILIATION!!!</text:p>
          </table:table-cell>
          <table:table-cell office:value-type="float" office:value="0" table:formula="of:=IF([.S132]=[.S133];[.S133];&quot;RECONCILIATION!!!&quot;)" table:style-name="ce12">
            <text:p>0</text:p>
          </table:table-cell>
          <table:table-cell office:value-type="string" office:string-value="TRUE" table:formula="of:=IF([.T132]=[.T133];[.T133];&quot;RECONCILIATION!!!&quot;)" table:style-name="ce12">
            <text:p>TRUE</text:p>
          </table:table-cell>
          <table:table-cell office:value-type="string" office:string-value="RECONCILIATION!!!" table:formula="of:=IF([.U132]=[.U133];[.U133];&quot;RECONCILIATION!!!&quot;)" table:style-name="ce12">
            <text:p>RECONCILIATION!!!</text:p>
          </table:table-cell>
          <table:table-cell office:value-type="float" office:value="0" table:formula="of:=IF([.V132]=[.V133];[.V13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X132]=[.X133];[.X133];&quot;RECONCILIATION!!!&quot;)" table:style-name="ce12">
            <text:p>RECONCILIATION!!!</text:p>
          </table:table-cell>
          <table:table-cell office:value-type="string" table:style-name="ce8">
            <text:p>Nutritional support protocol: Jelly food wasprepared daily by mixing food powder containing xan-than gum (ssnif-Spezialdiaten GmbH, Soest, Germany)with water at a ratio of 1:3. Mice were gently restrainedand given 1 ml of jelly food three times a day by oralfeeding for seven days starting 48h after SAH</text:p>
          </table:table-cell>
          <table:table-cell office:value-type="string" office:string-value="yes" table:formula="of:=IF([.Z132]=[.Z133];[.Z133];&quot;RECONCILIATION!!!&quot;)" table:style-name="ce12">
            <text:p>yes</text:p>
          </table:table-cell>
          <table:table-cell office:value-type="string" office:string-value="RECONCILIATION!!!" table:formula="of:=IF([.AA132]=[.AA133];[.AA133];&quot;RECONCILIATION!!!&quot;)" table:style-name="ce12">
            <text:p>RECONCILIATION!!!</text:p>
          </table:table-cell>
          <table:table-cell office:value-type="float" office:value="0" table:formula="of:=IF([.AB132]=[.AB133];[.AB133];&quot;RECONCILIATION!!!&quot;)" table:style-name="ce12">
            <text:p>0</text:p>
          </table:table-cell>
          <table:table-cell office:value-type="string" office:string-value="TRUE" table:formula="of:=IF([.AC132]=[.AC133];[.AC133];&quot;RECONCILIATION!!!&quot;)" table:style-name="ce12">
            <text:p>TRUE</text:p>
          </table:table-cell>
          <table:table-cell office:value-type="string" office:string-value="RECONCILIATION!!!" table:formula="of:=IF([.AD132]=[.AD133];[.AD133];&quot;RECONCILIATION!!!&quot;)" table:style-name="ce12">
            <text:p>RECONCILIATION!!!</text:p>
          </table:table-cell>
          <table:table-cell office:value-type="float" office:value="0" table:formula="of:=IF([.AE132]=[.AE133];[.AE133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32]=[.AG133];[.AG133];&quot;RECONCILIATION!!!&quot;)" table:style-name="ce12">
            <text:p>RECONCILIATION!!!</text:p>
          </table:table-cell>
          <table:table-cell office:value-type="float" office:value="0" table:formula="of:=IF([.AH132]=[.AH133];[.AH133];&quot;RECONCILIATION!!!&quot;)" table:style-name="ce12">
            <text:p>0</text:p>
          </table:table-cell>
          <table:table-cell office:value-type="string" office:string-value="Injective" table:formula="of:=IF([.AI132]=[.AI133];[.AI133];&quot;RECONCILIATION!!!&quot;)" table:style-name="ce12">
            <text:p>Injective</text:p>
          </table:table-cell>
          <table:table-cell office:value-type="string" office:string-value="RECONCILIATION!!!" table:formula="of:=IF([.AJ132]=[.AJ133];[.AJ133];&quot;RECONCILIATION!!!&quot;)" table:style-name="ce12">
            <text:p>RECONCILIATION!!!</text:p>
          </table:table-cell>
          <table:table-cell office:value-type="string" table:style-name="ce8">
            <text:p>intraperitoneally: midazolam (5 mg/kg; Braun, Melsungen, Germany), fen-tanyl (0.05 mg/kg; Jansen-Cilag, Neuss, Germany), andmedetomidine (0.5 mg/kg; Pfizer, Karlsruhe, Germany)as previously described</text:p>
          </table:table-cell>
          <table:table-cell office:value-type="float" office:value="9" table:style-name="ce14">
            <text:p>9</text:p>
          </table:table-cell>
          <table:table-cell office:value-type="string" office:string-value="RECONCILIATION!!!" table:formula="of:=IF([.AM132]=[.AM133];[.AM133];&quot;RECONCILIATION!!!&quot;)" table:style-name="ce12">
            <text:p>RECONCILIATION!!!</text:p>
          </table:table-cell>
          <table:table-cell office:value-type="float" office:value="0" table:formula="of:=IF([.AN132]=[.AN133];[.AN133];&quot;RECONCILIATION!!!&quot;)" table:style-name="ce12">
            <text:p>0</text:p>
          </table:table-cell>
          <table:table-cell office:value-type="string" office:string-value="not reported" table:formula="of:=IF([.AO132]=[.AO133];[.AO133];&quot;RECONCILIATION!!!&quot;)" table:style-name="ce12">
            <text:p>not reported</text:p>
          </table:table-cell>
          <table:table-cell office:value-type="string" office:string-value="RECONCILIATION!!!" table:formula="of:=IF([.AP132]=[.AP133];[.AP133];&quot;RECONCILIATION!!!&quot;)" table:style-name="ce12">
            <text:p>RECONCILIATION!!!</text:p>
          </table:table-cell>
          <table:table-cell office:value-type="float" office:value="0" table:formula="of:=IF([.AQ132]=[.AQ133];[.AQ133];&quot;RECONCILIATION!!!&quot;)" table:style-name="ce12">
            <text:p>0</text:p>
          </table:table-cell>
          <table:table-cell office:value-type="string" office:string-value="no" table:formula="of:=IF([.AR132]=[.AR133];[.AR133];&quot;RECONCILIATION!!!&quot;)" table:style-name="ce12">
            <text:p>no</text:p>
          </table:table-cell>
          <table:table-cell office:value-type="string" office:string-value="RECONCILIATION!!!" table:formula="of:=IF([.AS132]=[.AS133];[.AS133];&quot;RECONCILIATION!!!&quot;)" table:style-name="ce12">
            <text:p>RECONCILIATION!!!</text:p>
          </table:table-cell>
          <table:table-cell office:value-type="float" office:value="0" table:formula="of:=IF([.AT132]=[.AT133];[.AT133];&quot;RECONCILIATION!!!&quot;)" table:style-name="ce12">
            <text:p>0</text:p>
          </table:table-cell>
          <table:table-cell office:value-type="string" office:string-value="FALSE" table:formula="of:=IF([.AU132]=[.AU133];[.AU133];&quot;RECONCILIATION!!!&quot;)" table:style-name="ce12">
            <text:p>FALSE</text:p>
          </table:table-cell>
          <table:table-cell office:value-type="string" office:string-value="RECONCILIATION!!!" table:formula="of:=IF([.AV132]=[.AV133];[.AV133];&quot;RECONCILIATION!!!&quot;)" table:style-name="ce12">
            <text:p>RECONCILIATION!!!</text:p>
          </table:table-cell>
          <table:table-cell office:value-type="float" office:value="0" table:formula="of:=IF([.AW132]=[.AW133];[.AW133];&quot;RECONCILIATION!!!&quot;)" table:style-name="ce12">
            <text:p>0</text:p>
          </table:table-cell>
          <table:table-cell office:value-type="string" table:style-name="ce8">
            <text:p>midazolam (5 mg/kg; Braun, Melsungen, Germany), fen-tanyl (0.05 mg/kg; Jansen-Cilag, Neuss, Germany), andmedetomidine (0.5 mg/kg; Pfizer, Karlsruhe, Germany)</text:p>
          </table:table-cell>
          <table:table-cell office:value-type="string" office:string-value="RECONCILIATION!!!" table:formula="of:=IF([.AY132]=[.AY133];[.AY133];&quot;RECONCILIATION!!!&quot;)" table:style-name="ce12">
            <text:p>RECONCILIATION!!!</text:p>
          </table:table-cell>
          <table:table-cell office:value-type="float" office:value="0" table:formula="of:=IF([.AZ132]=[.AZ133];[.AZ133];&quot;RECONCILIATION!!!&quot;)" table:style-name="ce12">
            <text:p>0</text:p>
          </table:table-cell>
          <table:table-cell office:value-type="float" office:value="0" table:formula="of:=IF([.BA132]=[.BA133];[.BA133];&quot;RECONCILIATION!!!&quot;)" table:style-name="ce12">
            <text:p>0</text:p>
          </table:table-cell>
          <table:table-cell office:value-type="float" office:value="0" table:formula="of:=IF([.BB132]=[.BB133];[.BB133];&quot;RECONCILIATION!!!&quot;)" table:style-name="ce12">
            <text:p>0</text:p>
          </table:table-cell>
          <table:table-cell office:value-type="float" office:value="0" table:formula="of:=IF([.BC132]=[.BC133];[.BC133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32]=[.BE133];[.BE133];&quot;RECONCILIATION!!!&quot;)" table:style-name="ce12">
            <text:p>RECONCILIATION!!!</text:p>
          </table:table-cell>
          <table:table-cell office:value-type="float" office:value="0" table:formula="of:=IF([.BF132]=[.BF133];[.BF133];&quot;RECONCILIATION!!!&quot;)" table:style-name="ce12">
            <text:p>0</text:p>
          </table:table-cell>
          <table:table-cell office:value-type="string" office:string-value="Nikolaus Plesnila" table:formula="of:=IF([.BG132]=[.BG133];[.BG133];&quot;RECONCILIATION!!!&quot;)" table:style-name="ce12">
            <text:p>Nikolaus Plesnila</text:p>
          </table:table-cell>
          <table:table-cell office:value-type="string" office:string-value="RECONCILIATION!!!" table:formula="of:=IF([.BH132]=[.BH133];[.BH133];&quot;RECONCILIATION!!!&quot;)" table:style-name="ce12">
            <text:p>RECONCILIATION!!!</text:p>
          </table:table-cell>
          <table:table-cell office:value-type="float" office:value="0" table:formula="of:=IF([.BI132]=[.BI133];[.BI133];&quot;RECONCILIATION!!!&quot;)" table:style-name="ce12">
            <text:p>0</text:p>
          </table:table-cell>
          <table:table-cell office:value-type="string" table:style-name="ce8">
            <text:p>circle of willis</text:p>
          </table:table-cell>
          <table:table-cell office:value-type="string" office:string-value="RECONCILIATION!!!" table:formula="of:=IF([.BK132]=[.BK133];[.BK133];&quot;RECONCILIATION!!!&quot;)" table:style-name="ce12">
            <text:p>RECONCILIATION!!!</text:p>
          </table:table-cell>
          <table:table-cell office:value-type="float" office:value="0" table:formula="of:=IF([.BL132]=[.BL133];[.BL133];&quot;RECONCILIATION!!!&quot;)" table:style-name="ce12">
            <text:p>0</text:p>
          </table:table-cell>
          <table:table-cell office:value-type="string" table:style-name="ce12">
            <text:p>6-8 weeks</text:p>
          </table:table-cell>
          <table:table-cell office:value-type="string" office:string-value="RECONCILIATION!!!" table:formula="of:=IF([.BN132]=[.BN133];[.BN133];&quot;RECONCILIATION!!!&quot;)" table:style-name="ce12">
            <text:p>RECONCILIATION!!!</text:p>
          </table:table-cell>
          <table:table-cell office:value-type="float" office:value="0" table:formula="of:=IF([.BO132]=[.BO133];[.BO133];&quot;RECONCILIATION!!!&quot;)" table:style-name="ce12">
            <text:p>0</text:p>
          </table:table-cell>
          <table:table-cell office:value-type="string" office:string-value="TRUE" table:formula="of:=IF([.BP132]=[.BP133];[.BP133];&quot;RECONCILIATION!!!&quot;)" table:style-name="ce12">
            <text:p>TRUE</text:p>
          </table:table-cell>
          <table:table-cell office:value-type="string" office:string-value="RECONCILIATION!!!" table:formula="of:=IF([.BQ132]=[.BQ133];[.BQ133];&quot;RECONCILIATION!!!&quot;)" table:style-name="ce12">
            <text:p>RECONCILIATION!!!</text:p>
          </table:table-cell>
          <table:table-cell office:value-type="float" office:value="0" table:formula="of:=IF([.BR132]=[.BR133];[.BR133];&quot;RECONCILIATION!!!&quot;)" table:style-name="ce12">
            <text:p>0</text:p>
          </table:table-cell>
          <table:table-cell office:value-type="float" office:value="0" table:formula="of:=IF([.BS132]=[.BS133];[.BS133];&quot;RECONCILIATION!!!&quot;)" table:style-name="ce12">
            <text:p>0</text:p>
          </table:table-cell>
          <table:table-cell office:value-type="float" office:value="0" table:formula="of:=IF([.BT132]=[.BT133];[.BT133];&quot;RECONCILIATION!!!&quot;)" table:style-name="ce12">
            <text:p>0</text:p>
          </table:table-cell>
          <table:table-cell office:value-type="float" office:value="0" table:formula="of:=IF([.BU132]=[.BU133];[.BU133];&quot;RECONCILIATION!!!&quot;)" table:style-name="ce12">
            <text:p>0</text:p>
          </table:table-cell>
          <table:table-cell office:value-type="string" office:string-value="RECONCILIATION!!!" table:formula="of:=IF([.BV132]=[.BV133];[.BV133];&quot;RECONCILIATION!!!&quot;)" table:style-name="ce12">
            <text:p>RECONCILIATION!!!</text:p>
          </table:table-cell>
          <table:table-cell office:value-type="string" office:string-value="RECONCILIATION!!!" table:formula="of:=IF([.BW132]=[.BW133];[.BW133];&quot;RECONCILIATION!!!&quot;)" table:style-name="ce12">
            <text:p>RECONCILIATION!!!</text:p>
          </table:table-cell>
          <table:table-cell office:value-type="float" office:value="0" table:formula="of:=IF([.BX132]=[.BX133];[.BX133];&quot;RECONCILIATION!!!&quot;)" table:style-name="ce12">
            <text:p>0</text:p>
          </table:table-cell>
          <table:table-cell office:value-type="string" table:style-name="ce12">
            <text:p>5-0 monofilament</text:p>
          </table:table-cell>
          <table:table-cell office:value-type="string" office:string-value="RECONCILIATION!!!" table:formula="of:=IF([.BZ132]=[.BZ133];[.BZ133];&quot;RECONCILIATION!!!&quot;)" table:style-name="ce12">
            <text:p>RECONCILIATION!!!</text:p>
          </table:table-cell>
          <table:table-cell office:value-type="float" office:value="0" table:formula="of:=IF([.CA132]=[.CA133];[.CA133];&quot;RECONCILIATION!!!&quot;)" table:style-name="ce12">
            <text:p>0</text:p>
          </table:table-cell>
          <table:table-cell office:value-type="string" office:string-value="20-23 g" table:formula="of:=IF([.CB132]=[.CB133];[.CB133];&quot;RECONCILIATION!!!&quot;)" table:style-name="ce12">
            <text:p>20-23 g</text:p>
          </table:table-cell>
          <table:table-cell office:value-type="string" office:string-value="RECONCILIATION!!!" table:formula="of:=IF([.CC132]=[.CC133];[.CC133];&quot;RECONCILIATION!!!&quot;)" table:style-name="ce12">
            <text:p>RECONCILIATION!!!</text:p>
          </table:table-cell>
          <table:table-cell office:value-type="float" office:value="0" table:formula="of:=IF([.CD132]=[.CD133];[.CD133];&quot;RECONCILIATION!!!&quot;)" table:style-name="ce12">
            <text:p>0</text:p>
          </table:table-cell>
          <table:table-cell office:value-type="string" office:string-value="TRUE" table:formula="of:=IF([.CE132]=[.CE133];[.CE133];&quot;RECONCILIATION!!!&quot;)" table:style-name="ce12">
            <text:p>TRUE</text:p>
          </table:table-cell>
          <table:table-cell office:value-type="string" office:string-value="RECONCILIATION!!!" table:formula="of:=IF([.CF132]=[.CF133];[.CF133];&quot;RECONCILIATION!!!&quot;)" table:style-name="ce12">
            <text:p>RECONCILIATION!!!</text:p>
          </table:table-cell>
          <table:table-cell office:value-type="float" office:value="0" table:formula="of:=IF([.CG132]=[.CG133];[.CG133];&quot;RECONCILIATION!!!&quot;)" table:style-name="ce12">
            <text:p>0</text:p>
          </table:table-cell>
          <table:table-cell office:value-type="string" office:string-value="nikolaus.plesnila@med.uni-muenchen.de" table:formula="of:=IF([.CH132]=[.CH133];[.CH133];&quot;RECONCILIATION!!!&quot;)" table:style-name="ce12">
            <text:p>nikolaus.plesnila@med.uni-muenchen.de</text:p>
          </table:table-cell>
          <table:table-cell office:value-type="string" office:string-value="RECONCILIATION!!!" table:formula="of:=IF([.CI132]=[.CI133];[.CI133];&quot;RECONCILIATION!!!&quot;)" table:style-name="ce12">
            <text:p>RECONCILIATION!!!</text:p>
          </table:table-cell>
          <table:table-cell office:value-type="float" office:value="0" table:formula="of:=IF([.CJ132]=[.CJ133];[.CJ133];&quot;RECONCILIATION!!!&quot;)" table:style-name="ce12">
            <text:p>0</text:p>
          </table:table-cell>
          <table:table-cell office:value-type="float" office:value="0" table:formula="of:=IF([.CK132]=[.CK133];[.CK133];&quot;RECONCILIATION!!!&quot;)" table:style-name="ce12">
            <text:p>0</text:p>
          </table:table-cell>
          <table:table-cell office:value-type="float" office:value="0" table:formula="of:=IF([.CL132]=[.CL133];[.CL133];&quot;RECONCILIATION!!!&quot;)" table:style-name="ce12">
            <text:p>0</text:p>
          </table:table-cell>
          <table:table-cell office:value-type="float" office:value="0" table:formula="of:=IF([.CM132]=[.CM133];[.CM13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O132]=[.CO133];[.CO133];&quot;RECONCILIATION!!!&quot;)" table:style-name="ce12">
            <text:p>RECONCILIATION!!!</text:p>
          </table:table-cell>
          <table:table-cell office:value-type="float" office:value="0" table:formula="of:=IF([.CP132]=[.CP133];[.CP133];&quot;RECONCILIATION!!!&quot;)" table:style-name="ce12">
            <text:p>0</text:p>
          </table:table-cell>
          <table:table-cell office:value-type="float" office:value="10" table:formula="of:=IF([.CQ132]=[.CQ133];[.CQ133];&quot;RECONCILIATION!!!&quot;)" table:style-name="ce12">
            <text:p>10</text:p>
          </table:table-cell>
          <table:table-cell office:value-type="string" office:string-value="RECONCILIATION!!!" table:formula="of:=IF([.CR132]=[.CR133];[.CR133];&quot;RECONCILIATION!!!&quot;)" table:style-name="ce12">
            <text:p>RECONCILIATION!!!</text:p>
          </table:table-cell>
          <table:table-cell office:value-type="float" office:value="0" table:formula="of:=IF([.CS132]=[.CS133];[.CS133];&quot;RECONCILIATION!!!&quot;)" table:style-name="ce12">
            <text:p>0</text:p>
          </table:table-cell>
          <table:table-cell office:value-type="string" table:style-name="ce8">
            <text:p>preparation of jelly food 3 times a day for 7 days after surgery</text:p>
          </table:table-cell>
          <table:table-cell office:value-type="string" office:string-value="RECONCILIATION!!!" table:formula="of:=IF([.CU132]=[.CU133];[.CU133];&quot;RECONCILIATION!!!&quot;)" table:style-name="ce12">
            <text:p>RECONCILIATION!!!</text:p>
          </table:table-cell>
          <table:table-cell office:value-type="float" office:value="0" table:formula="of:=IF([.CV132]=[.CV133];[.CV13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132]=[.CX133];[.CX133];&quot;RECONCILIATION!!!&quot;)" table:style-name="ce12">
            <text:p>RECONCILIATION!!!</text:p>
          </table:table-cell>
          <table:table-cell office:value-type="float" office:value="0" table:formula="of:=IF([.CY132]=[.CY133];[.CY133];&quot;RECONCILIATION!!!&quot;)" table:style-name="ce12">
            <text:p>0</text:p>
          </table:table-cell>
          <table:table-cell office:value-type="string" office:string-value="TRUE" table:formula="of:=IF([.CZ132]=[.CZ133];[.CZ133];&quot;RECONCILIATION!!!&quot;)" table:style-name="ce12">
            <text:p>TRUE</text:p>
          </table:table-cell>
          <table:table-cell office:value-type="string" office:string-value="RECONCILIATION!!!" table:formula="of:=IF([.DA132]=[.DA133];[.DA133];&quot;RECONCILIATION!!!&quot;)" table:style-name="ce12">
            <text:p>RECONCILIATION!!!</text:p>
          </table:table-cell>
          <table:table-cell office:value-type="float" office:value="0" table:formula="of:=IF([.DB132]=[.DB133];[.DB133];&quot;RECONCILIATION!!!&quot;)" table:style-name="ce12">
            <text:p>0</text:p>
          </table:table-cell>
          <table:table-cell office:value-type="string" office:string-value="TRUE" table:formula="of:=IF([.DC132]=[.DC133];[.DC133];&quot;RECONCILIATION!!!&quot;)" table:style-name="ce12">
            <text:p>TRUE</text:p>
          </table:table-cell>
          <table:table-cell office:value-type="string" office:string-value="RECONCILIATION!!!" table:formula="of:=IF([.DD132]=[.DD133];[.DD133];&quot;RECONCILIATION!!!&quot;)" table:style-name="ce12">
            <text:p>RECONCILIATION!!!</text:p>
          </table:table-cell>
          <table:table-cell office:value-type="float" office:value="0" table:formula="of:=IF([.DE132]=[.DE133];[.DE133];&quot;RECONCILIATION!!!&quot;)" table:style-name="ce12">
            <text:p>0</text:p>
          </table:table-cell>
          <table:table-cell office:value-type="string" table:style-name="ce14">
            <text:p>15 minutes</text:p>
          </table:table-cell>
          <table:table-cell office:value-type="string" office:string-value="RECONCILIATION!!!" table:formula="of:=IF([.DG132]=[.DG133];[.DG133];&quot;RECONCILIATION!!!&quot;)" table:style-name="ce12">
            <text:p>RECONCILIATION!!!</text:p>
          </table:table-cell>
          <table:table-cell office:value-type="float" office:value="0" table:formula="of:=IF([.DH132]=[.DH133];[.DH133];&quot;RECONCILIATION!!!&quot;)" table:style-name="ce12">
            <text:p>0</text:p>
          </table:table-cell>
          <table:table-cell office:value-type="string" office:string-value="TRUE" table:formula="of:=IF([.DI132]=[.DI133];[.DI133];&quot;RECONCILIATION!!!&quot;)" table:style-name="ce12">
            <text:p>TRUE</text:p>
          </table:table-cell>
          <table:table-cell office:value-type="string" office:string-value="RECONCILIATION!!!" table:formula="of:=IF([.DJ132]=[.DJ133];[.DJ133];&quot;RECONCILIATION!!!&quot;)" table:style-name="ce12">
            <text:p>RECONCILIATION!!!</text:p>
          </table:table-cell>
          <table:table-cell office:value-type="float" office:value="0" table:formula="of:=IF([.DK132]=[.DK133];[.DK133];&quot;RECONCILIATION!!!&quot;)" table:style-name="ce12">
            <text:p>0</text:p>
          </table:table-cell>
          <table:table-cell office:value-type="string" table:style-name="ce21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4 09:03:55</text:p>
          </table:table-cell>
          <table:table-cell office:value-type="string" table:style-name="ce1">
            <text:p>6f303a27-1ca6-4ff9-9ece-b4d557d2e5e0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351ac296-f853-4b5b-b3dd-c988ba95732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d9fbbc4-a982-4ada-a8d1-c93230861d12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d8ff53db-70c0-460c-b04d-54f4e7533eea</text:p>
          </table:table-cell>
          <table:table-cell table:style-name="ce1"/>
          <table:table-cell office:value-type="string" table:style-name="ce1">
            <text:p>C57BL/6N</text:p>
          </table:table-cell>
          <table:table-cell office:value-type="string" table:style-name="ce1">
            <text:p>ca69973d-c53a-4b20-b829-30478b7c355d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77f7b44b-4d0e-436f-a14b-e900d63a142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45bd531-cfcf-40b9-bd0b-264ca4ed64a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5b3ec2f-dabc-4739-9234-02fb9a4d2f9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3efcf88-6d3d-47bd-913e-1d5772b4669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ab3ac5c-0268-47f5-ad8c-70cbe6851c9b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a329aa32-6f2d-4166-836f-57dc009f8fe8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53b48867-13e8-4ab0-b04e-b1f95aa6dca2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f518942c-71a8-4d85-8e89-d9b9ff8ead3c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47976fe3-f1a2-4b3b-a224-8fb0de3885b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3bd352f-9a7f-4baa-ba1a-4293470d8eea</text:p>
          </table:table-cell>
          <table:table-cell table:number-columns-repeated="4" table:style-name="ce1"/>
          <table:table-cell office:value-type="string" table:style-name="ce1">
            <text:p>housed in groups of 5 animals per cage (28×42×20 cm). Mice were main- tained at 24±1°C in an air-conditioned environment with a 12-h light/dark cycle and received a standard rodent diet and water ad libitum</text:p>
          </table:table-cell>
          <table:table-cell office:value-type="string" table:style-name="ce1">
            <text:p>7525e799-9275-4902-866d-6515195c1fc4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94d24875-1fe4-4228-b044-aa8f82c5f926</text:p>
          </table:table-cell>
          <table:table-cell table:style-name="ce1"/>
          <table:table-cell office:value-type="string" table:style-name="ce1">
            <text:p>Tatsushi Mutoh</text:p>
          </table:table-cell>
          <table:table-cell office:value-type="string" table:style-name="ce1">
            <text:p>7f990eff-b3fb-4b3a-b383-1e1941869393</text:p>
          </table:table-cell>
          <table:table-cell table:style-name="ce1"/>
          <table:table-cell office:value-type="string" table:style-name="ce1">
            <text:p>the bifurcation of the terminal internal carotid artery and proximal portion of the middle cerebral artery</text:p>
          </table:table-cell>
          <table:table-cell office:value-type="string" table:style-name="ce1">
            <text:p>b2847935-3cad-4d7b-968e-e9f84f62f0d5</text:p>
          </table:table-cell>
          <table:table-cell table:style-name="ce1"/>
          <table:table-cell office:value-type="string" table:style-name="ce1">
            <text:p>9 weeks<text:s/></text:p>
          </table:table-cell>
          <table:table-cell office:value-type="string" table:style-name="ce1">
            <text:p>ca26cba3-15e6-4375-bae5-1dffcbd4579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f7718b6-0b2e-4bb1-bcf5-85814d5fd0ca</text:p>
          </table:table-cell>
          <table:table-cell table:style-name="ce1"/>
          <table:table-cell office:value-type="string" table:style-name="ce1">
            <text:p>premedicated with butorphanol (5 mg/kg, subcutaneous) and anesthetized with isoflurane (2% induction in 2.0 L/min; 1.5% maintenance in 1.0 L/min of 50% O2 in air)</text:p>
          </table:table-cell>
          <table:table-cell office:value-type="string" table:style-name="ce1">
            <text:p>37bc701b-12ee-4eca-a06f-36032a52ab18</text:p>
          </table:table-cell>
          <table:table-cell table:style-name="ce1"/>
          <table:table-cell office:value-type="string" table:style-name="ce1">
            <text:p>MRI scan</text:p>
          </table:table-cell>
          <table:table-cell office:value-type="string" table:style-name="ce1">
            <text:p>607ce549-982b-4129-ba44-0a72e3aa9a8b</text:p>
          </table:table-cell>
          <table:table-cell table:number-columns-repeated="4" table:style-name="ce1"/>
          <table:table-cell office:value-type="string" table:style-name="ce1">
            <text:p>21–26 g</text:p>
          </table:table-cell>
          <table:table-cell office:value-type="string" table:style-name="ce1">
            <text:p>1b85632f-b970-4551-8cb2-69d0c371157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c53c15b-f702-420d-8eca-a39f9928c569</text:p>
          </table:table-cell>
          <table:table-cell table:style-name="ce1"/>
          <table:table-cell office:value-type="string" table:style-name="ce1">
            <text:p><text:s/>tmutoh@tiara.ocn.ne.jp</text:p>
          </table:table-cell>
          <table:table-cell office:value-type="string" table:style-name="ce1">
            <text:p>0a93b3dd-0cc4-48ca-b6e9-e4d5b7bb63d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02b6f22a-4a4d-4945-b86d-80f87408b74f</text:p>
          </table:table-cell>
          <table:table-cell table:number-columns-repeated="4" table:style-name="ce1"/>
          <table:table-cell office:value-type="string" table:style-name="ce1">
            <text:p>Mice were administered warm, sterile isotonic fluids subcutaneously at 3–5% of body weight prior to and at the end of surgery</text:p>
          </table:table-cell>
          <table:table-cell office:value-type="string" table:style-name="ce1">
            <text:p>7fd15a50-dfa6-4d50-85e6-d43a89fdda5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9d562f3-48c3-4681-940e-635ab195d6d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68f51836-cd80-4a71-933e-a3493316839d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bdbe668-fc61-45db-b9d2-14c70d34914e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972fc882-a467-4a17-bf38-fa2c9c5f64f4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2:20:05</text:p>
          </table:table-cell>
          <table:table-cell office:value-type="string" table:style-name="ce1">
            <text:p>6f303a27-1ca6-4ff9-9ece-b4d557d2e5e0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e8d2f680-558f-475b-8823-2d1f0e80aca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2961d64-3746-489e-bb3d-a886abd9d089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889aed85-b97a-4791-bb51-178a2cf72395</text:p>
          </table:table-cell>
          <table:table-cell table:style-name="ce1"/>
          <table:table-cell office:value-type="string" table:style-name="ce1">
            <text:p>C57BL/6N</text:p>
          </table:table-cell>
          <table:table-cell office:value-type="string" table:style-name="ce1">
            <text:p>3c5e2819-9d7e-45a8-a674-ffedaed8e8de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680cce4d-41cd-4ae4-94ef-94fd72b33c2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3826e2a-15cf-49a0-87c5-38a8a59a92e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52c546e-eeb7-4ca8-aad2-449333c9c8e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4ac6318-a677-4405-8ceb-1382f0fb5bf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fb32da9-6496-4784-a88c-8afa49746daa</text:p>
          </table:table-cell>
          <table:table-cell table:style-name="ce1"/>
          <table:table-cell office:value-type="string" table:style-name="ce1">
            <text:p>5-0<text:s/></text:p>
          </table:table-cell>
          <table:table-cell office:value-type="string" table:style-name="ce1">
            <text:p>e1c7dcce-3c9c-42a4-937a-1771b3003d49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e2354726-48be-4588-88db-de58106ab993</text:p>
          </table:table-cell>
          <table:table-cell office:value-type="string" table:style-name="ce1">
            <text:p>butorphanol (5 mg/kg, subcutaneous) and anesthetized with isoflurane (2% induction in 2.0 L/min; 1.5% maintenance in 1.0 L/min of 50% O2 in air) via a facemask</text:p>
          </table:table-cell>
          <table:table-cell table:number-columns-repeated="3" table:style-name="ce1"/>
          <table:table-cell office:value-type="string" table:style-name="ce1">
            <text:p>group</text:p>
          </table:table-cell>
          <table:table-cell office:value-type="string" table:style-name="ce1">
            <text:p>0cf354f4-a23b-498c-99a3-a8eb886c7a09</text:p>
          </table:table-cell>
          <table:table-cell office:value-type="string" table:style-name="ce1">
            <text:p><text:s/>were housed in groups of 5 animals per cage (28×42×20 cm). Mice were main-tained <text:s/>at <text:s/>24±1°C <text:s/>in <text:s/>an <text:s/>air-conditioned <text:s/>environment <text:s/>with <text:s/>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0beadc4e-1030-4853-83fe-b8d38cb007f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0838c10-c78b-4c37-8f3b-71312f2bd6a0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eab2160f-3fae-49ba-bf57-86bc1407ac7b</text:p>
          </table:table-cell>
          <table:table-cell table:style-name="ce1"/>
          <table:table-cell office:value-type="string" table:style-name="ce1">
            <text:p>Tomoko Mutoh</text:p>
          </table:table-cell>
          <table:table-cell office:value-type="string" table:style-name="ce1">
            <text:p>3f9f2d6d-6666-42bc-9521-028833cb53ea</text:p>
          </table:table-cell>
          <table:table-cell table:style-name="ce1"/>
          <table:table-cell office:value-type="string" table:style-name="ce1">
            <text:p>Bifurcation internal cerebral artery and middle cerebral artery</text:p>
          </table:table-cell>
          <table:table-cell office:value-type="string" table:style-name="ce1">
            <text:p>8bd62ca4-4bcb-42fa-b403-45b294cc0246</text:p>
          </table:table-cell>
          <table:table-cell table:style-name="ce1"/>
          <table:table-cell office:value-type="string" table:style-name="ce1">
            <text:p>9 weeks</text:p>
          </table:table-cell>
          <table:table-cell office:value-type="string" table:style-name="ce1">
            <text:p>82425551-30f0-415c-b000-245ed1e4a15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b3fcd72-1920-44d4-8bc9-87277a0d50d2</text:p>
          </table:table-cell>
          <table:table-cell table:number-columns-repeated="4" table:style-name="ce1"/>
          <table:table-cell office:value-type="string" table:style-name="ce1">
            <text:p>MRI</text:p>
          </table:table-cell>
          <table:table-cell office:value-type="string" table:style-name="ce1">
            <text:p>6352ceb5-2838-4721-b8f4-150b3e8514a6</text:p>
          </table:table-cell>
          <table:table-cell table:style-name="ce1"/>
          <table:table-cell office:value-type="string" table:style-name="ce1">
            <text:p>blunted nylon filament</text:p>
          </table:table-cell>
          <table:table-cell office:value-type="string" table:style-name="ce1">
            <text:p>0a857786-4930-47ab-8570-35cef3e4bec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40ce990e-e447-4381-b148-e515e1723954</text:p>
          </table:table-cell>
          <table:table-cell table:style-name="ce1"/>
          <table:table-cell office:value-type="string" table:style-name="ce1">
            <text:p>tmutoh@tiara.ocn.ne.jp</text:p>
          </table:table-cell>
          <table:table-cell office:value-type="string" table:style-name="ce1">
            <text:p>ade2949f-0f7d-4e2f-ac4f-c9a90892bb3a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02bc15f2-4989-4407-8253-82b9e76b7fb3</text:p>
          </table:table-cell>
          <table:table-cell office:value-type="string" table:style-name="ce1">
            <text:p><text:s/>anesthetized with isoflurane (2% induction in 2.0 L/min; 1.5% maintenance in 1.0 L/min of 50% O2 in air) via a facemask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1c375aaa-87a4-4508-be04-38b0ba6e3527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eb9aead7-e5d9-4af4-8159-7deb1a50d03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aaa0b4d-4c49-419c-adc2-b7a02549bd5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80bb3c6a-437c-4d28-85ef-e519a815ad2b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fb48c875-a2c2-4778-bd1f-e2db7209e148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6f303a27-1ca6-4ff9-9ece-b4d557d2e5e0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35]=[.E136];[.E136];&quot;RECONCILIATION!!!&quot;)" table:style-name="ce12">
            <text:p>TRUE</text:p>
          </table:table-cell>
          <table:table-cell office:value-type="string" office:string-value="RECONCILIATION!!!" table:formula="of:=IF([.F135]=[.F136];[.F136];&quot;RECONCILIATION!!!&quot;)" table:style-name="ce12">
            <text:p>RECONCILIATION!!!</text:p>
          </table:table-cell>
          <table:table-cell office:value-type="float" office:value="0" table:formula="of:=IF([.G135]=[.G136];[.G136];&quot;RECONCILIATION!!!&quot;)" table:style-name="ce12">
            <text:p>0</text:p>
          </table:table-cell>
          <table:table-cell office:value-type="string" office:string-value="TRUE" table:formula="of:=IF([.H135]=[.H136];[.H136];&quot;RECONCILIATION!!!&quot;)" table:style-name="ce12">
            <text:p>TRUE</text:p>
          </table:table-cell>
          <table:table-cell office:value-type="string" office:string-value="RECONCILIATION!!!" table:formula="of:=IF([.I135]=[.I136];[.I136];&quot;RECONCILIATION!!!&quot;)" table:style-name="ce12">
            <text:p>RECONCILIATION!!!</text:p>
          </table:table-cell>
          <table:table-cell office:value-type="float" office:value="0" table:formula="of:=IF([.J135]=[.J136];[.J136];&quot;RECONCILIATION!!!&quot;)" table:style-name="ce12">
            <text:p>0</text:p>
          </table:table-cell>
          <table:table-cell office:value-type="string" office:string-value="no" table:formula="of:=IF([.K135]=[.K136];[.K136];&quot;RECONCILIATION!!!&quot;)" table:style-name="ce12">
            <text:p>no</text:p>
          </table:table-cell>
          <table:table-cell office:value-type="string" office:string-value="RECONCILIATION!!!" table:formula="of:=IF([.L135]=[.L136];[.L136];&quot;RECONCILIATION!!!&quot;)" table:style-name="ce12">
            <text:p>RECONCILIATION!!!</text:p>
          </table:table-cell>
          <table:table-cell office:value-type="float" office:value="0" table:formula="of:=IF([.M135]=[.M136];[.M136];&quot;RECONCILIATION!!!&quot;)" table:style-name="ce12">
            <text:p>0</text:p>
          </table:table-cell>
          <table:table-cell office:value-type="string" office:string-value="C57BL/6N" table:formula="of:=IF([.N135]=[.N136];[.N136];&quot;RECONCILIATION!!!&quot;)" table:style-name="ce12">
            <text:p>C57BL/6N</text:p>
          </table:table-cell>
          <table:table-cell office:value-type="string" office:string-value="RECONCILIATION!!!" table:formula="of:=IF([.O135]=[.O136];[.O136];&quot;RECONCILIATION!!!&quot;)" table:style-name="ce12">
            <text:p>RECONCILIATION!!!</text:p>
          </table:table-cell>
          <table:table-cell office:value-type="float" office:value="0" table:formula="of:=IF([.P135]=[.P136];[.P136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35]=[.R136];[.R136];&quot;RECONCILIATION!!!&quot;)" table:style-name="ce12">
            <text:p>RECONCILIATION!!!</text:p>
          </table:table-cell>
          <table:table-cell office:value-type="float" office:value="0" table:formula="of:=IF([.S135]=[.S136];[.S136];&quot;RECONCILIATION!!!&quot;)" table:style-name="ce12">
            <text:p>0</text:p>
          </table:table-cell>
          <table:table-cell office:value-type="string" office:string-value="TRUE" table:formula="of:=IF([.T135]=[.T136];[.T136];&quot;RECONCILIATION!!!&quot;)" table:style-name="ce12">
            <text:p>TRUE</text:p>
          </table:table-cell>
          <table:table-cell office:value-type="string" office:string-value="RECONCILIATION!!!" table:formula="of:=IF([.U135]=[.U136];[.U136];&quot;RECONCILIATION!!!&quot;)" table:style-name="ce12">
            <text:p>RECONCILIATION!!!</text:p>
          </table:table-cell>
          <table:table-cell office:value-type="float" office:value="0" table:formula="of:=IF([.V135]=[.V136];[.V13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X135]=[.X136];[.X136];&quot;RECONCILIATION!!!&quot;)" table:style-name="ce12">
            <text:p>RECONCILIATION!!!</text:p>
          </table:table-cell>
          <table:table-cell office:value-type="float" office:value="0" table:formula="of:=IF([.Y135]=[.Y136];[.Y136];&quot;RECONCILIATION!!!&quot;)" table:style-name="ce12">
            <text:p>0</text:p>
          </table:table-cell>
          <table:table-cell office:value-type="string" office:string-value="not reported" table:formula="of:=IF([.Z135]=[.Z136];[.Z136];&quot;RECONCILIATION!!!&quot;)" table:style-name="ce12">
            <text:p>not reported</text:p>
          </table:table-cell>
          <table:table-cell office:value-type="string" office:string-value="RECONCILIATION!!!" table:formula="of:=IF([.AA135]=[.AA136];[.AA136];&quot;RECONCILIATION!!!&quot;)" table:style-name="ce12">
            <text:p>RECONCILIATION!!!</text:p>
          </table:table-cell>
          <table:table-cell office:value-type="float" office:value="0" table:formula="of:=IF([.AB135]=[.AB136];[.AB136];&quot;RECONCILIATION!!!&quot;)" table:style-name="ce12">
            <text:p>0</text:p>
          </table:table-cell>
          <table:table-cell office:value-type="string" office:string-value="FALSE" table:formula="of:=IF([.AC135]=[.AC136];[.AC136];&quot;RECONCILIATION!!!&quot;)" table:style-name="ce12">
            <text:p>FALSE</text:p>
          </table:table-cell>
          <table:table-cell office:value-type="string" office:string-value="RECONCILIATION!!!" table:formula="of:=IF([.AD135]=[.AD136];[.AD136];&quot;RECONCILIATION!!!&quot;)" table:style-name="ce12">
            <text:p>RECONCILIATION!!!</text:p>
          </table:table-cell>
          <table:table-cell office:value-type="float" office:value="0" table:formula="of:=IF([.AE135]=[.AE136];[.AE136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35]=[.AG136];[.AG136];&quot;RECONCILIATION!!!&quot;)" table:style-name="ce12">
            <text:p>RECONCILIATION!!!</text:p>
          </table:table-cell>
          <table:table-cell office:value-type="float" office:value="0" table:formula="of:=IF([.AH135]=[.AH136];[.AH136];&quot;RECONCILIATION!!!&quot;)" table:style-name="ce12">
            <text:p>0</text:p>
          </table:table-cell>
          <table:table-cell office:value-type="string" table:style-name="ce14">
            <text:p>Inhalative</text:p>
          </table:table-cell>
          <table:table-cell office:value-type="string" office:string-value="RECONCILIATION!!!" table:formula="of:=IF([.AJ135]=[.AJ136];[.AJ136];&quot;RECONCILIATION!!!&quot;)" table:style-name="ce12">
            <text:p>RECONCILIATION!!!</text:p>
          </table:table-cell>
          <table:table-cell office:value-type="string" table:style-name="ce17">
            <text:p>butorphanol (5 mg/kg, subcutaneous) and anesthetized with isoflurane (2% induction in 2.0 L/min; 1.5% maintenance in 1.0 L/min of 50% O2 in air) via a facemask</text:p>
          </table:table-cell>
          <table:table-cell office:value-type="float" office:value="37" table:style-name="ce14">
            <text:p>37</text:p>
          </table:table-cell>
          <table:table-cell office:value-type="float" office:value="0" table:formula="of:=IF([.AM135]=[.AM136];[.AM136];&quot;RECONCILIATION!!!&quot;)" table:style-name="ce12">
            <text:p>0</text:p>
          </table:table-cell>
          <table:table-cell office:value-type="string" table:style-name="ce24">
            <text:p>The mortality in this study was 19% (7/37) at 24 h after SAH induction</text:p>
          </table:table-cell>
          <table:table-cell office:value-type="string" table:style-name="ce14">
            <text:p>group</text:p>
          </table:table-cell>
          <table:table-cell office:value-type="string" office:string-value="RECONCILIATION!!!" table:formula="of:=IF([.AP135]=[.AP136];[.AP136];&quot;RECONCILIATION!!!&quot;)" table:style-name="ce12">
            <text:p>RECONCILIATION!!!</text:p>
          </table:table-cell>
          <table:table-cell office:value-type="string" table:style-name="ce17">
            <text:p><text:s/>were housed in groups of 5 animals per cage (28×42×20 cm). Mice were main-tained <text:s/>at <text:s/>24±1°C <text:s/>in <text:s/>an <text:s/>air-conditioned <text:s/>environment <text:s/>with <text:s/>a</text:p>
          </table:table-cell>
          <table:table-cell office:value-type="string" office:string-value="no" table:formula="of:=IF([.AR135]=[.AR136];[.AR136];&quot;RECONCILIATION!!!&quot;)" table:style-name="ce12">
            <text:p>no</text:p>
          </table:table-cell>
          <table:table-cell office:value-type="string" office:string-value="RECONCILIATION!!!" table:formula="of:=IF([.AS135]=[.AS136];[.AS136];&quot;RECONCILIATION!!!&quot;)" table:style-name="ce12">
            <text:p>RECONCILIATION!!!</text:p>
          </table:table-cell>
          <table:table-cell office:value-type="float" office:value="0" table:formula="of:=IF([.AT135]=[.AT136];[.AT136];&quot;RECONCILIATION!!!&quot;)" table:style-name="ce12">
            <text:p>0</text:p>
          </table:table-cell>
          <table:table-cell office:value-type="string" office:string-value="TRUE" table:formula="of:=IF([.AU135]=[.AU136];[.AU136];&quot;RECONCILIATION!!!&quot;)" table:style-name="ce12">
            <text:p>TRUE</text:p>
          </table:table-cell>
          <table:table-cell office:value-type="string" office:string-value="RECONCILIATION!!!" table:formula="of:=IF([.AV135]=[.AV136];[.AV136];&quot;RECONCILIATION!!!&quot;)" table:style-name="ce12">
            <text:p>RECONCILIATION!!!</text:p>
          </table:table-cell>
          <table:table-cell office:value-type="float" office:value="0" table:formula="of:=IF([.AW135]=[.AW136];[.AW136];&quot;RECONCILIATION!!!&quot;)" table:style-name="ce12">
            <text:p>0</text:p>
          </table:table-cell>
          <table:table-cell office:value-type="float" office:value="0" table:formula="of:=IF([.AX135]=[.AX136];[.AX136];&quot;RECONCILIATION!!!&quot;)" table:style-name="ce12">
            <text:p>0</text:p>
          </table:table-cell>
          <table:table-cell office:value-type="float" office:value="0" table:formula="of:=IF([.AY135]=[.AY136];[.AY136];&quot;RECONCILIATION!!!&quot;)" table:style-name="ce12">
            <text:p>0</text:p>
          </table:table-cell>
          <table:table-cell office:value-type="float" office:value="0" table:formula="of:=IF([.AZ135]=[.AZ136];[.AZ136];&quot;RECONCILIATION!!!&quot;)" table:style-name="ce12">
            <text:p>0</text:p>
          </table:table-cell>
          <table:table-cell table:style-name="ce12"/>
          <table:table-cell office:value-type="string" office:string-value="RECONCILIATION!!!" table:formula="of:=IF([.BB135]=[.BB136];[.BB136];&quot;RECONCILIATION!!!&quot;)" table:style-name="ce12">
            <text:p>RECONCILIATION!!!</text:p>
          </table:table-cell>
          <table:table-cell office:value-type="float" office:value="0" table:formula="of:=IF([.BC135]=[.BC136];[.BC136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35]=[.BE136];[.BE136];&quot;RECONCILIATION!!!&quot;)" table:style-name="ce12">
            <text:p>RECONCILIATION!!!</text:p>
          </table:table-cell>
          <table:table-cell office:value-type="float" office:value="0" table:formula="of:=IF([.BF135]=[.BF136];[.BF136];&quot;RECONCILIATION!!!&quot;)" table:style-name="ce12">
            <text:p>0</text:p>
          </table:table-cell>
          <table:table-cell office:value-type="string" table:style-name="ce17">
            <text:p>Tatsushi Mutoh</text:p>
          </table:table-cell>
          <table:table-cell office:value-type="string" office:string-value="RECONCILIATION!!!" table:formula="of:=IF([.BH135]=[.BH136];[.BH136];&quot;RECONCILIATION!!!&quot;)" table:style-name="ce12">
            <text:p>RECONCILIATION!!!</text:p>
          </table:table-cell>
          <table:table-cell office:value-type="float" office:value="0" table:formula="of:=IF([.BI135]=[.BI136];[.BI136];&quot;RECONCILIATION!!!&quot;)" table:style-name="ce12">
            <text:p>0</text:p>
          </table:table-cell>
          <table:table-cell office:value-type="string" table:style-name="ce8">
            <text:p>the bifurcation of the terminal internal carotid artery and proximal portion of the middle cerebral artery</text:p>
          </table:table-cell>
          <table:table-cell office:value-type="string" office:string-value="RECONCILIATION!!!" table:formula="of:=IF([.BK135]=[.BK136];[.BK136];&quot;RECONCILIATION!!!&quot;)" table:style-name="ce12">
            <text:p>RECONCILIATION!!!</text:p>
          </table:table-cell>
          <table:table-cell office:value-type="float" office:value="0" table:formula="of:=IF([.BL135]=[.BL136];[.BL136];&quot;RECONCILIATION!!!&quot;)" table:style-name="ce12">
            <text:p>0</text:p>
          </table:table-cell>
          <table:table-cell office:value-type="string" table:style-name="ce12">
            <text:p>9 weeks</text:p>
          </table:table-cell>
          <table:table-cell office:value-type="string" office:string-value="RECONCILIATION!!!" table:formula="of:=IF([.BN135]=[.BN136];[.BN136];&quot;RECONCILIATION!!!&quot;)" table:style-name="ce12">
            <text:p>RECONCILIATION!!!</text:p>
          </table:table-cell>
          <table:table-cell office:value-type="float" office:value="0" table:formula="of:=IF([.BO135]=[.BO136];[.BO136];&quot;RECONCILIATION!!!&quot;)" table:style-name="ce12">
            <text:p>0</text:p>
          </table:table-cell>
          <table:table-cell office:value-type="string" office:string-value="TRUE" table:formula="of:=IF([.BP135]=[.BP136];[.BP136];&quot;RECONCILIATION!!!&quot;)" table:style-name="ce12">
            <text:p>TRUE</text:p>
          </table:table-cell>
          <table:table-cell office:value-type="string" office:string-value="RECONCILIATION!!!" table:formula="of:=IF([.BQ135]=[.BQ136];[.BQ136];&quot;RECONCILIATION!!!&quot;)" table:style-name="ce12">
            <text:p>RECONCILIATION!!!</text:p>
          </table:table-cell>
          <table:table-cell office:value-type="float" office:value="0" table:formula="of:=IF([.BR135]=[.BR136];[.BR136];&quot;RECONCILIATION!!!&quot;)" table:style-name="ce12">
            <text:p>0</text:p>
          </table:table-cell>
          <table:table-cell table:style-name="ce12"/>
          <table:table-cell office:value-type="string" office:string-value="RECONCILIATION!!!" table:formula="of:=IF([.BT135]=[.BT136];[.BT136];&quot;RECONCILIATION!!!&quot;)" table:style-name="ce12">
            <text:p>RECONCILIATION!!!</text:p>
          </table:table-cell>
          <table:table-cell office:value-type="float" office:value="0" table:formula="of:=IF([.BU135]=[.BU136];[.BU136];&quot;RECONCILIATION!!!&quot;)" table:style-name="ce12">
            <text:p>0</text:p>
          </table:table-cell>
          <table:table-cell office:value-type="string" table:style-name="ce26">
            <text:p>Three-Dimensional Maximum Intensity Projection Display to Assist in Magnetic Resonance Imaging (MRI)-Based Grading in Mouse SAH model</text:p>
          </table:table-cell>
          <table:table-cell office:value-type="string" office:string-value="RECONCILIATION!!!" table:formula="of:=IF([.BW135]=[.BW136];[.BW136];&quot;RECONCILIATION!!!&quot;)" table:style-name="ce12">
            <text:p>RECONCILIATION!!!</text:p>
          </table:table-cell>
          <table:table-cell office:value-type="float" office:value="0" table:formula="of:=IF([.BX135]=[.BX136];[.BX136];&quot;RECONCILIATION!!!&quot;)" table:style-name="ce12">
            <text:p>0</text:p>
          </table:table-cell>
          <table:table-cell office:value-type="string" table:style-name="ce8">
            <text:p>5-0 (0.1-mm diameter) blunted nylon monofilament suture</text:p>
          </table:table-cell>
          <table:table-cell office:value-type="string" office:string-value="RECONCILIATION!!!" table:formula="of:=IF([.BZ135]=[.BZ136];[.BZ136];&quot;RECONCILIATION!!!&quot;)" table:style-name="ce12">
            <text:p>RECONCILIATION!!!</text:p>
          </table:table-cell>
          <table:table-cell office:value-type="float" office:value="0" table:formula="of:=IF([.CA135]=[.CA136];[.CA136];&quot;RECONCILIATION!!!&quot;)" table:style-name="ce12">
            <text:p>0</text:p>
          </table:table-cell>
          <table:table-cell office:value-type="string" table:style-name="ce8">
            <text:p>21–26 g</text:p>
          </table:table-cell>
          <table:table-cell office:value-type="string" office:string-value="RECONCILIATION!!!" table:formula="of:=IF([.CC135]=[.CC136];[.CC136];&quot;RECONCILIATION!!!&quot;)" table:style-name="ce12">
            <text:p>RECONCILIATION!!!</text:p>
          </table:table-cell>
          <table:table-cell office:value-type="float" office:value="0" table:formula="of:=IF([.CD135]=[.CD136];[.CD136];&quot;RECONCILIATION!!!&quot;)" table:style-name="ce12">
            <text:p>0</text:p>
          </table:table-cell>
          <table:table-cell office:value-type="string" office:string-value="TRUE" table:formula="of:=IF([.CE135]=[.CE136];[.CE136];&quot;RECONCILIATION!!!&quot;)" table:style-name="ce12">
            <text:p>TRUE</text:p>
          </table:table-cell>
          <table:table-cell office:value-type="string" office:string-value="RECONCILIATION!!!" table:formula="of:=IF([.CF135]=[.CF136];[.CF136];&quot;RECONCILIATION!!!&quot;)" table:style-name="ce12">
            <text:p>RECONCILIATION!!!</text:p>
          </table:table-cell>
          <table:table-cell office:value-type="float" office:value="0" table:formula="of:=IF([.CG135]=[.CG136];[.CG136];&quot;RECONCILIATION!!!&quot;)" table:style-name="ce12">
            <text:p>0</text:p>
          </table:table-cell>
          <table:table-cell office:value-type="string" table:style-name="ce8">
            <text:p>tmutoh@tiara.ocn.ne.jp</text:p>
          </table:table-cell>
          <table:table-cell office:value-type="string" office:string-value="RECONCILIATION!!!" table:formula="of:=IF([.CI135]=[.CI136];[.CI136];&quot;RECONCILIATION!!!&quot;)" table:style-name="ce12">
            <text:p>RECONCILIATION!!!</text:p>
          </table:table-cell>
          <table:table-cell office:value-type="float" office:value="0" table:formula="of:=IF([.CJ135]=[.CJ136];[.CJ136];&quot;RECONCILIATION!!!&quot;)" table:style-name="ce12">
            <text:p>0</text:p>
          </table:table-cell>
          <table:table-cell office:value-type="string" table:style-name="ce26">
            <text:p>mice were premedicated with butorphanol (5 mg/kg, subcutaneous) and anesthetized with isoflurane (2% induction in 2.0 L/min; 1.5% maintenance in 1.0 L/min of 50% O2 in air</text:p>
          </table:table-cell>
          <table:table-cell office:value-type="string" office:string-value="RECONCILIATION!!!" table:formula="of:=IF([.CL135]=[.CL136];[.CL136];&quot;RECONCILIATION!!!&quot;)" table:style-name="ce12">
            <text:p>RECONCILIATION!!!</text:p>
          </table:table-cell>
          <table:table-cell table:style-name="ce12"/>
          <table:table-cell office:value-type="string" office:string-value="FALSE" table:formula="of:=IF([.CN135]=[.CN136];[.CN136];&quot;RECONCILIATION!!!&quot;)" table:style-name="ce12">
            <text:p>FALSE</text:p>
          </table:table-cell>
          <table:table-cell office:value-type="string" office:string-value="RECONCILIATION!!!" table:formula="of:=IF([.CO135]=[.CO136];[.CO136];&quot;RECONCILIATION!!!&quot;)" table:style-name="ce12">
            <text:p>RECONCILIATION!!!</text:p>
          </table:table-cell>
          <table:table-cell office:value-type="float" office:value="0" table:formula="of:=IF([.CP135]=[.CP136];[.CP136];&quot;RECONCILIATION!!!&quot;)" table:style-name="ce12">
            <text:p>0</text:p>
          </table:table-cell>
          <table:table-cell office:value-type="float" office:value="0" table:formula="of:=IF([.CQ135]=[.CQ136];[.CQ136];&quot;RECONCILIATION!!!&quot;)" table:style-name="ce12">
            <text:p>0</text:p>
          </table:table-cell>
          <table:table-cell office:value-type="float" office:value="0" table:formula="of:=IF([.CR135]=[.CR136];[.CR136];&quot;RECONCILIATION!!!&quot;)" table:style-name="ce12">
            <text:p>0</text:p>
          </table:table-cell>
          <table:table-cell office:value-type="float" office:value="0" table:formula="of:=IF([.CS135]=[.CS136];[.CS136];&quot;RECONCILIATION!!!&quot;)" table:style-name="ce12">
            <text:p>0</text:p>
          </table:table-cell>
          <table:table-cell office:value-type="string" table:style-name="ce17">
            <text:p>Mice were administered warm, sterile isotonic fluids subcutaneously at 3–5% of body weight prior to and at the end of surgery</text:p>
          </table:table-cell>
          <table:table-cell office:value-type="string" office:string-value="RECONCILIATION!!!" table:formula="of:=IF([.CU135]=[.CU136];[.CU136];&quot;RECONCILIATION!!!&quot;)" table:style-name="ce12">
            <text:p>RECONCILIATION!!!</text:p>
          </table:table-cell>
          <table:table-cell office:value-type="float" office:value="0" table:formula="of:=IF([.CV135]=[.CV136];[.CV136];&quot;RECONCILIATION!!!&quot;)" table:style-name="ce12">
            <text:p>0</text:p>
          </table:table-cell>
          <table:table-cell office:value-type="string" office:string-value="FALSE" table:formula="of:=IF([.CW135]=[.CW136];[.CW136];&quot;RECONCILIATION!!!&quot;)" table:style-name="ce12">
            <text:p>FALSE</text:p>
          </table:table-cell>
          <table:table-cell office:value-type="string" office:string-value="RECONCILIATION!!!" table:formula="of:=IF([.CX135]=[.CX136];[.CX136];&quot;RECONCILIATION!!!&quot;)" table:style-name="ce12">
            <text:p>RECONCILIATION!!!</text:p>
          </table:table-cell>
          <table:table-cell office:value-type="float" office:value="0" table:formula="of:=IF([.CY135]=[.CY136];[.CY136];&quot;RECONCILIATION!!!&quot;)" table:style-name="ce12">
            <text:p>0</text:p>
          </table:table-cell>
          <table:table-cell office:value-type="float" office:value="0" table:formula="of:=IF([.CZ135]=[.CZ136];[.CZ136];&quot;RECONCILIATION!!!&quot;)" table:style-name="ce12">
            <text:p>0</text:p>
          </table:table-cell>
          <table:table-cell office:value-type="float" office:value="0" table:formula="of:=IF([.DA135]=[.DA136];[.DA136];&quot;RECONCILIATION!!!&quot;)" table:style-name="ce12">
            <text:p>0</text:p>
          </table:table-cell>
          <table:table-cell office:value-type="float" office:value="0" table:formula="of:=IF([.DB135]=[.DB136];[.DB136];&quot;RECONCILIATION!!!&quot;)" table:style-name="ce12">
            <text:p>0</text:p>
          </table:table-cell>
          <table:table-cell office:value-type="string" office:string-value="TRUE" table:formula="of:=IF([.DC135]=[.DC136];[.DC136];&quot;RECONCILIATION!!!&quot;)" table:style-name="ce12">
            <text:p>TRUE</text:p>
          </table:table-cell>
          <table:table-cell office:value-type="string" office:string-value="RECONCILIATION!!!" table:formula="of:=IF([.DD135]=[.DD136];[.DD136];&quot;RECONCILIATION!!!&quot;)" table:style-name="ce12">
            <text:p>RECONCILIATION!!!</text:p>
          </table:table-cell>
          <table:table-cell office:value-type="float" office:value="0" table:formula="of:=IF([.DE135]=[.DE136];[.DE136];&quot;RECONCILIATION!!!&quot;)" table:style-name="ce12">
            <text:p>0</text:p>
          </table:table-cell>
          <table:table-cell office:value-type="float" office:value="0" table:formula="of:=IF([.DF135]=[.DF136];[.DF136];&quot;RECONCILIATION!!!&quot;)" table:style-name="ce12">
            <text:p>0</text:p>
          </table:table-cell>
          <table:table-cell office:value-type="float" office:value="0" table:formula="of:=IF([.DG135]=[.DG136];[.DG136];&quot;RECONCILIATION!!!&quot;)" table:style-name="ce12">
            <text:p>0</text:p>
          </table:table-cell>
          <table:table-cell office:value-type="float" office:value="0" table:formula="of:=IF([.DH135]=[.DH136];[.DH13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J135]=[.DJ136];[.DJ136];&quot;RECONCILIATION!!!&quot;)" table:style-name="ce12">
            <text:p>RECONCILIATION!!!</text:p>
          </table:table-cell>
          <table:table-cell office:value-type="float" office:value="0" table:formula="of:=IF([.DK135]=[.DK136];[.DK136];&quot;RECONCILIATION!!!&quot;)" table:style-name="ce12">
            <text:p>0</text:p>
          </table:table-cell>
          <table:table-cell office:value-type="string" table:style-name="ce8">
            <text:p>External carotid artery</text:p>
          </table:table-cell>
          <table:table-cell office:value-type="string" office:string-value="RECONCILIATION!!!" table:formula="of:=IF([.DM135]=[.DM136];[.DM136];&quot;RECONCILIATION!!!&quot;)" table:style-name="ce12">
            <text:p>RECONCILIATION!!!</text:p>
          </table:table-cell>
          <table:table-cell office:value-type="float" office:value="0" table:formula="of:=IF([.DN135]=[.DN136];[.DN136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9:03:06</text:p>
          </table:table-cell>
          <table:table-cell office:value-type="string" table:style-name="ce1">
            <text:p>7aa59db0-c9d4-45a0-9bca-8fa61bc41df8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6c810d45-7883-4c86-baa2-7c4f179cb2a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f1ee668-a6d7-48bd-964c-4e5d19219ff6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a11bcfe7-ae34-48f7-97a9-5877fba7430b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f1c7bed6-5247-48bd-9711-47d8ee4a6b11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fb5c0595-b703-41e3-b7d5-8bf784ca9aa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fe104b0-7e88-4e66-8b76-83ea4d07348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6366be1-f4e4-4e03-bbb8-c90287bae86d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27557424-998c-4248-9e97-6e3dc5484d4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8e1d529-3b7a-4d84-ac85-77beb098188f</text:p>
          </table:table-cell>
          <table:table-cell table:style-name="ce1"/>
          <table:table-cell office:value-type="string" table:style-name="ce1">
            <text:p>5-0 Prolene filament</text:p>
          </table:table-cell>
          <table:table-cell office:value-type="string" table:style-name="ce1">
            <text:p>592ff5d5-392f-44f1-867e-f36ed8339bba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28cb9fe3-2d14-4ed2-8d2d-c7146bcde91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f7e415ca-c8ee-4772-94e8-8bd6a087938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56330f2-fa59-4457-b5ac-693dc48f883a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24f6721d-ae51-4af0-accd-57f3739e6bd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e4f28a7-adca-4226-a805-ac19f10d5490</text:p>
          </table:table-cell>
          <table:table-cell table:style-name="ce1"/>
          <table:table-cell office:value-type="string" table:style-name="ce1">
            <text:p>entobarbital sodium <text:s/>50 mg/kg</text:p>
          </table:table-cell>
          <table:table-cell office:value-type="string" table:style-name="ce1">
            <text:p>e2f1b10f-6cde-4c8a-8de3-fea668e2d0ad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office:value-type="string" table:style-name="ce1">
            <text:p>da50d95c-797c-4efa-ab7f-a89e3e9f8a61</text:p>
          </table:table-cell>
          <table:table-cell table:style-name="ce1"/>
          <table:table-cell office:value-type="string" table:style-name="ce1">
            <text:p>Xiaochuan Sun</text:p>
          </table:table-cell>
          <table:table-cell office:value-type="string" table:style-name="ce1">
            <text:p>4dc27137-5ffa-450b-92e2-d246aa74412e</text:p>
          </table:table-cell>
          <table:table-cell table:style-name="ce1"/>
          <table:table-cell office:value-type="string" table:style-name="ce1">
            <text:p>right ACA</text:p>
          </table:table-cell>
          <table:table-cell office:value-type="string" table:style-name="ce1">
            <text:p>cd751be7-4815-4f96-88ad-cb2304340e4c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1bf60344-d01e-4a31-930f-e9f6ab5d050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389d050-d02e-4e9f-ab0c-2a82ac03bf74</text:p>
          </table:table-cell>
          <table:table-cell table:number-columns-repeated="4" table:style-name="ce1"/>
          <table:table-cell office:value-type="string" table:style-name="ce1">
            <text:p>COG1410</text:p>
          </table:table-cell>
          <table:table-cell office:value-type="string" table:style-name="ce1">
            <text:p>077e569a-f0db-4f8b-a21d-e9628eb47a96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f867809d-c20f-46a6-9e79-052714fcc657</text:p>
          </table:table-cell>
          <table:table-cell table:style-name="ce1"/>
          <table:table-cell office:value-type="string" table:style-name="ce1">
            <text:p>sunxch1445@qq.com</text:p>
          </table:table-cell>
          <table:table-cell office:value-type="string" table:style-name="ce1">
            <text:p>367ae3f7-37ab-48ee-a688-287518c6293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af6ed8f0-5df8-4a4f-83ac-e43a6987cf9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ab226274-f170-4853-9b1e-7c59f6096949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7e3f72d-4f1f-4ca1-a574-06a91f30eef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91b0e79-3554-4737-9c0b-2c76caa273c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0df3440-2a11-433e-9626-69dce70fded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1515218-d1df-4535-bc2b-bc6ce2681bfb</text:p>
          </table:table-cell>
          <table:table-cell table:style-name="ce1"/>
          <table:table-cell office:value-type="string" table:style-name="ce1">
            <text:p>right ECA</text:p>
          </table:table-cell>
          <table:table-cell office:value-type="string" table:style-name="ce1">
            <text:p>345549e4-7563-4cdd-ab28-9fa8450684ec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12:19:53</text:p>
          </table:table-cell>
          <table:table-cell office:value-type="string" table:style-name="ce1">
            <text:p>7aa59db0-c9d4-45a0-9bca-8fa61bc41df8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7a8594d5-ee49-4423-918b-8b2e2d5f74e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a1992ad-a760-43bf-8774-2023a9db7fb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01a71eb2-58f1-461d-884c-fc80ae59b97d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19d73ee8-b8d2-4125-ac38-ee9257fbbb41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d85ff5fd-9eb0-4b63-856f-cb660dfdbda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a548cfd-c92f-49b0-a499-c4b918aa6e8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96188c6-64dc-4311-8cff-7a475733154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15cb903-a8ed-4387-90cc-a8209944496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3190d1b-9660-4db3-9221-bfc01840d4ab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f457abe4-0584-49f9-9610-e5e967f9d25d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9bcb1c17-c7b9-45f9-9122-8b66f237607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af1a81a0-9ecb-47d3-8d17-b6a7c95fbe0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4a984dbc-e0c9-4656-91b6-940482431611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8df0d4be-bc81-4247-8e2a-c0818a2b3fe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adef8a2-47ee-4926-b72b-f331a8ff7092</text:p>
          </table:table-cell>
          <table:table-cell table:style-name="ce1"/>
          <table:table-cell office:value-type="string" table:style-name="ce1">
            <text:p>pentobarbitalsodium(50mg/kg)</text:p>
          </table:table-cell>
          <table:table-cell office:value-type="string" table:style-name="ce1">
            <text:p>b4475d15-2203-449e-b59d-c51feca9f9fb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8d04b7f9-1b62-4b43-a2d1-ff36aece7d57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afc3f527-833d-4e59-9268-b6a8c084b337</text:p>
          </table:table-cell>
          <table:table-cell table:style-name="ce1"/>
          <table:table-cell office:value-type="string" table:style-name="ce1">
            <text:p>anterior cerebral artery</text:p>
          </table:table-cell>
          <table:table-cell office:value-type="string" table:style-name="ce1">
            <text:p>6b8d394f-5b8b-41bd-be6f-40768ab242a0</text:p>
          </table:table-cell>
          <table:table-cell table:style-name="ce1"/>
          <table:table-cell office:value-type="string" table:style-name="ce2">
            <text:p>10-12</text:p>
          </table:table-cell>
          <table:table-cell office:value-type="string" table:style-name="ce1">
            <text:p>dea4c4c4-2ad7-4ec2-9c40-0a18ec5c6cb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0f1605d-2234-4803-919d-97429e3b50b6</text:p>
          </table:table-cell>
          <table:table-cell table:number-columns-repeated="4" table:style-name="ce1"/>
          <table:table-cell office:value-type="string" table:style-name="ce1">
            <text:p>COG1410</text:p>
          </table:table-cell>
          <table:table-cell office:value-type="string" table:style-name="ce1">
            <text:p>319ba509-b474-441f-a7c8-059fdae146a2</text:p>
          </table:table-cell>
          <table:table-cell table:style-name="ce1"/>
          <table:table-cell office:value-type="string" table:style-name="ce1">
            <text:p>prolene filament</text:p>
          </table:table-cell>
          <table:table-cell office:value-type="string" table:style-name="ce1">
            <text:p>e7fa9635-4498-44f9-87a2-d4aa8b45f69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62fc0e73-7084-4894-a6ca-258e3bc012cf</text:p>
          </table:table-cell>
          <table:table-cell table:style-name="ce1"/>
          <table:table-cell office:value-type="string" table:style-name="ce1">
            <text:p>jiangy0122@gmail.com</text:p>
          </table:table-cell>
          <table:table-cell office:value-type="string" table:style-name="ce1">
            <text:p>da9ef9d5-928c-4d8e-92ab-5daa580bebc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2934c02-b81c-4eb3-8377-d342acb31bdb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dd65eae2-e03a-4421-b7dc-149abfab546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3e63aa4-ed58-470c-b951-c973b7fb8bf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7f1c498-fdbe-4615-840f-e6c4cdd20fd5</text:p>
          </table:table-cell>
          <table:table-cell office:value-type="string" table:style-name="ce1">
            <text:p><text:s/>received salin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633eaac6-af80-4ac8-b40c-63c42692d54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9202dea0-d409-4779-9ea9-2503e1b0582b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f33f02c4-c713-4a48-a1b7-7e197de2d2b8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7aa59db0-c9d4-45a0-9bca-8fa61bc41df8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38]=[.E139];[.E139];&quot;RECONCILIATION!!!&quot;)" table:style-name="ce12">
            <text:p>TRUE</text:p>
          </table:table-cell>
          <table:table-cell office:value-type="string" office:string-value="RECONCILIATION!!!" table:formula="of:=IF([.F138]=[.F139];[.F139];&quot;RECONCILIATION!!!&quot;)" table:style-name="ce12">
            <text:p>RECONCILIATION!!!</text:p>
          </table:table-cell>
          <table:table-cell office:value-type="float" office:value="0" table:formula="of:=IF([.G138]=[.G139];[.G139];&quot;RECONCILIATION!!!&quot;)" table:style-name="ce12">
            <text:p>0</text:p>
          </table:table-cell>
          <table:table-cell office:value-type="string" office:string-value="TRUE" table:formula="of:=IF([.H138]=[.H139];[.H139];&quot;RECONCILIATION!!!&quot;)" table:style-name="ce12">
            <text:p>TRUE</text:p>
          </table:table-cell>
          <table:table-cell office:value-type="string" office:string-value="RECONCILIATION!!!" table:formula="of:=IF([.I138]=[.I139];[.I139];&quot;RECONCILIATION!!!&quot;)" table:style-name="ce12">
            <text:p>RECONCILIATION!!!</text:p>
          </table:table-cell>
          <table:table-cell office:value-type="float" office:value="0" table:formula="of:=IF([.J138]=[.J139];[.J139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L138]=[.L139];[.L139];&quot;RECONCILIATION!!!&quot;)" table:style-name="ce12">
            <text:p>RECONCILIATION!!!</text:p>
          </table:table-cell>
          <table:table-cell office:value-type="float" office:value="0" table:formula="of:=IF([.M138]=[.M139];[.M139];&quot;RECONCILIATION!!!&quot;)" table:style-name="ce12">
            <text:p>0</text:p>
          </table:table-cell>
          <table:table-cell office:value-type="string" office:string-value="C57BL/6J" table:formula="of:=IF([.N138]=[.N139];[.N139];&quot;RECONCILIATION!!!&quot;)" table:style-name="ce12">
            <text:p>C57BL/6J</text:p>
          </table:table-cell>
          <table:table-cell office:value-type="string" office:string-value="RECONCILIATION!!!" table:formula="of:=IF([.O138]=[.O139];[.O139];&quot;RECONCILIATION!!!&quot;)" table:style-name="ce12">
            <text:p>RECONCILIATION!!!</text:p>
          </table:table-cell>
          <table:table-cell office:value-type="float" office:value="0" table:formula="of:=IF([.P138]=[.P139];[.P139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38]=[.R139];[.R139];&quot;RECONCILIATION!!!&quot;)" table:style-name="ce12">
            <text:p>RECONCILIATION!!!</text:p>
          </table:table-cell>
          <table:table-cell office:value-type="float" office:value="0" table:formula="of:=IF([.S138]=[.S139];[.S139];&quot;RECONCILIATION!!!&quot;)" table:style-name="ce12">
            <text:p>0</text:p>
          </table:table-cell>
          <table:table-cell office:value-type="string" office:string-value="TRUE" table:formula="of:=IF([.T138]=[.T139];[.T139];&quot;RECONCILIATION!!!&quot;)" table:style-name="ce12">
            <text:p>TRUE</text:p>
          </table:table-cell>
          <table:table-cell office:value-type="string" office:string-value="RECONCILIATION!!!" table:formula="of:=IF([.U138]=[.U139];[.U139];&quot;RECONCILIATION!!!&quot;)" table:style-name="ce12">
            <text:p>RECONCILIATION!!!</text:p>
          </table:table-cell>
          <table:table-cell office:value-type="float" office:value="0" table:formula="of:=IF([.V138]=[.V139];[.V139];&quot;RECONCILIATION!!!&quot;)" table:style-name="ce12">
            <text:p>0</text:p>
          </table:table-cell>
          <table:table-cell office:value-type="string" office:string-value="FALSE" table:formula="of:=IF([.W138]=[.W139];[.W139];&quot;RECONCILIATION!!!&quot;)" table:style-name="ce12">
            <text:p>FALSE</text:p>
          </table:table-cell>
          <table:table-cell office:value-type="string" office:string-value="RECONCILIATION!!!" table:formula="of:=IF([.X138]=[.X139];[.X139];&quot;RECONCILIATION!!!&quot;)" table:style-name="ce12">
            <text:p>RECONCILIATION!!!</text:p>
          </table:table-cell>
          <table:table-cell office:value-type="float" office:value="0" table:formula="of:=IF([.Y138]=[.Y139];[.Y139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AA138]=[.AA139];[.AA139];&quot;RECONCILIATION!!!&quot;)" table:style-name="ce12">
            <text:p>RECONCILIATION!!!</text:p>
          </table:table-cell>
          <table:table-cell office:value-type="float" office:value="0" table:formula="of:=IF([.AB138]=[.AB139];[.AB139];&quot;RECONCILIATION!!!&quot;)" table:style-name="ce12">
            <text:p>0</text:p>
          </table:table-cell>
          <table:table-cell office:value-type="string" office:string-value="TRUE" table:formula="of:=IF([.AC138]=[.AC139];[.AC139];&quot;RECONCILIATION!!!&quot;)" table:style-name="ce12">
            <text:p>TRUE</text:p>
          </table:table-cell>
          <table:table-cell office:value-type="string" office:string-value="RECONCILIATION!!!" table:formula="of:=IF([.AD138]=[.AD139];[.AD139];&quot;RECONCILIATION!!!&quot;)" table:style-name="ce12">
            <text:p>RECONCILIATION!!!</text:p>
          </table:table-cell>
          <table:table-cell office:value-type="float" office:value="0" table:formula="of:=IF([.AE138]=[.AE139];[.AE139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38]=[.AG139];[.AG139];&quot;RECONCILIATION!!!&quot;)" table:style-name="ce12">
            <text:p>RECONCILIATION!!!</text:p>
          </table:table-cell>
          <table:table-cell office:value-type="float" office:value="0" table:formula="of:=IF([.AH138]=[.AH139];[.AH139];&quot;RECONCILIATION!!!&quot;)" table:style-name="ce12">
            <text:p>0</text:p>
          </table:table-cell>
          <table:table-cell office:value-type="string" office:string-value="Injective" table:formula="of:=IF([.AI138]=[.AI139];[.AI139];&quot;RECONCILIATION!!!&quot;)" table:style-name="ce12">
            <text:p>Injective</text:p>
          </table:table-cell>
          <table:table-cell office:value-type="string" office:string-value="RECONCILIATION!!!" table:formula="of:=IF([.AJ138]=[.AJ139];[.AJ139];&quot;RECONCILIATION!!!&quot;)" table:style-name="ce12">
            <text:p>RECONCILIATION!!!</text:p>
          </table:table-cell>
          <table:table-cell office:value-type="float" office:value="0" table:formula="of:=IF([.AK138]=[.AK139];[.AK139];&quot;RECONCILIATION!!!&quot;)" table:style-name="ce12">
            <text:p>0</text:p>
          </table:table-cell>
          <table:table-cell office:value-type="float" office:value="28" table:formula="of:=IF([.AL138]=[.AL139];[.AL139];&quot;RECONCILIATION!!!&quot;)" table:style-name="ce12">
            <text:p>28</text:p>
          </table:table-cell>
          <table:table-cell office:value-type="string" office:string-value="RECONCILIATION!!!" table:formula="of:=IF([.AM138]=[.AM139];[.AM139];&quot;RECONCILIATION!!!&quot;)" table:style-name="ce12">
            <text:p>RECONCILIATION!!!</text:p>
          </table:table-cell>
          <table:table-cell office:value-type="float" office:value="0" table:formula="of:=IF([.AN138]=[.AN139];[.AN139];&quot;RECONCILIATION!!!&quot;)" table:style-name="ce12">
            <text:p>0</text:p>
          </table:table-cell>
          <table:table-cell office:value-type="string" office:string-value="not reported" table:formula="of:=IF([.AO138]=[.AO139];[.AO139];&quot;RECONCILIATION!!!&quot;)" table:style-name="ce12">
            <text:p>not reported</text:p>
          </table:table-cell>
          <table:table-cell office:value-type="string" office:string-value="RECONCILIATION!!!" table:formula="of:=IF([.AP138]=[.AP139];[.AP139];&quot;RECONCILIATION!!!&quot;)" table:style-name="ce12">
            <text:p>RECONCILIATION!!!</text:p>
          </table:table-cell>
          <table:table-cell office:value-type="float" office:value="0" table:formula="of:=IF([.AQ138]=[.AQ139];[.AQ139];&quot;RECONCILIATION!!!&quot;)" table:style-name="ce12">
            <text:p>0</text:p>
          </table:table-cell>
          <table:table-cell office:value-type="string" office:string-value="no" table:formula="of:=IF([.AR138]=[.AR139];[.AR139];&quot;RECONCILIATION!!!&quot;)" table:style-name="ce12">
            <text:p>no</text:p>
          </table:table-cell>
          <table:table-cell office:value-type="string" office:string-value="RECONCILIATION!!!" table:formula="of:=IF([.AS138]=[.AS139];[.AS139];&quot;RECONCILIATION!!!&quot;)" table:style-name="ce12">
            <text:p>RECONCILIATION!!!</text:p>
          </table:table-cell>
          <table:table-cell office:value-type="float" office:value="0" table:formula="of:=IF([.AT138]=[.AT139];[.AT139];&quot;RECONCILIATION!!!&quot;)" table:style-name="ce12">
            <text:p>0</text:p>
          </table:table-cell>
          <table:table-cell office:value-type="string" office:string-value="TRUE" table:formula="of:=IF([.AU138]=[.AU139];[.AU139];&quot;RECONCILIATION!!!&quot;)" table:style-name="ce12">
            <text:p>TRUE</text:p>
          </table:table-cell>
          <table:table-cell office:value-type="string" office:string-value="RECONCILIATION!!!" table:formula="of:=IF([.AV138]=[.AV139];[.AV139];&quot;RECONCILIATION!!!&quot;)" table:style-name="ce12">
            <text:p>RECONCILIATION!!!</text:p>
          </table:table-cell>
          <table:table-cell office:value-type="float" office:value="0" table:formula="of:=IF([.AW138]=[.AW139];[.AW139];&quot;RECONCILIATION!!!&quot;)" table:style-name="ce12">
            <text:p>0</text:p>
          </table:table-cell>
          <table:table-cell office:value-type="string" table:style-name="ce8">
            <text:p>pentobarbitalsodium(50mg/kg)</text:p>
          </table:table-cell>
          <table:table-cell office:value-type="string" office:string-value="RECONCILIATION!!!" table:formula="of:=IF([.AY138]=[.AY139];[.AY139];&quot;RECONCILIATION!!!&quot;)" table:style-name="ce12">
            <text:p>RECONCILIATION!!!</text:p>
          </table:table-cell>
          <table:table-cell office:value-type="float" office:value="0" table:formula="of:=IF([.AZ138]=[.AZ139];[.AZ139];&quot;RECONCILIATION!!!&quot;)" table:style-name="ce12">
            <text:p>0</text:p>
          </table:table-cell>
          <table:table-cell office:value-type="float" office:value="0" table:formula="of:=IF([.BA138]=[.BA139];[.BA139];&quot;RECONCILIATION!!!&quot;)" table:style-name="ce12">
            <text:p>0</text:p>
          </table:table-cell>
          <table:table-cell office:value-type="float" office:value="0" table:formula="of:=IF([.BB138]=[.BB139];[.BB139];&quot;RECONCILIATION!!!&quot;)" table:style-name="ce12">
            <text:p>0</text:p>
          </table:table-cell>
          <table:table-cell office:value-type="float" office:value="0" table:formula="of:=IF([.BC138]=[.BC139];[.BC139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38]=[.BE139];[.BE139];&quot;RECONCILIATION!!!&quot;)" table:style-name="ce12">
            <text:p>RECONCILIATION!!!</text:p>
          </table:table-cell>
          <table:table-cell office:value-type="float" office:value="0" table:formula="of:=IF([.BF138]=[.BF139];[.BF139];&quot;RECONCILIATION!!!&quot;)" table:style-name="ce12">
            <text:p>0</text:p>
          </table:table-cell>
          <table:table-cell office:value-type="string" table:style-name="ce17">
            <text:p>Yong Jiang</text:p>
          </table:table-cell>
          <table:table-cell office:value-type="string" office:string-value="RECONCILIATION!!!" table:formula="of:=IF([.BH138]=[.BH139];[.BH139];&quot;RECONCILIATION!!!&quot;)" table:style-name="ce12">
            <text:p>RECONCILIATION!!!</text:p>
          </table:table-cell>
          <table:table-cell office:value-type="float" office:value="0" table:formula="of:=IF([.BI138]=[.BI139];[.BI139];&quot;RECONCILIATION!!!&quot;)" table:style-name="ce12">
            <text:p>0</text:p>
          </table:table-cell>
          <table:table-cell office:value-type="string" table:style-name="ce8">
            <text:p>right anterior cerebral artery</text:p>
          </table:table-cell>
          <table:table-cell office:value-type="string" office:string-value="RECONCILIATION!!!" table:formula="of:=IF([.BK138]=[.BK139];[.BK139];&quot;RECONCILIATION!!!&quot;)" table:style-name="ce12">
            <text:p>RECONCILIATION!!!</text:p>
          </table:table-cell>
          <table:table-cell office:value-type="float" office:value="0" table:formula="of:=IF([.BL138]=[.BL139];[.BL139];&quot;RECONCILIATION!!!&quot;)" table:style-name="ce12">
            <text:p>0</text:p>
          </table:table-cell>
          <table:table-cell office:value-type="string" table:style-name="ce8">
            <text:p>10-12 weeks</text:p>
          </table:table-cell>
          <table:table-cell office:value-type="string" office:string-value="RECONCILIATION!!!" table:formula="of:=IF([.BN138]=[.BN139];[.BN139];&quot;RECONCILIATION!!!&quot;)" table:style-name="ce12">
            <text:p>RECONCILIATION!!!</text:p>
          </table:table-cell>
          <table:table-cell office:value-type="float" office:value="0" table:formula="of:=IF([.BO138]=[.BO139];[.BO139];&quot;RECONCILIATION!!!&quot;)" table:style-name="ce12">
            <text:p>0</text:p>
          </table:table-cell>
          <table:table-cell office:value-type="string" office:string-value="TRUE" table:formula="of:=IF([.BP138]=[.BP139];[.BP139];&quot;RECONCILIATION!!!&quot;)" table:style-name="ce12">
            <text:p>TRUE</text:p>
          </table:table-cell>
          <table:table-cell office:value-type="string" office:string-value="RECONCILIATION!!!" table:formula="of:=IF([.BQ138]=[.BQ139];[.BQ139];&quot;RECONCILIATION!!!&quot;)" table:style-name="ce12">
            <text:p>RECONCILIATION!!!</text:p>
          </table:table-cell>
          <table:table-cell office:value-type="float" office:value="0" table:formula="of:=IF([.BR138]=[.BR139];[.BR139];&quot;RECONCILIATION!!!&quot;)" table:style-name="ce12">
            <text:p>0</text:p>
          </table:table-cell>
          <table:table-cell office:value-type="float" office:value="0" table:formula="of:=IF([.BS138]=[.BS139];[.BS139];&quot;RECONCILIATION!!!&quot;)" table:style-name="ce12">
            <text:p>0</text:p>
          </table:table-cell>
          <table:table-cell office:value-type="float" office:value="0" table:formula="of:=IF([.BT138]=[.BT139];[.BT139];&quot;RECONCILIATION!!!&quot;)" table:style-name="ce12">
            <text:p>0</text:p>
          </table:table-cell>
          <table:table-cell office:value-type="float" office:value="0" table:formula="of:=IF([.BU138]=[.BU139];[.BU139];&quot;RECONCILIATION!!!&quot;)" table:style-name="ce12">
            <text:p>0</text:p>
          </table:table-cell>
          <table:table-cell office:value-type="string" office:string-value="COG1410" table:formula="of:=IF([.BV138]=[.BV139];[.BV139];&quot;RECONCILIATION!!!&quot;)" table:style-name="ce12">
            <text:p>COG1410</text:p>
          </table:table-cell>
          <table:table-cell office:value-type="string" office:string-value="RECONCILIATION!!!" table:formula="of:=IF([.BW138]=[.BW139];[.BW139];&quot;RECONCILIATION!!!&quot;)" table:style-name="ce12">
            <text:p>RECONCILIATION!!!</text:p>
          </table:table-cell>
          <table:table-cell office:value-type="float" office:value="0" table:formula="of:=IF([.BX138]=[.BX139];[.BX139];&quot;RECONCILIATION!!!&quot;)" table:style-name="ce12">
            <text:p>0</text:p>
          </table:table-cell>
          <table:table-cell office:value-type="string" table:style-name="ce17">
            <text:p>5-0 Prolene filament (Ethicon, Somerville, USA)</text:p>
          </table:table-cell>
          <table:table-cell office:value-type="string" office:string-value="RECONCILIATION!!!" table:formula="of:=IF([.BZ138]=[.BZ139];[.BZ139];&quot;RECONCILIATION!!!&quot;)" table:style-name="ce12">
            <text:p>RECONCILIATION!!!</text:p>
          </table:table-cell>
          <table:table-cell office:value-type="float" office:value="0" table:formula="of:=IF([.CA138]=[.CA139];[.CA139];&quot;RECONCILIATION!!!&quot;)" table:style-name="ce12">
            <text:p>0</text:p>
          </table:table-cell>
          <table:table-cell office:value-type="float" office:value="0" table:formula="of:=IF([.CB138]=[.CB139];[.CB139];&quot;RECONCILIATION!!!&quot;)" table:style-name="ce12">
            <text:p>0</text:p>
          </table:table-cell>
          <table:table-cell office:value-type="float" office:value="0" table:formula="of:=IF([.CC138]=[.CC139];[.CC139];&quot;RECONCILIATION!!!&quot;)" table:style-name="ce12">
            <text:p>0</text:p>
          </table:table-cell>
          <table:table-cell office:value-type="float" office:value="0" table:formula="of:=IF([.CD138]=[.CD139];[.CD139];&quot;RECONCILIATION!!!&quot;)" table:style-name="ce12">
            <text:p>0</text:p>
          </table:table-cell>
          <table:table-cell office:value-type="string" office:string-value="TRUE" table:formula="of:=IF([.CE138]=[.CE139];[.CE139];&quot;RECONCILIATION!!!&quot;)" table:style-name="ce12">
            <text:p>TRUE</text:p>
          </table:table-cell>
          <table:table-cell office:value-type="string" office:string-value="RECONCILIATION!!!" table:formula="of:=IF([.CF138]=[.CF139];[.CF139];&quot;RECONCILIATION!!!&quot;)" table:style-name="ce12">
            <text:p>RECONCILIATION!!!</text:p>
          </table:table-cell>
          <table:table-cell office:value-type="float" office:value="0" table:formula="of:=IF([.CG138]=[.CG139];[.CG139];&quot;RECONCILIATION!!!&quot;)" table:style-name="ce12">
            <text:p>0</text:p>
          </table:table-cell>
          <table:table-cell office:value-type="string" table:style-name="ce27">
            <text:p><text:a xlink:href="mailto:jiangy0122@gmail.com">jiangy0122@gmail.com</text:a></text:p>
          </table:table-cell>
          <table:table-cell office:value-type="string" office:string-value="RECONCILIATION!!!" table:formula="of:=IF([.CI138]=[.CI139];[.CI139];&quot;RECONCILIATION!!!&quot;)" table:style-name="ce12">
            <text:p>RECONCILIATION!!!</text:p>
          </table:table-cell>
          <table:table-cell office:value-type="float" office:value="0" table:formula="of:=IF([.CJ138]=[.CJ139];[.CJ139];&quot;RECONCILIATION!!!&quot;)" table:style-name="ce12">
            <text:p>0</text:p>
          </table:table-cell>
          <table:table-cell office:value-type="float" office:value="0" table:formula="of:=IF([.CK138]=[.CK139];[.CK139];&quot;RECONCILIATION!!!&quot;)" table:style-name="ce12">
            <text:p>0</text:p>
          </table:table-cell>
          <table:table-cell office:value-type="float" office:value="0" table:formula="of:=IF([.CL138]=[.CL139];[.CL139];&quot;RECONCILIATION!!!&quot;)" table:style-name="ce12">
            <text:p>0</text:p>
          </table:table-cell>
          <table:table-cell office:value-type="float" office:value="0" table:formula="of:=IF([.CM138]=[.CM139];[.CM139];&quot;RECONCILIATION!!!&quot;)" table:style-name="ce12">
            <text:p>0</text:p>
          </table:table-cell>
          <table:table-cell office:value-type="string" office:string-value="FALSE" table:formula="of:=IF([.CN138]=[.CN139];[.CN139];&quot;RECONCILIATION!!!&quot;)" table:style-name="ce12">
            <text:p>FALSE</text:p>
          </table:table-cell>
          <table:table-cell office:value-type="string" office:string-value="RECONCILIATION!!!" table:formula="of:=IF([.CO138]=[.CO139];[.CO139];&quot;RECONCILIATION!!!&quot;)" table:style-name="ce12">
            <text:p>RECONCILIATION!!!</text:p>
          </table:table-cell>
          <table:table-cell office:value-type="float" office:value="0" table:formula="of:=IF([.CP138]=[.CP139];[.CP139];&quot;RECONCILIATION!!!&quot;)" table:style-name="ce12">
            <text:p>0</text:p>
          </table:table-cell>
          <table:table-cell office:value-type="float" office:value="15" table:formula="of:=IF([.CQ138]=[.CQ139];[.CQ139];&quot;RECONCILIATION!!!&quot;)" table:style-name="ce12">
            <text:p>15</text:p>
          </table:table-cell>
          <table:table-cell office:value-type="string" office:string-value="RECONCILIATION!!!" table:formula="of:=IF([.CR138]=[.CR139];[.CR139];&quot;RECONCILIATION!!!&quot;)" table:style-name="ce12">
            <text:p>RECONCILIATION!!!</text:p>
          </table:table-cell>
          <table:table-cell office:value-type="float" office:value="0" table:formula="of:=IF([.CS138]=[.CS139];[.CS139];&quot;RECONCILIATION!!!&quot;)" table:style-name="ce12">
            <text:p>0</text:p>
          </table:table-cell>
          <table:table-cell office:value-type="float" office:value="0" table:formula="of:=IF([.CT138]=[.CT139];[.CT139];&quot;RECONCILIATION!!!&quot;)" table:style-name="ce12">
            <text:p>0</text:p>
          </table:table-cell>
          <table:table-cell office:value-type="float" office:value="0" table:formula="of:=IF([.CU138]=[.CU139];[.CU139];&quot;RECONCILIATION!!!&quot;)" table:style-name="ce12">
            <text:p>0</text:p>
          </table:table-cell>
          <table:table-cell office:value-type="float" office:value="0" table:formula="of:=IF([.CV138]=[.CV139];[.CV139];&quot;RECONCILIATION!!!&quot;)" table:style-name="ce12">
            <text:p>0</text:p>
          </table:table-cell>
          <table:table-cell office:value-type="string" office:string-value="TRUE" table:formula="of:=IF([.CW138]=[.CW139];[.CW139];&quot;RECONCILIATION!!!&quot;)" table:style-name="ce12">
            <text:p>TRUE</text:p>
          </table:table-cell>
          <table:table-cell office:value-type="string" office:string-value="RECONCILIATION!!!" table:formula="of:=IF([.CX138]=[.CX139];[.CX139];&quot;RECONCILIATION!!!&quot;)" table:style-name="ce12">
            <text:p>RECONCILIATION!!!</text:p>
          </table:table-cell>
          <table:table-cell office:value-type="float" office:value="0" table:formula="of:=IF([.CY138]=[.CY139];[.CY139];&quot;RECONCILIATION!!!&quot;)" table:style-name="ce12">
            <text:p>0</text:p>
          </table:table-cell>
          <table:table-cell office:value-type="string" office:string-value="TRUE" table:formula="of:=IF([.CZ138]=[.CZ139];[.CZ139];&quot;RECONCILIATION!!!&quot;)" table:style-name="ce12">
            <text:p>TRUE</text:p>
          </table:table-cell>
          <table:table-cell office:value-type="string" office:string-value="RECONCILIATION!!!" table:formula="of:=IF([.DA138]=[.DA139];[.DA139];&quot;RECONCILIATION!!!&quot;)" table:style-name="ce12">
            <text:p>RECONCILIATION!!!</text:p>
          </table:table-cell>
          <table:table-cell office:value-type="string" table:style-name="ce8">
            <text:p><text:s/>received saline</text:p>
          </table:table-cell>
          <table:table-cell office:value-type="string" office:string-value="TRUE" table:formula="of:=IF([.DC138]=[.DC139];[.DC139];&quot;RECONCILIATION!!!&quot;)" table:style-name="ce12">
            <text:p>TRUE</text:p>
          </table:table-cell>
          <table:table-cell office:value-type="string" office:string-value="RECONCILIATION!!!" table:formula="of:=IF([.DD138]=[.DD139];[.DD139];&quot;RECONCILIATION!!!&quot;)" table:style-name="ce12">
            <text:p>RECONCILIATION!!!</text:p>
          </table:table-cell>
          <table:table-cell office:value-type="float" office:value="0" table:formula="of:=IF([.DE138]=[.DE139];[.DE139];&quot;RECONCILIATION!!!&quot;)" table:style-name="ce12">
            <text:p>0</text:p>
          </table:table-cell>
          <table:table-cell office:value-type="float" office:value="0" table:formula="of:=IF([.DF138]=[.DF139];[.DF139];&quot;RECONCILIATION!!!&quot;)" table:style-name="ce12">
            <text:p>0</text:p>
          </table:table-cell>
          <table:table-cell office:value-type="float" office:value="0" table:formula="of:=IF([.DG138]=[.DG139];[.DG139];&quot;RECONCILIATION!!!&quot;)" table:style-name="ce12">
            <text:p>0</text:p>
          </table:table-cell>
          <table:table-cell office:value-type="float" office:value="0" table:formula="of:=IF([.DH138]=[.DH139];[.DH139];&quot;RECONCILIATION!!!&quot;)" table:style-name="ce12">
            <text:p>0</text:p>
          </table:table-cell>
          <table:table-cell office:value-type="string" office:string-value="FALSE" table:formula="of:=IF([.DI138]=[.DI139];[.DI139];&quot;RECONCILIATION!!!&quot;)" table:style-name="ce12">
            <text:p>FALSE</text:p>
          </table:table-cell>
          <table:table-cell office:value-type="string" office:string-value="RECONCILIATION!!!" table:formula="of:=IF([.DJ138]=[.DJ139];[.DJ139];&quot;RECONCILIATION!!!&quot;)" table:style-name="ce12">
            <text:p>RECONCILIATION!!!</text:p>
          </table:table-cell>
          <table:table-cell office:value-type="float" office:value="0" table:formula="of:=IF([.DK138]=[.DK139];[.DK139];&quot;RECONCILIATION!!!&quot;)" table:style-name="ce12">
            <text:p>0</text:p>
          </table:table-cell>
          <table:table-cell office:value-type="string" table:style-name="ce8">
            <text:p>righ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3:15:21</text:p>
          </table:table-cell>
          <table:table-cell office:value-type="string" table:style-name="ce1">
            <text:p>7e7d3286-31d1-4376-8373-8445a381b577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b93fbcc-f6c6-4f0f-aabe-3151f0869a8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6d62ac8-477a-47bf-80fb-a73d8fcb25fe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43390bf8-e8d0-4d53-b08c-44d0302fe09a</text:p>
          </table:table-cell>
          <table:table-cell table:style-name="ce1"/>
          <table:table-cell office:value-type="string" table:style-name="ce1">
            <text:p>C57BL/6J<text:s/></text:p>
          </table:table-cell>
          <table:table-cell office:value-type="string" table:style-name="ce1">
            <text:p>990adf83-4c82-4108-be7a-e7201aacb5cc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3adf8f51-bba0-493c-89fb-710b01262a3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ee40dfd-b001-4958-88b8-fedf09451e0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68a306a-d379-4ae8-ba64-3f0bd474f45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45ddc8f-c6a9-450f-8e0e-f7b9adf8781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6d5827f-4df1-45ca-9b93-c1c220a15c83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7663cc98-bf4c-4b63-9053-23c96b9b2aeb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1f9901d6-5027-40d8-98d5-ca2607ca8799</text:p>
          </table:table-cell>
          <table:table-cell table:style-name="ce1"/>
          <table:table-cell office:value-type="string" table:style-name="ce1">
            <text:p>6+12</text:p>
          </table:table-cell>
          <table:table-cell office:value-type="string" table:style-name="ce1">
            <text:p>bc22555f-232a-4333-82c9-2ce55f38b28c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a64e5964-fef6-410c-bb4c-12c6b9bd3afd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0a18e57f-5038-4921-a737-ef783cfc57b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34413f0-1949-43b2-b289-1b7082458a2d</text:p>
          </table:table-cell>
          <table:table-cell table:number-columns-repeated="4" table:style-name="ce1"/>
          <table:table-cell office:value-type="string" table:style-name="ce1">
            <text:p><text:s/>All mice were housed in a room with a 12-h light/dark cycle and with controlled humidity and temperature. All of the animals could freely access fresh food and clean water.</text:p>
          </table:table-cell>
          <table:table-cell office:value-type="string" table:style-name="ce1">
            <text:p>122ef82f-0eee-48ac-9319-aff72764a60a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eddd8a1e-83bd-4ad8-8a32-bb2cbe68ea6d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dbfedec5-35df-4057-922a-6c6e4c2cee64</text:p>
          </table:table-cell>
          <table:table-cell table:number-columns-repeated="4" table:style-name="ce1"/>
          <table:table-cell office:value-type="string" table:style-name="ce1">
            <text:p>8-12 weeks<text:s/></text:p>
          </table:table-cell>
          <table:table-cell office:value-type="string" table:style-name="ce1">
            <text:p>9e9febc9-1005-40af-97f5-1d17aa8ac80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b67f57b-cb94-41c5-ad6f-8257de522426</text:p>
          </table:table-cell>
          <table:table-cell table:number-columns-repeated="4" table:style-name="ce1"/>
          <table:table-cell office:value-type="string" table:style-name="ce1">
            <text:p>irisin</text:p>
          </table:table-cell>
          <table:table-cell office:value-type="string" table:style-name="ce1">
            <text:p>5dcd5fe9-1b37-48c8-9f9c-6e72fee42548</text:p>
          </table:table-cell>
          <table:table-cell table:number-columns-repeated="4" table:style-name="ce1"/>
          <table:table-cell office:value-type="string" table:style-name="ce1">
            <text:p>18-22 g</text:p>
          </table:table-cell>
          <table:table-cell office:value-type="string" table:style-name="ce1">
            <text:p>06ca463f-5ad1-42c4-9c4f-abcabbdaebd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ffb680c-bd72-449f-9f4b-e14617057c18</text:p>
          </table:table-cell>
          <table:table-cell table:style-name="ce1"/>
          <table:table-cell office:value-type="string" table:style-name="ce1">
            <text:p>jiangyong@swmu.edu.cn</text:p>
          </table:table-cell>
          <table:table-cell office:value-type="string" table:style-name="ce1">
            <text:p>b10ca724-ed8e-42f8-a87d-beaeccead69b</text:p>
          </table:table-cell>
          <table:table-cell table:style-name="ce1"/>
          <table:table-cell office:value-type="string" table:style-name="ce1">
            <text:p>isofulrane 3-4% induction 1-1.5% maintain</text:p>
          </table:table-cell>
          <table:table-cell office:value-type="string" table:style-name="ce1">
            <text:p>9ecf2381-05dc-471e-8c4c-f05e5e2f85c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84d3d40-ccab-4f78-963b-4c93956408b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12bd42bd-b6a0-4805-ae25-a310398f659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9fc63ad-c84e-4590-bc87-f81ffab5013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8ec0dbb-9d3b-4903-8f32-2c7c4243f92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3a0fa33-ba86-41bf-a133-d8257118bbf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53c3662-3bac-4777-a946-3733b47485b2</text:p>
          </table:table-cell>
          <table:table-cell table:style-name="ce1"/>
          <table:table-cell office:value-type="string" table:style-name="ce1">
            <text:p>right ECA</text:p>
          </table:table-cell>
          <table:table-cell office:value-type="string" table:style-name="ce1">
            <text:p>4d3fcf67-e2a8-4003-8607-5282281781d8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13:28:41</text:p>
          </table:table-cell>
          <table:table-cell office:value-type="string" table:style-name="ce1">
            <text:p>7e7d3286-31d1-4376-8373-8445a381b577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95992760-dbc9-4eac-9e12-e584ef918a7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be35f3b-3df1-4287-be50-fecc313ca50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2ace94bc-22a5-4c70-b53c-ee96c6f46432</text:p>
          </table:table-cell>
          <table:table-cell table:style-name="ce1"/>
          <table:table-cell office:value-type="string" table:style-name="ce1">
            <text:p>C57BL/6J<text:s/></text:p>
          </table:table-cell>
          <table:table-cell office:value-type="string" table:style-name="ce1">
            <text:p>bc3c4364-17e1-429f-a15c-51ef7d5165bd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bcf33890-510f-4558-b4ba-b6b91d78256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166b27d-4882-4b09-a885-8212460abb0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f8c025d-ad35-4943-ae07-71bfca1cd9a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aac56f4-04bc-431e-92bf-41ead6a0b51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ca1e57d-f04d-4006-aaa3-b32b4f926cb3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2b527226-15c5-477e-ad21-dde8b56a7fd1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cac5dd75-e8dd-4648-9fb9-b76414b6fc93</text:p>
          </table:table-cell>
          <table:table-cell office:value-type="string" table:style-name="ce1">
            <text:p>3–4%isoflurane, and then mice were masked and ventilated with 1–1.5% isofluran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b43a8db0-fcaa-4827-b3ad-254575c842a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f109779-9b6f-417a-a2b6-a6cc4b990a09</text:p>
          </table:table-cell>
          <table:table-cell office:value-type="string" table:style-name="ce1">
            <text:p>All mice werehoused in a room with a 12-h light/dark cycle and with controlledhumidity and temperature. All of the animals could freely accessfresh food and clean wa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175036d-230e-414f-a57c-7914277fc0a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a1c8ce1-9d79-4e3f-9c92-093b9781b852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22b649eb-9073-463d-a452-a062bf8d94ce</text:p>
          </table:table-cell>
          <table:table-cell table:style-name="ce1"/>
          <table:table-cell office:value-type="string" table:style-name="ce1">
            <text:p>Yong Jiang</text:p>
          </table:table-cell>
          <table:table-cell office:value-type="string" table:style-name="ce1">
            <text:p>2f07e737-947c-4c44-aa66-3a2743535945</text:p>
          </table:table-cell>
          <table:table-cell table:style-name="ce1"/>
          <table:table-cell office:value-type="string" table:style-name="ce1">
            <text:p>bifurcation of anterior and middle cerebral artery</text:p>
          </table:table-cell>
          <table:table-cell office:value-type="string" table:style-name="ce1">
            <text:p>56ee141f-77da-4243-921c-bf8f6dbec448</text:p>
          </table:table-cell>
          <table:table-cell table:style-name="ce1"/>
          <table:table-cell office:value-type="string" table:style-name="ce1">
            <text:p>8-12 weeks</text:p>
          </table:table-cell>
          <table:table-cell office:value-type="string" table:style-name="ce1">
            <text:p>f0508e52-37ed-4571-8632-46ef23731ac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2c52194-a579-4614-9ff2-bd2680b0b260</text:p>
          </table:table-cell>
          <table:table-cell table:number-columns-repeated="4" table:style-name="ce1"/>
          <table:table-cell office:value-type="string" table:style-name="ce1">
            <text:p>irisin</text:p>
          </table:table-cell>
          <table:table-cell office:value-type="string" table:style-name="ce1">
            <text:p>0170a454-030d-4b92-ae99-de9ea48838c3</text:p>
          </table:table-cell>
          <table:table-cell table:number-columns-repeated="4" table:style-name="ce1"/>
          <table:table-cell office:value-type="string" table:style-name="ce1">
            <text:p>18-22 g</text:p>
          </table:table-cell>
          <table:table-cell office:value-type="string" table:style-name="ce1">
            <text:p>3eff3854-a025-4191-abe8-f02a6da01aa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c7d8cf7-37d6-4993-90b6-89e7b210e124</text:p>
          </table:table-cell>
          <table:table-cell table:style-name="ce1"/>
          <table:table-cell office:value-type="string" table:style-name="ce1">
            <text:p>jiangyong@swmu.edu.cn</text:p>
          </table:table-cell>
          <table:table-cell office:value-type="string" table:style-name="ce1">
            <text:p>bf71cbe6-4842-49a4-b6ad-85d1827ea4f9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179e4651-0658-4782-ab92-2ced512e7ad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21c677a-6480-448f-a533-111b89a270ec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f7919f3d-6e93-4eb1-909d-d2c4839505d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69235c75-98e3-43c9-b72c-16411837028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f26dbcc-13b4-4509-8e34-7bc285f43ab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def0dfa-14bc-4ab3-a429-821a93c96b6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1c481ea4-f6fd-4254-ae81-91ba9d6dc0c5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5c3ce307-a92a-42e9-a1a2-96834e53f2cf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7e7d3286-31d1-4376-8373-8445a381b577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41]=[.E142];[.E142];&quot;RECONCILIATION!!!&quot;)" table:style-name="ce12">
            <text:p>TRUE</text:p>
          </table:table-cell>
          <table:table-cell office:value-type="string" office:string-value="RECONCILIATION!!!" table:formula="of:=IF([.F141]=[.F142];[.F142];&quot;RECONCILIATION!!!&quot;)" table:style-name="ce12">
            <text:p>RECONCILIATION!!!</text:p>
          </table:table-cell>
          <table:table-cell office:value-type="float" office:value="0" table:formula="of:=IF([.G141]=[.G142];[.G142];&quot;RECONCILIATION!!!&quot;)" table:style-name="ce12">
            <text:p>0</text:p>
          </table:table-cell>
          <table:table-cell office:value-type="string" office:string-value="TRUE" table:formula="of:=IF([.H141]=[.H142];[.H142];&quot;RECONCILIATION!!!&quot;)" table:style-name="ce12">
            <text:p>TRUE</text:p>
          </table:table-cell>
          <table:table-cell office:value-type="string" office:string-value="RECONCILIATION!!!" table:formula="of:=IF([.I141]=[.I142];[.I142];&quot;RECONCILIATION!!!&quot;)" table:style-name="ce12">
            <text:p>RECONCILIATION!!!</text:p>
          </table:table-cell>
          <table:table-cell office:value-type="float" office:value="0" table:formula="of:=IF([.J141]=[.J142];[.J142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L141]=[.L142];[.L142];&quot;RECONCILIATION!!!&quot;)" table:style-name="ce12">
            <text:p>RECONCILIATION!!!</text:p>
          </table:table-cell>
          <table:table-cell office:value-type="string" table:style-name="ce17">
            <text:p>mice were inductively anesthetized in a hermetic box with 3–4% isoflurane, and then mice were masked and ventilated with 1– 1.5% isoflurane throughout the operation.</text:p>
          </table:table-cell>
          <table:table-cell office:value-type="string" office:string-value="C57BL/6J " table:formula="of:=IF([.N141]=[.N142];[.N142];&quot;RECONCILIATION!!!&quot;)" table:style-name="ce12">
            <text:p>C57BL/6J<text:s/></text:p>
          </table:table-cell>
          <table:table-cell office:value-type="string" office:string-value="RECONCILIATION!!!" table:formula="of:=IF([.O141]=[.O142];[.O142];&quot;RECONCILIATION!!!&quot;)" table:style-name="ce12">
            <text:p>RECONCILIATION!!!</text:p>
          </table:table-cell>
          <table:table-cell office:value-type="float" office:value="0" table:formula="of:=IF([.P141]=[.P142];[.P142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41]=[.R142];[.R142];&quot;RECONCILIATION!!!&quot;)" table:style-name="ce12">
            <text:p>RECONCILIATION!!!</text:p>
          </table:table-cell>
          <table:table-cell office:value-type="float" office:value="0" table:formula="of:=IF([.S141]=[.S142];[.S14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141]=[.U142];[.U142];&quot;RECONCILIATION!!!&quot;)" table:style-name="ce12">
            <text:p>RECONCILIATION!!!</text:p>
          </table:table-cell>
          <table:table-cell office:value-type="float" office:value="0" table:formula="of:=IF([.V141]=[.V142];[.V142];&quot;RECONCILIATION!!!&quot;)" table:style-name="ce12">
            <text:p>0</text:p>
          </table:table-cell>
          <table:table-cell office:value-type="string" office:string-value="FALSE" table:formula="of:=IF([.W141]=[.W142];[.W142];&quot;RECONCILIATION!!!&quot;)" table:style-name="ce12">
            <text:p>FALSE</text:p>
          </table:table-cell>
          <table:table-cell office:value-type="string" office:string-value="RECONCILIATION!!!" table:formula="of:=IF([.X141]=[.X142];[.X142];&quot;RECONCILIATION!!!&quot;)" table:style-name="ce12">
            <text:p>RECONCILIATION!!!</text:p>
          </table:table-cell>
          <table:table-cell office:value-type="float" office:value="0" table:formula="of:=IF([.Y141]=[.Y142];[.Y142];&quot;RECONCILIATION!!!&quot;)" table:style-name="ce12">
            <text:p>0</text:p>
          </table:table-cell>
          <table:table-cell office:value-type="string" office:string-value="not reported" table:formula="of:=IF([.Z141]=[.Z142];[.Z142];&quot;RECONCILIATION!!!&quot;)" table:style-name="ce12">
            <text:p>not reported</text:p>
          </table:table-cell>
          <table:table-cell office:value-type="string" office:string-value="RECONCILIATION!!!" table:formula="of:=IF([.AA141]=[.AA142];[.AA142];&quot;RECONCILIATION!!!&quot;)" table:style-name="ce12">
            <text:p>RECONCILIATION!!!</text:p>
          </table:table-cell>
          <table:table-cell office:value-type="float" office:value="0" table:formula="of:=IF([.AB141]=[.AB142];[.AB142];&quot;RECONCILIATION!!!&quot;)" table:style-name="ce12">
            <text:p>0</text:p>
          </table:table-cell>
          <table:table-cell office:value-type="string" office:string-value="TRUE" table:formula="of:=IF([.AC141]=[.AC142];[.AC142];&quot;RECONCILIATION!!!&quot;)" table:style-name="ce12">
            <text:p>TRUE</text:p>
          </table:table-cell>
          <table:table-cell office:value-type="string" office:string-value="RECONCILIATION!!!" table:formula="of:=IF([.AD141]=[.AD142];[.AD142];&quot;RECONCILIATION!!!&quot;)" table:style-name="ce12">
            <text:p>RECONCILIATION!!!</text:p>
          </table:table-cell>
          <table:table-cell office:value-type="float" office:value="0" table:formula="of:=IF([.AE141]=[.AE142];[.AE142];&quot;RECONCILIATION!!!&quot;)" table:style-name="ce12">
            <text:p>0</text:p>
          </table:table-cell>
          <table:table-cell office:value-type="string" office:string-value="5-0" table:formula="of:=IF([.AF141]=[.AF142];[.AF142];&quot;RECONCILIATION!!!&quot;)" table:style-name="ce12">
            <text:p>5-0</text:p>
          </table:table-cell>
          <table:table-cell office:value-type="string" office:string-value="RECONCILIATION!!!" table:formula="of:=IF([.AG141]=[.AG142];[.AG142];&quot;RECONCILIATION!!!&quot;)" table:style-name="ce12">
            <text:p>RECONCILIATION!!!</text:p>
          </table:table-cell>
          <table:table-cell office:value-type="float" office:value="0" table:formula="of:=IF([.AH141]=[.AH142];[.AH142];&quot;RECONCILIATION!!!&quot;)" table:style-name="ce12">
            <text:p>0</text:p>
          </table:table-cell>
          <table:table-cell office:value-type="string" office:string-value="Inhalative" table:formula="of:=IF([.AI141]=[.AI142];[.AI142];&quot;RECONCILIATION!!!&quot;)" table:style-name="ce12">
            <text:p>Inhalative</text:p>
          </table:table-cell>
          <table:table-cell office:value-type="string" office:string-value="RECONCILIATION!!!" table:formula="of:=IF([.AJ141]=[.AJ142];[.AJ142];&quot;RECONCILIATION!!!&quot;)" table:style-name="ce12">
            <text:p>RECONCILIATION!!!</text:p>
          </table:table-cell>
          <table:table-cell office:value-type="string" table:style-name="ce8">
            <text:p>3–4%isoflurane, and then mice were masked and ventilated with 1–1.5% isoflurane</text:p>
          </table:table-cell>
          <table:table-cell office:value-type="string" table:style-name="ce14">
            <text:p>Total of 72</text:p>
          </table:table-cell>
          <table:table-cell office:value-type="string" office:string-value="RECONCILIATION!!!" table:formula="of:=IF([.AM141]=[.AM142];[.AM142];&quot;RECONCILIATION!!!&quot;)" table:style-name="ce14">
            <text:p>RECONCILIATION!!!</text:p>
          </table:table-cell>
          <table:table-cell office:value-type="string" table:style-name="ce14">
            <text:p>Exp. 1: 43, Exp. 3: 14, Exp. 4: 15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141]=[.AP142];[.AP142];&quot;RECONCILIATION!!!&quot;)" table:style-name="ce12">
            <text:p>RECONCILIATION!!!</text:p>
          </table:table-cell>
          <table:table-cell office:value-type="string" table:style-name="ce8">
            <text:p>All mice werehoused in a room with a 12-h light/dark cycle and with controlledhumidity and temperature. All of the animals could freely accessfresh food and clean water</text:p>
          </table:table-cell>
          <table:table-cell office:value-type="string" office:string-value="no" table:formula="of:=IF([.AR141]=[.AR142];[.AR142];&quot;RECONCILIATION!!!&quot;)" table:style-name="ce12">
            <text:p>no</text:p>
          </table:table-cell>
          <table:table-cell office:value-type="string" office:string-value="RECONCILIATION!!!" table:formula="of:=IF([.AS141]=[.AS142];[.AS142];&quot;RECONCILIATION!!!&quot;)" table:style-name="ce12">
            <text:p>RECONCILIATION!!!</text:p>
          </table:table-cell>
          <table:table-cell office:value-type="float" office:value="0" table:formula="of:=IF([.AT141]=[.AT142];[.AT142];&quot;RECONCILIATION!!!&quot;)" table:style-name="ce12">
            <text:p>0</text:p>
          </table:table-cell>
          <table:table-cell office:value-type="string" office:string-value="TRUE" table:formula="of:=IF([.AU141]=[.AU142];[.AU142];&quot;RECONCILIATION!!!&quot;)" table:style-name="ce12">
            <text:p>TRUE</text:p>
          </table:table-cell>
          <table:table-cell office:value-type="string" office:string-value="RECONCILIATION!!!" table:formula="of:=IF([.AV141]=[.AV142];[.AV142];&quot;RECONCILIATION!!!&quot;)" table:style-name="ce12">
            <text:p>RECONCILIATION!!!</text:p>
          </table:table-cell>
          <table:table-cell office:value-type="float" office:value="0" table:formula="of:=IF([.AW141]=[.AW142];[.AW142];&quot;RECONCILIATION!!!&quot;)" table:style-name="ce12">
            <text:p>0</text:p>
          </table:table-cell>
          <table:table-cell office:value-type="float" office:value="0" table:formula="of:=IF([.AX141]=[.AX142];[.AX142];&quot;RECONCILIATION!!!&quot;)" table:style-name="ce12">
            <text:p>0</text:p>
          </table:table-cell>
          <table:table-cell office:value-type="float" office:value="0" table:formula="of:=IF([.AY141]=[.AY142];[.AY142];&quot;RECONCILIATION!!!&quot;)" table:style-name="ce12">
            <text:p>0</text:p>
          </table:table-cell>
          <table:table-cell office:value-type="float" office:value="0" table:formula="of:=IF([.AZ141]=[.AZ142];[.AZ142];&quot;RECONCILIATION!!!&quot;)" table:style-name="ce12">
            <text:p>0</text:p>
          </table:table-cell>
          <table:table-cell office:value-type="string" table:style-name="ce17">
            <text:p><text:s/>All mice were housed in a room with a 12-h light/dark cycle and with controlled humidity and temperature. All of the animals could freely access fresh food and clean water.</text:p>
          </table:table-cell>
          <table:table-cell office:value-type="string" office:string-value="RECONCILIATION!!!" table:formula="of:=IF([.BB141]=[.BB142];[.BB142];&quot;RECONCILIATION!!!&quot;)" table:style-name="ce12">
            <text:p>RECONCILIATION!!!</text:p>
          </table:table-cell>
          <table:table-cell office:value-type="float" office:value="0" table:formula="of:=IF([.BC141]=[.BC142];[.BC142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BE141]=[.BE142];[.BE142];&quot;RECONCILIATION!!!&quot;)" table:style-name="ce12">
            <text:p>RECONCILIATION!!!</text:p>
          </table:table-cell>
          <table:table-cell office:value-type="float" office:value="0" table:formula="of:=IF([.BF141]=[.BF142];[.BF142];&quot;RECONCILIATION!!!&quot;)" table:style-name="ce12">
            <text:p>0</text:p>
          </table:table-cell>
          <table:table-cell office:value-type="string" office:string-value="Yong Jiang" table:formula="of:=IF([.BG141]=[.BG142];[.BG142];&quot;RECONCILIATION!!!&quot;)" table:style-name="ce12">
            <text:p>Yong Jiang</text:p>
          </table:table-cell>
          <table:table-cell office:value-type="string" office:string-value="RECONCILIATION!!!" table:formula="of:=IF([.BH141]=[.BH142];[.BH142];&quot;RECONCILIATION!!!&quot;)" table:style-name="ce12">
            <text:p>RECONCILIATION!!!</text:p>
          </table:table-cell>
          <table:table-cell office:value-type="float" office:value="0" table:formula="of:=IF([.BI141]=[.BI142];[.BI142];&quot;RECONCILIATION!!!&quot;)" table:style-name="ce12">
            <text:p>0</text:p>
          </table:table-cell>
          <table:table-cell office:value-type="string" table:style-name="ce8">
            <text:p>bifurcation of anterior and middle cerebral artery</text:p>
          </table:table-cell>
          <table:table-cell office:value-type="string" office:string-value="RECONCILIATION!!!" table:formula="of:=IF([.BK141]=[.BK142];[.BK142];&quot;RECONCILIATION!!!&quot;)" table:style-name="ce12">
            <text:p>RECONCILIATION!!!</text:p>
          </table:table-cell>
          <table:table-cell office:value-type="float" office:value="0" table:formula="of:=IF([.BL141]=[.BL142];[.BL142];&quot;RECONCILIATION!!!&quot;)" table:style-name="ce12">
            <text:p>0</text:p>
          </table:table-cell>
          <table:table-cell office:value-type="string" table:style-name="ce12">
            <text:p>8-12 weeks</text:p>
          </table:table-cell>
          <table:table-cell office:value-type="string" office:string-value="RECONCILIATION!!!" table:formula="of:=IF([.BN141]=[.BN142];[.BN142];&quot;RECONCILIATION!!!&quot;)" table:style-name="ce12">
            <text:p>RECONCILIATION!!!</text:p>
          </table:table-cell>
          <table:table-cell office:value-type="float" office:value="0" table:formula="of:=IF([.BO141]=[.BO142];[.BO142];&quot;RECONCILIATION!!!&quot;)" table:style-name="ce12">
            <text:p>0</text:p>
          </table:table-cell>
          <table:table-cell office:value-type="string" office:string-value="TRUE" table:formula="of:=IF([.BP141]=[.BP142];[.BP142];&quot;RECONCILIATION!!!&quot;)" table:style-name="ce12">
            <text:p>TRUE</text:p>
          </table:table-cell>
          <table:table-cell office:value-type="string" office:string-value="RECONCILIATION!!!" table:formula="of:=IF([.BQ141]=[.BQ142];[.BQ142];&quot;RECONCILIATION!!!&quot;)" table:style-name="ce12">
            <text:p>RECONCILIATION!!!</text:p>
          </table:table-cell>
          <table:table-cell office:value-type="float" office:value="0" table:formula="of:=IF([.BR141]=[.BR142];[.BR142];&quot;RECONCILIATION!!!&quot;)" table:style-name="ce12">
            <text:p>0</text:p>
          </table:table-cell>
          <table:table-cell office:value-type="float" office:value="0" table:formula="of:=IF([.BS141]=[.BS142];[.BS142];&quot;RECONCILIATION!!!&quot;)" table:style-name="ce12">
            <text:p>0</text:p>
          </table:table-cell>
          <table:table-cell office:value-type="float" office:value="0" table:formula="of:=IF([.BT141]=[.BT142];[.BT142];&quot;RECONCILIATION!!!&quot;)" table:style-name="ce12">
            <text:p>0</text:p>
          </table:table-cell>
          <table:table-cell office:value-type="float" office:value="0" table:formula="of:=IF([.BU141]=[.BU142];[.BU142];&quot;RECONCILIATION!!!&quot;)" table:style-name="ce12">
            <text:p>0</text:p>
          </table:table-cell>
          <table:table-cell office:value-type="string" office:string-value="irisin" table:formula="of:=IF([.BV141]=[.BV142];[.BV142];&quot;RECONCILIATION!!!&quot;)" table:style-name="ce12">
            <text:p>irisin</text:p>
          </table:table-cell>
          <table:table-cell office:value-type="string" office:string-value="RECONCILIATION!!!" table:formula="of:=IF([.BW141]=[.BW142];[.BW142];&quot;RECONCILIATION!!!&quot;)" table:style-name="ce12">
            <text:p>RECONCILIATION!!!</text:p>
          </table:table-cell>
          <table:table-cell office:value-type="float" office:value="0" table:formula="of:=IF([.BX141]=[.BX142];[.BX142];&quot;RECONCILIATION!!!&quot;)" table:style-name="ce12">
            <text:p>0</text:p>
          </table:table-cell>
          <table:table-cell office:value-type="float" office:value="0" table:formula="of:=IF([.BY141]=[.BY142];[.BY142];&quot;RECONCILIATION!!!&quot;)" table:style-name="ce12">
            <text:p>0</text:p>
          </table:table-cell>
          <table:table-cell office:value-type="float" office:value="0" table:formula="of:=IF([.BZ141]=[.BZ142];[.BZ142];&quot;RECONCILIATION!!!&quot;)" table:style-name="ce12">
            <text:p>0</text:p>
          </table:table-cell>
          <table:table-cell office:value-type="float" office:value="0" table:formula="of:=IF([.CA141]=[.CA142];[.CA142];&quot;RECONCILIATION!!!&quot;)" table:style-name="ce12">
            <text:p>0</text:p>
          </table:table-cell>
          <table:table-cell office:value-type="string" office:string-value="18-22 g" table:formula="of:=IF([.CB141]=[.CB142];[.CB142];&quot;RECONCILIATION!!!&quot;)" table:style-name="ce12">
            <text:p>18-22 g</text:p>
          </table:table-cell>
          <table:table-cell office:value-type="string" office:string-value="RECONCILIATION!!!" table:formula="of:=IF([.CC141]=[.CC142];[.CC142];&quot;RECONCILIATION!!!&quot;)" table:style-name="ce12">
            <text:p>RECONCILIATION!!!</text:p>
          </table:table-cell>
          <table:table-cell office:value-type="float" office:value="0" table:formula="of:=IF([.CD141]=[.CD142];[.CD142];&quot;RECONCILIATION!!!&quot;)" table:style-name="ce12">
            <text:p>0</text:p>
          </table:table-cell>
          <table:table-cell office:value-type="string" office:string-value="TRUE" table:formula="of:=IF([.CE141]=[.CE142];[.CE142];&quot;RECONCILIATION!!!&quot;)" table:style-name="ce12">
            <text:p>TRUE</text:p>
          </table:table-cell>
          <table:table-cell office:value-type="string" office:string-value="RECONCILIATION!!!" table:formula="of:=IF([.CF141]=[.CF142];[.CF142];&quot;RECONCILIATION!!!&quot;)" table:style-name="ce12">
            <text:p>RECONCILIATION!!!</text:p>
          </table:table-cell>
          <table:table-cell office:value-type="float" office:value="0" table:formula="of:=IF([.CG141]=[.CG142];[.CG142];&quot;RECONCILIATION!!!&quot;)" table:style-name="ce12">
            <text:p>0</text:p>
          </table:table-cell>
          <table:table-cell office:value-type="string" office:string-value="jiangyong@swmu.edu.cn" table:formula="of:=IF([.CH141]=[.CH142];[.CH142];&quot;RECONCILIATION!!!&quot;)" table:style-name="ce12">
            <text:p>jiangyong@swmu.edu.cn</text:p>
          </table:table-cell>
          <table:table-cell office:value-type="string" office:string-value="RECONCILIATION!!!" table:formula="of:=IF([.CI141]=[.CI142];[.CI142];&quot;RECONCILIATION!!!&quot;)" table:style-name="ce12">
            <text:p>RECONCILIATION!!!</text:p>
          </table:table-cell>
          <table:table-cell office:value-type="float" office:value="0" table:formula="of:=IF([.CJ141]=[.CJ142];[.CJ142];&quot;RECONCILIATION!!!&quot;)" table:style-name="ce12">
            <text:p>0</text:p>
          </table:table-cell>
          <table:table-cell office:value-type="string" table:style-name="ce8">
            <text:p>isofulrane 3-4% induction 1-1.5% maintain</text:p>
          </table:table-cell>
          <table:table-cell office:value-type="string" office:string-value="RECONCILIATION!!!" table:formula="of:=IF([.CL141]=[.CL142];[.CL142];&quot;RECONCILIATION!!!&quot;)" table:style-name="ce12">
            <text:p>RECONCILIATION!!!</text:p>
          </table:table-cell>
          <table:table-cell office:value-type="float" office:value="0" table:formula="of:=IF([.CM141]=[.CM142];[.CM142];&quot;RECONCILIATION!!!&quot;)" table:style-name="ce12">
            <text:p>0</text:p>
          </table:table-cell>
          <table:table-cell office:value-type="string" office:string-value="FALSE" table:formula="of:=IF([.CN141]=[.CN142];[.CN142];&quot;RECONCILIATION!!!&quot;)" table:style-name="ce12">
            <text:p>FALSE</text:p>
          </table:table-cell>
          <table:table-cell office:value-type="string" office:string-value="RECONCILIATION!!!" table:formula="of:=IF([.CO141]=[.CO142];[.CO142];&quot;RECONCILIATION!!!&quot;)" table:style-name="ce12">
            <text:p>RECONCILIATION!!!</text:p>
          </table:table-cell>
          <table:table-cell office:value-type="float" office:value="0" table:formula="of:=IF([.CP141]=[.CP142];[.CP142];&quot;RECONCILIATION!!!&quot;)" table:style-name="ce12">
            <text:p>0</text:p>
          </table:table-cell>
          <table:table-cell office:value-type="string" table:style-name="ce14">
            <text:p>Total of 30</text:p>
          </table:table-cell>
          <table:table-cell office:value-type="string" office:string-value="RECONCILIATION!!!" table:formula="of:=IF([.CR141]=[.CR142];[.CR142];&quot;RECONCILIATION!!!&quot;)" table:style-name="ce14">
            <text:p>RECONCILIATION!!!</text:p>
          </table:table-cell>
          <table:table-cell office:value-type="string" table:style-name="ce14">
            <text:p>Exp. 1: 9, Exp. 2: 12, Exp. 4: 9</text:p>
          </table:table-cell>
          <table:table-cell office:value-type="float" office:value="0" table:formula="of:=IF([.CT141]=[.CT142];[.CT142];&quot;RECONCILIATION!!!&quot;)" table:style-name="ce12">
            <text:p>0</text:p>
          </table:table-cell>
          <table:table-cell office:value-type="float" office:value="0" table:formula="of:=IF([.CU141]=[.CU142];[.CU142];&quot;RECONCILIATION!!!&quot;)" table:style-name="ce12">
            <text:p>0</text:p>
          </table:table-cell>
          <table:table-cell office:value-type="float" office:value="0" table:formula="of:=IF([.CV141]=[.CV142];[.CV142];&quot;RECONCILIATION!!!&quot;)" table:style-name="ce12">
            <text:p>0</text:p>
          </table:table-cell>
          <table:table-cell office:value-type="string" office:string-value="TRUE" table:formula="of:=IF([.CW141]=[.CW142];[.CW142];&quot;RECONCILIATION!!!&quot;)" table:style-name="ce12">
            <text:p>TRUE</text:p>
          </table:table-cell>
          <table:table-cell office:value-type="string" office:string-value="RECONCILIATION!!!" table:formula="of:=IF([.CX141]=[.CX142];[.CX142];&quot;RECONCILIATION!!!&quot;)" table:style-name="ce12">
            <text:p>RECONCILIATION!!!</text:p>
          </table:table-cell>
          <table:table-cell office:value-type="float" office:value="0" table:formula="of:=IF([.CY141]=[.CY142];[.CY142];&quot;RECONCILIATION!!!&quot;)" table:style-name="ce12">
            <text:p>0</text:p>
          </table:table-cell>
          <table:table-cell office:value-type="string" office:string-value="TRUE" table:formula="of:=IF([.CZ141]=[.CZ142];[.CZ142];&quot;RECONCILIATION!!!&quot;)" table:style-name="ce12">
            <text:p>TRUE</text:p>
          </table:table-cell>
          <table:table-cell office:value-type="string" office:string-value="RECONCILIATION!!!" table:formula="of:=IF([.DA141]=[.DA142];[.DA142];&quot;RECONCILIATION!!!&quot;)" table:style-name="ce12">
            <text:p>RECONCILIATION!!!</text:p>
          </table:table-cell>
          <table:table-cell office:value-type="float" office:value="0" table:formula="of:=IF([.DB141]=[.DB142];[.DB142];&quot;RECONCILIATION!!!&quot;)" table:style-name="ce12">
            <text:p>0</text:p>
          </table:table-cell>
          <table:table-cell office:value-type="string" office:string-value="TRUE" table:formula="of:=IF([.DC141]=[.DC142];[.DC142];&quot;RECONCILIATION!!!&quot;)" table:style-name="ce12">
            <text:p>TRUE</text:p>
          </table:table-cell>
          <table:table-cell office:value-type="string" office:string-value="RECONCILIATION!!!" table:formula="of:=IF([.DD141]=[.DD142];[.DD142];&quot;RECONCILIATION!!!&quot;)" table:style-name="ce12">
            <text:p>RECONCILIATION!!!</text:p>
          </table:table-cell>
          <table:table-cell office:value-type="float" office:value="0" table:formula="of:=IF([.DE141]=[.DE142];[.DE142];&quot;RECONCILIATION!!!&quot;)" table:style-name="ce12">
            <text:p>0</text:p>
          </table:table-cell>
          <table:table-cell office:value-type="float" office:value="0" table:formula="of:=IF([.DF141]=[.DF142];[.DF142];&quot;RECONCILIATION!!!&quot;)" table:style-name="ce12">
            <text:p>0</text:p>
          </table:table-cell>
          <table:table-cell office:value-type="float" office:value="0" table:formula="of:=IF([.DG141]=[.DG142];[.DG142];&quot;RECONCILIATION!!!&quot;)" table:style-name="ce12">
            <text:p>0</text:p>
          </table:table-cell>
          <table:table-cell office:value-type="float" office:value="0" table:formula="of:=IF([.DH141]=[.DH142];[.DH142];&quot;RECONCILIATION!!!&quot;)" table:style-name="ce12">
            <text:p>0</text:p>
          </table:table-cell>
          <table:table-cell office:value-type="string" office:string-value="TRUE" table:formula="of:=IF([.DI141]=[.DI142];[.DI142];&quot;RECONCILIATION!!!&quot;)" table:style-name="ce12">
            <text:p>TRUE</text:p>
          </table:table-cell>
          <table:table-cell office:value-type="string" office:string-value="RECONCILIATION!!!" table:formula="of:=IF([.DJ141]=[.DJ142];[.DJ142];&quot;RECONCILIATION!!!&quot;)" table:style-name="ce12">
            <text:p>RECONCILIATION!!!</text:p>
          </table:table-cell>
          <table:table-cell office:value-type="float" office:value="0" table:formula="of:=IF([.DK141]=[.DK142];[.DK142];&quot;RECONCILIATION!!!&quot;)" table:style-name="ce12">
            <text:p>0</text:p>
          </table:table-cell>
          <table:table-cell office:value-type="string" table:style-name="ce12">
            <text:p>right external carotid artery</text:p>
          </table:table-cell>
          <table:table-cell office:value-type="string" office:string-value="RECONCILIATION!!!" table:formula="of:=IF([.DM141]=[.DM142];[.DM142];&quot;RECONCILIATION!!!&quot;)" table:style-name="ce12">
            <text:p>RECONCILIATION!!!</text:p>
          </table:table-cell>
          <table:table-cell office:value-type="float" office:value="0" table:formula="of:=IF([.DN141]=[.DN142];[.DN142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9 18:02:50</text:p>
          </table:table-cell>
          <table:table-cell office:value-type="string" table:style-name="ce1">
            <text:p>7ef9f14f-101c-4627-8750-41995bad3c31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515b09f8-fd5c-48a9-b9af-e11ef845119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01b7da5-b1df-4b02-bd37-817bb1f67739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398bfe5d-7d28-4ced-ab14-da5ea0b00ee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e41ce53-c84a-4ae0-854c-282afb12bc5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a606113-873d-4ae6-b8f0-7a7a7d68a758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c66b4167-55b6-4177-a205-67806c131a3a</text:p>
          </table:table-cell>
          <table:table-cell table:number-columns-repeated="10" table:style-name="ce1"/>
          <table:table-cell office:value-type="string" table:style-name="ce1">
            <text:p>Jin Chen</text:p>
          </table:table-cell>
          <table:table-cell office:value-type="string" table:style-name="ce1">
            <text:p>ea04ec3a-07ac-46c5-a34d-55b003b509e9</text:p>
          </table:table-cell>
          <table:table-cell office:value-type="string" table:style-name="ce1">
            <text:p>mortality 31% but lace of group data and details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5d780899-0954-4fae-9b25-de7b8e405483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8d40305a-4bb0-44d3-9f7e-327e18c5d0b3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9aab2b09-1649-44f0-a08c-804a4dde7c27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4015c004-eee9-475c-9eb5-735c226e15b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5eef799-ee02-4d72-aec4-8d21850afeea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391dbcda-a51a-435a-b7bd-d8f272cac21e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1:38:30</text:p>
          </table:table-cell>
          <table:table-cell office:value-type="string" table:style-name="ce1">
            <text:p>7ef9f14f-101c-4627-8750-41995bad3c31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e68a352a-6109-4a25-86b1-05b466611e8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169e24a-f4b0-484b-9928-aa6294676c01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aa92bf1-11dd-48cb-8f46-4c4bf30ef34e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f604add7-0287-4aa6-a493-f70316f335be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9be4f081-1c33-46fa-8fa4-db8d8a75a44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9d62d1d-e2a6-4ac1-bba2-2928bab7c61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2bb36ab-2b15-42bf-a39a-7d325bc1a09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c34a6dd-1b1c-4535-b755-c5d8a6c5252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9bcdf97-8bf8-46dc-831d-2fb659ad51a8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dd0dc702-6879-4e30-b33a-9847cee139dc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4ee91128-ac9e-4888-92bb-9abc0e96e8d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fd4d685-5003-4327-b9f9-5b2c84f232e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60f94e4-a54b-4b40-9cac-ad55e6ae48e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205b9a4-36ef-4ed4-8803-2505824ee1c1</text:p>
          </table:table-cell>
          <table:table-cell office:value-type="string" table:style-name="ce1">
            <text:p>in the graph</text:p>
          </table:table-cell>
          <table:table-cell table:number-columns-repeated="6" table:style-name="ce1"/>
          <table:table-cell office:value-type="string" table:style-name="ce1">
            <text:p>not reported</text:p>
          </table:table-cell>
          <table:table-cell office:value-type="string" table:style-name="ce1">
            <text:p>c15304d1-3887-472e-896e-fc2d7806e08f</text:p>
          </table:table-cell>
          <table:table-cell table:style-name="ce1"/>
          <table:table-cell office:value-type="string" table:style-name="ce1">
            <text:p>Xianqing Shi</text:p>
          </table:table-cell>
          <table:table-cell office:value-type="string" table:style-name="ce1">
            <text:p>ade3dee6-7873-4358-9d14-9a5c7f390061</text:p>
          </table:table-cell>
          <table:table-cell office:value-type="string" table:style-name="ce1">
            <text:p>SAH grad and mortality rate but without giving proper numbers of cohorts n=6 is mentioned in the graphs but also a mortality rate of 31%<text:s text:c="2"/>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2a42d885-f004-4241-86fc-01aea748184e</text:p>
          </table:table-cell>
          <table:table-cell table:number-columns-repeated="4" table:style-name="ce1"/>
          <table:table-cell office:value-type="string" table:style-name="ce1">
            <text:p>baicalin</text:p>
          </table:table-cell>
          <table:table-cell office:value-type="string" table:style-name="ce1">
            <text:p>eeb7561b-b110-4633-abb3-cf8f8e9c069c</text:p>
          </table:table-cell>
          <table:table-cell table:number-columns-repeated="4" table:style-name="ce1"/>
          <table:table-cell office:value-type="string" table:style-name="ce1">
            <text:p>25-30 g</text:p>
          </table:table-cell>
          <table:table-cell office:value-type="string" table:style-name="ce1">
            <text:p>e9cfdf1e-c857-4345-b712-4a1f7eb91b6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7ddd29d-0fa7-4c95-9acf-76f4e5c16b39</text:p>
          </table:table-cell>
          <table:table-cell table:style-name="ce1"/>
          <table:table-cell office:value-type="string" table:style-name="ce1">
            <text:p>shixianqing@126.com</text:p>
          </table:table-cell>
          <table:table-cell office:value-type="string" table:style-name="ce1">
            <text:p>4ff52d79-4802-493d-bc0d-8471bce195c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7ac769d-9277-4627-b221-e25124066d4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966b9ea0-4bb5-4ad5-bf27-d1d2e54599ff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50ff4251-dd16-4e59-a0b9-58176e96bcc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cd844aa-24e1-4cd2-9c28-05934799cdd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affbd65-5374-4c92-9718-a11dcb0981f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907a625-f86a-4029-8951-f84ddc048016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7ef9f14f-101c-4627-8750-41995bad3c31</text:p>
          </table:table-cell>
          <table:table-cell office:value-type="string" table:style-name="ce11">
            <text:p>TIMO</text:p>
          </table:table-cell>
          <table:table-cell office:value-type="string" office:string-value="FALSE" table:formula="of:=IF([.E144]=[.E145];[.E145];&quot;RECONCILIATION!!!&quot;)" table:style-name="ce12">
            <text:p>FALSE</text:p>
          </table:table-cell>
          <table:table-cell office:value-type="string" office:string-value="RECONCILIATION!!!" table:formula="of:=IF([.F144]=[.F145];[.F145];&quot;RECONCILIATION!!!&quot;)" table:style-name="ce12">
            <text:p>RECONCILIATION!!!</text:p>
          </table:table-cell>
          <table:table-cell office:value-type="float" office:value="0" table:formula="of:=IF([.G144]=[.G145];[.G145];&quot;RECONCILIATION!!!&quot;)" table:style-name="ce12">
            <text:p>0</text:p>
          </table:table-cell>
          <table:table-cell office:value-type="string" office:string-value="FALSE" table:formula="of:=IF([.H144]=[.H145];[.H145];&quot;RECONCILIATION!!!&quot;)" table:style-name="ce12">
            <text:p>FALSE</text:p>
          </table:table-cell>
          <table:table-cell office:value-type="string" office:string-value="RECONCILIATION!!!" table:formula="of:=IF([.I144]=[.I145];[.I145];&quot;RECONCILIATION!!!&quot;)" table:style-name="ce12">
            <text:p>RECONCILIATION!!!</text:p>
          </table:table-cell>
          <table:table-cell office:value-type="float" office:value="0" table:formula="of:=IF([.J144]=[.J145];[.J145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L144]=[.L145];[.L145];&quot;RECONCILIATION!!!&quot;)" table:style-name="ce12">
            <text:p>RECONCILIATION!!!</text:p>
          </table:table-cell>
          <table:table-cell office:value-type="float" office:value="0" table:formula="of:=IF([.M144]=[.M145];[.M145];&quot;RECONCILIATION!!!&quot;)" table:style-name="ce12">
            <text:p>0</text:p>
          </table:table-cell>
          <table:table-cell office:value-type="string" table:style-name="ce12">
            <text:p>C57BL/6</text:p>
          </table:table-cell>
          <table:table-cell office:value-type="string" office:string-value="RECONCILIATION!!!" table:formula="of:=IF([.O144]=[.O145];[.O145];&quot;RECONCILIATION!!!&quot;)" table:style-name="ce12">
            <text:p>RECONCILIATION!!!</text:p>
          </table:table-cell>
          <table:table-cell office:value-type="float" office:value="0" table:formula="of:=IF([.P144]=[.P145];[.P145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44]=[.R145];[.R145];&quot;RECONCILIATION!!!&quot;)" table:style-name="ce12">
            <text:p>RECONCILIATION!!!</text:p>
          </table:table-cell>
          <table:table-cell office:value-type="float" office:value="0" table:formula="of:=IF([.S144]=[.S145];[.S145];&quot;RECONCILIATION!!!&quot;)" table:style-name="ce12">
            <text:p>0</text:p>
          </table:table-cell>
          <table:table-cell office:value-type="string" office:string-value="FALSE" table:formula="of:=IF([.T144]=[.T145];[.T145];&quot;RECONCILIATION!!!&quot;)" table:style-name="ce12">
            <text:p>FALSE</text:p>
          </table:table-cell>
          <table:table-cell office:value-type="string" office:string-value="RECONCILIATION!!!" table:formula="of:=IF([.U144]=[.U145];[.U145];&quot;RECONCILIATION!!!&quot;)" table:style-name="ce12">
            <text:p>RECONCILIATION!!!</text:p>
          </table:table-cell>
          <table:table-cell office:value-type="float" office:value="0" table:formula="of:=IF([.V144]=[.V145];[.V145];&quot;RECONCILIATION!!!&quot;)" table:style-name="ce12">
            <text:p>0</text:p>
          </table:table-cell>
          <table:table-cell office:value-type="string" office:string-value="FALSE" table:formula="of:=IF([.W144]=[.W145];[.W145];&quot;RECONCILIATION!!!&quot;)" table:style-name="ce12">
            <text:p>FALSE</text:p>
          </table:table-cell>
          <table:table-cell office:value-type="string" office:string-value="RECONCILIATION!!!" table:formula="of:=IF([.X144]=[.X145];[.X145];&quot;RECONCILIATION!!!&quot;)" table:style-name="ce12">
            <text:p>RECONCILIATION!!!</text:p>
          </table:table-cell>
          <table:table-cell office:value-type="float" office:value="0" table:formula="of:=IF([.Y144]=[.Y145];[.Y145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A144]=[.AA145];[.AA145];&quot;RECONCILIATION!!!&quot;)" table:style-name="ce12">
            <text:p>RECONCILIATION!!!</text:p>
          </table:table-cell>
          <table:table-cell office:value-type="float" office:value="0" table:formula="of:=IF([.AB144]=[.AB145];[.AB14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144]=[.AD145];[.AD145];&quot;RECONCILIATION!!!&quot;)" table:style-name="ce12">
            <text:p>RECONCILIATION!!!</text:p>
          </table:table-cell>
          <table:table-cell office:value-type="float" office:value="0" table:formula="of:=IF([.AE144]=[.AE145];[.AE145];&quot;RECONCILIATION!!!&quot;)" table:style-name="ce12">
            <text:p>0</text:p>
          </table:table-cell>
          <table:table-cell office:value-type="float" office:value="0" table:formula="of:=IF([.AF144]=[.AF145];[.AF145];&quot;RECONCILIATION!!!&quot;)" table:style-name="ce12">
            <text:p>0</text:p>
          </table:table-cell>
          <table:table-cell office:value-type="float" office:value="0" table:formula="of:=IF([.AG144]=[.AG145];[.AG145];&quot;RECONCILIATION!!!&quot;)" table:style-name="ce12">
            <text:p>0</text:p>
          </table:table-cell>
          <table:table-cell office:value-type="float" office:value="0" table:formula="of:=IF([.AH144]=[.AH145];[.AH145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J144]=[.AJ145];[.AJ145];&quot;RECONCILIATION!!!&quot;)" table:style-name="ce12">
            <text:p>RECONCILIATION!!!</text:p>
          </table:table-cell>
          <table:table-cell office:value-type="float" office:value="0" table:formula="of:=IF([.AK144]=[.AK145];[.AK145];&quot;RECONCILIATION!!!&quot;)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string" office:string-value="RECONCILIATION!!!" table:formula="of:=IF([.AM144]=[.AM145];[.AM145];&quot;RECONCILIATION!!!&quot;)" table:style-name="ce12">
            <text:p>RECONCILIATION!!!</text:p>
          </table:table-cell>
          <table:table-cell office:value-type="float" office:value="0" table:formula="of:=IF([.AN144]=[.AN145];[.AN145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P144]=[.AP145];[.AP145];&quot;RECONCILIATION!!!&quot;)" table:style-name="ce12">
            <text:p>RECONCILIATION!!!</text:p>
          </table:table-cell>
          <table:table-cell office:value-type="float" office:value="0" table:formula="of:=IF([.AQ144]=[.AQ145];[.AQ145];&quot;RECONCILIATION!!!&quot;)" table:style-name="ce12">
            <text:p>0</text:p>
          </table:table-cell>
          <table:table-cell office:value-type="string" table:style-name="ce12">
            <text:p>no</text:p>
          </table:table-cell>
          <table:table-cell office:value-type="string" office:string-value="RECONCILIATION!!!" table:formula="of:=IF([.AS144]=[.AS145];[.AS145];&quot;RECONCILIATION!!!&quot;)" table:style-name="ce12">
            <text:p>RECONCILIATION!!!</text:p>
          </table:table-cell>
          <table:table-cell office:value-type="float" office:value="0" table:formula="of:=IF([.AT144]=[.AT145];[.AT14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V144]=[.AV145];[.AV145];&quot;RECONCILIATION!!!&quot;)" table:style-name="ce12">
            <text:p>RECONCILIATION!!!</text:p>
          </table:table-cell>
          <table:table-cell office:value-type="string" table:style-name="ce8">
            <text:p>in the graph</text:p>
          </table:table-cell>
          <table:table-cell office:value-type="float" office:value="0" table:formula="of:=IF([.AX144]=[.AX145];[.AX145];&quot;RECONCILIATION!!!&quot;)" table:style-name="ce12">
            <text:p>0</text:p>
          </table:table-cell>
          <table:table-cell office:value-type="float" office:value="0" table:formula="of:=IF([.AY144]=[.AY145];[.AY145];&quot;RECONCILIATION!!!&quot;)" table:style-name="ce12">
            <text:p>0</text:p>
          </table:table-cell>
          <table:table-cell office:value-type="float" office:value="0" table:formula="of:=IF([.AZ144]=[.AZ145];[.AZ145];&quot;RECONCILIATION!!!&quot;)" table:style-name="ce12">
            <text:p>0</text:p>
          </table:table-cell>
          <table:table-cell office:value-type="float" office:value="0" table:formula="of:=IF([.BA144]=[.BA145];[.BA145];&quot;RECONCILIATION!!!&quot;)" table:style-name="ce12">
            <text:p>0</text:p>
          </table:table-cell>
          <table:table-cell office:value-type="float" office:value="0" table:formula="of:=IF([.BB144]=[.BB145];[.BB145];&quot;RECONCILIATION!!!&quot;)" table:style-name="ce12">
            <text:p>0</text:p>
          </table:table-cell>
          <table:table-cell office:value-type="float" office:value="0" table:formula="of:=IF([.BC144]=[.BC145];[.BC145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BE144]=[.BE145];[.BE145];&quot;RECONCILIATION!!!&quot;)" table:style-name="ce12">
            <text:p>RECONCILIATION!!!</text:p>
          </table:table-cell>
          <table:table-cell office:value-type="float" office:value="0" table:formula="of:=IF([.BF144]=[.BF145];[.BF145];&quot;RECONCILIATION!!!&quot;)" table:style-name="ce12">
            <text:p>0</text:p>
          </table:table-cell>
          <table:table-cell office:value-type="string" table:style-name="ce8">
            <text:p>Xianqing Shi</text:p>
          </table:table-cell>
          <table:table-cell office:value-type="string" office:string-value="RECONCILIATION!!!" table:formula="of:=IF([.BH144]=[.BH145];[.BH145];&quot;RECONCILIATION!!!&quot;)" table:style-name="ce12">
            <text:p>RECONCILIATION!!!</text:p>
          </table:table-cell>
          <table:table-cell office:value-type="string" table:style-name="ce17">
            <text:p>SAH grad and mortality rate but without giving proper numbers of cohorts n=6 is mentioned in the graphs but also a mortality rate of 31%; mortality 31% but lace of group data and details</text:p>
          </table:table-cell>
          <table:table-cell office:value-type="float" office:value="0" table:formula="of:=IF([.BJ144]=[.BJ145];[.BJ145];&quot;RECONCILIATION!!!&quot;)" table:style-name="ce12">
            <text:p>0</text:p>
          </table:table-cell>
          <table:table-cell office:value-type="float" office:value="0" table:formula="of:=IF([.BK144]=[.BK145];[.BK145];&quot;RECONCILIATION!!!&quot;)" table:style-name="ce12">
            <text:p>0</text:p>
          </table:table-cell>
          <table:table-cell office:value-type="float" office:value="0" table:formula="of:=IF([.BL144]=[.BL145];[.BL145];&quot;RECONCILIATION!!!&quot;)" table:style-name="ce12">
            <text:p>0</text:p>
          </table:table-cell>
          <table:table-cell office:value-type="float" office:value="0" table:formula="of:=IF([.BM144]=[.BM145];[.BM145];&quot;RECONCILIATION!!!&quot;)" table:style-name="ce12">
            <text:p>0</text:p>
          </table:table-cell>
          <table:table-cell office:value-type="float" office:value="0" table:formula="of:=IF([.BN144]=[.BN145];[.BN145];&quot;RECONCILIATION!!!&quot;)" table:style-name="ce12">
            <text:p>0</text:p>
          </table:table-cell>
          <table:table-cell office:value-type="string" table:style-name="ce14">
            <text:p>Adult</text:p>
          </table:table-cell>
          <table:table-cell office:value-type="string" office:string-value="FALSE" table:formula="of:=IF([.BP144]=[.BP145];[.BP145];&quot;RECONCILIATION!!!&quot;)" table:style-name="ce12">
            <text:p>FALSE</text:p>
          </table:table-cell>
          <table:table-cell office:value-type="string" office:string-value="RECONCILIATION!!!" table:formula="of:=IF([.BQ144]=[.BQ145];[.BQ145];&quot;RECONCILIATION!!!&quot;)" table:style-name="ce12">
            <text:p>RECONCILIATION!!!</text:p>
          </table:table-cell>
          <table:table-cell office:value-type="float" office:value="0" table:formula="of:=IF([.BR144]=[.BR145];[.BR145];&quot;RECONCILIATION!!!&quot;)" table:style-name="ce12">
            <text:p>0</text:p>
          </table:table-cell>
          <table:table-cell office:value-type="float" office:value="0" table:formula="of:=IF([.BS144]=[.BS145];[.BS145];&quot;RECONCILIATION!!!&quot;)" table:style-name="ce12">
            <text:p>0</text:p>
          </table:table-cell>
          <table:table-cell office:value-type="float" office:value="0" table:formula="of:=IF([.BT144]=[.BT145];[.BT145];&quot;RECONCILIATION!!!&quot;)" table:style-name="ce12">
            <text:p>0</text:p>
          </table:table-cell>
          <table:table-cell office:value-type="float" office:value="0" table:formula="of:=IF([.BU144]=[.BU145];[.BU145];&quot;RECONCILIATION!!!&quot;)" table:style-name="ce12">
            <text:p>0</text:p>
          </table:table-cell>
          <table:table-cell office:value-type="string" table:style-name="ce12">
            <text:p>Baicalin</text:p>
          </table:table-cell>
          <table:table-cell office:value-type="string" office:string-value="RECONCILIATION!!!" table:formula="of:=IF([.BW144]=[.BW145];[.BW145];&quot;RECONCILIATION!!!&quot;)" table:style-name="ce12">
            <text:p>RECONCILIATION!!!</text:p>
          </table:table-cell>
          <table:table-cell office:value-type="float" office:value="0" table:formula="of:=IF([.BX144]=[.BX145];[.BX145];&quot;RECONCILIATION!!!&quot;)" table:style-name="ce12">
            <text:p>0</text:p>
          </table:table-cell>
          <table:table-cell office:value-type="float" office:value="0" table:formula="of:=IF([.BY144]=[.BY145];[.BY145];&quot;RECONCILIATION!!!&quot;)" table:style-name="ce12">
            <text:p>0</text:p>
          </table:table-cell>
          <table:table-cell office:value-type="float" office:value="0" table:formula="of:=IF([.BZ144]=[.BZ145];[.BZ145];&quot;RECONCILIATION!!!&quot;)" table:style-name="ce12">
            <text:p>0</text:p>
          </table:table-cell>
          <table:table-cell office:value-type="float" office:value="0" table:formula="of:=IF([.CA144]=[.CA145];[.CA145];&quot;RECONCILIATION!!!&quot;)" table:style-name="ce12">
            <text:p>0</text:p>
          </table:table-cell>
          <table:table-cell office:value-type="string" table:style-name="ce8">
            <text:p>25-30 g</text:p>
          </table:table-cell>
          <table:table-cell office:value-type="string" office:string-value="RECONCILIATION!!!" table:formula="of:=IF([.CC144]=[.CC145];[.CC145];&quot;RECONCILIATION!!!&quot;)" table:style-name="ce12">
            <text:p>RECONCILIATION!!!</text:p>
          </table:table-cell>
          <table:table-cell office:value-type="float" office:value="0" table:formula="of:=IF([.CD144]=[.CD145];[.CD145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CF144]=[.CF145];[.CF145];&quot;RECONCILIATION!!!&quot;)" table:style-name="ce12">
            <text:p>RECONCILIATION!!!</text:p>
          </table:table-cell>
          <table:table-cell office:value-type="float" office:value="0" table:formula="of:=IF([.CG144]=[.CG145];[.CG145];&quot;RECONCILIATION!!!&quot;)" table:style-name="ce12">
            <text:p>0</text:p>
          </table:table-cell>
          <table:table-cell office:value-type="string" table:style-name="ce22">
            <text:p><text:a xlink:href="mailto:shixianqing@126.com">shixianqing@126.com</text:a></text:p>
          </table:table-cell>
          <table:table-cell office:value-type="string" office:string-value="RECONCILIATION!!!" table:formula="of:=IF([.CI144]=[.CI145];[.CI145];&quot;RECONCILIATION!!!&quot;)" table:style-name="ce12">
            <text:p>RECONCILIATION!!!</text:p>
          </table:table-cell>
          <table:table-cell office:value-type="float" office:value="0" table:formula="of:=IF([.CJ144]=[.CJ145];[.CJ145];&quot;RECONCILIATION!!!&quot;)" table:style-name="ce12">
            <text:p>0</text:p>
          </table:table-cell>
          <table:table-cell office:value-type="float" office:value="0" table:formula="of:=IF([.CK144]=[.CK145];[.CK145];&quot;RECONCILIATION!!!&quot;)" table:style-name="ce12">
            <text:p>0</text:p>
          </table:table-cell>
          <table:table-cell office:value-type="float" office:value="0" table:formula="of:=IF([.CL144]=[.CL145];[.CL145];&quot;RECONCILIATION!!!&quot;)" table:style-name="ce12">
            <text:p>0</text:p>
          </table:table-cell>
          <table:table-cell office:value-type="float" office:value="0" table:formula="of:=IF([.CM144]=[.CM145];[.CM145];&quot;RECONCILIATION!!!&quot;)" table:style-name="ce12">
            <text:p>0</text:p>
          </table:table-cell>
          <table:table-cell office:value-type="string" office:string-value="FALSE" table:formula="of:=IF([.CN144]=[.CN145];[.CN145];&quot;RECONCILIATION!!!&quot;)" table:style-name="ce12">
            <text:p>FALSE</text:p>
          </table:table-cell>
          <table:table-cell office:value-type="string" office:string-value="RECONCILIATION!!!" table:formula="of:=IF([.CO144]=[.CO145];[.CO145];&quot;RECONCILIATION!!!&quot;)" table:style-name="ce12">
            <text:p>RECONCILIATION!!!</text:p>
          </table:table-cell>
          <table:table-cell office:value-type="float" office:value="0" table:formula="of:=IF([.CP144]=[.CP145];[.CP145];&quot;RECONCILIATION!!!&quot;)" table:style-name="ce12">
            <text:p>0</text:p>
          </table:table-cell>
          <table:table-cell office:value-type="float" office:value="6" table:style-name="ce12">
            <text:p>6</text:p>
          </table:table-cell>
          <table:table-cell office:value-type="string" office:string-value="RECONCILIATION!!!" table:formula="of:=IF([.CR144]=[.CR145];[.CR145];&quot;RECONCILIATION!!!&quot;)" table:style-name="ce12">
            <text:p>RECONCILIATION!!!</text:p>
          </table:table-cell>
          <table:table-cell office:value-type="float" office:value="0" table:formula="of:=IF([.CS144]=[.CS145];[.CS145];&quot;RECONCILIATION!!!&quot;)" table:style-name="ce12">
            <text:p>0</text:p>
          </table:table-cell>
          <table:table-cell office:value-type="float" office:value="0" table:formula="of:=IF([.CT144]=[.CT145];[.CT145];&quot;RECONCILIATION!!!&quot;)" table:style-name="ce12">
            <text:p>0</text:p>
          </table:table-cell>
          <table:table-cell office:value-type="float" office:value="0" table:formula="of:=IF([.CU144]=[.CU145];[.CU145];&quot;RECONCILIATION!!!&quot;)" table:style-name="ce12">
            <text:p>0</text:p>
          </table:table-cell>
          <table:table-cell office:value-type="float" office:value="0" table:formula="of:=IF([.CV144]=[.CV145];[.CV14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144]=[.CX145];[.CX145];&quot;RECONCILIATION!!!&quot;)" table:style-name="ce12">
            <text:p>RECONCILIATION!!!</text:p>
          </table:table-cell>
          <table:table-cell office:value-type="float" office:value="0" table:formula="of:=IF([.CY144]=[.CY145];[.CY145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A144]=[.DA145];[.DA145];&quot;RECONCILIATION!!!&quot;)" table:style-name="ce12">
            <text:p>RECONCILIATION!!!</text:p>
          </table:table-cell>
          <table:table-cell office:value-type="float" office:value="0" table:formula="of:=IF([.DB144]=[.DB145];[.DB14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D144]=[.DD145];[.DD145];&quot;RECONCILIATION!!!&quot;)" table:style-name="ce12">
            <text:p>RECONCILIATION!!!</text:p>
          </table:table-cell>
          <table:table-cell office:value-type="float" office:value="0" table:formula="of:=IF([.DE144]=[.DE145];[.DE145];&quot;RECONCILIATION!!!&quot;)" table:style-name="ce12">
            <text:p>0</text:p>
          </table:table-cell>
          <table:table-cell office:value-type="float" office:value="0" table:formula="of:=IF([.DF144]=[.DF145];[.DF145];&quot;RECONCILIATION!!!&quot;)" table:style-name="ce12">
            <text:p>0</text:p>
          </table:table-cell>
          <table:table-cell office:value-type="float" office:value="0" table:formula="of:=IF([.DG144]=[.DG145];[.DG145];&quot;RECONCILIATION!!!&quot;)" table:style-name="ce12">
            <text:p>0</text:p>
          </table:table-cell>
          <table:table-cell office:value-type="float" office:value="0" table:formula="of:=IF([.DH144]=[.DH145];[.DH14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J144]=[.DJ145];[.DJ145];&quot;RECONCILIATION!!!&quot;)" table:style-name="ce12">
            <text:p>RECONCILIATION!!!</text:p>
          </table:table-cell>
          <table:table-cell office:value-type="float" office:value="0" table:formula="of:=IF([.DK144]=[.DK145];[.DK145];&quot;RECONCILIATION!!!&quot;)" table:style-name="ce12">
            <text:p>0</text:p>
          </table:table-cell>
          <table:table-cell office:value-type="float" office:value="0" table:formula="of:=IF([.DL144]=[.DL145];[.DL145];&quot;RECONCILIATION!!!&quot;)" table:style-name="ce12">
            <text:p>0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09:46:57</text:p>
          </table:table-cell>
          <table:table-cell office:value-type="string" table:style-name="ce1">
            <text:p>7faa52e0-6c96-4611-92ae-5e938b1af4f7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7c87d1ba-4f18-40b0-ab85-51f6f521df0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07be506-65f1-42cf-9266-25f57d5a231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4a8443a-9ab8-453e-8fdb-6e5ace934b7f</text:p>
          </table:table-cell>
          <table:table-cell table:style-name="ce1"/>
          <table:table-cell office:value-type="string" table:style-name="ce1">
            <text:p>C57BL/6 or TNKO mice we only use data of WT</text:p>
          </table:table-cell>
          <table:table-cell office:value-type="string" table:style-name="ce1">
            <text:p>85c69915-2122-4891-a660-5d33b676e116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1334c663-698f-4ef0-9069-d7f648fa1b3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fbc1c6e-0493-4239-aae1-5305cfe5edb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bab8b31-4013-42b8-afd3-9d399b0aff7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2f0f417-93e1-4333-821f-ebd43455063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0c21ef4-5ebc-44c1-9c74-4b893ccf03dd</text:p>
          </table:table-cell>
          <table:table-cell table:style-name="ce1"/>
          <table:table-cell office:value-type="string" table:style-name="ce1">
            <text:p>4-0</text:p>
          </table:table-cell>
          <table:table-cell office:value-type="string" table:style-name="ce1">
            <text:p>7688af1e-bf16-4634-87d0-c5c11fdf2cd7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5c96ed6c-50d9-4416-8128-cc1f093031e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968f43e2-33fb-4bd0-b5ba-0e8d401d3c62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17ddbbcb-4971-439c-9874-fd256db62cf7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2a18b8ca-b077-4703-8db7-7f71c720cfd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4f7d8f4-44c0-4a43-abaf-27b600c68158</text:p>
          </table:table-cell>
          <table:table-cell table:style-name="ce1"/>
          <table:table-cell office:value-type="string" table:style-name="ce1">
            <text:p>tribromoethanol (250 μg/g body weight).</text:p>
          </table:table-cell>
          <table:table-cell office:value-type="string" table:style-name="ce1">
            <text:p>76e2c907-d3cf-49f0-b4ef-f1a47ee50301</text:p>
          </table:table-cell>
          <table:table-cell table:style-name="ce1"/>
          <table:table-cell office:value-type="string" table:style-name="ce1">
            <text:p>Mice were main- tained on a constant 12-h light/12-h dark cycle in a temperature- and humidity-controlled room and given ad libitum access to feed and water.</text:p>
          </table:table-cell>
          <table:table-cell office:value-type="string" table:style-name="ce1">
            <text:p>6a318ebe-9e42-4936-b4e4-c5a9c61d3da8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e899dd31-1183-4dbb-b63f-63d0aa33988c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285a9b03-ca5f-4d4e-b04b-d4bd1838b3bf</text:p>
          </table:table-cell>
          <table:table-cell table:style-name="ce1"/>
          <table:table-cell office:value-type="string" table:style-name="ce1">
            <text:p>the bifurcation of the left anterior and middle cerebral arteries</text:p>
          </table:table-cell>
          <table:table-cell office:value-type="string" table:style-name="ce1">
            <text:p>010c1056-4c07-4df1-a7a3-95f9d17b977a</text:p>
          </table:table-cell>
          <table:table-cell table:style-name="ce1"/>
          <table:table-cell office:value-type="string" table:style-name="ce1">
            <text:p>10-12 weeks<text:s/></text:p>
          </table:table-cell>
          <table:table-cell office:value-type="string" table:style-name="ce1">
            <text:p>d6ee4f3d-0e50-4f80-a427-c263c742c95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5112199-0ef8-430d-9c2f-0df3219dc5e2</text:p>
          </table:table-cell>
          <table:table-cell table:number-columns-repeated="4" table:style-name="ce1"/>
          <table:table-cell office:value-type="string" table:style-name="ce1">
            <text:p>Tenascin-C</text:p>
          </table:table-cell>
          <table:table-cell office:value-type="string" table:style-name="ce1">
            <text:p>236ab785-cc44-45ed-880b-9deef663b29a</text:p>
          </table:table-cell>
          <table:table-cell table:number-columns-repeated="4" table:style-name="ce1"/>
          <table:table-cell office:value-type="string" table:style-name="ce1">
            <text:p>25-30 g</text:p>
          </table:table-cell>
          <table:table-cell office:value-type="string" table:style-name="ce1">
            <text:p>9c3dc086-5f12-4fa4-ba42-4a066f2ed9a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9238f6e-a71b-4a5e-b085-34c293e362ba</text:p>
          </table:table-cell>
          <table:table-cell table:style-name="ce1"/>
          <table:table-cell office:value-type="string" table:style-name="ce1">
            <text:p>suzuki02@clin.medic.mie–u.ac.jp</text:p>
          </table:table-cell>
          <table:table-cell office:value-type="string" table:style-name="ce1">
            <text:p>722f43ff-7d59-4837-bb18-cfa174590b47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14be4aa-57d1-4251-b7db-466aa0f426f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8dc6d47c-4232-46d3-a02c-b36243a42fc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66e4bc9-6c44-4b19-81d7-165e27dcd33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8d827f3-9d1d-4026-b06f-1f288dd461e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3c5d188-a3f0-408f-9b8e-7fd0121467e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79b76fb-4ddb-4dc4-aeb1-ed67036257ff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1dbbaf04-ae7f-43eb-9975-bdbdebfdf588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3:00:34</text:p>
          </table:table-cell>
          <table:table-cell office:value-type="string" table:style-name="ce1">
            <text:p>7faa52e0-6c96-4611-92ae-5e938b1af4f7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6365fc4d-60be-4c76-8ebe-0369508f711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7e6aa8f-1fc6-43fb-aa3b-be1ee250972e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c2c7a46-0931-4030-9a48-3fcfdcacfabe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21823183-eff8-4333-8a27-f16c40df424a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260f211a-4207-4720-af94-e45857c867e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91698ef-a60d-4f7d-83bd-ad8ab378829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d6c9074-5fca-480a-9288-c272281e001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65c9263-2cc5-4656-b9e3-420902db2e4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09b4236-fe58-46c5-b51d-e08eb3f00216</text:p>
          </table:table-cell>
          <table:table-cell table:style-name="ce1"/>
          <table:table-cell office:value-type="string" table:style-name="ce1">
            <text:p>4-0</text:p>
          </table:table-cell>
          <table:table-cell office:value-type="string" table:style-name="ce1">
            <text:p>d0a3cff2-9d74-4625-bc97-689a887bbf46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acf599ca-e507-4712-81c3-39fdfe7faa5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c7222725-965c-4d2b-ab93-63785f34248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b0fcf48f-d713-4e1b-9232-24a87a35e281</text:p>
          </table:table-cell>
          <table:table-cell office:value-type="string" table:style-name="ce1">
            <text:p>Mice were main- tained on a constant 12-h light/12-h dark cycle in a temperature- and humidity-controlled room and given ad libitum access to feed and water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03c1f266-f0f0-4eb3-87ea-e462d1f6f97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36fe2b1-d048-4d2d-b8a3-c5a12398ec42</text:p>
          </table:table-cell>
          <table:table-cell table:style-name="ce1"/>
          <table:table-cell office:value-type="string" table:style-name="ce1">
            <text:p>tribromoethanol (250 μg/g body weight)</text:p>
          </table:table-cell>
          <table:table-cell office:value-type="string" table:style-name="ce1">
            <text:p>3e943c6f-cfd3-4fef-96c3-365c0f245eeb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7f40c870-2021-4877-bec3-e258d0aa906e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809593e5-91db-4327-acea-67d398630080</text:p>
          </table:table-cell>
          <table:table-cell table:style-name="ce1"/>
          <table:table-cell office:value-type="string" table:style-name="ce1">
            <text:p>perforate the bifurcation of the left anterior and middle cerebral arteries</text:p>
          </table:table-cell>
          <table:table-cell office:value-type="string" table:style-name="ce1">
            <text:p>b107d418-d6be-4a15-95cd-2b4b2e0e1d68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4970ee46-7451-48d0-84c3-feb083723ba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010d676-5124-453b-a97f-5ad4b0f78501</text:p>
          </table:table-cell>
          <table:table-cell table:number-columns-repeated="4" table:style-name="ce1"/>
          <table:table-cell office:value-type="string" table:style-name="ce1">
            <text:p>TNKO</text:p>
          </table:table-cell>
          <table:table-cell office:value-type="string" table:style-name="ce1">
            <text:p>362a5853-5fe7-4b84-8d71-68879b19e074</text:p>
          </table:table-cell>
          <table:table-cell table:style-name="ce1"/>
          <table:table-cell office:value-type="string" table:style-name="ce1">
            <text:p>monofilament nylon suture</text:p>
          </table:table-cell>
          <table:table-cell office:value-type="string" table:style-name="ce1">
            <text:p>354475ad-cdaa-4c63-9d53-77e8293103d5</text:p>
          </table:table-cell>
          <table:table-cell table:style-name="ce1"/>
          <table:table-cell office:value-type="string" table:style-name="ce1">
            <text:p>25-30 g</text:p>
          </table:table-cell>
          <table:table-cell office:value-type="string" table:style-name="ce1">
            <text:p>1566f548-32ce-419d-a278-f5aa9b7f4cf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9176ffc-d4de-48b5-be2c-bd6d28888863</text:p>
          </table:table-cell>
          <table:table-cell table:style-name="ce1"/>
          <table:table-cell office:value-type="string" table:style-name="ce1">
            <text:p>suzuki02@clin.medic.mie–u.ac.jp</text:p>
          </table:table-cell>
          <table:table-cell office:value-type="string" table:style-name="ce1">
            <text:p>880a0175-76fe-42a7-8450-9896482e9e6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a4f8142-da9c-45e7-99a3-8e0c27e47f1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58a54d78-b006-4264-8d21-e1ca6e8880b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92da199-320d-40aa-88fe-af891bb017e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c90090f-bac3-43dd-9291-091c7c90cb8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6050203-1729-4663-99a1-f5382d621508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e6ea13f-ee41-4fd0-b5f6-55bd2e687878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e0e000e2-e6dc-4901-b7d6-c72e3be5da8a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7faa52e0-6c96-4611-92ae-5e938b1af4f7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47]=[.E148];[.E148];&quot;RECONCILIATION!!!&quot;)" table:style-name="ce12">
            <text:p>TRUE</text:p>
          </table:table-cell>
          <table:table-cell office:value-type="string" office:string-value="RECONCILIATION!!!" table:formula="of:=IF([.F147]=[.F148];[.F148];&quot;RECONCILIATION!!!&quot;)" table:style-name="ce12">
            <text:p>RECONCILIATION!!!</text:p>
          </table:table-cell>
          <table:table-cell office:value-type="float" office:value="0" table:formula="of:=IF([.G147]=[.G148];[.G148];&quot;RECONCILIATION!!!&quot;)" table:style-name="ce12">
            <text:p>0</text:p>
          </table:table-cell>
          <table:table-cell office:value-type="string" office:string-value="TRUE" table:formula="of:=IF([.H147]=[.H148];[.H148];&quot;RECONCILIATION!!!&quot;)" table:style-name="ce12">
            <text:p>TRUE</text:p>
          </table:table-cell>
          <table:table-cell office:value-type="string" office:string-value="RECONCILIATION!!!" table:formula="of:=IF([.I147]=[.I148];[.I148];&quot;RECONCILIATION!!!&quot;)" table:style-name="ce12">
            <text:p>RECONCILIATION!!!</text:p>
          </table:table-cell>
          <table:table-cell office:value-type="float" office:value="0" table:formula="of:=IF([.J147]=[.J148];[.J148];&quot;RECONCILIATION!!!&quot;)" table:style-name="ce12">
            <text:p>0</text:p>
          </table:table-cell>
          <table:table-cell office:value-type="string" office:string-value="not reported" table:formula="of:=IF([.K147]=[.K148];[.K148];&quot;RECONCILIATION!!!&quot;)" table:style-name="ce12">
            <text:p>not reported</text:p>
          </table:table-cell>
          <table:table-cell office:value-type="string" office:string-value="RECONCILIATION!!!" table:formula="of:=IF([.L147]=[.L148];[.L148];&quot;RECONCILIATION!!!&quot;)" table:style-name="ce12">
            <text:p>RECONCILIATION!!!</text:p>
          </table:table-cell>
          <table:table-cell office:value-type="float" office:value="0" table:formula="of:=IF([.M147]=[.M148];[.M148];&quot;RECONCILIATION!!!&quot;)" table:style-name="ce12">
            <text:p>0</text:p>
          </table:table-cell>
          <table:table-cell office:value-type="string" table:style-name="ce17">
            <text:p>C57BL/6 wild-type (WT) or TNKO<text:s/></text:p>
          </table:table-cell>
          <table:table-cell office:value-type="string" office:string-value="RECONCILIATION!!!" table:formula="of:=IF([.O147]=[.O148];[.O148];&quot;RECONCILIATION!!!&quot;)" table:style-name="ce14">
            <text:p>RECONCILIATION!!!</text:p>
          </table:table-cell>
          <table:table-cell office:value-type="string" table:style-name="ce17">
            <text:p>TNKO mice were backcrossed with C57BL/6 inbred mice for more than ten generations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47]=[.R148];[.R148];&quot;RECONCILIATION!!!&quot;)" table:style-name="ce12">
            <text:p>RECONCILIATION!!!</text:p>
          </table:table-cell>
          <table:table-cell office:value-type="float" office:value="0" table:formula="of:=IF([.S147]=[.S148];[.S148];&quot;RECONCILIATION!!!&quot;)" table:style-name="ce12">
            <text:p>0</text:p>
          </table:table-cell>
          <table:table-cell office:value-type="string" office:string-value="TRUE" table:formula="of:=IF([.T147]=[.T148];[.T148];&quot;RECONCILIATION!!!&quot;)" table:style-name="ce12">
            <text:p>TRUE</text:p>
          </table:table-cell>
          <table:table-cell office:value-type="string" office:string-value="RECONCILIATION!!!" table:formula="of:=IF([.U147]=[.U148];[.U148];&quot;RECONCILIATION!!!&quot;)" table:style-name="ce12">
            <text:p>RECONCILIATION!!!</text:p>
          </table:table-cell>
          <table:table-cell office:value-type="float" office:value="0" table:formula="of:=IF([.V147]=[.V148];[.V148];&quot;RECONCILIATION!!!&quot;)" table:style-name="ce12">
            <text:p>0</text:p>
          </table:table-cell>
          <table:table-cell office:value-type="string" office:string-value="FALSE" table:formula="of:=IF([.W147]=[.W148];[.W148];&quot;RECONCILIATION!!!&quot;)" table:style-name="ce12">
            <text:p>FALSE</text:p>
          </table:table-cell>
          <table:table-cell office:value-type="string" office:string-value="RECONCILIATION!!!" table:formula="of:=IF([.X147]=[.X148];[.X148];&quot;RECONCILIATION!!!&quot;)" table:style-name="ce12">
            <text:p>RECONCILIATION!!!</text:p>
          </table:table-cell>
          <table:table-cell office:value-type="float" office:value="0" table:formula="of:=IF([.Y147]=[.Y148];[.Y148];&quot;RECONCILIATION!!!&quot;)" table:style-name="ce12">
            <text:p>0</text:p>
          </table:table-cell>
          <table:table-cell office:value-type="string" office:string-value="not reported" table:formula="of:=IF([.Z147]=[.Z148];[.Z148];&quot;RECONCILIATION!!!&quot;)" table:style-name="ce12">
            <text:p>not reported</text:p>
          </table:table-cell>
          <table:table-cell office:value-type="string" office:string-value="RECONCILIATION!!!" table:formula="of:=IF([.AA147]=[.AA148];[.AA148];&quot;RECONCILIATION!!!&quot;)" table:style-name="ce12">
            <text:p>RECONCILIATION!!!</text:p>
          </table:table-cell>
          <table:table-cell office:value-type="float" office:value="0" table:formula="of:=IF([.AB147]=[.AB148];[.AB148];&quot;RECONCILIATION!!!&quot;)" table:style-name="ce12">
            <text:p>0</text:p>
          </table:table-cell>
          <table:table-cell office:value-type="string" office:string-value="TRUE" table:formula="of:=IF([.AC147]=[.AC148];[.AC148];&quot;RECONCILIATION!!!&quot;)" table:style-name="ce12">
            <text:p>TRUE</text:p>
          </table:table-cell>
          <table:table-cell office:value-type="string" office:string-value="RECONCILIATION!!!" table:formula="of:=IF([.AD147]=[.AD148];[.AD148];&quot;RECONCILIATION!!!&quot;)" table:style-name="ce12">
            <text:p>RECONCILIATION!!!</text:p>
          </table:table-cell>
          <table:table-cell office:value-type="float" office:value="0" table:formula="of:=IF([.AE147]=[.AE148];[.AE148];&quot;RECONCILIATION!!!&quot;)" table:style-name="ce12">
            <text:p>0</text:p>
          </table:table-cell>
          <table:table-cell office:value-type="string" office:string-value="4-0" table:formula="of:=IF([.AF147]=[.AF148];[.AF148];&quot;RECONCILIATION!!!&quot;)" table:style-name="ce12">
            <text:p>4-0</text:p>
          </table:table-cell>
          <table:table-cell office:value-type="string" office:string-value="RECONCILIATION!!!" table:formula="of:=IF([.AG147]=[.AG148];[.AG148];&quot;RECONCILIATION!!!&quot;)" table:style-name="ce12">
            <text:p>RECONCILIATION!!!</text:p>
          </table:table-cell>
          <table:table-cell office:value-type="float" office:value="0" table:formula="of:=IF([.AH147]=[.AH148];[.AH148];&quot;RECONCILIATION!!!&quot;)" table:style-name="ce12">
            <text:p>0</text:p>
          </table:table-cell>
          <table:table-cell office:value-type="string" office:string-value="Injective" table:formula="of:=IF([.AI147]=[.AI148];[.AI148];&quot;RECONCILIATION!!!&quot;)" table:style-name="ce12">
            <text:p>Injective</text:p>
          </table:table-cell>
          <table:table-cell office:value-type="string" office:string-value="RECONCILIATION!!!" table:formula="of:=IF([.AJ147]=[.AJ148];[.AJ148];&quot;RECONCILIATION!!!&quot;)" table:style-name="ce12">
            <text:p>RECONCILIATION!!!</text:p>
          </table:table-cell>
          <table:table-cell office:value-type="float" office:value="0" table:formula="of:=IF([.AK147]=[.AK148];[.AK148];&quot;RECONCILIATION!!!&quot;)" table:style-name="ce12">
            <text:p>0</text:p>
          </table:table-cell>
          <table:table-cell office:value-type="float" office:value="15" table:formula="of:=IF([.AL147]=[.AL148];[.AL148];&quot;RECONCILIATION!!!&quot;)" table:style-name="ce12">
            <text:p>15</text:p>
          </table:table-cell>
          <table:table-cell office:value-type="string" office:string-value="RECONCILIATION!!!" table:formula="of:=IF([.AM147]=[.AM148];[.AM148];&quot;RECONCILIATION!!!&quot;)" table:style-name="ce12">
            <text:p>RECONCILIATION!!!</text:p>
          </table:table-cell>
          <table:table-cell office:value-type="float" office:value="0" table:formula="of:=IF([.AN147]=[.AN148];[.AN148];&quot;RECONCILIATION!!!&quot;)" table:style-name="ce12">
            <text:p>0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147]=[.AP148];[.AP148];&quot;RECONCILIATION!!!&quot;)" table:style-name="ce14">
            <text:p>RECONCILIATION!!!</text:p>
          </table:table-cell>
          <table:table-cell office:value-type="string" table:style-name="ce17">
            <text:p>Mice were maintained on a constant 12-h light/12-h dark cycle in a temperature- and humidity-controlled room and given ad libitum access to feed and water</text:p>
          </table:table-cell>
          <table:table-cell office:value-type="string" office:string-value="no" table:formula="of:=IF([.AR147]=[.AR148];[.AR148];&quot;RECONCILIATION!!!&quot;)" table:style-name="ce12">
            <text:p>no</text:p>
          </table:table-cell>
          <table:table-cell office:value-type="string" office:string-value="RECONCILIATION!!!" table:formula="of:=IF([.AS147]=[.AS148];[.AS148];&quot;RECONCILIATION!!!&quot;)" table:style-name="ce12">
            <text:p>RECONCILIATION!!!</text:p>
          </table:table-cell>
          <table:table-cell office:value-type="float" office:value="0" table:formula="of:=IF([.AT147]=[.AT148];[.AT148];&quot;RECONCILIATION!!!&quot;)" table:style-name="ce12">
            <text:p>0</text:p>
          </table:table-cell>
          <table:table-cell office:value-type="string" office:string-value="TRUE" table:formula="of:=IF([.AU147]=[.AU148];[.AU148];&quot;RECONCILIATION!!!&quot;)" table:style-name="ce12">
            <text:p>TRUE</text:p>
          </table:table-cell>
          <table:table-cell office:value-type="string" office:string-value="RECONCILIATION!!!" table:formula="of:=IF([.AV147]=[.AV148];[.AV148];&quot;RECONCILIATION!!!&quot;)" table:style-name="ce12">
            <text:p>RECONCILIATION!!!</text:p>
          </table:table-cell>
          <table:table-cell office:value-type="float" office:value="0" table:formula="of:=IF([.AW147]=[.AW148];[.AW148];&quot;RECONCILIATION!!!&quot;)" table:style-name="ce12">
            <text:p>0</text:p>
          </table:table-cell>
          <table:table-cell office:value-type="string" table:style-name="ce8">
            <text:p>tribromoethanol (250 μg/g body weight)</text:p>
          </table:table-cell>
          <table:table-cell office:value-type="string" office:string-value="RECONCILIATION!!!" table:formula="of:=IF([.AY147]=[.AY148];[.AY148];&quot;RECONCILIATION!!!&quot;)" table:style-name="ce12">
            <text:p>RECONCILIATION!!!</text:p>
          </table:table-cell>
          <table:table-cell office:value-type="float" office:value="0" table:formula="of:=IF([.AZ147]=[.AZ148];[.AZ148];&quot;RECONCILIATION!!!&quot;)" table:style-name="ce12">
            <text:p>0</text:p>
          </table:table-cell>
          <table:table-cell office:value-type="string" table:style-name="ce12">
            <text:p>Mice were main- tained on a constant 12-h light/12-h dark cycle in a temperature- and humidity-controlled room and given ad libitum access to feed and water.</text:p>
          </table:table-cell>
          <table:table-cell office:value-type="string" office:string-value="RECONCILIATION!!!" table:formula="of:=IF([.BB147]=[.BB148];[.BB148];&quot;RECONCILIATION!!!&quot;)" table:style-name="ce12">
            <text:p>RECONCILIATION!!!</text:p>
          </table:table-cell>
          <table:table-cell office:value-type="float" office:value="0" table:formula="of:=IF([.BC147]=[.BC148];[.BC148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47]=[.BE148];[.BE148];&quot;RECONCILIATION!!!&quot;)" table:style-name="ce12">
            <text:p>RECONCILIATION!!!</text:p>
          </table:table-cell>
          <table:table-cell office:value-type="float" office:value="0" table:formula="of:=IF([.BF147]=[.BF148];[.BF148];&quot;RECONCILIATION!!!&quot;)" table:style-name="ce12">
            <text:p>0</text:p>
          </table:table-cell>
          <table:table-cell office:value-type="string" office:string-value="Hidenori Suzuki" table:formula="of:=IF([.BG147]=[.BG148];[.BG148];&quot;RECONCILIATION!!!&quot;)" table:style-name="ce12">
            <text:p>Hidenori Suzuki</text:p>
          </table:table-cell>
          <table:table-cell office:value-type="string" office:string-value="RECONCILIATION!!!" table:formula="of:=IF([.BH147]=[.BH148];[.BH148];&quot;RECONCILIATION!!!&quot;)" table:style-name="ce12">
            <text:p>RECONCILIATION!!!</text:p>
          </table:table-cell>
          <table:table-cell office:value-type="float" office:value="0" table:formula="of:=IF([.BI147]=[.BI148];[.BI148];&quot;RECONCILIATION!!!&quot;)" table:style-name="ce12">
            <text:p>0</text:p>
          </table:table-cell>
          <table:table-cell office:value-type="string" table:style-name="ce12">
            <text:p>the bifurcation of the left anterior and middle cerebral arteries</text:p>
          </table:table-cell>
          <table:table-cell office:value-type="string" office:string-value="RECONCILIATION!!!" table:formula="of:=IF([.BK147]=[.BK148];[.BK148];&quot;RECONCILIATION!!!&quot;)" table:style-name="ce12">
            <text:p>RECONCILIATION!!!</text:p>
          </table:table-cell>
          <table:table-cell office:value-type="float" office:value="0" table:formula="of:=IF([.BL147]=[.BL148];[.BL148];&quot;RECONCILIATION!!!&quot;)" table:style-name="ce12">
            <text:p>0</text:p>
          </table:table-cell>
          <table:table-cell office:value-type="string" table:style-name="ce12">
            <text:p>10-12 weeks</text:p>
          </table:table-cell>
          <table:table-cell office:value-type="string" office:string-value="RECONCILIATION!!!" table:formula="of:=IF([.BN147]=[.BN148];[.BN148];&quot;RECONCILIATION!!!&quot;)" table:style-name="ce12">
            <text:p>RECONCILIATION!!!</text:p>
          </table:table-cell>
          <table:table-cell office:value-type="float" office:value="0" table:formula="of:=IF([.BO147]=[.BO148];[.BO148];&quot;RECONCILIATION!!!&quot;)" table:style-name="ce12">
            <text:p>0</text:p>
          </table:table-cell>
          <table:table-cell office:value-type="string" office:string-value="TRUE" table:formula="of:=IF([.BP147]=[.BP148];[.BP148];&quot;RECONCILIATION!!!&quot;)" table:style-name="ce12">
            <text:p>TRUE</text:p>
          </table:table-cell>
          <table:table-cell office:value-type="string" office:string-value="RECONCILIATION!!!" table:formula="of:=IF([.BQ147]=[.BQ148];[.BQ148];&quot;RECONCILIATION!!!&quot;)" table:style-name="ce12">
            <text:p>RECONCILIATION!!!</text:p>
          </table:table-cell>
          <table:table-cell office:value-type="float" office:value="0" table:formula="of:=IF([.BR147]=[.BR148];[.BR148];&quot;RECONCILIATION!!!&quot;)" table:style-name="ce12">
            <text:p>0</text:p>
          </table:table-cell>
          <table:table-cell office:value-type="float" office:value="0" table:formula="of:=IF([.BS147]=[.BS148];[.BS148];&quot;RECONCILIATION!!!&quot;)" table:style-name="ce12">
            <text:p>0</text:p>
          </table:table-cell>
          <table:table-cell office:value-type="float" office:value="0" table:formula="of:=IF([.BT147]=[.BT148];[.BT148];&quot;RECONCILIATION!!!&quot;)" table:style-name="ce12">
            <text:p>0</text:p>
          </table:table-cell>
          <table:table-cell office:value-type="float" office:value="0" table:formula="of:=IF([.BU147]=[.BU148];[.BU148];&quot;RECONCILIATION!!!&quot;)" table:style-name="ce12">
            <text:p>0</text:p>
          </table:table-cell>
          <table:table-cell office:value-type="string" table:style-name="ce8">
            <text:p>Tenascin-C knockout</text:p>
          </table:table-cell>
          <table:table-cell office:value-type="string" office:string-value="RECONCILIATION!!!" table:formula="of:=IF([.BW147]=[.BW148];[.BW148];&quot;RECONCILIATION!!!&quot;)" table:style-name="ce12">
            <text:p>RECONCILIATION!!!</text:p>
          </table:table-cell>
          <table:table-cell office:value-type="float" office:value="0" table:formula="of:=IF([.BX147]=[.BX148];[.BX148];&quot;RECONCILIATION!!!&quot;)" table:style-name="ce12">
            <text:p>0</text:p>
          </table:table-cell>
          <table:table-cell office:value-type="string" table:style-name="ce17">
            <text:p>sharpened 4-0 monofilament nylon suture</text:p>
          </table:table-cell>
          <table:table-cell office:value-type="string" office:string-value="RECONCILIATION!!!" table:formula="of:=IF([.BZ147]=[.BZ148];[.BZ148];&quot;RECONCILIATION!!!&quot;)" table:style-name="ce12">
            <text:p>RECONCILIATION!!!</text:p>
          </table:table-cell>
          <table:table-cell office:value-type="float" office:value="0" table:formula="of:=IF([.CA147]=[.CA148];[.CA148];&quot;RECONCILIATION!!!&quot;)" table:style-name="ce12">
            <text:p>0</text:p>
          </table:table-cell>
          <table:table-cell office:value-type="string" office:string-value="25-30 g" table:formula="of:=IF([.CB147]=[.CB148];[.CB148];&quot;RECONCILIATION!!!&quot;)" table:style-name="ce12">
            <text:p>25-30 g</text:p>
          </table:table-cell>
          <table:table-cell office:value-type="string" office:string-value="RECONCILIATION!!!" table:formula="of:=IF([.CC147]=[.CC148];[.CC148];&quot;RECONCILIATION!!!&quot;)" table:style-name="ce12">
            <text:p>RECONCILIATION!!!</text:p>
          </table:table-cell>
          <table:table-cell office:value-type="float" office:value="0" table:formula="of:=IF([.CD147]=[.CD148];[.CD148];&quot;RECONCILIATION!!!&quot;)" table:style-name="ce12">
            <text:p>0</text:p>
          </table:table-cell>
          <table:table-cell office:value-type="string" office:string-value="TRUE" table:formula="of:=IF([.CE147]=[.CE148];[.CE148];&quot;RECONCILIATION!!!&quot;)" table:style-name="ce12">
            <text:p>TRUE</text:p>
          </table:table-cell>
          <table:table-cell office:value-type="string" office:string-value="RECONCILIATION!!!" table:formula="of:=IF([.CF147]=[.CF148];[.CF148];&quot;RECONCILIATION!!!&quot;)" table:style-name="ce12">
            <text:p>RECONCILIATION!!!</text:p>
          </table:table-cell>
          <table:table-cell office:value-type="float" office:value="0" table:formula="of:=IF([.CG147]=[.CG148];[.CG148];&quot;RECONCILIATION!!!&quot;)" table:style-name="ce12">
            <text:p>0</text:p>
          </table:table-cell>
          <table:table-cell office:value-type="string" office:string-value="suzuki02@clin.medic.mie–u.ac.jp" table:formula="of:=IF([.CH147]=[.CH148];[.CH148];&quot;RECONCILIATION!!!&quot;)" table:style-name="ce12">
            <text:p>suzuki02@clin.medic.mie–u.ac.jp</text:p>
          </table:table-cell>
          <table:table-cell office:value-type="string" office:string-value="RECONCILIATION!!!" table:formula="of:=IF([.CI147]=[.CI148];[.CI148];&quot;RECONCILIATION!!!&quot;)" table:style-name="ce12">
            <text:p>RECONCILIATION!!!</text:p>
          </table:table-cell>
          <table:table-cell office:value-type="float" office:value="0" table:formula="of:=IF([.CJ147]=[.CJ148];[.CJ148];&quot;RECONCILIATION!!!&quot;)" table:style-name="ce12">
            <text:p>0</text:p>
          </table:table-cell>
          <table:table-cell office:value-type="float" office:value="0" table:formula="of:=IF([.CK147]=[.CK148];[.CK148];&quot;RECONCILIATION!!!&quot;)" table:style-name="ce12">
            <text:p>0</text:p>
          </table:table-cell>
          <table:table-cell office:value-type="float" office:value="0" table:formula="of:=IF([.CL147]=[.CL148];[.CL148];&quot;RECONCILIATION!!!&quot;)" table:style-name="ce12">
            <text:p>0</text:p>
          </table:table-cell>
          <table:table-cell office:value-type="float" office:value="0" table:formula="of:=IF([.CM147]=[.CM148];[.CM148];&quot;RECONCILIATION!!!&quot;)" table:style-name="ce12">
            <text:p>0</text:p>
          </table:table-cell>
          <table:table-cell office:value-type="string" office:string-value="FALSE" table:formula="of:=IF([.CN147]=[.CN148];[.CN148];&quot;RECONCILIATION!!!&quot;)" table:style-name="ce12">
            <text:p>FALSE</text:p>
          </table:table-cell>
          <table:table-cell office:value-type="string" office:string-value="RECONCILIATION!!!" table:formula="of:=IF([.CO147]=[.CO148];[.CO148];&quot;RECONCILIATION!!!&quot;)" table:style-name="ce12">
            <text:p>RECONCILIATION!!!</text:p>
          </table:table-cell>
          <table:table-cell office:value-type="float" office:value="0" table:formula="of:=IF([.CP147]=[.CP148];[.CP148];&quot;RECONCILIATION!!!&quot;)" table:style-name="ce12">
            <text:p>0</text:p>
          </table:table-cell>
          <table:table-cell office:value-type="float" office:value="10" table:formula="of:=IF([.CQ147]=[.CQ148];[.CQ148];&quot;RECONCILIATION!!!&quot;)" table:style-name="ce12">
            <text:p>10</text:p>
          </table:table-cell>
          <table:table-cell office:value-type="string" office:string-value="RECONCILIATION!!!" table:formula="of:=IF([.CR147]=[.CR148];[.CR148];&quot;RECONCILIATION!!!&quot;)" table:style-name="ce12">
            <text:p>RECONCILIATION!!!</text:p>
          </table:table-cell>
          <table:table-cell office:value-type="float" office:value="0" table:formula="of:=IF([.CS147]=[.CS148];[.CS148];&quot;RECONCILIATION!!!&quot;)" table:style-name="ce12">
            <text:p>0</text:p>
          </table:table-cell>
          <table:table-cell office:value-type="float" office:value="0" table:formula="of:=IF([.CT147]=[.CT148];[.CT148];&quot;RECONCILIATION!!!&quot;)" table:style-name="ce12">
            <text:p>0</text:p>
          </table:table-cell>
          <table:table-cell office:value-type="float" office:value="0" table:formula="of:=IF([.CU147]=[.CU148];[.CU148];&quot;RECONCILIATION!!!&quot;)" table:style-name="ce12">
            <text:p>0</text:p>
          </table:table-cell>
          <table:table-cell office:value-type="float" office:value="0" table:formula="of:=IF([.CV147]=[.CV148];[.CV148];&quot;RECONCILIATION!!!&quot;)" table:style-name="ce12">
            <text:p>0</text:p>
          </table:table-cell>
          <table:table-cell office:value-type="string" office:string-value="TRUE" table:formula="of:=IF([.CW147]=[.CW148];[.CW148];&quot;RECONCILIATION!!!&quot;)" table:style-name="ce12">
            <text:p>TRUE</text:p>
          </table:table-cell>
          <table:table-cell office:value-type="string" office:string-value="RECONCILIATION!!!" table:formula="of:=IF([.CX147]=[.CX148];[.CX148];&quot;RECONCILIATION!!!&quot;)" table:style-name="ce12">
            <text:p>RECONCILIATION!!!</text:p>
          </table:table-cell>
          <table:table-cell office:value-type="float" office:value="0" table:formula="of:=IF([.CY147]=[.CY148];[.CY148];&quot;RECONCILIATION!!!&quot;)" table:style-name="ce12">
            <text:p>0</text:p>
          </table:table-cell>
          <table:table-cell office:value-type="string" office:string-value="TRUE" table:formula="of:=IF([.CZ147]=[.CZ148];[.CZ148];&quot;RECONCILIATION!!!&quot;)" table:style-name="ce12">
            <text:p>TRUE</text:p>
          </table:table-cell>
          <table:table-cell office:value-type="string" office:string-value="RECONCILIATION!!!" table:formula="of:=IF([.DA147]=[.DA148];[.DA148];&quot;RECONCILIATION!!!&quot;)" table:style-name="ce12">
            <text:p>RECONCILIATION!!!</text:p>
          </table:table-cell>
          <table:table-cell office:value-type="float" office:value="0" table:formula="of:=IF([.DB147]=[.DB148];[.DB148];&quot;RECONCILIATION!!!&quot;)" table:style-name="ce12">
            <text:p>0</text:p>
          </table:table-cell>
          <table:table-cell office:value-type="string" office:string-value="TRUE" table:formula="of:=IF([.DC147]=[.DC148];[.DC148];&quot;RECONCILIATION!!!&quot;)" table:style-name="ce12">
            <text:p>TRUE</text:p>
          </table:table-cell>
          <table:table-cell office:value-type="string" office:string-value="RECONCILIATION!!!" table:formula="of:=IF([.DD147]=[.DD148];[.DD148];&quot;RECONCILIATION!!!&quot;)" table:style-name="ce12">
            <text:p>RECONCILIATION!!!</text:p>
          </table:table-cell>
          <table:table-cell office:value-type="float" office:value="0" table:formula="of:=IF([.DE147]=[.DE148];[.DE148];&quot;RECONCILIATION!!!&quot;)" table:style-name="ce12">
            <text:p>0</text:p>
          </table:table-cell>
          <table:table-cell office:value-type="float" office:value="0" table:formula="of:=IF([.DF147]=[.DF148];[.DF148];&quot;RECONCILIATION!!!&quot;)" table:style-name="ce12">
            <text:p>0</text:p>
          </table:table-cell>
          <table:table-cell office:value-type="float" office:value="0" table:formula="of:=IF([.DG147]=[.DG148];[.DG148];&quot;RECONCILIATION!!!&quot;)" table:style-name="ce12">
            <text:p>0</text:p>
          </table:table-cell>
          <table:table-cell office:value-type="float" office:value="0" table:formula="of:=IF([.DH147]=[.DH148];[.DH148];&quot;RECONCILIATION!!!&quot;)" table:style-name="ce12">
            <text:p>0</text:p>
          </table:table-cell>
          <table:table-cell office:value-type="string" office:string-value="TRUE" table:formula="of:=IF([.DI147]=[.DI148];[.DI148];&quot;RECONCILIATION!!!&quot;)" table:style-name="ce12">
            <text:p>TRUE</text:p>
          </table:table-cell>
          <table:table-cell office:value-type="string" office:string-value="RECONCILIATION!!!" table:formula="of:=IF([.DJ147]=[.DJ148];[.DJ148];&quot;RECONCILIATION!!!&quot;)" table:style-name="ce12">
            <text:p>RECONCILIATION!!!</text:p>
          </table:table-cell>
          <table:table-cell office:value-type="float" office:value="0" table:formula="of:=IF([.DK147]=[.DK148];[.DK148];&quot;RECONCILIATION!!!&quot;)" table:style-name="ce12">
            <text:p>0</text:p>
          </table:table-cell>
          <table:table-cell office:value-type="string" table:style-name="ce12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4:22:54</text:p>
          </table:table-cell>
          <table:table-cell office:value-type="string" table:style-name="ce1">
            <text:p>85471734-be40-44d0-b54e-216a1aeb6214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b7cb5186-4852-40ac-9a4d-4a2fca4bc59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36ec678-5ea1-44f2-ba0c-8868f70b7d7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68c8e83-6ddd-4e08-9f7d-0fb86854b3e7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c88c33cd-3704-4993-9aea-d4dce2be8831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4b32c39e-a00c-41ec-b00b-a8ba99e2506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c8b4928-e380-460e-9d95-f874e6368c5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1f166bb-5e38-433c-b2d9-8317673e55d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f75c3fe-54fb-445a-a025-718336a9e4c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65183e8-c485-4f75-a8b3-1ba6e32ffa54</text:p>
          </table:table-cell>
          <table:table-cell table:number-columns-repeated="4" table:style-name="ce1"/>
          <table:table-cell office:value-type="string" table:style-name="ce1">
            <text:p>Inhalative</text:p>
          </table:table-cell>
          <table:table-cell office:value-type="string" table:style-name="ce1">
            <text:p>ec538d6d-a9b9-4bf2-b576-d855e83f48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2985a10b-8665-4ac4-b678-4b284c0e853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8a2364d-0fe3-44e3-bd42-d4c4305237cb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83ea4d20-98cf-4335-815b-97d29761528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a0953d1-d2c9-416e-adba-39957285e645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25a8003f-a537-4996-a2bf-41a4f646c848</text:p>
          </table:table-cell>
          <table:table-cell table:style-name="ce1"/>
          <table:table-cell office:value-type="string" table:style-name="ce1">
            <text:p>Umeshkumar Athiraman</text:p>
          </table:table-cell>
          <table:table-cell office:value-type="string" table:style-name="ce1">
            <text:p>2f733eb6-2b3d-4e73-b9d0-ef2848256085</text:p>
          </table:table-cell>
          <table:table-cell table:style-name="ce1"/>
          <table:table-cell office:value-type="string" table:style-name="ce1">
            <text:p>bifurcation of the left middle cerebral artery (L-MCA) and left anterior cerebral artery</text:p>
          </table:table-cell>
          <table:table-cell office:value-type="string" table:style-name="ce1">
            <text:p>7f1976c8-cfcd-496c-a786-2c7586913a93</text:p>
          </table:table-cell>
          <table:table-cell table:style-name="ce1"/>
          <table:table-cell office:value-type="string" table:style-name="ce1">
            <text:p>12 weeks</text:p>
          </table:table-cell>
          <table:table-cell office:value-type="string" table:style-name="ce1">
            <text:p>3092508b-bfbb-4cd6-8113-8777ebbe2bc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a0e55a3-c959-42d5-84dc-52ebc0314777</text:p>
          </table:table-cell>
          <table:table-cell table:number-columns-repeated="4" table:style-name="ce1"/>
          <table:table-cell office:value-type="string" table:style-name="ce1">
            <text:p>sevoflurane and desflurane</text:p>
          </table:table-cell>
          <table:table-cell office:value-type="string" table:style-name="ce1">
            <text:p>c292e329-8564-42fd-ac83-4913190f3252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d5964654-0f50-4c88-9edd-6b3d81a509fb</text:p>
          </table:table-cell>
          <table:table-cell table:style-name="ce1"/>
          <table:table-cell office:value-type="string" table:style-name="ce1">
            <text:p>uathira@wustl.edu</text:p>
          </table:table-cell>
          <table:table-cell office:value-type="string" table:style-name="ce1">
            <text:p>05656b01-dcac-4580-b714-eb3ec260992f</text:p>
          </table:table-cell>
          <table:table-cell table:style-name="ce1"/>
          <table:table-cell office:value-type="string" table:style-name="ce1">
            <text:p>isoflurane sevoflurane or desflurane</text:p>
          </table:table-cell>
          <table:table-cell office:value-type="string" table:style-name="ce1">
            <text:p>dafccf1e-5905-46b6-88eb-fbe39d35b2c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926fd90-f643-4a7d-b228-c5529bf11bed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ad74c7da-2a51-45ef-a5ce-8d5da009078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c3b93f7-3957-4ab5-bb96-97f459d6983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0b92c26-e7a5-4cfb-8a15-4deb5f56266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940d7f4-bb1a-40d9-9024-b1af9548f70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33eea6f-0388-4b28-9c8d-3469ae8e7db4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8753643a-eea3-4e34-a66e-2d0d090fa5a3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3:21:15</text:p>
          </table:table-cell>
          <table:table-cell office:value-type="string" table:style-name="ce1">
            <text:p>85471734-be40-44d0-b54e-216a1aeb6214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a4111585-34e1-46dd-8d0d-7c6c43e255d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d1a3c47-6748-4571-b5af-b07f1936214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48e45c21-289a-4cfe-9da1-cf5da22717c8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d6d09660-628f-4fe1-a422-c0ccd5ef9b3a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42e30215-f39a-41d1-bd66-7bd3463a2a5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190157a-4b5b-4e47-9a37-475b9230b54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1d86937-a938-47ca-a8d3-b40bd02295e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7282d70-2940-41f7-9f49-c4dc1761c30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e41650d-c066-436f-93a4-80deae10a6c5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8d43c8cc-4b57-456f-81ca-5cc35aeca9e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cf7e9627-6335-430a-ae26-2e2f9983ecb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331dbfa-5ca0-47b2-bde9-adfb94f787fa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13f55c0c-fa2d-4744-8fc0-22fdabe7917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d3a9aeb-d4f2-4934-a48d-0a2dfb791446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201e90f2-5ce7-41ae-a5eb-a07431a39347</text:p>
          </table:table-cell>
          <table:table-cell table:style-name="ce1"/>
          <table:table-cell office:value-type="string" table:style-name="ce1">
            <text:p>Umeshkumar Athiraman</text:p>
          </table:table-cell>
          <table:table-cell office:value-type="string" table:style-name="ce1">
            <text:p>64ced210-8301-49be-93fc-aff9997bbdef</text:p>
          </table:table-cell>
          <table:table-cell office:value-type="string" table:style-name="ce1">
            <text:p>no proper reporting of mortality ... 3 were excluded due to early mortality</text:p>
          </table:table-cell>
          <table:table-cell office:value-type="string" table:style-name="ce1">
            <text:p>left middle cerebral artery and left anterior cerebral artery</text:p>
          </table:table-cell>
          <table:table-cell office:value-type="string" table:style-name="ce1">
            <text:p>7ce980b6-b2f2-44c2-a27a-185cfd3d02db</text:p>
          </table:table-cell>
          <table:table-cell table:style-name="ce1"/>
          <table:table-cell office:value-type="string" table:style-name="ce1">
            <text:p>12 weeks</text:p>
          </table:table-cell>
          <table:table-cell office:value-type="string" table:style-name="ce1">
            <text:p>5939db87-5746-4fb6-b1dd-018bd9e9ae7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601c012-81ac-4727-8879-49bfc48acaab</text:p>
          </table:table-cell>
          <table:table-cell table:number-columns-repeated="4" table:style-name="ce1"/>
          <table:table-cell office:value-type="string" table:style-name="ce1">
            <text:p>Sevoflurane<text:s/></text:p>
          </table:table-cell>
          <table:table-cell office:value-type="string" table:style-name="ce1">
            <text:p>27f41dd7-94c1-40cd-b435-0b3e36e503f4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4e2bba1a-ac7f-43c9-83f2-f803bc5ab9cc</text:p>
          </table:table-cell>
          <table:table-cell table:style-name="ce1"/>
          <table:table-cell office:value-type="string" table:style-name="ce1">
            <text:p>uathira@wustl.edu</text:p>
          </table:table-cell>
          <table:table-cell office:value-type="string" table:style-name="ce1">
            <text:p>105f4547-72b4-4318-a7f7-8ea9b8a68cb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e7577ee-e6bc-4363-bfbf-d0354480326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5e9d59c9-5e6a-425c-8c5c-5ee2f153ae4a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97924b4-75f0-43b3-9254-d15c6b9d3fd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bc7fe15-f13c-4d59-86ac-660bb127828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a348f8e-104c-43a4-8939-6f3cbc5b069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333b3bb2-f808-49a3-a06f-f3b7d9ceab92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77681e55-e3b9-4e63-832e-6d9a115818ea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85471734-be40-44d0-b54e-216a1aeb6214</text:p>
          </table:table-cell>
          <table:table-cell office:value-type="string" table:style-name="ce11">
            <text:p>TIMO</text:p>
          </table:table-cell>
          <table:table-cell office:value-type="string" office:string-value="FALSE" table:formula="of:=IF([.E150]=[.E151];[.E151];&quot;RECONCILIATION!!!&quot;)" table:style-name="ce12">
            <text:p>FALSE</text:p>
          </table:table-cell>
          <table:table-cell office:value-type="string" office:string-value="RECONCILIATION!!!" table:formula="of:=IF([.F150]=[.F151];[.F151];&quot;RECONCILIATION!!!&quot;)" table:style-name="ce12">
            <text:p>RECONCILIATION!!!</text:p>
          </table:table-cell>
          <table:table-cell office:value-type="float" office:value="0" table:formula="of:=IF([.G150]=[.G151];[.G151];&quot;RECONCILIATION!!!&quot;)" table:style-name="ce12">
            <text:p>0</text:p>
          </table:table-cell>
          <table:table-cell office:value-type="string" office:string-value="TRUE" table:formula="of:=IF([.H150]=[.H151];[.H151];&quot;RECONCILIATION!!!&quot;)" table:style-name="ce12">
            <text:p>TRUE</text:p>
          </table:table-cell>
          <table:table-cell office:value-type="string" office:string-value="RECONCILIATION!!!" table:formula="of:=IF([.I150]=[.I151];[.I151];&quot;RECONCILIATION!!!&quot;)" table:style-name="ce12">
            <text:p>RECONCILIATION!!!</text:p>
          </table:table-cell>
          <table:table-cell office:value-type="float" office:value="0" table:formula="of:=IF([.J150]=[.J151];[.J151];&quot;RECONCILIATION!!!&quot;)" table:style-name="ce12">
            <text:p>0</text:p>
          </table:table-cell>
          <table:table-cell office:value-type="string" office:string-value="not reported" table:formula="of:=IF([.K150]=[.K151];[.K151];&quot;RECONCILIATION!!!&quot;)" table:style-name="ce12">
            <text:p>not reported</text:p>
          </table:table-cell>
          <table:table-cell office:value-type="string" office:string-value="RECONCILIATION!!!" table:formula="of:=IF([.L150]=[.L151];[.L151];&quot;RECONCILIATION!!!&quot;)" table:style-name="ce12">
            <text:p>RECONCILIATION!!!</text:p>
          </table:table-cell>
          <table:table-cell office:value-type="float" office:value="0" table:formula="of:=IF([.M150]=[.M151];[.M151];&quot;RECONCILIATION!!!&quot;)" table:style-name="ce12">
            <text:p>0</text:p>
          </table:table-cell>
          <table:table-cell office:value-type="string" office:string-value="C57BL/6J" table:formula="of:=IF([.N150]=[.N151];[.N151];&quot;RECONCILIATION!!!&quot;)" table:style-name="ce12">
            <text:p>C57BL/6J</text:p>
          </table:table-cell>
          <table:table-cell office:value-type="string" office:string-value="RECONCILIATION!!!" table:formula="of:=IF([.O150]=[.O151];[.O151];&quot;RECONCILIATION!!!&quot;)" table:style-name="ce12">
            <text:p>RECONCILIATION!!!</text:p>
          </table:table-cell>
          <table:table-cell office:value-type="float" office:value="0" table:formula="of:=IF([.P150]=[.P151];[.P151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50]=[.R151];[.R151];&quot;RECONCILIATION!!!&quot;)" table:style-name="ce12">
            <text:p>RECONCILIATION!!!</text:p>
          </table:table-cell>
          <table:table-cell office:value-type="float" office:value="0" table:formula="of:=IF([.S150]=[.S151];[.S151];&quot;RECONCILIATION!!!&quot;)" table:style-name="ce12">
            <text:p>0</text:p>
          </table:table-cell>
          <table:table-cell office:value-type="string" office:string-value="TRUE" table:formula="of:=IF([.T150]=[.T151];[.T151];&quot;RECONCILIATION!!!&quot;)" table:style-name="ce12">
            <text:p>TRUE</text:p>
          </table:table-cell>
          <table:table-cell office:value-type="string" office:string-value="RECONCILIATION!!!" table:formula="of:=IF([.U150]=[.U151];[.U151];&quot;RECONCILIATION!!!&quot;)" table:style-name="ce12">
            <text:p>RECONCILIATION!!!</text:p>
          </table:table-cell>
          <table:table-cell office:value-type="float" office:value="0" table:formula="of:=IF([.V150]=[.V151];[.V151];&quot;RECONCILIATION!!!&quot;)" table:style-name="ce12">
            <text:p>0</text:p>
          </table:table-cell>
          <table:table-cell office:value-type="string" office:string-value="FALSE" table:formula="of:=IF([.W150]=[.W151];[.W151];&quot;RECONCILIATION!!!&quot;)" table:style-name="ce12">
            <text:p>FALSE</text:p>
          </table:table-cell>
          <table:table-cell office:value-type="string" office:string-value="RECONCILIATION!!!" table:formula="of:=IF([.X150]=[.X151];[.X151];&quot;RECONCILIATION!!!&quot;)" table:style-name="ce12">
            <text:p>RECONCILIATION!!!</text:p>
          </table:table-cell>
          <table:table-cell office:value-type="float" office:value="0" table:formula="of:=IF([.Y150]=[.Y151];[.Y151];&quot;RECONCILIATION!!!&quot;)" table:style-name="ce12">
            <text:p>0</text:p>
          </table:table-cell>
          <table:table-cell office:value-type="string" office:string-value="not reported" table:formula="of:=IF([.Z150]=[.Z151];[.Z151];&quot;RECONCILIATION!!!&quot;)" table:style-name="ce12">
            <text:p>not reported</text:p>
          </table:table-cell>
          <table:table-cell office:value-type="string" office:string-value="RECONCILIATION!!!" table:formula="of:=IF([.AA150]=[.AA151];[.AA151];&quot;RECONCILIATION!!!&quot;)" table:style-name="ce12">
            <text:p>RECONCILIATION!!!</text:p>
          </table:table-cell>
          <table:table-cell office:value-type="float" office:value="0" table:formula="of:=IF([.AB150]=[.AB151];[.AB151];&quot;RECONCILIATION!!!&quot;)" table:style-name="ce12">
            <text:p>0</text:p>
          </table:table-cell>
          <table:table-cell office:value-type="string" office:string-value="TRUE" table:formula="of:=IF([.AC150]=[.AC151];[.AC151];&quot;RECONCILIATION!!!&quot;)" table:style-name="ce12">
            <text:p>TRUE</text:p>
          </table:table-cell>
          <table:table-cell office:value-type="string" office:string-value="RECONCILIATION!!!" table:formula="of:=IF([.AD150]=[.AD151];[.AD151];&quot;RECONCILIATION!!!&quot;)" table:style-name="ce12">
            <text:p>RECONCILIATION!!!</text:p>
          </table:table-cell>
          <table:table-cell office:value-type="float" office:value="0" table:formula="of:=IF([.AE150]=[.AE151];[.AE151];&quot;RECONCILIATION!!!&quot;)" table:style-name="ce12">
            <text:p>0</text:p>
          </table:table-cell>
          <table:table-cell office:value-type="float" office:value="0" table:formula="of:=IF([.AF150]=[.AF151];[.AF151];&quot;RECONCILIATION!!!&quot;)" table:style-name="ce12">
            <text:p>0</text:p>
          </table:table-cell>
          <table:table-cell office:value-type="float" office:value="0" table:formula="of:=IF([.AG150]=[.AG151];[.AG151];&quot;RECONCILIATION!!!&quot;)" table:style-name="ce12">
            <text:p>0</text:p>
          </table:table-cell>
          <table:table-cell office:value-type="float" office:value="0" table:formula="of:=IF([.AH150]=[.AH151];[.AH151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AJ150]=[.AJ151];[.AJ151];&quot;RECONCILIATION!!!&quot;)" table:style-name="ce12">
            <text:p>RECONCILIATION!!!</text:p>
          </table:table-cell>
          <table:table-cell office:value-type="float" office:value="0" table:formula="of:=IF([.AK150]=[.AK151];[.AK151];&quot;RECONCILIATION!!!&quot;)" table:style-name="ce12">
            <text:p>0</text:p>
          </table:table-cell>
          <table:table-cell office:value-type="float" office:value="15" table:formula="of:=IF([.AL150]=[.AL151];[.AL151];&quot;RECONCILIATION!!!&quot;)" table:style-name="ce12">
            <text:p>15</text:p>
          </table:table-cell>
          <table:table-cell office:value-type="string" office:string-value="RECONCILIATION!!!" table:formula="of:=IF([.AM150]=[.AM151];[.AM151];&quot;RECONCILIATION!!!&quot;)" table:style-name="ce12">
            <text:p>RECONCILIATION!!!</text:p>
          </table:table-cell>
          <table:table-cell office:value-type="float" office:value="0" table:formula="of:=IF([.AN150]=[.AN151];[.AN151];&quot;RECONCILIATION!!!&quot;)" table:style-name="ce12">
            <text:p>0</text:p>
          </table:table-cell>
          <table:table-cell office:value-type="string" office:string-value="not reported" table:formula="of:=IF([.AO150]=[.AO151];[.AO151];&quot;RECONCILIATION!!!&quot;)" table:style-name="ce12">
            <text:p>not reported</text:p>
          </table:table-cell>
          <table:table-cell office:value-type="string" office:string-value="RECONCILIATION!!!" table:formula="of:=IF([.AP150]=[.AP151];[.AP151];&quot;RECONCILIATION!!!&quot;)" table:style-name="ce12">
            <text:p>RECONCILIATION!!!</text:p>
          </table:table-cell>
          <table:table-cell office:value-type="float" office:value="0" table:formula="of:=IF([.AQ150]=[.AQ151];[.AQ151];&quot;RECONCILIATION!!!&quot;)" table:style-name="ce12">
            <text:p>0</text:p>
          </table:table-cell>
          <table:table-cell office:value-type="string" office:string-value="no" table:formula="of:=IF([.AR150]=[.AR151];[.AR151];&quot;RECONCILIATION!!!&quot;)" table:style-name="ce12">
            <text:p>no</text:p>
          </table:table-cell>
          <table:table-cell office:value-type="string" office:string-value="RECONCILIATION!!!" table:formula="of:=IF([.AS150]=[.AS151];[.AS151];&quot;RECONCILIATION!!!&quot;)" table:style-name="ce12">
            <text:p>RECONCILIATION!!!</text:p>
          </table:table-cell>
          <table:table-cell office:value-type="float" office:value="0" table:formula="of:=IF([.AT150]=[.AT151];[.AT151];&quot;RECONCILIATION!!!&quot;)" table:style-name="ce12">
            <text:p>0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AV150]=[.AV151];[.AV151];&quot;RECONCILIATION!!!&quot;)" table:style-name="ce12">
            <text:p>RECONCILIATION!!!</text:p>
          </table:table-cell>
          <table:table-cell office:value-type="float" office:value="0" table:formula="of:=IF([.AW150]=[.AW151];[.AW151];&quot;RECONCILIATION!!!&quot;)" table:style-name="ce12">
            <text:p>0</text:p>
          </table:table-cell>
          <table:table-cell office:value-type="float" office:value="0" table:formula="of:=IF([.AX150]=[.AX151];[.AX151];&quot;RECONCILIATION!!!&quot;)" table:style-name="ce12">
            <text:p>0</text:p>
          </table:table-cell>
          <table:table-cell office:value-type="float" office:value="0" table:formula="of:=IF([.AY150]=[.AY151];[.AY151];&quot;RECONCILIATION!!!&quot;)" table:style-name="ce12">
            <text:p>0</text:p>
          </table:table-cell>
          <table:table-cell office:value-type="float" office:value="0" table:formula="of:=IF([.AZ150]=[.AZ151];[.AZ151];&quot;RECONCILIATION!!!&quot;)" table:style-name="ce12">
            <text:p>0</text:p>
          </table:table-cell>
          <table:table-cell office:value-type="float" office:value="0" table:formula="of:=IF([.BA150]=[.BA151];[.BA151];&quot;RECONCILIATION!!!&quot;)" table:style-name="ce12">
            <text:p>0</text:p>
          </table:table-cell>
          <table:table-cell office:value-type="float" office:value="0" table:formula="of:=IF([.BB150]=[.BB151];[.BB151];&quot;RECONCILIATION!!!&quot;)" table:style-name="ce12">
            <text:p>0</text:p>
          </table:table-cell>
          <table:table-cell office:value-type="float" office:value="0" table:formula="of:=IF([.BC150]=[.BC151];[.BC151];&quot;RECONCILIATION!!!&quot;)" table:style-name="ce12">
            <text:p>0</text:p>
          </table:table-cell>
          <table:table-cell office:value-type="string" office:string-value="not reported" table:formula="of:=IF([.BD150]=[.BD151];[.BD151];&quot;RECONCILIATION!!!&quot;)" table:style-name="ce12">
            <text:p>not reported</text:p>
          </table:table-cell>
          <table:table-cell office:value-type="string" office:string-value="RECONCILIATION!!!" table:formula="of:=IF([.BE150]=[.BE151];[.BE151];&quot;RECONCILIATION!!!&quot;)" table:style-name="ce12">
            <text:p>RECONCILIATION!!!</text:p>
          </table:table-cell>
          <table:table-cell office:value-type="float" office:value="0" table:formula="of:=IF([.BF150]=[.BF151];[.BF151];&quot;RECONCILIATION!!!&quot;)" table:style-name="ce12">
            <text:p>0</text:p>
          </table:table-cell>
          <table:table-cell office:value-type="string" office:string-value="Umeshkumar Athiraman" table:formula="of:=IF([.BG150]=[.BG151];[.BG151];&quot;RECONCILIATION!!!&quot;)" table:style-name="ce12">
            <text:p>Umeshkumar Athiraman</text:p>
          </table:table-cell>
          <table:table-cell office:value-type="string" office:string-value="RECONCILIATION!!!" table:formula="of:=IF([.BH150]=[.BH151];[.BH151];&quot;RECONCILIATION!!!&quot;)" table:style-name="ce12">
            <text:p>RECONCILIATION!!!</text:p>
          </table:table-cell>
          <table:table-cell office:value-type="string" table:style-name="ce17">
            <text:p>no proper reporting of mortality ... 3 were excluded due to early mortality</text:p>
          </table:table-cell>
          <table:table-cell office:value-type="string" table:style-name="ce8">
            <text:p>bifurcation of the left middle cerebral artery (L-MCA) and left anterior cerebral artery</text:p>
          </table:table-cell>
          <table:table-cell office:value-type="string" office:string-value="RECONCILIATION!!!" table:formula="of:=IF([.BK150]=[.BK151];[.BK151];&quot;RECONCILIATION!!!&quot;)" table:style-name="ce12">
            <text:p>RECONCILIATION!!!</text:p>
          </table:table-cell>
          <table:table-cell office:value-type="float" office:value="0" table:formula="of:=IF([.BL150]=[.BL151];[.BL151];&quot;RECONCILIATION!!!&quot;)" table:style-name="ce12">
            <text:p>0</text:p>
          </table:table-cell>
          <table:table-cell office:value-type="string" office:string-value="12 weeks" table:formula="of:=IF([.BM150]=[.BM151];[.BM151];&quot;RECONCILIATION!!!&quot;)" table:style-name="ce12">
            <text:p>12 weeks</text:p>
          </table:table-cell>
          <table:table-cell office:value-type="string" office:string-value="RECONCILIATION!!!" table:formula="of:=IF([.BN150]=[.BN151];[.BN151];&quot;RECONCILIATION!!!&quot;)" table:style-name="ce12">
            <text:p>RECONCILIATION!!!</text:p>
          </table:table-cell>
          <table:table-cell office:value-type="float" office:value="0" table:formula="of:=IF([.BO150]=[.BO151];[.BO151];&quot;RECONCILIATION!!!&quot;)" table:style-name="ce12">
            <text:p>0</text:p>
          </table:table-cell>
          <table:table-cell office:value-type="string" office:string-value="TRUE" table:formula="of:=IF([.BP150]=[.BP151];[.BP151];&quot;RECONCILIATION!!!&quot;)" table:style-name="ce12">
            <text:p>TRUE</text:p>
          </table:table-cell>
          <table:table-cell office:value-type="string" office:string-value="RECONCILIATION!!!" table:formula="of:=IF([.BQ150]=[.BQ151];[.BQ151];&quot;RECONCILIATION!!!&quot;)" table:style-name="ce12">
            <text:p>RECONCILIATION!!!</text:p>
          </table:table-cell>
          <table:table-cell office:value-type="float" office:value="0" table:formula="of:=IF([.BR150]=[.BR151];[.BR151];&quot;RECONCILIATION!!!&quot;)" table:style-name="ce12">
            <text:p>0</text:p>
          </table:table-cell>
          <table:table-cell office:value-type="float" office:value="0" table:formula="of:=IF([.BS150]=[.BS151];[.BS151];&quot;RECONCILIATION!!!&quot;)" table:style-name="ce12">
            <text:p>0</text:p>
          </table:table-cell>
          <table:table-cell office:value-type="float" office:value="0" table:formula="of:=IF([.BT150]=[.BT151];[.BT151];&quot;RECONCILIATION!!!&quot;)" table:style-name="ce12">
            <text:p>0</text:p>
          </table:table-cell>
          <table:table-cell office:value-type="float" office:value="0" table:formula="of:=IF([.BU150]=[.BU151];[.BU151];&quot;RECONCILIATION!!!&quot;)" table:style-name="ce12">
            <text:p>0</text:p>
          </table:table-cell>
          <table:table-cell office:value-type="string" table:style-name="ce17">
            <text:p>sevoflurane and desflurane prior to SAH conduction</text:p>
          </table:table-cell>
          <table:table-cell office:value-type="string" office:string-value="RECONCILIATION!!!" table:formula="of:=IF([.BW150]=[.BW151];[.BW151];&quot;RECONCILIATION!!!&quot;)" table:style-name="ce12">
            <text:p>RECONCILIATION!!!</text:p>
          </table:table-cell>
          <table:table-cell office:value-type="float" office:value="0" table:formula="of:=IF([.BX150]=[.BX151];[.BX151];&quot;RECONCILIATION!!!&quot;)" table:style-name="ce12">
            <text:p>0</text:p>
          </table:table-cell>
          <table:table-cell office:value-type="float" office:value="0" table:formula="of:=IF([.BY150]=[.BY151];[.BY151];&quot;RECONCILIATION!!!&quot;)" table:style-name="ce12">
            <text:p>0</text:p>
          </table:table-cell>
          <table:table-cell office:value-type="float" office:value="0" table:formula="of:=IF([.BZ150]=[.BZ151];[.BZ151];&quot;RECONCILIATION!!!&quot;)" table:style-name="ce12">
            <text:p>0</text:p>
          </table:table-cell>
          <table:table-cell office:value-type="float" office:value="0" table:formula="of:=IF([.CA150]=[.CA151];[.CA151];&quot;RECONCILIATION!!!&quot;)" table:style-name="ce12">
            <text:p>0</text:p>
          </table:table-cell>
          <table:table-cell office:value-type="float" office:value="0" table:formula="of:=IF([.CB150]=[.CB151];[.CB151];&quot;RECONCILIATION!!!&quot;)" table:style-name="ce12">
            <text:p>0</text:p>
          </table:table-cell>
          <table:table-cell office:value-type="float" office:value="0" table:formula="of:=IF([.CC150]=[.CC151];[.CC151];&quot;RECONCILIATION!!!&quot;)" table:style-name="ce12">
            <text:p>0</text:p>
          </table:table-cell>
          <table:table-cell office:value-type="float" office:value="0" table:formula="of:=IF([.CD150]=[.CD151];[.CD151];&quot;RECONCILIATION!!!&quot;)" table:style-name="ce12">
            <text:p>0</text:p>
          </table:table-cell>
          <table:table-cell office:value-type="string" office:string-value="TRUE" table:formula="of:=IF([.CE150]=[.CE151];[.CE151];&quot;RECONCILIATION!!!&quot;)" table:style-name="ce12">
            <text:p>TRUE</text:p>
          </table:table-cell>
          <table:table-cell office:value-type="string" office:string-value="RECONCILIATION!!!" table:formula="of:=IF([.CF150]=[.CF151];[.CF151];&quot;RECONCILIATION!!!&quot;)" table:style-name="ce12">
            <text:p>RECONCILIATION!!!</text:p>
          </table:table-cell>
          <table:table-cell office:value-type="float" office:value="0" table:formula="of:=IF([.CG150]=[.CG151];[.CG151];&quot;RECONCILIATION!!!&quot;)" table:style-name="ce12">
            <text:p>0</text:p>
          </table:table-cell>
          <table:table-cell office:value-type="string" office:string-value="uathira@wustl.edu" table:formula="of:=IF([.CH150]=[.CH151];[.CH151];&quot;RECONCILIATION!!!&quot;)" table:style-name="ce12">
            <text:p>uathira@wustl.edu</text:p>
          </table:table-cell>
          <table:table-cell office:value-type="string" office:string-value="RECONCILIATION!!!" table:formula="of:=IF([.CI150]=[.CI151];[.CI151];&quot;RECONCILIATION!!!&quot;)" table:style-name="ce12">
            <text:p>RECONCILIATION!!!</text:p>
          </table:table-cell>
          <table:table-cell office:value-type="float" office:value="0" table:formula="of:=IF([.CJ150]=[.CJ151];[.CJ151];&quot;RECONCILIATION!!!&quot;)" table:style-name="ce12">
            <text:p>0</text:p>
          </table:table-cell>
          <table:table-cell table:style-name="ce14"/>
          <table:table-cell office:value-type="string" office:string-value="RECONCILIATION!!!" table:formula="of:=IF([.CL150]=[.CL151];[.CL151];&quot;RECONCILIATION!!!&quot;)" table:style-name="ce12">
            <text:p>RECONCILIATION!!!</text:p>
          </table:table-cell>
          <table:table-cell office:value-type="float" office:value="0" table:formula="of:=IF([.CM150]=[.CM151];[.CM151];&quot;RECONCILIATION!!!&quot;)" table:style-name="ce12">
            <text:p>0</text:p>
          </table:table-cell>
          <table:table-cell office:value-type="string" office:string-value="FALSE" table:formula="of:=IF([.CN150]=[.CN151];[.CN151];&quot;RECONCILIATION!!!&quot;)" table:style-name="ce12">
            <text:p>FALSE</text:p>
          </table:table-cell>
          <table:table-cell office:value-type="string" office:string-value="RECONCILIATION!!!" table:formula="of:=IF([.CO150]=[.CO151];[.CO151];&quot;RECONCILIATION!!!&quot;)" table:style-name="ce12">
            <text:p>RECONCILIATION!!!</text:p>
          </table:table-cell>
          <table:table-cell office:value-type="float" office:value="0" table:formula="of:=IF([.CP150]=[.CP151];[.CP151];&quot;RECONCILIATION!!!&quot;)" table:style-name="ce12">
            <text:p>0</text:p>
          </table:table-cell>
          <table:table-cell office:value-type="float" office:value="14" table:formula="of:=IF([.CQ150]=[.CQ151];[.CQ151];&quot;RECONCILIATION!!!&quot;)" table:style-name="ce12">
            <text:p>14</text:p>
          </table:table-cell>
          <table:table-cell office:value-type="string" office:string-value="RECONCILIATION!!!" table:formula="of:=IF([.CR150]=[.CR151];[.CR151];&quot;RECONCILIATION!!!&quot;)" table:style-name="ce12">
            <text:p>RECONCILIATION!!!</text:p>
          </table:table-cell>
          <table:table-cell office:value-type="float" office:value="0" table:formula="of:=IF([.CS150]=[.CS151];[.CS151];&quot;RECONCILIATION!!!&quot;)" table:style-name="ce12">
            <text:p>0</text:p>
          </table:table-cell>
          <table:table-cell office:value-type="float" office:value="0" table:formula="of:=IF([.CT150]=[.CT151];[.CT151];&quot;RECONCILIATION!!!&quot;)" table:style-name="ce12">
            <text:p>0</text:p>
          </table:table-cell>
          <table:table-cell office:value-type="float" office:value="0" table:formula="of:=IF([.CU150]=[.CU151];[.CU151];&quot;RECONCILIATION!!!&quot;)" table:style-name="ce12">
            <text:p>0</text:p>
          </table:table-cell>
          <table:table-cell office:value-type="float" office:value="0" table:formula="of:=IF([.CV150]=[.CV151];[.CV151];&quot;RECONCILIATION!!!&quot;)" table:style-name="ce12">
            <text:p>0</text:p>
          </table:table-cell>
          <table:table-cell office:value-type="string" office:string-value="TRUE" table:formula="of:=IF([.CW150]=[.CW151];[.CW151];&quot;RECONCILIATION!!!&quot;)" table:style-name="ce12">
            <text:p>TRUE</text:p>
          </table:table-cell>
          <table:table-cell office:value-type="string" office:string-value="RECONCILIATION!!!" table:formula="of:=IF([.CX150]=[.CX151];[.CX151];&quot;RECONCILIATION!!!&quot;)" table:style-name="ce12">
            <text:p>RECONCILIATION!!!</text:p>
          </table:table-cell>
          <table:table-cell office:value-type="float" office:value="0" table:formula="of:=IF([.CY150]=[.CY151];[.CY151];&quot;RECONCILIATION!!!&quot;)" table:style-name="ce12">
            <text:p>0</text:p>
          </table:table-cell>
          <table:table-cell office:value-type="string" office:string-value="TRUE" table:formula="of:=IF([.CZ150]=[.CZ151];[.CZ151];&quot;RECONCILIATION!!!&quot;)" table:style-name="ce12">
            <text:p>TRUE</text:p>
          </table:table-cell>
          <table:table-cell office:value-type="string" office:string-value="RECONCILIATION!!!" table:formula="of:=IF([.DA150]=[.DA151];[.DA151];&quot;RECONCILIATION!!!&quot;)" table:style-name="ce12">
            <text:p>RECONCILIATION!!!</text:p>
          </table:table-cell>
          <table:table-cell office:value-type="float" office:value="0" table:formula="of:=IF([.DB150]=[.DB151];[.DB151];&quot;RECONCILIATION!!!&quot;)" table:style-name="ce12">
            <text:p>0</text:p>
          </table:table-cell>
          <table:table-cell office:value-type="string" office:string-value="TRUE" table:formula="of:=IF([.DC150]=[.DC151];[.DC151];&quot;RECONCILIATION!!!&quot;)" table:style-name="ce12">
            <text:p>TRUE</text:p>
          </table:table-cell>
          <table:table-cell office:value-type="string" office:string-value="RECONCILIATION!!!" table:formula="of:=IF([.DD150]=[.DD151];[.DD151];&quot;RECONCILIATION!!!&quot;)" table:style-name="ce12">
            <text:p>RECONCILIATION!!!</text:p>
          </table:table-cell>
          <table:table-cell office:value-type="float" office:value="0" table:formula="of:=IF([.DE150]=[.DE151];[.DE151];&quot;RECONCILIATION!!!&quot;)" table:style-name="ce12">
            <text:p>0</text:p>
          </table:table-cell>
          <table:table-cell office:value-type="float" office:value="0" table:formula="of:=IF([.DF150]=[.DF151];[.DF151];&quot;RECONCILIATION!!!&quot;)" table:style-name="ce12">
            <text:p>0</text:p>
          </table:table-cell>
          <table:table-cell office:value-type="float" office:value="0" table:formula="of:=IF([.DG150]=[.DG151];[.DG151];&quot;RECONCILIATION!!!&quot;)" table:style-name="ce12">
            <text:p>0</text:p>
          </table:table-cell>
          <table:table-cell office:value-type="float" office:value="0" table:formula="of:=IF([.DH150]=[.DH151];[.DH151];&quot;RECONCILIATION!!!&quot;)" table:style-name="ce12">
            <text:p>0</text:p>
          </table:table-cell>
          <table:table-cell office:value-type="string" office:string-value="FALSE" table:formula="of:=IF([.DI150]=[.DI151];[.DI151];&quot;RECONCILIATION!!!&quot;)" table:style-name="ce12">
            <text:p>FALSE</text:p>
          </table:table-cell>
          <table:table-cell office:value-type="string" office:string-value="RECONCILIATION!!!" table:formula="of:=IF([.DJ150]=[.DJ151];[.DJ151];&quot;RECONCILIATION!!!&quot;)" table:style-name="ce12">
            <text:p>RECONCILIATION!!!</text:p>
          </table:table-cell>
          <table:table-cell office:value-type="float" office:value="0" table:formula="of:=IF([.DK150]=[.DK151];[.DK151];&quot;RECONCILIATION!!!&quot;)" table:style-name="ce12">
            <text:p>0</text:p>
          </table:table-cell>
          <table:table-cell office:value-type="string" table:style-name="ce8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0:29:59</text:p>
          </table:table-cell>
          <table:table-cell office:value-type="string" table:style-name="ce1">
            <text:p>8e6403cb-dbe9-4cb4-b5bc-e4b065d4cad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1">
            <text:p>TRUE;TRUE</text:p>
          </table:table-cell>
          <table:table-cell office:value-type="string" table:style-name="ce1">
            <text:p>cc0c5601-e846-4a15-aec3-c8b6a886a580;cc0c5601-e846-4a15-aec3-c8b6a886a580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eb74a0c6-5393-4e17-a1af-c15987b2f09c;eb74a0c6-5393-4e17-a1af-c15987b2f09c</text:p>
          </table:table-cell>
          <table:table-cell table:style-name="ce1"/>
          <table:table-cell office:value-type="string" table:style-name="ce1">
            <text:p>not reported;not reported</text:p>
          </table:table-cell>
          <table:table-cell office:value-type="string" table:style-name="ce1">
            <text:p>9c20d457-a8dd-4d4b-85aa-1a1a41afca34;9c20d457-a8dd-4d4b-85aa-1a1a41afca34</text:p>
          </table:table-cell>
          <table:table-cell table:style-name="ce1"/>
          <table:table-cell office:value-type="string" table:style-name="ce1">
            <text:p>C57BL/6;C57BL/6</text:p>
          </table:table-cell>
          <table:table-cell office:value-type="string" table:style-name="ce1">
            <text:p>bf3ba02e-f7a8-4642-a722-83c03b25e767;bf3ba02e-f7a8-4642-a722-83c03b25e767</text:p>
          </table:table-cell>
          <table:table-cell table:style-name="ce1"/>
          <table:table-cell office:value-type="string" table:style-name="ce1">
            <text:p>male;male</text:p>
          </table:table-cell>
          <table:table-cell office:value-type="string" table:style-name="ce1">
            <text:p>d3731326-a5b4-4799-87c5-b2c9d5f2f873;d3731326-a5b4-4799-87c5-b2c9d5f2f873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b8704f49-113b-4cfb-96a3-b89baad8994c;b8704f49-113b-4cfb-96a3-b89baad8994c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da6e7885-9c66-46bd-a75f-09638ce589e0;da6e7885-9c66-46bd-a75f-09638ce589e0</text:p>
          </table:table-cell>
          <table:table-cell table:style-name="ce1"/>
          <table:table-cell office:value-type="string" table:style-name="ce1">
            <text:p>no;no</text:p>
          </table:table-cell>
          <table:table-cell office:value-type="string" table:style-name="ce1">
            <text:p>de8ad1eb-a016-4c98-912e-25f589da5239;de8ad1eb-a016-4c98-912e-25f589da5239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b0b4026b-def1-4ee7-8267-6bbc5f616cc3;b0b4026b-def1-4ee7-8267-6bbc5f616cc3</text:p>
          </table:table-cell>
          <table:table-cell table:style-name="ce1"/>
          <table:table-cell office:value-type="string" table:style-name="ce1">
            <text:p>5-0 blunted monofilament;5-0 blunted monofilament</text:p>
          </table:table-cell>
          <table:table-cell office:value-type="string" table:style-name="ce1">
            <text:p>e5b6b676-8b37-41fc-8389-8e64a146c2fb;e5b6b676-8b37-41fc-8389-8e64a146c2fb</text:p>
          </table:table-cell>
          <table:table-cell table:style-name="ce1"/>
          <table:table-cell office:value-type="string" table:style-name="ce1">
            <text:p>Inhalative;Inhalative</text:p>
          </table:table-cell>
          <table:table-cell office:value-type="string" table:style-name="ce1">
            <text:p>1d771f17-b99e-4744-ae28-9b361f6611b5;1d771f17-b99e-4744-ae28-9b361f6611b5</text:p>
          </table:table-cell>
          <table:table-cell table:number-columns-repeated="4" table:style-name="ce1"/>
          <table:table-cell office:value-type="string" table:style-name="ce1">
            <text:p>not reported;not reported</text:p>
          </table:table-cell>
          <table:table-cell office:value-type="string" table:style-name="ce1">
            <text:p>673bfec5-83c0-46dd-aa11-66b972e136ce;673bfec5-83c0-46dd-aa11-66b972e136ce</text:p>
          </table:table-cell>
          <table:table-cell table:style-name="ce1"/>
          <table:table-cell office:value-type="string" table:style-name="ce1">
            <text:p>not reported;not reported</text:p>
          </table:table-cell>
          <table:table-cell office:value-type="string" table:style-name="ce1">
            <text:p>96b327bb-a060-4bd3-8dac-52396e8a8a00;96b327bb-a060-4bd3-8dac-52396e8a8a00</text:p>
          </table:table-cell>
          <table:table-cell table:style-name="ce1"/>
          <table:table-cell office:value-type="string" table:style-name="ce1">
            <text:p>FALSE;FALSE</text:p>
          </table:table-cell>
          <table:table-cell office:value-type="string" table:style-name="ce1">
            <text:p>5419fa3c-7c1f-4cff-9896-96b7b0f7c6f0;5419fa3c-7c1f-4cff-9896-96b7b0f7c6f0</text:p>
          </table:table-cell>
          <table:table-cell table:number-columns-repeated="7" table:style-name="ce1"/>
          <table:table-cell office:value-type="string" table:style-name="ce1">
            <text:p>uncoated;uncoated</text:p>
          </table:table-cell>
          <table:table-cell office:value-type="string" table:style-name="ce1">
            <text:p>58073518-aeec-4b9f-87fe-f1379bc418a6;58073518-aeec-4b9f-87fe-f1379bc418a6</text:p>
          </table:table-cell>
          <table:table-cell table:style-name="ce1"/>
          <table:table-cell office:value-type="string" table:style-name="ce1">
            <text:p>Gregory J Zipfel;Gregory J Zipfel</text:p>
          </table:table-cell>
          <table:table-cell office:value-type="string" table:style-name="ce1">
            <text:p>c61d8aa5-1af6-47c3-b792-fb5f3844efa0;c61d8aa5-1af6-47c3-b792-fb5f3844efa0</text:p>
          </table:table-cell>
          <table:table-cell office:value-type="string" table:style-name="ce1">
            <text:p>In all cases, mice were administered 0.5ml of 10% dextrose in normal saline intraperitoneally twice daily;In all cases, mice were administered 0.5ml of 10% dextrose in normal saline intraperitoneally twice daily</text:p>
          </table:table-cell>
          <table:table-cell office:value-type="string" table:style-name="ce1">
            <text:p>ACA-MCA bifurcation;ACA-MCA bifurcation</text:p>
          </table:table-cell>
          <table:table-cell office:value-type="string" table:style-name="ce1">
            <text:p>d415f805-a6bd-44df-aea1-b58e2c1d3fd4;d415f805-a6bd-44df-aea1-b58e2c1d3fd4</text:p>
          </table:table-cell>
          <table:table-cell table:style-name="ce1"/>
          <table:table-cell office:value-type="string" table:style-name="ce1">
            <text:p>12-14 weeks;12-14 weeks</text:p>
          </table:table-cell>
          <table:table-cell office:value-type="string" table:style-name="ce1">
            <text:p>b3a55c68-cb5b-4446-afb4-55454c8fd267;b3a55c68-cb5b-4446-afb4-55454c8fd267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5bb4b04a-f98b-4d9f-a68a-cae7fabf0e00;5bb4b04a-f98b-4d9f-a68a-cae7fabf0e00</text:p>
          </table:table-cell>
          <table:table-cell table:number-columns-repeated="4" table:style-name="ce1"/>
          <table:table-cell office:value-type="string" table:style-name="ce1">
            <text:p>50mg/kg ampicillin in dextrose in normal saline twice daily</text:p>
          </table:table-cell>
          <table:table-cell office:value-type="string" table:style-name="ce1">
            <text:p>3109dee9-c83b-4ea2-80dc-1947220454de</text:p>
          </table:table-cell>
          <table:table-cell table:number-columns-repeated="4" table:style-name="ce1"/>
          <table:table-cell office:value-type="string" table:style-name="ce1">
            <text:p>24-30g;24-30g</text:p>
          </table:table-cell>
          <table:table-cell office:value-type="string" table:style-name="ce1">
            <text:p>2ccb759f-2e74-410d-a70a-dda88ca04386;2ccb759f-2e74-410d-a70a-dda88ca04386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30432801-7661-4a14-a5a7-e7d04ee38511;30432801-7661-4a14-a5a7-e7d04ee38511</text:p>
          </table:table-cell>
          <table:table-cell table:style-name="ce1"/>
          <table:table-cell office:value-type="string" table:style-name="ce1">
            <text:p>mailto:zipfelg@wustl.edu;mailto:zipfelg@wustl.edu</text:p>
          </table:table-cell>
          <table:table-cell office:value-type="string" table:style-name="ce1">
            <text:p>a7348d74-24ef-4cb0-92af-9879cf52f2ad;a7348d74-24ef-4cb0-92af-9879cf52f2ad</text:p>
          </table:table-cell>
          <table:table-cell table:style-name="ce1"/>
          <table:table-cell office:value-type="string" table:style-name="ce1">
            <text:p>isoflurane 4% induction and 1.5% maintain ;isoflurane 4% induction and 1.5% maintain<text:s/></text:p>
          </table:table-cell>
          <table:table-cell office:value-type="string" table:style-name="ce1">
            <text:p>7122ff62-cd87-4d17-8efa-df6fb754ac96;7122ff62-cd87-4d17-8efa-df6fb754ac96</text:p>
          </table:table-cell>
          <table:table-cell table:style-name="ce1"/>
          <table:table-cell office:value-type="string" table:style-name="ce1">
            <text:p>FALSE;FALSE</text:p>
          </table:table-cell>
          <table:table-cell office:value-type="string" table:style-name="ce1">
            <text:p>18239c7e-53d1-449a-8aba-bae800f682d6;18239c7e-53d1-449a-8aba-bae800f682d6</text:p>
          </table:table-cell>
          <table:table-cell table:style-name="ce1"/>
          <table:table-cell office:value-type="string" table:style-name="ce1">
            <text:p>6;6</text:p>
          </table:table-cell>
          <table:table-cell office:value-type="string" table:style-name="ce1">
            <text:p>d2936c59-32f7-4f32-94c3-b79b08019577;d2936c59-32f7-4f32-94c3-b79b08019577</text:p>
          </table:table-cell>
          <table:table-cell table:style-name="ce1"/>
          <table:table-cell office:value-type="string" table:style-name="ce1">
            <text:p>0.5ml of 10% dextrose in normal saline intraperitoneally twice daily;0.5ml of 10% dextrose in normal saline intraperitoneally twice daily</text:p>
          </table:table-cell>
          <table:table-cell office:value-type="string" table:style-name="ce1">
            <text:p>2b5d9e3d-aaa6-4c48-9073-a9cad8d0caf1;2b5d9e3d-aaa6-4c48-9073-a9cad8d0caf1</text:p>
          </table:table-cell>
          <table:table-cell table:style-name="ce1"/>
          <table:table-cell office:value-type="string" table:style-name="ce1">
            <text:p>FALSE;FALSE</text:p>
          </table:table-cell>
          <table:table-cell office:value-type="string" table:style-name="ce1">
            <text:p>0ac9c1a4-b734-4e66-9eb5-5b2c40d6577d;0ac9c1a4-b734-4e66-9eb5-5b2c40d6577d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af8aa1ad-e266-48a0-a1f8-dd107e8c9e1d;af8aa1ad-e266-48a0-a1f8-dd107e8c9e1d</text:p>
          </table:table-cell>
          <table:table-cell table:style-name="ce1"/>
          <table:table-cell office:value-type="string" table:style-name="ce1">
            <text:p>TRUE;TRUE</text:p>
          </table:table-cell>
          <table:table-cell office:value-type="string" table:style-name="ce1">
            <text:p>0d5424c1-79f0-42b6-b895-42083e8a138b;0d5424c1-79f0-42b6-b895-42083e8a138b</text:p>
          </table:table-cell>
          <table:table-cell table:number-columns-repeated="4" table:style-name="ce1"/>
          <table:table-cell office:value-type="string" table:style-name="ce1">
            <text:p>TRUE;TRUE</text:p>
          </table:table-cell>
          <table:table-cell office:value-type="string" table:style-name="ce1">
            <text:p>c20e92de-85e1-43d0-bd89-3fd39f04036a;c20e92de-85e1-43d0-bd89-3fd39f04036a</text:p>
          </table:table-cell>
          <table:table-cell table:style-name="ce1"/>
          <table:table-cell office:value-type="string" table:style-name="ce1">
            <text:p><text:s/>ECA; ECA</text:p>
          </table:table-cell>
          <table:table-cell office:value-type="string" table:style-name="ce1">
            <text:p>81219e96-95b7-48d1-a798-a5fa9cf384d9;81219e96-95b7-48d1-a798-a5fa9cf384d9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12:27:03</text:p>
          </table:table-cell>
          <table:table-cell office:value-type="string" table:style-name="ce1">
            <text:p>8e6403cb-dbe9-4cb4-b5bc-e4b065d4cad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0273aff-d058-4e55-ae0d-7f6dfa2c9a3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1b276f8-dac5-4a0e-b20a-dd5b3c42cbad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8455d80-0eb8-460b-a822-ddacb38b063b</text:p>
          </table:table-cell>
          <table:table-cell table:style-name="ce1"/>
          <table:table-cell office:value-type="string" table:style-name="ce1">
            <text:p>C57BL/6<text:s/></text:p>
          </table:table-cell>
          <table:table-cell office:value-type="string" table:style-name="ce1">
            <text:p>78949042-b505-4041-9cba-5eed44b1a6a5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f7cd2aba-cce7-4478-8ecc-aa67248c980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474883d-15ec-44b6-8f05-47c556ec03f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766bbaf-6b9e-497c-8c1a-5ef728ce9658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ecff6df-5fa7-4449-b467-62655154c6e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e54cf25-380b-4b5a-84ad-53924c1c559e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779cdf66-9a4b-43ea-a104-fe5a9095e4f6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916bd0cf-c1ce-4e65-8eb2-8bbde7e6966a</text:p>
          </table:table-cell>
          <table:table-cell office:value-type="string" table:style-name="ce1">
            <text:p>(4%induction and 1.5% maintenance)</text:p>
          </table:table-cell>
          <table:table-cell table:number-columns-repeated="3" table:style-name="ce1"/>
          <table:table-cell office:value-type="string" table:style-name="ce1">
            <text:p>not reported</text:p>
          </table:table-cell>
          <table:table-cell office:value-type="string" table:style-name="ce1">
            <text:p>1234834b-e0a4-4933-af85-3181e6b6acae</text:p>
          </table:table-cell>
          <table:table-cell office:value-type="string" table:style-name="ce1">
            <text:p>Mice were housed in an AAALAC-accredited facility in temperature- andhumidity-controlled rooms with a 12-hour light–dark cycle. Mice wereallowedad <text:s/>libitumaccess to standard chow and autoclaved tap water.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59c292ca-dd10-46d7-8a19-1286d0b0663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8c6d111-d833-496a-93dd-9447487fc44e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eb5c63e1-d31f-41d4-94e3-ed59d11ea31d</text:p>
          </table:table-cell>
          <table:table-cell table:style-name="ce1"/>
          <table:table-cell office:value-type="string" table:style-name="ce1">
            <text:p>Gregory J Zipfel</text:p>
          </table:table-cell>
          <table:table-cell office:value-type="string" table:style-name="ce1">
            <text:p>bd11ea01-65c6-4e7b-a0f3-6800173aa93a</text:p>
          </table:table-cell>
          <table:table-cell office:value-type="string" table:style-name="ce1">
            <text:p>In all cases mice were administered 0.5 ml of 10 % Dextrose. in normal Saline Middle cerebral artery diameter was shown in graph ---mortality rate only mentioned with treatment.</text:p>
          </table:table-cell>
          <table:table-cell office:value-type="string" table:style-name="ce1">
            <text:p>bifurcation of anterior and middle cerebral artery</text:p>
          </table:table-cell>
          <table:table-cell office:value-type="string" table:style-name="ce1">
            <text:p>8f840957-98dd-40fc-997b-132cc7376fae</text:p>
          </table:table-cell>
          <table:table-cell table:style-name="ce1"/>
          <table:table-cell office:value-type="string" table:style-name="ce1">
            <text:p>12-14 weeks</text:p>
          </table:table-cell>
          <table:table-cell office:value-type="string" table:style-name="ce1">
            <text:p>afa060f2-efc6-4182-9892-5c73b8ed683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6f6d18a-e797-426b-a9c2-f10746fefd82</text:p>
          </table:table-cell>
          <table:table-cell table:number-columns-repeated="4" table:style-name="ce1"/>
          <table:table-cell office:value-type="string" table:style-name="ce1">
            <text:p>long term cognition outcome<text:s/></text:p>
          </table:table-cell>
          <table:table-cell office:value-type="string" table:style-name="ce1">
            <text:p>a2b86c31-ca5a-4a50-be2a-ae3bf367e177</text:p>
          </table:table-cell>
          <table:table-cell table:style-name="ce1"/>
          <table:table-cell office:value-type="string" table:style-name="ce1">
            <text:p>blunted nylon suture</text:p>
          </table:table-cell>
          <table:table-cell office:value-type="string" table:style-name="ce1">
            <text:p>d83ef1d9-7ac4-4c54-bc02-032746544986</text:p>
          </table:table-cell>
          <table:table-cell table:style-name="ce1"/>
          <table:table-cell office:value-type="string" table:style-name="ce1">
            <text:p>24-30 g</text:p>
          </table:table-cell>
          <table:table-cell office:value-type="string" table:style-name="ce1">
            <text:p>26dbddb1-f13c-4acf-aed6-85a40c8a201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915bac2-7325-479f-b1b9-0b0a5c3e8815</text:p>
          </table:table-cell>
          <table:table-cell table:style-name="ce1"/>
          <table:table-cell office:value-type="string" table:style-name="ce1">
            <text:p>zipfelg@wustl.edu</text:p>
          </table:table-cell>
          <table:table-cell office:value-type="string" table:style-name="ce1">
            <text:p>20a7e0fa-1354-4ed3-8ebc-632c9850391c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3b8de5ae-7775-43d6-890e-218c77d3523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145e4c9-64ec-4e46-8bf8-700c62fcea51</text:p>
          </table:table-cell>
          <table:table-cell table:number-columns-repeated="4" table:style-name="ce1"/>
          <table:table-cell office:value-type="string" table:style-name="ce1">
            <text:p>fluid support<text:s/></text:p>
          </table:table-cell>
          <table:table-cell office:value-type="string" table:style-name="ce1">
            <text:p>21571432-03ce-4f7d-bf11-923607f608a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0b2419b-4445-4175-9fd0-f125edbe944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14d78d3-5086-4a93-b6ab-3902b36c04b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e6f0d23-0774-450b-9ea6-6004ec99b2a8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6230588-3fe9-4f56-8867-e5a3a0b4c71d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56709262-d7f2-413a-ba4a-fb4f78bc539b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8e6403cb-dbe9-4cb4-b5bc-e4b065d4cadb</text:p>
          </table:table-cell>
          <table:table-cell office:value-type="string" table:style-name="ce11">
            <text:p>TIMO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F153]=[.F154];[.F154];&quot;RECONCILIATION!!!&quot;)" table:style-name="ce12">
            <text:p>RECONCILIATION!!!</text:p>
          </table:table-cell>
          <table:table-cell office:value-type="float" office:value="0" table:formula="of:=IF([.G153]=[.G154];[.G154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I153]=[.I154];[.I154];&quot;RECONCILIATION!!!&quot;)" table:style-name="ce12">
            <text:p>RECONCILIATION!!!</text:p>
          </table:table-cell>
          <table:table-cell office:value-type="float" office:value="0" table:formula="of:=IF([.J153]=[.J154];[.J154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L153]=[.L154];[.L154];&quot;RECONCILIATION!!!&quot;)" table:style-name="ce12">
            <text:p>RECONCILIATION!!!</text:p>
          </table:table-cell>
          <table:table-cell office:value-type="float" office:value="0" table:formula="of:=IF([.M153]=[.M154];[.M154];&quot;RECONCILIATION!!!&quot;)" table:style-name="ce12">
            <text:p>0</text:p>
          </table:table-cell>
          <table:table-cell office:value-type="string" table:style-name="ce8">
            <text:p>C57BL/6</text:p>
          </table:table-cell>
          <table:table-cell office:value-type="string" office:string-value="RECONCILIATION!!!" table:formula="of:=IF([.O153]=[.O154];[.O154];&quot;RECONCILIATION!!!&quot;)" table:style-name="ce12">
            <text:p>RECONCILIATION!!!</text:p>
          </table:table-cell>
          <table:table-cell office:value-type="float" office:value="0" table:formula="of:=IF([.P153]=[.P154];[.P154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53]=[.R154];[.R154];&quot;RECONCILIATION!!!&quot;)" table:style-name="ce12">
            <text:p>RECONCILIATION!!!</text:p>
          </table:table-cell>
          <table:table-cell office:value-type="float" office:value="0" table:formula="of:=IF([.S153]=[.S154];[.S154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U153]=[.U154];[.U154];&quot;RECONCILIATION!!!&quot;)" table:style-name="ce12">
            <text:p>RECONCILIATION!!!</text:p>
          </table:table-cell>
          <table:table-cell office:value-type="float" office:value="0" table:formula="of:=IF([.V153]=[.V154];[.V154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X153]=[.X154];[.X154];&quot;RECONCILIATION!!!&quot;)" table:style-name="ce12">
            <text:p>RECONCILIATION!!!</text:p>
          </table:table-cell>
          <table:table-cell office:value-type="float" office:value="0" table:formula="of:=IF([.Y153]=[.Y154];[.Y154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AA153]=[.AA154];[.AA154];&quot;RECONCILIATION!!!&quot;)" table:style-name="ce12">
            <text:p>RECONCILIATION!!!</text:p>
          </table:table-cell>
          <table:table-cell office:value-type="float" office:value="0" table:formula="of:=IF([.AB153]=[.AB154];[.AB154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AD153]=[.AD154];[.AD154];&quot;RECONCILIATION!!!&quot;)" table:style-name="ce12">
            <text:p>RECONCILIATION!!!</text:p>
          </table:table-cell>
          <table:table-cell office:value-type="float" office:value="0" table:formula="of:=IF([.AE153]=[.AE154];[.AE154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53]=[.AG154];[.AG154];&quot;RECONCILIATION!!!&quot;)" table:style-name="ce12">
            <text:p>RECONCILIATION!!!</text:p>
          </table:table-cell>
          <table:table-cell office:value-type="float" office:value="0" table:formula="of:=IF([.AH153]=[.AH154];[.AH154];&quot;RECONCILIATION!!!&quot;)" table:style-name="ce12">
            <text:p>0</text:p>
          </table:table-cell>
          <table:table-cell office:value-type="string" table:style-name="ce12">
            <text:p>Inhalative</text:p>
          </table:table-cell>
          <table:table-cell office:value-type="string" office:string-value="RECONCILIATION!!!" table:formula="of:=IF([.AJ153]=[.AJ154];[.AJ154];&quot;RECONCILIATION!!!&quot;)" table:style-name="ce12">
            <text:p>RECONCILIATION!!!</text:p>
          </table:table-cell>
          <table:table-cell table:style-name="ce12"/>
          <table:table-cell office:value-type="float" office:value="14" table:style-name="ce14">
            <text:p>14</text:p>
          </table:table-cell>
          <table:table-cell office:value-type="float" office:value="0" table:formula="of:=IF([.AM153]=[.AM154];[.AM154];&quot;RECONCILIATION!!!&quot;)" table:style-name="ce12">
            <text:p>0</text:p>
          </table:table-cell>
          <table:table-cell office:value-type="string" table:style-name="ce14">
            <text:p>in Exp. 1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P153]=[.AP154];[.AP154];&quot;RECONCILIATION!!!&quot;)" table:style-name="ce12">
            <text:p>RECONCILIATION!!!</text:p>
          </table:table-cell>
          <table:table-cell office:value-type="string" table:style-name="ce8">
            <text:p>Mice were housed in an AAALAC-accredited facility in temperature- andhumidity-controlled rooms with a 12-hour light–dark cycle. Mice wereallowedad <text:s/>libitumaccess to standard chow and autoclaved tap water.<text:s/>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AS153]=[.AS154];[.AS154];&quot;RECONCILIATION!!!&quot;)" table:style-name="ce12">
            <text:p>RECONCILIATION!!!</text:p>
          </table:table-cell>
          <table:table-cell office:value-type="float" office:value="0" table:formula="of:=IF([.AT153]=[.AT154];[.AT154];&quot;RECONCILIATION!!!&quot;)" table:style-name="ce12">
            <text:p>0</text:p>
          </table:table-cell>
          <table:table-cell office:value-type="string" table:style-name="ce12">
            <text:p>FALSE</text:p>
          </table:table-cell>
          <table:table-cell office:value-type="string" office:string-value="RECONCILIATION!!!" table:formula="of:=IF([.AV153]=[.AV154];[.AV154];&quot;RECONCILIATION!!!&quot;)" table:style-name="ce12">
            <text:p>RECONCILIATION!!!</text:p>
          </table:table-cell>
          <table:table-cell office:value-type="float" office:value="0" table:formula="of:=IF([.AW153]=[.AW154];[.AW154];&quot;RECONCILIATION!!!&quot;)" table:style-name="ce12">
            <text:p>0</text:p>
          </table:table-cell>
          <table:table-cell office:value-type="float" office:value="0" table:formula="of:=IF([.AX153]=[.AX154];[.AX154];&quot;RECONCILIATION!!!&quot;)" table:style-name="ce12">
            <text:p>0</text:p>
          </table:table-cell>
          <table:table-cell office:value-type="float" office:value="0" table:formula="of:=IF([.AY153]=[.AY154];[.AY154];&quot;RECONCILIATION!!!&quot;)" table:style-name="ce12">
            <text:p>0</text:p>
          </table:table-cell>
          <table:table-cell office:value-type="float" office:value="0" table:formula="of:=IF([.AZ153]=[.AZ154];[.AZ154];&quot;RECONCILIATION!!!&quot;)" table:style-name="ce12">
            <text:p>0</text:p>
          </table:table-cell>
          <table:table-cell office:value-type="float" office:value="0" table:formula="of:=IF([.BA153]=[.BA154];[.BA154];&quot;RECONCILIATION!!!&quot;)" table:style-name="ce12">
            <text:p>0</text:p>
          </table:table-cell>
          <table:table-cell office:value-type="float" office:value="0" table:formula="of:=IF([.BB153]=[.BB154];[.BB154];&quot;RECONCILIATION!!!&quot;)" table:style-name="ce12">
            <text:p>0</text:p>
          </table:table-cell>
          <table:table-cell office:value-type="float" office:value="0" table:formula="of:=IF([.BC153]=[.BC154];[.BC154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53]=[.BE154];[.BE154];&quot;RECONCILIATION!!!&quot;)" table:style-name="ce12">
            <text:p>RECONCILIATION!!!</text:p>
          </table:table-cell>
          <table:table-cell office:value-type="float" office:value="0" table:formula="of:=IF([.BF153]=[.BF154];[.BF154];&quot;RECONCILIATION!!!&quot;)" table:style-name="ce12">
            <text:p>0</text:p>
          </table:table-cell>
          <table:table-cell office:value-type="string" table:style-name="ce12">
            <text:p>Gregory J Zipfel</text:p>
          </table:table-cell>
          <table:table-cell office:value-type="string" office:string-value="RECONCILIATION!!!" table:formula="of:=IF([.BH153]=[.BH154];[.BH154];&quot;RECONCILIATION!!!&quot;)" table:style-name="ce12">
            <text:p>RECONCILIATION!!!</text:p>
          </table:table-cell>
          <table:table-cell office:value-type="string" table:style-name="ce14">
            <text:p>In all cases, mice were administered 0.5ml of 10% dextrose in normal saline intraperitoneally twice daily for the first three days after operation</text:p>
          </table:table-cell>
          <table:table-cell office:value-type="string" table:style-name="ce12">
            <text:p>bifurcation of anterior and middle cerebral artery</text:p>
          </table:table-cell>
          <table:table-cell office:value-type="string" office:string-value="RECONCILIATION!!!" table:formula="of:=IF([.BK153]=[.BK154];[.BK154];&quot;RECONCILIATION!!!&quot;)" table:style-name="ce12">
            <text:p>RECONCILIATION!!!</text:p>
          </table:table-cell>
          <table:table-cell office:value-type="float" office:value="0" table:formula="of:=IF([.BL153]=[.BL154];[.BL154];&quot;RECONCILIATION!!!&quot;)" table:style-name="ce12">
            <text:p>0</text:p>
          </table:table-cell>
          <table:table-cell office:value-type="string" table:style-name="ce8">
            <text:p>12-14 weeks</text:p>
          </table:table-cell>
          <table:table-cell office:value-type="string" office:string-value="RECONCILIATION!!!" table:formula="of:=IF([.BN153]=[.BN154];[.BN154];&quot;RECONCILIATION!!!&quot;)" table:style-name="ce12">
            <text:p>RECONCILIATION!!!</text:p>
          </table:table-cell>
          <table:table-cell office:value-type="float" office:value="0" table:formula="of:=IF([.BO153]=[.BO154];[.BO154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BQ153]=[.BQ154];[.BQ154];&quot;RECONCILIATION!!!&quot;)" table:style-name="ce12">
            <text:p>RECONCILIATION!!!</text:p>
          </table:table-cell>
          <table:table-cell office:value-type="float" office:value="0" table:formula="of:=IF([.BR153]=[.BR154];[.BR154];&quot;RECONCILIATION!!!&quot;)" table:style-name="ce12">
            <text:p>0</text:p>
          </table:table-cell>
          <table:table-cell office:value-type="float" office:value="0" table:formula="of:=IF([.BS153]=[.BS154];[.BS154];&quot;RECONCILIATION!!!&quot;)" table:style-name="ce12">
            <text:p>0</text:p>
          </table:table-cell>
          <table:table-cell office:value-type="float" office:value="0" table:formula="of:=IF([.BT153]=[.BT154];[.BT154];&quot;RECONCILIATION!!!&quot;)" table:style-name="ce12">
            <text:p>0</text:p>
          </table:table-cell>
          <table:table-cell office:value-type="float" office:value="0" table:formula="of:=IF([.BU153]=[.BU154];[.BU154];&quot;RECONCILIATION!!!&quot;)" table:style-name="ce12">
            <text:p>0</text:p>
          </table:table-cell>
          <table:table-cell office:value-type="string" table:style-name="ce14">
            <text:p>Long-Term Neurocognition after SAH</text:p>
          </table:table-cell>
          <table:table-cell office:value-type="string" office:string-value="RECONCILIATION!!!" table:formula="of:=IF([.BW153]=[.BW154];[.BW154];&quot;RECONCILIATION!!!&quot;)" table:style-name="ce12">
            <text:p>RECONCILIATION!!!</text:p>
          </table:table-cell>
          <table:table-cell office:value-type="float" office:value="0" table:formula="of:=IF([.BX153]=[.BX154];[.BX154];&quot;RECONCILIATION!!!&quot;)" table:style-name="ce12">
            <text:p>0</text:p>
          </table:table-cell>
          <table:table-cell office:value-type="string" table:style-name="ce17">
            <text:p>5-0 blunted nylon suture</text:p>
          </table:table-cell>
          <table:table-cell office:value-type="string" office:string-value="RECONCILIATION!!!" table:formula="of:=IF([.BZ153]=[.BZ154];[.BZ154];&quot;RECONCILIATION!!!&quot;)" table:style-name="ce12">
            <text:p>RECONCILIATION!!!</text:p>
          </table:table-cell>
          <table:table-cell office:value-type="float" office:value="0" table:formula="of:=IF([.CA153]=[.CA154];[.CA154];&quot;RECONCILIATION!!!&quot;)" table:style-name="ce12">
            <text:p>0</text:p>
          </table:table-cell>
          <table:table-cell office:value-type="string" table:style-name="ce12">
            <text:p>24-30 g</text:p>
          </table:table-cell>
          <table:table-cell office:value-type="string" office:string-value="RECONCILIATION!!!" table:formula="of:=IF([.CC153]=[.CC154];[.CC154];&quot;RECONCILIATION!!!&quot;)" table:style-name="ce12">
            <text:p>RECONCILIATION!!!</text:p>
          </table:table-cell>
          <table:table-cell office:value-type="float" office:value="0" table:formula="of:=IF([.CD153]=[.CD154];[.CD154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CF153]=[.CF154];[.CF154];&quot;RECONCILIATION!!!&quot;)" table:style-name="ce12">
            <text:p>RECONCILIATION!!!</text:p>
          </table:table-cell>
          <table:table-cell office:value-type="float" office:value="0" table:formula="of:=IF([.CG153]=[.CG154];[.CG154];&quot;RECONCILIATION!!!&quot;)" table:style-name="ce12">
            <text:p>0</text:p>
          </table:table-cell>
          <table:table-cell office:value-type="string" table:style-name="ce8">
            <text:p>zipfelg@wustl.edu</text:p>
          </table:table-cell>
          <table:table-cell office:value-type="string" office:string-value="RECONCILIATION!!!" table:formula="of:=IF([.CI153]=[.CI154];[.CI154];&quot;RECONCILIATION!!!&quot;)" table:style-name="ce12">
            <text:p>RECONCILIATION!!!</text:p>
          </table:table-cell>
          <table:table-cell office:value-type="float" office:value="0" table:formula="of:=IF([.CJ153]=[.CJ154];[.CJ154];&quot;RECONCILIATION!!!&quot;)" table:style-name="ce12">
            <text:p>0</text:p>
          </table:table-cell>
          <table:table-cell office:value-type="string" table:style-name="ce12">
            <text:p>isoflurane 4% induction and 1.5% maintain</text:p>
          </table:table-cell>
          <table:table-cell office:value-type="string" office:string-value="RECONCILIATION!!!" table:formula="of:=IF([.CL153]=[.CL154];[.CL154];&quot;RECONCILIATION!!!&quot;)" table:style-name="ce12">
            <text:p>RECONCILIATION!!!</text:p>
          </table:table-cell>
          <table:table-cell office:value-type="float" office:value="0" table:formula="of:=IF([.CM153]=[.CM154];[.CM154];&quot;RECONCILIATION!!!&quot;)" table:style-name="ce12">
            <text:p>0</text:p>
          </table:table-cell>
          <table:table-cell office:value-type="string" table:style-name="ce12">
            <text:p>FALSE</text:p>
          </table:table-cell>
          <table:table-cell office:value-type="string" office:string-value="RECONCILIATION!!!" table:formula="of:=IF([.CO153]=[.CO154];[.CO154];&quot;RECONCILIATION!!!&quot;)" table:style-name="ce12">
            <text:p>RECONCILIATION!!!</text:p>
          </table:table-cell>
          <table:table-cell office:value-type="float" office:value="0" table:formula="of:=IF([.CP153]=[.CP154];[.CP154];&quot;RECONCILIATION!!!&quot;)" table:style-name="ce12">
            <text:p>0</text:p>
          </table:table-cell>
          <table:table-cell office:value-type="float" office:value="14" table:style-name="ce14">
            <text:p>14</text:p>
          </table:table-cell>
          <table:table-cell office:value-type="string" office:string-value="RECONCILIATION!!!" table:formula="of:=IF([.CR153]=[.CR154];[.CR154];&quot;RECONCILIATION!!!&quot;)" table:style-name="ce12">
            <text:p>RECONCILIATION!!!</text:p>
          </table:table-cell>
          <table:table-cell office:value-type="float" office:value="0" table:formula="of:=IF([.CS153]=[.CS154];[.CS154];&quot;RECONCILIATION!!!&quot;)" table:style-name="ce12">
            <text:p>0</text:p>
          </table:table-cell>
          <table:table-cell office:value-type="string" table:style-name="ce14">
            <text:p>0.5ml of 10% dextrose in normal saline intraperitoneally twice daily for the first three days after surgery</text:p>
          </table:table-cell>
          <table:table-cell office:value-type="string" office:string-value="RECONCILIATION!!!" table:formula="of:=IF([.CU153]=[.CU154];[.CU154];&quot;RECONCILIATION!!!&quot;)" table:style-name="ce12">
            <text:p>RECONCILIATION!!!</text:p>
          </table:table-cell>
          <table:table-cell office:value-type="float" office:value="0" table:formula="of:=IF([.CV153]=[.CV154];[.CV154];&quot;RECONCILIATION!!!&quot;)" table:style-name="ce12">
            <text:p>0</text:p>
          </table:table-cell>
          <table:table-cell office:value-type="string" table:style-name="ce12">
            <text:p>FALSE</text:p>
          </table:table-cell>
          <table:table-cell office:value-type="string" office:string-value="RECONCILIATION!!!" table:formula="of:=IF([.CX153]=[.CX154];[.CX154];&quot;RECONCILIATION!!!&quot;)" table:style-name="ce12">
            <text:p>RECONCILIATION!!!</text:p>
          </table:table-cell>
          <table:table-cell office:value-type="float" office:value="0" table:formula="of:=IF([.CY153]=[.CY154];[.CY154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A153]=[.DA154];[.DA154];&quot;RECONCILIATION!!!&quot;)" table:style-name="ce12">
            <text:p>RECONCILIATION!!!</text:p>
          </table:table-cell>
          <table:table-cell office:value-type="float" office:value="0" table:formula="of:=IF([.DB153]=[.DB154];[.DB154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D153]=[.DD154];[.DD154];&quot;RECONCILIATION!!!&quot;)" table:style-name="ce12">
            <text:p>RECONCILIATION!!!</text:p>
          </table:table-cell>
          <table:table-cell office:value-type="float" office:value="0" table:formula="of:=IF([.DE153]=[.DE154];[.DE154];&quot;RECONCILIATION!!!&quot;)" table:style-name="ce12">
            <text:p>0</text:p>
          </table:table-cell>
          <table:table-cell office:value-type="float" office:value="0" table:formula="of:=IF([.DF153]=[.DF154];[.DF154];&quot;RECONCILIATION!!!&quot;)" table:style-name="ce12">
            <text:p>0</text:p>
          </table:table-cell>
          <table:table-cell office:value-type="float" office:value="0" table:formula="of:=IF([.DG153]=[.DG154];[.DG154];&quot;RECONCILIATION!!!&quot;)" table:style-name="ce12">
            <text:p>0</text:p>
          </table:table-cell>
          <table:table-cell office:value-type="float" office:value="0" table:formula="of:=IF([.DH153]=[.DH154];[.DH154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J153]=[.DJ154];[.DJ154];&quot;RECONCILIATION!!!&quot;)" table:style-name="ce12">
            <text:p>RECONCILIATION!!!</text:p>
          </table:table-cell>
          <table:table-cell office:value-type="float" office:value="0" table:formula="of:=IF([.DK153]=[.DK154];[.DK154];&quot;RECONCILIATION!!!&quot;)" table:style-name="ce12">
            <text:p>0</text:p>
          </table:table-cell>
          <table:table-cell office:value-type="string" table:style-name="ce8">
            <text:p>external carotid artery</text:p>
          </table:table-cell>
          <table:table-cell office:value-type="string" office:string-value="RECONCILIATION!!!" table:formula="of:=IF([.DM153]=[.DM154];[.DM154];&quot;RECONCILIATION!!!&quot;)" table:style-name="ce12">
            <text:p>RECONCILIATION!!!</text:p>
          </table:table-cell>
          <table:table-cell office:value-type="float" office:value="0" table:formula="of:=IF([.DN153]=[.DN154];[.DN154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2 14:56:05</text:p>
          </table:table-cell>
          <table:table-cell office:value-type="string" table:style-name="ce1">
            <text:p>971d93e5-4b91-4cdc-884d-1069d7400db7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b63fc88a-56a5-40ae-bdd7-c6da2fe7e51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3a1208b-f046-484c-b3a8-da1ddad89eb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49d2000-1fc4-40b7-89b5-d640c4284beb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301d4ab4-d007-4a1c-bd5a-d4ff7d10e29c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02b0c694-d0af-46ad-9afc-5ad5500f5da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919f73f-bb6f-4f29-899a-05f4a492972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10fba6b-e4ba-437f-91c7-def92e89191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1c55f40-43e0-4c8b-98d7-4c6410a78a1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e734e8d-f19e-4c19-86a8-eb23e47b506b</text:p>
          </table:table-cell>
          <table:table-cell table:style-name="ce1"/>
          <table:table-cell office:value-type="string" table:style-name="ce1">
            <text:p>5-0 monofilament nylon</text:p>
          </table:table-cell>
          <table:table-cell office:value-type="string" table:style-name="ce1">
            <text:p>9e1bff5a-d21f-4991-86b6-da903833706f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178b7691-e374-45a5-aa16-d40fed050d5b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ba6613b5-c23c-498a-89f6-9dd99902414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e242bb7d-21f5-4f42-8d25-a93729bb4f4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8b1e656-2c34-46e5-ae9d-6a422281a183</text:p>
          </table:table-cell>
          <table:table-cell table:style-name="ce1"/>
          <table:table-cell office:value-type="string" table:style-name="ce1">
            <text:p>ketamine xylazine</text:p>
          </table:table-cell>
          <table:table-cell office:value-type="string" table:style-name="ce1">
            <text:p>0e2de0d2-6ad2-4979-adb6-fbc5a6684728</text:p>
          </table:table-cell>
          <table:table-cell table:style-name="ce1"/>
          <table:table-cell office:value-type="string" table:style-name="ce1">
            <text:p>All animals were housed in cages under a temperature-controlled environment at 21 °C with access to food and water. Animals were accepted pretrained by researchers 4 days before any experiment</text:p>
          </table:table-cell>
          <table:table-cell office:value-type="string" table:style-name="ce1">
            <text:p>c91b900f-7bd7-4708-b994-f39d8a7cb069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fe589103-ed03-4832-be51-ddfb7ed259f0</text:p>
          </table:table-cell>
          <table:table-cell table:style-name="ce1"/>
          <table:table-cell office:value-type="string" table:style-name="ce1">
            <text:p>Kwok Chu George Wong</text:p>
          </table:table-cell>
          <table:table-cell office:value-type="string" table:style-name="ce1">
            <text:p>bf21a772-a483-45f9-a652-78ddc7344c6f</text:p>
          </table:table-cell>
          <table:table-cell table:style-name="ce1"/>
          <table:table-cell office:value-type="string" table:style-name="ce1">
            <text:p>bifurcation of ICA</text:p>
          </table:table-cell>
          <table:table-cell office:value-type="string" table:style-name="ce1">
            <text:p>7a92b078-5426-4337-9618-a4b1bcd20c7d</text:p>
          </table:table-cell>
          <table:table-cell table:style-name="ce1"/>
          <table:table-cell office:value-type="string" table:style-name="ce1">
            <text:p>adult</text:p>
          </table:table-cell>
          <table:table-cell office:value-type="string" table:style-name="ce1">
            <text:p>afb476e6-0e3a-4e94-b029-cb00576da95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d88e57d-9c9c-47a8-a2fe-cb5241e30c2a</text:p>
          </table:table-cell>
          <table:table-cell table:number-columns-repeated="4" table:style-name="ce1"/>
          <table:table-cell office:value-type="string" table:style-name="ce1">
            <text:p>no</text:p>
          </table:table-cell>
          <table:table-cell office:value-type="string" table:style-name="ce1">
            <text:p>04d93d4c-42fe-4c7d-ad93-efb54641c345</text:p>
          </table:table-cell>
          <table:table-cell table:number-columns-repeated="4" table:style-name="ce1"/>
          <table:table-cell office:value-type="string" table:style-name="ce1">
            <text:p>23-26g</text:p>
          </table:table-cell>
          <table:table-cell office:value-type="string" table:style-name="ce1">
            <text:p>09b16ef0-49a1-4eec-9749-6f66702b4ae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8363293-921c-41ff-a6aa-f163db3efdb3</text:p>
          </table:table-cell>
          <table:table-cell table:style-name="ce1"/>
          <table:table-cell office:value-type="string" table:style-name="ce1">
            <text:p>georgewong@surgery.cuhk.edu.hk</text:p>
          </table:table-cell>
          <table:table-cell office:value-type="string" table:style-name="ce1">
            <text:p>aff64405-6bd4-4a9c-ba4b-38b5a46c8a5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910a8966-bbe9-47a2-8320-1ebd63c7890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d532a44d-0f5a-4adb-8748-2a0b4f18e3b5</text:p>
          </table:table-cell>
          <table:table-cell table:style-name="ce1"/>
          <table:table-cell office:value-type="string" table:style-name="ce1">
            <text:p>All of SAH mice were analgesized with buprenorphine (0.03 mg/kg body weight intraperitoneally) once per day for at least three days after surgery</text:p>
          </table:table-cell>
          <table:table-cell office:value-type="string" table:style-name="ce1">
            <text:p>b3939d90-fe74-4aa2-8ca8-975b4af1871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6fe65b2-181a-4a4c-9b6d-db61c4e5fc1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8f2c6ca-125b-4be0-a09f-6109105d07a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6151f05-aa05-40fb-baae-c6266d72366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01924fa-bde4-4654-9ad3-11ef2df70049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bc039a35-e443-4520-9f38-a51a72f867c5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11:46:31</text:p>
          </table:table-cell>
          <table:table-cell office:value-type="string" table:style-name="ce1">
            <text:p>971d93e5-4b91-4cdc-884d-1069d7400db7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fbb86d2d-e8a2-47ba-a5d9-219436350cc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2429071-69a8-458a-9105-cb986020865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8a7bc0b5-f69d-4e42-b654-9b408c6a3044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5186e2f4-3591-44ba-adff-7bba4af309e7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289025bf-f7ae-4f97-bea1-eb3f825c24f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4bdac90-1b3a-44ad-922f-c67a93fbee6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b9cc35f-7ef1-45bd-8c6e-3b0b0a95f27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bbecd21c-2ba0-4072-a235-240aead9549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ff46b02-c9a8-4074-b3fb-78c997e6d744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df805ed1-a693-4f07-a746-664a7d15ed3e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e5eca129-c3ef-4d53-8c2a-c14fd30c8b42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3b698060-fa7e-466c-a181-4c1222d18e52</text:p>
          </table:table-cell>
          <table:table-cell office:value-type="string" table:style-name="ce1">
            <text:p>All animals were housed in cages under a temperature-controlled environment at 21 °C with access to food and water.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811a3ba1-e8cb-450d-90db-e5db6eef8e8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684c8b4-ffeb-4563-aa69-c0fa93c7acbc</text:p>
          </table:table-cell>
          <table:table-cell table:style-name="ce1"/>
          <table:table-cell office:value-type="string" table:style-name="ce1">
            <text:p>0.2 mL/100 g of a mixed solution consisting of 5 mg/mL ketamine and 2.5 mg/mL x</text:p>
          </table:table-cell>
          <table:table-cell office:value-type="string" table:style-name="ce1">
            <text:p>0ffc18dc-fadf-47b6-b34f-bfb4b84ed504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945462d7-eb77-4c6a-9676-965c081b0a24</text:p>
          </table:table-cell>
          <table:table-cell table:style-name="ce1"/>
          <table:table-cell office:value-type="string" table:style-name="ce1">
            <text:p>Kwok Chu George Wong<text:s/></text:p>
          </table:table-cell>
          <table:table-cell office:value-type="string" table:style-name="ce1">
            <text:p>a2ddac1e-e500-485b-91eb-1fe8f819c533</text:p>
          </table:table-cell>
          <table:table-cell table:style-name="ce1"/>
          <table:table-cell office:value-type="string" table:style-name="ce1">
            <text:p>bifurcation</text:p>
          </table:table-cell>
          <table:table-cell office:value-type="string" table:style-name="ce1">
            <text:p>5c383576-3117-4cfd-a1ca-9ec7f04c4fd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1351a3e-daca-4309-a690-d5b261ae8d04</text:p>
          </table:table-cell>
          <table:table-cell table:number-columns-repeated="4" table:style-name="ce1"/>
          <table:table-cell office:value-type="string" table:style-name="ce1">
            <text:p>SAH motor sensory<text:s/></text:p>
          </table:table-cell>
          <table:table-cell office:value-type="string" table:style-name="ce1">
            <text:p>b237deb5-a2cc-425a-b363-896961aa43d2</text:p>
          </table:table-cell>
          <table:table-cell table:style-name="ce1"/>
          <table:table-cell office:value-type="string" table:style-name="ce1">
            <text:p>blunted</text:p>
          </table:table-cell>
          <table:table-cell office:value-type="string" table:style-name="ce1">
            <text:p>eb4a6903-22c6-417d-90aa-3506b23dc8b9</text:p>
          </table:table-cell>
          <table:table-cell table:style-name="ce1"/>
          <table:table-cell office:value-type="string" table:style-name="ce1">
            <text:p>23-26 g</text:p>
          </table:table-cell>
          <table:table-cell office:value-type="string" table:style-name="ce1">
            <text:p>120aaaec-f466-4d43-8900-b7758d7be6f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b8f6d8e-a9ef-4a84-9cde-b9035b461e2e</text:p>
          </table:table-cell>
          <table:table-cell table:style-name="ce1"/>
          <table:table-cell office:value-type="string" table:style-name="ce1">
            <text:p>georgewong@surgery.cuhk.edu.hk</text:p>
          </table:table-cell>
          <table:table-cell office:value-type="string" table:style-name="ce1">
            <text:p>a7f845d0-2ec7-46ef-9774-924a526b4d2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f975c65-7083-4dba-a5a5-9a8036e3fe4c</text:p>
          </table:table-cell>
          <table:table-cell table:number-columns-repeated="4" table:style-name="ce1"/>
          <table:table-cell office:value-type="string" table:style-name="ce1">
            <text:p><text:s/>buprenorphine (0.03 mg/kg <text:s/>body weight intraperitoneally) once per day for at least <text:s/>three days after surgery<text:s/></text:p>
          </table:table-cell>
          <table:table-cell office:value-type="string" table:style-name="ce1">
            <text:p>dd74ba21-e613-46f7-89f8-36f1ac9de63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f3537da-5072-45fd-bdb1-6a3bcc653a8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513864a-c5eb-4dc4-b7cc-7c0b71a2e68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dbea7fa-4164-4a54-95fb-6eb30797e7c9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89c46e7b-87ca-4d34-b793-70f5bc762b57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971d93e5-4b91-4cdc-884d-1069d7400db7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56]=[.E157];[.E157];&quot;RECONCILIATION!!!&quot;)" table:style-name="ce12">
            <text:p>TRUE</text:p>
          </table:table-cell>
          <table:table-cell office:value-type="string" office:string-value="RECONCILIATION!!!" table:formula="of:=IF([.F156]=[.F157];[.F157];&quot;RECONCILIATION!!!&quot;)" table:style-name="ce12">
            <text:p>RECONCILIATION!!!</text:p>
          </table:table-cell>
          <table:table-cell office:value-type="float" office:value="0" table:formula="of:=IF([.G156]=[.G157];[.G157];&quot;RECONCILIATION!!!&quot;)" table:style-name="ce12">
            <text:p>0</text:p>
          </table:table-cell>
          <table:table-cell office:value-type="string" office:string-value="TRUE" table:formula="of:=IF([.H156]=[.H157];[.H157];&quot;RECONCILIATION!!!&quot;)" table:style-name="ce12">
            <text:p>TRUE</text:p>
          </table:table-cell>
          <table:table-cell office:value-type="string" office:string-value="RECONCILIATION!!!" table:formula="of:=IF([.I156]=[.I157];[.I157];&quot;RECONCILIATION!!!&quot;)" table:style-name="ce12">
            <text:p>RECONCILIATION!!!</text:p>
          </table:table-cell>
          <table:table-cell office:value-type="float" office:value="0" table:formula="of:=IF([.J156]=[.J157];[.J157];&quot;RECONCILIATION!!!&quot;)" table:style-name="ce12">
            <text:p>0</text:p>
          </table:table-cell>
          <table:table-cell office:value-type="string" office:string-value="not reported" table:formula="of:=IF([.K156]=[.K157];[.K157];&quot;RECONCILIATION!!!&quot;)" table:style-name="ce12">
            <text:p>not reported</text:p>
          </table:table-cell>
          <table:table-cell office:value-type="string" office:string-value="RECONCILIATION!!!" table:formula="of:=IF([.L156]=[.L157];[.L157];&quot;RECONCILIATION!!!&quot;)" table:style-name="ce12">
            <text:p>RECONCILIATION!!!</text:p>
          </table:table-cell>
          <table:table-cell office:value-type="float" office:value="0" table:formula="of:=IF([.M156]=[.M157];[.M157];&quot;RECONCILIATION!!!&quot;)" table:style-name="ce12">
            <text:p>0</text:p>
          </table:table-cell>
          <table:table-cell office:value-type="string" office:string-value="C57BL/6" table:formula="of:=IF([.N156]=[.N157];[.N157];&quot;RECONCILIATION!!!&quot;)" table:style-name="ce12">
            <text:p>C57BL/6</text:p>
          </table:table-cell>
          <table:table-cell office:value-type="string" office:string-value="RECONCILIATION!!!" table:formula="of:=IF([.O156]=[.O157];[.O157];&quot;RECONCILIATION!!!&quot;)" table:style-name="ce12">
            <text:p>RECONCILIATION!!!</text:p>
          </table:table-cell>
          <table:table-cell office:value-type="float" office:value="0" table:formula="of:=IF([.P156]=[.P157];[.P157];&quot;RECONCILIATION!!!&quot;)" table:style-name="ce12">
            <text:p>0</text:p>
          </table:table-cell>
          <table:table-cell office:value-type="string" office:string-value="male" table:formula="of:=IF([.Q156]=[.Q157];[.Q157];&quot;RECONCILIATION!!!&quot;)" table:style-name="ce12">
            <text:p>male</text:p>
          </table:table-cell>
          <table:table-cell office:value-type="string" office:string-value="RECONCILIATION!!!" table:formula="of:=IF([.R156]=[.R157];[.R157];&quot;RECONCILIATION!!!&quot;)" table:style-name="ce12">
            <text:p>RECONCILIATION!!!</text:p>
          </table:table-cell>
          <table:table-cell office:value-type="float" office:value="0" table:formula="of:=IF([.S156]=[.S157];[.S157];&quot;RECONCILIATION!!!&quot;)" table:style-name="ce12">
            <text:p>0</text:p>
          </table:table-cell>
          <table:table-cell office:value-type="string" office:string-value="TRUE" table:formula="of:=IF([.T156]=[.T157];[.T157];&quot;RECONCILIATION!!!&quot;)" table:style-name="ce12">
            <text:p>TRUE</text:p>
          </table:table-cell>
          <table:table-cell office:value-type="string" office:string-value="RECONCILIATION!!!" table:formula="of:=IF([.U156]=[.U157];[.U157];&quot;RECONCILIATION!!!&quot;)" table:style-name="ce12">
            <text:p>RECONCILIATION!!!</text:p>
          </table:table-cell>
          <table:table-cell office:value-type="float" office:value="0" table:formula="of:=IF([.V156]=[.V157];[.V157];&quot;RECONCILIATION!!!&quot;)" table:style-name="ce12">
            <text:p>0</text:p>
          </table:table-cell>
          <table:table-cell office:value-type="string" office:string-value="TRUE" table:formula="of:=IF([.W156]=[.W157];[.W157];&quot;RECONCILIATION!!!&quot;)" table:style-name="ce12">
            <text:p>TRUE</text:p>
          </table:table-cell>
          <table:table-cell office:value-type="string" office:string-value="RECONCILIATION!!!" table:formula="of:=IF([.X156]=[.X157];[.X157];&quot;RECONCILIATION!!!&quot;)" table:style-name="ce12">
            <text:p>RECONCILIATION!!!</text:p>
          </table:table-cell>
          <table:table-cell office:value-type="float" office:value="0" table:formula="of:=IF([.Y156]=[.Y157];[.Y157];&quot;RECONCILIATION!!!&quot;)" table:style-name="ce12">
            <text:p>0</text:p>
          </table:table-cell>
          <table:table-cell office:value-type="string" office:string-value="not reported" table:formula="of:=IF([.Z156]=[.Z157];[.Z157];&quot;RECONCILIATION!!!&quot;)" table:style-name="ce12">
            <text:p>not reported</text:p>
          </table:table-cell>
          <table:table-cell office:value-type="string" office:string-value="RECONCILIATION!!!" table:formula="of:=IF([.AA156]=[.AA157];[.AA157];&quot;RECONCILIATION!!!&quot;)" table:style-name="ce12">
            <text:p>RECONCILIATION!!!</text:p>
          </table:table-cell>
          <table:table-cell office:value-type="float" office:value="0" table:formula="of:=IF([.AB156]=[.AB157];[.AB157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156]=[.AD157];[.AD157];&quot;RECONCILIATION!!!&quot;)" table:style-name="ce12">
            <text:p>RECONCILIATION!!!</text:p>
          </table:table-cell>
          <table:table-cell office:value-type="float" office:value="0" table:formula="of:=IF([.AE156]=[.AE157];[.AE157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56]=[.AG157];[.AG157];&quot;RECONCILIATION!!!&quot;)" table:style-name="ce12">
            <text:p>RECONCILIATION!!!</text:p>
          </table:table-cell>
          <table:table-cell office:value-type="float" office:value="0" table:formula="of:=IF([.AH156]=[.AH157];[.AH157];&quot;RECONCILIATION!!!&quot;)" table:style-name="ce12">
            <text:p>0</text:p>
          </table:table-cell>
          <table:table-cell office:value-type="string" office:string-value="Injective" table:formula="of:=IF([.AI156]=[.AI157];[.AI157];&quot;RECONCILIATION!!!&quot;)" table:style-name="ce12">
            <text:p>Injective</text:p>
          </table:table-cell>
          <table:table-cell office:value-type="string" office:string-value="RECONCILIATION!!!" table:formula="of:=IF([.AJ156]=[.AJ157];[.AJ157];&quot;RECONCILIATION!!!&quot;)" table:style-name="ce12">
            <text:p>RECONCILIATION!!!</text:p>
          </table:table-cell>
          <table:table-cell office:value-type="float" office:value="0" table:formula="of:=IF([.AK156]=[.AK157];[.AK157];&quot;RECONCILIATION!!!&quot;)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float" office:value="0" table:formula="of:=IF([.AM156]=[.AM157];[.AM157];&quot;RECONCILIATION!!!&quot;)" table:style-name="ce12">
            <text:p>0</text:p>
          </table:table-cell>
          <table:table-cell office:value-type="float" office:value="0" table:formula="of:=IF([.AN156]=[.AN157];[.AN157];&quot;RECONCILIATION!!!&quot;)" table:style-name="ce12">
            <text:p>0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156]=[.AP157];[.AP157];&quot;RECONCILIATION!!!&quot;)" table:style-name="ce12">
            <text:p>RECONCILIATION!!!</text:p>
          </table:table-cell>
          <table:table-cell table:style-name="ce12"/>
          <table:table-cell office:value-type="string" office:string-value="no" table:formula="of:=IF([.AR156]=[.AR157];[.AR157];&quot;RECONCILIATION!!!&quot;)" table:style-name="ce12">
            <text:p>no</text:p>
          </table:table-cell>
          <table:table-cell office:value-type="string" office:string-value="RECONCILIATION!!!" table:formula="of:=IF([.AS156]=[.AS157];[.AS157];&quot;RECONCILIATION!!!&quot;)" table:style-name="ce12">
            <text:p>RECONCILIATION!!!</text:p>
          </table:table-cell>
          <table:table-cell office:value-type="float" office:value="0" table:formula="of:=IF([.AT156]=[.AT157];[.AT157];&quot;RECONCILIATION!!!&quot;)" table:style-name="ce12">
            <text:p>0</text:p>
          </table:table-cell>
          <table:table-cell office:value-type="string" office:string-value="FALSE" table:formula="of:=IF([.AU156]=[.AU157];[.AU157];&quot;RECONCILIATION!!!&quot;)" table:style-name="ce12">
            <text:p>FALSE</text:p>
          </table:table-cell>
          <table:table-cell office:value-type="string" office:string-value="RECONCILIATION!!!" table:formula="of:=IF([.AV156]=[.AV157];[.AV157];&quot;RECONCILIATION!!!&quot;)" table:style-name="ce12">
            <text:p>RECONCILIATION!!!</text:p>
          </table:table-cell>
          <table:table-cell office:value-type="float" office:value="0" table:formula="of:=IF([.AW156]=[.AW157];[.AW157];&quot;RECONCILIATION!!!&quot;)" table:style-name="ce12">
            <text:p>0</text:p>
          </table:table-cell>
          <table:table-cell office:value-type="string" table:style-name="ce8">
            <text:p>0.2 mL/100 g of a mixed solution consisting of 5 mg/mL ketamine and 2.5 mg/mL x</text:p>
          </table:table-cell>
          <table:table-cell office:value-type="string" office:string-value="RECONCILIATION!!!" table:formula="of:=IF([.AY156]=[.AY157];[.AY157];&quot;RECONCILIATION!!!&quot;)" table:style-name="ce12">
            <text:p>RECONCILIATION!!!</text:p>
          </table:table-cell>
          <table:table-cell office:value-type="float" office:value="0" table:formula="of:=IF([.AZ156]=[.AZ157];[.AZ157];&quot;RECONCILIATION!!!&quot;)" table:style-name="ce12">
            <text:p>0</text:p>
          </table:table-cell>
          <table:table-cell office:value-type="string" table:style-name="ce17">
            <text:p>All animals were housed in cages under a temperature-controlled environment at 21 °C with access to food and water. Animals were accepted pretrained by researchers 4 days before any experiment</text:p>
          </table:table-cell>
          <table:table-cell office:value-type="string" office:string-value="RECONCILIATION!!!" table:formula="of:=IF([.BB156]=[.BB157];[.BB157];&quot;RECONCILIATION!!!&quot;)" table:style-name="ce12">
            <text:p>RECONCILIATION!!!</text:p>
          </table:table-cell>
          <table:table-cell office:value-type="float" office:value="0" table:formula="of:=IF([.BC156]=[.BC157];[.BC157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56]=[.BE157];[.BE157];&quot;RECONCILIATION!!!&quot;)" table:style-name="ce12">
            <text:p>RECONCILIATION!!!</text:p>
          </table:table-cell>
          <table:table-cell office:value-type="float" office:value="0" table:formula="of:=IF([.BF156]=[.BF157];[.BF157];&quot;RECONCILIATION!!!&quot;)" table:style-name="ce12">
            <text:p>0</text:p>
          </table:table-cell>
          <table:table-cell office:value-type="string" table:style-name="ce12">
            <text:p>Kwok Chu George Wong</text:p>
          </table:table-cell>
          <table:table-cell office:value-type="string" office:string-value="RECONCILIATION!!!" table:formula="of:=IF([.BH156]=[.BH157];[.BH157];&quot;RECONCILIATION!!!&quot;)" table:style-name="ce12">
            <text:p>RECONCILIATION!!!</text:p>
          </table:table-cell>
          <table:table-cell office:value-type="float" office:value="0" table:formula="of:=IF([.BI156]=[.BI157];[.BI157];&quot;RECONCILIATION!!!&quot;)" table:style-name="ce12">
            <text:p>0</text:p>
          </table:table-cell>
          <table:table-cell office:value-type="string" table:style-name="ce8">
            <text:p>bifurcation of ICA</text:p>
          </table:table-cell>
          <table:table-cell office:value-type="string" office:string-value="RECONCILIATION!!!" table:formula="of:=IF([.BK156]=[.BK157];[.BK157];&quot;RECONCILIATION!!!&quot;)" table:style-name="ce12">
            <text:p>RECONCILIATION!!!</text:p>
          </table:table-cell>
          <table:table-cell office:value-type="float" office:value="0" table:formula="of:=IF([.BL156]=[.BL157];[.BL157];&quot;RECONCILIATION!!!&quot;)" table:style-name="ce12">
            <text:p>0</text:p>
          </table:table-cell>
          <table:table-cell table:style-name="ce14"/>
          <table:table-cell office:value-type="string" office:string-value="RECONCILIATION!!!" table:formula="of:=IF([.BN156]=[.BN157];[.BN157];&quot;RECONCILIATION!!!&quot;)" table:style-name="ce14">
            <text:p>RECONCILIATION!!!</text:p>
          </table:table-cell>
          <table:table-cell office:value-type="string" table:style-name="ce14">
            <text:p>adult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BQ156]=[.BQ157];[.BQ157];&quot;RECONCILIATION!!!&quot;)" table:style-name="ce12">
            <text:p>RECONCILIATION!!!</text:p>
          </table:table-cell>
          <table:table-cell office:value-type="float" office:value="0" table:formula="of:=IF([.BR156]=[.BR157];[.BR157];&quot;RECONCILIATION!!!&quot;)" table:style-name="ce12">
            <text:p>0</text:p>
          </table:table-cell>
          <table:table-cell office:value-type="float" office:value="0" table:formula="of:=IF([.BS156]=[.BS157];[.BS157];&quot;RECONCILIATION!!!&quot;)" table:style-name="ce12">
            <text:p>0</text:p>
          </table:table-cell>
          <table:table-cell office:value-type="float" office:value="0" table:formula="of:=IF([.BT156]=[.BT157];[.BT157];&quot;RECONCILIATION!!!&quot;)" table:style-name="ce12">
            <text:p>0</text:p>
          </table:table-cell>
          <table:table-cell office:value-type="float" office:value="0" table:formula="of:=IF([.BU156]=[.BU157];[.BU157];&quot;RECONCILIATION!!!&quot;)" table:style-name="ce12">
            <text:p>0</text:p>
          </table:table-cell>
          <table:table-cell office:value-type="string" table:style-name="ce14">
            <text:p>Establishment of SAH perforation model</text:p>
          </table:table-cell>
          <table:table-cell office:value-type="string" office:string-value="RECONCILIATION!!!" table:formula="of:=IF([.BW156]=[.BW157];[.BW157];&quot;RECONCILIATION!!!&quot;)" table:style-name="ce12">
            <text:p>RECONCILIATION!!!</text:p>
          </table:table-cell>
          <table:table-cell office:value-type="float" office:value="0" table:formula="of:=IF([.BX156]=[.BX157];[.BX157];&quot;RECONCILIATION!!!&quot;)" table:style-name="ce12">
            <text:p>0</text:p>
          </table:table-cell>
          <table:table-cell office:value-type="string" table:style-name="ce17">
            <text:p>20-mm- long blunted 5–0 monofi lament nylon suture</text:p>
          </table:table-cell>
          <table:table-cell office:value-type="string" office:string-value="RECONCILIATION!!!" table:formula="of:=IF([.BZ156]=[.BZ157];[.BZ157];&quot;RECONCILIATION!!!&quot;)" table:style-name="ce12">
            <text:p>RECONCILIATION!!!</text:p>
          </table:table-cell>
          <table:table-cell office:value-type="float" office:value="0" table:formula="of:=IF([.CA156]=[.CA157];[.CA157];&quot;RECONCILIATION!!!&quot;)" table:style-name="ce12">
            <text:p>0</text:p>
          </table:table-cell>
          <table:table-cell office:value-type="string" table:style-name="ce8">
            <text:p>23-26 g</text:p>
          </table:table-cell>
          <table:table-cell office:value-type="string" office:string-value="RECONCILIATION!!!" table:formula="of:=IF([.CC156]=[.CC157];[.CC157];&quot;RECONCILIATION!!!&quot;)" table:style-name="ce12">
            <text:p>RECONCILIATION!!!</text:p>
          </table:table-cell>
          <table:table-cell office:value-type="float" office:value="0" table:formula="of:=IF([.CD156]=[.CD157];[.CD157];&quot;RECONCILIATION!!!&quot;)" table:style-name="ce12">
            <text:p>0</text:p>
          </table:table-cell>
          <table:table-cell office:value-type="string" office:string-value="TRUE" table:formula="of:=IF([.CE156]=[.CE157];[.CE157];&quot;RECONCILIATION!!!&quot;)" table:style-name="ce12">
            <text:p>TRUE</text:p>
          </table:table-cell>
          <table:table-cell office:value-type="string" office:string-value="RECONCILIATION!!!" table:formula="of:=IF([.CF156]=[.CF157];[.CF157];&quot;RECONCILIATION!!!&quot;)" table:style-name="ce12">
            <text:p>RECONCILIATION!!!</text:p>
          </table:table-cell>
          <table:table-cell office:value-type="float" office:value="0" table:formula="of:=IF([.CG156]=[.CG157];[.CG157];&quot;RECONCILIATION!!!&quot;)" table:style-name="ce12">
            <text:p>0</text:p>
          </table:table-cell>
          <table:table-cell office:value-type="string" office:string-value="georgewong@surgery.cuhk.edu.hk" table:formula="of:=IF([.CH156]=[.CH157];[.CH157];&quot;RECONCILIATION!!!&quot;)" table:style-name="ce12">
            <text:p>georgewong@surgery.cuhk.edu.hk</text:p>
          </table:table-cell>
          <table:table-cell office:value-type="string" office:string-value="RECONCILIATION!!!" table:formula="of:=IF([.CI156]=[.CI157];[.CI157];&quot;RECONCILIATION!!!&quot;)" table:style-name="ce12">
            <text:p>RECONCILIATION!!!</text:p>
          </table:table-cell>
          <table:table-cell office:value-type="float" office:value="0" table:formula="of:=IF([.CJ156]=[.CJ157];[.CJ157];&quot;RECONCILIATION!!!&quot;)" table:style-name="ce12">
            <text:p>0</text:p>
          </table:table-cell>
          <table:table-cell office:value-type="float" office:value="0" table:formula="of:=IF([.CK156]=[.CK157];[.CK157];&quot;RECONCILIATION!!!&quot;)" table:style-name="ce12">
            <text:p>0</text:p>
          </table:table-cell>
          <table:table-cell office:value-type="float" office:value="0" table:formula="of:=IF([.CL156]=[.CL157];[.CL157];&quot;RECONCILIATION!!!&quot;)" table:style-name="ce12">
            <text:p>0</text:p>
          </table:table-cell>
          <table:table-cell office:value-type="float" office:value="0" table:formula="of:=IF([.CM156]=[.CM157];[.CM157];&quot;RECONCILIATION!!!&quot;)" table:style-name="ce12">
            <text:p>0</text:p>
          </table:table-cell>
          <table:table-cell office:value-type="string" office:string-value="FALSE" table:formula="of:=IF([.CN156]=[.CN157];[.CN157];&quot;RECONCILIATION!!!&quot;)" table:style-name="ce12">
            <text:p>FALSE</text:p>
          </table:table-cell>
          <table:table-cell office:value-type="string" office:string-value="RECONCILIATION!!!" table:formula="of:=IF([.CO156]=[.CO157];[.CO157];&quot;RECONCILIATION!!!&quot;)" table:style-name="ce12">
            <text:p>RECONCILIATION!!!</text:p>
          </table:table-cell>
          <table:table-cell office:value-type="float" office:value="0" table:formula="of:=IF([.CP156]=[.CP157];[.CP157];&quot;RECONCILIATION!!!&quot;)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string" office:string-value="RECONCILIATION!!!" table:formula="of:=IF([.CR156]=[.CR157];[.CR157];&quot;RECONCILIATION!!!&quot;)" table:style-name="ce12">
            <text:p>RECONCILIATION!!!</text:p>
          </table:table-cell>
          <table:table-cell office:value-type="float" office:value="0" table:formula="of:=IF([.CS156]=[.CS157];[.CS157];&quot;RECONCILIATION!!!&quot;)" table:style-name="ce12">
            <text:p>0</text:p>
          </table:table-cell>
          <table:table-cell office:value-type="string" table:style-name="ce12">
            <text:p>All of SAH mice were analgesized with buprenorphine (0.03 mg/kg body weight intraperitoneally) once per day for at least three days after surgery</text:p>
          </table:table-cell>
          <table:table-cell office:value-type="string" office:string-value="RECONCILIATION!!!" table:formula="of:=IF([.CU156]=[.CU157];[.CU157];&quot;RECONCILIATION!!!&quot;)" table:style-name="ce12">
            <text:p>RECONCILIATION!!!</text:p>
          </table:table-cell>
          <table:table-cell office:value-type="float" office:value="0" table:formula="of:=IF([.CV156]=[.CV157];[.CV157];&quot;RECONCILIATION!!!&quot;)" table:style-name="ce12">
            <text:p>0</text:p>
          </table:table-cell>
          <table:table-cell office:value-type="string" office:string-value="FALSE" table:formula="of:=IF([.CW156]=[.CW157];[.CW157];&quot;RECONCILIATION!!!&quot;)" table:style-name="ce12">
            <text:p>FALSE</text:p>
          </table:table-cell>
          <table:table-cell office:value-type="string" office:string-value="RECONCILIATION!!!" table:formula="of:=IF([.CX156]=[.CX157];[.CX157];&quot;RECONCILIATION!!!&quot;)" table:style-name="ce12">
            <text:p>RECONCILIATION!!!</text:p>
          </table:table-cell>
          <table:table-cell office:value-type="float" office:value="0" table:formula="of:=IF([.CY156]=[.CY157];[.CY157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A156]=[.DA157];[.DA157];&quot;RECONCILIATION!!!&quot;)" table:style-name="ce12">
            <text:p>RECONCILIATION!!!</text:p>
          </table:table-cell>
          <table:table-cell office:value-type="float" office:value="0" table:formula="of:=IF([.DB156]=[.DB157];[.DB157];&quot;RECONCILIATION!!!&quot;)" table:style-name="ce12">
            <text:p>0</text:p>
          </table:table-cell>
          <table:table-cell office:value-type="string" office:string-value="TRUE" table:formula="of:=IF([.DC156]=[.DC157];[.DC157];&quot;RECONCILIATION!!!&quot;)" table:style-name="ce12">
            <text:p>TRUE</text:p>
          </table:table-cell>
          <table:table-cell office:value-type="string" office:string-value="RECONCILIATION!!!" table:formula="of:=IF([.DD156]=[.DD157];[.DD157];&quot;RECONCILIATION!!!&quot;)" table:style-name="ce12">
            <text:p>RECONCILIATION!!!</text:p>
          </table:table-cell>
          <table:table-cell office:value-type="float" office:value="0" table:formula="of:=IF([.DE156]=[.DE157];[.DE157];&quot;RECONCILIATION!!!&quot;)" table:style-name="ce12">
            <text:p>0</text:p>
          </table:table-cell>
          <table:table-cell office:value-type="float" office:value="0" table:formula="of:=IF([.DF156]=[.DF157];[.DF157];&quot;RECONCILIATION!!!&quot;)" table:style-name="ce12">
            <text:p>0</text:p>
          </table:table-cell>
          <table:table-cell office:value-type="float" office:value="0" table:formula="of:=IF([.DG156]=[.DG157];[.DG157];&quot;RECONCILIATION!!!&quot;)" table:style-name="ce12">
            <text:p>0</text:p>
          </table:table-cell>
          <table:table-cell office:value-type="float" office:value="0" table:formula="of:=IF([.DH156]=[.DH157];[.DH157];&quot;RECONCILIATION!!!&quot;)" table:style-name="ce12">
            <text:p>0</text:p>
          </table:table-cell>
          <table:table-cell office:value-type="string" office:string-value="TRUE" table:formula="of:=IF([.DI156]=[.DI157];[.DI157];&quot;RECONCILIATION!!!&quot;)" table:style-name="ce12">
            <text:p>TRUE</text:p>
          </table:table-cell>
          <table:table-cell office:value-type="string" office:string-value="RECONCILIATION!!!" table:formula="of:=IF([.DJ156]=[.DJ157];[.DJ157];&quot;RECONCILIATION!!!&quot;)" table:style-name="ce12">
            <text:p>RECONCILIATION!!!</text:p>
          </table:table-cell>
          <table:table-cell office:value-type="float" office:value="0" table:formula="of:=IF([.DK156]=[.DK157];[.DK157];&quot;RECONCILIATION!!!&quot;)" table:style-name="ce12">
            <text:p>0</text:p>
          </table:table-cell>
          <table:table-cell office:value-type="string" table:style-name="ce8">
            <text:p>left external carotid artery</text:p>
          </table:table-cell>
          <table:table-cell office:value-type="string" office:string-value="RECONCILIATION!!!" table:formula="of:=IF([.DM156]=[.DM157];[.DM157];&quot;RECONCILIATION!!!&quot;)" table:style-name="ce12">
            <text:p>RECONCILIATION!!!</text:p>
          </table:table-cell>
          <table:table-cell office:value-type="float" office:value="0" table:formula="of:=IF([.DN156]=[.DN157];[.DN157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02:17</text:p>
          </table:table-cell>
          <table:table-cell office:value-type="string" table:style-name="ce1">
            <text:p>aadfb399-9468-4126-8bac-95f20fb9bf16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c674ccec-1083-4734-9351-74bc13b29b8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93fbfc0-d4b5-4f04-8b81-fa9046211d6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6796bcc-a746-488e-8e5f-7fb623808544</text:p>
          </table:table-cell>
          <table:table-cell table:style-name="ce1"/>
          <table:table-cell office:value-type="string" table:style-name="ce1">
            <text:p>C57BL/6J and eNOS−/− <text:s/>we only use the data of WT</text:p>
          </table:table-cell>
          <table:table-cell office:value-type="string" table:style-name="ce1">
            <text:p>45e95ad0-c0df-4bfc-af0f-474abd25990e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9cd2a8b3-359d-46a8-a4fc-9b30f4ab83c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d84150f-9e7e-48b5-8dcb-46b36d2ff9e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268c23f-b527-4058-b745-a23393af126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4ba6d9c-4b03-474e-91d6-744ba63f6490</text:p>
          </table:table-cell>
          <table:table-cell table:number-columns-repeated="4" table:style-name="ce1"/>
          <table:table-cell office:value-type="string" table:style-name="ce1">
            <text:p>5-0</text:p>
          </table:table-cell>
          <table:table-cell office:value-type="string" table:style-name="ce1">
            <text:p>05c61f94-a2f9-400b-8533-57b4d02d69a1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68ac81bb-e739-4973-b96f-e52cf6d3a86f</text:p>
          </table:table-cell>
          <table:table-cell table:style-name="ce1"/>
          <table:table-cell office:value-type="string" table:style-name="ce1">
            <text:p>16+10+5</text:p>
          </table:table-cell>
          <table:table-cell office:value-type="string" table:style-name="ce1">
            <text:p>bd6efc37-0a37-4153-89af-0b38fb17d74f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8ea421ca-96e8-4292-a429-4e10c3b2175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241fb1d3-87f6-4404-9f73-8ea91e632adb</text:p>
          </table:table-cell>
          <table:table-cell table:number-columns-repeated="7" table:style-name="ce1"/>
          <table:table-cell office:value-type="string" table:style-name="ce1">
            <text:p>Mice were placed in a hypoxic chamber and exposed to air containing 8% O2/92% N2 for 4 h with access to food and water ad libitum;14 mice were then returned to their cages. Normoxic controls were placed in chambers containing room air.</text:p>
          </table:table-cell>
          <table:table-cell office:value-type="string" table:style-name="ce1">
            <text:p>60fccace-038b-4ae7-b85f-8814263a2dfd</text:p>
          </table:table-cell>
          <table:table-cell office:value-type="string" table:style-name="ce1">
            <text:p>we only use the data of normoxic condition.</text:p>
          </table:table-cell>
          <table:table-cell office:value-type="string" table:style-name="ce1">
            <text:p>uncoated</text:p>
          </table:table-cell>
          <table:table-cell office:value-type="string" table:style-name="ce1">
            <text:p>3dd149b9-b23b-4539-95df-aebd4c683335</text:p>
          </table:table-cell>
          <table:table-cell table:style-name="ce1"/>
          <table:table-cell office:value-type="string" table:style-name="ce1">
            <text:p>Gregory J. Zipfel</text:p>
          </table:table-cell>
          <table:table-cell office:value-type="string" table:style-name="ce1">
            <text:p>bf94a102-19d4-4040-8dae-ab6aea5074ea</text:p>
          </table:table-cell>
          <table:table-cell office:value-type="string" table:style-name="ce1">
            <text:p>overall mortality(nonpreconditoned)=5.8% 2days post op</text:p>
          </table:table-cell>
          <table:table-cell office:value-type="string" table:style-name="ce1">
            <text:p>bifurcation<text:s/></text:p>
          </table:table-cell>
          <table:table-cell office:value-type="string" table:style-name="ce1">
            <text:p>28eb4367-cd34-4605-bee8-773537648e03</text:p>
          </table:table-cell>
          <table:table-cell table:style-name="ce1"/>
          <table:table-cell office:value-type="string" table:style-name="ce1">
            <text:p>3-4 months</text:p>
          </table:table-cell>
          <table:table-cell office:value-type="string" table:style-name="ce1">
            <text:p>89790fe3-a3c2-4088-b642-bda427936df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8a0246d-d219-422b-b41b-402ed140067c</text:p>
          </table:table-cell>
          <table:table-cell table:number-columns-repeated="13" table:style-name="ce1"/>
          <table:table-cell office:value-type="string" table:style-name="ce2">
            <text:p>TRUE</text:p>
          </table:table-cell>
          <table:table-cell office:value-type="string" table:style-name="ce1">
            <text:p>9ab40995-d441-423a-91c7-8a5b5812fef8</text:p>
          </table:table-cell>
          <table:table-cell table:style-name="ce1"/>
          <table:table-cell office:value-type="string" table:style-name="ce1">
            <text:p>zipfelg@wustl.edu</text:p>
          </table:table-cell>
          <table:table-cell office:value-type="string" table:style-name="ce1">
            <text:p>2ba3d545-ebb8-4b78-8fe1-eca1a21ab17f</text:p>
          </table:table-cell>
          <table:table-cell table:style-name="ce1"/>
          <table:table-cell office:value-type="string" table:style-name="ce1">
            <text:p>isoflurane (4% induction, 1.5% maintenance)</text:p>
          </table:table-cell>
          <table:table-cell office:value-type="string" table:style-name="ce1">
            <text:p>029e68b7-777d-447d-bf67-5a69e628c4d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2373b6b-2e0c-45df-b11d-90edb00416ab</text:p>
          </table:table-cell>
          <table:table-cell table:style-name="ce1"/>
          <table:table-cell office:value-type="string" table:style-name="ce1">
            <text:p>11+6+3</text:p>
          </table:table-cell>
          <table:table-cell office:value-type="string" table:style-name="ce1">
            <text:p>f1b538be-dcb7-4907-aa37-0881707618a4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1ff8b89d-9e63-49a0-b912-0a718a6714c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9a6628b-8908-47b9-bb15-3fdaec01889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13dc1b4-ee1b-4c6d-8c02-c9da62bb1cef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678897db-3b6d-4e25-b10c-cefb16de2032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02:17</text:p>
          </table:table-cell>
          <table:table-cell office:value-type="string" table:style-name="ce1">
            <text:p>aadfb399-9468-4126-8bac-95f20fb9bf16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c674ccec-1083-4734-9351-74bc13b29b8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93fbfc0-d4b5-4f04-8b81-fa9046211d6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6796bcc-a746-488e-8e5f-7fb623808544</text:p>
          </table:table-cell>
          <table:table-cell table:style-name="ce1"/>
          <table:table-cell office:value-type="string" table:style-name="ce1">
            <text:p>C57BL/6J and eNOS−/− <text:s/>we only use the data of WT</text:p>
          </table:table-cell>
          <table:table-cell office:value-type="string" table:style-name="ce1">
            <text:p>45e95ad0-c0df-4bfc-af0f-474abd25990e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9cd2a8b3-359d-46a8-a4fc-9b30f4ab83c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d84150f-9e7e-48b5-8dcb-46b36d2ff9e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268c23f-b527-4058-b745-a23393af126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4ba6d9c-4b03-474e-91d6-744ba63f6490</text:p>
          </table:table-cell>
          <table:table-cell table:number-columns-repeated="4" table:style-name="ce1"/>
          <table:table-cell office:value-type="string" table:style-name="ce1">
            <text:p>5-0</text:p>
          </table:table-cell>
          <table:table-cell office:value-type="string" table:style-name="ce1">
            <text:p>05c61f94-a2f9-400b-8533-57b4d02d69a1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68ac81bb-e739-4973-b96f-e52cf6d3a86f</text:p>
          </table:table-cell>
          <table:table-cell table:style-name="ce1"/>
          <table:table-cell office:value-type="string" table:style-name="ce1">
            <text:p>16+10+5</text:p>
          </table:table-cell>
          <table:table-cell office:value-type="string" table:style-name="ce1">
            <text:p>bd6efc37-0a37-4153-89af-0b38fb17d74f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8ea421ca-96e8-4292-a429-4e10c3b21750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241fb1d3-87f6-4404-9f73-8ea91e632adb</text:p>
          </table:table-cell>
          <table:table-cell table:number-columns-repeated="7" table:style-name="ce1"/>
          <table:table-cell office:value-type="string" table:style-name="ce1">
            <text:p>Mice were placed in a hypoxic chamber and exposed to air containing 8% O2/92% N2 for 4 h with access to food and water ad libitum;14 mice were then returned to their cages. Normoxic controls were placed in chambers containing room air.</text:p>
          </table:table-cell>
          <table:table-cell office:value-type="string" table:style-name="ce1">
            <text:p>60fccace-038b-4ae7-b85f-8814263a2dfd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3dd149b9-b23b-4539-95df-aebd4c683335</text:p>
          </table:table-cell>
          <table:table-cell table:style-name="ce1"/>
          <table:table-cell office:value-type="string" table:style-name="ce1">
            <text:p>Gregory J. Zipfel</text:p>
          </table:table-cell>
          <table:table-cell office:value-type="string" table:style-name="ce1">
            <text:p>bf94a102-19d4-4040-8dae-ab6aea5074ea</text:p>
          </table:table-cell>
          <table:table-cell table:style-name="ce1"/>
          <table:table-cell office:value-type="string" table:style-name="ce1">
            <text:p>bifurcation<text:s/></text:p>
          </table:table-cell>
          <table:table-cell office:value-type="string" table:style-name="ce1">
            <text:p>28eb4367-cd34-4605-bee8-773537648e03</text:p>
          </table:table-cell>
          <table:table-cell table:style-name="ce1"/>
          <table:table-cell office:value-type="string" table:style-name="ce1">
            <text:p>3-4 months</text:p>
          </table:table-cell>
          <table:table-cell office:value-type="string" table:style-name="ce1">
            <text:p>89790fe3-a3c2-4088-b642-bda427936df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8a0246d-d219-422b-b41b-402ed140067c</text:p>
          </table:table-cell>
          <table:table-cell table:number-columns-repeated="13" table:style-name="ce1"/>
          <table:table-cell office:value-type="string" table:style-name="ce2">
            <text:p>TRUE</text:p>
          </table:table-cell>
          <table:table-cell office:value-type="string" table:style-name="ce1">
            <text:p>9ab40995-d441-423a-91c7-8a5b5812fef8</text:p>
          </table:table-cell>
          <table:table-cell table:style-name="ce1"/>
          <table:table-cell office:value-type="string" table:style-name="ce1">
            <text:p>zipfelg@wustl.edu</text:p>
          </table:table-cell>
          <table:table-cell office:value-type="string" table:style-name="ce1">
            <text:p>2ba3d545-ebb8-4b78-8fe1-eca1a21ab17f</text:p>
          </table:table-cell>
          <table:table-cell table:style-name="ce1"/>
          <table:table-cell office:value-type="string" table:style-name="ce1">
            <text:p>isoflurane (4% induction, 1.5% maintenance)</text:p>
          </table:table-cell>
          <table:table-cell office:value-type="string" table:style-name="ce1">
            <text:p>029e68b7-777d-447d-bf67-5a69e628c4d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2373b6b-2e0c-45df-b11d-90edb00416ab</text:p>
          </table:table-cell>
          <table:table-cell table:style-name="ce1"/>
          <table:table-cell office:value-type="string" table:style-name="ce1">
            <text:p>11+6+3</text:p>
          </table:table-cell>
          <table:table-cell office:value-type="string" table:style-name="ce1">
            <text:p>f1b538be-dcb7-4907-aa37-0881707618a4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1ff8b89d-9e63-49a0-b912-0a718a6714c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9a6628b-8908-47b9-bb15-3fdaec01889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13dc1b4-ee1b-4c6d-8c02-c9da62bb1cef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678897db-3b6d-4e25-b10c-cefb16de2032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02:17</text:p>
          </table:table-cell>
          <table:table-cell office:value-type="string" table:style-name="ce1">
            <text:p>aadfb399-9468-4126-8bac-95f20fb9bf16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C57BL/6J and eNOS−/− <text:s/>we only use the data of WT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d5e56ddb-e93f-448a-8f1a-a932573fe8e5</text:p>
          </table:table-cell>
          <table:table-cell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Inhalative</text:p>
          </table:table-cell>
          <table:table-cell table:number-columns-repeated="2" table:style-name="ce1"/>
          <table:table-cell office:value-type="string" table:style-name="ce1">
            <text:p>16+10+5</text:p>
          </table:table-cell>
          <table:table-cell table:number-columns-repeated="2" table:style-name="ce1"/>
          <table:table-cell office:value-type="string" table:style-name="ce1">
            <text:p>other conditions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7b89e23b-e914-4fa2-b9e4-d2d3db62e7b9</text:p>
          </table:table-cell>
          <table:table-cell table:number-columns-repeated="4" table:style-name="ce1"/>
          <table:table-cell office:value-type="string" table:style-name="ce1">
            <text:p>Mice were placed in a hypoxic chamber and exposed to air containing 8% O2/92% N2 for 4 h with access to food and water ad libitum;14 mice were then returned to their cages. Normoxic controls were placed in chambers containing room air.</text:p>
          </table:table-cell>
          <table:table-cell table:style-name="ce1"/>
          <table:table-cell office:value-type="string" table:style-name="ce1">
            <text:p>we only use the data of normoxic condition.</text:p>
          </table:table-cell>
          <table:table-cell office:value-type="string" table:style-name="ce1">
            <text:p>uncoated</text:p>
          </table:table-cell>
          <table:table-cell table:number-columns-repeated="2" table:style-name="ce1"/>
          <table:table-cell office:value-type="string" table:style-name="ce1">
            <text:p>Gregory J. Zipfel</text:p>
          </table:table-cell>
          <table:table-cell table:style-name="ce1"/>
          <table:table-cell office:value-type="string" table:style-name="ce1">
            <text:p>overall mortality(nonpreconditoned)=5.8% 2days post op</text:p>
          </table:table-cell>
          <table:table-cell office:value-type="string" table:style-name="ce1">
            <text:p>bifurcation<text:s/></text:p>
          </table:table-cell>
          <table:table-cell table:number-columns-repeated="2" table:style-name="ce1"/>
          <table:table-cell office:value-type="string" table:style-name="ce1">
            <text:p>3-4 months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aba22904-907f-4c80-a653-a674fbcc4630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zipfelg@wustl.edu</text:p>
          </table:table-cell>
          <table:table-cell table:number-columns-repeated="2" table:style-name="ce1"/>
          <table:table-cell office:value-type="string" table:style-name="ce1">
            <text:p>isoflurane (4% induction, 1.5% maintenance)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11+6+3</text:p>
          </table:table-cell>
          <table:table-cell table:number-columns-repeated="6" table:style-name="ce1"/>
          <table:table-cell office:value-type="string" table:style-name="ce1">
            <text:p>09da7b7f-f83e-4fe6-9d6a-468747de965a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ECA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02:17</text:p>
          </table:table-cell>
          <table:table-cell office:value-type="string" table:style-name="ce1">
            <text:p>aadfb399-9468-4126-8bac-95f20fb9bf16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C57BL/6J and eNOS−/− <text:s/>we only use the data of WT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d5e56ddb-e93f-448a-8f1a-a932573fe8e5</text:p>
          </table:table-cell>
          <table:table-cell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Inhalative</text:p>
          </table:table-cell>
          <table:table-cell table:number-columns-repeated="2" table:style-name="ce1"/>
          <table:table-cell office:value-type="string" table:style-name="ce1">
            <text:p>16+10+5</text:p>
          </table:table-cell>
          <table:table-cell table:number-columns-repeated="2" table:style-name="ce1"/>
          <table:table-cell office:value-type="string" table:style-name="ce1">
            <text:p>other conditions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3" table:style-name="ce1"/>
          <table:table-cell office:value-type="string" table:style-name="ce1">
            <text:p>7b89e23b-e914-4fa2-b9e4-d2d3db62e7b9</text:p>
          </table:table-cell>
          <table:table-cell table:number-columns-repeated="4" table:style-name="ce1"/>
          <table:table-cell office:value-type="string" table:style-name="ce1">
            <text:p>Mice were placed in a hypoxic chamber and exposed to air containing 8% O2/92% N2 for 4 h with access to food and water ad libitum;14 mice were then returned to their cages. Normoxic controls were placed in chambers containing room air.</text:p>
          </table:table-cell>
          <table:table-cell table:number-columns-repeated="2" table:style-name="ce1"/>
          <table:table-cell office:value-type="string" table:style-name="ce1">
            <text:p>uncoated</text:p>
          </table:table-cell>
          <table:table-cell table:number-columns-repeated="2" table:style-name="ce1"/>
          <table:table-cell office:value-type="string" table:style-name="ce1">
            <text:p>Gregory J. Zipfel</text:p>
          </table:table-cell>
          <table:table-cell table:number-columns-repeated="2" table:style-name="ce1"/>
          <table:table-cell office:value-type="string" table:style-name="ce1">
            <text:p>bifurcation<text:s/></text:p>
          </table:table-cell>
          <table:table-cell table:number-columns-repeated="2" table:style-name="ce1"/>
          <table:table-cell office:value-type="string" table:style-name="ce1">
            <text:p>3-4 months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aba22904-907f-4c80-a653-a674fbcc4630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5">
            <text:p><text:a xlink:href="mailto:zipfelg@wustl.edu">zipfelg@wustl.edu</text:a></text:p>
          </table:table-cell>
          <table:table-cell table:number-columns-repeated="2" table:style-name="ce1"/>
          <table:table-cell office:value-type="string" table:style-name="ce1">
            <text:p>isoflurane (4% induction, 1.5% maintenance)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11+6+3</text:p>
          </table:table-cell>
          <table:table-cell table:number-columns-repeated="6" table:style-name="ce1"/>
          <table:table-cell office:value-type="string" table:style-name="ce1">
            <text:p>09da7b7f-f83e-4fe6-9d6a-468747de965a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ECA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02:17</text:p>
          </table:table-cell>
          <table:table-cell office:value-type="string" table:style-name="ce1">
            <text:p>aadfb399-9468-4126-8bac-95f20fb9bf16</text:p>
          </table:table-cell>
          <table:table-cell office:value-type="string" table:style-name="ce1">
            <text:p>1d362025-1467-4810-8d69-52df43b69821</text:p>
          </table:table-cell>
          <table:table-cell table:style-name="ce1"/>
          <table:table-cell office:value-type="string" table:style-name="ce1">
            <text:p>c674ccec-1083-4734-9351-74bc13b29b81</text:p>
          </table:table-cell>
          <table:table-cell table:number-columns-repeated="2" table:style-name="ce1"/>
          <table:table-cell office:value-type="string" table:style-name="ce1">
            <text:p>d93fbfc0-d4b5-4f04-8b81-fa9046211d63</text:p>
          </table:table-cell>
          <table:table-cell table:number-columns-repeated="2" table:style-name="ce1"/>
          <table:table-cell office:value-type="string" table:style-name="ce1">
            <text:p>c6796bcc-a746-488e-8e5f-7fb623808544</text:p>
          </table:table-cell>
          <table:table-cell table:number-columns-repeated="2" table:style-name="ce1"/>
          <table:table-cell office:value-type="string" table:style-name="ce1">
            <text:p>45e95ad0-c0df-4bfc-af0f-474abd25990e</text:p>
          </table:table-cell>
          <table:table-cell table:number-columns-repeated="2" table:style-name="ce1"/>
          <table:table-cell office:value-type="string" table:style-name="ce1">
            <text:p>9cd2a8b3-359d-46a8-a4fc-9b30f4ab83c4</text:p>
          </table:table-cell>
          <table:table-cell table:number-columns-repeated="2" table:style-name="ce1"/>
          <table:table-cell office:value-type="string" table:style-name="ce1">
            <text:p>cd84150f-9e7e-48b5-8dcb-46b36d2ff9e3</text:p>
          </table:table-cell>
          <table:table-cell table:number-columns-repeated="2" table:style-name="ce1"/>
          <table:table-cell office:value-type="string" table:style-name="ce1">
            <text:p>7268c23f-b527-4058-b745-a23393af126a</text:p>
          </table:table-cell>
          <table:table-cell table:number-columns-repeated="2" table:style-name="ce1"/>
          <table:table-cell office:value-type="string" table:style-name="ce1">
            <text:p>64ba6d9c-4b03-474e-91d6-744ba63f6490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05c61f94-a2f9-400b-8533-57b4d02d69a1</text:p>
          </table:table-cell>
          <table:table-cell table:number-columns-repeated="2" table:style-name="ce1"/>
          <table:table-cell office:value-type="string" table:style-name="ce1">
            <text:p>68ac81bb-e739-4973-b96f-e52cf6d3a86f</text:p>
          </table:table-cell>
          <table:table-cell table:number-columns-repeated="2" table:style-name="ce1"/>
          <table:table-cell office:value-type="string" table:style-name="ce1">
            <text:p>bd6efc37-0a37-4153-89af-0b38fb17d74f</text:p>
          </table:table-cell>
          <table:table-cell table:number-columns-repeated="2" table:style-name="ce1"/>
          <table:table-cell office:value-type="string" table:style-name="ce1">
            <text:p>8ea421ca-96e8-4292-a429-4e10c3b21750</text:p>
          </table:table-cell>
          <table:table-cell table:number-columns-repeated="2" table:style-name="ce1"/>
          <table:table-cell office:value-type="string" table:style-name="ce1">
            <text:p>241fb1d3-87f6-4404-9f73-8ea91e632adb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6" table:style-name="ce1"/>
          <table:table-cell office:value-type="string" table:style-name="ce1">
            <text:p>60fccace-038b-4ae7-b85f-8814263a2dfd</text:p>
          </table:table-cell>
          <table:table-cell office:value-type="string" table:style-name="ce1">
            <text:p>we only use the data of normoxic condition.</text:p>
          </table:table-cell>
          <table:table-cell table:style-name="ce1"/>
          <table:table-cell office:value-type="string" table:style-name="ce1">
            <text:p>3dd149b9-b23b-4539-95df-aebd4c683335</text:p>
          </table:table-cell>
          <table:table-cell table:number-columns-repeated="2" table:style-name="ce1"/>
          <table:table-cell office:value-type="string" table:style-name="ce1">
            <text:p>bf94a102-19d4-4040-8dae-ab6aea5074ea</text:p>
          </table:table-cell>
          <table:table-cell office:value-type="string" table:style-name="ce1">
            <text:p>overall mortality(nonpreconditoned)=5.8% 2days post op</text:p>
          </table:table-cell>
          <table:table-cell table:style-name="ce1"/>
          <table:table-cell office:value-type="string" table:style-name="ce1">
            <text:p>28eb4367-cd34-4605-bee8-773537648e03</text:p>
          </table:table-cell>
          <table:table-cell table:number-columns-repeated="2" table:style-name="ce1"/>
          <table:table-cell office:value-type="string" table:style-name="ce1">
            <text:p>89790fe3-a3c2-4088-b642-bda427936df0</text:p>
          </table:table-cell>
          <table:table-cell table:number-columns-repeated="2" table:style-name="ce1"/>
          <table:table-cell office:value-type="string" table:style-name="ce1">
            <text:p>78a0246d-d219-422b-b41b-402ed140067c</text:p>
          </table:table-cell>
          <table:table-cell table:number-columns-repeated="4" table:style-name="ce1"/>
          <table:table-cell office:value-type="string" table:style-name="ce1">
            <text:p>Preconditioning(hypoxic)</text:p>
          </table:table-cell>
          <table:table-cell table:number-columns-repeated="9" table:style-name="ce1"/>
          <table:table-cell office:value-type="string" table:style-name="ce1">
            <text:p>9ab40995-d441-423a-91c7-8a5b5812fef8</text:p>
          </table:table-cell>
          <table:table-cell table:number-columns-repeated="2" table:style-name="ce1"/>
          <table:table-cell office:value-type="string" table:style-name="ce1">
            <text:p>2ba3d545-ebb8-4b78-8fe1-eca1a21ab17f</text:p>
          </table:table-cell>
          <table:table-cell table:number-columns-repeated="2" table:style-name="ce1"/>
          <table:table-cell office:value-type="string" table:style-name="ce1">
            <text:p>029e68b7-777d-447d-bf67-5a69e628c4d4</text:p>
          </table:table-cell>
          <table:table-cell table:number-columns-repeated="2" table:style-name="ce1"/>
          <table:table-cell office:value-type="string" table:style-name="ce1">
            <text:p>c2373b6b-2e0c-45df-b11d-90edb00416ab</text:p>
          </table:table-cell>
          <table:table-cell table:number-columns-repeated="2" table:style-name="ce1"/>
          <table:table-cell office:value-type="string" table:style-name="ce1">
            <text:p>f1b538be-dcb7-4907-aa37-0881707618a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1ff8b89d-9e63-49a0-b912-0a718a6714c8</text:p>
          </table:table-cell>
          <table:table-cell table:number-columns-repeated="2" table:style-name="ce1"/>
          <table:table-cell office:value-type="string" table:style-name="ce1">
            <text:p>59a6628b-8908-47b9-bb15-3fdaec018893</text:p>
          </table:table-cell>
          <table:table-cell table:number-columns-repeated="5" table:style-name="ce1"/>
          <table:table-cell office:value-type="string" table:style-name="ce1">
            <text:p>713dc1b4-ee1b-4c6d-8c02-c9da62bb1cef</text:p>
          </table:table-cell>
          <table:table-cell table:number-columns-repeated="2" table:style-name="ce1"/>
          <table:table-cell office:value-type="string" table:style-name="ce1">
            <text:p>678897db-3b6d-4e25-b10c-cefb16de2032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02:17</text:p>
          </table:table-cell>
          <table:table-cell office:value-type="string" table:style-name="ce1">
            <text:p>aadfb399-9468-4126-8bac-95f20fb9bf16</text:p>
          </table:table-cell>
          <table:table-cell office:value-type="string" table:style-name="ce1">
            <text:p>1d362025-1467-4810-8d69-52df43b69821</text:p>
          </table:table-cell>
          <table:table-cell table:style-name="ce1"/>
          <table:table-cell office:value-type="string" table:style-name="ce1">
            <text:p>c674ccec-1083-4734-9351-74bc13b29b81</text:p>
          </table:table-cell>
          <table:table-cell table:number-columns-repeated="2" table:style-name="ce1"/>
          <table:table-cell office:value-type="string" table:style-name="ce1">
            <text:p>d93fbfc0-d4b5-4f04-8b81-fa9046211d63</text:p>
          </table:table-cell>
          <table:table-cell table:number-columns-repeated="2" table:style-name="ce1"/>
          <table:table-cell office:value-type="string" table:style-name="ce1">
            <text:p>c6796bcc-a746-488e-8e5f-7fb623808544</text:p>
          </table:table-cell>
          <table:table-cell table:number-columns-repeated="2" table:style-name="ce1"/>
          <table:table-cell office:value-type="string" table:style-name="ce1">
            <text:p>45e95ad0-c0df-4bfc-af0f-474abd25990e</text:p>
          </table:table-cell>
          <table:table-cell table:number-columns-repeated="2" table:style-name="ce1"/>
          <table:table-cell office:value-type="string" table:style-name="ce1">
            <text:p>9cd2a8b3-359d-46a8-a4fc-9b30f4ab83c4</text:p>
          </table:table-cell>
          <table:table-cell table:number-columns-repeated="2" table:style-name="ce1"/>
          <table:table-cell office:value-type="string" table:style-name="ce1">
            <text:p>cd84150f-9e7e-48b5-8dcb-46b36d2ff9e3</text:p>
          </table:table-cell>
          <table:table-cell table:number-columns-repeated="2" table:style-name="ce1"/>
          <table:table-cell office:value-type="string" table:style-name="ce1">
            <text:p>7268c23f-b527-4058-b745-a23393af126a</text:p>
          </table:table-cell>
          <table:table-cell table:number-columns-repeated="2" table:style-name="ce1"/>
          <table:table-cell office:value-type="string" table:style-name="ce1">
            <text:p>64ba6d9c-4b03-474e-91d6-744ba63f6490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05c61f94-a2f9-400b-8533-57b4d02d69a1</text:p>
          </table:table-cell>
          <table:table-cell table:number-columns-repeated="2" table:style-name="ce1"/>
          <table:table-cell office:value-type="string" table:style-name="ce1">
            <text:p>68ac81bb-e739-4973-b96f-e52cf6d3a86f</text:p>
          </table:table-cell>
          <table:table-cell table:number-columns-repeated="2" table:style-name="ce1"/>
          <table:table-cell office:value-type="string" table:style-name="ce1">
            <text:p>bd6efc37-0a37-4153-89af-0b38fb17d74f</text:p>
          </table:table-cell>
          <table:table-cell table:number-columns-repeated="2" table:style-name="ce1"/>
          <table:table-cell office:value-type="string" table:style-name="ce1">
            <text:p>8ea421ca-96e8-4292-a429-4e10c3b21750</text:p>
          </table:table-cell>
          <table:table-cell table:number-columns-repeated="2" table:style-name="ce1"/>
          <table:table-cell office:value-type="string" table:style-name="ce1">
            <text:p>241fb1d3-87f6-4404-9f73-8ea91e632adb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6" table:style-name="ce1"/>
          <table:table-cell office:value-type="string" table:style-name="ce1">
            <text:p>60fccace-038b-4ae7-b85f-8814263a2dfd</text:p>
          </table:table-cell>
          <table:table-cell table:number-columns-repeated="2" table:style-name="ce1"/>
          <table:table-cell office:value-type="string" table:style-name="ce1">
            <text:p>3dd149b9-b23b-4539-95df-aebd4c683335</text:p>
          </table:table-cell>
          <table:table-cell table:number-columns-repeated="2" table:style-name="ce1"/>
          <table:table-cell office:value-type="string" table:style-name="ce1">
            <text:p>bf94a102-19d4-4040-8dae-ab6aea5074ea</text:p>
          </table:table-cell>
          <table:table-cell table:number-columns-repeated="2" table:style-name="ce1"/>
          <table:table-cell office:value-type="string" table:style-name="ce1">
            <text:p>28eb4367-cd34-4605-bee8-773537648e03</text:p>
          </table:table-cell>
          <table:table-cell table:number-columns-repeated="2" table:style-name="ce1"/>
          <table:table-cell office:value-type="string" table:style-name="ce1">
            <text:p>89790fe3-a3c2-4088-b642-bda427936df0</text:p>
          </table:table-cell>
          <table:table-cell table:number-columns-repeated="2" table:style-name="ce1"/>
          <table:table-cell office:value-type="string" table:style-name="ce1">
            <text:p>78a0246d-d219-422b-b41b-402ed140067c</text:p>
          </table:table-cell>
          <table:table-cell table:number-columns-repeated="4" table:style-name="ce1"/>
          <table:table-cell office:value-type="string" table:style-name="ce1">
            <text:p>Preconditioning(hypoxic)</text:p>
          </table:table-cell>
          <table:table-cell table:number-columns-repeated="9" table:style-name="ce1"/>
          <table:table-cell office:value-type="string" table:style-name="ce1">
            <text:p>9ab40995-d441-423a-91c7-8a5b5812fef8</text:p>
          </table:table-cell>
          <table:table-cell table:number-columns-repeated="2" table:style-name="ce1"/>
          <table:table-cell office:value-type="string" table:style-name="ce1">
            <text:p>2ba3d545-ebb8-4b78-8fe1-eca1a21ab17f</text:p>
          </table:table-cell>
          <table:table-cell table:number-columns-repeated="2" table:style-name="ce1"/>
          <table:table-cell office:value-type="string" table:style-name="ce1">
            <text:p>029e68b7-777d-447d-bf67-5a69e628c4d4</text:p>
          </table:table-cell>
          <table:table-cell table:number-columns-repeated="2" table:style-name="ce1"/>
          <table:table-cell office:value-type="string" table:style-name="ce1">
            <text:p>c2373b6b-2e0c-45df-b11d-90edb00416ab</text:p>
          </table:table-cell>
          <table:table-cell table:number-columns-repeated="2" table:style-name="ce1"/>
          <table:table-cell office:value-type="string" table:style-name="ce1">
            <text:p>f1b538be-dcb7-4907-aa37-0881707618a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1ff8b89d-9e63-49a0-b912-0a718a6714c8</text:p>
          </table:table-cell>
          <table:table-cell table:number-columns-repeated="2" table:style-name="ce1"/>
          <table:table-cell office:value-type="string" table:style-name="ce1">
            <text:p>59a6628b-8908-47b9-bb15-3fdaec018893</text:p>
          </table:table-cell>
          <table:table-cell table:number-columns-repeated="5" table:style-name="ce1"/>
          <table:table-cell office:value-type="string" table:style-name="ce1">
            <text:p>713dc1b4-ee1b-4c6d-8c02-c9da62bb1cef</text:p>
          </table:table-cell>
          <table:table-cell table:number-columns-repeated="2" table:style-name="ce1"/>
          <table:table-cell office:value-type="string" table:style-name="ce1">
            <text:p>678897db-3b6d-4e25-b10c-cefb16de2032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02:17</text:p>
          </table:table-cell>
          <table:table-cell office:value-type="string" table:style-name="ce1">
            <text:p>aadfb399-9468-4126-8bac-95f20fb9bf16</text:p>
          </table:table-cell>
          <table:table-cell office:value-type="string" table:style-name="ce1">
            <text:p>1d362025-1467-4810-8d69-52df43b69821</text:p>
          </table:table-cell>
          <table:table-cell table:number-columns-repeated="24" table:style-name="ce1"/>
          <table:table-cell office:value-type="string" table:style-name="ce2">
            <text:p>TRUE</text:p>
          </table:table-cell>
          <table:table-cell office:value-type="string" table:style-name="ce1">
            <text:p>d5e56ddb-e93f-448a-8f1a-a932573fe8e5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7b89e23b-e914-4fa2-b9e4-d2d3db62e7b9</text:p>
          </table:table-cell>
          <table:table-cell table:number-columns-repeated="6" table:style-name="ce1"/>
          <table:table-cell office:value-type="string" table:style-name="ce1">
            <text:p>we only use the data of normoxic condition.</text:p>
          </table:table-cell>
          <table:table-cell table:number-columns-repeated="5" table:style-name="ce1"/>
          <table:table-cell office:value-type="string" table:style-name="ce1">
            <text:p>overall mortality(nonpreconditoned)=5.8% 2days post op</text:p>
          </table:table-cell>
          <table:table-cell table:number-columns-repeated="12" table:style-name="ce1"/>
          <table:table-cell office:value-type="string" table:style-name="ce1">
            <text:p>Preconditioning(hypoxic)</text:p>
          </table:table-cell>
          <table:table-cell office:value-type="string" table:style-name="ce1">
            <text:p>aba22904-907f-4c80-a653-a674fbcc4630</text:p>
          </table:table-cell>
          <table:table-cell table:number-columns-repeated="25" table:style-name="ce1"/>
          <table:table-cell office:value-type="string" table:style-name="ce2">
            <text:p>TRUE</text:p>
          </table:table-cell>
          <table:table-cell office:value-type="string" table:style-name="ce1">
            <text:p>09da7b7f-f83e-4fe6-9d6a-468747de965a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02:17</text:p>
          </table:table-cell>
          <table:table-cell office:value-type="string" table:style-name="ce1">
            <text:p>aadfb399-9468-4126-8bac-95f20fb9bf16</text:p>
          </table:table-cell>
          <table:table-cell office:value-type="string" table:style-name="ce1">
            <text:p>1d362025-1467-4810-8d69-52df43b69821</text:p>
          </table:table-cell>
          <table:table-cell table:number-columns-repeated="24" table:style-name="ce1"/>
          <table:table-cell office:value-type="string" table:style-name="ce2">
            <text:p>TRUE</text:p>
          </table:table-cell>
          <table:table-cell office:value-type="string" table:style-name="ce1">
            <text:p>d5e56ddb-e93f-448a-8f1a-a932573fe8e5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7b89e23b-e914-4fa2-b9e4-d2d3db62e7b9</text:p>
          </table:table-cell>
          <table:table-cell table:number-columns-repeated="25" table:style-name="ce1"/>
          <table:table-cell office:value-type="string" table:style-name="ce1">
            <text:p>Preconditioning(hypoxic)</text:p>
          </table:table-cell>
          <table:table-cell office:value-type="string" table:style-name="ce1">
            <text:p>aba22904-907f-4c80-a653-a674fbcc4630</text:p>
          </table:table-cell>
          <table:table-cell table:number-columns-repeated="25" table:style-name="ce1"/>
          <table:table-cell office:value-type="string" table:style-name="ce2">
            <text:p>TRUE</text:p>
          </table:table-cell>
          <table:table-cell office:value-type="string" table:style-name="ce1">
            <text:p>09da7b7f-f83e-4fe6-9d6a-468747de965a</text:p>
          </table:table-cell>
          <table:table-cell table:number-columns-repeated="16282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12:35:40</text:p>
          </table:table-cell>
          <table:table-cell office:value-type="string" table:style-name="ce1">
            <text:p>aadfb399-9468-4126-8bac-95f20fb9bf16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6b1abad-d549-4260-8f93-c97483f931f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fd8f881-0b77-49ff-9531-9f4143040352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e0cf687-53f9-4e2f-a9ac-375299412afc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89700e4c-9d36-433b-a94b-febea01a1ad1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4f422a65-9db6-4305-97d6-10bbff12473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247d117-4aa6-4676-bc84-57633e15289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a5c9a73-2b21-42f6-81ce-96fc67f63a9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39296af-d76e-4357-a290-c7960da2c0b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bfdee2e-507f-40af-a0ad-251d86170ec1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1ef41266-79d8-4d26-954a-32e792dd033f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196d0ec4-8659-47e9-9403-00f283b70a95</text:p>
          </table:table-cell>
          <table:table-cell office:value-type="string" table:style-name="ce1">
            <text:p>anesthetized with isoflurane (4% induction, 1.5% maintenance</text:p>
          </table:table-cell>
          <table:table-cell office:value-type="string" table:style-name="ce1">
            <text:p>16 and 3</text:p>
          </table:table-cell>
          <table:table-cell office:value-type="string" table:style-name="ce1">
            <text:p>3816490b-17e4-4118-a0fc-70ae11fa9ab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8fcb4e0-d7ef-4653-9df1-db9482a6d711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ad7c7068-d156-425f-9c5d-8d81ca1c334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34307e4-6bd4-4902-b2a8-7f695bb6be14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14dcda49-f7eb-4edd-a431-f52ca61a4173</text:p>
          </table:table-cell>
          <table:table-cell table:style-name="ce1"/>
          <table:table-cell office:value-type="string" table:style-name="ce1">
            <text:p>Gregory J. Zipfel,</text:p>
          </table:table-cell>
          <table:table-cell office:value-type="string" table:style-name="ce1">
            <text:p>50aa0b10-40ea-4998-921b-a4af9149f7e0</text:p>
          </table:table-cell>
          <table:table-cell office:value-type="string" table:style-name="ce1">
            <text:p>Daten zu vessel diameter aus Grafik..</text:p>
          </table:table-cell>
          <table:table-cell office:value-type="string" table:style-name="ce1">
            <text:p>Bifurcation of the Internal carotid artery</text:p>
          </table:table-cell>
          <table:table-cell office:value-type="string" table:style-name="ce1">
            <text:p>a999cdbb-cb51-4ff3-91a0-9c13212c57a8</text:p>
          </table:table-cell>
          <table:table-cell table:style-name="ce1"/>
          <table:table-cell office:value-type="string" table:style-name="ce1">
            <text:p>3-4 month</text:p>
          </table:table-cell>
          <table:table-cell office:value-type="string" table:style-name="ce1">
            <text:p>99957cf5-21b4-42a3-992f-2404d558582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7820676-3e91-434d-a518-c1069ccdbd23</text:p>
          </table:table-cell>
          <table:table-cell table:number-columns-repeated="4" table:style-name="ce1"/>
          <table:table-cell office:value-type="string" table:style-name="ce1">
            <text:p>preconditioning</text:p>
          </table:table-cell>
          <table:table-cell office:value-type="string" table:style-name="ce1">
            <text:p>8dc0f360-ecd0-4770-84de-dc2c29bfaccf</text:p>
          </table:table-cell>
          <table:table-cell table:style-name="ce1"/>
          <table:table-cell office:value-type="string" table:style-name="ce1">
            <text:p>nylon suture</text:p>
          </table:table-cell>
          <table:table-cell office:value-type="string" table:style-name="ce1">
            <text:p>2e6e76b1-3b27-46af-a46c-a227df04ae28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77b229d-74f1-4362-90af-992e09ee47d1</text:p>
          </table:table-cell>
          <table:table-cell table:style-name="ce1"/>
          <table:table-cell office:value-type="string" table:style-name="ce1">
            <text:p>zipfelg@wustl.edu</text:p>
          </table:table-cell>
          <table:table-cell office:value-type="string" table:style-name="ce1">
            <text:p>7f7752de-8dc7-4070-a5c1-4d5a182d195c</text:p>
          </table:table-cell>
          <table:table-cell table:style-name="ce1"/>
          <table:table-cell office:value-type="string" table:style-name="ce1">
            <text:p>isoflurane<text:s/></text:p>
          </table:table-cell>
          <table:table-cell office:value-type="string" table:style-name="ce1">
            <text:p>cb699d01-569c-4041-8b99-e70daaff0a3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aa624b8-4bef-4cfb-ad8e-437f1ac996b8</text:p>
          </table:table-cell>
          <table:table-cell table:style-name="ce1"/>
          <table:table-cell office:value-type="string" table:style-name="ce1">
            <text:p>11 and 2</text:p>
          </table:table-cell>
          <table:table-cell office:value-type="string" table:style-name="ce1">
            <text:p>1abaa07b-499b-4fec-95b2-b0dfe04a3007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5d661943-b13c-4c35-83a6-2be1d3bde78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183daea-e0ca-4c5f-9efc-aaff4ef861b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dc300f4-fc37-4de1-9c46-d3b4005b3dd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fb25cc7-a6e5-40d6-806e-a5e6be36f36f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d77f76e2-f2d2-49d8-b6be-5e0e27649009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aadfb399-9468-4126-8bac-95f20fb9bf16</text:p>
          </table:table-cell>
          <table:table-cell office:value-type="string" table:style-name="ce11">
            <text:p>TIMO</text:p>
          </table:table-cell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not reported</text:p>
          </table:table-cell>
          <table:table-cell table:number-columns-repeated="2" table:style-name="ce8"/>
          <table:table-cell office:value-type="string" table:style-name="ce8">
            <text:p>C57BL/6J</text:p>
          </table:table-cell>
          <table:table-cell table:style-name="ce8"/>
          <table:table-cell office:value-type="string" table:style-name="ce17">
            <text:p>Three to four month-old male wild type (WT) mice (C57BL/6J) and homozygous eNOS−/− mice (B6.129P2-Nos3tm1Unc/J with a C57BL/6 genetic background) -&gt; WE ONLY USE WT DATA</text:p>
          </table:table-cell>
          <table:table-cell office:value-type="string" table:style-name="ce8">
            <text:p>mal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string" table:style-name="ce8">
            <text:p>not reported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5-0</text:p>
          </table:table-cell>
          <table:table-cell table:number-columns-repeated="2" table:style-name="ce8"/>
          <table:table-cell office:value-type="string" table:style-name="ce8">
            <text:p>Inhalative</text:p>
          </table:table-cell>
          <table:table-cell table:number-columns-repeated="2" table:style-name="ce8"/>
          <table:table-cell office:value-type="string" table:style-name="ce17">
            <text:p>16+10+5</text:p>
          </table:table-cell>
          <table:table-cell table:style-name="ce17"/>
          <table:table-cell office:value-type="string" table:style-name="ce17">
            <text:p>first, second and thirs set of experiments (all without preconditioning held under normoxia)</text:p>
          </table:table-cell>
          <table:table-cell office:value-type="string" table:style-name="ce17">
            <text:p>other conditions</text:p>
          </table:table-cell>
          <table:table-cell table:number-columns-repeated="2" table:style-name="ce8"/>
          <table:table-cell office:value-type="string" table:style-name="ce17">
            <text:p>no</text:p>
          </table:table-cell>
          <table:table-cell table:number-columns-repeated="2" table:style-name="ce8"/>
          <table:table-cell office:value-type="string" table:style-name="ce32">
            <text:p>TRUE</text:p>
          </table:table-cell>
          <table:table-cell table:style-name="ce8"/>
          <table:table-cell office:value-type="string" table:style-name="ce17">
            <text:p>SAH was graded as described</text:p>
          </table:table-cell>
          <table:table-cell table:number-columns-repeated="3" table:style-name="ce8"/>
          <table:table-cell office:value-type="string" table:style-name="ce17">
            <text:p>access to food and water ad libitum</text:p>
          </table:table-cell>
          <table:table-cell table:number-columns-repeated="2" table:style-name="ce8"/>
          <table:table-cell office:value-type="string" table:style-name="ce17">
            <text:p>other</text:p>
          </table:table-cell>
          <table:table-cell table:number-columns-repeated="2" table:style-name="ce8"/>
          <table:table-cell office:value-type="string" table:style-name="ce8">
            <text:p>Gregory J. Zipfel</text:p>
          </table:table-cell>
          <table:table-cell table:style-name="ce8"/>
          <table:table-cell office:value-type="string" table:style-name="ce8">
            <text:p>Data of vessel diameter in Grafik..</text:p>
          </table:table-cell>
          <table:table-cell office:value-type="string" table:style-name="ce8">
            <text:p>ICA bifurcation</text:p>
          </table:table-cell>
          <table:table-cell table:number-columns-repeated="2" table:style-name="ce8"/>
          <table:table-cell office:value-type="string" table:style-name="ce8">
            <text:p>3-4 months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5" table:style-name="ce8"/>
          <table:table-cell office:value-type="string" table:style-name="ce17">
            <text:p>Preconditioning(hypoxic) combined with eNOS-KO mice</text:p>
          </table:table-cell>
          <table:table-cell table:number-columns-repeated="2" table:style-name="ce8"/>
          <table:table-cell office:value-type="string" table:style-name="ce8">
            <text:p>5-0 nylon suture</text:p>
          </table:table-cell>
          <table:table-cell table:number-columns-repeated="5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22">
            <text:p><text:a xlink:href="mailto:zipfelg@wustl.edu">zipfelg@wustl.edu</text:a></text:p>
          </table:table-cell>
          <table:table-cell table:number-columns-repeated="2" table:style-name="ce8"/>
          <table:table-cell office:value-type="string" table:style-name="ce8">
            <text:p>isoflurane (4% induction, 1.5% maintenance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string" table:style-name="ce17">
            <text:p>11+6+3</text:p>
          </table:table-cell>
          <table:table-cell table:style-name="ce8"/>
          <table:table-cell office:value-type="string" table:style-name="ce17">
            <text:p>first, second and thirs set of experiments (all without preconditioning held under normoxia)</text:p>
          </table:table-cell>
          <table:table-cell table:number-columns-repeated="3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5" table:style-name="ce8"/>
          <table:table-cell office:value-type="string" table:style-name="ce9">
            <text:p>FALSE</text:p>
          </table:table-cell>
          <table:table-cell table:style-name="ce8"/>
          <table:table-cell table:style-name="ce1"/>
          <table:table-cell office:value-type="string" table:style-name="ce8">
            <text:p>external carotid artery (ECA)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0:35:57</text:p>
          </table:table-cell>
          <table:table-cell office:value-type="string" table:style-name="ce1">
            <text:p>ba1408fa-2a22-43ec-a527-33d831867e53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04c37fea-3fd4-4884-9368-ab2465acfc0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9e0965a-b722-4f12-ac65-d8d5e13fa5be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46397c99-43da-4498-ba5f-d30ab179939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a864de1-c33f-430e-b07d-ef8fb82d121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3b5174e-94f5-45ed-8f8f-f303b6d8ee7d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23fe2985-aad1-47aa-9cd6-ed40248b3275</text:p>
          </table:table-cell>
          <table:table-cell table:number-columns-repeated="10" table:style-name="ce1"/>
          <table:table-cell office:value-type="string" table:style-name="ce1">
            <text:p>Chang-man Zhou</text:p>
          </table:table-cell>
          <table:table-cell office:value-type="string" table:style-name="ce1">
            <text:p>c0b5e7f3-fafb-4e7f-8cc7-e38fcd90765c</text:p>
          </table:table-cell>
          <table:table-cell office:value-type="string" table:style-name="ce1">
            <text:p>SD rats<text:s/>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eb243b0e-5bbf-48a6-9560-754b0d3a3b44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684f7bed-7bda-40be-8040-5771243341ad</text:p>
          </table:table-cell>
          <table:table-cell table:style-name="ce1"/>
          <table:table-cell office:value-type="string" table:style-name="ce1">
            <text:p>changmanzhou@hotmail.com</text:p>
          </table:table-cell>
          <table:table-cell office:value-type="string" table:style-name="ce1">
            <text:p>9efa4606-583e-45e6-b9a5-5304be0f695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8b1ed8b5-3cae-4cdf-8326-90f1f74c670f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40e431ca-2fdb-42ec-8874-3ebaf3e388c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796b2c2-3401-4695-91e1-2f66dad6ad1b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7b634b9-03db-4bc7-a1a5-7046a98de533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07:26:27</text:p>
          </table:table-cell>
          <table:table-cell office:value-type="string" table:style-name="ce1">
            <text:p>ba1408fa-2a22-43ec-a527-33d831867e53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a6860e8d-a0f0-4d27-a37d-a23a657bb11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fb1a78e-5ad8-4ee6-886b-92baf3358ab9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8820c955-3d4f-4a4a-b85a-b723d346eea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b6faac4-e46a-4018-ad32-e3a8b632171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deecd46-81e0-4dfa-bae0-c26b9e1dd82f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c5743eff-e8f7-4b49-a98c-256ed607639e</text:p>
          </table:table-cell>
          <table:table-cell table:number-columns-repeated="10" table:style-name="ce1"/>
          <table:table-cell office:value-type="string" table:style-name="ce1">
            <text:p>NA</text:p>
          </table:table-cell>
          <table:table-cell office:value-type="string" table:style-name="ce1">
            <text:p>2427d79d-df27-4adf-8e08-5b1d5943265a</text:p>
          </table:table-cell>
          <table:table-cell office:value-type="string" table:style-name="ce1">
            <text:p>Rats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c5b19a43-80ae-4ea6-b605-9d6f22c07d70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3d6a7be3-d845-4e69-827c-ad25bf275c16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3f1a6834-67ab-41de-8565-ddc8399836e7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753c89ae-8061-44b9-b924-c571a0d05a7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24a4a03-b8a4-40ad-8f42-9995cf883aa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35aeb2d-f547-40c0-b841-da0b94127a62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29">
            <text:p>ba1408fa-2a22-43ec-a527-33d831867e53</text:p>
          </table:table-cell>
          <table:table-cell office:value-type="string" table:style-name="ce35">
            <text:p>TIMO, Exclusion</text:p>
          </table:table-cell>
          <table:table-cell office:value-type="string" office:string-value="FALSE" table:formula="of:=IF([.E169]=[.E170];[.E170];&quot;RECONCILIATION!!!&quot;)" table:style-name="ce12">
            <text:p>FALSE</text:p>
          </table:table-cell>
          <table:table-cell office:value-type="string" office:string-value="RECONCILIATION!!!" table:formula="of:=IF([.F169]=[.F170];[.F170];&quot;RECONCILIATION!!!&quot;)" table:style-name="ce12">
            <text:p>RECONCILIATION!!!</text:p>
          </table:table-cell>
          <table:table-cell office:value-type="float" office:value="0" table:formula="of:=IF([.G169]=[.G170];[.G170];&quot;RECONCILIATION!!!&quot;)" table:style-name="ce12">
            <text:p>0</text:p>
          </table:table-cell>
          <table:table-cell office:value-type="string" office:string-value="FALSE" table:formula="of:=IF([.H169]=[.H170];[.H170];&quot;RECONCILIATION!!!&quot;)" table:style-name="ce12">
            <text:p>FALSE</text:p>
          </table:table-cell>
          <table:table-cell office:value-type="string" office:string-value="RECONCILIATION!!!" table:formula="of:=IF([.I169]=[.I170];[.I170];&quot;RECONCILIATION!!!&quot;)" table:style-name="ce12">
            <text:p>RECONCILIATION!!!</text:p>
          </table:table-cell>
          <table:table-cell office:value-type="float" office:value="0" table:formula="of:=IF([.J169]=[.J170];[.J170];&quot;RECONCILIATION!!!&quot;)" table:style-name="ce12">
            <text:p>0</text:p>
          </table:table-cell>
          <table:table-cell office:value-type="float" office:value="0" table:formula="of:=IF([.K169]=[.K170];[.K170];&quot;RECONCILIATION!!!&quot;)" table:style-name="ce12">
            <text:p>0</text:p>
          </table:table-cell>
          <table:table-cell office:value-type="float" office:value="0" table:formula="of:=IF([.L169]=[.L170];[.L170];&quot;RECONCILIATION!!!&quot;)" table:style-name="ce12">
            <text:p>0</text:p>
          </table:table-cell>
          <table:table-cell office:value-type="float" office:value="0" table:formula="of:=IF([.M169]=[.M170];[.M170];&quot;RECONCILIATION!!!&quot;)" table:style-name="ce12">
            <text:p>0</text:p>
          </table:table-cell>
          <table:table-cell office:value-type="float" office:value="0" table:formula="of:=IF([.N169]=[.N170];[.N170];&quot;RECONCILIATION!!!&quot;)" table:style-name="ce12">
            <text:p>0</text:p>
          </table:table-cell>
          <table:table-cell office:value-type="float" office:value="0" table:formula="of:=IF([.O169]=[.O170];[.O170];&quot;RECONCILIATION!!!&quot;)" table:style-name="ce12">
            <text:p>0</text:p>
          </table:table-cell>
          <table:table-cell office:value-type="float" office:value="0" table:formula="of:=IF([.P169]=[.P170];[.P170];&quot;RECONCILIATION!!!&quot;)" table:style-name="ce12">
            <text:p>0</text:p>
          </table:table-cell>
          <table:table-cell office:value-type="float" office:value="0" table:formula="of:=IF([.Q169]=[.Q170];[.Q170];&quot;RECONCILIATION!!!&quot;)" table:style-name="ce12">
            <text:p>0</text:p>
          </table:table-cell>
          <table:table-cell office:value-type="float" office:value="0" table:formula="of:=IF([.R169]=[.R170];[.R170];&quot;RECONCILIATION!!!&quot;)" table:style-name="ce12">
            <text:p>0</text:p>
          </table:table-cell>
          <table:table-cell office:value-type="float" office:value="0" table:formula="of:=IF([.S169]=[.S170];[.S170];&quot;RECONCILIATION!!!&quot;)" table:style-name="ce12">
            <text:p>0</text:p>
          </table:table-cell>
          <table:table-cell office:value-type="string" office:string-value="FALSE" table:formula="of:=IF([.T169]=[.T170];[.T170];&quot;RECONCILIATION!!!&quot;)" table:style-name="ce12">
            <text:p>FALSE</text:p>
          </table:table-cell>
          <table:table-cell office:value-type="string" office:string-value="RECONCILIATION!!!" table:formula="of:=IF([.U169]=[.U170];[.U170];&quot;RECONCILIATION!!!&quot;)" table:style-name="ce12">
            <text:p>RECONCILIATION!!!</text:p>
          </table:table-cell>
          <table:table-cell office:value-type="float" office:value="0" table:formula="of:=IF([.V169]=[.V170];[.V170];&quot;RECONCILIATION!!!&quot;)" table:style-name="ce12">
            <text:p>0</text:p>
          </table:table-cell>
          <table:table-cell office:value-type="string" office:string-value="FALSE" table:formula="of:=IF([.W169]=[.W170];[.W170];&quot;RECONCILIATION!!!&quot;)" table:style-name="ce12">
            <text:p>FALSE</text:p>
          </table:table-cell>
          <table:table-cell office:value-type="string" office:string-value="RECONCILIATION!!!" table:formula="of:=IF([.X169]=[.X170];[.X170];&quot;RECONCILIATION!!!&quot;)" table:style-name="ce12">
            <text:p>RECONCILIATION!!!</text:p>
          </table:table-cell>
          <table:table-cell office:value-type="float" office:value="0" table:formula="of:=IF([.Y169]=[.Y170];[.Y170];&quot;RECONCILIATION!!!&quot;)" table:style-name="ce12">
            <text:p>0</text:p>
          </table:table-cell>
          <table:table-cell office:value-type="float" office:value="0" table:formula="of:=IF([.Z169]=[.Z170];[.Z170];&quot;RECONCILIATION!!!&quot;)" table:style-name="ce12">
            <text:p>0</text:p>
          </table:table-cell>
          <table:table-cell office:value-type="float" office:value="0" table:formula="of:=IF([.AA169]=[.AA170];[.AA170];&quot;RECONCILIATION!!!&quot;)" table:style-name="ce12">
            <text:p>0</text:p>
          </table:table-cell>
          <table:table-cell office:value-type="float" office:value="0" table:formula="of:=IF([.AB169]=[.AB170];[.AB170];&quot;RECONCILIATION!!!&quot;)" table:style-name="ce12">
            <text:p>0</text:p>
          </table:table-cell>
          <table:table-cell office:value-type="string" office:string-value="FALSE" table:formula="of:=IF([.AC169]=[.AC170];[.AC170];&quot;RECONCILIATION!!!&quot;)" table:style-name="ce12">
            <text:p>FALSE</text:p>
          </table:table-cell>
          <table:table-cell office:value-type="string" office:string-value="RECONCILIATION!!!" table:formula="of:=IF([.AD169]=[.AD170];[.AD170];&quot;RECONCILIATION!!!&quot;)" table:style-name="ce12">
            <text:p>RECONCILIATION!!!</text:p>
          </table:table-cell>
          <table:table-cell office:value-type="float" office:value="0" table:formula="of:=IF([.AE169]=[.AE170];[.AE170];&quot;RECONCILIATION!!!&quot;)" table:style-name="ce12">
            <text:p>0</text:p>
          </table:table-cell>
          <table:table-cell office:value-type="float" office:value="0" table:formula="of:=IF([.AF169]=[.AF170];[.AF170];&quot;RECONCILIATION!!!&quot;)" table:style-name="ce12">
            <text:p>0</text:p>
          </table:table-cell>
          <table:table-cell office:value-type="float" office:value="0" table:formula="of:=IF([.AG169]=[.AG170];[.AG170];&quot;RECONCILIATION!!!&quot;)" table:style-name="ce12">
            <text:p>0</text:p>
          </table:table-cell>
          <table:table-cell office:value-type="float" office:value="0" table:formula="of:=IF([.AH169]=[.AH170];[.AH170];&quot;RECONCILIATION!!!&quot;)" table:style-name="ce12">
            <text:p>0</text:p>
          </table:table-cell>
          <table:table-cell office:value-type="float" office:value="0" table:formula="of:=IF([.AI169]=[.AI170];[.AI170];&quot;RECONCILIATION!!!&quot;)" table:style-name="ce12">
            <text:p>0</text:p>
          </table:table-cell>
          <table:table-cell office:value-type="float" office:value="0" table:formula="of:=IF([.AJ169]=[.AJ170];[.AJ170];&quot;RECONCILIATION!!!&quot;)" table:style-name="ce12">
            <text:p>0</text:p>
          </table:table-cell>
          <table:table-cell office:value-type="float" office:value="0" table:formula="of:=IF([.AK169]=[.AK170];[.AK170];&quot;RECONCILIATION!!!&quot;)" table:style-name="ce12">
            <text:p>0</text:p>
          </table:table-cell>
          <table:table-cell office:value-type="float" office:value="0" table:formula="of:=IF([.AL169]=[.AL170];[.AL170];&quot;RECONCILIATION!!!&quot;)" table:style-name="ce12">
            <text:p>0</text:p>
          </table:table-cell>
          <table:table-cell office:value-type="float" office:value="0" table:formula="of:=IF([.AM169]=[.AM170];[.AM170];&quot;RECONCILIATION!!!&quot;)" table:style-name="ce12">
            <text:p>0</text:p>
          </table:table-cell>
          <table:table-cell office:value-type="float" office:value="0" table:formula="of:=IF([.AN169]=[.AN170];[.AN170];&quot;RECONCILIATION!!!&quot;)" table:style-name="ce12">
            <text:p>0</text:p>
          </table:table-cell>
          <table:table-cell office:value-type="float" office:value="0" table:formula="of:=IF([.AO169]=[.AO170];[.AO170];&quot;RECONCILIATION!!!&quot;)" table:style-name="ce12">
            <text:p>0</text:p>
          </table:table-cell>
          <table:table-cell office:value-type="float" office:value="0" table:formula="of:=IF([.AP169]=[.AP170];[.AP170];&quot;RECONCILIATION!!!&quot;)" table:style-name="ce12">
            <text:p>0</text:p>
          </table:table-cell>
          <table:table-cell office:value-type="float" office:value="0" table:formula="of:=IF([.AQ169]=[.AQ170];[.AQ170];&quot;RECONCILIATION!!!&quot;)" table:style-name="ce12">
            <text:p>0</text:p>
          </table:table-cell>
          <table:table-cell office:value-type="float" office:value="0" table:formula="of:=IF([.AR169]=[.AR170];[.AR170];&quot;RECONCILIATION!!!&quot;)" table:style-name="ce12">
            <text:p>0</text:p>
          </table:table-cell>
          <table:table-cell office:value-type="float" office:value="0" table:formula="of:=IF([.AS169]=[.AS170];[.AS170];&quot;RECONCILIATION!!!&quot;)" table:style-name="ce12">
            <text:p>0</text:p>
          </table:table-cell>
          <table:table-cell office:value-type="float" office:value="0" table:formula="of:=IF([.AT169]=[.AT170];[.AT170];&quot;RECONCILIATION!!!&quot;)" table:style-name="ce12">
            <text:p>0</text:p>
          </table:table-cell>
          <table:table-cell office:value-type="string" office:string-value="FALSE" table:formula="of:=IF([.AU169]=[.AU170];[.AU170];&quot;RECONCILIATION!!!&quot;)" table:style-name="ce12">
            <text:p>FALSE</text:p>
          </table:table-cell>
          <table:table-cell office:value-type="string" office:string-value="RECONCILIATION!!!" table:formula="of:=IF([.AV169]=[.AV170];[.AV170];&quot;RECONCILIATION!!!&quot;)" table:style-name="ce12">
            <text:p>RECONCILIATION!!!</text:p>
          </table:table-cell>
          <table:table-cell office:value-type="float" office:value="0" table:formula="of:=IF([.AW169]=[.AW170];[.AW170];&quot;RECONCILIATION!!!&quot;)" table:style-name="ce12">
            <text:p>0</text:p>
          </table:table-cell>
          <table:table-cell office:value-type="float" office:value="0" table:formula="of:=IF([.AX169]=[.AX170];[.AX170];&quot;RECONCILIATION!!!&quot;)" table:style-name="ce12">
            <text:p>0</text:p>
          </table:table-cell>
          <table:table-cell office:value-type="float" office:value="0" table:formula="of:=IF([.AY169]=[.AY170];[.AY170];&quot;RECONCILIATION!!!&quot;)" table:style-name="ce12">
            <text:p>0</text:p>
          </table:table-cell>
          <table:table-cell office:value-type="float" office:value="0" table:formula="of:=IF([.AZ169]=[.AZ170];[.AZ170];&quot;RECONCILIATION!!!&quot;)" table:style-name="ce12">
            <text:p>0</text:p>
          </table:table-cell>
          <table:table-cell office:value-type="float" office:value="0" table:formula="of:=IF([.BA169]=[.BA170];[.BA170];&quot;RECONCILIATION!!!&quot;)" table:style-name="ce12">
            <text:p>0</text:p>
          </table:table-cell>
          <table:table-cell office:value-type="float" office:value="0" table:formula="of:=IF([.BB169]=[.BB170];[.BB170];&quot;RECONCILIATION!!!&quot;)" table:style-name="ce12">
            <text:p>0</text:p>
          </table:table-cell>
          <table:table-cell office:value-type="float" office:value="0" table:formula="of:=IF([.BC169]=[.BC170];[.BC170];&quot;RECONCILIATION!!!&quot;)" table:style-name="ce12">
            <text:p>0</text:p>
          </table:table-cell>
          <table:table-cell office:value-type="float" office:value="0" table:formula="of:=IF([.BD169]=[.BD170];[.BD170];&quot;RECONCILIATION!!!&quot;)" table:style-name="ce12">
            <text:p>0</text:p>
          </table:table-cell>
          <table:table-cell office:value-type="float" office:value="0" table:formula="of:=IF([.BE169]=[.BE170];[.BE170];&quot;RECONCILIATION!!!&quot;)" table:style-name="ce12">
            <text:p>0</text:p>
          </table:table-cell>
          <table:table-cell office:value-type="float" office:value="0" table:formula="of:=IF([.BF169]=[.BF170];[.BF170];&quot;RECONCILIATION!!!&quot;)" table:style-name="ce12">
            <text:p>0</text:p>
          </table:table-cell>
          <table:table-cell office:value-type="string" office:string-value="RECONCILIATION!!!" table:formula="of:=IF([.BG169]=[.BG170];[.BG170];&quot;RECONCILIATION!!!&quot;)" table:style-name="ce12">
            <text:p>RECONCILIATION!!!</text:p>
          </table:table-cell>
          <table:table-cell office:value-type="string" office:string-value="RECONCILIATION!!!" table:formula="of:=IF([.BH169]=[.BH170];[.BH170];&quot;RECONCILIATION!!!&quot;)" table:style-name="ce12">
            <text:p>RECONCILIATION!!!</text:p>
          </table:table-cell>
          <table:table-cell office:value-type="string" table:style-name="ce28">
            <text:p>RATS -&gt; Has to be EXCLUDED!!!!</text:p>
          </table:table-cell>
          <table:table-cell office:value-type="float" office:value="0" table:formula="of:=IF([.BJ169]=[.BJ170];[.BJ170];&quot;RECONCILIATION!!!&quot;)" table:style-name="ce12">
            <text:p>0</text:p>
          </table:table-cell>
          <table:table-cell office:value-type="float" office:value="0" table:formula="of:=IF([.BK169]=[.BK170];[.BK170];&quot;RECONCILIATION!!!&quot;)" table:style-name="ce12">
            <text:p>0</text:p>
          </table:table-cell>
          <table:table-cell office:value-type="float" office:value="0" table:formula="of:=IF([.BL169]=[.BL170];[.BL170];&quot;RECONCILIATION!!!&quot;)" table:style-name="ce12">
            <text:p>0</text:p>
          </table:table-cell>
          <table:table-cell office:value-type="float" office:value="0" table:formula="of:=IF([.BM169]=[.BM170];[.BM170];&quot;RECONCILIATION!!!&quot;)" table:style-name="ce12">
            <text:p>0</text:p>
          </table:table-cell>
          <table:table-cell office:value-type="float" office:value="0" table:formula="of:=IF([.BN169]=[.BN170];[.BN170];&quot;RECONCILIATION!!!&quot;)" table:style-name="ce12">
            <text:p>0</text:p>
          </table:table-cell>
          <table:table-cell office:value-type="float" office:value="0" table:formula="of:=IF([.BO169]=[.BO170];[.BO170];&quot;RECONCILIATION!!!&quot;)" table:style-name="ce12">
            <text:p>0</text:p>
          </table:table-cell>
          <table:table-cell office:value-type="string" office:string-value="FALSE" table:formula="of:=IF([.BP169]=[.BP170];[.BP170];&quot;RECONCILIATION!!!&quot;)" table:style-name="ce12">
            <text:p>FALSE</text:p>
          </table:table-cell>
          <table:table-cell office:value-type="string" office:string-value="RECONCILIATION!!!" table:formula="of:=IF([.BQ169]=[.BQ170];[.BQ170];&quot;RECONCILIATION!!!&quot;)" table:style-name="ce12">
            <text:p>RECONCILIATION!!!</text:p>
          </table:table-cell>
          <table:table-cell office:value-type="float" office:value="0" table:formula="of:=IF([.BR169]=[.BR170];[.BR170];&quot;RECONCILIATION!!!&quot;)" table:style-name="ce12">
            <text:p>0</text:p>
          </table:table-cell>
          <table:table-cell office:value-type="float" office:value="0" table:formula="of:=IF([.BS169]=[.BS170];[.BS170];&quot;RECONCILIATION!!!&quot;)" table:style-name="ce12">
            <text:p>0</text:p>
          </table:table-cell>
          <table:table-cell office:value-type="float" office:value="0" table:formula="of:=IF([.BT169]=[.BT170];[.BT170];&quot;RECONCILIATION!!!&quot;)" table:style-name="ce12">
            <text:p>0</text:p>
          </table:table-cell>
          <table:table-cell office:value-type="float" office:value="0" table:formula="of:=IF([.BU169]=[.BU170];[.BU170];&quot;RECONCILIATION!!!&quot;)" table:style-name="ce12">
            <text:p>0</text:p>
          </table:table-cell>
          <table:table-cell office:value-type="float" office:value="0" table:formula="of:=IF([.BV169]=[.BV170];[.BV170];&quot;RECONCILIATION!!!&quot;)" table:style-name="ce12">
            <text:p>0</text:p>
          </table:table-cell>
          <table:table-cell office:value-type="float" office:value="0" table:formula="of:=IF([.BW169]=[.BW170];[.BW170];&quot;RECONCILIATION!!!&quot;)" table:style-name="ce12">
            <text:p>0</text:p>
          </table:table-cell>
          <table:table-cell office:value-type="float" office:value="0" table:formula="of:=IF([.BX169]=[.BX170];[.BX170];&quot;RECONCILIATION!!!&quot;)" table:style-name="ce12">
            <text:p>0</text:p>
          </table:table-cell>
          <table:table-cell office:value-type="float" office:value="0" table:formula="of:=IF([.BY169]=[.BY170];[.BY170];&quot;RECONCILIATION!!!&quot;)" table:style-name="ce12">
            <text:p>0</text:p>
          </table:table-cell>
          <table:table-cell office:value-type="float" office:value="0" table:formula="of:=IF([.BZ169]=[.BZ170];[.BZ170];&quot;RECONCILIATION!!!&quot;)" table:style-name="ce12">
            <text:p>0</text:p>
          </table:table-cell>
          <table:table-cell office:value-type="float" office:value="0" table:formula="of:=IF([.CA169]=[.CA170];[.CA170];&quot;RECONCILIATION!!!&quot;)" table:style-name="ce12">
            <text:p>0</text:p>
          </table:table-cell>
          <table:table-cell office:value-type="float" office:value="0" table:formula="of:=IF([.CB169]=[.CB170];[.CB170];&quot;RECONCILIATION!!!&quot;)" table:style-name="ce12">
            <text:p>0</text:p>
          </table:table-cell>
          <table:table-cell office:value-type="float" office:value="0" table:formula="of:=IF([.CC169]=[.CC170];[.CC170];&quot;RECONCILIATION!!!&quot;)" table:style-name="ce12">
            <text:p>0</text:p>
          </table:table-cell>
          <table:table-cell office:value-type="float" office:value="0" table:formula="of:=IF([.CD169]=[.CD170];[.CD170];&quot;RECONCILIATION!!!&quot;)" table:style-name="ce12">
            <text:p>0</text:p>
          </table:table-cell>
          <table:table-cell office:value-type="string" office:string-value="FALSE" table:formula="of:=IF([.CE169]=[.CE170];[.CE170];&quot;RECONCILIATION!!!&quot;)" table:style-name="ce12">
            <text:p>FALSE</text:p>
          </table:table-cell>
          <table:table-cell office:value-type="string" office:string-value="RECONCILIATION!!!" table:formula="of:=IF([.CF169]=[.CF170];[.CF170];&quot;RECONCILIATION!!!&quot;)" table:style-name="ce12">
            <text:p>RECONCILIATION!!!</text:p>
          </table:table-cell>
          <table:table-cell office:value-type="float" office:value="0" table:formula="of:=IF([.CG169]=[.CG170];[.CG170];&quot;RECONCILIATION!!!&quot;)" table:style-name="ce12">
            <text:p>0</text:p>
          </table:table-cell>
          <table:table-cell office:value-type="string" office:string-value="RECONCILIATION!!!" table:formula="of:=IF([.CH169]=[.CH170];[.CH170];&quot;RECONCILIATION!!!&quot;)" table:style-name="ce12">
            <text:p>RECONCILIATION!!!</text:p>
          </table:table-cell>
          <table:table-cell office:value-type="string" office:string-value="RECONCILIATION!!!" table:formula="of:=IF([.CI169]=[.CI170];[.CI170];&quot;RECONCILIATION!!!&quot;)" table:style-name="ce12">
            <text:p>RECONCILIATION!!!</text:p>
          </table:table-cell>
          <table:table-cell office:value-type="float" office:value="0" table:formula="of:=IF([.CJ169]=[.CJ170];[.CJ170];&quot;RECONCILIATION!!!&quot;)" table:style-name="ce12">
            <text:p>0</text:p>
          </table:table-cell>
          <table:table-cell office:value-type="float" office:value="0" table:formula="of:=IF([.CK169]=[.CK170];[.CK170];&quot;RECONCILIATION!!!&quot;)" table:style-name="ce12">
            <text:p>0</text:p>
          </table:table-cell>
          <table:table-cell office:value-type="float" office:value="0" table:formula="of:=IF([.CL169]=[.CL170];[.CL170];&quot;RECONCILIATION!!!&quot;)" table:style-name="ce12">
            <text:p>0</text:p>
          </table:table-cell>
          <table:table-cell office:value-type="float" office:value="0" table:formula="of:=IF([.CM169]=[.CM170];[.CM170];&quot;RECONCILIATION!!!&quot;)" table:style-name="ce12">
            <text:p>0</text:p>
          </table:table-cell>
          <table:table-cell office:value-type="string" office:string-value="FALSE" table:formula="of:=IF([.CN169]=[.CN170];[.CN170];&quot;RECONCILIATION!!!&quot;)" table:style-name="ce12">
            <text:p>FALSE</text:p>
          </table:table-cell>
          <table:table-cell office:value-type="string" office:string-value="RECONCILIATION!!!" table:formula="of:=IF([.CO169]=[.CO170];[.CO170];&quot;RECONCILIATION!!!&quot;)" table:style-name="ce12">
            <text:p>RECONCILIATION!!!</text:p>
          </table:table-cell>
          <table:table-cell office:value-type="float" office:value="0" table:formula="of:=IF([.CP169]=[.CP170];[.CP170];&quot;RECONCILIATION!!!&quot;)" table:style-name="ce12">
            <text:p>0</text:p>
          </table:table-cell>
          <table:table-cell office:value-type="float" office:value="0" table:formula="of:=IF([.CQ169]=[.CQ170];[.CQ170];&quot;RECONCILIATION!!!&quot;)" table:style-name="ce12">
            <text:p>0</text:p>
          </table:table-cell>
          <table:table-cell office:value-type="float" office:value="0" table:formula="of:=IF([.CR169]=[.CR170];[.CR170];&quot;RECONCILIATION!!!&quot;)" table:style-name="ce12">
            <text:p>0</text:p>
          </table:table-cell>
          <table:table-cell office:value-type="float" office:value="0" table:formula="of:=IF([.CS169]=[.CS170];[.CS170];&quot;RECONCILIATION!!!&quot;)" table:style-name="ce12">
            <text:p>0</text:p>
          </table:table-cell>
          <table:table-cell office:value-type="float" office:value="0" table:formula="of:=IF([.CT169]=[.CT170];[.CT170];&quot;RECONCILIATION!!!&quot;)" table:style-name="ce12">
            <text:p>0</text:p>
          </table:table-cell>
          <table:table-cell office:value-type="float" office:value="0" table:formula="of:=IF([.CU169]=[.CU170];[.CU170];&quot;RECONCILIATION!!!&quot;)" table:style-name="ce12">
            <text:p>0</text:p>
          </table:table-cell>
          <table:table-cell office:value-type="float" office:value="0" table:formula="of:=IF([.CV169]=[.CV170];[.CV170];&quot;RECONCILIATION!!!&quot;)" table:style-name="ce12">
            <text:p>0</text:p>
          </table:table-cell>
          <table:table-cell office:value-type="string" office:string-value="FALSE" table:formula="of:=IF([.CW169]=[.CW170];[.CW170];&quot;RECONCILIATION!!!&quot;)" table:style-name="ce12">
            <text:p>FALSE</text:p>
          </table:table-cell>
          <table:table-cell office:value-type="string" office:string-value="RECONCILIATION!!!" table:formula="of:=IF([.CX169]=[.CX170];[.CX170];&quot;RECONCILIATION!!!&quot;)" table:style-name="ce12">
            <text:p>RECONCILIATION!!!</text:p>
          </table:table-cell>
          <table:table-cell office:value-type="float" office:value="0" table:formula="of:=IF([.CY169]=[.CY170];[.CY170];&quot;RECONCILIATION!!!&quot;)" table:style-name="ce12">
            <text:p>0</text:p>
          </table:table-cell>
          <table:table-cell office:value-type="float" office:value="0" table:formula="of:=IF([.CZ169]=[.CZ170];[.CZ170];&quot;RECONCILIATION!!!&quot;)" table:style-name="ce12">
            <text:p>0</text:p>
          </table:table-cell>
          <table:table-cell office:value-type="float" office:value="0" table:formula="of:=IF([.DA169]=[.DA170];[.DA170];&quot;RECONCILIATION!!!&quot;)" table:style-name="ce12">
            <text:p>0</text:p>
          </table:table-cell>
          <table:table-cell office:value-type="float" office:value="0" table:formula="of:=IF([.DB169]=[.DB170];[.DB170];&quot;RECONCILIATION!!!&quot;)" table:style-name="ce12">
            <text:p>0</text:p>
          </table:table-cell>
          <table:table-cell office:value-type="string" office:string-value="FALSE" table:formula="of:=IF([.DC169]=[.DC170];[.DC170];&quot;RECONCILIATION!!!&quot;)" table:style-name="ce12">
            <text:p>FALSE</text:p>
          </table:table-cell>
          <table:table-cell office:value-type="string" office:string-value="RECONCILIATION!!!" table:formula="of:=IF([.DD169]=[.DD170];[.DD170];&quot;RECONCILIATION!!!&quot;)" table:style-name="ce12">
            <text:p>RECONCILIATION!!!</text:p>
          </table:table-cell>
          <table:table-cell office:value-type="float" office:value="0" table:formula="of:=IF([.DE169]=[.DE170];[.DE170];&quot;RECONCILIATION!!!&quot;)" table:style-name="ce12">
            <text:p>0</text:p>
          </table:table-cell>
          <table:table-cell office:value-type="float" office:value="0" table:formula="of:=IF([.DF169]=[.DF170];[.DF170];&quot;RECONCILIATION!!!&quot;)" table:style-name="ce12">
            <text:p>0</text:p>
          </table:table-cell>
          <table:table-cell office:value-type="float" office:value="0" table:formula="of:=IF([.DG169]=[.DG170];[.DG170];&quot;RECONCILIATION!!!&quot;)" table:style-name="ce12">
            <text:p>0</text:p>
          </table:table-cell>
          <table:table-cell office:value-type="float" office:value="0" table:formula="of:=IF([.DH169]=[.DH170];[.DH170];&quot;RECONCILIATION!!!&quot;)" table:style-name="ce12">
            <text:p>0</text:p>
          </table:table-cell>
          <table:table-cell office:value-type="string" office:string-value="FALSE" table:formula="of:=IF([.DI169]=[.DI170];[.DI170];&quot;RECONCILIATION!!!&quot;)" table:style-name="ce12">
            <text:p>FALSE</text:p>
          </table:table-cell>
          <table:table-cell office:value-type="string" office:string-value="RECONCILIATION!!!" table:formula="of:=IF([.DJ169]=[.DJ170];[.DJ170];&quot;RECONCILIATION!!!&quot;)" table:style-name="ce12">
            <text:p>RECONCILIATION!!!</text:p>
          </table:table-cell>
          <table:table-cell office:value-type="float" office:value="0" table:formula="of:=IF([.DK169]=[.DK170];[.DK170];&quot;RECONCILIATION!!!&quot;)" table:style-name="ce12">
            <text:p>0</text:p>
          </table:table-cell>
          <table:table-cell office:value-type="float" office:value="0" table:formula="of:=IF([.DL169]=[.DL170];[.DL170];&quot;RECONCILIATION!!!&quot;)" table:style-name="ce12">
            <text:p>0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12:58:33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1d362025-1467-4810-8d69-52df43b69821</text:p>
          </table:table-cell>
          <table:table-cell table:number-columns-repeated="9" table:style-name="ce1"/>
          <table:table-cell office:value-type="string" table:style-name="ce1">
            <text:p>C57BL/6 mice and LCN2 KO) mice</text:p>
          </table:table-cell>
          <table:table-cell office:value-type="string" table:style-name="ce1">
            <text:p>b493bc23-34a6-4b6e-acc7-9dfe38bc95a3</text:p>
          </table:table-cell>
          <table:table-cell office:value-type="string" table:style-name="ce1">
            <text:p>only record the data of C57BL/6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0e49b8da-a2c7-4856-ad02-d4ce8b4bd36b</text:p>
          </table:table-cell>
          <table:table-cell table:number-columns-repeated="13" table:style-name="ce1"/>
          <table:table-cell office:value-type="string" table:style-name="ce1">
            <text:p>5-0</text:p>
          </table:table-cell>
          <table:table-cell office:value-type="string" table:style-name="ce1">
            <text:p>73418521-db0d-4e15-aa59-54f57a8ea5e8</text:p>
          </table:table-cell>
          <table:table-cell table:number-columns-repeated="19" table:style-name="ce1"/>
          <table:table-cell office:value-type="string" table:style-name="ce1">
            <text:p>Animals were housed under standard 12:12 light‐dark conditions and allowed free water and food</text:p>
          </table:table-cell>
          <table:table-cell office:value-type="string" table:style-name="ce1">
            <text:p>de12bcc2-0986-4812-9108-0ec01fc1e7df</text:p>
          </table:table-cell>
          <table:table-cell table:number-columns-repeated="10" table:style-name="ce1"/>
          <table:table-cell office:value-type="string" table:style-name="ce1">
            <text:p>adult</text:p>
          </table:table-cell>
          <table:table-cell office:value-type="string" table:style-name="ce1">
            <text:p>e891a18e-1ae0-4ae2-af40-bc95d1a847cc</text:p>
          </table:table-cell>
          <table:table-cell table:number-columns-repeated="13" table:style-name="ce1"/>
          <table:table-cell office:value-type="string" table:style-name="ce1">
            <text:p>22-30g</text:p>
          </table:table-cell>
          <table:table-cell office:value-type="string" table:style-name="ce1">
            <text:p>4f7e02f7-0674-452f-8253-3f263051f474</text:p>
          </table:table-cell>
          <table:table-cell table:number-columns-repeated="7" table:style-name="ce1"/>
          <table:table-cell office:value-type="string" table:style-name="ce1">
            <text:p>isoflurane 5% induction and 1.5-2% maintain</text:p>
          </table:table-cell>
          <table:table-cell office:value-type="string" table:style-name="ce1">
            <text:p>925501fd-144a-4965-8aeb-d97bc2a84845</text:p>
          </table:table-cell>
          <table:table-cell table:number-columns-repeated="4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ce74e37d-d2b2-4342-8a0d-8f92657bf614</text:p>
          </table:table-cell>
          <table:table-cell table:number-columns-repeated="19" table:style-name="ce1"/>
          <table:table-cell office:value-type="string" table:style-name="ce1">
            <text:p>Left ECA</text:p>
          </table:table-cell>
          <table:table-cell office:value-type="string" table:style-name="ce1">
            <text:p>04956813-ade4-4d40-8eaf-9e18b5279640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12:58:33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1d362025-1467-4810-8d69-52df43b69821</text:p>
          </table:table-cell>
          <table:table-cell table:number-columns-repeated="9" table:style-name="ce1"/>
          <table:table-cell office:value-type="string" table:style-name="ce1">
            <text:p>C57BL/6 mice and LCN2 KO) mice</text:p>
          </table:table-cell>
          <table:table-cell office:value-type="string" table:style-name="ce1">
            <text:p>b493bc23-34a6-4b6e-acc7-9dfe38bc95a3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0e49b8da-a2c7-4856-ad02-d4ce8b4bd36b</text:p>
          </table:table-cell>
          <table:table-cell table:number-columns-repeated="13" table:style-name="ce1"/>
          <table:table-cell office:value-type="string" table:style-name="ce1">
            <text:p>5-0</text:p>
          </table:table-cell>
          <table:table-cell office:value-type="string" table:style-name="ce1">
            <text:p>73418521-db0d-4e15-aa59-54f57a8ea5e8</text:p>
          </table:table-cell>
          <table:table-cell table:number-columns-repeated="19" table:style-name="ce1"/>
          <table:table-cell office:value-type="string" table:style-name="ce1">
            <text:p>Animals were housed under standard 12:12 light‐dark conditions and allowed free water and food</text:p>
          </table:table-cell>
          <table:table-cell office:value-type="string" table:style-name="ce1">
            <text:p>de12bcc2-0986-4812-9108-0ec01fc1e7df</text:p>
          </table:table-cell>
          <table:table-cell table:number-columns-repeated="10" table:style-name="ce1"/>
          <table:table-cell office:value-type="string" table:style-name="ce1">
            <text:p>adult</text:p>
          </table:table-cell>
          <table:table-cell office:value-type="string" table:style-name="ce1">
            <text:p>e891a18e-1ae0-4ae2-af40-bc95d1a847cc</text:p>
          </table:table-cell>
          <table:table-cell table:number-columns-repeated="13" table:style-name="ce1"/>
          <table:table-cell office:value-type="string" table:style-name="ce1">
            <text:p>22-30g</text:p>
          </table:table-cell>
          <table:table-cell office:value-type="string" table:style-name="ce1">
            <text:p>4f7e02f7-0674-452f-8253-3f263051f474</text:p>
          </table:table-cell>
          <table:table-cell table:number-columns-repeated="7" table:style-name="ce1"/>
          <table:table-cell office:value-type="string" table:style-name="ce1">
            <text:p>isoflurane 5% induction and 1.5-2% maintain</text:p>
          </table:table-cell>
          <table:table-cell office:value-type="string" table:style-name="ce1">
            <text:p>925501fd-144a-4965-8aeb-d97bc2a84845</text:p>
          </table:table-cell>
          <table:table-cell table:number-columns-repeated="4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ce74e37d-d2b2-4342-8a0d-8f92657bf614</text:p>
          </table:table-cell>
          <table:table-cell table:number-columns-repeated="19" table:style-name="ce1"/>
          <table:table-cell office:value-type="string" table:style-name="ce1">
            <text:p>Left ECA</text:p>
          </table:table-cell>
          <table:table-cell office:value-type="string" table:style-name="ce1">
            <text:p>04956813-ade4-4d40-8eaf-9e18b5279640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12:58:33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1d362025-1467-4810-8d69-52df43b69821</text:p>
          </table:table-cell>
          <table:table-cell table:style-name="ce1"/>
          <table:table-cell office:value-type="string" table:style-name="ce1">
            <text:p>ad06f9ac-c984-4818-8ad5-c63ccb278e4b</text:p>
          </table:table-cell>
          <table:table-cell table:number-columns-repeated="2" table:style-name="ce1"/>
          <table:table-cell office:value-type="string" table:style-name="ce1">
            <text:p>23adcdb3-3bac-4f67-9ee3-db91c451ed6a</text:p>
          </table:table-cell>
          <table:table-cell table:number-columns-repeated="2" table:style-name="ce1"/>
          <table:table-cell office:value-type="string" table:style-name="ce1">
            <text:p>1d7b778b-69c6-4e33-b3fa-2a2d280528cd</text:p>
          </table:table-cell>
          <table:table-cell table:style-name="ce1"/>
          <table:table-cell office:value-type="string" table:style-name="ce1">
            <text:p>C57BL/6 mice and LCN2 KO) mice</text:p>
          </table:table-cell>
          <table:table-cell table:style-name="ce1"/>
          <table:table-cell office:value-type="string" table:style-name="ce1">
            <text:p>only record the data of C57BL/6</text:p>
          </table:table-cell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a6c10bee-dfc3-4d8b-bdaf-4f2bb0c8fb71</text:p>
          </table:table-cell>
          <table:table-cell table:number-columns-repeated="2" table:style-name="ce1"/>
          <table:table-cell office:value-type="string" table:style-name="ce1">
            <text:p>9e0a6a67-5658-4a3a-8530-85eab59917f9</text:p>
          </table:table-cell>
          <table:table-cell table:number-columns-repeated="2" table:style-name="ce1"/>
          <table:table-cell office:value-type="string" table:style-name="ce1">
            <text:p>d41883df-feda-45a5-bd03-7440ee1d100f</text:p>
          </table:table-cell>
          <table:table-cell table:number-columns-repeated="2" table:style-name="ce1"/>
          <table:table-cell office:value-type="string" table:style-name="ce1">
            <text:p>ce6fb043-a6ca-464c-969f-acd1b7c51923</text:p>
          </table:table-cell>
          <table:table-cell table:style-name="ce1"/>
          <table:table-cell office:value-type="string" table:style-name="ce1">
            <text:p>5-0</text:p>
          </table:table-cell>
          <table:table-cell table:number-columns-repeated="3" table:style-name="ce1"/>
          <table:table-cell office:value-type="string" table:style-name="ce1">
            <text:p>3156ada4-b644-442b-bd51-ae87b259a693</text:p>
          </table:table-cell>
          <table:table-cell table:number-columns-repeated="5" table:style-name="ce1"/>
          <table:table-cell office:value-type="string" table:style-name="ce1">
            <text:p>8d236ec4-3d16-4ee7-b18d-eb4ae0a68228</text:p>
          </table:table-cell>
          <table:table-cell table:number-columns-repeated="2" table:style-name="ce1"/>
          <table:table-cell office:value-type="string" table:style-name="ce1">
            <text:p>a64c2e43-0292-40ab-a055-5722936abb7c</text:p>
          </table:table-cell>
          <table:table-cell table:number-columns-repeated="2" table:style-name="ce1"/>
          <table:table-cell office:value-type="string" table:style-name="ce1">
            <text:p>99e68dfd-3d85-4695-822f-cc83a38cf222</text:p>
          </table:table-cell>
          <table:table-cell table:number-columns-repeated="4" table:style-name="ce1"/>
          <table:table-cell office:value-type="string" table:style-name="ce1">
            <text:p>Animals were housed under standard 12:12 light‐dark conditions and allowed free water and food</text:p>
          </table:table-cell>
          <table:table-cell table:number-columns-repeated="3" table:style-name="ce1"/>
          <table:table-cell office:value-type="string" table:style-name="ce1">
            <text:p>2787ffab-1d0f-4c44-8041-ae000f5e3252</text:p>
          </table:table-cell>
          <table:table-cell table:number-columns-repeated="2" table:style-name="ce1"/>
          <table:table-cell office:value-type="string" table:style-name="ce1">
            <text:p>4da58e2e-d813-4021-8f89-abb9701faffc</text:p>
          </table:table-cell>
          <table:table-cell table:number-columns-repeated="4" table:style-name="ce1"/>
          <table:table-cell office:value-type="string" table:style-name="ce1">
            <text:p>adult</text:p>
          </table:table-cell>
          <table:table-cell table:number-columns-repeated="3" table:style-name="ce1"/>
          <table:table-cell office:value-type="string" table:style-name="ce1">
            <text:p>ee0c3484-7647-4c3b-8b45-c86af986d1f1</text:p>
          </table:table-cell>
          <table:table-cell table:number-columns-repeated="5" table:style-name="ce1"/>
          <table:table-cell office:value-type="string" table:style-name="ce1">
            <text:p>9665e3e8-92c4-4bde-ba87-7792c5d41fd2</text:p>
          </table:table-cell>
          <table:table-cell table:number-columns-repeated="4" table:style-name="ce1"/>
          <table:table-cell office:value-type="string" table:style-name="ce1">
            <text:p>22-30g</text:p>
          </table:table-cell>
          <table:table-cell table:number-columns-repeated="3" table:style-name="ce1"/>
          <table:table-cell office:value-type="string" table:style-name="ce1">
            <text:p>47ad84b3-0094-42f6-ac8a-8a0e1b55bf45</text:p>
          </table:table-cell>
          <table:table-cell table:number-columns-repeated="2" table:style-name="ce1"/>
          <table:table-cell office:value-type="string" table:style-name="ce1">
            <text:p>31ca7868-6aab-43ee-811a-c47a3d649610</text:p>
          </table:table-cell>
          <table:table-cell table:style-name="ce1"/>
          <table:table-cell office:value-type="string" table:style-name="ce1">
            <text:p>isoflurane 5% induction and 1.5-2% maintain</text:p>
          </table:table-cell>
          <table:table-cell table:number-columns-repeated="3" table:style-name="ce1"/>
          <table:table-cell office:value-type="string" table:style-name="ce1">
            <text:p>c6a7174c-84ac-4f2c-a716-e62df81fa5a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6" table:style-name="ce1"/>
          <table:table-cell office:value-type="string" table:style-name="ce1">
            <text:p>06976e83-f7da-4422-9e1d-e31074b53a8d</text:p>
          </table:table-cell>
          <table:table-cell table:number-columns-repeated="2" table:style-name="ce1"/>
          <table:table-cell office:value-type="string" table:style-name="ce1">
            <text:p>c09e362c-a638-4820-85e6-8c2d245b65de</text:p>
          </table:table-cell>
          <table:table-cell table:number-columns-repeated="2" table:style-name="ce1"/>
          <table:table-cell office:value-type="string" table:style-name="ce1">
            <text:p>bf03482c-8f31-481c-ad78-ba75cbab8264</text:p>
          </table:table-cell>
          <table:table-cell table:number-columns-repeated="5" table:style-name="ce1"/>
          <table:table-cell office:value-type="string" table:style-name="ce1">
            <text:p>787f0658-31ef-4a29-b920-65fb17aa24ec</text:p>
          </table:table-cell>
          <table:table-cell table:style-name="ce1"/>
          <table:table-cell office:value-type="string" table:style-name="ce1">
            <text:p>Left ECA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12:58:33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1d362025-1467-4810-8d69-52df43b69821</text:p>
          </table:table-cell>
          <table:table-cell table:style-name="ce1"/>
          <table:table-cell office:value-type="string" table:style-name="ce1">
            <text:p>ad06f9ac-c984-4818-8ad5-c63ccb278e4b</text:p>
          </table:table-cell>
          <table:table-cell table:number-columns-repeated="2" table:style-name="ce1"/>
          <table:table-cell office:value-type="string" table:style-name="ce1">
            <text:p>23adcdb3-3bac-4f67-9ee3-db91c451ed6a</text:p>
          </table:table-cell>
          <table:table-cell table:number-columns-repeated="2" table:style-name="ce1"/>
          <table:table-cell office:value-type="string" table:style-name="ce1">
            <text:p>1d7b778b-69c6-4e33-b3fa-2a2d280528cd</text:p>
          </table:table-cell>
          <table:table-cell table:style-name="ce1"/>
          <table:table-cell office:value-type="string" table:style-name="ce1">
            <text:p>C57BL/6 mice and LCN2 KO) mice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table:number-columns-repeated="3" table:style-name="ce1"/>
          <table:table-cell office:value-type="string" table:style-name="ce1">
            <text:p>a6c10bee-dfc3-4d8b-bdaf-4f2bb0c8fb71</text:p>
          </table:table-cell>
          <table:table-cell table:number-columns-repeated="2" table:style-name="ce1"/>
          <table:table-cell office:value-type="string" table:style-name="ce1">
            <text:p>9e0a6a67-5658-4a3a-8530-85eab59917f9</text:p>
          </table:table-cell>
          <table:table-cell table:number-columns-repeated="2" table:style-name="ce1"/>
          <table:table-cell office:value-type="string" table:style-name="ce1">
            <text:p>d41883df-feda-45a5-bd03-7440ee1d100f</text:p>
          </table:table-cell>
          <table:table-cell table:number-columns-repeated="2" table:style-name="ce1"/>
          <table:table-cell office:value-type="string" table:style-name="ce1">
            <text:p>ce6fb043-a6ca-464c-969f-acd1b7c51923</text:p>
          </table:table-cell>
          <table:table-cell table:style-name="ce1"/>
          <table:table-cell office:value-type="string" table:style-name="ce1">
            <text:p>5-0</text:p>
          </table:table-cell>
          <table:table-cell table:number-columns-repeated="3" table:style-name="ce1"/>
          <table:table-cell office:value-type="string" table:style-name="ce1">
            <text:p>3156ada4-b644-442b-bd51-ae87b259a693</text:p>
          </table:table-cell>
          <table:table-cell table:number-columns-repeated="5" table:style-name="ce1"/>
          <table:table-cell office:value-type="string" table:style-name="ce1">
            <text:p>8d236ec4-3d16-4ee7-b18d-eb4ae0a68228</text:p>
          </table:table-cell>
          <table:table-cell table:number-columns-repeated="2" table:style-name="ce1"/>
          <table:table-cell office:value-type="string" table:style-name="ce1">
            <text:p>a64c2e43-0292-40ab-a055-5722936abb7c</text:p>
          </table:table-cell>
          <table:table-cell table:number-columns-repeated="2" table:style-name="ce1"/>
          <table:table-cell office:value-type="string" table:style-name="ce1">
            <text:p>99e68dfd-3d85-4695-822f-cc83a38cf222</text:p>
          </table:table-cell>
          <table:table-cell table:number-columns-repeated="4" table:style-name="ce1"/>
          <table:table-cell office:value-type="string" table:style-name="ce1">
            <text:p>Animals were housed under standard 12:12 light‐dark conditions and allowed free water and food</text:p>
          </table:table-cell>
          <table:table-cell table:number-columns-repeated="3" table:style-name="ce1"/>
          <table:table-cell office:value-type="string" table:style-name="ce1">
            <text:p>2787ffab-1d0f-4c44-8041-ae000f5e3252</text:p>
          </table:table-cell>
          <table:table-cell table:number-columns-repeated="2" table:style-name="ce1"/>
          <table:table-cell office:value-type="string" table:style-name="ce1">
            <text:p>4da58e2e-d813-4021-8f89-abb9701faffc</text:p>
          </table:table-cell>
          <table:table-cell table:number-columns-repeated="4" table:style-name="ce1"/>
          <table:table-cell office:value-type="string" table:style-name="ce1">
            <text:p>adult</text:p>
          </table:table-cell>
          <table:table-cell table:number-columns-repeated="3" table:style-name="ce1"/>
          <table:table-cell office:value-type="string" table:style-name="ce1">
            <text:p>ee0c3484-7647-4c3b-8b45-c86af986d1f1</text:p>
          </table:table-cell>
          <table:table-cell table:number-columns-repeated="5" table:style-name="ce1"/>
          <table:table-cell office:value-type="string" table:style-name="ce1">
            <text:p>9665e3e8-92c4-4bde-ba87-7792c5d41fd2</text:p>
          </table:table-cell>
          <table:table-cell table:number-columns-repeated="4" table:style-name="ce1"/>
          <table:table-cell office:value-type="string" table:style-name="ce1">
            <text:p>22-30g</text:p>
          </table:table-cell>
          <table:table-cell table:number-columns-repeated="3" table:style-name="ce1"/>
          <table:table-cell office:value-type="string" table:style-name="ce1">
            <text:p>47ad84b3-0094-42f6-ac8a-8a0e1b55bf45</text:p>
          </table:table-cell>
          <table:table-cell table:number-columns-repeated="2" table:style-name="ce1"/>
          <table:table-cell office:value-type="string" table:style-name="ce1">
            <text:p>31ca7868-6aab-43ee-811a-c47a3d649610</text:p>
          </table:table-cell>
          <table:table-cell table:style-name="ce1"/>
          <table:table-cell office:value-type="string" table:style-name="ce1">
            <text:p>isoflurane 5% induction and 1.5-2% maintain</text:p>
          </table:table-cell>
          <table:table-cell table:number-columns-repeated="3" table:style-name="ce1"/>
          <table:table-cell office:value-type="string" table:style-name="ce1">
            <text:p>c6a7174c-84ac-4f2c-a716-e62df81fa5a7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6" table:style-name="ce1"/>
          <table:table-cell office:value-type="string" table:style-name="ce1">
            <text:p>06976e83-f7da-4422-9e1d-e31074b53a8d</text:p>
          </table:table-cell>
          <table:table-cell table:number-columns-repeated="2" table:style-name="ce1"/>
          <table:table-cell office:value-type="string" table:style-name="ce1">
            <text:p>c09e362c-a638-4820-85e6-8c2d245b65de</text:p>
          </table:table-cell>
          <table:table-cell table:number-columns-repeated="2" table:style-name="ce1"/>
          <table:table-cell office:value-type="string" table:style-name="ce1">
            <text:p>bf03482c-8f31-481c-ad78-ba75cbab8264</text:p>
          </table:table-cell>
          <table:table-cell table:number-columns-repeated="5" table:style-name="ce1"/>
          <table:table-cell office:value-type="string" table:style-name="ce1">
            <text:p>787f0658-31ef-4a29-b920-65fb17aa24ec</text:p>
          </table:table-cell>
          <table:table-cell table:style-name="ce1"/>
          <table:table-cell office:value-type="string" table:style-name="ce1">
            <text:p>Left ECA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12:58:33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b493bc23-34a6-4b6e-acc7-9dfe38bc95a3</text:p>
          </table:table-cell>
          <table:table-cell office:value-type="string" table:style-name="ce1">
            <text:p>only record the data of C57BL/6</text:p>
          </table:table-cell>
          <table:table-cell table:style-name="ce1"/>
          <table:table-cell office:value-type="string" table:style-name="ce1">
            <text:p>0e49b8da-a2c7-4856-ad02-d4ce8b4bd36b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73418521-db0d-4e15-aa59-54f57a8ea5e8</text:p>
          </table:table-cell>
          <table:table-cell table:style-name="ce1"/>
          <table:table-cell office:value-type="string" table:style-name="ce1">
            <text:p>Inhalative</text:p>
          </table:table-cell>
          <table:table-cell table:number-columns-repeated="5" table:style-name="ce1"/>
          <table:table-cell office:value-type="string" table:style-name="ce1">
            <text:p>other conditions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de12bcc2-0986-4812-9108-0ec01fc1e7df</text:p>
          </table:table-cell>
          <table:table-cell table:style-name="ce1"/>
          <table:table-cell office:value-type="string" table:style-name="ce1">
            <text:p>uncoated</text:p>
          </table:table-cell>
          <table:table-cell table:number-columns-repeated="2" table:style-name="ce1"/>
          <table:table-cell office:value-type="string" table:style-name="ce1">
            <text:p>Ya Hua</text:p>
          </table:table-cell>
          <table:table-cell table:number-columns-repeated="6" table:style-name="ce1"/>
          <table:table-cell office:value-type="string" table:style-name="ce1">
            <text:p>e891a18e-1ae0-4ae2-af40-bc95d1a847cc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1">
            <text:p>MRI scan</text:p>
          </table:table-cell>
          <table:table-cell table:number-columns-repeated="6" table:style-name="ce1"/>
          <table:table-cell office:value-type="string" table:style-name="ce1">
            <text:p>4f7e02f7-0674-452f-8253-3f263051f474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yahua@umich.edu</text:p>
          </table:table-cell>
          <table:table-cell table:number-columns-repeated="3" table:style-name="ce1"/>
          <table:table-cell office:value-type="string" table:style-name="ce1">
            <text:p>925501fd-144a-4965-8aeb-d97bc2a84845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ce74e37d-d2b2-4342-8a0d-8f92657bf61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04956813-ade4-4d40-8eaf-9e18b5279640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12:58:33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b493bc23-34a6-4b6e-acc7-9dfe38bc95a3</text:p>
          </table:table-cell>
          <table:table-cell table:number-columns-repeated="2" table:style-name="ce1"/>
          <table:table-cell office:value-type="string" table:style-name="ce1">
            <text:p>0e49b8da-a2c7-4856-ad02-d4ce8b4bd36b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73418521-db0d-4e15-aa59-54f57a8ea5e8</text:p>
          </table:table-cell>
          <table:table-cell table:style-name="ce1"/>
          <table:table-cell office:value-type="string" table:style-name="ce1">
            <text:p>Inhalative</text:p>
          </table:table-cell>
          <table:table-cell table:number-columns-repeated="5" table:style-name="ce1"/>
          <table:table-cell office:value-type="string" table:style-name="ce1">
            <text:p>other conditions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6" table:style-name="ce1"/>
          <table:table-cell office:value-type="string" table:style-name="ce1">
            <text:p>de12bcc2-0986-4812-9108-0ec01fc1e7df</text:p>
          </table:table-cell>
          <table:table-cell table:style-name="ce1"/>
          <table:table-cell office:value-type="string" table:style-name="ce1">
            <text:p>uncoated</text:p>
          </table:table-cell>
          <table:table-cell table:number-columns-repeated="2" table:style-name="ce1"/>
          <table:table-cell office:value-type="string" table:style-name="ce1">
            <text:p>Ya Hua</text:p>
          </table:table-cell>
          <table:table-cell table:number-columns-repeated="6" table:style-name="ce1"/>
          <table:table-cell office:value-type="string" table:style-name="ce1">
            <text:p>e891a18e-1ae0-4ae2-af40-bc95d1a847cc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1">
            <text:p>MRI scan</text:p>
          </table:table-cell>
          <table:table-cell table:number-columns-repeated="6" table:style-name="ce1"/>
          <table:table-cell office:value-type="string" table:style-name="ce1">
            <text:p>4f7e02f7-0674-452f-8253-3f263051f474</text:p>
          </table:table-cell>
          <table:table-cell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yahua@umich.edu</text:p>
          </table:table-cell>
          <table:table-cell table:number-columns-repeated="3" table:style-name="ce1"/>
          <table:table-cell office:value-type="string" table:style-name="ce1">
            <text:p>925501fd-144a-4965-8aeb-d97bc2a84845</text:p>
          </table:table-cell>
          <table:table-cell table:style-name="ce1"/>
          <table:table-cell office:value-type="string" table:style-name="ce2">
            <text:p>FALSE</text:p>
          </table:table-cell>
          <table:table-cell table:number-columns-repeated="3" table:style-name="ce1"/>
          <table:table-cell office:value-type="string" table:style-name="ce1">
            <text:p>ce74e37d-d2b2-4342-8a0d-8f92657bf61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3" table:style-name="ce1"/>
          <table:table-cell office:value-type="string" table:style-name="ce1">
            <text:p>04956813-ade4-4d40-8eaf-9e18b5279640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12:58:33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ad06f9ac-c984-4818-8ad5-c63ccb278e4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3adcdb3-3bac-4f67-9ee3-db91c451ed6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d7b778b-69c6-4e33-b3fa-2a2d280528cd</text:p>
          </table:table-cell>
          <table:table-cell table:number-columns-repeated="3" table:style-name="ce1"/>
          <table:table-cell office:value-type="string" table:style-name="ce1">
            <text:p>only record the data of C57BL/6</text:p>
          </table:table-cell>
          <table:table-cell table:number-columns-repeated="3" table:style-name="ce1"/>
          <table:table-cell office:value-type="string" table:style-name="ce2">
            <text:p>FALSE</text:p>
          </table:table-cell>
          <table:table-cell office:value-type="string" table:style-name="ce1">
            <text:p>a6c10bee-dfc3-4d8b-bdaf-4f2bb0c8fb7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e0a6a67-5658-4a3a-8530-85eab59917f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41883df-feda-45a5-bd03-7440ee1d100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e6fb043-a6ca-464c-969f-acd1b7c51923</text:p>
          </table:table-cell>
          <table:table-cell table:number-columns-repeated="4" table:style-name="ce1"/>
          <table:table-cell office:value-type="string" table:style-name="ce1">
            <text:p>Inhalative</text:p>
          </table:table-cell>
          <table:table-cell office:value-type="string" table:style-name="ce1">
            <text:p>3156ada4-b644-442b-bd51-ae87b259a693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8d236ec4-3d16-4ee7-b18d-eb4ae0a682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a64c2e43-0292-40ab-a055-5722936abb7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9e68dfd-3d85-4695-822f-cc83a38cf222</text:p>
          </table:table-cell>
          <table:table-cell table:number-columns-repeated="7" table:style-name="ce1"/>
          <table:table-cell office:value-type="string" table:style-name="ce1">
            <text:p>uncoated</text:p>
          </table:table-cell>
          <table:table-cell office:value-type="string" table:style-name="ce1">
            <text:p>2787ffab-1d0f-4c44-8041-ae000f5e3252</text:p>
          </table:table-cell>
          <table:table-cell table:style-name="ce1"/>
          <table:table-cell office:value-type="string" table:style-name="ce1">
            <text:p>Ya Hua</text:p>
          </table:table-cell>
          <table:table-cell office:value-type="string" table:style-name="ce1">
            <text:p>4da58e2e-d813-4021-8f89-abb9701faffc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ee0c3484-7647-4c3b-8b45-c86af986d1f1</text:p>
          </table:table-cell>
          <table:table-cell table:number-columns-repeated="4" table:style-name="ce1"/>
          <table:table-cell office:value-type="string" table:style-name="ce1">
            <text:p>MRI scan</text:p>
          </table:table-cell>
          <table:table-cell office:value-type="string" table:style-name="ce1">
            <text:p>9665e3e8-92c4-4bde-ba87-7792c5d41fd2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47ad84b3-0094-42f6-ac8a-8a0e1b55bf45</text:p>
          </table:table-cell>
          <table:table-cell table:style-name="ce1"/>
          <table:table-cell office:value-type="string" table:style-name="ce1">
            <text:p>yahua@umich.edu</text:p>
          </table:table-cell>
          <table:table-cell office:value-type="string" table:style-name="ce1">
            <text:p>31ca7868-6aab-43ee-811a-c47a3d64961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6a7174c-84ac-4f2c-a716-e62df81fa5a7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06976e83-f7da-4422-9e1d-e31074b53a8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09e362c-a638-4820-85e6-8c2d245b65d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f03482c-8f31-481c-ad78-ba75cbab826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87f0658-31ef-4a29-b920-65fb17aa24ec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12:58:33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ad06f9ac-c984-4818-8ad5-c63ccb278e4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3adcdb3-3bac-4f67-9ee3-db91c451ed6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d7b778b-69c6-4e33-b3fa-2a2d280528cd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a6c10bee-dfc3-4d8b-bdaf-4f2bb0c8fb7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e0a6a67-5658-4a3a-8530-85eab59917f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41883df-feda-45a5-bd03-7440ee1d100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e6fb043-a6ca-464c-969f-acd1b7c51923</text:p>
          </table:table-cell>
          <table:table-cell table:number-columns-repeated="4" table:style-name="ce1"/>
          <table:table-cell office:value-type="string" table:style-name="ce1">
            <text:p>Inhalative</text:p>
          </table:table-cell>
          <table:table-cell office:value-type="string" table:style-name="ce1">
            <text:p>3156ada4-b644-442b-bd51-ae87b259a693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8d236ec4-3d16-4ee7-b18d-eb4ae0a6822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a64c2e43-0292-40ab-a055-5722936abb7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9e68dfd-3d85-4695-822f-cc83a38cf222</text:p>
          </table:table-cell>
          <table:table-cell table:number-columns-repeated="7" table:style-name="ce1"/>
          <table:table-cell office:value-type="string" table:style-name="ce1">
            <text:p>uncoated</text:p>
          </table:table-cell>
          <table:table-cell office:value-type="string" table:style-name="ce1">
            <text:p>2787ffab-1d0f-4c44-8041-ae000f5e3252</text:p>
          </table:table-cell>
          <table:table-cell table:style-name="ce1"/>
          <table:table-cell office:value-type="string" table:style-name="ce1">
            <text:p>Ya Hua</text:p>
          </table:table-cell>
          <table:table-cell office:value-type="string" table:style-name="ce1">
            <text:p>4da58e2e-d813-4021-8f89-abb9701faffc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ee0c3484-7647-4c3b-8b45-c86af986d1f1</text:p>
          </table:table-cell>
          <table:table-cell table:number-columns-repeated="4" table:style-name="ce1"/>
          <table:table-cell office:value-type="string" table:style-name="ce1">
            <text:p>MRI scan</text:p>
          </table:table-cell>
          <table:table-cell office:value-type="string" table:style-name="ce1">
            <text:p>9665e3e8-92c4-4bde-ba87-7792c5d41fd2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47ad84b3-0094-42f6-ac8a-8a0e1b55bf45</text:p>
          </table:table-cell>
          <table:table-cell table:style-name="ce1"/>
          <table:table-cell office:value-type="string" table:style-name="ce1">
            <text:p>yahua@umich.edu</text:p>
          </table:table-cell>
          <table:table-cell office:value-type="string" table:style-name="ce1">
            <text:p>31ca7868-6aab-43ee-811a-c47a3d64961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6a7174c-84ac-4f2c-a716-e62df81fa5a7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06976e83-f7da-4422-9e1d-e31074b53a8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09e362c-a638-4820-85e6-8c2d245b65d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f03482c-8f31-481c-ad78-ba75cbab826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87f0658-31ef-4a29-b920-65fb17aa24ec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3:27:36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7BL/6</text:p>
          </table:table-cell>
          <table:table-cell office:value-type="string" table:style-name="ce1">
            <text:p>2649adf1-2abe-4180-b77e-9c396dfc9e1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3:27:36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4c1843fd-ea20-4674-a0bc-8d11c2c03bdf</text:p>
          </table:table-cell>
          <table:table-cell table:number-columns-repeated="9" table:style-name="ce1"/>
          <table:table-cell office:value-type="string" table:style-name="ce1">
            <text:p>C57BL/6</text:p>
          </table:table-cell>
          <table:table-cell office:value-type="string" table:style-name="ce1">
            <text:p>2649adf1-2abe-4180-b77e-9c396dfc9e17</text:p>
          </table:table-cell>
          <table:table-cell table:number-columns-repeated="75" table:style-name="ce1"/>
          <table:table-cell office:value-type="string" table:style-name="ce1">
            <text:p>5% isoflurane and core body temperature was kept at 37.5°C with <text:s/>a controlled heating pad. After induction of anesthesia, isoflurane was <text:s/>maintained at 1.5%‐2.0%</text:p>
          </table:table-cell>
          <table:table-cell table:number-columns-repeated="16293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3:27:36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3eab5a45-716f-4dd4-b501-4a1110708d29</text:p>
          </table:table-cell>
          <table:table-cell table:number-columns-repeated="2" table:style-name="ce1"/>
          <table:table-cell office:value-type="string" table:style-name="ce1">
            <text:p>83cb8464-5399-4c5a-aa5e-968f30dc3177</text:p>
          </table:table-cell>
          <table:table-cell table:number-columns-repeated="2" table:style-name="ce1"/>
          <table:table-cell office:value-type="string" table:style-name="ce1">
            <text:p>3f5fd947-06c1-4f6f-bc9b-d7187b0ed707</text:p>
          </table:table-cell>
          <table:table-cell table:style-name="ce1"/>
          <table:table-cell office:value-type="string" table:style-name="ce1">
            <text:p>C57BL/6</text:p>
          </table:table-cell>
          <table:table-cell table:number-columns-repeated="3" table:style-name="ce1"/>
          <table:table-cell office:value-type="string" table:style-name="ce1">
            <text:p>c8a717b1-73e2-4eb7-b398-1c1b8f0e456e</text:p>
          </table:table-cell>
          <table:table-cell table:number-columns-repeated="2" table:style-name="ce1"/>
          <table:table-cell office:value-type="string" table:style-name="ce1">
            <text:p>0b6f0094-91ce-41bb-a648-8a8ae71dbe19</text:p>
          </table:table-cell>
          <table:table-cell table:number-columns-repeated="2" table:style-name="ce1"/>
          <table:table-cell office:value-type="string" table:style-name="ce1">
            <text:p>951dc172-8d99-4dda-8959-41ee630e79e7</text:p>
          </table:table-cell>
          <table:table-cell table:number-columns-repeated="2" table:style-name="ce1"/>
          <table:table-cell office:value-type="string" table:style-name="ce1">
            <text:p>7349374c-8a94-4cde-9fac-5a0d989a80a3</text:p>
          </table:table-cell>
          <table:table-cell table:number-columns-repeated="2" table:style-name="ce1"/>
          <table:table-cell office:value-type="string" table:style-name="ce1">
            <text:p>be3e78a4-e1b2-46a5-ac20-720f925b60d1</text:p>
          </table:table-cell>
          <table:table-cell table:number-columns-repeated="2" table:style-name="ce1"/>
          <table:table-cell office:value-type="string" table:style-name="ce1">
            <text:p>438b5d3b-cd0b-442e-aaf5-4ae9ec849a27</text:p>
          </table:table-cell>
          <table:table-cell table:number-columns-repeated="2" table:style-name="ce1"/>
          <table:table-cell office:value-type="string" table:style-name="ce1">
            <text:p>ec5fe511-49f0-48df-8853-59499172f850</text:p>
          </table:table-cell>
          <table:table-cell table:number-columns-repeated="2" table:style-name="ce1"/>
          <table:table-cell office:value-type="string" table:style-name="ce1">
            <text:p>19668287-b6cd-4d32-919b-a4ad89b1bd2e</text:p>
          </table:table-cell>
          <table:table-cell table:number-columns-repeated="2" table:style-name="ce1"/>
          <table:table-cell office:value-type="string" table:style-name="ce1">
            <text:p>75b2f1dd-26af-4298-9212-fa36a56d9d0a</text:p>
          </table:table-cell>
          <table:table-cell table:number-columns-repeated="2" table:style-name="ce1"/>
          <table:table-cell office:value-type="string" table:style-name="ce1">
            <text:p>d1d36db2-6ca4-4946-8e99-43611ba448ce</text:p>
          </table:table-cell>
          <table:table-cell table:number-columns-repeated="2" table:style-name="ce1"/>
          <table:table-cell office:value-type="string" table:style-name="ce1">
            <text:p>e93f2971-ec82-4420-aa1c-f47dd663e503</text:p>
          </table:table-cell>
          <table:table-cell table:number-columns-repeated="8" table:style-name="ce1"/>
          <table:table-cell office:value-type="string" table:style-name="ce1">
            <text:p>7cdab992-7e87-4ac5-91b7-2272cea835aa</text:p>
          </table:table-cell>
          <table:table-cell table:number-columns-repeated="2" table:style-name="ce1"/>
          <table:table-cell office:value-type="string" table:style-name="ce1">
            <text:p>d4618e10-85d2-4f1f-b380-7f6853779b3d</text:p>
          </table:table-cell>
          <table:table-cell table:number-columns-repeated="2" table:style-name="ce1"/>
          <table:table-cell office:value-type="string" table:style-name="ce1">
            <text:p>e5c5ff84-2872-4b4a-8a28-334ea31f2c6c</text:p>
          </table:table-cell>
          <table:table-cell table:number-columns-repeated="5" table:style-name="ce1"/>
          <table:table-cell office:value-type="string" table:style-name="ce1">
            <text:p>f3829f46-9010-4922-bf2e-fbdf9505d03b</text:p>
          </table:table-cell>
          <table:table-cell table:number-columns-repeated="5" table:style-name="ce1"/>
          <table:table-cell office:value-type="string" table:style-name="ce1">
            <text:p>fb142ba2-6cbe-4fa7-969a-788c5dbd89e3</text:p>
          </table:table-cell>
          <table:table-cell table:number-columns-repeated="2" table:style-name="ce1"/>
          <table:table-cell office:value-type="string" table:style-name="ce1">
            <text:p>2d92f1ab-3421-4685-abef-be0df4c5b99e</text:p>
          </table:table-cell>
          <table:table-cell table:number-columns-repeated="2" table:style-name="ce1"/>
          <table:table-cell office:value-type="string" table:style-name="ce1">
            <text:p>94450c8a-4c2c-40a5-a0f3-6c10164d4f22</text:p>
          </table:table-cell>
          <table:table-cell table:number-columns-repeated="2" table:style-name="ce1"/>
          <table:table-cell office:value-type="string" table:style-name="ce1">
            <text:p>c212c936-16e7-4f71-a155-4fc758467b49</text:p>
          </table:table-cell>
          <table:table-cell table:number-columns-repeated="2" table:style-name="ce1"/>
          <table:table-cell office:value-type="string" table:style-name="ce1">
            <text:p>6e7ab61f-9c52-4d56-8546-308a87f25a42</text:p>
          </table:table-cell>
          <table:table-cell table:number-columns-repeated="2" table:style-name="ce1"/>
          <table:table-cell office:value-type="string" table:style-name="ce1">
            <text:p>98e15798-481e-4d95-83f5-05408e76b50f</text:p>
          </table:table-cell>
          <table:table-cell table:number-columns-repeated="2" table:style-name="ce1"/>
          <table:table-cell office:value-type="string" table:style-name="ce1">
            <text:p>323828b4-161c-42ac-b3f7-52e5c3a0fd66</text:p>
          </table:table-cell>
          <table:table-cell table:number-columns-repeated="2" table:style-name="ce1"/>
          <table:table-cell office:value-type="string" table:style-name="ce1">
            <text:p>1e41db91-fb9d-4937-8744-134502e4fd54</text:p>
          </table:table-cell>
          <table:table-cell table:number-columns-repeated="5" table:style-name="ce1"/>
          <table:table-cell office:value-type="string" table:style-name="ce1">
            <text:p>b7eb644b-372f-4cb3-b6c8-053d03b49f78</text:p>
          </table:table-cell>
          <table:table-cell table:number-columns-repeated="2" table:style-name="ce1"/>
          <table:table-cell office:value-type="string" table:style-name="ce1">
            <text:p>accd5057-a929-40b4-89ff-64ae253d52d3</text:p>
          </table:table-cell>
          <table:table-cell table:number-columns-repeated="2" table:style-name="ce1"/>
          <table:table-cell office:value-type="string" table:style-name="ce1">
            <text:p>4b715c00-2738-491b-97fb-11e3c0ce7f70</text:p>
          </table:table-cell>
          <table:table-cell table:number-columns-repeated="5" table:style-name="ce1"/>
          <table:table-cell office:value-type="string" table:style-name="ce1">
            <text:p>a911f44c-e3d9-4adc-85c5-fc1e958a1e42</text:p>
          </table:table-cell>
          <table:table-cell table:number-columns-repeated="2" table:style-name="ce1"/>
          <table:table-cell office:value-type="string" table:style-name="ce1">
            <text:p>d4b134e4-c90e-4afd-9e89-5877aa68a05b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3:27:36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4c1843fd-ea20-4674-a0bc-8d11c2c03bdf</text:p>
          </table:table-cell>
          <table:table-cell table:style-name="ce1"/>
          <table:table-cell office:value-type="string" table:style-name="ce1">
            <text:p>3eab5a45-716f-4dd4-b501-4a1110708d29</text:p>
          </table:table-cell>
          <table:table-cell table:number-columns-repeated="2" table:style-name="ce1"/>
          <table:table-cell office:value-type="string" table:style-name="ce1">
            <text:p>83cb8464-5399-4c5a-aa5e-968f30dc3177</text:p>
          </table:table-cell>
          <table:table-cell table:number-columns-repeated="2" table:style-name="ce1"/>
          <table:table-cell office:value-type="string" table:style-name="ce1">
            <text:p>3f5fd947-06c1-4f6f-bc9b-d7187b0ed707</text:p>
          </table:table-cell>
          <table:table-cell table:style-name="ce1"/>
          <table:table-cell office:value-type="string" table:style-name="ce1">
            <text:p>C57BL/6</text:p>
          </table:table-cell>
          <table:table-cell table:number-columns-repeated="3" table:style-name="ce1"/>
          <table:table-cell office:value-type="string" table:style-name="ce1">
            <text:p>c8a717b1-73e2-4eb7-b398-1c1b8f0e456e</text:p>
          </table:table-cell>
          <table:table-cell table:number-columns-repeated="2" table:style-name="ce1"/>
          <table:table-cell office:value-type="string" table:style-name="ce1">
            <text:p>0b6f0094-91ce-41bb-a648-8a8ae71dbe19</text:p>
          </table:table-cell>
          <table:table-cell table:number-columns-repeated="2" table:style-name="ce1"/>
          <table:table-cell office:value-type="string" table:style-name="ce1">
            <text:p>951dc172-8d99-4dda-8959-41ee630e79e7</text:p>
          </table:table-cell>
          <table:table-cell table:number-columns-repeated="2" table:style-name="ce1"/>
          <table:table-cell office:value-type="string" table:style-name="ce1">
            <text:p>7349374c-8a94-4cde-9fac-5a0d989a80a3</text:p>
          </table:table-cell>
          <table:table-cell table:number-columns-repeated="2" table:style-name="ce1"/>
          <table:table-cell office:value-type="string" table:style-name="ce1">
            <text:p>be3e78a4-e1b2-46a5-ac20-720f925b60d1</text:p>
          </table:table-cell>
          <table:table-cell table:number-columns-repeated="2" table:style-name="ce1"/>
          <table:table-cell office:value-type="string" table:style-name="ce1">
            <text:p>438b5d3b-cd0b-442e-aaf5-4ae9ec849a27</text:p>
          </table:table-cell>
          <table:table-cell table:number-columns-repeated="2" table:style-name="ce1"/>
          <table:table-cell office:value-type="string" table:style-name="ce1">
            <text:p>ec5fe511-49f0-48df-8853-59499172f850</text:p>
          </table:table-cell>
          <table:table-cell table:number-columns-repeated="2" table:style-name="ce1"/>
          <table:table-cell office:value-type="string" table:style-name="ce1">
            <text:p>19668287-b6cd-4d32-919b-a4ad89b1bd2e</text:p>
          </table:table-cell>
          <table:table-cell table:number-columns-repeated="2" table:style-name="ce1"/>
          <table:table-cell office:value-type="string" table:style-name="ce1">
            <text:p>75b2f1dd-26af-4298-9212-fa36a56d9d0a</text:p>
          </table:table-cell>
          <table:table-cell table:number-columns-repeated="2" table:style-name="ce1"/>
          <table:table-cell office:value-type="string" table:style-name="ce1">
            <text:p>d1d36db2-6ca4-4946-8e99-43611ba448ce</text:p>
          </table:table-cell>
          <table:table-cell table:number-columns-repeated="2" table:style-name="ce1"/>
          <table:table-cell office:value-type="string" table:style-name="ce1">
            <text:p>e93f2971-ec82-4420-aa1c-f47dd663e503</text:p>
          </table:table-cell>
          <table:table-cell table:number-columns-repeated="8" table:style-name="ce1"/>
          <table:table-cell office:value-type="string" table:style-name="ce1">
            <text:p>7cdab992-7e87-4ac5-91b7-2272cea835aa</text:p>
          </table:table-cell>
          <table:table-cell table:number-columns-repeated="2" table:style-name="ce1"/>
          <table:table-cell office:value-type="string" table:style-name="ce1">
            <text:p>d4618e10-85d2-4f1f-b380-7f6853779b3d</text:p>
          </table:table-cell>
          <table:table-cell table:number-columns-repeated="2" table:style-name="ce1"/>
          <table:table-cell office:value-type="string" table:style-name="ce1">
            <text:p>e5c5ff84-2872-4b4a-8a28-334ea31f2c6c</text:p>
          </table:table-cell>
          <table:table-cell table:number-columns-repeated="5" table:style-name="ce1"/>
          <table:table-cell office:value-type="string" table:style-name="ce1">
            <text:p>f3829f46-9010-4922-bf2e-fbdf9505d03b</text:p>
          </table:table-cell>
          <table:table-cell table:number-columns-repeated="5" table:style-name="ce1"/>
          <table:table-cell office:value-type="string" table:style-name="ce1">
            <text:p>fb142ba2-6cbe-4fa7-969a-788c5dbd89e3</text:p>
          </table:table-cell>
          <table:table-cell table:number-columns-repeated="2" table:style-name="ce1"/>
          <table:table-cell office:value-type="string" table:style-name="ce1">
            <text:p>2d92f1ab-3421-4685-abef-be0df4c5b99e</text:p>
          </table:table-cell>
          <table:table-cell table:number-columns-repeated="2" table:style-name="ce1"/>
          <table:table-cell office:value-type="string" table:style-name="ce1">
            <text:p>94450c8a-4c2c-40a5-a0f3-6c10164d4f22</text:p>
          </table:table-cell>
          <table:table-cell table:number-columns-repeated="2" table:style-name="ce1"/>
          <table:table-cell office:value-type="string" table:style-name="ce1">
            <text:p>c212c936-16e7-4f71-a155-4fc758467b49</text:p>
          </table:table-cell>
          <table:table-cell table:number-columns-repeated="2" table:style-name="ce1"/>
          <table:table-cell office:value-type="string" table:style-name="ce1">
            <text:p>6e7ab61f-9c52-4d56-8546-308a87f25a42</text:p>
          </table:table-cell>
          <table:table-cell table:number-columns-repeated="2" table:style-name="ce1"/>
          <table:table-cell office:value-type="string" table:style-name="ce1">
            <text:p>98e15798-481e-4d95-83f5-05408e76b50f</text:p>
          </table:table-cell>
          <table:table-cell office:value-type="string" table:style-name="ce1">
            <text:p>5% isoflurane and core body temperature was kept at 37.5°C with <text:s/>a controlled heating pad. After induction of anesthesia, isoflurane was <text:s/>maintained at 1.5%‐2.0%</text:p>
          </table:table-cell>
          <table:table-cell table:style-name="ce1"/>
          <table:table-cell office:value-type="string" table:style-name="ce1">
            <text:p>323828b4-161c-42ac-b3f7-52e5c3a0fd66</text:p>
          </table:table-cell>
          <table:table-cell table:number-columns-repeated="2" table:style-name="ce1"/>
          <table:table-cell office:value-type="string" table:style-name="ce1">
            <text:p>1e41db91-fb9d-4937-8744-134502e4fd54</text:p>
          </table:table-cell>
          <table:table-cell table:number-columns-repeated="5" table:style-name="ce1"/>
          <table:table-cell office:value-type="string" table:style-name="ce1">
            <text:p>b7eb644b-372f-4cb3-b6c8-053d03b49f78</text:p>
          </table:table-cell>
          <table:table-cell table:number-columns-repeated="2" table:style-name="ce1"/>
          <table:table-cell office:value-type="string" table:style-name="ce1">
            <text:p>accd5057-a929-40b4-89ff-64ae253d52d3</text:p>
          </table:table-cell>
          <table:table-cell table:number-columns-repeated="2" table:style-name="ce1"/>
          <table:table-cell office:value-type="string" table:style-name="ce1">
            <text:p>4b715c00-2738-491b-97fb-11e3c0ce7f70</text:p>
          </table:table-cell>
          <table:table-cell table:number-columns-repeated="5" table:style-name="ce1"/>
          <table:table-cell office:value-type="string" table:style-name="ce1">
            <text:p>a911f44c-e3d9-4adc-85c5-fc1e958a1e42</text:p>
          </table:table-cell>
          <table:table-cell table:number-columns-repeated="2" table:style-name="ce1"/>
          <table:table-cell office:value-type="string" table:style-name="ce1">
            <text:p>d4b134e4-c90e-4afd-9e89-5877aa68a05b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3:27:36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2649adf1-2abe-4180-b77e-9c396dfc9e17</text:p>
          </table:table-cell>
          <table:table-cell table:style-name="ce1"/>
          <table:table-cell office:value-type="string" table:style-name="ce1">
            <text:p>m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Inhalative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8" table:style-name="ce1"/>
          <table:table-cell office:value-type="string" table:style-name="ce1">
            <text:p>other</text:p>
          </table:table-cell>
          <table:table-cell table:number-columns-repeated="2" table:style-name="ce1"/>
          <table:table-cell office:value-type="string" table:style-name="ce1">
            <text:p>Ya Hua</text:p>
          </table:table-cell>
          <table:table-cell table:number-columns-repeated="2" table:style-name="ce1"/>
          <table:table-cell office:value-type="string" table:style-name="ce1">
            <text:p>internal carotid artery until resistance was feld<text:s/>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5" table:style-name="ce1"/>
          <table:table-cell office:value-type="string" table:style-name="ce1">
            <text:p>LCN2 KO</text:p>
          </table:table-cell>
          <table:table-cell table:number-columns-repeated="2" table:style-name="ce1"/>
          <table:table-cell office:value-type="string" table:style-name="ce1">
            <text:p>monofilament<text:s/></text:p>
          </table:table-cell>
          <table:table-cell table:number-columns-repeated="2" table:style-name="ce1"/>
          <table:table-cell office:value-type="string" table:style-name="ce1">
            <text:p>22-30 g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yahua@umich.edu</text:p>
          </table:table-cell>
          <table:table-cell table:number-columns-repeated="2" table:style-name="ce1"/>
          <table:table-cell office:value-type="string" table:style-name="ce1">
            <text:p>Isofluran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3:27:36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3" table:style-name="ce1"/>
          <table:table-cell office:value-type="string" table:style-name="ce1">
            <text:p>2649adf1-2abe-4180-b77e-9c396dfc9e17</text:p>
          </table:table-cell>
          <table:table-cell table:style-name="ce1"/>
          <table:table-cell office:value-type="string" table:style-name="ce1">
            <text:p>m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5-0</text:p>
          </table:table-cell>
          <table:table-cell table:number-columns-repeated="2" table:style-name="ce1"/>
          <table:table-cell office:value-type="string" table:style-name="ce1">
            <text:p>Inhalative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not reported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8" table:style-name="ce1"/>
          <table:table-cell office:value-type="string" table:style-name="ce1">
            <text:p>other</text:p>
          </table:table-cell>
          <table:table-cell table:number-columns-repeated="2" table:style-name="ce1"/>
          <table:table-cell office:value-type="string" table:style-name="ce1">
            <text:p>Ya Hua</text:p>
          </table:table-cell>
          <table:table-cell table:number-columns-repeated="2" table:style-name="ce1"/>
          <table:table-cell office:value-type="string" table:style-name="ce1">
            <text:p>internal carotid artery until resistance was feld<text:s/></text:p>
          </table:table-cell>
          <table:table-cell table:number-columns-repeated="5" table:style-name="ce1"/>
          <table:table-cell office:value-type="string" table:style-name="ce2">
            <text:p>FALSE</text:p>
          </table:table-cell>
          <table:table-cell table:number-columns-repeated="5" table:style-name="ce1"/>
          <table:table-cell office:value-type="string" table:style-name="ce1">
            <text:p>LCN2 KO</text:p>
          </table:table-cell>
          <table:table-cell table:number-columns-repeated="2" table:style-name="ce1"/>
          <table:table-cell office:value-type="string" table:style-name="ce1">
            <text:p>monofilament<text:s/></text:p>
          </table:table-cell>
          <table:table-cell table:number-columns-repeated="2" table:style-name="ce1"/>
          <table:table-cell office:value-type="string" table:style-name="ce1">
            <text:p>22-30 g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5">
            <text:p><text:a xlink:href="mailto:yahua@umich.edu">yahua@umich.edu</text:a></text:p>
          </table:table-cell>
          <table:table-cell table:number-columns-repeated="2" table:style-name="ce1"/>
          <table:table-cell office:value-type="string" table:style-name="ce1">
            <text:p>Isoflurane</text:p>
          </table:table-cell>
          <table:table-cell table:style-name="ce1"/>
          <table:table-cell office:value-type="string" table:style-name="ce1">
            <text:p>5% isoflurane and core body temperature was kept at 37.5°C with <text:s/>a controlled heating pad. After induction of anesthesia, isoflurane was <text:s/>maintained at 1.5%‐2.0%</text:p>
          </table:table-cell>
          <table:table-cell office:value-type="string" table:style-name="ce2">
            <text:p>FALSE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2">
            <text:p>TRUE</text:p>
          </table:table-cell>
          <table:table-cell table:number-columns-repeated="5" table:style-name="ce1"/>
          <table:table-cell office:value-type="string" table:style-name="ce2">
            <text:p>TRUE</text:p>
          </table:table-cell>
          <table:table-cell table:number-columns-repeated="2" table:style-name="ce1"/>
          <table:table-cell office:value-type="string" table:style-name="ce1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3:27:36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3eab5a45-716f-4dd4-b501-4a1110708d2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3cb8464-5399-4c5a-aa5e-968f30dc317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f5fd947-06c1-4f6f-bc9b-d7187b0ed707</text:p>
          </table:table-cell>
          <table:table-cell table:number-columns-repeated="4" table:style-name="ce1"/>
          <table:table-cell office:value-type="string" table:style-name="ce1">
            <text:p>m</text:p>
          </table:table-cell>
          <table:table-cell office:value-type="string" table:style-name="ce1">
            <text:p>c8a717b1-73e2-4eb7-b398-1c1b8f0e456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b6f0094-91ce-41bb-a648-8a8ae71dbe1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51dc172-8d99-4dda-8959-41ee630e79e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349374c-8a94-4cde-9fac-5a0d989a80a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e3e78a4-e1b2-46a5-ac20-720f925b60d1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438b5d3b-cd0b-442e-aaf5-4ae9ec849a27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ec5fe511-49f0-48df-8853-59499172f85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19668287-b6cd-4d32-919b-a4ad89b1bd2e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5b2f1dd-26af-4298-9212-fa36a56d9d0a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d1d36db2-6ca4-4946-8e99-43611ba448c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93f2971-ec82-4420-aa1c-f47dd663e503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7cdab992-7e87-4ac5-91b7-2272cea835aa</text:p>
          </table:table-cell>
          <table:table-cell table:style-name="ce1"/>
          <table:table-cell office:value-type="string" table:style-name="ce1">
            <text:p>Ya Hua</text:p>
          </table:table-cell>
          <table:table-cell office:value-type="string" table:style-name="ce1">
            <text:p>d4618e10-85d2-4f1f-b380-7f6853779b3d</text:p>
          </table:table-cell>
          <table:table-cell table:style-name="ce1"/>
          <table:table-cell office:value-type="string" table:style-name="ce1">
            <text:p>internal carotid artery until resistance was feld<text:s/></text:p>
          </table:table-cell>
          <table:table-cell office:value-type="string" table:style-name="ce1">
            <text:p>e5c5ff84-2872-4b4a-8a28-334ea31f2c6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3829f46-9010-4922-bf2e-fbdf9505d03b</text:p>
          </table:table-cell>
          <table:table-cell table:number-columns-repeated="4" table:style-name="ce1"/>
          <table:table-cell office:value-type="string" table:style-name="ce1">
            <text:p>LCN2 KO</text:p>
          </table:table-cell>
          <table:table-cell office:value-type="string" table:style-name="ce1">
            <text:p>fb142ba2-6cbe-4fa7-969a-788c5dbd89e3</text:p>
          </table:table-cell>
          <table:table-cell table:style-name="ce1"/>
          <table:table-cell office:value-type="string" table:style-name="ce1">
            <text:p>monofilament<text:s/></text:p>
          </table:table-cell>
          <table:table-cell office:value-type="string" table:style-name="ce1">
            <text:p>2d92f1ab-3421-4685-abef-be0df4c5b99e</text:p>
          </table:table-cell>
          <table:table-cell table:style-name="ce1"/>
          <table:table-cell office:value-type="string" table:style-name="ce1">
            <text:p>22-30 g</text:p>
          </table:table-cell>
          <table:table-cell office:value-type="string" table:style-name="ce1">
            <text:p>94450c8a-4c2c-40a5-a0f3-6c10164d4f2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212c936-16e7-4f71-a155-4fc758467b49</text:p>
          </table:table-cell>
          <table:table-cell table:style-name="ce1"/>
          <table:table-cell office:value-type="string" table:style-name="ce1">
            <text:p>yahua@umich.edu</text:p>
          </table:table-cell>
          <table:table-cell office:value-type="string" table:style-name="ce1">
            <text:p>6e7ab61f-9c52-4d56-8546-308a87f25a42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98e15798-481e-4d95-83f5-05408e76b50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23828b4-161c-42ac-b3f7-52e5c3a0fd6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1e41db91-fb9d-4937-8744-134502e4fd5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7eb644b-372f-4cb3-b6c8-053d03b49f7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ccd5057-a929-40b4-89ff-64ae253d52d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b715c00-2738-491b-97fb-11e3c0ce7f7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911f44c-e3d9-4adc-85c5-fc1e958a1e42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d4b134e4-c90e-4afd-9e89-5877aa68a05b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3:27:36</text:p>
          </table:table-cell>
          <table:table-cell office:value-type="string" table:style-name="ce1">
            <text:p>bf530f50-f645-4103-8719-029e8d9c9fc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3eab5a45-716f-4dd4-b501-4a1110708d2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3cb8464-5399-4c5a-aa5e-968f30dc317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f5fd947-06c1-4f6f-bc9b-d7187b0ed707</text:p>
          </table:table-cell>
          <table:table-cell table:number-columns-repeated="4" table:style-name="ce1"/>
          <table:table-cell office:value-type="string" table:style-name="ce1">
            <text:p>m</text:p>
          </table:table-cell>
          <table:table-cell office:value-type="string" table:style-name="ce1">
            <text:p>c8a717b1-73e2-4eb7-b398-1c1b8f0e456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b6f0094-91ce-41bb-a648-8a8ae71dbe1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51dc172-8d99-4dda-8959-41ee630e79e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349374c-8a94-4cde-9fac-5a0d989a80a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e3e78a4-e1b2-46a5-ac20-720f925b60d1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438b5d3b-cd0b-442e-aaf5-4ae9ec849a27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ec5fe511-49f0-48df-8853-59499172f85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19668287-b6cd-4d32-919b-a4ad89b1bd2e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5b2f1dd-26af-4298-9212-fa36a56d9d0a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d1d36db2-6ca4-4946-8e99-43611ba448c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93f2971-ec82-4420-aa1c-f47dd663e503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7cdab992-7e87-4ac5-91b7-2272cea835aa</text:p>
          </table:table-cell>
          <table:table-cell table:style-name="ce1"/>
          <table:table-cell office:value-type="string" table:style-name="ce1">
            <text:p>Ya Hua</text:p>
          </table:table-cell>
          <table:table-cell office:value-type="string" table:style-name="ce1">
            <text:p>d4618e10-85d2-4f1f-b380-7f6853779b3d</text:p>
          </table:table-cell>
          <table:table-cell table:style-name="ce1"/>
          <table:table-cell office:value-type="string" table:style-name="ce1">
            <text:p>internal carotid artery until resistance was feld<text:s/></text:p>
          </table:table-cell>
          <table:table-cell office:value-type="string" table:style-name="ce1">
            <text:p>e5c5ff84-2872-4b4a-8a28-334ea31f2c6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3829f46-9010-4922-bf2e-fbdf9505d03b</text:p>
          </table:table-cell>
          <table:table-cell table:number-columns-repeated="4" table:style-name="ce1"/>
          <table:table-cell office:value-type="string" table:style-name="ce1">
            <text:p>LCN2 KO</text:p>
          </table:table-cell>
          <table:table-cell office:value-type="string" table:style-name="ce1">
            <text:p>fb142ba2-6cbe-4fa7-969a-788c5dbd89e3</text:p>
          </table:table-cell>
          <table:table-cell table:style-name="ce1"/>
          <table:table-cell office:value-type="string" table:style-name="ce1">
            <text:p>monofilament<text:s/></text:p>
          </table:table-cell>
          <table:table-cell office:value-type="string" table:style-name="ce1">
            <text:p>2d92f1ab-3421-4685-abef-be0df4c5b99e</text:p>
          </table:table-cell>
          <table:table-cell table:style-name="ce1"/>
          <table:table-cell office:value-type="string" table:style-name="ce1">
            <text:p>22-30 g</text:p>
          </table:table-cell>
          <table:table-cell office:value-type="string" table:style-name="ce1">
            <text:p>94450c8a-4c2c-40a5-a0f3-6c10164d4f2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212c936-16e7-4f71-a155-4fc758467b49</text:p>
          </table:table-cell>
          <table:table-cell table:style-name="ce1"/>
          <table:table-cell office:value-type="string" table:style-name="ce1">
            <text:p>yahua@umich.edu</text:p>
          </table:table-cell>
          <table:table-cell office:value-type="string" table:style-name="ce1">
            <text:p>6e7ab61f-9c52-4d56-8546-308a87f25a42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98e15798-481e-4d95-83f5-05408e76b50f</text:p>
          </table:table-cell>
          <table:table-cell office:value-type="string" table:style-name="ce1">
            <text:p>5% isoflurane and core body temperature was kept at 37.5°C with <text:s/>a controlled heating pad. After induction of anesthesia, isoflurane was <text:s/>maintained at 1.5%‐2.0%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323828b4-161c-42ac-b3f7-52e5c3a0fd66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1e41db91-fb9d-4937-8744-134502e4fd5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7eb644b-372f-4cb3-b6c8-053d03b49f7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ccd5057-a929-40b4-89ff-64ae253d52d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b715c00-2738-491b-97fb-11e3c0ce7f7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911f44c-e3d9-4adc-85c5-fc1e958a1e42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d4b134e4-c90e-4afd-9e89-5877aa68a05b</text:p>
          </table:table-cell>
          <table:table-cell table:number-columns-repeated="16267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bf530f50-f645-4103-8719-029e8d9c9fcb</text:p>
          </table:table-cell>
          <table:table-cell office:value-type="string" table:style-name="ce11">
            <text:p>TIMO</text:p>
          </table:table-cell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not reported</text:p>
          </table:table-cell>
          <table:table-cell table:number-columns-repeated="2" table:style-name="ce8"/>
          <table:table-cell office:value-type="string" table:style-name="ce17">
            <text:p>wild‐type (WT) C57BL/6 mice and LCN2 knockout (LCN2 KO) mice</text:p>
          </table:table-cell>
          <table:table-cell table:style-name="ce17"/>
          <table:table-cell office:value-type="string" table:style-name="ce17">
            <text:p>we only use the data of C57BL/6 WT mice</text:p>
          </table:table-cell>
          <table:table-cell office:value-type="string" table:style-name="ce8">
            <text:p>male</text:p>
          </table:table-cell>
          <table:table-cell table:number-columns-repeated="2" table:style-name="ce8"/>
          <table:table-cell office:value-type="string" table:style-name="ce32">
            <text:p>TRUE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string" table:style-name="ce8">
            <text:p>not reported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8">
            <text:p>5-0</text:p>
          </table:table-cell>
          <table:table-cell table:number-columns-repeated="2" table:style-name="ce8"/>
          <table:table-cell office:value-type="string" table:style-name="ce8">
            <text:p>Inhalative</text:p>
          </table:table-cell>
          <table:table-cell table:number-columns-repeated="2" table:style-name="ce8"/>
          <table:table-cell office:value-type="float" office:value="40" table:style-name="ce8">
            <text:p>40</text:p>
          </table:table-cell>
          <table:table-cell table:number-columns-repeated="2" table:style-name="ce8"/>
          <table:table-cell office:value-type="string" table:style-name="ce17">
            <text:p>other conditions</text:p>
          </table:table-cell>
          <table:table-cell table:number-columns-repeated="2" table:style-name="ce8"/>
          <table:table-cell office:value-type="string" table:style-name="ce17">
            <text:p>no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5" table:style-name="ce8"/>
          <table:table-cell office:value-type="string" table:style-name="ce17">
            <text:p>Animals were housed under standard 12:12 light‐dark conditions and allowed free water and food</text:p>
          </table:table-cell>
          <table:table-cell table:number-columns-repeated="2" table:style-name="ce8"/>
          <table:table-cell office:value-type="string" table:style-name="ce17">
            <text:p>other</text:p>
          </table:table-cell>
          <table:table-cell table:number-columns-repeated="2" table:style-name="ce8"/>
          <table:table-cell office:value-type="string" table:style-name="ce8">
            <text:p>Ya Hua</text:p>
          </table:table-cell>
          <table:table-cell table:number-columns-repeated="2" table:style-name="ce8"/>
          <table:table-cell office:value-type="string" table:style-name="ce8">
            <text:p>internal carotid artery</text:p>
          </table:table-cell>
          <table:table-cell table:number-columns-repeated="2" table:style-name="ce8"/>
          <table:table-cell office:value-type="string" table:style-name="ce8">
            <text:p>adult</text:p>
          </table:table-cell>
          <table:table-cell table:number-columns-repeated="2" table:style-name="ce8"/>
          <table:table-cell office:value-type="string" table:style-name="ce32">
            <text:p>FALSE</text:p>
          </table:table-cell>
          <table:table-cell table:number-columns-repeated="5" table:style-name="ce8"/>
          <table:table-cell office:value-type="string" table:style-name="ce17">
            <text:p>lipocalin‐2 KO</text:p>
          </table:table-cell>
          <table:table-cell table:number-columns-repeated="2" table:style-name="ce8"/>
          <table:table-cell office:value-type="string" table:style-name="ce17">
            <text:p>5‐0 monofilament suture</text:p>
          </table:table-cell>
          <table:table-cell table:number-columns-repeated="2" table:style-name="ce8"/>
          <table:table-cell office:value-type="string" table:style-name="ce8">
            <text:p>22-30 g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22">
            <text:p><text:a xlink:href="mailto:yahua@umich.edu">yahua@umich.edu</text:a></text:p>
          </table:table-cell>
          <table:table-cell table:number-columns-repeated="2" table:style-name="ce8"/>
          <table:table-cell office:value-type="string" table:style-name="ce8">
            <text:p>isoflurane 5% induction and 1.5-2% maintain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table:number-columns-repeated="2" table:style-name="ce8"/>
          <table:table-cell office:value-type="float" office:value="22" table:style-name="ce8">
            <text:p>22</text:p>
          </table:table-cell>
          <table:table-cell table:number-columns-repeated="5" table:style-name="ce8"/>
          <table:table-cell office:value-type="string" table:style-name="ce32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2" table:style-name="ce8"/>
          <table:table-cell office:value-type="string" table:style-name="ce9">
            <text:p>TRUE</text:p>
          </table:table-cell>
          <table:table-cell table:number-columns-repeated="5" table:style-name="ce8"/>
          <table:table-cell office:value-type="string" table:style-name="ce9">
            <text:p>TRUE</text:p>
          </table:table-cell>
          <table:table-cell table:number-columns-repeated="2" table:style-name="ce1"/>
          <table:table-cell office:value-type="string" table:style-name="ce8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4:20:53</text:p>
          </table:table-cell>
          <table:table-cell office:value-type="string" table:style-name="ce1">
            <text:p>c23a7e7d-4e8e-49dc-b931-0f1ec6d3adec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56ed4cd-5133-4dc2-b1e2-b560dfca985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dea5dee-0c30-46bd-8fe6-f2542e2c3128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7f5e7bb1-059d-4b64-b5b5-81b2c0e20d38</text:p>
          </table:table-cell>
          <table:table-cell table:style-name="ce1"/>
          <table:table-cell office:value-type="string" table:style-name="ce1">
            <text:p><text:s/>C57BL/6<text:s/></text:p>
          </table:table-cell>
          <table:table-cell office:value-type="string" table:style-name="ce1">
            <text:p>f8f41511-29ef-4aa2-ae9c-be9226faeb03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5e2454f9-b780-49d4-bc3c-36840aecfec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5336cd7-d99e-410c-a6ce-d44f2f02fd5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bc58f9d-dc1f-469b-b48d-b9919c086e0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8d90e45-0c19-45e5-ac03-a9cb637e741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6ecfdf2-8ef6-48d5-ba12-edb9e0a96ad9</text:p>
          </table:table-cell>
          <table:table-cell table:style-name="ce1"/>
          <table:table-cell office:value-type="string" table:style-name="ce1">
            <text:p>4-0 monofilament<text:s/></text:p>
          </table:table-cell>
          <table:table-cell office:value-type="string" table:style-name="ce1">
            <text:p>d25b3ed6-9c82-4866-a531-dbcb0b36db4e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1babad0e-2e3d-4746-b8d3-d65a2525e2dc</text:p>
          </table:table-cell>
          <table:table-cell table:style-name="ce1"/>
          <table:table-cell office:value-type="string" table:style-name="ce1">
            <text:p>no data</text:p>
          </table:table-cell>
          <table:table-cell office:value-type="string" table:style-name="ce1">
            <text:p>375bea17-fbf3-4158-be79-5e89c7b894cf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e6fe78de-b950-4b8c-8df4-a02e3c8b8969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f7379188-3dc2-4ef8-8cc0-7a9f7af8127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0f34b40-9beb-49e9-87f9-df0d89ffbad2</text:p>
          </table:table-cell>
          <table:table-cell table:number-columns-repeated="4" table:style-name="ce1"/>
          <table:table-cell office:value-type="string" table:style-name="ce1">
            <text:p>in individual cages under controlled conditions, with a 12 -h light/dark cycle, a temperature of 24 ± 2 °C and free access to food and water</text:p>
          </table:table-cell>
          <table:table-cell office:value-type="string" table:style-name="ce1">
            <text:p>54cd5707-ea7a-4041-b2dd-55c0f6f3e654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8a6d2e2d-e76f-4842-b35e-369bbf90f09d</text:p>
          </table:table-cell>
          <table:table-cell table:style-name="ce1"/>
          <table:table-cell office:value-type="string" table:style-name="ce1">
            <text:p>Jianning Zhang</text:p>
          </table:table-cell>
          <table:table-cell office:value-type="string" table:style-name="ce1">
            <text:p>3eebab71-9f98-4f42-85b2-cfe0da9b4bb4</text:p>
          </table:table-cell>
          <table:table-cell office:value-type="string" table:style-name="ce1">
            <text:p>lack of mortality rate</text:p>
          </table:table-cell>
          <table:table-cell office:value-type="string" table:style-name="ce1">
            <text:p>the bifurcation of the anterior and middle cerebral artery</text:p>
          </table:table-cell>
          <table:table-cell office:value-type="string" table:style-name="ce1">
            <text:p>696ccc1e-b6cf-4296-b313-9d1e94de3627</text:p>
          </table:table-cell>
          <table:table-cell table:style-name="ce1"/>
          <table:table-cell office:value-type="string" table:style-name="ce1">
            <text:p>adult</text:p>
          </table:table-cell>
          <table:table-cell office:value-type="string" table:style-name="ce1">
            <text:p>00fffb49-448c-48bb-8eda-35ee465f2a4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1fd9f80-23fe-4fdd-af6b-7b7ff8ea35c0</text:p>
          </table:table-cell>
          <table:table-cell table:number-columns-repeated="4" table:style-name="ce1"/>
          <table:table-cell office:value-type="string" table:style-name="ce1">
            <text:p>fingolimod</text:p>
          </table:table-cell>
          <table:table-cell office:value-type="string" table:style-name="ce1">
            <text:p>67b29230-f2fa-40ca-bfae-8f2fb2b07016</text:p>
          </table:table-cell>
          <table:table-cell table:number-columns-repeated="4" table:style-name="ce1"/>
          <table:table-cell office:value-type="string" table:style-name="ce1">
            <text:p>23 ± 2 g</text:p>
          </table:table-cell>
          <table:table-cell office:value-type="string" table:style-name="ce1">
            <text:p>163ea4ee-da21-453f-98e7-ec99827c16f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cbea888-7cec-4b1a-85bd-441256d53d4b</text:p>
          </table:table-cell>
          <table:table-cell table:style-name="ce1"/>
          <table:table-cell office:value-type="string" table:style-name="ce1">
            <text:p>jianningzhang@hotmail.com</text:p>
          </table:table-cell>
          <table:table-cell office:value-type="string" table:style-name="ce1">
            <text:p>1551294a-04ae-4386-825e-ea4cce308d5d</text:p>
          </table:table-cell>
          <table:table-cell table:style-name="ce1"/>
          <table:table-cell office:value-type="string" table:style-name="ce1">
            <text:p>3% isofulurane</text:p>
          </table:table-cell>
          <table:table-cell office:value-type="string" table:style-name="ce1">
            <text:p>07d02f5b-ec90-4bc0-9b1b-6903eb836df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a9ba5f9-17c0-4f99-92e7-5ae9d09d541c</text:p>
          </table:table-cell>
          <table:table-cell table:style-name="ce1"/>
          <table:table-cell office:value-type="string" table:style-name="ce1">
            <text:p>no data</text:p>
          </table:table-cell>
          <table:table-cell office:value-type="string" table:style-name="ce1">
            <text:p>81508ed7-b76a-4fc3-9226-2dd035c8a17f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de91c44-7e76-4ce4-adc7-25aff0670dc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ea21638-e17d-4f25-b8f7-715d53cc7be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ceecc26-1d28-457d-9248-8f7693ffd1d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2730b40-4304-43a0-92cf-03749f81f469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44819bf1-c970-4b4f-a300-f25c8bb3bad5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30 12:48:12</text:p>
          </table:table-cell>
          <table:table-cell office:value-type="string" table:style-name="ce1">
            <text:p>c23a7e7d-4e8e-49dc-b931-0f1ec6d3adec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32319206-032a-43cc-8e6e-7fdd1543124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049bd7c-000e-496e-95f8-d3d55b2b90b9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887c331c-df48-435a-a07a-f5b18c0dd42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4c749ff-d856-4e6e-bf05-2823a08aaf8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1a557bf-7a0a-4de0-91db-bf08056f7ffa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8fdedec4-d355-4774-af7f-e90d276061c2</text:p>
          </table:table-cell>
          <table:table-cell table:number-columns-repeated="10" table:style-name="ce1"/>
          <table:table-cell office:value-type="string" table:style-name="ce1">
            <text:p>NA</text:p>
          </table:table-cell>
          <table:table-cell office:value-type="string" table:style-name="ce1">
            <text:p>89074ffd-9be0-454e-9981-21f7333a03aa</text:p>
          </table:table-cell>
          <table:table-cell office:value-type="string" table:style-name="ce1">
            <text:p>exclude no reports of any of the outcomes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a7631c18-0ffd-4c5c-9466-badb1cef45d6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00a84795-5ede-4398-a97a-054488b69800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8a7248c9-e2bb-4857-aa4d-27adac345be5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3893b2f0-39b9-46e3-a2e6-3f0055aa167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d52b391-bdbd-492b-814e-8afafa92b94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09729e4-6d84-4ec3-b211-0b93d1778252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29">
            <text:p>c23a7e7d-4e8e-49dc-b931-0f1ec6d3adec</text:p>
          </table:table-cell>
          <table:table-cell office:value-type="string" table:style-name="ce35">
            <text:p>TIMO, Exclusion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189]=[.F190];[.F190];&quot;RECONCILIATION!!!&quot;)" table:style-name="ce12">
            <text:p>RECONCILIATION!!!</text:p>
          </table:table-cell>
          <table:table-cell office:value-type="float" office:value="0" table:formula="of:=IF([.G189]=[.G190];[.G190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189]=[.I190];[.I190];&quot;RECONCILIATION!!!&quot;)" table:style-name="ce12">
            <text:p>RECONCILIATION!!!</text:p>
          </table:table-cell>
          <table:table-cell office:value-type="float" office:value="0" table:formula="of:=IF([.J189]=[.J190];[.J190];&quot;RECONCILIATION!!!&quot;)" table:style-name="ce12">
            <text:p>0</text:p>
          </table:table-cell>
          <table:table-cell office:value-type="string" table:style-name="ce12">
            <text:p>yes</text:p>
          </table:table-cell>
          <table:table-cell office:value-type="string" office:string-value="RECONCILIATION!!!" table:formula="of:=IF([.L189]=[.L190];[.L190];&quot;RECONCILIATION!!!&quot;)" table:style-name="ce12">
            <text:p>RECONCILIATION!!!</text:p>
          </table:table-cell>
          <table:table-cell office:value-type="float" office:value="0" table:formula="of:=IF([.M189]=[.M190];[.M190];&quot;RECONCILIATION!!!&quot;)" table:style-name="ce12">
            <text:p>0</text:p>
          </table:table-cell>
          <table:table-cell office:value-type="string" table:style-name="ce8">
            <text:p>C57BL/6</text:p>
          </table:table-cell>
          <table:table-cell office:value-type="string" office:string-value="RECONCILIATION!!!" table:formula="of:=IF([.O189]=[.O190];[.O190];&quot;RECONCILIATION!!!&quot;)" table:style-name="ce12">
            <text:p>RECONCILIATION!!!</text:p>
          </table:table-cell>
          <table:table-cell office:value-type="float" office:value="0" table:formula="of:=IF([.P189]=[.P190];[.P190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89]=[.R190];[.R190];&quot;RECONCILIATION!!!&quot;)" table:style-name="ce12">
            <text:p>RECONCILIATION!!!</text:p>
          </table:table-cell>
          <table:table-cell office:value-type="float" office:value="0" table:formula="of:=IF([.S189]=[.S190];[.S190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189]=[.U190];[.U190];&quot;RECONCILIATION!!!&quot;)" table:style-name="ce12">
            <text:p>RECONCILIATION!!!</text:p>
          </table:table-cell>
          <table:table-cell office:value-type="float" office:value="0" table:formula="of:=IF([.V189]=[.V190];[.V190];&quot;RECONCILIATION!!!&quot;)" table:style-name="ce12">
            <text:p>0</text:p>
          </table:table-cell>
          <table:table-cell office:value-type="string" office:string-value="FALSE" table:formula="of:=IF([.W189]=[.W190];[.W190];&quot;RECONCILIATION!!!&quot;)" table:style-name="ce12">
            <text:p>FALSE</text:p>
          </table:table-cell>
          <table:table-cell office:value-type="string" office:string-value="RECONCILIATION!!!" table:formula="of:=IF([.X189]=[.X190];[.X190];&quot;RECONCILIATION!!!&quot;)" table:style-name="ce12">
            <text:p>RECONCILIATION!!!</text:p>
          </table:table-cell>
          <table:table-cell office:value-type="float" office:value="0" table:formula="of:=IF([.Y189]=[.Y190];[.Y190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A189]=[.AA190];[.AA190];&quot;RECONCILIATION!!!&quot;)" table:style-name="ce12">
            <text:p>RECONCILIATION!!!</text:p>
          </table:table-cell>
          <table:table-cell office:value-type="float" office:value="0" table:formula="of:=IF([.AB189]=[.AB190];[.AB190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189]=[.AD190];[.AD190];&quot;RECONCILIATION!!!&quot;)" table:style-name="ce12">
            <text:p>RECONCILIATION!!!</text:p>
          </table:table-cell>
          <table:table-cell office:value-type="float" office:value="0" table:formula="of:=IF([.AE189]=[.AE190];[.AE190];&quot;RECONCILIATION!!!&quot;)" table:style-name="ce12">
            <text:p>0</text:p>
          </table:table-cell>
          <table:table-cell office:value-type="string" table:style-name="ce17">
            <text:p>sharpened 4−0, monofilament nylon suture</text:p>
          </table:table-cell>
          <table:table-cell office:value-type="string" office:string-value="RECONCILIATION!!!" table:formula="of:=IF([.AG189]=[.AG190];[.AG190];&quot;RECONCILIATION!!!&quot;)" table:style-name="ce12">
            <text:p>RECONCILIATION!!!</text:p>
          </table:table-cell>
          <table:table-cell office:value-type="float" office:value="0" table:formula="of:=IF([.AH189]=[.AH190];[.AH190];&quot;RECONCILIATION!!!&quot;)" table:style-name="ce12">
            <text:p>0</text:p>
          </table:table-cell>
          <table:table-cell office:value-type="string" table:style-name="ce12">
            <text:p>Inhalative</text:p>
          </table:table-cell>
          <table:table-cell office:value-type="string" office:string-value="RECONCILIATION!!!" table:formula="of:=IF([.AJ189]=[.AJ190];[.AJ190];&quot;RECONCILIATION!!!&quot;)" table:style-name="ce12">
            <text:p>RECONCILIATION!!!</text:p>
          </table:table-cell>
          <table:table-cell office:value-type="string" table:style-name="ce17">
            <text:p>mice were anesthetized with 3% isoflurane in 30 % oxygen. The animals were transorally intubated and a small rodent respirator was used to maintain an adequate respiration</text:p>
          </table:table-cell>
          <table:table-cell table:style-name="ce14"/>
          <table:table-cell office:value-type="string" office:string-value="RECONCILIATION!!!" table:formula="of:=IF([.AM189]=[.AM190];[.AM190];&quot;RECONCILIATION!!!&quot;)" table:style-name="ce12">
            <text:p>RECONCILIATION!!!</text:p>
          </table:table-cell>
          <table:table-cell office:value-type="string" table:style-name="ce14">
            <text:p>no data</text:p>
          </table:table-cell>
          <table:table-cell office:value-type="string" table:style-name="ce17">
            <text:p>single cage</text:p>
          </table:table-cell>
          <table:table-cell office:value-type="string" office:string-value="RECONCILIATION!!!" table:formula="of:=IF([.AP189]=[.AP190];[.AP190];&quot;RECONCILIATION!!!&quot;)" table:style-name="ce12">
            <text:p>RECONCILIATION!!!</text:p>
          </table:table-cell>
          <table:table-cell office:value-type="string" table:style-name="ce17">
            <text:p>The mice were housed in individual cages under controlled conditions, with a 12 -h light/dark cycle, a temperature of 24 ± 2 °C and free access to food and water.</text:p>
          </table:table-cell>
          <table:table-cell office:value-type="string" table:style-name="ce12">
            <text:p>no</text:p>
          </table:table-cell>
          <table:table-cell office:value-type="string" office:string-value="RECONCILIATION!!!" table:formula="of:=IF([.AS189]=[.AS190];[.AS190];&quot;RECONCILIATION!!!&quot;)" table:style-name="ce12">
            <text:p>RECONCILIATION!!!</text:p>
          </table:table-cell>
          <table:table-cell office:value-type="float" office:value="0" table:formula="of:=IF([.AT189]=[.AT190];[.AT190];&quot;RECONCILIATION!!!&quot;)" table:style-name="ce12">
            <text:p>0</text:p>
          </table:table-cell>
          <table:table-cell office:value-type="string" office:string-value="FALSE" table:formula="of:=IF([.AU189]=[.AU190];[.AU190];&quot;RECONCILIATION!!!&quot;)" table:style-name="ce12">
            <text:p>FALSE</text:p>
          </table:table-cell>
          <table:table-cell office:value-type="string" office:string-value="RECONCILIATION!!!" table:formula="of:=IF([.AV189]=[.AV190];[.AV190];&quot;RECONCILIATION!!!&quot;)" table:style-name="ce12">
            <text:p>RECONCILIATION!!!</text:p>
          </table:table-cell>
          <table:table-cell office:value-type="float" office:value="0" table:formula="of:=IF([.AW189]=[.AW190];[.AW190];&quot;RECONCILIATION!!!&quot;)" table:style-name="ce12">
            <text:p>0</text:p>
          </table:table-cell>
          <table:table-cell office:value-type="float" office:value="0" table:formula="of:=IF([.AX189]=[.AX190];[.AX190];&quot;RECONCILIATION!!!&quot;)" table:style-name="ce12">
            <text:p>0</text:p>
          </table:table-cell>
          <table:table-cell office:value-type="float" office:value="0" table:formula="of:=IF([.AY189]=[.AY190];[.AY190];&quot;RECONCILIATION!!!&quot;)" table:style-name="ce12">
            <text:p>0</text:p>
          </table:table-cell>
          <table:table-cell office:value-type="float" office:value="0" table:formula="of:=IF([.AZ189]=[.AZ190];[.AZ190];&quot;RECONCILIATION!!!&quot;)" table:style-name="ce12">
            <text:p>0</text:p>
          </table:table-cell>
          <table:table-cell table:style-name="ce14"/>
          <table:table-cell office:value-type="string" office:string-value="RECONCILIATION!!!" table:formula="of:=IF([.BB189]=[.BB190];[.BB190];&quot;RECONCILIATION!!!&quot;)" table:style-name="ce12">
            <text:p>RECONCILIATION!!!</text:p>
          </table:table-cell>
          <table:table-cell office:value-type="float" office:value="0" table:formula="of:=IF([.BC189]=[.BC190];[.BC190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89]=[.BE190];[.BE190];&quot;RECONCILIATION!!!&quot;)" table:style-name="ce12">
            <text:p>RECONCILIATION!!!</text:p>
          </table:table-cell>
          <table:table-cell office:value-type="float" office:value="0" table:formula="of:=IF([.BF189]=[.BF190];[.BF190];&quot;RECONCILIATION!!!&quot;)" table:style-name="ce12">
            <text:p>0</text:p>
          </table:table-cell>
          <table:table-cell office:value-type="string" table:style-name="ce14">
            <text:p>Jianning Zhang</text:p>
          </table:table-cell>
          <table:table-cell office:value-type="string" office:string-value="RECONCILIATION!!!" table:formula="of:=IF([.BH189]=[.BH190];[.BH190];&quot;RECONCILIATION!!!&quot;)" table:style-name="ce12">
            <text:p>RECONCILIATION!!!</text:p>
          </table:table-cell>
          <table:table-cell office:value-type="string" table:style-name="ce29">
            <text:p>exclude no reports of any of the outcomes</text:p>
          </table:table-cell>
          <table:table-cell office:value-type="string" table:style-name="ce8">
            <text:p>the bifurcation of the anterior and middle cerebral artery</text:p>
          </table:table-cell>
          <table:table-cell office:value-type="string" office:string-value="RECONCILIATION!!!" table:formula="of:=IF([.BK189]=[.BK190];[.BK190];&quot;RECONCILIATION!!!&quot;)" table:style-name="ce12">
            <text:p>RECONCILIATION!!!</text:p>
          </table:table-cell>
          <table:table-cell office:value-type="float" office:value="0" table:formula="of:=IF([.BL189]=[.BL190];[.BL190];&quot;RECONCILIATION!!!&quot;)" table:style-name="ce12">
            <text:p>0</text:p>
          </table:table-cell>
          <table:table-cell table:style-name="ce14"/>
          <table:table-cell office:value-type="string" office:string-value="RECONCILIATION!!!" table:formula="of:=IF([.BN189]=[.BN190];[.BN190];&quot;RECONCILIATION!!!&quot;)" table:style-name="ce12">
            <text:p>RECONCILIATION!!!</text:p>
          </table:table-cell>
          <table:table-cell office:value-type="float" office:value="0" table:formula="of:=IF([.BO189]=[.BO190];[.BO190];&quot;RECONCILIATION!!!&quot;)" table:style-name="ce12">
            <text:p>0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BQ189]=[.BQ190];[.BQ190];&quot;RECONCILIATION!!!&quot;)" table:style-name="ce12">
            <text:p>RECONCILIATION!!!</text:p>
          </table:table-cell>
          <table:table-cell office:value-type="float" office:value="0" table:formula="of:=IF([.BR189]=[.BR190];[.BR190];&quot;RECONCILIATION!!!&quot;)" table:style-name="ce12">
            <text:p>0</text:p>
          </table:table-cell>
          <table:table-cell office:value-type="float" office:value="0" table:formula="of:=IF([.BS189]=[.BS190];[.BS190];&quot;RECONCILIATION!!!&quot;)" table:style-name="ce12">
            <text:p>0</text:p>
          </table:table-cell>
          <table:table-cell office:value-type="float" office:value="0" table:formula="of:=IF([.BT189]=[.BT190];[.BT190];&quot;RECONCILIATION!!!&quot;)" table:style-name="ce12">
            <text:p>0</text:p>
          </table:table-cell>
          <table:table-cell office:value-type="float" office:value="0" table:formula="of:=IF([.BU189]=[.BU190];[.BU190];&quot;RECONCILIATION!!!&quot;)" table:style-name="ce12">
            <text:p>0</text:p>
          </table:table-cell>
          <table:table-cell office:value-type="string" table:style-name="ce8">
            <text:p>Fingolimod</text:p>
          </table:table-cell>
          <table:table-cell office:value-type="string" office:string-value="RECONCILIATION!!!" table:formula="of:=IF([.BW189]=[.BW190];[.BW190];&quot;RECONCILIATION!!!&quot;)" table:style-name="ce12">
            <text:p>RECONCILIATION!!!</text:p>
          </table:table-cell>
          <table:table-cell office:value-type="float" office:value="0" table:formula="of:=IF([.BX189]=[.BX190];[.BX190];&quot;RECONCILIATION!!!&quot;)" table:style-name="ce12">
            <text:p>0</text:p>
          </table:table-cell>
          <table:table-cell office:value-type="string" table:style-name="ce17">
            <text:p>sharpened 4−0, monofilament nylon suture</text:p>
          </table:table-cell>
          <table:table-cell office:value-type="float" office:value="0" table:formula="of:=IF([.BZ189]=[.BZ190];[.BZ190];&quot;RECONCILIATION!!!&quot;)" table:style-name="ce12">
            <text:p>0</text:p>
          </table:table-cell>
          <table:table-cell office:value-type="float" office:value="0" table:formula="of:=IF([.CA189]=[.CA190];[.CA190];&quot;RECONCILIATION!!!&quot;)" table:style-name="ce12">
            <text:p>0</text:p>
          </table:table-cell>
          <table:table-cell office:value-type="string" table:style-name="ce8">
            <text:p>23 ± 2 g</text:p>
          </table:table-cell>
          <table:table-cell office:value-type="string" office:string-value="RECONCILIATION!!!" table:formula="of:=IF([.CC189]=[.CC190];[.CC190];&quot;RECONCILIATION!!!&quot;)" table:style-name="ce12">
            <text:p>RECONCILIATION!!!</text:p>
          </table:table-cell>
          <table:table-cell office:value-type="float" office:value="0" table:formula="of:=IF([.CD189]=[.CD190];[.CD190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F189]=[.CF190];[.CF190];&quot;RECONCILIATION!!!&quot;)" table:style-name="ce12">
            <text:p>RECONCILIATION!!!</text:p>
          </table:table-cell>
          <table:table-cell office:value-type="float" office:value="0" table:formula="of:=IF([.CG189]=[.CG190];[.CG190];&quot;RECONCILIATION!!!&quot;)" table:style-name="ce12">
            <text:p>0</text:p>
          </table:table-cell>
          <table:table-cell office:value-type="string" table:style-name="ce8">
            <text:p>jianningzhang@hotmail.com</text:p>
          </table:table-cell>
          <table:table-cell office:value-type="string" office:string-value="RECONCILIATION!!!" table:formula="of:=IF([.CI189]=[.CI190];[.CI190];&quot;RECONCILIATION!!!&quot;)" table:style-name="ce12">
            <text:p>RECONCILIATION!!!</text:p>
          </table:table-cell>
          <table:table-cell office:value-type="float" office:value="0" table:formula="of:=IF([.CJ189]=[.CJ190];[.CJ190];&quot;RECONCILIATION!!!&quot;)" table:style-name="ce12">
            <text:p>0</text:p>
          </table:table-cell>
          <table:table-cell office:value-type="string" table:style-name="ce12">
            <text:p>3% isoflurane</text:p>
          </table:table-cell>
          <table:table-cell office:value-type="string" office:string-value="RECONCILIATION!!!" table:formula="of:=IF([.CL189]=[.CL190];[.CL190];&quot;RECONCILIATION!!!&quot;)" table:style-name="ce12">
            <text:p>RECONCILIATION!!!</text:p>
          </table:table-cell>
          <table:table-cell office:value-type="float" office:value="0" table:formula="of:=IF([.CM189]=[.CM190];[.CM190];&quot;RECONCILIATION!!!&quot;)" table:style-name="ce12">
            <text:p>0</text:p>
          </table:table-cell>
          <table:table-cell office:value-type="string" office:string-value="FALSE" table:formula="of:=IF([.CN189]=[.CN190];[.CN190];&quot;RECONCILIATION!!!&quot;)" table:style-name="ce12">
            <text:p>FALSE</text:p>
          </table:table-cell>
          <table:table-cell office:value-type="string" office:string-value="RECONCILIATION!!!" table:formula="of:=IF([.CO189]=[.CO190];[.CO190];&quot;RECONCILIATION!!!&quot;)" table:style-name="ce12">
            <text:p>RECONCILIATION!!!</text:p>
          </table:table-cell>
          <table:table-cell office:value-type="float" office:value="0" table:formula="of:=IF([.CP189]=[.CP190];[.CP190];&quot;RECONCILIATION!!!&quot;)" table:style-name="ce12">
            <text:p>0</text:p>
          </table:table-cell>
          <table:table-cell table:style-name="ce14"/>
          <table:table-cell office:value-type="string" office:string-value="RECONCILIATION!!!" table:formula="of:=IF([.CR189]=[.CR190];[.CR190];&quot;RECONCILIATION!!!&quot;)" table:style-name="ce14">
            <text:p>RECONCILIATION!!!</text:p>
          </table:table-cell>
          <table:table-cell office:value-type="string" table:style-name="ce14">
            <text:p>no data</text:p>
          </table:table-cell>
          <table:table-cell office:value-type="float" office:value="0" table:formula="of:=IF([.CT189]=[.CT190];[.CT190];&quot;RECONCILIATION!!!&quot;)" table:style-name="ce12">
            <text:p>0</text:p>
          </table:table-cell>
          <table:table-cell office:value-type="float" office:value="0" table:formula="of:=IF([.CU189]=[.CU190];[.CU190];&quot;RECONCILIATION!!!&quot;)" table:style-name="ce12">
            <text:p>0</text:p>
          </table:table-cell>
          <table:table-cell office:value-type="float" office:value="0" table:formula="of:=IF([.CV189]=[.CV190];[.CV190];&quot;RECONCILIATION!!!&quot;)" table:style-name="ce12">
            <text:p>0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CX189]=[.CX190];[.CX190];&quot;RECONCILIATION!!!&quot;)" table:style-name="ce12">
            <text:p>RECONCILIATION!!!</text:p>
          </table:table-cell>
          <table:table-cell office:value-type="float" office:value="0" table:formula="of:=IF([.CY189]=[.CY190];[.CY190];&quot;RECONCILIATION!!!&quot;)" table:style-name="ce12">
            <text:p>0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DA189]=[.DA190];[.DA190];&quot;RECONCILIATION!!!&quot;)" table:style-name="ce12">
            <text:p>RECONCILIATION!!!</text:p>
          </table:table-cell>
          <table:table-cell office:value-type="float" office:value="0" table:formula="of:=IF([.DB189]=[.DB190];[.DB190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D189]=[.DD190];[.DD190];&quot;RECONCILIATION!!!&quot;)" table:style-name="ce12">
            <text:p>RECONCILIATION!!!</text:p>
          </table:table-cell>
          <table:table-cell office:value-type="float" office:value="0" table:formula="of:=IF([.DE189]=[.DE190];[.DE190];&quot;RECONCILIATION!!!&quot;)" table:style-name="ce12">
            <text:p>0</text:p>
          </table:table-cell>
          <table:table-cell office:value-type="float" office:value="0" table:formula="of:=IF([.DF189]=[.DF190];[.DF190];&quot;RECONCILIATION!!!&quot;)" table:style-name="ce12">
            <text:p>0</text:p>
          </table:table-cell>
          <table:table-cell office:value-type="float" office:value="0" table:formula="of:=IF([.DG189]=[.DG190];[.DG190];&quot;RECONCILIATION!!!&quot;)" table:style-name="ce12">
            <text:p>0</text:p>
          </table:table-cell>
          <table:table-cell office:value-type="float" office:value="0" table:formula="of:=IF([.DH189]=[.DH190];[.DH190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J189]=[.DJ190];[.DJ190];&quot;RECONCILIATION!!!&quot;)" table:style-name="ce12">
            <text:p>RECONCILIATION!!!</text:p>
          </table:table-cell>
          <table:table-cell office:value-type="float" office:value="0" table:formula="of:=IF([.DK189]=[.DK190];[.DK190];&quot;RECONCILIATION!!!&quot;)" table:style-name="ce12">
            <text:p>0</text:p>
          </table:table-cell>
          <table:table-cell office:value-type="string" table:style-name="ce12">
            <text:p>ECA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2:36:41</text:p>
          </table:table-cell>
          <table:table-cell office:value-type="string" table:style-name="ce1">
            <text:p>c2fed96c-4b03-4ae9-907f-a7f58202e6fa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c850117c-a160-4345-a7cb-752284a428a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599aaeb-6ac0-4dd9-b066-d5fad721848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58b65475-b75a-42c3-bb1c-902663717f90</text:p>
          </table:table-cell>
          <table:table-cell table:style-name="ce1"/>
          <table:table-cell office:value-type="string" table:style-name="ce1">
            <text:p>ddY mice and C57BL/6N mice</text:p>
          </table:table-cell>
          <table:table-cell office:value-type="string" table:style-name="ce1">
            <text:p>43951b12-906a-46c4-9096-765d9f144d3c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dd699449-4e1c-4f08-a6e7-be02de90a20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673811d-6434-4cd3-94ea-99d1728f8ab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d3cc760-75c1-4cf6-aa1f-cbd561601176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030d091d-2485-4b39-b21e-cd90ed6bf93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9ccd0fa-0ada-41ed-927f-15d470ebb85c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520c0ded-86f4-4272-9b0f-bbe027693602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97d6c7bb-be16-4f65-8124-34b5577c469f</text:p>
          </table:table-cell>
          <table:table-cell table:style-name="ce1"/>
          <table:table-cell office:value-type="string" table:style-name="ce1">
            <text:p>46 (ddy) 19(C57BL/6 )</text:p>
          </table:table-cell>
          <table:table-cell office:value-type="string" table:style-name="ce1">
            <text:p>f49ee7a4-e2b1-457b-a861-b1533e3250be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aa4d1620-f6a8-4b5e-9d9e-23c891a1c799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7f46dcc1-1239-4633-98cc-a59fe2bff3f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d52a5c4-bf2d-40b5-a3fb-7b98f35c8866</text:p>
          </table:table-cell>
          <table:table-cell table:number-columns-repeated="7" table:style-name="ce1"/>
          <table:table-cell office:value-type="string" table:style-name="ce1">
            <text:p>uncoated</text:p>
          </table:table-cell>
          <table:table-cell office:value-type="string" table:style-name="ce1">
            <text:p>c29e930d-5a2a-412d-8fab-4f8ea0dad7c9</text:p>
          </table:table-cell>
          <table:table-cell table:style-name="ce1"/>
          <table:table-cell office:value-type="string" table:style-name="ce1">
            <text:p><text:s/>Carl Muroi</text:p>
          </table:table-cell>
          <table:table-cell office:value-type="string" table:style-name="ce1">
            <text:p>6e6f497c-fda2-4eb0-8f76-903eb88e6201</text:p>
          </table:table-cell>
          <table:table-cell table:number-columns-repeated="4" table:style-name="ce1"/>
          <table:table-cell office:value-type="string" table:style-name="ce1">
            <text:p>8-10 weeks(ddy) 10-12 weeks(C57BL/6N)</text:p>
          </table:table-cell>
          <table:table-cell office:value-type="string" table:style-name="ce1">
            <text:p>5bd055b8-822d-4766-b693-5dcfd10eaa2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d3fa0c7-5cf5-46dd-b7de-be91e80ebbd9</text:p>
          </table:table-cell>
          <table:table-cell table:number-columns-repeated="4" table:style-name="ce1"/>
          <table:table-cell office:value-type="string" table:style-name="ce1">
            <text:p>different methods for perforation models</text:p>
          </table:table-cell>
          <table:table-cell office:value-type="string" table:style-name="ce1">
            <text:p>cd824c53-033c-4df3-90e1-cf815fe5bef0</text:p>
          </table:table-cell>
          <table:table-cell table:number-columns-repeated="4" table:style-name="ce1"/>
          <table:table-cell office:value-type="string" table:style-name="ce1">
            <text:p>30-35g(ddy); 21-26g(C57BL/6N)</text:p>
          </table:table-cell>
          <table:table-cell office:value-type="string" table:style-name="ce1">
            <text:p>07d14124-5135-42eb-83c1-39dcde91922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1d96711-f0b9-463e-96d4-9885fd413725</text:p>
          </table:table-cell>
          <table:table-cell table:style-name="ce1"/>
          <table:table-cell office:value-type="string" table:style-name="ce1">
            <text:p>carl.muroi@ksa.ch</text:p>
          </table:table-cell>
          <table:table-cell office:value-type="string" table:style-name="ce1">
            <text:p>7e3f2f1e-2c75-4f0c-a5cd-b9b2b80f6309</text:p>
          </table:table-cell>
          <table:table-cell table:style-name="ce1"/>
          <table:table-cell office:value-type="string" table:style-name="ce1">
            <text:p>isoflurane 5% induction, 1.5% maintenance</text:p>
          </table:table-cell>
          <table:table-cell office:value-type="string" table:style-name="ce1">
            <text:p>2d0f5fbd-7e85-4f55-b7b5-6d838dae2fd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59daadd-596f-4a45-ba24-1567c10798a3</text:p>
          </table:table-cell>
          <table:table-cell table:style-name="ce1"/>
          <table:table-cell office:value-type="string" table:style-name="ce1">
            <text:p>4 (ddy)</text:p>
          </table:table-cell>
          <table:table-cell office:value-type="string" table:style-name="ce1">
            <text:p>266589a1-0ef1-4563-a954-e8f0a2ef6e32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4434aa35-0bad-45b1-a365-d092b754ecb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fc2fac8-cf43-4f94-a20d-6bf688be25c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b20c4ed-4224-4964-a6a0-57ef81c0877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037fe78-b624-40dc-9031-3d5f1ec04d28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d0f41cbb-3228-4dfc-b375-b0ea5fa8f687</text:p>
          </table:table-cell>
          <table:table-cell table:number-columns-repeated="16267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04:35:07</text:p>
          </table:table-cell>
          <table:table-cell office:value-type="string" table:style-name="ce1">
            <text:p>c2fed96c-4b03-4ae9-907f-a7f58202e6fa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1a37c7c-f961-411b-a050-3fc8f8378ed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77799a9-b6b5-454b-8e48-acfb2434bc1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42b3d21-ca0b-4a15-bbf1-fcc9a422d18a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ccdd8cc7-798c-4049-b7e6-18ad9cafcf0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1217e98c-4384-4840-9590-fc246bf1867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f80f7db-b6f2-4204-9480-5fc417ae24d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6049832-66ae-4498-82e2-9ff185a3b0a4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fdb88eca-4438-4534-8398-8c242c2613d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6156b5f-a020-4408-b3fc-f475b2bc4b82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6c48bdb3-7e71-424a-8fd3-010a22cb6936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f7013d34-eae1-42b3-8ae6-bceb4d7fe986</text:p>
          </table:table-cell>
          <table:table-cell office:value-type="string" table:style-name="ce1">
            <text:p>isoflurane (Escain, Mylan Co. Ltd., Japan): 5% induction, 1.5% maintenance, using a facemask.</text:p>
          </table:table-cell>
          <table:table-cell table:number-columns-repeated="3" table:style-name="ce1"/>
          <table:table-cell office:value-type="string" table:style-name="ce1">
            <text:p>not reported</text:p>
          </table:table-cell>
          <table:table-cell office:value-type="string" table:style-name="ce1">
            <text:p>167aadcb-f8e4-4996-8a9a-4fd3daa4201a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4d2532c2-12e5-41d8-b576-ebffbd1aa44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7fe77d9-d7b1-4f68-a701-6483a22ce818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63b7939f-d0f5-4dcf-b7d5-a33c06fd104c</text:p>
          </table:table-cell>
          <table:table-cell table:style-name="ce1"/>
          <table:table-cell office:value-type="string" table:style-name="ce1">
            <text:p>Carl Muroi</text:p>
          </table:table-cell>
          <table:table-cell office:value-type="string" table:style-name="ce1">
            <text:p>45b54a24-23e3-41e3-9fbf-a2de0255ab8a</text:p>
          </table:table-cell>
          <table:table-cell office:value-type="string" table:style-name="ce1">
            <text:p>DDy mice and C57BL/6</text:p>
          </table:table-cell>
          <table:table-cell table:number-columns-repeated="3" table:style-name="ce1"/>
          <table:table-cell office:value-type="string" table:style-name="ce1">
            <text:p>10-12 weeks</text:p>
          </table:table-cell>
          <table:table-cell office:value-type="string" table:style-name="ce1">
            <text:p>4997757d-ae65-4413-ace9-d38bfe503a7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c6b4455-c3fe-42f9-85f8-1df105230d1c</text:p>
          </table:table-cell>
          <table:table-cell table:number-columns-repeated="4" table:style-name="ce1"/>
          <table:table-cell office:value-type="string" table:style-name="ce1">
            <text:p>ddy mice</text:p>
          </table:table-cell>
          <table:table-cell office:value-type="string" table:style-name="ce1">
            <text:p>ccc0ea5a-593e-4bf5-b01a-63d9eb8140a1</text:p>
          </table:table-cell>
          <table:table-cell table:style-name="ce1"/>
          <table:table-cell office:value-type="string" table:style-name="ce1">
            <text:p>nylon</text:p>
          </table:table-cell>
          <table:table-cell office:value-type="string" table:style-name="ce1">
            <text:p>5ba48bb7-c5aa-4499-a372-2fc0808746ec</text:p>
          </table:table-cell>
          <table:table-cell table:style-name="ce1"/>
          <table:table-cell office:value-type="string" table:style-name="ce1">
            <text:p>21-26 g</text:p>
          </table:table-cell>
          <table:table-cell office:value-type="string" table:style-name="ce1">
            <text:p>13a6da0e-dca5-4788-b673-d1f381704ed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1f36b32-7dd5-4f04-a9d8-4a81008e6256</text:p>
          </table:table-cell>
          <table:table-cell table:style-name="ce1"/>
          <table:table-cell office:value-type="string" table:style-name="ce1">
            <text:p>Carl.Muroi@ksa.ch</text:p>
          </table:table-cell>
          <table:table-cell office:value-type="string" table:style-name="ce1">
            <text:p>8ffefa56-02dc-4c18-b61d-0d6a08945dfe</text:p>
          </table:table-cell>
          <table:table-cell table:style-name="ce1"/>
          <table:table-cell office:value-type="string" table:style-name="ce1">
            <text:p>isoflurane 5% induction, 1.5% maintenance,</text:p>
          </table:table-cell>
          <table:table-cell office:value-type="string" table:style-name="ce1">
            <text:p>73aab48d-fec8-49c9-9e51-ea9b35823ff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3a4f92f-3952-4865-b1b2-ca556b6e6530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9276b0b0-1f4d-4812-a5fa-e8e5b06e6f9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e4022ca-87af-41ab-811f-d3b64e58bcb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1edbbc7-9601-4bb8-b3a8-269723b41d8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7d69a87-262c-4804-9ffb-84ba23351c96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b3c2d755-0a00-4240-9373-605dc9a5e6a2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c2fed96c-4b03-4ae9-907f-a7f58202e6fa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92]=[.E193];[.E193];&quot;RECONCILIATION!!!&quot;)" table:style-name="ce12">
            <text:p>TRUE</text:p>
          </table:table-cell>
          <table:table-cell office:value-type="string" office:string-value="RECONCILIATION!!!" table:formula="of:=IF([.F192]=[.F193];[.F193];&quot;RECONCILIATION!!!&quot;)" table:style-name="ce12">
            <text:p>RECONCILIATION!!!</text:p>
          </table:table-cell>
          <table:table-cell office:value-type="float" office:value="0" table:formula="of:=IF([.G192]=[.G193];[.G193];&quot;RECONCILIATION!!!&quot;)" table:style-name="ce12">
            <text:p>0</text:p>
          </table:table-cell>
          <table:table-cell office:value-type="string" office:string-value="TRUE" table:formula="of:=IF([.H192]=[.H193];[.H193];&quot;RECONCILIATION!!!&quot;)" table:style-name="ce12">
            <text:p>TRUE</text:p>
          </table:table-cell>
          <table:table-cell office:value-type="string" office:string-value="RECONCILIATION!!!" table:formula="of:=IF([.I192]=[.I193];[.I193];&quot;RECONCILIATION!!!&quot;)" table:style-name="ce12">
            <text:p>RECONCILIATION!!!</text:p>
          </table:table-cell>
          <table:table-cell office:value-type="float" office:value="0" table:formula="of:=IF([.J192]=[.J193];[.J193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L192]=[.L193];[.L193];&quot;RECONCILIATION!!!&quot;)" table:style-name="ce12">
            <text:p>RECONCILIATION!!!</text:p>
          </table:table-cell>
          <table:table-cell office:value-type="float" office:value="0" table:formula="of:=IF([.M192]=[.M193];[.M193];&quot;RECONCILIATION!!!&quot;)" table:style-name="ce12">
            <text:p>0</text:p>
          </table:table-cell>
          <table:table-cell office:value-type="string" table:style-name="ce14">
            <text:p>Exp. Series 1: ddY mice; Exp. Series 2: C57BL/6N<text:s/></text:p>
          </table:table-cell>
          <table:table-cell office:value-type="string" office:string-value="RECONCILIATION!!!" table:formula="of:=IF([.O192]=[.O193];[.O193];&quot;RECONCILIATION!!!&quot;)" table:style-name="ce12">
            <text:p>RECONCILIATION!!!</text:p>
          </table:table-cell>
          <table:table-cell office:value-type="float" office:value="0" table:formula="of:=IF([.P192]=[.P193];[.P193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92]=[.R193];[.R193];&quot;RECONCILIATION!!!&quot;)" table:style-name="ce12">
            <text:p>RECONCILIATION!!!</text:p>
          </table:table-cell>
          <table:table-cell office:value-type="float" office:value="0" table:formula="of:=IF([.S192]=[.S193];[.S193];&quot;RECONCILIATION!!!&quot;)" table:style-name="ce12">
            <text:p>0</text:p>
          </table:table-cell>
          <table:table-cell office:value-type="string" office:string-value="FALSE" table:formula="of:=IF([.T192]=[.T193];[.T193];&quot;RECONCILIATION!!!&quot;)" table:style-name="ce12">
            <text:p>FALSE</text:p>
          </table:table-cell>
          <table:table-cell office:value-type="string" office:string-value="RECONCILIATION!!!" table:formula="of:=IF([.U192]=[.U193];[.U193];&quot;RECONCILIATION!!!&quot;)" table:style-name="ce12">
            <text:p>RECONCILIATION!!!</text:p>
          </table:table-cell>
          <table:table-cell office:value-type="float" office:value="0" table:formula="of:=IF([.V192]=[.V193];[.V193];&quot;RECONCILIATION!!!&quot;)" table:style-name="ce12">
            <text:p>0</text:p>
          </table:table-cell>
          <table:table-cell office:value-type="string" office:string-value="FALSE" table:formula="of:=IF([.W192]=[.W193];[.W193];&quot;RECONCILIATION!!!&quot;)" table:style-name="ce12">
            <text:p>FALSE</text:p>
          </table:table-cell>
          <table:table-cell office:value-type="string" office:string-value="RECONCILIATION!!!" table:formula="of:=IF([.X192]=[.X193];[.X193];&quot;RECONCILIATION!!!&quot;)" table:style-name="ce12">
            <text:p>RECONCILIATION!!!</text:p>
          </table:table-cell>
          <table:table-cell office:value-type="float" office:value="0" table:formula="of:=IF([.Y192]=[.Y193];[.Y193];&quot;RECONCILIATION!!!&quot;)" table:style-name="ce12">
            <text:p>0</text:p>
          </table:table-cell>
          <table:table-cell office:value-type="string" office:string-value="yes" table:formula="of:=IF([.Z192]=[.Z193];[.Z193];&quot;RECONCILIATION!!!&quot;)" table:style-name="ce12">
            <text:p>yes</text:p>
          </table:table-cell>
          <table:table-cell office:value-type="string" office:string-value="RECONCILIATION!!!" table:formula="of:=IF([.AA192]=[.AA193];[.AA193];&quot;RECONCILIATION!!!&quot;)" table:style-name="ce12">
            <text:p>RECONCILIATION!!!</text:p>
          </table:table-cell>
          <table:table-cell office:value-type="float" office:value="0" table:formula="of:=IF([.AB192]=[.AB193];[.AB193];&quot;RECONCILIATION!!!&quot;)" table:style-name="ce12">
            <text:p>0</text:p>
          </table:table-cell>
          <table:table-cell office:value-type="string" office:string-value="TRUE" table:formula="of:=IF([.AC192]=[.AC193];[.AC193];&quot;RECONCILIATION!!!&quot;)" table:style-name="ce12">
            <text:p>TRUE</text:p>
          </table:table-cell>
          <table:table-cell office:value-type="string" office:string-value="RECONCILIATION!!!" table:formula="of:=IF([.AD192]=[.AD193];[.AD193];&quot;RECONCILIATION!!!&quot;)" table:style-name="ce12">
            <text:p>RECONCILIATION!!!</text:p>
          </table:table-cell>
          <table:table-cell office:value-type="float" office:value="0" table:formula="of:=IF([.AE192]=[.AE193];[.AE193];&quot;RECONCILIATION!!!&quot;)" table:style-name="ce12">
            <text:p>0</text:p>
          </table:table-cell>
          <table:table-cell office:value-type="string" office:string-value="5-0" table:formula="of:=IF([.AF192]=[.AF193];[.AF193];&quot;RECONCILIATION!!!&quot;)" table:style-name="ce12">
            <text:p>5-0</text:p>
          </table:table-cell>
          <table:table-cell office:value-type="string" office:string-value="RECONCILIATION!!!" table:formula="of:=IF([.AG192]=[.AG193];[.AG193];&quot;RECONCILIATION!!!&quot;)" table:style-name="ce12">
            <text:p>RECONCILIATION!!!</text:p>
          </table:table-cell>
          <table:table-cell office:value-type="float" office:value="0" table:formula="of:=IF([.AH192]=[.AH193];[.AH193];&quot;RECONCILIATION!!!&quot;)" table:style-name="ce12">
            <text:p>0</text:p>
          </table:table-cell>
          <table:table-cell office:value-type="string" office:string-value="Inhalative" table:formula="of:=IF([.AI192]=[.AI193];[.AI193];&quot;RECONCILIATION!!!&quot;)" table:style-name="ce12">
            <text:p>Inhalative</text:p>
          </table:table-cell>
          <table:table-cell office:value-type="string" office:string-value="RECONCILIATION!!!" table:formula="of:=IF([.AJ192]=[.AJ193];[.AJ193];&quot;RECONCILIATION!!!&quot;)" table:style-name="ce12">
            <text:p>RECONCILIATION!!!</text:p>
          </table:table-cell>
          <table:table-cell office:value-type="string" table:style-name="ce8">
            <text:p>isoflurane (Escain, Mylan Co. Ltd., Japan): 5% induction, 1.5% maintenance, using a facemask.</text:p>
          </table:table-cell>
          <table:table-cell office:value-type="string" table:style-name="ce14">
            <text:p>19 in C57BL/6, not reported in ddy group</text:p>
          </table:table-cell>
          <table:table-cell office:value-type="string" office:string-value="RECONCILIATION!!!" table:formula="of:=IF([.AM192]=[.AM193];[.AM193];&quot;RECONCILIATION!!!&quot;)" table:style-name="ce12">
            <text:p>RECONCILIATION!!!</text:p>
          </table:table-cell>
          <table:table-cell office:value-type="float" office:value="0" table:formula="of:=IF([.AN192]=[.AN193];[.AN193];&quot;RECONCILIATION!!!&quot;)" table:style-name="ce12">
            <text:p>0</text:p>
          </table:table-cell>
          <table:table-cell office:value-type="string" office:string-value="not reported" table:formula="of:=IF([.AO192]=[.AO193];[.AO193];&quot;RECONCILIATION!!!&quot;)" table:style-name="ce12">
            <text:p>not reported</text:p>
          </table:table-cell>
          <table:table-cell office:value-type="string" office:string-value="RECONCILIATION!!!" table:formula="of:=IF([.AP192]=[.AP193];[.AP193];&quot;RECONCILIATION!!!&quot;)" table:style-name="ce12">
            <text:p>RECONCILIATION!!!</text:p>
          </table:table-cell>
          <table:table-cell office:value-type="float" office:value="0" table:formula="of:=IF([.AQ192]=[.AQ193];[.AQ193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AS192]=[.AS193];[.AS193];&quot;RECONCILIATION!!!&quot;)" table:style-name="ce12">
            <text:p>RECONCILIATION!!!</text:p>
          </table:table-cell>
          <table:table-cell office:value-type="float" office:value="0" table:formula="of:=IF([.AT192]=[.AT193];[.AT193];&quot;RECONCILIATION!!!&quot;)" table:style-name="ce12">
            <text:p>0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AV192]=[.AV193];[.AV193];&quot;RECONCILIATION!!!&quot;)" table:style-name="ce12">
            <text:p>RECONCILIATION!!!</text:p>
          </table:table-cell>
          <table:table-cell office:value-type="float" office:value="0" table:formula="of:=IF([.AW192]=[.AW193];[.AW193];&quot;RECONCILIATION!!!&quot;)" table:style-name="ce12">
            <text:p>0</text:p>
          </table:table-cell>
          <table:table-cell office:value-type="float" office:value="0" table:formula="of:=IF([.AX192]=[.AX193];[.AX193];&quot;RECONCILIATION!!!&quot;)" table:style-name="ce12">
            <text:p>0</text:p>
          </table:table-cell>
          <table:table-cell office:value-type="float" office:value="0" table:formula="of:=IF([.AY192]=[.AY193];[.AY193];&quot;RECONCILIATION!!!&quot;)" table:style-name="ce12">
            <text:p>0</text:p>
          </table:table-cell>
          <table:table-cell office:value-type="float" office:value="0" table:formula="of:=IF([.AZ192]=[.AZ193];[.AZ193];&quot;RECONCILIATION!!!&quot;)" table:style-name="ce12">
            <text:p>0</text:p>
          </table:table-cell>
          <table:table-cell office:value-type="float" office:value="0" table:formula="of:=IF([.BA192]=[.BA193];[.BA193];&quot;RECONCILIATION!!!&quot;)" table:style-name="ce12">
            <text:p>0</text:p>
          </table:table-cell>
          <table:table-cell office:value-type="float" office:value="0" table:formula="of:=IF([.BB192]=[.BB193];[.BB193];&quot;RECONCILIATION!!!&quot;)" table:style-name="ce12">
            <text:p>0</text:p>
          </table:table-cell>
          <table:table-cell office:value-type="float" office:value="0" table:formula="of:=IF([.BC192]=[.BC193];[.BC193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92]=[.BE193];[.BE193];&quot;RECONCILIATION!!!&quot;)" table:style-name="ce12">
            <text:p>RECONCILIATION!!!</text:p>
          </table:table-cell>
          <table:table-cell office:value-type="float" office:value="0" table:formula="of:=IF([.BF192]=[.BF193];[.BF193];&quot;RECONCILIATION!!!&quot;)" table:style-name="ce12">
            <text:p>0</text:p>
          </table:table-cell>
          <table:table-cell office:value-type="string" table:style-name="ce8">
            <text:p>Carl Muroi</text:p>
          </table:table-cell>
          <table:table-cell office:value-type="string" office:string-value="RECONCILIATION!!!" table:formula="of:=IF([.BH192]=[.BH193];[.BH193];&quot;RECONCILIATION!!!&quot;)" table:style-name="ce12">
            <text:p>RECONCILIATION!!!</text:p>
          </table:table-cell>
          <table:table-cell table:style-name="ce12"/>
          <table:table-cell office:value-type="float" office:value="0" table:formula="of:=IF([.BJ192]=[.BJ193];[.BJ193];&quot;RECONCILIATION!!!&quot;)" table:style-name="ce12">
            <text:p>0</text:p>
          </table:table-cell>
          <table:table-cell office:value-type="float" office:value="0" table:formula="of:=IF([.BK192]=[.BK193];[.BK193];&quot;RECONCILIATION!!!&quot;)" table:style-name="ce12">
            <text:p>0</text:p>
          </table:table-cell>
          <table:table-cell office:value-type="float" office:value="0" table:formula="of:=IF([.BL192]=[.BL193];[.BL193];&quot;RECONCILIATION!!!&quot;)" table:style-name="ce12">
            <text:p>0</text:p>
          </table:table-cell>
          <table:table-cell office:value-type="string" table:style-name="ce8">
            <text:p>8-10 weeks(ddy); 10-12 weeks(C57BL/6N)</text:p>
          </table:table-cell>
          <table:table-cell office:value-type="string" office:string-value="RECONCILIATION!!!" table:formula="of:=IF([.BN192]=[.BN193];[.BN193];&quot;RECONCILIATION!!!&quot;)" table:style-name="ce12">
            <text:p>RECONCILIATION!!!</text:p>
          </table:table-cell>
          <table:table-cell office:value-type="float" office:value="0" table:formula="of:=IF([.BO192]=[.BO193];[.BO193];&quot;RECONCILIATION!!!&quot;)" table:style-name="ce12">
            <text:p>0</text:p>
          </table:table-cell>
          <table:table-cell office:value-type="string" office:string-value="TRUE" table:formula="of:=IF([.BP192]=[.BP193];[.BP193];&quot;RECONCILIATION!!!&quot;)" table:style-name="ce12">
            <text:p>TRUE</text:p>
          </table:table-cell>
          <table:table-cell office:value-type="string" office:string-value="RECONCILIATION!!!" table:formula="of:=IF([.BQ192]=[.BQ193];[.BQ193];&quot;RECONCILIATION!!!&quot;)" table:style-name="ce12">
            <text:p>RECONCILIATION!!!</text:p>
          </table:table-cell>
          <table:table-cell office:value-type="float" office:value="0" table:formula="of:=IF([.BR192]=[.BR193];[.BR193];&quot;RECONCILIATION!!!&quot;)" table:style-name="ce12">
            <text:p>0</text:p>
          </table:table-cell>
          <table:table-cell office:value-type="float" office:value="0" table:formula="of:=IF([.BS192]=[.BS193];[.BS193];&quot;RECONCILIATION!!!&quot;)" table:style-name="ce12">
            <text:p>0</text:p>
          </table:table-cell>
          <table:table-cell office:value-type="float" office:value="0" table:formula="of:=IF([.BT192]=[.BT193];[.BT193];&quot;RECONCILIATION!!!&quot;)" table:style-name="ce12">
            <text:p>0</text:p>
          </table:table-cell>
          <table:table-cell office:value-type="float" office:value="0" table:formula="of:=IF([.BU192]=[.BU193];[.BU193];&quot;RECONCILIATION!!!&quot;)" table:style-name="ce12">
            <text:p>0</text:p>
          </table:table-cell>
          <table:table-cell office:value-type="string" table:style-name="ce14">
            <text:p>Establishment of SAH perforation model</text:p>
          </table:table-cell>
          <table:table-cell office:value-type="string" office:string-value="RECONCILIATION!!!" table:formula="of:=IF([.BW192]=[.BW193];[.BW193];&quot;RECONCILIATION!!!&quot;)" table:style-name="ce12">
            <text:p>RECONCILIATION!!!</text:p>
          </table:table-cell>
          <table:table-cell office:value-type="float" office:value="0" table:formula="of:=IF([.BX192]=[.BX193];[.BX193];&quot;RECONCILIATION!!!&quot;)" table:style-name="ce12">
            <text:p>0</text:p>
          </table:table-cell>
          <table:table-cell office:value-type="string" table:style-name="ce17">
            <text:p>nylon 5-0 (0.1 mm diameter) suture (Ethilon, Ethicon Inc., USA); 10 mm-long sutures were blunt at the tip</text:p>
          </table:table-cell>
          <table:table-cell office:value-type="string" office:string-value="RECONCILIATION!!!" table:formula="of:=IF([.BZ192]=[.BZ193];[.BZ193];&quot;RECONCILIATION!!!&quot;)" table:style-name="ce12">
            <text:p>RECONCILIATION!!!</text:p>
          </table:table-cell>
          <table:table-cell office:value-type="float" office:value="0" table:formula="of:=IF([.CA192]=[.CA193];[.CA193];&quot;RECONCILIATION!!!&quot;)" table:style-name="ce12">
            <text:p>0</text:p>
          </table:table-cell>
          <table:table-cell office:value-type="string" table:style-name="ce8">
            <text:p>30-35g(ddy); 21-26g(C57BL/6N)</text:p>
          </table:table-cell>
          <table:table-cell office:value-type="string" office:string-value="RECONCILIATION!!!" table:formula="of:=IF([.CC192]=[.CC193];[.CC193];&quot;RECONCILIATION!!!&quot;)" table:style-name="ce12">
            <text:p>RECONCILIATION!!!</text:p>
          </table:table-cell>
          <table:table-cell office:value-type="float" office:value="0" table:formula="of:=IF([.CD192]=[.CD193];[.CD193];&quot;RECONCILIATION!!!&quot;)" table:style-name="ce12">
            <text:p>0</text:p>
          </table:table-cell>
          <table:table-cell office:value-type="string" office:string-value="TRUE" table:formula="of:=IF([.CE192]=[.CE193];[.CE193];&quot;RECONCILIATION!!!&quot;)" table:style-name="ce12">
            <text:p>TRUE</text:p>
          </table:table-cell>
          <table:table-cell office:value-type="string" office:string-value="RECONCILIATION!!!" table:formula="of:=IF([.CF192]=[.CF193];[.CF193];&quot;RECONCILIATION!!!&quot;)" table:style-name="ce12">
            <text:p>RECONCILIATION!!!</text:p>
          </table:table-cell>
          <table:table-cell office:value-type="float" office:value="0" table:formula="of:=IF([.CG192]=[.CG193];[.CG193];&quot;RECONCILIATION!!!&quot;)" table:style-name="ce12">
            <text:p>0</text:p>
          </table:table-cell>
          <table:table-cell office:value-type="string" office:string-value="Carl.Muroi@ksa.ch" table:formula="of:=IF([.CH192]=[.CH193];[.CH193];&quot;RECONCILIATION!!!&quot;)" table:style-name="ce12">
            <text:p>Carl.Muroi@ksa.ch</text:p>
          </table:table-cell>
          <table:table-cell office:value-type="string" office:string-value="RECONCILIATION!!!" table:formula="of:=IF([.CI192]=[.CI193];[.CI193];&quot;RECONCILIATION!!!&quot;)" table:style-name="ce12">
            <text:p>RECONCILIATION!!!</text:p>
          </table:table-cell>
          <table:table-cell office:value-type="float" office:value="0" table:formula="of:=IF([.CJ192]=[.CJ193];[.CJ193];&quot;RECONCILIATION!!!&quot;)" table:style-name="ce12">
            <text:p>0</text:p>
          </table:table-cell>
          <table:table-cell office:value-type="string" table:style-name="ce8">
            <text:p>isoflurane 5% induction, 1.5% maintenance</text:p>
          </table:table-cell>
          <table:table-cell office:value-type="string" office:string-value="RECONCILIATION!!!" table:formula="of:=IF([.CL192]=[.CL193];[.CL193];&quot;RECONCILIATION!!!&quot;)" table:style-name="ce12">
            <text:p>RECONCILIATION!!!</text:p>
          </table:table-cell>
          <table:table-cell office:value-type="float" office:value="0" table:formula="of:=IF([.CM192]=[.CM193];[.CM193];&quot;RECONCILIATION!!!&quot;)" table:style-name="ce12">
            <text:p>0</text:p>
          </table:table-cell>
          <table:table-cell office:value-type="string" office:string-value="FALSE" table:formula="of:=IF([.CN192]=[.CN193];[.CN193];&quot;RECONCILIATION!!!&quot;)" table:style-name="ce12">
            <text:p>FALSE</text:p>
          </table:table-cell>
          <table:table-cell office:value-type="string" office:string-value="RECONCILIATION!!!" table:formula="of:=IF([.CO192]=[.CO193];[.CO193];&quot;RECONCILIATION!!!&quot;)" table:style-name="ce12">
            <text:p>RECONCILIATION!!!</text:p>
          </table:table-cell>
          <table:table-cell office:value-type="float" office:value="0" table:formula="of:=IF([.CP192]=[.CP193];[.CP193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CR192]=[.CR193];[.CR193];&quot;RECONCILIATION!!!&quot;)" table:style-name="ce12">
            <text:p>RECONCILIATION!!!</text:p>
          </table:table-cell>
          <table:table-cell office:value-type="float" office:value="0" table:formula="of:=IF([.CS192]=[.CS193];[.CS193];&quot;RECONCILIATION!!!&quot;)" table:style-name="ce12">
            <text:p>0</text:p>
          </table:table-cell>
          <table:table-cell office:value-type="float" office:value="0" table:formula="of:=IF([.CT192]=[.CT193];[.CT193];&quot;RECONCILIATION!!!&quot;)" table:style-name="ce12">
            <text:p>0</text:p>
          </table:table-cell>
          <table:table-cell office:value-type="float" office:value="0" table:formula="of:=IF([.CU192]=[.CU193];[.CU193];&quot;RECONCILIATION!!!&quot;)" table:style-name="ce12">
            <text:p>0</text:p>
          </table:table-cell>
          <table:table-cell office:value-type="float" office:value="0" table:formula="of:=IF([.CV192]=[.CV193];[.CV19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192]=[.CX193];[.CX193];&quot;RECONCILIATION!!!&quot;)" table:style-name="ce12">
            <text:p>RECONCILIATION!!!</text:p>
          </table:table-cell>
          <table:table-cell office:value-type="float" office:value="0" table:formula="of:=IF([.CY192]=[.CY193];[.CY193];&quot;RECONCILIATION!!!&quot;)" table:style-name="ce12">
            <text:p>0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DA192]=[.DA193];[.DA193];&quot;RECONCILIATION!!!&quot;)" table:style-name="ce12">
            <text:p>RECONCILIATION!!!</text:p>
          </table:table-cell>
          <table:table-cell office:value-type="float" office:value="0" table:formula="of:=IF([.DB192]=[.DB193];[.DB193];&quot;RECONCILIATION!!!&quot;)" table:style-name="ce12">
            <text:p>0</text:p>
          </table:table-cell>
          <table:table-cell office:value-type="string" office:string-value="TRUE" table:formula="of:=IF([.DC192]=[.DC193];[.DC193];&quot;RECONCILIATION!!!&quot;)" table:style-name="ce12">
            <text:p>TRUE</text:p>
          </table:table-cell>
          <table:table-cell office:value-type="string" office:string-value="RECONCILIATION!!!" table:formula="of:=IF([.DD192]=[.DD193];[.DD193];&quot;RECONCILIATION!!!&quot;)" table:style-name="ce12">
            <text:p>RECONCILIATION!!!</text:p>
          </table:table-cell>
          <table:table-cell office:value-type="float" office:value="0" table:formula="of:=IF([.DE192]=[.DE193];[.DE193];&quot;RECONCILIATION!!!&quot;)" table:style-name="ce12">
            <text:p>0</text:p>
          </table:table-cell>
          <table:table-cell office:value-type="float" office:value="0" table:formula="of:=IF([.DF192]=[.DF193];[.DF193];&quot;RECONCILIATION!!!&quot;)" table:style-name="ce12">
            <text:p>0</text:p>
          </table:table-cell>
          <table:table-cell office:value-type="float" office:value="0" table:formula="of:=IF([.DG192]=[.DG193];[.DG193];&quot;RECONCILIATION!!!&quot;)" table:style-name="ce12">
            <text:p>0</text:p>
          </table:table-cell>
          <table:table-cell office:value-type="float" office:value="0" table:formula="of:=IF([.DH192]=[.DH193];[.DH193];&quot;RECONCILIATION!!!&quot;)" table:style-name="ce12">
            <text:p>0</text:p>
          </table:table-cell>
          <table:table-cell office:value-type="string" office:string-value="TRUE" table:formula="of:=IF([.DI192]=[.DI193];[.DI193];&quot;RECONCILIATION!!!&quot;)" table:style-name="ce12">
            <text:p>TRUE</text:p>
          </table:table-cell>
          <table:table-cell office:value-type="string" office:string-value="RECONCILIATION!!!" table:formula="of:=IF([.DJ192]=[.DJ193];[.DJ193];&quot;RECONCILIATION!!!&quot;)" table:style-name="ce12">
            <text:p>RECONCILIATION!!!</text:p>
          </table:table-cell>
          <table:table-cell office:value-type="float" office:value="0" table:formula="of:=IF([.DK192]=[.DK193];[.DK193];&quot;RECONCILIATION!!!&quot;)" table:style-name="ce12">
            <text:p>0</text:p>
          </table:table-cell>
          <table:table-cell office:value-type="string" table:style-name="ce12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9 18:43:34</text:p>
          </table:table-cell>
          <table:table-cell office:value-type="string" table:style-name="ce1">
            <text:p>cf210ee3-a04e-4036-a0d9-238e7caf7a06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a0ddcfb9-82db-4121-96d4-4428d20c4c9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3d6cd78-cfa2-4c24-b762-323476f72243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a06165f8-0369-4bf2-86a3-86559e16172b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fec6dd11-eae0-43c1-9296-427166075cbb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2bfd6f99-b0d5-445e-a0d7-9781d6ad7be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1090e8bd-9a91-469e-a45d-763660c7ade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140cd6e-0420-4b0b-a0cf-c66844e19b56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33f3e600-5c68-4dec-b8c4-0fd9765a591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508232c-484a-4533-aa3d-9b8967e545a0</text:p>
          </table:table-cell>
          <table:table-cell table:style-name="ce1"/>
          <table:table-cell office:value-type="string" table:style-name="ce1">
            <text:p>5-0 nylon monofilament</text:p>
          </table:table-cell>
          <table:table-cell office:value-type="string" table:style-name="ce1">
            <text:p>3c91bb60-51f4-4e93-bdb7-baf780b66cda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2272f06c-d412-4321-aa97-1b175e2d3825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c6a2f490-8978-438d-9499-532dd70ca4b6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d721b419-02e3-48b8-8481-3ca7750d1d9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22a3a48-2ddc-455e-9426-ff3782977029</text:p>
          </table:table-cell>
          <table:table-cell table:style-name="ce1"/>
          <table:table-cell office:value-type="string" table:style-name="ce1">
            <text:p>Pentobarbital (40 mg/kg)</text:p>
          </table:table-cell>
          <table:table-cell office:value-type="string" table:style-name="ce1">
            <text:p>d28e939d-04ee-4842-9b90-e630c50165e7</text:p>
          </table:table-cell>
          <table:table-cell table:style-name="ce1"/>
          <table:table-cell office:value-type="string" table:style-name="ce1">
            <text:p>Mice were raised at a controlled temperature under a 12-hour light-dark cycle. Freshwater and enough food were available to mice.</text:p>
          </table:table-cell>
          <table:table-cell office:value-type="string" table:style-name="ce1">
            <text:p>23c928b5-b104-4fec-99e0-bb7e9580a2a4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130a3e77-5071-49ea-a582-06dd5c4aa0ac</text:p>
          </table:table-cell>
          <table:table-cell table:style-name="ce1"/>
          <table:table-cell office:value-type="string" table:style-name="ce1">
            <text:p>Chaohui Jing</text:p>
          </table:table-cell>
          <table:table-cell office:value-type="string" table:style-name="ce1">
            <text:p>c5345cd7-0206-42af-9790-022a903bfa19</text:p>
          </table:table-cell>
          <table:table-cell table:number-columns-repeated="4" table:style-name="ce1"/>
          <table:table-cell office:value-type="string" table:style-name="ce1">
            <text:p>adult</text:p>
          </table:table-cell>
          <table:table-cell office:value-type="string" table:style-name="ce1">
            <text:p>c485e331-76a3-4949-90a1-e8f7b2b31a6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c7a1897-c858-49eb-8aa9-01d39e2ee360</text:p>
          </table:table-cell>
          <table:table-cell table:number-columns-repeated="4" table:style-name="ce1"/>
          <table:table-cell office:value-type="string" table:style-name="ce1">
            <text:p>Gadolinium trichloride</text:p>
          </table:table-cell>
          <table:table-cell office:value-type="string" table:style-name="ce1">
            <text:p>409a49ef-a8bc-4a2b-a694-3fa3d93a45a1</text:p>
          </table:table-cell>
          <table:table-cell table:number-columns-repeated="4" table:style-name="ce1"/>
          <table:table-cell office:value-type="string" table:style-name="ce1">
            <text:p>20-25g</text:p>
          </table:table-cell>
          <table:table-cell office:value-type="string" table:style-name="ce1">
            <text:p>82d3f7d9-ed79-43e3-8223-eae96ca28ea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1799f72-b025-40f6-bf1f-ea6ab7510b68</text:p>
          </table:table-cell>
          <table:table-cell table:style-name="ce1"/>
          <table:table-cell office:value-type="string" table:style-name="ce15">
            <text:p><text:a xlink:href="mailto:jingchaohui@xinhuamed.com.cn">jingchaohui@xinhuamed.com.cn</text:a></text:p>
          </table:table-cell>
          <table:table-cell office:value-type="string" table:style-name="ce1">
            <text:p>9d996588-35ad-4741-bc49-f18c2fd2587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30088b2-6ae3-4346-a953-94804e0da89d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27986fb8-2046-49f9-bdaf-568330eec42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d93ac66-cec0-433a-8b94-f3f02594295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806e623-8127-4e44-9ebc-1cf2b8ea0cb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2f8d8c6-c712-4626-9885-de341893729a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b716a51b-6640-44fa-a610-11bcbf6163f1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12:31:03</text:p>
          </table:table-cell>
          <table:table-cell office:value-type="string" table:style-name="ce1">
            <text:p>cf210ee3-a04e-4036-a0d9-238e7caf7a06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2eb41734-dcef-4f09-9f7c-0c821714f05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5cc7599-6b6c-4fbf-bc17-9b175e70674e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7be63fc-7152-4c50-af32-78bf580a93f0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ad105add-ef29-41f7-8b8e-26cecbb36369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a7d752c5-002d-4d06-8abf-4ee069f61bc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0160d17-61e9-4b5e-adc3-a7b60e8d0ab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935e720-364c-47ed-a9aa-e846921949e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4152be33-a4ca-4b7d-b88a-ca2d0ddf663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d457401-cdfb-4720-a371-2d14277340cd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742eedb5-3323-475a-a49a-f2ff004687cf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dcadc5e8-ba2d-44bf-bfbe-935f0ef1454c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5448d49a-4171-4c88-9ccb-a9b2d3b7361c</text:p>
          </table:table-cell>
          <table:table-cell office:value-type="string" table:style-name="ce1">
            <text:p>Mice were raised at a controlled temperature under a 12-hour light-dark cycle. Freshwater and enough food were available to mice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4857bc98-209f-4ffa-b1ad-d36ec7c95eb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e8fb9de-f896-40df-bc1b-ded5d28330a3</text:p>
          </table:table-cell>
          <table:table-cell table:style-name="ce1"/>
          <table:table-cell office:value-type="string" table:style-name="ce1">
            <text:p>Pentobarbital (40 mg/kg)</text:p>
          </table:table-cell>
          <table:table-cell office:value-type="string" table:style-name="ce1">
            <text:p>96a12bb5-650f-4a27-9be4-3b44e27da525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a8f9b3b4-28df-43c2-9374-f7594020de5f</text:p>
          </table:table-cell>
          <table:table-cell table:style-name="ce1"/>
          <table:table-cell office:value-type="string" table:style-name="ce1">
            <text:p>Chaohui Jing</text:p>
          </table:table-cell>
          <table:table-cell office:value-type="string" table:style-name="ce1">
            <text:p>f8ca6685-8798-4843-ac1e-456c17d92a91</text:p>
          </table:table-cell>
          <table:table-cell office:value-type="string" table:style-name="ce1">
            <text:p>no access to supplement data controls in DMSO</text:p>
          </table:table-cell>
          <table:table-cell office:value-type="string" table:style-name="ce1">
            <text:p>until resistant was felt<text:s/></text:p>
          </table:table-cell>
          <table:table-cell office:value-type="string" table:style-name="ce1">
            <text:p>2ced1978-be48-4696-828b-876d0d0b708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316fb26-4562-4903-98e4-14d349855936</text:p>
          </table:table-cell>
          <table:table-cell table:number-columns-repeated="7" table:style-name="ce1"/>
          <table:table-cell office:value-type="string" table:style-name="ce1">
            <text:p>5-0 nylon monofilament</text:p>
          </table:table-cell>
          <table:table-cell office:value-type="string" table:style-name="ce1">
            <text:p>72325ccd-8a59-45dc-9f7e-fc4f42fbb82b</text:p>
          </table:table-cell>
          <table:table-cell table:style-name="ce1"/>
          <table:table-cell office:value-type="string" table:style-name="ce1">
            <text:p>20-25 g</text:p>
          </table:table-cell>
          <table:table-cell office:value-type="string" table:style-name="ce1">
            <text:p>e6330c66-b685-46ad-8894-b472a4c9826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da637f7-21d3-468c-b626-2cc4811d7ca5</text:p>
          </table:table-cell>
          <table:table-cell table:style-name="ce1"/>
          <table:table-cell office:value-type="string" table:style-name="ce1">
            <text:p>jingchaohui@xinhuamed.com.cn</text:p>
          </table:table-cell>
          <table:table-cell office:value-type="string" table:style-name="ce1">
            <text:p>99a9f696-1b37-4b94-9498-a3739dae863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71868b0-70d7-4859-8014-194441a9616d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9bd7cae1-67d5-4776-818b-c3b37bb74dbe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af94df5-4c49-4e98-9301-1006ddf0fe7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61b4437-05ba-43e7-87b3-5728c5a9d9dc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b21dbd80-b022-4d43-a0bc-365413a59975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cf210ee3-a04e-4036-a0d9-238e7caf7a06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195]=[.E196];[.E196];&quot;RECONCILIATION!!!&quot;)" table:style-name="ce12">
            <text:p>TRUE</text:p>
          </table:table-cell>
          <table:table-cell office:value-type="string" office:string-value="RECONCILIATION!!!" table:formula="of:=IF([.F195]=[.F196];[.F196];&quot;RECONCILIATION!!!&quot;)" table:style-name="ce12">
            <text:p>RECONCILIATION!!!</text:p>
          </table:table-cell>
          <table:table-cell office:value-type="float" office:value="0" table:formula="of:=IF([.G195]=[.G196];[.G196];&quot;RECONCILIATION!!!&quot;)" table:style-name="ce12">
            <text:p>0</text:p>
          </table:table-cell>
          <table:table-cell office:value-type="string" office:string-value="TRUE" table:formula="of:=IF([.H195]=[.H196];[.H196];&quot;RECONCILIATION!!!&quot;)" table:style-name="ce12">
            <text:p>TRUE</text:p>
          </table:table-cell>
          <table:table-cell office:value-type="string" office:string-value="RECONCILIATION!!!" table:formula="of:=IF([.I195]=[.I196];[.I196];&quot;RECONCILIATION!!!&quot;)" table:style-name="ce12">
            <text:p>RECONCILIATION!!!</text:p>
          </table:table-cell>
          <table:table-cell office:value-type="float" office:value="0" table:formula="of:=IF([.J195]=[.J196];[.J196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L195]=[.L196];[.L196];&quot;RECONCILIATION!!!&quot;)" table:style-name="ce12">
            <text:p>RECONCILIATION!!!</text:p>
          </table:table-cell>
          <table:table-cell office:value-type="float" office:value="0" table:formula="of:=IF([.M195]=[.M196];[.M196];&quot;RECONCILIATION!!!&quot;)" table:style-name="ce12">
            <text:p>0</text:p>
          </table:table-cell>
          <table:table-cell office:value-type="string" office:string-value="C57BL/6" table:formula="of:=IF([.N195]=[.N196];[.N196];&quot;RECONCILIATION!!!&quot;)" table:style-name="ce12">
            <text:p>C57BL/6</text:p>
          </table:table-cell>
          <table:table-cell office:value-type="string" office:string-value="RECONCILIATION!!!" table:formula="of:=IF([.O195]=[.O196];[.O196];&quot;RECONCILIATION!!!&quot;)" table:style-name="ce12">
            <text:p>RECONCILIATION!!!</text:p>
          </table:table-cell>
          <table:table-cell office:value-type="float" office:value="0" table:formula="of:=IF([.P195]=[.P196];[.P196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195]=[.R196];[.R196];&quot;RECONCILIATION!!!&quot;)" table:style-name="ce12">
            <text:p>RECONCILIATION!!!</text:p>
          </table:table-cell>
          <table:table-cell office:value-type="float" office:value="0" table:formula="of:=IF([.S195]=[.S196];[.S19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195]=[.U196];[.U196];&quot;RECONCILIATION!!!&quot;)" table:style-name="ce12">
            <text:p>RECONCILIATION!!!</text:p>
          </table:table-cell>
          <table:table-cell office:value-type="float" office:value="0" table:formula="of:=IF([.V195]=[.V196];[.V196];&quot;RECONCILIATION!!!&quot;)" table:style-name="ce12">
            <text:p>0</text:p>
          </table:table-cell>
          <table:table-cell office:value-type="string" table:style-name="ce12">
            <text:p>FALSE</text:p>
          </table:table-cell>
          <table:table-cell office:value-type="string" office:string-value="RECONCILIATION!!!" table:formula="of:=IF([.X195]=[.X196];[.X196];&quot;RECONCILIATION!!!&quot;)" table:style-name="ce12">
            <text:p>RECONCILIATION!!!</text:p>
          </table:table-cell>
          <table:table-cell office:value-type="float" office:value="0" table:style-name="ce8">
            <text:p>0</text:p>
          </table:table-cell>
          <table:table-cell office:value-type="string" table:style-name="ce17">
            <text:p>not reported</text:p>
          </table:table-cell>
          <table:table-cell office:value-type="string" office:string-value="RECONCILIATION!!!" table:formula="of:=IF([.AA195]=[.AA196];[.AA196];&quot;RECONCILIATION!!!&quot;)" table:style-name="ce12">
            <text:p>RECONCILIATION!!!</text:p>
          </table:table-cell>
          <table:table-cell office:value-type="float" office:value="0" table:formula="of:=IF([.AB195]=[.AB196];[.AB19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195]=[.AD196];[.AD196];&quot;RECONCILIATION!!!&quot;)" table:style-name="ce12">
            <text:p>RECONCILIATION!!!</text:p>
          </table:table-cell>
          <table:table-cell office:value-type="float" office:value="0" table:formula="of:=IF([.AE195]=[.AE196];[.AE196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195]=[.AG196];[.AG196];&quot;RECONCILIATION!!!&quot;)" table:style-name="ce12">
            <text:p>RECONCILIATION!!!</text:p>
          </table:table-cell>
          <table:table-cell office:value-type="float" office:value="0" table:formula="of:=IF([.AH195]=[.AH196];[.AH196];&quot;RECONCILIATION!!!&quot;)" table:style-name="ce12">
            <text:p>0</text:p>
          </table:table-cell>
          <table:table-cell office:value-type="string" office:string-value="Injective" table:formula="of:=IF([.AI195]=[.AI196];[.AI196];&quot;RECONCILIATION!!!&quot;)" table:style-name="ce12">
            <text:p>Injective</text:p>
          </table:table-cell>
          <table:table-cell office:value-type="string" office:string-value="RECONCILIATION!!!" table:formula="of:=IF([.AJ195]=[.AJ196];[.AJ196];&quot;RECONCILIATION!!!&quot;)" table:style-name="ce12">
            <text:p>RECONCILIATION!!!</text:p>
          </table:table-cell>
          <table:table-cell office:value-type="float" office:value="0" table:formula="of:=IF([.AK195]=[.AK196];[.AK196];&quot;RECONCILIATION!!!&quot;)" table:style-name="ce12">
            <text:p>0</text:p>
          </table:table-cell>
          <table:table-cell office:value-type="string" table:style-name="ce14">
            <text:p>44+20+7</text:p>
          </table:table-cell>
          <table:table-cell office:value-type="float" office:value="0" table:formula="of:=IF([.AM195]=[.AM196];[.AM196];&quot;RECONCILIATION!!!&quot;)" table:style-name="ce12">
            <text:p>0</text:p>
          </table:table-cell>
          <table:table-cell office:value-type="string" table:style-name="ce14">
            <text:p>In Exp. 1, 2 and 3</text:p>
          </table:table-cell>
          <table:table-cell office:value-type="string" table:style-name="ce17">
            <text:p>other conditions</text:p>
          </table:table-cell>
          <table:table-cell office:value-type="string" office:string-value="RECONCILIATION!!!" table:formula="of:=IF([.AP195]=[.AP196];[.AP196];&quot;RECONCILIATION!!!&quot;)" table:style-name="ce12">
            <text:p>RECONCILIATION!!!</text:p>
          </table:table-cell>
          <table:table-cell table:style-name="ce12"/>
          <table:table-cell office:value-type="string" office:string-value="no" table:formula="of:=IF([.AR195]=[.AR196];[.AR196];&quot;RECONCILIATION!!!&quot;)" table:style-name="ce12">
            <text:p>no</text:p>
          </table:table-cell>
          <table:table-cell office:value-type="string" office:string-value="RECONCILIATION!!!" table:formula="of:=IF([.AS195]=[.AS196];[.AS196];&quot;RECONCILIATION!!!&quot;)" table:style-name="ce12">
            <text:p>RECONCILIATION!!!</text:p>
          </table:table-cell>
          <table:table-cell office:value-type="float" office:value="0" table:formula="of:=IF([.AT195]=[.AT196];[.AT19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V195]=[.AV196];[.AV196];&quot;RECONCILIATION!!!&quot;)" table:style-name="ce12">
            <text:p>RECONCILIATION!!!</text:p>
          </table:table-cell>
          <table:table-cell office:value-type="float" office:value="0" table:formula="of:=IF([.AW195]=[.AW196];[.AW196];&quot;RECONCILIATION!!!&quot;)" table:style-name="ce12">
            <text:p>0</text:p>
          </table:table-cell>
          <table:table-cell office:value-type="string" office:string-value="Pentobarbital (40 mg/kg)" table:formula="of:=IF([.AX195]=[.AX196];[.AX196];&quot;RECONCILIATION!!!&quot;)" table:style-name="ce12">
            <text:p>Pentobarbital (40 mg/kg)</text:p>
          </table:table-cell>
          <table:table-cell office:value-type="string" office:string-value="RECONCILIATION!!!" table:formula="of:=IF([.AY195]=[.AY196];[.AY196];&quot;RECONCILIATION!!!&quot;)" table:style-name="ce12">
            <text:p>RECONCILIATION!!!</text:p>
          </table:table-cell>
          <table:table-cell office:value-type="float" office:value="0" table:formula="of:=IF([.AZ195]=[.AZ196];[.AZ196];&quot;RECONCILIATION!!!&quot;)" table:style-name="ce12">
            <text:p>0</text:p>
          </table:table-cell>
          <table:table-cell office:value-type="string" table:style-name="ce17">
            <text:p>Mice were raised at a controlled temperature under a 12-hour light-dark cycle. Freshwater and enough food were available to mice.</text:p>
          </table:table-cell>
          <table:table-cell office:value-type="string" office:string-value="RECONCILIATION!!!" table:formula="of:=IF([.BB195]=[.BB196];[.BB196];&quot;RECONCILIATION!!!&quot;)" table:style-name="ce12">
            <text:p>RECONCILIATION!!!</text:p>
          </table:table-cell>
          <table:table-cell office:value-type="float" office:value="0" table:formula="of:=IF([.BC195]=[.BC196];[.BC196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195]=[.BE196];[.BE196];&quot;RECONCILIATION!!!&quot;)" table:style-name="ce12">
            <text:p>RECONCILIATION!!!</text:p>
          </table:table-cell>
          <table:table-cell office:value-type="float" office:value="0" table:formula="of:=IF([.BF195]=[.BF196];[.BF196];&quot;RECONCILIATION!!!&quot;)" table:style-name="ce12">
            <text:p>0</text:p>
          </table:table-cell>
          <table:table-cell office:value-type="string" office:string-value="Chaohui Jing" table:formula="of:=IF([.BG195]=[.BG196];[.BG196];&quot;RECONCILIATION!!!&quot;)" table:style-name="ce12">
            <text:p>Chaohui Jing</text:p>
          </table:table-cell>
          <table:table-cell office:value-type="string" office:string-value="RECONCILIATION!!!" table:formula="of:=IF([.BH195]=[.BH196];[.BH196];&quot;RECONCILIATION!!!&quot;)" table:style-name="ce12">
            <text:p>RECONCILIATION!!!</text:p>
          </table:table-cell>
          <table:table-cell table:style-name="ce12"/>
          <table:table-cell office:value-type="string" table:style-name="ce14">
            <text:p>ICA</text:p>
          </table:table-cell>
          <table:table-cell office:value-type="string" office:string-value="RECONCILIATION!!!" table:formula="of:=IF([.BK195]=[.BK196];[.BK196];&quot;RECONCILIATION!!!&quot;)" table:style-name="ce12">
            <text:p>RECONCILIATION!!!</text:p>
          </table:table-cell>
          <table:table-cell office:value-type="float" office:value="0" table:formula="of:=IF([.BL195]=[.BL196];[.BL196];&quot;RECONCILIATION!!!&quot;)" table:style-name="ce12">
            <text:p>0</text:p>
          </table:table-cell>
          <table:table-cell office:value-type="string" table:style-name="ce12">
            <text:p>adult</text:p>
          </table:table-cell>
          <table:table-cell office:value-type="string" office:string-value="RECONCILIATION!!!" table:formula="of:=IF([.BN195]=[.BN196];[.BN196];&quot;RECONCILIATION!!!&quot;)" table:style-name="ce12">
            <text:p>RECONCILIATION!!!</text:p>
          </table:table-cell>
          <table:table-cell table:style-name="ce12"/>
          <table:table-cell office:value-type="string" table:style-name="ce14">
            <text:p>FALSE</text:p>
          </table:table-cell>
          <table:table-cell office:value-type="string" office:string-value="RECONCILIATION!!!" table:formula="of:=IF([.BQ195]=[.BQ196];[.BQ196];&quot;RECONCILIATION!!!&quot;)" table:style-name="ce12">
            <text:p>RECONCILIATION!!!</text:p>
          </table:table-cell>
          <table:table-cell office:value-type="float" office:value="0" table:formula="of:=IF([.BR195]=[.BR196];[.BR196];&quot;RECONCILIATION!!!&quot;)" table:style-name="ce12">
            <text:p>0</text:p>
          </table:table-cell>
          <table:table-cell office:value-type="float" office:value="0" table:formula="of:=IF([.BS195]=[.BS196];[.BS196];&quot;RECONCILIATION!!!&quot;)" table:style-name="ce12">
            <text:p>0</text:p>
          </table:table-cell>
          <table:table-cell office:value-type="float" office:value="0" table:formula="of:=IF([.BT195]=[.BT196];[.BT196];&quot;RECONCILIATION!!!&quot;)" table:style-name="ce12">
            <text:p>0</text:p>
          </table:table-cell>
          <table:table-cell office:value-type="float" office:value="0" table:formula="of:=IF([.BU195]=[.BU196];[.BU196];&quot;RECONCILIATION!!!&quot;)" table:style-name="ce12">
            <text:p>0</text:p>
          </table:table-cell>
          <table:table-cell office:value-type="string" table:style-name="ce17">
            <text:p>Gadolinium trichloride (agonist of CaSR) and NPS-2143 (inhibitor of CaSR)</text:p>
          </table:table-cell>
          <table:table-cell office:value-type="string" office:string-value="RECONCILIATION!!!" table:formula="of:=IF([.BW195]=[.BW196];[.BW196];&quot;RECONCILIATION!!!&quot;)" table:style-name="ce12">
            <text:p>RECONCILIATION!!!</text:p>
          </table:table-cell>
          <table:table-cell office:value-type="float" office:value="0" table:formula="of:=IF([.BX195]=[.BX196];[.BX196];&quot;RECONCILIATION!!!&quot;)" table:style-name="ce12">
            <text:p>0</text:p>
          </table:table-cell>
          <table:table-cell office:value-type="string" table:style-name="ce8">
            <text:p>5-0 nylon monofilament</text:p>
          </table:table-cell>
          <table:table-cell office:value-type="string" office:string-value="RECONCILIATION!!!" table:formula="of:=IF([.BZ195]=[.BZ196];[.BZ196];&quot;RECONCILIATION!!!&quot;)" table:style-name="ce12">
            <text:p>RECONCILIATION!!!</text:p>
          </table:table-cell>
          <table:table-cell office:value-type="float" office:value="0" table:formula="of:=IF([.CA195]=[.CA196];[.CA196];&quot;RECONCILIATION!!!&quot;)" table:style-name="ce12">
            <text:p>0</text:p>
          </table:table-cell>
          <table:table-cell office:value-type="string" table:style-name="ce8">
            <text:p>20-25 g</text:p>
          </table:table-cell>
          <table:table-cell office:value-type="string" office:string-value="RECONCILIATION!!!" table:formula="of:=IF([.CC195]=[.CC196];[.CC196];&quot;RECONCILIATION!!!&quot;)" table:style-name="ce12">
            <text:p>RECONCILIATION!!!</text:p>
          </table:table-cell>
          <table:table-cell office:value-type="float" office:value="0" table:formula="of:=IF([.CD195]=[.CD196];[.CD196];&quot;RECONCILIATION!!!&quot;)" table:style-name="ce12">
            <text:p>0</text:p>
          </table:table-cell>
          <table:table-cell office:value-type="string" office:string-value="TRUE" table:formula="of:=IF([.CE195]=[.CE196];[.CE196];&quot;RECONCILIATION!!!&quot;)" table:style-name="ce12">
            <text:p>TRUE</text:p>
          </table:table-cell>
          <table:table-cell office:value-type="string" office:string-value="RECONCILIATION!!!" table:formula="of:=IF([.CF195]=[.CF196];[.CF196];&quot;RECONCILIATION!!!&quot;)" table:style-name="ce12">
            <text:p>RECONCILIATION!!!</text:p>
          </table:table-cell>
          <table:table-cell office:value-type="float" office:value="0" table:formula="of:=IF([.CG195]=[.CG196];[.CG196];&quot;RECONCILIATION!!!&quot;)" table:style-name="ce12">
            <text:p>0</text:p>
          </table:table-cell>
          <table:table-cell office:value-type="string" office:string-value="jingchaohui@xinhuamed.com.cn" table:formula="of:=IF([.CH195]=[.CH196];[.CH196];&quot;RECONCILIATION!!!&quot;)" table:style-name="ce12">
            <text:p>jingchaohui@xinhuamed.com.cn</text:p>
          </table:table-cell>
          <table:table-cell office:value-type="string" office:string-value="RECONCILIATION!!!" table:formula="of:=IF([.CI195]=[.CI196];[.CI196];&quot;RECONCILIATION!!!&quot;)" table:style-name="ce12">
            <text:p>RECONCILIATION!!!</text:p>
          </table:table-cell>
          <table:table-cell office:value-type="float" office:value="0" table:formula="of:=IF([.CJ195]=[.CJ196];[.CJ196];&quot;RECONCILIATION!!!&quot;)" table:style-name="ce12">
            <text:p>0</text:p>
          </table:table-cell>
          <table:table-cell office:value-type="float" office:value="0" table:formula="of:=IF([.CK195]=[.CK196];[.CK196];&quot;RECONCILIATION!!!&quot;)" table:style-name="ce12">
            <text:p>0</text:p>
          </table:table-cell>
          <table:table-cell office:value-type="float" office:value="0" table:formula="of:=IF([.CL195]=[.CL196];[.CL196];&quot;RECONCILIATION!!!&quot;)" table:style-name="ce12">
            <text:p>0</text:p>
          </table:table-cell>
          <table:table-cell office:value-type="float" office:value="0" table:formula="of:=IF([.CM195]=[.CM196];[.CM196];&quot;RECONCILIATION!!!&quot;)" table:style-name="ce12">
            <text:p>0</text:p>
          </table:table-cell>
          <table:table-cell office:value-type="string" office:string-value="FALSE" table:formula="of:=IF([.CN195]=[.CN196];[.CN196];&quot;RECONCILIATION!!!&quot;)" table:style-name="ce12">
            <text:p>FALSE</text:p>
          </table:table-cell>
          <table:table-cell office:value-type="string" office:string-value="RECONCILIATION!!!" table:formula="of:=IF([.CO195]=[.CO196];[.CO196];&quot;RECONCILIATION!!!&quot;)" table:style-name="ce12">
            <text:p>RECONCILIATION!!!</text:p>
          </table:table-cell>
          <table:table-cell office:value-type="float" office:value="0" table:formula="of:=IF([.CP195]=[.CP196];[.CP196];&quot;RECONCILIATION!!!&quot;)" table:style-name="ce12">
            <text:p>0</text:p>
          </table:table-cell>
          <table:table-cell office:value-type="string" table:style-name="ce14">
            <text:p>6+17</text:p>
          </table:table-cell>
          <table:table-cell office:value-type="float" office:value="0" table:formula="of:=IF([.CR195]=[.CR196];[.CR196];&quot;RECONCILIATION!!!&quot;)" table:style-name="ce12">
            <text:p>0</text:p>
          </table:table-cell>
          <table:table-cell office:value-type="string" table:style-name="ce14">
            <text:p>In Exp. 1 &amp; 2</text:p>
          </table:table-cell>
          <table:table-cell office:value-type="float" office:value="0" table:formula="of:=IF([.CT195]=[.CT196];[.CT196];&quot;RECONCILIATION!!!&quot;)" table:style-name="ce12">
            <text:p>0</text:p>
          </table:table-cell>
          <table:table-cell office:value-type="float" office:value="0" table:formula="of:=IF([.CU195]=[.CU196];[.CU196];&quot;RECONCILIATION!!!&quot;)" table:style-name="ce12">
            <text:p>0</text:p>
          </table:table-cell>
          <table:table-cell office:value-type="float" office:value="0" table:formula="of:=IF([.CV195]=[.CV196];[.CV19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195]=[.CX196];[.CX196];&quot;RECONCILIATION!!!&quot;)" table:style-name="ce12">
            <text:p>RECONCILIATION!!!</text:p>
          </table:table-cell>
          <table:table-cell office:value-type="float" office:value="0" table:formula="of:=IF([.CY195]=[.CY196];[.CY19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A195]=[.DA196];[.DA196];&quot;RECONCILIATION!!!&quot;)" table:style-name="ce12">
            <text:p>RECONCILIATION!!!</text:p>
          </table:table-cell>
          <table:table-cell office:value-type="float" office:value="0" table:formula="of:=IF([.DB195]=[.DB196];[.DB196];&quot;RECONCILIATION!!!&quot;)" table:style-name="ce12">
            <text:p>0</text:p>
          </table:table-cell>
          <table:table-cell office:value-type="string" office:string-value="TRUE" table:formula="of:=IF([.DC195]=[.DC196];[.DC196];&quot;RECONCILIATION!!!&quot;)" table:style-name="ce12">
            <text:p>TRUE</text:p>
          </table:table-cell>
          <table:table-cell office:value-type="string" office:string-value="RECONCILIATION!!!" table:formula="of:=IF([.DD195]=[.DD196];[.DD196];&quot;RECONCILIATION!!!&quot;)" table:style-name="ce12">
            <text:p>RECONCILIATION!!!</text:p>
          </table:table-cell>
          <table:table-cell office:value-type="float" office:value="0" table:formula="of:=IF([.DE195]=[.DE196];[.DE196];&quot;RECONCILIATION!!!&quot;)" table:style-name="ce12">
            <text:p>0</text:p>
          </table:table-cell>
          <table:table-cell office:value-type="float" office:value="0" table:formula="of:=IF([.DF195]=[.DF196];[.DF196];&quot;RECONCILIATION!!!&quot;)" table:style-name="ce12">
            <text:p>0</text:p>
          </table:table-cell>
          <table:table-cell office:value-type="float" office:value="0" table:formula="of:=IF([.DG195]=[.DG196];[.DG196];&quot;RECONCILIATION!!!&quot;)" table:style-name="ce12">
            <text:p>0</text:p>
          </table:table-cell>
          <table:table-cell office:value-type="float" office:value="0" table:formula="of:=IF([.DH195]=[.DH196];[.DH196];&quot;RECONCILIATION!!!&quot;)" table:style-name="ce12">
            <text:p>0</text:p>
          </table:table-cell>
          <table:table-cell office:value-type="string" office:string-value="TRUE" table:formula="of:=IF([.DI195]=[.DI196];[.DI196];&quot;RECONCILIATION!!!&quot;)" table:style-name="ce12">
            <text:p>TRUE</text:p>
          </table:table-cell>
          <table:table-cell office:value-type="string" office:string-value="RECONCILIATION!!!" table:formula="of:=IF([.DJ195]=[.DJ196];[.DJ196];&quot;RECONCILIATION!!!&quot;)" table:style-name="ce12">
            <text:p>RECONCILIATION!!!</text:p>
          </table:table-cell>
          <table:table-cell office:value-type="float" office:value="0" table:formula="of:=IF([.DK195]=[.DK196];[.DK196];&quot;RECONCILIATION!!!&quot;)" table:style-name="ce12">
            <text:p>0</text:p>
          </table:table-cell>
          <table:table-cell office:value-type="string" table:style-name="ce8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0:35:06</text:p>
          </table:table-cell>
          <table:table-cell office:value-type="string" table:style-name="ce1">
            <text:p>d0f66db3-7dd4-42c9-a8b6-3082486500b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e1ea89fb-1801-43f2-a254-67497fda038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74eb368-03f0-4459-a641-5e04c7212916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20d8e6e1-6445-4851-a42e-c0c0617524a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19a1f29c-4716-4e1c-82c5-b2bde2eb524e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24320e8a-544f-4020-bf99-318d203eae69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86b33522-8548-4e9b-96bf-5a258de78b89</text:p>
          </table:table-cell>
          <table:table-cell table:number-columns-repeated="10" table:style-name="ce1"/>
          <table:table-cell office:value-type="string" table:style-name="ce1">
            <text:p>Chun-hua Chen</text:p>
          </table:table-cell>
          <table:table-cell office:value-type="string" table:style-name="ce1">
            <text:p>70f645e9-a98d-477e-b616-dba53270629f</text:p>
          </table:table-cell>
          <table:table-cell office:value-type="string" table:style-name="ce1">
            <text:p>lack of mortality data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445aa59d-7ea7-4f33-809e-d0a5353418ab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03d60c36-7d0a-421b-ab46-299a356a4d08</text:p>
          </table:table-cell>
          <table:table-cell table:style-name="ce1"/>
          <table:table-cell office:value-type="string" table:style-name="ce1">
            <text:p>Jing-yan Han, cch@bjmu.edu.cn</text:p>
          </table:table-cell>
          <table:table-cell office:value-type="string" table:style-name="ce1">
            <text:p>bd7b5791-6716-422c-81d9-fc01774b4f2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a97fe5e-ae4a-49f9-87e6-46ddb2e1bfed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3dd8a83f-3928-47c2-8435-02ed216a7eb7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3649d00e-3ea9-43c4-942b-ced563bc0d7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2c22f4f-620c-4eb4-bed0-0bd462d528b7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12:44:39</text:p>
          </table:table-cell>
          <table:table-cell office:value-type="string" table:style-name="ce1">
            <text:p>d0f66db3-7dd4-42c9-a8b6-3082486500b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6f619aca-7477-4d41-a0b7-47b3a3b5a88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5eafb3f-0d9d-4db3-9257-bf8a2119df4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f2ba615-de7d-44e6-9b39-98768543a481</text:p>
          </table:table-cell>
          <table:table-cell table:style-name="ce1"/>
          <table:table-cell office:value-type="string" table:style-name="ce1">
            <text:p>C57/BL6</text:p>
          </table:table-cell>
          <table:table-cell office:value-type="string" table:style-name="ce1">
            <text:p>38b80dc8-af5c-4129-9c43-9986f270270a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5595cbc2-ac92-440d-9e2e-0109ddaf5dd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7d31319-7a95-4ab3-a718-52ca666ca4d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8019b18-7d0c-4581-8f78-6be3e2c3e8f2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5d9664f-a40a-46ec-9c49-309820cb915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6dd91d5-5fd3-4465-adb1-52edfbdff829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5fe1fb9d-edea-46e3-9ecc-8b24f1804c78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961bb9ef-65f6-49dd-9956-8829d88d1fb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7f071b93-e04c-4620-bd1a-6e28f818ee2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140fbdd-5c5d-4c56-ace5-ccb477822820</text:p>
          </table:table-cell>
          <table:table-cell office:value-type="string" table:style-name="ce1">
            <text:p>The animals were raised in cages under a 12/12-hour light/dark cycle and were allowed free access to food and water. Before <text:s/>the experiment, the mice were fasted for 12 hou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7ca7f485-15de-4fbe-a08f-c554eea2db1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371653a-9f6b-4f00-ab97-fa40da79580e</text:p>
          </table:table-cell>
          <table:table-cell table:style-name="ce1"/>
          <table:table-cell office:value-type="string" table:style-name="ce1">
            <text:p>α-chloralose (40 mg/kg) and urethane (400 mg/kg)</text:p>
          </table:table-cell>
          <table:table-cell office:value-type="string" table:style-name="ce1">
            <text:p>7f7ddd07-3e45-4c12-8d9a-aed49657693d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c8001515-b45b-432b-af3f-a5971af02ca8</text:p>
          </table:table-cell>
          <table:table-cell table:style-name="ce1"/>
          <table:table-cell office:value-type="string" table:style-name="ce1">
            <text:p>Chun-hua Chen</text:p>
          </table:table-cell>
          <table:table-cell office:value-type="string" table:style-name="ce1">
            <text:p>5bbcb526-12ab-405a-b1c1-ed7d523bb75d</text:p>
          </table:table-cell>
          <table:table-cell office:value-type="string" table:style-name="ce1">
            <text:p>non of our otucomes were reported</text:p>
          </table:table-cell>
          <table:table-cell office:value-type="string" table:style-name="ce1">
            <text:p>Bifurcation of middle and anterior cerebral artery</text:p>
          </table:table-cell>
          <table:table-cell office:value-type="string" table:style-name="ce1">
            <text:p>f42f5b1c-73d1-41ab-a95d-787ad2ea183e</text:p>
          </table:table-cell>
          <table:table-cell table:style-name="ce1"/>
          <table:table-cell office:value-type="string" table:style-name="ce1">
            <text:p>8 weeks</text:p>
          </table:table-cell>
          <table:table-cell office:value-type="string" table:style-name="ce1">
            <text:p>e737ee9e-4e4d-4519-94e2-295a0351367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551a0f1-a3f3-4c03-8895-ec73bf59c12e</text:p>
          </table:table-cell>
          <table:table-cell table:number-columns-repeated="4" table:style-name="ce1"/>
          <table:table-cell office:value-type="string" table:style-name="ce1">
            <text:p>sham vs sah</text:p>
          </table:table-cell>
          <table:table-cell office:value-type="string" table:style-name="ce1">
            <text:p>7bb24f22-0960-43e4-9b99-261d654c7775</text:p>
          </table:table-cell>
          <table:table-cell table:style-name="ce1"/>
          <table:table-cell office:value-type="string" table:style-name="ce1">
            <text:p>nylon suture</text:p>
          </table:table-cell>
          <table:table-cell office:value-type="string" table:style-name="ce1">
            <text:p>cbff5b7d-212e-486d-9988-2d08201ae5f0</text:p>
          </table:table-cell>
          <table:table-cell table:style-name="ce1"/>
          <table:table-cell office:value-type="string" table:style-name="ce1">
            <text:p>22-25 g</text:p>
          </table:table-cell>
          <table:table-cell office:value-type="string" table:style-name="ce1">
            <text:p>19d3ded3-85f7-493a-94e9-6def926ef99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a558ccb-b696-4bd0-b2db-8b06ad3f7c4a</text:p>
          </table:table-cell>
          <table:table-cell table:style-name="ce1"/>
          <table:table-cell office:value-type="string" table:style-name="ce1">
            <text:p>cch@bjmu.edu.cn</text:p>
          </table:table-cell>
          <table:table-cell office:value-type="string" table:style-name="ce1">
            <text:p>1ffea9fc-e093-4c05-8e20-8715e3890b7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d1ea7c6-f512-49ef-b040-8cd24fe5769f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34c9a638-45b2-4eca-9c84-3ef26f5cfea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36bc92e-8e35-48f0-9d41-44b320c7454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45806e4-3222-4d20-8f11-14afedc274e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6ee23cd-38a5-40ee-83cb-72aad3b5809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ca72e2a-b437-4193-a974-1eced7e38dd4</text:p>
          </table:table-cell>
          <table:table-cell table:style-name="ce1"/>
          <table:table-cell office:value-type="string" table:style-name="ce1">
            <text:p>internal carotid artery</text:p>
          </table:table-cell>
          <table:table-cell office:value-type="string" table:style-name="ce1">
            <text:p>654fe7b9-0c14-469d-91c4-a23ffe632aa7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29">
            <text:p>d0f66db3-7dd4-42c9-a8b6-3082486500bb</text:p>
          </table:table-cell>
          <table:table-cell office:value-type="string" table:style-name="ce35">
            <text:p>TIMO, Exclusion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198]=[.F199];[.F199];&quot;RECONCILIATION!!!&quot;)" table:style-name="ce12">
            <text:p>RECONCILIATION!!!</text:p>
          </table:table-cell>
          <table:table-cell office:value-type="float" office:value="0" table:formula="of:=IF([.G198]=[.G199];[.G19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198]=[.I199];[.I199];&quot;RECONCILIATION!!!&quot;)" table:style-name="ce12">
            <text:p>RECONCILIATION!!!</text:p>
          </table:table-cell>
          <table:table-cell office:value-type="float" office:value="0" table:formula="of:=IF([.J198]=[.J199];[.J199];&quot;RECONCILIATION!!!&quot;)" table:style-name="ce12">
            <text:p>0</text:p>
          </table:table-cell>
          <table:table-cell office:value-type="string" office:string-value="RECONCILIATION!!!" table:formula="of:=IF([.K198]=[.K199];[.K199];&quot;RECONCILIATION!!!&quot;)" table:style-name="ce12">
            <text:p>RECONCILIATION!!!</text:p>
          </table:table-cell>
          <table:table-cell office:value-type="string" office:string-value="RECONCILIATION!!!" table:formula="of:=IF([.L198]=[.L199];[.L199];&quot;RECONCILIATION!!!&quot;)" table:style-name="ce12">
            <text:p>RECONCILIATION!!!</text:p>
          </table:table-cell>
          <table:table-cell office:value-type="float" office:value="0" table:formula="of:=IF([.M198]=[.M199];[.M199];&quot;RECONCILIATION!!!&quot;)" table:style-name="ce12">
            <text:p>0</text:p>
          </table:table-cell>
          <table:table-cell office:value-type="string" office:string-value="RECONCILIATION!!!" table:formula="of:=IF([.N198]=[.N199];[.N199];&quot;RECONCILIATION!!!&quot;)" table:style-name="ce12">
            <text:p>RECONCILIATION!!!</text:p>
          </table:table-cell>
          <table:table-cell office:value-type="string" office:string-value="RECONCILIATION!!!" table:formula="of:=IF([.O198]=[.O199];[.O199];&quot;RECONCILIATION!!!&quot;)" table:style-name="ce12">
            <text:p>RECONCILIATION!!!</text:p>
          </table:table-cell>
          <table:table-cell office:value-type="float" office:value="0" table:formula="of:=IF([.P198]=[.P199];[.P199];&quot;RECONCILIATION!!!&quot;)" table:style-name="ce12">
            <text:p>0</text:p>
          </table:table-cell>
          <table:table-cell office:value-type="string" office:string-value="RECONCILIATION!!!" table:formula="of:=IF([.Q198]=[.Q199];[.Q199];&quot;RECONCILIATION!!!&quot;)" table:style-name="ce12">
            <text:p>RECONCILIATION!!!</text:p>
          </table:table-cell>
          <table:table-cell office:value-type="string" office:string-value="RECONCILIATION!!!" table:formula="of:=IF([.R198]=[.R199];[.R199];&quot;RECONCILIATION!!!&quot;)" table:style-name="ce12">
            <text:p>RECONCILIATION!!!</text:p>
          </table:table-cell>
          <table:table-cell office:value-type="float" office:value="0" table:formula="of:=IF([.S198]=[.S199];[.S199];&quot;RECONCILIATION!!!&quot;)" table:style-name="ce12">
            <text:p>0</text:p>
          </table:table-cell>
          <table:table-cell office:value-type="string" office:string-value="RECONCILIATION!!!" table:formula="of:=IF([.T198]=[.T199];[.T199];&quot;RECONCILIATION!!!&quot;)" table:style-name="ce12">
            <text:p>RECONCILIATION!!!</text:p>
          </table:table-cell>
          <table:table-cell office:value-type="string" office:string-value="RECONCILIATION!!!" table:formula="of:=IF([.U198]=[.U199];[.U199];&quot;RECONCILIATION!!!&quot;)" table:style-name="ce12">
            <text:p>RECONCILIATION!!!</text:p>
          </table:table-cell>
          <table:table-cell office:value-type="float" office:value="0" table:formula="of:=IF([.V198]=[.V199];[.V199];&quot;RECONCILIATION!!!&quot;)" table:style-name="ce12">
            <text:p>0</text:p>
          </table:table-cell>
          <table:table-cell office:value-type="string" office:string-value="FALSE" table:formula="of:=IF([.W198]=[.W199];[.W199];&quot;RECONCILIATION!!!&quot;)" table:style-name="ce12">
            <text:p>FALSE</text:p>
          </table:table-cell>
          <table:table-cell office:value-type="string" office:string-value="RECONCILIATION!!!" table:formula="of:=IF([.X198]=[.X199];[.X199];&quot;RECONCILIATION!!!&quot;)" table:style-name="ce12">
            <text:p>RECONCILIATION!!!</text:p>
          </table:table-cell>
          <table:table-cell office:value-type="float" office:value="0" table:formula="of:=IF([.Y198]=[.Y199];[.Y199];&quot;RECONCILIATION!!!&quot;)" table:style-name="ce12">
            <text:p>0</text:p>
          </table:table-cell>
          <table:table-cell office:value-type="string" office:string-value="RECONCILIATION!!!" table:formula="of:=IF([.Z198]=[.Z199];[.Z199];&quot;RECONCILIATION!!!&quot;)" table:style-name="ce12">
            <text:p>RECONCILIATION!!!</text:p>
          </table:table-cell>
          <table:table-cell office:value-type="string" office:string-value="RECONCILIATION!!!" table:formula="of:=IF([.AA198]=[.AA199];[.AA199];&quot;RECONCILIATION!!!&quot;)" table:style-name="ce12">
            <text:p>RECONCILIATION!!!</text:p>
          </table:table-cell>
          <table:table-cell office:value-type="float" office:value="0" table:formula="of:=IF([.AB198]=[.AB199];[.AB199];&quot;RECONCILIATION!!!&quot;)" table:style-name="ce12">
            <text:p>0</text:p>
          </table:table-cell>
          <table:table-cell office:value-type="string" office:string-value="RECONCILIATION!!!" table:formula="of:=IF([.AC198]=[.AC199];[.AC199];&quot;RECONCILIATION!!!&quot;)" table:style-name="ce12">
            <text:p>RECONCILIATION!!!</text:p>
          </table:table-cell>
          <table:table-cell office:value-type="string" office:string-value="RECONCILIATION!!!" table:formula="of:=IF([.AD198]=[.AD199];[.AD199];&quot;RECONCILIATION!!!&quot;)" table:style-name="ce12">
            <text:p>RECONCILIATION!!!</text:p>
          </table:table-cell>
          <table:table-cell office:value-type="float" office:value="0" table:formula="of:=IF([.AE198]=[.AE199];[.AE199];&quot;RECONCILIATION!!!&quot;)" table:style-name="ce12">
            <text:p>0</text:p>
          </table:table-cell>
          <table:table-cell office:value-type="string" office:string-value="RECONCILIATION!!!" table:formula="of:=IF([.AF198]=[.AF199];[.AF199];&quot;RECONCILIATION!!!&quot;)" table:style-name="ce12">
            <text:p>RECONCILIATION!!!</text:p>
          </table:table-cell>
          <table:table-cell office:value-type="string" office:string-value="RECONCILIATION!!!" table:formula="of:=IF([.AG198]=[.AG199];[.AG199];&quot;RECONCILIATION!!!&quot;)" table:style-name="ce12">
            <text:p>RECONCILIATION!!!</text:p>
          </table:table-cell>
          <table:table-cell office:value-type="float" office:value="0" table:formula="of:=IF([.AH198]=[.AH199];[.AH199];&quot;RECONCILIATION!!!&quot;)" table:style-name="ce12">
            <text:p>0</text:p>
          </table:table-cell>
          <table:table-cell office:value-type="string" office:string-value="RECONCILIATION!!!" table:formula="of:=IF([.AI198]=[.AI199];[.AI199];&quot;RECONCILIATION!!!&quot;)" table:style-name="ce12">
            <text:p>RECONCILIATION!!!</text:p>
          </table:table-cell>
          <table:table-cell office:value-type="string" office:string-value="RECONCILIATION!!!" table:formula="of:=IF([.AJ198]=[.AJ199];[.AJ199];&quot;RECONCILIATION!!!&quot;)" table:style-name="ce12">
            <text:p>RECONCILIATION!!!</text:p>
          </table:table-cell>
          <table:table-cell office:value-type="float" office:value="0" table:formula="of:=IF([.AK198]=[.AK199];[.AK199];&quot;RECONCILIATION!!!&quot;)" table:style-name="ce12">
            <text:p>0</text:p>
          </table:table-cell>
          <table:table-cell office:value-type="string" office:string-value="RECONCILIATION!!!" table:formula="of:=IF([.AL198]=[.AL199];[.AL199];&quot;RECONCILIATION!!!&quot;)" table:style-name="ce12">
            <text:p>RECONCILIATION!!!</text:p>
          </table:table-cell>
          <table:table-cell office:value-type="string" office:string-value="RECONCILIATION!!!" table:formula="of:=IF([.AM198]=[.AM199];[.AM199];&quot;RECONCILIATION!!!&quot;)" table:style-name="ce12">
            <text:p>RECONCILIATION!!!</text:p>
          </table:table-cell>
          <table:table-cell office:value-type="float" office:value="0" table:formula="of:=IF([.AN198]=[.AN199];[.AN199];&quot;RECONCILIATION!!!&quot;)" table:style-name="ce12">
            <text:p>0</text:p>
          </table:table-cell>
          <table:table-cell office:value-type="string" office:string-value="RECONCILIATION!!!" table:formula="of:=IF([.AO198]=[.AO199];[.AO199];&quot;RECONCILIATION!!!&quot;)" table:style-name="ce12">
            <text:p>RECONCILIATION!!!</text:p>
          </table:table-cell>
          <table:table-cell office:value-type="string" office:string-value="RECONCILIATION!!!" table:formula="of:=IF([.AP198]=[.AP199];[.AP199];&quot;RECONCILIATION!!!&quot;)" table:style-name="ce12">
            <text:p>RECONCILIATION!!!</text:p>
          </table:table-cell>
          <table:table-cell office:value-type="string" office:string-value="RECONCILIATION!!!" table:formula="of:=IF([.AQ198]=[.AQ199];[.AQ199];&quot;RECONCILIATION!!!&quot;)" table:style-name="ce12">
            <text:p>RECONCILIATION!!!</text:p>
          </table:table-cell>
          <table:table-cell office:value-type="string" office:string-value="RECONCILIATION!!!" table:formula="of:=IF([.AR198]=[.AR199];[.AR199];&quot;RECONCILIATION!!!&quot;)" table:style-name="ce12">
            <text:p>RECONCILIATION!!!</text:p>
          </table:table-cell>
          <table:table-cell office:value-type="string" office:string-value="RECONCILIATION!!!" table:formula="of:=IF([.AS198]=[.AS199];[.AS199];&quot;RECONCILIATION!!!&quot;)" table:style-name="ce12">
            <text:p>RECONCILIATION!!!</text:p>
          </table:table-cell>
          <table:table-cell office:value-type="float" office:value="0" table:formula="of:=IF([.AT198]=[.AT199];[.AT199];&quot;RECONCILIATION!!!&quot;)" table:style-name="ce12">
            <text:p>0</text:p>
          </table:table-cell>
          <table:table-cell office:value-type="string" office:string-value="FALSE" table:formula="of:=IF([.AU198]=[.AU199];[.AU199];&quot;RECONCILIATION!!!&quot;)" table:style-name="ce12">
            <text:p>FALSE</text:p>
          </table:table-cell>
          <table:table-cell office:value-type="string" office:string-value="RECONCILIATION!!!" table:formula="of:=IF([.AV198]=[.AV199];[.AV199];&quot;RECONCILIATION!!!&quot;)" table:style-name="ce12">
            <text:p>RECONCILIATION!!!</text:p>
          </table:table-cell>
          <table:table-cell office:value-type="float" office:value="0" table:formula="of:=IF([.AW198]=[.AW199];[.AW199];&quot;RECONCILIATION!!!&quot;)" table:style-name="ce12">
            <text:p>0</text:p>
          </table:table-cell>
          <table:table-cell office:value-type="string" office:string-value="RECONCILIATION!!!" table:formula="of:=IF([.AX198]=[.AX199];[.AX199];&quot;RECONCILIATION!!!&quot;)" table:style-name="ce12">
            <text:p>RECONCILIATION!!!</text:p>
          </table:table-cell>
          <table:table-cell office:value-type="string" office:string-value="RECONCILIATION!!!" table:formula="of:=IF([.AY198]=[.AY199];[.AY199];&quot;RECONCILIATION!!!&quot;)" table:style-name="ce12">
            <text:p>RECONCILIATION!!!</text:p>
          </table:table-cell>
          <table:table-cell office:value-type="float" office:value="0" table:formula="of:=IF([.AZ198]=[.AZ199];[.AZ199];&quot;RECONCILIATION!!!&quot;)" table:style-name="ce12">
            <text:p>0</text:p>
          </table:table-cell>
          <table:table-cell office:value-type="float" office:value="0" table:formula="of:=IF([.BA198]=[.BA199];[.BA199];&quot;RECONCILIATION!!!&quot;)" table:style-name="ce12">
            <text:p>0</text:p>
          </table:table-cell>
          <table:table-cell office:value-type="float" office:value="0" table:formula="of:=IF([.BB198]=[.BB199];[.BB199];&quot;RECONCILIATION!!!&quot;)" table:style-name="ce12">
            <text:p>0</text:p>
          </table:table-cell>
          <table:table-cell office:value-type="float" office:value="0" table:formula="of:=IF([.BC198]=[.BC199];[.BC199];&quot;RECONCILIATION!!!&quot;)" table:style-name="ce12">
            <text:p>0</text:p>
          </table:table-cell>
          <table:table-cell office:value-type="string" office:string-value="RECONCILIATION!!!" table:formula="of:=IF([.BD198]=[.BD199];[.BD199];&quot;RECONCILIATION!!!&quot;)" table:style-name="ce12">
            <text:p>RECONCILIATION!!!</text:p>
          </table:table-cell>
          <table:table-cell office:value-type="string" office:string-value="RECONCILIATION!!!" table:formula="of:=IF([.BE198]=[.BE199];[.BE199];&quot;RECONCILIATION!!!&quot;)" table:style-name="ce12">
            <text:p>RECONCILIATION!!!</text:p>
          </table:table-cell>
          <table:table-cell office:value-type="float" office:value="0" table:formula="of:=IF([.BF198]=[.BF199];[.BF199];&quot;RECONCILIATION!!!&quot;)" table:style-name="ce12">
            <text:p>0</text:p>
          </table:table-cell>
          <table:table-cell office:value-type="string" office:string-value="Chun-hua Chen" table:formula="of:=IF([.BG198]=[.BG199];[.BG199];&quot;RECONCILIATION!!!&quot;)" table:style-name="ce12">
            <text:p>Chun-hua Chen</text:p>
          </table:table-cell>
          <table:table-cell office:value-type="string" office:string-value="RECONCILIATION!!!" table:formula="of:=IF([.BH198]=[.BH199];[.BH199];&quot;RECONCILIATION!!!&quot;)" table:style-name="ce12">
            <text:p>RECONCILIATION!!!</text:p>
          </table:table-cell>
          <table:table-cell office:value-type="string" table:style-name="ce28">
            <text:p>non of our otucomes were reported</text:p>
          </table:table-cell>
          <table:table-cell office:value-type="string" office:string-value="RECONCILIATION!!!" table:formula="of:=IF([.BJ198]=[.BJ199];[.BJ199];&quot;RECONCILIATION!!!&quot;)" table:style-name="ce12">
            <text:p>RECONCILIATION!!!</text:p>
          </table:table-cell>
          <table:table-cell office:value-type="string" office:string-value="RECONCILIATION!!!" table:formula="of:=IF([.BK198]=[.BK199];[.BK199];&quot;RECONCILIATION!!!&quot;)" table:style-name="ce12">
            <text:p>RECONCILIATION!!!</text:p>
          </table:table-cell>
          <table:table-cell office:value-type="float" office:value="0" table:formula="of:=IF([.BL198]=[.BL199];[.BL199];&quot;RECONCILIATION!!!&quot;)" table:style-name="ce12">
            <text:p>0</text:p>
          </table:table-cell>
          <table:table-cell office:value-type="string" office:string-value="RECONCILIATION!!!" table:formula="of:=IF([.BM198]=[.BM199];[.BM199];&quot;RECONCILIATION!!!&quot;)" table:style-name="ce12">
            <text:p>RECONCILIATION!!!</text:p>
          </table:table-cell>
          <table:table-cell office:value-type="string" office:string-value="RECONCILIATION!!!" table:formula="of:=IF([.BN198]=[.BN199];[.BN199];&quot;RECONCILIATION!!!&quot;)" table:style-name="ce12">
            <text:p>RECONCILIATION!!!</text:p>
          </table:table-cell>
          <table:table-cell office:value-type="float" office:value="0" table:formula="of:=IF([.BO198]=[.BO199];[.BO199];&quot;RECONCILIATION!!!&quot;)" table:style-name="ce12">
            <text:p>0</text:p>
          </table:table-cell>
          <table:table-cell office:value-type="string" office:string-value="RECONCILIATION!!!" table:formula="of:=IF([.BP198]=[.BP199];[.BP199];&quot;RECONCILIATION!!!&quot;)" table:style-name="ce12">
            <text:p>RECONCILIATION!!!</text:p>
          </table:table-cell>
          <table:table-cell office:value-type="string" office:string-value="RECONCILIATION!!!" table:formula="of:=IF([.BQ198]=[.BQ199];[.BQ199];&quot;RECONCILIATION!!!&quot;)" table:style-name="ce12">
            <text:p>RECONCILIATION!!!</text:p>
          </table:table-cell>
          <table:table-cell office:value-type="float" office:value="0" table:formula="of:=IF([.BR198]=[.BR199];[.BR199];&quot;RECONCILIATION!!!&quot;)" table:style-name="ce12">
            <text:p>0</text:p>
          </table:table-cell>
          <table:table-cell office:value-type="float" office:value="0" table:formula="of:=IF([.BS198]=[.BS199];[.BS199];&quot;RECONCILIATION!!!&quot;)" table:style-name="ce12">
            <text:p>0</text:p>
          </table:table-cell>
          <table:table-cell office:value-type="float" office:value="0" table:formula="of:=IF([.BT198]=[.BT199];[.BT199];&quot;RECONCILIATION!!!&quot;)" table:style-name="ce12">
            <text:p>0</text:p>
          </table:table-cell>
          <table:table-cell office:value-type="float" office:value="0" table:formula="of:=IF([.BU198]=[.BU199];[.BU199];&quot;RECONCILIATION!!!&quot;)" table:style-name="ce12">
            <text:p>0</text:p>
          </table:table-cell>
          <table:table-cell office:value-type="string" office:string-value="RECONCILIATION!!!" table:formula="of:=IF([.BV198]=[.BV199];[.BV199];&quot;RECONCILIATION!!!&quot;)" table:style-name="ce12">
            <text:p>RECONCILIATION!!!</text:p>
          </table:table-cell>
          <table:table-cell office:value-type="string" office:string-value="RECONCILIATION!!!" table:formula="of:=IF([.BW198]=[.BW199];[.BW199];&quot;RECONCILIATION!!!&quot;)" table:style-name="ce12">
            <text:p>RECONCILIATION!!!</text:p>
          </table:table-cell>
          <table:table-cell office:value-type="float" office:value="0" table:formula="of:=IF([.BX198]=[.BX199];[.BX199];&quot;RECONCILIATION!!!&quot;)" table:style-name="ce12">
            <text:p>0</text:p>
          </table:table-cell>
          <table:table-cell office:value-type="string" office:string-value="RECONCILIATION!!!" table:formula="of:=IF([.BY198]=[.BY199];[.BY199];&quot;RECONCILIATION!!!&quot;)" table:style-name="ce12">
            <text:p>RECONCILIATION!!!</text:p>
          </table:table-cell>
          <table:table-cell office:value-type="string" office:string-value="RECONCILIATION!!!" table:formula="of:=IF([.BZ198]=[.BZ199];[.BZ199];&quot;RECONCILIATION!!!&quot;)" table:style-name="ce12">
            <text:p>RECONCILIATION!!!</text:p>
          </table:table-cell>
          <table:table-cell office:value-type="float" office:value="0" table:formula="of:=IF([.CA198]=[.CA199];[.CA199];&quot;RECONCILIATION!!!&quot;)" table:style-name="ce12">
            <text:p>0</text:p>
          </table:table-cell>
          <table:table-cell office:value-type="string" office:string-value="RECONCILIATION!!!" table:formula="of:=IF([.CB198]=[.CB199];[.CB199];&quot;RECONCILIATION!!!&quot;)" table:style-name="ce12">
            <text:p>RECONCILIATION!!!</text:p>
          </table:table-cell>
          <table:table-cell office:value-type="string" office:string-value="RECONCILIATION!!!" table:formula="of:=IF([.CC198]=[.CC199];[.CC199];&quot;RECONCILIATION!!!&quot;)" table:style-name="ce12">
            <text:p>RECONCILIATION!!!</text:p>
          </table:table-cell>
          <table:table-cell office:value-type="float" office:value="0" table:formula="of:=IF([.CD198]=[.CD199];[.CD199];&quot;RECONCILIATION!!!&quot;)" table:style-name="ce12">
            <text:p>0</text:p>
          </table:table-cell>
          <table:table-cell office:value-type="string" office:string-value="RECONCILIATION!!!" table:formula="of:=IF([.CE198]=[.CE199];[.CE199];&quot;RECONCILIATION!!!&quot;)" table:style-name="ce12">
            <text:p>RECONCILIATION!!!</text:p>
          </table:table-cell>
          <table:table-cell office:value-type="string" office:string-value="RECONCILIATION!!!" table:formula="of:=IF([.CF198]=[.CF199];[.CF199];&quot;RECONCILIATION!!!&quot;)" table:style-name="ce12">
            <text:p>RECONCILIATION!!!</text:p>
          </table:table-cell>
          <table:table-cell office:value-type="float" office:value="0" table:formula="of:=IF([.CG198]=[.CG199];[.CG199];&quot;RECONCILIATION!!!&quot;)" table:style-name="ce12">
            <text:p>0</text:p>
          </table:table-cell>
          <table:table-cell office:value-type="string" office:string-value="RECONCILIATION!!!" table:formula="of:=IF([.CH198]=[.CH199];[.CH199];&quot;RECONCILIATION!!!&quot;)" table:style-name="ce12">
            <text:p>RECONCILIATION!!!</text:p>
          </table:table-cell>
          <table:table-cell office:value-type="string" office:string-value="RECONCILIATION!!!" table:formula="of:=IF([.CI198]=[.CI199];[.CI199];&quot;RECONCILIATION!!!&quot;)" table:style-name="ce12">
            <text:p>RECONCILIATION!!!</text:p>
          </table:table-cell>
          <table:table-cell office:value-type="float" office:value="0" table:formula="of:=IF([.CJ198]=[.CJ199];[.CJ199];&quot;RECONCILIATION!!!&quot;)" table:style-name="ce12">
            <text:p>0</text:p>
          </table:table-cell>
          <table:table-cell office:value-type="float" office:value="0" table:formula="of:=IF([.CK198]=[.CK199];[.CK199];&quot;RECONCILIATION!!!&quot;)" table:style-name="ce12">
            <text:p>0</text:p>
          </table:table-cell>
          <table:table-cell office:value-type="float" office:value="0" table:formula="of:=IF([.CL198]=[.CL199];[.CL199];&quot;RECONCILIATION!!!&quot;)" table:style-name="ce12">
            <text:p>0</text:p>
          </table:table-cell>
          <table:table-cell office:value-type="float" office:value="0" table:formula="of:=IF([.CM198]=[.CM199];[.CM199];&quot;RECONCILIATION!!!&quot;)" table:style-name="ce12">
            <text:p>0</text:p>
          </table:table-cell>
          <table:table-cell office:value-type="string" office:string-value="FALSE" table:formula="of:=IF([.CN198]=[.CN199];[.CN199];&quot;RECONCILIATION!!!&quot;)" table:style-name="ce12">
            <text:p>FALSE</text:p>
          </table:table-cell>
          <table:table-cell office:value-type="string" office:string-value="RECONCILIATION!!!" table:formula="of:=IF([.CO198]=[.CO199];[.CO199];&quot;RECONCILIATION!!!&quot;)" table:style-name="ce12">
            <text:p>RECONCILIATION!!!</text:p>
          </table:table-cell>
          <table:table-cell office:value-type="float" office:value="0" table:formula="of:=IF([.CP198]=[.CP199];[.CP199];&quot;RECONCILIATION!!!&quot;)" table:style-name="ce12">
            <text:p>0</text:p>
          </table:table-cell>
          <table:table-cell office:value-type="string" office:string-value="RECONCILIATION!!!" table:formula="of:=IF([.CQ198]=[.CQ199];[.CQ199];&quot;RECONCILIATION!!!&quot;)" table:style-name="ce12">
            <text:p>RECONCILIATION!!!</text:p>
          </table:table-cell>
          <table:table-cell office:value-type="string" office:string-value="RECONCILIATION!!!" table:formula="of:=IF([.CR198]=[.CR199];[.CR199];&quot;RECONCILIATION!!!&quot;)" table:style-name="ce12">
            <text:p>RECONCILIATION!!!</text:p>
          </table:table-cell>
          <table:table-cell office:value-type="float" office:value="0" table:formula="of:=IF([.CS198]=[.CS199];[.CS199];&quot;RECONCILIATION!!!&quot;)" table:style-name="ce12">
            <text:p>0</text:p>
          </table:table-cell>
          <table:table-cell office:value-type="float" office:value="0" table:formula="of:=IF([.CT198]=[.CT199];[.CT199];&quot;RECONCILIATION!!!&quot;)" table:style-name="ce12">
            <text:p>0</text:p>
          </table:table-cell>
          <table:table-cell office:value-type="float" office:value="0" table:formula="of:=IF([.CU198]=[.CU199];[.CU199];&quot;RECONCILIATION!!!&quot;)" table:style-name="ce12">
            <text:p>0</text:p>
          </table:table-cell>
          <table:table-cell office:value-type="float" office:value="0" table:formula="of:=IF([.CV198]=[.CV199];[.CV199];&quot;RECONCILIATION!!!&quot;)" table:style-name="ce12">
            <text:p>0</text:p>
          </table:table-cell>
          <table:table-cell office:value-type="string" office:string-value="RECONCILIATION!!!" table:formula="of:=IF([.CW198]=[.CW199];[.CW199];&quot;RECONCILIATION!!!&quot;)" table:style-name="ce12">
            <text:p>RECONCILIATION!!!</text:p>
          </table:table-cell>
          <table:table-cell office:value-type="string" office:string-value="RECONCILIATION!!!" table:formula="of:=IF([.CX198]=[.CX199];[.CX199];&quot;RECONCILIATION!!!&quot;)" table:style-name="ce12">
            <text:p>RECONCILIATION!!!</text:p>
          </table:table-cell>
          <table:table-cell office:value-type="float" office:value="0" table:formula="of:=IF([.CY198]=[.CY199];[.CY199];&quot;RECONCILIATION!!!&quot;)" table:style-name="ce12">
            <text:p>0</text:p>
          </table:table-cell>
          <table:table-cell office:value-type="string" office:string-value="RECONCILIATION!!!" table:formula="of:=IF([.CZ198]=[.CZ199];[.CZ199];&quot;RECONCILIATION!!!&quot;)" table:style-name="ce12">
            <text:p>RECONCILIATION!!!</text:p>
          </table:table-cell>
          <table:table-cell office:value-type="string" office:string-value="RECONCILIATION!!!" table:formula="of:=IF([.DA198]=[.DA199];[.DA199];&quot;RECONCILIATION!!!&quot;)" table:style-name="ce12">
            <text:p>RECONCILIATION!!!</text:p>
          </table:table-cell>
          <table:table-cell office:value-type="float" office:value="0" table:formula="of:=IF([.DB198]=[.DB199];[.DB199];&quot;RECONCILIATION!!!&quot;)" table:style-name="ce12">
            <text:p>0</text:p>
          </table:table-cell>
          <table:table-cell office:value-type="string" office:string-value="RECONCILIATION!!!" table:formula="of:=IF([.DC198]=[.DC199];[.DC199];&quot;RECONCILIATION!!!&quot;)" table:style-name="ce12">
            <text:p>RECONCILIATION!!!</text:p>
          </table:table-cell>
          <table:table-cell office:value-type="string" office:string-value="RECONCILIATION!!!" table:formula="of:=IF([.DD198]=[.DD199];[.DD199];&quot;RECONCILIATION!!!&quot;)" table:style-name="ce12">
            <text:p>RECONCILIATION!!!</text:p>
          </table:table-cell>
          <table:table-cell office:value-type="float" office:value="0" table:formula="of:=IF([.DE198]=[.DE199];[.DE199];&quot;RECONCILIATION!!!&quot;)" table:style-name="ce12">
            <text:p>0</text:p>
          </table:table-cell>
          <table:table-cell office:value-type="float" office:value="0" table:formula="of:=IF([.DF198]=[.DF199];[.DF199];&quot;RECONCILIATION!!!&quot;)" table:style-name="ce12">
            <text:p>0</text:p>
          </table:table-cell>
          <table:table-cell office:value-type="float" office:value="0" table:formula="of:=IF([.DG198]=[.DG199];[.DG199];&quot;RECONCILIATION!!!&quot;)" table:style-name="ce12">
            <text:p>0</text:p>
          </table:table-cell>
          <table:table-cell office:value-type="float" office:value="0" table:formula="of:=IF([.DH198]=[.DH199];[.DH199];&quot;RECONCILIATION!!!&quot;)" table:style-name="ce12">
            <text:p>0</text:p>
          </table:table-cell>
          <table:table-cell office:value-type="string" office:string-value="RECONCILIATION!!!" table:formula="of:=IF([.DI198]=[.DI199];[.DI199];&quot;RECONCILIATION!!!&quot;)" table:style-name="ce12">
            <text:p>RECONCILIATION!!!</text:p>
          </table:table-cell>
          <table:table-cell office:value-type="string" office:string-value="RECONCILIATION!!!" table:formula="of:=IF([.DJ198]=[.DJ199];[.DJ199];&quot;RECONCILIATION!!!&quot;)" table:style-name="ce12">
            <text:p>RECONCILIATION!!!</text:p>
          </table:table-cell>
          <table:table-cell office:value-type="float" office:value="0" table:formula="of:=IF([.DK198]=[.DK199];[.DK199];&quot;RECONCILIATION!!!&quot;)" table:style-name="ce12">
            <text:p>0</text:p>
          </table:table-cell>
          <table:table-cell office:value-type="string" office:string-value="RECONCILIATION!!!" table:formula="of:=IF([.DL198]=[.DL199];[.DL199];&quot;RECONCILIATION!!!&quot;)" table:style-name="ce12">
            <text:p>RECONCILIATION!!!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8:51:05</text:p>
          </table:table-cell>
          <table:table-cell office:value-type="string" table:style-name="ce1">
            <text:p>d4d7776b-93ce-43d4-a9b4-4278088aa35f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029aa95e-e71f-4149-a695-dcded8003c8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07c5af1-2a39-4fa1-94cb-7185dc2f7fd9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b3d31601-a72a-419e-b3ba-082c884a6f13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f73fca63-0d58-4203-b990-72c438031b6d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f0b6843d-5426-476f-a60b-d17fa5344f8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9823ad7-5c0d-49b2-b9c5-3e006808523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0338046-7c43-41d1-82b0-e90d37b1c7e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eff1cee-84e9-4443-99d0-c684e4f4cf9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41be4ad-cfed-4370-9403-3ffdc71a5fa5</text:p>
          </table:table-cell>
          <table:table-cell table:style-name="ce1"/>
          <table:table-cell office:value-type="string" table:style-name="ce1">
            <text:p>sharpened 4–0 monofilament nylon suture</text:p>
          </table:table-cell>
          <table:table-cell office:value-type="string" table:style-name="ce1">
            <text:p>f4dbeb35-7d15-49bd-9a19-fa8a0a5ed32a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a41d00a1-6b50-47dc-bca0-39820db57d8f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c43416a5-0e7e-48e6-a5f1-acad34102d68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8616ac19-6183-49b5-9950-6ffaf92f5cc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95aa322-7b67-4453-8fa3-d080d45d0c8f</text:p>
          </table:table-cell>
          <table:table-cell table:style-name="ce1"/>
          <table:table-cell office:value-type="string" table:style-name="ce1">
            <text:p>tribromoethanol (250 μg/g body weight</text:p>
          </table:table-cell>
          <table:table-cell office:value-type="string" table:style-name="ce1">
            <text:p>ba791e2f-5e3b-4692-9f6c-bcf3fc45af04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office:value-type="string" table:style-name="ce1">
            <text:p>09fc06f6-71b3-4c9f-b90f-994e80ebf7ad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899e0923-7fa9-41e3-8005-ed8d7580378c</text:p>
          </table:table-cell>
          <table:table-cell table:style-name="ce1"/>
          <table:table-cell office:value-type="string" table:style-name="ce1">
            <text:p>the bifurcation of the left anterior (ACA) and middle cerebral arteries (MCA)</text:p>
          </table:table-cell>
          <table:table-cell office:value-type="string" table:style-name="ce1">
            <text:p>72d16718-1dd4-4b02-9616-cef177ee673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3870370-52ee-421e-a184-1d7c3ade71eb</text:p>
          </table:table-cell>
          <table:table-cell table:number-columns-repeated="4" table:style-name="ce1"/>
          <table:table-cell office:value-type="string" table:style-name="ce1">
            <text:p>IAXO-102</text:p>
          </table:table-cell>
          <table:table-cell office:value-type="string" table:style-name="ce1">
            <text:p>cc8d1e4c-83c7-43fb-b813-acf48cec3c43</text:p>
          </table:table-cell>
          <table:table-cell table:number-columns-repeated="4" table:style-name="ce1"/>
          <table:table-cell office:value-type="string" table:style-name="ce1">
            <text:p>25-30g</text:p>
          </table:table-cell>
          <table:table-cell office:value-type="string" table:style-name="ce1">
            <text:p>feea7fb5-5bc2-4a2e-8830-f631185a5bf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bbff83a-cb19-4477-8784-abdc3ae1780c</text:p>
          </table:table-cell>
          <table:table-cell table:style-name="ce1"/>
          <table:table-cell office:value-type="string" table:style-name="ce1">
            <text:p>suzuki02@clin.medic.mie-u.ac.jp</text:p>
          </table:table-cell>
          <table:table-cell office:value-type="string" table:style-name="ce1">
            <text:p>f70f6122-d22a-4f1e-9a08-9bfe9b3876bb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9b6c29c-72a4-4e3a-b454-9e3f59f4c32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9c0d7087-d4bc-4396-a75b-cd237203ecc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2351f907-af50-4999-aa9c-74ba4ec4fa1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38fddf1-6828-4f23-90d0-0431e4ca247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4619dfb-cfc2-4893-9798-e35a2696a62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5406880b-d165-4340-a7dd-7e978bec86f8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f8eb56e9-88ed-4719-adfd-03c5d01a7598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07:24:08</text:p>
          </table:table-cell>
          <table:table-cell office:value-type="string" table:style-name="ce1">
            <text:p>d4d7776b-93ce-43d4-a9b4-4278088aa35f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f7d3ae1f-81d3-42ad-8be7-115033e1958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2dbd85f-7697-44bc-8d98-146cfae1b0aa</text:p>
          </table:table-cell>
          <table:table-cell table:number-columns-repeated="4" table:style-name="ce1"/>
          <table:table-cell office:value-type="string" table:style-name="ce1">
            <text:p>C57BL/6</text:p>
          </table:table-cell>
          <table:table-cell office:value-type="string" table:style-name="ce1">
            <text:p>94a645df-60aa-4c43-9267-9bfb6000d0d7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541857fd-7331-41d8-b14c-b034eba9909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2e3c13c-3333-4626-9c8d-f0acbbaa4db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1e39bab-dbe8-4bdf-aea9-911050ad94aa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6019ff6-82e6-4e29-af4c-8f55e28bcf6e</text:p>
          </table:table-cell>
          <table:table-cell table:number-columns-repeated="4" table:style-name="ce1"/>
          <table:table-cell office:value-type="string" table:style-name="ce1">
            <text:p>Injective</text:p>
          </table:table-cell>
          <table:table-cell office:value-type="string" table:style-name="ce1">
            <text:p>872c697b-30c5-4b11-9ef9-c7e1a81030c4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011ca415-8c2c-472f-ae97-1eed02a8d88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07976bd-f9b1-4802-aae9-7e70b271ff63</text:p>
          </table:table-cell>
          <table:table-cell table:style-name="ce1"/>
          <table:table-cell office:value-type="string" table:style-name="ce1">
            <text:p>tribromoethanol (250 μg/g body weight)</text:p>
          </table:table-cell>
          <table:table-cell office:value-type="string" table:style-name="ce1">
            <text:p>c6808fd0-a1a3-47ee-8ef9-dfd3c33db320</text:p>
          </table:table-cell>
          <table:table-cell table:number-columns-repeated="7" table:style-name="ce1"/>
          <table:table-cell office:value-type="string" table:style-name="ce1">
            <text:p><text:s/>Hidenori Suzuki</text:p>
          </table:table-cell>
          <table:table-cell office:value-type="string" table:style-name="ce1">
            <text:p>0ad72cf0-ab38-40e9-aef0-9dd7ed0ac50b</text:p>
          </table:table-cell>
          <table:table-cell office:value-type="string" table:style-name="ce1">
            <text:p>They used PBS als control injection for sham and SAH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25407494-9f2d-44c3-a8c2-30d34c18e793</text:p>
          </table:table-cell>
          <table:table-cell table:number-columns-repeated="10" table:style-name="ce1"/>
          <table:table-cell office:value-type="string" table:style-name="ce1">
            <text:p>25-30 g</text:p>
          </table:table-cell>
          <table:table-cell office:value-type="string" table:style-name="ce1">
            <text:p>1abf0616-7a3e-4345-b474-9d17a7d40ad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ee47572-840e-449f-bb14-e1d93159f77b</text:p>
          </table:table-cell>
          <table:table-cell table:style-name="ce1"/>
          <table:table-cell office:value-type="string" table:style-name="ce1">
            <text:p>suzuki02@clin.medic.mie-u.ac.jp</text:p>
          </table:table-cell>
          <table:table-cell office:value-type="string" table:style-name="ce1">
            <text:p>1e7f3247-6474-45a3-bacf-1fa51afccc0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c261e4d-94fd-4b14-af92-ea2ccea5d6ba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deda1b04-6adf-429d-84cb-8dbfd913742d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0f68d26-ba47-4b1c-9994-94ea700ec9e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34617b6-c533-4eba-a0e6-eddf7267ad01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d4d7776b-93ce-43d4-a9b4-4278088aa35f</text:p>
          </table:table-cell>
          <table:table-cell office:value-type="string" table:style-name="ce11">
            <text:p>TIMO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201]=[.F202];[.F202];&quot;RECONCILIATION!!!&quot;)" table:style-name="ce12">
            <text:p>RECONCILIATION!!!</text:p>
          </table:table-cell>
          <table:table-cell office:value-type="float" office:value="0" table:formula="of:=IF([.G201]=[.G202];[.G20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201]=[.I202];[.I202];&quot;RECONCILIATION!!!&quot;)" table:style-name="ce12">
            <text:p>RECONCILIATION!!!</text:p>
          </table:table-cell>
          <table:table-cell office:value-type="float" office:value="0" table:formula="of:=IF([.J201]=[.J202];[.J202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L201]=[.L202];[.L202];&quot;RECONCILIATION!!!&quot;)" table:style-name="ce12">
            <text:p>RECONCILIATION!!!</text:p>
          </table:table-cell>
          <table:table-cell office:value-type="float" office:value="0" table:formula="of:=IF([.M201]=[.M202];[.M202];&quot;RECONCILIATION!!!&quot;)" table:style-name="ce12">
            <text:p>0</text:p>
          </table:table-cell>
          <table:table-cell office:value-type="string" office:string-value="C57BL/6" table:formula="of:=IF([.N201]=[.N202];[.N202];&quot;RECONCILIATION!!!&quot;)" table:style-name="ce12">
            <text:p>C57BL/6</text:p>
          </table:table-cell>
          <table:table-cell office:value-type="string" office:string-value="RECONCILIATION!!!" table:formula="of:=IF([.O201]=[.O202];[.O202];&quot;RECONCILIATION!!!&quot;)" table:style-name="ce12">
            <text:p>RECONCILIATION!!!</text:p>
          </table:table-cell>
          <table:table-cell office:value-type="float" office:value="0" table:formula="of:=IF([.P201]=[.P202];[.P202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01]=[.R202];[.R202];&quot;RECONCILIATION!!!&quot;)" table:style-name="ce12">
            <text:p>RECONCILIATION!!!</text:p>
          </table:table-cell>
          <table:table-cell office:value-type="float" office:value="0" table:formula="of:=IF([.S201]=[.S202];[.S20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201]=[.U202];[.U202];&quot;RECONCILIATION!!!&quot;)" table:style-name="ce12">
            <text:p>RECONCILIATION!!!</text:p>
          </table:table-cell>
          <table:table-cell office:value-type="float" office:value="0" table:formula="of:=IF([.V201]=[.V202];[.V202];&quot;RECONCILIATION!!!&quot;)" table:style-name="ce12">
            <text:p>0</text:p>
          </table:table-cell>
          <table:table-cell office:value-type="string" office:string-value="FALSE" table:formula="of:=IF([.W201]=[.W202];[.W202];&quot;RECONCILIATION!!!&quot;)" table:style-name="ce12">
            <text:p>FALSE</text:p>
          </table:table-cell>
          <table:table-cell office:value-type="string" office:string-value="RECONCILIATION!!!" table:formula="of:=IF([.X201]=[.X202];[.X202];&quot;RECONCILIATION!!!&quot;)" table:style-name="ce12">
            <text:p>RECONCILIATION!!!</text:p>
          </table:table-cell>
          <table:table-cell office:value-type="float" office:value="0" table:formula="of:=IF([.Y201]=[.Y202];[.Y202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A201]=[.AA202];[.AA202];&quot;RECONCILIATION!!!&quot;)" table:style-name="ce12">
            <text:p>RECONCILIATION!!!</text:p>
          </table:table-cell>
          <table:table-cell office:value-type="float" office:value="0" table:formula="of:=IF([.AB201]=[.AB202];[.AB20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201]=[.AD202];[.AD202];&quot;RECONCILIATION!!!&quot;)" table:style-name="ce12">
            <text:p>RECONCILIATION!!!</text:p>
          </table:table-cell>
          <table:table-cell office:value-type="float" office:value="0" table:formula="of:=IF([.AE201]=[.AE202];[.AE202];&quot;RECONCILIATION!!!&quot;)" table:style-name="ce12">
            <text:p>0</text:p>
          </table:table-cell>
          <table:table-cell office:value-type="string" table:style-name="ce12">
            <text:p>4-0</text:p>
          </table:table-cell>
          <table:table-cell office:value-type="string" office:string-value="RECONCILIATION!!!" table:formula="of:=IF([.AG201]=[.AG202];[.AG202];&quot;RECONCILIATION!!!&quot;)" table:style-name="ce12">
            <text:p>RECONCILIATION!!!</text:p>
          </table:table-cell>
          <table:table-cell office:value-type="float" office:value="0" table:formula="of:=IF([.AH201]=[.AH202];[.AH202];&quot;RECONCILIATION!!!&quot;)" table:style-name="ce12">
            <text:p>0</text:p>
          </table:table-cell>
          <table:table-cell office:value-type="string" office:string-value="Injective" table:formula="of:=IF([.AI201]=[.AI202];[.AI202];&quot;RECONCILIATION!!!&quot;)" table:style-name="ce12">
            <text:p>Injective</text:p>
          </table:table-cell>
          <table:table-cell office:value-type="string" office:string-value="RECONCILIATION!!!" table:formula="of:=IF([.AJ201]=[.AJ202];[.AJ202];&quot;RECONCILIATION!!!&quot;)" table:style-name="ce12">
            <text:p>RECONCILIATION!!!</text:p>
          </table:table-cell>
          <table:table-cell office:value-type="float" office:value="0" table:formula="of:=IF([.AK201]=[.AK202];[.AK202];&quot;RECONCILIATION!!!&quot;)" table:style-name="ce12">
            <text:p>0</text:p>
          </table:table-cell>
          <table:table-cell office:value-type="float" office:value="30" table:style-name="ce12">
            <text:p>30</text:p>
          </table:table-cell>
          <table:table-cell office:value-type="float" office:value="0" table:formula="of:=IF([.AM201]=[.AM202];[.AM202];&quot;RECONCILIATION!!!&quot;)" table:style-name="ce12">
            <text:p>0</text:p>
          </table:table-cell>
          <table:table-cell office:value-type="string" table:style-name="ce12">
            <text:p>SAH + LPS</text:p>
          </table:table-cell>
          <table:table-cell office:value-type="string" office:string-value="not reported" table:formula="of:=IF([.AO201]=[.AO202];[.AO202];&quot;RECONCILIATION!!!&quot;)" table:style-name="ce12">
            <text:p>not reported</text:p>
          </table:table-cell>
          <table:table-cell office:value-type="string" office:string-value="RECONCILIATION!!!" table:formula="of:=IF([.AP201]=[.AP202];[.AP202];&quot;RECONCILIATION!!!&quot;)" table:style-name="ce12">
            <text:p>RECONCILIATION!!!</text:p>
          </table:table-cell>
          <table:table-cell office:value-type="float" office:value="0" table:formula="of:=IF([.AQ201]=[.AQ202];[.AQ202];&quot;RECONCILIATION!!!&quot;)" table:style-name="ce12">
            <text:p>0</text:p>
          </table:table-cell>
          <table:table-cell office:value-type="string" table:style-name="ce12">
            <text:p>no</text:p>
          </table:table-cell>
          <table:table-cell office:value-type="string" office:string-value="RECONCILIATION!!!" table:formula="of:=IF([.AS201]=[.AS202];[.AS202];&quot;RECONCILIATION!!!&quot;)" table:style-name="ce12">
            <text:p>RECONCILIATION!!!</text:p>
          </table:table-cell>
          <table:table-cell office:value-type="float" office:value="0" table:formula="of:=IF([.AT201]=[.AT202];[.AT20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V201]=[.AV202];[.AV202];&quot;RECONCILIATION!!!&quot;)" table:style-name="ce12">
            <text:p>RECONCILIATION!!!</text:p>
          </table:table-cell>
          <table:table-cell office:value-type="float" office:value="0" table:formula="of:=IF([.AW201]=[.AW202];[.AW202];&quot;RECONCILIATION!!!&quot;)" table:style-name="ce12">
            <text:p>0</text:p>
          </table:table-cell>
          <table:table-cell office:value-type="string" table:style-name="ce12">
            <text:p>tribromoethanol (250 μg/g body weight)</text:p>
          </table:table-cell>
          <table:table-cell office:value-type="string" office:string-value="RECONCILIATION!!!" table:formula="of:=IF([.AY201]=[.AY202];[.AY202];&quot;RECONCILIATION!!!&quot;)" table:style-name="ce12">
            <text:p>RECONCILIATION!!!</text:p>
          </table:table-cell>
          <table:table-cell office:value-type="float" office:value="0" table:formula="of:=IF([.AZ201]=[.AZ202];[.AZ202];&quot;RECONCILIATION!!!&quot;)" table:style-name="ce12">
            <text:p>0</text:p>
          </table:table-cell>
          <table:table-cell office:value-type="float" office:value="0" table:formula="of:=IF([.BA201]=[.BA202];[.BA202];&quot;RECONCILIATION!!!&quot;)" table:style-name="ce12">
            <text:p>0</text:p>
          </table:table-cell>
          <table:table-cell office:value-type="float" office:value="0" table:formula="of:=IF([.BB201]=[.BB202];[.BB202];&quot;RECONCILIATION!!!&quot;)" table:style-name="ce12">
            <text:p>0</text:p>
          </table:table-cell>
          <table:table-cell office:value-type="float" office:value="0" table:formula="of:=IF([.BC201]=[.BC202];[.BC202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01]=[.BE202];[.BE202];&quot;RECONCILIATION!!!&quot;)" table:style-name="ce12">
            <text:p>RECONCILIATION!!!</text:p>
          </table:table-cell>
          <table:table-cell office:value-type="string" table:style-name="ce12">
            <text:p>sharpened 4–0 monofilament nylon suture</text:p>
          </table:table-cell>
          <table:table-cell office:value-type="string" table:style-name="ce12">
            <text:p>Hidenori Suzuki</text:p>
          </table:table-cell>
          <table:table-cell office:value-type="string" office:string-value="RECONCILIATION!!!" table:formula="of:=IF([.BH201]=[.BH202];[.BH202];&quot;RECONCILIATION!!!&quot;)" table:style-name="ce12">
            <text:p>RECONCILIATION!!!</text:p>
          </table:table-cell>
          <table:table-cell office:value-type="string" table:style-name="ce14">
            <text:p>They used PBS als control injection for sham and SAH</text:p>
          </table:table-cell>
          <table:table-cell office:value-type="string" table:style-name="ce8">
            <text:p>the bifurcation of the left anterior (ACA) and middle cerebral arteries (MCA)</text:p>
          </table:table-cell>
          <table:table-cell office:value-type="string" office:string-value="RECONCILIATION!!!" table:formula="of:=IF([.BK201]=[.BK202];[.BK202];&quot;RECONCILIATION!!!&quot;)" table:style-name="ce12">
            <text:p>RECONCILIATION!!!</text:p>
          </table:table-cell>
          <table:table-cell office:value-type="float" office:value="0" table:formula="of:=IF([.BL201]=[.BL202];[.BL202];&quot;RECONCILIATION!!!&quot;)" table:style-name="ce12">
            <text:p>0</text:p>
          </table:table-cell>
          <table:table-cell table:style-name="ce12"/>
          <table:table-cell office:value-type="float" office:value="0" table:formula="of:=IF([.BN201]=[.BN202];[.BN202];&quot;RECONCILIATION!!!&quot;)" table:style-name="ce12">
            <text:p>0</text:p>
          </table:table-cell>
          <table:table-cell office:value-type="float" office:value="0" table:formula="of:=IF([.BO201]=[.BO202];[.BO202];&quot;RECONCILIATION!!!&quot;)" table:style-name="ce12">
            <text:p>0</text:p>
          </table:table-cell>
          <table:table-cell office:value-type="string" office:string-value="FALSE" table:formula="of:=IF([.BP201]=[.BP202];[.BP202];&quot;RECONCILIATION!!!&quot;)" table:style-name="ce12">
            <text:p>FALSE</text:p>
          </table:table-cell>
          <table:table-cell office:value-type="string" office:string-value="RECONCILIATION!!!" table:formula="of:=IF([.BQ201]=[.BQ202];[.BQ202];&quot;RECONCILIATION!!!&quot;)" table:style-name="ce12">
            <text:p>RECONCILIATION!!!</text:p>
          </table:table-cell>
          <table:table-cell office:value-type="float" office:value="0" table:formula="of:=IF([.BR201]=[.BR202];[.BR202];&quot;RECONCILIATION!!!&quot;)" table:style-name="ce12">
            <text:p>0</text:p>
          </table:table-cell>
          <table:table-cell office:value-type="float" office:value="0" table:formula="of:=IF([.BS201]=[.BS202];[.BS202];&quot;RECONCILIATION!!!&quot;)" table:style-name="ce12">
            <text:p>0</text:p>
          </table:table-cell>
          <table:table-cell office:value-type="float" office:value="0" table:formula="of:=IF([.BT201]=[.BT202];[.BT202];&quot;RECONCILIATION!!!&quot;)" table:style-name="ce12">
            <text:p>0</text:p>
          </table:table-cell>
          <table:table-cell office:value-type="float" office:value="0" table:formula="of:=IF([.BU201]=[.BU202];[.BU202];&quot;RECONCILIATION!!!&quot;)" table:style-name="ce12">
            <text:p>0</text:p>
          </table:table-cell>
          <table:table-cell office:value-type="string" table:style-name="ce24">
            <text:p>Selective TLR4 antagonists LPS-RS ultrapure and IAXO-102</text:p>
          </table:table-cell>
          <table:table-cell office:value-type="string" office:string-value="RECONCILIATION!!!" table:formula="of:=IF([.BW201]=[.BW202];[.BW202];&quot;RECONCILIATION!!!&quot;)" table:style-name="ce12">
            <text:p>RECONCILIATION!!!</text:p>
          </table:table-cell>
          <table:table-cell office:value-type="float" office:value="0" table:formula="of:=IF([.BX201]=[.BX202];[.BX202];&quot;RECONCILIATION!!!&quot;)" table:style-name="ce12">
            <text:p>0</text:p>
          </table:table-cell>
          <table:table-cell office:value-type="string" table:style-name="ce17">
            <text:p>sharpened 4–0 monofilament nylon suture</text:p>
          </table:table-cell>
          <table:table-cell office:value-type="float" office:value="0" table:formula="of:=IF([.BZ201]=[.BZ202];[.BZ202];&quot;RECONCILIATION!!!&quot;)" table:style-name="ce12">
            <text:p>0</text:p>
          </table:table-cell>
          <table:table-cell office:value-type="float" office:value="0" table:formula="of:=IF([.CA201]=[.CA202];[.CA202];&quot;RECONCILIATION!!!&quot;)" table:style-name="ce12">
            <text:p>0</text:p>
          </table:table-cell>
          <table:table-cell office:value-type="string" table:style-name="ce8">
            <text:p>25-30 g</text:p>
          </table:table-cell>
          <table:table-cell office:value-type="string" office:string-value="RECONCILIATION!!!" table:formula="of:=IF([.CC201]=[.CC202];[.CC202];&quot;RECONCILIATION!!!&quot;)" table:style-name="ce12">
            <text:p>RECONCILIATION!!!</text:p>
          </table:table-cell>
          <table:table-cell office:value-type="float" office:value="0" table:formula="of:=IF([.CD201]=[.CD202];[.CD202];&quot;RECONCILIATION!!!&quot;)" table:style-name="ce12">
            <text:p>0</text:p>
          </table:table-cell>
          <table:table-cell office:value-type="string" office:string-value="TRUE" table:formula="of:=IF([.CE201]=[.CE202];[.CE202];&quot;RECONCILIATION!!!&quot;)" table:style-name="ce12">
            <text:p>TRUE</text:p>
          </table:table-cell>
          <table:table-cell office:value-type="string" office:string-value="RECONCILIATION!!!" table:formula="of:=IF([.CF201]=[.CF202];[.CF202];&quot;RECONCILIATION!!!&quot;)" table:style-name="ce12">
            <text:p>RECONCILIATION!!!</text:p>
          </table:table-cell>
          <table:table-cell office:value-type="float" office:value="0" table:formula="of:=IF([.CG201]=[.CG202];[.CG202];&quot;RECONCILIATION!!!&quot;)" table:style-name="ce12">
            <text:p>0</text:p>
          </table:table-cell>
          <table:table-cell office:value-type="string" office:string-value="suzuki02@clin.medic.mie-u.ac.jp" table:formula="of:=IF([.CH201]=[.CH202];[.CH202];&quot;RECONCILIATION!!!&quot;)" table:style-name="ce12">
            <text:p>suzuki02@clin.medic.mie-u.ac.jp</text:p>
          </table:table-cell>
          <table:table-cell office:value-type="string" office:string-value="RECONCILIATION!!!" table:formula="of:=IF([.CI201]=[.CI202];[.CI202];&quot;RECONCILIATION!!!&quot;)" table:style-name="ce12">
            <text:p>RECONCILIATION!!!</text:p>
          </table:table-cell>
          <table:table-cell office:value-type="float" office:value="0" table:formula="of:=IF([.CJ201]=[.CJ202];[.CJ202];&quot;RECONCILIATION!!!&quot;)" table:style-name="ce12">
            <text:p>0</text:p>
          </table:table-cell>
          <table:table-cell office:value-type="float" office:value="0" table:formula="of:=IF([.CK201]=[.CK202];[.CK202];&quot;RECONCILIATION!!!&quot;)" table:style-name="ce12">
            <text:p>0</text:p>
          </table:table-cell>
          <table:table-cell office:value-type="float" office:value="0" table:formula="of:=IF([.CL201]=[.CL202];[.CL202];&quot;RECONCILIATION!!!&quot;)" table:style-name="ce12">
            <text:p>0</text:p>
          </table:table-cell>
          <table:table-cell office:value-type="float" office:value="0" table:formula="of:=IF([.CM201]=[.CM202];[.CM202];&quot;RECONCILIATION!!!&quot;)" table:style-name="ce12">
            <text:p>0</text:p>
          </table:table-cell>
          <table:table-cell office:value-type="string" office:string-value="FALSE" table:formula="of:=IF([.CN201]=[.CN202];[.CN202];&quot;RECONCILIATION!!!&quot;)" table:style-name="ce12">
            <text:p>FALSE</text:p>
          </table:table-cell>
          <table:table-cell office:value-type="string" office:string-value="RECONCILIATION!!!" table:formula="of:=IF([.CO201]=[.CO202];[.CO202];&quot;RECONCILIATION!!!&quot;)" table:style-name="ce12">
            <text:p>RECONCILIATION!!!</text:p>
          </table:table-cell>
          <table:table-cell office:value-type="float" office:value="0" table:formula="of:=IF([.CP201]=[.CP202];[.CP202];&quot;RECONCILIATION!!!&quot;)" table:style-name="ce12">
            <text:p>0</text:p>
          </table:table-cell>
          <table:table-cell office:value-type="float" office:value="15" table:style-name="ce14">
            <text:p>15</text:p>
          </table:table-cell>
          <table:table-cell office:value-type="string" office:string-value="RECONCILIATION!!!" table:formula="of:=IF([.CR201]=[.CR202];[.CR202];&quot;RECONCILIATION!!!&quot;)" table:style-name="ce14">
            <text:p>RECONCILIATION!!!</text:p>
          </table:table-cell>
          <table:table-cell office:value-type="string" table:style-name="ce17">
            <text:p>(sham+phosphate-buffered saline)</text:p>
          </table:table-cell>
          <table:table-cell office:value-type="float" office:value="0" table:formula="of:=IF([.CT201]=[.CT202];[.CT202];&quot;RECONCILIATION!!!&quot;)" table:style-name="ce12">
            <text:p>0</text:p>
          </table:table-cell>
          <table:table-cell office:value-type="float" office:value="0" table:formula="of:=IF([.CU201]=[.CU202];[.CU202];&quot;RECONCILIATION!!!&quot;)" table:style-name="ce12">
            <text:p>0</text:p>
          </table:table-cell>
          <table:table-cell office:value-type="float" office:value="0" table:formula="of:=IF([.CV201]=[.CV202];[.CV202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201]=[.CX202];[.CX202];&quot;RECONCILIATION!!!&quot;)" table:style-name="ce12">
            <text:p>RECONCILIATION!!!</text:p>
          </table:table-cell>
          <table:table-cell office:value-type="float" office:value="0" table:formula="of:=IF([.CY201]=[.CY202];[.CY202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A201]=[.DA202];[.DA202];&quot;RECONCILIATION!!!&quot;)" table:style-name="ce12">
            <text:p>RECONCILIATION!!!</text:p>
          </table:table-cell>
          <table:table-cell office:value-type="float" office:value="0" table:formula="of:=IF([.DB201]=[.DB202];[.DB202];&quot;RECONCILIATION!!!&quot;)" table:style-name="ce12">
            <text:p>0</text:p>
          </table:table-cell>
          <table:table-cell office:value-type="string" office:string-value="TRUE" table:formula="of:=IF([.DC201]=[.DC202];[.DC202];&quot;RECONCILIATION!!!&quot;)" table:style-name="ce12">
            <text:p>TRUE</text:p>
          </table:table-cell>
          <table:table-cell office:value-type="string" office:string-value="RECONCILIATION!!!" table:formula="of:=IF([.DD201]=[.DD202];[.DD202];&quot;RECONCILIATION!!!&quot;)" table:style-name="ce12">
            <text:p>RECONCILIATION!!!</text:p>
          </table:table-cell>
          <table:table-cell office:value-type="float" office:value="0" table:formula="of:=IF([.DE201]=[.DE202];[.DE202];&quot;RECONCILIATION!!!&quot;)" table:style-name="ce12">
            <text:p>0</text:p>
          </table:table-cell>
          <table:table-cell office:value-type="float" office:value="0" table:formula="of:=IF([.DF201]=[.DF202];[.DF202];&quot;RECONCILIATION!!!&quot;)" table:style-name="ce12">
            <text:p>0</text:p>
          </table:table-cell>
          <table:table-cell office:value-type="float" office:value="0" table:formula="of:=IF([.DG201]=[.DG202];[.DG202];&quot;RECONCILIATION!!!&quot;)" table:style-name="ce12">
            <text:p>0</text:p>
          </table:table-cell>
          <table:table-cell office:value-type="float" office:value="0" table:formula="of:=IF([.DH201]=[.DH202];[.DH202];&quot;RECONCILIATION!!!&quot;)" table:style-name="ce12">
            <text:p>0</text:p>
          </table:table-cell>
          <table:table-cell office:value-type="string" office:string-value="TRUE" table:formula="of:=IF([.DI201]=[.DI202];[.DI202];&quot;RECONCILIATION!!!&quot;)" table:style-name="ce12">
            <text:p>TRUE</text:p>
          </table:table-cell>
          <table:table-cell office:value-type="string" office:string-value="RECONCILIATION!!!" table:formula="of:=IF([.DJ201]=[.DJ202];[.DJ202];&quot;RECONCILIATION!!!&quot;)" table:style-name="ce12">
            <text:p>RECONCILIATION!!!</text:p>
          </table:table-cell>
          <table:table-cell office:value-type="float" office:value="0" table:formula="of:=IF([.DK201]=[.DK202];[.DK202];&quot;RECONCILIATION!!!&quot;)" table:style-name="ce12">
            <text:p>0</text:p>
          </table:table-cell>
          <table:table-cell office:value-type="string" table:style-name="ce12">
            <text:p>Left ECA</text:p>
          </table:table-cell>
          <table:table-cell office:value-type="string" office:string-value="RECONCILIATION!!!" table:formula="of:=IF([.DM201]=[.DM202];[.DM202];&quot;RECONCILIATION!!!&quot;)" table:style-name="ce12">
            <text:p>RECONCILIATION!!!</text:p>
          </table:table-cell>
          <table:table-cell office:value-type="float" office:value="0" table:formula="of:=IF([.DN201]=[.DN202];[.DN202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1:38:45</text:p>
          </table:table-cell>
          <table:table-cell office:value-type="string" table:style-name="ce1">
            <text:p>d9b32b94-334f-4bf7-bf75-2b74b39c4d75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72c265e6-3c44-42cd-9a90-16aac587040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280a48a-3a68-43bb-91f6-542ebdf4c9e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fea8507-593e-4f1e-b3ee-36542e59ffd4</text:p>
          </table:table-cell>
          <table:table-cell table:style-name="ce1"/>
          <table:table-cell office:value-type="string" table:style-name="ce1">
            <text:p>carl.muroi@ksa.ch</text:p>
          </table:table-cell>
          <table:table-cell office:value-type="string" table:style-name="ce1">
            <text:p>4cbc7d5e-bd98-4ef6-860b-4ba10e81f822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f24bfd31-68f6-4e9f-82fd-3f26c5d8295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df1b16a-f754-4331-bc22-bed72b96771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d2b2475-9a41-42c3-8776-73f73a01bfe5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ffbe7d2f-9826-46b0-80b8-38218fd9765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1d17d08-e104-486a-8df9-1ba2d035a0e8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52b0e1e3-a627-476d-be57-a23f32cae3ec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adeb88c0-070d-4d35-b7a5-93407808bcdf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2c224577-63a2-472a-8e71-758c2157721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38e6c4f-25cb-4e58-acb7-58b9b7818a4c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b68da363-e7f7-404b-bda1-f9c18f6b1fb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3ae2727-1dde-4495-80a4-f7bd65c5a319</text:p>
          </table:table-cell>
          <table:table-cell table:number-columns-repeated="7" table:style-name="ce1"/>
          <table:table-cell office:value-type="string" table:style-name="ce1">
            <text:p>uncoated</text:p>
          </table:table-cell>
          <table:table-cell office:value-type="string" table:style-name="ce1">
            <text:p>bcff95b3-a5b8-4d7f-990c-5f6d6e8fb0ac</text:p>
          </table:table-cell>
          <table:table-cell table:style-name="ce1"/>
          <table:table-cell office:value-type="string" table:style-name="ce1">
            <text:p>Carl Muroi</text:p>
          </table:table-cell>
          <table:table-cell office:value-type="string" table:style-name="ce1">
            <text:p>615a82d8-03b7-4329-9290-121880178ee9</text:p>
          </table:table-cell>
          <table:table-cell table:style-name="ce1"/>
          <table:table-cell office:value-type="string" table:style-name="ce1">
            <text:p>the circle of Willis</text:p>
          </table:table-cell>
          <table:table-cell office:value-type="string" table:style-name="ce1">
            <text:p>d00f5902-2f18-4d56-a1c5-6d2a6e9028d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ad7a95d6-3cba-4ca8-8b4b-4367a0b6d57d</text:p>
          </table:table-cell>
          <table:table-cell table:number-columns-repeated="4" table:style-name="ce1"/>
          <table:table-cell office:value-type="string" table:style-name="ce1">
            <text:p>ADAMTS-13</text:p>
          </table:table-cell>
          <table:table-cell office:value-type="string" table:style-name="ce1">
            <text:p>4086086e-2bd3-409e-a7dc-e70343c28465</text:p>
          </table:table-cell>
          <table:table-cell table:number-columns-repeated="4" table:style-name="ce1"/>
          <table:table-cell office:value-type="string" table:style-name="ce1">
            <text:p>22-26 g</text:p>
          </table:table-cell>
          <table:table-cell office:value-type="string" table:style-name="ce1">
            <text:p>46436a73-ab70-4028-8f0c-c7ffe395728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f5732af-4eb8-446a-8962-2a58918d5b56</text:p>
          </table:table-cell>
          <table:table-cell table:style-name="ce1"/>
          <table:table-cell office:value-type="string" table:style-name="ce1">
            <text:p>carl.muroi@ksa.ch</text:p>
          </table:table-cell>
          <table:table-cell office:value-type="string" table:style-name="ce1">
            <text:p>3add4745-4f80-4767-b47b-1166a04f4046</text:p>
          </table:table-cell>
          <table:table-cell table:style-name="ce1"/>
          <table:table-cell office:value-type="string" table:style-name="ce1">
            <text:p>lsoflurane 5% induction; 1.5% maintenance</text:p>
          </table:table-cell>
          <table:table-cell office:value-type="string" table:style-name="ce1">
            <text:p>1308573a-d9ab-40a0-a9d8-94ddab720a4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aa159ed-f758-4f85-a555-5c0d500f8d7f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a0dead1a-d499-4550-9c6e-6ac9deaffbd8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4cff012b-18d6-430e-880c-d0778a9b80d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5f48b7b-bb8a-4ffd-b510-4caedf68c20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4161d17-36a8-4ca2-883f-adbb5ada85f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2c8ee7a-f1e9-4b75-831e-a232907c17b0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8a2dcfeb-a49e-4faf-af71-01041ee4ec4c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9 09:24:37</text:p>
          </table:table-cell>
          <table:table-cell office:value-type="string" table:style-name="ce1">
            <text:p>d9b32b94-334f-4bf7-bf75-2b74b39c4d75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29ca6a7b-432e-474d-80b1-ea26cc0177c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5465553-ea45-4c2c-b593-9698696fd4a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f5f9ce7-f886-48c5-9815-252beb141d7e</text:p>
          </table:table-cell>
          <table:table-cell table:style-name="ce1"/>
          <table:table-cell office:value-type="string" table:style-name="ce1">
            <text:p>C57/BL6</text:p>
          </table:table-cell>
          <table:table-cell office:value-type="string" table:style-name="ce1">
            <text:p>148ed790-e023-4dde-ae5d-2d118cb0bf1c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df6701df-b258-4503-84a3-d61b262a01b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42a5148-17ce-4504-bdc9-cdda52631f2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4f99f02-1fb2-49fd-a0ca-fa2328878e9b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36454159-b26b-4e20-b894-aa443a59e67d</text:p>
          </table:table-cell>
          <table:table-cell office:value-type="string" table:style-name="ce1">
            <text:p><text:s/>a fiber-optic micropressure transducer (Samba Sensors AB, Goteborg, Sweden) was placed in the left temporo-basis.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16c9bfd-f353-4751-adfc-5e1a9d85f4d4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267e423c-4ed6-4b6d-8188-49b855636884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7007d67f-75f7-4c1d-ae7d-d348de7ada42</text:p>
          </table:table-cell>
          <table:table-cell office:value-type="string" table:style-name="ce1">
            <text:p>isoflurane (Escain; Mylan, Tokyo, Japan) (5% induction; 1.5% maintenance)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2ec2c013-1cfa-438b-8679-b581713fd7f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024e57c6-e38c-43df-82cc-73d221d37171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76298f16-3bbb-4e9a-827f-274c3ffe784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d10a138-72fe-42a1-b7f1-bc3ed63550b3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eaeaefad-7feb-47d0-8497-a16cca07fc5c</text:p>
          </table:table-cell>
          <table:table-cell table:style-name="ce1"/>
          <table:table-cell office:value-type="string" table:style-name="ce1">
            <text:p>Carl Muroi</text:p>
          </table:table-cell>
          <table:table-cell office:value-type="string" table:style-name="ce1">
            <text:p>b51d50c3-2e05-46f3-b6eb-832661a54273</text:p>
          </table:table-cell>
          <table:table-cell office:value-type="string" table:style-name="ce1">
            <text:p>HMGB1 and NeuN double staining, mortality rates can not be measured due to number of groups ( only the number of final used animals for analysis )</text:p>
          </table:table-cell>
          <table:table-cell office:value-type="string" table:style-name="ce1">
            <text:p>towards the internal carotid artery</text:p>
          </table:table-cell>
          <table:table-cell office:value-type="string" table:style-name="ce1">
            <text:p>6f3f979a-4ac3-4626-81aa-fe1e5b467d6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fe7d78ab-2d17-4771-bf7d-7799a7d505b2</text:p>
          </table:table-cell>
          <table:table-cell table:number-columns-repeated="4" table:style-name="ce1"/>
          <table:table-cell office:value-type="string" table:style-name="ce1">
            <text:p>ADAMTS12</text:p>
          </table:table-cell>
          <table:table-cell office:value-type="string" table:style-name="ce1">
            <text:p>c11f165e-4453-4db7-97e3-629a6ec8180b</text:p>
          </table:table-cell>
          <table:table-cell table:style-name="ce1"/>
          <table:table-cell office:value-type="string" table:style-name="ce1">
            <text:p>monofilament nylon suture</text:p>
          </table:table-cell>
          <table:table-cell office:value-type="string" table:style-name="ce1">
            <text:p>520bf096-58eb-47f1-b1af-7e0048cc8db2</text:p>
          </table:table-cell>
          <table:table-cell table:style-name="ce1"/>
          <table:table-cell office:value-type="string" table:style-name="ce1">
            <text:p>22-26 g</text:p>
          </table:table-cell>
          <table:table-cell office:value-type="string" table:style-name="ce1">
            <text:p>2628be95-7d19-4caa-874b-09158efd788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f7a9e45-4477-4a4f-bb9a-30e7f524448f</text:p>
          </table:table-cell>
          <table:table-cell table:style-name="ce1"/>
          <table:table-cell office:value-type="string" table:style-name="ce1">
            <text:p>carl.muroi@ksa.ch</text:p>
          </table:table-cell>
          <table:table-cell office:value-type="string" table:style-name="ce1">
            <text:p>c082e962-7edb-4dab-aad6-5d9202cff7a1</text:p>
          </table:table-cell>
          <table:table-cell table:style-name="ce1"/>
          <table:table-cell office:value-type="string" table:style-name="ce1">
            <text:p>isoflurane<text:s/></text:p>
          </table:table-cell>
          <table:table-cell office:value-type="string" table:style-name="ce1">
            <text:p>3e334551-cfb8-44cb-9fc7-adc670d063c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1cbc558-30f6-41f7-a9c8-353a968dbc7d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f644d108-88e9-48d8-90dd-7f1870101bb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3223c095-7e76-4952-9d3d-9b44ff7001d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76ed4af-538e-4ecf-b146-c1b38a019ce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d470a8a-171c-4bcc-8881-2f851f9b754f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dfc4e3d-7404-4129-a976-b41caf505b5a</text:p>
          </table:table-cell>
          <table:table-cell table:style-name="ce1"/>
          <table:table-cell office:value-type="string" table:style-name="ce1">
            <text:p>eternal carotid artery</text:p>
          </table:table-cell>
          <table:table-cell office:value-type="string" table:style-name="ce1">
            <text:p>2fbb2f80-c435-4b52-9cf5-997093f4749f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d9b32b94-334f-4bf7-bf75-2b74b39c4d75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204]=[.E205];[.E205];&quot;RECONCILIATION!!!&quot;)" table:style-name="ce12">
            <text:p>TRUE</text:p>
          </table:table-cell>
          <table:table-cell office:value-type="string" office:string-value="RECONCILIATION!!!" table:formula="of:=IF([.F204]=[.F205];[.F205];&quot;RECONCILIATION!!!&quot;)" table:style-name="ce12">
            <text:p>RECONCILIATION!!!</text:p>
          </table:table-cell>
          <table:table-cell office:value-type="float" office:value="0" table:formula="of:=IF([.G204]=[.G205];[.G205];&quot;RECONCILIATION!!!&quot;)" table:style-name="ce12">
            <text:p>0</text:p>
          </table:table-cell>
          <table:table-cell office:value-type="string" office:string-value="TRUE" table:formula="of:=IF([.H204]=[.H205];[.H205];&quot;RECONCILIATION!!!&quot;)" table:style-name="ce12">
            <text:p>TRUE</text:p>
          </table:table-cell>
          <table:table-cell office:value-type="string" office:string-value="RECONCILIATION!!!" table:formula="of:=IF([.I204]=[.I205];[.I205];&quot;RECONCILIATION!!!&quot;)" table:style-name="ce12">
            <text:p>RECONCILIATION!!!</text:p>
          </table:table-cell>
          <table:table-cell office:value-type="float" office:value="0" table:formula="of:=IF([.J204]=[.J205];[.J205];&quot;RECONCILIATION!!!&quot;)" table:style-name="ce12">
            <text:p>0</text:p>
          </table:table-cell>
          <table:table-cell office:value-type="string" office:string-value="not reported" table:formula="of:=IF([.K204]=[.K205];[.K205];&quot;RECONCILIATION!!!&quot;)" table:style-name="ce12">
            <text:p>not reported</text:p>
          </table:table-cell>
          <table:table-cell office:value-type="string" office:string-value="RECONCILIATION!!!" table:formula="of:=IF([.L204]=[.L205];[.L205];&quot;RECONCILIATION!!!&quot;)" table:style-name="ce12">
            <text:p>RECONCILIATION!!!</text:p>
          </table:table-cell>
          <table:table-cell office:value-type="float" office:value="0" table:formula="of:=IF([.M204]=[.M205];[.M205];&quot;RECONCILIATION!!!&quot;)" table:style-name="ce12">
            <text:p>0</text:p>
          </table:table-cell>
          <table:table-cell office:value-type="string" table:style-name="ce8">
            <text:p>C57/BL6</text:p>
          </table:table-cell>
          <table:table-cell office:value-type="string" office:string-value="RECONCILIATION!!!" table:formula="of:=IF([.O204]=[.O205];[.O205];&quot;RECONCILIATION!!!&quot;)" table:style-name="ce12">
            <text:p>RECONCILIATION!!!</text:p>
          </table:table-cell>
          <table:table-cell office:value-type="float" office:value="0" table:formula="of:=IF([.P204]=[.P205];[.P205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04]=[.R205];[.R205];&quot;RECONCILIATION!!!&quot;)" table:style-name="ce12">
            <text:p>RECONCILIATION!!!</text:p>
          </table:table-cell>
          <table:table-cell office:value-type="float" office:value="0" table:formula="of:=IF([.S204]=[.S205];[.S205];&quot;RECONCILIATION!!!&quot;)" table:style-name="ce12">
            <text:p>0</text:p>
          </table:table-cell>
          <table:table-cell office:value-type="string" office:string-value="TRUE" table:formula="of:=IF([.T204]=[.T205];[.T205];&quot;RECONCILIATION!!!&quot;)" table:style-name="ce12">
            <text:p>TRUE</text:p>
          </table:table-cell>
          <table:table-cell office:value-type="string" office:string-value="RECONCILIATION!!!" table:formula="of:=IF([.U204]=[.U205];[.U205];&quot;RECONCILIATION!!!&quot;)" table:style-name="ce12">
            <text:p>RECONCILIATION!!!</text:p>
          </table:table-cell>
          <table:table-cell office:value-type="float" office:value="0" table:formula="of:=IF([.V204]=[.V205];[.V205];&quot;RECONCILIATION!!!&quot;)" table:style-name="ce12">
            <text:p>0</text:p>
          </table:table-cell>
          <table:table-cell office:value-type="string" office:string-value="FALSE" table:formula="of:=IF([.W204]=[.W205];[.W205];&quot;RECONCILIATION!!!&quot;)" table:style-name="ce12">
            <text:p>FALSE</text:p>
          </table:table-cell>
          <table:table-cell office:value-type="string" office:string-value="RECONCILIATION!!!" table:formula="of:=IF([.X204]=[.X205];[.X205];&quot;RECONCILIATION!!!&quot;)" table:style-name="ce12">
            <text:p>RECONCILIATION!!!</text:p>
          </table:table-cell>
          <table:table-cell office:value-type="float" office:value="0" table:formula="of:=IF([.Y204]=[.Y205];[.Y205];&quot;RECONCILIATION!!!&quot;)" table:style-name="ce12">
            <text:p>0</text:p>
          </table:table-cell>
          <table:table-cell office:value-type="string" office:string-value="yes" table:formula="of:=IF([.Z204]=[.Z205];[.Z205];&quot;RECONCILIATION!!!&quot;)" table:style-name="ce12">
            <text:p>yes</text:p>
          </table:table-cell>
          <table:table-cell office:value-type="string" office:string-value="RECONCILIATION!!!" table:formula="of:=IF([.AA204]=[.AA205];[.AA205];&quot;RECONCILIATION!!!&quot;)" table:style-name="ce12">
            <text:p>RECONCILIATION!!!</text:p>
          </table:table-cell>
          <table:table-cell office:value-type="string" table:style-name="ce8">
            <text:p>a fiber-optic micropressure transducer (Samba Sensors AB, Goteborg, Sweden) was placed in the left temporo-basis.</text:p>
          </table:table-cell>
          <table:table-cell office:value-type="string" office:string-value="TRUE" table:formula="of:=IF([.AC204]=[.AC205];[.AC205];&quot;RECONCILIATION!!!&quot;)" table:style-name="ce12">
            <text:p>TRUE</text:p>
          </table:table-cell>
          <table:table-cell office:value-type="string" office:string-value="RECONCILIATION!!!" table:formula="of:=IF([.AD204]=[.AD205];[.AD205];&quot;RECONCILIATION!!!&quot;)" table:style-name="ce12">
            <text:p>RECONCILIATION!!!</text:p>
          </table:table-cell>
          <table:table-cell office:value-type="float" office:value="0" table:formula="of:=IF([.AE204]=[.AE205];[.AE205];&quot;RECONCILIATION!!!&quot;)" table:style-name="ce12">
            <text:p>0</text:p>
          </table:table-cell>
          <table:table-cell office:value-type="string" office:string-value="5-0" table:formula="of:=IF([.AF204]=[.AF205];[.AF205];&quot;RECONCILIATION!!!&quot;)" table:style-name="ce12">
            <text:p>5-0</text:p>
          </table:table-cell>
          <table:table-cell office:value-type="string" office:string-value="RECONCILIATION!!!" table:formula="of:=IF([.AG204]=[.AG205];[.AG205];&quot;RECONCILIATION!!!&quot;)" table:style-name="ce12">
            <text:p>RECONCILIATION!!!</text:p>
          </table:table-cell>
          <table:table-cell office:value-type="float" office:value="0" table:formula="of:=IF([.AH204]=[.AH205];[.AH205];&quot;RECONCILIATION!!!&quot;)" table:style-name="ce12">
            <text:p>0</text:p>
          </table:table-cell>
          <table:table-cell office:value-type="string" office:string-value="Inhalative" table:formula="of:=IF([.AI204]=[.AI205];[.AI205];&quot;RECONCILIATION!!!&quot;)" table:style-name="ce12">
            <text:p>Inhalative</text:p>
          </table:table-cell>
          <table:table-cell office:value-type="string" office:string-value="RECONCILIATION!!!" table:formula="of:=IF([.AJ204]=[.AJ205];[.AJ205];&quot;RECONCILIATION!!!&quot;)" table:style-name="ce12">
            <text:p>RECONCILIATION!!!</text:p>
          </table:table-cell>
          <table:table-cell office:value-type="string" office:string-value="RECONCILIATION!!!" table:formula="of:=IF([.AK204]=[.AK205];[.AK205];&quot;RECONCILIATION!!!&quot;)" table:style-name="ce12">
            <text:p>RECONCILIATION!!!</text:p>
          </table:table-cell>
          <table:table-cell office:value-type="float" office:value="13" table:style-name="ce14">
            <text:p>13</text:p>
          </table:table-cell>
          <table:table-cell office:value-type="string" office:string-value="RECONCILIATION!!!" table:formula="of:=IF([.AM204]=[.AM205];[.AM205];&quot;RECONCILIATION!!!&quot;)" table:style-name="ce14">
            <text:p>RECONCILIATION!!!</text:p>
          </table:table-cell>
          <table:table-cell office:value-type="string" table:style-name="ce14">
            <text:p>number in first experimental series is unclear, n = 13 in second experimental series</text:p>
          </table:table-cell>
          <table:table-cell office:value-type="string" office:string-value="not reported" table:formula="of:=IF([.AO204]=[.AO205];[.AO205];&quot;RECONCILIATION!!!&quot;)" table:style-name="ce12">
            <text:p>not reported</text:p>
          </table:table-cell>
          <table:table-cell office:value-type="string" office:string-value="RECONCILIATION!!!" table:formula="of:=IF([.AP204]=[.AP205];[.AP205];&quot;RECONCILIATION!!!&quot;)" table:style-name="ce12">
            <text:p>RECONCILIATION!!!</text:p>
          </table:table-cell>
          <table:table-cell office:value-type="float" office:value="0" table:formula="of:=IF([.AQ204]=[.AQ205];[.AQ205];&quot;RECONCILIATION!!!&quot;)" table:style-name="ce12">
            <text:p>0</text:p>
          </table:table-cell>
          <table:table-cell office:value-type="string" office:string-value="no" table:formula="of:=IF([.AR204]=[.AR205];[.AR205];&quot;RECONCILIATION!!!&quot;)" table:style-name="ce12">
            <text:p>no</text:p>
          </table:table-cell>
          <table:table-cell office:value-type="string" office:string-value="RECONCILIATION!!!" table:formula="of:=IF([.AS204]=[.AS205];[.AS205];&quot;RECONCILIATION!!!&quot;)" table:style-name="ce12">
            <text:p>RECONCILIATION!!!</text:p>
          </table:table-cell>
          <table:table-cell office:value-type="float" office:value="0" table:formula="of:=IF([.AT204]=[.AT205];[.AT205];&quot;RECONCILIATION!!!&quot;)" table:style-name="ce12">
            <text:p>0</text:p>
          </table:table-cell>
          <table:table-cell office:value-type="string" office:string-value="TRUE" table:formula="of:=IF([.AU204]=[.AU205];[.AU205];&quot;RECONCILIATION!!!&quot;)" table:style-name="ce12">
            <text:p>TRUE</text:p>
          </table:table-cell>
          <table:table-cell office:value-type="string" office:string-value="RECONCILIATION!!!" table:formula="of:=IF([.AV204]=[.AV205];[.AV205];&quot;RECONCILIATION!!!&quot;)" table:style-name="ce12">
            <text:p>RECONCILIATION!!!</text:p>
          </table:table-cell>
          <table:table-cell office:value-type="float" office:value="0" table:formula="of:=IF([.AW204]=[.AW205];[.AW205];&quot;RECONCILIATION!!!&quot;)" table:style-name="ce12">
            <text:p>0</text:p>
          </table:table-cell>
          <table:table-cell office:value-type="float" office:value="0" table:formula="of:=IF([.AX204]=[.AX205];[.AX205];&quot;RECONCILIATION!!!&quot;)" table:style-name="ce12">
            <text:p>0</text:p>
          </table:table-cell>
          <table:table-cell office:value-type="float" office:value="0" table:formula="of:=IF([.AY204]=[.AY205];[.AY205];&quot;RECONCILIATION!!!&quot;)" table:style-name="ce12">
            <text:p>0</text:p>
          </table:table-cell>
          <table:table-cell office:value-type="float" office:value="0" table:formula="of:=IF([.AZ204]=[.AZ205];[.AZ205];&quot;RECONCILIATION!!!&quot;)" table:style-name="ce12">
            <text:p>0</text:p>
          </table:table-cell>
          <table:table-cell office:value-type="float" office:value="0" table:formula="of:=IF([.BA204]=[.BA205];[.BA205];&quot;RECONCILIATION!!!&quot;)" table:style-name="ce12">
            <text:p>0</text:p>
          </table:table-cell>
          <table:table-cell office:value-type="float" office:value="0" table:formula="of:=IF([.BB204]=[.BB205];[.BB205];&quot;RECONCILIATION!!!&quot;)" table:style-name="ce12">
            <text:p>0</text:p>
          </table:table-cell>
          <table:table-cell office:value-type="float" office:value="0" table:formula="of:=IF([.BC204]=[.BC205];[.BC205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04]=[.BE205];[.BE205];&quot;RECONCILIATION!!!&quot;)" table:style-name="ce12">
            <text:p>RECONCILIATION!!!</text:p>
          </table:table-cell>
          <table:table-cell office:value-type="float" office:value="0" table:formula="of:=IF([.BF204]=[.BF205];[.BF205];&quot;RECONCILIATION!!!&quot;)" table:style-name="ce12">
            <text:p>0</text:p>
          </table:table-cell>
          <table:table-cell office:value-type="string" office:string-value="Carl Muroi" table:formula="of:=IF([.BG204]=[.BG205];[.BG205];&quot;RECONCILIATION!!!&quot;)" table:style-name="ce12">
            <text:p>Carl Muroi</text:p>
          </table:table-cell>
          <table:table-cell office:value-type="string" office:string-value="RECONCILIATION!!!" table:formula="of:=IF([.BH204]=[.BH205];[.BH205];&quot;RECONCILIATION!!!&quot;)" table:style-name="ce12">
            <text:p>RECONCILIATION!!!</text:p>
          </table:table-cell>
          <table:table-cell office:value-type="string" table:style-name="ce14">
            <text:p>mortality data are availble</text:p>
          </table:table-cell>
          <table:table-cell office:value-type="string" table:style-name="ce14">
            <text:p>towards the internal carotid artery (circle of wilisii=</text:p>
          </table:table-cell>
          <table:table-cell office:value-type="string" office:string-value="RECONCILIATION!!!" table:formula="of:=IF([.BK204]=[.BK205];[.BK205];&quot;RECONCILIATION!!!&quot;)" table:style-name="ce12">
            <text:p>RECONCILIATION!!!</text:p>
          </table:table-cell>
          <table:table-cell office:value-type="float" office:value="0" table:formula="of:=IF([.BL204]=[.BL205];[.BL205];&quot;RECONCILIATION!!!&quot;)" table:style-name="ce12">
            <text:p>0</text:p>
          </table:table-cell>
          <table:table-cell office:value-type="float" office:value="0" table:formula="of:=IF([.BM204]=[.BM205];[.BM205];&quot;RECONCILIATION!!!&quot;)" table:style-name="ce12">
            <text:p>0</text:p>
          </table:table-cell>
          <table:table-cell office:value-type="float" office:value="0" table:formula="of:=IF([.BN204]=[.BN205];[.BN205];&quot;RECONCILIATION!!!&quot;)" table:style-name="ce12">
            <text:p>0</text:p>
          </table:table-cell>
          <table:table-cell office:value-type="float" office:value="0" table:formula="of:=IF([.BO204]=[.BO205];[.BO205];&quot;RECONCILIATION!!!&quot;)" table:style-name="ce12">
            <text:p>0</text:p>
          </table:table-cell>
          <table:table-cell office:value-type="string" office:string-value="FALSE" table:formula="of:=IF([.BP204]=[.BP205];[.BP205];&quot;RECONCILIATION!!!&quot;)" table:style-name="ce12">
            <text:p>FALSE</text:p>
          </table:table-cell>
          <table:table-cell office:value-type="string" office:string-value="RECONCILIATION!!!" table:formula="of:=IF([.BQ204]=[.BQ205];[.BQ205];&quot;RECONCILIATION!!!&quot;)" table:style-name="ce12">
            <text:p>RECONCILIATION!!!</text:p>
          </table:table-cell>
          <table:table-cell office:value-type="float" office:value="0" table:formula="of:=IF([.BR204]=[.BR205];[.BR205];&quot;RECONCILIATION!!!&quot;)" table:style-name="ce12">
            <text:p>0</text:p>
          </table:table-cell>
          <table:table-cell office:value-type="float" office:value="0" table:formula="of:=IF([.BS204]=[.BS205];[.BS205];&quot;RECONCILIATION!!!&quot;)" table:style-name="ce12">
            <text:p>0</text:p>
          </table:table-cell>
          <table:table-cell office:value-type="float" office:value="0" table:formula="of:=IF([.BT204]=[.BT205];[.BT205];&quot;RECONCILIATION!!!&quot;)" table:style-name="ce12">
            <text:p>0</text:p>
          </table:table-cell>
          <table:table-cell office:value-type="float" office:value="0" table:formula="of:=IF([.BU204]=[.BU205];[.BU205];&quot;RECONCILIATION!!!&quot;)" table:style-name="ce12">
            <text:p>0</text:p>
          </table:table-cell>
          <table:table-cell office:value-type="string" table:style-name="ce17">
            <text:p>ADAMTS-13</text:p>
          </table:table-cell>
          <table:table-cell office:value-type="string" office:string-value="RECONCILIATION!!!" table:formula="of:=IF([.BW204]=[.BW205];[.BW205];&quot;RECONCILIATION!!!&quot;)" table:style-name="ce12">
            <text:p>RECONCILIATION!!!</text:p>
          </table:table-cell>
          <table:table-cell office:value-type="float" office:value="0" table:formula="of:=IF([.BX204]=[.BX205];[.BX205];&quot;RECONCILIATION!!!&quot;)" table:style-name="ce12">
            <text:p>0</text:p>
          </table:table-cell>
          <table:table-cell office:value-type="string" table:style-name="ce17">
            <text:p>5–0 monofilament nylon suture (Ethilon; Eticon, Somerville, NJ, USA)</text:p>
          </table:table-cell>
          <table:table-cell office:value-type="string" office:string-value="RECONCILIATION!!!" table:formula="of:=IF([.BZ204]=[.BZ205];[.BZ205];&quot;RECONCILIATION!!!&quot;)" table:style-name="ce12">
            <text:p>RECONCILIATION!!!</text:p>
          </table:table-cell>
          <table:table-cell office:value-type="float" office:value="0" table:formula="of:=IF([.CA204]=[.CA205];[.CA205];&quot;RECONCILIATION!!!&quot;)" table:style-name="ce12">
            <text:p>0</text:p>
          </table:table-cell>
          <table:table-cell office:value-type="string" office:string-value="22-26 g" table:formula="of:=IF([.CB204]=[.CB205];[.CB205];&quot;RECONCILIATION!!!&quot;)" table:style-name="ce12">
            <text:p>22-26 g</text:p>
          </table:table-cell>
          <table:table-cell office:value-type="string" office:string-value="RECONCILIATION!!!" table:formula="of:=IF([.CC204]=[.CC205];[.CC205];&quot;RECONCILIATION!!!&quot;)" table:style-name="ce12">
            <text:p>RECONCILIATION!!!</text:p>
          </table:table-cell>
          <table:table-cell office:value-type="float" office:value="0" table:formula="of:=IF([.CD204]=[.CD205];[.CD205];&quot;RECONCILIATION!!!&quot;)" table:style-name="ce12">
            <text:p>0</text:p>
          </table:table-cell>
          <table:table-cell office:value-type="string" office:string-value="TRUE" table:formula="of:=IF([.CE204]=[.CE205];[.CE205];&quot;RECONCILIATION!!!&quot;)" table:style-name="ce12">
            <text:p>TRUE</text:p>
          </table:table-cell>
          <table:table-cell office:value-type="string" office:string-value="RECONCILIATION!!!" table:formula="of:=IF([.CF204]=[.CF205];[.CF205];&quot;RECONCILIATION!!!&quot;)" table:style-name="ce12">
            <text:p>RECONCILIATION!!!</text:p>
          </table:table-cell>
          <table:table-cell office:value-type="float" office:value="0" table:formula="of:=IF([.CG204]=[.CG205];[.CG205];&quot;RECONCILIATION!!!&quot;)" table:style-name="ce12">
            <text:p>0</text:p>
          </table:table-cell>
          <table:table-cell office:value-type="string" office:string-value="carl.muroi@ksa.ch" table:formula="of:=IF([.CH204]=[.CH205];[.CH205];&quot;RECONCILIATION!!!&quot;)" table:style-name="ce12">
            <text:p>carl.muroi@ksa.ch</text:p>
          </table:table-cell>
          <table:table-cell office:value-type="string" office:string-value="RECONCILIATION!!!" table:formula="of:=IF([.CI204]=[.CI205];[.CI205];&quot;RECONCILIATION!!!&quot;)" table:style-name="ce12">
            <text:p>RECONCILIATION!!!</text:p>
          </table:table-cell>
          <table:table-cell office:value-type="float" office:value="0" table:formula="of:=IF([.CJ204]=[.CJ205];[.CJ205];&quot;RECONCILIATION!!!&quot;)" table:style-name="ce12">
            <text:p>0</text:p>
          </table:table-cell>
          <table:table-cell office:value-type="string" table:style-name="ce8">
            <text:p>lsoflurane 5% induction; 1.5% maintenance</text:p>
          </table:table-cell>
          <table:table-cell office:value-type="string" office:string-value="RECONCILIATION!!!" table:formula="of:=IF([.CL204]=[.CL205];[.CL205];&quot;RECONCILIATION!!!&quot;)" table:style-name="ce12">
            <text:p>RECONCILIATION!!!</text:p>
          </table:table-cell>
          <table:table-cell office:value-type="float" office:value="0" table:formula="of:=IF([.CM204]=[.CM205];[.CM205];&quot;RECONCILIATION!!!&quot;)" table:style-name="ce12">
            <text:p>0</text:p>
          </table:table-cell>
          <table:table-cell office:value-type="string" office:string-value="FALSE" table:formula="of:=IF([.CN204]=[.CN205];[.CN205];&quot;RECONCILIATION!!!&quot;)" table:style-name="ce12">
            <text:p>FALSE</text:p>
          </table:table-cell>
          <table:table-cell office:value-type="string" office:string-value="RECONCILIATION!!!" table:formula="of:=IF([.CO204]=[.CO205];[.CO205];&quot;RECONCILIATION!!!&quot;)" table:style-name="ce12">
            <text:p>RECONCILIATION!!!</text:p>
          </table:table-cell>
          <table:table-cell office:value-type="float" office:value="0" table:formula="of:=IF([.CP204]=[.CP205];[.CP205];&quot;RECONCILIATION!!!&quot;)" table:style-name="ce12">
            <text:p>0</text:p>
          </table:table-cell>
          <table:table-cell office:value-type="float" office:value="10" table:style-name="ce14">
            <text:p>10</text:p>
          </table:table-cell>
          <table:table-cell office:value-type="string" office:string-value="RECONCILIATION!!!" table:formula="of:=IF([.CR204]=[.CR205];[.CR205];&quot;RECONCILIATION!!!&quot;)" table:style-name="ce12">
            <text:p>RECONCILIATION!!!</text:p>
          </table:table-cell>
          <table:table-cell office:value-type="string" table:style-name="ce14">
            <text:p>only for the second experimental series n = 10; for the first series it was unclear</text:p>
          </table:table-cell>
          <table:table-cell office:value-type="float" office:value="0" table:formula="of:=IF([.CT204]=[.CT205];[.CT205];&quot;RECONCILIATION!!!&quot;)" table:style-name="ce12">
            <text:p>0</text:p>
          </table:table-cell>
          <table:table-cell office:value-type="float" office:value="0" table:formula="of:=IF([.CU204]=[.CU205];[.CU205];&quot;RECONCILIATION!!!&quot;)" table:style-name="ce12">
            <text:p>0</text:p>
          </table:table-cell>
          <table:table-cell office:value-type="float" office:value="0" table:formula="of:=IF([.CV204]=[.CV205];[.CV205];&quot;RECONCILIATION!!!&quot;)" table:style-name="ce12">
            <text:p>0</text:p>
          </table:table-cell>
          <table:table-cell office:value-type="string" office:string-value="TRUE" table:formula="of:=IF([.CW204]=[.CW205];[.CW205];&quot;RECONCILIATION!!!&quot;)" table:style-name="ce12">
            <text:p>TRUE</text:p>
          </table:table-cell>
          <table:table-cell office:value-type="string" office:string-value="RECONCILIATION!!!" table:formula="of:=IF([.CX204]=[.CX205];[.CX205];&quot;RECONCILIATION!!!&quot;)" table:style-name="ce12">
            <text:p>RECONCILIATION!!!</text:p>
          </table:table-cell>
          <table:table-cell office:value-type="float" office:value="0" table:formula="of:=IF([.CY204]=[.CY205];[.CY205];&quot;RECONCILIATION!!!&quot;)" table:style-name="ce12">
            <text:p>0</text:p>
          </table:table-cell>
          <table:table-cell office:value-type="string" office:string-value="TRUE" table:formula="of:=IF([.CZ204]=[.CZ205];[.CZ205];&quot;RECONCILIATION!!!&quot;)" table:style-name="ce12">
            <text:p>TRUE</text:p>
          </table:table-cell>
          <table:table-cell office:value-type="string" office:string-value="RECONCILIATION!!!" table:formula="of:=IF([.DA204]=[.DA205];[.DA205];&quot;RECONCILIATION!!!&quot;)" table:style-name="ce12">
            <text:p>RECONCILIATION!!!</text:p>
          </table:table-cell>
          <table:table-cell office:value-type="float" office:value="0" table:formula="of:=IF([.DB204]=[.DB205];[.DB205];&quot;RECONCILIATION!!!&quot;)" table:style-name="ce12">
            <text:p>0</text:p>
          </table:table-cell>
          <table:table-cell office:value-type="string" office:string-value="TRUE" table:formula="of:=IF([.DC204]=[.DC205];[.DC205];&quot;RECONCILIATION!!!&quot;)" table:style-name="ce12">
            <text:p>TRUE</text:p>
          </table:table-cell>
          <table:table-cell office:value-type="string" office:string-value="RECONCILIATION!!!" table:formula="of:=IF([.DD204]=[.DD205];[.DD205];&quot;RECONCILIATION!!!&quot;)" table:style-name="ce12">
            <text:p>RECONCILIATION!!!</text:p>
          </table:table-cell>
          <table:table-cell office:value-type="float" office:value="0" table:formula="of:=IF([.DE204]=[.DE205];[.DE205];&quot;RECONCILIATION!!!&quot;)" table:style-name="ce12">
            <text:p>0</text:p>
          </table:table-cell>
          <table:table-cell office:value-type="float" office:value="0" table:formula="of:=IF([.DF204]=[.DF205];[.DF205];&quot;RECONCILIATION!!!&quot;)" table:style-name="ce12">
            <text:p>0</text:p>
          </table:table-cell>
          <table:table-cell office:value-type="float" office:value="0" table:formula="of:=IF([.DG204]=[.DG205];[.DG205];&quot;RECONCILIATION!!!&quot;)" table:style-name="ce12">
            <text:p>0</text:p>
          </table:table-cell>
          <table:table-cell office:value-type="float" office:value="0" table:formula="of:=IF([.DH204]=[.DH205];[.DH205];&quot;RECONCILIATION!!!&quot;)" table:style-name="ce12">
            <text:p>0</text:p>
          </table:table-cell>
          <table:table-cell office:value-type="string" office:string-value="TRUE" table:formula="of:=IF([.DI204]=[.DI205];[.DI205];&quot;RECONCILIATION!!!&quot;)" table:style-name="ce12">
            <text:p>TRUE</text:p>
          </table:table-cell>
          <table:table-cell office:value-type="string" office:string-value="RECONCILIATION!!!" table:formula="of:=IF([.DJ204]=[.DJ205];[.DJ205];&quot;RECONCILIATION!!!&quot;)" table:style-name="ce12">
            <text:p>RECONCILIATION!!!</text:p>
          </table:table-cell>
          <table:table-cell office:value-type="float" office:value="0" table:formula="of:=IF([.DK204]=[.DK205];[.DK205];&quot;RECONCILIATION!!!&quot;)" table:style-name="ce12">
            <text:p>0</text:p>
          </table:table-cell>
          <table:table-cell office:value-type="string" table:style-name="ce12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09:36:18</text:p>
          </table:table-cell>
          <table:table-cell office:value-type="string" table:style-name="ce1">
            <text:p>d9e5f446-a472-40b8-a4b9-3ea1cd0cf8bf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afee2c95-f8da-4002-b581-1f170e8aecf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bab61ca-cfde-4d2c-bd95-a269225127c8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3e16041-e311-4170-aa0d-7244bd72717f</text:p>
          </table:table-cell>
          <table:table-cell table:style-name="ce1"/>
          <table:table-cell office:value-type="string" table:style-name="ce1">
            <text:p>C57Bl/6J<text:s/></text:p>
          </table:table-cell>
          <table:table-cell office:value-type="string" table:style-name="ce1">
            <text:p>81a0daf8-7c3d-4f99-a5d8-9d206042f795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96d1a6ed-7d14-4848-abf3-9e2eacfe5bd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3ac5c1f-8d95-43c7-9df3-073d4194336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0bbf434c-deee-441f-8a01-b2f2431d8995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86f31640-5d21-4ad6-807e-23a39cb4df7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021652e-4e65-4d57-925e-1629e7a4dfb0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cf0cc269-0fa0-4727-9beb-a34b81a6d60a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5b9eec6e-51c8-4653-8ff2-b00dec1c7f8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f87c508-07c5-4145-941a-2975ff1af15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0d2bc11c-bd67-4120-b71f-439e700d0bb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a56b94d-fae2-4244-aa85-f25a2c28ef96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36bf5a2c-124c-4d7b-a06a-63ed35168772</text:p>
          </table:table-cell>
          <table:table-cell table:style-name="ce1"/>
          <table:table-cell office:value-type="string" table:style-name="ce1">
            <text:p>Carl Muroi</text:p>
          </table:table-cell>
          <table:table-cell office:value-type="string" table:style-name="ce1">
            <text:p>c0126c06-7d26-4907-aa6e-6240f5933769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32c50633-62b8-4ec5-b8c5-8564804f46de</text:p>
          </table:table-cell>
          <table:table-cell table:number-columns-repeated="4" table:style-name="ce1"/>
          <table:table-cell office:value-type="string" table:style-name="ce1">
            <text:p>MRI</text:p>
          </table:table-cell>
          <table:table-cell office:value-type="string" table:style-name="ce1">
            <text:p>a30884d4-8575-4b2c-ab86-f1793bb5cd9c</text:p>
          </table:table-cell>
          <table:table-cell table:number-columns-repeated="4" table:style-name="ce1"/>
          <table:table-cell office:value-type="string" table:style-name="ce1">
            <text:p>21-25g</text:p>
          </table:table-cell>
          <table:table-cell office:value-type="string" table:style-name="ce1">
            <text:p>1fbb69e7-723e-40ff-9f11-d079cc39b5c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ad05719-dddb-4800-9b7c-df9ce1fa12ef</text:p>
          </table:table-cell>
          <table:table-cell table:style-name="ce1"/>
          <table:table-cell office:value-type="string" table:style-name="ce1">
            <text:p>carl.muroi@hispeed.ch</text:p>
          </table:table-cell>
          <table:table-cell office:value-type="string" table:style-name="ce1">
            <text:p>0b03d4da-a919-4b84-a2ed-b4d36d5ee25e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9813aa5-61c4-4522-8cfa-eb1bf26350c0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0b12ab8e-8757-49a0-84c5-95b791358142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6e18fc39-845c-45c0-aa3b-6783773dbdd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b132698-7500-46ad-bb10-147ae3dc2db1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11:03:27</text:p>
          </table:table-cell>
          <table:table-cell office:value-type="string" table:style-name="ce1">
            <text:p>d9e5f446-a472-40b8-a4b9-3ea1cd0cf8bf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570f16ea-6224-4ca9-8fa7-3ddfbb5243e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f5adf2a-3992-4ae2-bfef-76734ebf232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a4c3181-30fa-40ad-9d9f-9b656384f5b5</text:p>
          </table:table-cell>
          <table:table-cell table:style-name="ce1"/>
          <table:table-cell office:value-type="string" table:style-name="ce1">
            <text:p>57Bl/6J</text:p>
          </table:table-cell>
          <table:table-cell office:value-type="string" table:style-name="ce1">
            <text:p>eca0d408-27bd-4e21-8cc2-093d879ca2ea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8bce294a-21f9-4cb7-ab1d-82c21a7d9c9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e35f779-eac1-48ff-a69f-2bca4b82278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997e351-6812-4d68-8f44-42384bc6177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91ef81d-e6a0-45db-b94b-abf9d9d403a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b4ff3dc-fcd4-4d36-a392-5d1b2d74444a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86c8bd76-83ae-4fa9-ba53-50ad60fc79de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1e32d21e-d3bf-485e-936e-ccd7320353e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2a4b249-fdff-4bad-b870-ad2d5a41f994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0f2a6232-cbb6-49c9-8562-5be9d708408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5151a20-0540-42e8-86eb-1d8769d5a2e7</text:p>
          </table:table-cell>
          <table:table-cell office:value-type="string" table:style-name="ce1">
            <text:p>MRI grading</text:p>
          </table:table-cell>
          <table:table-cell table:number-columns-repeated="6" table:style-name="ce1"/>
          <table:table-cell office:value-type="string" table:style-name="ce1">
            <text:p>not reported</text:p>
          </table:table-cell>
          <table:table-cell office:value-type="string" table:style-name="ce1">
            <text:p>759c5627-1f7d-4b0f-99dc-ade6f9032428</text:p>
          </table:table-cell>
          <table:table-cell table:style-name="ce1"/>
          <table:table-cell office:value-type="string" table:style-name="ce1">
            <text:p>Carl Muroi</text:p>
          </table:table-cell>
          <table:table-cell office:value-type="string" table:style-name="ce1">
            <text:p>b28b62bf-f358-42cc-aef6-09efa188eb50</text:p>
          </table:table-cell>
          <table:table-cell office:value-type="string" table:style-name="ce1">
            <text:p>no full access<text:s/></text:p>
          </table:table-cell>
          <table:table-cell office:value-type="string" table:style-name="ce1">
            <text:p>middle cerebral artery occlusion</text:p>
          </table:table-cell>
          <table:table-cell office:value-type="string" table:style-name="ce1">
            <text:p>75202bec-aaf3-464b-b01c-00d30bc230de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97510f6-523d-427c-9f97-742e4d0bc01b</text:p>
          </table:table-cell>
          <table:table-cell table:number-columns-repeated="4" table:style-name="ce1"/>
          <table:table-cell office:value-type="string" table:style-name="ce1">
            <text:p>MRI filament perforation versus Middle cerebral artery occlusion</text:p>
          </table:table-cell>
          <table:table-cell office:value-type="string" table:style-name="ce1">
            <text:p>d898c5ff-4ab7-4c79-8833-7eeed2ca7f45</text:p>
          </table:table-cell>
          <table:table-cell table:number-columns-repeated="4" table:style-name="ce1"/>
          <table:table-cell office:value-type="string" table:style-name="ce1">
            <text:p>21-25g</text:p>
          </table:table-cell>
          <table:table-cell office:value-type="string" table:style-name="ce1">
            <text:p>cbb0a969-b14d-45ee-ad44-2e6cb78fb7f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37722cc-3a41-48ce-a5cc-340a389a7a98</text:p>
          </table:table-cell>
          <table:table-cell table:style-name="ce1"/>
          <table:table-cell office:value-type="string" table:style-name="ce1">
            <text:p>carl.muroi@hispeed.ch</text:p>
          </table:table-cell>
          <table:table-cell office:value-type="string" table:style-name="ce1">
            <text:p>37b9a82f-9259-4fb2-a201-077d2bb9733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2af41937-99ea-41c7-afaf-cf368db498b7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6163cbd2-d9c9-47c8-bfb7-1f194c9f5f1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f76390e3-984d-4f96-a927-7c1cd8c107f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618c9e0-e815-4576-9ccf-3a193afe6379</text:p>
          </table:table-cell>
          <table:table-cell table:number-columns-repeated="16270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d9e5f446-a472-40b8-a4b9-3ea1cd0cf8bf</text:p>
          </table:table-cell>
          <table:table-cell office:value-type="string" table:style-name="ce11">
            <text:p>TIMO</text:p>
          </table:table-cell>
          <table:table-cell office:value-type="string" office:string-value="FALSE" table:formula="of:=IF([.E207]=[.E208];[.E208];&quot;RECONCILIATION!!!&quot;)" table:style-name="ce12">
            <text:p>FALSE</text:p>
          </table:table-cell>
          <table:table-cell office:value-type="string" office:string-value="RECONCILIATION!!!" table:formula="of:=IF([.F207]=[.F208];[.F208];&quot;RECONCILIATION!!!&quot;)" table:style-name="ce12">
            <text:p>RECONCILIATION!!!</text:p>
          </table:table-cell>
          <table:table-cell office:value-type="float" office:value="0" table:formula="of:=IF([.G207]=[.G208];[.G208];&quot;RECONCILIATION!!!&quot;)" table:style-name="ce12">
            <text:p>0</text:p>
          </table:table-cell>
          <table:table-cell office:value-type="string" office:string-value="FALSE" table:formula="of:=IF([.H207]=[.H208];[.H208];&quot;RECONCILIATION!!!&quot;)" table:style-name="ce12">
            <text:p>FALSE</text:p>
          </table:table-cell>
          <table:table-cell office:value-type="string" office:string-value="RECONCILIATION!!!" table:formula="of:=IF([.I207]=[.I208];[.I208];&quot;RECONCILIATION!!!&quot;)" table:style-name="ce12">
            <text:p>RECONCILIATION!!!</text:p>
          </table:table-cell>
          <table:table-cell office:value-type="float" office:value="0" table:formula="of:=IF([.J207]=[.J208];[.J208];&quot;RECONCILIATION!!!&quot;)" table:style-name="ce12">
            <text:p>0</text:p>
          </table:table-cell>
          <table:table-cell office:value-type="string" office:string-value="not reported" table:formula="of:=IF([.K207]=[.K208];[.K208];&quot;RECONCILIATION!!!&quot;)" table:style-name="ce12">
            <text:p>not reported</text:p>
          </table:table-cell>
          <table:table-cell office:value-type="string" office:string-value="RECONCILIATION!!!" table:formula="of:=IF([.L207]=[.L208];[.L208];&quot;RECONCILIATION!!!&quot;)" table:style-name="ce12">
            <text:p>RECONCILIATION!!!</text:p>
          </table:table-cell>
          <table:table-cell office:value-type="float" office:value="0" table:formula="of:=IF([.M207]=[.M208];[.M208];&quot;RECONCILIATION!!!&quot;)" table:style-name="ce12">
            <text:p>0</text:p>
          </table:table-cell>
          <table:table-cell office:value-type="string" table:style-name="ce8">
            <text:p>C57Bl/6J</text:p>
          </table:table-cell>
          <table:table-cell office:value-type="string" office:string-value="RECONCILIATION!!!" table:formula="of:=IF([.O207]=[.O208];[.O208];&quot;RECONCILIATION!!!&quot;)" table:style-name="ce12">
            <text:p>RECONCILIATION!!!</text:p>
          </table:table-cell>
          <table:table-cell office:value-type="float" office:value="0" table:formula="of:=IF([.P207]=[.P208];[.P208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07]=[.R208];[.R208];&quot;RECONCILIATION!!!&quot;)" table:style-name="ce12">
            <text:p>RECONCILIATION!!!</text:p>
          </table:table-cell>
          <table:table-cell office:value-type="float" office:value="0" table:formula="of:=IF([.S207]=[.S208];[.S208];&quot;RECONCILIATION!!!&quot;)" table:style-name="ce12">
            <text:p>0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U207]=[.U208];[.U208];&quot;RECONCILIATION!!!&quot;)" table:style-name="ce12">
            <text:p>RECONCILIATION!!!</text:p>
          </table:table-cell>
          <table:table-cell office:value-type="float" office:value="0" table:formula="of:=IF([.V207]=[.V208];[.V208];&quot;RECONCILIATION!!!&quot;)" table:style-name="ce12">
            <text:p>0</text:p>
          </table:table-cell>
          <table:table-cell office:value-type="string" office:string-value="FALSE" table:formula="of:=IF([.W207]=[.W208];[.W208];&quot;RECONCILIATION!!!&quot;)" table:style-name="ce12">
            <text:p>FALSE</text:p>
          </table:table-cell>
          <table:table-cell office:value-type="string" office:string-value="RECONCILIATION!!!" table:formula="of:=IF([.X207]=[.X208];[.X208];&quot;RECONCILIATION!!!&quot;)" table:style-name="ce12">
            <text:p>RECONCILIATION!!!</text:p>
          </table:table-cell>
          <table:table-cell office:value-type="float" office:value="0" table:formula="of:=IF([.Y207]=[.Y208];[.Y208];&quot;RECONCILIATION!!!&quot;)" table:style-name="ce12">
            <text:p>0</text:p>
          </table:table-cell>
          <table:table-cell office:value-type="string" office:string-value="not reported" table:formula="of:=IF([.Z207]=[.Z208];[.Z208];&quot;RECONCILIATION!!!&quot;)" table:style-name="ce12">
            <text:p>not reported</text:p>
          </table:table-cell>
          <table:table-cell office:value-type="string" office:string-value="RECONCILIATION!!!" table:formula="of:=IF([.AA207]=[.AA208];[.AA208];&quot;RECONCILIATION!!!&quot;)" table:style-name="ce12">
            <text:p>RECONCILIATION!!!</text:p>
          </table:table-cell>
          <table:table-cell office:value-type="float" office:value="0" table:formula="of:=IF([.AB207]=[.AB208];[.AB208];&quot;RECONCILIATION!!!&quot;)" table:style-name="ce12">
            <text:p>0</text:p>
          </table:table-cell>
          <table:table-cell office:value-type="string" office:string-value="FALSE" table:formula="of:=IF([.AC207]=[.AC208];[.AC208];&quot;RECONCILIATION!!!&quot;)" table:style-name="ce12">
            <text:p>FALSE</text:p>
          </table:table-cell>
          <table:table-cell office:value-type="string" office:string-value="RECONCILIATION!!!" table:formula="of:=IF([.AD207]=[.AD208];[.AD208];&quot;RECONCILIATION!!!&quot;)" table:style-name="ce12">
            <text:p>RECONCILIATION!!!</text:p>
          </table:table-cell>
          <table:table-cell office:value-type="float" office:value="0" table:formula="of:=IF([.AE207]=[.AE208];[.AE208];&quot;RECONCILIATION!!!&quot;)" table:style-name="ce12">
            <text:p>0</text:p>
          </table:table-cell>
          <table:table-cell office:value-type="float" office:value="0" table:formula="of:=IF([.AF207]=[.AF208];[.AF208];&quot;RECONCILIATION!!!&quot;)" table:style-name="ce12">
            <text:p>0</text:p>
          </table:table-cell>
          <table:table-cell office:value-type="float" office:value="0" table:formula="of:=IF([.AG207]=[.AG208];[.AG208];&quot;RECONCILIATION!!!&quot;)" table:style-name="ce12">
            <text:p>0</text:p>
          </table:table-cell>
          <table:table-cell office:value-type="float" office:value="0" table:formula="of:=IF([.AH207]=[.AH208];[.AH208];&quot;RECONCILIATION!!!&quot;)" table:style-name="ce12">
            <text:p>0</text:p>
          </table:table-cell>
          <table:table-cell office:value-type="string" office:string-value="Not reported" table:formula="of:=IF([.AI207]=[.AI208];[.AI208];&quot;RECONCILIATION!!!&quot;)" table:style-name="ce12">
            <text:p>Not reported</text:p>
          </table:table-cell>
          <table:table-cell office:value-type="string" office:string-value="RECONCILIATION!!!" table:formula="of:=IF([.AJ207]=[.AJ208];[.AJ208];&quot;RECONCILIATION!!!&quot;)" table:style-name="ce12">
            <text:p>RECONCILIATION!!!</text:p>
          </table:table-cell>
          <table:table-cell office:value-type="float" office:value="0" table:formula="of:=IF([.AK207]=[.AK208];[.AK208];&quot;RECONCILIATION!!!&quot;)" table:style-name="ce12">
            <text:p>0</text:p>
          </table:table-cell>
          <table:table-cell office:value-type="float" office:value="9" table:formula="of:=IF([.AL207]=[.AL208];[.AL208];&quot;RECONCILIATION!!!&quot;)" table:style-name="ce12">
            <text:p>9</text:p>
          </table:table-cell>
          <table:table-cell office:value-type="string" office:string-value="RECONCILIATION!!!" table:formula="of:=IF([.AM207]=[.AM208];[.AM208];&quot;RECONCILIATION!!!&quot;)" table:style-name="ce12">
            <text:p>RECONCILIATION!!!</text:p>
          </table:table-cell>
          <table:table-cell office:value-type="float" office:value="0" table:formula="of:=IF([.AN207]=[.AN208];[.AN208];&quot;RECONCILIATION!!!&quot;)" table:style-name="ce12">
            <text:p>0</text:p>
          </table:table-cell>
          <table:table-cell office:value-type="string" office:string-value="not reported" table:formula="of:=IF([.AO207]=[.AO208];[.AO208];&quot;RECONCILIATION!!!&quot;)" table:style-name="ce12">
            <text:p>not reported</text:p>
          </table:table-cell>
          <table:table-cell office:value-type="string" office:string-value="RECONCILIATION!!!" table:formula="of:=IF([.AP207]=[.AP208];[.AP208];&quot;RECONCILIATION!!!&quot;)" table:style-name="ce12">
            <text:p>RECONCILIATION!!!</text:p>
          </table:table-cell>
          <table:table-cell office:value-type="float" office:value="0" table:formula="of:=IF([.AQ207]=[.AQ208];[.AQ208];&quot;RECONCILIATION!!!&quot;)" table:style-name="ce12">
            <text:p>0</text:p>
          </table:table-cell>
          <table:table-cell office:value-type="string" office:string-value="no" table:formula="of:=IF([.AR207]=[.AR208];[.AR208];&quot;RECONCILIATION!!!&quot;)" table:style-name="ce12">
            <text:p>no</text:p>
          </table:table-cell>
          <table:table-cell office:value-type="string" office:string-value="RECONCILIATION!!!" table:formula="of:=IF([.AS207]=[.AS208];[.AS208];&quot;RECONCILIATION!!!&quot;)" table:style-name="ce12">
            <text:p>RECONCILIATION!!!</text:p>
          </table:table-cell>
          <table:table-cell office:value-type="float" office:value="0" table:formula="of:=IF([.AT207]=[.AT208];[.AT208];&quot;RECONCILIATION!!!&quot;)" table:style-name="ce12">
            <text:p>0</text:p>
          </table:table-cell>
          <table:table-cell office:value-type="string" office:string-value="TRUE" table:formula="of:=IF([.AU207]=[.AU208];[.AU208];&quot;RECONCILIATION!!!&quot;)" table:style-name="ce12">
            <text:p>TRUE</text:p>
          </table:table-cell>
          <table:table-cell office:value-type="string" office:string-value="RECONCILIATION!!!" table:formula="of:=IF([.AV207]=[.AV208];[.AV208];&quot;RECONCILIATION!!!&quot;)" table:style-name="ce12">
            <text:p>RECONCILIATION!!!</text:p>
          </table:table-cell>
          <table:table-cell office:value-type="string" table:style-name="ce8">
            <text:p>MRI grading</text:p>
          </table:table-cell>
          <table:table-cell office:value-type="float" office:value="0" table:formula="of:=IF([.AX207]=[.AX208];[.AX208];&quot;RECONCILIATION!!!&quot;)" table:style-name="ce12">
            <text:p>0</text:p>
          </table:table-cell>
          <table:table-cell office:value-type="float" office:value="0" table:formula="of:=IF([.AY207]=[.AY208];[.AY208];&quot;RECONCILIATION!!!&quot;)" table:style-name="ce12">
            <text:p>0</text:p>
          </table:table-cell>
          <table:table-cell office:value-type="float" office:value="0" table:formula="of:=IF([.AZ207]=[.AZ208];[.AZ208];&quot;RECONCILIATION!!!&quot;)" table:style-name="ce12">
            <text:p>0</text:p>
          </table:table-cell>
          <table:table-cell office:value-type="float" office:value="0" table:formula="of:=IF([.BA207]=[.BA208];[.BA208];&quot;RECONCILIATION!!!&quot;)" table:style-name="ce12">
            <text:p>0</text:p>
          </table:table-cell>
          <table:table-cell office:value-type="float" office:value="0" table:formula="of:=IF([.BB207]=[.BB208];[.BB208];&quot;RECONCILIATION!!!&quot;)" table:style-name="ce12">
            <text:p>0</text:p>
          </table:table-cell>
          <table:table-cell office:value-type="float" office:value="0" table:formula="of:=IF([.BC207]=[.BC208];[.BC208];&quot;RECONCILIATION!!!&quot;)" table:style-name="ce12">
            <text:p>0</text:p>
          </table:table-cell>
          <table:table-cell office:value-type="string" office:string-value="not reported" table:formula="of:=IF([.BD207]=[.BD208];[.BD208];&quot;RECONCILIATION!!!&quot;)" table:style-name="ce12">
            <text:p>not reported</text:p>
          </table:table-cell>
          <table:table-cell office:value-type="string" office:string-value="RECONCILIATION!!!" table:formula="of:=IF([.BE207]=[.BE208];[.BE208];&quot;RECONCILIATION!!!&quot;)" table:style-name="ce12">
            <text:p>RECONCILIATION!!!</text:p>
          </table:table-cell>
          <table:table-cell office:value-type="float" office:value="0" table:formula="of:=IF([.BF207]=[.BF208];[.BF208];&quot;RECONCILIATION!!!&quot;)" table:style-name="ce12">
            <text:p>0</text:p>
          </table:table-cell>
          <table:table-cell office:value-type="string" office:string-value="Carl Muroi" table:formula="of:=IF([.BG207]=[.BG208];[.BG208];&quot;RECONCILIATION!!!&quot;)" table:style-name="ce12">
            <text:p>Carl Muroi</text:p>
          </table:table-cell>
          <table:table-cell office:value-type="string" office:string-value="RECONCILIATION!!!" table:formula="of:=IF([.BH207]=[.BH208];[.BH208];&quot;RECONCILIATION!!!&quot;)" table:style-name="ce12">
            <text:p>RECONCILIATION!!!</text:p>
          </table:table-cell>
          <table:table-cell table:style-name="ce12"/>
          <table:table-cell table:style-name="ce14"/>
          <table:table-cell office:value-type="string" office:string-value="RECONCILIATION!!!" table:formula="of:=IF([.BK207]=[.BK208];[.BK208];&quot;RECONCILIATION!!!&quot;)" table:style-name="ce12">
            <text:p>RECONCILIATION!!!</text:p>
          </table:table-cell>
          <table:table-cell office:value-type="float" office:value="0" table:formula="of:=IF([.BL207]=[.BL208];[.BL208];&quot;RECONCILIATION!!!&quot;)" table:style-name="ce12">
            <text:p>0</text:p>
          </table:table-cell>
          <table:table-cell office:value-type="float" office:value="0" table:formula="of:=IF([.BM207]=[.BM208];[.BM208];&quot;RECONCILIATION!!!&quot;)" table:style-name="ce12">
            <text:p>0</text:p>
          </table:table-cell>
          <table:table-cell office:value-type="float" office:value="0" table:formula="of:=IF([.BN207]=[.BN208];[.BN208];&quot;RECONCILIATION!!!&quot;)" table:style-name="ce12">
            <text:p>0</text:p>
          </table:table-cell>
          <table:table-cell office:value-type="float" office:value="0" table:formula="of:=IF([.BO207]=[.BO208];[.BO208];&quot;RECONCILIATION!!!&quot;)" table:style-name="ce12">
            <text:p>0</text:p>
          </table:table-cell>
          <table:table-cell office:value-type="string" office:string-value="FALSE" table:formula="of:=IF([.BP207]=[.BP208];[.BP208];&quot;RECONCILIATION!!!&quot;)" table:style-name="ce12">
            <text:p>FALSE</text:p>
          </table:table-cell>
          <table:table-cell office:value-type="string" office:string-value="RECONCILIATION!!!" table:formula="of:=IF([.BQ207]=[.BQ208];[.BQ208];&quot;RECONCILIATION!!!&quot;)" table:style-name="ce12">
            <text:p>RECONCILIATION!!!</text:p>
          </table:table-cell>
          <table:table-cell office:value-type="float" office:value="0" table:formula="of:=IF([.BR207]=[.BR208];[.BR208];&quot;RECONCILIATION!!!&quot;)" table:style-name="ce12">
            <text:p>0</text:p>
          </table:table-cell>
          <table:table-cell office:value-type="float" office:value="0" table:formula="of:=IF([.BS207]=[.BS208];[.BS208];&quot;RECONCILIATION!!!&quot;)" table:style-name="ce12">
            <text:p>0</text:p>
          </table:table-cell>
          <table:table-cell office:value-type="float" office:value="0" table:formula="of:=IF([.BT207]=[.BT208];[.BT208];&quot;RECONCILIATION!!!&quot;)" table:style-name="ce12">
            <text:p>0</text:p>
          </table:table-cell>
          <table:table-cell office:value-type="float" office:value="0" table:formula="of:=IF([.BU207]=[.BU208];[.BU208];&quot;RECONCILIATION!!!&quot;)" table:style-name="ce12">
            <text:p>0</text:p>
          </table:table-cell>
          <table:table-cell office:value-type="string" table:style-name="ce14">
            <text:p>Filament perforation versus Middle cerebral artery occlusion using MRI</text:p>
          </table:table-cell>
          <table:table-cell office:value-type="string" office:string-value="RECONCILIATION!!!" table:formula="of:=IF([.BW207]=[.BW208];[.BW208];&quot;RECONCILIATION!!!&quot;)" table:style-name="ce12">
            <text:p>RECONCILIATION!!!</text:p>
          </table:table-cell>
          <table:table-cell office:value-type="float" office:value="0" table:formula="of:=IF([.BX207]=[.BX208];[.BX208];&quot;RECONCILIATION!!!&quot;)" table:style-name="ce12">
            <text:p>0</text:p>
          </table:table-cell>
          <table:table-cell office:value-type="float" office:value="0" table:formula="of:=IF([.BY207]=[.BY208];[.BY208];&quot;RECONCILIATION!!!&quot;)" table:style-name="ce12">
            <text:p>0</text:p>
          </table:table-cell>
          <table:table-cell office:value-type="float" office:value="0" table:formula="of:=IF([.BZ207]=[.BZ208];[.BZ208];&quot;RECONCILIATION!!!&quot;)" table:style-name="ce12">
            <text:p>0</text:p>
          </table:table-cell>
          <table:table-cell office:value-type="float" office:value="0" table:formula="of:=IF([.CA207]=[.CA208];[.CA208];&quot;RECONCILIATION!!!&quot;)" table:style-name="ce12">
            <text:p>0</text:p>
          </table:table-cell>
          <table:table-cell office:value-type="string" office:string-value="21-25g" table:formula="of:=IF([.CB207]=[.CB208];[.CB208];&quot;RECONCILIATION!!!&quot;)" table:style-name="ce12">
            <text:p>21-25g</text:p>
          </table:table-cell>
          <table:table-cell office:value-type="string" office:string-value="RECONCILIATION!!!" table:formula="of:=IF([.CC207]=[.CC208];[.CC208];&quot;RECONCILIATION!!!&quot;)" table:style-name="ce12">
            <text:p>RECONCILIATION!!!</text:p>
          </table:table-cell>
          <table:table-cell office:value-type="float" office:value="0" table:formula="of:=IF([.CD207]=[.CD208];[.CD208];&quot;RECONCILIATION!!!&quot;)" table:style-name="ce12">
            <text:p>0</text:p>
          </table:table-cell>
          <table:table-cell office:value-type="string" office:string-value="TRUE" table:formula="of:=IF([.CE207]=[.CE208];[.CE208];&quot;RECONCILIATION!!!&quot;)" table:style-name="ce12">
            <text:p>TRUE</text:p>
          </table:table-cell>
          <table:table-cell office:value-type="string" office:string-value="RECONCILIATION!!!" table:formula="of:=IF([.CF207]=[.CF208];[.CF208];&quot;RECONCILIATION!!!&quot;)" table:style-name="ce12">
            <text:p>RECONCILIATION!!!</text:p>
          </table:table-cell>
          <table:table-cell office:value-type="float" office:value="0" table:formula="of:=IF([.CG207]=[.CG208];[.CG208];&quot;RECONCILIATION!!!&quot;)" table:style-name="ce12">
            <text:p>0</text:p>
          </table:table-cell>
          <table:table-cell office:value-type="string" office:string-value="carl.muroi@hispeed.ch" table:formula="of:=IF([.CH207]=[.CH208];[.CH208];&quot;RECONCILIATION!!!&quot;)" table:style-name="ce12">
            <text:p>carl.muroi@hispeed.ch</text:p>
          </table:table-cell>
          <table:table-cell office:value-type="string" office:string-value="RECONCILIATION!!!" table:formula="of:=IF([.CI207]=[.CI208];[.CI208];&quot;RECONCILIATION!!!&quot;)" table:style-name="ce12">
            <text:p>RECONCILIATION!!!</text:p>
          </table:table-cell>
          <table:table-cell office:value-type="float" office:value="0" table:formula="of:=IF([.CJ207]=[.CJ208];[.CJ208];&quot;RECONCILIATION!!!&quot;)" table:style-name="ce12">
            <text:p>0</text:p>
          </table:table-cell>
          <table:table-cell office:value-type="float" office:value="0" table:formula="of:=IF([.CK207]=[.CK208];[.CK208];&quot;RECONCILIATION!!!&quot;)" table:style-name="ce12">
            <text:p>0</text:p>
          </table:table-cell>
          <table:table-cell office:value-type="float" office:value="0" table:formula="of:=IF([.CL207]=[.CL208];[.CL208];&quot;RECONCILIATION!!!&quot;)" table:style-name="ce12">
            <text:p>0</text:p>
          </table:table-cell>
          <table:table-cell office:value-type="float" office:value="0" table:formula="of:=IF([.CM207]=[.CM208];[.CM208];&quot;RECONCILIATION!!!&quot;)" table:style-name="ce12">
            <text:p>0</text:p>
          </table:table-cell>
          <table:table-cell office:value-type="string" office:string-value="FALSE" table:formula="of:=IF([.CN207]=[.CN208];[.CN208];&quot;RECONCILIATION!!!&quot;)" table:style-name="ce12">
            <text:p>FALSE</text:p>
          </table:table-cell>
          <table:table-cell office:value-type="string" office:string-value="RECONCILIATION!!!" table:formula="of:=IF([.CO207]=[.CO208];[.CO208];&quot;RECONCILIATION!!!&quot;)" table:style-name="ce12">
            <text:p>RECONCILIATION!!!</text:p>
          </table:table-cell>
          <table:table-cell office:value-type="float" office:value="0" table:formula="of:=IF([.CP207]=[.CP208];[.CP208];&quot;RECONCILIATION!!!&quot;)" table:style-name="ce12">
            <text:p>0</text:p>
          </table:table-cell>
          <table:table-cell office:value-type="float" office:value="0" table:formula="of:=IF([.CQ207]=[.CQ208];[.CQ208];&quot;RECONCILIATION!!!&quot;)" table:style-name="ce12">
            <text:p>0</text:p>
          </table:table-cell>
          <table:table-cell office:value-type="float" office:value="0" table:formula="of:=IF([.CR207]=[.CR208];[.CR208];&quot;RECONCILIATION!!!&quot;)" table:style-name="ce12">
            <text:p>0</text:p>
          </table:table-cell>
          <table:table-cell office:value-type="float" office:value="0" table:formula="of:=IF([.CS207]=[.CS208];[.CS208];&quot;RECONCILIATION!!!&quot;)" table:style-name="ce12">
            <text:p>0</text:p>
          </table:table-cell>
          <table:table-cell office:value-type="float" office:value="0" table:formula="of:=IF([.CT207]=[.CT208];[.CT208];&quot;RECONCILIATION!!!&quot;)" table:style-name="ce12">
            <text:p>0</text:p>
          </table:table-cell>
          <table:table-cell office:value-type="float" office:value="0" table:formula="of:=IF([.CU207]=[.CU208];[.CU208];&quot;RECONCILIATION!!!&quot;)" table:style-name="ce12">
            <text:p>0</text:p>
          </table:table-cell>
          <table:table-cell office:value-type="float" office:value="0" table:formula="of:=IF([.CV207]=[.CV208];[.CV208];&quot;RECONCILIATION!!!&quot;)" table:style-name="ce12">
            <text:p>0</text:p>
          </table:table-cell>
          <table:table-cell office:value-type="string" office:string-value="TRUE" table:formula="of:=IF([.CW207]=[.CW208];[.CW208];&quot;RECONCILIATION!!!&quot;)" table:style-name="ce12">
            <text:p>TRUE</text:p>
          </table:table-cell>
          <table:table-cell office:value-type="string" office:string-value="RECONCILIATION!!!" table:formula="of:=IF([.CX207]=[.CX208];[.CX208];&quot;RECONCILIATION!!!&quot;)" table:style-name="ce12">
            <text:p>RECONCILIATION!!!</text:p>
          </table:table-cell>
          <table:table-cell office:value-type="float" office:value="0" table:formula="of:=IF([.CY207]=[.CY208];[.CY208];&quot;RECONCILIATION!!!&quot;)" table:style-name="ce12">
            <text:p>0</text:p>
          </table:table-cell>
          <table:table-cell office:value-type="float" office:value="0" table:formula="of:=IF([.CZ207]=[.CZ208];[.CZ208];&quot;RECONCILIATION!!!&quot;)" table:style-name="ce12">
            <text:p>0</text:p>
          </table:table-cell>
          <table:table-cell office:value-type="float" office:value="0" table:formula="of:=IF([.DA207]=[.DA208];[.DA208];&quot;RECONCILIATION!!!&quot;)" table:style-name="ce12">
            <text:p>0</text:p>
          </table:table-cell>
          <table:table-cell office:value-type="float" office:value="0" table:formula="of:=IF([.DB207]=[.DB208];[.DB208];&quot;RECONCILIATION!!!&quot;)" table:style-name="ce12">
            <text:p>0</text:p>
          </table:table-cell>
          <table:table-cell office:value-type="string" office:string-value="TRUE" table:formula="of:=IF([.DC207]=[.DC208];[.DC208];&quot;RECONCILIATION!!!&quot;)" table:style-name="ce12">
            <text:p>TRUE</text:p>
          </table:table-cell>
          <table:table-cell office:value-type="string" office:string-value="RECONCILIATION!!!" table:formula="of:=IF([.DD207]=[.DD208];[.DD208];&quot;RECONCILIATION!!!&quot;)" table:style-name="ce12">
            <text:p>RECONCILIATION!!!</text:p>
          </table:table-cell>
          <table:table-cell office:value-type="float" office:value="0" table:formula="of:=IF([.DE207]=[.DE208];[.DE208];&quot;RECONCILIATION!!!&quot;)" table:style-name="ce12">
            <text:p>0</text:p>
          </table:table-cell>
          <table:table-cell office:value-type="float" office:value="0" table:formula="of:=IF([.DF207]=[.DF208];[.DF208];&quot;RECONCILIATION!!!&quot;)" table:style-name="ce12">
            <text:p>0</text:p>
          </table:table-cell>
          <table:table-cell office:value-type="float" office:value="0" table:formula="of:=IF([.DG207]=[.DG208];[.DG208];&quot;RECONCILIATION!!!&quot;)" table:style-name="ce12">
            <text:p>0</text:p>
          </table:table-cell>
          <table:table-cell office:value-type="float" office:value="0" table:formula="of:=IF([.DH207]=[.DH208];[.DH208];&quot;RECONCILIATION!!!&quot;)" table:style-name="ce12">
            <text:p>0</text:p>
          </table:table-cell>
          <table:table-cell office:value-type="string" office:string-value="TRUE" table:formula="of:=IF([.DI207]=[.DI208];[.DI208];&quot;RECONCILIATION!!!&quot;)" table:style-name="ce12">
            <text:p>TRUE</text:p>
          </table:table-cell>
          <table:table-cell office:value-type="string" office:string-value="RECONCILIATION!!!" table:formula="of:=IF([.DJ207]=[.DJ208];[.DJ208];&quot;RECONCILIATION!!!&quot;)" table:style-name="ce12">
            <text:p>RECONCILIATION!!!</text:p>
          </table:table-cell>
          <table:table-cell office:value-type="float" office:value="0" table:formula="of:=IF([.DK207]=[.DK208];[.DK208];&quot;RECONCILIATION!!!&quot;)" table:style-name="ce12">
            <text:p>0</text:p>
          </table:table-cell>
          <table:table-cell office:value-type="float" office:value="0" table:formula="of:=IF([.DL207]=[.DL208];[.DL208];&quot;RECONCILIATION!!!&quot;)" table:style-name="ce12">
            <text:p>0</text:p>
          </table:table-cell>
          <table:table-cell office:value-type="float" office:value="0" table:formula="of:=IF([.DM207]=[.DM208];[.DM208];&quot;RECONCILIATION!!!&quot;)" table:style-name="ce12">
            <text:p>0</text:p>
          </table:table-cell>
          <table:table-cell office:value-type="float" office:value="0" table:formula="of:=IF([.DN207]=[.DN208];[.DN208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2 20:24:52</text:p>
          </table:table-cell>
          <table:table-cell office:value-type="string" table:style-name="ce1">
            <text:p>dee61796-1b46-4e5f-9755-a3af31005637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de23d1e3-2c6f-48a4-8037-806d39e5471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67de8ef-ce65-4c70-bacd-8da7f5b074e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5717b53-035e-41cb-a9de-e8c04c0206b2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c9e87af9-83bd-4ad9-a1a8-6138fc92ce1a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36e6d2f5-3107-4446-99d6-22f7dbca011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072c84a-f244-4cda-b014-3a230873d66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e0e9f5d-99a1-4b1d-8511-809fcd6fa95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f87fb8b-859f-4187-a0a1-ce7a1a10549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7605977-3bb8-4c15-aa7d-9eee2a030199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159af5de-1ab2-495f-adbc-a2ad9589ad10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db93c21d-e46d-498f-9a7a-b8eb72cc4413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03a201b3-b8d9-41b4-975d-a12ea9f45383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e2a559ea-3a8f-4d68-8dd2-47ec8b92875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b01d183-8b87-4b38-81db-56e890bffe28</text:p>
          </table:table-cell>
          <table:table-cell table:number-columns-repeated="4" table:style-name="ce1"/>
          <table:table-cell office:value-type="string" table:style-name="ce1">
            <text:p><text:s/>All animals were housed in groups of five per cage upon arrival with free access to food and water under controlled temperature, humidity, and lighting (12 h light–12 h dark cycle) conditions</text:p>
          </table:table-cell>
          <table:table-cell office:value-type="string" table:style-name="ce1">
            <text:p>7fe2f334-59a4-41fd-8f0d-f7ca355940b3</text:p>
          </table:table-cell>
          <table:table-cell table:style-name="ce1"/>
          <table:table-cell office:value-type="string" table:style-name="ce1">
            <text:p>other</text:p>
          </table:table-cell>
          <table:table-cell office:value-type="string" table:style-name="ce1">
            <text:p>4bd16596-965d-46e3-8bab-da3d26efe8e2</text:p>
          </table:table-cell>
          <table:table-cell table:style-name="ce1"/>
          <table:table-cell office:value-type="string" table:style-name="ce1">
            <text:p>Tatsushi Mutoh</text:p>
          </table:table-cell>
          <table:table-cell office:value-type="string" table:style-name="ce1">
            <text:p>52c3b763-4fbb-4860-ba7d-7ff0ba5b655c</text:p>
          </table:table-cell>
          <table:table-cell table:style-name="ce1"/>
          <table:table-cell office:value-type="string" table:style-name="ce1">
            <text:p>bifurcation into the anterior and middle cerebral arteries</text:p>
          </table:table-cell>
          <table:table-cell office:value-type="string" table:style-name="ce1">
            <text:p>282ee0f3-abcd-4c26-9da8-7a1df83567b6</text:p>
          </table:table-cell>
          <table:table-cell table:style-name="ce1"/>
          <table:table-cell office:value-type="string" table:style-name="ce1">
            <text:p>8 weeks and 9weeks when experiment started</text:p>
          </table:table-cell>
          <table:table-cell office:value-type="string" table:style-name="ce1">
            <text:p>0cd57f85-b892-4118-b161-f9c412195e6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eb87c21-dcfc-41f6-a7f4-8bc05595c3c6</text:p>
          </table:table-cell>
          <table:table-cell table:number-columns-repeated="4" table:style-name="ce1"/>
          <table:table-cell office:value-type="string" table:style-name="ce1">
            <text:p>4.7 T MRI scanner<text:s/></text:p>
          </table:table-cell>
          <table:table-cell office:value-type="string" table:style-name="ce1">
            <text:p>80213d9f-f2da-4635-85d9-3d27f724729c</text:p>
          </table:table-cell>
          <table:table-cell table:style-name="ce1"/>
          <table:table-cell office:value-type="string" table:style-name="ce1">
            <text:p>A 5–0 blunted white monofilament nylon</text:p>
          </table:table-cell>
          <table:table-cell office:value-type="string" table:style-name="ce1">
            <text:p>6a29026b-5600-4914-b5e1-af5c73985bd6</text:p>
          </table:table-cell>
          <table:table-cell table:style-name="ce1"/>
          <table:table-cell office:value-type="string" table:style-name="ce1">
            <text:p>20-26g</text:p>
          </table:table-cell>
          <table:table-cell office:value-type="string" table:style-name="ce1">
            <text:p>7191b06d-427f-4e5b-98d8-2591c7a9de7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4f606d1-bd64-4f5f-b186-2957b0bb9651</text:p>
          </table:table-cell>
          <table:table-cell table:style-name="ce1"/>
          <table:table-cell office:value-type="string" table:style-name="ce1">
            <text:p><text:s/>tmutoh@tiara.ocn.ne.jp</text:p>
          </table:table-cell>
          <table:table-cell office:value-type="string" table:style-name="ce1">
            <text:p>1219aebe-51c5-41b1-84b9-d8fdca6c285f</text:p>
          </table:table-cell>
          <table:table-cell table:style-name="ce1"/>
          <table:table-cell office:value-type="string" table:style-name="ce1">
            <text:p>isoflurane 3% induction and 1.5% maintenance<text:s/></text:p>
          </table:table-cell>
          <table:table-cell office:value-type="string" table:style-name="ce1">
            <text:p>9d4f9625-812b-46a7-a635-17ca102caed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fce03e0-4469-4db6-91cd-68c74132cbfd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17f767b0-d59f-464d-a874-7db6e258a6f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9e8cfcf-428a-411e-ac38-65ef01f80e98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cc7da370-8c0c-400e-9ecf-9afa5d634910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bb44bebe-19ee-4aa0-9e5d-5101581805be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08:30:27</text:p>
          </table:table-cell>
          <table:table-cell office:value-type="string" table:style-name="ce1">
            <text:p>dee61796-1b46-4e5f-9755-a3af31005637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a946c19b-aa21-4a6f-9ac8-a5179ba3d4e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484d55d-e6bb-4378-a0c2-f2f360433b5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3805af8-5c7b-4a14-ba0e-8d9d68c48762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45298340-513a-47eb-956e-9da3b28d19a1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1364a63c-af2a-4b69-88a4-0e22554bd97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93ea002-5a50-4523-bb40-79b40a4b86c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3ada5ae-5cfa-42af-a42a-e98348bbf2c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d315def-f2fe-49b8-bea8-4a74c3053ae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576b4c1-b05b-4b60-b23b-bf05f342f8c5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43f698c1-14e8-4ca2-a5e7-434e1396b32b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16e434ee-b4b3-4826-95e4-a60243ff54eb</text:p>
          </table:table-cell>
          <table:table-cell office:value-type="string" table:style-name="ce1">
            <text:p>isoflurane (3% induction in 2.0 L/min; 1.5% maintenance in 1.0 L/min of 30% O2 and 70% N2O in air) via a facemask.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5f16af71-179f-43be-ba11-462bb045004d</text:p>
          </table:table-cell>
          <table:table-cell table:style-name="ce1"/>
          <table:table-cell office:value-type="string" table:style-name="ce1">
            <text:p>group</text:p>
          </table:table-cell>
          <table:table-cell office:value-type="string" table:style-name="ce1">
            <text:p>41d9a2a7-399a-4dcd-b03b-cc0340b6ac01</text:p>
          </table:table-cell>
          <table:table-cell office:value-type="string" table:style-name="ce1">
            <text:p>All animals were housed in groups of five per cage upon arrival with free access to food and water under controlled temperature, humidity, and lighting (12 h light–12 h dark cycle) conditions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354dbedd-7f18-4d41-8df2-6be1a277990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1758634-7581-4b8f-91a8-659e1e75b98d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8e18e614-2f50-4632-95fc-341e05bee4f2</text:p>
          </table:table-cell>
          <table:table-cell table:style-name="ce1"/>
          <table:table-cell office:value-type="string" table:style-name="ce1">
            <text:p>Tatsushi Mutoh</text:p>
          </table:table-cell>
          <table:table-cell office:value-type="string" table:style-name="ce1">
            <text:p>1817b369-16bd-486d-9eba-1df9c2f46f0f</text:p>
          </table:table-cell>
          <table:table-cell table:style-name="ce1"/>
          <table:table-cell office:value-type="string" table:style-name="ce1">
            <text:p>bifurcation of anterior and middle cerebral arrtery</text:p>
          </table:table-cell>
          <table:table-cell office:value-type="string" table:style-name="ce1">
            <text:p>080738d8-b3a4-4ab9-9eae-9e112b96b6c5</text:p>
          </table:table-cell>
          <table:table-cell table:style-name="ce1"/>
          <table:table-cell office:value-type="string" table:style-name="ce1">
            <text:p>8 weeks</text:p>
          </table:table-cell>
          <table:table-cell office:value-type="string" table:style-name="ce1">
            <text:p>f3139985-4841-4f14-9e1e-d862ca6c33a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0315036-9bfb-454d-a917-ea8fbb737c58</text:p>
          </table:table-cell>
          <table:table-cell table:number-columns-repeated="4" table:style-name="ce1"/>
          <table:table-cell office:value-type="string" table:style-name="ce1">
            <text:p>MRI scan technologies</text:p>
          </table:table-cell>
          <table:table-cell office:value-type="string" table:style-name="ce1">
            <text:p>61a26ad6-5c1b-44d4-981b-74b67e565847</text:p>
          </table:table-cell>
          <table:table-cell table:style-name="ce1"/>
          <table:table-cell office:value-type="string" table:style-name="ce1">
            <text:p>A 5–0 blunted white monofilament nylon suture</text:p>
          </table:table-cell>
          <table:table-cell office:value-type="string" table:style-name="ce1">
            <text:p>3c63751f-1e82-48f9-9a7c-913a4cc450f3</text:p>
          </table:table-cell>
          <table:table-cell table:style-name="ce1"/>
          <table:table-cell office:value-type="string" table:style-name="ce1">
            <text:p>20-26 g</text:p>
          </table:table-cell>
          <table:table-cell office:value-type="string" table:style-name="ce1">
            <text:p>3482705a-879b-4b4d-b2bf-331777ad284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255ff08-3751-4597-9df1-f3a32b4e8b0a</text:p>
          </table:table-cell>
          <table:table-cell table:style-name="ce1"/>
          <table:table-cell office:value-type="string" table:style-name="ce1">
            <text:p>tmutoh@tiara.ocn.ne.jp</text:p>
          </table:table-cell>
          <table:table-cell office:value-type="string" table:style-name="ce1">
            <text:p>e8fb95ff-1590-4cf8-b38c-71c609e1ee49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2437b0e7-48be-4bba-a794-ca7db34bfe1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12cdb912-8fa1-4bfe-b09d-721fb1bf34cb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b8f6455f-cb45-4c21-baef-6618fb16148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57e6cbd-be80-42b5-a574-8d5c077e96c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fe5da437-bf63-42fb-9e4c-088db03d36eb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08d33a62-ade7-472f-b263-41ad5b00f003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dee61796-1b46-4e5f-9755-a3af31005637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210]=[.E211];[.E211];&quot;RECONCILIATION!!!&quot;)" table:style-name="ce12">
            <text:p>TRUE</text:p>
          </table:table-cell>
          <table:table-cell office:value-type="string" office:string-value="RECONCILIATION!!!" table:formula="of:=IF([.F210]=[.F211];[.F211];&quot;RECONCILIATION!!!&quot;)" table:style-name="ce12">
            <text:p>RECONCILIATION!!!</text:p>
          </table:table-cell>
          <table:table-cell office:value-type="float" office:value="0" table:formula="of:=IF([.G210]=[.G211];[.G211];&quot;RECONCILIATION!!!&quot;)" table:style-name="ce12">
            <text:p>0</text:p>
          </table:table-cell>
          <table:table-cell office:value-type="string" office:string-value="TRUE" table:formula="of:=IF([.H210]=[.H211];[.H211];&quot;RECONCILIATION!!!&quot;)" table:style-name="ce12">
            <text:p>TRUE</text:p>
          </table:table-cell>
          <table:table-cell office:value-type="string" office:string-value="RECONCILIATION!!!" table:formula="of:=IF([.I210]=[.I211];[.I211];&quot;RECONCILIATION!!!&quot;)" table:style-name="ce12">
            <text:p>RECONCILIATION!!!</text:p>
          </table:table-cell>
          <table:table-cell office:value-type="float" office:value="0" table:formula="of:=IF([.J210]=[.J211];[.J211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L210]=[.L211];[.L211];&quot;RECONCILIATION!!!&quot;)" table:style-name="ce12">
            <text:p>RECONCILIATION!!!</text:p>
          </table:table-cell>
          <table:table-cell office:value-type="string" table:style-name="ce17">
            <text:p>Mice were anesthetized with isoflurane (3% induction in 2.0 L/min; 1.5% maintenance in 1.0 L/min of 30% O2 and 70% N2O in air) via a facemask</text:p>
          </table:table-cell>
          <table:table-cell office:value-type="string" office:string-value="C57BL/6" table:formula="of:=IF([.N210]=[.N211];[.N211];&quot;RECONCILIATION!!!&quot;)" table:style-name="ce12">
            <text:p>C57BL/6</text:p>
          </table:table-cell>
          <table:table-cell office:value-type="string" office:string-value="RECONCILIATION!!!" table:formula="of:=IF([.O210]=[.O211];[.O211];&quot;RECONCILIATION!!!&quot;)" table:style-name="ce12">
            <text:p>RECONCILIATION!!!</text:p>
          </table:table-cell>
          <table:table-cell office:value-type="float" office:value="0" table:formula="of:=IF([.P210]=[.P211];[.P211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10]=[.R211];[.R211];&quot;RECONCILIATION!!!&quot;)" table:style-name="ce12">
            <text:p>RECONCILIATION!!!</text:p>
          </table:table-cell>
          <table:table-cell office:value-type="float" office:value="0" table:formula="of:=IF([.S210]=[.S211];[.S211];&quot;RECONCILIATION!!!&quot;)" table:style-name="ce12">
            <text:p>0</text:p>
          </table:table-cell>
          <table:table-cell office:value-type="string" office:string-value="TRUE" table:formula="of:=IF([.T210]=[.T211];[.T211];&quot;RECONCILIATION!!!&quot;)" table:style-name="ce12">
            <text:p>TRUE</text:p>
          </table:table-cell>
          <table:table-cell office:value-type="string" office:string-value="RECONCILIATION!!!" table:formula="of:=IF([.U210]=[.U211];[.U211];&quot;RECONCILIATION!!!&quot;)" table:style-name="ce12">
            <text:p>RECONCILIATION!!!</text:p>
          </table:table-cell>
          <table:table-cell office:value-type="float" office:value="0" table:formula="of:=IF([.V210]=[.V211];[.V211];&quot;RECONCILIATION!!!&quot;)" table:style-name="ce12">
            <text:p>0</text:p>
          </table:table-cell>
          <table:table-cell office:value-type="string" office:string-value="FALSE" table:formula="of:=IF([.W210]=[.W211];[.W211];&quot;RECONCILIATION!!!&quot;)" table:style-name="ce12">
            <text:p>FALSE</text:p>
          </table:table-cell>
          <table:table-cell office:value-type="string" office:string-value="RECONCILIATION!!!" table:formula="of:=IF([.X210]=[.X211];[.X211];&quot;RECONCILIATION!!!&quot;)" table:style-name="ce12">
            <text:p>RECONCILIATION!!!</text:p>
          </table:table-cell>
          <table:table-cell office:value-type="float" office:value="0" table:formula="of:=IF([.Y210]=[.Y211];[.Y211];&quot;RECONCILIATION!!!&quot;)" table:style-name="ce12">
            <text:p>0</text:p>
          </table:table-cell>
          <table:table-cell office:value-type="string" office:string-value="not reported" table:formula="of:=IF([.Z210]=[.Z211];[.Z211];&quot;RECONCILIATION!!!&quot;)" table:style-name="ce12">
            <text:p>not reported</text:p>
          </table:table-cell>
          <table:table-cell office:value-type="string" office:string-value="RECONCILIATION!!!" table:formula="of:=IF([.AA210]=[.AA211];[.AA211];&quot;RECONCILIATION!!!&quot;)" table:style-name="ce12">
            <text:p>RECONCILIATION!!!</text:p>
          </table:table-cell>
          <table:table-cell office:value-type="float" office:value="0" table:formula="of:=IF([.AB210]=[.AB211];[.AB211];&quot;RECONCILIATION!!!&quot;)" table:style-name="ce12">
            <text:p>0</text:p>
          </table:table-cell>
          <table:table-cell office:value-type="string" office:string-value="FALSE" table:formula="of:=IF([.AC210]=[.AC211];[.AC211];&quot;RECONCILIATION!!!&quot;)" table:style-name="ce12">
            <text:p>FALSE</text:p>
          </table:table-cell>
          <table:table-cell office:value-type="string" office:string-value="RECONCILIATION!!!" table:formula="of:=IF([.AD210]=[.AD211];[.AD211];&quot;RECONCILIATION!!!&quot;)" table:style-name="ce12">
            <text:p>RECONCILIATION!!!</text:p>
          </table:table-cell>
          <table:table-cell office:value-type="float" office:value="0" table:formula="of:=IF([.AE210]=[.AE211];[.AE211];&quot;RECONCILIATION!!!&quot;)" table:style-name="ce12">
            <text:p>0</text:p>
          </table:table-cell>
          <table:table-cell office:value-type="string" office:string-value="5-0" table:formula="of:=IF([.AF210]=[.AF211];[.AF211];&quot;RECONCILIATION!!!&quot;)" table:style-name="ce12">
            <text:p>5-0</text:p>
          </table:table-cell>
          <table:table-cell office:value-type="string" office:string-value="RECONCILIATION!!!" table:formula="of:=IF([.AG210]=[.AG211];[.AG211];&quot;RECONCILIATION!!!&quot;)" table:style-name="ce12">
            <text:p>RECONCILIATION!!!</text:p>
          </table:table-cell>
          <table:table-cell office:value-type="float" office:value="0" table:formula="of:=IF([.AH210]=[.AH211];[.AH211];&quot;RECONCILIATION!!!&quot;)" table:style-name="ce12">
            <text:p>0</text:p>
          </table:table-cell>
          <table:table-cell office:value-type="string" office:string-value="Inhalative" table:formula="of:=IF([.AI210]=[.AI211];[.AI211];&quot;RECONCILIATION!!!&quot;)" table:style-name="ce12">
            <text:p>Inhalative</text:p>
          </table:table-cell>
          <table:table-cell office:value-type="string" office:string-value="RECONCILIATION!!!" table:formula="of:=IF([.AJ210]=[.AJ211];[.AJ211];&quot;RECONCILIATION!!!&quot;)" table:style-name="ce12">
            <text:p>RECONCILIATION!!!</text:p>
          </table:table-cell>
          <table:table-cell table:style-name="ce12"/>
          <table:table-cell office:value-type="float" office:value="72" table:style-name="ce14">
            <text:p>72</text:p>
          </table:table-cell>
          <table:table-cell office:value-type="string" office:string-value="RECONCILIATION!!!" table:formula="of:=IF([.AM210]=[.AM211];[.AM211];&quot;RECONCILIATION!!!&quot;)" table:style-name="ce14">
            <text:p>RECONCILIATION!!!</text:p>
          </table:table-cell>
          <table:table-cell office:value-type="string" table:style-name="ce14">
            <text:p>79-7 exclusions</text:p>
          </table:table-cell>
          <table:table-cell office:value-type="string" table:style-name="ce14">
            <text:p>group</text:p>
          </table:table-cell>
          <table:table-cell office:value-type="string" office:string-value="RECONCILIATION!!!" table:formula="of:=IF([.AP210]=[.AP211];[.AP211];&quot;RECONCILIATION!!!&quot;)" table:style-name="ce12">
            <text:p>RECONCILIATION!!!</text:p>
          </table:table-cell>
          <table:table-cell office:value-type="string" table:style-name="ce8">
            <text:p>All animals were housed in groups of five per cage upon arrival with free access to food and water under controlled temperature, humidity, and lighting (12 h light–12 h dark cycle) conditions.</text:p>
          </table:table-cell>
          <table:table-cell office:value-type="string" office:string-value="no" table:formula="of:=IF([.AR210]=[.AR211];[.AR211];&quot;RECONCILIATION!!!&quot;)" table:style-name="ce12">
            <text:p>no</text:p>
          </table:table-cell>
          <table:table-cell office:value-type="string" office:string-value="RECONCILIATION!!!" table:formula="of:=IF([.AS210]=[.AS211];[.AS211];&quot;RECONCILIATION!!!&quot;)" table:style-name="ce12">
            <text:p>RECONCILIATION!!!</text:p>
          </table:table-cell>
          <table:table-cell office:value-type="float" office:value="0" table:formula="of:=IF([.AT210]=[.AT211];[.AT211];&quot;RECONCILIATION!!!&quot;)" table:style-name="ce12">
            <text:p>0</text:p>
          </table:table-cell>
          <table:table-cell office:value-type="string" office:string-value="TRUE" table:formula="of:=IF([.AU210]=[.AU211];[.AU211];&quot;RECONCILIATION!!!&quot;)" table:style-name="ce12">
            <text:p>TRUE</text:p>
          </table:table-cell>
          <table:table-cell office:value-type="string" office:string-value="RECONCILIATION!!!" table:formula="of:=IF([.AV210]=[.AV211];[.AV211];&quot;RECONCILIATION!!!&quot;)" table:style-name="ce12">
            <text:p>RECONCILIATION!!!</text:p>
          </table:table-cell>
          <table:table-cell office:value-type="float" office:value="0" table:formula="of:=IF([.AW210]=[.AW211];[.AW211];&quot;RECONCILIATION!!!&quot;)" table:style-name="ce12">
            <text:p>0</text:p>
          </table:table-cell>
          <table:table-cell office:value-type="float" office:value="0" table:formula="of:=IF([.AX210]=[.AX211];[.AX211];&quot;RECONCILIATION!!!&quot;)" table:style-name="ce12">
            <text:p>0</text:p>
          </table:table-cell>
          <table:table-cell office:value-type="float" office:value="0" table:formula="of:=IF([.AY210]=[.AY211];[.AY211];&quot;RECONCILIATION!!!&quot;)" table:style-name="ce12">
            <text:p>0</text:p>
          </table:table-cell>
          <table:table-cell office:value-type="float" office:value="0" table:formula="of:=IF([.AZ210]=[.AZ211];[.AZ211];&quot;RECONCILIATION!!!&quot;)" table:style-name="ce12">
            <text:p>0</text:p>
          </table:table-cell>
          <table:table-cell office:value-type="string" office:string-value="RECONCILIATION!!!" table:formula="of:=IF([.BA210]=[.BA211];[.BA211];&quot;RECONCILIATION!!!&quot;)" table:style-name="ce12">
            <text:p>RECONCILIATION!!!</text:p>
          </table:table-cell>
          <table:table-cell office:value-type="string" office:string-value="RECONCILIATION!!!" table:formula="of:=IF([.BB210]=[.BB211];[.BB211];&quot;RECONCILIATION!!!&quot;)" table:style-name="ce12">
            <text:p>RECONCILIATION!!!</text:p>
          </table:table-cell>
          <table:table-cell office:value-type="float" office:value="0" table:formula="of:=IF([.BC210]=[.BC211];[.BC211];&quot;RECONCILIATION!!!&quot;)" table:style-name="ce12">
            <text:p>0</text:p>
          </table:table-cell>
          <table:table-cell office:value-type="string" office:string-value="other" table:formula="of:=IF([.BD210]=[.BD211];[.BD211];&quot;RECONCILIATION!!!&quot;)" table:style-name="ce12">
            <text:p>other</text:p>
          </table:table-cell>
          <table:table-cell office:value-type="string" office:string-value="RECONCILIATION!!!" table:formula="of:=IF([.BE210]=[.BE211];[.BE211];&quot;RECONCILIATION!!!&quot;)" table:style-name="ce12">
            <text:p>RECONCILIATION!!!</text:p>
          </table:table-cell>
          <table:table-cell office:value-type="float" office:value="0" table:formula="of:=IF([.BF210]=[.BF211];[.BF211];&quot;RECONCILIATION!!!&quot;)" table:style-name="ce12">
            <text:p>0</text:p>
          </table:table-cell>
          <table:table-cell office:value-type="string" office:string-value="Tatsushi Mutoh" table:formula="of:=IF([.BG210]=[.BG211];[.BG211];&quot;RECONCILIATION!!!&quot;)" table:style-name="ce12">
            <text:p>Tatsushi Mutoh</text:p>
          </table:table-cell>
          <table:table-cell office:value-type="string" office:string-value="RECONCILIATION!!!" table:formula="of:=IF([.BH210]=[.BH211];[.BH211];&quot;RECONCILIATION!!!&quot;)" table:style-name="ce12">
            <text:p>RECONCILIATION!!!</text:p>
          </table:table-cell>
          <table:table-cell office:value-type="string" table:style-name="ce28">
            <text:p>CAVE: UNCLEAR Mortality data?!</text:p>
          </table:table-cell>
          <table:table-cell office:value-type="string" table:style-name="ce8">
            <text:p>bifurcation of anterior and middle cerebral artery</text:p>
          </table:table-cell>
          <table:table-cell office:value-type="string" office:string-value="RECONCILIATION!!!" table:formula="of:=IF([.BK210]=[.BK211];[.BK211];&quot;RECONCILIATION!!!&quot;)" table:style-name="ce12">
            <text:p>RECONCILIATION!!!</text:p>
          </table:table-cell>
          <table:table-cell office:value-type="float" office:value="0" table:formula="of:=IF([.BL210]=[.BL211];[.BL211];&quot;RECONCILIATION!!!&quot;)" table:style-name="ce12">
            <text:p>0</text:p>
          </table:table-cell>
          <table:table-cell office:value-type="string" table:style-name="ce14">
            <text:p>9 weeks</text:p>
          </table:table-cell>
          <table:table-cell office:value-type="string" office:string-value="RECONCILIATION!!!" table:formula="of:=IF([.BN210]=[.BN211];[.BN211];&quot;RECONCILIATION!!!&quot;)" table:style-name="ce12">
            <text:p>RECONCILIATION!!!</text:p>
          </table:table-cell>
          <table:table-cell office:value-type="float" office:value="0" table:formula="of:=IF([.BO210]=[.BO211];[.BO211];&quot;RECONCILIATION!!!&quot;)" table:style-name="ce12">
            <text:p>0</text:p>
          </table:table-cell>
          <table:table-cell office:value-type="string" office:string-value="TRUE" table:formula="of:=IF([.BP210]=[.BP211];[.BP211];&quot;RECONCILIATION!!!&quot;)" table:style-name="ce12">
            <text:p>TRUE</text:p>
          </table:table-cell>
          <table:table-cell office:value-type="string" office:string-value="RECONCILIATION!!!" table:formula="of:=IF([.BQ210]=[.BQ211];[.BQ211];&quot;RECONCILIATION!!!&quot;)" table:style-name="ce12">
            <text:p>RECONCILIATION!!!</text:p>
          </table:table-cell>
          <table:table-cell office:value-type="float" office:value="0" table:formula="of:=IF([.BR210]=[.BR211];[.BR211];&quot;RECONCILIATION!!!&quot;)" table:style-name="ce12">
            <text:p>0</text:p>
          </table:table-cell>
          <table:table-cell office:value-type="float" office:value="0" table:formula="of:=IF([.BS210]=[.BS211];[.BS211];&quot;RECONCILIATION!!!&quot;)" table:style-name="ce12">
            <text:p>0</text:p>
          </table:table-cell>
          <table:table-cell office:value-type="float" office:value="0" table:formula="of:=IF([.BT210]=[.BT211];[.BT211];&quot;RECONCILIATION!!!&quot;)" table:style-name="ce12">
            <text:p>0</text:p>
          </table:table-cell>
          <table:table-cell office:value-type="float" office:value="0" table:formula="of:=IF([.BU210]=[.BU211];[.BU211];&quot;RECONCILIATION!!!&quot;)" table:style-name="ce12">
            <text:p>0</text:p>
          </table:table-cell>
          <table:table-cell office:value-type="string" table:style-name="ce17">
            <text:p>MRI-based in vivo assessment of early cerebral infarction</text:p>
          </table:table-cell>
          <table:table-cell office:value-type="string" office:string-value="RECONCILIATION!!!" table:formula="of:=IF([.BW210]=[.BW211];[.BW211];&quot;RECONCILIATION!!!&quot;)" table:style-name="ce12">
            <text:p>RECONCILIATION!!!</text:p>
          </table:table-cell>
          <table:table-cell office:value-type="float" office:value="0" table:formula="of:=IF([.BX210]=[.BX211];[.BX211];&quot;RECONCILIATION!!!&quot;)" table:style-name="ce12">
            <text:p>0</text:p>
          </table:table-cell>
          <table:table-cell office:value-type="string" table:style-name="ce12">
            <text:p>5–0 blunted white monofilament nylon sature</text:p>
          </table:table-cell>
          <table:table-cell office:value-type="string" office:string-value="RECONCILIATION!!!" table:formula="of:=IF([.BZ210]=[.BZ211];[.BZ211];&quot;RECONCILIATION!!!&quot;)" table:style-name="ce12">
            <text:p>RECONCILIATION!!!</text:p>
          </table:table-cell>
          <table:table-cell office:value-type="float" office:value="0" table:formula="of:=IF([.CA210]=[.CA211];[.CA211];&quot;RECONCILIATION!!!&quot;)" table:style-name="ce12">
            <text:p>0</text:p>
          </table:table-cell>
          <table:table-cell office:value-type="string" office:string-value="RECONCILIATION!!!" table:formula="of:=IF([.CB210]=[.CB211];[.CB211];&quot;RECONCILIATION!!!&quot;)" table:style-name="ce12">
            <text:p>RECONCILIATION!!!</text:p>
          </table:table-cell>
          <table:table-cell office:value-type="string" office:string-value="RECONCILIATION!!!" table:formula="of:=IF([.CC210]=[.CC211];[.CC211];&quot;RECONCILIATION!!!&quot;)" table:style-name="ce12">
            <text:p>RECONCILIATION!!!</text:p>
          </table:table-cell>
          <table:table-cell office:value-type="float" office:value="0" table:formula="of:=IF([.CD210]=[.CD211];[.CD211];&quot;RECONCILIATION!!!&quot;)" table:style-name="ce12">
            <text:p>0</text:p>
          </table:table-cell>
          <table:table-cell office:value-type="string" office:string-value="TRUE" table:formula="of:=IF([.CE210]=[.CE211];[.CE211];&quot;RECONCILIATION!!!&quot;)" table:style-name="ce12">
            <text:p>TRUE</text:p>
          </table:table-cell>
          <table:table-cell office:value-type="string" office:string-value="RECONCILIATION!!!" table:formula="of:=IF([.CF210]=[.CF211];[.CF211];&quot;RECONCILIATION!!!&quot;)" table:style-name="ce12">
            <text:p>RECONCILIATION!!!</text:p>
          </table:table-cell>
          <table:table-cell office:value-type="float" office:value="0" table:formula="of:=IF([.CG210]=[.CG211];[.CG211];&quot;RECONCILIATION!!!&quot;)" table:style-name="ce12">
            <text:p>0</text:p>
          </table:table-cell>
          <table:table-cell office:value-type="string" table:style-name="ce8">
            <text:p>tmutoh@tiara.ocn.ne.jp</text:p>
          </table:table-cell>
          <table:table-cell office:value-type="string" office:string-value="RECONCILIATION!!!" table:formula="of:=IF([.CI210]=[.CI211];[.CI211];&quot;RECONCILIATION!!!&quot;)" table:style-name="ce12">
            <text:p>RECONCILIATION!!!</text:p>
          </table:table-cell>
          <table:table-cell office:value-type="float" office:value="0" table:formula="of:=IF([.CJ210]=[.CJ211];[.CJ211];&quot;RECONCILIATION!!!&quot;)" table:style-name="ce12">
            <text:p>0</text:p>
          </table:table-cell>
          <table:table-cell office:value-type="string" table:style-name="ce8">
            <text:p>isoflurane 3% induction and 1.5% maintenance<text:s/></text:p>
          </table:table-cell>
          <table:table-cell office:value-type="string" office:string-value="RECONCILIATION!!!" table:formula="of:=IF([.CL210]=[.CL211];[.CL211];&quot;RECONCILIATION!!!&quot;)" table:style-name="ce12">
            <text:p>RECONCILIATION!!!</text:p>
          </table:table-cell>
          <table:table-cell office:value-type="float" office:value="0" table:formula="of:=IF([.CM210]=[.CM211];[.CM211];&quot;RECONCILIATION!!!&quot;)" table:style-name="ce12">
            <text:p>0</text:p>
          </table:table-cell>
          <table:table-cell office:value-type="string" office:string-value="FALSE" table:formula="of:=IF([.CN210]=[.CN211];[.CN211];&quot;RECONCILIATION!!!&quot;)" table:style-name="ce12">
            <text:p>FALSE</text:p>
          </table:table-cell>
          <table:table-cell office:value-type="string" office:string-value="RECONCILIATION!!!" table:formula="of:=IF([.CO210]=[.CO211];[.CO211];&quot;RECONCILIATION!!!&quot;)" table:style-name="ce12">
            <text:p>RECONCILIATION!!!</text:p>
          </table:table-cell>
          <table:table-cell office:value-type="float" office:value="0" table:formula="of:=IF([.CP210]=[.CP211];[.CP211];&quot;RECONCILIATION!!!&quot;)" table:style-name="ce12">
            <text:p>0</text:p>
          </table:table-cell>
          <table:table-cell office:value-type="float" office:value="0" table:formula="of:=IF([.CQ210]=[.CQ211];[.CQ211];&quot;RECONCILIATION!!!&quot;)" table:style-name="ce12">
            <text:p>0</text:p>
          </table:table-cell>
          <table:table-cell office:value-type="float" office:value="0" table:formula="of:=IF([.CR210]=[.CR211];[.CR211];&quot;RECONCILIATION!!!&quot;)" table:style-name="ce12">
            <text:p>0</text:p>
          </table:table-cell>
          <table:table-cell office:value-type="float" office:value="0" table:formula="of:=IF([.CS210]=[.CS211];[.CS211];&quot;RECONCILIATION!!!&quot;)" table:style-name="ce12">
            <text:p>0</text:p>
          </table:table-cell>
          <table:table-cell office:value-type="float" office:value="0" table:formula="of:=IF([.CT210]=[.CT211];[.CT211];&quot;RECONCILIATION!!!&quot;)" table:style-name="ce12">
            <text:p>0</text:p>
          </table:table-cell>
          <table:table-cell office:value-type="float" office:value="0" table:formula="of:=IF([.CU210]=[.CU211];[.CU211];&quot;RECONCILIATION!!!&quot;)" table:style-name="ce12">
            <text:p>0</text:p>
          </table:table-cell>
          <table:table-cell office:value-type="float" office:value="0" table:formula="of:=IF([.CV210]=[.CV211];[.CV211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210]=[.CX211];[.CX211];&quot;RECONCILIATION!!!&quot;)" table:style-name="ce12">
            <text:p>RECONCILIATION!!!</text:p>
          </table:table-cell>
          <table:table-cell office:value-type="float" office:value="0" table:formula="of:=IF([.CY210]=[.CY211];[.CY211];&quot;RECONCILIATION!!!&quot;)" table:style-name="ce12">
            <text:p>0</text:p>
          </table:table-cell>
          <table:table-cell office:value-type="float" office:value="0" table:formula="of:=IF([.CZ210]=[.CZ211];[.CZ211];&quot;RECONCILIATION!!!&quot;)" table:style-name="ce12">
            <text:p>0</text:p>
          </table:table-cell>
          <table:table-cell office:value-type="float" office:value="0" table:formula="of:=IF([.DA210]=[.DA211];[.DA211];&quot;RECONCILIATION!!!&quot;)" table:style-name="ce12">
            <text:p>0</text:p>
          </table:table-cell>
          <table:table-cell office:value-type="float" office:value="0" table:formula="of:=IF([.DB210]=[.DB211];[.DB211];&quot;RECONCILIATION!!!&quot;)" table:style-name="ce12">
            <text:p>0</text:p>
          </table:table-cell>
          <table:table-cell office:value-type="string" office:string-value="TRUE" table:formula="of:=IF([.DC210]=[.DC211];[.DC211];&quot;RECONCILIATION!!!&quot;)" table:style-name="ce12">
            <text:p>TRUE</text:p>
          </table:table-cell>
          <table:table-cell office:value-type="string" office:string-value="RECONCILIATION!!!" table:formula="of:=IF([.DD210]=[.DD211];[.DD211];&quot;RECONCILIATION!!!&quot;)" table:style-name="ce12">
            <text:p>RECONCILIATION!!!</text:p>
          </table:table-cell>
          <table:table-cell office:value-type="float" office:value="0" table:formula="of:=IF([.DE210]=[.DE211];[.DE211];&quot;RECONCILIATION!!!&quot;)" table:style-name="ce12">
            <text:p>0</text:p>
          </table:table-cell>
          <table:table-cell office:value-type="float" office:value="0" table:formula="of:=IF([.DF210]=[.DF211];[.DF211];&quot;RECONCILIATION!!!&quot;)" table:style-name="ce12">
            <text:p>0</text:p>
          </table:table-cell>
          <table:table-cell office:value-type="float" office:value="0" table:formula="of:=IF([.DG210]=[.DG211];[.DG211];&quot;RECONCILIATION!!!&quot;)" table:style-name="ce12">
            <text:p>0</text:p>
          </table:table-cell>
          <table:table-cell office:value-type="float" office:value="0" table:formula="of:=IF([.DH210]=[.DH211];[.DH211];&quot;RECONCILIATION!!!&quot;)" table:style-name="ce12">
            <text:p>0</text:p>
          </table:table-cell>
          <table:table-cell office:value-type="string" office:string-value="TRUE" table:formula="of:=IF([.DI210]=[.DI211];[.DI211];&quot;RECONCILIATION!!!&quot;)" table:style-name="ce12">
            <text:p>TRUE</text:p>
          </table:table-cell>
          <table:table-cell office:value-type="string" office:string-value="RECONCILIATION!!!" table:formula="of:=IF([.DJ210]=[.DJ211];[.DJ211];&quot;RECONCILIATION!!!&quot;)" table:style-name="ce12">
            <text:p>RECONCILIATION!!!</text:p>
          </table:table-cell>
          <table:table-cell office:value-type="float" office:value="0" table:formula="of:=IF([.DK210]=[.DK211];[.DK211];&quot;RECONCILIATION!!!&quot;)" table:style-name="ce12">
            <text:p>0</text:p>
          </table:table-cell>
          <table:table-cell office:value-type="string" table:style-name="ce8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0:24:20</text:p>
          </table:table-cell>
          <table:table-cell office:value-type="string" table:style-name="ce1">
            <text:p>e8f3a66e-4af1-4db5-94f6-57c198c2ef32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9f49d053-3c85-4525-8268-0222f793c24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d97c1bf-f79e-4304-a6b2-0f1efaae41c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d4e05ed-0568-47f2-83af-3e306d4f8b02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0a2220ec-1ce5-4510-b629-5fb8ee07a9d6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c95c14fe-87a1-473d-b45b-38ef37373a7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8c61aa0-7b78-41ca-a944-5b316a16f03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19a67ecc-1f5e-402d-982b-79f44f9c4e01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0fe4009-b75a-4b1e-8910-07da863cef3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3ac37a1-4d05-4740-8e2f-4e54361aa58c</text:p>
          </table:table-cell>
          <table:table-cell table:style-name="ce1"/>
          <table:table-cell office:value-type="string" table:style-name="ce1">
            <text:p>4–0 monofilament nylon suture</text:p>
          </table:table-cell>
          <table:table-cell office:value-type="string" table:style-name="ce1">
            <text:p>99e0fe91-365e-42b7-be09-1162d864b604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b8889095-62a8-4022-97bb-c17a5515dd7f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ebc6712f-e3ae-45f3-8075-9d2d8ac99796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d2415641-cf9b-4521-bf26-3fa5d564d4d2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320cb906-8879-4824-9215-cb8bcef5960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1bd1149-f356-4e37-86ea-67330c31ea6f</text:p>
          </table:table-cell>
          <table:table-cell table:style-name="ce1"/>
          <table:table-cell office:value-type="string" table:style-name="ce1">
            <text:p>tribromoethanol</text:p>
          </table:table-cell>
          <table:table-cell office:value-type="string" table:style-name="ce1">
            <text:p>38d994ea-3ee5-4829-b5b7-3cba01e4ef2e</text:p>
          </table:table-cell>
          <table:table-cell table:style-name="ce1"/>
          <table:table-cell office:value-type="string" table:style-name="ce1">
            <text:p>constant 12-h light/12-h dark cycle in a temperature- and humidity-controlled room, and given ad libitum access to feed and water.</text:p>
          </table:table-cell>
          <table:table-cell office:value-type="string" table:style-name="ce1">
            <text:p>2f0a24e0-758f-4265-88ef-d585b05f252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71746fd-e021-48ff-b40d-3667a159286d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3081844f-52ee-49f4-a377-f6fe28d587dd</text:p>
          </table:table-cell>
          <table:table-cell office:value-type="string" table:style-name="ce1">
            <text:p>use PSB as vehicle</text:p>
          </table:table-cell>
          <table:table-cell office:value-type="string" table:style-name="ce1">
            <text:p>the bifurcation of the left anterior and mid- dle cerebral arteries</text:p>
          </table:table-cell>
          <table:table-cell office:value-type="string" table:style-name="ce1">
            <text:p>99a7168f-1335-431d-866e-b50f5dab4fc5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4de98b72-ecd9-455a-a86e-13df028a2c2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8fd0457-5841-4a44-bc96-0878722f6757</text:p>
          </table:table-cell>
          <table:table-cell table:number-columns-repeated="4" table:style-name="ce1"/>
          <table:table-cell office:value-type="string" table:style-name="ce1">
            <text:p>anti-VEGF antibody treatment</text:p>
          </table:table-cell>
          <table:table-cell office:value-type="string" table:style-name="ce1">
            <text:p>5554ac0c-09b2-48e3-ac74-0de5053c8ef3</text:p>
          </table:table-cell>
          <table:table-cell table:number-columns-repeated="4" table:style-name="ce1"/>
          <table:table-cell office:value-type="string" table:style-name="ce1">
            <text:p>25-30 g</text:p>
          </table:table-cell>
          <table:table-cell office:value-type="string" table:style-name="ce1">
            <text:p>85b451cb-9b60-406d-a58d-f6f9e8ec302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243468e-b55b-484a-9977-a219baf95ad6</text:p>
          </table:table-cell>
          <table:table-cell table:style-name="ce1"/>
          <table:table-cell office:value-type="string" table:style-name="ce1">
            <text:p>suzuki02@clin.medic.mie-u.ac.jp</text:p>
          </table:table-cell>
          <table:table-cell office:value-type="string" table:style-name="ce1">
            <text:p>557b97df-2fd2-4e5e-8f13-54e8a913b9c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d8c57e7-65a2-4036-a707-054d1f9ff854</text:p>
          </table:table-cell>
          <table:table-cell table:style-name="ce1"/>
          <table:table-cell office:value-type="string" table:style-name="ce1">
            <text:p>24+18</text:p>
          </table:table-cell>
          <table:table-cell office:value-type="string" table:style-name="ce1">
            <text:p>e16f0205-d035-457b-aead-19c5f5fcea6a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e65ce08-5550-48f2-bc12-744d743a782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b89c109-ebf6-4fee-a79c-252c793464c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5ed239e-9ecd-4af9-b289-e960fa0bb638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748c7b6-336b-4f95-b08d-ef18b1f3aede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e6ee1c4c-1934-4007-8f0e-661b08b8290d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2:49:03</text:p>
          </table:table-cell>
          <table:table-cell office:value-type="string" table:style-name="ce1">
            <text:p>e8f3a66e-4af1-4db5-94f6-57c198c2ef32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e3ec7b0-4786-4a1f-900a-5b9981fc898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f3d327e-c847-45e5-a5db-621f65e9cb2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a1cbca77-5d70-423b-86f6-d70a3d2c86c4</text:p>
          </table:table-cell>
          <table:table-cell table:style-name="ce1"/>
          <table:table-cell office:value-type="string" table:style-name="ce1">
            <text:p><text:s/>C57BL/6</text:p>
          </table:table-cell>
          <table:table-cell office:value-type="string" table:style-name="ce1">
            <text:p>f604e6fb-b900-4ce1-8308-ab380ca12d2b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810f08f6-cf5e-474c-bace-e7fe82982ed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9791c9f-300a-4633-88c5-56cb3b0cfd6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932389a-0e12-4020-b8eb-752e09d64ef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649a2b2-7bdb-4472-beb0-58d7451574b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f7bbfbc-8f31-4fba-8277-10a8708a6289</text:p>
          </table:table-cell>
          <table:table-cell table:style-name="ce1"/>
          <table:table-cell office:value-type="string" table:style-name="ce1">
            <text:p>4-0</text:p>
          </table:table-cell>
          <table:table-cell office:value-type="string" table:style-name="ce1">
            <text:p>bae035b4-89bf-4ea3-b3e6-6bfb687ff459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492edfd9-ce4f-4ab5-99ff-f542b721a8d1</text:p>
          </table:table-cell>
          <table:table-cell table:style-name="ce1"/>
          <table:table-cell office:value-type="string" table:style-name="ce1">
            <text:p>35+17</text:p>
          </table:table-cell>
          <table:table-cell office:value-type="string" table:style-name="ce1">
            <text:p>dfc89108-af11-4601-b9cf-76b86959e1d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11de8c7-fb61-4599-849f-c4e3ae17e04a</text:p>
          </table:table-cell>
          <table:table-cell office:value-type="string" table:style-name="ce1">
            <text:p>were used, maintained on a constant 12-h light/12-h dark cycle in a temperature- and humidity-controlled room, and given ad libitum access to feed and water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77f62371-4150-477f-a68c-86a5b82af0e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eb36919-7557-4e5c-97d9-63f9dae62591</text:p>
          </table:table-cell>
          <table:table-cell table:style-name="ce1"/>
          <table:table-cell office:value-type="string" table:style-name="ce1">
            <text:p>tribromoethanol (250 μg/g body weight)</text:p>
          </table:table-cell>
          <table:table-cell office:value-type="string" table:style-name="ce1">
            <text:p>6a61e93b-cbf2-4f8d-8aac-60173f600882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36c20a37-81da-4936-bb69-8320d28631ee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46e3baf7-1bab-4782-aeb9-cf56b09a9d8a</text:p>
          </table:table-cell>
          <table:table-cell table:style-name="ce1"/>
          <table:table-cell office:value-type="string" table:style-name="ce1">
            <text:p>bifurcation of left anterior AND MIDDLE cerebral artery</text:p>
          </table:table-cell>
          <table:table-cell office:value-type="string" table:style-name="ce1">
            <text:p>bb3aead4-f33c-40da-8141-79223c87f1d2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eba14018-a26e-41ad-a391-68cfb5bf307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79f9328-3c1c-4fc1-a3a8-51062e8c7bd0</text:p>
          </table:table-cell>
          <table:table-cell table:number-columns-repeated="4" table:style-name="ce1"/>
          <table:table-cell office:value-type="string" table:style-name="ce1">
            <text:p>VEGF antibody</text:p>
          </table:table-cell>
          <table:table-cell office:value-type="string" table:style-name="ce1">
            <text:p>ccd4df92-5d46-4999-9e4e-cbd9001cbdbd</text:p>
          </table:table-cell>
          <table:table-cell table:style-name="ce1"/>
          <table:table-cell office:value-type="string" table:style-name="ce1">
            <text:p>monofilament nylon suture</text:p>
          </table:table-cell>
          <table:table-cell office:value-type="string" table:style-name="ce1">
            <text:p>87de0d2c-6fe5-4496-88fb-44a1c085b15c</text:p>
          </table:table-cell>
          <table:table-cell table:style-name="ce1"/>
          <table:table-cell office:value-type="string" table:style-name="ce1">
            <text:p>25-30 g</text:p>
          </table:table-cell>
          <table:table-cell office:value-type="string" table:style-name="ce1">
            <text:p>497ea00b-c15e-4f1b-98f0-cb6dce11fdd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566ff32-b4f4-41c5-97e6-f8658baf87b2</text:p>
          </table:table-cell>
          <table:table-cell table:style-name="ce1"/>
          <table:table-cell office:value-type="string" table:style-name="ce1">
            <text:p>suzuki02@clin.medic.mie-u.ac.jp</text:p>
          </table:table-cell>
          <table:table-cell office:value-type="string" table:style-name="ce1">
            <text:p>74606b55-fec1-4433-81a5-d9b6dbdfc40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c6c9245e-bf65-4fd5-86f7-ce36b289776b</text:p>
          </table:table-cell>
          <table:table-cell table:style-name="ce1"/>
          <table:table-cell office:value-type="string" table:style-name="ce1">
            <text:p>24+17</text:p>
          </table:table-cell>
          <table:table-cell office:value-type="string" table:style-name="ce1">
            <text:p>df1ccbd2-ded8-4cda-9671-995bc38bdc3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b16c383-1892-481e-807d-5722de3f77f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6a6923f-2328-4d31-8342-990e883093b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9a0a646-d446-4260-8618-3e2108d13e59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7b249b2b-f460-45a2-a6d5-6c5a1f7dfe64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046f8368-20cc-4a51-91e0-3c0aecceeb2c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e8f3a66e-4af1-4db5-94f6-57c198c2ef32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213]=[.E214];[.E214];&quot;RECONCILIATION!!!&quot;)" table:style-name="ce12">
            <text:p>TRUE</text:p>
          </table:table-cell>
          <table:table-cell office:value-type="string" office:string-value="RECONCILIATION!!!" table:formula="of:=IF([.F213]=[.F214];[.F214];&quot;RECONCILIATION!!!&quot;)" table:style-name="ce12">
            <text:p>RECONCILIATION!!!</text:p>
          </table:table-cell>
          <table:table-cell office:value-type="float" office:value="0" table:formula="of:=IF([.G213]=[.G214];[.G214];&quot;RECONCILIATION!!!&quot;)" table:style-name="ce12">
            <text:p>0</text:p>
          </table:table-cell>
          <table:table-cell office:value-type="string" office:string-value="TRUE" table:formula="of:=IF([.H213]=[.H214];[.H214];&quot;RECONCILIATION!!!&quot;)" table:style-name="ce12">
            <text:p>TRUE</text:p>
          </table:table-cell>
          <table:table-cell office:value-type="string" office:string-value="RECONCILIATION!!!" table:formula="of:=IF([.I213]=[.I214];[.I214];&quot;RECONCILIATION!!!&quot;)" table:style-name="ce12">
            <text:p>RECONCILIATION!!!</text:p>
          </table:table-cell>
          <table:table-cell office:value-type="float" office:value="0" table:formula="of:=IF([.J213]=[.J214];[.J214];&quot;RECONCILIATION!!!&quot;)" table:style-name="ce12">
            <text:p>0</text:p>
          </table:table-cell>
          <table:table-cell office:value-type="string" office:string-value="not reported" table:formula="of:=IF([.K213]=[.K214];[.K214];&quot;RECONCILIATION!!!&quot;)" table:style-name="ce12">
            <text:p>not reported</text:p>
          </table:table-cell>
          <table:table-cell office:value-type="string" office:string-value="RECONCILIATION!!!" table:formula="of:=IF([.L213]=[.L214];[.L214];&quot;RECONCILIATION!!!&quot;)" table:style-name="ce12">
            <text:p>RECONCILIATION!!!</text:p>
          </table:table-cell>
          <table:table-cell office:value-type="float" office:value="0" table:formula="of:=IF([.M213]=[.M214];[.M214];&quot;RECONCILIATION!!!&quot;)" table:style-name="ce12">
            <text:p>0</text:p>
          </table:table-cell>
          <table:table-cell office:value-type="string" table:style-name="ce8">
            <text:p>C57BL/6</text:p>
          </table:table-cell>
          <table:table-cell office:value-type="string" office:string-value="RECONCILIATION!!!" table:formula="of:=IF([.O213]=[.O214];[.O214];&quot;RECONCILIATION!!!&quot;)" table:style-name="ce12">
            <text:p>RECONCILIATION!!!</text:p>
          </table:table-cell>
          <table:table-cell office:value-type="float" office:value="0" table:formula="of:=IF([.P213]=[.P214];[.P214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13]=[.R214];[.R214];&quot;RECONCILIATION!!!&quot;)" table:style-name="ce12">
            <text:p>RECONCILIATION!!!</text:p>
          </table:table-cell>
          <table:table-cell office:value-type="float" office:value="0" table:formula="of:=IF([.S213]=[.S214];[.S214];&quot;RECONCILIATION!!!&quot;)" table:style-name="ce12">
            <text:p>0</text:p>
          </table:table-cell>
          <table:table-cell office:value-type="string" office:string-value="TRUE" table:formula="of:=IF([.T213]=[.T214];[.T214];&quot;RECONCILIATION!!!&quot;)" table:style-name="ce12">
            <text:p>TRUE</text:p>
          </table:table-cell>
          <table:table-cell office:value-type="string" office:string-value="RECONCILIATION!!!" table:formula="of:=IF([.U213]=[.U214];[.U214];&quot;RECONCILIATION!!!&quot;)" table:style-name="ce12">
            <text:p>RECONCILIATION!!!</text:p>
          </table:table-cell>
          <table:table-cell office:value-type="float" office:value="0" table:formula="of:=IF([.V213]=[.V214];[.V214];&quot;RECONCILIATION!!!&quot;)" table:style-name="ce12">
            <text:p>0</text:p>
          </table:table-cell>
          <table:table-cell office:value-type="string" office:string-value="FALSE" table:formula="of:=IF([.W213]=[.W214];[.W214];&quot;RECONCILIATION!!!&quot;)" table:style-name="ce12">
            <text:p>FALSE</text:p>
          </table:table-cell>
          <table:table-cell office:value-type="string" office:string-value="RECONCILIATION!!!" table:formula="of:=IF([.X213]=[.X214];[.X214];&quot;RECONCILIATION!!!&quot;)" table:style-name="ce12">
            <text:p>RECONCILIATION!!!</text:p>
          </table:table-cell>
          <table:table-cell office:value-type="float" office:value="0" table:formula="of:=IF([.Y213]=[.Y214];[.Y214];&quot;RECONCILIATION!!!&quot;)" table:style-name="ce12">
            <text:p>0</text:p>
          </table:table-cell>
          <table:table-cell office:value-type="string" office:string-value="not reported" table:formula="of:=IF([.Z213]=[.Z214];[.Z214];&quot;RECONCILIATION!!!&quot;)" table:style-name="ce12">
            <text:p>not reported</text:p>
          </table:table-cell>
          <table:table-cell office:value-type="string" office:string-value="RECONCILIATION!!!" table:formula="of:=IF([.AA213]=[.AA214];[.AA214];&quot;RECONCILIATION!!!&quot;)" table:style-name="ce12">
            <text:p>RECONCILIATION!!!</text:p>
          </table:table-cell>
          <table:table-cell office:value-type="float" office:value="0" table:formula="of:=IF([.AB213]=[.AB214];[.AB214];&quot;RECONCILIATION!!!&quot;)" table:style-name="ce12">
            <text:p>0</text:p>
          </table:table-cell>
          <table:table-cell office:value-type="string" office:string-value="TRUE" table:formula="of:=IF([.AC213]=[.AC214];[.AC214];&quot;RECONCILIATION!!!&quot;)" table:style-name="ce12">
            <text:p>TRUE</text:p>
          </table:table-cell>
          <table:table-cell office:value-type="string" office:string-value="RECONCILIATION!!!" table:formula="of:=IF([.AD213]=[.AD214];[.AD214];&quot;RECONCILIATION!!!&quot;)" table:style-name="ce12">
            <text:p>RECONCILIATION!!!</text:p>
          </table:table-cell>
          <table:table-cell office:value-type="float" office:value="0" table:formula="of:=IF([.AE213]=[.AE214];[.AE214];&quot;RECONCILIATION!!!&quot;)" table:style-name="ce12">
            <text:p>0</text:p>
          </table:table-cell>
          <table:table-cell office:value-type="string" table:style-name="ce12">
            <text:p>4-0</text:p>
          </table:table-cell>
          <table:table-cell office:value-type="string" office:string-value="RECONCILIATION!!!" table:formula="of:=IF([.AG213]=[.AG214];[.AG214];&quot;RECONCILIATION!!!&quot;)" table:style-name="ce12">
            <text:p>RECONCILIATION!!!</text:p>
          </table:table-cell>
          <table:table-cell office:value-type="float" office:value="0" table:formula="of:=IF([.AH213]=[.AH214];[.AH214];&quot;RECONCILIATION!!!&quot;)" table:style-name="ce12">
            <text:p>0</text:p>
          </table:table-cell>
          <table:table-cell office:value-type="string" office:string-value="Injective" table:formula="of:=IF([.AI213]=[.AI214];[.AI214];&quot;RECONCILIATION!!!&quot;)" table:style-name="ce12">
            <text:p>Injective</text:p>
          </table:table-cell>
          <table:table-cell office:value-type="string" office:string-value="RECONCILIATION!!!" table:formula="of:=IF([.AJ213]=[.AJ214];[.AJ214];&quot;RECONCILIATION!!!&quot;)" table:style-name="ce12">
            <text:p>RECONCILIATION!!!</text:p>
          </table:table-cell>
          <table:table-cell office:value-type="float" office:value="0" table:formula="of:=IF([.AK213]=[.AK214];[.AK214];&quot;RECONCILIATION!!!&quot;)" table:style-name="ce12">
            <text:p>0</text:p>
          </table:table-cell>
          <table:table-cell office:value-type="string" table:style-name="ce14">
            <text:p>35+17</text:p>
          </table:table-cell>
          <table:table-cell office:value-type="string" office:string-value="RECONCILIATION!!!" table:formula="of:=IF([.AM213]=[.AM214];[.AM214];&quot;RECONCILIATION!!!&quot;)" table:style-name="ce14">
            <text:p>RECONCILIATION!!!</text:p>
          </table:table-cell>
          <table:table-cell office:value-type="string" table:style-name="ce14">
            <text:p>n = 35 in Exp. 1, n = 17 = in Exp. 2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213]=[.AP214];[.AP214];&quot;RECONCILIATION!!!&quot;)" table:style-name="ce12">
            <text:p>RECONCILIATION!!!</text:p>
          </table:table-cell>
          <table:table-cell table:style-name="ce12"/>
          <table:table-cell office:value-type="string" office:string-value="no" table:formula="of:=IF([.AR213]=[.AR214];[.AR214];&quot;RECONCILIATION!!!&quot;)" table:style-name="ce12">
            <text:p>no</text:p>
          </table:table-cell>
          <table:table-cell office:value-type="string" office:string-value="RECONCILIATION!!!" table:formula="of:=IF([.AS213]=[.AS214];[.AS214];&quot;RECONCILIATION!!!&quot;)" table:style-name="ce12">
            <text:p>RECONCILIATION!!!</text:p>
          </table:table-cell>
          <table:table-cell office:value-type="float" office:value="0" table:formula="of:=IF([.AT213]=[.AT214];[.AT214];&quot;RECONCILIATION!!!&quot;)" table:style-name="ce12">
            <text:p>0</text:p>
          </table:table-cell>
          <table:table-cell office:value-type="string" office:string-value="TRUE" table:formula="of:=IF([.AU213]=[.AU214];[.AU214];&quot;RECONCILIATION!!!&quot;)" table:style-name="ce12">
            <text:p>TRUE</text:p>
          </table:table-cell>
          <table:table-cell office:value-type="string" office:string-value="RECONCILIATION!!!" table:formula="of:=IF([.AV213]=[.AV214];[.AV214];&quot;RECONCILIATION!!!&quot;)" table:style-name="ce12">
            <text:p>RECONCILIATION!!!</text:p>
          </table:table-cell>
          <table:table-cell office:value-type="float" office:value="0" table:formula="of:=IF([.AW213]=[.AW214];[.AW214];&quot;RECONCILIATION!!!&quot;)" table:style-name="ce12">
            <text:p>0</text:p>
          </table:table-cell>
          <table:table-cell office:value-type="string" table:style-name="ce8">
            <text:p>tribromoethanol (250 μg/g body weight)</text:p>
          </table:table-cell>
          <table:table-cell office:value-type="string" office:string-value="RECONCILIATION!!!" table:formula="of:=IF([.AY213]=[.AY214];[.AY214];&quot;RECONCILIATION!!!&quot;)" table:style-name="ce12">
            <text:p>RECONCILIATION!!!</text:p>
          </table:table-cell>
          <table:table-cell office:value-type="float" office:value="0" table:formula="of:=IF([.AZ213]=[.AZ214];[.AZ214];&quot;RECONCILIATION!!!&quot;)" table:style-name="ce12">
            <text:p>0</text:p>
          </table:table-cell>
          <table:table-cell office:value-type="string" table:style-name="ce17">
            <text:p>constant 12-h light/12-h dark cycle in a temperature- and humidity-controlled room, and given ad libitum access to feed and water.</text:p>
          </table:table-cell>
          <table:table-cell office:value-type="string" office:string-value="RECONCILIATION!!!" table:formula="of:=IF([.BB213]=[.BB214];[.BB214];&quot;RECONCILIATION!!!&quot;)" table:style-name="ce12">
            <text:p>RECONCILIATION!!!</text:p>
          </table:table-cell>
          <table:table-cell office:value-type="float" office:value="0" table:formula="of:=IF([.BC213]=[.BC214];[.BC214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13]=[.BE214];[.BE214];&quot;RECONCILIATION!!!&quot;)" table:style-name="ce12">
            <text:p>RECONCILIATION!!!</text:p>
          </table:table-cell>
          <table:table-cell office:value-type="float" office:value="0" table:formula="of:=IF([.BF213]=[.BF214];[.BF214];&quot;RECONCILIATION!!!&quot;)" table:style-name="ce12">
            <text:p>0</text:p>
          </table:table-cell>
          <table:table-cell office:value-type="string" office:string-value="Hidenori Suzuki" table:formula="of:=IF([.BG213]=[.BG214];[.BG214];&quot;RECONCILIATION!!!&quot;)" table:style-name="ce12">
            <text:p>Hidenori Suzuki</text:p>
          </table:table-cell>
          <table:table-cell office:value-type="string" office:string-value="RECONCILIATION!!!" table:formula="of:=IF([.BH213]=[.BH214];[.BH214];&quot;RECONCILIATION!!!&quot;)" table:style-name="ce12">
            <text:p>RECONCILIATION!!!</text:p>
          </table:table-cell>
          <table:table-cell office:value-type="string" table:style-name="ce14">
            <text:p>CAVE: use PSB as vehicle</text:p>
          </table:table-cell>
          <table:table-cell office:value-type="string" table:style-name="ce8">
            <text:p>the bifurcation of the left anterior and middle cerebral arteries</text:p>
          </table:table-cell>
          <table:table-cell office:value-type="string" office:string-value="RECONCILIATION!!!" table:formula="of:=IF([.BK213]=[.BK214];[.BK214];&quot;RECONCILIATION!!!&quot;)" table:style-name="ce12">
            <text:p>RECONCILIATION!!!</text:p>
          </table:table-cell>
          <table:table-cell office:value-type="float" office:value="0" table:formula="of:=IF([.BL213]=[.BL214];[.BL214];&quot;RECONCILIATION!!!&quot;)" table:style-name="ce12">
            <text:p>0</text:p>
          </table:table-cell>
          <table:table-cell office:value-type="string" office:string-value="10-12 weeks" table:formula="of:=IF([.BM213]=[.BM214];[.BM214];&quot;RECONCILIATION!!!&quot;)" table:style-name="ce12">
            <text:p>10-12 weeks</text:p>
          </table:table-cell>
          <table:table-cell office:value-type="string" office:string-value="RECONCILIATION!!!" table:formula="of:=IF([.BN213]=[.BN214];[.BN214];&quot;RECONCILIATION!!!&quot;)" table:style-name="ce12">
            <text:p>RECONCILIATION!!!</text:p>
          </table:table-cell>
          <table:table-cell office:value-type="float" office:value="0" table:formula="of:=IF([.BO213]=[.BO214];[.BO214];&quot;RECONCILIATION!!!&quot;)" table:style-name="ce12">
            <text:p>0</text:p>
          </table:table-cell>
          <table:table-cell office:value-type="string" office:string-value="TRUE" table:formula="of:=IF([.BP213]=[.BP214];[.BP214];&quot;RECONCILIATION!!!&quot;)" table:style-name="ce12">
            <text:p>TRUE</text:p>
          </table:table-cell>
          <table:table-cell office:value-type="string" office:string-value="RECONCILIATION!!!" table:formula="of:=IF([.BQ213]=[.BQ214];[.BQ214];&quot;RECONCILIATION!!!&quot;)" table:style-name="ce12">
            <text:p>RECONCILIATION!!!</text:p>
          </table:table-cell>
          <table:table-cell office:value-type="float" office:value="0" table:formula="of:=IF([.BR213]=[.BR214];[.BR214];&quot;RECONCILIATION!!!&quot;)" table:style-name="ce12">
            <text:p>0</text:p>
          </table:table-cell>
          <table:table-cell office:value-type="float" office:value="0" table:formula="of:=IF([.BS213]=[.BS214];[.BS214];&quot;RECONCILIATION!!!&quot;)" table:style-name="ce12">
            <text:p>0</text:p>
          </table:table-cell>
          <table:table-cell office:value-type="float" office:value="0" table:formula="of:=IF([.BT213]=[.BT214];[.BT214];&quot;RECONCILIATION!!!&quot;)" table:style-name="ce12">
            <text:p>0</text:p>
          </table:table-cell>
          <table:table-cell office:value-type="float" office:value="0" table:formula="of:=IF([.BU213]=[.BU214];[.BU214];&quot;RECONCILIATION!!!&quot;)" table:style-name="ce12">
            <text:p>0</text:p>
          </table:table-cell>
          <table:table-cell office:value-type="string" table:style-name="ce8">
            <text:p>anti-VEGF antibody</text:p>
          </table:table-cell>
          <table:table-cell office:value-type="string" office:string-value="RECONCILIATION!!!" table:formula="of:=IF([.BW213]=[.BW214];[.BW214];&quot;RECONCILIATION!!!&quot;)" table:style-name="ce12">
            <text:p>RECONCILIATION!!!</text:p>
          </table:table-cell>
          <table:table-cell office:value-type="float" office:value="0" table:formula="of:=IF([.BX213]=[.BX214];[.BX214];&quot;RECONCILIATION!!!&quot;)" table:style-name="ce12">
            <text:p>0</text:p>
          </table:table-cell>
          <table:table-cell office:value-type="string" table:style-name="ce24">
            <text:p>sharpened 4–0 monofilament nylon suture</text:p>
          </table:table-cell>
          <table:table-cell office:value-type="string" office:string-value="RECONCILIATION!!!" table:formula="of:=IF([.BZ213]=[.BZ214];[.BZ214];&quot;RECONCILIATION!!!&quot;)" table:style-name="ce12">
            <text:p>RECONCILIATION!!!</text:p>
          </table:table-cell>
          <table:table-cell office:value-type="float" office:value="0" table:formula="of:=IF([.CA213]=[.CA214];[.CA214];&quot;RECONCILIATION!!!&quot;)" table:style-name="ce12">
            <text:p>0</text:p>
          </table:table-cell>
          <table:table-cell office:value-type="string" office:string-value="25-30 g" table:formula="of:=IF([.CB213]=[.CB214];[.CB214];&quot;RECONCILIATION!!!&quot;)" table:style-name="ce12">
            <text:p>25-30 g</text:p>
          </table:table-cell>
          <table:table-cell office:value-type="string" office:string-value="RECONCILIATION!!!" table:formula="of:=IF([.CC213]=[.CC214];[.CC214];&quot;RECONCILIATION!!!&quot;)" table:style-name="ce12">
            <text:p>RECONCILIATION!!!</text:p>
          </table:table-cell>
          <table:table-cell office:value-type="float" office:value="0" table:formula="of:=IF([.CD213]=[.CD214];[.CD214];&quot;RECONCILIATION!!!&quot;)" table:style-name="ce12">
            <text:p>0</text:p>
          </table:table-cell>
          <table:table-cell office:value-type="string" office:string-value="TRUE" table:formula="of:=IF([.CE213]=[.CE214];[.CE214];&quot;RECONCILIATION!!!&quot;)" table:style-name="ce12">
            <text:p>TRUE</text:p>
          </table:table-cell>
          <table:table-cell office:value-type="string" office:string-value="RECONCILIATION!!!" table:formula="of:=IF([.CF213]=[.CF214];[.CF214];&quot;RECONCILIATION!!!&quot;)" table:style-name="ce12">
            <text:p>RECONCILIATION!!!</text:p>
          </table:table-cell>
          <table:table-cell office:value-type="float" office:value="0" table:formula="of:=IF([.CG213]=[.CG214];[.CG214];&quot;RECONCILIATION!!!&quot;)" table:style-name="ce12">
            <text:p>0</text:p>
          </table:table-cell>
          <table:table-cell office:value-type="string" office:string-value="suzuki02@clin.medic.mie-u.ac.jp" table:formula="of:=IF([.CH213]=[.CH214];[.CH214];&quot;RECONCILIATION!!!&quot;)" table:style-name="ce12">
            <text:p>suzuki02@clin.medic.mie-u.ac.jp</text:p>
          </table:table-cell>
          <table:table-cell office:value-type="string" office:string-value="RECONCILIATION!!!" table:formula="of:=IF([.CI213]=[.CI214];[.CI214];&quot;RECONCILIATION!!!&quot;)" table:style-name="ce12">
            <text:p>RECONCILIATION!!!</text:p>
          </table:table-cell>
          <table:table-cell office:value-type="float" office:value="0" table:formula="of:=IF([.CJ213]=[.CJ214];[.CJ214];&quot;RECONCILIATION!!!&quot;)" table:style-name="ce12">
            <text:p>0</text:p>
          </table:table-cell>
          <table:table-cell office:value-type="float" office:value="0" table:formula="of:=IF([.CK213]=[.CK214];[.CK214];&quot;RECONCILIATION!!!&quot;)" table:style-name="ce12">
            <text:p>0</text:p>
          </table:table-cell>
          <table:table-cell office:value-type="float" office:value="0" table:formula="of:=IF([.CL213]=[.CL214];[.CL214];&quot;RECONCILIATION!!!&quot;)" table:style-name="ce12">
            <text:p>0</text:p>
          </table:table-cell>
          <table:table-cell office:value-type="float" office:value="0" table:formula="of:=IF([.CM213]=[.CM214];[.CM214];&quot;RECONCILIATION!!!&quot;)" table:style-name="ce12">
            <text:p>0</text:p>
          </table:table-cell>
          <table:table-cell office:value-type="string" office:string-value="FALSE" table:formula="of:=IF([.CN213]=[.CN214];[.CN214];&quot;RECONCILIATION!!!&quot;)" table:style-name="ce12">
            <text:p>FALSE</text:p>
          </table:table-cell>
          <table:table-cell office:value-type="string" office:string-value="RECONCILIATION!!!" table:formula="of:=IF([.CO213]=[.CO214];[.CO214];&quot;RECONCILIATION!!!&quot;)" table:style-name="ce12">
            <text:p>RECONCILIATION!!!</text:p>
          </table:table-cell>
          <table:table-cell office:value-type="float" office:value="0" table:formula="of:=IF([.CP213]=[.CP214];[.CP214];&quot;RECONCILIATION!!!&quot;)" table:style-name="ce12">
            <text:p>0</text:p>
          </table:table-cell>
          <table:table-cell office:value-type="string" table:style-name="ce14">
            <text:p>24+12</text:p>
          </table:table-cell>
          <table:table-cell office:value-type="string" office:string-value="RECONCILIATION!!!" table:formula="of:=IF([.CR213]=[.CR214];[.CR214];&quot;RECONCILIATION!!!&quot;)" table:style-name="ce12">
            <text:p>RECONCILIATION!!!</text:p>
          </table:table-cell>
          <table:table-cell office:value-type="string" table:style-name="ce14">
            <text:p>n = 24 in Exp. 1, n = 12 = in Exp. 2</text:p>
          </table:table-cell>
          <table:table-cell office:value-type="float" office:value="0" table:formula="of:=IF([.CT213]=[.CT214];[.CT214];&quot;RECONCILIATION!!!&quot;)" table:style-name="ce12">
            <text:p>0</text:p>
          </table:table-cell>
          <table:table-cell office:value-type="float" office:value="0" table:formula="of:=IF([.CU213]=[.CU214];[.CU214];&quot;RECONCILIATION!!!&quot;)" table:style-name="ce12">
            <text:p>0</text:p>
          </table:table-cell>
          <table:table-cell office:value-type="float" office:value="0" table:formula="of:=IF([.CV213]=[.CV214];[.CV214];&quot;RECONCILIATION!!!&quot;)" table:style-name="ce12">
            <text:p>0</text:p>
          </table:table-cell>
          <table:table-cell office:value-type="string" office:string-value="TRUE" table:formula="of:=IF([.CW213]=[.CW214];[.CW214];&quot;RECONCILIATION!!!&quot;)" table:style-name="ce12">
            <text:p>TRUE</text:p>
          </table:table-cell>
          <table:table-cell office:value-type="string" office:string-value="RECONCILIATION!!!" table:formula="of:=IF([.CX213]=[.CX214];[.CX214];&quot;RECONCILIATION!!!&quot;)" table:style-name="ce12">
            <text:p>RECONCILIATION!!!</text:p>
          </table:table-cell>
          <table:table-cell office:value-type="float" office:value="0" table:formula="of:=IF([.CY213]=[.CY214];[.CY214];&quot;RECONCILIATION!!!&quot;)" table:style-name="ce12">
            <text:p>0</text:p>
          </table:table-cell>
          <table:table-cell office:value-type="string" office:string-value="TRUE" table:formula="of:=IF([.CZ213]=[.CZ214];[.CZ214];&quot;RECONCILIATION!!!&quot;)" table:style-name="ce12">
            <text:p>TRUE</text:p>
          </table:table-cell>
          <table:table-cell office:value-type="string" office:string-value="RECONCILIATION!!!" table:formula="of:=IF([.DA213]=[.DA214];[.DA214];&quot;RECONCILIATION!!!&quot;)" table:style-name="ce12">
            <text:p>RECONCILIATION!!!</text:p>
          </table:table-cell>
          <table:table-cell office:value-type="float" office:value="0" table:formula="of:=IF([.DB213]=[.DB214];[.DB214];&quot;RECONCILIATION!!!&quot;)" table:style-name="ce12">
            <text:p>0</text:p>
          </table:table-cell>
          <table:table-cell office:value-type="string" office:string-value="TRUE" table:formula="of:=IF([.DC213]=[.DC214];[.DC214];&quot;RECONCILIATION!!!&quot;)" table:style-name="ce12">
            <text:p>TRUE</text:p>
          </table:table-cell>
          <table:table-cell office:value-type="string" office:string-value="RECONCILIATION!!!" table:formula="of:=IF([.DD213]=[.DD214];[.DD214];&quot;RECONCILIATION!!!&quot;)" table:style-name="ce12">
            <text:p>RECONCILIATION!!!</text:p>
          </table:table-cell>
          <table:table-cell office:value-type="float" office:value="0" table:formula="of:=IF([.DE213]=[.DE214];[.DE214];&quot;RECONCILIATION!!!&quot;)" table:style-name="ce12">
            <text:p>0</text:p>
          </table:table-cell>
          <table:table-cell office:value-type="float" office:value="0" table:formula="of:=IF([.DF213]=[.DF214];[.DF214];&quot;RECONCILIATION!!!&quot;)" table:style-name="ce12">
            <text:p>0</text:p>
          </table:table-cell>
          <table:table-cell office:value-type="float" office:value="0" table:formula="of:=IF([.DG213]=[.DG214];[.DG214];&quot;RECONCILIATION!!!&quot;)" table:style-name="ce12">
            <text:p>0</text:p>
          </table:table-cell>
          <table:table-cell office:value-type="float" office:value="0" table:formula="of:=IF([.DH213]=[.DH214];[.DH214];&quot;RECONCILIATION!!!&quot;)" table:style-name="ce12">
            <text:p>0</text:p>
          </table:table-cell>
          <table:table-cell office:value-type="string" office:string-value="TRUE" table:formula="of:=IF([.DI213]=[.DI214];[.DI214];&quot;RECONCILIATION!!!&quot;)" table:style-name="ce12">
            <text:p>TRUE</text:p>
          </table:table-cell>
          <table:table-cell office:value-type="string" office:string-value="RECONCILIATION!!!" table:formula="of:=IF([.DJ213]=[.DJ214];[.DJ214];&quot;RECONCILIATION!!!&quot;)" table:style-name="ce12">
            <text:p>RECONCILIATION!!!</text:p>
          </table:table-cell>
          <table:table-cell office:value-type="float" office:value="0" table:formula="of:=IF([.DK213]=[.DK214];[.DK214];&quot;RECONCILIATION!!!&quot;)" table:style-name="ce12">
            <text:p>0</text:p>
          </table:table-cell>
          <table:table-cell office:value-type="string" table:style-name="ce12">
            <text:p>left in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3 13:27:53</text:p>
          </table:table-cell>
          <table:table-cell office:value-type="string" table:style-name="ce1">
            <text:p>e93bcb1c-7d8a-4dbd-b465-696b2bd97c95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4aea2062-820f-4479-8909-e10f7796fe5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ecfe88c-255a-48c2-8d09-34a2c52b8033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795ec73e-e999-4371-99d3-f88119846792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02e887d3-50b3-487c-aa46-23bb9f83d76f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45967802-353e-4bcf-974c-a5a2a9a546f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a22f3ae-4749-4218-9ed1-f14fcc2ac9d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d43d989-d6e8-4776-86ab-1797c7c46d4b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d95e0b98-5505-4943-b325-08d342192d4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c11e8bf-18f7-46db-9633-327fcb78706e</text:p>
          </table:table-cell>
          <table:table-cell table:style-name="ce1"/>
          <table:table-cell office:value-type="string" table:style-name="ce1">
            <text:p>5-0 monofilament<text:s/></text:p>
          </table:table-cell>
          <table:table-cell office:value-type="string" table:style-name="ce1">
            <text:p>54c43acb-6101-4977-90d9-8e4a2971afa8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d8b40607-ddf2-442d-a72f-7c0999c979cb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cb193379-fdb7-4424-a7f4-3c8a41916e55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abeaa553-1340-4404-90e5-7afdfa2257a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3d6ec28-b231-4e7f-bb33-da1424158c68</text:p>
          </table:table-cell>
          <table:table-cell table:style-name="ce1"/>
          <table:table-cell office:value-type="string" table:style-name="ce1">
            <text:p>midazolam, fentanyl, medetomidine</text:p>
          </table:table-cell>
          <table:table-cell office:value-type="string" table:style-name="ce1">
            <text:p>06224137-3c0f-4fcc-b0bb-7fc97a500cd8</text:p>
          </table:table-cell>
          <table:table-cell table:style-name="ce1"/>
          <table:table-cell office:value-type="string" table:style-name="ce1">
            <text:p>Experimental animals had free access to food and water before and after surgery</text:p>
          </table:table-cell>
          <table:table-cell office:value-type="string" table:style-name="ce1">
            <text:p>54bc2ecd-d3bc-429d-aa00-c104d904a1b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750a520-dd30-4abb-b474-7633c88b6175</text:p>
          </table:table-cell>
          <table:table-cell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f8f75b50-ad79-4689-b070-57e0c80dc813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e002bc10-d3d8-49da-bc55-ca3e2cef68af</text:p>
          </table:table-cell>
          <table:table-cell table:number-columns-repeated="4" table:style-name="ce1"/>
          <table:table-cell office:value-type="string" table:style-name="ce1">
            <text:p>two-photon microscopy</text:p>
          </table:table-cell>
          <table:table-cell office:value-type="string" table:style-name="ce1">
            <text:p>d89824b1-fd02-4fd0-a89f-ff81a92d90ed</text:p>
          </table:table-cell>
          <table:table-cell table:number-columns-repeated="4" table:style-name="ce1"/>
          <table:table-cell office:value-type="string" table:style-name="ce1">
            <text:p>20-23g</text:p>
          </table:table-cell>
          <table:table-cell office:value-type="string" table:style-name="ce1">
            <text:p>c30ec1bd-7baf-4a00-a870-914c1302ef1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88a1b53-b69c-48bc-a19f-a3dc0d126ee1</text:p>
          </table:table-cell>
          <table:table-cell table:style-name="ce1"/>
          <table:table-cell office:value-type="string" table:style-name="ce1">
            <text:p>nikolaus.plesnila@med.uni-muenchen.de</text:p>
          </table:table-cell>
          <table:table-cell office:value-type="string" table:style-name="ce1">
            <text:p>24f69d1b-47b8-4ef0-b5a1-c1d727327e4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602a640-41e6-4a49-a0f1-ac1687f5b8d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bf433089-c97c-4897-a16f-96db3181737e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a09fb4cc-ae20-4f37-82fd-837b0478089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1f7cca2-33e9-4af6-b328-591795bd1f4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d07f750-4eec-42c4-bf32-7e645ff06ffe</text:p>
          </table:table-cell>
          <table:table-cell table:style-name="ce1"/>
          <table:table-cell office:value-type="string" table:style-name="ce1">
            <text:p>15 minutes</text:p>
          </table:table-cell>
          <table:table-cell office:value-type="string" table:style-name="ce1">
            <text:p>b6ccb18f-3cac-460e-8f2e-a0e1943d080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eb18626-484b-4208-a009-1debd162b3b2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e7d2ebfd-50a8-4652-afe1-a9a287e3101b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8 12:33:34</text:p>
          </table:table-cell>
          <table:table-cell office:value-type="string" table:style-name="ce1">
            <text:p>e93bcb1c-7d8a-4dbd-b465-696b2bd97c95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aa69b294-bb23-492d-99c2-15173049dd7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9b44123-e77c-4d5b-94ae-8d129ef76bfc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5e5d1d2d-9d08-403f-9d1a-bc3071f086ea</text:p>
          </table:table-cell>
          <table:table-cell office:value-type="string" table:style-name="ce1">
            <text:p>orotrachealy intubated and mechanically ventilated (Minivent, Hugo Sachs, Hugstetten, Germany). Endtidal pCO2 was measured with a microcapnometer (Capnograph, Hugo Sachs, Hugstetten, Germany) and kept constant between 30 and 40 mmHg by respective adjustments to the ventilation</text:p>
          </table:table-cell>
          <table:table-cell office:value-type="string" table:style-name="ce1">
            <text:p><text:s/>C57BL/6</text:p>
          </table:table-cell>
          <table:table-cell office:value-type="string" table:style-name="ce1">
            <text:p>060bd76b-709f-44ae-b2cc-37e2dff9db1a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ec001a51-7bb7-4bf7-a272-53a67af6484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2473838-14de-4ca5-975f-03111796ca43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d90f183-2f2a-4664-93c9-b28e4e4f90fd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e640eaf0-ee5d-4877-9428-c5fd49a9d84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214c799-0d25-4d77-8ae5-1dd947d46574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12119040-0b9c-4bf6-b982-10c4bbb8a996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8e748932-7450-4d35-b3a0-e28f825d2cac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1d69f08e-5009-4ded-a099-4e03c5f61773</text:p>
          </table:table-cell>
          <table:table-cell office:value-type="string" table:style-name="ce1">
            <text:p>Experimental animals had free access to food and water before and after surgery</text:p>
          </table:table-cell>
          <table:table-cell office:value-type="string" table:style-name="ce1">
            <text:p>not reported</text:p>
          </table:table-cell>
          <table:table-cell office:value-type="string" table:style-name="ce1">
            <text:p>b65f3314-3548-4c94-a73f-3febca6b392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cf7dbe8-e6c8-4036-b676-f8088de7ff59</text:p>
          </table:table-cell>
          <table:table-cell table:style-name="ce1"/>
          <table:table-cell office:value-type="string" table:style-name="ce1">
            <text:p>intraperitoneal injection of midazolam (5 mg/kg; Braun, Melsungen, Germany), fentanyl (0.05 mg/kg; Jansen-Cilag, Neuss, Germany), and medetomidine (0.5 mg/kg; Pfizer, Karlsruhe, Germany)<text:s/></text:p>
          </table:table-cell>
          <table:table-cell office:value-type="string" table:style-name="ce1">
            <text:p>ef6ffe10-9a28-438a-b909-af62ba15b97b</text:p>
          </table:table-cell>
          <table:table-cell office:value-type="string" table:style-name="ce1">
            <text:p>for neurovascular coupling inhalation anaesthesia was performed</text:p>
          </table:table-cell>
          <table:table-cell table:number-columns-repeated="3" table:style-name="ce1"/>
          <table:table-cell office:value-type="string" table:style-name="ce1">
            <text:p>other</text:p>
          </table:table-cell>
          <table:table-cell office:value-type="string" table:style-name="ce1">
            <text:p>35756deb-3feb-4657-8b38-289ebdc5364a</text:p>
          </table:table-cell>
          <table:table-cell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97f21ae1-bc11-4f63-b3cb-987a58733743</text:p>
          </table:table-cell>
          <table:table-cell office:value-type="string" table:style-name="ce1">
            <text:p>Vessel diameter in Graph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ce2c4686-415b-41cb-a5e9-9a58747b8c58</text:p>
          </table:table-cell>
          <table:table-cell table:number-columns-repeated="4" table:style-name="ce1"/>
          <table:table-cell office:value-type="string" table:style-name="ce1">
            <text:p>vessel diameter <text:s/>after neurovascular coupling stimmuli</text:p>
          </table:table-cell>
          <table:table-cell office:value-type="string" table:style-name="ce1">
            <text:p>a8b82c95-db5d-420f-a423-b9cf5e2809db</text:p>
          </table:table-cell>
          <table:table-cell table:style-name="ce1"/>
          <table:table-cell office:value-type="string" table:style-name="ce1">
            <text:p>monofilament</text:p>
          </table:table-cell>
          <table:table-cell office:value-type="string" table:style-name="ce1">
            <text:p>b195a7c2-bbad-4dfb-b557-5300d6cd79fd</text:p>
          </table:table-cell>
          <table:table-cell table:style-name="ce1"/>
          <table:table-cell office:value-type="string" table:style-name="ce1">
            <text:p>20-23 g</text:p>
          </table:table-cell>
          <table:table-cell office:value-type="string" table:style-name="ce1">
            <text:p>bc3129bf-7fc5-4bdf-9e7d-530999560d4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729c640-ef85-4460-97c1-7b21856a4a28</text:p>
          </table:table-cell>
          <table:table-cell table:style-name="ce1"/>
          <table:table-cell office:value-type="string" table:style-name="ce1">
            <text:p>nikolaus.plesnila@med.uni-muenchen.de</text:p>
          </table:table-cell>
          <table:table-cell office:value-type="string" table:style-name="ce1">
            <text:p>93847c53-105d-493f-ad7d-1b39b4f0b77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40a1fe68-3926-4341-b75f-b8279c9eecbf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2e7fe5cc-68f0-4279-8340-3effe89aa43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a00e106-f5d1-4af6-8970-43c0375917a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8aa935f-3149-46c8-9aa8-fd32014a951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21a9d0b-b81d-44a2-80bd-13dab57e6e58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a7e8870d-c4de-4544-ac8a-f5f20bb6e470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29">
            <text:p>e93bcb1c-7d8a-4dbd-b465-696b2bd97c95</text:p>
          </table:table-cell>
          <table:table-cell office:value-type="string" table:style-name="ce35">
            <text:p>TIMO, Exclusion</text:p>
          </table:table-cell>
          <table:table-cell office:value-type="string" office:string-value="TRUE" table:formula="of:=IF([.E216]=[.E217];[.E217];&quot;RECONCILIATION!!!&quot;)" table:style-name="ce12">
            <text:p>TRUE</text:p>
          </table:table-cell>
          <table:table-cell office:value-type="string" office:string-value="RECONCILIATION!!!" table:formula="of:=IF([.F216]=[.F217];[.F217];&quot;RECONCILIATION!!!&quot;)" table:style-name="ce12">
            <text:p>RECONCILIATION!!!</text:p>
          </table:table-cell>
          <table:table-cell office:value-type="float" office:value="0" table:formula="of:=IF([.G216]=[.G217];[.G217];&quot;RECONCILIATION!!!&quot;)" table:style-name="ce12">
            <text:p>0</text:p>
          </table:table-cell>
          <table:table-cell office:value-type="string" office:string-value="TRUE" table:formula="of:=IF([.H216]=[.H217];[.H217];&quot;RECONCILIATION!!!&quot;)" table:style-name="ce12">
            <text:p>TRUE</text:p>
          </table:table-cell>
          <table:table-cell office:value-type="string" office:string-value="RECONCILIATION!!!" table:formula="of:=IF([.I216]=[.I217];[.I217];&quot;RECONCILIATION!!!&quot;)" table:style-name="ce12">
            <text:p>RECONCILIATION!!!</text:p>
          </table:table-cell>
          <table:table-cell office:value-type="float" office:value="0" table:formula="of:=IF([.J216]=[.J217];[.J217];&quot;RECONCILIATION!!!&quot;)" table:style-name="ce12">
            <text:p>0</text:p>
          </table:table-cell>
          <table:table-cell office:value-type="string" office:string-value="yes" table:formula="of:=IF([.K216]=[.K217];[.K217];&quot;RECONCILIATION!!!&quot;)" table:style-name="ce12">
            <text:p>yes</text:p>
          </table:table-cell>
          <table:table-cell office:value-type="string" office:string-value="RECONCILIATION!!!" table:formula="of:=IF([.L216]=[.L217];[.L217];&quot;RECONCILIATION!!!&quot;)" table:style-name="ce12">
            <text:p>RECONCILIATION!!!</text:p>
          </table:table-cell>
          <table:table-cell office:value-type="string" table:style-name="ce8">
            <text:p>orotrachealy intubated and mechanically ventilated (Minivent, Hugo Sachs, Hugstetten, Germany). Endtidal pCO2 was measured with a microcapnometer (Capnograph, Hugo Sachs, Hugstetten, Germany) and kept constant between 30 and 40 mmHg by respective adjustments to the ventilation</text:p>
          </table:table-cell>
          <table:table-cell office:value-type="string" table:style-name="ce12">
            <text:p>C57BL/6</text:p>
          </table:table-cell>
          <table:table-cell office:value-type="string" office:string-value="RECONCILIATION!!!" table:formula="of:=IF([.O216]=[.O217];[.O217];&quot;RECONCILIATION!!!&quot;)" table:style-name="ce12">
            <text:p>RECONCILIATION!!!</text:p>
          </table:table-cell>
          <table:table-cell office:value-type="float" office:value="0" table:formula="of:=IF([.P216]=[.P217];[.P217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16]=[.R217];[.R217];&quot;RECONCILIATION!!!&quot;)" table:style-name="ce12">
            <text:p>RECONCILIATION!!!</text:p>
          </table:table-cell>
          <table:table-cell office:value-type="float" office:value="0" table:formula="of:=IF([.S216]=[.S217];[.S217];&quot;RECONCILIATION!!!&quot;)" table:style-name="ce12">
            <text:p>0</text:p>
          </table:table-cell>
          <table:table-cell office:value-type="string" office:string-value="FALSE" table:formula="of:=IF([.T216]=[.T217];[.T217];&quot;RECONCILIATION!!!&quot;)" table:style-name="ce12">
            <text:p>FALSE</text:p>
          </table:table-cell>
          <table:table-cell office:value-type="string" office:string-value="RECONCILIATION!!!" table:formula="of:=IF([.U216]=[.U217];[.U217];&quot;RECONCILIATION!!!&quot;)" table:style-name="ce12">
            <text:p>RECONCILIATION!!!</text:p>
          </table:table-cell>
          <table:table-cell office:value-type="float" office:value="0" table:formula="of:=IF([.V216]=[.V217];[.V217];&quot;RECONCILIATION!!!&quot;)" table:style-name="ce12">
            <text:p>0</text:p>
          </table:table-cell>
          <table:table-cell office:value-type="string" office:string-value="FALSE" table:formula="of:=IF([.W216]=[.W217];[.W217];&quot;RECONCILIATION!!!&quot;)" table:style-name="ce12">
            <text:p>FALSE</text:p>
          </table:table-cell>
          <table:table-cell office:value-type="string" office:string-value="RECONCILIATION!!!" table:formula="of:=IF([.X216]=[.X217];[.X217];&quot;RECONCILIATION!!!&quot;)" table:style-name="ce12">
            <text:p>RECONCILIATION!!!</text:p>
          </table:table-cell>
          <table:table-cell office:value-type="float" office:value="0" table:formula="of:=IF([.Y216]=[.Y217];[.Y217];&quot;RECONCILIATION!!!&quot;)" table:style-name="ce12">
            <text:p>0</text:p>
          </table:table-cell>
          <table:table-cell office:value-type="string" office:string-value="yes" table:formula="of:=IF([.Z216]=[.Z217];[.Z217];&quot;RECONCILIATION!!!&quot;)" table:style-name="ce12">
            <text:p>yes</text:p>
          </table:table-cell>
          <table:table-cell office:value-type="string" office:string-value="RECONCILIATION!!!" table:formula="of:=IF([.AA216]=[.AA217];[.AA217];&quot;RECONCILIATION!!!&quot;)" table:style-name="ce12">
            <text:p>RECONCILIATION!!!</text:p>
          </table:table-cell>
          <table:table-cell office:value-type="float" office:value="0" table:formula="of:=IF([.AB216]=[.AB217];[.AB217];&quot;RECONCILIATION!!!&quot;)" table:style-name="ce12">
            <text:p>0</text:p>
          </table:table-cell>
          <table:table-cell office:value-type="string" office:string-value="TRUE" table:formula="of:=IF([.AC216]=[.AC217];[.AC217];&quot;RECONCILIATION!!!&quot;)" table:style-name="ce12">
            <text:p>TRUE</text:p>
          </table:table-cell>
          <table:table-cell office:value-type="string" office:string-value="RECONCILIATION!!!" table:formula="of:=IF([.AD216]=[.AD217];[.AD217];&quot;RECONCILIATION!!!&quot;)" table:style-name="ce12">
            <text:p>RECONCILIATION!!!</text:p>
          </table:table-cell>
          <table:table-cell office:value-type="float" office:value="0" table:formula="of:=IF([.AE216]=[.AE217];[.AE217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216]=[.AG217];[.AG217];&quot;RECONCILIATION!!!&quot;)" table:style-name="ce12">
            <text:p>RECONCILIATION!!!</text:p>
          </table:table-cell>
          <table:table-cell office:value-type="float" office:value="0" table:formula="of:=IF([.AH216]=[.AH217];[.AH217];&quot;RECONCILIATION!!!&quot;)" table:style-name="ce12">
            <text:p>0</text:p>
          </table:table-cell>
          <table:table-cell office:value-type="string" office:string-value="Injective" table:formula="of:=IF([.AI216]=[.AI217];[.AI217];&quot;RECONCILIATION!!!&quot;)" table:style-name="ce12">
            <text:p>Injective</text:p>
          </table:table-cell>
          <table:table-cell office:value-type="string" office:string-value="RECONCILIATION!!!" table:formula="of:=IF([.AJ216]=[.AJ217];[.AJ217];&quot;RECONCILIATION!!!&quot;)" table:style-name="ce12">
            <text:p>RECONCILIATION!!!</text:p>
          </table:table-cell>
          <table:table-cell office:value-type="float" office:value="0" table:formula="of:=IF([.AK216]=[.AK217];[.AK217];&quot;RECONCILIATION!!!&quot;)" table:style-name="ce12">
            <text:p>0</text:p>
          </table:table-cell>
          <table:table-cell office:value-type="float" office:value="9" table:style-name="ce14">
            <text:p>9</text:p>
          </table:table-cell>
          <table:table-cell office:value-type="float" office:value="0" table:formula="of:=IF([.AM216]=[.AM217];[.AM217];&quot;RECONCILIATION!!!&quot;)" table:style-name="ce12">
            <text:p>0</text:p>
          </table:table-cell>
          <table:table-cell office:value-type="float" office:value="0" table:formula="of:=IF([.AN216]=[.AN217];[.AN217];&quot;RECONCILIATION!!!&quot;)" table:style-name="ce12">
            <text:p>0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216]=[.AP217];[.AP217];&quot;RECONCILIATION!!!&quot;)" table:style-name="ce12">
            <text:p>RECONCILIATION!!!</text:p>
          </table:table-cell>
          <table:table-cell table:style-name="ce12"/>
          <table:table-cell office:value-type="string" table:style-name="ce14">
            <text:p>no</text:p>
          </table:table-cell>
          <table:table-cell office:value-type="string" office:string-value="RECONCILIATION!!!" table:formula="of:=IF([.AS216]=[.AS217];[.AS217];&quot;RECONCILIATION!!!&quot;)" table:style-name="ce12">
            <text:p>RECONCILIATION!!!</text:p>
          </table:table-cell>
          <table:table-cell office:value-type="float" office:value="0" table:formula="of:=IF([.AT216]=[.AT217];[.AT217];&quot;RECONCILIATION!!!&quot;)" table:style-name="ce12">
            <text:p>0</text:p>
          </table:table-cell>
          <table:table-cell office:value-type="string" office:string-value="FALSE" table:formula="of:=IF([.AU216]=[.AU217];[.AU217];&quot;RECONCILIATION!!!&quot;)" table:style-name="ce12">
            <text:p>FALSE</text:p>
          </table:table-cell>
          <table:table-cell office:value-type="string" office:string-value="RECONCILIATION!!!" table:formula="of:=IF([.AV216]=[.AV217];[.AV217];&quot;RECONCILIATION!!!&quot;)" table:style-name="ce12">
            <text:p>RECONCILIATION!!!</text:p>
          </table:table-cell>
          <table:table-cell office:value-type="float" office:value="0" table:formula="of:=IF([.AW216]=[.AW217];[.AW217];&quot;RECONCILIATION!!!&quot;)" table:style-name="ce12">
            <text:p>0</text:p>
          </table:table-cell>
          <table:table-cell office:value-type="string" table:style-name="ce8">
            <text:p>intraperitoneal injection of midazolam (5 mg/kg; Braun, Melsungen, Germany), fentanyl (0.05 mg/kg; Jansen-Cilag, Neuss, Germany), and medetomidine (0.5 mg/kg; Pfizer, Karlsruhe, Germany)<text:s/></text:p>
          </table:table-cell>
          <table:table-cell office:value-type="string" office:string-value="RECONCILIATION!!!" table:formula="of:=IF([.AY216]=[.AY217];[.AY217];&quot;RECONCILIATION!!!&quot;)" table:style-name="ce12">
            <text:p>RECONCILIATION!!!</text:p>
          </table:table-cell>
          <table:table-cell office:value-type="string" table:style-name="ce17">
            <text:p>for neurovascular coupling inhalation anaesthesia was performed</text:p>
          </table:table-cell>
          <table:table-cell office:value-type="string" table:style-name="ce8">
            <text:p>Experimental animals had free access to food and water before and after surgery</text:p>
          </table:table-cell>
          <table:table-cell office:value-type="string" office:string-value="RECONCILIATION!!!" table:formula="of:=IF([.BB216]=[.BB217];[.BB217];&quot;RECONCILIATION!!!&quot;)" table:style-name="ce12">
            <text:p>RECONCILIATION!!!</text:p>
          </table:table-cell>
          <table:table-cell office:value-type="float" office:value="0" table:formula="of:=IF([.BC216]=[.BC217];[.BC217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16]=[.BE217];[.BE217];&quot;RECONCILIATION!!!&quot;)" table:style-name="ce12">
            <text:p>RECONCILIATION!!!</text:p>
          </table:table-cell>
          <table:table-cell office:value-type="float" office:value="0" table:formula="of:=IF([.BF216]=[.BF217];[.BF217];&quot;RECONCILIATION!!!&quot;)" table:style-name="ce12">
            <text:p>0</text:p>
          </table:table-cell>
          <table:table-cell office:value-type="string" office:string-value="Nikolaus Plesnila" table:formula="of:=IF([.BG216]=[.BG217];[.BG217];&quot;RECONCILIATION!!!&quot;)" table:style-name="ce12">
            <text:p>Nikolaus Plesnila</text:p>
          </table:table-cell>
          <table:table-cell office:value-type="string" office:string-value="RECONCILIATION!!!" table:formula="of:=IF([.BH216]=[.BH217];[.BH217];&quot;RECONCILIATION!!!&quot;)" table:style-name="ce12">
            <text:p>RECONCILIATION!!!</text:p>
          </table:table-cell>
          <table:table-cell office:value-type="string" table:style-name="ce29">
            <text:p>OUTCOME DATA not usable because of unclear grup allocation</text:p>
          </table:table-cell>
          <table:table-cell office:value-type="float" office:value="0" table:formula="of:=IF([.BJ216]=[.BJ217];[.BJ217];&quot;RECONCILIATION!!!&quot;)" table:style-name="ce12">
            <text:p>0</text:p>
          </table:table-cell>
          <table:table-cell office:value-type="float" office:value="0" table:formula="of:=IF([.BK216]=[.BK217];[.BK217];&quot;RECONCILIATION!!!&quot;)" table:style-name="ce12">
            <text:p>0</text:p>
          </table:table-cell>
          <table:table-cell office:value-type="float" office:value="0" table:formula="of:=IF([.BL216]=[.BL217];[.BL217];&quot;RECONCILIATION!!!&quot;)" table:style-name="ce12">
            <text:p>0</text:p>
          </table:table-cell>
          <table:table-cell office:value-type="float" office:value="0" table:formula="of:=IF([.BM216]=[.BM217];[.BM217];&quot;RECONCILIATION!!!&quot;)" table:style-name="ce12">
            <text:p>0</text:p>
          </table:table-cell>
          <table:table-cell office:value-type="float" office:value="0" table:formula="of:=IF([.BN216]=[.BN217];[.BN217];&quot;RECONCILIATION!!!&quot;)" table:style-name="ce12">
            <text:p>0</text:p>
          </table:table-cell>
          <table:table-cell office:value-type="float" office:value="0" table:formula="of:=IF([.BO216]=[.BO217];[.BO217];&quot;RECONCILIATION!!!&quot;)" table:style-name="ce12">
            <text:p>0</text:p>
          </table:table-cell>
          <table:table-cell office:value-type="string" office:string-value="FALSE" table:formula="of:=IF([.BP216]=[.BP217];[.BP217];&quot;RECONCILIATION!!!&quot;)" table:style-name="ce12">
            <text:p>FALSE</text:p>
          </table:table-cell>
          <table:table-cell office:value-type="string" office:string-value="RECONCILIATION!!!" table:formula="of:=IF([.BQ216]=[.BQ217];[.BQ217];&quot;RECONCILIATION!!!&quot;)" table:style-name="ce12">
            <text:p>RECONCILIATION!!!</text:p>
          </table:table-cell>
          <table:table-cell office:value-type="float" office:value="0" table:formula="of:=IF([.BR216]=[.BR217];[.BR217];&quot;RECONCILIATION!!!&quot;)" table:style-name="ce12">
            <text:p>0</text:p>
          </table:table-cell>
          <table:table-cell office:value-type="float" office:value="0" table:formula="of:=IF([.BS216]=[.BS217];[.BS217];&quot;RECONCILIATION!!!&quot;)" table:style-name="ce12">
            <text:p>0</text:p>
          </table:table-cell>
          <table:table-cell office:value-type="float" office:value="0" table:formula="of:=IF([.BT216]=[.BT217];[.BT217];&quot;RECONCILIATION!!!&quot;)" table:style-name="ce12">
            <text:p>0</text:p>
          </table:table-cell>
          <table:table-cell office:value-type="float" office:value="0" table:formula="of:=IF([.BU216]=[.BU217];[.BU217];&quot;RECONCILIATION!!!&quot;)" table:style-name="ce12">
            <text:p>0</text:p>
          </table:table-cell>
          <table:table-cell office:value-type="string" table:style-name="ce17">
            <text:p>Inversion of neurovascular coupling after SAH in vivo</text:p>
          </table:table-cell>
          <table:table-cell office:value-type="string" office:string-value="RECONCILIATION!!!" table:formula="of:=IF([.BW216]=[.BW217];[.BW217];&quot;RECONCILIATION!!!&quot;)" table:style-name="ce12">
            <text:p>RECONCILIATION!!!</text:p>
          </table:table-cell>
          <table:table-cell office:value-type="float" office:value="0" table:formula="of:=IF([.BX216]=[.BX217];[.BX217];&quot;RECONCILIATION!!!&quot;)" table:style-name="ce12">
            <text:p>0</text:p>
          </table:table-cell>
          <table:table-cell office:value-type="string" table:style-name="ce14">
            <text:p>5-0 monofilament</text:p>
          </table:table-cell>
          <table:table-cell office:value-type="string" office:string-value="RECONCILIATION!!!" table:formula="of:=IF([.BZ216]=[.BZ217];[.BZ217];&quot;RECONCILIATION!!!&quot;)" table:style-name="ce12">
            <text:p>RECONCILIATION!!!</text:p>
          </table:table-cell>
          <table:table-cell office:value-type="float" office:value="0" table:formula="of:=IF([.CA216]=[.CA217];[.CA217];&quot;RECONCILIATION!!!&quot;)" table:style-name="ce12">
            <text:p>0</text:p>
          </table:table-cell>
          <table:table-cell office:value-type="string" table:style-name="ce8">
            <text:p>20-23 g</text:p>
          </table:table-cell>
          <table:table-cell office:value-type="string" office:string-value="RECONCILIATION!!!" table:formula="of:=IF([.CC216]=[.CC217];[.CC217];&quot;RECONCILIATION!!!&quot;)" table:style-name="ce12">
            <text:p>RECONCILIATION!!!</text:p>
          </table:table-cell>
          <table:table-cell office:value-type="float" office:value="0" table:formula="of:=IF([.CD216]=[.CD217];[.CD217];&quot;RECONCILIATION!!!&quot;)" table:style-name="ce12">
            <text:p>0</text:p>
          </table:table-cell>
          <table:table-cell office:value-type="string" office:string-value="TRUE" table:formula="of:=IF([.CE216]=[.CE217];[.CE217];&quot;RECONCILIATION!!!&quot;)" table:style-name="ce12">
            <text:p>TRUE</text:p>
          </table:table-cell>
          <table:table-cell office:value-type="string" office:string-value="RECONCILIATION!!!" table:formula="of:=IF([.CF216]=[.CF217];[.CF217];&quot;RECONCILIATION!!!&quot;)" table:style-name="ce12">
            <text:p>RECONCILIATION!!!</text:p>
          </table:table-cell>
          <table:table-cell office:value-type="float" office:value="0" table:formula="of:=IF([.CG216]=[.CG217];[.CG217];&quot;RECONCILIATION!!!&quot;)" table:style-name="ce12">
            <text:p>0</text:p>
          </table:table-cell>
          <table:table-cell office:value-type="string" office:string-value="nikolaus.plesnila@med.uni-muenchen.de" table:formula="of:=IF([.CH216]=[.CH217];[.CH217];&quot;RECONCILIATION!!!&quot;)" table:style-name="ce12">
            <text:p>nikolaus.plesnila@med.uni-muenchen.de</text:p>
          </table:table-cell>
          <table:table-cell office:value-type="string" office:string-value="RECONCILIATION!!!" table:formula="of:=IF([.CI216]=[.CI217];[.CI217];&quot;RECONCILIATION!!!&quot;)" table:style-name="ce12">
            <text:p>RECONCILIATION!!!</text:p>
          </table:table-cell>
          <table:table-cell office:value-type="float" office:value="0" table:formula="of:=IF([.CJ216]=[.CJ217];[.CJ217];&quot;RECONCILIATION!!!&quot;)" table:style-name="ce12">
            <text:p>0</text:p>
          </table:table-cell>
          <table:table-cell office:value-type="float" office:value="0" table:formula="of:=IF([.CK216]=[.CK217];[.CK217];&quot;RECONCILIATION!!!&quot;)" table:style-name="ce12">
            <text:p>0</text:p>
          </table:table-cell>
          <table:table-cell office:value-type="float" office:value="0" table:formula="of:=IF([.CL216]=[.CL217];[.CL217];&quot;RECONCILIATION!!!&quot;)" table:style-name="ce12">
            <text:p>0</text:p>
          </table:table-cell>
          <table:table-cell office:value-type="float" office:value="0" table:formula="of:=IF([.CM216]=[.CM217];[.CM217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O216]=[.CO217];[.CO217];&quot;RECONCILIATION!!!&quot;)" table:style-name="ce12">
            <text:p>RECONCILIATION!!!</text:p>
          </table:table-cell>
          <table:table-cell office:value-type="float" office:value="0" table:formula="of:=IF([.CP216]=[.CP217];[.CP217];&quot;RECONCILIATION!!!&quot;)" table:style-name="ce12">
            <text:p>0</text:p>
          </table:table-cell>
          <table:table-cell office:value-type="float" office:value="11" table:style-name="ce14">
            <text:p>11</text:p>
          </table:table-cell>
          <table:table-cell office:value-type="string" office:string-value="RECONCILIATION!!!" table:formula="of:=IF([.CR216]=[.CR217];[.CR217];&quot;RECONCILIATION!!!&quot;)" table:style-name="ce12">
            <text:p>RECONCILIATION!!!</text:p>
          </table:table-cell>
          <table:table-cell office:value-type="float" office:value="0" table:formula="of:=IF([.CS216]=[.CS217];[.CS217];&quot;RECONCILIATION!!!&quot;)" table:style-name="ce12">
            <text:p>0</text:p>
          </table:table-cell>
          <table:table-cell office:value-type="float" office:value="0" table:formula="of:=IF([.CT216]=[.CT217];[.CT217];&quot;RECONCILIATION!!!&quot;)" table:style-name="ce12">
            <text:p>0</text:p>
          </table:table-cell>
          <table:table-cell office:value-type="float" office:value="0" table:formula="of:=IF([.CU216]=[.CU217];[.CU217];&quot;RECONCILIATION!!!&quot;)" table:style-name="ce12">
            <text:p>0</text:p>
          </table:table-cell>
          <table:table-cell office:value-type="float" office:value="0" table:formula="of:=IF([.CV216]=[.CV217];[.CV217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216]=[.CX217];[.CX217];&quot;RECONCILIATION!!!&quot;)" table:style-name="ce12">
            <text:p>RECONCILIATION!!!</text:p>
          </table:table-cell>
          <table:table-cell office:value-type="float" office:value="0" table:formula="of:=IF([.CY216]=[.CY217];[.CY217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A216]=[.DA217];[.DA217];&quot;RECONCILIATION!!!&quot;)" table:style-name="ce12">
            <text:p>RECONCILIATION!!!</text:p>
          </table:table-cell>
          <table:table-cell office:value-type="float" office:value="0" table:formula="of:=IF([.DB216]=[.DB217];[.DB217];&quot;RECONCILIATION!!!&quot;)" table:style-name="ce12">
            <text:p>0</text:p>
          </table:table-cell>
          <table:table-cell office:value-type="string" office:string-value="TRUE" table:formula="of:=IF([.DC216]=[.DC217];[.DC217];&quot;RECONCILIATION!!!&quot;)" table:style-name="ce12">
            <text:p>TRUE</text:p>
          </table:table-cell>
          <table:table-cell office:value-type="string" office:string-value="RECONCILIATION!!!" table:formula="of:=IF([.DD216]=[.DD217];[.DD217];&quot;RECONCILIATION!!!&quot;)" table:style-name="ce12">
            <text:p>RECONCILIATION!!!</text:p>
          </table:table-cell>
          <table:table-cell office:value-type="float" office:value="0" table:formula="of:=IF([.DE216]=[.DE217];[.DE217];&quot;RECONCILIATION!!!&quot;)" table:style-name="ce12">
            <text:p>0</text:p>
          </table:table-cell>
          <table:table-cell office:value-type="string" table:style-name="ce14">
            <text:p>15 minutes</text:p>
          </table:table-cell>
          <table:table-cell office:value-type="string" office:string-value="RECONCILIATION!!!" table:formula="of:=IF([.DG216]=[.DG217];[.DG217];&quot;RECONCILIATION!!!&quot;)" table:style-name="ce12">
            <text:p>RECONCILIATION!!!</text:p>
          </table:table-cell>
          <table:table-cell office:value-type="float" office:value="0" table:formula="of:=IF([.DH216]=[.DH217];[.DH217];&quot;RECONCILIATION!!!&quot;)" table:style-name="ce12">
            <text:p>0</text:p>
          </table:table-cell>
          <table:table-cell office:value-type="string" office:string-value="TRUE" table:formula="of:=IF([.DI216]=[.DI217];[.DI217];&quot;RECONCILIATION!!!&quot;)" table:style-name="ce12">
            <text:p>TRUE</text:p>
          </table:table-cell>
          <table:table-cell office:value-type="string" office:string-value="RECONCILIATION!!!" table:formula="of:=IF([.DJ216]=[.DJ217];[.DJ217];&quot;RECONCILIATION!!!&quot;)" table:style-name="ce12">
            <text:p>RECONCILIATION!!!</text:p>
          </table:table-cell>
          <table:table-cell office:value-type="float" office:value="0" table:formula="of:=IF([.DK216]=[.DK217];[.DK217];&quot;RECONCILIATION!!!&quot;)" table:style-name="ce12">
            <text:p>0</text:p>
          </table:table-cell>
          <table:table-cell office:value-type="string" table:style-name="ce12">
            <text:p>left external carotid artery</text:p>
          </table:table-cell>
          <table:table-cell office:value-type="string" office:string-value="RECONCILIATION!!!" table:formula="of:=IF([.DM216]=[.DM217];[.DM217];&quot;RECONCILIATION!!!&quot;)" table:style-name="ce12">
            <text:p>RECONCILIATION!!!</text:p>
          </table:table-cell>
          <table:table-cell office:value-type="float" office:value="0" table:formula="of:=IF([.DN216]=[.DN217];[.DN217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4:45:54</text:p>
          </table:table-cell>
          <table:table-cell office:value-type="string" table:style-name="ce1">
            <text:p>e99bd6b7-7e0b-4047-a4b3-b277aab80a2c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bb908542-b368-4016-8024-0fcf410db99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bba22cf-6441-400d-8ed7-995623d22a7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efff085-bc69-4f40-ae0a-3489838ae72a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ee4a28f4-bc1f-40fa-bea6-5d6595ff83e6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5121bd4e-4291-48bd-a6ce-feea9512c8f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a58e9a6-41cb-4671-a01f-588a99a5c5b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179ee82-18c8-4267-9513-866666fb4f81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2ac9951-b8db-4313-8c9a-8e8db104adc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86b7deb-8e46-452a-9d47-bfe445b4e91e</text:p>
          </table:table-cell>
          <table:table-cell table:style-name="ce1"/>
          <table:table-cell office:value-type="string" table:style-name="ce1">
            <text:p>4-0 monofilament</text:p>
          </table:table-cell>
          <table:table-cell office:value-type="string" table:style-name="ce1">
            <text:p>52db20b5-febd-4928-ac82-997a745e8a75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58643980-579a-4506-beac-5460aa9e0333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d89b2fc3-6396-4341-ba13-2ff13c23cee6</text:p>
          </table:table-cell>
          <table:table-cell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884c42c6-2bf3-4ffc-b6a8-690473d9edda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9425ee52-4f15-4f61-b474-7fb4205a1d5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5e89ee8-1f40-4fc3-9381-c2f803f403a8</text:p>
          </table:table-cell>
          <table:table-cell table:style-name="ce1"/>
          <table:table-cell office:value-type="string" table:style-name="ce1">
            <text:p>pentobarbital</text:p>
          </table:table-cell>
          <table:table-cell office:value-type="string" table:style-name="ce1">
            <text:p>70b54464-2b72-4899-b88e-034d626c68cc</text:p>
          </table:table-cell>
          <table:table-cell table:style-name="ce1"/>
          <table:table-cell office:value-type="string" table:style-name="ce1">
            <text:p>under a pathogen-free con- dition at about 22 °C on a 12 h light–dark cycle with free access to food and water</text:p>
          </table:table-cell>
          <table:table-cell office:value-type="string" table:style-name="ce1">
            <text:p>571deb1e-34f7-4cb1-ae5c-dbca8eef4d34</text:p>
          </table:table-cell>
          <table:table-cell table:style-name="ce1"/>
          <table:table-cell office:value-type="string" table:style-name="ce1">
            <text:p>uncoated</text:p>
          </table:table-cell>
          <table:table-cell office:value-type="string" table:style-name="ce1">
            <text:p>16c45058-bef4-4e1f-a6a8-217fc2586418</text:p>
          </table:table-cell>
          <table:table-cell table:style-name="ce1"/>
          <table:table-cell office:value-type="string" table:style-name="ce1">
            <text:p>Yan Qu</text:p>
          </table:table-cell>
          <table:table-cell office:value-type="string" table:style-name="ce1">
            <text:p>f741a33b-3a34-4778-943c-32abb40add29</text:p>
          </table:table-cell>
          <table:table-cell table:style-name="ce1"/>
          <table:table-cell office:value-type="string" table:style-name="ce1">
            <text:p>at the bifurcation of the anterior and middle cerebral ar- tery</text:p>
          </table:table-cell>
          <table:table-cell office:value-type="string" table:style-name="ce1">
            <text:p>79ef7f70-db68-4704-90af-a661c91540b6</text:p>
          </table:table-cell>
          <table:table-cell table:style-name="ce1"/>
          <table:table-cell office:value-type="string" table:style-name="ce1">
            <text:p>adult</text:p>
          </table:table-cell>
          <table:table-cell office:value-type="string" table:style-name="ce1">
            <text:p>9ddecf1b-ee40-4c84-9ef2-4e7f462ad6b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26fca47-c62c-404a-83be-529c53e4c954</text:p>
          </table:table-cell>
          <table:table-cell table:number-columns-repeated="4" table:style-name="ce1"/>
          <table:table-cell office:value-type="string" table:style-name="ce1">
            <text:p>melatonin</text:p>
          </table:table-cell>
          <table:table-cell office:value-type="string" table:style-name="ce1">
            <text:p>69685350-3b30-460c-bdb4-ff53cf0b0639</text:p>
          </table:table-cell>
          <table:table-cell table:number-columns-repeated="4" table:style-name="ce1"/>
          <table:table-cell office:value-type="string" table:style-name="ce1">
            <text:p>22-25g</text:p>
          </table:table-cell>
          <table:table-cell office:value-type="string" table:style-name="ce1">
            <text:p>9bebb0b1-d65e-482c-9728-19af7d2ecb9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59ff61c-abc4-452f-aade-84138520d2d6</text:p>
          </table:table-cell>
          <table:table-cell table:style-name="ce1"/>
          <table:table-cell office:value-type="string" table:style-name="ce1">
            <text:p>yanqu0123@163.com</text:p>
          </table:table-cell>
          <table:table-cell office:value-type="string" table:style-name="ce1">
            <text:p>d7c73533-ec7b-4a5f-8a08-36127aa82d7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e4df82f-f462-4613-9dd3-0b1419b1bf2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a4910953-42c3-464d-815f-ca02004a5f4d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b450670-464b-48a8-a07a-6168d02834d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3d81bc6-a0f0-4c56-b230-4f25c89b1c9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30c3339-994b-46b9-9274-347177150424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ec46c4e-78e5-44e0-8a4d-d559cc8ad7c5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e4efd08e-603c-423b-96d9-55453b911578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07:20:12</text:p>
          </table:table-cell>
          <table:table-cell office:value-type="string" table:style-name="ce1">
            <text:p>e99bd6b7-7e0b-4047-a4b3-b277aab80a2c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bbcc4077-8eb7-4af1-a4bd-17c255bba2a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77d6f8c-b5e8-437a-abd7-2e280616b58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ec34353-671c-49ea-88a9-613d3234b866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20353388-4a77-4b42-a219-10e4529ad16c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a85cd162-a328-4b26-b9a6-6699628f7a9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ce56674-3934-430b-bef9-d6fdffe7651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339822b-4938-44fc-9ca7-23f9cb07964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bab62c95-da16-4a78-a7ce-b848bbb0a7f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82a6c93-de43-4e3f-9968-63ab6207ad8f</text:p>
          </table:table-cell>
          <table:table-cell table:style-name="ce1"/>
          <table:table-cell office:value-type="string" table:style-name="ce1">
            <text:p>4-0</text:p>
          </table:table-cell>
          <table:table-cell office:value-type="string" table:style-name="ce1">
            <text:p>84d4c7dc-6e77-4cce-8473-f01a9a457a1b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e0ad7beb-bf6a-4e0f-aad9-67cfbabe162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46d666c3-acfa-476f-a33a-429217e433b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d722b4d-27c1-40fa-94bd-4f3c1ec5e527</text:p>
          </table:table-cell>
          <table:table-cell office:value-type="string" table:style-name="ce1">
            <text:p>were fed under a pathogen-free condition at about 22 °C on a 12 h light–dark cycle with free access to food and water.</text:p>
          </table:table-cell>
          <table:table-cell office:value-type="string" table:style-name="ce1">
            <text:p>not reported</text:p>
          </table:table-cell>
          <table:table-cell office:value-type="string" table:style-name="ce1">
            <text:p>07cf05ad-c093-47b3-ba04-f0c438a5372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f533371-0b9e-4638-8ccb-57acf0c35009</text:p>
          </table:table-cell>
          <table:table-cell office:value-type="string" table:style-name="ce1">
            <text:p>data from graphics</text:p>
          </table:table-cell>
          <table:table-cell office:value-type="string" table:style-name="ce1">
            <text:p>pentobarbital sodium (50 mg/kg)</text:p>
          </table:table-cell>
          <table:table-cell office:value-type="string" table:style-name="ce1">
            <text:p>2b687009-10eb-48cf-80a1-072efc588f87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11a503d1-2b49-408a-ad57-559e7b619537</text:p>
          </table:table-cell>
          <table:table-cell table:style-name="ce1"/>
          <table:table-cell office:value-type="string" table:style-name="ce1">
            <text:p>Yan Qu</text:p>
          </table:table-cell>
          <table:table-cell office:value-type="string" table:style-name="ce1">
            <text:p>6728665b-5f62-4d13-a628-679e55f46744</text:p>
          </table:table-cell>
          <table:table-cell table:style-name="ce1"/>
          <table:table-cell office:value-type="string" table:style-name="ce1">
            <text:p>bifurcation of anterior and middle cerebral artery</text:p>
          </table:table-cell>
          <table:table-cell office:value-type="string" table:style-name="ce1">
            <text:p>53fadafe-2732-4250-84bf-a0736a4c233d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30502f09-98c3-4d16-8a34-f96bd439b8b2</text:p>
          </table:table-cell>
          <table:table-cell table:number-columns-repeated="4" table:style-name="ce1"/>
          <table:table-cell office:value-type="string" table:style-name="ce1">
            <text:p>Mel, DMSO</text:p>
          </table:table-cell>
          <table:table-cell office:value-type="string" table:style-name="ce1">
            <text:p>c56cd0e1-5e17-41a9-8303-daa9b170fbc0</text:p>
          </table:table-cell>
          <table:table-cell table:style-name="ce1"/>
          <table:table-cell office:value-type="string" table:style-name="ce1">
            <text:p>sharpened 4–0 monofilament nylon suture</text:p>
          </table:table-cell>
          <table:table-cell office:value-type="string" table:style-name="ce1">
            <text:p>3ee3b57e-0e9e-4dc7-9c28-f1abbf2c8325</text:p>
          </table:table-cell>
          <table:table-cell table:style-name="ce1"/>
          <table:table-cell office:value-type="string" table:style-name="ce1">
            <text:p>22-25 g</text:p>
          </table:table-cell>
          <table:table-cell office:value-type="string" table:style-name="ce1">
            <text:p>b7e5d64a-9569-4bc2-85f9-cb32f79fcac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e707042-718c-4c75-a077-e6bcfd5a7b2f</text:p>
          </table:table-cell>
          <table:table-cell table:style-name="ce1"/>
          <table:table-cell office:value-type="string" table:style-name="ce1">
            <text:p>yanqu0123@163.com</text:p>
          </table:table-cell>
          <table:table-cell office:value-type="string" table:style-name="ce1">
            <text:p>aab8e9e3-f9cc-4f63-a241-330c470258fe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5c4d40e7-4dbf-430a-947f-58dc135b2e1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41620601-f69a-49f1-b83d-5b97fc5328ac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acace85-ae80-47d9-b28c-041234360a2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be12b3b-c32d-4ba0-8d20-e6354911932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71eb9c9-9ea1-45d6-a6cb-f615e349e9a1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95ba4d1-f4e0-49b0-96a4-1bf75656d6ee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f2152d86-9351-42e1-90dc-63d5ecddf939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e99bd6b7-7e0b-4047-a4b3-b277aab80a2c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219]=[.E220];[.E220];&quot;RECONCILIATION!!!&quot;)" table:style-name="ce12">
            <text:p>TRUE</text:p>
          </table:table-cell>
          <table:table-cell office:value-type="string" office:string-value="RECONCILIATION!!!" table:formula="of:=IF([.F219]=[.F220];[.F220];&quot;RECONCILIATION!!!&quot;)" table:style-name="ce12">
            <text:p>RECONCILIATION!!!</text:p>
          </table:table-cell>
          <table:table-cell office:value-type="float" office:value="0" table:formula="of:=IF([.G219]=[.G220];[.G220];&quot;RECONCILIATION!!!&quot;)" table:style-name="ce12">
            <text:p>0</text:p>
          </table:table-cell>
          <table:table-cell office:value-type="string" office:string-value="TRUE" table:formula="of:=IF([.H219]=[.H220];[.H220];&quot;RECONCILIATION!!!&quot;)" table:style-name="ce12">
            <text:p>TRUE</text:p>
          </table:table-cell>
          <table:table-cell office:value-type="string" office:string-value="RECONCILIATION!!!" table:formula="of:=IF([.I219]=[.I220];[.I220];&quot;RECONCILIATION!!!&quot;)" table:style-name="ce12">
            <text:p>RECONCILIATION!!!</text:p>
          </table:table-cell>
          <table:table-cell office:value-type="float" office:value="0" table:formula="of:=IF([.J219]=[.J220];[.J220];&quot;RECONCILIATION!!!&quot;)" table:style-name="ce12">
            <text:p>0</text:p>
          </table:table-cell>
          <table:table-cell office:value-type="string" office:string-value="not reported" table:formula="of:=IF([.K219]=[.K220];[.K220];&quot;RECONCILIATION!!!&quot;)" table:style-name="ce12">
            <text:p>not reported</text:p>
          </table:table-cell>
          <table:table-cell office:value-type="string" office:string-value="RECONCILIATION!!!" table:formula="of:=IF([.L219]=[.L220];[.L220];&quot;RECONCILIATION!!!&quot;)" table:style-name="ce12">
            <text:p>RECONCILIATION!!!</text:p>
          </table:table-cell>
          <table:table-cell office:value-type="float" office:value="0" table:formula="of:=IF([.M219]=[.M220];[.M220];&quot;RECONCILIATION!!!&quot;)" table:style-name="ce12">
            <text:p>0</text:p>
          </table:table-cell>
          <table:table-cell office:value-type="string" office:string-value="C57BL/6J" table:formula="of:=IF([.N219]=[.N220];[.N220];&quot;RECONCILIATION!!!&quot;)" table:style-name="ce12">
            <text:p>C57BL/6J</text:p>
          </table:table-cell>
          <table:table-cell office:value-type="string" office:string-value="RECONCILIATION!!!" table:formula="of:=IF([.O219]=[.O220];[.O220];&quot;RECONCILIATION!!!&quot;)" table:style-name="ce12">
            <text:p>RECONCILIATION!!!</text:p>
          </table:table-cell>
          <table:table-cell office:value-type="float" office:value="0" table:formula="of:=IF([.P219]=[.P220];[.P220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19]=[.R220];[.R220];&quot;RECONCILIATION!!!&quot;)" table:style-name="ce12">
            <text:p>RECONCILIATION!!!</text:p>
          </table:table-cell>
          <table:table-cell office:value-type="float" office:value="0" table:formula="of:=IF([.S219]=[.S220];[.S220];&quot;RECONCILIATION!!!&quot;)" table:style-name="ce12">
            <text:p>0</text:p>
          </table:table-cell>
          <table:table-cell office:value-type="string" office:string-value="TRUE" table:formula="of:=IF([.T219]=[.T220];[.T220];&quot;RECONCILIATION!!!&quot;)" table:style-name="ce12">
            <text:p>TRUE</text:p>
          </table:table-cell>
          <table:table-cell office:value-type="string" office:string-value="RECONCILIATION!!!" table:formula="of:=IF([.U219]=[.U220];[.U220];&quot;RECONCILIATION!!!&quot;)" table:style-name="ce12">
            <text:p>RECONCILIATION!!!</text:p>
          </table:table-cell>
          <table:table-cell office:value-type="float" office:value="0" table:formula="of:=IF([.V219]=[.V220];[.V220];&quot;RECONCILIATION!!!&quot;)" table:style-name="ce12">
            <text:p>0</text:p>
          </table:table-cell>
          <table:table-cell office:value-type="string" office:string-value="FALSE" table:formula="of:=IF([.W219]=[.W220];[.W220];&quot;RECONCILIATION!!!&quot;)" table:style-name="ce12">
            <text:p>FALSE</text:p>
          </table:table-cell>
          <table:table-cell office:value-type="string" office:string-value="RECONCILIATION!!!" table:formula="of:=IF([.X219]=[.X220];[.X220];&quot;RECONCILIATION!!!&quot;)" table:style-name="ce12">
            <text:p>RECONCILIATION!!!</text:p>
          </table:table-cell>
          <table:table-cell office:value-type="float" office:value="0" table:formula="of:=IF([.Y219]=[.Y220];[.Y220];&quot;RECONCILIATION!!!&quot;)" table:style-name="ce12">
            <text:p>0</text:p>
          </table:table-cell>
          <table:table-cell office:value-type="string" office:string-value="not reported" table:formula="of:=IF([.Z219]=[.Z220];[.Z220];&quot;RECONCILIATION!!!&quot;)" table:style-name="ce12">
            <text:p>not reported</text:p>
          </table:table-cell>
          <table:table-cell office:value-type="string" office:string-value="RECONCILIATION!!!" table:formula="of:=IF([.AA219]=[.AA220];[.AA220];&quot;RECONCILIATION!!!&quot;)" table:style-name="ce12">
            <text:p>RECONCILIATION!!!</text:p>
          </table:table-cell>
          <table:table-cell office:value-type="float" office:value="0" table:formula="of:=IF([.AB219]=[.AB220];[.AB220];&quot;RECONCILIATION!!!&quot;)" table:style-name="ce12">
            <text:p>0</text:p>
          </table:table-cell>
          <table:table-cell office:value-type="string" office:string-value="TRUE" table:formula="of:=IF([.AC219]=[.AC220];[.AC220];&quot;RECONCILIATION!!!&quot;)" table:style-name="ce12">
            <text:p>TRUE</text:p>
          </table:table-cell>
          <table:table-cell office:value-type="string" office:string-value="RECONCILIATION!!!" table:formula="of:=IF([.AD219]=[.AD220];[.AD220];&quot;RECONCILIATION!!!&quot;)" table:style-name="ce12">
            <text:p>RECONCILIATION!!!</text:p>
          </table:table-cell>
          <table:table-cell office:value-type="float" office:value="0" table:formula="of:=IF([.AE219]=[.AE220];[.AE220];&quot;RECONCILIATION!!!&quot;)" table:style-name="ce12">
            <text:p>0</text:p>
          </table:table-cell>
          <table:table-cell office:value-type="string" table:style-name="ce12">
            <text:p>4-0</text:p>
          </table:table-cell>
          <table:table-cell office:value-type="string" office:string-value="RECONCILIATION!!!" table:formula="of:=IF([.AG219]=[.AG220];[.AG220];&quot;RECONCILIATION!!!&quot;)" table:style-name="ce12">
            <text:p>RECONCILIATION!!!</text:p>
          </table:table-cell>
          <table:table-cell office:value-type="float" office:value="0" table:formula="of:=IF([.AH219]=[.AH220];[.AH220];&quot;RECONCILIATION!!!&quot;)" table:style-name="ce12">
            <text:p>0</text:p>
          </table:table-cell>
          <table:table-cell office:value-type="string" office:string-value="Injective" table:formula="of:=IF([.AI219]=[.AI220];[.AI220];&quot;RECONCILIATION!!!&quot;)" table:style-name="ce12">
            <text:p>Injective</text:p>
          </table:table-cell>
          <table:table-cell office:value-type="string" office:string-value="RECONCILIATION!!!" table:formula="of:=IF([.AJ219]=[.AJ220];[.AJ220];&quot;RECONCILIATION!!!&quot;)" table:style-name="ce12">
            <text:p>RECONCILIATION!!!</text:p>
          </table:table-cell>
          <table:table-cell office:value-type="float" office:value="0" table:formula="of:=IF([.AK219]=[.AK220];[.AK220];&quot;RECONCILIATION!!!&quot;)" table:style-name="ce12">
            <text:p>0</text:p>
          </table:table-cell>
          <table:table-cell office:value-type="float" office:value="37" table:formula="of:=IF([.AL219]=[.AL220];[.AL220];&quot;RECONCILIATION!!!&quot;)" table:style-name="ce12">
            <text:p>37</text:p>
          </table:table-cell>
          <table:table-cell office:value-type="string" office:string-value="RECONCILIATION!!!" table:formula="of:=IF([.AM219]=[.AM220];[.AM220];&quot;RECONCILIATION!!!&quot;)" table:style-name="ce12">
            <text:p>RECONCILIATION!!!</text:p>
          </table:table-cell>
          <table:table-cell office:value-type="float" office:value="0" table:formula="of:=IF([.AN219]=[.AN220];[.AN220];&quot;RECONCILIATION!!!&quot;)" table:style-name="ce12">
            <text:p>0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219]=[.AP220];[.AP220];&quot;RECONCILIATION!!!&quot;)" table:style-name="ce12">
            <text:p>RECONCILIATION!!!</text:p>
          </table:table-cell>
          <table:table-cell table:style-name="ce12"/>
          <table:table-cell office:value-type="string" table:style-name="ce14">
            <text:p>no</text:p>
          </table:table-cell>
          <table:table-cell office:value-type="string" office:string-value="RECONCILIATION!!!" table:formula="of:=IF([.AS219]=[.AS220];[.AS220];&quot;RECONCILIATION!!!&quot;)" table:style-name="ce12">
            <text:p>RECONCILIATION!!!</text:p>
          </table:table-cell>
          <table:table-cell office:value-type="float" office:value="0" table:formula="of:=IF([.AT219]=[.AT220];[.AT220];&quot;RECONCILIATION!!!&quot;)" table:style-name="ce12">
            <text:p>0</text:p>
          </table:table-cell>
          <table:table-cell office:value-type="string" office:string-value="TRUE" table:formula="of:=IF([.AU219]=[.AU220];[.AU220];&quot;RECONCILIATION!!!&quot;)" table:style-name="ce12">
            <text:p>TRUE</text:p>
          </table:table-cell>
          <table:table-cell office:value-type="string" office:string-value="RECONCILIATION!!!" table:formula="of:=IF([.AV219]=[.AV220];[.AV220];&quot;RECONCILIATION!!!&quot;)" table:style-name="ce12">
            <text:p>RECONCILIATION!!!</text:p>
          </table:table-cell>
          <table:table-cell office:value-type="string" table:style-name="ce12">
            <text:p>data from graphics</text:p>
          </table:table-cell>
          <table:table-cell office:value-type="string" table:style-name="ce8">
            <text:p>pentobarbital sodium (50 mg/kg)</text:p>
          </table:table-cell>
          <table:table-cell office:value-type="string" office:string-value="RECONCILIATION!!!" table:formula="of:=IF([.AY219]=[.AY220];[.AY220];&quot;RECONCILIATION!!!&quot;)" table:style-name="ce12">
            <text:p>RECONCILIATION!!!</text:p>
          </table:table-cell>
          <table:table-cell office:value-type="float" office:value="0" table:formula="of:=IF([.AZ219]=[.AZ220];[.AZ220];&quot;RECONCILIATION!!!&quot;)" table:style-name="ce12">
            <text:p>0</text:p>
          </table:table-cell>
          <table:table-cell office:value-type="string" table:style-name="ce8">
            <text:p>under a pathogen-free condition at about 22 °C on a 12 h light–dark cycle with free access to food and water</text:p>
          </table:table-cell>
          <table:table-cell office:value-type="string" office:string-value="RECONCILIATION!!!" table:formula="of:=IF([.BB219]=[.BB220];[.BB220];&quot;RECONCILIATION!!!&quot;)" table:style-name="ce12">
            <text:p>RECONCILIATION!!!</text:p>
          </table:table-cell>
          <table:table-cell office:value-type="float" office:value="0" table:formula="of:=IF([.BC219]=[.BC220];[.BC220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19]=[.BE220];[.BE220];&quot;RECONCILIATION!!!&quot;)" table:style-name="ce12">
            <text:p>RECONCILIATION!!!</text:p>
          </table:table-cell>
          <table:table-cell office:value-type="float" office:value="0" table:formula="of:=IF([.BF219]=[.BF220];[.BF220];&quot;RECONCILIATION!!!&quot;)" table:style-name="ce12">
            <text:p>0</text:p>
          </table:table-cell>
          <table:table-cell office:value-type="string" office:string-value="Yan Qu" table:formula="of:=IF([.BG219]=[.BG220];[.BG220];&quot;RECONCILIATION!!!&quot;)" table:style-name="ce12">
            <text:p>Yan Qu</text:p>
          </table:table-cell>
          <table:table-cell office:value-type="string" office:string-value="RECONCILIATION!!!" table:formula="of:=IF([.BH219]=[.BH220];[.BH220];&quot;RECONCILIATION!!!&quot;)" table:style-name="ce12">
            <text:p>RECONCILIATION!!!</text:p>
          </table:table-cell>
          <table:table-cell office:value-type="float" office:value="0" table:formula="of:=IF([.BI219]=[.BI220];[.BI220];&quot;RECONCILIATION!!!&quot;)" table:style-name="ce12">
            <text:p>0</text:p>
          </table:table-cell>
          <table:table-cell office:value-type="string" table:style-name="ce8">
            <text:p>bifurcation of anterior and middle cerebral artery</text:p>
          </table:table-cell>
          <table:table-cell office:value-type="string" office:string-value="RECONCILIATION!!!" table:formula="of:=IF([.BK219]=[.BK220];[.BK220];&quot;RECONCILIATION!!!&quot;)" table:style-name="ce12">
            <text:p>RECONCILIATION!!!</text:p>
          </table:table-cell>
          <table:table-cell office:value-type="float" office:value="0" table:formula="of:=IF([.BL219]=[.BL220];[.BL220];&quot;RECONCILIATION!!!&quot;)" table:style-name="ce12">
            <text:p>0</text:p>
          </table:table-cell>
          <table:table-cell office:value-type="string" table:style-name="ce12">
            <text:p>adult, not reported</text:p>
          </table:table-cell>
          <table:table-cell office:value-type="string" office:string-value="RECONCILIATION!!!" table:formula="of:=IF([.BN219]=[.BN220];[.BN220];&quot;RECONCILIATION!!!&quot;)" table:style-name="ce12">
            <text:p>RECONCILIATION!!!</text:p>
          </table:table-cell>
          <table:table-cell office:value-type="string" table:style-name="ce12">
            <text:p>adult</text:p>
          </table:table-cell>
          <table:table-cell office:value-type="string" table:style-name="ce14">
            <text:p>FALSE</text:p>
          </table:table-cell>
          <table:table-cell office:value-type="string" office:string-value="RECONCILIATION!!!" table:formula="of:=IF([.BQ219]=[.BQ220];[.BQ220];&quot;RECONCILIATION!!!&quot;)" table:style-name="ce12">
            <text:p>RECONCILIATION!!!</text:p>
          </table:table-cell>
          <table:table-cell office:value-type="float" office:value="0" table:formula="of:=IF([.BR219]=[.BR220];[.BR220];&quot;RECONCILIATION!!!&quot;)" table:style-name="ce12">
            <text:p>0</text:p>
          </table:table-cell>
          <table:table-cell office:value-type="float" office:value="0" table:formula="of:=IF([.BS219]=[.BS220];[.BS220];&quot;RECONCILIATION!!!&quot;)" table:style-name="ce12">
            <text:p>0</text:p>
          </table:table-cell>
          <table:table-cell office:value-type="float" office:value="0" table:formula="of:=IF([.BT219]=[.BT220];[.BT220];&quot;RECONCILIATION!!!&quot;)" table:style-name="ce12">
            <text:p>0</text:p>
          </table:table-cell>
          <table:table-cell office:value-type="float" office:value="0" table:formula="of:=IF([.BU219]=[.BU220];[.BU220];&quot;RECONCILIATION!!!&quot;)" table:style-name="ce12">
            <text:p>0</text:p>
          </table:table-cell>
          <table:table-cell office:value-type="string" table:style-name="ce14">
            <text:p>melatonin</text:p>
          </table:table-cell>
          <table:table-cell office:value-type="string" office:string-value="RECONCILIATION!!!" table:formula="of:=IF([.BW219]=[.BW220];[.BW220];&quot;RECONCILIATION!!!&quot;)" table:style-name="ce12">
            <text:p>RECONCILIATION!!!</text:p>
          </table:table-cell>
          <table:table-cell office:value-type="float" office:value="0" table:formula="of:=IF([.BX219]=[.BX220];[.BX220];&quot;RECONCILIATION!!!&quot;)" table:style-name="ce12">
            <text:p>0</text:p>
          </table:table-cell>
          <table:table-cell office:value-type="string" table:style-name="ce8">
            <text:p>sharpened 4–0 monofilament nylon suture</text:p>
          </table:table-cell>
          <table:table-cell office:value-type="string" office:string-value="RECONCILIATION!!!" table:formula="of:=IF([.BZ219]=[.BZ220];[.BZ220];&quot;RECONCILIATION!!!&quot;)" table:style-name="ce12">
            <text:p>RECONCILIATION!!!</text:p>
          </table:table-cell>
          <table:table-cell office:value-type="float" office:value="0" table:formula="of:=IF([.CA219]=[.CA220];[.CA220];&quot;RECONCILIATION!!!&quot;)" table:style-name="ce12">
            <text:p>0</text:p>
          </table:table-cell>
          <table:table-cell office:value-type="string" table:style-name="ce8">
            <text:p>22-25 g</text:p>
          </table:table-cell>
          <table:table-cell office:value-type="string" office:string-value="RECONCILIATION!!!" table:formula="of:=IF([.CC219]=[.CC220];[.CC220];&quot;RECONCILIATION!!!&quot;)" table:style-name="ce12">
            <text:p>RECONCILIATION!!!</text:p>
          </table:table-cell>
          <table:table-cell office:value-type="float" office:value="0" table:formula="of:=IF([.CD219]=[.CD220];[.CD220];&quot;RECONCILIATION!!!&quot;)" table:style-name="ce12">
            <text:p>0</text:p>
          </table:table-cell>
          <table:table-cell office:value-type="string" office:string-value="TRUE" table:formula="of:=IF([.CE219]=[.CE220];[.CE220];&quot;RECONCILIATION!!!&quot;)" table:style-name="ce12">
            <text:p>TRUE</text:p>
          </table:table-cell>
          <table:table-cell office:value-type="string" office:string-value="RECONCILIATION!!!" table:formula="of:=IF([.CF219]=[.CF220];[.CF220];&quot;RECONCILIATION!!!&quot;)" table:style-name="ce12">
            <text:p>RECONCILIATION!!!</text:p>
          </table:table-cell>
          <table:table-cell office:value-type="float" office:value="0" table:formula="of:=IF([.CG219]=[.CG220];[.CG220];&quot;RECONCILIATION!!!&quot;)" table:style-name="ce12">
            <text:p>0</text:p>
          </table:table-cell>
          <table:table-cell office:value-type="string" office:string-value="yanqu0123@163.com" table:formula="of:=IF([.CH219]=[.CH220];[.CH220];&quot;RECONCILIATION!!!&quot;)" table:style-name="ce12">
            <text:p>yanqu0123@163.com</text:p>
          </table:table-cell>
          <table:table-cell office:value-type="string" office:string-value="RECONCILIATION!!!" table:formula="of:=IF([.CI219]=[.CI220];[.CI220];&quot;RECONCILIATION!!!&quot;)" table:style-name="ce12">
            <text:p>RECONCILIATION!!!</text:p>
          </table:table-cell>
          <table:table-cell office:value-type="float" office:value="0" table:formula="of:=IF([.CJ219]=[.CJ220];[.CJ220];&quot;RECONCILIATION!!!&quot;)" table:style-name="ce12">
            <text:p>0</text:p>
          </table:table-cell>
          <table:table-cell office:value-type="float" office:value="0" table:formula="of:=IF([.CK219]=[.CK220];[.CK220];&quot;RECONCILIATION!!!&quot;)" table:style-name="ce12">
            <text:p>0</text:p>
          </table:table-cell>
          <table:table-cell office:value-type="float" office:value="0" table:formula="of:=IF([.CL219]=[.CL220];[.CL220];&quot;RECONCILIATION!!!&quot;)" table:style-name="ce12">
            <text:p>0</text:p>
          </table:table-cell>
          <table:table-cell office:value-type="float" office:value="0" table:formula="of:=IF([.CM219]=[.CM220];[.CM220];&quot;RECONCILIATION!!!&quot;)" table:style-name="ce12">
            <text:p>0</text:p>
          </table:table-cell>
          <table:table-cell office:value-type="string" office:string-value="FALSE" table:formula="of:=IF([.CN219]=[.CN220];[.CN220];&quot;RECONCILIATION!!!&quot;)" table:style-name="ce12">
            <text:p>FALSE</text:p>
          </table:table-cell>
          <table:table-cell office:value-type="string" office:string-value="RECONCILIATION!!!" table:formula="of:=IF([.CO219]=[.CO220];[.CO220];&quot;RECONCILIATION!!!&quot;)" table:style-name="ce12">
            <text:p>RECONCILIATION!!!</text:p>
          </table:table-cell>
          <table:table-cell office:value-type="float" office:value="0" table:formula="of:=IF([.CP219]=[.CP220];[.CP220];&quot;RECONCILIATION!!!&quot;)" table:style-name="ce12">
            <text:p>0</text:p>
          </table:table-cell>
          <table:table-cell office:value-type="float" office:value="23" table:formula="of:=IF([.CQ219]=[.CQ220];[.CQ220];&quot;RECONCILIATION!!!&quot;)" table:style-name="ce12">
            <text:p>23</text:p>
          </table:table-cell>
          <table:table-cell office:value-type="string" office:string-value="RECONCILIATION!!!" table:formula="of:=IF([.CR219]=[.CR220];[.CR220];&quot;RECONCILIATION!!!&quot;)" table:style-name="ce12">
            <text:p>RECONCILIATION!!!</text:p>
          </table:table-cell>
          <table:table-cell office:value-type="float" office:value="0" table:formula="of:=IF([.CS219]=[.CS220];[.CS220];&quot;RECONCILIATION!!!&quot;)" table:style-name="ce12">
            <text:p>0</text:p>
          </table:table-cell>
          <table:table-cell office:value-type="float" office:value="0" table:formula="of:=IF([.CT219]=[.CT220];[.CT220];&quot;RECONCILIATION!!!&quot;)" table:style-name="ce12">
            <text:p>0</text:p>
          </table:table-cell>
          <table:table-cell office:value-type="float" office:value="0" table:formula="of:=IF([.CU219]=[.CU220];[.CU220];&quot;RECONCILIATION!!!&quot;)" table:style-name="ce12">
            <text:p>0</text:p>
          </table:table-cell>
          <table:table-cell office:value-type="float" office:value="0" table:formula="of:=IF([.CV219]=[.CV220];[.CV220];&quot;RECONCILIATION!!!&quot;)" table:style-name="ce12">
            <text:p>0</text:p>
          </table:table-cell>
          <table:table-cell office:value-type="string" office:string-value="TRUE" table:formula="of:=IF([.CW219]=[.CW220];[.CW220];&quot;RECONCILIATION!!!&quot;)" table:style-name="ce12">
            <text:p>TRUE</text:p>
          </table:table-cell>
          <table:table-cell office:value-type="string" office:string-value="RECONCILIATION!!!" table:formula="of:=IF([.CX219]=[.CX220];[.CX220];&quot;RECONCILIATION!!!&quot;)" table:style-name="ce12">
            <text:p>RECONCILIATION!!!</text:p>
          </table:table-cell>
          <table:table-cell office:value-type="float" office:value="0" table:formula="of:=IF([.CY219]=[.CY220];[.CY220];&quot;RECONCILIATION!!!&quot;)" table:style-name="ce12">
            <text:p>0</text:p>
          </table:table-cell>
          <table:table-cell office:value-type="string" office:string-value="TRUE" table:formula="of:=IF([.CZ219]=[.CZ220];[.CZ220];&quot;RECONCILIATION!!!&quot;)" table:style-name="ce12">
            <text:p>TRUE</text:p>
          </table:table-cell>
          <table:table-cell office:value-type="string" office:string-value="RECONCILIATION!!!" table:formula="of:=IF([.DA219]=[.DA220];[.DA220];&quot;RECONCILIATION!!!&quot;)" table:style-name="ce12">
            <text:p>RECONCILIATION!!!</text:p>
          </table:table-cell>
          <table:table-cell office:value-type="float" office:value="0" table:formula="of:=IF([.DB219]=[.DB220];[.DB220];&quot;RECONCILIATION!!!&quot;)" table:style-name="ce12">
            <text:p>0</text:p>
          </table:table-cell>
          <table:table-cell office:value-type="string" office:string-value="TRUE" table:formula="of:=IF([.DC219]=[.DC220];[.DC220];&quot;RECONCILIATION!!!&quot;)" table:style-name="ce12">
            <text:p>TRUE</text:p>
          </table:table-cell>
          <table:table-cell office:value-type="string" office:string-value="RECONCILIATION!!!" table:formula="of:=IF([.DD219]=[.DD220];[.DD220];&quot;RECONCILIATION!!!&quot;)" table:style-name="ce12">
            <text:p>RECONCILIATION!!!</text:p>
          </table:table-cell>
          <table:table-cell office:value-type="float" office:value="0" table:formula="of:=IF([.DE219]=[.DE220];[.DE220];&quot;RECONCILIATION!!!&quot;)" table:style-name="ce12">
            <text:p>0</text:p>
          </table:table-cell>
          <table:table-cell office:value-type="float" office:value="0" table:formula="of:=IF([.DF219]=[.DF220];[.DF220];&quot;RECONCILIATION!!!&quot;)" table:style-name="ce12">
            <text:p>0</text:p>
          </table:table-cell>
          <table:table-cell office:value-type="float" office:value="0" table:formula="of:=IF([.DG219]=[.DG220];[.DG220];&quot;RECONCILIATION!!!&quot;)" table:style-name="ce12">
            <text:p>0</text:p>
          </table:table-cell>
          <table:table-cell office:value-type="float" office:value="0" table:formula="of:=IF([.DH219]=[.DH220];[.DH220];&quot;RECONCILIATION!!!&quot;)" table:style-name="ce12">
            <text:p>0</text:p>
          </table:table-cell>
          <table:table-cell office:value-type="string" office:string-value="TRUE" table:formula="of:=IF([.DI219]=[.DI220];[.DI220];&quot;RECONCILIATION!!!&quot;)" table:style-name="ce12">
            <text:p>TRUE</text:p>
          </table:table-cell>
          <table:table-cell office:value-type="string" office:string-value="RECONCILIATION!!!" table:formula="of:=IF([.DJ219]=[.DJ220];[.DJ220];&quot;RECONCILIATION!!!&quot;)" table:style-name="ce12">
            <text:p>RECONCILIATION!!!</text:p>
          </table:table-cell>
          <table:table-cell office:value-type="float" office:value="0" table:formula="of:=IF([.DK219]=[.DK220];[.DK220];&quot;RECONCILIATION!!!&quot;)" table:style-name="ce12">
            <text:p>0</text:p>
          </table:table-cell>
          <table:table-cell office:value-type="string" table:style-name="ce12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2 18:55:10</text:p>
          </table:table-cell>
          <table:table-cell office:value-type="string" table:style-name="ce1">
            <text:p>ec442e33-ed03-4752-b873-f45d3fad71de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b0e2274f-c571-4e99-8fb4-24e77c88ba5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46911ab-b5e3-4aa6-9ab5-f2145d78435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a06f738-ed75-4d3d-8f12-190b456efae5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37cb5feb-2484-4b0e-91e5-a0ac3c4c31bb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204ee320-fa51-4ff5-a9fa-71bf01d67aa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453fdab-1a54-4f7a-bddb-13ae2ba5019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3a22f7b-e96e-4aed-a5e2-6876eced333b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b3e2fe4d-89c1-4aa8-9bb7-67f1b079d75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ae06ca6-ccc8-4d42-b2c9-81ec983602e0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258a514f-06a7-493d-83ae-32c9942deeaa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f4dbccd3-3fb1-485f-aab4-2c709539d849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e544393b-93d7-4318-858f-cadd9c5c656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1851dd45-a571-4a71-9974-7ebe415653be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4f40e268-b325-43ea-8642-8b02cef7c6c0</text:p>
          </table:table-cell>
          <table:table-cell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880565a3-572d-4df2-a4da-a9f77a01c3b7</text:p>
          </table:table-cell>
          <table:table-cell table:number-columns-repeated="4" table:style-name="ce1"/>
          <table:table-cell office:value-type="string" table:style-name="ce1">
            <text:p>8-10 weeks<text:s/></text:p>
          </table:table-cell>
          <table:table-cell office:value-type="string" table:style-name="ce1">
            <text:p>31d5f933-cf1f-4cbd-83fa-590cf4e5aa2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da62e5f-5ba9-4ac6-8ddc-f8b45ece117e</text:p>
          </table:table-cell>
          <table:table-cell table:number-columns-repeated="4" table:style-name="ce1"/>
          <table:table-cell office:value-type="string" table:style-name="ce1">
            <text:p>Two-Photon Intravital Microscopy</text:p>
          </table:table-cell>
          <table:table-cell office:value-type="string" table:style-name="ce1">
            <text:p>97964da0-3651-495d-9f8d-1bca9f32628a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4f88a25b-f5df-489f-bc1f-0d04ad9281a5</text:p>
          </table:table-cell>
          <table:table-cell table:style-name="ce1"/>
          <table:table-cell office:value-type="string" table:style-name="ce1">
            <text:p>nikolaus.plesnila@med.uni-muenchen.de</text:p>
          </table:table-cell>
          <table:table-cell office:value-type="string" table:style-name="ce1">
            <text:p>c0ae6ffe-8a62-40c0-85c5-cde5efe0d1a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3c2e42c-72b8-4046-930d-d5a50338b6d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b77937d-a741-4118-a607-4c5943c872cb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4f680be-c90e-4d23-9a50-aecccf3cec2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2c443ae-a5a8-479f-928a-1013bd60c88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c4cf60f-edbb-4af3-96a8-7b9e52a0193d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b720e52-7514-45a0-9f31-a4cb0d728581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cc7bf2b8-0b63-4bbb-8467-de03904214f9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11:43:02</text:p>
          </table:table-cell>
          <table:table-cell office:value-type="string" table:style-name="ce1">
            <text:p>ec442e33-ed03-4752-b873-f45d3fad71de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e5f09862-309a-4c8d-8ee7-d6298d8045a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a01892f-239f-4e5e-9e97-856855557f7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a7b13efd-d88d-4adb-a7c5-22a3b6f3d3d0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1df98c07-afd6-420f-bc9b-3ede3aa502f8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3f8a76fc-6443-43a2-9fae-913c126b5c2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73322da-b8d9-4179-8173-0c0eaa1efe9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4e3b9686-1b13-429e-95ec-de6578d3a56c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758d93df-67ee-4bf8-a5f5-275c60b9f2b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64aa8a1-fa08-476d-989e-9a27173e6524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5ac4a872-0c64-48be-8052-6f09cf80011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f73cb948-6bba-4fdd-97a4-7cc5a592563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819a0f4d-6b6d-4c73-b1bc-1582481d9011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817e30b-e2ec-485f-bcca-8ebae6c4f22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5241820-2cb0-4bb7-b5b0-2a45cbfbffb2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54046837-f993-45df-a536-6082221cfd79</text:p>
          </table:table-cell>
          <table:table-cell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a26deca9-fdd1-481f-b0c7-4348bac8f831</text:p>
          </table:table-cell>
          <table:table-cell office:value-type="string" table:style-name="ce1">
            <text:p>Vessel diameter</text:p>
          </table:table-cell>
          <table:table-cell office:value-type="string" table:style-name="ce1">
            <text:p>circle of willis</text:p>
          </table:table-cell>
          <table:table-cell office:value-type="string" table:style-name="ce1">
            <text:p>1289434b-04d0-4b21-8f63-dbaa38ebdf4d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31ea94ae-04c4-42e0-9d78-8d9ac48e206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292a610-7ea5-4c6d-877a-874b0a0eccf3</text:p>
          </table:table-cell>
          <table:table-cell table:number-columns-repeated="4" table:style-name="ce1"/>
          <table:table-cell office:value-type="string" table:style-name="ce1">
            <text:p>sham vs sah microscopy vessel diameter</text:p>
          </table:table-cell>
          <table:table-cell office:value-type="string" table:style-name="ce1">
            <text:p>a3be3cb5-4daa-4793-9459-4d63f9a9f8ce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ebf35b09-192a-4940-825f-86998d89b7bf</text:p>
          </table:table-cell>
          <table:table-cell table:style-name="ce1"/>
          <table:table-cell office:value-type="string" table:style-name="ce1">
            <text:p>nikolaus.plesnila@med.uni-muenchen.de</text:p>
          </table:table-cell>
          <table:table-cell office:value-type="string" table:style-name="ce1">
            <text:p>d9b8cb31-b23e-4030-afe1-e699af504846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5678263a-18c2-40a9-8500-db80c8d5567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370c2d52-255f-4954-bd99-8a8a50e7ef22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79eb772-7db1-4dbd-9b3d-acaa0836bb7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bd29a48-ab7c-4da6-b1ed-3ed3f8d6519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b0a5e69-0d16-4f68-b4e5-788871f627c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ae3b6e40-eb73-44e3-9305-a7c8167a43c0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dd55c099-389f-4f67-85f6-4a50e5368673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29">
            <text:p>ec442e33-ed03-4752-b873-f45d3fad71de</text:p>
          </table:table-cell>
          <table:table-cell office:value-type="string" table:style-name="ce35">
            <text:p>TIMO, Exclusion</text:p>
          </table:table-cell>
          <table:table-cell office:value-type="string" office:string-value="FALSE" table:formula="of:=IF([.E222]=[.E223];[.E223];&quot;RECONCILIATION!!!&quot;)" table:style-name="ce12">
            <text:p>FALSE</text:p>
          </table:table-cell>
          <table:table-cell office:value-type="string" office:string-value="RECONCILIATION!!!" table:formula="of:=IF([.F222]=[.F223];[.F223];&quot;RECONCILIATION!!!&quot;)" table:style-name="ce12">
            <text:p>RECONCILIATION!!!</text:p>
          </table:table-cell>
          <table:table-cell office:value-type="float" office:value="0" table:formula="of:=IF([.G222]=[.G223];[.G223];&quot;RECONCILIATION!!!&quot;)" table:style-name="ce12">
            <text:p>0</text:p>
          </table:table-cell>
          <table:table-cell office:value-type="string" office:string-value="TRUE" table:formula="of:=IF([.H222]=[.H223];[.H223];&quot;RECONCILIATION!!!&quot;)" table:style-name="ce12">
            <text:p>TRUE</text:p>
          </table:table-cell>
          <table:table-cell office:value-type="string" office:string-value="RECONCILIATION!!!" table:formula="of:=IF([.I222]=[.I223];[.I223];&quot;RECONCILIATION!!!&quot;)" table:style-name="ce12">
            <text:p>RECONCILIATION!!!</text:p>
          </table:table-cell>
          <table:table-cell office:value-type="float" office:value="0" table:formula="of:=IF([.J222]=[.J223];[.J223];&quot;RECONCILIATION!!!&quot;)" table:style-name="ce12">
            <text:p>0</text:p>
          </table:table-cell>
          <table:table-cell office:value-type="string" office:string-value="not reported" table:formula="of:=IF([.K222]=[.K223];[.K223];&quot;RECONCILIATION!!!&quot;)" table:style-name="ce12">
            <text:p>not reported</text:p>
          </table:table-cell>
          <table:table-cell office:value-type="string" office:string-value="RECONCILIATION!!!" table:formula="of:=IF([.L222]=[.L223];[.L223];&quot;RECONCILIATION!!!&quot;)" table:style-name="ce12">
            <text:p>RECONCILIATION!!!</text:p>
          </table:table-cell>
          <table:table-cell office:value-type="float" office:value="0" table:formula="of:=IF([.M222]=[.M223];[.M223];&quot;RECONCILIATION!!!&quot;)" table:style-name="ce12">
            <text:p>0</text:p>
          </table:table-cell>
          <table:table-cell office:value-type="string" office:string-value="C57BL/6" table:formula="of:=IF([.N222]=[.N223];[.N223];&quot;RECONCILIATION!!!&quot;)" table:style-name="ce12">
            <text:p>C57BL/6</text:p>
          </table:table-cell>
          <table:table-cell office:value-type="string" office:string-value="RECONCILIATION!!!" table:formula="of:=IF([.O222]=[.O223];[.O223];&quot;RECONCILIATION!!!&quot;)" table:style-name="ce12">
            <text:p>RECONCILIATION!!!</text:p>
          </table:table-cell>
          <table:table-cell office:value-type="float" office:value="0" table:formula="of:=IF([.P222]=[.P223];[.P223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22]=[.R223];[.R223];&quot;RECONCILIATION!!!&quot;)" table:style-name="ce12">
            <text:p>RECONCILIATION!!!</text:p>
          </table:table-cell>
          <table:table-cell office:value-type="float" office:value="0" table:formula="of:=IF([.S222]=[.S223];[.S22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222]=[.U223];[.U223];&quot;RECONCILIATION!!!&quot;)" table:style-name="ce12">
            <text:p>RECONCILIATION!!!</text:p>
          </table:table-cell>
          <table:table-cell office:value-type="float" office:value="0" table:formula="of:=IF([.V222]=[.V223];[.V223];&quot;RECONCILIATION!!!&quot;)" table:style-name="ce12">
            <text:p>0</text:p>
          </table:table-cell>
          <table:table-cell office:value-type="string" office:string-value="FALSE" table:formula="of:=IF([.W222]=[.W223];[.W223];&quot;RECONCILIATION!!!&quot;)" table:style-name="ce12">
            <text:p>FALSE</text:p>
          </table:table-cell>
          <table:table-cell office:value-type="string" office:string-value="RECONCILIATION!!!" table:formula="of:=IF([.X222]=[.X223];[.X223];&quot;RECONCILIATION!!!&quot;)" table:style-name="ce12">
            <text:p>RECONCILIATION!!!</text:p>
          </table:table-cell>
          <table:table-cell office:value-type="float" office:value="0" table:formula="of:=IF([.Y222]=[.Y223];[.Y223];&quot;RECONCILIATION!!!&quot;)" table:style-name="ce12">
            <text:p>0</text:p>
          </table:table-cell>
          <table:table-cell office:value-type="string" office:string-value="yes" table:formula="of:=IF([.Z222]=[.Z223];[.Z223];&quot;RECONCILIATION!!!&quot;)" table:style-name="ce12">
            <text:p>yes</text:p>
          </table:table-cell>
          <table:table-cell office:value-type="string" office:string-value="RECONCILIATION!!!" table:formula="of:=IF([.AA222]=[.AA223];[.AA223];&quot;RECONCILIATION!!!&quot;)" table:style-name="ce12">
            <text:p>RECONCILIATION!!!</text:p>
          </table:table-cell>
          <table:table-cell office:value-type="float" office:value="0" table:formula="of:=IF([.AB222]=[.AB223];[.AB223];&quot;RECONCILIATION!!!&quot;)" table:style-name="ce12">
            <text:p>0</text:p>
          </table:table-cell>
          <table:table-cell office:value-type="string" office:string-value="TRUE" table:formula="of:=IF([.AC222]=[.AC223];[.AC223];&quot;RECONCILIATION!!!&quot;)" table:style-name="ce12">
            <text:p>TRUE</text:p>
          </table:table-cell>
          <table:table-cell office:value-type="string" office:string-value="RECONCILIATION!!!" table:formula="of:=IF([.AD222]=[.AD223];[.AD223];&quot;RECONCILIATION!!!&quot;)" table:style-name="ce12">
            <text:p>RECONCILIATION!!!</text:p>
          </table:table-cell>
          <table:table-cell office:value-type="float" office:value="0" table:formula="of:=IF([.AE222]=[.AE223];[.AE223];&quot;RECONCILIATION!!!&quot;)" table:style-name="ce12">
            <text:p>0</text:p>
          </table:table-cell>
          <table:table-cell office:value-type="float" office:value="0" table:formula="of:=IF([.AF222]=[.AF223];[.AF223];&quot;RECONCILIATION!!!&quot;)" table:style-name="ce12">
            <text:p>0</text:p>
          </table:table-cell>
          <table:table-cell office:value-type="float" office:value="0" table:formula="of:=IF([.AG222]=[.AG223];[.AG223];&quot;RECONCILIATION!!!&quot;)" table:style-name="ce12">
            <text:p>0</text:p>
          </table:table-cell>
          <table:table-cell office:value-type="float" office:value="0" table:formula="of:=IF([.AH222]=[.AH223];[.AH223];&quot;RECONCILIATION!!!&quot;)" table:style-name="ce12">
            <text:p>0</text:p>
          </table:table-cell>
          <table:table-cell office:value-type="string" office:string-value="Not reported" table:formula="of:=IF([.AI222]=[.AI223];[.AI223];&quot;RECONCILIATION!!!&quot;)" table:style-name="ce12">
            <text:p>Not reported</text:p>
          </table:table-cell>
          <table:table-cell office:value-type="string" office:string-value="RECONCILIATION!!!" table:formula="of:=IF([.AJ222]=[.AJ223];[.AJ223];&quot;RECONCILIATION!!!&quot;)" table:style-name="ce12">
            <text:p>RECONCILIATION!!!</text:p>
          </table:table-cell>
          <table:table-cell office:value-type="float" office:value="0" table:formula="of:=IF([.AK222]=[.AK223];[.AK223];&quot;RECONCILIATION!!!&quot;)" table:style-name="ce12">
            <text:p>0</text:p>
          </table:table-cell>
          <table:table-cell office:value-type="float" office:value="8" table:style-name="ce14">
            <text:p>8</text:p>
          </table:table-cell>
          <table:table-cell office:value-type="string" office:string-value="RECONCILIATION!!!" table:formula="of:=IF([.AM222]=[.AM223];[.AM223];&quot;RECONCILIATION!!!&quot;)" table:style-name="ce12">
            <text:p>RECONCILIATION!!!</text:p>
          </table:table-cell>
          <table:table-cell office:value-type="float" office:value="0" table:formula="of:=IF([.AN222]=[.AN223];[.AN223];&quot;RECONCILIATION!!!&quot;)" table:style-name="ce12">
            <text:p>0</text:p>
          </table:table-cell>
          <table:table-cell office:value-type="string" office:string-value="not reported" table:formula="of:=IF([.AO222]=[.AO223];[.AO223];&quot;RECONCILIATION!!!&quot;)" table:style-name="ce12">
            <text:p>not reported</text:p>
          </table:table-cell>
          <table:table-cell office:value-type="string" office:string-value="RECONCILIATION!!!" table:formula="of:=IF([.AP222]=[.AP223];[.AP223];&quot;RECONCILIATION!!!&quot;)" table:style-name="ce12">
            <text:p>RECONCILIATION!!!</text:p>
          </table:table-cell>
          <table:table-cell office:value-type="float" office:value="0" table:formula="of:=IF([.AQ222]=[.AQ223];[.AQ223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AS222]=[.AS223];[.AS223];&quot;RECONCILIATION!!!&quot;)" table:style-name="ce12">
            <text:p>RECONCILIATION!!!</text:p>
          </table:table-cell>
          <table:table-cell office:value-type="float" office:value="0" table:formula="of:=IF([.AT222]=[.AT223];[.AT223];&quot;RECONCILIATION!!!&quot;)" table:style-name="ce12">
            <text:p>0</text:p>
          </table:table-cell>
          <table:table-cell office:value-type="string" office:string-value="FALSE" table:formula="of:=IF([.AU222]=[.AU223];[.AU223];&quot;RECONCILIATION!!!&quot;)" table:style-name="ce12">
            <text:p>FALSE</text:p>
          </table:table-cell>
          <table:table-cell office:value-type="string" office:string-value="RECONCILIATION!!!" table:formula="of:=IF([.AV222]=[.AV223];[.AV223];&quot;RECONCILIATION!!!&quot;)" table:style-name="ce12">
            <text:p>RECONCILIATION!!!</text:p>
          </table:table-cell>
          <table:table-cell office:value-type="float" office:value="0" table:formula="of:=IF([.AW222]=[.AW223];[.AW223];&quot;RECONCILIATION!!!&quot;)" table:style-name="ce12">
            <text:p>0</text:p>
          </table:table-cell>
          <table:table-cell office:value-type="float" office:value="0" table:formula="of:=IF([.AX222]=[.AX223];[.AX223];&quot;RECONCILIATION!!!&quot;)" table:style-name="ce12">
            <text:p>0</text:p>
          </table:table-cell>
          <table:table-cell office:value-type="float" office:value="0" table:formula="of:=IF([.AY222]=[.AY223];[.AY223];&quot;RECONCILIATION!!!&quot;)" table:style-name="ce12">
            <text:p>0</text:p>
          </table:table-cell>
          <table:table-cell office:value-type="float" office:value="0" table:formula="of:=IF([.AZ222]=[.AZ223];[.AZ223];&quot;RECONCILIATION!!!&quot;)" table:style-name="ce12">
            <text:p>0</text:p>
          </table:table-cell>
          <table:table-cell office:value-type="float" office:value="0" table:formula="of:=IF([.BA222]=[.BA223];[.BA223];&quot;RECONCILIATION!!!&quot;)" table:style-name="ce12">
            <text:p>0</text:p>
          </table:table-cell>
          <table:table-cell office:value-type="float" office:value="0" table:formula="of:=IF([.BB222]=[.BB223];[.BB223];&quot;RECONCILIATION!!!&quot;)" table:style-name="ce12">
            <text:p>0</text:p>
          </table:table-cell>
          <table:table-cell office:value-type="float" office:value="0" table:formula="of:=IF([.BC222]=[.BC223];[.BC223];&quot;RECONCILIATION!!!&quot;)" table:style-name="ce12">
            <text:p>0</text:p>
          </table:table-cell>
          <table:table-cell office:value-type="string" office:string-value="not reported" table:formula="of:=IF([.BD222]=[.BD223];[.BD223];&quot;RECONCILIATION!!!&quot;)" table:style-name="ce12">
            <text:p>not reported</text:p>
          </table:table-cell>
          <table:table-cell office:value-type="string" office:string-value="RECONCILIATION!!!" table:formula="of:=IF([.BE222]=[.BE223];[.BE223];&quot;RECONCILIATION!!!&quot;)" table:style-name="ce12">
            <text:p>RECONCILIATION!!!</text:p>
          </table:table-cell>
          <table:table-cell office:value-type="float" office:value="0" table:formula="of:=IF([.BF222]=[.BF223];[.BF223];&quot;RECONCILIATION!!!&quot;)" table:style-name="ce12">
            <text:p>0</text:p>
          </table:table-cell>
          <table:table-cell office:value-type="string" office:string-value="Nikolaus Plesnila" table:formula="of:=IF([.BG222]=[.BG223];[.BG223];&quot;RECONCILIATION!!!&quot;)" table:style-name="ce12">
            <text:p>Nikolaus Plesnila</text:p>
          </table:table-cell>
          <table:table-cell office:value-type="string" office:string-value="RECONCILIATION!!!" table:formula="of:=IF([.BH222]=[.BH223];[.BH223];&quot;RECONCILIATION!!!&quot;)" table:style-name="ce12">
            <text:p>RECONCILIATION!!!</text:p>
          </table:table-cell>
          <table:table-cell office:value-type="string" table:style-name="ce36">
            <text:p>NO RELEVANT OUTCOME DATA REPORTED</text:p>
          </table:table-cell>
          <table:table-cell office:value-type="string" table:style-name="ce17">
            <text:p>bifurcation of ACM and ACA</text:p>
          </table:table-cell>
          <table:table-cell office:value-type="string" office:string-value="RECONCILIATION!!!" table:formula="of:=IF([.BK222]=[.BK223];[.BK223];&quot;RECONCILIATION!!!&quot;)" table:style-name="ce12">
            <text:p>RECONCILIATION!!!</text:p>
          </table:table-cell>
          <table:table-cell office:value-type="float" office:value="0" table:formula="of:=IF([.BL222]=[.BL223];[.BL223];&quot;RECONCILIATION!!!&quot;)" table:style-name="ce12">
            <text:p>0</text:p>
          </table:table-cell>
          <table:table-cell office:value-type="string" table:style-name="ce14">
            <text:p>8-10 weeks</text:p>
          </table:table-cell>
          <table:table-cell office:value-type="string" office:string-value="RECONCILIATION!!!" table:formula="of:=IF([.BN222]=[.BN223];[.BN223];&quot;RECONCILIATION!!!&quot;)" table:style-name="ce12">
            <text:p>RECONCILIATION!!!</text:p>
          </table:table-cell>
          <table:table-cell office:value-type="string" table:style-name="ce17">
            <text:p>eight–ten-week-old</text:p>
          </table:table-cell>
          <table:table-cell office:value-type="string" office:string-value="TRUE" table:formula="of:=IF([.BP222]=[.BP223];[.BP223];&quot;RECONCILIATION!!!&quot;)" table:style-name="ce12">
            <text:p>TRUE</text:p>
          </table:table-cell>
          <table:table-cell office:value-type="string" office:string-value="RECONCILIATION!!!" table:formula="of:=IF([.BQ222]=[.BQ223];[.BQ223];&quot;RECONCILIATION!!!&quot;)" table:style-name="ce12">
            <text:p>RECONCILIATION!!!</text:p>
          </table:table-cell>
          <table:table-cell office:value-type="float" office:value="0" table:formula="of:=IF([.BR222]=[.BR223];[.BR223];&quot;RECONCILIATION!!!&quot;)" table:style-name="ce12">
            <text:p>0</text:p>
          </table:table-cell>
          <table:table-cell office:value-type="float" office:value="0" table:formula="of:=IF([.BS222]=[.BS223];[.BS223];&quot;RECONCILIATION!!!&quot;)" table:style-name="ce12">
            <text:p>0</text:p>
          </table:table-cell>
          <table:table-cell office:value-type="float" office:value="0" table:formula="of:=IF([.BT222]=[.BT223];[.BT223];&quot;RECONCILIATION!!!&quot;)" table:style-name="ce12">
            <text:p>0</text:p>
          </table:table-cell>
          <table:table-cell office:value-type="float" office:value="0" table:formula="of:=IF([.BU222]=[.BU223];[.BU223];&quot;RECONCILIATION!!!&quot;)" table:style-name="ce12">
            <text:p>0</text:p>
          </table:table-cell>
          <table:table-cell office:value-type="string" table:style-name="ce14">
            <text:p>Role of Pial Microvasospasms and Leukocyte Plugging after SAH assessed by In Vivo Multi-Photon Microscopy</text:p>
          </table:table-cell>
          <table:table-cell office:value-type="string" office:string-value="RECONCILIATION!!!" table:formula="of:=IF([.BW222]=[.BW223];[.BW223];&quot;RECONCILIATION!!!&quot;)" table:style-name="ce12">
            <text:p>RECONCILIATION!!!</text:p>
          </table:table-cell>
          <table:table-cell office:value-type="float" office:value="0" table:formula="of:=IF([.BX222]=[.BX223];[.BX223];&quot;RECONCILIATION!!!&quot;)" table:style-name="ce12">
            <text:p>0</text:p>
          </table:table-cell>
          <table:table-cell office:value-type="float" office:value="0" table:formula="of:=IF([.BY222]=[.BY223];[.BY223];&quot;RECONCILIATION!!!&quot;)" table:style-name="ce12">
            <text:p>0</text:p>
          </table:table-cell>
          <table:table-cell office:value-type="float" office:value="0" table:formula="of:=IF([.BZ222]=[.BZ223];[.BZ223];&quot;RECONCILIATION!!!&quot;)" table:style-name="ce12">
            <text:p>0</text:p>
          </table:table-cell>
          <table:table-cell office:value-type="float" office:value="0" table:formula="of:=IF([.CA222]=[.CA223];[.CA223];&quot;RECONCILIATION!!!&quot;)" table:style-name="ce12">
            <text:p>0</text:p>
          </table:table-cell>
          <table:table-cell office:value-type="float" office:value="0" table:formula="of:=IF([.CB222]=[.CB223];[.CB223];&quot;RECONCILIATION!!!&quot;)" table:style-name="ce12">
            <text:p>0</text:p>
          </table:table-cell>
          <table:table-cell office:value-type="float" office:value="0" table:formula="of:=IF([.CC222]=[.CC223];[.CC223];&quot;RECONCILIATION!!!&quot;)" table:style-name="ce12">
            <text:p>0</text:p>
          </table:table-cell>
          <table:table-cell office:value-type="float" office:value="0" table:formula="of:=IF([.CD222]=[.CD223];[.CD223];&quot;RECONCILIATION!!!&quot;)" table:style-name="ce12">
            <text:p>0</text:p>
          </table:table-cell>
          <table:table-cell office:value-type="string" office:string-value="TRUE" table:formula="of:=IF([.CE222]=[.CE223];[.CE223];&quot;RECONCILIATION!!!&quot;)" table:style-name="ce12">
            <text:p>TRUE</text:p>
          </table:table-cell>
          <table:table-cell office:value-type="string" office:string-value="RECONCILIATION!!!" table:formula="of:=IF([.CF222]=[.CF223];[.CF223];&quot;RECONCILIATION!!!&quot;)" table:style-name="ce12">
            <text:p>RECONCILIATION!!!</text:p>
          </table:table-cell>
          <table:table-cell office:value-type="float" office:value="0" table:formula="of:=IF([.CG222]=[.CG223];[.CG223];&quot;RECONCILIATION!!!&quot;)" table:style-name="ce12">
            <text:p>0</text:p>
          </table:table-cell>
          <table:table-cell office:value-type="string" office:string-value="nikolaus.plesnila@med.uni-muenchen.de" table:formula="of:=IF([.CH222]=[.CH223];[.CH223];&quot;RECONCILIATION!!!&quot;)" table:style-name="ce12">
            <text:p>nikolaus.plesnila@med.uni-muenchen.de</text:p>
          </table:table-cell>
          <table:table-cell office:value-type="string" office:string-value="RECONCILIATION!!!" table:formula="of:=IF([.CI222]=[.CI223];[.CI223];&quot;RECONCILIATION!!!&quot;)" table:style-name="ce12">
            <text:p>RECONCILIATION!!!</text:p>
          </table:table-cell>
          <table:table-cell office:value-type="float" office:value="0" table:formula="of:=IF([.CJ222]=[.CJ223];[.CJ223];&quot;RECONCILIATION!!!&quot;)" table:style-name="ce12">
            <text:p>0</text:p>
          </table:table-cell>
          <table:table-cell office:value-type="float" office:value="0" table:formula="of:=IF([.CK222]=[.CK223];[.CK223];&quot;RECONCILIATION!!!&quot;)" table:style-name="ce12">
            <text:p>0</text:p>
          </table:table-cell>
          <table:table-cell office:value-type="float" office:value="0" table:formula="of:=IF([.CL222]=[.CL223];[.CL223];&quot;RECONCILIATION!!!&quot;)" table:style-name="ce12">
            <text:p>0</text:p>
          </table:table-cell>
          <table:table-cell office:value-type="float" office:value="0" table:formula="of:=IF([.CM222]=[.CM223];[.CM223];&quot;RECONCILIATION!!!&quot;)" table:style-name="ce12">
            <text:p>0</text:p>
          </table:table-cell>
          <table:table-cell office:value-type="string" office:string-value="FALSE" table:formula="of:=IF([.CN222]=[.CN223];[.CN223];&quot;RECONCILIATION!!!&quot;)" table:style-name="ce12">
            <text:p>FALSE</text:p>
          </table:table-cell>
          <table:table-cell office:value-type="string" office:string-value="RECONCILIATION!!!" table:formula="of:=IF([.CO222]=[.CO223];[.CO223];&quot;RECONCILIATION!!!&quot;)" table:style-name="ce12">
            <text:p>RECONCILIATION!!!</text:p>
          </table:table-cell>
          <table:table-cell office:value-type="float" office:value="0" table:formula="of:=IF([.CP222]=[.CP223];[.CP223];&quot;RECONCILIATION!!!&quot;)" table:style-name="ce12">
            <text:p>0</text:p>
          </table:table-cell>
          <table:table-cell office:value-type="float" office:value="8" table:formula="of:=IF([.CQ222]=[.CQ223];[.CQ223];&quot;RECONCILIATION!!!&quot;)" table:style-name="ce12">
            <text:p>8</text:p>
          </table:table-cell>
          <table:table-cell office:value-type="string" office:string-value="RECONCILIATION!!!" table:formula="of:=IF([.CR222]=[.CR223];[.CR223];&quot;RECONCILIATION!!!&quot;)" table:style-name="ce12">
            <text:p>RECONCILIATION!!!</text:p>
          </table:table-cell>
          <table:table-cell office:value-type="float" office:value="0" table:formula="of:=IF([.CS222]=[.CS223];[.CS223];&quot;RECONCILIATION!!!&quot;)" table:style-name="ce12">
            <text:p>0</text:p>
          </table:table-cell>
          <table:table-cell office:value-type="float" office:value="0" table:formula="of:=IF([.CT222]=[.CT223];[.CT223];&quot;RECONCILIATION!!!&quot;)" table:style-name="ce12">
            <text:p>0</text:p>
          </table:table-cell>
          <table:table-cell office:value-type="float" office:value="0" table:formula="of:=IF([.CU222]=[.CU223];[.CU223];&quot;RECONCILIATION!!!&quot;)" table:style-name="ce12">
            <text:p>0</text:p>
          </table:table-cell>
          <table:table-cell office:value-type="float" office:value="0" table:formula="of:=IF([.CV222]=[.CV223];[.CV223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222]=[.CX223];[.CX223];&quot;RECONCILIATION!!!&quot;)" table:style-name="ce12">
            <text:p>RECONCILIATION!!!</text:p>
          </table:table-cell>
          <table:table-cell office:value-type="float" office:value="0" table:formula="of:=IF([.CY222]=[.CY223];[.CY223];&quot;RECONCILIATION!!!&quot;)" table:style-name="ce12">
            <text:p>0</text:p>
          </table:table-cell>
          <table:table-cell office:value-type="string" office:string-value="TRUE" table:formula="of:=IF([.CZ222]=[.CZ223];[.CZ223];&quot;RECONCILIATION!!!&quot;)" table:style-name="ce12">
            <text:p>TRUE</text:p>
          </table:table-cell>
          <table:table-cell office:value-type="string" office:string-value="RECONCILIATION!!!" table:formula="of:=IF([.DA222]=[.DA223];[.DA223];&quot;RECONCILIATION!!!&quot;)" table:style-name="ce12">
            <text:p>RECONCILIATION!!!</text:p>
          </table:table-cell>
          <table:table-cell office:value-type="float" office:value="0" table:formula="of:=IF([.DB222]=[.DB223];[.DB223];&quot;RECONCILIATION!!!&quot;)" table:style-name="ce12">
            <text:p>0</text:p>
          </table:table-cell>
          <table:table-cell office:value-type="string" office:string-value="TRUE" table:formula="of:=IF([.DC222]=[.DC223];[.DC223];&quot;RECONCILIATION!!!&quot;)" table:style-name="ce12">
            <text:p>TRUE</text:p>
          </table:table-cell>
          <table:table-cell office:value-type="string" office:string-value="RECONCILIATION!!!" table:formula="of:=IF([.DD222]=[.DD223];[.DD223];&quot;RECONCILIATION!!!&quot;)" table:style-name="ce12">
            <text:p>RECONCILIATION!!!</text:p>
          </table:table-cell>
          <table:table-cell office:value-type="float" office:value="0" table:formula="of:=IF([.DE222]=[.DE223];[.DE223];&quot;RECONCILIATION!!!&quot;)" table:style-name="ce12">
            <text:p>0</text:p>
          </table:table-cell>
          <table:table-cell office:value-type="float" office:value="0" table:formula="of:=IF([.DF222]=[.DF223];[.DF223];&quot;RECONCILIATION!!!&quot;)" table:style-name="ce12">
            <text:p>0</text:p>
          </table:table-cell>
          <table:table-cell office:value-type="float" office:value="0" table:formula="of:=IF([.DG222]=[.DG223];[.DG223];&quot;RECONCILIATION!!!&quot;)" table:style-name="ce12">
            <text:p>0</text:p>
          </table:table-cell>
          <table:table-cell office:value-type="float" office:value="0" table:formula="of:=IF([.DH222]=[.DH223];[.DH223];&quot;RECONCILIATION!!!&quot;)" table:style-name="ce12">
            <text:p>0</text:p>
          </table:table-cell>
          <table:table-cell office:value-type="string" office:string-value="FALSE" table:formula="of:=IF([.DI222]=[.DI223];[.DI223];&quot;RECONCILIATION!!!&quot;)" table:style-name="ce12">
            <text:p>FALSE</text:p>
          </table:table-cell>
          <table:table-cell office:value-type="string" office:string-value="RECONCILIATION!!!" table:formula="of:=IF([.DJ222]=[.DJ223];[.DJ223];&quot;RECONCILIATION!!!&quot;)" table:style-name="ce12">
            <text:p>RECONCILIATION!!!</text:p>
          </table:table-cell>
          <table:table-cell office:value-type="float" office:value="0" table:formula="of:=IF([.DK222]=[.DK223];[.DK223];&quot;RECONCILIATION!!!&quot;)" table:style-name="ce12">
            <text:p>0</text:p>
          </table:table-cell>
          <table:table-cell office:value-type="string" table:style-name="ce12">
            <text:p>left external carotid artery</text:p>
          </table:table-cell>
          <table:table-cell office:value-type="string" office:string-value="RECONCILIATION!!!" table:formula="of:=IF([.DM222]=[.DM223];[.DM223];&quot;RECONCILIATION!!!&quot;)" table:style-name="ce12">
            <text:p>RECONCILIATION!!!</text:p>
          </table:table-cell>
          <table:table-cell office:value-type="float" office:value="0" table:formula="of:=IF([.DN222]=[.DN223];[.DN223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3:55:43</text:p>
          </table:table-cell>
          <table:table-cell office:value-type="string" table:style-name="ce1">
            <text:p>ee082119-c743-475e-af5f-27fef5150192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01c76816-8891-4f3d-b2f7-735c3a00dae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c6b70f2-47a7-4a56-9c4c-f03576adf782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6b345d07-bd52-445f-9ecc-7ea6775610e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498f756-8db7-416b-857c-f6faa6d250a8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51a5b2a9-849c-4b99-b74c-9e99f7d60f93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75397917-ab3a-40ab-991a-99682b53fb89</text:p>
          </table:table-cell>
          <table:table-cell table:number-columns-repeated="10"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aaeee94d-4102-4bca-a0db-0306368c7246</text:p>
          </table:table-cell>
          <table:table-cell office:value-type="string" table:style-name="ce1">
            <text:p>lack of detailed group information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18b35fd7-71e1-48bf-9033-ddfbcc768033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5b095466-5e1f-469f-a269-cdf27a7714a9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03f3199e-34b5-49b7-9466-159c46ad11e0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5c4bf7e9-edcf-4bd5-b382-f8036159ca4a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f9cc487-26d7-4648-ac6c-02b08360d76f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4fa5870-ee9e-4a52-ad4c-a461654218ba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4:23:15</text:p>
          </table:table-cell>
          <table:table-cell office:value-type="string" table:style-name="ce1">
            <text:p>ee082119-c743-475e-af5f-27fef5150192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7e43ecff-2f07-4ff4-a687-eb12055b456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813a2dc-ea9b-4e0a-89e5-b093426595bd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05613dd-719d-43b6-8e10-3d9ef4f93210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f8a52f33-99e9-4017-8886-cd266141a5e6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9b76e0d9-79cd-4b7f-9181-82d6e603c3f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70de82c-b07c-4e51-84e6-47da4d2aa9e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13d1ad6f-8b37-4c74-8eae-14816a907507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7cc9157e-f7de-4283-92d1-c7089114910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1f956eed-99ef-40cc-82c4-f286e311da1d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d6a85f7f-9817-4a0d-946e-25a20fc0e06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2b2ed88-9ad0-40d8-8919-bc1249dbf6a3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e379bbcd-cdca-4839-bdf2-c57dd627d73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5028349-6735-4e5e-af8d-d3c7031af191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0f7728fa-a8ef-463c-bd4f-7c25f3f219c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43ec168-5c30-4d4f-bbeb-7bf0cb6f5166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05625ff1-e792-4a3e-9864-f2001f95d126</text:p>
          </table:table-cell>
          <table:table-cell table:style-name="ce1"/>
          <table:table-cell office:value-type="string" table:style-name="ce1">
            <text:p>Nikolaus Plesnila</text:p>
          </table:table-cell>
          <table:table-cell office:value-type="string" table:style-name="ce1">
            <text:p>da63b79b-b1bc-40a8-b7c7-ac685f5a33bf</text:p>
          </table:table-cell>
          <table:table-cell office:value-type="string" table:style-name="ce1">
            <text:p>While none of the 16 investi- gated wild type animals died after SAH and heterozy- gous<text:s/></text:p>
          </table:table-cell>
          <table:table-cell office:value-type="string" table:style-name="ce1">
            <text:p>circle of willis</text:p>
          </table:table-cell>
          <table:table-cell office:value-type="string" table:style-name="ce1">
            <text:p>cc35dc25-71d4-4056-a1c1-2e7a6057538c</text:p>
          </table:table-cell>
          <table:table-cell table:style-name="ce1"/>
          <table:table-cell office:value-type="string" table:style-name="ce1">
            <text:p>8 weeks</text:p>
          </table:table-cell>
          <table:table-cell office:value-type="string" table:style-name="ce1">
            <text:p>c62230fe-0aee-40fa-8943-81698e0db6e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9304085-76f9-43bd-b2e3-8ea36ffdd1f2</text:p>
          </table:table-cell>
          <table:table-cell table:number-columns-repeated="4" table:style-name="ce1"/>
          <table:table-cell office:value-type="string" table:style-name="ce1">
            <text:p>eNOS</text:p>
          </table:table-cell>
          <table:table-cell office:value-type="string" table:style-name="ce1">
            <text:p>ec6c2765-a093-43ef-846f-b6afad2c9c99</text:p>
          </table:table-cell>
          <table:table-cell table:style-name="ce1"/>
          <table:table-cell office:value-type="string" table:style-name="ce1">
            <text:p>monofilament</text:p>
          </table:table-cell>
          <table:table-cell office:value-type="string" table:style-name="ce1">
            <text:p>4d0934cc-ad33-450a-9fa5-eaec3fd521c3</text:p>
          </table:table-cell>
          <table:table-cell table:style-name="ce1"/>
          <table:table-cell office:value-type="string" table:style-name="ce1">
            <text:p>22.5 g average</text:p>
          </table:table-cell>
          <table:table-cell office:value-type="string" table:style-name="ce1">
            <text:p>d648da22-4937-429c-8cf4-cfc6f3cc9e1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ae2780d-4062-4ddd-bee6-4110b6651ed9</text:p>
          </table:table-cell>
          <table:table-cell table:style-name="ce1"/>
          <table:table-cell office:value-type="string" table:style-name="ce15">
            <text:p><text:a xlink:href="mailto:nikolaus.plesnila@med.uni-muenchen.de">nikolaus.plesnila@med.uni-muenchen.de</text:a></text:p>
          </table:table-cell>
          <table:table-cell office:value-type="string" table:style-name="ce1">
            <text:p>0816b80b-0bf0-495e-8e7c-729d4cf47ab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d1d8fac7-752f-4432-9c4d-70d43fc48c82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168ee852-8a73-4b60-80c6-51546f0e8445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9eb5ea9-60ba-4f4e-a374-59c7e3bff773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c05d3cc-14ff-416a-b765-64e9f4e46dd4</text:p>
          </table:table-cell>
          <table:table-cell table:style-name="ce1"/>
          <table:table-cell office:value-type="string" table:style-name="ce1">
            <text:p>left external carotid artery</text:p>
          </table:table-cell>
          <table:table-cell office:value-type="string" table:style-name="ce1">
            <text:p>6cd731af-37ba-4290-b186-6e8fdd15d30f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ee082119-c743-475e-af5f-27fef5150192</text:p>
          </table:table-cell>
          <table:table-cell office:value-type="string" table:style-name="ce11">
            <text:p>TIMO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225]=[.F226];[.F226];&quot;RECONCILIATION!!!&quot;)" table:style-name="ce12">
            <text:p>RECONCILIATION!!!</text:p>
          </table:table-cell>
          <table:table-cell office:value-type="float" office:value="0" table:formula="of:=IF([.G225]=[.G226];[.G22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225]=[.I226];[.I226];&quot;RECONCILIATION!!!&quot;)" table:style-name="ce12">
            <text:p>RECONCILIATION!!!</text:p>
          </table:table-cell>
          <table:table-cell office:value-type="float" office:value="0" table:formula="of:=IF([.J225]=[.J226];[.J226];&quot;RECONCILIATION!!!&quot;)" table:style-name="ce12">
            <text:p>0</text:p>
          </table:table-cell>
          <table:table-cell office:value-type="string" table:style-name="ce14">
            <text:p>yes</text:p>
          </table:table-cell>
          <table:table-cell office:value-type="string" office:string-value="RECONCILIATION!!!" table:formula="of:=IF([.L225]=[.L226];[.L226];&quot;RECONCILIATION!!!&quot;)" table:style-name="ce12">
            <text:p>RECONCILIATION!!!</text:p>
          </table:table-cell>
          <table:table-cell office:value-type="string" table:style-name="ce17">
            <text:p>For intravital microscopy, animals were re-anesthetized and re-intubated 2.5 h after SAH induction</text:p>
          </table:table-cell>
          <table:table-cell office:value-type="string" table:style-name="ce8">
            <text:p>C57BL/6J</text:p>
          </table:table-cell>
          <table:table-cell office:value-type="string" office:string-value="RECONCILIATION!!!" table:formula="of:=IF([.O225]=[.O226];[.O226];&quot;RECONCILIATION!!!&quot;)" table:style-name="ce12">
            <text:p>RECONCILIATION!!!</text:p>
          </table:table-cell>
          <table:table-cell office:value-type="float" office:value="0" table:formula="of:=IF([.P225]=[.P226];[.P226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25]=[.R226];[.R226];&quot;RECONCILIATION!!!&quot;)" table:style-name="ce12">
            <text:p>RECONCILIATION!!!</text:p>
          </table:table-cell>
          <table:table-cell office:value-type="float" office:value="0" table:formula="of:=IF([.S225]=[.S226];[.S22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225]=[.U226];[.U226];&quot;RECONCILIATION!!!&quot;)" table:style-name="ce12">
            <text:p>RECONCILIATION!!!</text:p>
          </table:table-cell>
          <table:table-cell office:value-type="float" office:value="0" table:formula="of:=IF([.V225]=[.V226];[.V226];&quot;RECONCILIATION!!!&quot;)" table:style-name="ce12">
            <text:p>0</text:p>
          </table:table-cell>
          <table:table-cell office:value-type="string" office:string-value="FALSE" table:formula="of:=IF([.W225]=[.W226];[.W226];&quot;RECONCILIATION!!!&quot;)" table:style-name="ce12">
            <text:p>FALSE</text:p>
          </table:table-cell>
          <table:table-cell office:value-type="string" office:string-value="RECONCILIATION!!!" table:formula="of:=IF([.X225]=[.X226];[.X226];&quot;RECONCILIATION!!!&quot;)" table:style-name="ce12">
            <text:p>RECONCILIATION!!!</text:p>
          </table:table-cell>
          <table:table-cell office:value-type="float" office:value="0" table:formula="of:=IF([.Y225]=[.Y226];[.Y226];&quot;RECONCILIATION!!!&quot;)" table:style-name="ce12">
            <text:p>0</text:p>
          </table:table-cell>
          <table:table-cell office:value-type="string" table:style-name="ce12">
            <text:p>yes</text:p>
          </table:table-cell>
          <table:table-cell office:value-type="string" office:string-value="RECONCILIATION!!!" table:formula="of:=IF([.AA225]=[.AA226];[.AA226];&quot;RECONCILIATION!!!&quot;)" table:style-name="ce12">
            <text:p>RECONCILIATION!!!</text:p>
          </table:table-cell>
          <table:table-cell office:value-type="float" office:value="0" table:formula="of:=IF([.AB225]=[.AB226];[.AB226];&quot;RECONCILIATION!!!&quot;)" table:style-name="ce12">
            <text:p>0</text:p>
          </table:table-cell>
          <table:table-cell office:value-type="string" office:string-value="FALSE" table:formula="of:=IF([.AC225]=[.AC226];[.AC226];&quot;RECONCILIATION!!!&quot;)" table:style-name="ce12">
            <text:p>FALSE</text:p>
          </table:table-cell>
          <table:table-cell office:value-type="string" office:string-value="RECONCILIATION!!!" table:formula="of:=IF([.AD225]=[.AD226];[.AD226];&quot;RECONCILIATION!!!&quot;)" table:style-name="ce12">
            <text:p>RECONCILIATION!!!</text:p>
          </table:table-cell>
          <table:table-cell office:value-type="float" office:value="0" table:formula="of:=IF([.AE225]=[.AE226];[.AE226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225]=[.AG226];[.AG226];&quot;RECONCILIATION!!!&quot;)" table:style-name="ce12">
            <text:p>RECONCILIATION!!!</text:p>
          </table:table-cell>
          <table:table-cell office:value-type="float" office:value="0" table:formula="of:=IF([.AH225]=[.AH226];[.AH226];&quot;RECONCILIATION!!!&quot;)" table:style-name="ce12">
            <text:p>0</text:p>
          </table:table-cell>
          <table:table-cell office:value-type="string" table:style-name="ce14">
            <text:p>Injective</text:p>
          </table:table-cell>
          <table:table-cell office:value-type="string" office:string-value="RECONCILIATION!!!" table:formula="of:=IF([.AJ225]=[.AJ226];[.AJ226];&quot;RECONCILIATION!!!&quot;)" table:style-name="ce12">
            <text:p>RECONCILIATION!!!</text:p>
          </table:table-cell>
          <table:table-cell office:value-type="float" office:value="0" table:formula="of:=IF([.AK225]=[.AK226];[.AK226];&quot;RECONCILIATION!!!&quot;)" table:style-name="ce12">
            <text:p>0</text:p>
          </table:table-cell>
          <table:table-cell office:value-type="float" office:value="16" table:style-name="ce12">
            <text:p>16</text:p>
          </table:table-cell>
          <table:table-cell office:value-type="string" office:string-value="RECONCILIATION!!!" table:formula="of:=IF([.AM225]=[.AM226];[.AM226];&quot;RECONCILIATION!!!&quot;)" table:style-name="ce12">
            <text:p>RECONCILIATION!!!</text:p>
          </table:table-cell>
          <table:table-cell office:value-type="float" office:value="0" table:formula="of:=IF([.AN225]=[.AN226];[.AN226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P225]=[.AP226];[.AP226];&quot;RECONCILIATION!!!&quot;)" table:style-name="ce12">
            <text:p>RECONCILIATION!!!</text:p>
          </table:table-cell>
          <table:table-cell office:value-type="float" office:value="0" table:formula="of:=IF([.AQ225]=[.AQ226];[.AQ226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AS225]=[.AS226];[.AS226];&quot;RECONCILIATION!!!&quot;)" table:style-name="ce12">
            <text:p>RECONCILIATION!!!</text:p>
          </table:table-cell>
          <table:table-cell office:value-type="float" office:value="0" table:formula="of:=IF([.AT225]=[.AT226];[.AT226];&quot;RECONCILIATION!!!&quot;)" table:style-name="ce12">
            <text:p>0</text:p>
          </table:table-cell>
          <table:table-cell office:value-type="string" office:string-value="FALSE" table:formula="of:=IF([.AU225]=[.AU226];[.AU226];&quot;RECONCILIATION!!!&quot;)" table:style-name="ce12">
            <text:p>FALSE</text:p>
          </table:table-cell>
          <table:table-cell office:value-type="string" office:string-value="RECONCILIATION!!!" table:formula="of:=IF([.AV225]=[.AV226];[.AV226];&quot;RECONCILIATION!!!&quot;)" table:style-name="ce12">
            <text:p>RECONCILIATION!!!</text:p>
          </table:table-cell>
          <table:table-cell office:value-type="float" office:value="0" table:formula="of:=IF([.AW225]=[.AW226];[.AW226];&quot;RECONCILIATION!!!&quot;)" table:style-name="ce12">
            <text:p>0</text:p>
          </table:table-cell>
          <table:table-cell office:value-type="float" office:value="0" table:formula="of:=IF([.AX225]=[.AX226];[.AX226];&quot;RECONCILIATION!!!&quot;)" table:style-name="ce12">
            <text:p>0</text:p>
          </table:table-cell>
          <table:table-cell office:value-type="float" office:value="0" table:formula="of:=IF([.AY225]=[.AY226];[.AY226];&quot;RECONCILIATION!!!&quot;)" table:style-name="ce12">
            <text:p>0</text:p>
          </table:table-cell>
          <table:table-cell office:value-type="float" office:value="0" table:formula="of:=IF([.AZ225]=[.AZ226];[.AZ226];&quot;RECONCILIATION!!!&quot;)" table:style-name="ce12">
            <text:p>0</text:p>
          </table:table-cell>
          <table:table-cell office:value-type="float" office:value="0" table:formula="of:=IF([.BA225]=[.BA226];[.BA226];&quot;RECONCILIATION!!!&quot;)" table:style-name="ce12">
            <text:p>0</text:p>
          </table:table-cell>
          <table:table-cell office:value-type="float" office:value="0" table:formula="of:=IF([.BB225]=[.BB226];[.BB226];&quot;RECONCILIATION!!!&quot;)" table:style-name="ce12">
            <text:p>0</text:p>
          </table:table-cell>
          <table:table-cell office:value-type="float" office:value="0" table:formula="of:=IF([.BC225]=[.BC226];[.BC226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25]=[.BE226];[.BE226];&quot;RECONCILIATION!!!&quot;)" table:style-name="ce12">
            <text:p>RECONCILIATION!!!</text:p>
          </table:table-cell>
          <table:table-cell office:value-type="float" office:value="0" table:formula="of:=IF([.BF225]=[.BF226];[.BF226];&quot;RECONCILIATION!!!&quot;)" table:style-name="ce12">
            <text:p>0</text:p>
          </table:table-cell>
          <table:table-cell office:value-type="string" office:string-value="Nikolaus Plesnila" table:formula="of:=IF([.BG225]=[.BG226];[.BG226];&quot;RECONCILIATION!!!&quot;)" table:style-name="ce12">
            <text:p>Nikolaus Plesnila</text:p>
          </table:table-cell>
          <table:table-cell office:value-type="string" office:string-value="RECONCILIATION!!!" table:formula="of:=IF([.BH225]=[.BH226];[.BH226];&quot;RECONCILIATION!!!&quot;)" table:style-name="ce12">
            <text:p>RECONCILIATION!!!</text:p>
          </table:table-cell>
          <table:table-cell table:style-name="ce14"/>
          <table:table-cell office:value-type="string" table:style-name="ce8">
            <text:p>circle of willis</text:p>
          </table:table-cell>
          <table:table-cell office:value-type="string" office:string-value="RECONCILIATION!!!" table:formula="of:=IF([.BK225]=[.BK226];[.BK226];&quot;RECONCILIATION!!!&quot;)" table:style-name="ce12">
            <text:p>RECONCILIATION!!!</text:p>
          </table:table-cell>
          <table:table-cell office:value-type="float" office:value="0" table:formula="of:=IF([.BL225]=[.BL226];[.BL226];&quot;RECONCILIATION!!!&quot;)" table:style-name="ce12">
            <text:p>0</text:p>
          </table:table-cell>
          <table:table-cell office:value-type="string" table:style-name="ce12">
            <text:p>8 weeks</text:p>
          </table:table-cell>
          <table:table-cell office:value-type="string" office:string-value="RECONCILIATION!!!" table:formula="of:=IF([.BN225]=[.BN226];[.BN226];&quot;RECONCILIATION!!!&quot;)" table:style-name="ce12">
            <text:p>RECONCILIATION!!!</text:p>
          </table:table-cell>
          <table:table-cell office:value-type="float" office:value="0" table:formula="of:=IF([.BO225]=[.BO226];[.BO22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BQ225]=[.BQ226];[.BQ226];&quot;RECONCILIATION!!!&quot;)" table:style-name="ce12">
            <text:p>RECONCILIATION!!!</text:p>
          </table:table-cell>
          <table:table-cell office:value-type="float" office:value="0" table:formula="of:=IF([.BR225]=[.BR226];[.BR226];&quot;RECONCILIATION!!!&quot;)" table:style-name="ce12">
            <text:p>0</text:p>
          </table:table-cell>
          <table:table-cell office:value-type="float" office:value="0" table:formula="of:=IF([.BS225]=[.BS226];[.BS226];&quot;RECONCILIATION!!!&quot;)" table:style-name="ce12">
            <text:p>0</text:p>
          </table:table-cell>
          <table:table-cell office:value-type="float" office:value="0" table:formula="of:=IF([.BT225]=[.BT226];[.BT226];&quot;RECONCILIATION!!!&quot;)" table:style-name="ce12">
            <text:p>0</text:p>
          </table:table-cell>
          <table:table-cell office:value-type="float" office:value="0" table:formula="of:=IF([.BU225]=[.BU226];[.BU226];&quot;RECONCILIATION!!!&quot;)" table:style-name="ce12">
            <text:p>0</text:p>
          </table:table-cell>
          <table:table-cell office:value-type="string" table:style-name="ce17">
            <text:p>Role of eNOS in eNOS deficient (eNOS–/–) mice SAH model analysed with in vivo 2-photon-microscopy</text:p>
          </table:table-cell>
          <table:table-cell office:value-type="string" office:string-value="RECONCILIATION!!!" table:formula="of:=IF([.BW225]=[.BW226];[.BW226];&quot;RECONCILIATION!!!&quot;)" table:style-name="ce12">
            <text:p>RECONCILIATION!!!</text:p>
          </table:table-cell>
          <table:table-cell office:value-type="float" office:value="0" table:formula="of:=IF([.BX225]=[.BX226];[.BX226];&quot;RECONCILIATION!!!&quot;)" table:style-name="ce12">
            <text:p>0</text:p>
          </table:table-cell>
          <table:table-cell office:value-type="string" table:style-name="ce14">
            <text:p>5-0 monofilament</text:p>
          </table:table-cell>
          <table:table-cell office:value-type="string" office:string-value="RECONCILIATION!!!" table:formula="of:=IF([.BZ225]=[.BZ226];[.BZ226];&quot;RECONCILIATION!!!&quot;)" table:style-name="ce12">
            <text:p>RECONCILIATION!!!</text:p>
          </table:table-cell>
          <table:table-cell office:value-type="float" office:value="0" table:formula="of:=IF([.CA225]=[.CA226];[.CA226];&quot;RECONCILIATION!!!&quot;)" table:style-name="ce12">
            <text:p>0</text:p>
          </table:table-cell>
          <table:table-cell office:value-type="string" table:style-name="ce8">
            <text:p>22.5 g average</text:p>
          </table:table-cell>
          <table:table-cell office:value-type="string" office:string-value="RECONCILIATION!!!" table:formula="of:=IF([.CC225]=[.CC226];[.CC226];&quot;RECONCILIATION!!!&quot;)" table:style-name="ce12">
            <text:p>RECONCILIATION!!!</text:p>
          </table:table-cell>
          <table:table-cell office:value-type="float" office:value="0" table:formula="of:=IF([.CD225]=[.CD226];[.CD22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F225]=[.CF226];[.CF226];&quot;RECONCILIATION!!!&quot;)" table:style-name="ce12">
            <text:p>RECONCILIATION!!!</text:p>
          </table:table-cell>
          <table:table-cell office:value-type="float" office:value="0" table:formula="of:=IF([.CG225]=[.CG226];[.CG226];&quot;RECONCILIATION!!!&quot;)" table:style-name="ce12">
            <text:p>0</text:p>
          </table:table-cell>
          <table:table-cell office:value-type="string" table:style-name="ce16">
            <text:p><text:a xlink:href="mailto:nikolaus.plesnila@med.uni-muenchen.de">nikolaus.plesnila@med.uni-muenchen.de</text:a></text:p>
          </table:table-cell>
          <table:table-cell office:value-type="string" office:string-value="RECONCILIATION!!!" table:formula="of:=IF([.CI225]=[.CI226];[.CI226];&quot;RECONCILIATION!!!&quot;)" table:style-name="ce12">
            <text:p>RECONCILIATION!!!</text:p>
          </table:table-cell>
          <table:table-cell office:value-type="float" office:value="0" table:formula="of:=IF([.CJ225]=[.CJ226];[.CJ226];&quot;RECONCILIATION!!!&quot;)" table:style-name="ce12">
            <text:p>0</text:p>
          </table:table-cell>
          <table:table-cell office:value-type="float" office:value="0" table:formula="of:=IF([.CK225]=[.CK226];[.CK226];&quot;RECONCILIATION!!!&quot;)" table:style-name="ce12">
            <text:p>0</text:p>
          </table:table-cell>
          <table:table-cell office:value-type="float" office:value="0" table:formula="of:=IF([.CL225]=[.CL226];[.CL226];&quot;RECONCILIATION!!!&quot;)" table:style-name="ce12">
            <text:p>0</text:p>
          </table:table-cell>
          <table:table-cell office:value-type="float" office:value="0" table:formula="of:=IF([.CM225]=[.CM226];[.CM226];&quot;RECONCILIATION!!!&quot;)" table:style-name="ce12">
            <text:p>0</text:p>
          </table:table-cell>
          <table:table-cell office:value-type="string" office:string-value="FALSE" table:formula="of:=IF([.CN225]=[.CN226];[.CN226];&quot;RECONCILIATION!!!&quot;)" table:style-name="ce12">
            <text:p>FALSE</text:p>
          </table:table-cell>
          <table:table-cell office:value-type="string" office:string-value="RECONCILIATION!!!" table:formula="of:=IF([.CO225]=[.CO226];[.CO226];&quot;RECONCILIATION!!!&quot;)" table:style-name="ce12">
            <text:p>RECONCILIATION!!!</text:p>
          </table:table-cell>
          <table:table-cell office:value-type="float" office:value="0" table:formula="of:=IF([.CP225]=[.CP226];[.CP226];&quot;RECONCILIATION!!!&quot;)" table:style-name="ce12">
            <text:p>0</text:p>
          </table:table-cell>
          <table:table-cell office:value-type="float" office:value="0" table:formula="of:=IF([.CQ225]=[.CQ226];[.CQ226];&quot;RECONCILIATION!!!&quot;)" table:style-name="ce12">
            <text:p>0</text:p>
          </table:table-cell>
          <table:table-cell office:value-type="float" office:value="0" table:formula="of:=IF([.CR225]=[.CR226];[.CR226];&quot;RECONCILIATION!!!&quot;)" table:style-name="ce12">
            <text:p>0</text:p>
          </table:table-cell>
          <table:table-cell office:value-type="float" office:value="0" table:formula="of:=IF([.CS225]=[.CS226];[.CS226];&quot;RECONCILIATION!!!&quot;)" table:style-name="ce12">
            <text:p>0</text:p>
          </table:table-cell>
          <table:table-cell office:value-type="float" office:value="0" table:formula="of:=IF([.CT225]=[.CT226];[.CT226];&quot;RECONCILIATION!!!&quot;)" table:style-name="ce12">
            <text:p>0</text:p>
          </table:table-cell>
          <table:table-cell office:value-type="float" office:value="0" table:formula="of:=IF([.CU225]=[.CU226];[.CU226];&quot;RECONCILIATION!!!&quot;)" table:style-name="ce12">
            <text:p>0</text:p>
          </table:table-cell>
          <table:table-cell office:value-type="float" office:value="0" table:formula="of:=IF([.CV225]=[.CV226];[.CV22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225]=[.CX226];[.CX226];&quot;RECONCILIATION!!!&quot;)" table:style-name="ce12">
            <text:p>RECONCILIATION!!!</text:p>
          </table:table-cell>
          <table:table-cell office:value-type="float" office:value="0" table:formula="of:=IF([.CY225]=[.CY226];[.CY226];&quot;RECONCILIATION!!!&quot;)" table:style-name="ce12">
            <text:p>0</text:p>
          </table:table-cell>
          <table:table-cell office:value-type="float" office:value="0" table:formula="of:=IF([.CZ225]=[.CZ226];[.CZ226];&quot;RECONCILIATION!!!&quot;)" table:style-name="ce12">
            <text:p>0</text:p>
          </table:table-cell>
          <table:table-cell office:value-type="float" office:value="0" table:formula="of:=IF([.DA225]=[.DA226];[.DA226];&quot;RECONCILIATION!!!&quot;)" table:style-name="ce12">
            <text:p>0</text:p>
          </table:table-cell>
          <table:table-cell office:value-type="float" office:value="0" table:formula="of:=IF([.DB225]=[.DB226];[.DB22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D225]=[.DD226];[.DD226];&quot;RECONCILIATION!!!&quot;)" table:style-name="ce12">
            <text:p>RECONCILIATION!!!</text:p>
          </table:table-cell>
          <table:table-cell office:value-type="float" office:value="0" table:formula="of:=IF([.DE225]=[.DE226];[.DE226];&quot;RECONCILIATION!!!&quot;)" table:style-name="ce12">
            <text:p>0</text:p>
          </table:table-cell>
          <table:table-cell office:value-type="float" office:value="0" table:formula="of:=IF([.DF225]=[.DF226];[.DF226];&quot;RECONCILIATION!!!&quot;)" table:style-name="ce12">
            <text:p>0</text:p>
          </table:table-cell>
          <table:table-cell office:value-type="float" office:value="0" table:formula="of:=IF([.DG225]=[.DG226];[.DG226];&quot;RECONCILIATION!!!&quot;)" table:style-name="ce12">
            <text:p>0</text:p>
          </table:table-cell>
          <table:table-cell office:value-type="float" office:value="0" table:formula="of:=IF([.DH225]=[.DH226];[.DH226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J225]=[.DJ226];[.DJ226];&quot;RECONCILIATION!!!&quot;)" table:style-name="ce12">
            <text:p>RECONCILIATION!!!</text:p>
          </table:table-cell>
          <table:table-cell office:value-type="float" office:value="0" table:formula="of:=IF([.DK225]=[.DK226];[.DK226];&quot;RECONCILIATION!!!&quot;)" table:style-name="ce12">
            <text:p>0</text:p>
          </table:table-cell>
          <table:table-cell office:value-type="string" table:style-name="ce8">
            <text:p>left 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1 14:30:38</text:p>
          </table:table-cell>
          <table:table-cell office:value-type="string" table:style-name="ce1">
            <text:p>ef45a356-7026-45c3-ab9c-6d94465bb727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76af4a0d-a2e1-4dee-94b9-ad57206bf57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e39c775-42e9-448a-948b-b1fe17cae063</text:p>
          </table:table-cell>
          <table:table-cell table:number-columns-repeated="10" table:style-name="ce1"/>
          <table:table-cell office:value-type="string" table:style-name="ce2">
            <text:p>FALSE</text:p>
          </table:table-cell>
          <table:table-cell office:value-type="string" table:style-name="ce1">
            <text:p>7aa27cd9-6c28-4ad2-a228-ff8a0398b04f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fcf482f-71f6-44da-ad7d-618ef06fb4d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82062ce-fc41-4ea2-b10c-8740be3cd5d6</text:p>
          </table:table-cell>
          <table:table-cell table:number-columns-repeated="16" table:style-name="ce1"/>
          <table:table-cell office:value-type="string" table:style-name="ce2">
            <text:p>FALSE</text:p>
          </table:table-cell>
          <table:table-cell office:value-type="string" table:style-name="ce1">
            <text:p>9e88ffde-bf51-4061-88f9-463ea6f32cd2</text:p>
          </table:table-cell>
          <table:table-cell table:number-columns-repeated="10" table:style-name="ce1"/>
          <table:table-cell office:value-type="string" table:style-name="ce1">
            <text:p>Gao Chen</text:p>
          </table:table-cell>
          <table:table-cell office:value-type="string" table:style-name="ce1">
            <text:p>6ff45599-7891-4c9f-9c05-e04ea45962b3</text:p>
          </table:table-cell>
          <table:table-cell office:value-type="string" table:style-name="ce1">
            <text:p>mortality is not a nature data due to euthanasia<text:s/></text:p>
          </table:table-cell>
          <table:table-cell table:number-columns-repeated="6" table:style-name="ce1"/>
          <table:table-cell office:value-type="string" table:style-name="ce2">
            <text:p>FALSE</text:p>
          </table:table-cell>
          <table:table-cell office:value-type="string" table:style-name="ce1">
            <text:p>8acdf036-dfde-4f50-ae5c-dbd96473572e</text:p>
          </table:table-cell>
          <table:table-cell table:number-columns-repeated="13" table:style-name="ce1"/>
          <table:table-cell office:value-type="string" table:style-name="ce2">
            <text:p>FALSE</text:p>
          </table:table-cell>
          <table:table-cell office:value-type="string" table:style-name="ce1">
            <text:p>36c5c1c2-e9c2-49e1-bb1e-431023bcc789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8524772e-2e18-403e-9531-0d2ed7627887</text:p>
          </table:table-cell>
          <table:table-cell table:number-columns-repeated="7" table:style-name="ce1"/>
          <table:table-cell office:value-type="string" table:style-name="ce2">
            <text:p>FALSE</text:p>
          </table:table-cell>
          <table:table-cell office:value-type="string" table:style-name="ce1">
            <text:p>bcb99f0a-ba3a-4ce6-87ff-36bdd24c2459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80e9e2b5-fff5-42e7-967d-69d11fbb98f4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a5592021-a87f-439e-81db-32d63d9ef8ba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08:06:02</text:p>
          </table:table-cell>
          <table:table-cell office:value-type="string" table:style-name="ce1">
            <text:p>ef45a356-7026-45c3-ab9c-6d94465bb727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76bc70fe-e80b-483a-a5da-4d5f39fd9a0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06a2a47-cce1-4727-a70b-c8c2aefb4c08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6cf080a0-c97e-4287-a825-85a265457548</text:p>
          </table:table-cell>
          <table:table-cell table:style-name="ce1"/>
          <table:table-cell office:value-type="string" table:style-name="ce1">
            <text:p>C57BL/6 J</text:p>
          </table:table-cell>
          <table:table-cell office:value-type="string" table:style-name="ce1">
            <text:p>dbba1b8d-28d8-4da8-9ead-efb783dd7b44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68ee38b5-790b-4cdd-97e0-930cbdd1a53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7e61010-bdaa-4bb1-bf6d-f4a16c6f400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0b33e1d-5093-485f-a917-f16d3a9e1f2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1067ca9-4ba6-47ec-8cc6-10ab916c194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6031a38-7806-4c27-a910-8f7c40b4b8e6</text:p>
          </table:table-cell>
          <table:table-cell table:number-columns-repeated="4" table:style-name="ce1"/>
          <table:table-cell office:value-type="string" table:style-name="ce1">
            <text:p>Injective</text:p>
          </table:table-cell>
          <table:table-cell office:value-type="string" table:style-name="ce1">
            <text:p>ecf183df-ec8a-44d5-9769-5b72f51d4cf1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string" table:style-name="ce1">
            <text:p>2f8a723c-63b7-4969-a476-bac55ac111e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4dbad6cc-dc51-4ef0-b786-ad6bb2c2cb07</text:p>
          </table:table-cell>
          <table:table-cell office:value-type="string" table:style-name="ce1">
            <text:p>and were kept at room temperature (22 ± 1 °C) and in a 12 h day/night cycle (humidity: 60 ± 5%). Animals were free to access to food and wa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f3b9ddf-9100-48e3-b237-f9ac4a51efb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61cc971-dd81-4498-a841-3a209db1dbb4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1% pentobarbital (50 mg/ kg, i.p.)</text:p>
          </table:table-cell>
          <table:table-cell office:value-type="string" table:style-name="ce1">
            <text:p>1f901257-edc7-4ec3-b9ec-3510bb90296b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9b97762f-8787-4387-89cc-0cfbfb2e5673</text:p>
          </table:table-cell>
          <table:table-cell table:style-name="ce1"/>
          <table:table-cell office:value-type="string" table:style-name="ce1">
            <text:p>Yucong Peng</text:p>
          </table:table-cell>
          <table:table-cell office:value-type="string" table:style-name="ce1">
            <text:p>5ee76719-12be-4607-8ea8-809675287f64</text:p>
          </table:table-cell>
          <table:table-cell table:style-name="ce1"/>
          <table:table-cell office:value-type="string" table:style-name="ce1">
            <text:p>bifurcation of the anteriro and middle cerebral artery</text:p>
          </table:table-cell>
          <table:table-cell office:value-type="string" table:style-name="ce1">
            <text:p>18c4fb49-7843-449a-8bb2-010ed5a15770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745ea17-53cc-42bf-9d9a-fd4a7fe616ab</text:p>
          </table:table-cell>
          <table:table-cell table:number-columns-repeated="4" table:style-name="ce1"/>
          <table:table-cell office:value-type="string" table:style-name="ce1">
            <text:p>drug testing</text:p>
          </table:table-cell>
          <table:table-cell office:value-type="string" table:style-name="ce1">
            <text:p>3584bcc5-34e3-4fda-8f57-7d920aab042f</text:p>
          </table:table-cell>
          <table:table-cell table:style-name="ce1"/>
          <table:table-cell office:value-type="string" table:style-name="ce1">
            <text:p>sharped nylon suture</text:p>
          </table:table-cell>
          <table:table-cell office:value-type="string" table:style-name="ce1">
            <text:p>ca2281f9-a9c9-41eb-a3eb-5baa4692cf5f</text:p>
          </table:table-cell>
          <table:table-cell table:style-name="ce1"/>
          <table:table-cell office:value-type="string" table:style-name="ce1">
            <text:p>20-25g</text:p>
          </table:table-cell>
          <table:table-cell office:value-type="string" table:style-name="ce1">
            <text:p>755cb227-3bbf-4d1f-ae13-dd704c320ab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14a6a8d-00fa-4558-a21a-7cffeb3a58e3</text:p>
          </table:table-cell>
          <table:table-cell table:style-name="ce1"/>
          <table:table-cell office:value-type="string" table:style-name="ce1">
            <text:p>fengyanzju@zju.edu.cn</text:p>
          </table:table-cell>
          <table:table-cell office:value-type="string" table:style-name="ce1">
            <text:p>8ccafb2f-48c8-437f-91b1-82b71ddcc29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5a6440f6-2ecb-4c48-afe9-d56fd4432086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14da06b0-2122-40ca-ab24-cb73554d10cf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a7837f83-b126-44b3-9b96-38746093116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aa25255-6a70-477b-a636-3fe55ad88d3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ece2d7b-9d04-4a7f-83ff-1a38a8297e39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4a849487-a7a6-48de-92ef-50c008e872cd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852d4663-096e-4d5a-8fd8-c1aba02b87cd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ef45a356-7026-45c3-ab9c-6d94465bb727</text:p>
          </table:table-cell>
          <table:table-cell office:value-type="string" table:style-name="ce11">
            <text:p>TIMO</text:p>
          </table:table-cell>
          <table:table-cell office:value-type="string" office:string-value="FALSE" table:formula="of:=IF([.E228]=[.E229];[.E229];&quot;RECONCILIATION!!!&quot;)" table:style-name="ce12">
            <text:p>FALSE</text:p>
          </table:table-cell>
          <table:table-cell office:value-type="string" office:string-value="RECONCILIATION!!!" table:formula="of:=IF([.F228]=[.F229];[.F229];&quot;RECONCILIATION!!!&quot;)" table:style-name="ce12">
            <text:p>RECONCILIATION!!!</text:p>
          </table:table-cell>
          <table:table-cell office:value-type="float" office:value="0" table:formula="of:=IF([.G228]=[.G229];[.G22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228]=[.I229];[.I229];&quot;RECONCILIATION!!!&quot;)" table:style-name="ce12">
            <text:p>RECONCILIATION!!!</text:p>
          </table:table-cell>
          <table:table-cell office:value-type="float" office:value="0" table:formula="of:=IF([.J228]=[.J229];[.J229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L228]=[.L229];[.L229];&quot;RECONCILIATION!!!&quot;)" table:style-name="ce12">
            <text:p>RECONCILIATION!!!</text:p>
          </table:table-cell>
          <table:table-cell office:value-type="float" office:value="0" table:formula="of:=IF([.M228]=[.M229];[.M229];&quot;RECONCILIATION!!!&quot;)" table:style-name="ce12">
            <text:p>0</text:p>
          </table:table-cell>
          <table:table-cell office:value-type="string" table:style-name="ce8">
            <text:p>C57BL/6 J</text:p>
          </table:table-cell>
          <table:table-cell office:value-type="string" office:string-value="RECONCILIATION!!!" table:formula="of:=IF([.O228]=[.O229];[.O229];&quot;RECONCILIATION!!!&quot;)" table:style-name="ce12">
            <text:p>RECONCILIATION!!!</text:p>
          </table:table-cell>
          <table:table-cell office:value-type="float" office:value="0" table:formula="of:=IF([.P228]=[.P229];[.P229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28]=[.R229];[.R229];&quot;RECONCILIATION!!!&quot;)" table:style-name="ce12">
            <text:p>RECONCILIATION!!!</text:p>
          </table:table-cell>
          <table:table-cell office:value-type="float" office:value="0" table:formula="of:=IF([.S228]=[.S229];[.S22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228]=[.U229];[.U229];&quot;RECONCILIATION!!!&quot;)" table:style-name="ce12">
            <text:p>RECONCILIATION!!!</text:p>
          </table:table-cell>
          <table:table-cell office:value-type="float" office:value="0" table:formula="of:=IF([.V228]=[.V229];[.V229];&quot;RECONCILIATION!!!&quot;)" table:style-name="ce12">
            <text:p>0</text:p>
          </table:table-cell>
          <table:table-cell office:value-type="string" office:string-value="FALSE" table:formula="of:=IF([.W228]=[.W229];[.W229];&quot;RECONCILIATION!!!&quot;)" table:style-name="ce12">
            <text:p>FALSE</text:p>
          </table:table-cell>
          <table:table-cell office:value-type="string" office:string-value="RECONCILIATION!!!" table:formula="of:=IF([.X228]=[.X229];[.X229];&quot;RECONCILIATION!!!&quot;)" table:style-name="ce12">
            <text:p>RECONCILIATION!!!</text:p>
          </table:table-cell>
          <table:table-cell office:value-type="float" office:value="0" table:formula="of:=IF([.Y228]=[.Y229];[.Y229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AA228]=[.AA229];[.AA229];&quot;RECONCILIATION!!!&quot;)" table:style-name="ce12">
            <text:p>RECONCILIATION!!!</text:p>
          </table:table-cell>
          <table:table-cell office:value-type="float" office:value="0" table:formula="of:=IF([.AB228]=[.AB229];[.AB22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228]=[.AD229];[.AD229];&quot;RECONCILIATION!!!&quot;)" table:style-name="ce12">
            <text:p>RECONCILIATION!!!</text:p>
          </table:table-cell>
          <table:table-cell office:value-type="float" office:value="0" table:formula="of:=IF([.AE228]=[.AE229];[.AE229];&quot;RECONCILIATION!!!&quot;)" table:style-name="ce12">
            <text:p>0</text:p>
          </table:table-cell>
          <table:table-cell office:value-type="float" office:value="0" table:formula="of:=IF([.AF228]=[.AF229];[.AF229];&quot;RECONCILIATION!!!&quot;)" table:style-name="ce12">
            <text:p>0</text:p>
          </table:table-cell>
          <table:table-cell office:value-type="float" office:value="0" table:formula="of:=IF([.AG228]=[.AG229];[.AG229];&quot;RECONCILIATION!!!&quot;)" table:style-name="ce12">
            <text:p>0</text:p>
          </table:table-cell>
          <table:table-cell office:value-type="float" office:value="0" table:formula="of:=IF([.AH228]=[.AH229];[.AH229];&quot;RECONCILIATION!!!&quot;)" table:style-name="ce12">
            <text:p>0</text:p>
          </table:table-cell>
          <table:table-cell office:value-type="string" table:style-name="ce12">
            <text:p>Injective</text:p>
          </table:table-cell>
          <table:table-cell office:value-type="string" office:string-value="RECONCILIATION!!!" table:formula="of:=IF([.AJ228]=[.AJ229];[.AJ229];&quot;RECONCILIATION!!!&quot;)" table:style-name="ce12">
            <text:p>RECONCILIATION!!!</text:p>
          </table:table-cell>
          <table:table-cell office:value-type="float" office:value="0" table:formula="of:=IF([.AK228]=[.AK229];[.AK229];&quot;RECONCILIATION!!!&quot;)" table:style-name="ce12">
            <text:p>0</text:p>
          </table:table-cell>
          <table:table-cell office:value-type="string" table:style-name="ce14">
            <text:p>111 (48+42+21)</text:p>
          </table:table-cell>
          <table:table-cell office:value-type="string" office:string-value="RECONCILIATION!!!" table:formula="of:=IF([.AM228]=[.AM229];[.AM229];&quot;RECONCILIATION!!!&quot;)" table:style-name="ce14">
            <text:p>RECONCILIATION!!!</text:p>
          </table:table-cell>
          <table:table-cell office:value-type="string" table:style-name="ce14">
            <text:p>Exp. 1, 2 and 3 (see supplement 2)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228]=[.AP229];[.AP229];&quot;RECONCILIATION!!!&quot;)" table:style-name="ce12">
            <text:p>RECONCILIATION!!!</text:p>
          </table:table-cell>
          <table:table-cell table:style-name="ce12"/>
          <table:table-cell office:value-type="string" table:style-name="ce12">
            <text:p>no</text:p>
          </table:table-cell>
          <table:table-cell office:value-type="string" office:string-value="RECONCILIATION!!!" table:formula="of:=IF([.AS228]=[.AS229];[.AS229];&quot;RECONCILIATION!!!&quot;)" table:style-name="ce12">
            <text:p>RECONCILIATION!!!</text:p>
          </table:table-cell>
          <table:table-cell office:value-type="float" office:value="0" table:formula="of:=IF([.AT228]=[.AT229];[.AT22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V228]=[.AV229];[.AV229];&quot;RECONCILIATION!!!&quot;)" table:style-name="ce12">
            <text:p>RECONCILIATION!!!</text:p>
          </table:table-cell>
          <table:table-cell office:value-type="string" table:style-name="ce12">
            <text:p>graph</text:p>
          </table:table-cell>
          <table:table-cell office:value-type="string" table:style-name="ce8">
            <text:p>1% pentobarbital (50 mg/ kg, i.p.)</text:p>
          </table:table-cell>
          <table:table-cell office:value-type="string" office:string-value="RECONCILIATION!!!" table:formula="of:=IF([.AY228]=[.AY229];[.AY229];&quot;RECONCILIATION!!!&quot;)" table:style-name="ce12">
            <text:p>RECONCILIATION!!!</text:p>
          </table:table-cell>
          <table:table-cell office:value-type="float" office:value="0" table:formula="of:=IF([.AZ228]=[.AZ229];[.AZ229];&quot;RECONCILIATION!!!&quot;)" table:style-name="ce12">
            <text:p>0</text:p>
          </table:table-cell>
          <table:table-cell office:value-type="string" table:style-name="ce17">
            <text:p>were kept at room temperature (22 ± 1 °C) and in a 12 h day/night cycle (humidity: 60 ± 5%). Animals were free to access to food and water</text:p>
          </table:table-cell>
          <table:table-cell office:value-type="float" office:value="0" table:formula="of:=IF([.BB228]=[.BB229];[.BB229];&quot;RECONCILIATION!!!&quot;)" table:style-name="ce12">
            <text:p>0</text:p>
          </table:table-cell>
          <table:table-cell office:value-type="float" office:value="0" table:formula="of:=IF([.BC228]=[.BC229];[.BC229];&quot;RECONCILIATION!!!&quot;)" table:style-name="ce12">
            <text:p>0</text:p>
          </table:table-cell>
          <table:table-cell office:value-type="string" table:style-name="ce12">
            <text:p>other</text:p>
          </table:table-cell>
          <table:table-cell office:value-type="string" office:string-value="RECONCILIATION!!!" table:formula="of:=IF([.BE228]=[.BE229];[.BE229];&quot;RECONCILIATION!!!&quot;)" table:style-name="ce12">
            <text:p>RECONCILIATION!!!</text:p>
          </table:table-cell>
          <table:table-cell office:value-type="float" office:value="0" table:formula="of:=IF([.BF228]=[.BF229];[.BF229];&quot;RECONCILIATION!!!&quot;)" table:style-name="ce12">
            <text:p>0</text:p>
          </table:table-cell>
          <table:table-cell office:value-type="string" table:style-name="ce17">
            <text:p>Feng Yan</text:p>
          </table:table-cell>
          <table:table-cell office:value-type="string" office:string-value="RECONCILIATION!!!" table:formula="of:=IF([.BH228]=[.BH229];[.BH229];&quot;RECONCILIATION!!!&quot;)" table:style-name="ce12">
            <text:p>RECONCILIATION!!!</text:p>
          </table:table-cell>
          <table:table-cell office:value-type="string" table:style-name="ce14">
            <text:p>euthanasia?</text:p>
          </table:table-cell>
          <table:table-cell office:value-type="string" table:style-name="ce8">
            <text:p>bifurcation of the anterior and middle cerebral arteries</text:p>
          </table:table-cell>
          <table:table-cell office:value-type="string" office:string-value="RECONCILIATION!!!" table:formula="of:=IF([.BK228]=[.BK229];[.BK229];&quot;RECONCILIATION!!!&quot;)" table:style-name="ce12">
            <text:p>RECONCILIATION!!!</text:p>
          </table:table-cell>
          <table:table-cell office:value-type="float" office:value="0" table:formula="of:=IF([.BL228]=[.BL229];[.BL229];&quot;RECONCILIATION!!!&quot;)" table:style-name="ce12">
            <text:p>0</text:p>
          </table:table-cell>
          <table:table-cell office:value-type="float" office:value="0" table:formula="of:=IF([.BM228]=[.BM229];[.BM229];&quot;RECONCILIATION!!!&quot;)" table:style-name="ce12">
            <text:p>0</text:p>
          </table:table-cell>
          <table:table-cell office:value-type="float" office:value="0" table:formula="of:=IF([.BN228]=[.BN229];[.BN229];&quot;RECONCILIATION!!!&quot;)" table:style-name="ce12">
            <text:p>0</text:p>
          </table:table-cell>
          <table:table-cell office:value-type="float" office:value="0" table:formula="of:=IF([.BO228]=[.BO229];[.BO229];&quot;RECONCILIATION!!!&quot;)" table:style-name="ce12">
            <text:p>0</text:p>
          </table:table-cell>
          <table:table-cell office:value-type="string" office:string-value="FALSE" table:formula="of:=IF([.BP228]=[.BP229];[.BP229];&quot;RECONCILIATION!!!&quot;)" table:style-name="ce12">
            <text:p>FALSE</text:p>
          </table:table-cell>
          <table:table-cell office:value-type="string" office:string-value="RECONCILIATION!!!" table:formula="of:=IF([.BQ228]=[.BQ229];[.BQ229];&quot;RECONCILIATION!!!&quot;)" table:style-name="ce12">
            <text:p>RECONCILIATION!!!</text:p>
          </table:table-cell>
          <table:table-cell office:value-type="float" office:value="0" table:formula="of:=IF([.BR228]=[.BR229];[.BR229];&quot;RECONCILIATION!!!&quot;)" table:style-name="ce12">
            <text:p>0</text:p>
          </table:table-cell>
          <table:table-cell office:value-type="float" office:value="0" table:formula="of:=IF([.BS228]=[.BS229];[.BS229];&quot;RECONCILIATION!!!&quot;)" table:style-name="ce12">
            <text:p>0</text:p>
          </table:table-cell>
          <table:table-cell office:value-type="float" office:value="0" table:formula="of:=IF([.BT228]=[.BT229];[.BT229];&quot;RECONCILIATION!!!&quot;)" table:style-name="ce12">
            <text:p>0</text:p>
          </table:table-cell>
          <table:table-cell office:value-type="float" office:value="0" table:formula="of:=IF([.BU228]=[.BU229];[.BU229];&quot;RECONCILIATION!!!&quot;)" table:style-name="ce12">
            <text:p>0</text:p>
          </table:table-cell>
          <table:table-cell office:value-type="string" table:style-name="ce30">
            <text:p>Selective STING antagonist C-176 and STING agonist CMA; Oxygenated hemoglobin was introduced into BV2 cells</text:p>
          </table:table-cell>
          <table:table-cell office:value-type="string" office:string-value="RECONCILIATION!!!" table:formula="of:=IF([.BW228]=[.BW229];[.BW229];&quot;RECONCILIATION!!!&quot;)" table:style-name="ce12">
            <text:p>RECONCILIATION!!!</text:p>
          </table:table-cell>
          <table:table-cell office:value-type="float" office:value="0" table:formula="of:=IF([.BX228]=[.BX229];[.BX229];&quot;RECONCILIATION!!!&quot;)" table:style-name="ce12">
            <text:p>0</text:p>
          </table:table-cell>
          <table:table-cell office:value-type="string" table:style-name="ce8">
            <text:p>sharped nylon suture</text:p>
          </table:table-cell>
          <table:table-cell office:value-type="string" office:string-value="RECONCILIATION!!!" table:formula="of:=IF([.BZ228]=[.BZ229];[.BZ229];&quot;RECONCILIATION!!!&quot;)" table:style-name="ce12">
            <text:p>RECONCILIATION!!!</text:p>
          </table:table-cell>
          <table:table-cell office:value-type="float" office:value="0" table:formula="of:=IF([.CA228]=[.CA229];[.CA229];&quot;RECONCILIATION!!!&quot;)" table:style-name="ce12">
            <text:p>0</text:p>
          </table:table-cell>
          <table:table-cell office:value-type="string" table:style-name="ce8">
            <text:p>20-25g</text:p>
          </table:table-cell>
          <table:table-cell office:value-type="string" office:string-value="RECONCILIATION!!!" table:formula="of:=IF([.CC228]=[.CC229];[.CC229];&quot;RECONCILIATION!!!&quot;)" table:style-name="ce12">
            <text:p>RECONCILIATION!!!</text:p>
          </table:table-cell>
          <table:table-cell office:value-type="float" office:value="0" table:formula="of:=IF([.CD228]=[.CD229];[.CD22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F228]=[.CF229];[.CF229];&quot;RECONCILIATION!!!&quot;)" table:style-name="ce12">
            <text:p>RECONCILIATION!!!</text:p>
          </table:table-cell>
          <table:table-cell office:value-type="float" office:value="0" table:formula="of:=IF([.CG228]=[.CG229];[.CG229];&quot;RECONCILIATION!!!&quot;)" table:style-name="ce12">
            <text:p>0</text:p>
          </table:table-cell>
          <table:table-cell office:value-type="string" table:style-name="ce22">
            <text:p><text:a xlink:href="mailto:fengyanzju@zju.edu.cn">fengyanzju@zju.edu.cn</text:a></text:p>
          </table:table-cell>
          <table:table-cell office:value-type="string" office:string-value="RECONCILIATION!!!" table:formula="of:=IF([.CI228]=[.CI229];[.CI229];&quot;RECONCILIATION!!!&quot;)" table:style-name="ce12">
            <text:p>RECONCILIATION!!!</text:p>
          </table:table-cell>
          <table:table-cell office:value-type="float" office:value="0" table:formula="of:=IF([.CJ228]=[.CJ229];[.CJ229];&quot;RECONCILIATION!!!&quot;)" table:style-name="ce12">
            <text:p>0</text:p>
          </table:table-cell>
          <table:table-cell office:value-type="float" office:value="0" table:formula="of:=IF([.CK228]=[.CK229];[.CK229];&quot;RECONCILIATION!!!&quot;)" table:style-name="ce12">
            <text:p>0</text:p>
          </table:table-cell>
          <table:table-cell office:value-type="float" office:value="0" table:formula="of:=IF([.CL228]=[.CL229];[.CL229];&quot;RECONCILIATION!!!&quot;)" table:style-name="ce12">
            <text:p>0</text:p>
          </table:table-cell>
          <table:table-cell office:value-type="float" office:value="0" table:formula="of:=IF([.CM228]=[.CM229];[.CM229];&quot;RECONCILIATION!!!&quot;)" table:style-name="ce12">
            <text:p>0</text:p>
          </table:table-cell>
          <table:table-cell office:value-type="string" office:string-value="FALSE" table:formula="of:=IF([.CN228]=[.CN229];[.CN229];&quot;RECONCILIATION!!!&quot;)" table:style-name="ce12">
            <text:p>FALSE</text:p>
          </table:table-cell>
          <table:table-cell office:value-type="string" office:string-value="RECONCILIATION!!!" table:formula="of:=IF([.CO228]=[.CO229];[.CO229];&quot;RECONCILIATION!!!&quot;)" table:style-name="ce12">
            <text:p>RECONCILIATION!!!</text:p>
          </table:table-cell>
          <table:table-cell office:value-type="float" office:value="0" table:formula="of:=IF([.CP228]=[.CP229];[.CP229];&quot;RECONCILIATION!!!&quot;)" table:style-name="ce12">
            <text:p>0</text:p>
          </table:table-cell>
          <table:table-cell office:value-type="string" table:style-name="ce14">
            <text:p>64 (12 + 34 + 18)</text:p>
          </table:table-cell>
          <table:table-cell office:value-type="string" office:string-value="RECONCILIATION!!!" table:formula="of:=IF([.CR228]=[.CR229];[.CR229];&quot;RECONCILIATION!!!&quot;)" table:style-name="ce12">
            <text:p>RECONCILIATION!!!</text:p>
          </table:table-cell>
          <table:table-cell office:value-type="string" table:style-name="ce14">
            <text:p>Exp. 1, 2 and 3 (see Supplement 2)</text:p>
          </table:table-cell>
          <table:table-cell office:value-type="float" office:value="0" table:formula="of:=IF([.CT228]=[.CT229];[.CT229];&quot;RECONCILIATION!!!&quot;)" table:style-name="ce12">
            <text:p>0</text:p>
          </table:table-cell>
          <table:table-cell office:value-type="float" office:value="0" table:formula="of:=IF([.CU228]=[.CU229];[.CU229];&quot;RECONCILIATION!!!&quot;)" table:style-name="ce12">
            <text:p>0</text:p>
          </table:table-cell>
          <table:table-cell office:value-type="float" office:value="0" table:formula="of:=IF([.CV228]=[.CV229];[.CV22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228]=[.CX229];[.CX229];&quot;RECONCILIATION!!!&quot;)" table:style-name="ce12">
            <text:p>RECONCILIATION!!!</text:p>
          </table:table-cell>
          <table:table-cell office:value-type="float" office:value="0" table:formula="of:=IF([.CY228]=[.CY229];[.CY22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A228]=[.DA229];[.DA229];&quot;RECONCILIATION!!!&quot;)" table:style-name="ce12">
            <text:p>RECONCILIATION!!!</text:p>
          </table:table-cell>
          <table:table-cell office:value-type="float" office:value="0" table:formula="of:=IF([.DB228]=[.DB229];[.DB22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D228]=[.DD229];[.DD229];&quot;RECONCILIATION!!!&quot;)" table:style-name="ce12">
            <text:p>RECONCILIATION!!!</text:p>
          </table:table-cell>
          <table:table-cell office:value-type="float" office:value="0" table:formula="of:=IF([.DE228]=[.DE229];[.DE229];&quot;RECONCILIATION!!!&quot;)" table:style-name="ce12">
            <text:p>0</text:p>
          </table:table-cell>
          <table:table-cell office:value-type="float" office:value="0" table:formula="of:=IF([.DF228]=[.DF229];[.DF229];&quot;RECONCILIATION!!!&quot;)" table:style-name="ce12">
            <text:p>0</text:p>
          </table:table-cell>
          <table:table-cell office:value-type="float" office:value="0" table:formula="of:=IF([.DG228]=[.DG229];[.DG229];&quot;RECONCILIATION!!!&quot;)" table:style-name="ce12">
            <text:p>0</text:p>
          </table:table-cell>
          <table:table-cell office:value-type="float" office:value="0" table:formula="of:=IF([.DH228]=[.DH229];[.DH229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J228]=[.DJ229];[.DJ229];&quot;RECONCILIATION!!!&quot;)" table:style-name="ce12">
            <text:p>RECONCILIATION!!!</text:p>
          </table:table-cell>
          <table:table-cell office:value-type="float" office:value="0" table:formula="of:=IF([.DK228]=[.DK229];[.DK229];&quot;RECONCILIATION!!!&quot;)" table:style-name="ce12">
            <text:p>0</text:p>
          </table:table-cell>
          <table:table-cell office:value-type="string" table:style-name="ce8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1:03:20</text:p>
          </table:table-cell>
          <table:table-cell office:value-type="string" table:style-name="ce1">
            <text:p>ef4ad15c-3f9b-4efd-84a1-ab94609caceb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48f6bd8-3dd1-44ef-987c-fd8f2225e85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cd33b97-418b-4b50-9c71-3a00039f1ec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0a70349-f99e-416c-8171-d92fadf37148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c974bf5e-aee8-4f48-a29b-9d82fc7261c3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0745d068-71f1-4dd3-a6c1-ebd796394dc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6abceb6-5246-4805-a3b2-4493a56abcc7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75c5043-f529-4b23-a144-93379dfbb21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103aba89-f616-4100-b8ad-9919ca8fe20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9b35851-1b22-4f21-bed9-2fe3426b4121</text:p>
          </table:table-cell>
          <table:table-cell table:style-name="ce1"/>
          <table:table-cell office:value-type="string" table:style-name="ce1">
            <text:p>4-0 monofilament with a sharpened tip</text:p>
          </table:table-cell>
          <table:table-cell office:value-type="string" table:style-name="ce1">
            <text:p>76363059-eab8-4bd6-8731-196fa34dbec6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e34219e0-1e75-48f9-8349-9fbbd9b4a255</text:p>
          </table:table-cell>
          <table:table-cell table:style-name="ce1"/>
          <table:table-cell office:value-type="string" table:style-name="ce1">
            <text:p>11+30</text:p>
          </table:table-cell>
          <table:table-cell office:value-type="string" table:style-name="ce1">
            <text:p>3916acce-45c7-47bf-927f-1797e515e4e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862b84be-5990-43ed-b39c-a243b08941e7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5c6f7b8e-49dc-4d28-8b17-0c78303eed5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f78f18b-f9da-4498-adf4-2d93f498007d</text:p>
          </table:table-cell>
          <table:table-cell table:style-name="ce1"/>
          <table:table-cell office:value-type="string" table:style-name="ce1">
            <text:p>Avertin® (2,2,2-tribromoethanol; 250 μg/g body weight)</text:p>
          </table:table-cell>
          <table:table-cell office:value-type="string" table:style-name="ce1">
            <text:p>8142c142-1da5-4ab6-b285-05805410ad20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office:value-type="string" table:style-name="ce1">
            <text:p>ea404be1-7c96-480b-9352-5c6ab3124d9a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828c01cd-bb17-4ddd-848b-ebd898b4f212</text:p>
          </table:table-cell>
          <table:table-cell table:style-name="ce1"/>
          <table:table-cell office:value-type="string" table:style-name="ce1">
            <text:p>the bifurcation of the left anterior cerebral artery and the left middle cerebral artery</text:p>
          </table:table-cell>
          <table:table-cell office:value-type="string" table:style-name="ce1">
            <text:p>bd308b7e-2e55-4bab-8772-0989d001363a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870cf58f-2cf2-4390-9c3b-19099154ca0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98e48f3-a373-4938-beeb-ad0c86a3c02f</text:p>
          </table:table-cell>
          <table:table-cell table:number-columns-repeated="4" table:style-name="ce1"/>
          <table:table-cell office:value-type="string" table:style-name="ce1">
            <text:p>Double Immunoenzymatic Technique</text:p>
          </table:table-cell>
          <table:table-cell office:value-type="string" table:style-name="ce1">
            <text:p>839817b1-9bd6-485f-be65-304acd059021</text:p>
          </table:table-cell>
          <table:table-cell table:number-columns-repeated="4" table:style-name="ce1"/>
          <table:table-cell office:value-type="string" table:style-name="ce1">
            <text:p>25-30 g</text:p>
          </table:table-cell>
          <table:table-cell office:value-type="string" table:style-name="ce1">
            <text:p>cd1e140b-c9e9-4665-b53b-e81ed912ef3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be28171-e476-4c5d-8ffa-4deb0c569b60</text:p>
          </table:table-cell>
          <table:table-cell table:style-name="ce1"/>
          <table:table-cell office:value-type="string" table:style-name="ce1">
            <text:p>suzuki02@clin.medic.mie-u.ac.jp</text:p>
          </table:table-cell>
          <table:table-cell office:value-type="string" table:style-name="ce1">
            <text:p>fe32256c-54b5-47e0-9003-4375e8337112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9d7618c6-94e2-4e54-9b22-ace9380910cd</text:p>
          </table:table-cell>
          <table:table-cell table:style-name="ce1"/>
          <table:table-cell office:value-type="string" table:style-name="ce1">
            <text:p>5+6</text:p>
          </table:table-cell>
          <table:table-cell office:value-type="string" table:style-name="ce1">
            <text:p>625caaad-e14a-49cd-932b-be609fe58a4d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555081bb-1c2f-49ad-aa49-48d31bb310a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6f03e3d-9f0b-4694-9b98-c638ea5985e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9a5f4f2-9c40-44fb-9bc9-02883fd32813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f07436a3-cce6-418c-96ea-f57e394c47a7</text:p>
          </table:table-cell>
          <table:table-cell table:style-name="ce1"/>
          <table:table-cell office:value-type="string" table:style-name="ce1">
            <text:p>left ECA</text:p>
          </table:table-cell>
          <table:table-cell office:value-type="string" table:style-name="ce1">
            <text:p>2c044ac5-9220-40ae-a5f9-105d9da00e11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6 10:36:57</text:p>
          </table:table-cell>
          <table:table-cell office:value-type="string" table:style-name="ce1">
            <text:p>ef4ad15c-3f9b-4efd-84a1-ab94609caceb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351bdb20-d512-4793-98ea-bcdfd8ee5e8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d9aa38a-8ac3-4a13-b320-d1c66a0131b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c390af0e-077b-4b6f-a68b-46756a06fb2e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02391389-d8ef-47b2-8a29-1db388aefb2f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f55d45ab-fe07-48e5-82fe-f1862b2c94c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bee1244d-3165-46e6-a257-907d6f75cd6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814a222-5b01-4161-8cc1-e64be37fb0e7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e8ed3a91-a8d7-4a37-afdc-0476c3b2dcf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b204203-eac7-4326-b651-ac1e7fd12654</text:p>
          </table:table-cell>
          <table:table-cell table:style-name="ce1"/>
          <table:table-cell office:value-type="string" table:style-name="ce1">
            <text:p>4-0</text:p>
          </table:table-cell>
          <table:table-cell office:value-type="string" table:style-name="ce1">
            <text:p>7ef961b4-5c83-42bf-8bc9-df5088ae2afa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afdac661-ee94-45d6-a46c-718ae5590a9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0ac8a24e-4d59-46e9-a677-84ea77ed202c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811cc01e-fa0f-443e-bd35-6554af7942fa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d2e9468e-0737-4a6b-9895-aaffcd93c12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4725865-78f5-4320-8d6e-8a914617475a</text:p>
          </table:table-cell>
          <table:table-cell table:style-name="ce1"/>
          <table:table-cell office:value-type="string" table:style-name="ce1">
            <text:p>Avetin = 2,2,2-tribromoethanol: 250 µg / g bodyweight</text:p>
          </table:table-cell>
          <table:table-cell office:value-type="string" table:style-name="ce1">
            <text:p>2abab0e9-21a6-4cf7-b731-3e991a16d3be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61fee520-f360-4c30-904d-15e42fa94d35</text:p>
          </table:table-cell>
          <table:table-cell table:style-name="ce1"/>
          <table:table-cell office:value-type="string" table:style-name="ce1">
            <text:p>Hidenori Suzuki</text:p>
          </table:table-cell>
          <table:table-cell office:value-type="string" table:style-name="ce1">
            <text:p>ca6aae78-607b-4419-83f0-5fb2d4ec619d</text:p>
          </table:table-cell>
          <table:table-cell office:value-type="string" table:style-name="ce1">
            <text:p>in ther supplement table for mortality rates and neurological score for sah grade</text:p>
          </table:table-cell>
          <table:table-cell office:value-type="string" table:style-name="ce1">
            <text:p>bifurcation<text:s/></text:p>
          </table:table-cell>
          <table:table-cell office:value-type="string" table:style-name="ce1">
            <text:p>b3c430da-9f42-4a77-9612-0869aa736e48</text:p>
          </table:table-cell>
          <table:table-cell table:style-name="ce1"/>
          <table:table-cell office:value-type="string" table:style-name="ce1">
            <text:p>10-12 weeks</text:p>
          </table:table-cell>
          <table:table-cell office:value-type="string" table:style-name="ce1">
            <text:p>b07ab504-0eea-4f43-9b26-d6785b046f66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261d5f3-aa4a-4a5b-a29d-00b9afb8c0bb</text:p>
          </table:table-cell>
          <table:table-cell table:number-columns-repeated="4" table:style-name="ce1"/>
          <table:table-cell office:value-type="string" table:style-name="ce1">
            <text:p>morphological characteristics</text:p>
          </table:table-cell>
          <table:table-cell office:value-type="string" table:style-name="ce1">
            <text:p>80f55895-66cd-47b7-9dd3-20f642fafef9</text:p>
          </table:table-cell>
          <table:table-cell table:style-name="ce1"/>
          <table:table-cell office:value-type="string" table:style-name="ce1">
            <text:p>sharpened monofilament</text:p>
          </table:table-cell>
          <table:table-cell office:value-type="string" table:style-name="ce1">
            <text:p>d3d6c1e6-ee77-43e2-bf92-fd7f921f7b13</text:p>
          </table:table-cell>
          <table:table-cell table:style-name="ce1"/>
          <table:table-cell office:value-type="string" table:style-name="ce1">
            <text:p>25-30 g</text:p>
          </table:table-cell>
          <table:table-cell office:value-type="string" table:style-name="ce1">
            <text:p>0ce91ee1-bc19-4c5e-9bfa-23326e7023e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5706ee5-8f7f-428d-be40-a3d5a7096301</text:p>
          </table:table-cell>
          <table:table-cell table:style-name="ce1"/>
          <table:table-cell office:value-type="string" table:style-name="ce1">
            <text:p>suzuki02@clin.medic.mie-u.ac.jp</text:p>
          </table:table-cell>
          <table:table-cell office:value-type="string" table:style-name="ce1">
            <text:p>0a75b7cc-a6b7-4afa-a78e-9ddad42b7103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6d53862f-8000-4440-a2d8-c4279b1da8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f9bc3b5-4226-4d1c-86d3-9e3f1dfc380a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2a04568e-3c7c-4d64-8412-66b119a4002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44ccce8-1243-412b-a01f-c8c9376044f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39c1af8-7097-425f-b3a1-40662453acc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bdebe5c7-f5f1-424d-b8ef-1ad445c21937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c1173ef5-7af1-4d2e-a3f4-809a39019a94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ef4ad15c-3f9b-4efd-84a1-ab94609caceb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231]=[.E232];[.E232];&quot;RECONCILIATION!!!&quot;)" table:style-name="ce12">
            <text:p>TRUE</text:p>
          </table:table-cell>
          <table:table-cell office:value-type="string" office:string-value="RECONCILIATION!!!" table:formula="of:=IF([.F231]=[.F232];[.F232];&quot;RECONCILIATION!!!&quot;)" table:style-name="ce12">
            <text:p>RECONCILIATION!!!</text:p>
          </table:table-cell>
          <table:table-cell office:value-type="float" office:value="0" table:formula="of:=IF([.G231]=[.G232];[.G232];&quot;RECONCILIATION!!!&quot;)" table:style-name="ce12">
            <text:p>0</text:p>
          </table:table-cell>
          <table:table-cell office:value-type="string" office:string-value="TRUE" table:formula="of:=IF([.H231]=[.H232];[.H232];&quot;RECONCILIATION!!!&quot;)" table:style-name="ce12">
            <text:p>TRUE</text:p>
          </table:table-cell>
          <table:table-cell office:value-type="string" office:string-value="RECONCILIATION!!!" table:formula="of:=IF([.I231]=[.I232];[.I232];&quot;RECONCILIATION!!!&quot;)" table:style-name="ce12">
            <text:p>RECONCILIATION!!!</text:p>
          </table:table-cell>
          <table:table-cell office:value-type="float" office:value="0" table:formula="of:=IF([.J231]=[.J232];[.J232];&quot;RECONCILIATION!!!&quot;)" table:style-name="ce12">
            <text:p>0</text:p>
          </table:table-cell>
          <table:table-cell office:value-type="string" office:string-value="not reported" table:formula="of:=IF([.K231]=[.K232];[.K232];&quot;RECONCILIATION!!!&quot;)" table:style-name="ce12">
            <text:p>not reported</text:p>
          </table:table-cell>
          <table:table-cell office:value-type="string" office:string-value="RECONCILIATION!!!" table:formula="of:=IF([.L231]=[.L232];[.L232];&quot;RECONCILIATION!!!&quot;)" table:style-name="ce12">
            <text:p>RECONCILIATION!!!</text:p>
          </table:table-cell>
          <table:table-cell office:value-type="float" office:value="0" table:formula="of:=IF([.M231]=[.M232];[.M232];&quot;RECONCILIATION!!!&quot;)" table:style-name="ce12">
            <text:p>0</text:p>
          </table:table-cell>
          <table:table-cell office:value-type="string" office:string-value="C57BL/6" table:formula="of:=IF([.N231]=[.N232];[.N232];&quot;RECONCILIATION!!!&quot;)" table:style-name="ce12">
            <text:p>C57BL/6</text:p>
          </table:table-cell>
          <table:table-cell office:value-type="string" office:string-value="RECONCILIATION!!!" table:formula="of:=IF([.O231]=[.O232];[.O232];&quot;RECONCILIATION!!!&quot;)" table:style-name="ce12">
            <text:p>RECONCILIATION!!!</text:p>
          </table:table-cell>
          <table:table-cell office:value-type="float" office:value="0" table:formula="of:=IF([.P231]=[.P232];[.P232];&quot;RECONCILIATION!!!&quot;)" table:style-name="ce12">
            <text:p>0</text:p>
          </table:table-cell>
          <table:table-cell office:value-type="string" table:style-name="ce12">
            <text:p>male</text:p>
          </table:table-cell>
          <table:table-cell office:value-type="string" office:string-value="RECONCILIATION!!!" table:formula="of:=IF([.R231]=[.R232];[.R232];&quot;RECONCILIATION!!!&quot;)" table:style-name="ce12">
            <text:p>RECONCILIATION!!!</text:p>
          </table:table-cell>
          <table:table-cell office:value-type="float" office:value="0" table:formula="of:=IF([.S231]=[.S232];[.S232];&quot;RECONCILIATION!!!&quot;)" table:style-name="ce12">
            <text:p>0</text:p>
          </table:table-cell>
          <table:table-cell office:value-type="string" office:string-value="TRUE" table:formula="of:=IF([.T231]=[.T232];[.T232];&quot;RECONCILIATION!!!&quot;)" table:style-name="ce12">
            <text:p>TRUE</text:p>
          </table:table-cell>
          <table:table-cell office:value-type="string" office:string-value="RECONCILIATION!!!" table:formula="of:=IF([.U231]=[.U232];[.U232];&quot;RECONCILIATION!!!&quot;)" table:style-name="ce12">
            <text:p>RECONCILIATION!!!</text:p>
          </table:table-cell>
          <table:table-cell office:value-type="float" office:value="0" table:formula="of:=IF([.V231]=[.V232];[.V232];&quot;RECONCILIATION!!!&quot;)" table:style-name="ce12">
            <text:p>0</text:p>
          </table:table-cell>
          <table:table-cell office:value-type="string" office:string-value="FALSE" table:formula="of:=IF([.W231]=[.W232];[.W232];&quot;RECONCILIATION!!!&quot;)" table:style-name="ce12">
            <text:p>FALSE</text:p>
          </table:table-cell>
          <table:table-cell office:value-type="string" office:string-value="RECONCILIATION!!!" table:formula="of:=IF([.X231]=[.X232];[.X232];&quot;RECONCILIATION!!!&quot;)" table:style-name="ce12">
            <text:p>RECONCILIATION!!!</text:p>
          </table:table-cell>
          <table:table-cell office:value-type="float" office:value="0" table:formula="of:=IF([.Y231]=[.Y232];[.Y232];&quot;RECONCILIATION!!!&quot;)" table:style-name="ce12">
            <text:p>0</text:p>
          </table:table-cell>
          <table:table-cell office:value-type="string" table:style-name="ce14">
            <text:p>not reported</text:p>
          </table:table-cell>
          <table:table-cell office:value-type="string" office:string-value="RECONCILIATION!!!" table:formula="of:=IF([.AA231]=[.AA232];[.AA232];&quot;RECONCILIATION!!!&quot;)" table:style-name="ce12">
            <text:p>RECONCILIATION!!!</text:p>
          </table:table-cell>
          <table:table-cell office:value-type="float" office:value="0" table:formula="of:=IF([.AB231]=[.AB232];[.AB232];&quot;RECONCILIATION!!!&quot;)" table:style-name="ce12">
            <text:p>0</text:p>
          </table:table-cell>
          <table:table-cell office:value-type="string" office:string-value="TRUE" table:formula="of:=IF([.AC231]=[.AC232];[.AC232];&quot;RECONCILIATION!!!&quot;)" table:style-name="ce12">
            <text:p>TRUE</text:p>
          </table:table-cell>
          <table:table-cell office:value-type="string" office:string-value="RECONCILIATION!!!" table:formula="of:=IF([.AD231]=[.AD232];[.AD232];&quot;RECONCILIATION!!!&quot;)" table:style-name="ce12">
            <text:p>RECONCILIATION!!!</text:p>
          </table:table-cell>
          <table:table-cell office:value-type="float" office:value="0" table:formula="of:=IF([.AE231]=[.AE232];[.AE232];&quot;RECONCILIATION!!!&quot;)" table:style-name="ce12">
            <text:p>0</text:p>
          </table:table-cell>
          <table:table-cell office:value-type="string" table:style-name="ce12">
            <text:p>4-0</text:p>
          </table:table-cell>
          <table:table-cell office:value-type="string" office:string-value="RECONCILIATION!!!" table:formula="of:=IF([.AG231]=[.AG232];[.AG232];&quot;RECONCILIATION!!!&quot;)" table:style-name="ce12">
            <text:p>RECONCILIATION!!!</text:p>
          </table:table-cell>
          <table:table-cell office:value-type="float" office:value="0" table:formula="of:=IF([.AH231]=[.AH232];[.AH232];&quot;RECONCILIATION!!!&quot;)" table:style-name="ce12">
            <text:p>0</text:p>
          </table:table-cell>
          <table:table-cell office:value-type="string" office:string-value="Injective" table:formula="of:=IF([.AI231]=[.AI232];[.AI232];&quot;RECONCILIATION!!!&quot;)" table:style-name="ce12">
            <text:p>Injective</text:p>
          </table:table-cell>
          <table:table-cell office:value-type="string" office:string-value="RECONCILIATION!!!" table:formula="of:=IF([.AJ231]=[.AJ232];[.AJ232];&quot;RECONCILIATION!!!&quot;)" table:style-name="ce12">
            <text:p>RECONCILIATION!!!</text:p>
          </table:table-cell>
          <table:table-cell office:value-type="float" office:value="0" table:formula="of:=IF([.AK231]=[.AK232];[.AK232];&quot;RECONCILIATION!!!&quot;)" table:style-name="ce12">
            <text:p>0</text:p>
          </table:table-cell>
          <table:table-cell office:value-type="string" table:style-name="ce14">
            <text:p>41 (11 in Exp.1, 30 in 7-day-Exp (see Supplement)</text:p>
          </table:table-cell>
          <table:table-cell office:value-type="string" office:string-value="RECONCILIATION!!!" table:formula="of:=IF([.AM231]=[.AM232];[.AM232];&quot;RECONCILIATION!!!&quot;)" table:style-name="ce14">
            <text:p>RECONCILIATION!!!</text:p>
          </table:table-cell>
          <table:table-cell office:value-type="string" table:style-name="ce14">
            <text:p>two experiments (11+30)</text:p>
          </table:table-cell>
          <table:table-cell office:value-type="string" office:string-value="not reported" table:formula="of:=IF([.AO231]=[.AO232];[.AO232];&quot;RECONCILIATION!!!&quot;)" table:style-name="ce12">
            <text:p>not reported</text:p>
          </table:table-cell>
          <table:table-cell office:value-type="string" office:string-value="RECONCILIATION!!!" table:formula="of:=IF([.AP231]=[.AP232];[.AP232];&quot;RECONCILIATION!!!&quot;)" table:style-name="ce12">
            <text:p>RECONCILIATION!!!</text:p>
          </table:table-cell>
          <table:table-cell office:value-type="float" office:value="0" table:formula="of:=IF([.AQ231]=[.AQ232];[.AQ232];&quot;RECONCILIATION!!!&quot;)" table:style-name="ce12">
            <text:p>0</text:p>
          </table:table-cell>
          <table:table-cell office:value-type="string" office:string-value="no" table:formula="of:=IF([.AR231]=[.AR232];[.AR232];&quot;RECONCILIATION!!!&quot;)" table:style-name="ce12">
            <text:p>no</text:p>
          </table:table-cell>
          <table:table-cell office:value-type="string" office:string-value="RECONCILIATION!!!" table:formula="of:=IF([.AS231]=[.AS232];[.AS232];&quot;RECONCILIATION!!!&quot;)" table:style-name="ce12">
            <text:p>RECONCILIATION!!!</text:p>
          </table:table-cell>
          <table:table-cell office:value-type="float" office:value="0" table:formula="of:=IF([.AT231]=[.AT232];[.AT232];&quot;RECONCILIATION!!!&quot;)" table:style-name="ce12">
            <text:p>0</text:p>
          </table:table-cell>
          <table:table-cell office:value-type="string" office:string-value="TRUE" table:formula="of:=IF([.AU231]=[.AU232];[.AU232];&quot;RECONCILIATION!!!&quot;)" table:style-name="ce12">
            <text:p>TRUE</text:p>
          </table:table-cell>
          <table:table-cell office:value-type="string" office:string-value="RECONCILIATION!!!" table:formula="of:=IF([.AV231]=[.AV232];[.AV232];&quot;RECONCILIATION!!!&quot;)" table:style-name="ce12">
            <text:p>RECONCILIATION!!!</text:p>
          </table:table-cell>
          <table:table-cell office:value-type="float" office:value="0" table:formula="of:=IF([.AW231]=[.AW232];[.AW232];&quot;RECONCILIATION!!!&quot;)" table:style-name="ce12">
            <text:p>0</text:p>
          </table:table-cell>
          <table:table-cell office:value-type="string" table:style-name="ce8">
            <text:p>Avetin = 2,2,2-tribromoethanol: 250 µg / g bodyweight</text:p>
          </table:table-cell>
          <table:table-cell office:value-type="string" office:string-value="RECONCILIATION!!!" table:formula="of:=IF([.AY231]=[.AY232];[.AY232];&quot;RECONCILIATION!!!&quot;)" table:style-name="ce12">
            <text:p>RECONCILIATION!!!</text:p>
          </table:table-cell>
          <table:table-cell office:value-type="float" office:value="0" table:formula="of:=IF([.AZ231]=[.AZ232];[.AZ232];&quot;RECONCILIATION!!!&quot;)" table:style-name="ce12">
            <text:p>0</text:p>
          </table:table-cell>
          <table:table-cell office:value-type="float" office:value="0" table:formula="of:=IF([.BA231]=[.BA232];[.BA232];&quot;RECONCILIATION!!!&quot;)" table:style-name="ce12">
            <text:p>0</text:p>
          </table:table-cell>
          <table:table-cell office:value-type="float" office:value="0" table:formula="of:=IF([.BB231]=[.BB232];[.BB232];&quot;RECONCILIATION!!!&quot;)" table:style-name="ce12">
            <text:p>0</text:p>
          </table:table-cell>
          <table:table-cell office:value-type="float" office:value="0" table:formula="of:=IF([.BC231]=[.BC232];[.BC232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31]=[.BE232];[.BE232];&quot;RECONCILIATION!!!&quot;)" table:style-name="ce12">
            <text:p>RECONCILIATION!!!</text:p>
          </table:table-cell>
          <table:table-cell office:value-type="float" office:value="0" table:formula="of:=IF([.BF231]=[.BF232];[.BF232];&quot;RECONCILIATION!!!&quot;)" table:style-name="ce12">
            <text:p>0</text:p>
          </table:table-cell>
          <table:table-cell office:value-type="string" office:string-value="Hidenori Suzuki" table:formula="of:=IF([.BG231]=[.BG232];[.BG232];&quot;RECONCILIATION!!!&quot;)" table:style-name="ce12">
            <text:p>Hidenori Suzuki</text:p>
          </table:table-cell>
          <table:table-cell office:value-type="string" office:string-value="RECONCILIATION!!!" table:formula="of:=IF([.BH231]=[.BH232];[.BH232];&quot;RECONCILIATION!!!&quot;)" table:style-name="ce12">
            <text:p>RECONCILIATION!!!</text:p>
          </table:table-cell>
          <table:table-cell office:value-type="string" table:style-name="ce8">
            <text:p>in the supplement table for mortality rates and neurological score for sah grade</text:p>
          </table:table-cell>
          <table:table-cell office:value-type="string" table:style-name="ce8">
            <text:p>bifurcation of the left anterior cerebral artery and the left middle cerebral artery</text:p>
          </table:table-cell>
          <table:table-cell office:value-type="string" office:string-value="RECONCILIATION!!!" table:formula="of:=IF([.BK231]=[.BK232];[.BK232];&quot;RECONCILIATION!!!&quot;)" table:style-name="ce12">
            <text:p>RECONCILIATION!!!</text:p>
          </table:table-cell>
          <table:table-cell office:value-type="float" office:value="0" table:formula="of:=IF([.BL231]=[.BL232];[.BL232];&quot;RECONCILIATION!!!&quot;)" table:style-name="ce12">
            <text:p>0</text:p>
          </table:table-cell>
          <table:table-cell office:value-type="string" office:string-value="10-12 weeks" table:formula="of:=IF([.BM231]=[.BM232];[.BM232];&quot;RECONCILIATION!!!&quot;)" table:style-name="ce12">
            <text:p>10-12 weeks</text:p>
          </table:table-cell>
          <table:table-cell office:value-type="string" office:string-value="RECONCILIATION!!!" table:formula="of:=IF([.BN231]=[.BN232];[.BN232];&quot;RECONCILIATION!!!&quot;)" table:style-name="ce12">
            <text:p>RECONCILIATION!!!</text:p>
          </table:table-cell>
          <table:table-cell office:value-type="float" office:value="0" table:formula="of:=IF([.BO231]=[.BO232];[.BO232];&quot;RECONCILIATION!!!&quot;)" table:style-name="ce12">
            <text:p>0</text:p>
          </table:table-cell>
          <table:table-cell office:value-type="string" office:string-value="TRUE" table:formula="of:=IF([.BP231]=[.BP232];[.BP232];&quot;RECONCILIATION!!!&quot;)" table:style-name="ce12">
            <text:p>TRUE</text:p>
          </table:table-cell>
          <table:table-cell office:value-type="string" office:string-value="RECONCILIATION!!!" table:formula="of:=IF([.BQ231]=[.BQ232];[.BQ232];&quot;RECONCILIATION!!!&quot;)" table:style-name="ce12">
            <text:p>RECONCILIATION!!!</text:p>
          </table:table-cell>
          <table:table-cell office:value-type="float" office:value="0" table:formula="of:=IF([.BR231]=[.BR232];[.BR232];&quot;RECONCILIATION!!!&quot;)" table:style-name="ce12">
            <text:p>0</text:p>
          </table:table-cell>
          <table:table-cell office:value-type="float" office:value="0" table:formula="of:=IF([.BS231]=[.BS232];[.BS232];&quot;RECONCILIATION!!!&quot;)" table:style-name="ce12">
            <text:p>0</text:p>
          </table:table-cell>
          <table:table-cell office:value-type="float" office:value="0" table:formula="of:=IF([.BT231]=[.BT232];[.BT232];&quot;RECONCILIATION!!!&quot;)" table:style-name="ce12">
            <text:p>0</text:p>
          </table:table-cell>
          <table:table-cell office:value-type="float" office:value="0" table:formula="of:=IF([.BU231]=[.BU232];[.BU232];&quot;RECONCILIATION!!!&quot;)" table:style-name="ce12">
            <text:p>0</text:p>
          </table:table-cell>
          <table:table-cell office:value-type="string" table:style-name="ce17">
            <text:p>Neuronal Death After Experimental SAH in Mice Using Double Immunoenzymatic Technique</text:p>
          </table:table-cell>
          <table:table-cell office:value-type="string" office:string-value="RECONCILIATION!!!" table:formula="of:=IF([.BW231]=[.BW232];[.BW232];&quot;RECONCILIATION!!!&quot;)" table:style-name="ce12">
            <text:p>RECONCILIATION!!!</text:p>
          </table:table-cell>
          <table:table-cell office:value-type="float" office:value="0" table:formula="of:=IF([.BX231]=[.BX232];[.BX232];&quot;RECONCILIATION!!!&quot;)" table:style-name="ce12">
            <text:p>0</text:p>
          </table:table-cell>
          <table:table-cell office:value-type="string" table:style-name="ce17">
            <text:p>4-0 monofilament with a sharpened tip</text:p>
          </table:table-cell>
          <table:table-cell office:value-type="string" office:string-value="RECONCILIATION!!!" table:formula="of:=IF([.BZ231]=[.BZ232];[.BZ232];&quot;RECONCILIATION!!!&quot;)" table:style-name="ce12">
            <text:p>RECONCILIATION!!!</text:p>
          </table:table-cell>
          <table:table-cell office:value-type="float" office:value="0" table:formula="of:=IF([.CA231]=[.CA232];[.CA232];&quot;RECONCILIATION!!!&quot;)" table:style-name="ce12">
            <text:p>0</text:p>
          </table:table-cell>
          <table:table-cell office:value-type="string" office:string-value="25-30 g" table:formula="of:=IF([.CB231]=[.CB232];[.CB232];&quot;RECONCILIATION!!!&quot;)" table:style-name="ce12">
            <text:p>25-30 g</text:p>
          </table:table-cell>
          <table:table-cell office:value-type="string" office:string-value="RECONCILIATION!!!" table:formula="of:=IF([.CC231]=[.CC232];[.CC232];&quot;RECONCILIATION!!!&quot;)" table:style-name="ce12">
            <text:p>RECONCILIATION!!!</text:p>
          </table:table-cell>
          <table:table-cell office:value-type="float" office:value="0" table:formula="of:=IF([.CD231]=[.CD232];[.CD232];&quot;RECONCILIATION!!!&quot;)" table:style-name="ce12">
            <text:p>0</text:p>
          </table:table-cell>
          <table:table-cell office:value-type="string" office:string-value="TRUE" table:formula="of:=IF([.CE231]=[.CE232];[.CE232];&quot;RECONCILIATION!!!&quot;)" table:style-name="ce12">
            <text:p>TRUE</text:p>
          </table:table-cell>
          <table:table-cell office:value-type="string" office:string-value="RECONCILIATION!!!" table:formula="of:=IF([.CF231]=[.CF232];[.CF232];&quot;RECONCILIATION!!!&quot;)" table:style-name="ce12">
            <text:p>RECONCILIATION!!!</text:p>
          </table:table-cell>
          <table:table-cell office:value-type="float" office:value="0" table:formula="of:=IF([.CG231]=[.CG232];[.CG232];&quot;RECONCILIATION!!!&quot;)" table:style-name="ce12">
            <text:p>0</text:p>
          </table:table-cell>
          <table:table-cell office:value-type="string" office:string-value="suzuki02@clin.medic.mie-u.ac.jp" table:formula="of:=IF([.CH231]=[.CH232];[.CH232];&quot;RECONCILIATION!!!&quot;)" table:style-name="ce12">
            <text:p>suzuki02@clin.medic.mie-u.ac.jp</text:p>
          </table:table-cell>
          <table:table-cell office:value-type="string" office:string-value="RECONCILIATION!!!" table:formula="of:=IF([.CI231]=[.CI232];[.CI232];&quot;RECONCILIATION!!!&quot;)" table:style-name="ce12">
            <text:p>RECONCILIATION!!!</text:p>
          </table:table-cell>
          <table:table-cell office:value-type="float" office:value="0" table:formula="of:=IF([.CJ231]=[.CJ232];[.CJ232];&quot;RECONCILIATION!!!&quot;)" table:style-name="ce12">
            <text:p>0</text:p>
          </table:table-cell>
          <table:table-cell office:value-type="float" office:value="0" table:formula="of:=IF([.CK231]=[.CK232];[.CK232];&quot;RECONCILIATION!!!&quot;)" table:style-name="ce12">
            <text:p>0</text:p>
          </table:table-cell>
          <table:table-cell office:value-type="float" office:value="0" table:formula="of:=IF([.CL231]=[.CL232];[.CL232];&quot;RECONCILIATION!!!&quot;)" table:style-name="ce12">
            <text:p>0</text:p>
          </table:table-cell>
          <table:table-cell office:value-type="float" office:value="0" table:formula="of:=IF([.CM231]=[.CM232];[.CM232];&quot;RECONCILIATION!!!&quot;)" table:style-name="ce12">
            <text:p>0</text:p>
          </table:table-cell>
          <table:table-cell office:value-type="string" office:string-value="FALSE" table:formula="of:=IF([.CN231]=[.CN232];[.CN232];&quot;RECONCILIATION!!!&quot;)" table:style-name="ce12">
            <text:p>FALSE</text:p>
          </table:table-cell>
          <table:table-cell office:value-type="string" office:string-value="RECONCILIATION!!!" table:formula="of:=IF([.CO231]=[.CO232];[.CO232];&quot;RECONCILIATION!!!&quot;)" table:style-name="ce12">
            <text:p>RECONCILIATION!!!</text:p>
          </table:table-cell>
          <table:table-cell office:value-type="float" office:value="0" table:formula="of:=IF([.CP231]=[.CP232];[.CP232];&quot;RECONCILIATION!!!&quot;)" table:style-name="ce12">
            <text:p>0</text:p>
          </table:table-cell>
          <table:table-cell office:value-type="string" table:style-name="ce14">
            <text:p>11 (5 in Exp1, 6 in 7-day-Exp (see Supplements)</text:p>
          </table:table-cell>
          <table:table-cell office:value-type="string" office:string-value="RECONCILIATION!!!" table:formula="of:=IF([.CR231]=[.CR232];[.CR232];&quot;RECONCILIATION!!!&quot;)" table:style-name="ce14">
            <text:p>RECONCILIATION!!!</text:p>
          </table:table-cell>
          <table:table-cell office:value-type="string" table:style-name="ce14">
            <text:p>Exp1 and Exp in Supplement</text:p>
          </table:table-cell>
          <table:table-cell office:value-type="float" office:value="0" table:formula="of:=IF([.CT231]=[.CT232];[.CT232];&quot;RECONCILIATION!!!&quot;)" table:style-name="ce12">
            <text:p>0</text:p>
          </table:table-cell>
          <table:table-cell office:value-type="float" office:value="0" table:formula="of:=IF([.CU231]=[.CU232];[.CU232];&quot;RECONCILIATION!!!&quot;)" table:style-name="ce12">
            <text:p>0</text:p>
          </table:table-cell>
          <table:table-cell office:value-type="float" office:value="0" table:formula="of:=IF([.CV231]=[.CV232];[.CV232];&quot;RECONCILIATION!!!&quot;)" table:style-name="ce12">
            <text:p>0</text:p>
          </table:table-cell>
          <table:table-cell office:value-type="string" office:string-value="TRUE" table:formula="of:=IF([.CW231]=[.CW232];[.CW232];&quot;RECONCILIATION!!!&quot;)" table:style-name="ce12">
            <text:p>TRUE</text:p>
          </table:table-cell>
          <table:table-cell office:value-type="string" office:string-value="RECONCILIATION!!!" table:formula="of:=IF([.CX231]=[.CX232];[.CX232];&quot;RECONCILIATION!!!&quot;)" table:style-name="ce12">
            <text:p>RECONCILIATION!!!</text:p>
          </table:table-cell>
          <table:table-cell office:value-type="float" office:value="0" table:formula="of:=IF([.CY231]=[.CY232];[.CY232];&quot;RECONCILIATION!!!&quot;)" table:style-name="ce12">
            <text:p>0</text:p>
          </table:table-cell>
          <table:table-cell office:value-type="string" office:string-value="TRUE" table:formula="of:=IF([.CZ231]=[.CZ232];[.CZ232];&quot;RECONCILIATION!!!&quot;)" table:style-name="ce12">
            <text:p>TRUE</text:p>
          </table:table-cell>
          <table:table-cell office:value-type="string" office:string-value="RECONCILIATION!!!" table:formula="of:=IF([.DA231]=[.DA232];[.DA232];&quot;RECONCILIATION!!!&quot;)" table:style-name="ce12">
            <text:p>RECONCILIATION!!!</text:p>
          </table:table-cell>
          <table:table-cell office:value-type="float" office:value="0" table:formula="of:=IF([.DB231]=[.DB232];[.DB232];&quot;RECONCILIATION!!!&quot;)" table:style-name="ce12">
            <text:p>0</text:p>
          </table:table-cell>
          <table:table-cell office:value-type="string" office:string-value="TRUE" table:formula="of:=IF([.DC231]=[.DC232];[.DC232];&quot;RECONCILIATION!!!&quot;)" table:style-name="ce12">
            <text:p>TRUE</text:p>
          </table:table-cell>
          <table:table-cell office:value-type="string" office:string-value="RECONCILIATION!!!" table:formula="of:=IF([.DD231]=[.DD232];[.DD232];&quot;RECONCILIATION!!!&quot;)" table:style-name="ce12">
            <text:p>RECONCILIATION!!!</text:p>
          </table:table-cell>
          <table:table-cell office:value-type="float" office:value="0" table:formula="of:=IF([.DE231]=[.DE232];[.DE232];&quot;RECONCILIATION!!!&quot;)" table:style-name="ce12">
            <text:p>0</text:p>
          </table:table-cell>
          <table:table-cell office:value-type="float" office:value="0" table:formula="of:=IF([.DF231]=[.DF232];[.DF232];&quot;RECONCILIATION!!!&quot;)" table:style-name="ce12">
            <text:p>0</text:p>
          </table:table-cell>
          <table:table-cell office:value-type="float" office:value="0" table:formula="of:=IF([.DG231]=[.DG232];[.DG232];&quot;RECONCILIATION!!!&quot;)" table:style-name="ce12">
            <text:p>0</text:p>
          </table:table-cell>
          <table:table-cell office:value-type="float" office:value="0" table:formula="of:=IF([.DH231]=[.DH232];[.DH232];&quot;RECONCILIATION!!!&quot;)" table:style-name="ce12">
            <text:p>0</text:p>
          </table:table-cell>
          <table:table-cell office:value-type="string" office:string-value="TRUE" table:formula="of:=IF([.DI231]=[.DI232];[.DI232];&quot;RECONCILIATION!!!&quot;)" table:style-name="ce12">
            <text:p>TRUE</text:p>
          </table:table-cell>
          <table:table-cell office:value-type="string" office:string-value="RECONCILIATION!!!" table:formula="of:=IF([.DJ231]=[.DJ232];[.DJ232];&quot;RECONCILIATION!!!&quot;)" table:style-name="ce12">
            <text:p>RECONCILIATION!!!</text:p>
          </table:table-cell>
          <table:table-cell office:value-type="float" office:value="0" table:formula="of:=IF([.DK231]=[.DK232];[.DK232];&quot;RECONCILIATION!!!&quot;)" table:style-name="ce12">
            <text:p>0</text:p>
          </table:table-cell>
          <table:table-cell office:value-type="string" table:style-name="ce8">
            <text:p>left external carotid artery</text:p>
          </table:table-cell>
          <table:table-cell office:value-type="string" office:string-value="RECONCILIATION!!!" table:formula="of:=IF([.DM231]=[.DM232];[.DM232];&quot;RECONCILIATION!!!&quot;)" table:style-name="ce12">
            <text:p>RECONCILIATION!!!</text:p>
          </table:table-cell>
          <table:table-cell office:value-type="float" office:value="0" table:formula="of:=IF([.DN231]=[.DN232];[.DN232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9 12:53:28</text:p>
          </table:table-cell>
          <table:table-cell office:value-type="string" table:style-name="ce1">
            <text:p>f068ccce-fdb6-4e46-8644-69d64f427305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8997952f-8a96-49ec-b729-5afc628f4318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5d03402-3670-4f3e-9a5e-689a06f3fc77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50c68ccc-f9cd-465b-8c1c-ea60a6a2ea20</text:p>
          </table:table-cell>
          <table:table-cell table:style-name="ce1"/>
          <table:table-cell office:value-type="string" table:style-name="ce1">
            <text:p>C57BL/6</text:p>
          </table:table-cell>
          <table:table-cell office:value-type="string" table:style-name="ce1">
            <text:p>8a2a6f59-75fe-4307-bdb4-d41c06458d97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826924a4-0d66-4222-9fed-db1b512a110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07ab12e-7550-4f6e-a955-218eae5876b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0f96063-071d-4f5b-afec-13816862e2d9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401c0d07-381c-4a39-8a13-4d4fcc51f63c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0737903d-9a0f-4447-923c-8f29dafbc4c6</text:p>
          </table:table-cell>
          <table:table-cell table:style-name="ce1"/>
          <table:table-cell office:value-type="string" table:style-name="ce1">
            <text:p>5-0 monofilament</text:p>
          </table:table-cell>
          <table:table-cell office:value-type="string" table:style-name="ce1">
            <text:p>db200279-5a4a-4fa4-8437-b0382dd2a678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947ca67a-78ba-47e4-95f5-b26589865408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0b16da9a-ee50-4dfb-b269-255858e4ef0b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2fe6a5ab-0a1c-43ee-9ac4-5091518ff71d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7a8ed1f2-ee77-4e61-85ba-21e770989a12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c449dd0-11f1-43cb-ab58-a25f28e6bf4f</text:p>
          </table:table-cell>
          <table:table-cell table:style-name="ce1"/>
          <table:table-cell office:value-type="string" table:style-name="ce1">
            <text:p>medotomidine midazolam fentanyl</text:p>
          </table:table-cell>
          <table:table-cell office:value-type="string" table:style-name="ce1">
            <text:p>0d9993ea-4d95-4739-934a-2147670dc960</text:p>
          </table:table-cell>
          <table:table-cell table:number-columns-repeated="4" table:style-name="ce1"/>
          <table:table-cell office:value-type="string" table:style-name="ce1">
            <text:p>uncoated</text:p>
          </table:table-cell>
          <table:table-cell office:value-type="string" table:style-name="ce1">
            <text:p>d334ba0b-ecdc-4db5-8f58-dc2b4b4c26e9</text:p>
          </table:table-cell>
          <table:table-cell table:style-name="ce1"/>
          <table:table-cell office:value-type="string" table:style-name="ce1">
            <text:p>Maryam Anzabi</text:p>
          </table:table-cell>
          <table:table-cell office:value-type="string" table:style-name="ce1">
            <text:p>43f88ee6-9b3f-4359-bb2e-91a88b88dbf4</text:p>
          </table:table-cell>
          <table:table-cell table:style-name="ce1"/>
          <table:table-cell office:value-type="string" table:style-name="ce1">
            <text:p>At the branching point of the internal carotid artery and the middle cerebral artery</text:p>
          </table:table-cell>
          <table:table-cell office:value-type="string" table:style-name="ce1">
            <text:p>586b1ea5-fbcc-4bc4-940b-e54027fdb926</text:p>
          </table:table-cell>
          <table:table-cell table:style-name="ce1"/>
          <table:table-cell office:value-type="string" table:style-name="ce1">
            <text:p>13-15 weeks</text:p>
          </table:table-cell>
          <table:table-cell office:value-type="string" table:style-name="ce1">
            <text:p>c33799c3-2b74-443f-be9b-e931b8aa979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f35109e5-c477-4e3f-9767-4990bb5d0e43</text:p>
          </table:table-cell>
          <table:table-cell table:number-columns-repeated="4" table:style-name="ce1"/>
          <table:table-cell office:value-type="string" table:style-name="ce1">
            <text:p>two-photon microscopy investigate the capillary flow change after SAH</text:p>
          </table:table-cell>
          <table:table-cell office:value-type="string" table:style-name="ce1">
            <text:p>4bcb1685-1036-4475-98dc-1aacbc65989a</text:p>
          </table:table-cell>
          <table:table-cell table:number-columns-repeated="4" table:style-name="ce1"/>
          <table:table-cell office:value-type="string" table:style-name="ce1">
            <text:p>24-31g mean weight=27.25g</text:p>
          </table:table-cell>
          <table:table-cell office:value-type="string" table:style-name="ce1">
            <text:p>9f80c291-6496-4eb1-ab74-a42c6824edf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4c31fdd-ba03-449e-a0a4-b58cf1e2b4b9</text:p>
          </table:table-cell>
          <table:table-cell table:style-name="ce1"/>
          <table:table-cell office:value-type="string" table:style-name="ce1">
            <text:p>maryam@cfin.au.dk</text:p>
          </table:table-cell>
          <table:table-cell office:value-type="string" table:style-name="ce1">
            <text:p>b91eab1e-1b3f-46c9-a62f-a035cfe1863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b1023e1c-f957-4d28-a8ad-20a4ef7aa21b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2e7d1ce0-71a2-41ec-b8f9-cefffb3f0273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d9870039-9ba4-4c42-92ae-bd24aa7f985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3947704-fde5-4f6a-8ea6-6298cf08566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5f2f517-0594-45e9-89f8-b8eb8b48272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fa52cbed-9719-4929-9755-74d57978e338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69e6c7bc-d8c4-4daf-99d9-4e723e5f903e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09-28 11:06:44</text:p>
          </table:table-cell>
          <table:table-cell office:value-type="string" table:style-name="ce1">
            <text:p>f068ccce-fdb6-4e46-8644-69d64f427305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c9aec439-b5f5-475f-99f7-039dc8e1d5b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efd8f0d-501a-45cc-879e-a5de299470d6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69a0c051-c51e-46d1-bf56-5a142dff8039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3c1e6cce-fb70-4c25-abe8-b7b1d32086e6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5441e9d4-677f-4512-9b11-a869370a0ab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839c122-c4ce-4d8f-b246-310716480d9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5a0dcb3f-0d04-422f-b509-3b7b2342996a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da652f86-1dfc-4bb1-9dc4-59eec9c5c85b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62f7463-95c7-4419-a650-aba8738fe9f4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caae997e-f7fa-4b8e-9fee-f8a8a3f5fb4c</text:p>
          </table:table-cell>
          <table:table-cell table:style-name="ce1"/>
          <table:table-cell office:value-type="string" table:style-name="ce1">
            <text:p>Injective</text:p>
          </table:table-cell>
          <table:table-cell office:value-type="string" table:style-name="ce1">
            <text:p>f22e5b72-486e-4b83-9c6f-9960dca48677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23ab2a82-db93-4929-b2d0-0156b154d49e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959fb2fd-3c87-46b7-ad91-10398335a2d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c96bca8a-adc3-4ea4-822f-129e836667b9</text:p>
          </table:table-cell>
          <table:table-cell table:style-name="ce1"/>
          <table:table-cell office:value-type="string" table:style-name="ce1">
            <text:p>0.5 mg/ kg BW medetomidine, 5 mg/kg BW midazolam, and 0.05 mg/ kg BW fentanyl</text:p>
          </table:table-cell>
          <table:table-cell office:value-type="string" table:style-name="ce1">
            <text:p>3b64f7a3-9566-4905-9cd6-88cee4eae6e4</text:p>
          </table:table-cell>
          <table:table-cell table:number-columns-repeated="4" table:style-name="ce1"/>
          <table:table-cell office:value-type="string" table:style-name="ce1">
            <text:p>other</text:p>
          </table:table-cell>
          <table:table-cell office:value-type="string" table:style-name="ce1">
            <text:p>58a6c7c8-976d-4bd1-818e-2dbf7d52013e</text:p>
          </table:table-cell>
          <table:table-cell table:style-name="ce1"/>
          <table:table-cell office:value-type="string" table:style-name="ce1">
            <text:p>Maryam Anzabi</text:p>
          </table:table-cell>
          <table:table-cell office:value-type="string" table:style-name="ce1">
            <text:p>4c13fad5-6dbb-43dc-8c4f-2212d0aced93</text:p>
          </table:table-cell>
          <table:table-cell table:style-name="ce1"/>
          <table:table-cell office:value-type="string" table:style-name="ce1">
            <text:p>branching of internal carotid artery and middle cerebral artery</text:p>
          </table:table-cell>
          <table:table-cell office:value-type="string" table:style-name="ce1">
            <text:p>bd583490-396d-4c22-875b-b06692075bc7</text:p>
          </table:table-cell>
          <table:table-cell table:style-name="ce1"/>
          <table:table-cell office:value-type="string" table:style-name="ce1">
            <text:p>13-15 weeks</text:p>
          </table:table-cell>
          <table:table-cell office:value-type="string" table:style-name="ce1">
            <text:p>685ab5ee-7fd5-4dc3-a4bd-4e08ca5fa99f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c15d06d-fc69-4e72-9574-68ab03ea18bd</text:p>
          </table:table-cell>
          <table:table-cell table:number-columns-repeated="4" table:style-name="ce1"/>
          <table:table-cell office:value-type="string" table:style-name="ce1">
            <text:p>blood flow was evaluated</text:p>
          </table:table-cell>
          <table:table-cell office:value-type="string" table:style-name="ce1">
            <text:p>c8cbf68c-7860-4091-aa2b-d5f78154a047</text:p>
          </table:table-cell>
          <table:table-cell table:style-name="ce1"/>
          <table:table-cell office:value-type="string" table:style-name="ce1">
            <text:p>monofilament<text:s/></text:p>
          </table:table-cell>
          <table:table-cell office:value-type="string" table:style-name="ce1">
            <text:p>488e8711-6861-4c7d-90ec-1b938b152d92</text:p>
          </table:table-cell>
          <table:table-cell table:style-name="ce1"/>
          <table:table-cell office:value-type="string" table:style-name="ce1">
            <text:p>24-31 g</text:p>
          </table:table-cell>
          <table:table-cell office:value-type="string" table:style-name="ce1">
            <text:p>b755e5aa-6b1b-4321-a2c3-49587ca9e4e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b0ef5da-5175-45d6-af10-486426bc0330</text:p>
          </table:table-cell>
          <table:table-cell table:style-name="ce1"/>
          <table:table-cell office:value-type="string" table:style-name="ce1">
            <text:p>maryam@cfin.au.dk</text:p>
          </table:table-cell>
          <table:table-cell office:value-type="string" table:style-name="ce1">
            <text:p>fe10c31a-3df8-46e6-8b7e-047a9a6647a5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7cfdecdf-6576-4e74-963e-998cce9ba024</text:p>
          </table:table-cell>
          <table:table-cell table:number-columns-repeated="4" table:style-name="ce1"/>
          <table:table-cell office:value-type="string" table:style-name="ce1">
            <text:p>standard protocol of <text:s/>three injections of buprenorphine (Temgesic, 0.1 mg/kg/8 h)</text:p>
          </table:table-cell>
          <table:table-cell office:value-type="string" table:style-name="ce1">
            <text:p>99b8ce01-95ea-4855-a1a8-5883c522a9f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a43a9126-8550-44e7-bbd0-f77604b32cf5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d59ad7ea-8df4-4da7-a288-2fa60ff7087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45cb889-3ae3-413e-9d06-68a80bb9c87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0194898a-b87f-4841-b617-b48ce48c9098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03f1fe76-bccf-47a6-a552-256cb7f4aa36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f068ccce-fdb6-4e46-8644-69d64f427305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234]=[.E235];[.E235];&quot;RECONCILIATION!!!&quot;)" table:style-name="ce12">
            <text:p>TRUE</text:p>
          </table:table-cell>
          <table:table-cell office:value-type="string" office:string-value="RECONCILIATION!!!" table:formula="of:=IF([.F234]=[.F235];[.F235];&quot;RECONCILIATION!!!&quot;)" table:style-name="ce12">
            <text:p>RECONCILIATION!!!</text:p>
          </table:table-cell>
          <table:table-cell office:value-type="float" office:value="0" table:formula="of:=IF([.G234]=[.G235];[.G235];&quot;RECONCILIATION!!!&quot;)" table:style-name="ce12">
            <text:p>0</text:p>
          </table:table-cell>
          <table:table-cell office:value-type="string" office:string-value="TRUE" table:formula="of:=IF([.H234]=[.H235];[.H235];&quot;RECONCILIATION!!!&quot;)" table:style-name="ce12">
            <text:p>TRUE</text:p>
          </table:table-cell>
          <table:table-cell office:value-type="string" office:string-value="RECONCILIATION!!!" table:formula="of:=IF([.I234]=[.I235];[.I235];&quot;RECONCILIATION!!!&quot;)" table:style-name="ce12">
            <text:p>RECONCILIATION!!!</text:p>
          </table:table-cell>
          <table:table-cell office:value-type="float" office:value="0" table:formula="of:=IF([.J234]=[.J235];[.J235];&quot;RECONCILIATION!!!&quot;)" table:style-name="ce12">
            <text:p>0</text:p>
          </table:table-cell>
          <table:table-cell office:value-type="string" office:string-value="yes" table:formula="of:=IF([.K234]=[.K235];[.K235];&quot;RECONCILIATION!!!&quot;)" table:style-name="ce12">
            <text:p>yes</text:p>
          </table:table-cell>
          <table:table-cell office:value-type="string" office:string-value="RECONCILIATION!!!" table:formula="of:=IF([.L234]=[.L235];[.L235];&quot;RECONCILIATION!!!&quot;)" table:style-name="ce12">
            <text:p>RECONCILIATION!!!</text:p>
          </table:table-cell>
          <table:table-cell office:value-type="float" office:value="0" table:formula="of:=IF([.M234]=[.M235];[.M235];&quot;RECONCILIATION!!!&quot;)" table:style-name="ce12">
            <text:p>0</text:p>
          </table:table-cell>
          <table:table-cell office:value-type="string" table:style-name="ce8">
            <text:p>C57BL/6</text:p>
          </table:table-cell>
          <table:table-cell office:value-type="string" office:string-value="RECONCILIATION!!!" table:formula="of:=IF([.O234]=[.O235];[.O235];&quot;RECONCILIATION!!!&quot;)" table:style-name="ce12">
            <text:p>RECONCILIATION!!!</text:p>
          </table:table-cell>
          <table:table-cell office:value-type="float" office:value="0" table:formula="of:=IF([.P234]=[.P235];[.P235];&quot;RECONCILIATION!!!&quot;)" table:style-name="ce12">
            <text:p>0</text:p>
          </table:table-cell>
          <table:table-cell office:value-type="string" office:string-value="male" table:formula="of:=IF([.Q234]=[.Q235];[.Q235];&quot;RECONCILIATION!!!&quot;)" table:style-name="ce12">
            <text:p>male</text:p>
          </table:table-cell>
          <table:table-cell office:value-type="string" office:string-value="RECONCILIATION!!!" table:formula="of:=IF([.R234]=[.R235];[.R235];&quot;RECONCILIATION!!!&quot;)" table:style-name="ce12">
            <text:p>RECONCILIATION!!!</text:p>
          </table:table-cell>
          <table:table-cell office:value-type="float" office:value="0" table:formula="of:=IF([.S234]=[.S235];[.S235];&quot;RECONCILIATION!!!&quot;)" table:style-name="ce12">
            <text:p>0</text:p>
          </table:table-cell>
          <table:table-cell office:value-type="string" office:string-value="TRUE" table:formula="of:=IF([.T234]=[.T235];[.T235];&quot;RECONCILIATION!!!&quot;)" table:style-name="ce12">
            <text:p>TRUE</text:p>
          </table:table-cell>
          <table:table-cell office:value-type="string" office:string-value="RECONCILIATION!!!" table:formula="of:=IF([.U234]=[.U235];[.U235];&quot;RECONCILIATION!!!&quot;)" table:style-name="ce12">
            <text:p>RECONCILIATION!!!</text:p>
          </table:table-cell>
          <table:table-cell office:value-type="float" office:value="0" table:formula="of:=IF([.V234]=[.V235];[.V23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X234]=[.X235];[.X235];&quot;RECONCILIATION!!!&quot;)" table:style-name="ce14">
            <text:p>RECONCILIATION!!!</text:p>
          </table:table-cell>
          <table:table-cell office:value-type="string" table:style-name="ce17">
            <text:p>During the first 24 hours after the surgery, all animals were subcutaneously injected by standard protocol of three injections of buprenorphine (Temgesic, 0.1 mg/kg/8 h) for the pain relief.</text:p>
          </table:table-cell>
          <table:table-cell office:value-type="string" office:string-value="yes" table:formula="of:=IF([.Z234]=[.Z235];[.Z235];&quot;RECONCILIATION!!!&quot;)" table:style-name="ce12">
            <text:p>yes</text:p>
          </table:table-cell>
          <table:table-cell office:value-type="string" office:string-value="RECONCILIATION!!!" table:formula="of:=IF([.AA234]=[.AA235];[.AA235];&quot;RECONCILIATION!!!&quot;)" table:style-name="ce12">
            <text:p>RECONCILIATION!!!</text:p>
          </table:table-cell>
          <table:table-cell office:value-type="float" office:value="0" table:formula="of:=IF([.AB234]=[.AB235];[.AB235];&quot;RECONCILIATION!!!&quot;)" table:style-name="ce12">
            <text:p>0</text:p>
          </table:table-cell>
          <table:table-cell office:value-type="string" office:string-value="TRUE" table:formula="of:=IF([.AC234]=[.AC235];[.AC235];&quot;RECONCILIATION!!!&quot;)" table:style-name="ce12">
            <text:p>TRUE</text:p>
          </table:table-cell>
          <table:table-cell office:value-type="string" office:string-value="RECONCILIATION!!!" table:formula="of:=IF([.AD234]=[.AD235];[.AD235];&quot;RECONCILIATION!!!&quot;)" table:style-name="ce12">
            <text:p>RECONCILIATION!!!</text:p>
          </table:table-cell>
          <table:table-cell office:value-type="float" office:value="0" table:formula="of:=IF([.AE234]=[.AE235];[.AE235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234]=[.AG235];[.AG235];&quot;RECONCILIATION!!!&quot;)" table:style-name="ce12">
            <text:p>RECONCILIATION!!!</text:p>
          </table:table-cell>
          <table:table-cell office:value-type="float" office:value="0" table:formula="of:=IF([.AH234]=[.AH235];[.AH235];&quot;RECONCILIATION!!!&quot;)" table:style-name="ce12">
            <text:p>0</text:p>
          </table:table-cell>
          <table:table-cell office:value-type="string" office:string-value="Injective" table:formula="of:=IF([.AI234]=[.AI235];[.AI235];&quot;RECONCILIATION!!!&quot;)" table:style-name="ce12">
            <text:p>Injective</text:p>
          </table:table-cell>
          <table:table-cell office:value-type="string" office:string-value="RECONCILIATION!!!" table:formula="of:=IF([.AJ234]=[.AJ235];[.AJ235];&quot;RECONCILIATION!!!&quot;)" table:style-name="ce12">
            <text:p>RECONCILIATION!!!</text:p>
          </table:table-cell>
          <table:table-cell office:value-type="float" office:value="0" table:formula="of:=IF([.AK234]=[.AK235];[.AK235];&quot;RECONCILIATION!!!&quot;)" table:style-name="ce12">
            <text:p>0</text:p>
          </table:table-cell>
          <table:table-cell office:value-type="string" table:style-name="ce14">
            <text:p>unclear (mortality rate 61%, until n=8 were alive) -&gt; probably 21 animals</text:p>
          </table:table-cell>
          <table:table-cell office:value-type="string" office:string-value="RECONCILIATION!!!" table:formula="of:=IF([.AM234]=[.AM235];[.AM235];&quot;RECONCILIATION!!!&quot;)" table:style-name="ce12">
            <text:p>RECONCILIATION!!!</text:p>
          </table:table-cell>
          <table:table-cell office:value-type="string" table:style-name="ce14">
            <text:p>Unclear (possibly back-calculation doable)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234]=[.AP235];[.AP235];&quot;RECONCILIATION!!!&quot;)" table:style-name="ce12">
            <text:p>RECONCILIATION!!!</text:p>
          </table:table-cell>
          <table:table-cell office:value-type="string" table:style-name="ce17">
            <text:p>All mice were housed and kept on a 12-hour light:dark cycle with free access to food and water prior to and after surgery.</text:p>
          </table:table-cell>
          <table:table-cell office:value-type="string" office:string-value="no" table:formula="of:=IF([.AR234]=[.AR235];[.AR235];&quot;RECONCILIATION!!!&quot;)" table:style-name="ce12">
            <text:p>no</text:p>
          </table:table-cell>
          <table:table-cell office:value-type="string" office:string-value="RECONCILIATION!!!" table:formula="of:=IF([.AS234]=[.AS235];[.AS235];&quot;RECONCILIATION!!!&quot;)" table:style-name="ce12">
            <text:p>RECONCILIATION!!!</text:p>
          </table:table-cell>
          <table:table-cell office:value-type="float" office:value="0" table:formula="of:=IF([.AT234]=[.AT235];[.AT235];&quot;RECONCILIATION!!!&quot;)" table:style-name="ce12">
            <text:p>0</text:p>
          </table:table-cell>
          <table:table-cell office:value-type="string" office:string-value="FALSE" table:formula="of:=IF([.AU234]=[.AU235];[.AU235];&quot;RECONCILIATION!!!&quot;)" table:style-name="ce12">
            <text:p>FALSE</text:p>
          </table:table-cell>
          <table:table-cell office:value-type="string" office:string-value="RECONCILIATION!!!" table:formula="of:=IF([.AV234]=[.AV235];[.AV235];&quot;RECONCILIATION!!!&quot;)" table:style-name="ce12">
            <text:p>RECONCILIATION!!!</text:p>
          </table:table-cell>
          <table:table-cell office:value-type="float" office:value="0" table:formula="of:=IF([.AW234]=[.AW235];[.AW235];&quot;RECONCILIATION!!!&quot;)" table:style-name="ce12">
            <text:p>0</text:p>
          </table:table-cell>
          <table:table-cell office:value-type="string" table:style-name="ce8">
            <text:p>intraperitoneal injection of 0.5 mg/ kg BW medetomidine, 5 mg/kg BW midazolam, and 0.05 mg/ kg BW fentanyl, and anesthesia was maintained by hourly injections of one-quarter of the initial dose</text:p>
          </table:table-cell>
          <table:table-cell office:value-type="string" office:string-value="RECONCILIATION!!!" table:formula="of:=IF([.AY234]=[.AY235];[.AY235];&quot;RECONCILIATION!!!&quot;)" table:style-name="ce12">
            <text:p>RECONCILIATION!!!</text:p>
          </table:table-cell>
          <table:table-cell office:value-type="float" office:value="0" table:formula="of:=IF([.AZ234]=[.AZ235];[.AZ235];&quot;RECONCILIATION!!!&quot;)" table:style-name="ce12">
            <text:p>0</text:p>
          </table:table-cell>
          <table:table-cell office:value-type="string" table:style-name="ce17">
            <text:p>All mice were housed and kept on a 12-hour light:dark cycle with free access to food and water prior to and after surgery</text:p>
          </table:table-cell>
          <table:table-cell office:value-type="float" office:value="0" table:formula="of:=IF([.BB234]=[.BB235];[.BB235];&quot;RECONCILIATION!!!&quot;)" table:style-name="ce12">
            <text:p>0</text:p>
          </table:table-cell>
          <table:table-cell office:value-type="float" office:value="0" table:formula="of:=IF([.BC234]=[.BC235];[.BC235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34]=[.BE235];[.BE235];&quot;RECONCILIATION!!!&quot;)" table:style-name="ce12">
            <text:p>RECONCILIATION!!!</text:p>
          </table:table-cell>
          <table:table-cell office:value-type="float" office:value="0" table:formula="of:=IF([.BF234]=[.BF235];[.BF235];&quot;RECONCILIATION!!!&quot;)" table:style-name="ce12">
            <text:p>0</text:p>
          </table:table-cell>
          <table:table-cell office:value-type="string" office:string-value="Maryam Anzabi" table:formula="of:=IF([.BG234]=[.BG235];[.BG235];&quot;RECONCILIATION!!!&quot;)" table:style-name="ce12">
            <text:p>Maryam Anzabi</text:p>
          </table:table-cell>
          <table:table-cell office:value-type="string" office:string-value="RECONCILIATION!!!" table:formula="of:=IF([.BH234]=[.BH235];[.BH235];&quot;RECONCILIATION!!!&quot;)" table:style-name="ce12">
            <text:p>RECONCILIATION!!!</text:p>
          </table:table-cell>
          <table:table-cell office:value-type="string" table:style-name="ce14">
            <text:p>vessel diameter and mortality</text:p>
          </table:table-cell>
          <table:table-cell office:value-type="string" table:style-name="ce8">
            <text:p>At the branching point of the internal carotid artery and the middle cerebral artery</text:p>
          </table:table-cell>
          <table:table-cell office:value-type="string" office:string-value="RECONCILIATION!!!" table:formula="of:=IF([.BK234]=[.BK235];[.BK235];&quot;RECONCILIATION!!!&quot;)" table:style-name="ce12">
            <text:p>RECONCILIATION!!!</text:p>
          </table:table-cell>
          <table:table-cell office:value-type="float" office:value="0" table:formula="of:=IF([.BL234]=[.BL235];[.BL235];&quot;RECONCILIATION!!!&quot;)" table:style-name="ce12">
            <text:p>0</text:p>
          </table:table-cell>
          <table:table-cell office:value-type="string" office:string-value="13-15 weeks" table:formula="of:=IF([.BM234]=[.BM235];[.BM235];&quot;RECONCILIATION!!!&quot;)" table:style-name="ce12">
            <text:p>13-15 weeks</text:p>
          </table:table-cell>
          <table:table-cell office:value-type="string" office:string-value="RECONCILIATION!!!" table:formula="of:=IF([.BN234]=[.BN235];[.BN235];&quot;RECONCILIATION!!!&quot;)" table:style-name="ce12">
            <text:p>RECONCILIATION!!!</text:p>
          </table:table-cell>
          <table:table-cell office:value-type="float" office:value="0" table:formula="of:=IF([.BO234]=[.BO235];[.BO235];&quot;RECONCILIATION!!!&quot;)" table:style-name="ce12">
            <text:p>0</text:p>
          </table:table-cell>
          <table:table-cell office:value-type="string" office:string-value="TRUE" table:formula="of:=IF([.BP234]=[.BP235];[.BP235];&quot;RECONCILIATION!!!&quot;)" table:style-name="ce12">
            <text:p>TRUE</text:p>
          </table:table-cell>
          <table:table-cell office:value-type="string" office:string-value="RECONCILIATION!!!" table:formula="of:=IF([.BQ234]=[.BQ235];[.BQ235];&quot;RECONCILIATION!!!&quot;)" table:style-name="ce12">
            <text:p>RECONCILIATION!!!</text:p>
          </table:table-cell>
          <table:table-cell office:value-type="float" office:value="0" table:formula="of:=IF([.BR234]=[.BR235];[.BR235];&quot;RECONCILIATION!!!&quot;)" table:style-name="ce12">
            <text:p>0</text:p>
          </table:table-cell>
          <table:table-cell office:value-type="float" office:value="0" table:formula="of:=IF([.BS234]=[.BS235];[.BS235];&quot;RECONCILIATION!!!&quot;)" table:style-name="ce12">
            <text:p>0</text:p>
          </table:table-cell>
          <table:table-cell office:value-type="float" office:value="0" table:formula="of:=IF([.BT234]=[.BT235];[.BT235];&quot;RECONCILIATION!!!&quot;)" table:style-name="ce12">
            <text:p>0</text:p>
          </table:table-cell>
          <table:table-cell office:value-type="float" office:value="0" table:formula="of:=IF([.BU234]=[.BU235];[.BU235];&quot;RECONCILIATION!!!&quot;)" table:style-name="ce12">
            <text:p>0</text:p>
          </table:table-cell>
          <table:table-cell office:value-type="string" table:style-name="ce17">
            <text:p>two-photon microscopy to evaluate blood flow characteristics after SAH in mice</text:p>
          </table:table-cell>
          <table:table-cell office:value-type="string" office:string-value="RECONCILIATION!!!" table:formula="of:=IF([.BW234]=[.BW235];[.BW235];&quot;RECONCILIATION!!!&quot;)" table:style-name="ce12">
            <text:p>RECONCILIATION!!!</text:p>
          </table:table-cell>
          <table:table-cell office:value-type="float" office:value="0" table:formula="of:=IF([.BX234]=[.BX235];[.BX235];&quot;RECONCILIATION!!!&quot;)" table:style-name="ce12">
            <text:p>0</text:p>
          </table:table-cell>
          <table:table-cell office:value-type="string" table:style-name="ce14">
            <text:p>5-0 monofilament</text:p>
          </table:table-cell>
          <table:table-cell office:value-type="string" office:string-value="RECONCILIATION!!!" table:formula="of:=IF([.BZ234]=[.BZ235];[.BZ235];&quot;RECONCILIATION!!!&quot;)" table:style-name="ce12">
            <text:p>RECONCILIATION!!!</text:p>
          </table:table-cell>
          <table:table-cell office:value-type="float" office:value="0" table:formula="of:=IF([.CA234]=[.CA235];[.CA235];&quot;RECONCILIATION!!!&quot;)" table:style-name="ce12">
            <text:p>0</text:p>
          </table:table-cell>
          <table:table-cell office:value-type="string" table:style-name="ce8">
            <text:p>24-31g mean weight=27.25g</text:p>
          </table:table-cell>
          <table:table-cell office:value-type="string" office:string-value="RECONCILIATION!!!" table:formula="of:=IF([.CC234]=[.CC235];[.CC235];&quot;RECONCILIATION!!!&quot;)" table:style-name="ce12">
            <text:p>RECONCILIATION!!!</text:p>
          </table:table-cell>
          <table:table-cell office:value-type="float" office:value="0" table:formula="of:=IF([.CD234]=[.CD235];[.CD235];&quot;RECONCILIATION!!!&quot;)" table:style-name="ce12">
            <text:p>0</text:p>
          </table:table-cell>
          <table:table-cell office:value-type="string" office:string-value="TRUE" table:formula="of:=IF([.CE234]=[.CE235];[.CE235];&quot;RECONCILIATION!!!&quot;)" table:style-name="ce12">
            <text:p>TRUE</text:p>
          </table:table-cell>
          <table:table-cell office:value-type="string" office:string-value="RECONCILIATION!!!" table:formula="of:=IF([.CF234]=[.CF235];[.CF235];&quot;RECONCILIATION!!!&quot;)" table:style-name="ce12">
            <text:p>RECONCILIATION!!!</text:p>
          </table:table-cell>
          <table:table-cell office:value-type="float" office:value="0" table:formula="of:=IF([.CG234]=[.CG235];[.CG235];&quot;RECONCILIATION!!!&quot;)" table:style-name="ce12">
            <text:p>0</text:p>
          </table:table-cell>
          <table:table-cell office:value-type="string" office:string-value="maryam@cfin.au.dk" table:formula="of:=IF([.CH234]=[.CH235];[.CH235];&quot;RECONCILIATION!!!&quot;)" table:style-name="ce12">
            <text:p>maryam@cfin.au.dk</text:p>
          </table:table-cell>
          <table:table-cell office:value-type="string" office:string-value="RECONCILIATION!!!" table:formula="of:=IF([.CI234]=[.CI235];[.CI235];&quot;RECONCILIATION!!!&quot;)" table:style-name="ce12">
            <text:p>RECONCILIATION!!!</text:p>
          </table:table-cell>
          <table:table-cell office:value-type="float" office:value="0" table:formula="of:=IF([.CJ234]=[.CJ235];[.CJ235];&quot;RECONCILIATION!!!&quot;)" table:style-name="ce12">
            <text:p>0</text:p>
          </table:table-cell>
          <table:table-cell office:value-type="float" office:value="0" table:formula="of:=IF([.CK234]=[.CK235];[.CK235];&quot;RECONCILIATION!!!&quot;)" table:style-name="ce12">
            <text:p>0</text:p>
          </table:table-cell>
          <table:table-cell office:value-type="float" office:value="0" table:formula="of:=IF([.CL234]=[.CL235];[.CL235];&quot;RECONCILIATION!!!&quot;)" table:style-name="ce12">
            <text:p>0</text:p>
          </table:table-cell>
          <table:table-cell office:value-type="float" office:value="0" table:formula="of:=IF([.CM234]=[.CM235];[.CM235];&quot;RECONCILIATION!!!&quot;)" table:style-name="ce12">
            <text:p>0</text:p>
          </table:table-cell>
          <table:table-cell office:value-type="string" office:string-value="FALSE" table:formula="of:=IF([.CN234]=[.CN235];[.CN235];&quot;RECONCILIATION!!!&quot;)" table:style-name="ce12">
            <text:p>FALSE</text:p>
          </table:table-cell>
          <table:table-cell office:value-type="string" office:string-value="RECONCILIATION!!!" table:formula="of:=IF([.CO234]=[.CO235];[.CO235];&quot;RECONCILIATION!!!&quot;)" table:style-name="ce12">
            <text:p>RECONCILIATION!!!</text:p>
          </table:table-cell>
          <table:table-cell office:value-type="float" office:value="0" table:formula="of:=IF([.CP234]=[.CP235];[.CP235];&quot;RECONCILIATION!!!&quot;)" table:style-name="ce12">
            <text:p>0</text:p>
          </table:table-cell>
          <table:table-cell office:value-type="string" table:style-name="ce14">
            <text:p>probably 9 (10% mortality, until they reach 8 alive animals)</text:p>
          </table:table-cell>
          <table:table-cell office:value-type="string" office:string-value="RECONCILIATION!!!" table:formula="of:=IF([.CR234]=[.CR235];[.CR235];&quot;RECONCILIATION!!!&quot;)" table:style-name="ce12">
            <text:p>RECONCILIATION!!!</text:p>
          </table:table-cell>
          <table:table-cell office:value-type="string" table:style-name="ce14">
            <text:p>Unclear (possibly back-calculation doable)</text:p>
          </table:table-cell>
          <table:table-cell office:value-type="string" table:style-name="ce17">
            <text:p>During the first 24 hours after the surgery, all animals were subcutaneously injected by standard protocol of three injections of buprenorphine (Temgesic, 0.1 mg/kg/8 h) for the pain relief</text:p>
          </table:table-cell>
          <table:table-cell office:value-type="string" office:string-value="RECONCILIATION!!!" table:formula="of:=IF([.CU234]=[.CU235];[.CU235];&quot;RECONCILIATION!!!&quot;)" table:style-name="ce12">
            <text:p>RECONCILIATION!!!</text:p>
          </table:table-cell>
          <table:table-cell office:value-type="float" office:value="0" table:formula="of:=IF([.CV234]=[.CV235];[.CV235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234]=[.CX235];[.CX235];&quot;RECONCILIATION!!!&quot;)" table:style-name="ce14">
            <text:p>RECONCILIATION!!!</text:p>
          </table:table-cell>
          <table:table-cell office:value-type="float" office:value="0" table:formula="of:=IF([.CY234]=[.CY235];[.CY235];&quot;RECONCILIATION!!!&quot;)" table:style-name="ce14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DA234]=[.DA235];[.DA235];&quot;RECONCILIATION!!!&quot;)" table:style-name="ce12">
            <text:p>RECONCILIATION!!!</text:p>
          </table:table-cell>
          <table:table-cell office:value-type="string" table:style-name="ce14">
            <text:p>Unclear, but back-calculation may be possible</text:p>
          </table:table-cell>
          <table:table-cell office:value-type="string" office:string-value="TRUE" table:formula="of:=IF([.DC234]=[.DC235];[.DC235];&quot;RECONCILIATION!!!&quot;)" table:style-name="ce12">
            <text:p>TRUE</text:p>
          </table:table-cell>
          <table:table-cell office:value-type="string" office:string-value="RECONCILIATION!!!" table:formula="of:=IF([.DD234]=[.DD235];[.DD235];&quot;RECONCILIATION!!!&quot;)" table:style-name="ce12">
            <text:p>RECONCILIATION!!!</text:p>
          </table:table-cell>
          <table:table-cell office:value-type="float" office:value="0" table:formula="of:=IF([.DE234]=[.DE235];[.DE235];&quot;RECONCILIATION!!!&quot;)" table:style-name="ce12">
            <text:p>0</text:p>
          </table:table-cell>
          <table:table-cell office:value-type="float" office:value="0" table:formula="of:=IF([.DF234]=[.DF235];[.DF235];&quot;RECONCILIATION!!!&quot;)" table:style-name="ce12">
            <text:p>0</text:p>
          </table:table-cell>
          <table:table-cell office:value-type="float" office:value="0" table:formula="of:=IF([.DG234]=[.DG235];[.DG235];&quot;RECONCILIATION!!!&quot;)" table:style-name="ce12">
            <text:p>0</text:p>
          </table:table-cell>
          <table:table-cell office:value-type="float" office:value="0" table:formula="of:=IF([.DH234]=[.DH235];[.DH235];&quot;RECONCILIATION!!!&quot;)" table:style-name="ce12">
            <text:p>0</text:p>
          </table:table-cell>
          <table:table-cell office:value-type="string" office:string-value="TRUE" table:formula="of:=IF([.DI234]=[.DI235];[.DI235];&quot;RECONCILIATION!!!&quot;)" table:style-name="ce12">
            <text:p>TRUE</text:p>
          </table:table-cell>
          <table:table-cell office:value-type="string" office:string-value="RECONCILIATION!!!" table:formula="of:=IF([.DJ234]=[.DJ235];[.DJ235];&quot;RECONCILIATION!!!&quot;)" table:style-name="ce12">
            <text:p>RECONCILIATION!!!</text:p>
          </table:table-cell>
          <table:table-cell office:value-type="float" office:value="0" table:formula="of:=IF([.DK234]=[.DK235];[.DK235];&quot;RECONCILIATION!!!&quot;)" table:style-name="ce12">
            <text:p>0</text:p>
          </table:table-cell>
          <table:table-cell office:value-type="string" office:string-value="external carotid artery" table:formula="of:=IF([.DL234]=[.DL235];[.DL235];&quot;RECONCILIATION!!!&quot;)" table:style-name="ce12">
            <text:p>external carotid artery</text:p>
          </table:table-cell>
          <table:table-cell office:value-type="string" office:string-value="RECONCILIATION!!!" table:formula="of:=IF([.DM234]=[.DM235];[.DM235];&quot;RECONCILIATION!!!&quot;)" table:style-name="ce12">
            <text:p>RECONCILIATION!!!</text:p>
          </table:table-cell>
          <table:table-cell office:value-type="float" office:value="0" table:formula="of:=IF([.DN234]=[.DN235];[.DN235];&quot;RECONCILIATION!!!&quot;)" table:style-name="ce12">
            <text:p>0</text:p>
          </table:table-cell>
          <table:table-cell table:number-columns-repeated="16266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17 15:01:44</text:p>
          </table:table-cell>
          <table:table-cell office:value-type="string" table:style-name="ce1">
            <text:p>f0846ef5-5cfe-4481-a655-5b3b63d47e49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174e9d44-b1b5-42dc-a262-727694832014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c325785-caec-4c46-b47b-500ec84ba1b1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ad4017a9-4bd0-46d9-aeda-5fd8c3b149cc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f942ef96-4f4b-4ea6-8913-e1ce916bbb8b</text:p>
          </table:table-cell>
          <table:table-cell table:style-name="ce1"/>
          <table:table-cell office:value-type="string" table:style-name="ce1">
            <text:p>both but we use male data only</text:p>
          </table:table-cell>
          <table:table-cell office:value-type="string" table:style-name="ce1">
            <text:p>ed8b1cf7-76cd-46e6-a8ad-0382fc602b2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9e5a69f-c736-4f1f-9e47-0bd20b9c2f8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cfb6418-993d-4b09-839a-f792db25814a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438f348-3d58-4363-b07e-27b85bbcf5c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db31aff-c15a-40c0-83d4-b31ec8499c3f</text:p>
          </table:table-cell>
          <table:table-cell table:style-name="ce1"/>
          <table:table-cell office:value-type="string" table:style-name="ce1">
            <text:p>5-0 monofilament</text:p>
          </table:table-cell>
          <table:table-cell office:value-type="string" table:style-name="ce1">
            <text:p>f9c46166-19d5-4d56-b267-7295783b9792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9a624483-a38f-4146-ba77-7bc1a50f614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936d981e-57df-4fe0-912b-e4971c600f53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94ce250c-48ae-447d-a6bc-7acf4e01924e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264f9a2b-9826-4d38-a5ba-ed71cfe4c20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23fa4711-f91b-46ba-aa1b-9824404c6951</text:p>
          </table:table-cell>
          <table:table-cell table:number-columns-repeated="7" table:style-name="ce1"/>
          <table:table-cell office:value-type="string" table:style-name="ce1">
            <text:p>uncoated</text:p>
          </table:table-cell>
          <table:table-cell office:value-type="string" table:style-name="ce1">
            <text:p>c2bd0552-5778-4436-8c13-735f67b47256</text:p>
          </table:table-cell>
          <table:table-cell table:style-name="ce1"/>
          <table:table-cell office:value-type="string" table:style-name="ce1">
            <text:p>Devin W. McBride</text:p>
          </table:table-cell>
          <table:table-cell office:value-type="string" table:style-name="ce1">
            <text:p>7ce119c2-f8c4-4475-9d47-b309378d3328</text:p>
          </table:table-cell>
          <table:table-cell table:number-columns-repeated="4" table:style-name="ce1"/>
          <table:table-cell office:value-type="string" table:style-name="ce1">
            <text:p>4-6 months</text:p>
          </table:table-cell>
          <table:table-cell office:value-type="string" table:style-name="ce1">
            <text:p>437d7808-c65b-4fdd-b4f7-bf1c9ada8c5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1d0f340-7bc0-4c91-bfe3-6e00b2419183</text:p>
          </table:table-cell>
          <table:table-cell table:number-columns-repeated="4" table:style-name="ce1"/>
          <table:table-cell office:value-type="string" table:style-name="ce1">
            <text:p>CTA</text:p>
          </table:table-cell>
          <table:table-cell office:value-type="string" table:style-name="ce1">
            <text:p>242f7c19-b070-4ce0-ba0a-d945800368fe</text:p>
          </table:table-cell>
          <table:table-cell table:number-columns-repeated="7" table:style-name="ce1"/>
          <table:table-cell office:value-type="string" table:style-name="ce2">
            <text:p>TRUE</text:p>
          </table:table-cell>
          <table:table-cell office:value-type="string" table:style-name="ce1">
            <text:p>8be7dff6-b357-40dd-8b6a-cb954c8700ca</text:p>
          </table:table-cell>
          <table:table-cell table:style-name="ce1"/>
          <table:table-cell office:value-type="string" table:style-name="ce1">
            <text:p>devin.w.mcbride@uth.tmc.edu</text:p>
          </table:table-cell>
          <table:table-cell office:value-type="string" table:style-name="ce1">
            <text:p>1f9a04ca-a90a-49a0-8d22-eeebf2738be8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600a63a6-75d0-4bb7-ad93-8f51ab7237cb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f46f1fe-0474-4ba7-888b-71aa5be2ad2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39fcb02-a041-4888-a1ff-a3973d099ff0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84bf5cf6-22df-4751-acaa-94f648f474b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67ee1c33-b497-4154-a103-2ea5161ab4f3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d88404b-8475-4f41-be24-f717e52a7eb1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ee9ce58f-faec-4ba4-b107-05197524f555</text:p>
          </table:table-cell>
          <table:table-cell table:style-name="ce1"/>
          <table:table-cell office:value-type="string" table:style-name="ce1">
            <text:p>ECA</text:p>
          </table:table-cell>
          <table:table-cell office:value-type="string" table:style-name="ce1">
            <text:p>39e95111-0a64-47ba-90d5-f8f84fc97b90</text:p>
          </table:table-cell>
          <table:table-cell table:number-columns-repeated="16267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4 11:25:00</text:p>
          </table:table-cell>
          <table:table-cell office:value-type="string" table:style-name="ce1">
            <text:p>f0846ef5-5cfe-4481-a655-5b3b63d47e49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5c493b78-7e68-45b4-8cef-07e9d0734d9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e540332-2f59-4616-b592-03b71689ab54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7ccf84cd-4d3b-4fef-b671-ada7a6f5a787</text:p>
          </table:table-cell>
          <table:table-cell table:style-name="ce1"/>
          <table:table-cell office:value-type="string" table:style-name="ce1">
            <text:p>C57BL/6J</text:p>
          </table:table-cell>
          <table:table-cell office:value-type="string" table:style-name="ce1">
            <text:p>e4d9ee3d-eef8-4ede-b6c1-09e11dfeedcf</text:p>
          </table:table-cell>
          <table:table-cell table:style-name="ce1"/>
          <table:table-cell office:value-type="string" table:style-name="ce1">
            <text:p>38 males and <text:s/>28 <text:s/>females</text:p>
          </table:table-cell>
          <table:table-cell office:value-type="string" table:style-name="ce1">
            <text:p>c26f7889-d851-4880-bd3e-c9c6e0b40916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7b34f3fe-0f0d-456f-a38f-35ca90ca40d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e1f041d-3aa6-4958-ba3c-dfac68c27d88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3465116-ea5e-473d-b5a6-eb8628021420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017edef-857f-4c59-a649-f1f3ed9e5d82</text:p>
          </table:table-cell>
          <table:table-cell table:style-name="ce1"/>
          <table:table-cell office:value-type="string" table:style-name="ce1">
            <text:p>5-0</text:p>
          </table:table-cell>
          <table:table-cell office:value-type="string" table:style-name="ce1">
            <text:p>210560a0-edbe-41aa-a749-ef8fb1605f2d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688f7057-e06f-476c-a417-75d609948fc4</text:p>
          </table:table-cell>
          <table:table-cell table:number-columns-repeated="4" table:style-name="ce1"/>
          <table:table-cell office:value-type="string" table:style-name="ce1">
            <text:p>not reported</text:p>
          </table:table-cell>
          <table:table-cell office:value-type="string" table:style-name="ce1">
            <text:p>9fb02e3f-4715-4031-a17a-3d6be61abc1f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58adb519-b4c3-4ec3-a6c2-6bef4bb4b1fd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c71e10c-e576-47b9-8cc0-dbcaf0a6fb5f</text:p>
          </table:table-cell>
          <table:table-cell table:number-columns-repeated="7" table:style-name="ce1"/>
          <table:table-cell office:value-type="string" table:style-name="ce1">
            <text:p>other</text:p>
          </table:table-cell>
          <table:table-cell office:value-type="string" table:style-name="ce1">
            <text:p>3d315178-908d-46f6-aa44-535e5d5eebdb</text:p>
          </table:table-cell>
          <table:table-cell table:style-name="ce1"/>
          <table:table-cell office:value-type="string" table:style-name="ce1">
            <text:p>Devin W. McBride</text:p>
          </table:table-cell>
          <table:table-cell office:value-type="string" table:style-name="ce1">
            <text:p>0b0eebe0-3701-44b3-adf5-ea3b0b9d114c</text:p>
          </table:table-cell>
          <table:table-cell table:number-columns-repeated="4" table:style-name="ce1"/>
          <table:table-cell office:value-type="string" table:style-name="ce1">
            <text:p>4-6 months</text:p>
          </table:table-cell>
          <table:table-cell office:value-type="string" table:style-name="ce1">
            <text:p>ef88bad0-7e24-4fb1-8d10-3cd9c93cb49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7eb4646b-2465-4317-8998-da51a40112bf</text:p>
          </table:table-cell>
          <table:table-cell table:number-columns-repeated="4" table:style-name="ce1"/>
          <table:table-cell office:value-type="string" table:style-name="ce1">
            <text:p>vasospasm and infarct volume<text:s/></text:p>
          </table:table-cell>
          <table:table-cell office:value-type="string" table:style-name="ce1">
            <text:p>775130a1-3d1c-4938-9930-8296f991610d</text:p>
          </table:table-cell>
          <table:table-cell table:style-name="ce1"/>
          <table:table-cell office:value-type="string" table:style-name="ce1">
            <text:p>5-0 monofilament nylon suture</text:p>
          </table:table-cell>
          <table:table-cell office:value-type="string" table:style-name="ce1">
            <text:p>05a07398-d40a-4463-ba83-217a20cf8f3b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369cfb0-8329-4019-93f2-b3ca0f2f3d6a</text:p>
          </table:table-cell>
          <table:table-cell table:style-name="ce1"/>
          <table:table-cell office:value-type="string" table:style-name="ce1">
            <text:p>devin.w.mcbride@uth.tmc.edu</text:p>
          </table:table-cell>
          <table:table-cell office:value-type="string" table:style-name="ce1">
            <text:p>e2d4a4d4-d42a-4384-a811-5395271c9663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01e273c9-4fe5-4b71-aa90-5785817bfd0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02d67aa-62b5-4887-ad97-2ded4549f5ca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54802c2d-507c-48dc-b24e-dee88e8ae61e</text:p>
          </table:table-cell>
          <table:table-cell office:value-type="string" table:style-name="ce1">
            <text:p><text:s/>38 male (8 sham and 30 SAH) and 28 <text:s/>female (8 sham and 20 SAH)</text:p>
          </table:table-cell>
          <table:table-cell table:number-columns-repeated="3" table:style-name="ce1"/>
          <table:table-cell office:value-type="string" table:style-name="ce2">
            <text:p>FALSE</text:p>
          </table:table-cell>
          <table:table-cell office:value-type="string" table:style-name="ce1">
            <text:p>6a054066-a85c-4eeb-94f0-f8ba35b3001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3ac19424-01fa-493a-afbd-b54edb15bcee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4ec6f47-570a-4585-b65b-53bff13c1d5c</text:p>
          </table:table-cell>
          <table:table-cell table:number-columns-repeated="4" table:style-name="ce1"/>
          <table:table-cell office:value-type="string" table:style-name="ce2">
            <text:p>FALSE</text:p>
          </table:table-cell>
          <table:table-cell office:value-type="string" table:style-name="ce1">
            <text:p>1302fb19-e2e7-4980-8261-48846e8c6a50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28620df8-bd43-47b3-92b6-ec4e6306f28d</text:p>
          </table:table-cell>
          <table:table-cell table:number-columns-repeated="16267" table:style-name="ce1"/>
        </table:table-row>
        <table:table-row table:style-name="ro1">
          <table:table-cell table:style-name="ce1"/>
          <table:table-cell table:style-name="ce2"/>
          <table:table-cell office:value-type="string" table:style-name="ce8">
            <text:p>f0846ef5-5cfe-4481-a655-5b3b63d47e49</text:p>
          </table:table-cell>
          <table:table-cell office:value-type="string" table:style-name="ce11">
            <text:p>TIMO</text:p>
          </table:table-cell>
          <table:table-cell office:value-type="string" office:string-value="TRUE" table:formula="of:=IF([.E237]=[.E238];[.E238];&quot;RECONCILIATION!!!&quot;)" table:style-name="ce12">
            <text:p>TRUE</text:p>
          </table:table-cell>
          <table:table-cell office:value-type="string" office:string-value="RECONCILIATION!!!" table:formula="of:=IF([.F237]=[.F238];[.F238];&quot;RECONCILIATION!!!&quot;)" table:style-name="ce12">
            <text:p>RECONCILIATION!!!</text:p>
          </table:table-cell>
          <table:table-cell office:value-type="float" office:value="0" table:formula="of:=IF([.G237]=[.G238];[.G238];&quot;RECONCILIATION!!!&quot;)" table:style-name="ce12">
            <text:p>0</text:p>
          </table:table-cell>
          <table:table-cell office:value-type="string" office:string-value="TRUE" table:formula="of:=IF([.H237]=[.H238];[.H238];&quot;RECONCILIATION!!!&quot;)" table:style-name="ce12">
            <text:p>TRUE</text:p>
          </table:table-cell>
          <table:table-cell office:value-type="string" office:string-value="RECONCILIATION!!!" table:formula="of:=IF([.I237]=[.I238];[.I238];&quot;RECONCILIATION!!!&quot;)" table:style-name="ce12">
            <text:p>RECONCILIATION!!!</text:p>
          </table:table-cell>
          <table:table-cell office:value-type="float" office:value="0" table:formula="of:=IF([.J237]=[.J238];[.J238];&quot;RECONCILIATION!!!&quot;)" table:style-name="ce12">
            <text:p>0</text:p>
          </table:table-cell>
          <table:table-cell office:value-type="string" office:string-value="not reported" table:formula="of:=IF([.K237]=[.K238];[.K238];&quot;RECONCILIATION!!!&quot;)" table:style-name="ce12">
            <text:p>not reported</text:p>
          </table:table-cell>
          <table:table-cell office:value-type="string" office:string-value="RECONCILIATION!!!" table:formula="of:=IF([.L237]=[.L238];[.L238];&quot;RECONCILIATION!!!&quot;)" table:style-name="ce12">
            <text:p>RECONCILIATION!!!</text:p>
          </table:table-cell>
          <table:table-cell office:value-type="float" office:value="0" table:formula="of:=IF([.M237]=[.M238];[.M238];&quot;RECONCILIATION!!!&quot;)" table:style-name="ce12">
            <text:p>0</text:p>
          </table:table-cell>
          <table:table-cell office:value-type="string" office:string-value="C57BL/6J" table:formula="of:=IF([.N237]=[.N238];[.N238];&quot;RECONCILIATION!!!&quot;)" table:style-name="ce12">
            <text:p>C57BL/6J</text:p>
          </table:table-cell>
          <table:table-cell office:value-type="string" office:string-value="RECONCILIATION!!!" table:formula="of:=IF([.O237]=[.O238];[.O238];&quot;RECONCILIATION!!!&quot;)" table:style-name="ce12">
            <text:p>RECONCILIATION!!!</text:p>
          </table:table-cell>
          <table:table-cell office:value-type="float" office:value="0" table:formula="of:=IF([.P237]=[.P238];[.P238];&quot;RECONCILIATION!!!&quot;)" table:style-name="ce12">
            <text:p>0</text:p>
          </table:table-cell>
          <table:table-cell office:value-type="string" table:style-name="ce14">
            <text:p>male and female</text:p>
          </table:table-cell>
          <table:table-cell office:value-type="string" office:string-value="RECONCILIATION!!!" table:formula="of:=IF([.R237]=[.R238];[.R238];&quot;RECONCILIATION!!!&quot;)" table:style-name="ce12">
            <text:p>RECONCILIATION!!!</text:p>
          </table:table-cell>
          <table:table-cell office:value-type="float" office:value="0" table:formula="of:=IF([.S237]=[.S238];[.S238];&quot;RECONCILIATION!!!&quot;)" table:style-name="ce12">
            <text:p>0</text:p>
          </table:table-cell>
          <table:table-cell office:value-type="string" office:string-value="FALSE" table:formula="of:=IF([.T237]=[.T238];[.T238];&quot;RECONCILIATION!!!&quot;)" table:style-name="ce12">
            <text:p>FALSE</text:p>
          </table:table-cell>
          <table:table-cell office:value-type="string" office:string-value="RECONCILIATION!!!" table:formula="of:=IF([.U237]=[.U238];[.U238];&quot;RECONCILIATION!!!&quot;)" table:style-name="ce12">
            <text:p>RECONCILIATION!!!</text:p>
          </table:table-cell>
          <table:table-cell office:value-type="float" office:value="0" table:formula="of:=IF([.V237]=[.V238];[.V238];&quot;RECONCILIATION!!!&quot;)" table:style-name="ce12">
            <text:p>0</text:p>
          </table:table-cell>
          <table:table-cell office:value-type="string" office:string-value="FALSE" table:formula="of:=IF([.W237]=[.W238];[.W238];&quot;RECONCILIATION!!!&quot;)" table:style-name="ce12">
            <text:p>FALSE</text:p>
          </table:table-cell>
          <table:table-cell office:value-type="string" office:string-value="RECONCILIATION!!!" table:formula="of:=IF([.X237]=[.X238];[.X238];&quot;RECONCILIATION!!!&quot;)" table:style-name="ce12">
            <text:p>RECONCILIATION!!!</text:p>
          </table:table-cell>
          <table:table-cell office:value-type="float" office:value="0" table:formula="of:=IF([.Y237]=[.Y238];[.Y238];&quot;RECONCILIATION!!!&quot;)" table:style-name="ce12">
            <text:p>0</text:p>
          </table:table-cell>
          <table:table-cell office:value-type="string" office:string-value="not reported" table:formula="of:=IF([.Z237]=[.Z238];[.Z238];&quot;RECONCILIATION!!!&quot;)" table:style-name="ce12">
            <text:p>not reported</text:p>
          </table:table-cell>
          <table:table-cell office:value-type="string" office:string-value="RECONCILIATION!!!" table:formula="of:=IF([.AA237]=[.AA238];[.AA238];&quot;RECONCILIATION!!!&quot;)" table:style-name="ce12">
            <text:p>RECONCILIATION!!!</text:p>
          </table:table-cell>
          <table:table-cell office:value-type="float" office:value="0" table:formula="of:=IF([.AB237]=[.AB238];[.AB238];&quot;RECONCILIATION!!!&quot;)" table:style-name="ce12">
            <text:p>0</text:p>
          </table:table-cell>
          <table:table-cell office:value-type="string" office:string-value="TRUE" table:formula="of:=IF([.AC237]=[.AC238];[.AC238];&quot;RECONCILIATION!!!&quot;)" table:style-name="ce12">
            <text:p>TRUE</text:p>
          </table:table-cell>
          <table:table-cell office:value-type="string" office:string-value="RECONCILIATION!!!" table:formula="of:=IF([.AD237]=[.AD238];[.AD238];&quot;RECONCILIATION!!!&quot;)" table:style-name="ce12">
            <text:p>RECONCILIATION!!!</text:p>
          </table:table-cell>
          <table:table-cell office:value-type="float" office:value="0" table:formula="of:=IF([.AE237]=[.AE238];[.AE238];&quot;RECONCILIATION!!!&quot;)" table:style-name="ce12">
            <text:p>0</text:p>
          </table:table-cell>
          <table:table-cell office:value-type="string" table:style-name="ce12">
            <text:p>5-0</text:p>
          </table:table-cell>
          <table:table-cell office:value-type="string" office:string-value="RECONCILIATION!!!" table:formula="of:=IF([.AG237]=[.AG238];[.AG238];&quot;RECONCILIATION!!!&quot;)" table:style-name="ce12">
            <text:p>RECONCILIATION!!!</text:p>
          </table:table-cell>
          <table:table-cell office:value-type="float" office:value="0" table:formula="of:=IF([.AH237]=[.AH238];[.AH238];&quot;RECONCILIATION!!!&quot;)" table:style-name="ce12">
            <text:p>0</text:p>
          </table:table-cell>
          <table:table-cell office:value-type="string" office:string-value="Inhalative" table:formula="of:=IF([.AI237]=[.AI238];[.AI238];&quot;RECONCILIATION!!!&quot;)" table:style-name="ce12">
            <text:p>Inhalative</text:p>
          </table:table-cell>
          <table:table-cell office:value-type="string" office:string-value="RECONCILIATION!!!" table:formula="of:=IF([.AJ237]=[.AJ238];[.AJ238];&quot;RECONCILIATION!!!&quot;)" table:style-name="ce12">
            <text:p>RECONCILIATION!!!</text:p>
          </table:table-cell>
          <table:table-cell office:value-type="float" office:value="0" table:formula="of:=IF([.AK237]=[.AK238];[.AK238];&quot;RECONCILIATION!!!&quot;)" table:style-name="ce12">
            <text:p>0</text:p>
          </table:table-cell>
          <table:table-cell office:value-type="string" table:style-name="ce14">
            <text:p>30 male and 20 female</text:p>
          </table:table-cell>
          <table:table-cell office:value-type="string" office:string-value="RECONCILIATION!!!" table:formula="of:=IF([.AM237]=[.AM238];[.AM238];&quot;RECONCILIATION!!!&quot;)" table:style-name="ce12">
            <text:p>RECONCILIATION!!!</text:p>
          </table:table-cell>
          <table:table-cell office:value-type="float" office:value="0" table:formula="of:=IF([.AN237]=[.AN238];[.AN238];&quot;RECONCILIATION!!!&quot;)" table:style-name="ce12">
            <text:p>0</text:p>
          </table:table-cell>
          <table:table-cell office:value-type="string" office:string-value="not reported" table:formula="of:=IF([.AO237]=[.AO238];[.AO238];&quot;RECONCILIATION!!!&quot;)" table:style-name="ce12">
            <text:p>not reported</text:p>
          </table:table-cell>
          <table:table-cell office:value-type="string" office:string-value="RECONCILIATION!!!" table:formula="of:=IF([.AP237]=[.AP238];[.AP238];&quot;RECONCILIATION!!!&quot;)" table:style-name="ce12">
            <text:p>RECONCILIATION!!!</text:p>
          </table:table-cell>
          <table:table-cell office:value-type="float" office:value="0" table:formula="of:=IF([.AQ237]=[.AQ238];[.AQ238];&quot;RECONCILIATION!!!&quot;)" table:style-name="ce12">
            <text:p>0</text:p>
          </table:table-cell>
          <table:table-cell office:value-type="string" table:style-name="ce14">
            <text:p>no</text:p>
          </table:table-cell>
          <table:table-cell office:value-type="string" office:string-value="RECONCILIATION!!!" table:formula="of:=IF([.AS237]=[.AS238];[.AS238];&quot;RECONCILIATION!!!&quot;)" table:style-name="ce12">
            <text:p>RECONCILIATION!!!</text:p>
          </table:table-cell>
          <table:table-cell office:value-type="float" office:value="0" table:formula="of:=IF([.AT237]=[.AT238];[.AT238];&quot;RECONCILIATION!!!&quot;)" table:style-name="ce12">
            <text:p>0</text:p>
          </table:table-cell>
          <table:table-cell office:value-type="string" office:string-value="FALSE" table:formula="of:=IF([.AU237]=[.AU238];[.AU238];&quot;RECONCILIATION!!!&quot;)" table:style-name="ce12">
            <text:p>FALSE</text:p>
          </table:table-cell>
          <table:table-cell office:value-type="string" office:string-value="RECONCILIATION!!!" table:formula="of:=IF([.AV237]=[.AV238];[.AV238];&quot;RECONCILIATION!!!&quot;)" table:style-name="ce12">
            <text:p>RECONCILIATION!!!</text:p>
          </table:table-cell>
          <table:table-cell office:value-type="float" office:value="0" table:formula="of:=IF([.AW237]=[.AW238];[.AW238];&quot;RECONCILIATION!!!&quot;)" table:style-name="ce12">
            <text:p>0</text:p>
          </table:table-cell>
          <table:table-cell office:value-type="float" office:value="0" table:formula="of:=IF([.AX237]=[.AX238];[.AX238];&quot;RECONCILIATION!!!&quot;)" table:style-name="ce12">
            <text:p>0</text:p>
          </table:table-cell>
          <table:table-cell office:value-type="float" office:value="0" table:formula="of:=IF([.AY237]=[.AY238];[.AY238];&quot;RECONCILIATION!!!&quot;)" table:style-name="ce12">
            <text:p>0</text:p>
          </table:table-cell>
          <table:table-cell office:value-type="float" office:value="0" table:formula="of:=IF([.AZ237]=[.AZ238];[.AZ238];&quot;RECONCILIATION!!!&quot;)" table:style-name="ce12">
            <text:p>0</text:p>
          </table:table-cell>
          <table:table-cell office:value-type="float" office:value="0" table:formula="of:=IF([.BA237]=[.BA238];[.BA238];&quot;RECONCILIATION!!!&quot;)" table:style-name="ce12">
            <text:p>0</text:p>
          </table:table-cell>
          <table:table-cell office:value-type="float" office:value="0" table:formula="of:=IF([.BB237]=[.BB238];[.BB238];&quot;RECONCILIATION!!!&quot;)" table:style-name="ce12">
            <text:p>0</text:p>
          </table:table-cell>
          <table:table-cell office:value-type="float" office:value="0" table:formula="of:=IF([.BC237]=[.BC238];[.BC238];&quot;RECONCILIATION!!!&quot;)" table:style-name="ce12">
            <text:p>0</text:p>
          </table:table-cell>
          <table:table-cell office:value-type="string" table:style-name="ce14">
            <text:p>other</text:p>
          </table:table-cell>
          <table:table-cell office:value-type="string" office:string-value="RECONCILIATION!!!" table:formula="of:=IF([.BE237]=[.BE238];[.BE238];&quot;RECONCILIATION!!!&quot;)" table:style-name="ce12">
            <text:p>RECONCILIATION!!!</text:p>
          </table:table-cell>
          <table:table-cell office:value-type="float" office:value="0" table:formula="of:=IF([.BF237]=[.BF238];[.BF238];&quot;RECONCILIATION!!!&quot;)" table:style-name="ce12">
            <text:p>0</text:p>
          </table:table-cell>
          <table:table-cell office:value-type="string" office:string-value="Devin W. McBride" table:formula="of:=IF([.BG237]=[.BG238];[.BG238];&quot;RECONCILIATION!!!&quot;)" table:style-name="ce12">
            <text:p>Devin W. McBride</text:p>
          </table:table-cell>
          <table:table-cell office:value-type="string" office:string-value="RECONCILIATION!!!" table:formula="of:=IF([.BH237]=[.BH238];[.BH238];&quot;RECONCILIATION!!!&quot;)" table:style-name="ce12">
            <text:p>RECONCILIATION!!!</text:p>
          </table:table-cell>
          <table:table-cell office:value-type="float" office:value="0" table:formula="of:=IF([.BI237]=[.BI238];[.BI238];&quot;RECONCILIATION!!!&quot;)" table:style-name="ce12">
            <text:p>0</text:p>
          </table:table-cell>
          <table:table-cell office:value-type="string" table:style-name="ce17">
            <text:p>11 mm after insertion (unclear where exactly)</text:p>
          </table:table-cell>
          <table:table-cell office:value-type="float" office:value="0" table:formula="of:=IF([.BK237]=[.BK238];[.BK238];&quot;RECONCILIATION!!!&quot;)" table:style-name="ce12">
            <text:p>0</text:p>
          </table:table-cell>
          <table:table-cell office:value-type="float" office:value="0" table:formula="of:=IF([.BL237]=[.BL238];[.BL238];&quot;RECONCILIATION!!!&quot;)" table:style-name="ce12">
            <text:p>0</text:p>
          </table:table-cell>
          <table:table-cell office:value-type="string" office:string-value="4-6 months" table:formula="of:=IF([.BM237]=[.BM238];[.BM238];&quot;RECONCILIATION!!!&quot;)" table:style-name="ce12">
            <text:p>4-6 months</text:p>
          </table:table-cell>
          <table:table-cell office:value-type="string" office:string-value="RECONCILIATION!!!" table:formula="of:=IF([.BN237]=[.BN238];[.BN238];&quot;RECONCILIATION!!!&quot;)" table:style-name="ce12">
            <text:p>RECONCILIATION!!!</text:p>
          </table:table-cell>
          <table:table-cell office:value-type="float" office:value="0" table:formula="of:=IF([.BO237]=[.BO238];[.BO238];&quot;RECONCILIATION!!!&quot;)" table:style-name="ce12">
            <text:p>0</text:p>
          </table:table-cell>
          <table:table-cell office:value-type="string" office:string-value="TRUE" table:formula="of:=IF([.BP237]=[.BP238];[.BP238];&quot;RECONCILIATION!!!&quot;)" table:style-name="ce12">
            <text:p>TRUE</text:p>
          </table:table-cell>
          <table:table-cell office:value-type="string" office:string-value="RECONCILIATION!!!" table:formula="of:=IF([.BQ237]=[.BQ238];[.BQ238];&quot;RECONCILIATION!!!&quot;)" table:style-name="ce12">
            <text:p>RECONCILIATION!!!</text:p>
          </table:table-cell>
          <table:table-cell office:value-type="float" office:value="0" table:formula="of:=IF([.BR237]=[.BR238];[.BR238];&quot;RECONCILIATION!!!&quot;)" table:style-name="ce12">
            <text:p>0</text:p>
          </table:table-cell>
          <table:table-cell office:value-type="float" office:value="0" table:formula="of:=IF([.BS237]=[.BS238];[.BS238];&quot;RECONCILIATION!!!&quot;)" table:style-name="ce12">
            <text:p>0</text:p>
          </table:table-cell>
          <table:table-cell office:value-type="float" office:value="0" table:formula="of:=IF([.BT237]=[.BT238];[.BT238];&quot;RECONCILIATION!!!&quot;)" table:style-name="ce12">
            <text:p>0</text:p>
          </table:table-cell>
          <table:table-cell office:value-type="float" office:value="0" table:formula="of:=IF([.BU237]=[.BU238];[.BU238];&quot;RECONCILIATION!!!&quot;)" table:style-name="ce12">
            <text:p>0</text:p>
          </table:table-cell>
          <table:table-cell office:value-type="string" table:style-name="ce14">
            <text:p>Microthrombi Correlation With Infarction and Delayed Neurological Deficits After SAH in Mice</text:p>
          </table:table-cell>
          <table:table-cell office:value-type="string" office:string-value="RECONCILIATION!!!" table:formula="of:=IF([.BW237]=[.BW238];[.BW238];&quot;RECONCILIATION!!!&quot;)" table:style-name="ce12">
            <text:p>RECONCILIATION!!!</text:p>
          </table:table-cell>
          <table:table-cell office:value-type="float" office:value="0" table:formula="of:=IF([.BX237]=[.BX238];[.BX238];&quot;RECONCILIATION!!!&quot;)" table:style-name="ce12">
            <text:p>0</text:p>
          </table:table-cell>
          <table:table-cell office:value-type="string" table:style-name="ce8">
            <text:p>5-0 monofilament nylon suture</text:p>
          </table:table-cell>
          <table:table-cell office:value-type="string" office:string-value="RECONCILIATION!!!" table:formula="of:=IF([.BZ237]=[.BZ238];[.BZ238];&quot;RECONCILIATION!!!&quot;)" table:style-name="ce12">
            <text:p>RECONCILIATION!!!</text:p>
          </table:table-cell>
          <table:table-cell office:value-type="float" office:value="0" table:formula="of:=IF([.CA237]=[.CA238];[.CA238];&quot;RECONCILIATION!!!&quot;)" table:style-name="ce12">
            <text:p>0</text:p>
          </table:table-cell>
          <table:table-cell office:value-type="float" office:value="0" table:formula="of:=IF([.CB237]=[.CB238];[.CB238];&quot;RECONCILIATION!!!&quot;)" table:style-name="ce12">
            <text:p>0</text:p>
          </table:table-cell>
          <table:table-cell office:value-type="float" office:value="0" table:formula="of:=IF([.CC237]=[.CC238];[.CC238];&quot;RECONCILIATION!!!&quot;)" table:style-name="ce12">
            <text:p>0</text:p>
          </table:table-cell>
          <table:table-cell office:value-type="float" office:value="0" table:formula="of:=IF([.CD237]=[.CD238];[.CD238];&quot;RECONCILIATION!!!&quot;)" table:style-name="ce12">
            <text:p>0</text:p>
          </table:table-cell>
          <table:table-cell office:value-type="string" office:string-value="TRUE" table:formula="of:=IF([.CE237]=[.CE238];[.CE238];&quot;RECONCILIATION!!!&quot;)" table:style-name="ce12">
            <text:p>TRUE</text:p>
          </table:table-cell>
          <table:table-cell office:value-type="string" office:string-value="RECONCILIATION!!!" table:formula="of:=IF([.CF237]=[.CF238];[.CF238];&quot;RECONCILIATION!!!&quot;)" table:style-name="ce12">
            <text:p>RECONCILIATION!!!</text:p>
          </table:table-cell>
          <table:table-cell office:value-type="float" office:value="0" table:formula="of:=IF([.CG237]=[.CG238];[.CG238];&quot;RECONCILIATION!!!&quot;)" table:style-name="ce12">
            <text:p>0</text:p>
          </table:table-cell>
          <table:table-cell office:value-type="string" office:string-value="devin.w.mcbride@uth.tmc.edu" table:formula="of:=IF([.CH237]=[.CH238];[.CH238];&quot;RECONCILIATION!!!&quot;)" table:style-name="ce12">
            <text:p>devin.w.mcbride@uth.tmc.edu</text:p>
          </table:table-cell>
          <table:table-cell office:value-type="string" office:string-value="RECONCILIATION!!!" table:formula="of:=IF([.CI237]=[.CI238];[.CI238];&quot;RECONCILIATION!!!&quot;)" table:style-name="ce12">
            <text:p>RECONCILIATION!!!</text:p>
          </table:table-cell>
          <table:table-cell office:value-type="float" office:value="0" table:formula="of:=IF([.CJ237]=[.CJ238];[.CJ238];&quot;RECONCILIATION!!!&quot;)" table:style-name="ce12">
            <text:p>0</text:p>
          </table:table-cell>
          <table:table-cell office:value-type="string" office:string-value="Isoflurane" table:formula="of:=IF([.CK237]=[.CK238];[.CK238];&quot;RECONCILIATION!!!&quot;)" table:style-name="ce12">
            <text:p>Isoflurane</text:p>
          </table:table-cell>
          <table:table-cell office:value-type="string" office:string-value="RECONCILIATION!!!" table:formula="of:=IF([.CL237]=[.CL238];[.CL238];&quot;RECONCILIATION!!!&quot;)" table:style-name="ce12">
            <text:p>RECONCILIATION!!!</text:p>
          </table:table-cell>
          <table:table-cell office:value-type="float" office:value="0" table:formula="of:=IF([.CM237]=[.CM238];[.CM238];&quot;RECONCILIATION!!!&quot;)" table:style-name="ce12">
            <text:p>0</text:p>
          </table:table-cell>
          <table:table-cell office:value-type="string" office:string-value="FALSE" table:formula="of:=IF([.CN237]=[.CN238];[.CN238];&quot;RECONCILIATION!!!&quot;)" table:style-name="ce12">
            <text:p>FALSE</text:p>
          </table:table-cell>
          <table:table-cell office:value-type="string" office:string-value="RECONCILIATION!!!" table:formula="of:=IF([.CO237]=[.CO238];[.CO238];&quot;RECONCILIATION!!!&quot;)" table:style-name="ce12">
            <text:p>RECONCILIATION!!!</text:p>
          </table:table-cell>
          <table:table-cell office:value-type="float" office:value="0" table:formula="of:=IF([.CP237]=[.CP238];[.CP238];&quot;RECONCILIATION!!!&quot;)" table:style-name="ce12">
            <text:p>0</text:p>
          </table:table-cell>
          <table:table-cell office:value-type="string" table:style-name="ce14">
            <text:p>8 male and 8 female</text:p>
          </table:table-cell>
          <table:table-cell office:value-type="string" office:string-value="RECONCILIATION!!!" table:formula="of:=IF([.CR237]=[.CR238];[.CR238];&quot;RECONCILIATION!!!&quot;)" table:style-name="ce12">
            <text:p>RECONCILIATION!!!</text:p>
          </table:table-cell>
          <table:table-cell office:value-type="string" table:style-name="ce17">
            <text:p>38 male (8 sham and 30 SAH) and 28 <text:s/>female (8 sham and 20 SAH)</text:p>
          </table:table-cell>
          <table:table-cell office:value-type="float" office:value="0" table:formula="of:=IF([.CT237]=[.CT238];[.CT238];&quot;RECONCILIATION!!!&quot;)" table:style-name="ce12">
            <text:p>0</text:p>
          </table:table-cell>
          <table:table-cell office:value-type="float" office:value="0" table:formula="of:=IF([.CU237]=[.CU238];[.CU238];&quot;RECONCILIATION!!!&quot;)" table:style-name="ce12">
            <text:p>0</text:p>
          </table:table-cell>
          <table:table-cell office:value-type="float" office:value="0" table:formula="of:=IF([.CV237]=[.CV238];[.CV238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237]=[.CX238];[.CX238];&quot;RECONCILIATION!!!&quot;)" table:style-name="ce12">
            <text:p>RECONCILIATION!!!</text:p>
          </table:table-cell>
          <table:table-cell office:value-type="float" office:value="0" table:formula="of:=IF([.CY237]=[.CY238];[.CY238];&quot;RECONCILIATION!!!&quot;)" table:style-name="ce12">
            <text:p>0</text:p>
          </table:table-cell>
          <table:table-cell office:value-type="string" office:string-value="TRUE" table:formula="of:=IF([.CZ237]=[.CZ238];[.CZ238];&quot;RECONCILIATION!!!&quot;)" table:style-name="ce12">
            <text:p>TRUE</text:p>
          </table:table-cell>
          <table:table-cell office:value-type="string" office:string-value="RECONCILIATION!!!" table:formula="of:=IF([.DA237]=[.DA238];[.DA238];&quot;RECONCILIATION!!!&quot;)" table:style-name="ce12">
            <text:p>RECONCILIATION!!!</text:p>
          </table:table-cell>
          <table:table-cell office:value-type="string" table:style-name="ce17">
            <text:p>38 male (8 sham and 30 SAH) and 28 <text:s/>female (8 sham and 20 SAH)</text:p>
          </table:table-cell>
          <table:table-cell office:value-type="string" office:string-value="TRUE" table:formula="of:=IF([.DC237]=[.DC238];[.DC238];&quot;RECONCILIATION!!!&quot;)" table:style-name="ce12">
            <text:p>TRUE</text:p>
          </table:table-cell>
          <table:table-cell office:value-type="string" office:string-value="RECONCILIATION!!!" table:formula="of:=IF([.DD237]=[.DD238];[.DD238];&quot;RECONCILIATION!!!&quot;)" table:style-name="ce12">
            <text:p>RECONCILIATION!!!</text:p>
          </table:table-cell>
          <table:table-cell office:value-type="float" office:value="0" table:formula="of:=IF([.DE237]=[.DE238];[.DE238];&quot;RECONCILIATION!!!&quot;)" table:style-name="ce12">
            <text:p>0</text:p>
          </table:table-cell>
          <table:table-cell office:value-type="float" office:value="0" table:formula="of:=IF([.DF237]=[.DF238];[.DF238];&quot;RECONCILIATION!!!&quot;)" table:style-name="ce12">
            <text:p>0</text:p>
          </table:table-cell>
          <table:table-cell office:value-type="float" office:value="0" table:formula="of:=IF([.DG237]=[.DG238];[.DG238];&quot;RECONCILIATION!!!&quot;)" table:style-name="ce12">
            <text:p>0</text:p>
          </table:table-cell>
          <table:table-cell office:value-type="float" office:value="0" table:formula="of:=IF([.DH237]=[.DH238];[.DH238];&quot;RECONCILIATION!!!&quot;)" table:style-name="ce12">
            <text:p>0</text:p>
          </table:table-cell>
          <table:table-cell office:value-type="string" office:string-value="FALSE" table:formula="of:=IF([.DI237]=[.DI238];[.DI238];&quot;RECONCILIATION!!!&quot;)" table:style-name="ce12">
            <text:p>FALSE</text:p>
          </table:table-cell>
          <table:table-cell office:value-type="string" office:string-value="RECONCILIATION!!!" table:formula="of:=IF([.DJ237]=[.DJ238];[.DJ238];&quot;RECONCILIATION!!!&quot;)" table:style-name="ce12">
            <text:p>RECONCILIATION!!!</text:p>
          </table:table-cell>
          <table:table-cell office:value-type="float" office:value="0" table:formula="of:=IF([.DK237]=[.DK238];[.DK238];&quot;RECONCILIATION!!!&quot;)" table:style-name="ce12">
            <text:p>0</text:p>
          </table:table-cell>
          <table:table-cell office:value-type="string" table:style-name="ce12">
            <text:p>external carotid artery</text:p>
          </table:table-cell>
          <table:table-cell table:number-columns-repeated="16268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22 10:28:59</text:p>
          </table:table-cell>
          <table:table-cell office:value-type="string" table:style-name="ce1">
            <text:p>fec0d187-a931-44ba-b015-d8fe5398a17f</text:p>
          </table:table-cell>
          <table:table-cell office:value-type="string" table:style-name="ce1">
            <text:p>1d362025-1467-4810-8d69-52df43b69821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24a030bc-a160-4b83-8d12-433c0bd63790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9d3e6e8c-552b-4067-b821-98f536bc6d47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ea1d7bfc-ff18-4956-8726-b859e7107c4b</text:p>
          </table:table-cell>
          <table:table-cell table:style-name="ce1"/>
          <table:table-cell office:value-type="string" table:style-name="ce1">
            <text:p><text:s/>C57BL/6</text:p>
          </table:table-cell>
          <table:table-cell office:value-type="string" table:style-name="ce1">
            <text:p>90127d77-96ff-41a2-a48a-fac5e548b26f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string" table:style-name="ce1">
            <text:p>3ac701e4-ad62-4608-8ad4-d7e6bd9805ac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57898120-4948-424d-9c49-1163ec2a5c3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111c77e-6e84-4d8d-9d0c-b055483cb2ac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717ebcb5-cfc2-4357-92c8-1df1364b566e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74e67a2-2bcb-4abd-9b30-f3406b85c529</text:p>
          </table:table-cell>
          <table:table-cell table:number-columns-repeated="4" table:style-name="ce1"/>
          <table:table-cell office:value-type="string" table:style-name="ce1">
            <text:p>Inhalative</text:p>
          </table:table-cell>
          <table:table-cell office:value-type="string" table:style-name="ce1">
            <text:p>80ccabe5-5d87-436d-839e-d79d48f2a04e</text:p>
          </table:table-cell>
          <table:table-cell table:number-columns-repeated="4" table:style-name="ce1"/>
          <table:table-cell office:value-type="string" table:style-name="ce1">
            <text:p>other conditions</text:p>
          </table:table-cell>
          <table:table-cell office:value-type="string" table:style-name="ce1">
            <text:p>ec6db0f8-aafd-4f7a-ac3b-81e090aaab4f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53a038db-a9b1-4445-8ca3-10e6bac54234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8d6f103e-1a27-4b29-be0a-12346a8aceda</text:p>
          </table:table-cell>
          <table:table-cell table:number-columns-repeated="4" table:style-name="ce1"/>
          <table:table-cell office:value-type="string" table:style-name="ce1">
            <text:p>kept in specific pathogen-free (SPF) and comfortable con- ditions (12-h light/dark cycle, temperature at 25 °C, and humidity at 65%) throughout the experiment</text:p>
          </table:table-cell>
          <table:table-cell office:value-type="string" table:style-name="ce1">
            <text:p>f6b0f203-d09f-4f76-9348-490dbdba4a90</text:p>
          </table:table-cell>
          <table:table-cell table:number-columns-repeated="4" table:style-name="ce1"/>
          <table:table-cell office:value-type="string" table:style-name="ce1">
            <text:p>Chun-Hua Hang</text:p>
          </table:table-cell>
          <table:table-cell office:value-type="string" table:style-name="ce1">
            <text:p>e438d849-5569-4cae-845a-d2808fec05c0</text:p>
          </table:table-cell>
          <table:table-cell office:value-type="string" table:style-name="ce1">
            <text:p>use mixed gender and pups<text:s/></text:p>
          </table:table-cell>
          <table:table-cell table:number-columns-repeated="3" table:style-name="ce1"/>
          <table:table-cell office:value-type="string" table:style-name="ce1">
            <text:p>8-10 weeks</text:p>
          </table:table-cell>
          <table:table-cell office:value-type="string" table:style-name="ce1">
            <text:p>8ca49817-faf7-4e0c-b868-c325839364d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aaa8a0d2-71d4-4774-9957-88346edb6118</text:p>
          </table:table-cell>
          <table:table-cell table:number-columns-repeated="10" table:style-name="ce1"/>
          <table:table-cell office:value-type="string" table:style-name="ce1">
            <text:p>20-25 g</text:p>
          </table:table-cell>
          <table:table-cell office:value-type="string" table:style-name="ce1">
            <text:p>9180daba-d440-449b-b792-da755cd2477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e48e0434-bfa1-4699-959c-f3df53c19889</text:p>
          </table:table-cell>
          <table:table-cell table:style-name="ce1"/>
          <table:table-cell office:value-type="string" table:style-name="ce1">
            <text:p><text:s/>lwxzlw@126.com; hang_neurosurgery@163.com</text:p>
          </table:table-cell>
          <table:table-cell office:value-type="string" table:style-name="ce1">
            <text:p>5dbbe1b2-bbff-4a79-bca3-aadd07cf4167</text:p>
          </table:table-cell>
          <table:table-cell table:style-name="ce1"/>
          <table:table-cell office:value-type="string" table:style-name="ce1">
            <text:p>isoflurane</text:p>
          </table:table-cell>
          <table:table-cell office:value-type="string" table:style-name="ce1">
            <text:p>c997da51-763c-464c-ac64-989a55d6fba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6251a1b5-0f4e-4773-b174-b69cd99658e6</text:p>
          </table:table-cell>
          <table:table-cell table:number-columns-repeated="4" table:style-name="ce1"/>
          <table:table-cell office:value-type="string" table:style-name="ce1">
            <text:p>All mice were given 1 ml of normal saline intraperitoneally after surgery</text:p>
          </table:table-cell>
          <table:table-cell office:value-type="string" table:style-name="ce1">
            <text:p>7a49bc89-e457-4290-bcfa-5e345cbce068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3d741493-e7a2-4444-a7df-c87170fc2df3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9b999d22-fcb9-4cd9-884b-cd28855f4813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edea7d44-3877-4491-86df-116b19ddd396</text:p>
          </table:table-cell>
          <table:table-cell table:number-columns-repeated="16270" table:style-name="ce1"/>
        </table:table-row>
        <table:table-row table:style-name="ro1">
          <table:table-cell office:value-type="string" table:style-name="ce1">
            <text:p>Root</text:p>
          </table:table-cell>
          <table:table-cell office:value-type="string" table:style-name="ce2">
            <text:p>2021-10-01 13:32:51</text:p>
          </table:table-cell>
          <table:table-cell office:value-type="string" table:style-name="ce1">
            <text:p>fec0d187-a931-44ba-b015-d8fe5398a17f</text:p>
          </table:table-cell>
          <table:table-cell office:value-type="string" table:style-name="ce1">
            <text:p>4c1843fd-ea20-4674-a0bc-8d11c2c03bdf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731ddc19-d57f-457a-bbb0-18ac154f6501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8b81652f-d5a7-4394-9c20-0d130ddca820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da80b1be-8770-481b-aa53-1429257768fe</text:p>
          </table:table-cell>
          <table:table-cell table:style-name="ce1"/>
          <table:table-cell office:value-type="string" table:style-name="ce1">
            <text:p>C57BL/6 mice</text:p>
          </table:table-cell>
          <table:table-cell office:value-type="string" table:style-name="ce1">
            <text:p>aead1fd4-1c38-46c0-b246-fdc808dd17fe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900c39f0-f6d3-40ce-84e9-5fbaa8efdbf9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de5839be-6444-4bca-9aa4-0258a3e4f9c9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e8e1b3ef-7508-4db9-81d0-7e78d85955b6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36ed3173-93be-487b-b6c6-5ca112a1e70a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455e4fa5-95f5-44bd-9b9f-fbff8f5f1f9a</text:p>
          </table:table-cell>
          <table:table-cell table:style-name="ce1"/>
          <table:table-cell office:value-type="string" table:style-name="ce1">
            <text:p>6-0</text:p>
          </table:table-cell>
          <table:table-cell office:value-type="string" table:style-name="ce1">
            <text:p>af51e830-e674-4bd4-81ba-c210163979d7</text:p>
          </table:table-cell>
          <table:table-cell table:style-name="ce1"/>
          <table:table-cell office:value-type="string" table:style-name="ce1">
            <text:p>Inhalative</text:p>
          </table:table-cell>
          <table:table-cell office:value-type="string" table:style-name="ce1">
            <text:p>012fa781-9485-40d3-b5cb-a19871907a1e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984f7751-ac28-4cfc-8c2c-62e6670e703e</text:p>
          </table:table-cell>
          <table:table-cell table:style-name="ce1"/>
          <table:table-cell office:value-type="string" table:style-name="ce1">
            <text:p>not reported</text:p>
          </table:table-cell>
          <table:table-cell office:value-type="string" table:style-name="ce1">
            <text:p>f814c511-00a3-4fa2-a716-f8a7e1da8234</text:p>
          </table:table-cell>
          <table:table-cell office:value-type="string" table:style-name="ce1">
            <text:p>nimals were allowed ad libitum access to food and water. Mice were kept in specific pathogen-free (SPF) and comfortable con- ditions (12-h light/dark cycle, temperature at 25 °C, and humidity at 65%) throughout the experi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9b35264e-77fe-400f-979f-0a5b330ff161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f32b414f-661b-4b6a-bf65-9b5c12302c6f</text:p>
          </table:table-cell>
          <table:table-cell table:number-columns-repeated="7" table:style-name="ce1"/>
          <table:table-cell office:value-type="string" table:style-name="ce1">
            <text:p>not reported</text:p>
          </table:table-cell>
          <table:table-cell office:value-type="string" table:style-name="ce1">
            <text:p>68a15bba-e3ad-4f83-9a08-594d9b49cc8f</text:p>
          </table:table-cell>
          <table:table-cell table:style-name="ce1"/>
          <table:table-cell office:value-type="string" table:style-name="ce1">
            <text:p>Chun-Hua Hang</text:p>
          </table:table-cell>
          <table:table-cell office:value-type="string" table:style-name="ce1">
            <text:p>efd8ec86-f54b-45aa-a6be-e871dda66687</text:p>
          </table:table-cell>
          <table:table-cell table:style-name="ce1"/>
          <table:table-cell office:value-type="string" table:style-name="ce1">
            <text:p>0rigin of the right middle cerebral artery.</text:p>
          </table:table-cell>
          <table:table-cell office:value-type="string" table:style-name="ce1">
            <text:p>3ca86bd8-9b11-49d8-bbf3-0a45eaecde2e</text:p>
          </table:table-cell>
          <table:table-cell table:style-name="ce1"/>
          <table:table-cell office:value-type="string" table:style-name="ce1">
            <text:p>8-10 weeks</text:p>
          </table:table-cell>
          <table:table-cell office:value-type="string" table:style-name="ce1">
            <text:p>fe1144e4-74ee-4c37-a400-6f387066eba2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cb9ed814-da61-4e9d-b41c-e26d22285b17</text:p>
          </table:table-cell>
          <table:table-cell table:number-columns-repeated="4" table:style-name="ce1"/>
          <table:table-cell office:value-type="string" table:style-name="ce1">
            <text:p>DHEA</text:p>
          </table:table-cell>
          <table:table-cell office:value-type="string" table:style-name="ce1">
            <text:p>c5006206-72ad-4598-844c-4fd744169c56</text:p>
          </table:table-cell>
          <table:table-cell table:number-columns-repeated="4" table:style-name="ce1"/>
          <table:table-cell office:value-type="string" table:style-name="ce1">
            <text:p>20-25 g</text:p>
          </table:table-cell>
          <table:table-cell office:value-type="string" table:style-name="ce1">
            <text:p>940223d2-c0b0-4a8f-9274-127d3591762d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1a8307e3-afe0-4661-aff6-16938083b38c</text:p>
          </table:table-cell>
          <table:table-cell table:style-name="ce1"/>
          <table:table-cell office:value-type="string" table:style-name="ce15">
            <text:p><text:a xlink:href="mailto:hang_neurosurgery@163.com">hang_neurosurgery@163.com</text:a></text:p>
          </table:table-cell>
          <table:table-cell office:value-type="string" table:style-name="ce1">
            <text:p>cb9b0cc4-253b-42a6-860b-22549ed140b0</text:p>
          </table:table-cell>
          <table:table-cell table:style-name="ce1"/>
          <table:table-cell office:value-type="string" table:style-name="ce1">
            <text:p>3% and 1.5% isoflurane inhalation</text:p>
          </table:table-cell>
          <table:table-cell office:value-type="string" table:style-name="ce1">
            <text:p>5578609d-9b4c-4a3a-8465-d4cb6ed45fea</text:p>
          </table:table-cell>
          <table:table-cell table:style-name="ce1"/>
          <table:table-cell office:value-type="string" table:style-name="ce2">
            <text:p>FALSE</text:p>
          </table:table-cell>
          <table:table-cell office:value-type="string" table:style-name="ce1">
            <text:p>b8b4fda5-3cc6-43ea-a4c6-2b2316e817cf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abc535cc-6730-41c7-935d-497d37a3f4ff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ff658449-c8d8-4713-b5a1-54935a85b427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292aae03-9c99-4fd9-a5b1-38cbe7e2c165</text:p>
          </table:table-cell>
          <table:table-cell table:style-name="ce1"/>
          <table:table-cell office:value-type="string" table:style-name="ce2">
            <text:p>TRUE</text:p>
          </table:table-cell>
          <table:table-cell office:value-type="string" table:style-name="ce1">
            <text:p>9625ed33-d0ad-43da-845d-822967843466</text:p>
          </table:table-cell>
          <table:table-cell table:number-columns-repeated="4" table:style-name="ce1"/>
          <table:table-cell office:value-type="string" table:style-name="ce2">
            <text:p>TRUE</text:p>
          </table:table-cell>
          <table:table-cell office:value-type="string" table:style-name="ce1">
            <text:p>1a9b09b7-c16e-4221-8db4-bb98c46ec8e3</text:p>
          </table:table-cell>
          <table:table-cell table:style-name="ce1"/>
          <table:table-cell office:value-type="string" table:style-name="ce1">
            <text:p>external carotid artery</text:p>
          </table:table-cell>
          <table:table-cell office:value-type="string" table:style-name="ce1">
            <text:p>4fef4e6b-b5d6-45c1-8ec5-1e52497870fa</text:p>
          </table:table-cell>
          <table:table-cell table:number-columns-repeated="16267"/>
        </table:table-row>
        <table:table-row table:style-name="ro2">
          <table:table-cell table:number-columns-repeated="2" table:style-name="ce1"/>
          <table:table-cell office:value-type="string" table:style-name="ce8">
            <text:p>fec0d187-a931-44ba-b015-d8fe5398a17f</text:p>
          </table:table-cell>
          <table:table-cell office:value-type="string" table:style-name="ce11">
            <text:p>TIMO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F240]=[.F241];[.F241];&quot;RECONCILIATION!!!&quot;)" table:style-name="ce12">
            <text:p>RECONCILIATION!!!</text:p>
          </table:table-cell>
          <table:table-cell office:value-type="float" office:value="0" table:formula="of:=IF([.G240]=[.G241];[.G241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I240]=[.I241];[.I241];&quot;RECONCILIATION!!!&quot;)" table:style-name="ce12">
            <text:p>RECONCILIATION!!!</text:p>
          </table:table-cell>
          <table:table-cell office:value-type="float" office:value="0" table:formula="of:=IF([.J240]=[.J241];[.J241];&quot;RECONCILIATION!!!&quot;)" table:style-name="ce12">
            <text:p>0</text:p>
          </table:table-cell>
          <table:table-cell office:value-type="string" office:string-value="not reported" table:formula="of:=IF([.K240]=[.K241];[.K241];&quot;RECONCILIATION!!!&quot;)" table:style-name="ce12">
            <text:p>not reported</text:p>
          </table:table-cell>
          <table:table-cell office:value-type="string" office:string-value="RECONCILIATION!!!" table:formula="of:=IF([.L240]=[.L241];[.L241];&quot;RECONCILIATION!!!&quot;)" table:style-name="ce12">
            <text:p>RECONCILIATION!!!</text:p>
          </table:table-cell>
          <table:table-cell office:value-type="float" office:value="0" table:formula="of:=IF([.M240]=[.M241];[.M241];&quot;RECONCILIATION!!!&quot;)" table:style-name="ce12">
            <text:p>0</text:p>
          </table:table-cell>
          <table:table-cell office:value-type="string" table:style-name="ce8">
            <text:p>C57BL/6</text:p>
          </table:table-cell>
          <table:table-cell office:value-type="string" office:string-value="RECONCILIATION!!!" table:formula="of:=IF([.O240]=[.O241];[.O241];&quot;RECONCILIATION!!!&quot;)" table:style-name="ce12">
            <text:p>RECONCILIATION!!!</text:p>
          </table:table-cell>
          <table:table-cell office:value-type="float" office:value="0" table:formula="of:=IF([.P240]=[.P241];[.P241];&quot;RECONCILIATION!!!&quot;)" table:style-name="ce12">
            <text:p>0</text:p>
          </table:table-cell>
          <table:table-cell office:value-type="string" table:style-name="ce14">
            <text:p>91 adult male and 5 females at 18 days of gestation</text:p>
          </table:table-cell>
          <table:table-cell office:value-type="string" office:string-value="RECONCILIATION!!!" table:formula="of:=IF([.R240]=[.R241];[.R241];&quot;RECONCILIATION!!!&quot;)" table:style-name="ce12">
            <text:p>RECONCILIATION!!!</text:p>
          </table:table-cell>
          <table:table-cell office:value-type="float" office:value="0" table:formula="of:=IF([.S240]=[.S241];[.S241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U240]=[.U241];[.U241];&quot;RECONCILIATION!!!&quot;)" table:style-name="ce12">
            <text:p>RECONCILIATION!!!</text:p>
          </table:table-cell>
          <table:table-cell office:value-type="float" office:value="0" table:formula="of:=IF([.V240]=[.V241];[.V241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X240]=[.X241];[.X241];&quot;RECONCILIATION!!!&quot;)" table:style-name="ce12">
            <text:p>RECONCILIATION!!!</text:p>
          </table:table-cell>
          <table:table-cell office:value-type="float" office:value="0" table:formula="of:=IF([.Y240]=[.Y241];[.Y241];&quot;RECONCILIATION!!!&quot;)" table:style-name="ce12">
            <text:p>0</text:p>
          </table:table-cell>
          <table:table-cell office:value-type="string" table:style-name="ce17">
            <text:p>not reported</text:p>
          </table:table-cell>
          <table:table-cell office:value-type="string" office:string-value="RECONCILIATION!!!" table:formula="of:=IF([.AA240]=[.AA241];[.AA241];&quot;RECONCILIATION!!!&quot;)" table:style-name="ce12">
            <text:p>RECONCILIATION!!!</text:p>
          </table:table-cell>
          <table:table-cell office:value-type="float" office:value="0" table:formula="of:=IF([.AB240]=[.AB241];[.AB241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AD240]=[.AD241];[.AD241];&quot;RECONCILIATION!!!&quot;)" table:style-name="ce12">
            <text:p>RECONCILIATION!!!</text:p>
          </table:table-cell>
          <table:table-cell office:value-type="float" office:value="0" table:formula="of:=IF([.AE240]=[.AE241];[.AE241];&quot;RECONCILIATION!!!&quot;)" table:style-name="ce12">
            <text:p>0</text:p>
          </table:table-cell>
          <table:table-cell office:value-type="string" table:style-name="ce12">
            <text:p>6-0</text:p>
          </table:table-cell>
          <table:table-cell office:value-type="string" office:string-value="RECONCILIATION!!!" table:formula="of:=IF([.AG240]=[.AG241];[.AG241];&quot;RECONCILIATION!!!&quot;)" table:style-name="ce12">
            <text:p>RECONCILIATION!!!</text:p>
          </table:table-cell>
          <table:table-cell office:value-type="float" office:value="0" table:formula="of:=IF([.AH240]=[.AH241];[.AH241];&quot;RECONCILIATION!!!&quot;)" table:style-name="ce12">
            <text:p>0</text:p>
          </table:table-cell>
          <table:table-cell office:value-type="string" office:string-value="Inhalative" table:formula="of:=IF([.AI240]=[.AI241];[.AI241];&quot;RECONCILIATION!!!&quot;)" table:style-name="ce12">
            <text:p>Inhalative</text:p>
          </table:table-cell>
          <table:table-cell office:value-type="string" office:string-value="RECONCILIATION!!!" table:formula="of:=IF([.AJ240]=[.AJ241];[.AJ241];&quot;RECONCILIATION!!!&quot;)" table:style-name="ce12">
            <text:p>RECONCILIATION!!!</text:p>
          </table:table-cell>
          <table:table-cell office:value-type="float" office:value="0" table:formula="of:=IF([.AK240]=[.AK241];[.AK241];&quot;RECONCILIATION!!!&quot;)" table:style-name="ce12">
            <text:p>0</text:p>
          </table:table-cell>
          <table:table-cell office:value-type="float" office:value="38" table:style-name="ce14">
            <text:p>38</text:p>
          </table:table-cell>
          <table:table-cell office:value-type="string" office:string-value="RECONCILIATION!!!" table:formula="of:=IF([.AM240]=[.AM241];[.AM241];&quot;RECONCILIATION!!!&quot;)" table:style-name="ce12">
            <text:p>RECONCILIATION!!!</text:p>
          </table:table-cell>
          <table:table-cell office:value-type="string" table:style-name="ce31">
            <text:p>The mortality rates were 0 (0/18, 0) in sham, 18.42% (7/38) in SAH and 11.11% (4/36) in SAH + DHEA group.</text:p>
          </table:table-cell>
          <table:table-cell office:value-type="string" table:style-name="ce14">
            <text:p>other conditions</text:p>
          </table:table-cell>
          <table:table-cell office:value-type="string" office:string-value="RECONCILIATION!!!" table:formula="of:=IF([.AP240]=[.AP241];[.AP241];&quot;RECONCILIATION!!!&quot;)" table:style-name="ce12">
            <text:p>RECONCILIATION!!!</text:p>
          </table:table-cell>
          <table:table-cell office:value-type="string" office:string-value="RECONCILIATION!!!" table:formula="of:=IF([.AQ240]=[.AQ241];[.AQ241];&quot;RECONCILIATION!!!&quot;)" table:style-name="ce12">
            <text:p>RECONCILIATION!!!</text:p>
          </table:table-cell>
          <table:table-cell office:value-type="string" office:string-value="no" table:formula="of:=IF([.AR240]=[.AR241];[.AR241];&quot;RECONCILIATION!!!&quot;)" table:style-name="ce12">
            <text:p>no</text:p>
          </table:table-cell>
          <table:table-cell office:value-type="string" office:string-value="RECONCILIATION!!!" table:formula="of:=IF([.AS240]=[.AS241];[.AS241];&quot;RECONCILIATION!!!&quot;)" table:style-name="ce12">
            <text:p>RECONCILIATION!!!</text:p>
          </table:table-cell>
          <table:table-cell office:value-type="float" office:value="0" table:formula="of:=IF([.AT240]=[.AT241];[.AT241];&quot;RECONCILIATION!!!&quot;)" table:style-name="ce12">
            <text:p>0</text:p>
          </table:table-cell>
          <table:table-cell office:value-type="string" office:string-value="FALSE" table:formula="of:=IF([.AU240]=[.AU241];[.AU241];&quot;RECONCILIATION!!!&quot;)" table:style-name="ce12">
            <text:p>FALSE</text:p>
          </table:table-cell>
          <table:table-cell office:value-type="string" office:string-value="RECONCILIATION!!!" table:formula="of:=IF([.AV240]=[.AV241];[.AV241];&quot;RECONCILIATION!!!&quot;)" table:style-name="ce12">
            <text:p>RECONCILIATION!!!</text:p>
          </table:table-cell>
          <table:table-cell office:value-type="float" office:value="0" table:formula="of:=IF([.AW240]=[.AW241];[.AW241];&quot;RECONCILIATION!!!&quot;)" table:style-name="ce12">
            <text:p>0</text:p>
          </table:table-cell>
          <table:table-cell office:value-type="float" office:value="0" table:formula="of:=IF([.AX240]=[.AX241];[.AX241];&quot;RECONCILIATION!!!&quot;)" table:style-name="ce12">
            <text:p>0</text:p>
          </table:table-cell>
          <table:table-cell office:value-type="float" office:value="0" table:formula="of:=IF([.AY240]=[.AY241];[.AY241];&quot;RECONCILIATION!!!&quot;)" table:style-name="ce12">
            <text:p>0</text:p>
          </table:table-cell>
          <table:table-cell office:value-type="float" office:value="0" table:formula="of:=IF([.AZ240]=[.AZ241];[.AZ241];&quot;RECONCILIATION!!!&quot;)" table:style-name="ce12">
            <text:p>0</text:p>
          </table:table-cell>
          <table:table-cell office:value-type="string" table:style-name="ce17">
            <text:p>kept in specific pathogen-free (SPF) and comfortable con- ditions (12-h light/dark cycle, temperature at 25 °C, and humidity at 65%) throughout the experiment</text:p>
          </table:table-cell>
          <table:table-cell office:value-type="string" office:string-value="RECONCILIATION!!!" table:formula="of:=IF([.BB240]=[.BB241];[.BB241];&quot;RECONCILIATION!!!&quot;)" table:style-name="ce12">
            <text:p>RECONCILIATION!!!</text:p>
          </table:table-cell>
          <table:table-cell office:value-type="float" office:value="0" table:formula="of:=IF([.BC240]=[.BC241];[.BC241];&quot;RECONCILIATION!!!&quot;)" table:style-name="ce12">
            <text:p>0</text:p>
          </table:table-cell>
          <table:table-cell office:value-type="string" table:style-name="ce12">
            <text:p>not reported</text:p>
          </table:table-cell>
          <table:table-cell office:value-type="string" office:string-value="RECONCILIATION!!!" table:formula="of:=IF([.BE240]=[.BE241];[.BE241];&quot;RECONCILIATION!!!&quot;)" table:style-name="ce12">
            <text:p>RECONCILIATION!!!</text:p>
          </table:table-cell>
          <table:table-cell office:value-type="float" office:value="0" table:formula="of:=IF([.BF240]=[.BF241];[.BF241];&quot;RECONCILIATION!!!&quot;)" table:style-name="ce12">
            <text:p>0</text:p>
          </table:table-cell>
          <table:table-cell office:value-type="string" office:string-value="Chun-Hua Hang" table:formula="of:=IF([.BG240]=[.BG241];[.BG241];&quot;RECONCILIATION!!!&quot;)" table:style-name="ce12">
            <text:p>Chun-Hua Hang</text:p>
          </table:table-cell>
          <table:table-cell office:value-type="string" office:string-value="RECONCILIATION!!!" table:formula="of:=IF([.BH240]=[.BH241];[.BH241];&quot;RECONCILIATION!!!&quot;)" table:style-name="ce12">
            <text:p>RECONCILIATION!!!</text:p>
          </table:table-cell>
          <table:table-cell office:value-type="string" table:style-name="ce14">
            <text:p>CAVE: use mixed gender?</text:p>
          </table:table-cell>
          <table:table-cell office:value-type="string" table:style-name="ce17">
            <text:p>origin of the right middle cerebral artery</text:p>
          </table:table-cell>
          <table:table-cell office:value-type="string" office:string-value="RECONCILIATION!!!" table:formula="of:=IF([.BK240]=[.BK241];[.BK241];&quot;RECONCILIATION!!!&quot;)" table:style-name="ce12">
            <text:p>RECONCILIATION!!!</text:p>
          </table:table-cell>
          <table:table-cell office:value-type="float" office:value="0" table:formula="of:=IF([.BL240]=[.BL241];[.BL241];&quot;RECONCILIATION!!!&quot;)" table:style-name="ce12">
            <text:p>0</text:p>
          </table:table-cell>
          <table:table-cell office:value-type="string" office:string-value="8-10 weeks" table:formula="of:=IF([.BM240]=[.BM241];[.BM241];&quot;RECONCILIATION!!!&quot;)" table:style-name="ce12">
            <text:p>8-10 weeks</text:p>
          </table:table-cell>
          <table:table-cell office:value-type="string" office:string-value="RECONCILIATION!!!" table:formula="of:=IF([.BN240]=[.BN241];[.BN241];&quot;RECONCILIATION!!!&quot;)" table:style-name="ce12">
            <text:p>RECONCILIATION!!!</text:p>
          </table:table-cell>
          <table:table-cell office:value-type="float" office:value="0" table:formula="of:=IF([.BO240]=[.BO241];[.BO241];&quot;RECONCILIATION!!!&quot;)" table:style-name="ce12">
            <text:p>0</text:p>
          </table:table-cell>
          <table:table-cell office:value-type="string" office:string-value="TRUE" table:formula="of:=IF([.BP240]=[.BP241];[.BP241];&quot;RECONCILIATION!!!&quot;)" table:style-name="ce12">
            <text:p>TRUE</text:p>
          </table:table-cell>
          <table:table-cell office:value-type="string" office:string-value="RECONCILIATION!!!" table:formula="of:=IF([.BQ240]=[.BQ241];[.BQ241];&quot;RECONCILIATION!!!&quot;)" table:style-name="ce12">
            <text:p>RECONCILIATION!!!</text:p>
          </table:table-cell>
          <table:table-cell office:value-type="float" office:value="0" table:formula="of:=IF([.BR240]=[.BR241];[.BR241];&quot;RECONCILIATION!!!&quot;)" table:style-name="ce12">
            <text:p>0</text:p>
          </table:table-cell>
          <table:table-cell office:value-type="float" office:value="0" table:formula="of:=IF([.BS240]=[.BS241];[.BS241];&quot;RECONCILIATION!!!&quot;)" table:style-name="ce12">
            <text:p>0</text:p>
          </table:table-cell>
          <table:table-cell office:value-type="float" office:value="0" table:formula="of:=IF([.BT240]=[.BT241];[.BT241];&quot;RECONCILIATION!!!&quot;)" table:style-name="ce12">
            <text:p>0</text:p>
          </table:table-cell>
          <table:table-cell office:value-type="float" office:value="0" table:formula="of:=IF([.BU240]=[.BU241];[.BU241];&quot;RECONCILIATION!!!&quot;)" table:style-name="ce12">
            <text:p>0</text:p>
          </table:table-cell>
          <table:table-cell office:value-type="string" table:style-name="ce12">
            <text:p>DHEA</text:p>
          </table:table-cell>
          <table:table-cell office:value-type="string" office:string-value="RECONCILIATION!!!" table:formula="of:=IF([.BW240]=[.BW241];[.BW241];&quot;RECONCILIATION!!!&quot;)" table:style-name="ce12">
            <text:p>RECONCILIATION!!!</text:p>
          </table:table-cell>
          <table:table-cell office:value-type="float" office:value="0" table:formula="of:=IF([.BX240]=[.BX241];[.BX241];&quot;RECONCILIATION!!!&quot;)" table:style-name="ce12">
            <text:p>0</text:p>
          </table:table-cell>
          <table:table-cell office:value-type="string" table:style-name="ce17">
            <text:p>marked 6-0 filament</text:p>
          </table:table-cell>
          <table:table-cell office:value-type="float" office:value="0" table:formula="of:=IF([.BZ240]=[.BZ241];[.BZ241];&quot;RECONCILIATION!!!&quot;)" table:style-name="ce12">
            <text:p>0</text:p>
          </table:table-cell>
          <table:table-cell office:value-type="float" office:value="0" table:formula="of:=IF([.CA240]=[.CA241];[.CA241];&quot;RECONCILIATION!!!&quot;)" table:style-name="ce12">
            <text:p>0</text:p>
          </table:table-cell>
          <table:table-cell office:value-type="string" office:string-value="20-25 g" table:formula="of:=IF([.CB240]=[.CB241];[.CB241];&quot;RECONCILIATION!!!&quot;)" table:style-name="ce12">
            <text:p>20-25 g</text:p>
          </table:table-cell>
          <table:table-cell office:value-type="string" office:string-value="RECONCILIATION!!!" table:formula="of:=IF([.CC240]=[.CC241];[.CC241];&quot;RECONCILIATION!!!&quot;)" table:style-name="ce12">
            <text:p>RECONCILIATION!!!</text:p>
          </table:table-cell>
          <table:table-cell office:value-type="float" office:value="0" table:formula="of:=IF([.CD240]=[.CD241];[.CD241];&quot;RECONCILIATION!!!&quot;)" table:style-name="ce12">
            <text:p>0</text:p>
          </table:table-cell>
          <table:table-cell office:value-type="string" office:string-value="TRUE" table:formula="of:=IF([.CE240]=[.CE241];[.CE241];&quot;RECONCILIATION!!!&quot;)" table:style-name="ce12">
            <text:p>TRUE</text:p>
          </table:table-cell>
          <table:table-cell office:value-type="string" office:string-value="RECONCILIATION!!!" table:formula="of:=IF([.CF240]=[.CF241];[.CF241];&quot;RECONCILIATION!!!&quot;)" table:style-name="ce12">
            <text:p>RECONCILIATION!!!</text:p>
          </table:table-cell>
          <table:table-cell office:value-type="float" office:value="0" table:formula="of:=IF([.CG240]=[.CG241];[.CG241];&quot;RECONCILIATION!!!&quot;)" table:style-name="ce12">
            <text:p>0</text:p>
          </table:table-cell>
          <table:table-cell office:value-type="string" table:style-name="ce16">
            <text:p><text:a xlink:href="mailto:hang_neurosurgery@163.com">hang_neurosurgery@163.com</text:a></text:p>
          </table:table-cell>
          <table:table-cell office:value-type="string" office:string-value="RECONCILIATION!!!" table:formula="of:=IF([.CI240]=[.CI241];[.CI241];&quot;RECONCILIATION!!!&quot;)" table:style-name="ce12">
            <text:p>RECONCILIATION!!!</text:p>
          </table:table-cell>
          <table:table-cell office:value-type="float" office:value="0" table:formula="of:=IF([.CJ240]=[.CJ241];[.CJ241];&quot;RECONCILIATION!!!&quot;)" table:style-name="ce12">
            <text:p>0</text:p>
          </table:table-cell>
          <table:table-cell office:value-type="string" table:style-name="ce8">
            <text:p>3% and 1.5% isoflurane inhalation</text:p>
          </table:table-cell>
          <table:table-cell office:value-type="string" office:string-value="RECONCILIATION!!!" table:formula="of:=IF([.CL240]=[.CL241];[.CL241];&quot;RECONCILIATION!!!&quot;)" table:style-name="ce12">
            <text:p>RECONCILIATION!!!</text:p>
          </table:table-cell>
          <table:table-cell office:value-type="float" office:value="0" table:formula="of:=IF([.CM240]=[.CM241];[.CM241];&quot;RECONCILIATION!!!&quot;)" table:style-name="ce12">
            <text:p>0</text:p>
          </table:table-cell>
          <table:table-cell office:value-type="string" office:string-value="FALSE" table:formula="of:=IF([.CN240]=[.CN241];[.CN241];&quot;RECONCILIATION!!!&quot;)" table:style-name="ce12">
            <text:p>FALSE</text:p>
          </table:table-cell>
          <table:table-cell office:value-type="string" office:string-value="RECONCILIATION!!!" table:formula="of:=IF([.CO240]=[.CO241];[.CO241];&quot;RECONCILIATION!!!&quot;)" table:style-name="ce12">
            <text:p>RECONCILIATION!!!</text:p>
          </table:table-cell>
          <table:table-cell office:value-type="float" office:value="0" table:formula="of:=IF([.CP240]=[.CP241];[.CP241];&quot;RECONCILIATION!!!&quot;)" table:style-name="ce12">
            <text:p>0</text:p>
          </table:table-cell>
          <table:table-cell office:value-type="float" office:value="18" table:style-name="ce12">
            <text:p>18</text:p>
          </table:table-cell>
          <table:table-cell office:value-type="string" office:string-value="RECONCILIATION!!!" table:formula="of:=IF([.CR240]=[.CR241];[.CR241];&quot;RECONCILIATION!!!&quot;)" table:style-name="ce12">
            <text:p>RECONCILIATION!!!</text:p>
          </table:table-cell>
          <table:table-cell office:value-type="float" office:value="0" table:formula="of:=IF([.CS240]=[.CS241];[.CS241];&quot;RECONCILIATION!!!&quot;)" table:style-name="ce12">
            <text:p>0</text:p>
          </table:table-cell>
          <table:table-cell office:value-type="string" table:style-name="ce8">
            <text:p>All mice were given 1 ml of normal saline intraperitoneally after surgery</text:p>
          </table:table-cell>
          <table:table-cell office:value-type="string" office:string-value="RECONCILIATION!!!" table:formula="of:=IF([.CU240]=[.CU241];[.CU241];&quot;RECONCILIATION!!!&quot;)" table:style-name="ce12">
            <text:p>RECONCILIATION!!!</text:p>
          </table:table-cell>
          <table:table-cell office:value-type="float" office:value="0" table:formula="of:=IF([.CV240]=[.CV241];[.CV241];&quot;RECONCILIATION!!!&quot;)" table:style-name="ce12">
            <text:p>0</text:p>
          </table:table-cell>
          <table:table-cell office:value-type="string" table:style-name="ce14">
            <text:p>TRUE</text:p>
          </table:table-cell>
          <table:table-cell office:value-type="string" office:string-value="RECONCILIATION!!!" table:formula="of:=IF([.CX240]=[.CX241];[.CX241];&quot;RECONCILIATION!!!&quot;)" table:style-name="ce12">
            <text:p>RECONCILIATION!!!</text:p>
          </table:table-cell>
          <table:table-cell office:value-type="float" office:value="0" table:formula="of:=IF([.CY240]=[.CY241];[.CY241];&quot;RECONCILIATION!!!&quot;)" table:style-name="ce12">
            <text:p>0</text:p>
          </table:table-cell>
          <table:table-cell office:value-type="string" table:style-name="ce12">
            <text:p>TRUE</text:p>
          </table:table-cell>
          <table:table-cell office:value-type="string" office:string-value="RECONCILIATION!!!" table:formula="of:=IF([.DA240]=[.DA241];[.DA241];&quot;RECONCILIATION!!!&quot;)" table:style-name="ce12">
            <text:p>RECONCILIATION!!!</text:p>
          </table:table-cell>
          <table:table-cell office:value-type="float" office:value="0" table:formula="of:=IF([.DB240]=[.DB241];[.DB241];&quot;RECONCILIATION!!!&quot;)" table:style-name="ce12">
            <text:p>0</text:p>
          </table:table-cell>
          <table:table-cell office:value-type="string" office:string-value="TRUE" table:formula="of:=IF([.DC240]=[.DC241];[.DC241];&quot;RECONCILIATION!!!&quot;)" table:style-name="ce12">
            <text:p>TRUE</text:p>
          </table:table-cell>
          <table:table-cell office:value-type="string" office:string-value="RECONCILIATION!!!" table:formula="of:=IF([.DD240]=[.DD241];[.DD241];&quot;RECONCILIATION!!!&quot;)" table:style-name="ce12">
            <text:p>RECONCILIATION!!!</text:p>
          </table:table-cell>
          <table:table-cell office:value-type="float" office:value="0" table:formula="of:=IF([.DE240]=[.DE241];[.DE241];&quot;RECONCILIATION!!!&quot;)" table:style-name="ce12">
            <text:p>0</text:p>
          </table:table-cell>
          <table:table-cell office:value-type="float" office:value="0" table:formula="of:=IF([.DF240]=[.DF241];[.DF241];&quot;RECONCILIATION!!!&quot;)" table:style-name="ce12">
            <text:p>0</text:p>
          </table:table-cell>
          <table:table-cell office:value-type="float" office:value="0" table:formula="of:=IF([.DG240]=[.DG241];[.DG241];&quot;RECONCILIATION!!!&quot;)" table:style-name="ce12">
            <text:p>0</text:p>
          </table:table-cell>
          <table:table-cell office:value-type="float" office:value="0" table:formula="of:=IF([.DH240]=[.DH241];[.DH241];&quot;RECONCILIATION!!!&quot;)" table:style-name="ce12">
            <text:p>0</text:p>
          </table:table-cell>
          <table:table-cell office:value-type="string" office:string-value="TRUE" table:formula="of:=IF([.DI240]=[.DI241];[.DI241];&quot;RECONCILIATION!!!&quot;)" table:style-name="ce12">
            <text:p>TRUE</text:p>
          </table:table-cell>
          <table:table-cell office:value-type="string" office:string-value="RECONCILIATION!!!" table:formula="of:=IF([.DJ240]=[.DJ241];[.DJ241];&quot;RECONCILIATION!!!&quot;)" table:style-name="ce12">
            <text:p>RECONCILIATION!!!</text:p>
          </table:table-cell>
          <table:table-cell office:value-type="float" office:value="0" table:formula="of:=IF([.DK240]=[.DK241];[.DK241];&quot;RECONCILIATION!!!&quot;)" table:style-name="ce12">
            <text:p>0</text:p>
          </table:table-cell>
          <table:table-cell office:value-type="string" table:style-name="ce8">
            <text:p>external carotid artery</text:p>
          </table:table-cell>
          <table:table-cell table:number-columns-repeated="16268" table:style-name="ce1"/>
        </table:table-row>
        <table:table-row table:number-rows-repeated="10483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Georgia" svg:font-family="Georg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Seit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title/>
    <dc:description/>
    <dc:subject/>
    <meta:initial-creator>tsand</meta:initial-creator>
    <dc:creator>tsand</dc:creator>
    <meta:creation-date>2021-11-12T17:57:55Z</meta:creation-date>
    <dc:date>2021-11-18T18:30:20Z</dc:date>
    <meta:template xlink:href="" xlink:type="simple"/>
    <meta:editing-cycles>7</meta:editing-cycles>
    <meta:editing-duration>PT0S</meta:editing-duration>
  </office:meta>
</office:document-meta>
</file>